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mbria" svg:font-family="Cambria"/>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FFF2CC" style:repeat-content="false"/>
      <style:paragraph-properties fo:text-align="center"/>
      <style:text-properties style:font-name="Cambria" style:font-name-asian="Cambria" style:font-name-complex="Cambria" style:font-family-generic="roman"/>
    </style:style>
    <style:style style:name="ce3" style:family="table-cell" style:parent-style-name="Default" style:data-style-name="N0">
      <style:table-cell-properties style:vertical-align="middle" fo:background-color="#FFF2CC" style:repeat-content="false"/>
      <style:paragraph-properties fo:text-align="start" fo:margin-left="0cm"/>
      <style:text-properties style:font-name="Cambria" style:font-name-asian="Cambria" style:font-name-complex="Cambria" style:font-family-generic="roman"/>
    </style:style>
    <style:style style:name="ce4" style:family="table-cell" style:parent-style-name="Default" style:data-style-name="N15">
      <style:table-cell-properties style:vertical-align="middle" fo:background-color="#FFF2CC" style:repeat-content="false"/>
      <style:paragraph-properties fo:text-align="start" fo:margin-left="0cm"/>
      <style:text-properties style:font-name="Cambria" style:font-name-asian="Cambria" style:font-name-complex="Cambria" style:font-family-generic="roman"/>
    </style:style>
    <style:style style:name="ce5" style:family="table-cell" style:parent-style-name="Default" style:data-style-name="N0">
      <style:table-cell-properties style:vertical-align="middle" fo:background-color="#FFF2CC"/>
      <style:text-properties style:font-name="Cambria" style:font-name-asian="Cambria" style:font-name-complex="Cambria" style:font-family-generic="roman"/>
    </style:style>
    <style:style style:name="ce6" style:family="table-cell" style:parent-style-name="Default" style:data-style-name="N0">
      <style:table-cell-properties style:vertical-align="middle" fo:background-color="#FFF2C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7" style:family="table-cell" style:parent-style-name="Default" style:data-style-name="N15">
      <style:table-cell-properties fo:border-top="thin solid #000000" fo:border-bottom="thin solid #000000" fo:border-left="none" fo:border-right="none" style:vertical-align="middle" fo:background-color="#FFF2CC" style:repeat-content="false"/>
      <style:paragraph-properties fo:text-align="center"/>
      <style:text-properties style:font-name="Cambria" style:font-name-asian="Cambria" style:font-name-complex="Cambria" style:font-family-generic="roman"/>
    </style:style>
    <style:style style:name="ce8" style:family="table-cell" style:parent-style-name="Default" style:data-style-name="N15">
      <style:table-cell-properties style:vertical-align="middle" fo:background-color="#FFF2CC" style:repeat-content="false"/>
      <style:paragraph-properties fo:text-align="center"/>
      <style:text-properties style:font-name="Cambria" style:font-name-asian="Cambria" style:font-name-complex="Cambria" style:font-family-generic="roman"/>
    </style:style>
    <style:style style:name="ce9" style:family="table-cell" style:parent-style-name="Default" style:data-style-name="N0">
      <style:table-cell-properties style:vertical-align="middle" fo:background-color="#FFF2CC"/>
      <style:text-properties fo:font-size="10pt" style:font-size-asian="10pt" style:font-size-complex="10pt" fo:font-weight="bold" style:font-weight-asian="bold" style:font-weight-complex="bold"/>
    </style:style>
    <style:style style:name="ce10" style:family="table-cell" style:parent-style-name="Default" style:data-style-name="N0">
      <style:table-cell-properties style:vertical-align="middle" fo:background-color="#FFF2C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1" style:family="table-cell" style:parent-style-name="Default" style:data-style-name="N36">
      <style:table-cell-properties style:vertical-align="middle" fo:background-color="#FFF2CC" style:repeat-content="false"/>
      <style:paragraph-properties fo:text-align="center"/>
      <style:text-properties style:font-name="Cambria" style:font-name-asian="Cambria" style:font-name-complex="Cambria" style:font-family-generic="roman"/>
    </style:style>
    <style:style style:name="ce12" style:family="table-cell" style:parent-style-name="Default" style:data-style-name="N0">
      <style:table-cell-properties fo:border="thin solid #000000" style:vertical-align="middle" fo:background-color="#A2C4C9" style:repeat-content="false"/>
      <style:paragraph-properties fo:text-align="center"/>
      <style:text-properties style:font-name="Cambria" style:font-name-asian="Cambria" style:font-name-complex="Cambria" style:font-family-generic="roman"/>
    </style:style>
    <style:style style:name="ce13" style:family="table-cell" style:parent-style-name="Default" style:data-style-name="N15">
      <style:table-cell-properties fo:border="thin solid #000000" style:vertical-align="middle" fo:background-color="#A2C4C9" style:repeat-content="false"/>
      <style:paragraph-properties fo:text-align="center"/>
      <style:text-properties style:font-name="Cambria" style:font-name-asian="Cambria" style:font-name-complex="Cambria" style:font-family-generic="roman"/>
    </style:style>
    <style:style style:name="ce14" style:family="table-cell" style:parent-style-name="Default" style:data-style-name="N0">
      <style:table-cell-properties fo:border="thin solid #000000" style:vertical-align="middle" fo:background-color="#A4C2F4" style:repeat-content="false"/>
      <style:paragraph-properties fo:text-align="center"/>
      <style:text-properties style:font-name="Cambria" style:font-name-asian="Cambria" style:font-name-complex="Cambria" style:font-family-generic="roman"/>
    </style:style>
    <style:style style:name="ce15" style:family="table-cell" style:parent-style-name="Default" style:data-style-name="N13">
      <style:table-cell-properties fo:border="thin solid #000000" style:vertical-align="middle" fo:background-color="#A4C2F4" style:repeat-content="false"/>
      <style:paragraph-properties fo:text-align="center"/>
      <style:text-properties style:font-name="Cambria" style:font-name-asian="Cambria" style:font-name-complex="Cambria" style:font-family-generic="roman"/>
    </style:style>
    <style:style style:name="ce16" style:family="table-cell" style:parent-style-name="Default" style:data-style-name="N0">
      <style:table-cell-properties fo:border="thin solid #000000" style:vertical-align="middle" fo:background-color="#B6D7A8" style:repeat-content="false"/>
      <style:paragraph-properties fo:text-align="center"/>
      <style:text-properties style:font-name="Cambria" style:font-name-asian="Cambria" style:font-name-complex="Cambria" style:font-family-generic="roman"/>
    </style:style>
    <style:style style:name="ce17" style:family="table-cell" style:parent-style-name="Default" style:data-style-name="N15">
      <style:table-cell-properties fo:border-top="thin solid #000000" fo:border-bottom="none" fo:border-left="thin solid #000000" fo:border-right="thin solid #000000" style:vertical-align="middle" fo:background-color="#B6D7A8" style:repeat-content="false"/>
      <style:paragraph-properties fo:text-align="center"/>
      <style:text-properties style:font-name="Cambria" style:font-name-asian="Cambria" style:font-name-complex="Cambria" style:font-family-generic="roman"/>
    </style:style>
    <style:style style:name="ce18" style:family="table-cell" style:parent-style-name="Default" style:data-style-name="N0">
      <style:table-cell-properties fo:border="thin solid #000000" style:vertical-align="middle" fo:background-color="#F9CB9C" style:repeat-content="false"/>
      <style:paragraph-properties fo:text-align="center"/>
      <style:text-properties style:font-name="Cambria" style:font-name-asian="Cambria" style:font-name-complex="Cambria" style:font-family-generic="roman"/>
    </style:style>
    <style:style style:name="ce19" style:family="table-cell" style:parent-style-name="Default" style:data-style-name="N0">
      <style:table-cell-properties fo:border="thin solid #000000" style:vertical-align="middle" fo:background-color="#EA9999" style:repeat-content="false"/>
      <style:paragraph-properties fo:text-align="center"/>
      <style:text-properties style:font-name="Cambria" style:font-name-asian="Cambria" style:font-name-complex="Cambria" style:font-family-generic="roman"/>
    </style:style>
    <style:style style:name="ce20" style:family="table-cell" style:parent-style-name="Default" style:data-style-name="N0">
      <style:table-cell-properties fo:border="thin solid #000000" style:vertical-align="middle" fo:background-color="#B4A7D6"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background-color="#B4A7D6" style:repeat-content="false"/>
      <style:paragraph-properties fo:text-align="center"/>
      <style:text-properties style:font-name="Cambria" style:font-name-asian="Cambria" style:font-name-complex="Cambria" style:font-family-generic="roman"/>
    </style:style>
    <style:style style:name="ce22" style:family="table-cell" style:parent-style-name="Default" style:data-style-name="N0">
      <style:table-cell-properties fo:border="thin solid #000000" style:vertical-align="middle" fo:background-color="#D5A6BD"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23" style:family="table-cell" style:parent-style-name="Default" style:data-style-name="N0">
      <style:table-cell-properties fo:border="thin solid #000000" style:vertical-align="middle" fo:background-color="#D5A6BD" style:repeat-content="false"/>
      <style:paragraph-properties fo:text-align="center"/>
      <style:text-properties style:font-name="Cambria" style:font-name-asian="Cambria" style:font-name-complex="Cambria" style:font-family-generic="roman"/>
    </style:style>
    <style:style style:name="ce24" style:family="table-cell" style:parent-style-name="Default" style:data-style-name="N0">
      <style:table-cell-properties fo:border="thin solid #000000" style:vertical-align="middle" fo:background-color="#E6B8AF"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25" style:family="table-cell" style:parent-style-name="Default" style:data-style-name="N36">
      <style:table-cell-properties fo:border="thin solid #000000" style:vertical-align="middle" fo:background-color="#E6B8AF" style:repeat-content="false"/>
      <style:paragraph-properties fo:text-align="center"/>
      <style:text-properties style:font-name="Cambria" style:font-name-asian="Cambria" style:font-name-complex="Cambria" style:font-family-generic="roman"/>
    </style:style>
    <style:style style:name="ce26" style:family="table-cell" style:parent-style-name="Default" style:data-style-name="N0">
      <style:table-cell-properties style:vertical-align="middle" fo:background-color="#D9D9D9"/>
    </style:style>
    <style:style style:name="ce27" style:family="table-cell" style:parent-style-name="Default" style:data-style-name="N0">
      <style:table-cell-properties style:vertical-align="middle" fo:background-color="#D9D9D9"/>
      <style:text-properties style:font-name="Cambria" style:font-name-asian="Cambria" style:font-name-complex="Cambria" style:font-family-generic="roman"/>
    </style:style>
    <style:style style:name="ce28" style:family="table-cell" style:parent-style-name="Default" style:data-style-name="N0">
      <style:table-cell-properties fo:border-top="thin solid #000000" fo:border-bottom="none" fo:border-left="thin solid #000000" fo:border-right="none" style:vertical-align="middle" fo:background-color="#EA9999"/>
    </style:style>
    <style:style style:name="ce29" style:family="table-cell" style:parent-style-name="Default" style:data-style-name="N0">
      <style:table-cell-properties fo:border-top="thin solid #000000" fo:border-bottom="none" fo:border-left="none" fo:border-right="none" style:vertical-align="middle" fo:background-color="#FFE599"/>
    </style:style>
    <style:style style:name="ce30" style:family="table-cell" style:parent-style-name="Default" style:data-style-name="N0">
      <style:table-cell-properties fo:border-top="thin solid #000000" fo:border-bottom="none" fo:border-left="none" fo:border-right="none" style:vertical-align="middle" fo:background-color="#6D9EEB"/>
    </style:style>
    <style:style style:name="ce31" style:family="table-cell" style:parent-style-name="Default" style:data-style-name="N0">
      <style:table-cell-properties fo:border-top="thin solid #000000" fo:border-bottom="none" fo:border-left="none" fo:border-right="none" style:vertical-align="middle" fo:background-color="#6FA8DC"/>
    </style:style>
    <style:style style:name="ce32" style:family="table-cell" style:parent-style-name="Default" style:data-style-name="N0">
      <style:table-cell-properties fo:border-top="thin solid #000000" fo:border-bottom="none" fo:border-left="none" fo:border-right="none" style:vertical-align="middle" fo:background-color="#DD7E6B"/>
    </style:style>
    <style:style style:name="ce33" style:family="table-cell" style:parent-style-name="Default" style:data-style-name="N0">
      <style:table-cell-properties style:vertical-align="middle" fo:background-color="#B6D7A8"/>
      <style:text-properties style:font-name="Cambria" style:font-name-asian="Cambria" style:font-name-complex="Cambria" style:font-family-generic="roman"/>
    </style:style>
    <style:style style:name="ce34" style:family="table-cell" style:parent-style-name="Default" style:data-style-name="N0">
      <style:table-cell-properties fo:border-top="thin solid #000000" fo:border-bottom="none" fo:border-left="none" fo:border-right="none" style:vertical-align="middle" fo:background-color="#B4A7D6"/>
      <style:text-properties style:font-name="Cambria" style:font-name-asian="Cambria" style:font-name-complex="Cambria" style:font-family-generic="roman"/>
    </style:style>
    <style:style style:name="ce35" style:family="table-cell" style:parent-style-name="Default" style:data-style-name="N0">
      <style:table-cell-properties fo:border-top="thin solid #000000" fo:border-bottom="none" fo:border-left="none" fo:border-right="none" style:vertical-align="middle" fo:background-color="#D5A6BD"/>
      <style:text-properties style:font-name="Cambria" style:font-name-asian="Cambria" style:font-name-complex="Cambria" style:font-family-generic="roman"/>
    </style:style>
    <style:style style:name="ce36" style:family="table-cell" style:parent-style-name="Default" style:data-style-name="N0">
      <style:table-cell-properties fo:border-top="thin solid #000000" fo:border-bottom="none" fo:border-left="none" fo:border-right="thin solid #000000" style:vertical-align="middle" fo:background-color="#F6B26B"/>
      <style:text-properties style:font-name="Cambria" style:font-name-asian="Cambria" style:font-name-complex="Cambria" style:font-family-generic="roman"/>
    </style:style>
    <style:style style:name="ce37" style:family="table-cell" style:parent-style-name="Default" style:data-style-name="N0">
      <style:table-cell-properties fo:border-top="none" fo:border-bottom="none" fo:border-left="thin solid #000000" fo:border-right="none" style:vertical-align="middle" fo:background-color="#F4CCCC"/>
    </style:style>
    <style:style style:name="ce38" style:family="table-cell" style:parent-style-name="Default" style:data-style-name="N0">
      <style:table-cell-properties style:vertical-align="middle" fo:background-color="#FFF2CC" style:repeat-content="false"/>
      <style:paragraph-properties fo:text-align="end" fo:margin-right="0cm"/>
    </style:style>
    <style:style style:name="ce39" style:family="table-cell" style:parent-style-name="Default" style:data-style-name="N0">
      <style:table-cell-properties style:vertical-align="middle" fo:background-color="#A4C2F4" style:repeat-content="false"/>
      <style:paragraph-properties fo:text-align="end" fo:margin-right="0cm"/>
    </style:style>
    <style:style style:name="ce40" style:family="table-cell" style:parent-style-name="Default" style:data-style-name="N0">
      <style:table-cell-properties style:vertical-align="middle" fo:background-color="#9FC5E8" style:repeat-content="false"/>
      <style:paragraph-properties fo:text-align="end" fo:margin-right="0cm"/>
    </style:style>
    <style:style style:name="ce41" style:family="table-cell" style:parent-style-name="Default" style:data-style-name="N0">
      <style:table-cell-properties style:vertical-align="middle" fo:background-color="#E6B8AF" style:repeat-content="false"/>
      <style:paragraph-properties fo:text-align="end" fo:margin-right="0cm"/>
    </style:style>
    <style:style style:name="ce42" style:family="table-cell" style:parent-style-name="Default" style:data-style-name="N0">
      <style:table-cell-properties style:vertical-align="middle" fo:background-color="#D9EAD3"/>
      <style:text-properties style:font-name="Cambria" style:font-name-asian="Cambria" style:font-name-complex="Cambria" style:font-family-generic="roman"/>
    </style:style>
    <style:style style:name="ce43" style:family="table-cell" style:parent-style-name="Default" style:data-style-name="N0">
      <style:table-cell-properties style:vertical-align="middle" fo:background-color="#D9D2E9"/>
      <style:text-properties style:font-name="Cambria" style:font-name-asian="Cambria" style:font-name-complex="Cambria" style:font-family-generic="roman"/>
    </style:style>
    <style:style style:name="ce44" style:family="table-cell" style:parent-style-name="Default" style:data-style-name="N0">
      <style:table-cell-properties style:vertical-align="middle" fo:background-color="#EAD1DC"/>
      <style:text-properties style:font-name="Cambria" style:font-name-asian="Cambria" style:font-name-complex="Cambria" style:font-family-generic="roman"/>
    </style:style>
    <style:style style:name="ce45" style:family="table-cell" style:parent-style-name="Default" style:data-style-name="N0">
      <style:table-cell-properties fo:border-top="none" fo:border-bottom="none" fo:border-left="none" fo:border-right="thin solid #000000" style:vertical-align="middle" fo:background-color="#F9CB9C"/>
      <style:text-properties style:font-name="Cambria" style:font-name-asian="Cambria" style:font-name-complex="Cambria" style:font-family-generic="roman"/>
    </style:style>
    <style:style style:name="ce46" style:family="table-cell" style:parent-style-name="Default" style:data-style-name="N0">
      <style:table-cell-properties fo:border-top="none" fo:border-bottom="thin solid #000000" fo:border-left="thin solid #000000" fo:border-right="none" style:vertical-align="middle" fo:background-color="#F4CCCC"/>
    </style:style>
    <style:style style:name="ce47" style:family="table-cell" style:parent-style-name="Default" style:data-style-name="N0">
      <style:table-cell-properties fo:border-top="none" fo:border-bottom="thin solid #000000" fo:border-left="none" fo:border-right="none" style:vertical-align="middle" fo:background-color="#FFF2CC" style:repeat-content="false"/>
      <style:paragraph-properties fo:text-align="end" fo:margin-right="0cm"/>
    </style:style>
    <style:style style:name="ce48" style:family="table-cell" style:parent-style-name="Default" style:data-style-name="N0">
      <style:table-cell-properties fo:border-top="none" fo:border-bottom="thin solid #000000" fo:border-left="none" fo:border-right="none" style:vertical-align="middle" fo:background-color="#A4C2F4" style:repeat-content="false"/>
      <style:paragraph-properties fo:text-align="end" fo:margin-right="0cm"/>
    </style:style>
    <style:style style:name="ce49" style:family="table-cell" style:parent-style-name="Default" style:data-style-name="N0">
      <style:table-cell-properties fo:border-top="none" fo:border-bottom="thin solid #000000" fo:border-left="none" fo:border-right="none" style:vertical-align="middle" fo:background-color="#9FC5E8" style:repeat-content="false"/>
      <style:paragraph-properties fo:text-align="end" fo:margin-right="0cm"/>
    </style:style>
    <style:style style:name="ce50" style:family="table-cell" style:parent-style-name="Default" style:data-style-name="N0">
      <style:table-cell-properties fo:border-top="none" fo:border-bottom="thin solid #000000" fo:border-left="none" fo:border-right="none" style:vertical-align="middle" fo:background-color="#E6B8AF" style:repeat-content="false"/>
      <style:paragraph-properties fo:text-align="end" fo:margin-right="0cm"/>
    </style:style>
    <style:style style:name="ce51" style:family="table-cell" style:parent-style-name="Default" style:data-style-name="N0">
      <style:table-cell-properties fo:border-top="none" fo:border-bottom="thin solid #000000" fo:border-left="none" fo:border-right="none" style:vertical-align="middle" fo:background-color="#D9EAD3"/>
      <style:text-properties style:font-name="Cambria" style:font-name-asian="Cambria" style:font-name-complex="Cambria" style:font-family-generic="roman"/>
    </style:style>
    <style:style style:name="ce52" style:family="table-cell" style:parent-style-name="Default" style:data-style-name="N0">
      <style:table-cell-properties fo:border-top="none" fo:border-bottom="thin solid #000000" fo:border-left="none" fo:border-right="none" style:vertical-align="middle" fo:background-color="#D9D2E9"/>
      <style:text-properties style:font-name="Cambria" style:font-name-asian="Cambria" style:font-name-complex="Cambria" style:font-family-generic="roman"/>
    </style:style>
    <style:style style:name="ce53" style:family="table-cell" style:parent-style-name="Default" style:data-style-name="N0">
      <style:table-cell-properties fo:border-top="none" fo:border-bottom="thin solid #000000" fo:border-left="none" fo:border-right="none" style:vertical-align="middle" fo:background-color="#EAD1DC"/>
      <style:text-properties style:font-name="Cambria" style:font-name-asian="Cambria" style:font-name-complex="Cambria" style:font-family-generic="roman"/>
    </style:style>
    <style:style style:name="ce54" style:family="table-cell" style:parent-style-name="Default" style:data-style-name="N0">
      <style:table-cell-properties fo:border-top="none" fo:border-bottom="thin solid #000000" fo:border-left="none" fo:border-right="thin solid #000000" style:vertical-align="middle" fo:background-color="#F9CB9C"/>
      <style:text-properties style:font-name="Cambria" style:font-name-asian="Cambria" style:font-name-complex="Cambria" style:font-family-generic="roman"/>
    </style:style>
    <style:style style:name="ce55" style:family="table-cell" style:parent-style-name="Default" style:data-style-name="N0">
      <style:table-cell-properties fo:border-top="thin solid #000000" fo:border-bottom="none" fo:border-left="none" fo:border-right="none" style:vertical-align="middle" fo:background-color="#D9D9D9"/>
    </style:style>
    <style:style style:name="ce56" style:family="table-cell" style:parent-style-name="Default" style:data-style-name="N0">
      <style:table-cell-properties fo:border-top="thin solid #000000" fo:border-bottom="none" fo:border-left="none" fo:border-right="none" style:vertical-align="middle" fo:background-color="#D9D9D9" style:repeat-content="false"/>
      <style:paragraph-properties fo:text-align="end" fo:margin-right="0cm"/>
    </style:style>
    <style:style style:name="ce57" style:family="table-cell" style:parent-style-name="Default" style:data-style-name="N0">
      <style:table-cell-properties style:vertical-align="middle" fo:background-color="#D9D9D9" style:repeat-content="false"/>
      <style:paragraph-properties fo:text-align="end" fo:margin-right="0cm"/>
    </style:style>
    <style:style style:name="ce58" style:family="table-cell" style:parent-style-name="Default" style:data-style-name="N0">
      <style:table-cell-properties fo:border-top="thin solid #000000" fo:border-bottom="thin solid #000000" fo:border-left="thin solid #000000" fo:border-right="none" style:vertical-align="middle" fo:background-color="#FCE5CD"/>
      <style:text-properties fo:font-weight="bold" style:font-weight-asian="bold" style:font-weight-complex="bold"/>
    </style:style>
    <style:style style:name="ce59" style:family="table-cell" style:parent-style-name="Default" style:data-style-name="N0">
      <style:table-cell-properties fo:border-top="thin solid #000000" fo:border-bottom="thin solid #000000" fo:border-left="none" fo:border-right="none" style:vertical-align="middle" fo:background-color="#FCE5CD"/>
    </style:style>
    <style:style style:name="ce60" style:family="table-cell" style:parent-style-name="Default" style:data-style-name="N0">
      <style:table-cell-properties fo:border-top="thin solid #000000" fo:border-bottom="thin solid #000000" fo:border-left="none" fo:border-right="none" style:vertical-align="middle" fo:background-color="#FCE5CD"/>
      <style:text-properties style:font-name="Cambria" style:font-name-asian="Cambria" style:font-name-complex="Cambria" style:font-family-generic="roman"/>
    </style:style>
    <style:style style:name="ce61" style:family="table-cell" style:parent-style-name="Default" style:data-style-name="N0">
      <style:table-cell-properties fo:border-top="thin solid #000000" fo:border-bottom="thin solid #000000" fo:border-left="none" fo:border-right="thin solid #000000" style:vertical-align="middle" fo:background-color="#FCE5CD"/>
      <style:text-properties style:font-name="Cambria" style:font-name-asian="Cambria" style:font-name-complex="Cambria" style:font-family-generic="roman"/>
    </style:style>
    <style:style style:name="ce62" style:family="table-cell" style:parent-style-name="Default" style:data-style-name="N0">
      <style:table-cell-properties fo:border-top="thin solid #000000" fo:border-bottom="none" fo:border-left="thin solid #000000" fo:border-right="none" style:vertical-align="middle" fo:background-color="#D5A6BD"/>
    </style:style>
    <style:style style:name="ce63" style:family="table-cell" style:parent-style-name="Default" style:data-style-name="N0">
      <style:table-cell-properties fo:border-top="thin solid #000000" fo:border-bottom="none" fo:border-left="none" fo:border-right="none" style:vertical-align="middle" fo:background-color="#A2C4C9"/>
    </style:style>
    <style:style style:name="ce64" style:family="table-cell" style:parent-style-name="Default" style:data-style-name="N0">
      <style:table-cell-properties fo:border-top="thin solid #000000" fo:border-bottom="none" fo:border-left="none" fo:border-right="none" style:vertical-align="middle" fo:background-color="#B4A7D6"/>
    </style:style>
    <style:style style:name="ce65" style:family="table-cell" style:parent-style-name="Default" style:data-style-name="N0">
      <style:table-cell-properties fo:border-top="thin solid #000000" fo:border-bottom="none" fo:border-left="none" fo:border-right="none" style:vertical-align="middle" fo:background-color="#EA9999"/>
    </style:style>
    <style:style style:name="ce66" style:family="table-cell" style:parent-style-name="Default" style:data-style-name="N0">
      <style:table-cell-properties style:vertical-align="middle" fo:background-color="#FFE599"/>
      <style:text-properties style:font-name="Cambria" style:font-name-asian="Cambria" style:font-name-complex="Cambria" style:font-family-generic="roman"/>
    </style:style>
    <style:style style:name="ce67" style:family="table-cell" style:parent-style-name="Default" style:data-style-name="N0">
      <style:table-cell-properties fo:border-top="none" fo:border-bottom="none" fo:border-left="none" fo:border-right="thin solid #000000" style:vertical-align="middle" fo:background-color="#B6D7A8"/>
      <style:text-properties style:font-name="Cambria" style:font-name-asian="Cambria" style:font-name-complex="Cambria" style:font-family-generic="roman"/>
    </style:style>
    <style:style style:name="ce68" style:family="table-cell" style:parent-style-name="Default" style:data-style-name="N0">
      <style:table-cell-properties fo:border-top="none" fo:border-bottom="none" fo:border-left="thin solid #000000" fo:border-right="none" style:vertical-align="middle" fo:background-color="#EAD1DC"/>
    </style:style>
    <style:style style:name="ce69" style:family="table-cell" style:parent-style-name="Default" style:data-style-name="N0">
      <style:table-cell-properties style:vertical-align="middle" fo:background-color="#D0E0E3" style:repeat-content="false"/>
      <style:paragraph-properties fo:text-align="end" fo:margin-right="0cm"/>
    </style:style>
    <style:style style:name="ce70" style:family="table-cell" style:parent-style-name="Default" style:data-style-name="N0">
      <style:table-cell-properties style:vertical-align="middle" fo:background-color="#D9D2E9" style:repeat-content="false"/>
      <style:paragraph-properties fo:text-align="end" fo:margin-right="0cm"/>
    </style:style>
    <style:style style:name="ce71" style:family="table-cell" style:parent-style-name="Default" style:data-style-name="N0">
      <style:table-cell-properties style:vertical-align="middle" fo:background-color="#F4CCCC" style:repeat-content="false"/>
      <style:paragraph-properties fo:text-align="end" fo:margin-right="0cm"/>
    </style:style>
    <style:style style:name="ce72" style:family="table-cell" style:parent-style-name="Default" style:data-style-name="N0">
      <style:table-cell-properties fo:border-top="none" fo:border-bottom="none" fo:border-left="none" fo:border-right="thin solid #000000" style:vertical-align="middle" fo:background-color="#D9EAD3"/>
      <style:text-properties style:font-name="Cambria" style:font-name-asian="Cambria" style:font-name-complex="Cambria" style:font-family-generic="roman"/>
    </style:style>
    <style:style style:name="ce73" style:family="table-cell" style:parent-style-name="Default" style:data-style-name="N0">
      <style:table-cell-properties fo:border-top="none" fo:border-bottom="none" fo:border-left="thin solid #000000" fo:border-right="none" style:vertical-align="middle" fo:background-color="#EAD1DC"/>
      <style:text-properties style:font-name="Cambria" style:font-name-asian="Cambria" style:font-name-complex="Cambria" style:font-family-generic="roman"/>
    </style:style>
    <style:style style:name="ce74" style:family="table-cell" style:parent-style-name="Default" style:data-style-name="N0">
      <style:table-cell-properties style:vertical-align="middle" fo:background-color="#D0E0E3"/>
      <style:text-properties style:font-name="Cambria" style:font-name-asian="Cambria" style:font-name-complex="Cambria" style:font-family-generic="roman"/>
    </style:style>
    <style:style style:name="ce75" style:family="table-cell" style:parent-style-name="Default" style:data-style-name="N0">
      <style:table-cell-properties style:vertical-align="middle" fo:background-color="#F4CCCC"/>
      <style:text-properties style:font-name="Cambria" style:font-name-asian="Cambria" style:font-name-complex="Cambria" style:font-family-generic="roman"/>
    </style:style>
    <style:style style:name="ce76" style:family="table-cell" style:parent-style-name="Default" style:data-style-name="N0">
      <style:table-cell-properties fo:border-top="thin solid #000000" fo:border-bottom="thin solid #000000" fo:border-left="thin solid #000000" fo:border-right="none" style:vertical-align="middle" fo:background-color="#FCE5CD"/>
    </style:style>
    <style:style style:name="ce77" style:family="table-cell" style:parent-style-name="Default" style:data-style-name="N0">
      <style:table-cell-properties style:vertical-align="middle" fo:wrap-option="wrap" fo:background-color="#D9D9D9"/>
      <style:text-properties style:font-name="Cambria" style:font-name-asian="Cambria" style:font-name-complex="Cambria" style:font-family-generic="roman"/>
    </style:style>
    <style:style style:name="ce78" style:family="table-cell" style:parent-style-name="Default" style:data-style-name="N0">
      <style:table-cell-properties fo:border="thin solid #000000" style:vertical-align="middle" fo:background-color="#FCE5CD"/>
      <style:text-properties fo:font-weight="bold" style:font-weight-asian="bold" style:font-weight-complex="bold"/>
    </style:style>
    <style:style style:name="ce79" style:family="table-cell" style:parent-style-name="Default" style:data-style-name="N0">
      <style:table-cell-properties style:vertical-align="middle" fo:background-color="#D9D9D9"/>
    </style:style>
    <style:style style:name="ce80" style:family="table-cell" style:parent-style-name="Default" style:data-style-name="N0">
      <style:table-cell-properties fo:border-top="thin solid #000000" fo:border-bottom="thin solid #000000" fo:border-left="none" fo:border-right="none" style:vertical-align="middle" fo:background-color="#FCE5CD" style:repeat-content="false"/>
      <style:paragraph-properties fo:text-align="end" fo:margin-right="0cm"/>
    </style:style>
    <style:style style:name="ce81" style:family="table-cell" style:parent-style-name="Default" style:data-style-name="N0">
      <style:table-cell-properties style:vertical-align="middle" fo:wrap-option="wrap" fo:background-color="#D9D9D9"/>
      <style:text-properties style:font-name="Cambria" style:font-name-asian="Cambria" style:font-name-complex="Cambria" style:font-family-generic="roman"/>
    </style:style>
    <style:style style:name="ce82" style:family="table-cell" style:parent-style-name="Default" style:data-style-name="N0">
      <style:table-cell-properties style:vertical-align="middle" fo:background-color="#D9D9D9"/>
      <style:text-properties style:font-name="Cambria" style:font-name-asian="Cambria" style:font-name-complex="Cambria" style:font-family-generic="roman"/>
    </style:style>
    <style:style style:name="ce83" style:family="table-cell" style:parent-style-name="Default" style:data-style-name="N0">
      <style:table-cell-properties fo:border-top="none" fo:border-bottom="none" fo:border-left="none" fo:border-right="thin solid #000000" style:vertical-align="middle" fo:background-color="#B4A7D6"/>
      <style:text-properties style:font-name="Cambria" style:font-name-asian="Cambria" style:font-name-complex="Cambria" style:font-family-generic="roman"/>
    </style:style>
    <style:style style:name="ce84" style:family="table-cell" style:parent-style-name="Default" style:data-style-name="N0">
      <style:table-cell-properties fo:border-top="none" fo:border-bottom="none" fo:border-left="none" fo:border-right="thin solid #000000" style:vertical-align="middle" fo:background-color="#D9D2E9"/>
      <style:text-properties style:font-name="Cambria" style:font-name-asian="Cambria" style:font-name-complex="Cambria" style:font-family-generic="roman"/>
    </style:style>
    <style:style style:name="ce85" style:family="table-cell" style:parent-style-name="Default" style:data-style-name="N0">
      <style:table-cell-properties fo:border-top="none" fo:border-bottom="thin solid #000000" fo:border-left="none" fo:border-right="thin solid #000000" style:vertical-align="middle" fo:background-color="#D9D2E9"/>
      <style:text-properties style:font-name="Cambria" style:font-name-asian="Cambria" style:font-name-complex="Cambria" style:font-family-generic="roman"/>
    </style:style>
    <style:style style:name="ce86" style:family="table-cell" style:parent-style-name="Default" style:data-style-name="N0">
      <style:table-cell-properties fo:border-top="none" fo:border-bottom="none" fo:border-left="thin solid #000000" fo:border-right="none" style:vertical-align="middle" fo:background-color="#D5A6BD"/>
    </style:style>
    <style:style style:name="ce87" style:family="table-cell" style:parent-style-name="Default" style:data-style-name="N0">
      <style:table-cell-properties style:vertical-align="middle" fo:background-color="#A2C4C9"/>
    </style:style>
    <style:style style:name="ce88" style:family="table-cell" style:parent-style-name="Default" style:data-style-name="N0">
      <style:table-cell-properties style:vertical-align="middle" fo:background-color="#EA9999"/>
    </style:style>
    <style:style style:name="ce89" style:family="table-cell" style:parent-style-name="Default" style:data-style-name="N0">
      <style:table-cell-properties style:vertical-align="middle" fo:background-color="#D9D9D9"/>
      <style:text-properties style:font-name="Cambria" style:font-name-asian="Cambria" style:font-name-complex="Cambria" fo:font-weight="bold" style:font-weight-asian="bold" style:font-weight-complex="bold" style:font-family-generic="roman"/>
    </style:style>
    <style:style style:name="ce90" style:family="table-cell" style:parent-style-name="Default" style:data-style-name="N0">
      <style:table-cell-properties style:vertical-align="middle" fo:background-color="#D9D9D9"/>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91" style:family="table-cell" style:parent-style-name="Default" style:data-style-name="N0">
      <style:table-cell-properties style:vertical-align="middle" fo:background-color="#D9D9D9" style:repeat-content="false"/>
      <style:paragraph-properties fo:text-align="center"/>
      <style:text-properties style:font-name="Cambria" style:font-name-asian="Cambria" style:font-name-complex="Cambria" style:font-family-generic="roman"/>
    </style:style>
    <style:style style:name="ce92" style:family="table-cell" style:parent-style-name="Default" style:data-style-name="N0">
      <style:table-cell-properties style:vertical-align="automatic" fo:background-color="#D9D9D9" style:repeat-content="false"/>
      <style:paragraph-properties fo:text-align="center"/>
    </style:style>
    <style:style style:name="ce93" style:family="table-cell" style:parent-style-name="Default" style:data-style-name="N0">
      <style:table-cell-properties style:vertical-align="automatic" fo:background-color="#D9D9D9" style:repeat-content="false"/>
      <style:paragraph-properties fo:text-align="end" fo:margin-right="0cm"/>
    </style:style>
    <style:style style:name="ce94" style:family="table-cell" style:parent-style-name="Default" style:data-style-name="N0">
      <style:table-cell-properties style:vertical-align="middle" fo:background-color="#D9D9D9"/>
      <style:text-properties fo:font-size="10pt" style:font-size-asian="10pt" style:font-size-complex="10pt" fo:font-weight="bold" style:font-weight-asian="bold" style:font-weight-complex="bold"/>
    </style:style>
    <style:style style:name="ce95" style:family="table-cell" style:parent-style-name="Default" style:data-style-name="N0">
      <style:table-cell-properties fo:background-color="#D9D9D9"/>
      <style:text-properties fo:font-weight="bold" style:font-weight-asian="bold" style:font-weight-complex="bold"/>
    </style:style>
    <style:style style:name="ce96" style:family="table-cell" style:parent-style-name="Default" style:data-style-name="N0">
      <style:table-cell-properties style:vertical-align="middle" fo:background-color="#EFEFEF"/>
      <style:text-properties style:font-name="Cambria" style:font-name-asian="Cambria" style:font-name-complex="Cambria" style:font-family-generic="roman"/>
    </style:style>
    <style:style style:name="ce97" style:family="table-cell" style:parent-style-name="Default" style:data-style-name="N0">
      <style:table-cell-properties fo:border-top="thin solid #000000" fo:border-bottom="none" fo:border-left="thin solid #000000" fo:border-right="thin solid #000000" style:vertical-align="middle" fo:background-color="#B6D7A8"/>
      <style:text-properties style:font-name="Cambria" style:font-name-asian="Cambria" style:font-name-complex="Cambria" style:font-family-generic="roman"/>
    </style:style>
    <style:style style:name="ce98" style:family="table-cell" style:parent-style-name="Default" style:data-style-name="N0">
      <style:table-cell-properties fo:border-top="thin solid #000000" fo:border-bottom="none" fo:border-left="thin solid #000000" fo:border-right="thin solid #000000" style:vertical-align="middle" fo:background-color="#93C47D"/>
      <style:text-properties style:font-name="Cambria" style:font-name-asian="Cambria" style:font-name-complex="Cambria" style:font-family-generic="roman"/>
    </style:style>
    <style:style style:name="ce99" style:family="table-cell" style:parent-style-name="Default" style:data-style-name="N0">
      <style:table-cell-properties fo:background-color="#EFEFEF"/>
      <style:text-properties style:font-name="Cambria" style:font-name-asian="Cambria" style:font-name-complex="Cambria" style:font-family-generic="roman"/>
    </style:style>
    <style:style style:name="ce100" style:family="table-cell" style:parent-style-name="Default" style:data-style-name="N0">
      <style:table-cell-properties fo:background-color="#D9D9D9"/>
      <style:text-properties style:font-name="Cambria" style:font-name-asian="Cambria" style:font-name-complex="Cambria" style:font-family-generic="roman"/>
    </style:style>
    <style:style style:name="ce101" style:family="table-cell" style:parent-style-name="Default" style:data-style-name="N0">
      <style:table-cell-properties style:vertical-align="automatic" fo:background-color="#D9D9D9"/>
      <style:text-properties style:font-name="Cambria" style:font-name-asian="Cambria" style:font-name-complex="Cambria" style:font-family-generic="roman"/>
    </style:style>
    <style:style style:name="ce102" style:family="table-cell" style:parent-style-name="Default" style:data-style-name="N0">
      <style:table-cell-properties fo:border-top="none" fo:border-bottom="none" fo:border-left="thin solid #000000" fo:border-right="none" style:vertical-align="middle" fo:background-color="#B6D7A8"/>
      <style:text-properties style:font-name="Cambria" style:font-name-asian="Cambria" style:font-name-complex="Cambria" style:font-family-generic="roman"/>
    </style:style>
    <style:style style:name="ce103" style:family="table-cell" style:parent-style-name="Default" style:data-style-name="N0">
      <style:table-cell-properties fo:border-top="none" fo:border-bottom="none" fo:border-left="thin solid #000000" fo:border-right="thin solid #000000" style:vertical-align="middle" fo:background-color="#93C47D"/>
      <style:text-properties style:font-name="Cambria" style:font-name-asian="Cambria" style:font-name-complex="Cambria" style:font-family-generic="roman"/>
    </style:style>
    <style:style style:name="ce104" style:family="table-cell" style:parent-style-name="Default" style:data-style-name="N3">
      <style:table-cell-properties style:vertical-align="middle" fo:background-color="#EFEFEF" style:repeat-content="false"/>
      <style:paragraph-properties fo:text-align="end" fo:margin-right="0cm"/>
      <style:text-properties style:font-name="Cambria" style:font-name-asian="Cambria" style:font-name-complex="Cambria" style:font-family-generic="roman"/>
    </style:style>
    <style:style style:name="ce105" style:family="table-cell" style:parent-style-name="Default" style:data-style-name="N14">
      <style:table-cell-properties style:vertical-align="automatic" fo:background-color="#D9D9D9"/>
      <style:text-properties style:font-name="Cambria" style:font-name-asian="Cambria" style:font-name-complex="Cambria" style:font-family-generic="roman"/>
    </style:style>
    <style:style style:name="ce106" style:family="table-cell" style:parent-style-name="Default" style:data-style-name="N14">
      <style:table-cell-properties style:vertical-align="middle" fo:background-color="#D9D9D9" style:repeat-content="false"/>
      <style:paragraph-properties fo:text-align="end" fo:margin-right="0cm"/>
      <style:text-properties style:font-name="Cambria" style:font-name-asian="Cambria" style:font-name-complex="Cambria" style:font-family-generic="roman"/>
    </style:style>
    <style:style style:name="ce107" style:family="table-cell" style:parent-style-name="Default" style:data-style-name="N0">
      <style:table-cell-properties style:vertical-align="middle" fo:background-color="#D9D9D9" style:repeat-content="false"/>
      <style:paragraph-properties fo:text-align="end" fo:margin-right="0cm"/>
      <style:text-properties style:font-name="Cambria" style:font-name-asian="Cambria" style:font-name-complex="Cambria" style:font-family-generic="roman"/>
    </style:style>
    <style:style style:name="ce108" style:family="table-cell" style:parent-style-name="Default" style:data-style-name="N0">
      <style:table-cell-properties fo:border-top="none" fo:border-bottom="none" fo:border-left="thin solid #000000" fo:border-right="none" style:vertical-align="middle" fo:background-color="#B6D7A8"/>
      <style:text-properties style:font-name="Cambria" style:font-name-asian="Cambria" style:font-name-complex="Cambria" fo:font-weight="bold" style:font-weight-asian="bold" style:font-weight-complex="bold" style:font-family-generic="roman"/>
    </style:style>
    <style:style style:name="ce109" style:family="table-cell" style:parent-style-name="Default" style:data-style-name="N0">
      <style:table-cell-properties fo:border-top="none" fo:border-bottom="none" fo:border-left="thin solid #000000" fo:border-right="thin solid #000000" style:vertical-align="middle" fo:background-color="#93C47D"/>
      <style:text-properties style:font-name="Cambria" style:font-name-asian="Cambria" style:font-name-complex="Cambria" fo:font-weight="bold" style:font-weight-asian="bold" style:font-weight-complex="bold" style:font-family-generic="roman"/>
    </style:style>
    <style:style style:name="ce110" style:family="table-cell" style:parent-style-name="Default" style:data-style-name="N0">
      <style:table-cell-properties fo:border-top="none" fo:border-bottom="none" fo:border-left="thin solid #000000" fo:border-right="thin solid #000000" style:vertical-align="middle" fo:background-color="#B6D7A8"/>
      <style:text-properties style:font-name="Cambria" style:font-name-asian="Cambria" style:font-name-complex="Cambria" fo:font-weight="bold" style:font-weight-asian="bold" style:font-weight-complex="bold" style:font-family-generic="roman"/>
    </style:style>
    <style:style style:name="ce111" style:family="table-cell" style:parent-style-name="Default" style:data-style-name="N0">
      <style:table-cell-properties fo:border-top="none" fo:border-bottom="thin solid #000000" fo:border-left="thin solid #000000" fo:border-right="thin solid #000000" style:vertical-align="automatic" fo:background-color="#B6D7A8"/>
      <style:text-properties style:font-name="Cambria" style:font-name-asian="Cambria" style:font-name-complex="Cambria" fo:font-weight="bold" style:font-weight-asian="bold" style:font-weight-complex="bold" style:font-family-generic="roman"/>
    </style:style>
    <style:style style:name="ce112" style:family="table-cell" style:parent-style-name="Default" style:data-style-name="N0">
      <style:table-cell-properties fo:border-top="none" fo:border-bottom="thin solid #000000" fo:border-left="thin solid #000000" fo:border-right="thin solid #000000" fo:background-color="#93C47D"/>
      <style:text-properties style:font-name="Cambria" style:font-name-asian="Cambria" style:font-name-complex="Cambria" fo:font-weight="bold" style:font-weight-asian="bold" style:font-weight-complex="bold" style:font-family-generic="roman"/>
    </style:style>
    <style:style style:name="ce113" style:family="table-cell" style:parent-style-name="Default" style:data-style-name="N0">
      <style:table-cell-properties fo:border-top="none" fo:border-bottom="none" fo:border-left="thin solid #000000" fo:border-right="thin solid #000000" style:vertical-align="middle" fo:background-color="#F9CB9C"/>
      <style:text-properties style:font-name="Cambria" style:font-name-asian="Cambria" style:font-name-complex="Cambria" style:font-family-generic="roman"/>
    </style:style>
    <style:style style:name="ce114" style:family="table-cell" style:parent-style-name="Default" style:data-style-name="N0">
      <style:table-cell-properties fo:border-top="none" fo:border-bottom="none" fo:border-left="thin solid #000000" fo:border-right="thin solid #000000" style:vertical-align="middle" fo:background-color="#F6B26B"/>
      <style:text-properties style:font-name="Cambria" style:font-name-asian="Cambria" style:font-name-complex="Cambria" style:font-family-generic="roman"/>
    </style:style>
    <style:style style:name="ce115" style:family="table-cell" style:parent-style-name="Default" style:data-style-name="N0">
      <style:table-cell-properties fo:border-top="thin solid #000000" fo:border-bottom="none" fo:border-left="thin solid #000000" fo:border-right="thin solid #000000" style:vertical-align="middle" fo:background-color="#A4C2F4"/>
      <style:text-properties style:font-name="Cambria" style:font-name-asian="Cambria" style:font-name-complex="Cambria" fo:font-weight="bold" style:font-weight-asian="bold" style:font-weight-complex="bold" style:font-family-generic="roman"/>
    </style:style>
    <style:style style:name="ce116" style:family="table-cell" style:parent-style-name="Default" style:data-style-name="N0">
      <style:table-cell-properties fo:border-top="thin solid #000000" fo:border-bottom="none" fo:border-left="thin solid #000000" fo:border-right="thin solid #000000" style:vertical-align="middle" fo:background-color="#6D9EEB"/>
      <style:text-properties style:font-name="Cambria" style:font-name-asian="Cambria" style:font-name-complex="Cambria" fo:font-weight="bold" style:font-weight-asian="bold" style:font-weight-complex="bold" style:font-family-generic="roman"/>
    </style:style>
    <style:style style:name="ce117" style:family="table-cell" style:parent-style-name="Default" style:data-style-name="N0">
      <style:table-cell-properties fo:border-top="none" fo:border-bottom="none" fo:border-left="thin solid #000000" fo:border-right="thin solid #000000" style:vertical-align="middle" fo:background-color="#A4C2F4"/>
      <style:text-properties style:font-name="Cambria" style:font-name-asian="Cambria" style:font-name-complex="Cambria" style:font-family-generic="roman"/>
    </style:style>
    <style:style style:name="ce118" style:family="table-cell" style:parent-style-name="Default" style:data-style-name="N0">
      <style:table-cell-properties fo:border-top="none" fo:border-bottom="none" fo:border-left="thin solid #000000" fo:border-right="thin solid #000000" style:vertical-align="middle" fo:background-color="#6D9EEB"/>
      <style:text-properties style:font-name="Cambria" style:font-name-asian="Cambria" style:font-name-complex="Cambria" style:font-family-generic="roman"/>
    </style:style>
    <style:style style:name="ce119" style:family="table-cell" style:parent-style-name="Default" style:data-style-name="N0">
      <style:table-cell-properties fo:border-top="none" fo:border-bottom="none" fo:border-left="thin solid #000000" fo:border-right="thin solid #000000" style:vertical-align="middle" fo:background-color="#A4C2F4"/>
      <style:text-properties style:font-name="Cambria" style:font-name-asian="Cambria" style:font-name-complex="Cambria" fo:font-weight="bold" style:font-weight-asian="bold" style:font-weight-complex="bold" style:font-family-generic="roman"/>
    </style:style>
    <style:style style:name="ce120" style:family="table-cell" style:parent-style-name="Default" style:data-style-name="N0">
      <style:table-cell-properties fo:border-top="none" fo:border-bottom="none" fo:border-left="thin solid #000000" fo:border-right="thin solid #000000" style:vertical-align="middle" fo:background-color="#6D9EEB"/>
      <style:text-properties style:font-name="Cambria" style:font-name-asian="Cambria" style:font-name-complex="Cambria" fo:font-weight="bold" style:font-weight-asian="bold" style:font-weight-complex="bold" style:font-family-generic="roman"/>
    </style:style>
    <style:style style:name="ce121" style:family="table-cell" style:parent-style-name="Default" style:data-style-name="N0">
      <style:table-cell-properties fo:border-top="thin solid #000000" fo:border-bottom="none" fo:border-left="thin solid #000000" fo:border-right="none" style:vertical-align="middle" fo:background-color="#9FC5E8"/>
      <style:text-properties style:font-name="Cambria" style:font-name-asian="Cambria" style:font-name-complex="Cambria" style:font-family-generic="roman"/>
    </style:style>
    <style:style style:name="ce122" style:family="table-cell" style:parent-style-name="Default" style:data-style-name="N0">
      <style:table-cell-properties fo:border-top="thin solid #000000" fo:border-bottom="none" fo:border-left="thin solid #000000" fo:border-right="thin solid #000000" style:vertical-align="middle" fo:background-color="#6FA8DC"/>
      <style:text-properties style:font-name="Cambria" style:font-name-asian="Cambria" style:font-name-complex="Cambria" style:font-family-generic="roman"/>
    </style:style>
    <style:style style:name="ce123" style:family="table-cell" style:parent-style-name="Default" style:data-style-name="N0">
      <style:table-cell-properties fo:border-top="none" fo:border-bottom="none" fo:border-left="thin solid #000000" fo:border-right="thin solid #000000" style:vertical-align="middle" fo:background-color="#9FC5E8"/>
      <style:text-properties style:font-name="Cambria" style:font-name-asian="Cambria" style:font-name-complex="Cambria" style:font-family-generic="roman"/>
    </style:style>
    <style:style style:name="ce124" style:family="table-cell" style:parent-style-name="Default" style:data-style-name="N0">
      <style:table-cell-properties fo:border-top="none" fo:border-bottom="none" fo:border-left="thin solid #000000" fo:border-right="thin solid #000000" style:vertical-align="middle" fo:background-color="#6FA8DC"/>
      <style:text-properties style:font-name="Cambria" style:font-name-asian="Cambria" style:font-name-complex="Cambria" style:font-family-generic="roman"/>
    </style:style>
    <style:style style:name="ce125" style:family="table-cell" style:parent-style-name="Default" style:data-style-name="N0">
      <style:table-cell-properties fo:border-top="none" fo:border-bottom="none" fo:border-left="thin solid #000000" fo:border-right="thin solid #000000" style:vertical-align="middle" fo:background-color="#9FC5E8"/>
      <style:text-properties style:font-name="Cambria" style:font-name-asian="Cambria" style:font-name-complex="Cambria" fo:font-weight="bold" style:font-weight-asian="bold" style:font-weight-complex="bold" style:font-family-generic="roman"/>
    </style:style>
    <style:style style:name="ce126" style:family="table-cell" style:parent-style-name="Default" style:data-style-name="N0">
      <style:table-cell-properties fo:border-top="none" fo:border-bottom="none" fo:border-left="none" fo:border-right="thin solid #000000" style:vertical-align="middle" fo:background-color="#6FA8DC"/>
      <style:text-properties style:font-name="Cambria" style:font-name-asian="Cambria" style:font-name-complex="Cambria" fo:font-weight="bold" style:font-weight-asian="bold" style:font-weight-complex="bold" style:font-family-generic="roman"/>
    </style:style>
    <style:style style:name="ce127" style:family="table-cell" style:parent-style-name="Default" style:data-style-name="N0">
      <style:table-cell-properties fo:border-top="none" fo:border-bottom="thin solid #000000" fo:border-left="thin solid #000000" fo:border-right="none" style:vertical-align="middle" fo:background-color="#9FC5E8"/>
      <style:text-properties style:font-name="Cambria" style:font-name-asian="Cambria" style:font-name-complex="Cambria" fo:font-weight="bold" style:font-weight-asian="bold" style:font-weight-complex="bold" style:font-family-generic="roman"/>
    </style:style>
    <style:style style:name="ce128" style:family="table-cell" style:parent-style-name="Default" style:data-style-name="N0">
      <style:table-cell-properties fo:border-top="none" fo:border-bottom="thin solid #000000" fo:border-left="thin solid #000000" fo:border-right="thin solid #000000" style:vertical-align="middle" fo:background-color="#6FA8DC"/>
      <style:text-properties style:font-name="Cambria" style:font-name-asian="Cambria" style:font-name-complex="Cambria" fo:font-weight="bold" style:font-weight-asian="bold" style:font-weight-complex="bold" style:font-family-generic="roman"/>
    </style:style>
    <style:style style:name="ce129" style:family="table-cell" style:parent-style-name="Default" style:data-style-name="N0">
      <style:table-cell-properties fo:border-top="thin solid #000000" fo:border-bottom="none" fo:border-left="thin solid #000000" fo:border-right="thin solid #000000" style:vertical-align="middle" fo:background-color="#FFE599"/>
      <style:text-properties style:font-name="Cambria" style:font-name-asian="Cambria" style:font-name-complex="Cambria" style:font-family-generic="roman"/>
    </style:style>
    <style:style style:name="ce130" style:family="table-cell" style:parent-style-name="Default" style:data-style-name="N0">
      <style:table-cell-properties fo:border-top="thin solid #000000" fo:border-bottom="none" fo:border-left="thin solid #000000" fo:border-right="thin solid #000000" style:vertical-align="middle" fo:background-color="#FFD966"/>
      <style:text-properties style:font-name="Cambria" style:font-name-asian="Cambria" style:font-name-complex="Cambria" style:font-family-generic="roman"/>
    </style:style>
    <style:style style:name="ce131" style:family="table-cell" style:parent-style-name="Default" style:data-style-name="N0">
      <style:table-cell-properties fo:border-top="none" fo:border-bottom="none" fo:border-left="thin solid #000000" fo:border-right="thin solid #000000" style:vertical-align="middle" fo:background-color="#FFE599"/>
      <style:text-properties style:font-name="Cambria" style:font-name-asian="Cambria" style:font-name-complex="Cambria" style:font-family-generic="roman"/>
    </style:style>
    <style:style style:name="ce132" style:family="table-cell" style:parent-style-name="Default" style:data-style-name="N0">
      <style:table-cell-properties fo:border-top="none" fo:border-bottom="none" fo:border-left="thin solid #000000" fo:border-right="thin solid #000000" style:vertical-align="middle" fo:background-color="#FFD966"/>
      <style:text-properties style:font-name="Cambria" style:font-name-asian="Cambria" style:font-name-complex="Cambria" style:font-family-generic="roman"/>
    </style:style>
    <style:style style:name="ce133" style:family="table-cell" style:parent-style-name="Default" style:data-style-name="N0">
      <style:table-cell-properties fo:border-top="none" fo:border-bottom="none" fo:border-left="thin solid #000000" fo:border-right="thin solid #000000" style:vertical-align="middle" fo:background-color="#FFE599"/>
      <style:text-properties style:font-name="Cambria" style:font-name-asian="Cambria" style:font-name-complex="Cambria" fo:font-weight="bold" style:font-weight-asian="bold" style:font-weight-complex="bold" style:font-family-generic="roman"/>
    </style:style>
    <style:style style:name="ce134" style:family="table-cell" style:parent-style-name="Default" style:data-style-name="N0">
      <style:table-cell-properties fo:border-top="none" fo:border-bottom="none" fo:border-left="thin solid #000000" fo:border-right="thin solid #000000" style:vertical-align="middle" fo:background-color="#FFD966"/>
      <style:text-properties style:font-name="Cambria" style:font-name-asian="Cambria" style:font-name-complex="Cambria" fo:font-weight="bold" style:font-weight-asian="bold" style:font-weight-complex="bold" style:font-family-generic="roman"/>
    </style:style>
    <style:style style:name="ce135" style:family="table-cell" style:parent-style-name="Default" style:data-style-name="N0">
      <style:table-cell-properties fo:border-top="none" fo:border-bottom="none" fo:border-left="thin solid #000000" fo:border-right="none" style:vertical-align="middle" fo:background-color="#FFE599"/>
      <style:text-properties style:font-name="Cambria" style:font-name-asian="Cambria" style:font-name-complex="Cambria" fo:font-weight="bold" style:font-weight-asian="bold" style:font-weight-complex="bold" style:font-family-generic="roman"/>
    </style:style>
    <style:style style:name="ce136" style:family="table-cell" style:parent-style-name="Default" style:data-style-name="N0">
      <style:table-cell-properties fo:border-top="none" fo:border-bottom="thin solid #000000" fo:border-left="thin solid #000000" fo:border-right="thin solid #000000" style:vertical-align="middle" fo:background-color="#FFE599"/>
      <style:text-properties style:font-name="Cambria" style:font-name-asian="Cambria" style:font-name-complex="Cambria" fo:font-weight="bold" style:font-weight-asian="bold" style:font-weight-complex="bold" style:font-family-generic="roman"/>
    </style:style>
    <style:style style:name="ce137" style:family="table-cell" style:parent-style-name="Default" style:data-style-name="N0">
      <style:table-cell-properties fo:border-top="none" fo:border-bottom="thin solid #000000" fo:border-left="thin solid #000000" fo:border-right="thin solid #000000" style:vertical-align="middle" fo:background-color="#FFD966"/>
      <style:text-properties style:font-name="Cambria" style:font-name-asian="Cambria" style:font-name-complex="Cambria" fo:font-weight="bold" style:font-weight-asian="bold" style:font-weight-complex="bold" style:font-family-generic="roman"/>
    </style:style>
    <style:style style:name="ce138" style:family="table-cell" style:parent-style-name="Default" style:data-style-name="N0">
      <style:table-cell-properties fo:border-top="none" fo:border-bottom="none" fo:border-left="thin solid #000000" fo:border-right="thin solid #000000" style:vertical-align="middle" fo:background-color="#DD7E6B"/>
      <style:text-properties style:font-name="Cambria" style:font-name-asian="Cambria" style:font-name-complex="Cambria" style:font-family-generic="roman"/>
    </style:style>
    <style:style style:name="ce139" style:family="table-cell" style:parent-style-name="Default" style:data-style-name="N0">
      <style:table-cell-properties fo:border-top="none" fo:border-bottom="none" fo:border-left="thin solid #000000" fo:border-right="thin solid #000000" style:vertical-align="middle" fo:background-color="#CC4125"/>
      <style:text-properties style:font-name="Cambria" style:font-name-asian="Cambria" style:font-name-complex="Cambria" style:font-family-generic="roman"/>
    </style:style>
    <style:style style:name="ce140" style:family="table-cell" style:parent-style-name="Default" style:data-style-name="N0">
      <style:table-cell-properties fo:border-top="none" fo:border-bottom="none" fo:border-left="thin solid #000000" fo:border-right="thin solid #000000" style:vertical-align="middle" fo:background-color="#DD7E6B"/>
      <style:text-properties style:font-name="Cambria" style:font-name-asian="Cambria" style:font-name-complex="Cambria" fo:font-weight="bold" style:font-weight-asian="bold" style:font-weight-complex="bold" style:font-family-generic="roman"/>
    </style:style>
    <style:style style:name="ce141" style:family="table-cell" style:parent-style-name="Default" style:data-style-name="N0">
      <style:table-cell-properties fo:border-top="none" fo:border-bottom="none" fo:border-left="thin solid #000000" fo:border-right="thin solid #000000" style:vertical-align="middle" fo:background-color="#CC4125"/>
      <style:text-properties style:font-name="Cambria" style:font-name-asian="Cambria" style:font-name-complex="Cambria" fo:font-weight="bold" style:font-weight-asian="bold" style:font-weight-complex="bold" style:font-family-generic="roman"/>
    </style:style>
    <style:style style:name="ce142" style:family="table-cell" style:parent-style-name="Default" style:data-style-name="N0">
      <style:table-cell-properties fo:border-top="none" fo:border-bottom="thin solid #000000" fo:border-left="thin solid #000000" fo:border-right="thin solid #000000" style:vertical-align="middle" fo:background-color="#DD7E6B"/>
      <style:text-properties style:font-name="Cambria" style:font-name-asian="Cambria" style:font-name-complex="Cambria" fo:font-weight="bold" style:font-weight-asian="bold" style:font-weight-complex="bold" style:font-family-generic="roman"/>
    </style:style>
    <style:style style:name="ce143" style:family="table-cell" style:parent-style-name="Default" style:data-style-name="N0">
      <style:table-cell-properties fo:border-top="none" fo:border-bottom="thin solid #000000" fo:border-left="thin solid #000000" fo:border-right="thin solid #000000" style:vertical-align="middle" fo:background-color="#CC4125"/>
      <style:text-properties style:font-name="Cambria" style:font-name-asian="Cambria" style:font-name-complex="Cambria" fo:font-weight="bold" style:font-weight-asian="bold" style:font-weight-complex="bold" style:font-family-generic="roman"/>
    </style:style>
    <style:style style:name="ce144" style:family="table-cell" style:parent-style-name="Default" style:data-style-name="N14">
      <style:table-cell-properties fo:border-top="thin solid #000000" fo:border-bottom="none" fo:border-left="thin solid #000000" fo:border-right="thin solid #000000" style:vertical-align="middle" fo:background-color="#93C47D"/>
      <style:text-properties style:font-name="Cambria" style:font-name-asian="Cambria" style:font-name-complex="Cambria" style:font-family-generic="roman"/>
    </style:style>
    <style:style style:name="ce145" style:family="table-cell" style:parent-style-name="Default" style:data-style-name="N0">
      <style:table-cell-properties fo:border-top="none" fo:border-bottom="none" fo:border-left="thin solid #000000" fo:border-right="thin solid #000000" style:vertical-align="automatic" fo:background-color="#B6D7A8"/>
      <style:text-properties style:font-name="Cambria" style:font-name-asian="Cambria" style:font-name-complex="Cambria" style:font-family-generic="roman"/>
    </style:style>
    <style:style style:name="ce146" style:family="table-cell" style:parent-style-name="Default" style:data-style-name="N0">
      <style:table-cell-properties fo:border-top="none" fo:border-bottom="none" fo:border-left="thin solid #000000" fo:border-right="thin solid #000000" style:vertical-align="middle" fo:background-color="#B6D7A8"/>
      <style:text-properties style:font-name="Cambria" style:font-name-asian="Cambria" style:font-name-complex="Cambria" style:font-family-generic="roman"/>
    </style:style>
    <style:style style:name="ce147" style:family="table-cell" style:parent-style-name="Default" style:data-style-name="N14">
      <style:table-cell-properties fo:border-top="none" fo:border-bottom="none" fo:border-left="thin solid #000000" fo:border-right="thin solid #000000" style:vertical-align="middle" fo:background-color="#93C47D"/>
      <style:text-properties style:font-name="Cambria" style:font-name-asian="Cambria" style:font-name-complex="Cambria" fo:font-weight="bold" style:font-weight-asian="bold" style:font-weight-complex="bold" style:font-family-generic="roman"/>
    </style:style>
    <style:style style:name="ce148" style:family="table-cell" style:parent-style-name="Default" style:data-style-name="N0">
      <style:table-cell-properties fo:border-top="none" fo:border-bottom="none" fo:border-left="thin solid #000000" fo:border-right="thin solid #000000" style:vertical-align="automatic" fo:background-color="#9FC5E8"/>
      <style:text-properties style:font-name="Cambria" style:font-name-asian="Cambria" style:font-name-complex="Cambria" style:font-family-generic="roman"/>
    </style:style>
    <style:style style:name="ce149" style:family="table-cell" style:parent-style-name="Default" style:data-style-name="N4">
      <style:table-cell-properties fo:border-top="none" fo:border-bottom="none" fo:border-left="thin solid #000000" fo:border-right="thin solid #000000" style:vertical-align="middle" fo:background-color="#6FA8DC"/>
      <style:text-properties style:font-name="Cambria" style:font-name-asian="Cambria" style:font-name-complex="Cambria" fo:font-weight="bold" style:font-weight-asian="bold" style:font-weight-complex="bold" style:font-family-generic="roman"/>
    </style:style>
    <style:style style:name="ce150" style:family="table-cell" style:parent-style-name="Default" style:data-style-name="N0">
      <style:table-cell-properties fo:border-top="none" fo:border-bottom="none" fo:border-left="thin solid #000000" fo:border-right="thin solid #000000" style:vertical-align="middle" fo:background-color="#6FA8DC"/>
      <style:text-properties style:font-name="Cambria" style:font-name-asian="Cambria" style:font-name-complex="Cambria" fo:font-weight="bold" style:font-weight-asian="bold" style:font-weight-complex="bold" style:font-family-generic="roman"/>
    </style:style>
    <style:style style:name="ce151" style:family="table-cell" style:parent-style-name="Default" style:data-style-name="N3">
      <style:table-cell-properties fo:border-top="none" fo:border-bottom="none" fo:border-left="thin solid #000000" fo:border-right="thin solid #000000" style:vertical-align="middle" fo:background-color="#6FA8DC"/>
      <style:text-properties style:font-name="Cambria" style:font-name-asian="Cambria" style:font-name-complex="Cambria" fo:font-weight="bold" style:font-weight-asian="bold" style:font-weight-complex="bold" style:font-family-generic="roman"/>
    </style:style>
    <style:style style:name="ce152" style:family="table-cell" style:parent-style-name="Default" style:data-style-name="N0">
      <style:table-cell-properties fo:border-top="none" fo:border-bottom="thin solid #000000" fo:border-left="thin solid #000000" fo:border-right="thin solid #000000" style:vertical-align="middle" fo:background-color="#9FC5E8"/>
      <style:text-properties style:font-name="Cambria" style:font-name-asian="Cambria" style:font-name-complex="Cambria" fo:font-weight="bold" style:font-weight-asian="bold" style:font-weight-complex="bold" style:font-family-generic="roman"/>
    </style:style>
    <style:style style:name="ce153" style:family="table-cell" style:parent-style-name="Default" style:data-style-name="N0">
      <style:table-cell-properties style:vertical-align="middle" fo:background-color="#D9D9D9"/>
      <style:text-properties style:font-name="Cambria" style:font-name-asian="Cambria" style:font-name-complex="Cambria" fo:font-weight="bold" style:font-weight-asian="bold" style:font-weight-complex="bold" style:font-family-generic="roman"/>
    </style:style>
    <style:style style:name="ce154" style:family="table-cell" style:parent-style-name="Default" style:data-style-name="N0">
      <style:table-cell-properties style:vertical-align="middle" fo:background-color="#D9D2E9" style:repeat-content="false"/>
      <style:paragraph-properties fo:text-align="center"/>
      <style:text-properties style:font-name="Cambria" style:font-name-asian="Cambria" style:font-name-complex="Cambria" style:font-family-generic="roman"/>
    </style:style>
    <style:style style:name="ce155" style:family="table-cell" style:parent-style-name="Default" style:data-style-name="N0">
      <style:table-cell-properties style:vertical-align="middle" fo:background-color="#D9D2E9"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156" style:family="table-cell" style:parent-style-name="Default" style:data-style-name="N0">
      <style:table-cell-properties fo:border="thin solid #000000" style:vertical-align="middle" fo:background-color="#CC4125" style:repeat-content="false"/>
      <style:paragraph-properties fo:text-align="center"/>
      <style:text-properties style:font-name="Cambria" style:font-name-asian="Cambria" style:font-name-complex="Cambria" style:font-family-generic="roman"/>
    </style:style>
    <style:style style:name="ce157" style:family="table-cell" style:parent-style-name="Default" style:data-style-name="N0">
      <style:table-cell-properties fo:border="thin solid #000000" style:vertical-align="middle" fo:background-color="#F6B26B" style:repeat-content="false"/>
      <style:paragraph-properties fo:text-align="center"/>
      <style:text-properties style:font-name="Cambria" style:font-name-asian="Cambria" style:font-name-complex="Cambria" style:font-family-generic="roman"/>
    </style:style>
    <style:style style:name="ce158" style:family="table-cell" style:parent-style-name="Default" style:data-style-name="N0">
      <style:table-cell-properties fo:border="thin solid #000000" style:vertical-align="middle" fo:background-color="#FFD966"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159" style:family="table-cell" style:parent-style-name="Default" style:data-style-name="N0">
      <style:table-cell-properties fo:border="thin solid #000000" style:vertical-align="middle" fo:background-color="#93C47D"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160" style:family="table-cell" style:parent-style-name="Default" style:data-style-name="N36">
      <style:table-cell-properties fo:border="thin solid #000000" style:vertical-align="middle" fo:background-color="#93C47D"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161" style:family="table-cell" style:parent-style-name="Default" style:data-style-name="N0">
      <style:table-cell-properties style:vertical-align="middle" fo:background-color="#FFF2CC"/>
      <style:text-properties style:font-name="Cambria" style:font-name-asian="Cambria" style:font-name-complex="Cambria" fo:font-weight="bold" style:font-weight-asian="bold" style:font-weight-complex="bold" style:font-family-generic="roman"/>
    </style:style>
    <style:style style:name="ce162" style:family="table-cell" style:parent-style-name="Default" style:data-style-name="N1">
      <style:table-cell-properties style:vertical-align="middle" fo:background-color="#FFF2CC"/>
      <style:text-properties style:font-name="Cambria" style:font-name-asian="Cambria" style:font-name-complex="Cambria" style:font-family-generic="roman"/>
    </style:style>
    <style:style style:name="ce163" style:family="table-cell" style:parent-style-name="Default" style:data-style-name="N1">
      <style:table-cell-properties style:vertical-align="automatic" fo:background-color="#FFF2CC" style:repeat-content="false"/>
      <style:paragraph-properties fo:text-align="end" fo:margin-right="0cm"/>
    </style:style>
    <style:style style:name="ce164" style:family="table-cell" style:parent-style-name="Default" style:data-style-name="N0">
      <style:table-cell-properties style:vertical-align="middle" fo:background-color="#6AA84F"/>
      <style:text-properties style:font-name="Cambria" style:font-name-asian="Cambria" style:font-name-complex="Cambria" fo:font-weight="bold" style:font-weight-asian="bold" style:font-weight-complex="bold" style:font-family-generic="roman"/>
    </style:style>
    <style:style style:name="ce165" style:family="table-cell" style:parent-style-name="Default" style:data-style-name="N0">
      <style:table-cell-properties style:vertical-align="middle" fo:background-color="#93C47D"/>
      <style:text-properties style:font-name="Cambria" style:font-name-asian="Cambria" style:font-name-complex="Cambria" style:font-family-generic="roman"/>
    </style:style>
    <style:style style:name="ce166" style:family="table-cell" style:parent-style-name="Default" style:data-style-name="N0">
      <style:table-cell-properties style:vertical-align="middle" fo:background-color="#B6D7A8" style:repeat-content="false"/>
      <style:paragraph-properties fo:text-align="end" fo:margin-right="0cm"/>
      <style:text-properties style:font-name="Cambria" style:font-name-asian="Cambria" style:font-name-complex="Cambria" style:font-family-generic="roman"/>
    </style:style>
    <style:style style:name="ce167" style:family="table-cell" style:parent-style-name="Default" style:data-style-name="N0">
      <style:table-cell-properties style:vertical-align="automatic" fo:background-color="#FFF2CC" style:repeat-content="false"/>
      <style:paragraph-properties fo:text-align="end" fo:margin-right="0cm"/>
    </style:style>
    <style:style style:name="ce168" style:family="table-cell" style:parent-style-name="Default" style:data-style-name="N15">
      <style:table-cell-properties style:vertical-align="middle" fo:background-color="#FFF2CC"/>
      <style:text-properties style:font-name="Cambria" style:font-name-asian="Cambria" style:font-name-complex="Cambria" style:font-family-generic="roman"/>
    </style:style>
    <style:style style:name="ce169" style:family="table-cell" style:parent-style-name="Default" style:data-style-name="N4">
      <style:table-cell-properties style:vertical-align="automatic" fo:background-color="#FFF2CC" style:repeat-content="false"/>
      <style:paragraph-properties fo:text-align="end" fo:margin-right="0cm"/>
    </style:style>
    <style:style style:name="ce170" style:family="table-cell" style:parent-style-name="Default" style:data-style-name="N0">
      <style:table-cell-properties style:vertical-align="middle" fo:background-color="#FFF2CC"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171" style:family="table-cell" style:parent-style-name="Default" style:data-style-name="N4">
      <style:table-cell-properties style:vertical-align="middle" fo:background-color="#FFF2CC"/>
      <style:text-properties style:font-name="Cambria" style:font-name-asian="Cambria" style:font-name-complex="Cambria" style:font-family-generic="roman"/>
    </style:style>
    <style:style style:name="ce172" style:family="table-cell" style:parent-style-name="Default" style:data-style-name="N0">
      <style:table-cell-properties fo:border="2pt solid #000000" style:vertical-align="middle" fo:wrap-option="wrap" fo:background-color="#FFF2CC" style:repeat-content="false"/>
      <style:paragraph-properties fo:text-align="center"/>
      <style:text-properties style:font-name="Cambria" style:font-name-asian="Cambria" style:font-name-complex="Cambria" fo:font-size="12pt" style:font-size-asian="12pt" style:font-size-complex="12pt" fo:font-weight="bold" style:font-weight-asian="bold" style:font-weight-complex="bold" style:font-family-generic="roman"/>
    </style:style>
    <style:style style:name="ce173" style:family="table-cell" style:parent-style-name="Default" style:data-style-name="N0">
      <style:table-cell-properties fo:border="2pt solid #000000" style:vertical-align="middle" fo:wrap-option="wrap" fo:background-color="#FFF2CC" style:repeat-content="false"/>
      <style:paragraph-properties fo:text-align="center"/>
      <style:text-properties fo:color="#0000FF" style:font-name="Cambria" style:font-name-asian="Cambria" style:font-name-complex="Cambria" fo:font-size="12pt" style:font-size-asian="12pt" style:font-size-complex="12pt" style:text-underline-style="solid" style:text-underline-type="single" fo:font-weight="bold" style:font-weight-asian="bold" style:font-weight-complex="bold" style:font-family-generic="roman"/>
    </style:style>
    <style:style style:name="ce174" style:family="table-cell" style:parent-style-name="Default" style:data-style-name="N0">
      <style:table-cell-properties style:vertical-align="middle" fo:wrap-option="wrap" fo:background-color="#F9CB9C"/>
      <style:text-properties style:font-name="Cambria" style:font-name-asian="Cambria" style:font-name-complex="Cambria" style:font-family-generic="roman"/>
    </style:style>
    <style:style style:name="ce175" style:family="table-cell" style:parent-style-name="Default" style:data-style-name="N0">
      <style:table-cell-properties style:vertical-align="middle" fo:background-color="#6AA84F"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176" style:family="table-cell" style:parent-style-name="Default" style:data-style-name="N0">
      <style:table-cell-properties style:vertical-align="middle" fo:background-color="#B6D7A8" style:repeat-content="false"/>
      <style:paragraph-properties fo:text-align="center"/>
      <style:text-properties style:font-name="Cambria" style:font-name-asian="Cambria" style:font-name-complex="Cambria" style:font-family-generic="roman"/>
    </style:style>
    <style:style style:name="ce177" style:family="table-cell" style:parent-style-name="Default" style:data-style-name="N0">
      <style:table-cell-properties style:vertical-align="middle" fo:background-color="#F6B26B"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178" style:family="table-cell" style:parent-style-name="Default" style:data-style-name="N1">
      <style:table-cell-properties style:vertical-align="middle" fo:background-color="#F9CB9C" style:repeat-content="false"/>
      <style:paragraph-properties fo:text-align="center"/>
      <style:text-properties style:font-name="Cambria" style:font-name-asian="Cambria" style:font-name-complex="Cambria" style:font-family-generic="roman"/>
    </style:style>
    <style:style style:name="ce179" style:family="table-cell" style:parent-style-name="Default" style:data-style-name="N37">
      <style:table-cell-properties style:vertical-align="middle" fo:background-color="#FFF2CC" style:repeat-content="false"/>
      <style:paragraph-properties fo:text-align="center"/>
    </style:style>
    <style:style style:name="ce180" style:family="table-cell" style:parent-style-name="Default" style:data-style-name="N37">
      <style:table-cell-properties style:vertical-align="middle" fo:background-color="#E6B8AF" style:repeat-content="false"/>
      <style:paragraph-properties fo:text-align="center"/>
    </style:style>
    <style:style style:name="ce181" style:family="table-cell" style:parent-style-name="Default" style:data-style-name="N0">
      <style:table-cell-properties style:vertical-align="middle" fo:background-color="#E6B8AF" style:repeat-content="false"/>
      <style:paragraph-properties fo:text-align="center"/>
    </style:style>
    <style:style style:name="ce182" style:family="table-cell" style:parent-style-name="Default" style:data-style-name="N37">
      <style:table-cell-properties style:vertical-align="middle" fo:background-color="#E6B8AF" style:repeat-content="false"/>
      <style:paragraph-properties fo:text-align="center"/>
      <style:text-properties style:font-name="Calibri" style:font-name-asian="Calibri" style:font-name-complex="Calibri" fo:font-size="18pt" style:font-size-asian="18pt" style:font-size-complex="18pt"/>
    </style:style>
    <style:style style:name="ce183" style:family="table-cell" style:parent-style-name="Default" style:data-style-name="N0">
      <style:table-cell-properties style:vertical-align="middle" fo:background-color="#FFF2CC" style:repeat-content="false"/>
      <style:paragraph-properties fo:text-align="start" fo:margin-left="0cm"/>
      <style:text-properties style:font-name="Cambria" style:font-name-asian="Cambria" style:font-name-complex="Cambria" fo:font-size="10pt" style:font-size-asian="10pt" style:font-size-complex="10pt" style:font-family-generic="roman"/>
    </style:style>
    <style:style style:name="ce184" style:family="table-cell" style:parent-style-name="Default" style:data-style-name="N0">
      <style:table-cell-properties style:vertical-align="middle" fo:background-color="#FFF2CC" style:repeat-content="false"/>
      <style:paragraph-properties fo:text-align="center"/>
      <style:text-properties style:font-name="Cambria" style:font-name-asian="Cambria" style:font-name-complex="Cambria" fo:font-size="10pt" style:font-size-asian="10pt" style:font-size-complex="10pt" style:font-family-generic="roman"/>
    </style:style>
    <style:style style:name="ce185" style:family="table-cell" style:parent-style-name="Default" style:data-style-name="N0">
      <style:table-cell-properties style:vertical-align="middle" fo:background-color="#E6B8AF" style:repeat-content="false"/>
      <style:paragraph-properties fo:text-align="center"/>
      <style:text-properties fo:font-size="10pt" style:font-size-asian="10pt" style:font-size-complex="10pt"/>
    </style:style>
    <style:style style:name="ce186" style:family="table-cell" style:parent-style-name="Default" style:data-style-name="N37">
      <style:table-cell-properties style:vertical-align="middle" fo:background-color="#FFF2CC" style:repeat-content="false"/>
      <style:paragraph-properties fo:text-align="center"/>
      <style:text-properties fo:font-size="10pt" style:font-size-asian="10pt" style:font-size-complex="10pt"/>
    </style:style>
    <style:style style:name="ce187" style:family="table-cell" style:parent-style-name="Default" style:data-style-name="N37">
      <style:table-cell-properties style:vertical-align="middle" fo:background-color="#E6B8AF" style:repeat-content="false"/>
      <style:paragraph-properties fo:text-align="center"/>
      <style:text-properties fo:font-size="10pt" style:font-size-asian="10pt" style:font-size-complex="10pt"/>
    </style:style>
    <style:style style:name="ce188" style:family="table-cell" style:parent-style-name="Default" style:data-style-name="N37">
      <style:table-cell-properties style:vertical-align="middle" fo:background-color="#E6B8AF" style:repeat-content="false"/>
      <style:paragraph-properties fo:text-align="center"/>
      <style:text-properties style:font-name="Calibri" style:font-name-asian="Calibri" style:font-name-complex="Calibri" fo:font-size="10pt" style:font-size-asian="10pt" style:font-size-complex="10pt"/>
    </style:style>
    <style:style style:name="ce189" style:family="table-cell" style:parent-style-name="Default" style:data-style-name="N0">
      <style:table-cell-properties style:vertical-align="middle" fo:background-color="#CC4125" style:repeat-content="false"/>
      <style:paragraph-properties fo:text-align="center"/>
      <style:text-properties style:font-name="Cambria" style:font-name-asian="Cambria" style:font-name-complex="Cambria" style:font-family-generic="roman"/>
    </style:style>
    <style:style style:name="ce190" style:family="table-cell" style:parent-style-name="Default" style:data-style-name="N0">
      <style:table-cell-properties style:vertical-align="middle" fo:background-color="#E06666" style:repeat-content="false"/>
      <style:paragraph-properties fo:text-align="center"/>
      <style:text-properties style:font-name="Cambria" style:font-name-asian="Cambria" style:font-name-complex="Cambria" style:font-family-generic="roman"/>
    </style:style>
    <style:style style:name="ce191" style:family="table-cell" style:parent-style-name="Default" style:data-style-name="N0">
      <style:table-cell-properties style:vertical-align="middle" fo:background-color="#F6B26B" style:repeat-content="false"/>
      <style:paragraph-properties fo:text-align="center"/>
      <style:text-properties style:font-name="Cambria" style:font-name-asian="Cambria" style:font-name-complex="Cambria" style:font-family-generic="roman"/>
    </style:style>
    <style:style style:name="ce192" style:family="table-cell" style:parent-style-name="Default" style:data-style-name="N0">
      <style:table-cell-properties style:vertical-align="middle" fo:background-color="#FFD966" style:repeat-content="false"/>
      <style:paragraph-properties fo:text-align="center"/>
      <style:text-properties style:font-name="Cambria" style:font-name-asian="Cambria" style:font-name-complex="Cambria" style:font-family-generic="roman"/>
    </style:style>
    <style:style style:name="ce193" style:family="table-cell" style:parent-style-name="Default" style:data-style-name="N0">
      <style:table-cell-properties style:vertical-align="middle" fo:wrap-option="wrap" fo:background-color="#93C47D" style:repeat-content="false"/>
      <style:paragraph-properties fo:text-align="center"/>
      <style:text-properties style:font-name="Cambria" style:font-name-asian="Cambria" style:font-name-complex="Cambria" style:font-family-generic="roman"/>
    </style:style>
    <style:style style:name="ce194" style:family="table-cell" style:parent-style-name="Default" style:data-style-name="N4">
      <style:table-cell-properties style:vertical-align="middle" fo:background-color="#FFF2CC" style:repeat-content="false"/>
      <style:paragraph-properties fo:text-align="center"/>
      <style:text-properties style:font-name="Cambria" style:font-name-asian="Cambria" style:font-name-complex="Cambria" style:font-family-generic="roman"/>
    </style:style>
    <style:style style:name="ce195" style:family="table-cell" style:parent-style-name="Default" style:data-style-name="N0">
      <style:table-cell-properties style:vertical-align="middle" fo:background-color="#76A5AF" style:repeat-content="false"/>
      <style:paragraph-properties fo:text-align="center"/>
      <style:text-properties style:font-name="Cambria" style:font-name-asian="Cambria" style:font-name-complex="Cambria" style:font-family-generic="roman"/>
    </style:style>
    <style:style style:name="ce196" style:family="table-cell" style:parent-style-name="Default" style:data-style-name="N0">
      <style:table-cell-properties style:vertical-align="middle" fo:background-color="#6FA8DC" style:repeat-content="false"/>
      <style:paragraph-properties fo:text-align="center"/>
      <style:text-properties style:font-name="Cambria" style:font-name-asian="Cambria" style:font-name-complex="Cambria" style:font-family-generic="roman"/>
    </style:style>
    <style:style style:name="ce197" style:family="table-cell" style:parent-style-name="Default" style:data-style-name="N0">
      <style:table-cell-properties style:vertical-align="middle" fo:background-color="#6D9EEB" style:repeat-content="false"/>
      <style:paragraph-properties fo:text-align="center"/>
      <style:text-properties style:font-name="Cambria" style:font-name-asian="Cambria" style:font-name-complex="Cambria" style:font-family-generic="roman"/>
    </style:style>
    <style:style style:name="ce198" style:family="table-cell" style:parent-style-name="Default" style:data-style-name="N0">
      <style:table-cell-properties style:vertical-align="middle" fo:background-color="#8E7CC3" style:repeat-content="false"/>
      <style:paragraph-properties fo:text-align="center"/>
      <style:text-properties style:font-name="Cambria" style:font-name-asian="Cambria" style:font-name-complex="Cambria" style:font-family-generic="roman"/>
    </style:style>
    <style:style style:name="ce199" style:family="table-cell" style:parent-style-name="Default" style:data-style-name="N0">
      <style:table-cell-properties style:vertical-align="middle" fo:wrap-option="wrap" fo:background-color="#6FA8DC" style:repeat-content="false"/>
      <style:paragraph-properties fo:text-align="center"/>
    </style:style>
    <style:style style:name="ce200" style:family="table-cell" style:parent-style-name="Default" style:data-style-name="N0">
      <style:table-cell-properties style:vertical-align="middle" fo:background-color="#C27BA0" style:repeat-content="false"/>
      <style:paragraph-properties fo:text-align="center"/>
      <style:text-properties style:font-name="Cambria" style:font-name-asian="Cambria" style:font-name-complex="Cambria" style:font-family-generic="roman"/>
    </style:style>
    <style:style style:name="ce201" style:family="table-cell" style:parent-style-name="Default" style:data-style-name="N0">
      <style:table-cell-properties style:vertical-align="middle" fo:background-color="#DD7E6B" style:repeat-content="false"/>
      <style:paragraph-properties fo:text-align="center"/>
      <style:text-properties style:font-name="Cambria" style:font-name-asian="Cambria" style:font-name-complex="Cambria" style:font-family-generic="roman"/>
    </style:style>
    <style:style style:name="ce202" style:family="table-cell" style:parent-style-name="Default" style:data-style-name="N0">
      <style:table-cell-properties style:vertical-align="middle" fo:background-color="#666666" style:repeat-content="false"/>
      <style:paragraph-properties fo:text-align="center"/>
      <style:text-properties style:font-name="Cambria" style:font-name-asian="Cambria" style:font-name-complex="Cambria" style:font-family-generic="roman"/>
    </style:style>
    <style:style style:name="ce203" style:family="table-cell" style:parent-style-name="Default" style:data-style-name="N0">
      <style:table-cell-properties style:vertical-align="middle" fo:background-color="#999999" style:repeat-content="false"/>
      <style:paragraph-properties fo:text-align="center"/>
      <style:text-properties style:font-name="Cambria" style:font-name-asian="Cambria" style:font-name-complex="Cambria" style:font-family-generic="roman"/>
    </style:style>
    <style:style style:name="ce204" style:family="table-cell" style:parent-style-name="Default" style:data-style-name="N0">
      <style:table-cell-properties style:vertical-align="middle" fo:background-color="#E6B8AF" style:repeat-content="false"/>
      <style:paragraph-properties fo:text-align="start" fo:margin-left="0cm"/>
    </style:style>
    <style:style style:name="ce205" style:family="table-cell" style:parent-style-name="Default" style:data-style-name="N3">
      <style:table-cell-properties style:vertical-align="middle" fo:background-color="#DD7E6B" style:repeat-content="false"/>
      <style:paragraph-properties fo:text-align="center"/>
      <style:text-properties style:font-name="Cambria" style:font-name-asian="Cambria" style:font-name-complex="Cambria" style:font-family-generic="roman"/>
    </style:style>
    <style:style style:name="ce206" style:family="table-cell" style:parent-style-name="Default" style:data-style-name="N3">
      <style:table-cell-properties style:vertical-align="middle" fo:background-color="#EA9999" style:repeat-content="false"/>
      <style:paragraph-properties fo:text-align="center"/>
      <style:text-properties style:font-name="Cambria" style:font-name-asian="Cambria" style:font-name-complex="Cambria" style:font-family-generic="roman"/>
    </style:style>
    <style:style style:name="ce207" style:family="table-cell" style:parent-style-name="Default" style:data-style-name="N3">
      <style:table-cell-properties style:vertical-align="middle" fo:background-color="#F9CB9C" style:repeat-content="false"/>
      <style:paragraph-properties fo:text-align="center"/>
      <style:text-properties style:font-name="Cambria" style:font-name-asian="Cambria" style:font-name-complex="Cambria" style:font-family-generic="roman"/>
    </style:style>
    <style:style style:name="ce208" style:family="table-cell" style:parent-style-name="Default" style:data-style-name="N3">
      <style:table-cell-properties style:vertical-align="middle" fo:background-color="#FFE599" style:repeat-content="false"/>
      <style:paragraph-properties fo:text-align="center"/>
      <style:text-properties style:font-name="Cambria" style:font-name-asian="Cambria" style:font-name-complex="Cambria" style:font-family-generic="roman"/>
    </style:style>
    <style:style style:name="ce209" style:family="table-cell" style:parent-style-name="Default" style:data-style-name="N38">
      <style:table-cell-properties style:vertical-align="middle" fo:background-color="#B6D7A8" style:repeat-content="false"/>
      <style:paragraph-properties fo:text-align="center"/>
      <style:text-properties style:font-name="Cambria" style:font-name-asian="Cambria" style:font-name-complex="Cambria" style:font-family-generic="roman"/>
    </style:style>
    <style:style style:name="ce210" style:family="table-cell" style:parent-style-name="Default" style:data-style-name="N0">
      <style:table-cell-properties style:vertical-align="middle" fo:background-color="#A2C4C9" style:repeat-content="false"/>
      <style:paragraph-properties fo:text-align="center"/>
      <style:text-properties style:font-name="Cambria" style:font-name-asian="Cambria" style:font-name-complex="Cambria" style:font-family-generic="roman"/>
    </style:style>
    <style:style style:name="ce211" style:family="table-cell" style:parent-style-name="Default" style:data-style-name="N0">
      <style:table-cell-properties style:vertical-align="middle" fo:background-color="#9FC5E8" style:repeat-content="false"/>
      <style:paragraph-properties fo:text-align="center"/>
      <style:text-properties style:font-name="Cambria" style:font-name-asian="Cambria" style:font-name-complex="Cambria" style:font-family-generic="roman"/>
    </style:style>
    <style:style style:name="ce212" style:family="table-cell" style:parent-style-name="Default" style:data-style-name="N0">
      <style:table-cell-properties style:vertical-align="middle" fo:background-color="#A4C2F4" style:repeat-content="false"/>
      <style:paragraph-properties fo:text-align="center"/>
      <style:text-properties style:font-name="Cambria" style:font-name-asian="Cambria" style:font-name-complex="Cambria" style:font-family-generic="roman"/>
    </style:style>
    <style:style style:name="ce213" style:family="table-cell" style:parent-style-name="Default" style:data-style-name="N37">
      <style:table-cell-properties style:vertical-align="middle" fo:background-color="#B4A7D6" style:repeat-content="false"/>
      <style:paragraph-properties fo:text-align="center"/>
      <style:text-properties style:font-name="Cambria" style:font-name-asian="Cambria" style:font-name-complex="Cambria" style:font-family-generic="roman"/>
    </style:style>
    <style:style style:name="ce214" style:family="table-cell" style:parent-style-name="Default" style:data-style-name="N0">
      <style:table-cell-properties style:vertical-align="automatic" fo:background-color="#9FC5E8" style:repeat-content="false"/>
      <style:paragraph-properties fo:text-align="center"/>
    </style:style>
    <style:style style:name="ce215" style:family="table-cell" style:parent-style-name="Default" style:data-style-name="N2">
      <style:table-cell-properties style:vertical-align="automatic" fo:background-color="#9FC5E8" style:repeat-content="false"/>
      <style:paragraph-properties fo:text-align="center"/>
    </style:style>
    <style:style style:name="ce216" style:family="table-cell" style:parent-style-name="Default" style:data-style-name="N0">
      <style:table-cell-properties style:vertical-align="middle" fo:background-color="#D5A6BD" style:repeat-content="false"/>
      <style:paragraph-properties fo:text-align="center"/>
      <style:text-properties style:font-name="Cambria" style:font-name-asian="Cambria" style:font-name-complex="Cambria" style:font-family-generic="roman"/>
    </style:style>
    <style:style style:name="ce217" style:family="table-cell" style:parent-style-name="Default" style:data-style-name="N0">
      <style:table-cell-properties style:vertical-align="middle" fo:background-color="#E6B8AF" style:repeat-content="false"/>
      <style:paragraph-properties fo:text-align="center"/>
      <style:text-properties style:font-name="Cambria" style:font-name-asian="Cambria" style:font-name-complex="Cambria" style:font-family-generic="roman"/>
    </style:style>
    <style:style style:name="ce218" style:family="table-cell" style:parent-style-name="Default" style:data-style-name="N0">
      <style:table-cell-properties style:vertical-align="middle" fo:background-color="#B7B7B7" style:repeat-content="false"/>
      <style:paragraph-properties fo:text-align="center"/>
      <style:text-properties style:font-name="Cambria" style:font-name-asian="Cambria" style:font-name-complex="Cambria" style:font-family-generic="roman"/>
    </style:style>
    <style:style style:name="ce219" style:family="table-cell" style:parent-style-name="Default" style:data-style-name="N0">
      <style:table-cell-properties style:vertical-align="middle" fo:background-color="#CCCCCC" style:repeat-content="false"/>
      <style:paragraph-properties fo:text-align="center"/>
      <style:text-properties style:font-name="Cambria" style:font-name-asian="Cambria" style:font-name-complex="Cambria" style:font-family-generic="roman"/>
    </style:style>
    <style:style style:name="ce220" style:family="table-cell" style:parent-style-name="Default" style:data-style-name="N0">
      <style:table-cell-properties style:vertical-align="middle" fo:background-color="#E6B8AF" style:repeat-content="false"/>
      <style:paragraph-properties fo:text-align="start" fo:margin-left="0cm"/>
      <style:text-properties style:font-name="Calibri" style:font-name-asian="Calibri" style:font-name-complex="Calibri" fo:font-size="12pt" style:font-size-asian="12pt" style:font-size-complex="12pt" fo:font-weight="bold" style:font-weight-asian="bold" style:font-weight-complex="bold"/>
    </style:style>
    <style:style style:name="ce221" style:family="table-cell" style:parent-style-name="Default" style:data-style-name="N37">
      <style:table-cell-properties style:vertical-align="middle" fo:background-color="#E6B8AF" style:repeat-content="false"/>
      <style:paragraph-properties fo:text-align="start" fo:margin-left="0cm"/>
    </style:style>
    <style:style style:name="ce222" style:family="table-cell" style:parent-style-name="Default" style:data-style-name="N4">
      <style:table-cell-properties style:vertical-align="middle" fo:background-color="#E6B8AF" style:repeat-content="false"/>
      <style:paragraph-properties fo:text-align="start" fo:margin-left="0cm"/>
    </style:style>
    <style:style style:name="ce223" style:family="table-cell" style:parent-style-name="Default" style:data-style-name="N0">
      <style:table-cell-properties style:vertical-align="middle" fo:background-color="#E6B8AF" style:repeat-content="false"/>
      <style:paragraph-properties fo:text-align="center"/>
      <style:text-properties style:font-name="Calibri" style:font-name-asian="Calibri" style:font-name-complex="Calibri"/>
    </style:style>
    <style:style style:name="ce224" style:family="table-cell" style:parent-style-name="Default" style:data-style-name="N3">
      <style:table-cell-properties style:vertical-align="middle" fo:background-color="#E6B8AF" style:repeat-content="false"/>
      <style:paragraph-properties fo:text-align="center"/>
      <style:text-properties style:font-name="Calibri" style:font-name-asian="Calibri" style:font-name-complex="Calibri"/>
    </style:style>
    <style:style style:name="ce225" style:family="table-cell" style:parent-style-name="Default" style:data-style-name="N0">
      <style:table-cell-properties style:vertical-align="middle" fo:background-color="#E6B8AF" style:repeat-content="false"/>
      <style:paragraph-properties fo:text-align="start" fo:margin-left="0cm"/>
      <style:text-properties style:font-name="Calibri" style:font-name-asian="Calibri" style:font-name-complex="Calibri"/>
    </style:style>
    <style:style style:name="ce226" style:family="table-cell" style:parent-style-name="Default" style:data-style-name="N0">
      <style:table-cell-properties style:vertical-align="middle" fo:background-color="#E6B8AF"/>
      <style:text-properties style:font-name="Cambria" style:font-name-asian="Cambria" style:font-name-complex="Cambria" style:font-family-generic="roman"/>
    </style:style>
    <style:style style:name="ce227" style:family="table-cell" style:parent-style-name="Default" style:data-style-name="N3">
      <style:table-cell-properties style:vertical-align="middle" fo:background-color="#E6B8AF" style:repeat-content="false"/>
      <style:paragraph-properties fo:text-align="start" fo:margin-left="0cm"/>
    </style:style>
    <style:style style:name="ce228" style:family="table-cell" style:parent-style-name="Default" style:data-style-name="N4">
      <style:table-cell-properties style:vertical-align="middle" fo:background-color="#FFF2CC" style:repeat-content="false"/>
      <style:paragraph-properties fo:text-align="start" fo:margin-left="0cm"/>
      <style:text-properties style:font-name="Cambria" style:font-name-asian="Cambria" style:font-name-complex="Cambria" style:font-family-generic="roman"/>
    </style:style>
    <style:style style:name="ce229" style:family="table-cell" style:parent-style-name="Default" style:data-style-name="N38">
      <style:table-cell-properties style:vertical-align="middle" fo:background-color="#E6B8AF" style:repeat-content="false"/>
      <style:paragraph-properties fo:text-align="start" fo:margin-left="0cm"/>
      <style:text-properties style:font-name="Calibri" style:font-name-asian="Calibri" style:font-name-complex="Calibri"/>
    </style:style>
    <style:style style:name="ce230" style:family="table-cell" style:parent-style-name="Default" style:data-style-name="N38">
      <style:table-cell-properties style:vertical-align="middle" fo:background-color="#CC4125" style:repeat-content="false"/>
      <style:paragraph-properties fo:text-align="start" fo:margin-left="0cm"/>
      <style:text-properties style:font-name="Calibri" style:font-name-asian="Calibri" style:font-name-complex="Calibri"/>
    </style:style>
    <style:style style:name="ce231" style:family="table-cell" style:parent-style-name="Default" style:data-style-name="N37">
      <style:table-cell-properties style:vertical-align="middle" fo:background-color="#E6B8AF" style:rotation-angle="270" style:repeat-content="false"/>
      <style:paragraph-properties fo:text-align="center"/>
      <style:text-properties style:font-name="Calibri" style:font-name-asian="Calibri" style:font-name-complex="Calibri" fo:font-size="18pt" style:font-size-asian="18pt" style:font-size-complex="18pt"/>
    </style:style>
    <style:style style:name="ce232" style:family="table-cell" style:parent-style-name="Default" style:data-style-name="N39">
      <style:table-cell-properties fo:border="thin solid #000000" style:vertical-align="middle" fo:background-color="#CC4125" style:repeat-content="false"/>
      <style:paragraph-properties fo:text-align="end" fo:margin-right="0cm"/>
    </style:style>
    <style:style style:name="ce233" style:family="table-cell" style:parent-style-name="Default" style:data-style-name="N39">
      <style:table-cell-properties fo:border-top="thin solid #000000" fo:border-bottom="thin solid #000000" fo:border-left="none" fo:border-right="none" style:vertical-align="middle" fo:background-color="#CC4125" style:repeat-content="false"/>
      <style:paragraph-properties fo:text-align="end" fo:margin-right="0cm"/>
    </style:style>
    <style:style style:name="ce234" style:family="table-cell" style:parent-style-name="Default" style:data-style-name="N39">
      <style:table-cell-properties fo:border-top="thin solid #000000" fo:border-bottom="thin solid #000000" fo:border-left="none" fo:border-right="thin solid #000000" style:vertical-align="middle" fo:background-color="#CC4125" style:repeat-content="false"/>
      <style:paragraph-properties fo:text-align="end" fo:margin-right="0cm"/>
    </style:style>
    <style:style style:name="ce235" style:family="table-cell" style:parent-style-name="Default" style:data-style-name="N39">
      <style:table-cell-properties fo:border-top="thin solid #000000" fo:border-bottom="thin solid #000000" fo:border-left="none" fo:border-right="thin solid #000000" style:vertical-align="middle" fo:background-color="#EA9999" style:repeat-content="false"/>
      <style:paragraph-properties fo:text-align="end" fo:margin-right="0cm"/>
    </style:style>
    <style:style style:name="ce236" style:family="table-cell" style:parent-style-name="Default" style:data-style-name="N39">
      <style:table-cell-properties fo:border-top="thin solid #000000" fo:border-bottom="thin solid #000000" fo:border-left="none" fo:border-right="none" style:vertical-align="middle" fo:background-color="#EA9999" style:repeat-content="false"/>
      <style:paragraph-properties fo:text-align="end" fo:margin-right="0cm"/>
    </style:style>
    <style:style style:name="ce237" style:family="table-cell" style:parent-style-name="Default" style:data-style-name="N39">
      <style:table-cell-properties fo:border-top="thin solid #000000" fo:border-bottom="thin solid #000000" fo:border-left="none" fo:border-right="none" style:vertical-align="middle" fo:background-color="#F6B26B" style:repeat-content="false"/>
      <style:paragraph-properties fo:text-align="end" fo:margin-right="0cm"/>
    </style:style>
    <style:style style:name="ce238" style:family="table-cell" style:parent-style-name="Default" style:data-style-name="N39">
      <style:table-cell-properties fo:border-top="thin solid #000000" fo:border-bottom="thin solid #000000" fo:border-left="none" fo:border-right="thin solid #000000" style:vertical-align="middle" fo:background-color="#F6B26B" style:repeat-content="false"/>
      <style:paragraph-properties fo:text-align="end" fo:margin-right="0cm"/>
    </style:style>
    <style:style style:name="ce239" style:family="table-cell" style:parent-style-name="Default" style:data-style-name="N39">
      <style:table-cell-properties fo:border-top="thin solid #000000" fo:border-bottom="thin solid #000000" fo:border-left="none" fo:border-right="none" style:vertical-align="middle" fo:background-color="#FFD966" style:repeat-content="false"/>
      <style:paragraph-properties fo:text-align="end" fo:margin-right="0cm"/>
    </style:style>
    <style:style style:name="ce240" style:family="table-cell" style:parent-style-name="Default" style:data-style-name="N39">
      <style:table-cell-properties fo:border-top="thin solid #000000" fo:border-bottom="thin solid #000000" fo:border-left="none" fo:border-right="none" style:vertical-align="middle" fo:background-color="#FFF2CC" style:repeat-content="false"/>
      <style:paragraph-properties fo:text-align="end" fo:margin-right="0cm"/>
    </style:style>
    <style:style style:name="ce241" style:family="table-cell" style:parent-style-name="Default" style:data-style-name="N39">
      <style:table-cell-properties fo:border-top="thin solid #000000" fo:border-bottom="thin solid #000000" fo:border-left="none" fo:border-right="thin solid #000000" style:vertical-align="middle" fo:background-color="#B6D7A8" style:repeat-content="false"/>
      <style:paragraph-properties fo:text-align="end" fo:margin-right="0cm"/>
    </style:style>
    <style:style style:name="ce242" style:family="table-cell" style:parent-style-name="Default" style:data-style-name="N39">
      <style:table-cell-properties fo:border-top="thin solid #000000" fo:border-bottom="thin solid #000000" fo:border-left="none" fo:border-right="none" style:vertical-align="middle" fo:background-color="#6AA84F" style:repeat-content="false"/>
      <style:paragraph-properties fo:text-align="end" fo:margin-right="0cm"/>
    </style:style>
    <style:style style:name="ce243" style:family="table-cell" style:parent-style-name="Default" style:data-style-name="N39">
      <style:table-cell-properties fo:border-top="thin solid #000000" fo:border-bottom="thin solid #000000" fo:border-left="none" fo:border-right="none" style:vertical-align="middle" fo:background-color="#3C78D8" style:repeat-content="false"/>
      <style:paragraph-properties fo:text-align="end" fo:margin-right="0cm"/>
    </style:style>
    <style:style style:name="ce244" style:family="table-cell" style:parent-style-name="Default" style:data-style-name="N39">
      <style:table-cell-properties fo:border-top="thin solid #000000" fo:border-bottom="thin solid #000000" fo:border-left="none" fo:border-right="none" style:vertical-align="middle" fo:background-color="#6D9EEB" style:repeat-content="false"/>
      <style:paragraph-properties fo:text-align="end" fo:margin-right="0cm"/>
    </style:style>
    <style:style style:name="ce245" style:family="table-cell" style:parent-style-name="Default" style:data-style-name="N39">
      <style:table-cell-properties fo:border-top="thin solid #000000" fo:border-bottom="thin solid #000000" fo:border-left="none" fo:border-right="none" style:vertical-align="middle" fo:background-color="#B4A7D6" style:repeat-content="false"/>
      <style:paragraph-properties fo:text-align="end" fo:margin-right="0cm"/>
    </style:style>
    <style:style style:name="ce246" style:family="table-cell" style:parent-style-name="Default" style:data-style-name="N39">
      <style:table-cell-properties fo:border-top="thin solid #000000" fo:border-bottom="thin solid #000000" fo:border-left="none" fo:border-right="thin solid #000000" style:vertical-align="middle" fo:background-color="#8E7CC3" style:repeat-content="false"/>
      <style:paragraph-properties fo:text-align="end" fo:margin-right="0cm"/>
    </style:style>
    <style:style style:name="ce247" style:family="table-cell" style:parent-style-name="Default" style:data-style-name="N3">
      <style:table-cell-properties style:vertical-align="middle" fo:background-color="#E6B8AF" style:repeat-content="false"/>
      <style:paragraph-properties fo:text-align="center"/>
      <style:text-properties style:font-name="Cambria" style:font-name-asian="Cambria" style:font-name-complex="Cambria" style:font-family-generic="roman"/>
    </style:style>
    <style:style style:name="ce248" style:family="table-cell" style:parent-style-name="Default" style:data-style-name="N3">
      <style:table-cell-properties style:vertical-align="middle" fo:background-color="#E6B8AF" style:repeat-content="false"/>
      <style:paragraph-properties fo:text-align="start" fo:margin-left="0cm"/>
      <style:text-properties style:font-name="Calibri" style:font-name-asian="Calibri" style:font-name-complex="Calibri"/>
    </style:style>
    <style:style style:name="ce249" style:family="table-cell" style:parent-style-name="Default" style:data-style-name="N37">
      <style:table-cell-properties fo:border-top="thin solid #000000" fo:border-bottom="none" fo:border-left="thin solid #000000" fo:border-right="none" style:vertical-align="middle" fo:background-color="#CC4125" style:repeat-content="false"/>
      <style:paragraph-properties fo:text-align="end" fo:margin-right="0cm"/>
      <style:text-properties style:font-name="Calibri" style:font-name-asian="Calibri" style:font-name-complex="Calibri"/>
    </style:style>
    <style:style style:name="ce250" style:family="table-cell" style:parent-style-name="Default" style:data-style-name="N37">
      <style:table-cell-properties fo:border-top="thin solid #000000" fo:border-bottom="none" fo:border-left="none" fo:border-right="none" style:vertical-align="middle" fo:background-color="#CC4125" style:repeat-content="false"/>
      <style:paragraph-properties fo:text-align="end" fo:margin-right="0cm"/>
      <style:text-properties style:font-name="Calibri" style:font-name-asian="Calibri" style:font-name-complex="Calibri"/>
    </style:style>
    <style:style style:name="ce251" style:family="table-cell" style:parent-style-name="Default" style:data-style-name="N37">
      <style:table-cell-properties fo:border-top="thin solid #000000" fo:border-bottom="none" fo:border-left="none" fo:border-right="thin solid #000000" style:vertical-align="middle" fo:background-color="#CC4125" style:repeat-content="false"/>
      <style:paragraph-properties fo:text-align="end" fo:margin-right="0cm"/>
      <style:text-properties style:font-name="Calibri" style:font-name-asian="Calibri" style:font-name-complex="Calibri"/>
    </style:style>
    <style:style style:name="ce252" style:family="table-cell" style:parent-style-name="Default" style:data-style-name="N37">
      <style:table-cell-properties fo:border-top="thin solid #000000" fo:border-bottom="none" fo:border-left="none" fo:border-right="none" style:vertical-align="middle" fo:background-color="#EA9999" style:repeat-content="false"/>
      <style:paragraph-properties fo:text-align="end" fo:margin-right="0cm"/>
      <style:text-properties style:font-name="Calibri" style:font-name-asian="Calibri" style:font-name-complex="Calibri"/>
    </style:style>
    <style:style style:name="ce253" style:family="table-cell" style:parent-style-name="Default" style:data-style-name="N37">
      <style:table-cell-properties fo:border-top="thin solid #000000" fo:border-bottom="none" fo:border-left="none" fo:border-right="thin solid #000000" style:vertical-align="middle" fo:background-color="#F6B26B" style:repeat-content="false"/>
      <style:paragraph-properties fo:text-align="end" fo:margin-right="0cm"/>
      <style:text-properties style:font-name="Calibri" style:font-name-asian="Calibri" style:font-name-complex="Calibri"/>
    </style:style>
    <style:style style:name="ce254" style:family="table-cell" style:parent-style-name="Default" style:data-style-name="N37">
      <style:table-cell-properties fo:border-top="thin solid #000000" fo:border-bottom="none" fo:border-left="none" fo:border-right="none" style:vertical-align="middle" fo:background-color="#F6B26B" style:repeat-content="false"/>
      <style:paragraph-properties fo:text-align="end" fo:margin-right="0cm"/>
      <style:text-properties style:font-name="Calibri" style:font-name-asian="Calibri" style:font-name-complex="Calibri"/>
    </style:style>
    <style:style style:name="ce255" style:family="table-cell" style:parent-style-name="Default" style:data-style-name="N37">
      <style:table-cell-properties fo:border-top="thin solid #000000" fo:border-bottom="none" fo:border-left="none" fo:border-right="none" style:vertical-align="middle" fo:background-color="#FFD966" style:repeat-content="false"/>
      <style:paragraph-properties fo:text-align="end" fo:margin-right="0cm"/>
      <style:text-properties style:font-name="Calibri" style:font-name-asian="Calibri" style:font-name-complex="Calibri"/>
    </style:style>
    <style:style style:name="ce256" style:family="table-cell" style:parent-style-name="Default" style:data-style-name="N37">
      <style:table-cell-properties fo:border-top="thin solid #000000" fo:border-bottom="none" fo:border-left="none" fo:border-right="none" style:vertical-align="middle" fo:background-color="#FFF2CC" style:repeat-content="false"/>
      <style:paragraph-properties fo:text-align="end" fo:margin-right="0cm"/>
      <style:text-properties style:font-name="Calibri" style:font-name-asian="Calibri" style:font-name-complex="Calibri"/>
    </style:style>
    <style:style style:name="ce257" style:family="table-cell" style:parent-style-name="Default" style:data-style-name="N37">
      <style:table-cell-properties fo:border-top="thin solid #000000" fo:border-bottom="none" fo:border-left="none" fo:border-right="thin solid #000000" style:vertical-align="middle" fo:background-color="#FFF2CC" style:repeat-content="false"/>
      <style:paragraph-properties fo:text-align="end" fo:margin-right="0cm"/>
      <style:text-properties style:font-name="Calibri" style:font-name-asian="Calibri" style:font-name-complex="Calibri"/>
    </style:style>
    <style:style style:name="ce258" style:family="table-cell" style:parent-style-name="Default" style:data-style-name="N37">
      <style:table-cell-properties fo:border-top="thin solid #000000" fo:border-bottom="none" fo:border-left="none" fo:border-right="none" style:vertical-align="middle" fo:background-color="#B6D7A8" style:repeat-content="false"/>
      <style:paragraph-properties fo:text-align="end" fo:margin-right="0cm"/>
      <style:text-properties style:font-name="Calibri" style:font-name-asian="Calibri" style:font-name-complex="Calibri"/>
    </style:style>
    <style:style style:name="ce259" style:family="table-cell" style:parent-style-name="Default" style:data-style-name="N37">
      <style:table-cell-properties fo:border-top="thin solid #000000" fo:border-bottom="none" fo:border-left="none" fo:border-right="none" style:vertical-align="middle" fo:background-color="#6AA84F" style:repeat-content="false"/>
      <style:paragraph-properties fo:text-align="end" fo:margin-right="0cm"/>
      <style:text-properties style:font-name="Calibri" style:font-name-asian="Calibri" style:font-name-complex="Calibri"/>
    </style:style>
    <style:style style:name="ce260" style:family="table-cell" style:parent-style-name="Default" style:data-style-name="N37">
      <style:table-cell-properties fo:border-top="thin solid #000000" fo:border-bottom="none" fo:border-left="none" fo:border-right="none" style:vertical-align="middle" fo:background-color="#3C78D8" style:repeat-content="false"/>
      <style:paragraph-properties fo:text-align="end" fo:margin-right="0cm"/>
      <style:text-properties style:font-name="Calibri" style:font-name-asian="Calibri" style:font-name-complex="Calibri"/>
    </style:style>
    <style:style style:name="ce261" style:family="table-cell" style:parent-style-name="Default" style:data-style-name="N37">
      <style:table-cell-properties fo:border-top="thin solid #000000" fo:border-bottom="none" fo:border-left="none" fo:border-right="none" style:vertical-align="middle" fo:background-color="#6D9EEB" style:repeat-content="false"/>
      <style:paragraph-properties fo:text-align="end" fo:margin-right="0cm"/>
      <style:text-properties style:font-name="Calibri" style:font-name-asian="Calibri" style:font-name-complex="Calibri"/>
    </style:style>
    <style:style style:name="ce262" style:family="table-cell" style:parent-style-name="Default" style:data-style-name="N37">
      <style:table-cell-properties fo:border-top="thin solid #000000" fo:border-bottom="none" fo:border-left="none" fo:border-right="thin solid #000000" style:vertical-align="middle" fo:background-color="#B4A7D6" style:repeat-content="false"/>
      <style:paragraph-properties fo:text-align="end" fo:margin-right="0cm"/>
      <style:text-properties style:font-name="Calibri" style:font-name-asian="Calibri" style:font-name-complex="Calibri"/>
    </style:style>
    <style:style style:name="ce263" style:family="table-cell" style:parent-style-name="Default" style:data-style-name="N37">
      <style:table-cell-properties fo:border-top="thin solid #000000" fo:border-bottom="none" fo:border-left="thin solid #000000" fo:border-right="none" style:vertical-align="middle" fo:background-color="#D5A6BD" style:repeat-content="false"/>
      <style:paragraph-properties fo:text-align="end" fo:margin-right="0cm"/>
      <style:text-properties style:font-name="Calibri" style:font-name-asian="Calibri" style:font-name-complex="Calibri"/>
    </style:style>
    <style:style style:name="ce264" style:family="table-cell" style:parent-style-name="Default" style:data-style-name="N37">
      <style:table-cell-properties fo:border-top="thin solid #000000" fo:border-bottom="none" fo:border-left="none" fo:border-right="none" style:vertical-align="middle" fo:background-color="#A64D79" style:repeat-content="false"/>
      <style:paragraph-properties fo:text-align="end" fo:margin-right="0cm"/>
      <style:text-properties style:font-name="Calibri" style:font-name-asian="Calibri" style:font-name-complex="Calibri"/>
    </style:style>
    <style:style style:name="ce265" style:family="table-cell" style:parent-style-name="Default" style:data-style-name="N37">
      <style:table-cell-properties fo:border-top="thin solid #000000" fo:border-bottom="none" fo:border-left="none" fo:border-right="none" style:vertical-align="middle" fo:background-color="#999999" style:repeat-content="false"/>
      <style:paragraph-properties fo:text-align="end" fo:margin-right="0cm"/>
      <style:text-properties style:font-name="Calibri" style:font-name-asian="Calibri" style:font-name-complex="Calibri"/>
    </style:style>
    <style:style style:name="ce266" style:family="table-cell" style:parent-style-name="Default" style:data-style-name="N37">
      <style:table-cell-properties fo:border-top="thin solid #000000" fo:border-bottom="none" fo:border-left="none" fo:border-right="thin solid #000000" style:vertical-align="middle" fo:background-color="#999999" style:repeat-content="false"/>
      <style:paragraph-properties fo:text-align="end" fo:margin-right="0cm"/>
      <style:text-properties style:font-name="Calibri" style:font-name-asian="Calibri" style:font-name-complex="Calibri"/>
    </style:style>
    <style:style style:name="ce267" style:family="table-cell" style:parent-style-name="Default" style:data-style-name="N0">
      <style:table-cell-properties style:vertical-align="middle" fo:background-color="#EA9999" style:repeat-content="false"/>
      <style:paragraph-properties fo:text-align="start" fo:margin-left="0cm"/>
      <style:text-properties style:font-name="Calibri" style:font-name-asian="Calibri" style:font-name-complex="Calibri"/>
    </style:style>
    <style:style style:name="ce268" style:family="table-cell" style:parent-style-name="Default" style:data-style-name="N39">
      <style:table-cell-properties fo:border-top="none" fo:border-bottom="none" fo:border-left="thin solid #000000" fo:border-right="thin solid #000000" style:vertical-align="middle" fo:background-color="#CC4125" style:repeat-content="false"/>
      <style:paragraph-properties fo:text-align="end" fo:margin-right="0cm"/>
    </style:style>
    <style:style style:name="ce269" style:family="table-cell" style:parent-style-name="Default" style:data-style-name="N39">
      <style:table-cell-properties style:vertical-align="middle" fo:background-color="#CC4125" style:repeat-content="false"/>
      <style:paragraph-properties fo:text-align="end" fo:margin-right="0cm"/>
    </style:style>
    <style:style style:name="ce270" style:family="table-cell" style:parent-style-name="Default" style:data-style-name="N39">
      <style:table-cell-properties fo:border-top="none" fo:border-bottom="none" fo:border-left="none" fo:border-right="thin solid #000000" style:vertical-align="middle" fo:background-color="#CC4125" style:repeat-content="false"/>
      <style:paragraph-properties fo:text-align="end" fo:margin-right="0cm"/>
    </style:style>
    <style:style style:name="ce271" style:family="table-cell" style:parent-style-name="Default" style:data-style-name="N39">
      <style:table-cell-properties style:vertical-align="middle" fo:background-color="#EA9999" style:repeat-content="false"/>
      <style:paragraph-properties fo:text-align="end" fo:margin-right="0cm"/>
    </style:style>
    <style:style style:name="ce272" style:family="table-cell" style:parent-style-name="Default" style:data-style-name="N39">
      <style:table-cell-properties fo:border-top="none" fo:border-bottom="none" fo:border-left="none" fo:border-right="thin solid #000000" style:vertical-align="middle" fo:background-color="#EA9999" style:repeat-content="false"/>
      <style:paragraph-properties fo:text-align="end" fo:margin-right="0cm"/>
    </style:style>
    <style:style style:name="ce273" style:family="table-cell" style:parent-style-name="Default" style:data-style-name="N39">
      <style:table-cell-properties style:vertical-align="middle" fo:background-color="#F6B26B" style:repeat-content="false"/>
      <style:paragraph-properties fo:text-align="end" fo:margin-right="0cm"/>
    </style:style>
    <style:style style:name="ce274" style:family="table-cell" style:parent-style-name="Default" style:data-style-name="N39">
      <style:table-cell-properties fo:border-top="none" fo:border-bottom="none" fo:border-left="none" fo:border-right="thin solid #000000" style:vertical-align="middle" fo:background-color="#F6B26B" style:repeat-content="false"/>
      <style:paragraph-properties fo:text-align="end" fo:margin-right="0cm"/>
    </style:style>
    <style:style style:name="ce275" style:family="table-cell" style:parent-style-name="Default" style:data-style-name="N39">
      <style:table-cell-properties style:vertical-align="middle" fo:background-color="#FFD966" style:repeat-content="false"/>
      <style:paragraph-properties fo:text-align="end" fo:margin-right="0cm"/>
    </style:style>
    <style:style style:name="ce276" style:family="table-cell" style:parent-style-name="Default" style:data-style-name="N39">
      <style:table-cell-properties style:vertical-align="middle" fo:background-color="#FFF2CC" style:repeat-content="false"/>
      <style:paragraph-properties fo:text-align="end" fo:margin-right="0cm"/>
    </style:style>
    <style:style style:name="ce277" style:family="table-cell" style:parent-style-name="Default" style:data-style-name="N39">
      <style:table-cell-properties style:vertical-align="middle" fo:background-color="#B6D7A8" style:repeat-content="false"/>
      <style:paragraph-properties fo:text-align="end" fo:margin-right="0cm"/>
    </style:style>
    <style:style style:name="ce278" style:family="table-cell" style:parent-style-name="Default" style:data-style-name="N39">
      <style:table-cell-properties fo:border-top="none" fo:border-bottom="none" fo:border-left="none" fo:border-right="thin solid #000000" style:vertical-align="middle" fo:background-color="#B6D7A8" style:repeat-content="false"/>
      <style:paragraph-properties fo:text-align="end" fo:margin-right="0cm"/>
    </style:style>
    <style:style style:name="ce279" style:family="table-cell" style:parent-style-name="Default" style:data-style-name="N39">
      <style:table-cell-properties style:vertical-align="middle" fo:background-color="#6AA84F" style:repeat-content="false"/>
      <style:paragraph-properties fo:text-align="end" fo:margin-right="0cm"/>
    </style:style>
    <style:style style:name="ce280" style:family="table-cell" style:parent-style-name="Default" style:data-style-name="N39">
      <style:table-cell-properties style:vertical-align="middle" fo:background-color="#3C78D8" style:repeat-content="false"/>
      <style:paragraph-properties fo:text-align="end" fo:margin-right="0cm"/>
    </style:style>
    <style:style style:name="ce281" style:family="table-cell" style:parent-style-name="Default" style:data-style-name="N39">
      <style:table-cell-properties style:vertical-align="middle" fo:background-color="#6D9EEB" style:repeat-content="false"/>
      <style:paragraph-properties fo:text-align="end" fo:margin-right="0cm"/>
    </style:style>
    <style:style style:name="ce282" style:family="table-cell" style:parent-style-name="Default" style:data-style-name="N39">
      <style:table-cell-properties style:vertical-align="middle" fo:background-color="#B4A7D6" style:repeat-content="false"/>
      <style:paragraph-properties fo:text-align="end" fo:margin-right="0cm"/>
    </style:style>
    <style:style style:name="ce283" style:family="table-cell" style:parent-style-name="Default" style:data-style-name="N39">
      <style:table-cell-properties fo:border-top="none" fo:border-bottom="none" fo:border-left="none" fo:border-right="thin solid #000000" style:vertical-align="middle" fo:background-color="#8E7CC3" style:repeat-content="false"/>
      <style:paragraph-properties fo:text-align="end" fo:margin-right="0cm"/>
    </style:style>
    <style:style style:name="ce284" style:family="table-cell" style:parent-style-name="Default" style:data-style-name="N40">
      <style:table-cell-properties style:vertical-align="middle" fo:background-color="#E6B8AF" style:repeat-content="false"/>
      <style:paragraph-properties fo:text-align="start" fo:margin-left="0cm"/>
      <style:text-properties style:font-name="Calibri" style:font-name-asian="Calibri" style:font-name-complex="Calibri"/>
    </style:style>
    <style:style style:name="ce285" style:family="table-cell" style:parent-style-name="Default" style:data-style-name="N37">
      <style:table-cell-properties fo:border-top="none" fo:border-bottom="none" fo:border-left="thin solid #000000" fo:border-right="none" style:vertical-align="middle" fo:background-color="#CC4125" style:repeat-content="false"/>
      <style:paragraph-properties fo:text-align="end" fo:margin-right="0cm"/>
      <style:text-properties style:font-name="Calibri" style:font-name-asian="Calibri" style:font-name-complex="Calibri"/>
    </style:style>
    <style:style style:name="ce286" style:family="table-cell" style:parent-style-name="Default" style:data-style-name="N37">
      <style:table-cell-properties style:vertical-align="middle" fo:background-color="#CC4125" style:repeat-content="false"/>
      <style:paragraph-properties fo:text-align="end" fo:margin-right="0cm"/>
      <style:text-properties style:font-name="Calibri" style:font-name-asian="Calibri" style:font-name-complex="Calibri"/>
    </style:style>
    <style:style style:name="ce287" style:family="table-cell" style:parent-style-name="Default" style:data-style-name="N37">
      <style:table-cell-properties fo:border-top="none" fo:border-bottom="none" fo:border-left="none" fo:border-right="thin solid #000000" style:vertical-align="middle" fo:background-color="#CC4125" style:repeat-content="false"/>
      <style:paragraph-properties fo:text-align="end" fo:margin-right="0cm"/>
      <style:text-properties style:font-name="Calibri" style:font-name-asian="Calibri" style:font-name-complex="Calibri"/>
    </style:style>
    <style:style style:name="ce288" style:family="table-cell" style:parent-style-name="Default" style:data-style-name="N37">
      <style:table-cell-properties style:vertical-align="middle" fo:background-color="#EA9999" style:repeat-content="false"/>
      <style:paragraph-properties fo:text-align="end" fo:margin-right="0cm"/>
      <style:text-properties style:font-name="Calibri" style:font-name-asian="Calibri" style:font-name-complex="Calibri"/>
    </style:style>
    <style:style style:name="ce289" style:family="table-cell" style:parent-style-name="Default" style:data-style-name="N37">
      <style:table-cell-properties fo:border-top="none" fo:border-bottom="none" fo:border-left="none" fo:border-right="thin solid #000000" style:vertical-align="middle" fo:background-color="#F6B26B" style:repeat-content="false"/>
      <style:paragraph-properties fo:text-align="end" fo:margin-right="0cm"/>
      <style:text-properties style:font-name="Calibri" style:font-name-asian="Calibri" style:font-name-complex="Calibri"/>
    </style:style>
    <style:style style:name="ce290" style:family="table-cell" style:parent-style-name="Default" style:data-style-name="N37">
      <style:table-cell-properties style:vertical-align="middle" fo:background-color="#F6B26B" style:repeat-content="false"/>
      <style:paragraph-properties fo:text-align="end" fo:margin-right="0cm"/>
      <style:text-properties style:font-name="Calibri" style:font-name-asian="Calibri" style:font-name-complex="Calibri"/>
    </style:style>
    <style:style style:name="ce291" style:family="table-cell" style:parent-style-name="Default" style:data-style-name="N37">
      <style:table-cell-properties style:vertical-align="middle" fo:background-color="#FFD966" style:repeat-content="false"/>
      <style:paragraph-properties fo:text-align="end" fo:margin-right="0cm"/>
      <style:text-properties style:font-name="Calibri" style:font-name-asian="Calibri" style:font-name-complex="Calibri"/>
    </style:style>
    <style:style style:name="ce292" style:family="table-cell" style:parent-style-name="Default" style:data-style-name="N37">
      <style:table-cell-properties style:vertical-align="middle" fo:background-color="#FFF2CC" style:repeat-content="false"/>
      <style:paragraph-properties fo:text-align="end" fo:margin-right="0cm"/>
      <style:text-properties style:font-name="Calibri" style:font-name-asian="Calibri" style:font-name-complex="Calibri"/>
    </style:style>
    <style:style style:name="ce293" style:family="table-cell" style:parent-style-name="Default" style:data-style-name="N37">
      <style:table-cell-properties fo:border-top="none" fo:border-bottom="none" fo:border-left="none" fo:border-right="thin solid #000000" style:vertical-align="middle" fo:background-color="#FFF2CC" style:repeat-content="false"/>
      <style:paragraph-properties fo:text-align="end" fo:margin-right="0cm"/>
      <style:text-properties style:font-name="Calibri" style:font-name-asian="Calibri" style:font-name-complex="Calibri"/>
    </style:style>
    <style:style style:name="ce294" style:family="table-cell" style:parent-style-name="Default" style:data-style-name="N37">
      <style:table-cell-properties style:vertical-align="middle" fo:background-color="#B6D7A8" style:repeat-content="false"/>
      <style:paragraph-properties fo:text-align="end" fo:margin-right="0cm"/>
      <style:text-properties style:font-name="Calibri" style:font-name-asian="Calibri" style:font-name-complex="Calibri"/>
    </style:style>
    <style:style style:name="ce295" style:family="table-cell" style:parent-style-name="Default" style:data-style-name="N37">
      <style:table-cell-properties style:vertical-align="middle" fo:background-color="#6AA84F" style:repeat-content="false"/>
      <style:paragraph-properties fo:text-align="end" fo:margin-right="0cm"/>
      <style:text-properties style:font-name="Calibri" style:font-name-asian="Calibri" style:font-name-complex="Calibri"/>
    </style:style>
    <style:style style:name="ce296" style:family="table-cell" style:parent-style-name="Default" style:data-style-name="N37">
      <style:table-cell-properties style:vertical-align="middle" fo:background-color="#3C78D8" style:repeat-content="false"/>
      <style:paragraph-properties fo:text-align="end" fo:margin-right="0cm"/>
      <style:text-properties style:font-name="Calibri" style:font-name-asian="Calibri" style:font-name-complex="Calibri"/>
    </style:style>
    <style:style style:name="ce297" style:family="table-cell" style:parent-style-name="Default" style:data-style-name="N37">
      <style:table-cell-properties style:vertical-align="middle" fo:background-color="#9FC5E8" style:repeat-content="false"/>
      <style:paragraph-properties fo:text-align="end" fo:margin-right="0cm"/>
      <style:text-properties style:font-name="Calibri" style:font-name-asian="Calibri" style:font-name-complex="Calibri"/>
    </style:style>
    <style:style style:name="ce298" style:family="table-cell" style:parent-style-name="Default" style:data-style-name="N37">
      <style:table-cell-properties fo:border-top="none" fo:border-bottom="none" fo:border-left="none" fo:border-right="thin solid #000000" style:vertical-align="middle" fo:background-color="#B4A7D6" style:repeat-content="false"/>
      <style:paragraph-properties fo:text-align="end" fo:margin-right="0cm"/>
      <style:text-properties style:font-name="Calibri" style:font-name-asian="Calibri" style:font-name-complex="Calibri"/>
    </style:style>
    <style:style style:name="ce299" style:family="table-cell" style:parent-style-name="Default" style:data-style-name="N37">
      <style:table-cell-properties fo:border-top="none" fo:border-bottom="none" fo:border-left="thin solid #000000" fo:border-right="none" style:vertical-align="middle" fo:background-color="#D5A6BD" style:repeat-content="false"/>
      <style:paragraph-properties fo:text-align="end" fo:margin-right="0cm"/>
      <style:text-properties style:font-name="Calibri" style:font-name-asian="Calibri" style:font-name-complex="Calibri"/>
    </style:style>
    <style:style style:name="ce300" style:family="table-cell" style:parent-style-name="Default" style:data-style-name="N37">
      <style:table-cell-properties style:vertical-align="middle" fo:background-color="#999999" style:repeat-content="false"/>
      <style:paragraph-properties fo:text-align="end" fo:margin-right="0cm"/>
      <style:text-properties style:font-name="Calibri" style:font-name-asian="Calibri" style:font-name-complex="Calibri"/>
    </style:style>
    <style:style style:name="ce301" style:family="table-cell" style:parent-style-name="Default" style:data-style-name="N37">
      <style:table-cell-properties fo:border-top="none" fo:border-bottom="none" fo:border-left="none" fo:border-right="thin solid #000000" style:vertical-align="middle" fo:background-color="#999999" style:repeat-content="false"/>
      <style:paragraph-properties fo:text-align="end" fo:margin-right="0cm"/>
      <style:text-properties style:font-name="Calibri" style:font-name-asian="Calibri" style:font-name-complex="Calibri"/>
    </style:style>
    <style:style style:name="ce302" style:family="table-cell" style:parent-style-name="Default" style:data-style-name="N37">
      <style:table-cell-properties style:vertical-align="middle" fo:background-color="#E6B8AF" style:repeat-content="false"/>
      <style:paragraph-properties fo:text-align="start" fo:margin-left="0cm"/>
      <style:text-properties style:font-name="Calibri" style:font-name-asian="Calibri" style:font-name-complex="Calibri"/>
    </style:style>
    <style:style style:name="ce303" style:family="table-cell" style:parent-style-name="Default" style:data-style-name="N37">
      <style:table-cell-properties style:vertical-align="middle" fo:background-color="#F6B26B" style:repeat-content="false"/>
      <style:paragraph-properties fo:text-align="start" fo:margin-left="0cm"/>
      <style:text-properties style:font-name="Calibri" style:font-name-asian="Calibri" style:font-name-complex="Calibri"/>
    </style:style>
    <style:style style:name="ce304" style:family="table-cell" style:parent-style-name="Default" style:data-style-name="N39">
      <style:table-cell-properties style:vertical-align="middle" fo:background-color="#9FC5E8" style:repeat-content="false"/>
      <style:paragraph-properties fo:text-align="end" fo:margin-right="0cm"/>
    </style:style>
    <style:style style:name="ce305" style:family="table-cell" style:parent-style-name="Default" style:data-style-name="N39">
      <style:table-cell-properties fo:border-top="none" fo:border-bottom="none" fo:border-left="none" fo:border-right="thin solid #000000" style:vertical-align="middle" fo:background-color="#D5A6BD" style:repeat-content="false"/>
      <style:paragraph-properties fo:text-align="end" fo:margin-right="0cm"/>
    </style:style>
    <style:style style:name="ce306" style:family="table-cell" style:parent-style-name="Default" style:data-style-name="N37">
      <style:table-cell-properties fo:border-top="none" fo:border-bottom="none" fo:border-left="none" fo:border-right="thin solid #000000" style:vertical-align="middle" fo:background-color="#EA9999" style:repeat-content="false"/>
      <style:paragraph-properties fo:text-align="end" fo:margin-right="0cm"/>
      <style:text-properties style:font-name="Calibri" style:font-name-asian="Calibri" style:font-name-complex="Calibri"/>
    </style:style>
    <style:style style:name="ce307" style:family="table-cell" style:parent-style-name="Default" style:data-style-name="N37">
      <style:table-cell-properties fo:border-top="none" fo:border-bottom="none" fo:border-left="none" fo:border-right="thin solid #000000" style:vertical-align="middle" fo:background-color="#B6D7A8" style:repeat-content="false"/>
      <style:paragraph-properties fo:text-align="end" fo:margin-right="0cm"/>
      <style:text-properties style:font-name="Calibri" style:font-name-asian="Calibri" style:font-name-complex="Calibri"/>
    </style:style>
    <style:style style:name="ce308" style:family="table-cell" style:parent-style-name="Default" style:data-style-name="N37">
      <style:table-cell-properties style:vertical-align="middle" fo:background-color="#FFD966" style:repeat-content="false"/>
      <style:paragraph-properties fo:text-align="start" fo:margin-left="0cm"/>
      <style:text-properties style:font-name="Calibri" style:font-name-asian="Calibri" style:font-name-complex="Calibri"/>
    </style:style>
    <style:style style:name="ce309" style:family="table-cell" style:parent-style-name="Default" style:data-style-name="N0">
      <style:table-cell-properties fo:border-top="none" fo:border-bottom="none" fo:border-left="none" fo:border-right="thin solid #000000" style:vertical-align="middle" fo:background-color="#E6B8AF" style:repeat-content="false"/>
      <style:paragraph-properties fo:text-align="center"/>
      <style:text-properties style:font-name="Calibri" style:font-name-asian="Calibri" style:font-name-complex="Calibri"/>
    </style:style>
    <style:style style:name="ce310" style:family="table-cell" style:parent-style-name="Default" style:data-style-name="N37">
      <style:table-cell-properties fo:border-top="none" fo:border-bottom="thin solid #000000" fo:border-left="thin solid #000000" fo:border-right="none" style:vertical-align="middle" fo:background-color="#CC4125" style:repeat-content="false"/>
      <style:paragraph-properties fo:text-align="end" fo:margin-right="0cm"/>
      <style:text-properties style:font-name="Calibri" style:font-name-asian="Calibri" style:font-name-complex="Calibri"/>
    </style:style>
    <style:style style:name="ce311" style:family="table-cell" style:parent-style-name="Default" style:data-style-name="N37">
      <style:table-cell-properties fo:border-top="none" fo:border-bottom="thin solid #000000" fo:border-left="none" fo:border-right="none" style:vertical-align="middle" fo:background-color="#CC4125" style:repeat-content="false"/>
      <style:paragraph-properties fo:text-align="end" fo:margin-right="0cm"/>
      <style:text-properties style:font-name="Calibri" style:font-name-asian="Calibri" style:font-name-complex="Calibri"/>
    </style:style>
    <style:style style:name="ce312" style:family="table-cell" style:parent-style-name="Default" style:data-style-name="N37">
      <style:table-cell-properties fo:border-top="none" fo:border-bottom="thin solid #000000" fo:border-left="none" fo:border-right="none" style:vertical-align="middle" fo:background-color="#EA9999" style:repeat-content="false"/>
      <style:paragraph-properties fo:text-align="end" fo:margin-right="0cm"/>
      <style:text-properties style:font-name="Calibri" style:font-name-asian="Calibri" style:font-name-complex="Calibri"/>
    </style:style>
    <style:style style:name="ce313" style:family="table-cell" style:parent-style-name="Default" style:data-style-name="N37">
      <style:table-cell-properties fo:border-top="none" fo:border-bottom="thin solid #000000" fo:border-left="none" fo:border-right="thin solid #000000" style:vertical-align="middle" fo:background-color="#EA9999" style:repeat-content="false"/>
      <style:paragraph-properties fo:text-align="end" fo:margin-right="0cm"/>
      <style:text-properties style:font-name="Calibri" style:font-name-asian="Calibri" style:font-name-complex="Calibri"/>
    </style:style>
    <style:style style:name="ce314" style:family="table-cell" style:parent-style-name="Default" style:data-style-name="N37">
      <style:table-cell-properties fo:border-top="none" fo:border-bottom="thin solid #000000" fo:border-left="none" fo:border-right="none" style:vertical-align="middle" fo:background-color="#F6B26B" style:repeat-content="false"/>
      <style:paragraph-properties fo:text-align="end" fo:margin-right="0cm"/>
      <style:text-properties style:font-name="Calibri" style:font-name-asian="Calibri" style:font-name-complex="Calibri"/>
    </style:style>
    <style:style style:name="ce315" style:family="table-cell" style:parent-style-name="Default" style:data-style-name="N37">
      <style:table-cell-properties fo:border-top="none" fo:border-bottom="thin solid #000000" fo:border-left="none" fo:border-right="thin solid #000000" style:vertical-align="middle" fo:background-color="#F6B26B" style:repeat-content="false"/>
      <style:paragraph-properties fo:text-align="end" fo:margin-right="0cm"/>
      <style:text-properties style:font-name="Calibri" style:font-name-asian="Calibri" style:font-name-complex="Calibri"/>
    </style:style>
    <style:style style:name="ce316" style:family="table-cell" style:parent-style-name="Default" style:data-style-name="N37">
      <style:table-cell-properties fo:border-top="none" fo:border-bottom="thin solid #000000" fo:border-left="none" fo:border-right="none" style:vertical-align="middle" fo:background-color="#FFD966" style:repeat-content="false"/>
      <style:paragraph-properties fo:text-align="end" fo:margin-right="0cm"/>
      <style:text-properties style:font-name="Calibri" style:font-name-asian="Calibri" style:font-name-complex="Calibri"/>
    </style:style>
    <style:style style:name="ce317" style:family="table-cell" style:parent-style-name="Default" style:data-style-name="N37">
      <style:table-cell-properties fo:border-top="none" fo:border-bottom="thin solid #000000" fo:border-left="none" fo:border-right="none" style:vertical-align="middle" fo:background-color="#FFF2CC" style:repeat-content="false"/>
      <style:paragraph-properties fo:text-align="end" fo:margin-right="0cm"/>
      <style:text-properties style:font-name="Calibri" style:font-name-asian="Calibri" style:font-name-complex="Calibri"/>
    </style:style>
    <style:style style:name="ce318" style:family="table-cell" style:parent-style-name="Default" style:data-style-name="N37">
      <style:table-cell-properties fo:border-top="none" fo:border-bottom="thin solid #000000" fo:border-left="none" fo:border-right="thin solid #000000" style:vertical-align="middle" fo:background-color="#B6D7A8" style:repeat-content="false"/>
      <style:paragraph-properties fo:text-align="end" fo:margin-right="0cm"/>
      <style:text-properties style:font-name="Calibri" style:font-name-asian="Calibri" style:font-name-complex="Calibri"/>
    </style:style>
    <style:style style:name="ce319" style:family="table-cell" style:parent-style-name="Default" style:data-style-name="N37">
      <style:table-cell-properties fo:border-top="none" fo:border-bottom="thin solid #000000" fo:border-left="none" fo:border-right="none" style:vertical-align="middle" fo:background-color="#6AA84F" style:repeat-content="false"/>
      <style:paragraph-properties fo:text-align="end" fo:margin-right="0cm"/>
      <style:text-properties style:font-name="Calibri" style:font-name-asian="Calibri" style:font-name-complex="Calibri"/>
    </style:style>
    <style:style style:name="ce320" style:family="table-cell" style:parent-style-name="Default" style:data-style-name="N37">
      <style:table-cell-properties fo:border-top="none" fo:border-bottom="thin solid #000000" fo:border-left="none" fo:border-right="none" style:vertical-align="middle" fo:background-color="#3C78D8" style:repeat-content="false"/>
      <style:paragraph-properties fo:text-align="end" fo:margin-right="0cm"/>
      <style:text-properties style:font-name="Calibri" style:font-name-asian="Calibri" style:font-name-complex="Calibri"/>
    </style:style>
    <style:style style:name="ce321" style:family="table-cell" style:parent-style-name="Default" style:data-style-name="N37">
      <style:table-cell-properties fo:border-top="none" fo:border-bottom="thin solid #000000" fo:border-left="none" fo:border-right="none" style:vertical-align="middle" fo:background-color="#6D9EEB" style:repeat-content="false"/>
      <style:paragraph-properties fo:text-align="end" fo:margin-right="0cm"/>
      <style:text-properties style:font-name="Calibri" style:font-name-asian="Calibri" style:font-name-complex="Calibri"/>
    </style:style>
    <style:style style:name="ce322" style:family="table-cell" style:parent-style-name="Default" style:data-style-name="N37">
      <style:table-cell-properties fo:border-top="none" fo:border-bottom="thin solid #000000" fo:border-left="none" fo:border-right="none" style:vertical-align="middle" fo:background-color="#9FC5E8" style:repeat-content="false"/>
      <style:paragraph-properties fo:text-align="end" fo:margin-right="0cm"/>
      <style:text-properties style:font-name="Calibri" style:font-name-asian="Calibri" style:font-name-complex="Calibri"/>
    </style:style>
    <style:style style:name="ce323" style:family="table-cell" style:parent-style-name="Default" style:data-style-name="N37">
      <style:table-cell-properties fo:border-top="none" fo:border-bottom="thin solid #000000" fo:border-left="none" fo:border-right="thin solid #000000" style:vertical-align="middle" fo:background-color="#B4A7D6" style:repeat-content="false"/>
      <style:paragraph-properties fo:text-align="end" fo:margin-right="0cm"/>
      <style:text-properties style:font-name="Calibri" style:font-name-asian="Calibri" style:font-name-complex="Calibri"/>
    </style:style>
    <style:style style:name="ce324" style:family="table-cell" style:parent-style-name="Default" style:data-style-name="N37">
      <style:table-cell-properties style:vertical-align="middle" fo:background-color="#FFF2CC" style:repeat-content="false"/>
      <style:paragraph-properties fo:text-align="start" fo:margin-left="0cm"/>
      <style:text-properties style:font-name="Calibri" style:font-name-asian="Calibri" style:font-name-complex="Calibri"/>
    </style:style>
    <style:style style:name="ce325" style:family="table-cell" style:parent-style-name="Default" style:data-style-name="N39">
      <style:table-cell-properties fo:border-top="none" fo:border-bottom="none" fo:border-left="none" fo:border-right="thin solid #000000" style:vertical-align="middle" fo:background-color="#6AA84F" style:repeat-content="false"/>
      <style:paragraph-properties fo:text-align="end" fo:margin-right="0cm"/>
    </style:style>
    <style:style style:name="ce326" style:family="table-cell" style:parent-style-name="Default" style:data-style-name="N37">
      <style:table-cell-properties style:vertical-align="middle" fo:background-color="#6D9EEB" style:repeat-content="false"/>
      <style:paragraph-properties fo:text-align="end" fo:margin-right="0cm"/>
      <style:text-properties style:font-name="Calibri" style:font-name-asian="Calibri" style:font-name-complex="Calibri"/>
    </style:style>
    <style:style style:name="ce327" style:family="table-cell" style:parent-style-name="Default" style:data-style-name="N37">
      <style:table-cell-properties style:vertical-align="middle" fo:background-color="#B6D7A8" style:repeat-content="false"/>
      <style:paragraph-properties fo:text-align="start" fo:margin-left="0cm"/>
      <style:text-properties style:font-name="Calibri" style:font-name-asian="Calibri" style:font-name-complex="Calibri"/>
    </style:style>
    <style:style style:name="ce328" style:family="table-cell" style:parent-style-name="Default" style:data-style-name="N39">
      <style:table-cell-properties fo:border-top="none" fo:border-bottom="thin solid #000000" fo:border-left="thin solid #000000" fo:border-right="thin solid #000000" style:vertical-align="middle" fo:background-color="#CC4125" style:repeat-content="false"/>
      <style:paragraph-properties fo:text-align="end" fo:margin-right="0cm"/>
    </style:style>
    <style:style style:name="ce329" style:family="table-cell" style:parent-style-name="Default" style:data-style-name="N39">
      <style:table-cell-properties fo:border-top="none" fo:border-bottom="thin solid #000000" fo:border-left="none" fo:border-right="none" style:vertical-align="middle" fo:background-color="#CC4125" style:repeat-content="false"/>
      <style:paragraph-properties fo:text-align="end" fo:margin-right="0cm"/>
    </style:style>
    <style:style style:name="ce330" style:family="table-cell" style:parent-style-name="Default" style:data-style-name="N39">
      <style:table-cell-properties fo:border-top="none" fo:border-bottom="thin solid #000000" fo:border-left="none" fo:border-right="thin solid #000000" style:vertical-align="middle" fo:background-color="#CC4125" style:repeat-content="false"/>
      <style:paragraph-properties fo:text-align="end" fo:margin-right="0cm"/>
    </style:style>
    <style:style style:name="ce331" style:family="table-cell" style:parent-style-name="Default" style:data-style-name="N39">
      <style:table-cell-properties fo:border-top="none" fo:border-bottom="thin solid #000000" fo:border-left="none" fo:border-right="none" style:vertical-align="middle" fo:background-color="#EA9999" style:repeat-content="false"/>
      <style:paragraph-properties fo:text-align="end" fo:margin-right="0cm"/>
    </style:style>
    <style:style style:name="ce332" style:family="table-cell" style:parent-style-name="Default" style:data-style-name="N39">
      <style:table-cell-properties fo:border-top="none" fo:border-bottom="thin solid #000000" fo:border-left="none" fo:border-right="thin solid #000000" style:vertical-align="middle" fo:background-color="#EA9999" style:repeat-content="false"/>
      <style:paragraph-properties fo:text-align="end" fo:margin-right="0cm"/>
    </style:style>
    <style:style style:name="ce333" style:family="table-cell" style:parent-style-name="Default" style:data-style-name="N39">
      <style:table-cell-properties fo:border-top="none" fo:border-bottom="thin solid #000000" fo:border-left="none" fo:border-right="none" style:vertical-align="middle" fo:background-color="#F6B26B" style:repeat-content="false"/>
      <style:paragraph-properties fo:text-align="end" fo:margin-right="0cm"/>
    </style:style>
    <style:style style:name="ce334" style:family="table-cell" style:parent-style-name="Default" style:data-style-name="N39">
      <style:table-cell-properties fo:border-top="none" fo:border-bottom="thin solid #000000" fo:border-left="none" fo:border-right="thin solid #000000" style:vertical-align="middle" fo:background-color="#FFD966" style:repeat-content="false"/>
      <style:paragraph-properties fo:text-align="end" fo:margin-right="0cm"/>
    </style:style>
    <style:style style:name="ce335" style:family="table-cell" style:parent-style-name="Default" style:data-style-name="N39">
      <style:table-cell-properties fo:border-top="none" fo:border-bottom="thin solid #000000" fo:border-left="none" fo:border-right="none" style:vertical-align="middle" fo:background-color="#FFD966" style:repeat-content="false"/>
      <style:paragraph-properties fo:text-align="end" fo:margin-right="0cm"/>
    </style:style>
    <style:style style:name="ce336" style:family="table-cell" style:parent-style-name="Default" style:data-style-name="N39">
      <style:table-cell-properties fo:border-top="none" fo:border-bottom="thin solid #000000" fo:border-left="none" fo:border-right="none" style:vertical-align="middle" fo:background-color="#FFF2CC" style:repeat-content="false"/>
      <style:paragraph-properties fo:text-align="end" fo:margin-right="0cm"/>
    </style:style>
    <style:style style:name="ce337" style:family="table-cell" style:parent-style-name="Default" style:data-style-name="N39">
      <style:table-cell-properties fo:border-top="none" fo:border-bottom="thin solid #000000" fo:border-left="none" fo:border-right="none" style:vertical-align="middle" fo:background-color="#B6D7A8" style:repeat-content="false"/>
      <style:paragraph-properties fo:text-align="end" fo:margin-right="0cm"/>
    </style:style>
    <style:style style:name="ce338" style:family="table-cell" style:parent-style-name="Default" style:data-style-name="N39">
      <style:table-cell-properties fo:border-top="none" fo:border-bottom="thin solid #000000" fo:border-left="none" fo:border-right="thin solid #000000" style:vertical-align="middle" fo:background-color="#6AA84F" style:repeat-content="false"/>
      <style:paragraph-properties fo:text-align="end" fo:margin-right="0cm"/>
    </style:style>
    <style:style style:name="ce339" style:family="table-cell" style:parent-style-name="Default" style:data-style-name="N39">
      <style:table-cell-properties fo:border-top="none" fo:border-bottom="thin solid #000000" fo:border-left="none" fo:border-right="none" style:vertical-align="middle" fo:background-color="#3C78D8" style:repeat-content="false"/>
      <style:paragraph-properties fo:text-align="end" fo:margin-right="0cm"/>
    </style:style>
    <style:style style:name="ce340" style:family="table-cell" style:parent-style-name="Default" style:data-style-name="N39">
      <style:table-cell-properties fo:border-top="none" fo:border-bottom="thin solid #000000" fo:border-left="none" fo:border-right="none" style:vertical-align="middle" fo:background-color="#6D9EEB" style:repeat-content="false"/>
      <style:paragraph-properties fo:text-align="end" fo:margin-right="0cm"/>
    </style:style>
    <style:style style:name="ce341" style:family="table-cell" style:parent-style-name="Default" style:data-style-name="N39">
      <style:table-cell-properties fo:border-top="none" fo:border-bottom="thin solid #000000" fo:border-left="none" fo:border-right="none" style:vertical-align="middle" fo:background-color="#9FC5E8" style:repeat-content="false"/>
      <style:paragraph-properties fo:text-align="end" fo:margin-right="0cm"/>
    </style:style>
    <style:style style:name="ce342" style:family="table-cell" style:parent-style-name="Default" style:data-style-name="N39">
      <style:table-cell-properties fo:border-top="none" fo:border-bottom="thin solid #000000" fo:border-left="none" fo:border-right="none" style:vertical-align="middle" fo:background-color="#B4A7D6" style:repeat-content="false"/>
      <style:paragraph-properties fo:text-align="end" fo:margin-right="0cm"/>
    </style:style>
    <style:style style:name="ce343" style:family="table-cell" style:parent-style-name="Default" style:data-style-name="N39">
      <style:table-cell-properties fo:border-top="none" fo:border-bottom="thin solid #000000" fo:border-left="none" fo:border-right="thin solid #000000" style:vertical-align="middle" fo:background-color="#D5A6BD" style:repeat-content="false"/>
      <style:paragraph-properties fo:text-align="end" fo:margin-right="0cm"/>
    </style:style>
    <style:style style:name="ce344" style:family="table-cell" style:parent-style-name="Default" style:data-style-name="N37">
      <style:table-cell-properties fo:border-top="none" fo:border-bottom="none" fo:border-left="thin solid #000000" fo:border-right="none" style:vertical-align="middle" fo:background-color="#EA9999" style:repeat-content="false"/>
      <style:paragraph-properties fo:text-align="end" fo:margin-right="0cm"/>
      <style:text-properties style:font-name="Calibri" style:font-name-asian="Calibri" style:font-name-complex="Calibri"/>
    </style:style>
    <style:style style:name="ce345" style:family="table-cell" style:parent-style-name="Default" style:data-style-name="N37">
      <style:table-cell-properties fo:border-top="none" fo:border-bottom="none" fo:border-left="none" fo:border-right="thin solid #000000" style:vertical-align="middle" fo:background-color="#8E7CC3" style:repeat-content="false"/>
      <style:paragraph-properties fo:text-align="end" fo:margin-right="0cm"/>
      <style:text-properties style:font-name="Calibri" style:font-name-asian="Calibri" style:font-name-complex="Calibri"/>
    </style:style>
    <style:style style:name="ce346" style:family="table-cell" style:parent-style-name="Default" style:data-style-name="N37">
      <style:table-cell-properties style:vertical-align="middle" fo:background-color="#6AA84F" style:repeat-content="false"/>
      <style:paragraph-properties fo:text-align="start" fo:margin-left="0cm"/>
      <style:text-properties style:font-name="Calibri" style:font-name-asian="Calibri" style:font-name-complex="Calibri"/>
    </style:style>
    <style:style style:name="ce347" style:family="table-cell" style:parent-style-name="Default" style:data-style-name="N39">
      <style:table-cell-properties fo:border-top="none" fo:border-bottom="none" fo:border-left="none" fo:border-right="thin solid #000000" style:vertical-align="middle" fo:background-color="#FFD966" style:repeat-content="false"/>
      <style:paragraph-properties fo:text-align="end" fo:margin-right="0cm"/>
    </style:style>
    <style:style style:name="ce348" style:family="table-cell" style:parent-style-name="Default" style:data-style-name="N37">
      <style:table-cell-properties fo:border-top="none" fo:border-bottom="none" fo:border-left="none" fo:border-right="thin solid #000000" style:vertical-align="middle" fo:background-color="#FFD966" style:repeat-content="false"/>
      <style:paragraph-properties fo:text-align="end" fo:margin-right="0cm"/>
      <style:text-properties style:font-name="Calibri" style:font-name-asian="Calibri" style:font-name-complex="Calibri"/>
    </style:style>
    <style:style style:name="ce349" style:family="table-cell" style:parent-style-name="Default" style:data-style-name="N37">
      <style:table-cell-properties fo:border-top="none" fo:border-bottom="none" fo:border-left="thin solid #000000" fo:border-right="none" style:vertical-align="middle" fo:background-color="#A64D79" style:repeat-content="false"/>
      <style:paragraph-properties fo:text-align="end" fo:margin-right="0cm"/>
      <style:text-properties style:font-name="Calibri" style:font-name-asian="Calibri" style:font-name-complex="Calibri"/>
    </style:style>
    <style:style style:name="ce350" style:family="table-cell" style:parent-style-name="Default" style:data-style-name="N37">
      <style:table-cell-properties style:vertical-align="middle" fo:background-color="#3C78D8" style:repeat-content="false"/>
      <style:paragraph-properties fo:text-align="start" fo:margin-left="0cm"/>
      <style:text-properties style:font-name="Calibri" style:font-name-asian="Calibri" style:font-name-complex="Calibri"/>
    </style:style>
    <style:style style:name="ce351" style:family="table-cell" style:parent-style-name="Default" style:data-style-name="N37">
      <style:table-cell-properties fo:border-top="none" fo:border-bottom="none" fo:border-left="none" fo:border-right="thin solid #000000" style:vertical-align="middle" fo:background-color="#6AA84F" style:repeat-content="false"/>
      <style:paragraph-properties fo:text-align="end" fo:margin-right="0cm"/>
      <style:text-properties style:font-name="Calibri" style:font-name-asian="Calibri" style:font-name-complex="Calibri"/>
    </style:style>
    <style:style style:name="ce352" style:family="table-cell" style:parent-style-name="Default" style:data-style-name="N37">
      <style:table-cell-properties style:vertical-align="middle" fo:background-color="#B4A7D6" style:repeat-content="false"/>
      <style:paragraph-properties fo:text-align="end" fo:margin-right="0cm"/>
      <style:text-properties style:font-name="Calibri" style:font-name-asian="Calibri" style:font-name-complex="Calibri"/>
    </style:style>
    <style:style style:name="ce353" style:family="table-cell" style:parent-style-name="Default" style:data-style-name="N37">
      <style:table-cell-properties style:vertical-align="middle" fo:background-color="#6D9EEB" style:repeat-content="false"/>
      <style:paragraph-properties fo:text-align="start" fo:margin-left="0cm"/>
      <style:text-properties style:font-name="Calibri" style:font-name-asian="Calibri" style:font-name-complex="Calibri"/>
    </style:style>
    <style:style style:name="ce354" style:family="table-cell" style:parent-style-name="Default" style:data-style-name="N39">
      <style:table-cell-properties style:vertical-align="middle" fo:background-color="#8E7CC3" style:repeat-content="false"/>
      <style:paragraph-properties fo:text-align="end" fo:margin-right="0cm"/>
    </style:style>
    <style:style style:name="ce355" style:family="table-cell" style:parent-style-name="Default" style:data-style-name="N37">
      <style:table-cell-properties fo:border-top="none" fo:border-bottom="thin solid #000000" fo:border-left="thin solid #000000" fo:border-right="none" style:vertical-align="middle" fo:background-color="#EA9999" style:repeat-content="false"/>
      <style:paragraph-properties fo:text-align="end" fo:margin-right="0cm"/>
      <style:text-properties style:font-name="Calibri" style:font-name-asian="Calibri" style:font-name-complex="Calibri"/>
    </style:style>
    <style:style style:name="ce356" style:family="table-cell" style:parent-style-name="Default" style:data-style-name="N37">
      <style:table-cell-properties fo:border-top="none" fo:border-bottom="thin solid #000000" fo:border-left="none" fo:border-right="thin solid #000000" style:vertical-align="middle" fo:background-color="#FFD966" style:repeat-content="false"/>
      <style:paragraph-properties fo:text-align="end" fo:margin-right="0cm"/>
      <style:text-properties style:font-name="Calibri" style:font-name-asian="Calibri" style:font-name-complex="Calibri"/>
    </style:style>
    <style:style style:name="ce357" style:family="table-cell" style:parent-style-name="Default" style:data-style-name="N37">
      <style:table-cell-properties fo:border-top="none" fo:border-bottom="thin solid #000000" fo:border-left="none" fo:border-right="none" style:vertical-align="middle" fo:background-color="#B6D7A8" style:repeat-content="false"/>
      <style:paragraph-properties fo:text-align="end" fo:margin-right="0cm"/>
      <style:text-properties style:font-name="Calibri" style:font-name-asian="Calibri" style:font-name-complex="Calibri"/>
    </style:style>
    <style:style style:name="ce358" style:family="table-cell" style:parent-style-name="Default" style:data-style-name="N37">
      <style:table-cell-properties fo:border-top="none" fo:border-bottom="thin solid #000000" fo:border-left="none" fo:border-right="thin solid #000000" style:vertical-align="middle" fo:background-color="#6AA84F" style:repeat-content="false"/>
      <style:paragraph-properties fo:text-align="end" fo:margin-right="0cm"/>
      <style:text-properties style:font-name="Calibri" style:font-name-asian="Calibri" style:font-name-complex="Calibri"/>
    </style:style>
    <style:style style:name="ce359" style:family="table-cell" style:parent-style-name="Default" style:data-style-name="N37">
      <style:table-cell-properties fo:border-top="none" fo:border-bottom="thin solid #000000" fo:border-left="none" fo:border-right="none" style:vertical-align="middle" fo:background-color="#B4A7D6" style:repeat-content="false"/>
      <style:paragraph-properties fo:text-align="end" fo:margin-right="0cm"/>
      <style:text-properties style:font-name="Calibri" style:font-name-asian="Calibri" style:font-name-complex="Calibri"/>
    </style:style>
    <style:style style:name="ce360" style:family="table-cell" style:parent-style-name="Default" style:data-style-name="N37">
      <style:table-cell-properties fo:border-top="none" fo:border-bottom="thin solid #000000" fo:border-left="none" fo:border-right="thin solid #000000" style:vertical-align="middle" fo:background-color="#8E7CC3" style:repeat-content="false"/>
      <style:paragraph-properties fo:text-align="end" fo:margin-right="0cm"/>
      <style:text-properties style:font-name="Calibri" style:font-name-asian="Calibri" style:font-name-complex="Calibri"/>
    </style:style>
    <style:style style:name="ce361" style:family="table-cell" style:parent-style-name="Default" style:data-style-name="N37">
      <style:table-cell-properties fo:border-top="none" fo:border-bottom="thin solid #000000" fo:border-left="thin solid #000000" fo:border-right="none" style:vertical-align="middle" fo:background-color="#A64D79" style:repeat-content="false"/>
      <style:paragraph-properties fo:text-align="end" fo:margin-right="0cm"/>
      <style:text-properties style:font-name="Calibri" style:font-name-asian="Calibri" style:font-name-complex="Calibri"/>
    </style:style>
    <style:style style:name="ce362" style:family="table-cell" style:parent-style-name="Default" style:data-style-name="N37">
      <style:table-cell-properties fo:border-top="none" fo:border-bottom="thin solid #000000" fo:border-left="none" fo:border-right="none" style:vertical-align="middle" fo:background-color="#999999" style:repeat-content="false"/>
      <style:paragraph-properties fo:text-align="end" fo:margin-right="0cm"/>
      <style:text-properties style:font-name="Calibri" style:font-name-asian="Calibri" style:font-name-complex="Calibri"/>
    </style:style>
    <style:style style:name="ce363" style:family="table-cell" style:parent-style-name="Default" style:data-style-name="N37">
      <style:table-cell-properties fo:border-top="none" fo:border-bottom="thin solid #000000" fo:border-left="none" fo:border-right="thin solid #000000" style:vertical-align="middle" fo:background-color="#999999" style:repeat-content="false"/>
      <style:paragraph-properties fo:text-align="end" fo:margin-right="0cm"/>
      <style:text-properties style:font-name="Calibri" style:font-name-asian="Calibri" style:font-name-complex="Calibri"/>
    </style:style>
    <style:style style:name="ce364" style:family="table-cell" style:parent-style-name="Default" style:data-style-name="N37">
      <style:table-cell-properties style:vertical-align="middle" fo:background-color="#9FC5E8" style:repeat-content="false"/>
      <style:paragraph-properties fo:text-align="start" fo:margin-left="0cm"/>
      <style:text-properties style:font-name="Calibri" style:font-name-asian="Calibri" style:font-name-complex="Calibri"/>
    </style:style>
    <style:style style:name="ce365" style:family="table-cell" style:parent-style-name="Default" style:data-style-name="N37">
      <style:table-cell-properties fo:border-top="none" fo:border-bottom="none" fo:border-left="thin solid #000000" fo:border-right="none" style:vertical-align="middle" fo:background-color="#F6B26B" style:repeat-content="false"/>
      <style:paragraph-properties fo:text-align="end" fo:margin-right="0cm"/>
      <style:text-properties style:font-name="Calibri" style:font-name-asian="Calibri" style:font-name-complex="Calibri"/>
    </style:style>
    <style:style style:name="ce366" style:family="table-cell" style:parent-style-name="Default" style:data-style-name="N37">
      <style:table-cell-properties fo:border-top="none" fo:border-bottom="none" fo:border-left="none" fo:border-right="thin solid #000000" style:vertical-align="middle" fo:background-color="#D5A6BD" style:repeat-content="false"/>
      <style:paragraph-properties fo:text-align="end" fo:margin-right="0cm"/>
      <style:text-properties style:font-name="Calibri" style:font-name-asian="Calibri" style:font-name-complex="Calibri"/>
    </style:style>
    <style:style style:name="ce367" style:family="table-cell" style:parent-style-name="Default" style:data-style-name="N37">
      <style:table-cell-properties style:vertical-align="middle" fo:background-color="#B4A7D6" style:repeat-content="false"/>
      <style:paragraph-properties fo:text-align="start" fo:margin-left="0cm"/>
    </style:style>
    <style:style style:name="ce368" style:family="table-cell" style:parent-style-name="Default" style:data-style-name="N39">
      <style:table-cell-properties fo:border-top="none" fo:border-bottom="thin solid #000000" fo:border-left="thin solid #000000" fo:border-right="thin solid #000000" style:vertical-align="middle" fo:background-color="#EA9999" style:repeat-content="false"/>
      <style:paragraph-properties fo:text-align="end" fo:margin-right="0cm"/>
    </style:style>
    <style:style style:name="ce369" style:family="table-cell" style:parent-style-name="Default" style:data-style-name="N39">
      <style:table-cell-properties fo:border-top="none" fo:border-bottom="thin solid #000000" fo:border-left="none" fo:border-right="thin solid #000000" style:vertical-align="middle" fo:background-color="#F6B26B" style:repeat-content="false"/>
      <style:paragraph-properties fo:text-align="end" fo:margin-right="0cm"/>
    </style:style>
    <style:style style:name="ce370" style:family="table-cell" style:parent-style-name="Default" style:data-style-name="N39">
      <style:table-cell-properties fo:border-top="none" fo:border-bottom="thin solid #000000" fo:border-left="none" fo:border-right="none" style:vertical-align="middle" fo:background-color="#8E7CC3" style:repeat-content="false"/>
      <style:paragraph-properties fo:text-align="end" fo:margin-right="0cm"/>
    </style:style>
    <style:style style:name="ce371" style:family="table-cell" style:parent-style-name="Default" style:data-style-name="N37">
      <style:table-cell-properties fo:border-top="none" fo:border-bottom="none" fo:border-left="none" fo:border-right="thin solid #000000" style:vertical-align="middle" fo:background-color="#3C78D8" style:repeat-content="false"/>
      <style:paragraph-properties fo:text-align="end" fo:margin-right="0cm"/>
      <style:text-properties style:font-name="Calibri" style:font-name-asian="Calibri" style:font-name-complex="Calibri"/>
    </style:style>
    <style:style style:name="ce372" style:family="table-cell" style:parent-style-name="Default" style:data-style-name="N37">
      <style:table-cell-properties style:vertical-align="middle" fo:background-color="#8E7CC3" style:repeat-content="false"/>
      <style:paragraph-properties fo:text-align="end" fo:margin-right="0cm"/>
      <style:text-properties style:font-name="Calibri" style:font-name-asian="Calibri" style:font-name-complex="Calibri"/>
    </style:style>
    <style:style style:name="ce373" style:family="table-cell" style:parent-style-name="Default" style:data-style-name="N37">
      <style:table-cell-properties fo:border-top="none" fo:border-bottom="none" fo:border-left="thin solid #000000" fo:border-right="none" style:vertical-align="middle" fo:background-color="#999999" style:repeat-content="false"/>
      <style:paragraph-properties fo:text-align="end" fo:margin-right="0cm"/>
      <style:text-properties style:font-name="Calibri" style:font-name-asian="Calibri" style:font-name-complex="Calibri"/>
    </style:style>
    <style:style style:name="ce374" style:family="table-cell" style:parent-style-name="Default" style:data-style-name="N37">
      <style:table-cell-properties style:vertical-align="middle" fo:background-color="#8E7CC3" style:repeat-content="false"/>
      <style:paragraph-properties fo:text-align="start" fo:margin-left="0cm"/>
    </style:style>
    <style:style style:name="ce375" style:family="table-cell" style:parent-style-name="Default" style:data-style-name="N39">
      <style:table-cell-properties fo:border-top="none" fo:border-bottom="none" fo:border-left="thin solid #000000" fo:border-right="thin solid #000000" style:vertical-align="middle" fo:background-color="#EA9999" style:repeat-content="false"/>
      <style:paragraph-properties fo:text-align="end" fo:margin-right="0cm"/>
    </style:style>
    <style:style style:name="ce376" style:family="table-cell" style:parent-style-name="Default" style:data-style-name="N39">
      <style:table-cell-properties fo:border-top="none" fo:border-bottom="none" fo:border-left="none" fo:border-right="thin solid #000000" style:vertical-align="middle" fo:background-color="#A64D79" style:repeat-content="false"/>
      <style:paragraph-properties fo:text-align="end" fo:margin-right="0cm"/>
    </style:style>
    <style:style style:name="ce377" style:family="table-cell" style:parent-style-name="Default" style:data-style-name="N37">
      <style:table-cell-properties fo:border-top="none" fo:border-bottom="none" fo:border-left="thin solid #000000" fo:border-right="none" style:vertical-align="middle" fo:background-color="#FFD966" style:repeat-content="false"/>
      <style:paragraph-properties fo:text-align="end" fo:margin-right="0cm"/>
      <style:text-properties style:font-name="Calibri" style:font-name-asian="Calibri" style:font-name-complex="Calibri"/>
    </style:style>
    <style:style style:name="ce378" style:family="table-cell" style:parent-style-name="Default" style:data-style-name="N37">
      <style:table-cell-properties fo:border-top="none" fo:border-bottom="none" fo:border-left="none" fo:border-right="thin solid #000000" style:vertical-align="middle" fo:background-color="#A64D79" style:repeat-content="false"/>
      <style:paragraph-properties fo:text-align="end" fo:margin-right="0cm"/>
      <style:text-properties style:font-name="Calibri" style:font-name-asian="Calibri" style:font-name-complex="Calibri"/>
    </style:style>
    <style:style style:name="ce379" style:family="table-cell" style:parent-style-name="Default" style:data-style-name="N37">
      <style:table-cell-properties style:vertical-align="middle" fo:background-color="#D5A6BD" style:repeat-content="false"/>
      <style:paragraph-properties fo:text-align="start" fo:margin-left="0cm"/>
    </style:style>
    <style:style style:name="ce380" style:family="table-cell" style:parent-style-name="Default" style:data-style-name="N39">
      <style:table-cell-properties fo:border-top="none" fo:border-bottom="none" fo:border-left="none" fo:border-right="thin solid #000000" style:vertical-align="middle" fo:background-color="#FFF2CC" style:repeat-content="false"/>
      <style:paragraph-properties fo:text-align="end" fo:margin-right="0cm"/>
    </style:style>
    <style:style style:name="ce381" style:family="table-cell" style:parent-style-name="Default" style:data-style-name="N39">
      <style:table-cell-properties fo:border-top="none" fo:border-bottom="none" fo:border-left="none" fo:border-right="thin solid #000000" style:vertical-align="middle" fo:background-color="#3C78D8" style:repeat-content="false"/>
      <style:paragraph-properties fo:text-align="end" fo:margin-right="0cm"/>
    </style:style>
    <style:style style:name="ce382" style:family="table-cell" style:parent-style-name="Default" style:data-style-name="N37">
      <style:table-cell-properties fo:border-top="none" fo:border-bottom="none" fo:border-left="none" fo:border-right="thin solid #000000" style:vertical-align="middle" fo:background-color="#6D9EEB" style:repeat-content="false"/>
      <style:paragraph-properties fo:text-align="end" fo:margin-right="0cm"/>
      <style:text-properties style:font-name="Calibri" style:font-name-asian="Calibri" style:font-name-complex="Calibri"/>
    </style:style>
    <style:style style:name="ce383" style:family="table-cell" style:parent-style-name="Default" style:data-style-name="N37">
      <style:table-cell-properties style:vertical-align="middle" fo:background-color="#D5A6BD" style:repeat-content="false"/>
      <style:paragraph-properties fo:text-align="end" fo:margin-right="0cm"/>
      <style:text-properties style:font-name="Calibri" style:font-name-asian="Calibri" style:font-name-complex="Calibri"/>
    </style:style>
    <style:style style:name="ce384" style:family="table-cell" style:parent-style-name="Default" style:data-style-name="N0">
      <style:table-cell-properties style:vertical-align="middle" fo:background-color="#A64D79" style:repeat-content="false"/>
      <style:paragraph-properties fo:text-align="start" fo:margin-left="0cm"/>
    </style:style>
    <style:style style:name="ce385" style:family="table-cell" style:parent-style-name="Default" style:data-style-name="N37">
      <style:table-cell-properties fo:border-top="none" fo:border-bottom="thin solid #000000" fo:border-left="thin solid #000000" fo:border-right="none" style:vertical-align="middle" fo:background-color="#FFF2CC" style:repeat-content="false"/>
      <style:paragraph-properties fo:text-align="end" fo:margin-right="0cm"/>
      <style:text-properties style:font-name="Calibri" style:font-name-asian="Calibri" style:font-name-complex="Calibri"/>
    </style:style>
    <style:style style:name="ce386" style:family="table-cell" style:parent-style-name="Default" style:data-style-name="N37">
      <style:table-cell-properties fo:border-top="none" fo:border-bottom="thin solid #000000" fo:border-left="none" fo:border-right="thin solid #000000" style:vertical-align="middle" fo:background-color="#FFF2CC" style:repeat-content="false"/>
      <style:paragraph-properties fo:text-align="end" fo:margin-right="0cm"/>
      <style:text-properties style:font-name="Calibri" style:font-name-asian="Calibri" style:font-name-complex="Calibri"/>
    </style:style>
    <style:style style:name="ce387" style:family="table-cell" style:parent-style-name="Default" style:data-style-name="N37">
      <style:table-cell-properties fo:border-top="none" fo:border-bottom="thin solid #000000" fo:border-left="none" fo:border-right="thin solid #000000" style:vertical-align="middle" fo:background-color="#6D9EEB" style:repeat-content="false"/>
      <style:paragraph-properties fo:text-align="end" fo:margin-right="0cm"/>
      <style:text-properties style:font-name="Calibri" style:font-name-asian="Calibri" style:font-name-complex="Calibri"/>
    </style:style>
    <style:style style:name="ce388" style:family="table-cell" style:parent-style-name="Default" style:data-style-name="N37">
      <style:table-cell-properties fo:border-top="none" fo:border-bottom="thin solid #000000" fo:border-left="none" fo:border-right="none" style:vertical-align="middle" fo:background-color="#8E7CC3" style:repeat-content="false"/>
      <style:paragraph-properties fo:text-align="end" fo:margin-right="0cm"/>
      <style:text-properties style:font-name="Calibri" style:font-name-asian="Calibri" style:font-name-complex="Calibri"/>
    </style:style>
    <style:style style:name="ce389" style:family="table-cell" style:parent-style-name="Default" style:data-style-name="N37">
      <style:table-cell-properties fo:border-top="none" fo:border-bottom="thin solid #000000" fo:border-left="none" fo:border-right="none" style:vertical-align="middle" fo:background-color="#D5A6BD" style:repeat-content="false"/>
      <style:paragraph-properties fo:text-align="end" fo:margin-right="0cm"/>
      <style:text-properties style:font-name="Calibri" style:font-name-asian="Calibri" style:font-name-complex="Calibri"/>
    </style:style>
    <style:style style:name="ce390" style:family="table-cell" style:parent-style-name="Default" style:data-style-name="N0">
      <style:table-cell-properties style:vertical-align="middle" fo:background-color="#E6B8AF" style:repeat-content="false"/>
      <style:paragraph-properties fo:text-align="start" fo:margin-left="0cm"/>
      <style:text-properties style:font-name="Cambria" style:font-name-asian="Cambria" style:font-name-complex="Cambria" style:font-family-generic="roman"/>
    </style:style>
    <style:style style:name="ce391" style:family="table-cell" style:parent-style-name="Default" style:data-style-name="N0">
      <style:table-cell-properties style:vertical-align="middle" fo:background-color="#999999" style:repeat-content="false"/>
      <style:paragraph-properties fo:text-align="start" fo:margin-left="0cm"/>
      <style:text-properties style:font-name="Cambria" style:font-name-asian="Cambria" style:font-name-complex="Cambria" style:font-family-generic="roman"/>
    </style:style>
    <style:style style:name="ce392" style:family="table-cell" style:parent-style-name="Default" style:data-style-name="N39">
      <style:table-cell-properties style:vertical-align="middle" fo:background-color="#D5A6BD" style:repeat-content="false"/>
      <style:paragraph-properties fo:text-align="end" fo:margin-right="0cm"/>
    </style:style>
    <style:style style:name="ce393" style:family="table-cell" style:parent-style-name="Default" style:data-style-name="N37">
      <style:table-cell-properties fo:border-top="none" fo:border-bottom="none" fo:border-left="thin solid #000000" fo:border-right="none" style:vertical-align="middle" fo:background-color="#FFF2CC" style:repeat-content="false"/>
      <style:paragraph-properties fo:text-align="end" fo:margin-right="0cm"/>
      <style:text-properties style:font-name="Calibri" style:font-name-asian="Calibri" style:font-name-complex="Calibri"/>
    </style:style>
    <style:style style:name="ce394" style:family="table-cell" style:parent-style-name="Default" style:data-style-name="N37">
      <style:table-cell-properties fo:border-top="none" fo:border-bottom="none" fo:border-left="none" fo:border-right="thin solid #000000" style:vertical-align="middle" fo:background-color="#9FC5E8" style:repeat-content="false"/>
      <style:paragraph-properties fo:text-align="end" fo:margin-right="0cm"/>
      <style:text-properties style:font-name="Calibri" style:font-name-asian="Calibri" style:font-name-complex="Calibri"/>
    </style:style>
    <style:style style:name="ce395" style:family="table-cell" style:parent-style-name="Default" style:data-style-name="N37">
      <style:table-cell-properties style:vertical-align="middle" fo:background-color="#A64D79" style:repeat-content="false"/>
      <style:paragraph-properties fo:text-align="end" fo:margin-right="0cm"/>
      <style:text-properties style:font-name="Calibri" style:font-name-asian="Calibri" style:font-name-complex="Calibri"/>
    </style:style>
    <style:style style:name="ce396" style:family="table-cell" style:parent-style-name="Default" style:data-style-name="N37">
      <style:table-cell-properties fo:border-top="thin solid #000000" fo:border-bottom="none" fo:border-left="thin solid #000000" fo:border-right="none" style:vertical-align="middle" fo:background-color="#999999" style:repeat-content="false"/>
      <style:paragraph-properties fo:text-align="end" fo:margin-right="0cm"/>
      <style:text-properties style:font-name="Calibri" style:font-name-asian="Calibri" style:font-name-complex="Calibri"/>
    </style:style>
    <style:style style:name="ce397" style:family="table-cell" style:parent-style-name="Default" style:data-style-name="N39">
      <style:table-cell-properties fo:border-top="none" fo:border-bottom="thin solid #000000" fo:border-left="thin solid #000000" fo:border-right="thin solid #000000" style:vertical-align="middle" fo:background-color="#F6B26B" style:repeat-content="false"/>
      <style:paragraph-properties fo:text-align="end" fo:margin-right="0cm"/>
    </style:style>
    <style:style style:name="ce398" style:family="table-cell" style:parent-style-name="Default" style:data-style-name="N39">
      <style:table-cell-properties fo:border-top="none" fo:border-bottom="thin solid #000000" fo:border-left="none" fo:border-right="thin solid #000000" style:vertical-align="middle" fo:background-color="#FFF2CC" style:repeat-content="false"/>
      <style:paragraph-properties fo:text-align="end" fo:margin-right="0cm"/>
    </style:style>
    <style:style style:name="ce399" style:family="table-cell" style:parent-style-name="Default" style:data-style-name="N39">
      <style:table-cell-properties fo:border-top="none" fo:border-bottom="thin solid #000000" fo:border-left="none" fo:border-right="none" style:vertical-align="middle" fo:background-color="#6AA84F" style:repeat-content="false"/>
      <style:paragraph-properties fo:text-align="end" fo:margin-right="0cm"/>
    </style:style>
    <style:style style:name="ce400" style:family="table-cell" style:parent-style-name="Default" style:data-style-name="N39">
      <style:table-cell-properties fo:border-top="none" fo:border-bottom="thin solid #000000" fo:border-left="none" fo:border-right="thin solid #000000" style:vertical-align="middle" fo:background-color="#6D9EEB" style:repeat-content="false"/>
      <style:paragraph-properties fo:text-align="end" fo:margin-right="0cm"/>
    </style:style>
    <style:style style:name="ce401" style:family="table-cell" style:parent-style-name="Default" style:data-style-name="N39">
      <style:table-cell-properties fo:border-top="none" fo:border-bottom="thin solid #000000" fo:border-left="none" fo:border-right="none" style:vertical-align="middle" fo:background-color="#D5A6BD" style:repeat-content="false"/>
      <style:paragraph-properties fo:text-align="end" fo:margin-right="0cm"/>
    </style:style>
    <style:style style:name="ce402" style:family="table-cell" style:parent-style-name="Default" style:data-style-name="N39">
      <style:table-cell-properties fo:border-top="none" fo:border-bottom="thin solid #000000" fo:border-left="none" fo:border-right="thin solid #000000" style:vertical-align="middle" fo:background-color="#999999" style:repeat-content="false"/>
      <style:paragraph-properties fo:text-align="end" fo:margin-right="0cm"/>
    </style:style>
    <style:style style:name="ce403" style:family="table-cell" style:parent-style-name="Default" style:data-style-name="N37">
      <style:table-cell-properties fo:border-top="none" fo:border-bottom="none" fo:border-left="thin solid #000000" fo:border-right="none" style:vertical-align="middle" fo:background-color="#B6D7A8" style:repeat-content="false"/>
      <style:paragraph-properties fo:text-align="end" fo:margin-right="0cm"/>
      <style:text-properties style:font-name="Calibri" style:font-name-asian="Calibri" style:font-name-complex="Calibri"/>
    </style:style>
    <style:style style:name="ce404" style:family="table-cell" style:parent-style-name="Default" style:data-style-name="N39">
      <style:table-cell-properties fo:border-top="none" fo:border-bottom="none" fo:border-left="thin solid #000000" fo:border-right="thin solid #000000" style:vertical-align="middle" fo:background-color="#F6B26B" style:repeat-content="false"/>
      <style:paragraph-properties fo:text-align="end" fo:margin-right="0cm"/>
    </style:style>
    <style:style style:name="ce405" style:family="table-cell" style:parent-style-name="Default" style:data-style-name="N39">
      <style:table-cell-properties fo:border-top="none" fo:border-bottom="none" fo:border-left="none" fo:border-right="thin solid #000000" style:vertical-align="middle" fo:background-color="#6D9EEB" style:repeat-content="false"/>
      <style:paragraph-properties fo:text-align="end" fo:margin-right="0cm"/>
    </style:style>
    <style:style style:name="ce406" style:family="table-cell" style:parent-style-name="Default" style:data-style-name="N39">
      <style:table-cell-properties style:vertical-align="middle" fo:background-color="#A64D79" style:repeat-content="false"/>
      <style:paragraph-properties fo:text-align="end" fo:margin-right="0cm"/>
    </style:style>
    <style:style style:name="ce407" style:family="table-cell" style:parent-style-name="Default" style:data-style-name="N39">
      <style:table-cell-properties fo:border-top="none" fo:border-bottom="none" fo:border-left="none" fo:border-right="thin solid #000000" style:vertical-align="middle" fo:background-color="#999999" style:repeat-content="false"/>
      <style:paragraph-properties fo:text-align="end" fo:margin-right="0cm"/>
    </style:style>
    <style:style style:name="ce408" style:family="table-cell" style:parent-style-name="Default" style:data-style-name="N37">
      <style:table-cell-properties fo:border-top="none" fo:border-bottom="none" fo:border-left="thin solid #000000" fo:border-right="none" style:vertical-align="middle" fo:background-color="#6AA84F" style:repeat-content="false"/>
      <style:paragraph-properties fo:text-align="end" fo:margin-right="0cm"/>
      <style:text-properties style:font-name="Calibri" style:font-name-asian="Calibri" style:font-name-complex="Calibri"/>
    </style:style>
    <style:style style:name="ce409" style:family="table-cell" style:parent-style-name="Default" style:data-style-name="N39">
      <style:table-cell-properties fo:border-top="none" fo:border-bottom="none" fo:border-left="thin solid #000000" fo:border-right="thin solid #000000" style:vertical-align="middle" fo:background-color="#FFD966" style:repeat-content="false"/>
      <style:paragraph-properties fo:text-align="end" fo:margin-right="0cm"/>
    </style:style>
    <style:style style:name="ce410" style:family="table-cell" style:parent-style-name="Default" style:data-style-name="N37">
      <style:table-cell-properties fo:border-top="none" fo:border-bottom="none" fo:border-left="thin solid #000000" fo:border-right="none" style:vertical-align="middle" fo:background-color="#3C78D8" style:repeat-content="false"/>
      <style:paragraph-properties fo:text-align="end" fo:margin-right="0cm"/>
      <style:text-properties style:font-name="Calibri" style:font-name-asian="Calibri" style:font-name-complex="Calibri"/>
    </style:style>
    <style:style style:name="ce411" style:family="table-cell" style:parent-style-name="Default" style:data-style-name="N0">
      <style:table-cell-properties style:vertical-align="automatic" fo:background-color="#6D9EEB" style:repeat-content="false"/>
      <style:paragraph-properties fo:text-align="center"/>
    </style:style>
    <style:style style:name="ce412" style:family="table-cell" style:parent-style-name="Default" style:data-style-name="N39">
      <style:table-cell-properties fo:border-top="none" fo:border-bottom="none" fo:border-left="none" fo:border-right="thin solid #000000" style:vertical-align="middle" fo:background-color="#9FC5E8" style:repeat-content="false"/>
      <style:paragraph-properties fo:text-align="end" fo:margin-right="0cm"/>
    </style:style>
    <style:style style:name="ce413" style:family="table-cell" style:parent-style-name="Default" style:data-style-name="N39">
      <style:table-cell-properties style:vertical-align="middle" fo:background-color="#999999" style:repeat-content="false"/>
      <style:paragraph-properties fo:text-align="end" fo:margin-right="0cm"/>
    </style:style>
    <style:style style:name="ce414" style:family="table-cell" style:parent-style-name="Default" style:data-style-name="N37">
      <style:table-cell-properties fo:border-top="none" fo:border-bottom="thin solid #000000" fo:border-left="thin solid #000000" fo:border-right="none" style:vertical-align="middle" fo:background-color="#6D9EEB" style:repeat-content="false"/>
      <style:paragraph-properties fo:text-align="end" fo:margin-right="0cm"/>
      <style:text-properties style:font-name="Calibri" style:font-name-asian="Calibri" style:font-name-complex="Calibri"/>
    </style:style>
    <style:style style:name="ce415" style:family="table-cell" style:parent-style-name="Default" style:data-style-name="N37">
      <style:table-cell-properties fo:border-top="none" fo:border-bottom="thin solid #000000" fo:border-left="none" fo:border-right="thin solid #000000" style:vertical-align="middle" fo:background-color="#9FC5E8" style:repeat-content="false"/>
      <style:paragraph-properties fo:text-align="end" fo:margin-right="0cm"/>
      <style:text-properties style:font-name="Calibri" style:font-name-asian="Calibri" style:font-name-complex="Calibri"/>
    </style:style>
    <style:style style:name="ce416" style:family="table-cell" style:parent-style-name="Default" style:data-style-name="N37">
      <style:table-cell-properties fo:border-top="none" fo:border-bottom="thin solid #000000" fo:border-left="none" fo:border-right="thin solid #000000" style:vertical-align="middle" fo:background-color="#A64D79" style:repeat-content="false"/>
      <style:paragraph-properties fo:text-align="end" fo:margin-right="0cm"/>
      <style:text-properties style:font-name="Calibri" style:font-name-asian="Calibri" style:font-name-complex="Calibri"/>
    </style:style>
    <style:style style:name="ce417" style:family="table-cell" style:parent-style-name="Default" style:data-style-name="N37">
      <style:table-cell-properties fo:border-top="none" fo:border-bottom="thin solid #000000" fo:border-left="thin solid #000000" fo:border-right="none" style:vertical-align="middle" fo:background-color="#999999" style:repeat-content="false"/>
      <style:paragraph-properties fo:text-align="end" fo:margin-right="0cm"/>
      <style:text-properties style:font-name="Calibri" style:font-name-asian="Calibri" style:font-name-complex="Calibri"/>
    </style:style>
    <style:style style:name="ce418" style:family="table-cell" style:parent-style-name="Default" style:data-style-name="N0">
      <style:table-cell-properties style:vertical-align="automatic" fo:background-color="#A4C2F4" style:repeat-content="false"/>
      <style:paragraph-properties fo:text-align="end" fo:margin-right="0cm"/>
    </style:style>
    <style:style style:name="ce419" style:family="table-cell" style:parent-style-name="Default" style:data-style-name="N39">
      <style:table-cell-properties fo:border-top="none" fo:border-bottom="none" fo:border-left="thin solid #000000" fo:border-right="thin solid #000000" style:vertical-align="middle" fo:background-color="#FFF2CC" style:repeat-content="false"/>
      <style:paragraph-properties fo:text-align="end" fo:margin-right="0cm"/>
    </style:style>
    <style:style style:name="ce420" style:family="table-cell" style:parent-style-name="Default" style:data-style-name="N39">
      <style:table-cell-properties fo:border-top="none" fo:border-bottom="none" fo:border-left="none" fo:border-right="thin solid #000000" style:vertical-align="middle" fo:background-color="#B4A7D6" style:repeat-content="false"/>
      <style:paragraph-properties fo:text-align="end" fo:margin-right="0cm"/>
    </style:style>
    <style:style style:name="ce421" style:family="table-cell" style:parent-style-name="Default" style:data-style-name="N37">
      <style:table-cell-properties fo:border-top="thin solid #000000" fo:border-bottom="none" fo:border-left="thin solid #000000" fo:border-right="none" style:vertical-align="middle" fo:background-color="#B4A7D6" style:repeat-content="false"/>
      <style:paragraph-properties fo:text-align="end" fo:margin-right="0cm"/>
      <style:text-properties style:font-name="Calibri" style:font-name-asian="Calibri" style:font-name-complex="Calibri"/>
    </style:style>
    <style:style style:name="ce422" style:family="table-cell" style:parent-style-name="Default" style:data-style-name="N37">
      <style:table-cell-properties fo:border-top="thin solid #000000" fo:border-bottom="none" fo:border-left="none" fo:border-right="none" style:vertical-align="middle" fo:background-color="#B4A7D6" style:repeat-content="false"/>
      <style:paragraph-properties fo:text-align="end" fo:margin-right="0cm"/>
      <style:text-properties style:font-name="Calibri" style:font-name-asian="Calibri" style:font-name-complex="Calibri"/>
    </style:style>
    <style:style style:name="ce423" style:family="table-cell" style:parent-style-name="Default" style:data-style-name="N37">
      <style:table-cell-properties fo:border-top="thin solid #000000" fo:border-bottom="none" fo:border-left="thin solid #000000" fo:border-right="none" style:vertical-align="middle" fo:background-color="#8E7CC3" style:repeat-content="false"/>
      <style:paragraph-properties fo:text-align="end" fo:margin-right="0cm"/>
      <style:text-properties style:font-name="Calibri" style:font-name-asian="Calibri" style:font-name-complex="Calibri"/>
    </style:style>
    <style:style style:name="ce424" style:family="table-cell" style:parent-style-name="Default" style:data-style-name="N37">
      <style:table-cell-properties fo:border-top="thin solid #000000" fo:border-bottom="none" fo:border-left="none" fo:border-right="none" style:vertical-align="middle" fo:background-color="#8E7CC3" style:repeat-content="false"/>
      <style:paragraph-properties fo:text-align="end" fo:margin-right="0cm"/>
      <style:text-properties style:font-name="Calibri" style:font-name-asian="Calibri" style:font-name-complex="Calibri"/>
    </style:style>
    <style:style style:name="ce425" style:family="table-cell" style:parent-style-name="Default" style:data-style-name="N37">
      <style:table-cell-properties fo:border-top="thin solid #000000" fo:border-bottom="none" fo:border-left="none" fo:border-right="thin solid #000000" style:vertical-align="middle" fo:background-color="#D5A6BD" style:repeat-content="false"/>
      <style:paragraph-properties fo:text-align="end" fo:margin-right="0cm"/>
      <style:text-properties style:font-name="Calibri" style:font-name-asian="Calibri" style:font-name-complex="Calibri"/>
    </style:style>
    <style:style style:name="ce426" style:family="table-cell" style:parent-style-name="Default" style:data-style-name="N39">
      <style:table-cell-properties fo:border-top="none" fo:border-bottom="thin solid #000000" fo:border-left="thin solid #000000" fo:border-right="thin solid #000000" style:vertical-align="middle" fo:background-color="#B6D7A8" style:repeat-content="false"/>
      <style:paragraph-properties fo:text-align="end" fo:margin-right="0cm"/>
    </style:style>
    <style:style style:name="ce427" style:family="table-cell" style:parent-style-name="Default" style:data-style-name="N39">
      <style:table-cell-properties fo:border-top="none" fo:border-bottom="thin solid #000000" fo:border-left="none" fo:border-right="thin solid #000000" style:vertical-align="middle" fo:background-color="#B6D7A8" style:repeat-content="false"/>
      <style:paragraph-properties fo:text-align="end" fo:margin-right="0cm"/>
    </style:style>
    <style:style style:name="ce428" style:family="table-cell" style:parent-style-name="Default" style:data-style-name="N39">
      <style:table-cell-properties fo:border-top="none" fo:border-bottom="thin solid #000000" fo:border-left="none" fo:border-right="thin solid #000000" style:vertical-align="middle" fo:background-color="#3C78D8" style:repeat-content="false"/>
      <style:paragraph-properties fo:text-align="end" fo:margin-right="0cm"/>
    </style:style>
    <style:style style:name="ce429" style:family="table-cell" style:parent-style-name="Default" style:data-style-name="N39">
      <style:table-cell-properties fo:border-top="none" fo:border-bottom="thin solid #000000" fo:border-left="none" fo:border-right="thin solid #000000" style:vertical-align="middle" fo:background-color="#B4A7D6" style:repeat-content="false"/>
      <style:paragraph-properties fo:text-align="end" fo:margin-right="0cm"/>
    </style:style>
    <style:style style:name="ce430" style:family="table-cell" style:parent-style-name="Default" style:data-style-name="N39">
      <style:table-cell-properties fo:border-top="none" fo:border-bottom="thin solid #000000" fo:border-left="none" fo:border-right="none" style:vertical-align="middle" fo:background-color="#A64D79" style:repeat-content="false"/>
      <style:paragraph-properties fo:text-align="end" fo:margin-right="0cm"/>
    </style:style>
    <style:style style:name="ce431" style:family="table-cell" style:parent-style-name="Default" style:data-style-name="N39">
      <style:table-cell-properties fo:border-top="none" fo:border-bottom="thin solid #000000" fo:border-left="none" fo:border-right="none" style:vertical-align="middle" fo:background-color="#999999" style:repeat-content="false"/>
      <style:paragraph-properties fo:text-align="end" fo:margin-right="0cm"/>
    </style:style>
    <style:style style:name="ce432" style:family="table-cell" style:parent-style-name="Default" style:data-style-name="N39">
      <style:table-cell-properties fo:border-top="none" fo:border-bottom="none" fo:border-left="thin solid #000000" fo:border-right="thin solid #000000" style:vertical-align="middle" fo:background-color="#B6D7A8" style:repeat-content="false"/>
      <style:paragraph-properties fo:text-align="end" fo:margin-right="0cm"/>
    </style:style>
    <style:style style:name="ce433" style:family="table-cell" style:parent-style-name="Default" style:data-style-name="N39">
      <style:table-cell-properties fo:border-top="none" fo:border-bottom="none" fo:border-left="thin solid #000000" fo:border-right="thin solid #000000" style:vertical-align="middle" fo:background-color="#6AA84F" style:repeat-content="false"/>
      <style:paragraph-properties fo:text-align="end" fo:margin-right="0cm"/>
    </style:style>
    <style:style style:name="ce434" style:family="table-cell" style:parent-style-name="Default" style:data-style-name="N39">
      <style:table-cell-properties fo:border-top="none" fo:border-bottom="none" fo:border-left="thin solid #000000" fo:border-right="thin solid #000000" style:vertical-align="middle" fo:background-color="#3C78D8" style:repeat-content="false"/>
      <style:paragraph-properties fo:text-align="end" fo:margin-right="0cm"/>
    </style:style>
    <style:style style:name="ce435" style:family="table-cell" style:parent-style-name="Default" style:data-style-name="N39">
      <style:table-cell-properties fo:border-top="none" fo:border-bottom="none" fo:border-left="thin solid #000000" fo:border-right="thin solid #000000" style:vertical-align="middle" fo:background-color="#9FC5E8" style:repeat-content="false"/>
      <style:paragraph-properties fo:text-align="end" fo:margin-right="0cm"/>
    </style:style>
    <style:style style:name="ce436" style:family="table-cell" style:parent-style-name="Default" style:data-style-name="N39">
      <style:table-cell-properties fo:border-top="none" fo:border-bottom="thin solid #000000" fo:border-left="thin solid #000000" fo:border-right="thin solid #000000" style:vertical-align="middle" fo:background-color="#B4A7D6" style:repeat-content="false"/>
      <style:paragraph-properties fo:text-align="end" fo:margin-right="0cm"/>
    </style:style>
    <style:style style:name="ce437" style:family="table-cell" style:parent-style-name="Default" style:data-style-name="N39">
      <style:table-cell-properties fo:border-top="none" fo:border-bottom="thin solid #000000" fo:border-left="none" fo:border-right="thin solid #000000" style:vertical-align="middle" fo:background-color="#8E7CC3" style:repeat-content="false"/>
      <style:paragraph-properties fo:text-align="end" fo:margin-right="0cm"/>
    </style:style>
    <style:style style:name="ce438" style:family="table-cell" style:parent-style-name="Default" style:data-style-name="N39">
      <style:table-cell-properties fo:border-top="none" fo:border-bottom="thin solid #000000" fo:border-left="none" fo:border-right="thin solid #000000" style:vertical-align="middle" fo:background-color="#A64D79" style:repeat-content="false"/>
      <style:paragraph-properties fo:text-align="end" fo:margin-right="0cm"/>
    </style:style>
    <style:style style:name="ce439" style:family="table-cell" style:parent-style-name="Default" style:data-style-name="N14">
      <style:table-cell-properties style:vertical-align="middle" fo:background-color="#E6B8AF" style:repeat-content="false"/>
      <style:paragraph-properties fo:text-align="center"/>
      <style:text-properties style:font-name="Cambria" style:font-name-asian="Cambria" style:font-name-complex="Cambria" style:font-family-generic="roman"/>
    </style:style>
    <style:style style:name="ce440" style:family="table-cell" style:parent-style-name="Default" style:data-style-name="N14">
      <style:table-cell-properties style:vertical-align="middle" fo:background-color="#E6B8AF" style:repeat-content="false"/>
      <style:paragraph-properties fo:text-align="center"/>
      <style:text-properties style:font-name="Calibri" style:font-name-asian="Calibri" style:font-name-complex="Calibri"/>
    </style:style>
    <style:style style:name="ce441" style:family="table-cell" style:parent-style-name="Default" style:data-style-name="N1">
      <style:table-cell-properties style:vertical-align="middle" fo:background-color="#E6B8AF" style:repeat-content="false"/>
      <style:paragraph-properties fo:text-align="center"/>
      <style:text-properties style:font-name="Cambria" style:font-name-asian="Cambria" style:font-name-complex="Cambria" style:font-family-generic="roman"/>
    </style:style>
    <style:style style:name="ce442" style:family="table-cell" style:parent-style-name="Default" style:data-style-name="N1">
      <style:table-cell-properties style:vertical-align="middle" fo:background-color="#E6B8AF" style:repeat-content="false"/>
      <style:paragraph-properties fo:text-align="center"/>
      <style:text-properties style:font-name="Calibri" style:font-name-asian="Calibri" style:font-name-complex="Calibri"/>
    </style:style>
    <style:style style:name="ce443" style:family="table-cell" style:parent-style-name="Default" style:data-style-name="N37">
      <style:table-cell-properties style:vertical-align="middle" fo:background-color="#E6B8AF" style:repeat-content="false"/>
      <style:paragraph-properties fo:text-align="center"/>
      <style:text-properties style:font-name="Cambria" style:font-name-asian="Cambria" style:font-name-complex="Cambria" style:font-family-generic="roman"/>
    </style:style>
    <style:style style:name="ce444" style:family="table-cell" style:parent-style-name="Default" style:data-style-name="N37">
      <style:table-cell-properties style:vertical-align="middle" fo:background-color="#E6B8AF" style:repeat-content="false"/>
      <style:paragraph-properties fo:text-align="center"/>
      <style:text-properties style:font-name="Calibri" style:font-name-asian="Calibri" style:font-name-complex="Calibri"/>
    </style:style>
    <style:style style:name="ce445" style:family="table-cell" style:parent-style-name="Default" style:data-style-name="N38">
      <style:table-cell-properties style:vertical-align="middle" fo:background-color="#FFF2CC" style:repeat-content="false"/>
      <style:paragraph-properties fo:text-align="start" fo:margin-left="0cm"/>
      <style:text-properties style:font-name="Calibri" style:font-name-asian="Calibri" style:font-name-complex="Calibri"/>
    </style:style>
    <style:style style:name="ce446" style:family="table-cell" style:parent-style-name="Default" style:data-style-name="N0">
      <style:table-cell-properties fo:border="thin solid #000000" style:vertical-align="middle" style:repeat-content="false"/>
      <style:paragraph-properties fo:text-align="center"/>
      <style:text-properties style:font-name="Cambria" style:font-name-asian="Cambria" style:font-name-complex="Cambria" style:font-family-generic="roman"/>
    </style:style>
    <style:style style:name="ce447" style:family="table-cell" style:parent-style-name="Default" style:data-style-name="N0">
      <style:table-cell-properties fo:border="thin solid #000000" style:vertical-align="middle" fo:background-color="#9FC5E8" style:repeat-content="false"/>
      <style:paragraph-properties fo:text-align="center"/>
      <style:text-properties style:font-name="Cambria" style:font-name-asian="Cambria" style:font-name-complex="Cambria" style:font-family-generic="roman"/>
    </style:style>
    <style:style style:name="ce448" style:family="table-cell" style:parent-style-name="Default" style:data-style-name="N37">
      <style:table-cell-properties style:vertical-align="middle" fo:background-color="#FFF2CC" style:repeat-content="false"/>
      <style:paragraph-properties fo:text-align="start" fo:margin-left="0cm"/>
    </style:style>
    <style:style style:name="ce449" style:family="table-cell" style:parent-style-name="Default" style:data-style-name="N0">
      <style:table-cell-properties fo:background-color="#E6B8AF"/>
    </style:style>
    <style:style style:name="ce450" style:family="table-cell" style:parent-style-name="Default" style:data-style-name="N3">
      <style:table-cell-properties fo:border="thin solid #000000" style:vertical-align="middle" fo:background-color="#CC4125" style:repeat-content="false"/>
      <style:paragraph-properties fo:text-align="end" fo:margin-right="0cm"/>
    </style:style>
    <style:style style:name="ce451" style:family="table-cell" style:parent-style-name="Default" style:data-style-name="N3">
      <style:table-cell-properties fo:border-top="thin solid #000000" fo:border-bottom="thin solid #000000" fo:border-left="none" fo:border-right="none" style:vertical-align="middle" fo:background-color="#CC4125" style:repeat-content="false"/>
      <style:paragraph-properties fo:text-align="end" fo:margin-right="0cm"/>
    </style:style>
    <style:style style:name="ce452" style:family="table-cell" style:parent-style-name="Default" style:data-style-name="N3">
      <style:table-cell-properties fo:border-top="thin solid #000000" fo:border-bottom="thin solid #000000" fo:border-left="none" fo:border-right="thin solid #000000" style:vertical-align="middle" fo:background-color="#CC4125" style:repeat-content="false"/>
      <style:paragraph-properties fo:text-align="end" fo:margin-right="0cm"/>
    </style:style>
    <style:style style:name="ce453" style:family="table-cell" style:parent-style-name="Default" style:data-style-name="N3">
      <style:table-cell-properties fo:border-top="thin solid #000000" fo:border-bottom="thin solid #000000" fo:border-left="none" fo:border-right="thin solid #000000" style:vertical-align="middle" fo:background-color="#EA9999" style:repeat-content="false"/>
      <style:paragraph-properties fo:text-align="end" fo:margin-right="0cm"/>
    </style:style>
    <style:style style:name="ce454" style:family="table-cell" style:parent-style-name="Default" style:data-style-name="N3">
      <style:table-cell-properties fo:border-top="thin solid #000000" fo:border-bottom="thin solid #000000" fo:border-left="none" fo:border-right="none" style:vertical-align="middle" fo:background-color="#EA9999" style:repeat-content="false"/>
      <style:paragraph-properties fo:text-align="end" fo:margin-right="0cm"/>
    </style:style>
    <style:style style:name="ce455" style:family="table-cell" style:parent-style-name="Default" style:data-style-name="N3">
      <style:table-cell-properties fo:border-top="thin solid #000000" fo:border-bottom="thin solid #000000" fo:border-left="none" fo:border-right="none" style:vertical-align="middle" fo:background-color="#F6B26B" style:repeat-content="false"/>
      <style:paragraph-properties fo:text-align="end" fo:margin-right="0cm"/>
    </style:style>
    <style:style style:name="ce456" style:family="table-cell" style:parent-style-name="Default" style:data-style-name="N3">
      <style:table-cell-properties fo:border-top="thin solid #000000" fo:border-bottom="thin solid #000000" fo:border-left="none" fo:border-right="thin solid #000000" style:vertical-align="middle" fo:background-color="#F6B26B" style:repeat-content="false"/>
      <style:paragraph-properties fo:text-align="end" fo:margin-right="0cm"/>
    </style:style>
    <style:style style:name="ce457" style:family="table-cell" style:parent-style-name="Default" style:data-style-name="N3">
      <style:table-cell-properties fo:border-top="thin solid #000000" fo:border-bottom="thin solid #000000" fo:border-left="none" fo:border-right="none" style:vertical-align="middle" fo:background-color="#FFD966" style:repeat-content="false"/>
      <style:paragraph-properties fo:text-align="end" fo:margin-right="0cm"/>
    </style:style>
    <style:style style:name="ce458" style:family="table-cell" style:parent-style-name="Default" style:data-style-name="N3">
      <style:table-cell-properties fo:border-top="thin solid #000000" fo:border-bottom="thin solid #000000" fo:border-left="none" fo:border-right="none" style:vertical-align="middle" fo:background-color="#FFF2CC" style:repeat-content="false"/>
      <style:paragraph-properties fo:text-align="end" fo:margin-right="0cm"/>
    </style:style>
    <style:style style:name="ce459" style:family="table-cell" style:parent-style-name="Default" style:data-style-name="N3">
      <style:table-cell-properties fo:border-top="thin solid #000000" fo:border-bottom="thin solid #000000" fo:border-left="none" fo:border-right="thin solid #000000" style:vertical-align="middle" fo:background-color="#B6D7A8" style:repeat-content="false"/>
      <style:paragraph-properties fo:text-align="end" fo:margin-right="0cm"/>
    </style:style>
    <style:style style:name="ce460" style:family="table-cell" style:parent-style-name="Default" style:data-style-name="N3">
      <style:table-cell-properties fo:border-top="thin solid #000000" fo:border-bottom="thin solid #000000" fo:border-left="none" fo:border-right="none" style:vertical-align="middle" fo:background-color="#6AA84F" style:repeat-content="false"/>
      <style:paragraph-properties fo:text-align="end" fo:margin-right="0cm"/>
    </style:style>
    <style:style style:name="ce461" style:family="table-cell" style:parent-style-name="Default" style:data-style-name="N3">
      <style:table-cell-properties fo:border-top="thin solid #000000" fo:border-bottom="thin solid #000000" fo:border-left="none" fo:border-right="none" style:vertical-align="middle" fo:background-color="#3C78D8" style:repeat-content="false"/>
      <style:paragraph-properties fo:text-align="end" fo:margin-right="0cm"/>
    </style:style>
    <style:style style:name="ce462" style:family="table-cell" style:parent-style-name="Default" style:data-style-name="N3">
      <style:table-cell-properties fo:border-top="thin solid #000000" fo:border-bottom="thin solid #000000" fo:border-left="none" fo:border-right="none" style:vertical-align="middle" fo:background-color="#6D9EEB" style:repeat-content="false"/>
      <style:paragraph-properties fo:text-align="end" fo:margin-right="0cm"/>
    </style:style>
    <style:style style:name="ce463" style:family="table-cell" style:parent-style-name="Default" style:data-style-name="N3">
      <style:table-cell-properties fo:border-top="thin solid #000000" fo:border-bottom="thin solid #000000" fo:border-left="none" fo:border-right="none" style:vertical-align="middle" fo:background-color="#B4A7D6" style:repeat-content="false"/>
      <style:paragraph-properties fo:text-align="end" fo:margin-right="0cm"/>
    </style:style>
    <style:style style:name="ce464" style:family="table-cell" style:parent-style-name="Default" style:data-style-name="N3">
      <style:table-cell-properties fo:border-top="thin solid #000000" fo:border-bottom="thin solid #000000" fo:border-left="none" fo:border-right="thin solid #000000" style:vertical-align="middle" fo:background-color="#8E7CC3" style:repeat-content="false"/>
      <style:paragraph-properties fo:text-align="end" fo:margin-right="0cm"/>
    </style:style>
    <style:style style:name="ce465" style:family="table-cell" style:parent-style-name="Default" style:data-style-name="N3">
      <style:table-cell-properties style:vertical-align="automatic" fo:background-color="#E6B8AF" style:repeat-content="false"/>
      <style:paragraph-properties fo:text-align="end" fo:margin-right="0cm"/>
    </style:style>
    <style:style style:name="ce466" style:family="table-cell" style:parent-style-name="Default" style:data-style-name="N38">
      <style:table-cell-properties style:vertical-align="middle" fo:background-color="#FFF2CC" style:repeat-content="false"/>
      <style:paragraph-properties fo:text-align="center"/>
      <style:text-properties style:font-name="Cambria" style:font-name-asian="Cambria" style:font-name-complex="Cambria" style:font-family-generic="roman"/>
    </style:style>
    <style:style style:name="ce467" style:family="table-cell" style:parent-style-name="Default" style:data-style-name="N3">
      <style:table-cell-properties fo:border-top="none" fo:border-bottom="none" fo:border-left="thin solid #000000" fo:border-right="thin solid #000000" style:vertical-align="middle" fo:background-color="#CC4125" style:repeat-content="false"/>
      <style:paragraph-properties fo:text-align="end" fo:margin-right="0cm"/>
    </style:style>
    <style:style style:name="ce468" style:family="table-cell" style:parent-style-name="Default" style:data-style-name="N3">
      <style:table-cell-properties style:vertical-align="middle" fo:background-color="#CC4125" style:repeat-content="false"/>
      <style:paragraph-properties fo:text-align="end" fo:margin-right="0cm"/>
    </style:style>
    <style:style style:name="ce469" style:family="table-cell" style:parent-style-name="Default" style:data-style-name="N3">
      <style:table-cell-properties fo:border-top="none" fo:border-bottom="none" fo:border-left="none" fo:border-right="thin solid #000000" style:vertical-align="middle" fo:background-color="#CC4125" style:repeat-content="false"/>
      <style:paragraph-properties fo:text-align="end" fo:margin-right="0cm"/>
    </style:style>
    <style:style style:name="ce470" style:family="table-cell" style:parent-style-name="Default" style:data-style-name="N3">
      <style:table-cell-properties style:vertical-align="middle" fo:background-color="#EA9999" style:repeat-content="false"/>
      <style:paragraph-properties fo:text-align="end" fo:margin-right="0cm"/>
    </style:style>
    <style:style style:name="ce471" style:family="table-cell" style:parent-style-name="Default" style:data-style-name="N3">
      <style:table-cell-properties fo:border-top="none" fo:border-bottom="none" fo:border-left="none" fo:border-right="thin solid #000000" style:vertical-align="middle" fo:background-color="#EA9999" style:repeat-content="false"/>
      <style:paragraph-properties fo:text-align="end" fo:margin-right="0cm"/>
    </style:style>
    <style:style style:name="ce472" style:family="table-cell" style:parent-style-name="Default" style:data-style-name="N3">
      <style:table-cell-properties style:vertical-align="middle" fo:background-color="#F6B26B" style:repeat-content="false"/>
      <style:paragraph-properties fo:text-align="end" fo:margin-right="0cm"/>
    </style:style>
    <style:style style:name="ce473" style:family="table-cell" style:parent-style-name="Default" style:data-style-name="N3">
      <style:table-cell-properties fo:border-top="none" fo:border-bottom="none" fo:border-left="none" fo:border-right="thin solid #000000" style:vertical-align="middle" fo:background-color="#F6B26B" style:repeat-content="false"/>
      <style:paragraph-properties fo:text-align="end" fo:margin-right="0cm"/>
    </style:style>
    <style:style style:name="ce474" style:family="table-cell" style:parent-style-name="Default" style:data-style-name="N3">
      <style:table-cell-properties style:vertical-align="middle" fo:background-color="#FFD966" style:repeat-content="false"/>
      <style:paragraph-properties fo:text-align="end" fo:margin-right="0cm"/>
    </style:style>
    <style:style style:name="ce475" style:family="table-cell" style:parent-style-name="Default" style:data-style-name="N3">
      <style:table-cell-properties style:vertical-align="middle" fo:background-color="#FFF2CC" style:repeat-content="false"/>
      <style:paragraph-properties fo:text-align="end" fo:margin-right="0cm"/>
    </style:style>
    <style:style style:name="ce476" style:family="table-cell" style:parent-style-name="Default" style:data-style-name="N3">
      <style:table-cell-properties style:vertical-align="middle" fo:background-color="#B6D7A8" style:repeat-content="false"/>
      <style:paragraph-properties fo:text-align="end" fo:margin-right="0cm"/>
    </style:style>
    <style:style style:name="ce477" style:family="table-cell" style:parent-style-name="Default" style:data-style-name="N3">
      <style:table-cell-properties fo:border-top="none" fo:border-bottom="none" fo:border-left="none" fo:border-right="thin solid #000000" style:vertical-align="middle" fo:background-color="#B6D7A8" style:repeat-content="false"/>
      <style:paragraph-properties fo:text-align="end" fo:margin-right="0cm"/>
    </style:style>
    <style:style style:name="ce478" style:family="table-cell" style:parent-style-name="Default" style:data-style-name="N3">
      <style:table-cell-properties style:vertical-align="middle" fo:background-color="#6AA84F" style:repeat-content="false"/>
      <style:paragraph-properties fo:text-align="end" fo:margin-right="0cm"/>
    </style:style>
    <style:style style:name="ce479" style:family="table-cell" style:parent-style-name="Default" style:data-style-name="N3">
      <style:table-cell-properties style:vertical-align="middle" fo:background-color="#3C78D8" style:repeat-content="false"/>
      <style:paragraph-properties fo:text-align="end" fo:margin-right="0cm"/>
    </style:style>
    <style:style style:name="ce480" style:family="table-cell" style:parent-style-name="Default" style:data-style-name="N3">
      <style:table-cell-properties style:vertical-align="middle" fo:background-color="#6D9EEB" style:repeat-content="false"/>
      <style:paragraph-properties fo:text-align="end" fo:margin-right="0cm"/>
    </style:style>
    <style:style style:name="ce481" style:family="table-cell" style:parent-style-name="Default" style:data-style-name="N3">
      <style:table-cell-properties style:vertical-align="middle" fo:background-color="#B4A7D6" style:repeat-content="false"/>
      <style:paragraph-properties fo:text-align="end" fo:margin-right="0cm"/>
    </style:style>
    <style:style style:name="ce482" style:family="table-cell" style:parent-style-name="Default" style:data-style-name="N3">
      <style:table-cell-properties fo:border-top="none" fo:border-bottom="none" fo:border-left="none" fo:border-right="thin solid #000000" style:vertical-align="middle" fo:background-color="#8E7CC3" style:repeat-content="false"/>
      <style:paragraph-properties fo:text-align="end" fo:margin-right="0cm"/>
    </style:style>
    <style:style style:name="ce483" style:family="table-cell" style:parent-style-name="Default" style:data-style-name="N3">
      <style:table-cell-properties style:vertical-align="middle" fo:background-color="#9FC5E8" style:repeat-content="false"/>
      <style:paragraph-properties fo:text-align="end" fo:margin-right="0cm"/>
    </style:style>
    <style:style style:name="ce484" style:family="table-cell" style:parent-style-name="Default" style:data-style-name="N3">
      <style:table-cell-properties fo:border-top="none" fo:border-bottom="none" fo:border-left="none" fo:border-right="thin solid #000000" style:vertical-align="middle" fo:background-color="#D5A6BD" style:repeat-content="false"/>
      <style:paragraph-properties fo:text-align="end" fo:margin-right="0cm"/>
    </style:style>
    <style:style style:name="ce485" style:family="table-cell" style:parent-style-name="Default" style:data-style-name="N14">
      <style:table-cell-properties style:vertical-align="middle" fo:background-color="#FFF2CC" style:repeat-content="false"/>
      <style:paragraph-properties fo:text-align="center"/>
      <style:text-properties style:font-name="Cambria" style:font-name-asian="Cambria" style:font-name-complex="Cambria" style:font-family-generic="roman"/>
    </style:style>
    <style:style style:name="ce486" style:family="table-cell" style:parent-style-name="Default" style:data-style-name="N3">
      <style:table-cell-properties fo:border-top="none" fo:border-bottom="none" fo:border-left="none" fo:border-right="thin solid #000000" style:vertical-align="middle" fo:background-color="#6AA84F" style:repeat-content="false"/>
      <style:paragraph-properties fo:text-align="end" fo:margin-right="0cm"/>
    </style:style>
    <style:style style:name="ce487" style:family="table-cell" style:parent-style-name="Default" style:data-style-name="N3">
      <style:table-cell-properties fo:border-top="none" fo:border-bottom="thin solid #000000" fo:border-left="thin solid #000000" fo:border-right="thin solid #000000" style:vertical-align="middle" fo:background-color="#CC4125" style:repeat-content="false"/>
      <style:paragraph-properties fo:text-align="end" fo:margin-right="0cm"/>
    </style:style>
    <style:style style:name="ce488" style:family="table-cell" style:parent-style-name="Default" style:data-style-name="N3">
      <style:table-cell-properties fo:border-top="none" fo:border-bottom="thin solid #000000" fo:border-left="none" fo:border-right="none" style:vertical-align="middle" fo:background-color="#CC4125" style:repeat-content="false"/>
      <style:paragraph-properties fo:text-align="end" fo:margin-right="0cm"/>
    </style:style>
    <style:style style:name="ce489" style:family="table-cell" style:parent-style-name="Default" style:data-style-name="N3">
      <style:table-cell-properties fo:border-top="none" fo:border-bottom="thin solid #000000" fo:border-left="none" fo:border-right="thin solid #000000" style:vertical-align="middle" fo:background-color="#CC4125" style:repeat-content="false"/>
      <style:paragraph-properties fo:text-align="end" fo:margin-right="0cm"/>
    </style:style>
    <style:style style:name="ce490" style:family="table-cell" style:parent-style-name="Default" style:data-style-name="N3">
      <style:table-cell-properties fo:border-top="none" fo:border-bottom="thin solid #000000" fo:border-left="none" fo:border-right="none" style:vertical-align="middle" fo:background-color="#EA9999" style:repeat-content="false"/>
      <style:paragraph-properties fo:text-align="end" fo:margin-right="0cm"/>
    </style:style>
    <style:style style:name="ce491" style:family="table-cell" style:parent-style-name="Default" style:data-style-name="N3">
      <style:table-cell-properties fo:border-top="none" fo:border-bottom="thin solid #000000" fo:border-left="none" fo:border-right="thin solid #000000" style:vertical-align="middle" fo:background-color="#EA9999" style:repeat-content="false"/>
      <style:paragraph-properties fo:text-align="end" fo:margin-right="0cm"/>
    </style:style>
    <style:style style:name="ce492" style:family="table-cell" style:parent-style-name="Default" style:data-style-name="N3">
      <style:table-cell-properties fo:border-top="none" fo:border-bottom="thin solid #000000" fo:border-left="none" fo:border-right="none" style:vertical-align="middle" fo:background-color="#F6B26B" style:repeat-content="false"/>
      <style:paragraph-properties fo:text-align="end" fo:margin-right="0cm"/>
    </style:style>
    <style:style style:name="ce493" style:family="table-cell" style:parent-style-name="Default" style:data-style-name="N3">
      <style:table-cell-properties fo:border-top="none" fo:border-bottom="thin solid #000000" fo:border-left="none" fo:border-right="thin solid #000000" style:vertical-align="middle" fo:background-color="#FFD966" style:repeat-content="false"/>
      <style:paragraph-properties fo:text-align="end" fo:margin-right="0cm"/>
    </style:style>
    <style:style style:name="ce494" style:family="table-cell" style:parent-style-name="Default" style:data-style-name="N3">
      <style:table-cell-properties fo:border-top="none" fo:border-bottom="thin solid #000000" fo:border-left="none" fo:border-right="none" style:vertical-align="middle" fo:background-color="#FFD966" style:repeat-content="false"/>
      <style:paragraph-properties fo:text-align="end" fo:margin-right="0cm"/>
    </style:style>
    <style:style style:name="ce495" style:family="table-cell" style:parent-style-name="Default" style:data-style-name="N3">
      <style:table-cell-properties fo:border-top="none" fo:border-bottom="thin solid #000000" fo:border-left="none" fo:border-right="none" style:vertical-align="middle" fo:background-color="#FFF2CC" style:repeat-content="false"/>
      <style:paragraph-properties fo:text-align="end" fo:margin-right="0cm"/>
    </style:style>
    <style:style style:name="ce496" style:family="table-cell" style:parent-style-name="Default" style:data-style-name="N3">
      <style:table-cell-properties fo:border-top="none" fo:border-bottom="thin solid #000000" fo:border-left="none" fo:border-right="none" style:vertical-align="middle" fo:background-color="#B6D7A8" style:repeat-content="false"/>
      <style:paragraph-properties fo:text-align="end" fo:margin-right="0cm"/>
    </style:style>
    <style:style style:name="ce497" style:family="table-cell" style:parent-style-name="Default" style:data-style-name="N3">
      <style:table-cell-properties fo:border-top="none" fo:border-bottom="thin solid #000000" fo:border-left="none" fo:border-right="thin solid #000000" style:vertical-align="middle" fo:background-color="#6AA84F" style:repeat-content="false"/>
      <style:paragraph-properties fo:text-align="end" fo:margin-right="0cm"/>
    </style:style>
    <style:style style:name="ce498" style:family="table-cell" style:parent-style-name="Default" style:data-style-name="N3">
      <style:table-cell-properties fo:border-top="none" fo:border-bottom="thin solid #000000" fo:border-left="none" fo:border-right="none" style:vertical-align="middle" fo:background-color="#3C78D8" style:repeat-content="false"/>
      <style:paragraph-properties fo:text-align="end" fo:margin-right="0cm"/>
    </style:style>
    <style:style style:name="ce499" style:family="table-cell" style:parent-style-name="Default" style:data-style-name="N3">
      <style:table-cell-properties fo:border-top="none" fo:border-bottom="thin solid #000000" fo:border-left="none" fo:border-right="none" style:vertical-align="middle" fo:background-color="#6D9EEB" style:repeat-content="false"/>
      <style:paragraph-properties fo:text-align="end" fo:margin-right="0cm"/>
    </style:style>
    <style:style style:name="ce500" style:family="table-cell" style:parent-style-name="Default" style:data-style-name="N3">
      <style:table-cell-properties fo:border-top="none" fo:border-bottom="thin solid #000000" fo:border-left="none" fo:border-right="none" style:vertical-align="middle" fo:background-color="#9FC5E8" style:repeat-content="false"/>
      <style:paragraph-properties fo:text-align="end" fo:margin-right="0cm"/>
    </style:style>
    <style:style style:name="ce501" style:family="table-cell" style:parent-style-name="Default" style:data-style-name="N3">
      <style:table-cell-properties fo:border-top="none" fo:border-bottom="thin solid #000000" fo:border-left="none" fo:border-right="none" style:vertical-align="middle" fo:background-color="#B4A7D6" style:repeat-content="false"/>
      <style:paragraph-properties fo:text-align="end" fo:margin-right="0cm"/>
    </style:style>
    <style:style style:name="ce502" style:family="table-cell" style:parent-style-name="Default" style:data-style-name="N3">
      <style:table-cell-properties fo:border-top="none" fo:border-bottom="thin solid #000000" fo:border-left="none" fo:border-right="thin solid #000000" style:vertical-align="middle" fo:background-color="#D5A6BD" style:repeat-content="false"/>
      <style:paragraph-properties fo:text-align="end" fo:margin-right="0cm"/>
    </style:style>
    <style:style style:name="ce503" style:family="table-cell" style:parent-style-name="Default" style:data-style-name="N3">
      <style:table-cell-properties fo:border-top="none" fo:border-bottom="none" fo:border-left="none" fo:border-right="thin solid #000000" style:vertical-align="middle" fo:background-color="#FFD966" style:repeat-content="false"/>
      <style:paragraph-properties fo:text-align="end" fo:margin-right="0cm"/>
    </style:style>
    <style:style style:name="ce504" style:family="table-cell" style:parent-style-name="Default" style:data-style-name="N3">
      <style:table-cell-properties style:vertical-align="middle" fo:background-color="#8E7CC3" style:repeat-content="false"/>
      <style:paragraph-properties fo:text-align="end" fo:margin-right="0cm"/>
    </style:style>
    <style:style style:name="ce505" style:family="table-cell" style:parent-style-name="Default" style:data-style-name="N3">
      <style:table-cell-properties fo:border-top="none" fo:border-bottom="thin solid #000000" fo:border-left="thin solid #000000" fo:border-right="thin solid #000000" style:vertical-align="middle" fo:background-color="#EA9999" style:repeat-content="false"/>
      <style:paragraph-properties fo:text-align="end" fo:margin-right="0cm"/>
    </style:style>
    <style:style style:name="ce506" style:family="table-cell" style:parent-style-name="Default" style:data-style-name="N3">
      <style:table-cell-properties fo:border-top="none" fo:border-bottom="thin solid #000000" fo:border-left="none" fo:border-right="thin solid #000000" style:vertical-align="middle" fo:background-color="#F6B26B" style:repeat-content="false"/>
      <style:paragraph-properties fo:text-align="end" fo:margin-right="0cm"/>
    </style:style>
    <style:style style:name="ce507" style:family="table-cell" style:parent-style-name="Default" style:data-style-name="N3">
      <style:table-cell-properties fo:border-top="none" fo:border-bottom="thin solid #000000" fo:border-left="none" fo:border-right="none" style:vertical-align="middle" fo:background-color="#8E7CC3" style:repeat-content="false"/>
      <style:paragraph-properties fo:text-align="end" fo:margin-right="0cm"/>
    </style:style>
    <style:style style:name="ce508" style:family="table-cell" style:parent-style-name="Default" style:data-style-name="N3">
      <style:table-cell-properties fo:border-top="none" fo:border-bottom="none" fo:border-left="thin solid #000000" fo:border-right="thin solid #000000" style:vertical-align="middle" fo:background-color="#EA9999" style:repeat-content="false"/>
      <style:paragraph-properties fo:text-align="end" fo:margin-right="0cm"/>
    </style:style>
    <style:style style:name="ce509" style:family="table-cell" style:parent-style-name="Default" style:data-style-name="N3">
      <style:table-cell-properties fo:border-top="none" fo:border-bottom="none" fo:border-left="none" fo:border-right="thin solid #000000" style:vertical-align="middle" fo:background-color="#A64D79" style:repeat-content="false"/>
      <style:paragraph-properties fo:text-align="end" fo:margin-right="0cm"/>
    </style:style>
    <style:style style:name="ce510" style:family="table-cell" style:parent-style-name="Default" style:data-style-name="N3">
      <style:table-cell-properties fo:border-top="none" fo:border-bottom="none" fo:border-left="none" fo:border-right="thin solid #000000" style:vertical-align="middle" fo:background-color="#FFF2CC" style:repeat-content="false"/>
      <style:paragraph-properties fo:text-align="end" fo:margin-right="0cm"/>
    </style:style>
    <style:style style:name="ce511" style:family="table-cell" style:parent-style-name="Default" style:data-style-name="N3">
      <style:table-cell-properties fo:border-top="none" fo:border-bottom="none" fo:border-left="none" fo:border-right="thin solid #000000" style:vertical-align="middle" fo:background-color="#3C78D8" style:repeat-content="false"/>
      <style:paragraph-properties fo:text-align="end" fo:margin-right="0cm"/>
    </style:style>
    <style:style style:name="ce512" style:family="table-cell" style:parent-style-name="Default" style:data-style-name="N0">
      <style:table-cell-properties style:vertical-align="middle" fo:background-color="#FFF2CC"/>
      <style:text-properties style:font-name="Cambria" style:font-name-asian="Cambria" style:font-name-complex="Cambria" fo:font-size="12pt" style:font-size-asian="12pt" style:font-size-complex="12pt" fo:font-weight="bold" style:font-weight-asian="bold" style:font-weight-complex="bold" style:font-family-generic="roman"/>
    </style:style>
    <style:style style:name="ce513" style:family="table-cell" style:parent-style-name="Default" style:data-style-name="N3">
      <style:table-cell-properties style:vertical-align="middle" fo:background-color="#D5A6BD" style:repeat-content="false"/>
      <style:paragraph-properties fo:text-align="end" fo:margin-right="0cm"/>
    </style:style>
    <style:style style:name="ce514" style:family="table-cell" style:parent-style-name="Default" style:data-style-name="N3">
      <style:table-cell-properties fo:border-top="none" fo:border-bottom="thin solid #000000" fo:border-left="thin solid #000000" fo:border-right="thin solid #000000" style:vertical-align="middle" fo:background-color="#F6B26B" style:repeat-content="false"/>
      <style:paragraph-properties fo:text-align="end" fo:margin-right="0cm"/>
    </style:style>
    <style:style style:name="ce515" style:family="table-cell" style:parent-style-name="Default" style:data-style-name="N3">
      <style:table-cell-properties fo:border-top="none" fo:border-bottom="thin solid #000000" fo:border-left="none" fo:border-right="thin solid #000000" style:vertical-align="middle" fo:background-color="#FFF2CC" style:repeat-content="false"/>
      <style:paragraph-properties fo:text-align="end" fo:margin-right="0cm"/>
    </style:style>
    <style:style style:name="ce516" style:family="table-cell" style:parent-style-name="Default" style:data-style-name="N3">
      <style:table-cell-properties fo:border-top="none" fo:border-bottom="thin solid #000000" fo:border-left="none" fo:border-right="none" style:vertical-align="middle" fo:background-color="#6AA84F" style:repeat-content="false"/>
      <style:paragraph-properties fo:text-align="end" fo:margin-right="0cm"/>
    </style:style>
    <style:style style:name="ce517" style:family="table-cell" style:parent-style-name="Default" style:data-style-name="N3">
      <style:table-cell-properties fo:border-top="none" fo:border-bottom="thin solid #000000" fo:border-left="none" fo:border-right="thin solid #000000" style:vertical-align="middle" fo:background-color="#6D9EEB" style:repeat-content="false"/>
      <style:paragraph-properties fo:text-align="end" fo:margin-right="0cm"/>
    </style:style>
    <style:style style:name="ce518" style:family="table-cell" style:parent-style-name="Default" style:data-style-name="N3">
      <style:table-cell-properties fo:border-top="none" fo:border-bottom="thin solid #000000" fo:border-left="none" fo:border-right="none" style:vertical-align="middle" fo:background-color="#D5A6BD" style:repeat-content="false"/>
      <style:paragraph-properties fo:text-align="end" fo:margin-right="0cm"/>
    </style:style>
    <style:style style:name="ce519" style:family="table-cell" style:parent-style-name="Default" style:data-style-name="N3">
      <style:table-cell-properties fo:border-top="none" fo:border-bottom="thin solid #000000" fo:border-left="none" fo:border-right="thin solid #000000" style:vertical-align="middle" fo:background-color="#999999" style:repeat-content="false"/>
      <style:paragraph-properties fo:text-align="end" fo:margin-right="0cm"/>
    </style:style>
    <style:style style:name="ce520" style:family="table-cell" style:parent-style-name="Default" style:data-style-name="N3">
      <style:table-cell-properties fo:border-top="none" fo:border-bottom="none" fo:border-left="thin solid #000000" fo:border-right="thin solid #000000" style:vertical-align="middle" fo:background-color="#F6B26B" style:repeat-content="false"/>
      <style:paragraph-properties fo:text-align="end" fo:margin-right="0cm"/>
    </style:style>
    <style:style style:name="ce521" style:family="table-cell" style:parent-style-name="Default" style:data-style-name="N3">
      <style:table-cell-properties fo:border-top="none" fo:border-bottom="none" fo:border-left="none" fo:border-right="thin solid #000000" style:vertical-align="middle" fo:background-color="#6D9EEB" style:repeat-content="false"/>
      <style:paragraph-properties fo:text-align="end" fo:margin-right="0cm"/>
    </style:style>
    <style:style style:name="ce522" style:family="table-cell" style:parent-style-name="Default" style:data-style-name="N3">
      <style:table-cell-properties style:vertical-align="middle" fo:background-color="#A64D79" style:repeat-content="false"/>
      <style:paragraph-properties fo:text-align="end" fo:margin-right="0cm"/>
    </style:style>
    <style:style style:name="ce523" style:family="table-cell" style:parent-style-name="Default" style:data-style-name="N3">
      <style:table-cell-properties fo:border-top="none" fo:border-bottom="none" fo:border-left="none" fo:border-right="thin solid #000000" style:vertical-align="middle" fo:background-color="#999999" style:repeat-content="false"/>
      <style:paragraph-properties fo:text-align="end" fo:margin-right="0cm"/>
    </style:style>
    <style:style style:name="ce524" style:family="table-cell" style:parent-style-name="Default" style:data-style-name="N3">
      <style:table-cell-properties fo:border-top="none" fo:border-bottom="none" fo:border-left="thin solid #000000" fo:border-right="thin solid #000000" style:vertical-align="middle" fo:background-color="#FFD966" style:repeat-content="false"/>
      <style:paragraph-properties fo:text-align="end" fo:margin-right="0cm"/>
    </style:style>
    <style:style style:name="ce525" style:family="table-cell" style:parent-style-name="Default" style:data-style-name="N3">
      <style:table-cell-properties fo:border-top="none" fo:border-bottom="none" fo:border-left="none" fo:border-right="thin solid #000000" style:vertical-align="middle" fo:background-color="#9FC5E8" style:repeat-content="false"/>
      <style:paragraph-properties fo:text-align="end" fo:margin-right="0cm"/>
    </style:style>
    <style:style style:name="ce526" style:family="table-cell" style:parent-style-name="Default" style:data-style-name="N3">
      <style:table-cell-properties style:vertical-align="middle" fo:background-color="#999999" style:repeat-content="false"/>
      <style:paragraph-properties fo:text-align="end" fo:margin-right="0cm"/>
    </style:style>
    <style:style style:name="ce527" style:family="table-cell" style:parent-style-name="Default" style:data-style-name="N3">
      <style:table-cell-properties fo:border-top="none" fo:border-bottom="none" fo:border-left="thin solid #000000" fo:border-right="thin solid #000000" style:vertical-align="middle" fo:background-color="#FFF2CC" style:repeat-content="false"/>
      <style:paragraph-properties fo:text-align="end" fo:margin-right="0cm"/>
    </style:style>
    <style:style style:name="ce528" style:family="table-cell" style:parent-style-name="Default" style:data-style-name="N3">
      <style:table-cell-properties fo:border-top="none" fo:border-bottom="none" fo:border-left="none" fo:border-right="thin solid #000000" style:vertical-align="middle" fo:background-color="#B4A7D6" style:repeat-content="false"/>
      <style:paragraph-properties fo:text-align="end" fo:margin-right="0cm"/>
    </style:style>
    <style:style style:name="ce529" style:family="table-cell" style:parent-style-name="Default" style:data-style-name="N3">
      <style:table-cell-properties fo:border-top="none" fo:border-bottom="thin solid #000000" fo:border-left="thin solid #000000" fo:border-right="thin solid #000000" style:vertical-align="middle" fo:background-color="#B6D7A8" style:repeat-content="false"/>
      <style:paragraph-properties fo:text-align="end" fo:margin-right="0cm"/>
    </style:style>
    <style:style style:name="ce530" style:family="table-cell" style:parent-style-name="Default" style:data-style-name="N3">
      <style:table-cell-properties fo:border-top="none" fo:border-bottom="thin solid #000000" fo:border-left="none" fo:border-right="thin solid #000000" style:vertical-align="middle" fo:background-color="#B6D7A8" style:repeat-content="false"/>
      <style:paragraph-properties fo:text-align="end" fo:margin-right="0cm"/>
    </style:style>
    <style:style style:name="ce531" style:family="table-cell" style:parent-style-name="Default" style:data-style-name="N3">
      <style:table-cell-properties fo:border-top="none" fo:border-bottom="thin solid #000000" fo:border-left="none" fo:border-right="thin solid #000000" style:vertical-align="middle" fo:background-color="#3C78D8" style:repeat-content="false"/>
      <style:paragraph-properties fo:text-align="end" fo:margin-right="0cm"/>
    </style:style>
    <style:style style:name="ce532" style:family="table-cell" style:parent-style-name="Default" style:data-style-name="N3">
      <style:table-cell-properties fo:border-top="none" fo:border-bottom="thin solid #000000" fo:border-left="none" fo:border-right="thin solid #000000" style:vertical-align="middle" fo:background-color="#B4A7D6" style:repeat-content="false"/>
      <style:paragraph-properties fo:text-align="end" fo:margin-right="0cm"/>
    </style:style>
    <style:style style:name="ce533" style:family="table-cell" style:parent-style-name="Default" style:data-style-name="N3">
      <style:table-cell-properties fo:border-top="none" fo:border-bottom="thin solid #000000" fo:border-left="none" fo:border-right="none" style:vertical-align="middle" fo:background-color="#A64D79" style:repeat-content="false"/>
      <style:paragraph-properties fo:text-align="end" fo:margin-right="0cm"/>
    </style:style>
    <style:style style:name="ce534" style:family="table-cell" style:parent-style-name="Default" style:data-style-name="N3">
      <style:table-cell-properties fo:border-top="none" fo:border-bottom="thin solid #000000" fo:border-left="none" fo:border-right="none" style:vertical-align="middle" fo:background-color="#999999" style:repeat-content="false"/>
      <style:paragraph-properties fo:text-align="end" fo:margin-right="0cm"/>
    </style:style>
    <style:style style:name="ce535" style:family="table-cell" style:parent-style-name="Default" style:data-style-name="N3">
      <style:table-cell-properties fo:border-top="none" fo:border-bottom="none" fo:border-left="thin solid #000000" fo:border-right="thin solid #000000" style:vertical-align="middle" fo:background-color="#B6D7A8" style:repeat-content="false"/>
      <style:paragraph-properties fo:text-align="end" fo:margin-right="0cm"/>
    </style:style>
    <style:style style:name="ce536" style:family="table-cell" style:parent-style-name="Default" style:data-style-name="N3">
      <style:table-cell-properties fo:border-top="none" fo:border-bottom="none" fo:border-left="thin solid #000000" fo:border-right="thin solid #000000" style:vertical-align="middle" fo:background-color="#6AA84F" style:repeat-content="false"/>
      <style:paragraph-properties fo:text-align="end" fo:margin-right="0cm"/>
    </style:style>
    <style:style style:name="ce537" style:family="table-cell" style:parent-style-name="Default" style:data-style-name="N3">
      <style:table-cell-properties fo:border-top="none" fo:border-bottom="none" fo:border-left="thin solid #000000" fo:border-right="thin solid #000000" style:vertical-align="middle" fo:background-color="#3C78D8" style:repeat-content="false"/>
      <style:paragraph-properties fo:text-align="end" fo:margin-right="0cm"/>
    </style:style>
    <style:style style:name="ce538" style:family="table-cell" style:parent-style-name="Default" style:data-style-name="N3">
      <style:table-cell-properties fo:border-top="none" fo:border-bottom="none" fo:border-left="thin solid #000000" fo:border-right="thin solid #000000" style:vertical-align="middle" fo:background-color="#9FC5E8" style:repeat-content="false"/>
      <style:paragraph-properties fo:text-align="end" fo:margin-right="0cm"/>
    </style:style>
    <style:style style:name="ce539" style:family="table-cell" style:parent-style-name="Default" style:data-style-name="N37">
      <style:table-cell-properties style:vertical-align="middle" fo:background-color="#FFF2CC" style:rotation-angle="270" style:repeat-content="false"/>
      <style:paragraph-properties fo:text-align="center"/>
      <style:text-properties style:font-name="Calibri" style:font-name-asian="Calibri" style:font-name-complex="Calibri" fo:font-size="18pt" style:font-size-asian="18pt" style:font-size-complex="18pt"/>
    </style:style>
    <style:style style:name="ce540" style:family="table-cell" style:parent-style-name="Default" style:data-style-name="N3">
      <style:table-cell-properties fo:border-top="none" fo:border-bottom="thin solid #000000" fo:border-left="thin solid #000000" fo:border-right="thin solid #000000" style:vertical-align="middle" fo:background-color="#B4A7D6" style:repeat-content="false"/>
      <style:paragraph-properties fo:text-align="end" fo:margin-right="0cm"/>
    </style:style>
    <style:style style:name="ce541" style:family="table-cell" style:parent-style-name="Default" style:data-style-name="N3">
      <style:table-cell-properties fo:border-top="none" fo:border-bottom="thin solid #000000" fo:border-left="none" fo:border-right="thin solid #000000" style:vertical-align="middle" fo:background-color="#8E7CC3" style:repeat-content="false"/>
      <style:paragraph-properties fo:text-align="end" fo:margin-right="0cm"/>
    </style:style>
    <style:style style:name="ce542" style:family="table-cell" style:parent-style-name="Default" style:data-style-name="N3">
      <style:table-cell-properties fo:border-top="none" fo:border-bottom="thin solid #000000" fo:border-left="none" fo:border-right="thin solid #000000" style:vertical-align="middle" fo:background-color="#A64D79" style:repeat-content="false"/>
      <style:paragraph-properties fo:text-align="end" fo:margin-right="0cm"/>
    </style:style>
    <style:style style:name="ce543" style:family="table-cell" style:parent-style-name="Default" style:data-style-name="N0">
      <style:table-cell-properties fo:background-color="#FFF2CC"/>
      <style:text-properties style:font-name="Cambria" style:font-name-asian="Cambria" style:font-name-complex="Cambria" style:font-family-generic="roman"/>
    </style:style>
    <style:style style:name="ce544" style:family="table-cell" style:parent-style-name="Default" style:data-style-name="N0">
      <style:table-cell-properties style:vertical-align="automatic" fo:background-color="#E6B8AF"/>
    </style:style>
    <style:style style:name="ce545" style:family="table-cell" style:parent-style-name="Default" style:data-style-name="N0">
      <style:table-cell-properties style:vertical-align="automatic" fo:background-color="#E6B8AF" style:repeat-content="false"/>
      <style:paragraph-properties fo:text-align="end" fo:margin-right="0cm"/>
    </style:style>
    <style:style style:name="ce546" style:family="table-cell" style:parent-style-name="Default" style:data-style-name="N0">
      <style:table-cell-properties style:vertical-align="middle" fo:background-color="#FFF2CC" style:repeat-content="false"/>
      <style:paragraph-properties fo:text-align="start" fo:margin-left="0cm"/>
      <style:text-properties style:font-name="Cambria" style:font-name-asian="Cambria" style:font-name-complex="Cambria" fo:font-size="24pt" style:font-size-asian="24pt" style:font-size-complex="24pt" fo:font-weight="bold" style:font-weight-asian="bold" style:font-weight-complex="bold" style:font-family-generic="roman"/>
    </style:style>
    <style:style style:name="ce547" style:family="table-cell" style:parent-style-name="Default" style:data-style-name="N0">
      <style:table-cell-properties style:vertical-align="middle" fo:background-color="#E6B8AF" style:repeat-content="false"/>
      <style:paragraph-properties fo:text-align="center"/>
      <style:text-properties fo:font-size="18pt" style:font-size-asian="18pt" style:font-size-complex="18pt" fo:font-weight="bold" style:font-weight-asian="bold" style:font-weight-complex="bold"/>
    </style:style>
    <style:style style:name="ce548" style:family="table-cell" style:parent-style-name="Default" style:data-style-name="N37">
      <style:table-cell-properties style:vertical-align="middle" fo:background-color="#8E7CC3" style:repeat-content="false"/>
      <style:paragraph-properties fo:text-align="center"/>
      <style:text-properties style:font-name="Calibri" style:font-name-asian="Calibri" style:font-name-complex="Calibri" fo:font-size="18pt" style:font-size-asian="18pt" style:font-size-complex="18pt"/>
    </style:style>
    <style:style style:name="ce549" style:family="table-cell" style:parent-style-name="Default" style:data-style-name="N37">
      <style:table-cell-properties style:vertical-align="middle" fo:background-color="#6D9EEB" style:rotation-angle="270" style:repeat-content="false"/>
      <style:paragraph-properties fo:text-align="center"/>
      <style:text-properties style:font-name="Calibri" style:font-name-asian="Calibri" style:font-name-complex="Calibri" fo:font-size="18pt" style:font-size-asian="18pt" style:font-size-complex="18pt"/>
    </style:style>
    <style:style style:name="ce550" style:family="table-cell" style:parent-style-name="Default" style:data-style-name="N0">
      <style:table-cell-properties fo:border="thin solid #000000" style:vertical-align="middle" fo:background-color="transparent" style:repeat-content="false"/>
      <style:paragraph-properties fo:text-align="center"/>
      <style:text-properties style:font-name="Cambria" style:font-name-asian="Cambria" style:font-name-complex="Cambria" style:font-family-generic="roman"/>
    </style:style>
    <style:style style:name="ce551" style:family="table-cell" style:parent-style-name="Default" style:data-style-name="N0">
      <style:table-cell-properties fo:border="thin solid #000000" style:vertical-align="middle" fo:background-color="#FFFFFF" style:repeat-content="false"/>
      <style:paragraph-properties fo:text-align="center"/>
      <style:text-properties style:font-name="Cambria" style:font-name-asian="Cambria" style:font-name-complex="Cambria" style:font-family-generic="roman"/>
    </style:style>
    <style:style style:name="ce552" style:family="table-cell" style:parent-style-name="Default" style:data-style-name="N0">
      <style:table-cell-properties fo:border="thin solid #000000" fo:background-color="#FFFFFF"/>
    </style:style>
    <style:style style:name="ce553" style:family="table-cell" style:parent-style-name="Default" style:data-style-name="N4">
      <style:table-cell-properties fo:border="thin solid #000000" style:vertical-align="middle" fo:background-color="#9FC5E8" style:repeat-content="false"/>
      <style:paragraph-properties fo:text-align="center"/>
      <style:text-properties style:font-name="Cambria" style:font-name-asian="Cambria" style:font-name-complex="Cambria" style:font-family-generic="roman"/>
    </style:style>
    <style:style style:name="ce554" style:family="table-cell" style:parent-style-name="Default" style:data-style-name="N0">
      <style:table-cell-properties fo:border="thin solid #000000" style:vertical-align="middle" fo:background-color="#9FC5E8" style:repeat-content="false"/>
      <style:paragraph-properties fo:text-align="center"/>
      <style:text-properties style:font-name="Cambria" style:font-name-asian="Cambria" style:font-name-complex="Cambria" style:font-family-generic="roman"/>
    </style:style>
    <style:style style:name="ce555" style:family="table-cell" style:parent-style-name="Default" style:data-style-name="N4">
      <style:table-cell-properties fo:border="thin solid #000000" style:vertical-align="middle" fo:background-color="transparent" style:repeat-content="false"/>
      <style:paragraph-properties fo:text-align="center"/>
      <style:text-properties style:font-name="Cambria" style:font-name-asian="Cambria" style:font-name-complex="Cambria" style:font-family-generic="roman"/>
    </style:style>
    <style:style style:name="ce556" style:family="table-cell" style:parent-style-name="Default" style:data-style-name="N0">
      <style:table-cell-properties fo:border="thin solid #000000" fo:background-color="transparent"/>
    </style:style>
    <style:style style:name="ce557" style:family="table-cell" style:parent-style-name="Default" style:data-style-name="N38">
      <style:table-cell-properties fo:border="thin solid #000000" style:vertical-align="middle" fo:background-color="#9FC5E8" style:repeat-content="false"/>
      <style:paragraph-properties fo:text-align="center"/>
      <style:text-properties style:font-name="Cambria" style:font-name-asian="Cambria" style:font-name-complex="Cambria" style:font-family-generic="roman"/>
    </style:style>
    <style:style style:name="ce558" style:family="table-cell" style:parent-style-name="Default" style:data-style-name="N39">
      <style:table-cell-properties fo:border="thin solid #000000" style:vertical-align="middle" fo:background-color="#9FC5E8" style:repeat-content="false"/>
      <style:paragraph-properties fo:text-align="center"/>
      <style:text-properties style:font-name="Cambria" style:font-name-asian="Cambria" style:font-name-complex="Cambria" style:font-family-generic="roman"/>
    </style:style>
    <style:style style:name="ce559" style:family="table-cell" style:parent-style-name="Default" style:data-style-name="N0">
      <style:table-cell-properties style:vertical-align="middle" fo:background-color="#B45F06" style:repeat-content="false"/>
      <style:paragraph-properties fo:text-align="center"/>
      <style:text-properties style:font-name="Cambria" style:font-name-asian="Cambria" style:font-name-complex="Cambria" style:font-family-generic="roman"/>
    </style:style>
    <style:style style:name="ce560" style:family="table-cell" style:parent-style-name="Default" style:data-style-name="N0">
      <style:table-cell-properties style:vertical-align="middle" fo:background-color="#93C47D" style:repeat-content="false"/>
      <style:paragraph-properties fo:text-align="center"/>
      <style:text-properties style:font-name="Cambria" style:font-name-asian="Cambria" style:font-name-complex="Cambria" style:font-family-generic="roman"/>
    </style:style>
    <style:style style:name="ce561" style:family="table-cell" style:parent-style-name="Default" style:data-style-name="N3">
      <style:table-cell-properties style:vertical-align="middle" fo:background-color="#FFF2CC"/>
      <style:text-properties style:font-name="Cambria" style:font-name-asian="Cambria" style:font-name-complex="Cambria" style:font-family-generic="roman"/>
    </style:style>
    <style:style style:name="ce562" style:family="table-cell" style:parent-style-name="Default" style:data-style-name="N3">
      <style:table-cell-properties style:vertical-align="middle" fo:background-color="#E69138" style:repeat-content="false"/>
      <style:paragraph-properties fo:text-align="center"/>
      <style:text-properties style:font-name="Cambria" style:font-name-asian="Cambria" style:font-name-complex="Cambria" style:font-family-generic="roman"/>
    </style:style>
    <style:style style:name="ce563" style:family="table-cell" style:parent-style-name="Default" style:data-style-name="N0">
      <style:table-cell-properties style:vertical-align="middle" fo:background-color="#EA9999" style:repeat-content="false"/>
      <style:paragraph-properties fo:text-align="center"/>
      <style:text-properties style:font-name="Cambria" style:font-name-asian="Cambria" style:font-name-complex="Cambria" style:font-family-generic="roman"/>
    </style:style>
    <style:style style:name="ce564" style:family="table-cell" style:parent-style-name="Default" style:data-style-name="N0">
      <style:table-cell-properties style:vertical-align="middle" fo:background-color="#FFE599" style:repeat-content="false"/>
      <style:paragraph-properties fo:text-align="center"/>
      <style:text-properties style:font-name="Cambria" style:font-name-asian="Cambria" style:font-name-complex="Cambria" style:font-family-generic="roman"/>
    </style:style>
    <style:style style:name="ce565" style:family="table-cell" style:parent-style-name="Default" style:data-style-name="N42">
      <style:table-cell-properties style:vertical-align="middle" fo:background-color="#B6D7A8" style:repeat-content="false"/>
      <style:paragraph-properties fo:text-align="center"/>
      <style:text-properties style:font-name="Cambria" style:font-name-asian="Cambria" style:font-name-complex="Cambria" style:font-family-generic="roman"/>
    </style:style>
    <style:style style:name="ce566" style:family="table-cell" style:parent-style-name="Default" style:data-style-name="N0">
      <style:table-cell-properties style:vertical-align="middle" fo:background-color="#B4A7D6" style:repeat-content="false"/>
      <style:paragraph-properties fo:text-align="center"/>
      <style:text-properties style:font-name="Cambria" style:font-name-asian="Cambria" style:font-name-complex="Cambria" style:font-family-generic="roman"/>
    </style:style>
    <style:style style:name="ce567" style:family="table-cell" style:parent-style-name="Default" style:data-style-name="N42">
      <style:table-cell-properties style:vertical-align="middle" fo:background-color="#D5A6BD" style:repeat-content="false"/>
      <style:paragraph-properties fo:text-align="center"/>
      <style:text-properties style:font-name="Cambria" style:font-name-asian="Cambria" style:font-name-complex="Cambria" style:font-family-generic="roman"/>
    </style:style>
    <style:style style:name="ce568" style:family="table-cell" style:parent-style-name="Default" style:data-style-name="N14">
      <style:table-cell-properties fo:border-top="none" fo:border-bottom="thin solid #000000" fo:border-left="thin solid #000000" fo:border-right="thin solid #000000" style:vertical-align="middle" fo:background-color="#9FC5E8" style:repeat-content="false"/>
      <style:paragraph-properties fo:text-align="center"/>
      <style:text-properties style:font-name="Cambria" style:font-name-asian="Cambria" style:font-name-complex="Cambria" style:font-family-generic="roman"/>
    </style:style>
    <style:style style:name="ce569" style:family="table-cell" style:parent-style-name="Default" style:data-style-name="N41">
      <style:table-cell-properties style:vertical-align="middle" fo:background-color="#FFF2CC" style:repeat-content="false"/>
      <style:paragraph-properties fo:text-align="center"/>
      <style:text-properties style:font-name="Cambria" style:font-name-asian="Cambria" style:font-name-complex="Cambria" style:font-family-generic="roman"/>
    </style:style>
    <style:style style:name="ce570" style:family="table-cell" style:parent-style-name="Default" style:data-style-name="N0">
      <style:table-cell-properties style:vertical-align="middle" fo:background-color="#FFF2CC"/>
      <style:text-properties style:font-name="Calibri" style:font-name-asian="Calibri" style:font-name-complex="Calibri"/>
    </style:style>
    <style:style style:name="ce571" style:family="table-cell" style:parent-style-name="Default" style:data-style-name="N3">
      <style:table-cell-properties style:vertical-align="middle" fo:background-color="#FFF2CC" style:repeat-content="false"/>
      <style:paragraph-properties fo:text-align="center"/>
      <style:text-properties style:font-name="Calibri" style:font-name-asian="Calibri" style:font-name-complex="Calibri" fo:font-size="18pt" style:font-size-asian="18pt" style:font-size-complex="18pt"/>
    </style:style>
    <style:style style:name="ce572" style:family="table-cell" style:parent-style-name="Default" style:data-style-name="N37">
      <style:table-cell-properties style:vertical-align="middle" fo:background-color="#FFF2CC"/>
      <style:text-properties style:font-name="Calibri" style:font-name-asian="Calibri" style:font-name-complex="Calibri"/>
    </style:style>
    <style:style style:name="ce573" style:family="table-cell" style:parent-style-name="Default" style:data-style-name="N4">
      <style:table-cell-properties style:vertical-align="middle" fo:background-color="#FFF2CC"/>
      <style:text-properties style:font-name="Calibri" style:font-name-asian="Calibri" style:font-name-complex="Calibri"/>
    </style:style>
    <style:style style:name="ce574" style:family="table-cell" style:parent-style-name="Default" style:data-style-name="N0">
      <style:table-cell-properties style:vertical-align="middle" fo:background-color="#FFF2CC" style:repeat-content="false"/>
      <style:paragraph-properties fo:text-align="center"/>
      <style:text-properties style:font-name="Calibri" style:font-name-asian="Calibri" style:font-name-complex="Calibri"/>
    </style:style>
    <style:style style:name="ce575" style:family="table-cell" style:parent-style-name="Default" style:data-style-name="N3">
      <style:table-cell-properties style:vertical-align="middle" fo:background-color="#FFF2CC" style:repeat-content="false"/>
      <style:paragraph-properties fo:text-align="center"/>
      <style:text-properties style:font-name="Calibri" style:font-name-asian="Calibri" style:font-name-complex="Calibri"/>
    </style:style>
    <style:style style:name="ce576" style:family="table-cell" style:parent-style-name="Default" style:data-style-name="N0">
      <style:table-cell-properties style:vertical-align="automatic" fo:background-color="#FFF2CC" style:repeat-content="false"/>
      <style:paragraph-properties fo:text-align="center"/>
      <style:text-properties style:font-name="Calibri" style:font-name-asian="Calibri" style:font-name-complex="Calibri"/>
    </style:style>
    <style:style style:name="ce577"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style:font-name="Cambria" style:font-name-asian="Cambria" style:font-name-complex="Cambria" style:font-family-generic="roman"/>
    </style:style>
    <style:style style:name="ce578" style:family="table-cell" style:parent-style-name="Default" style:data-style-name="N0">
      <style:table-cell-properties style:vertical-align="middle" fo:background-color="#FFF2CC" style:repeat-content="false"/>
      <style:paragraph-properties fo:text-align="end" fo:margin-right="0cm"/>
      <style:text-properties style:font-name="Calibri" style:font-name-asian="Calibri" style:font-name-complex="Calibri"/>
    </style:style>
    <style:style style:name="ce579" style:family="table-cell" style:parent-style-name="Default" style:data-style-name="N37">
      <style:table-cell-properties fo:border="thin solid #000000" style:vertical-align="middle" fo:background-color="#CC4125" style:repeat-content="false"/>
      <style:paragraph-properties fo:text-align="end" fo:margin-right="0cm"/>
    </style:style>
    <style:style style:name="ce580" style:family="table-cell" style:parent-style-name="Default" style:data-style-name="N37">
      <style:table-cell-properties fo:border-top="thin solid #000000" fo:border-bottom="thin solid #000000" fo:border-left="none" fo:border-right="none" style:vertical-align="middle" fo:background-color="#CC4125" style:repeat-content="false"/>
      <style:paragraph-properties fo:text-align="end" fo:margin-right="0cm"/>
    </style:style>
    <style:style style:name="ce581" style:family="table-cell" style:parent-style-name="Default" style:data-style-name="N37">
      <style:table-cell-properties fo:border-top="thin solid #000000" fo:border-bottom="thin solid #000000" fo:border-left="none" fo:border-right="none" style:vertical-align="middle" fo:background-color="#EA9999" style:repeat-content="false"/>
      <style:paragraph-properties fo:text-align="end" fo:margin-right="0cm"/>
    </style:style>
    <style:style style:name="ce582" style:family="table-cell" style:parent-style-name="Default" style:data-style-name="N37">
      <style:table-cell-properties fo:border-top="thin solid #000000" fo:border-bottom="thin solid #000000" fo:border-left="none" fo:border-right="thin solid #000000" style:vertical-align="middle" fo:background-color="#EA9999" style:repeat-content="false"/>
      <style:paragraph-properties fo:text-align="end" fo:margin-right="0cm"/>
    </style:style>
    <style:style style:name="ce583" style:family="table-cell" style:parent-style-name="Default" style:data-style-name="N37">
      <style:table-cell-properties fo:border-top="thin solid #000000" fo:border-bottom="thin solid #000000" fo:border-left="none" fo:border-right="none" style:vertical-align="middle" fo:background-color="#F9CB9C" style:repeat-content="false"/>
      <style:paragraph-properties fo:text-align="end" fo:margin-right="0cm"/>
    </style:style>
    <style:style style:name="ce584" style:family="table-cell" style:parent-style-name="Default" style:data-style-name="N37">
      <style:table-cell-properties fo:border-top="thin solid #000000" fo:border-bottom="thin solid #000000" fo:border-left="none" fo:border-right="none" style:vertical-align="middle" fo:background-color="#FFD966" style:repeat-content="false"/>
      <style:paragraph-properties fo:text-align="end" fo:margin-right="0cm"/>
    </style:style>
    <style:style style:name="ce585" style:family="table-cell" style:parent-style-name="Default" style:data-style-name="N37">
      <style:table-cell-properties fo:border-top="thin solid #000000" fo:border-bottom="thin solid #000000" fo:border-left="none" fo:border-right="thin solid #000000" style:vertical-align="middle" fo:background-color="#FFF2CC" style:repeat-content="false"/>
      <style:paragraph-properties fo:text-align="end" fo:margin-right="0cm"/>
    </style:style>
    <style:style style:name="ce586" style:family="table-cell" style:parent-style-name="Default" style:data-style-name="N3">
      <style:table-cell-properties style:vertical-align="middle" fo:background-color="#FFF2CC" style:repeat-content="false"/>
      <style:paragraph-properties fo:text-align="end" fo:margin-right="0cm"/>
      <style:text-properties style:font-name="Calibri" style:font-name-asian="Calibri" style:font-name-complex="Calibri"/>
    </style:style>
    <style:style style:name="ce587" style:family="table-cell" style:parent-style-name="Default" style:data-style-name="N38">
      <style:table-cell-properties style:vertical-align="automatic" fo:background-color="#CC4125" style:repeat-content="false"/>
      <style:paragraph-properties fo:text-align="end" fo:margin-right="0cm"/>
      <style:text-properties style:font-name="Calibri" style:font-name-asian="Calibri" style:font-name-complex="Calibri"/>
    </style:style>
    <style:style style:name="ce588" style:family="table-cell" style:parent-style-name="Default" style:data-style-name="N38">
      <style:table-cell-properties style:vertical-align="middle" fo:background-color="#FFF2CC" style:repeat-content="false"/>
      <style:paragraph-properties fo:text-align="end" fo:margin-right="0cm"/>
      <style:text-properties style:font-name="Calibri" style:font-name-asian="Calibri" style:font-name-complex="Calibri"/>
    </style:style>
    <style:style style:name="ce589" style:family="table-cell" style:parent-style-name="Default" style:data-style-name="N37">
      <style:table-cell-properties fo:border-top="none" fo:border-bottom="none" fo:border-left="thin solid #000000" fo:border-right="thin solid #000000" style:vertical-align="middle" fo:background-color="#CC4125" style:repeat-content="false"/>
      <style:paragraph-properties fo:text-align="end" fo:margin-right="0cm"/>
    </style:style>
    <style:style style:name="ce590" style:family="table-cell" style:parent-style-name="Default" style:data-style-name="N37">
      <style:table-cell-properties style:vertical-align="middle" fo:background-color="#CC4125" style:repeat-content="false"/>
      <style:paragraph-properties fo:text-align="end" fo:margin-right="0cm"/>
    </style:style>
    <style:style style:name="ce591" style:family="table-cell" style:parent-style-name="Default" style:data-style-name="N37">
      <style:table-cell-properties style:vertical-align="middle" fo:background-color="#EA9999" style:repeat-content="false"/>
      <style:paragraph-properties fo:text-align="end" fo:margin-right="0cm"/>
    </style:style>
    <style:style style:name="ce592" style:family="table-cell" style:parent-style-name="Default" style:data-style-name="N37">
      <style:table-cell-properties fo:border-top="none" fo:border-bottom="none" fo:border-left="none" fo:border-right="thin solid #000000" style:vertical-align="middle" fo:background-color="#EA9999" style:repeat-content="false"/>
      <style:paragraph-properties fo:text-align="end" fo:margin-right="0cm"/>
    </style:style>
    <style:style style:name="ce593" style:family="table-cell" style:parent-style-name="Default" style:data-style-name="N37">
      <style:table-cell-properties style:vertical-align="middle" fo:background-color="#F9CB9C" style:repeat-content="false"/>
      <style:paragraph-properties fo:text-align="end" fo:margin-right="0cm"/>
    </style:style>
    <style:style style:name="ce594" style:family="table-cell" style:parent-style-name="Default" style:data-style-name="N37">
      <style:table-cell-properties style:vertical-align="middle" fo:background-color="#FFD966" style:repeat-content="false"/>
      <style:paragraph-properties fo:text-align="end" fo:margin-right="0cm"/>
    </style:style>
    <style:style style:name="ce595" style:family="table-cell" style:parent-style-name="Default" style:data-style-name="N37">
      <style:table-cell-properties fo:border-top="none" fo:border-bottom="none" fo:border-left="none" fo:border-right="thin solid #000000" style:vertical-align="middle" fo:background-color="#FFF2CC" style:repeat-content="false"/>
      <style:paragraph-properties fo:text-align="end" fo:margin-right="0cm"/>
    </style:style>
    <style:style style:name="ce596" style:family="table-cell" style:parent-style-name="Default" style:data-style-name="N40">
      <style:table-cell-properties style:vertical-align="automatic" fo:background-color="#EA9999" style:repeat-content="false"/>
      <style:paragraph-properties fo:text-align="end" fo:margin-right="0cm"/>
      <style:text-properties style:font-name="Calibri" style:font-name-asian="Calibri" style:font-name-complex="Calibri"/>
    </style:style>
    <style:style style:name="ce597" style:family="table-cell" style:parent-style-name="Default" style:data-style-name="N40">
      <style:table-cell-properties style:vertical-align="middle" fo:background-color="#FFF2CC" style:repeat-content="false"/>
      <style:paragraph-properties fo:text-align="end" fo:margin-right="0cm"/>
      <style:text-properties style:font-name="Calibri" style:font-name-asian="Calibri" style:font-name-complex="Calibri"/>
    </style:style>
    <style:style style:name="ce598" style:family="table-cell" style:parent-style-name="Default" style:data-style-name="N14">
      <style:table-cell-properties fo:border="thin solid #000000" style:vertical-align="middle" fo:background-color="#9FC5E8" style:repeat-content="false"/>
      <style:paragraph-properties fo:text-align="center"/>
      <style:text-properties style:font-name="Cambria" style:font-name-asian="Cambria" style:font-name-complex="Cambria" style:font-family-generic="roman"/>
    </style:style>
    <style:style style:name="ce599" style:family="table-cell" style:parent-style-name="Default" style:data-style-name="N37">
      <style:table-cell-properties style:vertical-align="automatic" fo:background-color="#F6B26B" style:repeat-content="false"/>
      <style:paragraph-properties fo:text-align="end" fo:margin-right="0cm"/>
      <style:text-properties style:font-name="Calibri" style:font-name-asian="Calibri" style:font-name-complex="Calibri"/>
    </style:style>
    <style:style style:name="ce600" style:family="table-cell" style:parent-style-name="Default" style:data-style-name="N37">
      <style:table-cell-properties fo:border-top="none" fo:border-bottom="none" fo:border-left="none" fo:border-right="thin solid #000000" style:vertical-align="middle" fo:background-color="#F9CB9C" style:repeat-content="false"/>
      <style:paragraph-properties fo:text-align="end" fo:margin-right="0cm"/>
    </style:style>
    <style:style style:name="ce601" style:family="table-cell" style:parent-style-name="Default" style:data-style-name="N37">
      <style:table-cell-properties style:vertical-align="middle" fo:background-color="#FFF2CC" style:repeat-content="false"/>
      <style:paragraph-properties fo:text-align="end" fo:margin-right="0cm"/>
    </style:style>
    <style:style style:name="ce602" style:family="table-cell" style:parent-style-name="Default" style:data-style-name="N37">
      <style:table-cell-properties style:vertical-align="automatic" fo:background-color="#FFD966" style:repeat-content="false"/>
      <style:paragraph-properties fo:text-align="end" fo:margin-right="0cm"/>
      <style:text-properties style:font-name="Calibri" style:font-name-asian="Calibri" style:font-name-complex="Calibri"/>
    </style:style>
    <style:style style:name="ce603" style:family="table-cell" style:parent-style-name="Default" style:data-style-name="N37">
      <style:table-cell-properties fo:border-top="none" fo:border-bottom="none" fo:border-left="thin solid #000000" fo:border-right="thin solid #000000" style:vertical-align="middle" fo:background-color="#EA9999" style:repeat-content="false"/>
      <style:paragraph-properties fo:text-align="end" fo:margin-right="0cm"/>
    </style:style>
    <style:style style:name="ce604" style:family="table-cell" style:parent-style-name="Default" style:data-style-name="N37">
      <style:table-cell-properties fo:border-top="none" fo:border-bottom="none" fo:border-left="none" fo:border-right="thin solid #000000" style:vertical-align="middle" fo:background-color="#B6D7A8" style:repeat-content="false"/>
      <style:paragraph-properties fo:text-align="end" fo:margin-right="0cm"/>
    </style:style>
    <style:style style:name="ce605" style:family="table-cell" style:parent-style-name="Default" style:data-style-name="N37">
      <style:table-cell-properties style:vertical-align="automatic" fo:background-color="#FFF2CC" style:repeat-content="false"/>
      <style:paragraph-properties fo:text-align="end" fo:margin-right="0cm"/>
      <style:text-properties style:font-name="Calibri" style:font-name-asian="Calibri" style:font-name-complex="Calibri"/>
    </style:style>
    <style:style style:name="ce606" style:family="table-cell" style:parent-style-name="Default" style:data-style-name="N37">
      <style:table-cell-properties fo:border-top="none" fo:border-bottom="thin solid #000000" fo:border-left="thin solid #000000" fo:border-right="thin solid #000000" style:vertical-align="middle" fo:background-color="#EA9999" style:repeat-content="false"/>
      <style:paragraph-properties fo:text-align="end" fo:margin-right="0cm"/>
    </style:style>
    <style:style style:name="ce607" style:family="table-cell" style:parent-style-name="Default" style:data-style-name="N37">
      <style:table-cell-properties fo:border-top="none" fo:border-bottom="thin solid #000000" fo:border-left="none" fo:border-right="none" style:vertical-align="middle" fo:background-color="#EA9999" style:repeat-content="false"/>
      <style:paragraph-properties fo:text-align="end" fo:margin-right="0cm"/>
    </style:style>
    <style:style style:name="ce608" style:family="table-cell" style:parent-style-name="Default" style:data-style-name="N37">
      <style:table-cell-properties fo:border-top="none" fo:border-bottom="thin solid #000000" fo:border-left="none" fo:border-right="none" style:vertical-align="middle" fo:background-color="#F9CB9C" style:repeat-content="false"/>
      <style:paragraph-properties fo:text-align="end" fo:margin-right="0cm"/>
    </style:style>
    <style:style style:name="ce609" style:family="table-cell" style:parent-style-name="Default" style:data-style-name="N37">
      <style:table-cell-properties fo:border-top="none" fo:border-bottom="thin solid #000000" fo:border-left="none" fo:border-right="thin solid #000000" style:vertical-align="middle" fo:background-color="#F9CB9C" style:repeat-content="false"/>
      <style:paragraph-properties fo:text-align="end" fo:margin-right="0cm"/>
    </style:style>
    <style:style style:name="ce610" style:family="table-cell" style:parent-style-name="Default" style:data-style-name="N37">
      <style:table-cell-properties fo:border-top="none" fo:border-bottom="thin solid #000000" fo:border-left="none" fo:border-right="none" style:vertical-align="middle" fo:background-color="#FFD966" style:repeat-content="false"/>
      <style:paragraph-properties fo:text-align="end" fo:margin-right="0cm"/>
    </style:style>
    <style:style style:name="ce611" style:family="table-cell" style:parent-style-name="Default" style:data-style-name="N37">
      <style:table-cell-properties fo:border-top="none" fo:border-bottom="thin solid #000000" fo:border-left="none" fo:border-right="none" style:vertical-align="middle" fo:background-color="#FFF2CC" style:repeat-content="false"/>
      <style:paragraph-properties fo:text-align="end" fo:margin-right="0cm"/>
    </style:style>
    <style:style style:name="ce612" style:family="table-cell" style:parent-style-name="Default" style:data-style-name="N37">
      <style:table-cell-properties fo:border-top="none" fo:border-bottom="thin solid #000000" fo:border-left="none" fo:border-right="thin solid #000000" style:vertical-align="middle" fo:background-color="#B6D7A8" style:repeat-content="false"/>
      <style:paragraph-properties fo:text-align="end" fo:margin-right="0cm"/>
    </style:style>
    <style:style style:name="ce613" style:family="table-cell" style:parent-style-name="Default" style:data-style-name="N37">
      <style:table-cell-properties style:vertical-align="automatic" fo:background-color="#B6D7A8" style:repeat-content="false"/>
      <style:paragraph-properties fo:text-align="end" fo:margin-right="0cm"/>
      <style:text-properties style:font-name="Calibri" style:font-name-asian="Calibri" style:font-name-complex="Calibri"/>
    </style:style>
    <style:style style:name="ce614" style:family="table-cell" style:parent-style-name="Default" style:data-style-name="N13">
      <style:table-cell-properties style:vertical-align="middle" fo:background-color="#FFF2CC" style:repeat-content="false"/>
      <style:paragraph-properties fo:text-align="center"/>
      <style:text-properties style:font-name="Cambria" style:font-name-asian="Cambria" style:font-name-complex="Cambria" style:font-family-generic="roman"/>
    </style:style>
    <style:style style:name="ce615" style:family="table-cell" style:parent-style-name="Default" style:data-style-name="N37">
      <style:table-cell-properties fo:border-top="none" fo:border-bottom="none" fo:border-left="thin solid #000000" fo:border-right="thin solid #000000" style:vertical-align="middle" fo:background-color="#F9CB9C" style:repeat-content="false"/>
      <style:paragraph-properties fo:text-align="end" fo:margin-right="0cm"/>
    </style:style>
    <style:style style:name="ce616" style:family="table-cell" style:parent-style-name="Default" style:data-style-name="N37">
      <style:table-cell-properties fo:border-top="none" fo:border-bottom="none" fo:border-left="none" fo:border-right="thin solid #000000" style:vertical-align="middle" fo:background-color="#FFD966" style:repeat-content="false"/>
      <style:paragraph-properties fo:text-align="end" fo:margin-right="0cm"/>
    </style:style>
    <style:style style:name="ce617" style:family="table-cell" style:parent-style-name="Default" style:data-style-name="N37">
      <style:table-cell-properties style:vertical-align="middle" fo:background-color="#B6D7A8" style:repeat-content="false"/>
      <style:paragraph-properties fo:text-align="end" fo:margin-right="0cm"/>
    </style:style>
    <style:style style:name="ce618" style:family="table-cell" style:parent-style-name="Default" style:data-style-name="N37">
      <style:table-cell-properties fo:border-top="none" fo:border-bottom="none" fo:border-left="none" fo:border-right="thin solid #000000" style:vertical-align="middle" fo:background-color="#6AA84F" style:repeat-content="false"/>
      <style:paragraph-properties fo:text-align="end" fo:margin-right="0cm"/>
    </style:style>
    <style:style style:name="ce619" style:family="table-cell" style:parent-style-name="Default" style:data-style-name="N37">
      <style:table-cell-properties style:vertical-align="automatic" fo:background-color="#6AA84F" style:repeat-content="false"/>
      <style:paragraph-properties fo:text-align="end" fo:margin-right="0cm"/>
      <style:text-properties style:font-name="Calibri" style:font-name-asian="Calibri" style:font-name-complex="Calibri"/>
    </style:style>
    <style:style style:name="ce620" style:family="table-cell" style:parent-style-name="Default" style:data-style-name="N37">
      <style:table-cell-properties fo:border-top="none" fo:border-bottom="none" fo:border-left="thin solid #000000" fo:border-right="thin solid #000000" style:vertical-align="middle" fo:background-color="#FFD966" style:repeat-content="false"/>
      <style:paragraph-properties fo:text-align="end" fo:margin-right="0cm"/>
    </style:style>
    <style:style style:name="ce621" style:family="table-cell" style:parent-style-name="Default" style:data-style-name="N37">
      <style:table-cell-properties style:vertical-align="middle" fo:background-color="#6AA84F" style:repeat-content="false"/>
      <style:paragraph-properties fo:text-align="end" fo:margin-right="0cm"/>
    </style:style>
    <style:style style:name="ce622" style:family="table-cell" style:parent-style-name="Default" style:data-style-name="N37">
      <style:table-cell-properties fo:border-top="none" fo:border-bottom="none" fo:border-left="none" fo:border-right="thin solid #000000" style:vertical-align="middle" fo:background-color="#3C78D8" style:repeat-content="false"/>
      <style:paragraph-properties fo:text-align="end" fo:margin-right="0cm"/>
    </style:style>
    <style:style style:name="ce623" style:family="table-cell" style:parent-style-name="Default" style:data-style-name="N37">
      <style:table-cell-properties style:vertical-align="automatic" fo:background-color="#3C78D8" style:repeat-content="false"/>
      <style:paragraph-properties fo:text-align="end" fo:margin-right="0cm"/>
      <style:text-properties style:font-name="Calibri" style:font-name-asian="Calibri" style:font-name-complex="Calibri"/>
    </style:style>
    <style:style style:name="ce624" style:family="table-cell" style:parent-style-name="Default" style:data-style-name="N37">
      <style:table-cell-properties fo:border-top="none" fo:border-bottom="none" fo:border-left="thin solid #000000" fo:border-right="thin solid #000000" style:vertical-align="middle" fo:background-color="#FFF2CC" style:repeat-content="false"/>
      <style:paragraph-properties fo:text-align="end" fo:margin-right="0cm"/>
    </style:style>
    <style:style style:name="ce625" style:family="table-cell" style:parent-style-name="Default" style:data-style-name="N37">
      <style:table-cell-properties style:vertical-align="middle" fo:background-color="#3C78D8" style:repeat-content="false"/>
      <style:paragraph-properties fo:text-align="end" fo:margin-right="0cm"/>
    </style:style>
    <style:style style:name="ce626" style:family="table-cell" style:parent-style-name="Default" style:data-style-name="N37">
      <style:table-cell-properties fo:border-top="none" fo:border-bottom="none" fo:border-left="none" fo:border-right="thin solid #000000" style:vertical-align="middle" fo:background-color="#6D9EEB" style:repeat-content="false"/>
      <style:paragraph-properties fo:text-align="end" fo:margin-right="0cm"/>
    </style:style>
    <style:style style:name="ce627" style:family="table-cell" style:parent-style-name="Default" style:data-style-name="N37">
      <style:table-cell-properties style:vertical-align="automatic" fo:background-color="#6D9EEB" style:repeat-content="false"/>
      <style:paragraph-properties fo:text-align="end" fo:margin-right="0cm"/>
      <style:text-properties style:font-name="Calibri" style:font-name-asian="Calibri" style:font-name-complex="Calibri"/>
    </style:style>
    <style:style style:name="ce628" style:family="table-cell" style:parent-style-name="Default" style:data-style-name="N37">
      <style:table-cell-properties fo:border-top="none" fo:border-bottom="none" fo:border-left="thin solid #000000" fo:border-right="thin solid #000000" style:vertical-align="middle" fo:background-color="#B6D7A8" style:repeat-content="false"/>
      <style:paragraph-properties fo:text-align="end" fo:margin-right="0cm"/>
    </style:style>
    <style:style style:name="ce629" style:family="table-cell" style:parent-style-name="Default" style:data-style-name="N37">
      <style:table-cell-properties style:vertical-align="middle" fo:background-color="#6D9EEB" style:repeat-content="false"/>
      <style:paragraph-properties fo:text-align="end" fo:margin-right="0cm"/>
    </style:style>
    <style:style style:name="ce630" style:family="table-cell" style:parent-style-name="Default" style:data-style-name="N37">
      <style:table-cell-properties style:vertical-align="middle" fo:background-color="#9FC5E8" style:repeat-content="false"/>
      <style:paragraph-properties fo:text-align="end" fo:margin-right="0cm"/>
    </style:style>
    <style:style style:name="ce631" style:family="table-cell" style:parent-style-name="Default" style:data-style-name="N37">
      <style:table-cell-properties fo:border-top="none" fo:border-bottom="none" fo:border-left="none" fo:border-right="thin solid #000000" style:vertical-align="middle" fo:background-color="#9FC5E8" style:repeat-content="false"/>
      <style:paragraph-properties fo:text-align="end" fo:margin-right="0cm"/>
    </style:style>
    <style:style style:name="ce632" style:family="table-cell" style:parent-style-name="Default" style:data-style-name="N37">
      <style:table-cell-properties style:vertical-align="automatic" fo:background-color="#9FC5E8" style:repeat-content="false"/>
      <style:paragraph-properties fo:text-align="end" fo:margin-right="0cm"/>
      <style:text-properties style:font-name="Calibri" style:font-name-asian="Calibri" style:font-name-complex="Calibri"/>
    </style:style>
    <style:style style:name="ce633" style:family="table-cell" style:parent-style-name="Default" style:data-style-name="N0">
      <style:table-cell-properties fo:border="thin solid #000000" style:vertical-align="automatic" fo:background-color="#FFFFFF" style:repeat-content="false"/>
      <style:paragraph-properties fo:text-align="center"/>
    </style:style>
    <style:style style:name="ce634" style:family="table-cell" style:parent-style-name="Default" style:data-style-name="N37">
      <style:table-cell-properties fo:border-top="none" fo:border-bottom="thin solid #000000" fo:border-left="thin solid #000000" fo:border-right="thin solid #000000" style:vertical-align="middle" fo:background-color="#3C78D8" style:repeat-content="false"/>
      <style:paragraph-properties fo:text-align="end" fo:margin-right="0cm"/>
    </style:style>
    <style:style style:name="ce635" style:family="table-cell" style:parent-style-name="Default" style:data-style-name="N37">
      <style:table-cell-properties fo:border-top="none" fo:border-bottom="thin solid #000000" fo:border-left="none" fo:border-right="none" style:vertical-align="middle" fo:background-color="#6D9EEB" style:repeat-content="false"/>
      <style:paragraph-properties fo:text-align="end" fo:margin-right="0cm"/>
    </style:style>
    <style:style style:name="ce636" style:family="table-cell" style:parent-style-name="Default" style:data-style-name="N37">
      <style:table-cell-properties fo:border-top="none" fo:border-bottom="thin solid #000000" fo:border-left="none" fo:border-right="thin solid #000000" style:vertical-align="middle" fo:background-color="#9FC5E8" style:repeat-content="false"/>
      <style:paragraph-properties fo:text-align="end" fo:margin-right="0cm"/>
    </style:style>
    <style:style style:name="ce637" style:family="table-cell" style:parent-style-name="Default" style:data-style-name="N37">
      <style:table-cell-properties fo:border-top="none" fo:border-bottom="thin solid #000000" fo:border-left="none" fo:border-right="none" style:vertical-align="middle" fo:background-color="#9FC5E8" style:repeat-content="false"/>
      <style:paragraph-properties fo:text-align="end" fo:margin-right="0cm"/>
    </style:style>
    <style:style style:name="ce638" style:family="table-cell" style:parent-style-name="Default" style:data-style-name="N37">
      <style:table-cell-properties fo:border-top="none" fo:border-bottom="thin solid #000000" fo:border-left="none" fo:border-right="none" style:vertical-align="middle" fo:background-color="#B4A7D6" style:repeat-content="false"/>
      <style:paragraph-properties fo:text-align="end" fo:margin-right="0cm"/>
    </style:style>
    <style:style style:name="ce639" style:family="table-cell" style:parent-style-name="Default" style:data-style-name="N37">
      <style:table-cell-properties fo:border-top="none" fo:border-bottom="thin solid #000000" fo:border-left="none" fo:border-right="none" style:vertical-align="middle" fo:background-color="#8E7CC3" style:repeat-content="false"/>
      <style:paragraph-properties fo:text-align="end" fo:margin-right="0cm"/>
    </style:style>
    <style:style style:name="ce640" style:family="table-cell" style:parent-style-name="Default" style:data-style-name="N37">
      <style:table-cell-properties fo:border-top="none" fo:border-bottom="thin solid #000000" fo:border-left="none" fo:border-right="thin solid #000000" style:vertical-align="middle" fo:background-color="#8E7CC3" style:repeat-content="false"/>
      <style:paragraph-properties fo:text-align="end" fo:margin-right="0cm"/>
    </style:style>
    <style:style style:name="ce641" style:family="table-cell" style:parent-style-name="Default" style:data-style-name="N37">
      <style:table-cell-properties style:vertical-align="automatic" fo:background-color="#B4A7D6" style:repeat-content="false"/>
      <style:paragraph-properties fo:text-align="end" fo:margin-right="0cm"/>
    </style:style>
    <style:style style:name="ce642" style:family="table-cell" style:parent-style-name="Default" style:data-style-name="N37">
      <style:table-cell-properties fo:border-top="none" fo:border-bottom="none" fo:border-left="thin solid #000000" fo:border-right="thin solid #000000" style:vertical-align="middle" fo:background-color="#B4A7D6" style:repeat-content="false"/>
      <style:paragraph-properties fo:text-align="end" fo:margin-right="0cm"/>
    </style:style>
    <style:style style:name="ce643" style:family="table-cell" style:parent-style-name="Default" style:data-style-name="N37">
      <style:table-cell-properties style:vertical-align="middle" fo:background-color="#B4A7D6" style:repeat-content="false"/>
      <style:paragraph-properties fo:text-align="end" fo:margin-right="0cm"/>
    </style:style>
    <style:style style:name="ce644" style:family="table-cell" style:parent-style-name="Default" style:data-style-name="N37">
      <style:table-cell-properties style:vertical-align="middle" fo:background-color="#8E7CC3" style:repeat-content="false"/>
      <style:paragraph-properties fo:text-align="end" fo:margin-right="0cm"/>
    </style:style>
    <style:style style:name="ce645" style:family="table-cell" style:parent-style-name="Default" style:data-style-name="N37">
      <style:table-cell-properties fo:border-top="none" fo:border-bottom="none" fo:border-left="none" fo:border-right="thin solid #000000" style:vertical-align="middle" fo:background-color="#8E7CC3" style:repeat-content="false"/>
      <style:paragraph-properties fo:text-align="end" fo:margin-right="0cm"/>
    </style:style>
    <style:style style:name="ce646" style:family="table-cell" style:parent-style-name="Default" style:data-style-name="N37">
      <style:table-cell-properties style:vertical-align="middle" fo:background-color="#D5A6BD" style:repeat-content="false"/>
      <style:paragraph-properties fo:text-align="end" fo:margin-right="0cm"/>
    </style:style>
    <style:style style:name="ce647" style:family="table-cell" style:parent-style-name="Default" style:data-style-name="N37">
      <style:table-cell-properties style:vertical-align="middle" fo:background-color="#A64D79" style:repeat-content="false"/>
      <style:paragraph-properties fo:text-align="end" fo:margin-right="0cm"/>
    </style:style>
    <style:style style:name="ce648" style:family="table-cell" style:parent-style-name="Default" style:data-style-name="N37">
      <style:table-cell-properties fo:border-top="none" fo:border-bottom="none" fo:border-left="none" fo:border-right="thin solid #000000" style:vertical-align="middle" fo:background-color="#999999" style:repeat-content="false"/>
      <style:paragraph-properties fo:text-align="end" fo:margin-right="0cm"/>
    </style:style>
    <style:style style:name="ce649" style:family="table-cell" style:parent-style-name="Default" style:data-style-name="N37">
      <style:table-cell-properties style:vertical-align="automatic" fo:background-color="#8E7CC3" style:repeat-content="false"/>
      <style:paragraph-properties fo:text-align="end" fo:margin-right="0cm"/>
    </style:style>
    <style:style style:name="ce650" style:family="table-cell" style:parent-style-name="Default" style:data-style-name="N37">
      <style:table-cell-properties fo:border-top="none" fo:border-bottom="none" fo:border-left="thin solid #000000" fo:border-right="thin solid #000000" style:vertical-align="middle" fo:background-color="#A64D79" style:repeat-content="false"/>
      <style:paragraph-properties fo:text-align="end" fo:margin-right="0cm"/>
    </style:style>
    <style:style style:name="ce651" style:family="table-cell" style:parent-style-name="Default" style:data-style-name="N37">
      <style:table-cell-properties style:vertical-align="middle" fo:background-color="#999999" style:repeat-content="false"/>
      <style:paragraph-properties fo:text-align="end" fo:margin-right="0cm"/>
    </style:style>
    <style:style style:name="ce652" style:family="table-cell" style:parent-style-name="Default" style:data-style-name="N37">
      <style:table-cell-properties style:vertical-align="automatic" fo:background-color="#D5A6BD" style:repeat-content="false"/>
      <style:paragraph-properties fo:text-align="end" fo:margin-right="0cm"/>
    </style:style>
    <style:style style:name="ce653" style:family="table-cell" style:parent-style-name="Default" style:data-style-name="N0">
      <style:table-cell-properties style:vertical-align="middle" fo:background-color="#FFF2CC" style:repeat-content="false"/>
      <style:paragraph-properties fo:text-align="end" fo:margin-right="0cm"/>
      <style:text-properties style:font-name="Cambria" style:font-name-asian="Cambria" style:font-name-complex="Cambria" style:font-family-generic="roman"/>
    </style:style>
    <style:style style:name="ce654" style:family="table-cell" style:parent-style-name="Default" style:data-style-name="N37">
      <style:table-cell-properties fo:border-top="none" fo:border-bottom="none" fo:border-left="thin solid #000000" fo:border-right="thin solid #000000" style:vertical-align="middle" fo:background-color="#999999" style:repeat-content="false"/>
      <style:paragraph-properties fo:text-align="end" fo:margin-right="0cm"/>
    </style:style>
    <style:style style:name="ce655" style:family="table-cell" style:parent-style-name="Default" style:data-style-name="N3">
      <style:table-cell-properties style:vertical-align="middle" fo:background-color="#FFF2CC" style:repeat-content="false"/>
      <style:paragraph-properties fo:text-align="center"/>
      <style:text-properties style:font-name="Cambria" style:font-name-asian="Cambria" style:font-name-complex="Cambria" style:font-family-generic="roman"/>
    </style:style>
    <style:style style:name="ce656" style:family="table-cell" style:parent-style-name="Default" style:data-style-name="N3">
      <style:table-cell-properties style:vertical-align="automatic" fo:background-color="#A64D79" style:repeat-content="false"/>
      <style:paragraph-properties fo:text-align="end" fo:margin-right="0cm"/>
    </style:style>
    <style:style style:name="ce657" style:family="table-cell" style:parent-style-name="Default" style:data-style-name="N41">
      <style:table-cell-properties fo:border="thin solid #000000" style:vertical-align="middle" fo:background-color="#9FC5E8" style:repeat-content="false"/>
      <style:paragraph-properties fo:text-align="center"/>
      <style:text-properties style:font-name="Cambria" style:font-name-asian="Cambria" style:font-name-complex="Cambria" style:font-family-generic="roman"/>
    </style:style>
    <style:style style:name="ce658" style:family="table-cell" style:parent-style-name="Default" style:data-style-name="N0">
      <style:table-cell-properties style:vertical-align="automatic" fo:background-color="#999999" style:repeat-content="false"/>
      <style:paragraph-properties fo:text-align="end" fo:margin-right="0cm"/>
    </style:style>
    <style:style style:name="ce659" style:family="table-cell" style:parent-style-name="Default" style:data-style-name="N37">
      <style:table-cell-properties fo:border-top="none" fo:border-bottom="thin solid #000000" fo:border-left="thin solid #000000" fo:border-right="thin solid #000000" style:vertical-align="middle" fo:background-color="#999999" style:repeat-content="false"/>
      <style:paragraph-properties fo:text-align="end" fo:margin-right="0cm"/>
    </style:style>
    <style:style style:name="ce660" style:family="table-cell" style:parent-style-name="Default" style:data-style-name="N37">
      <style:table-cell-properties fo:border-top="none" fo:border-bottom="thin solid #000000" fo:border-left="none" fo:border-right="none" style:vertical-align="middle" fo:background-color="#999999" style:repeat-content="false"/>
      <style:paragraph-properties fo:text-align="end" fo:margin-right="0cm"/>
    </style:style>
    <style:style style:name="ce661" style:family="table-cell" style:parent-style-name="Default" style:data-style-name="N37">
      <style:table-cell-properties fo:border-top="none" fo:border-bottom="thin solid #000000" fo:border-left="none" fo:border-right="thin solid #000000" style:vertical-align="middle" fo:background-color="#999999" style:repeat-content="false"/>
      <style:paragraph-properties fo:text-align="end" fo:margin-right="0cm"/>
    </style:style>
    <style:style style:name="ce662" style:family="table-cell" style:parent-style-name="Default" style:data-style-name="N37">
      <style:table-cell-properties style:vertical-align="middle" fo:background-color="#FFF2CC" style:repeat-content="false"/>
      <style:paragraph-properties fo:text-align="center"/>
      <style:text-properties style:font-name="Cambria" style:font-name-asian="Cambria" style:font-name-complex="Cambria" style:font-family-generic="roman"/>
    </style:style>
    <style:style style:name="ce663" style:family="table-cell" style:parent-style-name="Default" style:data-style-name="N0">
      <style:table-cell-properties style:vertical-align="automatic" fo:background-color="#FFF2CC" style:repeat-content="false"/>
      <style:paragraph-properties fo:text-align="center"/>
      <style:text-properties style:font-name="Cambria" style:font-name-asian="Cambria" style:font-name-complex="Cambria" style:font-family-generic="roman"/>
    </style:style>
    <style:style style:name="ce664" style:family="table-cell" style:parent-style-name="Default" style:data-style-name="N30">
      <style:table-cell-properties style:vertical-align="middle" fo:background-color="#FFF2CC" style:repeat-content="false"/>
      <style:paragraph-properties fo:text-align="center"/>
      <style:text-properties style:font-name="Calibri" style:font-name-asian="Calibri" style:font-name-complex="Calibri"/>
    </style:style>
    <style:style style:name="ce665" style:family="table-cell" style:parent-style-name="Default" style:data-style-name="N37">
      <style:table-cell-properties style:vertical-align="automatic" fo:background-color="#FFF2CC" style:repeat-content="false"/>
      <style:paragraph-properties fo:text-align="end" fo:margin-right="0cm"/>
    </style:style>
    <style:style style:name="ce666" style:family="table-cell" style:parent-style-name="Default" style:data-style-name="N0">
      <style:table-cell-properties style:vertical-align="middle" fo:background-color="#FFF2CC"/>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667" style:family="table-cell" style:parent-style-name="Default" style:data-style-name="N37">
      <style:table-cell-properties style:vertical-align="middle" fo:background-color="#93C47D" style:repeat-content="false"/>
      <style:paragraph-properties fo:text-align="center"/>
      <style:text-properties style:font-name="Calibri" style:font-name-asian="Calibri" style:font-name-complex="Calibri" fo:font-size="13pt" style:font-size-asian="13pt" style:font-size-complex="13pt" fo:font-weight="bold" style:font-weight-asian="bold" style:font-weight-complex="bold"/>
    </style:style>
    <style:style style:name="ce668" style:family="table-cell" style:parent-style-name="Default" style:data-style-name="N37">
      <style:table-cell-properties style:vertical-align="middle" fo:background-color="#6FA8DC" style:rotation-angle="270" style:repeat-content="false"/>
      <style:paragraph-properties fo:text-align="center"/>
      <style:text-properties style:font-name="Calibri" style:font-name-asian="Calibri" style:font-name-complex="Calibri" fo:font-size="13pt" style:font-size-asian="13pt" style:font-size-complex="13pt" fo:font-weight="bold" style:font-weight-asian="bold" style:font-weight-complex="bold"/>
    </style:style>
    <style:style style:name="ce669" style:family="table-cell" style:parent-style-name="Default" style:data-style-name="N0">
      <style:table-cell-properties fo:border="thin solid #000000" style:vertical-align="automatic" fo:background-color="#FFFFFF" style:repeat-content="false"/>
      <style:paragraph-properties fo:text-align="center"/>
    </style:style>
    <style:style style:name="ce670" style:family="table-cell" style:parent-style-name="Default" style:data-style-name="N36">
      <style:table-cell-properties fo:border="thin solid #000000" style:vertical-align="middle" fo:background-color="#9FC5E8" style:repeat-content="false"/>
      <style:paragraph-properties fo:text-align="center"/>
      <style:text-properties style:font-name="Cambria" style:font-name-asian="Cambria" style:font-name-complex="Cambria" style:font-family-generic="roman"/>
    </style:style>
    <style:style style:name="ce671" style:family="table-cell" style:parent-style-name="Default" style:data-style-name="N0">
      <style:table-cell-properties style:vertical-align="middle" fo:background-color="#F9CB9C" style:repeat-content="false"/>
      <style:paragraph-properties fo:text-align="center"/>
      <style:text-properties style:font-name="Cambria" style:font-name-asian="Cambria" style:font-name-complex="Cambria" style:font-family-generic="roman"/>
    </style:style>
    <style:style style:name="ce672" style:family="table-cell" style:parent-style-name="Default" style:data-style-name="N43">
      <style:table-cell-properties style:vertical-align="middle" fo:background-color="#FFE599" style:repeat-content="false"/>
      <style:paragraph-properties fo:text-align="center"/>
      <style:text-properties style:font-name="Cambria" style:font-name-asian="Cambria" style:font-name-complex="Cambria" style:font-family-generic="roman"/>
    </style:style>
    <style:style style:name="ce673" style:family="table-cell" style:parent-style-name="Default" style:data-style-name="N0">
      <style:table-cell-properties style:vertical-align="middle" fo:background-color="#B6D7A8" style:repeat-content="false"/>
      <style:paragraph-properties fo:text-align="center"/>
      <style:text-properties style:font-name="Cambria" style:font-name-asian="Cambria" style:font-name-complex="Cambria" style:font-family-generic="roman"/>
    </style:style>
    <style:style style:name="ce674" style:family="table-cell" style:parent-style-name="Default" style:data-style-name="N14">
      <style:table-cell-properties style:vertical-align="middle" fo:background-color="#A2C4C9" style:repeat-content="false"/>
      <style:paragraph-properties fo:text-align="center"/>
      <style:text-properties style:font-name="Cambria" style:font-name-asian="Cambria" style:font-name-complex="Cambria" style:font-family-generic="roman"/>
    </style:style>
    <style:style style:name="ce675" style:family="table-cell" style:parent-style-name="Default" style:data-style-name="N44">
      <style:table-cell-properties style:vertical-align="middle" fo:background-color="#B4A7D6" style:repeat-content="false"/>
      <style:paragraph-properties fo:text-align="center"/>
      <style:text-properties style:font-name="Cambria" style:font-name-asian="Cambria" style:font-name-complex="Cambria" style:font-family-generic="roman"/>
    </style:style>
    <style:style style:name="ce676" style:family="table-cell" style:parent-style-name="Default" style:data-style-name="N45">
      <style:table-cell-properties style:vertical-align="middle" fo:background-color="#D5A6BD" style:repeat-content="false"/>
      <style:paragraph-properties fo:text-align="center"/>
      <style:text-properties style:font-name="Cambria" style:font-name-asian="Cambria" style:font-name-complex="Cambria" style:font-family-generic="roman"/>
    </style:style>
    <style:style style:name="ce677" style:family="table-cell" style:parent-style-name="Default" style:data-style-name="N45">
      <style:table-cell-properties style:vertical-align="middle" fo:background-color="#EA9999" style:repeat-content="false"/>
      <style:paragraph-properties fo:text-align="center"/>
      <style:text-properties style:font-name="Cambria" style:font-name-asian="Cambria" style:font-name-complex="Cambria" style:font-family-generic="roman"/>
    </style:style>
    <style:style style:name="ce678" style:family="table-cell" style:parent-style-name="Default" style:data-style-name="N0">
      <style:table-cell-properties style:vertical-align="automatic" fo:background-color="#FFF2CC"/>
      <style:text-properties style:font-name="Cambria" style:font-name-asian="Cambria" style:font-name-complex="Cambria" fo:font-weight="bold" style:font-weight-asian="bold" style:font-weight-complex="bold" style:font-family-generic="roman"/>
    </style:style>
    <style:style style:name="ce679"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80" style:family="table-cell" style:parent-style-name="Default" style:data-style-name="N0">
      <style:table-cell-properties style:vertical-align="automatic" fo:background-color="#FFF2CC"/>
      <style:text-properties style:font-name="Cambria" style:font-name-asian="Cambria" style:font-name-complex="Cambria" style:font-family-generic="roman"/>
    </style:style>
    <style:style style:name="ce681" style:family="table-cell" style:parent-style-name="Default" style:data-style-name="N0">
      <style:text-properties style:font-name="Cambria" style:font-name-asian="Cambria" style:font-name-complex="Cambria" style:font-family-generic="roman"/>
    </style:style>
    <style:style style:name="ce682" style:family="table-cell" style:parent-style-name="Default" style:data-style-name="N0">
      <style:table-cell-properties style:vertical-align="automatic" fo:background-color="#CC4125" style:repeat-content="false"/>
      <style:paragraph-properties fo:text-align="center"/>
      <style:text-properties style:font-name="Cambria" style:font-name-asian="Cambria" style:font-name-complex="Cambria" style:font-family-generic="roman"/>
    </style:style>
    <style:style style:name="ce683" style:family="table-cell" style:parent-style-name="Default" style:data-style-name="N0">
      <style:table-cell-properties style:vertical-align="automatic" fo:background-color="#E06666" style:repeat-content="false"/>
      <style:paragraph-properties fo:text-align="center"/>
      <style:text-properties style:font-name="Cambria" style:font-name-asian="Cambria" style:font-name-complex="Cambria" style:font-family-generic="roman"/>
    </style:style>
    <style:style style:name="ce684" style:family="table-cell" style:parent-style-name="Default" style:data-style-name="N0">
      <style:table-cell-properties style:vertical-align="automatic" fo:background-color="#F6B26B" style:repeat-content="false"/>
      <style:paragraph-properties fo:text-align="center"/>
      <style:text-properties style:font-name="Cambria" style:font-name-asian="Cambria" style:font-name-complex="Cambria" style:font-family-generic="roman"/>
    </style:style>
    <style:style style:name="ce685" style:family="table-cell" style:parent-style-name="Default" style:data-style-name="N0">
      <style:table-cell-properties style:vertical-align="automatic" fo:background-color="#FFD966" style:repeat-content="false"/>
      <style:paragraph-properties fo:text-align="center"/>
      <style:text-properties style:font-name="Cambria" style:font-name-asian="Cambria" style:font-name-complex="Cambria" style:font-family-generic="roman"/>
    </style:style>
    <style:style style:name="ce686" style:family="table-cell" style:parent-style-name="Default" style:data-style-name="N0">
      <style:table-cell-properties style:vertical-align="automatic" fo:background-color="#93C47D" style:repeat-content="false"/>
      <style:paragraph-properties fo:text-align="center"/>
      <style:text-properties style:font-name="Cambria" style:font-name-asian="Cambria" style:font-name-complex="Cambria" style:font-family-generic="roman"/>
    </style:style>
    <style:style style:name="ce687" style:family="table-cell" style:parent-style-name="Default" style:data-style-name="N0">
      <style:table-cell-properties style:vertical-align="automatic" fo:background-color="#76A5AF" style:repeat-content="false"/>
      <style:paragraph-properties fo:text-align="center"/>
      <style:text-properties style:font-name="Cambria" style:font-name-asian="Cambria" style:font-name-complex="Cambria" style:font-family-generic="roman"/>
    </style:style>
    <style:style style:name="ce688" style:family="table-cell" style:parent-style-name="Default" style:data-style-name="N0">
      <style:table-cell-properties style:vertical-align="automatic" fo:background-color="#8E7CC3" style:repeat-content="false"/>
      <style:paragraph-properties fo:text-align="center"/>
      <style:text-properties style:font-name="Cambria" style:font-name-asian="Cambria" style:font-name-complex="Cambria" style:font-family-generic="roman"/>
    </style:style>
    <style:style style:name="ce689" style:family="table-cell" style:parent-style-name="Default" style:data-style-name="N0">
      <style:table-cell-properties style:vertical-align="automatic" style:repeat-content="false"/>
      <style:paragraph-properties fo:text-align="center"/>
      <style:text-properties style:font-name="Cambria" style:font-name-asian="Cambria" style:font-name-complex="Cambria" style:font-family-generic="roman"/>
    </style:style>
    <style:style style:name="ce690"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691" style:family="table-cell" style:parent-style-name="Default" style:data-style-name="N0">
      <style:table-cell-properties style:vertical-align="automatic" fo:background-color="#DD7E6B" style:repeat-content="false"/>
      <style:paragraph-properties fo:text-align="center"/>
      <style:text-properties style:font-name="Cambria" style:font-name-asian="Cambria" style:font-name-complex="Cambria" style:font-family-generic="roman"/>
    </style:style>
    <style:style style:name="ce692" style:family="table-cell" style:parent-style-name="Default" style:data-style-name="N0">
      <style:table-cell-properties style:vertical-align="automatic" fo:background-color="#EA9999" style:repeat-content="false"/>
      <style:paragraph-properties fo:text-align="center"/>
      <style:text-properties style:font-name="Cambria" style:font-name-asian="Cambria" style:font-name-complex="Cambria" style:font-family-generic="roman"/>
    </style:style>
    <style:style style:name="ce693" style:family="table-cell" style:parent-style-name="Default" style:data-style-name="N0">
      <style:table-cell-properties style:vertical-align="automatic" fo:background-color="#F9CB9C" style:repeat-content="false"/>
      <style:paragraph-properties fo:text-align="center"/>
      <style:text-properties style:font-name="Cambria" style:font-name-asian="Cambria" style:font-name-complex="Cambria" style:font-family-generic="roman"/>
    </style:style>
    <style:style style:name="ce694" style:family="table-cell" style:parent-style-name="Default" style:data-style-name="N39">
      <style:table-cell-properties style:vertical-align="automatic" fo:background-color="#FFE599" style:repeat-content="false"/>
      <style:paragraph-properties fo:text-align="center"/>
      <style:text-properties style:font-name="Cambria" style:font-name-asian="Cambria" style:font-name-complex="Cambria" style:font-family-generic="roman"/>
    </style:style>
    <style:style style:name="ce695" style:family="table-cell" style:parent-style-name="Default" style:data-style-name="N46">
      <style:table-cell-properties style:vertical-align="automatic" fo:background-color="#B6D7A8" style:repeat-content="false"/>
      <style:paragraph-properties fo:text-align="center"/>
      <style:text-properties style:font-name="Cambria" style:font-name-asian="Cambria" style:font-name-complex="Cambria" style:font-family-generic="roman"/>
    </style:style>
    <style:style style:name="ce696" style:family="table-cell" style:parent-style-name="Default" style:data-style-name="N43">
      <style:table-cell-properties style:vertical-align="automatic" fo:background-color="#A2C4C9" style:repeat-content="false"/>
      <style:paragraph-properties fo:text-align="center"/>
      <style:text-properties style:font-name="Cambria" style:font-name-asian="Cambria" style:font-name-complex="Cambria" style:font-family-generic="roman"/>
    </style:style>
    <style:style style:name="ce697" style:family="table-cell" style:parent-style-name="Default" style:data-style-name="N45">
      <style:table-cell-properties style:vertical-align="automatic" fo:background-color="#B4A7D6" style:repeat-content="false"/>
      <style:paragraph-properties fo:text-align="center"/>
      <style:text-properties style:font-name="Cambria" style:font-name-asian="Cambria" style:font-name-complex="Cambria" style:font-family-generic="roman"/>
    </style:style>
    <style:style style:name="ce698" style:family="table-cell" style:parent-style-name="Default" style:data-style-name="N15">
      <style:table-cell-properties style:vertical-align="automatic" fo:background-color="#FFE599" style:repeat-content="false"/>
      <style:paragraph-properties fo:text-align="center"/>
      <style:text-properties style:font-name="Cambria" style:font-name-asian="Cambria" style:font-name-complex="Cambria" style:font-family-generic="roman"/>
    </style:style>
    <style:style style:name="ce699" style:family="table-cell" style:parent-style-name="Default" style:data-style-name="N0">
      <style:table-cell-properties style:vertical-align="top" fo:wrap-option="wrap" fo:background-color="#FFF2C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700" style:family="table-cell" style:parent-style-name="Default" style:data-style-name="N0">
      <style:table-cell-properties style:vertical-align="top" fo:wrap-option="wrap" fo:background-color="#FFF2CC"/>
      <style:text-properties style:font-name="Cambria" style:font-name-asian="Cambria" style:font-name-complex="Cambria" fo:font-weight="bold" style:font-weight-asian="bold" style:font-weight-complex="bold" style:font-family-generic="roman"/>
    </style:style>
    <style:style style:name="ce701" style:family="table-cell" style:parent-style-name="Default" style:data-style-name="N0">
      <style:table-cell-properties style:vertical-align="top" fo:wrap-option="wrap" fo:background-color="#FFF2CC" style:repeat-content="false"/>
      <style:paragraph-properties fo:text-align="start" fo:margin-left="0cm"/>
      <style:text-properties style:font-name="Cambria" style:font-name-asian="Cambria" style:font-name-complex="Cambria" style:font-family-generic="roman"/>
    </style:style>
    <style:style style:name="ce702" style:family="table-cell" style:parent-style-name="Default" style:data-style-name="N0">
      <style:table-cell-properties style:vertical-align="top" fo:wrap-option="wrap" fo:background-color="#FFF2CC"/>
      <style:text-properties style:font-name="Cambria" style:font-name-asian="Cambria" style:font-name-complex="Cambria" style:font-family-generic="roman"/>
    </style:style>
    <style:style style:name="ce703" style:family="table-cell" style:parent-style-name="Default" style:data-style-name="N15">
      <style:table-cell-properties fo:border="thin solid #000000" style:vertical-align="middle" fo:background-color="#B6D7A8" style:repeat-content="false"/>
      <style:paragraph-properties fo:text-align="center"/>
      <style:text-properties style:font-name="Cambria" style:font-name-asian="Cambria" style:font-name-complex="Cambria" style:font-family-generic="roman"/>
    </style:style>
    <style:style style:name="ce704" style:family="table-cell" style:parent-style-name="Default" style:data-style-name="N0">
      <style:table-cell-properties fo:border-top="none" fo:border-bottom="none" fo:border-left="thin solid #000000" fo:border-right="none" style:vertical-align="middle" fo:wrap-option="wrap" fo:background-color="#D9D9D9"/>
      <style:text-properties style:font-name="Cambria" style:font-name-asian="Cambria" style:font-name-complex="Cambria" style:font-family-generic="roman"/>
    </style:style>
    <style:style style:name="ce705" style:family="table-cell" style:parent-style-name="Default" style:data-style-name="N0">
      <style:table-cell-properties fo:border-top="none" fo:border-bottom="none" fo:border-left="none" fo:border-right="2pt solid #000000" style:vertical-align="middle" fo:background-color="#FFF2CC" style:repeat-content="false"/>
      <style:paragraph-properties fo:text-align="start" fo:margin-left="0cm"/>
      <style:text-properties style:font-name="Cambria" style:font-name-asian="Cambria" style:font-name-complex="Cambria" fo:font-size="24pt" style:font-size-asian="24pt" style:font-size-complex="24pt" fo:font-weight="bold" style:font-weight-asian="bold" style:font-weight-complex="bold" style:font-family-generic="roman"/>
    </style:style>
    <style:style style:name="T1"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2"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3" style:family="text" style:parent-style-name="Default">
      <style:text-properties fo:color="#000000" style:text-line-through-style="none" style:font-name="Cambria" style:font-name-asian="Cambria" style:font-name-complex="Cambria"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roman"/>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48708333333333cm"/>
    </style:style>
    <style:style style:name="co2" style:family="table-column">
      <style:table-column-properties fo:break-before="auto" style:column-width="2.32833333333333cm"/>
    </style:style>
    <style:style style:name="co3" style:family="table-column">
      <style:table-column-properties fo:break-before="auto" style:column-width="7.62cm"/>
    </style:style>
    <style:style style:name="co4" style:family="table-column">
      <style:table-column-properties fo:break-before="auto" style:column-width="5.76791666666667cm"/>
    </style:style>
    <style:style style:name="co5" style:family="table-column">
      <style:table-column-properties fo:break-before="auto" style:column-width="5.10645833333333cm"/>
    </style:style>
    <style:style style:name="co6" style:family="table-column">
      <style:table-column-properties fo:break-before="auto" style:column-width="3.75708333333333cm"/>
    </style:style>
    <style:style style:name="co7" style:family="table-column">
      <style:table-column-properties fo:break-before="auto" style:column-width="6.37645833333333cm"/>
    </style:style>
    <style:style style:name="co8" style:family="table-column">
      <style:table-column-properties fo:break-before="auto" style:column-width="1.5875cm"/>
    </style:style>
    <style:style style:name="co9" style:family="table-column">
      <style:table-column-properties fo:break-before="auto" style:column-width="1.56104166666667cm"/>
    </style:style>
    <style:style style:name="co10" style:family="table-column">
      <style:table-column-properties fo:break-before="auto" style:column-width="2.56645833333333cm"/>
    </style:style>
    <style:style style:name="co11" style:family="table-column">
      <style:table-column-properties fo:break-before="auto" style:column-width="5.21229166666667cm"/>
    </style:style>
    <style:style style:name="co12" style:family="table-column">
      <style:table-column-properties fo:break-before="auto" style:column-width="1.984375cm"/>
    </style:style>
    <style:style style:name="co13" style:family="table-column">
      <style:table-column-properties fo:break-before="auto" style:column-width="7.3025cm"/>
    </style:style>
    <style:style style:name="co14" style:family="table-column">
      <style:table-column-properties fo:break-before="auto" style:column-width="4.683125cm"/>
    </style:style>
    <style:style style:name="co15" style:family="table-column">
      <style:table-column-properties fo:break-before="auto" style:column-width="10.6097916666667cm"/>
    </style:style>
    <style:style style:name="co16" style:family="table-column">
      <style:table-column-properties fo:break-before="auto" style:column-width="5.13291666666667cm"/>
    </style:style>
    <style:style style:name="co17" style:family="table-column">
      <style:table-column-properties fo:break-before="auto" style:column-width="3.20145833333333cm"/>
    </style:style>
    <style:style style:name="co18" style:family="table-column">
      <style:table-column-properties fo:break-before="auto" style:column-width="1.37583333333333cm"/>
    </style:style>
    <style:style style:name="co19" style:family="table-column">
      <style:table-column-properties fo:break-before="auto" style:column-width="0.767291666666667cm"/>
    </style:style>
    <style:style style:name="co20" style:family="table-column">
      <style:table-column-properties fo:break-before="auto" style:column-width="0.873125cm"/>
    </style:style>
    <style:style style:name="co21" style:family="table-column">
      <style:table-column-properties fo:break-before="auto" style:column-width="0.529166666666667cm"/>
    </style:style>
    <style:style style:name="co22" style:family="table-column">
      <style:table-column-properties fo:break-before="auto" style:column-width="1.48166666666667cm"/>
    </style:style>
    <style:style style:name="co23" style:family="table-column">
      <style:table-column-properties fo:break-before="auto" style:column-width="0.978958333333333cm"/>
    </style:style>
    <style:style style:name="co24" style:family="table-column">
      <style:table-column-properties fo:break-before="auto" style:column-width="1.16416666666667cm"/>
    </style:style>
    <style:style style:name="co25" style:family="table-column">
      <style:table-column-properties fo:break-before="auto" style:column-width="5.476875cm"/>
    </style:style>
    <style:style style:name="co26" style:family="table-column">
      <style:table-column-properties fo:break-before="auto" style:column-width="0.502708333333333cm"/>
    </style:style>
    <style:style style:name="co27" style:family="table-column">
      <style:table-column-properties fo:break-before="auto" style:column-width="1.349375cm"/>
    </style:style>
    <style:style style:name="co28" style:family="table-column">
      <style:table-column-properties fo:break-before="auto" style:column-width="3.01625cm"/>
    </style:style>
    <style:style style:name="co29" style:family="table-column">
      <style:table-column-properties fo:break-before="auto" style:column-width="1.05833333333333cm"/>
    </style:style>
    <style:style style:name="co30" style:family="table-column">
      <style:table-column-properties fo:break-before="auto" style:column-width="3.14854166666667cm"/>
    </style:style>
    <style:style style:name="co31" style:family="table-column">
      <style:table-column-properties fo:break-before="auto" style:column-width="0.449791666666667cm"/>
    </style:style>
    <style:style style:name="co32" style:family="table-column">
      <style:table-column-properties fo:break-before="auto" style:column-width="1.13770833333333cm"/>
    </style:style>
    <style:style style:name="co33" style:family="table-column">
      <style:table-column-properties fo:break-before="auto" style:column-width="2.40770833333333cm"/>
    </style:style>
    <style:style style:name="co34" style:family="table-column">
      <style:table-column-properties fo:break-before="auto" style:column-width="2.01083333333333cm"/>
    </style:style>
    <style:style style:name="co35" style:family="table-column">
      <style:table-column-properties fo:break-before="auto" style:column-width="1.11125cm"/>
    </style:style>
    <style:style style:name="co36" style:family="table-column">
      <style:table-column-properties fo:break-before="auto" style:column-width="1.45520833333333cm"/>
    </style:style>
    <style:style style:name="co37" style:family="table-column">
      <style:table-column-properties fo:break-before="auto" style:column-width="1.190625cm"/>
    </style:style>
    <style:style style:name="co38" style:family="table-column">
      <style:table-column-properties fo:break-before="auto" style:column-width="3.889375cm"/>
    </style:style>
    <style:style style:name="co39" style:family="table-column">
      <style:table-column-properties fo:break-before="auto" style:column-width="0.47625cm"/>
    </style:style>
    <style:style style:name="co40" style:family="table-column">
      <style:table-column-properties fo:break-before="auto" style:column-width="3.54541666666667cm"/>
    </style:style>
    <style:style style:name="co41" style:family="table-column">
      <style:table-column-properties fo:break-before="auto" style:column-width="2.75166666666667cm"/>
    </style:style>
    <style:style style:name="co42" style:family="table-column">
      <style:table-column-properties fo:break-before="auto" style:column-width="4.10104166666667cm"/>
    </style:style>
    <style:style style:name="co43" style:family="table-column">
      <style:table-column-properties fo:break-before="auto" style:column-width="4.1275cm"/>
    </style:style>
    <style:style style:name="co44" style:family="table-column">
      <style:table-column-properties fo:break-before="auto" style:column-width="2.43416666666667cm"/>
    </style:style>
    <style:style style:name="co45" style:family="table-column">
      <style:table-column-properties fo:break-before="auto" style:column-width="4.65666666666667cm"/>
    </style:style>
    <style:style style:name="co46" style:family="table-column">
      <style:table-column-properties fo:break-before="auto" style:column-width="5.82083333333333cm"/>
    </style:style>
    <style:style style:name="ro1" style:family="table-row">
      <style:table-row-properties style:row-height="14.25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18.7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30.75pt" style:use-optimal-row-height="true" fo:break-before="auto"/>
    </style:style>
    <style:style style:name="ro7" style:family="table-row">
      <style:table-row-properties style:row-height="42.75pt" style:use-optimal-row-height="true" fo:break-before="auto"/>
    </style:style>
    <style:style style:name="ro8" style:family="table-row">
      <style:table-row-properties style:row-height="15.75pt" style:use-optimal-row-height="true" fo:break-before="auto"/>
    </style:style>
    <style:style style:name="ro9" style:family="table-row">
      <style:table-row-properties style:row-height="23.25pt" style:use-optimal-row-height="true" fo:break-before="auto"/>
    </style:style>
    <style:style style:name="ro10" style:family="table-row">
      <style:table-row-properties style:row-height="22.5pt" style:use-optimal-row-height="true" fo:break-before="auto"/>
    </style:style>
    <style:style style:name="ro11" style:family="table-row">
      <style:table-row-properties style:row-height="85.5pt" style:use-optimal-row-height="true" fo:break-before="auto"/>
    </style:style>
    <style:style style:name="ro12" style:family="table-row">
      <style:table-row-properties style:row-height="28.5pt" style:use-optimal-row-height="true" fo:break-before="auto"/>
    </style:style>
    <style:style style:name="ro13" style:family="table-row">
      <style:table-row-properties style:row-height="57pt" style:use-optimal-row-height="true" fo:break-before="auto"/>
    </style:style>
    <style:style style:name="ro14" style:family="table-row">
      <style:table-row-properties style:row-height="99.75pt" style:use-optimal-row-height="true" fo:break-before="auto"/>
    </style:style>
    <style:style style:name="ro15" style:family="table-row">
      <style:table-row-properties style:row-height="71.25pt" style:use-optimal-row-height="true" fo:break-before="auto"/>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
      <style:table-properties table:display="false" style:writing-mode="lr-tb"/>
    </style:style>
    <style:style style:name="ce706" style:family="table-cell" style:parent-style-name="Default" style:data-style-name="N0">
      <style:table-cell-properties style:vertical-align="middle" fo:background-color="#FFF2CC"/>
      <style:text-properties fo:font-size="10pt" style:font-size-asian="10pt" style:font-size-complex="10pt" fo:font-weight="bold" style:font-weight-asian="bold" style:font-weight-complex="bold"/>
      <style:map style:condition="of:is-true-formula(LEN(TRIM([.D21]))&gt;0)" style:apply-style-name="cf1" style:base-cell-address="BoS_leveling_optimiser.D21"/>
    </style:style>
    <style:style style:name="ce707" style:family="table-cell" style:parent-style-name="Default" style:data-style-name="N0">
      <style:table-cell-properties style:vertical-align="middle" fo:background-color="#D9D9D9"/>
      <style:text-properties style:font-name="Cambria" style:font-name-asian="Cambria" style:font-name-complex="Cambria" style:font-family-generic="roman"/>
      <style:map style:condition="of:is-true-formula(LEN(TRIM([.B20]))&gt;0)" style:apply-style-name="cf1" style:base-cell-address="Can_You_Durendal_(Lems).B20"/>
    </style:style>
    <style:style style:name="ce708" style:family="table-cell" style:parent-style-name="Default" style:data-style-name="N39">
      <style:table-cell-properties style:vertical-align="middle" fo:background-color="#EA9999" style:repeat-content="false"/>
      <style:paragraph-properties fo:text-align="end" fo:margin-right="0cm"/>
      <style:map style:condition="of:cell-content()=MAX([.$AA$15:.$AA$19];[.$AB$15:.$AB$18];[.$AC$15:.$AC$18];[.$AD$14:.$AD$18];[.$AE$13:.$AE$18];[.$AF$13:.$AF$17];[.$AG$12:.$AG$17];[.$AH6:.$AH1048576];[.$AI$9:.$AI$15];[.$AJ$6:.$AJ$15];[.$AK$5:.$AK$13];[.$AL$5:.$AL$12];[.$AM$5:.$AM$10];[.$AN$5:.$AN$6])" style:apply-style-name="cf2" style:base-cell-address="LBSiphon_Optimiser.AA5"/>
    </style:style>
    <style:style style:name="ce709" style:family="table-cell" style:parent-style-name="Default" style:data-style-name="N39">
      <style:table-cell-properties fo:border-top="none" fo:border-bottom="none" fo:border-left="none" fo:border-right="thin solid #000000" style:vertical-align="middle" fo:background-color="#EA9999" style:repeat-content="false"/>
      <style:paragraph-properties fo:text-align="end" fo:margin-right="0cm"/>
      <style:map style:condition="of:cell-content()=MAX([.$AA$15:.$AA$19];[.$AB$15:.$AB$18];[.$AC$15:.$AC$18];[.$AD$14:.$AD$18];[.$AE$13:.$AE$18];[.$AF$13:.$AF$17];[.$AG$12:.$AG$17];[.$AH6:.$AH1048576];[.$AI$9:.$AI$15];[.$AJ$6:.$AJ$15];[.$AK$5:.$AK$13];[.$AL$5:.$AL$12];[.$AM$5:.$AM$10];[.$AN$5:.$AN$6])" style:apply-style-name="cf2" style:base-cell-address="LBSiphon_Optimiser.AA5"/>
    </style:style>
    <style:style style:name="ce710" style:family="table-cell" style:parent-style-name="Default" style:data-style-name="N39">
      <style:table-cell-properties fo:border-top="thin solid #000000" fo:border-bottom="thin solid #000000" fo:border-left="none" fo:border-right="thin solid #000000" style:vertical-align="middle" fo:background-color="#EA9999" style:repeat-content="false"/>
      <style:paragraph-properties fo:text-align="end" fo:margin-right="0cm"/>
      <style:map style:condition="of:cell-content()=MAX([.$AA$15:.$AA$19];[.$AB$15:.$AB$18];[.$AC$15:.$AC$18];[.$AD$14:.$AD$18];[.$AE$13:.$AE$18];[.$AF$13:.$AF$17];[.$AG$12:.$AG$17];[.$AH6:.$AH1048576];[.$AI$9:.$AI$15];[.$AJ$6:.$AJ$15];[.$AK$5:.$AK$13];[.$AL$5:.$AL$12];[.$AM$5:.$AM$10];[.$AN$5:.$AN$6])" style:apply-style-name="cf2" style:base-cell-address="LBSiphon_Optimiser.AA5"/>
    </style:style>
    <style:style style:name="ce711" style:family="table-cell" style:parent-style-name="Default" style:data-style-name="N39">
      <style:table-cell-properties fo:border-top="thin solid #000000" fo:border-bottom="thin solid #000000" fo:border-left="none" fo:border-right="none" style:vertical-align="middle" fo:background-color="#EA9999" style:repeat-content="false"/>
      <style:paragraph-properties fo:text-align="end" fo:margin-right="0cm"/>
      <style:map style:condition="of:cell-content()=MAX([.$AA$15:.$AA$19];[.$AB$15:.$AB$18];[.$AC$15:.$AC$18];[.$AD$14:.$AD$18];[.$AE$13:.$AE$18];[.$AF$13:.$AF$17];[.$AG$12:.$AG$17];[.$AH6:.$AH1048576];[.$AI$9:.$AI$15];[.$AJ$6:.$AJ$15];[.$AK$5:.$AK$13];[.$AL$5:.$AL$12];[.$AM$5:.$AM$10];[.$AN$5:.$AN$6])" style:apply-style-name="cf2" style:base-cell-address="LBSiphon_Optimiser.AA5"/>
    </style:style>
    <style:style style:name="ce712" style:family="table-cell" style:parent-style-name="Default" style:data-style-name="N39">
      <style:table-cell-properties fo:border="thin solid #000000" style:vertical-align="middle" fo:background-color="#CC4125" style:repeat-content="false"/>
      <style:paragraph-properties fo:text-align="end" fo:margin-right="0cm"/>
      <style:map style:condition="of:cell-content()=MAX([.$AA$5:.$AA$14];[.$AB$5:.$AB$14];[.$AC$5:.$AC$14];[.$AD$5:.$AD$13];[.$AE$5:.$AE$12];[.$AF$5:.$AF$12];[.$AG$5:.$AG$11];[.$AH$5:.$AH$9];[.$AI$5:.$AI$8];[.$AJ$5])" style:apply-style-name="cf2" style:base-cell-address="LBSiphon_Optimiser.AA5"/>
    </style:style>
    <style:style style:name="ce713" style:family="table-cell" style:parent-style-name="Default" style:data-style-name="N39">
      <style:table-cell-properties fo:border-top="thin solid #000000" fo:border-bottom="thin solid #000000" fo:border-left="none" fo:border-right="none" style:vertical-align="middle" fo:background-color="#CC4125" style:repeat-content="false"/>
      <style:paragraph-properties fo:text-align="end" fo:margin-right="0cm"/>
      <style:map style:condition="of:cell-content()=MAX([.$AA$5:.$AA$14];[.$AB$5:.$AB$14];[.$AC$5:.$AC$14];[.$AD$5:.$AD$13];[.$AE$5:.$AE$12];[.$AF$5:.$AF$12];[.$AG$5:.$AG$11];[.$AH$5:.$AH$9];[.$AI$5:.$AI$8];[.$AJ$5])" style:apply-style-name="cf2" style:base-cell-address="LBSiphon_Optimiser.AA5"/>
    </style:style>
    <style:style style:name="ce714" style:family="table-cell" style:parent-style-name="Default" style:data-style-name="N39">
      <style:table-cell-properties fo:border-top="thin solid #000000" fo:border-bottom="thin solid #000000" fo:border-left="none" fo:border-right="thin solid #000000" style:vertical-align="middle" fo:background-color="#CC4125" style:repeat-content="false"/>
      <style:paragraph-properties fo:text-align="end" fo:margin-right="0cm"/>
      <style:map style:condition="of:cell-content()=MAX([.$AA$5:.$AA$14];[.$AB$5:.$AB$14];[.$AC$5:.$AC$14];[.$AD$5:.$AD$13];[.$AE$5:.$AE$12];[.$AF$5:.$AF$12];[.$AG$5:.$AG$11];[.$AH$5:.$AH$9];[.$AI$5:.$AI$8];[.$AJ$5])" style:apply-style-name="cf2" style:base-cell-address="LBSiphon_Optimiser.AA5"/>
    </style:style>
    <style:style style:name="ce715" style:family="table-cell" style:parent-style-name="Default" style:data-style-name="N39">
      <style:table-cell-properties fo:border-top="none" fo:border-bottom="none" fo:border-left="thin solid #000000" fo:border-right="thin solid #000000" style:vertical-align="middle" fo:background-color="#CC4125" style:repeat-content="false"/>
      <style:paragraph-properties fo:text-align="end" fo:margin-right="0cm"/>
      <style:map style:condition="of:cell-content()=MAX([.$AA$5:.$AA$14];[.$AB$5:.$AB$14];[.$AC$5:.$AC$14];[.$AD$5:.$AD$13];[.$AE$5:.$AE$12];[.$AF$5:.$AF$12];[.$AG$5:.$AG$11];[.$AH$5:.$AH$9];[.$AI$5:.$AI$8];[.$AJ$5])" style:apply-style-name="cf2" style:base-cell-address="LBSiphon_Optimiser.AA5"/>
    </style:style>
    <style:style style:name="ce716" style:family="table-cell" style:parent-style-name="Default" style:data-style-name="N39">
      <style:table-cell-properties style:vertical-align="middle" fo:background-color="#CC4125" style:repeat-content="false"/>
      <style:paragraph-properties fo:text-align="end" fo:margin-right="0cm"/>
      <style:map style:condition="of:cell-content()=MAX([.$AA$5:.$AA$14];[.$AB$5:.$AB$14];[.$AC$5:.$AC$14];[.$AD$5:.$AD$13];[.$AE$5:.$AE$12];[.$AF$5:.$AF$12];[.$AG$5:.$AG$11];[.$AH$5:.$AH$9];[.$AI$5:.$AI$8];[.$AJ$5])" style:apply-style-name="cf2" style:base-cell-address="LBSiphon_Optimiser.AA5"/>
    </style:style>
    <style:style style:name="ce717" style:family="table-cell" style:parent-style-name="Default" style:data-style-name="N39">
      <style:table-cell-properties fo:border-top="none" fo:border-bottom="none" fo:border-left="none" fo:border-right="thin solid #000000" style:vertical-align="middle" fo:background-color="#CC4125" style:repeat-content="false"/>
      <style:paragraph-properties fo:text-align="end" fo:margin-right="0cm"/>
      <style:map style:condition="of:cell-content()=MAX([.$AA$5:.$AA$14];[.$AB$5:.$AB$14];[.$AC$5:.$AC$14];[.$AD$5:.$AD$13];[.$AE$5:.$AE$12];[.$AF$5:.$AF$12];[.$AG$5:.$AG$11];[.$AH$5:.$AH$9];[.$AI$5:.$AI$8];[.$AJ$5])" style:apply-style-name="cf2" style:base-cell-address="LBSiphon_Optimiser.AA5"/>
    </style:style>
    <style:style style:name="ce718" style:family="table-cell" style:parent-style-name="Default" style:data-style-name="N39">
      <style:table-cell-properties style:vertical-align="middle" fo:background-color="#F6B26B" style:repeat-content="false"/>
      <style:paragraph-properties fo:text-align="end" fo:margin-right="0cm"/>
      <style:map style:condition="of:cell-content()=MAX([.$AA$20:.$AA$21];[.$AB$19:.$AB$21];[.$AC$19:.$AC$21];[.$AD$19:.$AD$21];[.$AE$19:.$AE$20];[.$AF$18:.$AF$20];[.$AG$18:.$AG$20];[.$AH$17:.$AH$20];[.$AI$16:.$AI$19];[.$AJ$16:.$AJ$19];[.$AK$14:.$AK$18];[.$AL$13:.$AL$17];[.$AM$11:.$AM$16];[.$AN$7:.$AN$15];[.$AO$5:.$AO$13];[.$AP$5:.$AP$9])" style:apply-style-name="cf2" style:base-cell-address="LBSiphon_Optimiser.AA5"/>
    </style:style>
    <style:style style:name="ce719" style:family="table-cell" style:parent-style-name="Default" style:data-style-name="N39">
      <style:table-cell-properties fo:border-top="none" fo:border-bottom="none" fo:border-left="none" fo:border-right="thin solid #000000" style:vertical-align="middle" fo:background-color="#F6B26B" style:repeat-content="false"/>
      <style:paragraph-properties fo:text-align="end" fo:margin-right="0cm"/>
      <style:map style:condition="of:cell-content()=MAX([.$AA$20:.$AA$21];[.$AB$19:.$AB$21];[.$AC$19:.$AC$21];[.$AD$19:.$AD$21];[.$AE$19:.$AE$20];[.$AF$18:.$AF$20];[.$AG$18:.$AG$20];[.$AH$17:.$AH$20];[.$AI$16:.$AI$19];[.$AJ$16:.$AJ$19];[.$AK$14:.$AK$18];[.$AL$13:.$AL$17];[.$AM$11:.$AM$16];[.$AN$7:.$AN$15];[.$AO$5:.$AO$13];[.$AP$5:.$AP$9])" style:apply-style-name="cf2" style:base-cell-address="LBSiphon_Optimiser.AA5"/>
    </style:style>
    <style:style style:name="ce720" style:family="table-cell" style:parent-style-name="Default" style:data-style-name="N39">
      <style:table-cell-properties fo:border-top="thin solid #000000" fo:border-bottom="thin solid #000000" fo:border-left="none" fo:border-right="none" style:vertical-align="middle" fo:background-color="#F6B26B" style:repeat-content="false"/>
      <style:paragraph-properties fo:text-align="end" fo:margin-right="0cm"/>
      <style:map style:condition="of:cell-content()=MAX([.$AA$20:.$AA$21];[.$AB$19:.$AB$21];[.$AC$19:.$AC$21];[.$AD$19:.$AD$21];[.$AE$19:.$AE$20];[.$AF$18:.$AF$20];[.$AG$18:.$AG$20];[.$AH$17:.$AH$20];[.$AI$16:.$AI$19];[.$AJ$16:.$AJ$19];[.$AK$14:.$AK$18];[.$AL$13:.$AL$17];[.$AM$11:.$AM$16];[.$AN$7:.$AN$15];[.$AO$5:.$AO$13];[.$AP$5:.$AP$9])" style:apply-style-name="cf2" style:base-cell-address="LBSiphon_Optimiser.AA5"/>
    </style:style>
    <style:style style:name="ce721" style:family="table-cell" style:parent-style-name="Default" style:data-style-name="N39">
      <style:table-cell-properties fo:border-top="thin solid #000000" fo:border-bottom="thin solid #000000" fo:border-left="none" fo:border-right="thin solid #000000" style:vertical-align="middle" fo:background-color="#F6B26B" style:repeat-content="false"/>
      <style:paragraph-properties fo:text-align="end" fo:margin-right="0cm"/>
      <style:map style:condition="of:cell-content()=MAX([.$AA$20:.$AA$21];[.$AB$19:.$AB$21];[.$AC$19:.$AC$21];[.$AD$19:.$AD$21];[.$AE$19:.$AE$20];[.$AF$18:.$AF$20];[.$AG$18:.$AG$20];[.$AH$17:.$AH$20];[.$AI$16:.$AI$19];[.$AJ$16:.$AJ$19];[.$AK$14:.$AK$18];[.$AL$13:.$AL$17];[.$AM$11:.$AM$16];[.$AN$7:.$AN$15];[.$AO$5:.$AO$13];[.$AP$5:.$AP$9])" style:apply-style-name="cf2" style:base-cell-address="LBSiphon_Optimiser.AA5"/>
    </style:style>
    <style:style style:name="ce722" style:family="table-cell" style:parent-style-name="Default" style:data-style-name="N39">
      <style:table-cell-properties fo:border-top="thin solid #000000" fo:border-bottom="thin solid #000000" fo:border-left="none" fo:border-right="none" style:vertical-align="middle" fo:background-color="#FFD966" style:repeat-content="false"/>
      <style:paragraph-properties fo:text-align="end" fo:margin-right="0cm"/>
      <style:map style:condition="of:cell-content()=MAX([.$AA$22:.$AD$23];[.$AE$21:.$AH$22];[.$AI$20:.$AI$22];[.$AJ$20:.$AJ$21];[.$AK$19:.$AK$21];[.$AL$18:.$AL$20];[.$AM$17:.$AM$20];[.$AN$16:.$AN$19];[.$AO$14:.$AO$18];[.$AP$10:.$AP$16];[.$AQ$10:.$AQ$14];[.$AQ$5:.$AR$9])" style:apply-style-name="cf2" style:base-cell-address="LBSiphon_Optimiser.AA5"/>
    </style:style>
    <style:style style:name="ce723" style:family="table-cell" style:parent-style-name="Default" style:data-style-name="N39">
      <style:table-cell-properties style:vertical-align="middle" fo:background-color="#FFD966" style:repeat-content="false"/>
      <style:paragraph-properties fo:text-align="end" fo:margin-right="0cm"/>
      <style:map style:condition="of:cell-content()=MAX([.$AA$22:.$AD$23];[.$AE$21:.$AH$22];[.$AI$20:.$AI$22];[.$AJ$20:.$AJ$21];[.$AK$19:.$AK$21];[.$AL$18:.$AL$20];[.$AM$17:.$AM$20];[.$AN$16:.$AN$19];[.$AO$14:.$AO$18];[.$AP$10:.$AP$16];[.$AQ$10:.$AQ$14];[.$AQ$5:.$AR$9])" style:apply-style-name="cf2" style:base-cell-address="LBSiphon_Optimiser.AA5"/>
    </style:style>
    <style:style style:name="ce724" style:family="table-cell" style:parent-style-name="Default" style:data-style-name="N39">
      <style:table-cell-properties fo:border-top="thin solid #000000" fo:border-bottom="thin solid #000000" fo:border-left="none" fo:border-right="none" style:vertical-align="middle" fo:background-color="#FFF2CC" style:repeat-content="false"/>
      <style:paragraph-properties fo:text-align="end" fo:margin-right="0cm"/>
      <style:map style:condition="of:cell-content()=MAX([.$AA$24:.$AH$24];[.$AE$23:.$AK$23];[.$AJ$22:.$AM$22];[.$AL$21:.$AO$21];[.$AN$20:.$AP$20];[.$AO$19:.$AP$19];[.$AP$17:.$AQ$18];[.$AQ$15:.$AR$16];[.$AR$10:.$AR$14];[.$AS$5:.$AS$13];[.$AT$5])" style:apply-style-name="cf2" style:base-cell-address="LBSiphon_Optimiser.AA5"/>
    </style:style>
    <style:style style:name="ce725" style:family="table-cell" style:parent-style-name="Default" style:data-style-name="N39">
      <style:table-cell-properties style:vertical-align="middle" fo:background-color="#FFF2CC" style:repeat-content="false"/>
      <style:paragraph-properties fo:text-align="end" fo:margin-right="0cm"/>
      <style:map style:condition="of:cell-content()=MAX([.$AA$24:.$AH$24];[.$AE$23:.$AK$23];[.$AJ$22:.$AM$22];[.$AL$21:.$AO$21];[.$AN$20:.$AP$20];[.$AO$19:.$AP$19];[.$AP$17:.$AQ$18];[.$AQ$15:.$AR$16];[.$AR$10:.$AR$14];[.$AS$5:.$AS$13];[.$AT$5])" style:apply-style-name="cf2" style:base-cell-address="LBSiphon_Optimiser.AA5"/>
    </style:style>
    <style:style style:name="ce726" style:family="table-cell" style:parent-style-name="Default" style:data-style-name="N39">
      <style:table-cell-properties fo:border-top="thin solid #000000" fo:border-bottom="thin solid #000000" fo:border-left="none" fo:border-right="thin solid #000000" style:vertical-align="middle" fo:background-color="#B6D7A8" style:repeat-content="false"/>
      <style:paragraph-properties fo:text-align="end" fo:margin-right="0cm"/>
      <style:map style:condition="of:cell-content()=MAX([.$AA$25:.$AC$26];[.$AD$25:.$AJ$25];[.$AI$24:.$AM$24];[.$AL$23:.$AO$23];[.$AN$22:.$AP$22];[.$AP$21:.$AQ$21];[.$AQ$19:.$AR$20];[.$AR$17:.$AS$18];[.$AS$14:.$AS$16];[.$AT$6:.$AT$15];[.$AU$5:.$AU$8])" style:apply-style-name="cf2" style:base-cell-address="LBSiphon_Optimiser.AA5"/>
    </style:style>
    <style:style style:name="ce727" style:family="table-cell" style:parent-style-name="Default" style:data-style-name="N39">
      <style:table-cell-properties style:vertical-align="middle" fo:background-color="#B6D7A8" style:repeat-content="false"/>
      <style:paragraph-properties fo:text-align="end" fo:margin-right="0cm"/>
      <style:map style:condition="of:cell-content()=MAX([.$AA$25:.$AC$26];[.$AD$25:.$AJ$25];[.$AI$24:.$AM$24];[.$AL$23:.$AO$23];[.$AN$22:.$AP$22];[.$AP$21:.$AQ$21];[.$AQ$19:.$AR$20];[.$AR$17:.$AS$18];[.$AS$14:.$AS$16];[.$AT$6:.$AT$15];[.$AU$5:.$AU$8])" style:apply-style-name="cf2" style:base-cell-address="LBSiphon_Optimiser.AA5"/>
    </style:style>
    <style:style style:name="ce728" style:family="table-cell" style:parent-style-name="Default" style:data-style-name="N39">
      <style:table-cell-properties fo:border-top="none" fo:border-bottom="none" fo:border-left="none" fo:border-right="thin solid #000000" style:vertical-align="middle" fo:background-color="#B6D7A8" style:repeat-content="false"/>
      <style:paragraph-properties fo:text-align="end" fo:margin-right="0cm"/>
      <style:map style:condition="of:cell-content()=MAX([.$AA$25:.$AC$26];[.$AD$25:.$AJ$25];[.$AI$24:.$AM$24];[.$AL$23:.$AO$23];[.$AN$22:.$AP$22];[.$AP$21:.$AQ$21];[.$AQ$19:.$AR$20];[.$AR$17:.$AS$18];[.$AS$14:.$AS$16];[.$AT$6:.$AT$15];[.$AU$5:.$AU$8])" style:apply-style-name="cf2" style:base-cell-address="LBSiphon_Optimiser.AA5"/>
    </style:style>
    <style:style style:name="ce729" style:family="table-cell" style:parent-style-name="Default" style:data-style-name="N39">
      <style:table-cell-properties fo:border-top="thin solid #000000" fo:border-bottom="thin solid #000000" fo:border-left="none" fo:border-right="none" style:vertical-align="middle" fo:background-color="#6AA84F" style:repeat-content="false"/>
      <style:paragraph-properties fo:text-align="end" fo:margin-right="0cm"/>
      <style:map style:condition="of:cell-content()=MAX([.$AA$27:.$AD$27];[.$AD$26:.$AK$26];[.$AK$25:.$AN$25];[.$AN$24:.$AP$24];[.$AP$23:.$AQ$23];[.$AQ$22:.$AR$22];[.$AR$21:.$AS$21];[.$AS$19:.$AS$20];[.$AT$16:.$AT$19];[.$AU$9:.$AU$16];[.$AV$5:.$AV$9])" style:apply-style-name="cf2" style:base-cell-address="LBSiphon_Optimiser.AA5"/>
    </style:style>
    <style:style style:name="ce730" style:family="table-cell" style:parent-style-name="Default" style:data-style-name="N39">
      <style:table-cell-properties style:vertical-align="middle" fo:background-color="#6AA84F" style:repeat-content="false"/>
      <style:paragraph-properties fo:text-align="end" fo:margin-right="0cm"/>
      <style:map style:condition="of:cell-content()=MAX([.$AA$27:.$AD$27];[.$AD$26:.$AK$26];[.$AK$25:.$AN$25];[.$AN$24:.$AP$24];[.$AP$23:.$AQ$23];[.$AQ$22:.$AR$22];[.$AR$21:.$AS$21];[.$AS$19:.$AS$20];[.$AT$16:.$AT$19];[.$AU$9:.$AU$16];[.$AV$5:.$AV$9])" style:apply-style-name="cf2" style:base-cell-address="LBSiphon_Optimiser.AA5"/>
    </style:style>
    <style:style style:name="ce731" style:family="table-cell" style:parent-style-name="Default" style:data-style-name="N39">
      <style:table-cell-properties fo:border-top="none" fo:border-bottom="none" fo:border-left="none" fo:border-right="thin solid #000000" style:vertical-align="middle" fo:background-color="#6AA84F" style:repeat-content="false"/>
      <style:paragraph-properties fo:text-align="end" fo:margin-right="0cm"/>
      <style:map style:condition="of:cell-content()=MAX([.$AA$27:.$AD$27];[.$AD$26:.$AK$26];[.$AK$25:.$AN$25];[.$AN$24:.$AP$24];[.$AP$23:.$AQ$23];[.$AQ$22:.$AR$22];[.$AR$21:.$AS$21];[.$AS$19:.$AS$20];[.$AT$16:.$AT$19];[.$AU$9:.$AU$16];[.$AV$5:.$AV$9])" style:apply-style-name="cf2" style:base-cell-address="LBSiphon_Optimiser.AA5"/>
    </style:style>
    <style:style style:name="ce732" style:family="table-cell" style:parent-style-name="Default" style:data-style-name="N39">
      <style:table-cell-properties fo:border-top="thin solid #000000" fo:border-bottom="thin solid #000000" fo:border-left="none" fo:border-right="none" style:vertical-align="middle" fo:background-color="#3C78D8" style:repeat-content="false"/>
      <style:paragraph-properties fo:text-align="end" fo:margin-right="0cm"/>
      <style:map style:condition="of:cell-content()=MAX([.$AA$28:.$AD$28];[.$AE$27:.$AK$27];[.$AL$26:.$AN$26];[.$AO$25:.$AP$25];[.$AQ$24:.$AR$24];[.$AR$23:.$AS$23];[.$AS$22];[.$AT$20:.$AT$21];[.$AU$17:.$AU$19];[.$AV$10:.$AV$16];[.$AW$5:.$AW$9])" style:apply-style-name="cf2" style:base-cell-address="LBSiphon_Optimiser.AA5"/>
    </style:style>
    <style:style style:name="ce733" style:family="table-cell" style:parent-style-name="Default" style:data-style-name="N39">
      <style:table-cell-properties style:vertical-align="middle" fo:background-color="#3C78D8" style:repeat-content="false"/>
      <style:paragraph-properties fo:text-align="end" fo:margin-right="0cm"/>
      <style:map style:condition="of:cell-content()=MAX([.$AA$28:.$AD$28];[.$AE$27:.$AK$27];[.$AL$26:.$AN$26];[.$AO$25:.$AP$25];[.$AQ$24:.$AR$24];[.$AR$23:.$AS$23];[.$AS$22];[.$AT$20:.$AT$21];[.$AU$17:.$AU$19];[.$AV$10:.$AV$16];[.$AW$5:.$AW$9])" style:apply-style-name="cf2" style:base-cell-address="LBSiphon_Optimiser.AA5"/>
    </style:style>
    <style:style style:name="ce734" style:family="table-cell" style:parent-style-name="Default" style:data-style-name="N39">
      <style:table-cell-properties fo:border-top="none" fo:border-bottom="thin solid #000000" fo:border-left="none" fo:border-right="none" style:vertical-align="middle" fo:background-color="#F6B26B" style:repeat-content="false"/>
      <style:paragraph-properties fo:text-align="end" fo:margin-right="0cm"/>
      <style:map style:condition="of:cell-content()=MAX([.$AA$20:.$AA$21];[.$AB$19:.$AB$21];[.$AC$19:.$AC$21];[.$AD$19:.$AD$21];[.$AE$19:.$AE$20];[.$AF$18:.$AF$20];[.$AG$18:.$AG$20];[.$AH$17:.$AH$20];[.$AI$16:.$AI$19];[.$AJ$16:.$AJ$19];[.$AK$14:.$AK$18];[.$AL$13:.$AL$17];[.$AM$11:.$AM$16];[.$AN$7:.$AN$15];[.$AO$5:.$AO$13];[.$AP$5:.$AP$9])" style:apply-style-name="cf2" style:base-cell-address="LBSiphon_Optimiser.AA5"/>
    </style:style>
    <style:style style:name="ce735" style:family="table-cell" style:parent-style-name="Default" style:data-style-name="N39">
      <style:table-cell-properties fo:border-top="none" fo:border-bottom="thin solid #000000" fo:border-left="none" fo:border-right="thin solid #000000" style:vertical-align="middle" fo:background-color="#FFD966" style:repeat-content="false"/>
      <style:paragraph-properties fo:text-align="end" fo:margin-right="0cm"/>
      <style:map style:condition="of:cell-content()=MAX([.$AA$22:.$AD$23];[.$AE$21:.$AH$22];[.$AI$20:.$AI$22];[.$AJ$20:.$AJ$21];[.$AK$19:.$AK$21];[.$AL$18:.$AL$20];[.$AM$17:.$AM$20];[.$AN$16:.$AN$19];[.$AO$14:.$AO$18];[.$AP$10:.$AP$16];[.$AQ$10:.$AQ$14];[.$AQ$5:.$AR$9])" style:apply-style-name="cf2" style:base-cell-address="LBSiphon_Optimiser.AA5"/>
    </style:style>
    <style:style style:name="ce736" style:family="table-cell" style:parent-style-name="Default" style:data-style-name="N39">
      <style:table-cell-properties fo:border-top="none" fo:border-bottom="thin solid #000000" fo:border-left="none" fo:border-right="none" style:vertical-align="middle" fo:background-color="#FFD966" style:repeat-content="false"/>
      <style:paragraph-properties fo:text-align="end" fo:margin-right="0cm"/>
      <style:map style:condition="of:cell-content()=MAX([.$AA$22:.$AD$23];[.$AE$21:.$AH$22];[.$AI$20:.$AI$22];[.$AJ$20:.$AJ$21];[.$AK$19:.$AK$21];[.$AL$18:.$AL$20];[.$AM$17:.$AM$20];[.$AN$16:.$AN$19];[.$AO$14:.$AO$18];[.$AP$10:.$AP$16];[.$AQ$10:.$AQ$14];[.$AQ$5:.$AR$9])" style:apply-style-name="cf2" style:base-cell-address="LBSiphon_Optimiser.AA5"/>
    </style:style>
    <style:style style:name="ce737" style:family="table-cell" style:parent-style-name="Default" style:data-style-name="N39">
      <style:table-cell-properties fo:border-top="none" fo:border-bottom="none" fo:border-left="none" fo:border-right="thin solid #000000" style:vertical-align="middle" fo:background-color="#FFD966" style:repeat-content="false"/>
      <style:paragraph-properties fo:text-align="end" fo:margin-right="0cm"/>
      <style:map style:condition="of:cell-content()=MAX([.$AA$22:.$AD$23];[.$AE$21:.$AH$22];[.$AI$20:.$AI$22];[.$AJ$20:.$AJ$21];[.$AK$19:.$AK$21];[.$AL$18:.$AL$20];[.$AM$17:.$AM$20];[.$AN$16:.$AN$19];[.$AO$14:.$AO$18];[.$AP$10:.$AP$16];[.$AQ$10:.$AQ$14];[.$AQ$5:.$AR$9])" style:apply-style-name="cf2" style:base-cell-address="LBSiphon_Optimiser.AA5"/>
    </style:style>
    <style:style style:name="ce738" style:family="table-cell" style:parent-style-name="Default" style:data-style-name="N39">
      <style:table-cell-properties fo:border-top="none" fo:border-bottom="thin solid #000000" fo:border-left="none" fo:border-right="none" style:vertical-align="middle" fo:background-color="#FFF2CC" style:repeat-content="false"/>
      <style:paragraph-properties fo:text-align="end" fo:margin-right="0cm"/>
      <style:map style:condition="of:cell-content()=MAX([.$AA$24:.$AH$24];[.$AE$23:.$AK$23];[.$AJ$22:.$AM$22];[.$AL$21:.$AO$21];[.$AN$20:.$AP$20];[.$AO$19:.$AP$19];[.$AP$17:.$AQ$18];[.$AQ$15:.$AR$16];[.$AR$10:.$AR$14];[.$AS$5:.$AS$13];[.$AT$5])" style:apply-style-name="cf2" style:base-cell-address="LBSiphon_Optimiser.AA5"/>
    </style:style>
    <style:style style:name="ce739" style:family="table-cell" style:parent-style-name="Default" style:data-style-name="N39">
      <style:table-cell-properties fo:border-top="none" fo:border-bottom="thin solid #000000" fo:border-left="none" fo:border-right="none" style:vertical-align="middle" fo:background-color="#B6D7A8" style:repeat-content="false"/>
      <style:paragraph-properties fo:text-align="end" fo:margin-right="0cm"/>
      <style:map style:condition="of:cell-content()=MAX([.$AA$25:.$AC$26];[.$AD$25:.$AJ$25];[.$AI$24:.$AM$24];[.$AL$23:.$AO$23];[.$AN$22:.$AP$22];[.$AP$21:.$AQ$21];[.$AQ$19:.$AR$20];[.$AR$17:.$AS$18];[.$AS$14:.$AS$16];[.$AT$6:.$AT$15];[.$AU$5:.$AU$8])" style:apply-style-name="cf2" style:base-cell-address="LBSiphon_Optimiser.AA5"/>
    </style:style>
    <style:style style:name="ce740" style:family="table-cell" style:parent-style-name="Default" style:data-style-name="N39">
      <style:table-cell-properties fo:border-top="none" fo:border-bottom="thin solid #000000" fo:border-left="none" fo:border-right="none" style:vertical-align="middle" fo:background-color="#EA9999" style:repeat-content="false"/>
      <style:paragraph-properties fo:text-align="end" fo:margin-right="0cm"/>
      <style:map style:condition="of:cell-content()=MAX([.$AA$15:.$AA$19];[.$AB$15:.$AB$18];[.$AC$15:.$AC$18];[.$AD$14:.$AD$18];[.$AE$13:.$AE$18];[.$AF$13:.$AF$17];[.$AG$12:.$AG$17];[.$AH6:.$AH1048576];[.$AI$9:.$AI$15];[.$AJ$6:.$AJ$15];[.$AK$5:.$AK$13];[.$AL$5:.$AL$12];[.$AM$5:.$AM$10];[.$AN$5:.$AN$6])" style:apply-style-name="cf2" style:base-cell-address="LBSiphon_Optimiser.AA5"/>
    </style:style>
    <style:style style:name="ce741" style:family="table-cell" style:parent-style-name="Default" style:data-style-name="N39">
      <style:table-cell-properties fo:border-top="none" fo:border-bottom="thin solid #000000" fo:border-left="none" fo:border-right="thin solid #000000" style:vertical-align="middle" fo:background-color="#EA9999" style:repeat-content="false"/>
      <style:paragraph-properties fo:text-align="end" fo:margin-right="0cm"/>
      <style:map style:condition="of:cell-content()=MAX([.$AA$15:.$AA$19];[.$AB$15:.$AB$18];[.$AC$15:.$AC$18];[.$AD$14:.$AD$18];[.$AE$13:.$AE$18];[.$AF$13:.$AF$17];[.$AG$12:.$AG$17];[.$AH6:.$AH1048576];[.$AI$9:.$AI$15];[.$AJ$6:.$AJ$15];[.$AK$5:.$AK$13];[.$AL$5:.$AL$12];[.$AM$5:.$AM$10];[.$AN$5:.$AN$6])" style:apply-style-name="cf2" style:base-cell-address="LBSiphon_Optimiser.AA5"/>
    </style:style>
    <style:style style:name="ce742" style:family="table-cell" style:parent-style-name="Default" style:data-style-name="N39">
      <style:table-cell-properties fo:border-top="none" fo:border-bottom="thin solid #000000" fo:border-left="none" fo:border-right="thin solid #000000" style:vertical-align="middle" fo:background-color="#F6B26B" style:repeat-content="false"/>
      <style:paragraph-properties fo:text-align="end" fo:margin-right="0cm"/>
      <style:map style:condition="of:cell-content()=MAX([.$AA$20:.$AA$21];[.$AB$19:.$AB$21];[.$AC$19:.$AC$21];[.$AD$19:.$AD$21];[.$AE$19:.$AE$20];[.$AF$18:.$AF$20];[.$AG$18:.$AG$20];[.$AH$17:.$AH$20];[.$AI$16:.$AI$19];[.$AJ$16:.$AJ$19];[.$AK$14:.$AK$18];[.$AL$13:.$AL$17];[.$AM$11:.$AM$16];[.$AN$7:.$AN$15];[.$AO$5:.$AO$13];[.$AP$5:.$AP$9])" style:apply-style-name="cf2" style:base-cell-address="LBSiphon_Optimiser.AA5"/>
    </style:style>
    <style:style style:name="ce743" style:family="table-cell" style:parent-style-name="Default" style:data-style-name="N39">
      <style:table-cell-properties fo:border-top="none" fo:border-bottom="thin solid #000000" fo:border-left="thin solid #000000" fo:border-right="thin solid #000000" style:vertical-align="middle" fo:background-color="#EA9999" style:repeat-content="false"/>
      <style:paragraph-properties fo:text-align="end" fo:margin-right="0cm"/>
      <style:map style:condition="of:cell-content()=MAX([.$AA$15:.$AA$19];[.$AB$15:.$AB$18];[.$AC$15:.$AC$18];[.$AD$14:.$AD$18];[.$AE$13:.$AE$18];[.$AF$13:.$AF$17];[.$AG$12:.$AG$17];[.$AH6:.$AH1048576];[.$AI$9:.$AI$15];[.$AJ$6:.$AJ$15];[.$AK$5:.$AK$13];[.$AL$5:.$AL$12];[.$AM$5:.$AM$10];[.$AN$5:.$AN$6])" style:apply-style-name="cf2" style:base-cell-address="LBSiphon_Optimiser.AA5"/>
    </style:style>
    <style:style style:name="ce744" style:family="table-cell" style:parent-style-name="Default" style:data-style-name="N39">
      <style:table-cell-properties fo:border-top="none" fo:border-bottom="none" fo:border-left="thin solid #000000" fo:border-right="thin solid #000000" style:vertical-align="middle" fo:background-color="#EA9999" style:repeat-content="false"/>
      <style:paragraph-properties fo:text-align="end" fo:margin-right="0cm"/>
      <style:map style:condition="of:cell-content()=MAX([.$AA$15:.$AA$19];[.$AB$15:.$AB$18];[.$AC$15:.$AC$18];[.$AD$14:.$AD$18];[.$AE$13:.$AE$18];[.$AF$13:.$AF$17];[.$AG$12:.$AG$17];[.$AH6:.$AH1048576];[.$AI$9:.$AI$15];[.$AJ$6:.$AJ$15];[.$AK$5:.$AK$13];[.$AL$5:.$AL$12];[.$AM$5:.$AM$10];[.$AN$5:.$AN$6])" style:apply-style-name="cf2" style:base-cell-address="LBSiphon_Optimiser.AA5"/>
    </style:style>
    <style:style style:name="ce745" style:family="table-cell" style:parent-style-name="Default" style:data-style-name="N39">
      <style:table-cell-properties fo:border-top="none" fo:border-bottom="thin solid #000000" fo:border-left="thin solid #000000" fo:border-right="thin solid #000000" style:vertical-align="middle" fo:background-color="#CC4125" style:repeat-content="false"/>
      <style:paragraph-properties fo:text-align="end" fo:margin-right="0cm"/>
      <style:map style:condition="of:cell-content()=MAX([.$AA$5:.$AA$14];[.$AB$5:.$AB$14];[.$AC$5:.$AC$14];[.$AD$5:.$AD$13];[.$AE$5:.$AE$12];[.$AF$5:.$AF$12];[.$AG$5:.$AG$11];[.$AH$5:.$AH$9];[.$AI$5:.$AI$8];[.$AJ$5])" style:apply-style-name="cf2" style:base-cell-address="LBSiphon_Optimiser.AA5"/>
    </style:style>
    <style:style style:name="ce746" style:family="table-cell" style:parent-style-name="Default" style:data-style-name="N39">
      <style:table-cell-properties fo:border-top="none" fo:border-bottom="thin solid #000000" fo:border-left="none" fo:border-right="none" style:vertical-align="middle" fo:background-color="#CC4125" style:repeat-content="false"/>
      <style:paragraph-properties fo:text-align="end" fo:margin-right="0cm"/>
      <style:map style:condition="of:cell-content()=MAX([.$AA$5:.$AA$14];[.$AB$5:.$AB$14];[.$AC$5:.$AC$14];[.$AD$5:.$AD$13];[.$AE$5:.$AE$12];[.$AF$5:.$AF$12];[.$AG$5:.$AG$11];[.$AH$5:.$AH$9];[.$AI$5:.$AI$8];[.$AJ$5])" style:apply-style-name="cf2" style:base-cell-address="LBSiphon_Optimiser.AA5"/>
    </style:style>
    <style:style style:name="ce747" style:family="table-cell" style:parent-style-name="Default" style:data-style-name="N39">
      <style:table-cell-properties fo:border-top="none" fo:border-bottom="thin solid #000000" fo:border-left="none" fo:border-right="thin solid #000000" style:vertical-align="middle" fo:background-color="#CC4125" style:repeat-content="false"/>
      <style:paragraph-properties fo:text-align="end" fo:margin-right="0cm"/>
      <style:map style:condition="of:cell-content()=MAX([.$AA$5:.$AA$14];[.$AB$5:.$AB$14];[.$AC$5:.$AC$14];[.$AD$5:.$AD$13];[.$AE$5:.$AE$12];[.$AF$5:.$AF$12];[.$AG$5:.$AG$11];[.$AH$5:.$AH$9];[.$AI$5:.$AI$8];[.$AJ$5])" style:apply-style-name="cf2" style:base-cell-address="LBSiphon_Optimiser.AA5"/>
    </style:style>
    <style:style style:name="ce748" style:family="table-cell" style:parent-style-name="Default" style:data-style-name="N39">
      <style:table-cell-properties fo:border-top="none" fo:border-bottom="thin solid #000000" fo:border-left="none" fo:border-right="thin solid #000000" style:vertical-align="middle" fo:background-color="#6AA84F" style:repeat-content="false"/>
      <style:paragraph-properties fo:text-align="end" fo:margin-right="0cm"/>
      <style:map style:condition="of:cell-content()=MAX([.$AA$27:.$AD$27];[.$AD$26:.$AK$26];[.$AK$25:.$AN$25];[.$AN$24:.$AP$24];[.$AP$23:.$AQ$23];[.$AQ$22:.$AR$22];[.$AR$21:.$AS$21];[.$AS$19:.$AS$20];[.$AT$16:.$AT$19];[.$AU$9:.$AU$16];[.$AV$5:.$AV$9])" style:apply-style-name="cf2" style:base-cell-address="LBSiphon_Optimiser.AA5"/>
    </style:style>
    <style:style style:name="ce749" style:family="table-cell" style:parent-style-name="Default" style:data-style-name="N39">
      <style:table-cell-properties fo:border-top="none" fo:border-bottom="thin solid #000000" fo:border-left="none" fo:border-right="none" style:vertical-align="middle" fo:background-color="#3C78D8" style:repeat-content="false"/>
      <style:paragraph-properties fo:text-align="end" fo:margin-right="0cm"/>
      <style:map style:condition="of:cell-content()=MAX([.$AA$28:.$AD$28];[.$AE$27:.$AK$27];[.$AL$26:.$AN$26];[.$AO$25:.$AP$25];[.$AQ$24:.$AR$24];[.$AR$23:.$AS$23];[.$AS$22];[.$AT$20:.$AT$21];[.$AU$17:.$AU$19];[.$AV$10:.$AV$16];[.$AW$5:.$AW$9])" style:apply-style-name="cf2" style:base-cell-address="LBSiphon_Optimiser.AA5"/>
    </style:style>
    <style:style style:name="ce750" style:family="table-cell" style:parent-style-name="Default" style:data-style-name="N39">
      <style:table-cell-properties fo:border-top="none" fo:border-bottom="thin solid #000000" fo:border-left="none" fo:border-right="none" style:vertical-align="middle" fo:background-color="#6D9EEB" style:repeat-content="false"/>
      <style:paragraph-properties fo:text-align="end" fo:margin-right="0cm"/>
      <style:map style:condition="of:cell-content()=MAX([.$AE$28:.$AK$28];[.$AL$27:.$AO$27];[.$AO$26:.$AQ$26];[.$AQ$25:.$AR$25];[.$AS$24];[.$AT$22:.$AT$23];[.$AU$20:.$AU$22];[.$AV$17:.$AV$20];[.$AW$10:.$AW$16];[.$AX$5:.$AX$6])" style:apply-style-name="cf2" style:base-cell-address="LBSiphon_Optimiser.AE5"/>
    </style:style>
    <style:style style:name="ce751" style:family="table-cell" style:parent-style-name="Default" style:data-style-name="N39">
      <style:table-cell-properties style:vertical-align="middle" fo:background-color="#6D9EEB" style:repeat-content="false"/>
      <style:paragraph-properties fo:text-align="end" fo:margin-right="0cm"/>
      <style:map style:condition="of:cell-content()=MAX([.$AE$28:.$AK$28];[.$AL$27:.$AO$27];[.$AO$26:.$AQ$26];[.$AQ$25:.$AR$25];[.$AS$24];[.$AT$22:.$AT$23];[.$AU$20:.$AU$22];[.$AV$17:.$AV$20];[.$AW$10:.$AW$16];[.$AX$5:.$AX$6])" style:apply-style-name="cf2" style:base-cell-address="LBSiphon_Optimiser.AE5"/>
    </style:style>
    <style:style style:name="ce752" style:family="table-cell" style:parent-style-name="Default" style:data-style-name="N39">
      <style:table-cell-properties style:vertical-align="middle" fo:background-color="#9FC5E8" style:repeat-content="false"/>
      <style:paragraph-properties fo:text-align="end" fo:margin-right="0cm"/>
      <style:map style:condition="of:cell-content()=MAX([.$AA$29:.$AJ$29];[.$AL$28:.$AN$28];[.$AP$27:.$AQ$27];[.$AR$26];[.$AS$25:.$AT$25];[.$AT$24];[.$AU$23];[.$AV$21:.$AV$22];[.$AW$17:.$AW$19];[.$AX$7:.$AX$15])" style:apply-style-name="cf2" style:base-cell-address="LBSiphon_Optimiser.AA7"/>
    </style:style>
    <style:style style:name="ce753" style:family="table-cell" style:parent-style-name="Default" style:data-style-name="N39">
      <style:table-cell-properties fo:border-top="none" fo:border-bottom="thin solid #000000" fo:border-left="none" fo:border-right="none" style:vertical-align="middle" fo:background-color="#9FC5E8" style:repeat-content="false"/>
      <style:paragraph-properties fo:text-align="end" fo:margin-right="0cm"/>
      <style:map style:condition="of:cell-content()=MAX([.$AA$29:.$AJ$29];[.$AL$28:.$AN$28];[.$AP$27:.$AQ$27];[.$AR$26];[.$AS$25:.$AT$25];[.$AT$24];[.$AU$23];[.$AV$21:.$AV$22];[.$AW$17:.$AW$19];[.$AX$7:.$AX$15])" style:apply-style-name="cf2" style:base-cell-address="LBSiphon_Optimiser.AA7"/>
    </style:style>
    <style:style style:name="ce754" style:family="table-cell" style:parent-style-name="Default" style:data-style-name="N39">
      <style:table-cell-properties fo:border-top="thin solid #000000" fo:border-bottom="thin solid #000000" fo:border-left="none" fo:border-right="none" style:vertical-align="middle" fo:background-color="#6D9EEB" style:repeat-content="false"/>
      <style:paragraph-properties fo:text-align="end" fo:margin-right="0cm"/>
      <style:map style:condition="of:cell-content()=MAX([.$AE$28:.$AK$28];[.$AL$27:.$AO$27];[.$AO$26:.$AQ$26];[.$AQ$25:.$AR$25];[.$AS$24];[.$AT$22:.$AT$23];[.$AU$20:.$AU$22];[.$AV$17:.$AV$20];[.$AW$10:.$AW$16];[.$AX$5:.$AX$6])" style:apply-style-name="cf2" style:base-cell-address="LBSiphon_Optimiser.AE5"/>
    </style:style>
    <style:style style:name="ce755" style:family="table-cell" style:parent-style-name="Default" style:data-style-name="N39">
      <style:table-cell-properties fo:border-top="thin solid #000000" fo:border-bottom="thin solid #000000" fo:border-left="none" fo:border-right="none" style:vertical-align="middle" fo:background-color="#B4A7D6" style:repeat-content="false"/>
      <style:paragraph-properties fo:text-align="end" fo:margin-right="0cm"/>
      <style:map style:condition="of:cell-content()=MAX([.$AA$30:.$AG$30];[.$AK$29:.$AN$29];[.$AO$28:.$AQ$28];[.$AR$27:.$AS$27];[.$AS$26:.$AT$26];[.$AU$24:.$AU$25];[.$AV$23:.$AV$24];[.$AW$20:.$AW$22];[.$AX$16:.$AX$19];[.$AY$5:.$AY$12])" style:apply-style-name="cf2" style:base-cell-address="LBSiphon_Optimiser.AA5"/>
    </style:style>
    <style:style style:name="ce756" style:family="table-cell" style:parent-style-name="Default" style:data-style-name="N39">
      <style:table-cell-properties style:vertical-align="middle" fo:background-color="#B4A7D6" style:repeat-content="false"/>
      <style:paragraph-properties fo:text-align="end" fo:margin-right="0cm"/>
      <style:map style:condition="of:cell-content()=MAX([.$AA$30:.$AG$30];[.$AK$29:.$AN$29];[.$AO$28:.$AQ$28];[.$AR$27:.$AS$27];[.$AS$26:.$AT$26];[.$AU$24:.$AU$25];[.$AV$23:.$AV$24];[.$AW$20:.$AW$22];[.$AX$16:.$AX$19];[.$AY$5:.$AY$12])" style:apply-style-name="cf2" style:base-cell-address="LBSiphon_Optimiser.AA5"/>
    </style:style>
    <style:style style:name="ce757" style:family="table-cell" style:parent-style-name="Default" style:data-style-name="N39">
      <style:table-cell-properties fo:border-top="none" fo:border-bottom="thin solid #000000" fo:border-left="none" fo:border-right="none" style:vertical-align="middle" fo:background-color="#B4A7D6" style:repeat-content="false"/>
      <style:paragraph-properties fo:text-align="end" fo:margin-right="0cm"/>
      <style:map style:condition="of:cell-content()=MAX([.$AA$30:.$AG$30];[.$AK$29:.$AN$29];[.$AO$28:.$AQ$28];[.$AR$27:.$AS$27];[.$AS$26:.$AT$26];[.$AU$24:.$AU$25];[.$AV$23:.$AV$24];[.$AW$20:.$AW$22];[.$AX$16:.$AX$19];[.$AY$5:.$AY$12])" style:apply-style-name="cf2" style:base-cell-address="LBSiphon_Optimiser.AA5"/>
    </style:style>
    <style:style style:name="ce758" style:family="table-cell" style:parent-style-name="Default" style:data-style-name="N39">
      <style:table-cell-properties fo:border-top="thin solid #000000" fo:border-bottom="thin solid #000000" fo:border-left="none" fo:border-right="thin solid #000000" style:vertical-align="middle" fo:background-color="#8E7CC3" style:repeat-content="false"/>
      <style:paragraph-properties fo:text-align="end" fo:margin-right="0cm"/>
      <style:map style:condition="of:cell-content()=MAX([.$AH$30:.$AM$30];[.$AO$29:.$AP$29];[.$AR$28];[.$AT$27];[.$AU$26];[.$AV$25];[.$AW$23];[.$AX$20:.$AX$21];[.$AY$13:.$AY$18];[.$AZ$5:.$AZ$6])" style:apply-style-name="cf2" style:base-cell-address="LBSiphon_Optimiser.AH5"/>
    </style:style>
    <style:style style:name="ce759" style:family="table-cell" style:parent-style-name="Default" style:data-style-name="N39">
      <style:table-cell-properties fo:border-top="none" fo:border-bottom="none" fo:border-left="none" fo:border-right="thin solid #000000" style:vertical-align="middle" fo:background-color="#8E7CC3" style:repeat-content="false"/>
      <style:paragraph-properties fo:text-align="end" fo:margin-right="0cm"/>
      <style:map style:condition="of:cell-content()=MAX([.$AH$30:.$AM$30];[.$AO$29:.$AP$29];[.$AR$28];[.$AT$27];[.$AU$26];[.$AV$25];[.$AW$23];[.$AX$20:.$AX$21];[.$AY$13:.$AY$18];[.$AZ$5:.$AZ$6])" style:apply-style-name="cf2" style:base-cell-address="LBSiphon_Optimiser.AH5"/>
    </style:style>
    <style:style style:name="ce760" style:family="table-cell" style:parent-style-name="Default" style:data-style-name="N39">
      <style:table-cell-properties fo:border-top="none" fo:border-bottom="none" fo:border-left="none" fo:border-right="thin solid #000000" style:vertical-align="middle" fo:background-color="#D5A6BD" style:repeat-content="false"/>
      <style:paragraph-properties fo:text-align="end" fo:margin-right="0cm"/>
      <style:map style:condition="of:cell-content()=MAX([.$AN$30:.$AO$30];[.$AQ$29:.$AR$29];[.$AS$28:.$AT$28];[.$AU$27];[.$AV$26];[.$AW$24:.$AW$25];[.$AX$22:.$AX$23];[.$AY$19:.$AY$20];[.$AZ$7:.$AZ$15])" style:apply-style-name="cf2" style:base-cell-address="LBSiphon_Optimiser.AN7"/>
    </style:style>
    <style:style style:name="ce761" style:family="table-cell" style:parent-style-name="Default" style:data-style-name="N39">
      <style:table-cell-properties fo:border-top="none" fo:border-bottom="thin solid #000000" fo:border-left="none" fo:border-right="thin solid #000000" style:vertical-align="middle" fo:background-color="#D5A6BD" style:repeat-content="false"/>
      <style:paragraph-properties fo:text-align="end" fo:margin-right="0cm"/>
      <style:map style:condition="of:cell-content()=MAX([.$AN$30:.$AO$30];[.$AQ$29:.$AR$29];[.$AS$28:.$AT$28];[.$AU$27];[.$AV$26];[.$AW$24:.$AW$25];[.$AX$22:.$AX$23];[.$AY$19:.$AY$20];[.$AZ$7:.$AZ$15])" style:apply-style-name="cf2" style:base-cell-address="LBSiphon_Optimiser.AN7"/>
    </style:style>
    <style:style style:name="ce762" style:family="table-cell" style:parent-style-name="Default" style:data-style-name="N39">
      <style:table-cell-properties fo:border-top="none" fo:border-bottom="thin solid #000000" fo:border-left="thin solid #000000" fo:border-right="thin solid #000000" style:vertical-align="middle" fo:background-color="#B6D7A8" style:repeat-content="false"/>
      <style:paragraph-properties fo:text-align="end" fo:margin-right="0cm"/>
      <style:map style:condition="of:cell-content()=MAX([.$AA$25:.$AC$26];[.$AD$25:.$AJ$25];[.$AI$24:.$AM$24];[.$AL$23:.$AO$23];[.$AN$22:.$AP$22];[.$AP$21:.$AQ$21];[.$AQ$19:.$AR$20];[.$AR$17:.$AS$18];[.$AS$14:.$AS$16];[.$AT$6:.$AT$15];[.$AU$5:.$AU$8])" style:apply-style-name="cf2" style:base-cell-address="LBSiphon_Optimiser.AA5"/>
    </style:style>
    <style:style style:name="ce763" style:family="table-cell" style:parent-style-name="Default" style:data-style-name="N39">
      <style:table-cell-properties fo:border-top="none" fo:border-bottom="thin solid #000000" fo:border-left="none" fo:border-right="thin solid #000000" style:vertical-align="middle" fo:background-color="#B6D7A8" style:repeat-content="false"/>
      <style:paragraph-properties fo:text-align="end" fo:margin-right="0cm"/>
      <style:map style:condition="of:cell-content()=MAX([.$AA$25:.$AC$26];[.$AD$25:.$AJ$25];[.$AI$24:.$AM$24];[.$AL$23:.$AO$23];[.$AN$22:.$AP$22];[.$AP$21:.$AQ$21];[.$AQ$19:.$AR$20];[.$AR$17:.$AS$18];[.$AS$14:.$AS$16];[.$AT$6:.$AT$15];[.$AU$5:.$AU$8])" style:apply-style-name="cf2" style:base-cell-address="LBSiphon_Optimiser.AA5"/>
    </style:style>
    <style:style style:name="ce764" style:family="table-cell" style:parent-style-name="Default" style:data-style-name="N39">
      <style:table-cell-properties fo:border-top="none" fo:border-bottom="none" fo:border-left="thin solid #000000" fo:border-right="thin solid #000000" style:vertical-align="middle" fo:background-color="#B6D7A8" style:repeat-content="false"/>
      <style:paragraph-properties fo:text-align="end" fo:margin-right="0cm"/>
      <style:map style:condition="of:cell-content()=MAX([.$AA$25:.$AC$26];[.$AD$25:.$AJ$25];[.$AI$24:.$AM$24];[.$AL$23:.$AO$23];[.$AN$22:.$AP$22];[.$AP$21:.$AQ$21];[.$AQ$19:.$AR$20];[.$AR$17:.$AS$18];[.$AS$14:.$AS$16];[.$AT$6:.$AT$15];[.$AU$5:.$AU$8])" style:apply-style-name="cf2" style:base-cell-address="LBSiphon_Optimiser.AA5"/>
    </style:style>
    <style:style style:name="ce765" style:family="table-cell" style:parent-style-name="Default" style:data-style-name="N39">
      <style:table-cell-properties fo:border-top="none" fo:border-bottom="none" fo:border-left="none" fo:border-right="thin solid #000000" style:vertical-align="middle" fo:background-color="#3C78D8" style:repeat-content="false"/>
      <style:paragraph-properties fo:text-align="end" fo:margin-right="0cm"/>
      <style:map style:condition="of:cell-content()=MAX([.$AA$28:.$AD$28];[.$AE$27:.$AK$27];[.$AL$26:.$AN$26];[.$AO$25:.$AP$25];[.$AQ$24:.$AR$24];[.$AR$23:.$AS$23];[.$AS$22];[.$AT$20:.$AT$21];[.$AU$17:.$AU$19];[.$AV$10:.$AV$16];[.$AW$5:.$AW$9])" style:apply-style-name="cf2" style:base-cell-address="LBSiphon_Optimiser.AA5"/>
    </style:style>
    <style:style style:name="ce766" style:family="table-cell" style:parent-style-name="Default" style:data-style-name="N39">
      <style:table-cell-properties fo:border-top="none" fo:border-bottom="none" fo:border-left="thin solid #000000" fo:border-right="thin solid #000000" style:vertical-align="middle" fo:background-color="#6AA84F" style:repeat-content="false"/>
      <style:paragraph-properties fo:text-align="end" fo:margin-right="0cm"/>
      <style:map style:condition="of:cell-content()=MAX([.$AA$27:.$AD$27];[.$AD$26:.$AK$26];[.$AK$25:.$AN$25];[.$AN$24:.$AP$24];[.$AP$23:.$AQ$23];[.$AQ$22:.$AR$22];[.$AR$21:.$AS$21];[.$AS$19:.$AS$20];[.$AT$16:.$AT$19];[.$AU$9:.$AU$16];[.$AV$5:.$AV$9])" style:apply-style-name="cf2" style:base-cell-address="LBSiphon_Optimiser.AA5"/>
    </style:style>
    <style:style style:name="ce767" style:family="table-cell" style:parent-style-name="Default" style:data-style-name="N39">
      <style:table-cell-properties fo:border-top="none" fo:border-bottom="none" fo:border-left="thin solid #000000" fo:border-right="thin solid #000000" style:vertical-align="middle" fo:background-color="#3C78D8" style:repeat-content="false"/>
      <style:paragraph-properties fo:text-align="end" fo:margin-right="0cm"/>
      <style:map style:condition="of:cell-content()=MAX([.$AA$28:.$AD$28];[.$AE$27:.$AK$27];[.$AL$26:.$AN$26];[.$AO$25:.$AP$25];[.$AQ$24:.$AR$24];[.$AR$23:.$AS$23];[.$AS$22];[.$AT$20:.$AT$21];[.$AU$17:.$AU$19];[.$AV$10:.$AV$16];[.$AW$5:.$AW$9])" style:apply-style-name="cf2" style:base-cell-address="LBSiphon_Optimiser.AA5"/>
    </style:style>
    <style:style style:name="ce768" style:family="table-cell" style:parent-style-name="Default" style:data-style-name="N39">
      <style:table-cell-properties fo:border-top="none" fo:border-bottom="none" fo:border-left="thin solid #000000" fo:border-right="thin solid #000000" style:vertical-align="middle" fo:background-color="#9FC5E8" style:repeat-content="false"/>
      <style:paragraph-properties fo:text-align="end" fo:margin-right="0cm"/>
      <style:map style:condition="of:cell-content()=MAX([.$AA$29:.$AJ$29];[.$AL$28:.$AN$28];[.$AP$27:.$AQ$27];[.$AR$26];[.$AS$25:.$AT$25];[.$AT$24];[.$AU$23];[.$AV$21:.$AV$22];[.$AW$17:.$AW$19];[.$AX$7:.$AX$15])" style:apply-style-name="cf2" style:base-cell-address="LBSiphon_Optimiser.AA7"/>
    </style:style>
    <style:style style:name="ce769" style:family="table-cell" style:parent-style-name="Default" style:data-style-name="N39">
      <style:table-cell-properties fo:border-top="none" fo:border-bottom="none" fo:border-left="none" fo:border-right="thin solid #000000" style:vertical-align="middle" fo:background-color="#9FC5E8" style:repeat-content="false"/>
      <style:paragraph-properties fo:text-align="end" fo:margin-right="0cm"/>
      <style:map style:condition="of:cell-content()=MAX([.$AA$29:.$AJ$29];[.$AL$28:.$AN$28];[.$AP$27:.$AQ$27];[.$AR$26];[.$AS$25:.$AT$25];[.$AT$24];[.$AU$23];[.$AV$21:.$AV$22];[.$AW$17:.$AW$19];[.$AX$7:.$AX$15])" style:apply-style-name="cf2" style:base-cell-address="LBSiphon_Optimiser.AA7"/>
    </style:style>
    <style:style style:name="ce770" style:family="table-cell" style:parent-style-name="Default" style:data-style-name="N39">
      <style:table-cell-properties fo:border-top="none" fo:border-bottom="thin solid #000000" fo:border-left="thin solid #000000" fo:border-right="thin solid #000000" style:vertical-align="middle" fo:background-color="#B4A7D6" style:repeat-content="false"/>
      <style:paragraph-properties fo:text-align="end" fo:margin-right="0cm"/>
      <style:map style:condition="of:cell-content()=MAX([.$AA$30:.$AG$30];[.$AK$29:.$AN$29];[.$AO$28:.$AQ$28];[.$AR$27:.$AS$27];[.$AS$26:.$AT$26];[.$AU$24:.$AU$25];[.$AV$23:.$AV$24];[.$AW$20:.$AW$22];[.$AX$16:.$AX$19];[.$AY$5:.$AY$12])" style:apply-style-name="cf2" style:base-cell-address="LBSiphon_Optimiser.AA5"/>
    </style:style>
    <style:style style:name="ce771" style:family="table-cell" style:parent-style-name="Default" style:data-style-name="N39">
      <style:table-cell-properties fo:border-top="none" fo:border-bottom="thin solid #000000" fo:border-left="none" fo:border-right="thin solid #000000" style:vertical-align="middle" fo:background-color="#B4A7D6" style:repeat-content="false"/>
      <style:paragraph-properties fo:text-align="end" fo:margin-right="0cm"/>
      <style:map style:condition="of:cell-content()=MAX([.$AA$30:.$AG$30];[.$AK$29:.$AN$29];[.$AO$28:.$AQ$28];[.$AR$27:.$AS$27];[.$AS$26:.$AT$26];[.$AU$24:.$AU$25];[.$AV$23:.$AV$24];[.$AW$20:.$AW$22];[.$AX$16:.$AX$19];[.$AY$5:.$AY$12])" style:apply-style-name="cf2" style:base-cell-address="LBSiphon_Optimiser.AA5"/>
    </style:style>
    <style:style style:name="ce772" style:family="table-cell" style:parent-style-name="Default" style:data-style-name="N39">
      <style:table-cell-properties fo:border-top="none" fo:border-bottom="none" fo:border-left="none" fo:border-right="thin solid #000000" style:vertical-align="middle" fo:background-color="#6D9EEB" style:repeat-content="false"/>
      <style:paragraph-properties fo:text-align="end" fo:margin-right="0cm"/>
      <style:map style:condition="of:cell-content()=MAX([.$AE$28:.$AK$28];[.$AL$27:.$AO$27];[.$AO$26:.$AQ$26];[.$AQ$25:.$AR$25];[.$AS$24];[.$AT$22:.$AT$23];[.$AU$20:.$AU$22];[.$AV$17:.$AV$20];[.$AW$10:.$AW$16];[.$AX$5:.$AX$6])" style:apply-style-name="cf2" style:base-cell-address="LBSiphon_Optimiser.AE5"/>
    </style:style>
    <style:style style:name="ce773" style:family="table-cell" style:parent-style-name="Default" style:data-style-name="N39">
      <style:table-cell-properties fo:border-top="none" fo:border-bottom="thin solid #000000" fo:border-left="none" fo:border-right="none" style:vertical-align="middle" fo:background-color="#8E7CC3" style:repeat-content="false"/>
      <style:paragraph-properties fo:text-align="end" fo:margin-right="0cm"/>
      <style:map style:condition="of:cell-content()=MAX([.$AH$30:.$AM$30];[.$AO$29:.$AP$29];[.$AR$28];[.$AT$27];[.$AU$26];[.$AV$25];[.$AW$23];[.$AX$20:.$AX$21];[.$AY$13:.$AY$18];[.$AZ$5:.$AZ$6])" style:apply-style-name="cf2" style:base-cell-address="LBSiphon_Optimiser.AH5"/>
    </style:style>
    <style:style style:name="ce774" style:family="table-cell" style:parent-style-name="Default" style:data-style-name="N39">
      <style:table-cell-properties fo:border-top="none" fo:border-bottom="thin solid #000000" fo:border-left="none" fo:border-right="thin solid #000000" style:vertical-align="middle" fo:background-color="#8E7CC3" style:repeat-content="false"/>
      <style:paragraph-properties fo:text-align="end" fo:margin-right="0cm"/>
      <style:map style:condition="of:cell-content()=MAX([.$AH$30:.$AM$30];[.$AO$29:.$AP$29];[.$AR$28];[.$AT$27];[.$AU$26];[.$AV$25];[.$AW$23];[.$AX$20:.$AX$21];[.$AY$13:.$AY$18];[.$AZ$5:.$AZ$6])" style:apply-style-name="cf2" style:base-cell-address="LBSiphon_Optimiser.AH5"/>
    </style:style>
    <style:style style:name="ce775" style:family="table-cell" style:parent-style-name="Default" style:data-style-name="N39">
      <style:table-cell-properties fo:border-top="none" fo:border-bottom="none" fo:border-left="none" fo:border-right="thin solid #000000" style:vertical-align="middle" fo:background-color="#FFF2CC" style:repeat-content="false"/>
      <style:paragraph-properties fo:text-align="end" fo:margin-right="0cm"/>
      <style:map style:condition="of:cell-content()=MAX([.$AA$24:.$AH$24];[.$AE$23:.$AK$23];[.$AJ$22:.$AM$22];[.$AL$21:.$AO$21];[.$AN$20:.$AP$20];[.$AO$19:.$AP$19];[.$AP$17:.$AQ$18];[.$AQ$15:.$AR$16];[.$AR$10:.$AR$14];[.$AS$5:.$AS$13];[.$AT$5])" style:apply-style-name="cf2" style:base-cell-address="LBSiphon_Optimiser.AA5"/>
    </style:style>
    <style:style style:name="ce776" style:family="table-cell" style:parent-style-name="Default" style:data-style-name="N39">
      <style:table-cell-properties fo:border-top="none" fo:border-bottom="thin solid #000000" fo:border-left="thin solid #000000" fo:border-right="thin solid #000000" style:vertical-align="middle" fo:background-color="#F6B26B" style:repeat-content="false"/>
      <style:paragraph-properties fo:text-align="end" fo:margin-right="0cm"/>
      <style:map style:condition="of:cell-content()=MAX([.$AA$20:.$AA$21];[.$AB$19:.$AB$21];[.$AC$19:.$AC$21];[.$AD$19:.$AD$21];[.$AE$19:.$AE$20];[.$AF$18:.$AF$20];[.$AG$18:.$AG$20];[.$AH$17:.$AH$20];[.$AI$16:.$AI$19];[.$AJ$16:.$AJ$19];[.$AK$14:.$AK$18];[.$AL$13:.$AL$17];[.$AM$11:.$AM$16];[.$AN$7:.$AN$15];[.$AO$5:.$AO$13];[.$AP$5:.$AP$9])" style:apply-style-name="cf2" style:base-cell-address="LBSiphon_Optimiser.AA5"/>
    </style:style>
    <style:style style:name="ce777" style:family="table-cell" style:parent-style-name="Default" style:data-style-name="N39">
      <style:table-cell-properties fo:border-top="none" fo:border-bottom="none" fo:border-left="thin solid #000000" fo:border-right="thin solid #000000" style:vertical-align="middle" fo:background-color="#F6B26B" style:repeat-content="false"/>
      <style:paragraph-properties fo:text-align="end" fo:margin-right="0cm"/>
      <style:map style:condition="of:cell-content()=MAX([.$AA$20:.$AA$21];[.$AB$19:.$AB$21];[.$AC$19:.$AC$21];[.$AD$19:.$AD$21];[.$AE$19:.$AE$20];[.$AF$18:.$AF$20];[.$AG$18:.$AG$20];[.$AH$17:.$AH$20];[.$AI$16:.$AI$19];[.$AJ$16:.$AJ$19];[.$AK$14:.$AK$18];[.$AL$13:.$AL$17];[.$AM$11:.$AM$16];[.$AN$7:.$AN$15];[.$AO$5:.$AO$13];[.$AP$5:.$AP$9])" style:apply-style-name="cf2" style:base-cell-address="LBSiphon_Optimiser.AA5"/>
    </style:style>
    <style:style style:name="ce778" style:family="table-cell" style:parent-style-name="Default" style:data-style-name="N39">
      <style:table-cell-properties fo:border-top="none" fo:border-bottom="none" fo:border-left="thin solid #000000" fo:border-right="thin solid #000000" style:vertical-align="middle" fo:background-color="#FFD966" style:repeat-content="false"/>
      <style:paragraph-properties fo:text-align="end" fo:margin-right="0cm"/>
      <style:map style:condition="of:cell-content()=MAX([.$AA$22:.$AD$23];[.$AE$21:.$AH$22];[.$AI$20:.$AI$22];[.$AJ$20:.$AJ$21];[.$AK$19:.$AK$21];[.$AL$18:.$AL$20];[.$AM$17:.$AM$20];[.$AN$16:.$AN$19];[.$AO$14:.$AO$18];[.$AP$10:.$AP$16];[.$AQ$10:.$AQ$14];[.$AQ$5:.$AR$9])" style:apply-style-name="cf2" style:base-cell-address="LBSiphon_Optimiser.AA5"/>
    </style:style>
    <style:style style:name="ce779" style:family="table-cell" style:parent-style-name="Default" style:data-style-name="N39">
      <style:table-cell-properties fo:border-top="none" fo:border-bottom="none" fo:border-left="thin solid #000000" fo:border-right="thin solid #000000" style:vertical-align="middle" fo:background-color="#FFF2CC" style:repeat-content="false"/>
      <style:paragraph-properties fo:text-align="end" fo:margin-right="0cm"/>
      <style:map style:condition="of:cell-content()=MAX([.$AA$24:.$AH$24];[.$AE$23:.$AK$23];[.$AJ$22:.$AM$22];[.$AL$21:.$AO$21];[.$AN$20:.$AP$20];[.$AO$19:.$AP$19];[.$AP$17:.$AQ$18];[.$AQ$15:.$AR$16];[.$AR$10:.$AR$14];[.$AS$5:.$AS$13];[.$AT$5])" style:apply-style-name="cf2" style:base-cell-address="LBSiphon_Optimiser.AA5"/>
    </style:style>
    <style:style style:name="ce780" style:family="table-cell" style:parent-style-name="Default" style:data-style-name="N39">
      <style:table-cell-properties fo:border-top="none" fo:border-bottom="thin solid #000000" fo:border-left="none" fo:border-right="none" style:vertical-align="middle" fo:background-color="#6AA84F" style:repeat-content="false"/>
      <style:paragraph-properties fo:text-align="end" fo:margin-right="0cm"/>
      <style:map style:condition="of:cell-content()=MAX([.$AA$27:.$AD$27];[.$AD$26:.$AK$26];[.$AK$25:.$AN$25];[.$AN$24:.$AP$24];[.$AP$23:.$AQ$23];[.$AQ$22:.$AR$22];[.$AR$21:.$AS$21];[.$AS$19:.$AS$20];[.$AT$16:.$AT$19];[.$AU$9:.$AU$16];[.$AV$5:.$AV$9])" style:apply-style-name="cf2" style:base-cell-address="LBSiphon_Optimiser.AA5"/>
    </style:style>
    <style:style style:name="ce781" style:family="table-cell" style:parent-style-name="Default" style:data-style-name="N39">
      <style:table-cell-properties fo:border-top="none" fo:border-bottom="none" fo:border-left="none" fo:border-right="thin solid #000000" style:vertical-align="middle" fo:background-color="#B4A7D6" style:repeat-content="false"/>
      <style:paragraph-properties fo:text-align="end" fo:margin-right="0cm"/>
      <style:map style:condition="of:cell-content()=MAX([.$AA$30:.$AG$30];[.$AK$29:.$AN$29];[.$AO$28:.$AQ$28];[.$AR$27:.$AS$27];[.$AS$26:.$AT$26];[.$AU$24:.$AU$25];[.$AV$23:.$AV$24];[.$AW$20:.$AW$22];[.$AX$16:.$AX$19];[.$AY$5:.$AY$12])" style:apply-style-name="cf2" style:base-cell-address="LBSiphon_Optimiser.AA5"/>
    </style:style>
    <style:style style:name="ce782" style:family="table-cell" style:parent-style-name="Default" style:data-style-name="N39">
      <style:table-cell-properties fo:border-top="none" fo:border-bottom="thin solid #000000" fo:border-left="none" fo:border-right="none" style:vertical-align="middle" fo:background-color="#D5A6BD" style:repeat-content="false"/>
      <style:paragraph-properties fo:text-align="end" fo:margin-right="0cm"/>
      <style:map style:condition="of:cell-content()=MAX([.$AN$30:.$AO$30];[.$AQ$29:.$AR$29];[.$AS$28:.$AT$28];[.$AU$27];[.$AV$26];[.$AW$24:.$AW$25];[.$AX$22:.$AX$23];[.$AY$19:.$AY$20];[.$AZ$7:.$AZ$15])" style:apply-style-name="cf2" style:base-cell-address="LBSiphon_Optimiser.AN7"/>
    </style:style>
    <style:style style:name="ce783" style:family="table-cell" style:parent-style-name="Default" style:data-style-name="N39">
      <style:table-cell-properties fo:border-top="none" fo:border-bottom="thin solid #000000" fo:border-left="none" fo:border-right="thin solid #000000" style:vertical-align="middle" fo:background-color="#FFF2CC" style:repeat-content="false"/>
      <style:paragraph-properties fo:text-align="end" fo:margin-right="0cm"/>
      <style:map style:condition="of:cell-content()=MAX([.$AA$24:.$AH$24];[.$AE$23:.$AK$23];[.$AJ$22:.$AM$22];[.$AL$21:.$AO$21];[.$AN$20:.$AP$20];[.$AO$19:.$AP$19];[.$AP$17:.$AQ$18];[.$AQ$15:.$AR$16];[.$AR$10:.$AR$14];[.$AS$5:.$AS$13];[.$AT$5])" style:apply-style-name="cf2" style:base-cell-address="LBSiphon_Optimiser.AA5"/>
    </style:style>
    <style:style style:name="ce784" style:family="table-cell" style:parent-style-name="Default" style:data-style-name="N39">
      <style:table-cell-properties style:vertical-align="middle" fo:background-color="#8E7CC3" style:repeat-content="false"/>
      <style:paragraph-properties fo:text-align="end" fo:margin-right="0cm"/>
      <style:map style:condition="of:cell-content()=MAX([.$AH$30:.$AM$30];[.$AO$29:.$AP$29];[.$AR$28];[.$AT$27];[.$AU$26];[.$AV$25];[.$AW$23];[.$AX$20:.$AX$21];[.$AY$13:.$AY$18];[.$AZ$5:.$AZ$6])" style:apply-style-name="cf2" style:base-cell-address="LBSiphon_Optimiser.AH5"/>
    </style:style>
    <style:style style:name="ce785" style:family="table-cell" style:parent-style-name="Default" style:data-style-name="N39">
      <style:table-cell-properties fo:border-top="none" fo:border-bottom="thin solid #000000" fo:border-left="none" fo:border-right="thin solid #000000" style:vertical-align="middle" fo:background-color="#3C78D8" style:repeat-content="false"/>
      <style:paragraph-properties fo:text-align="end" fo:margin-right="0cm"/>
      <style:map style:condition="of:cell-content()=MAX([.$AA$28:.$AD$28];[.$AE$27:.$AK$27];[.$AL$26:.$AN$26];[.$AO$25:.$AP$25];[.$AQ$24:.$AR$24];[.$AR$23:.$AS$23];[.$AS$22];[.$AT$20:.$AT$21];[.$AU$17:.$AU$19];[.$AV$10:.$AV$16];[.$AW$5:.$AW$9])" style:apply-style-name="cf2" style:base-cell-address="LBSiphon_Optimiser.AA5"/>
    </style:style>
    <style:style style:name="ce786" style:family="table-cell" style:parent-style-name="Default" style:data-style-name="N39">
      <style:table-cell-properties fo:border-top="none" fo:border-bottom="thin solid #000000" fo:border-left="none" fo:border-right="thin solid #000000" style:vertical-align="middle" fo:background-color="#A64D79" style:repeat-content="false"/>
      <style:paragraph-properties fo:text-align="end" fo:margin-right="0cm"/>
      <style:map style:condition="of:cell-content()=MAX([.$AP$30:.$AQ$30];[.$AS$29:.$AT$29];[.$AU$28];[.$AV$27];[.$AW$26];[.$AX$24:.$AX$25];[.$AY$21:.$AY$22];[.$AZ$16:.$AZ$19])" style:apply-style-name="cf2" style:base-cell-address="LBSiphon_Optimiser.AP16"/>
    </style:style>
    <style:style style:name="ce787" style:family="table-cell" style:parent-style-name="Default" style:data-style-name="N39">
      <style:table-cell-properties fo:border-top="none" fo:border-bottom="thin solid #000000" fo:border-left="none" fo:border-right="none" style:vertical-align="middle" fo:background-color="#A64D79" style:repeat-content="false"/>
      <style:paragraph-properties fo:text-align="end" fo:margin-right="0cm"/>
      <style:map style:condition="of:cell-content()=MAX([.$AP$30:.$AQ$30];[.$AS$29:.$AT$29];[.$AU$28];[.$AV$27];[.$AW$26];[.$AX$24:.$AX$25];[.$AY$21:.$AY$22];[.$AZ$16:.$AZ$19])" style:apply-style-name="cf2" style:base-cell-address="LBSiphon_Optimiser.AP16"/>
    </style:style>
    <style:style style:name="ce788" style:family="table-cell" style:parent-style-name="Default" style:data-style-name="N39">
      <style:table-cell-properties fo:border-top="none" fo:border-bottom="thin solid #000000" fo:border-left="none" fo:border-right="thin solid #000000" style:vertical-align="middle" fo:background-color="#6D9EEB" style:repeat-content="false"/>
      <style:paragraph-properties fo:text-align="end" fo:margin-right="0cm"/>
      <style:map style:condition="of:cell-content()=MAX([.$AE$28:.$AK$28];[.$AL$27:.$AO$27];[.$AO$26:.$AQ$26];[.$AQ$25:.$AR$25];[.$AS$24];[.$AT$22:.$AT$23];[.$AU$20:.$AU$22];[.$AV$17:.$AV$20];[.$AW$10:.$AW$16];[.$AX$5:.$AX$6])" style:apply-style-name="cf2" style:base-cell-address="LBSiphon_Optimiser.AE5"/>
    </style:style>
    <style:style style:name="ce789" style:family="table-cell" style:parent-style-name="Default" style:data-style-name="N39">
      <style:table-cell-properties style:vertical-align="middle" fo:background-color="#A64D79" style:repeat-content="false"/>
      <style:paragraph-properties fo:text-align="end" fo:margin-right="0cm"/>
      <style:map style:condition="of:cell-content()=MAX([.$AP$30:.$AQ$30];[.$AS$29:.$AT$29];[.$AU$28];[.$AV$27];[.$AW$26];[.$AX$24:.$AX$25];[.$AY$21:.$AY$22];[.$AZ$16:.$AZ$19])" style:apply-style-name="cf2" style:base-cell-address="LBSiphon_Optimiser.AP16"/>
    </style:style>
    <style:style style:name="ce790" style:family="table-cell" style:parent-style-name="Default" style:data-style-name="N39">
      <style:table-cell-properties fo:border-top="none" fo:border-bottom="thin solid #000000" fo:border-left="none" fo:border-right="thin solid #000000" style:vertical-align="middle" fo:background-color="#999999" style:repeat-content="false"/>
      <style:paragraph-properties fo:text-align="end" fo:margin-right="0cm"/>
      <style:map style:condition="of:cell-content()=MAX([.$AR$30:.$AZ$30];[.$AU$29:.$AZ$29];[.$AV$28:.$AZ$28];[.$AW$27:.$AZ$27];[.$AX$26:.$AZ$26];[.$AY$23:.$AY$25];[.$AZ$20:.$AZ$25])" style:apply-style-name="cf2" style:base-cell-address="LBSiphon_Optimiser.AR20"/>
    </style:style>
    <style:style style:name="ce791" style:family="table-cell" style:parent-style-name="Default" style:data-style-name="N39">
      <style:table-cell-properties fo:border-top="none" fo:border-bottom="none" fo:border-left="none" fo:border-right="thin solid #000000" style:vertical-align="middle" fo:background-color="#999999" style:repeat-content="false"/>
      <style:paragraph-properties fo:text-align="end" fo:margin-right="0cm"/>
      <style:map style:condition="of:cell-content()=MAX([.$AR$30:.$AZ$30];[.$AU$29:.$AZ$29];[.$AV$28:.$AZ$28];[.$AW$27:.$AZ$27];[.$AX$26:.$AZ$26];[.$AY$23:.$AY$25];[.$AZ$20:.$AZ$25])" style:apply-style-name="cf2" style:base-cell-address="LBSiphon_Optimiser.AR20"/>
    </style:style>
    <style:style style:name="ce792" style:family="table-cell" style:parent-style-name="Default" style:data-style-name="N39">
      <style:table-cell-properties style:vertical-align="middle" fo:background-color="#D5A6BD" style:repeat-content="false"/>
      <style:paragraph-properties fo:text-align="end" fo:margin-right="0cm"/>
      <style:map style:condition="of:cell-content()=MAX([.$AN$30:.$AO$30];[.$AQ$29:.$AR$29];[.$AS$28:.$AT$28];[.$AU$27];[.$AV$26];[.$AW$24:.$AW$25];[.$AX$22:.$AX$23];[.$AY$19:.$AY$20];[.$AZ$7:.$AZ$15])" style:apply-style-name="cf2" style:base-cell-address="LBSiphon_Optimiser.AN7"/>
    </style:style>
    <style:style style:name="ce793" style:family="table-cell" style:parent-style-name="Default" style:data-style-name="N39">
      <style:table-cell-properties fo:border-top="none" fo:border-bottom="none" fo:border-left="none" fo:border-right="thin solid #000000" style:vertical-align="middle" fo:background-color="#A64D79" style:repeat-content="false"/>
      <style:paragraph-properties fo:text-align="end" fo:margin-right="0cm"/>
      <style:map style:condition="of:cell-content()=MAX([.$AP$30:.$AQ$30];[.$AS$29:.$AT$29];[.$AU$28];[.$AV$27];[.$AW$26];[.$AX$24:.$AX$25];[.$AY$21:.$AY$22];[.$AZ$16:.$AZ$19])" style:apply-style-name="cf2" style:base-cell-address="LBSiphon_Optimiser.AP16"/>
    </style:style>
    <style:style style:name="ce794" style:family="table-cell" style:parent-style-name="Default" style:data-style-name="N39">
      <style:table-cell-properties style:vertical-align="middle" fo:background-color="#999999" style:repeat-content="false"/>
      <style:paragraph-properties fo:text-align="end" fo:margin-right="0cm"/>
      <style:map style:condition="of:cell-content()=MAX([.$AR$30:.$AZ$30];[.$AU$29:.$AZ$29];[.$AV$28:.$AZ$28];[.$AW$27:.$AZ$27];[.$AX$26:.$AZ$26];[.$AY$23:.$AY$25];[.$AZ$20:.$AZ$25])" style:apply-style-name="cf2" style:base-cell-address="LBSiphon_Optimiser.AR20"/>
    </style:style>
    <style:style style:name="ce795" style:family="table-cell" style:parent-style-name="Default" style:data-style-name="N39">
      <style:table-cell-properties fo:border-top="none" fo:border-bottom="thin solid #000000" fo:border-left="none" fo:border-right="none" style:vertical-align="middle" fo:background-color="#999999" style:repeat-content="false"/>
      <style:paragraph-properties fo:text-align="end" fo:margin-right="0cm"/>
      <style:map style:condition="of:cell-content()=MAX([.$AR$30:.$AZ$30];[.$AU$29:.$AZ$29];[.$AV$28:.$AZ$28];[.$AW$27:.$AZ$27];[.$AX$26:.$AZ$26];[.$AY$23:.$AY$25];[.$AZ$20:.$AZ$25])" style:apply-style-name="cf2" style:base-cell-address="LBSiphon_Optimiser.AR20"/>
    </style:style>
    <style:style style:family="graphic" style:name="a6">
      <style:graphic-properties/>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quot;Yes&quot;;&quot;No&quot;)">
          <table:help-message/>
          <table:error-message/>
        </table:content-validation>
        <table:content-validation table:name="val2" table:condition="of:cell-content-is-decimal-number() and cell-content-is-between(0,4)">
          <table:help-message/>
          <table:error-message table:display="true"/>
        </table:content-validation>
        <table:content-validation table:name="val3" table:condition="of:cell-content-is-decimal-number() and cell-content-is-between(0,8)">
          <table:help-message/>
          <table:error-message/>
        </table:content-validation>
        <table:content-validation table:name="val4" table:condition="of:cell-content-is-decimal-number() and cell-content-is-between(0,4)">
          <table:help-message/>
          <table:error-message/>
        </table:content-validation>
        <table:content-validation table:name="val5" table:condition="of:cell-content-is-in-list(&quot;Lightning Burst&quot;;&quot;Flash Zip&quot;;&quot;Dual Burst&quot;;&quot;Clan Ship&quot;;&quot;Heavenly Strike&quot;;&quot;Twilight Fairy&quot;;&quot;Shadow Clone&quot;;&quot;Daggers&quot;;&quot;Blade Cyclone&quot;;&quot;Magnum Opus&quot;)">
          <table:help-message/>
          <table:error-message table:display="true"/>
        </table:content-validation>
        <table:content-validation table:name="val6" table:condition="of:cell-content-is-decimal-number() and cell-content-is-between(1,200000)">
          <table:help-message/>
          <table:error-message table:display="true"/>
        </table:content-validation>
        <table:content-validation table:name="val7" table:condition="of:cell-content-is-decimal-number() and cell-content()&gt;=0">
          <table:help-message/>
          <table:error-message table:display="true"/>
        </table:content-validation>
        <table:content-validation table:name="val8" table:condition="of:cell-content-is-decimal-number() and cell-content()&gt;=1">
          <table:help-message/>
          <table:error-message table:display="true"/>
        </table:content-validation>
        <table:content-validation table:name="val9" table:condition="of:cell-content-is-decimal-number() and cell-content-is-between(0,35)">
          <table:help-message/>
          <table:error-message table:display="true"/>
        </table:content-validation>
        <table:content-validation table:name="val10" table:condition="of:cell-content-is-decimal-number() and cell-content-is-between(0,25)">
          <table:help-message/>
          <table:error-message table:display="true"/>
        </table:content-validation>
        <table:content-validation table:name="val11" table:condition="of:cell-content-is-decimal-number() and cell-content-is-between(0,2)">
          <table:help-message/>
          <table:error-message table:display="true"/>
        </table:content-validation>
        <table:content-validation table:name="val12" table:condition="of:cell-content-is-decimal-number() and cell-content-is-between(3,200)">
          <table:help-message/>
          <table:error-message table:display="true"/>
        </table:content-validation>
        <table:content-validation table:name="val13" table:condition="of:cell-content-is-in-list(&quot;Yes&quot;;&quot;No&quot;)">
          <table:help-message/>
          <table:error-message/>
        </table:content-validation>
        <table:content-validation table:name="val14" table:condition="of:cell-content-is-in-list([.$R$1:.$R$3])" table:base-cell-address="SplashMultispawn_Chart.P18">
          <table:help-message/>
          <table:error-message/>
        </table:content-validation>
        <table:content-validation table:name="val15" table:condition="of:cell-content-is-in-list(&quot;0&quot;;&quot;1&quot;;&quot;2&quot;;&quot;3&quot;;&quot;4&quot;;&quot;5&quot;;&quot;6&quot;;&quot;7&quot;;&quot;8&quot;;&quot;9&quot;;&quot;10&quot;;&quot;11&quot;;&quot;12&quot;;&quot;13&quot;;&quot;14&quot;;&quot;15&quot;)">
          <table:help-message/>
          <table:error-message/>
        </table:content-validation>
        <table:content-validation table:name="val16" table:condition="of:cell-content-is-in-list(&quot;0&quot;;&quot;1&quot;;&quot;2&quot;;&quot;3&quot;;&quot;4&quot;;&quot;5&quot;;&quot;6&quot;;&quot;7&quot;)">
          <table:help-message/>
          <table:error-message/>
        </table:content-validation>
        <table:content-validation table:name="val17" table:condition="of:cell-content-is-in-list(&quot;Expected time until last multicast (seconds)&quot;;&quot;Expected fraction of spell duration until last multicast&quot;)">
          <table:help-message/>
          <table:error-message/>
        </table:content-validation>
        <table:content-validation table:name="val18" table:condition="of:cell-content-is-in-list([.$O$24:.$O$27])" table:base-cell-address="LBSiphon_Optimiser.A47">
          <table:help-message/>
          <table:error-message/>
        </table:content-validation>
      </table:content-validations>
      <table:table table:name="BoS_leveling_optimiser" table:style-name="ta1">
        <table:table-column table:style-name="co1" table:number-columns-repeated="10" table:default-cell-style-name="ce1"/>
        <table:table-column table:style-name="co1" table:number-columns-repeated="4" table:default-cell-style-name="ce1" table:visibility="collapse"/>
        <table:table-column table:style-name="co1" table:number-columns-repeated="1010" table:default-cell-style-name="ce1"/>
        <table:table-column table:style-name="co2" table:number-columns-repeated="15360" table:default-cell-style-name="ce1"/>
        <table:table-row table:style-name="ro1">
          <table:table-cell office:value-type="string" table:number-columns-spanned="2" table:number-rows-spanned="1" table:style-name="ce12">
            <text:p>BoS level</text:p>
          </table:table-cell>
          <table:covered-table-cell/>
          <table:table-cell table:style-name="ce2"/>
          <table:table-cell office:value-type="string" table:style-name="ce3">
            <text:p>How to use (make a copy first, under Share/export on mobile, or File on PC!):</text:p>
          </table:table-cell>
          <table:table-cell table:number-columns-repeated="6" table:style-name="ce3"/>
          <table:table-cell office:value-type="float" office:value="5.0000000000000001E+150" table:formula="of:=COM.MICROSOFT.SINGLE(IF([.A8]=&quot;&quot;;0;IF(ISNUMBER([.A8]);[.A8];IF(ISNUMBER(VALUE(LEFT([.A8];LEN([.A8])-1)));LEFT([.A8];LEN([.A8])-1)*COM.MICROSOFT.IFS(RIGHT([.A8];1)=&quot;t&quot;;10^12;RIGHT([.A8];1)=&quot;b&quot;;10^9;RIGHT([.A8];1)=&quot;m&quot;;10^6;RIGHT([.A8];1)=&quot;k&quot;;10^3);LEFT([.A8];LEN([.A8])-2)*(10^(((CODE(MID([.A8];LEN([.A8])-1;1))-97)*26+(CODE(RIGHT([.A8];1))-96))*3+12))))))" table:style-name="ce4">
            <text:p>5,00E+150</text:p>
          </table:table-cell>
          <table:table-cell office:value-type="float" office:value="1" table:style-name="ce3">
            <text:p>1</text:p>
          </table:table-cell>
          <table:table-cell office:value-type="float" office:value="1" table:style-name="ce4">
            <text:p>1,00E+00</text:p>
          </table:table-cell>
          <table:table-cell office:value-type="float" office:value="1" table:formula="of:=[.M1]" table:style-name="ce4">
            <text:p>1,00E+00</text:p>
          </table:table-cell>
          <table:table-cell table:number-columns-repeated="16370"/>
        </table:table-row>
        <table:table-row table:style-name="ro1">
          <table:table-cell office:value-type="float" office:value="1E+43" table:number-columns-spanned="2" table:number-rows-spanned="1" table:style-name="ce13">
            <text:p>1,00E+43</text:p>
          </table:table-cell>
          <table:covered-table-cell/>
          <table:table-cell table:style-name="ce2"/>
          <table:table-cell office:value-type="string" table:style-name="ce3">
            <text:p>Input BoS level, lifetime relics and desired percentage of lifetime relics that should go to BoS</text:p>
          </table:table-cell>
          <table:table-cell table:number-columns-repeated="6" table:style-name="ce3"/>
          <table:table-cell office:value-type="float" office:value="1E+43" table:formula="of:=COM.MICROSOFT.SINGLE(IF([.A2]=&quot;&quot;;0;IF(ISNUMBER([.A2]);[.A2];IF(ISNUMBER(VALUE(LEFT([.A2];LEN([.A2])-1)));LEFT([.A2];LEN([.A2])-1)*COM.MICROSOFT.IFS(RIGHT([.A2];1)=&quot;t&quot;;10^12;RIGHT([.A2];1)=&quot;b&quot;;10^9;RIGHT([.A2];1)=&quot;m&quot;;10^6;RIGHT([.A2];1)=&quot;k&quot;;10^3);LEFT([.A2];LEN([.A2])-2)*(10^(((CODE(MID([.A2];LEN([.A2])-1;1))-97)*26+(CODE(RIGHT([.A2];1))-96))*3+12))))))" table:style-name="ce4">
            <text:p>1,00E+43</text:p>
          </table:table-cell>
          <table:table-cell office:value-type="float" office:value="2" table:style-name="ce3">
            <text:p>2</text:p>
          </table:table-cell>
          <table:table-cell office:value-type="float" office:value="3" table:style-name="ce4">
            <text:p>3,00E+00</text:p>
          </table:table-cell>
          <table:table-cell office:value-type="float" office:value="4" table:formula="of:=[.N1]+[.M2]" table:style-name="ce4">
            <text:p>4,00E+00</text:p>
          </table:table-cell>
          <table:table-cell table:number-columns-repeated="16370"/>
        </table:table-row>
        <table:table-row table:style-name="ro1">
          <table:table-cell table:number-columns-repeated="3" table:style-name="ce2"/>
          <table:table-cell office:value-type="string" table:style-name="ce5">
            <text:p>Input the number of owned artifacts plus the number of enchanted artifacts.</text:p>
          </table:table-cell>
          <table:table-cell table:number-columns-repeated="3" table:style-name="ce5"/>
          <table:table-cell table:number-columns-repeated="3" table:style-name="ce6"/>
          <table:table-cell office:value-type="float" office:value="4.9950235592429282E+150" table:formula="of:=IF([.A11]=&quot;Yes&quot;;[.K1]-VLOOKUP([.A14];[.L:.N];3);[.K1])" table:style-name="ce4">
            <text:p>5,00E+150</text:p>
          </table:table-cell>
          <table:table-cell office:value-type="float" office:value="3" table:style-name="ce3">
            <text:p>3</text:p>
          </table:table-cell>
          <table:table-cell office:value-type="float" office:value="7" table:style-name="ce4">
            <text:p>7,00E+00</text:p>
          </table:table-cell>
          <table:table-cell office:value-type="float" office:value="11" table:formula="of:=[.N2]+[.M3]" table:style-name="ce4">
            <text:p>1,10E+01</text:p>
          </table:table-cell>
          <table:table-cell table:number-columns-repeated="16370"/>
        </table:table-row>
        <table:table-row table:style-name="ro1">
          <table:table-cell office:value-type="string" table:number-columns-spanned="2" table:number-rows-spanned="1" table:style-name="ce14">
            <text:p>Desired BoS percentage</text:p>
          </table:table-cell>
          <table:covered-table-cell/>
          <table:table-cell table:style-name="ce2"/>
          <table:table-cell office:value-type="string" table:style-name="ce3">
            <text:p>Required BoS level will give what BoS should be with current lifetime relics</text:p>
          </table:table-cell>
          <table:table-cell table:number-columns-repeated="3" table:style-name="ce6"/>
          <table:table-cell table:number-columns-repeated="4" table:style-name="ce3"/>
          <table:table-cell office:value-type="float" office:value="4" table:style-name="ce3">
            <text:p>4</text:p>
          </table:table-cell>
          <table:table-cell office:value-type="float" office:value="12" table:style-name="ce4">
            <text:p>1,20E+01</text:p>
          </table:table-cell>
          <table:table-cell office:value-type="float" office:value="23" table:formula="of:=[.N3]+[.M4]" table:style-name="ce4">
            <text:p>2,30E+01</text:p>
          </table:table-cell>
          <table:table-cell table:number-columns-repeated="16370"/>
        </table:table-row>
        <table:table-row table:style-name="ro1">
          <table:table-cell office:value-type="percentage" office:value="0.5" table:number-columns-spanned="2" table:number-rows-spanned="1" table:style-name="ce15">
            <text:p>50%</text:p>
          </table:table-cell>
          <table:covered-table-cell/>
          <table:table-cell table:style-name="ce2"/>
          <table:table-cell office:value-type="string" table:style-name="ce3">
            <text:p>Pump to this level will give required BoS level to catch up, assuming you only put relics in BoS and have no relics left</text:p>
          </table:table-cell>
          <table:table-cell table:number-columns-repeated="7" table:style-name="ce3"/>
          <table:table-cell office:value-type="float" office:value="5" table:style-name="ce3">
            <text:p>5</text:p>
          </table:table-cell>
          <table:table-cell office:value-type="float" office:value="19" table:style-name="ce4">
            <text:p>1,90E+01</text:p>
          </table:table-cell>
          <table:table-cell office:value-type="float" office:value="42" table:formula="of:=[.N4]+[.M5]" table:style-name="ce4">
            <text:p>4,20E+01</text:p>
          </table:table-cell>
          <table:table-cell table:number-columns-repeated="16370"/>
        </table:table-row>
        <table:table-row table:style-name="ro1">
          <table:table-cell table:number-columns-repeated="2" table:style-name="ce2"/>
          <table:table-cell table:style-name="ce5"/>
          <table:table-cell office:value-type="string" table:style-name="ce3">
            <text:p>Current percentage will give the current percentage of lifetime relics in BoS</text:p>
          </table:table-cell>
          <table:table-cell table:number-columns-repeated="7" table:style-name="ce3"/>
          <table:table-cell office:value-type="float" office:value="6" table:style-name="ce3">
            <text:p>6</text:p>
          </table:table-cell>
          <table:table-cell office:value-type="float" office:value="30" table:style-name="ce4">
            <text:p>3,00E+01</text:p>
          </table:table-cell>
          <table:table-cell office:value-type="float" office:value="72" table:formula="of:=[.N5]+[.M6]" table:style-name="ce4">
            <text:p>7,20E+01</text:p>
          </table:table-cell>
          <table:table-cell table:number-columns-repeated="16370"/>
        </table:table-row>
        <table:table-row table:style-name="ro1">
          <table:table-cell office:value-type="string" table:number-columns-spanned="2" table:number-rows-spanned="1" table:style-name="ce16">
            <text:p>Lifetime relics</text:p>
          </table:table-cell>
          <table:covered-table-cell/>
          <table:table-cell table:number-columns-repeated="2" table:style-name="ce5"/>
          <table:table-cell table:number-columns-repeated="7" table:style-name="ce3"/>
          <table:table-cell office:value-type="float" office:value="7" table:style-name="ce3">
            <text:p>7</text:p>
          </table:table-cell>
          <table:table-cell office:value-type="float" office:value="46" table:style-name="ce4">
            <text:p>4,60E+01</text:p>
          </table:table-cell>
          <table:table-cell office:value-type="float" office:value="118" table:formula="of:=[.N6]+[.M7]" table:style-name="ce4">
            <text:p>1,18E+02</text:p>
          </table:table-cell>
          <table:table-cell table:number-columns-repeated="16370"/>
        </table:table-row>
        <table:table-row table:style-name="ro1">
          <table:table-cell office:value-type="float" office:value="5.0000000000000001E+150" table:number-columns-spanned="2" table:number-rows-spanned="1" table:style-name="ce703">
            <text:p>5,00E+150</text:p>
          </table:table-cell>
          <table:covered-table-cell/>
          <table:table-cell table:style-name="ce5"/>
          <table:table-cell office:value-type="string" table:style-name="ce5">
            <text:p>It doesn't matter which format you input:</text:p>
          </table:table-cell>
          <table:table-cell table:number-columns-repeated="7" table:style-name="ce3"/>
          <table:table-cell office:value-type="float" office:value="8" table:style-name="ce3">
            <text:p>8</text:p>
          </table:table-cell>
          <table:table-cell office:value-type="float" office:value="69" table:style-name="ce4">
            <text:p>6,90E+01</text:p>
          </table:table-cell>
          <table:table-cell office:value-type="float" office:value="187" table:formula="of:=[.N7]+[.M8]" table:style-name="ce4">
            <text:p>1,87E+02</text:p>
          </table:table-cell>
          <table:table-cell table:number-columns-repeated="16370"/>
        </table:table-row>
        <table:table-row table:style-name="ro1">
          <table:table-cell table:number-columns-repeated="2" table:style-name="ce7"/>
          <table:table-cell table:style-name="ce5"/>
          <table:table-cell office:value-type="string" table:style-name="ce3">
            <text:p>K = E+03</text:p>
          </table:table-cell>
          <table:table-cell office:value-type="string" table:style-name="ce3">
            <text:p>aa = E+15</text:p>
          </table:table-cell>
          <table:table-cell office:value-type="string" table:style-name="ce3">
            <text:p>aaa = error</text:p>
          </table:table-cell>
          <table:table-cell table:number-columns-repeated="5" table:style-name="ce3"/>
          <table:table-cell office:value-type="float" office:value="9" table:style-name="ce3">
            <text:p>9</text:p>
          </table:table-cell>
          <table:table-cell office:value-type="float" office:value="102" table:style-name="ce4">
            <text:p>1,02E+02</text:p>
          </table:table-cell>
          <table:table-cell office:value-type="float" office:value="289" table:formula="of:=[.N8]+[.M9]" table:style-name="ce4">
            <text:p>2,89E+02</text:p>
          </table:table-cell>
          <table:table-cell table:number-columns-repeated="16370"/>
        </table:table-row>
        <table:table-row table:style-name="ro1">
          <table:table-cell office:value-type="string" table:number-columns-spanned="2" table:number-rows-spanned="1" table:style-name="ce18">
            <text:p>Ignore relics spent on unlock</text:p>
          </table:table-cell>
          <table:covered-table-cell/>
          <table:table-cell table:style-name="ce5"/>
          <table:table-cell office:value-type="string" table:style-name="ce3">
            <text:p>M = E+06</text:p>
          </table:table-cell>
          <table:table-cell office:value-type="string" table:style-name="ce3">
            <text:p>ab = E+18</text:p>
          </table:table-cell>
          <table:table-cell office:value-type="string" table:style-name="ce3">
            <text:p>It can't handle three letters</text:p>
          </table:table-cell>
          <table:table-cell table:number-columns-repeated="5" table:style-name="ce3"/>
          <table:table-cell office:value-type="float" office:value="10" table:style-name="ce3">
            <text:p>10</text:p>
          </table:table-cell>
          <table:table-cell office:value-type="float" office:value="149" table:style-name="ce4">
            <text:p>1,49E+02</text:p>
          </table:table-cell>
          <table:table-cell office:value-type="float" office:value="438" table:formula="of:=[.N9]+[.M10]" table:style-name="ce4">
            <text:p>4,38E+02</text:p>
          </table:table-cell>
          <table:table-cell table:number-columns-repeated="16370"/>
        </table:table-row>
        <table:table-row table:style-name="ro1">
          <table:table-cell office:value-type="string" table:number-columns-spanned="2" table:number-rows-spanned="1" table:content-validation-name="val1" table:style-name="ce18">
            <text:p>Yes</text:p>
          </table:table-cell>
          <table:covered-table-cell/>
          <table:table-cell table:style-name="ce5"/>
          <table:table-cell office:value-type="string" table:style-name="ce3">
            <text:p>B = E+09</text:p>
          </table:table-cell>
          <table:table-cell office:value-type="string" table:style-name="ce3">
            <text:p>ac = E+21</text:p>
          </table:table-cell>
          <table:table-cell table:number-columns-repeated="6" table:style-name="ce3"/>
          <table:table-cell office:value-type="float" office:value="11" table:style-name="ce3">
            <text:p>11</text:p>
          </table:table-cell>
          <table:table-cell office:value-type="float" office:value="214" table:style-name="ce4">
            <text:p>2,14E+02</text:p>
          </table:table-cell>
          <table:table-cell office:value-type="float" office:value="652" table:formula="of:=[.N10]+[.M11]" table:style-name="ce4">
            <text:p>6,52E+02</text:p>
          </table:table-cell>
          <table:table-cell table:number-columns-repeated="16370"/>
        </table:table-row>
        <table:table-row table:style-name="ro1">
          <table:table-cell table:number-columns-repeated="2" table:style-name="ce5"/>
          <table:table-cell table:style-name="ce2"/>
          <table:table-cell office:value-type="string" table:style-name="ce3">
            <text:p>T = E+12</text:p>
          </table:table-cell>
          <table:table-cell office:value-type="string" table:style-name="ce3">
            <text:p>etc.</text:p>
          </table:table-cell>
          <table:table-cell table:number-columns-repeated="6" table:style-name="ce3"/>
          <table:table-cell office:value-type="float" office:value="12" table:style-name="ce3">
            <text:p>12</text:p>
          </table:table-cell>
          <table:table-cell office:value-type="float" office:value="307" table:style-name="ce4">
            <text:p>3,07E+02</text:p>
          </table:table-cell>
          <table:table-cell office:value-type="float" office:value="959" table:formula="of:=[.N11]+[.M12]" table:style-name="ce4">
            <text:p>9,59E+02</text:p>
          </table:table-cell>
          <table:table-cell table:number-columns-repeated="16370"/>
        </table:table-row>
        <table:table-row table:style-name="ro1">
          <table:table-cell office:value-type="string" table:number-columns-spanned="2" table:number-rows-spanned="1" table:style-name="ce19">
            <text:p>Artifacts owned + enchanted</text:p>
          </table:table-cell>
          <table:covered-table-cell/>
          <table:table-cell table:style-name="ce2"/>
          <table:table-cell table:number-columns-repeated="4" table:style-name="ce3"/>
          <table:table-cell table:style-name="ce6"/>
          <table:table-cell table:number-columns-repeated="3" table:style-name="ce3"/>
          <table:table-cell office:value-type="float" office:value="13" table:style-name="ce3">
            <text:p>13</text:p>
          </table:table-cell>
          <table:table-cell office:value-type="float" office:value="435" table:style-name="ce4">
            <text:p>4,35E+02</text:p>
          </table:table-cell>
          <table:table-cell office:value-type="float" office:value="1394" table:formula="of:=[.N12]+[.M13]" table:style-name="ce4">
            <text:p>1,39E+03</text:p>
          </table:table-cell>
          <table:table-cell table:number-columns-repeated="16370"/>
        </table:table-row>
        <table:table-row table:style-name="ro1">
          <table:table-cell office:value-type="float" office:value="138" table:number-columns-spanned="2" table:number-rows-spanned="1" table:style-name="ce19">
            <text:p>138</text:p>
          </table:table-cell>
          <table:covered-table-cell/>
          <table:table-cell table:style-name="ce2"/>
          <table:table-cell office:value-type="string" table:style-name="ce3">
            <text:p>Made by<text:s/><text:span text:style-name="T3">Mmlh</text:span></text:p>
          </table:table-cell>
          <table:table-cell table:number-columns-repeated="2" table:style-name="ce3"/>
          <table:table-cell table:style-name="ce6"/>
          <table:table-cell table:number-columns-repeated="4" table:style-name="ce3"/>
          <table:table-cell office:value-type="float" office:value="14" table:style-name="ce3">
            <text:p>14</text:p>
          </table:table-cell>
          <table:table-cell office:value-type="float" office:value="614" table:style-name="ce4">
            <text:p>6,14E+02</text:p>
          </table:table-cell>
          <table:table-cell office:value-type="float" office:value="2008" table:formula="of:=[.N13]+[.M14]" table:style-name="ce4">
            <text:p>2,01E+03</text:p>
          </table:table-cell>
          <table:table-cell table:number-columns-repeated="16370"/>
        </table:table-row>
        <table:table-row table:style-name="ro1">
          <table:table-cell table:number-columns-repeated="2" table:style-name="ce5"/>
          <table:table-cell table:style-name="ce2"/>
          <table:table-cell office:value-type="string" table:style-name="ce3">
            <text:p>Thanks to Kookie Monster for the BoS cost formula!</text:p>
          </table:table-cell>
          <table:table-cell table:number-columns-repeated="7" table:style-name="ce3"/>
          <table:table-cell office:value-type="float" office:value="15" table:style-name="ce3">
            <text:p>15</text:p>
          </table:table-cell>
          <table:table-cell office:value-type="float" office:value="861" table:style-name="ce4">
            <text:p>8,61E+02</text:p>
          </table:table-cell>
          <table:table-cell office:value-type="float" office:value="2869" table:formula="of:=[.N14]+[.M15]" table:style-name="ce4">
            <text:p>2,87E+03</text:p>
          </table:table-cell>
          <table:table-cell table:number-columns-repeated="16370"/>
        </table:table-row>
        <table:table-row table:style-name="ro1">
          <table:table-cell office:value-type="string" table:number-columns-spanned="2" table:number-rows-spanned="1" table:style-name="ce20">
            <text:p>Required BoS level</text:p>
          </table:table-cell>
          <table:covered-table-cell/>
          <table:table-cell table:style-name="ce2"/>
          <table:table-cell office:value-type="string" table:style-name="ce3">
            <text:p>Thanks to Mordial for the code to deal with any kind of input!</text:p>
          </table:table-cell>
          <table:table-cell table:number-columns-repeated="3" table:style-name="ce3"/>
          <table:table-cell table:style-name="ce6"/>
          <table:table-cell table:number-columns-repeated="3" table:style-name="ce3"/>
          <table:table-cell office:value-type="float" office:value="16" table:style-name="ce3">
            <text:p>16</text:p>
          </table:table-cell>
          <table:table-cell office:value-type="float" office:value="1200" table:style-name="ce4">
            <text:p>1,20E+03</text:p>
          </table:table-cell>
          <table:table-cell office:value-type="float" office:value="4069" table:formula="of:=[.N15]+[.M16]" table:style-name="ce4">
            <text:p>4,07E+03</text:p>
          </table:table-cell>
          <table:table-cell table:number-columns-repeated="16370"/>
        </table:table-row>
        <table:table-row table:style-name="ro1">
          <table:table-cell office:value-type="float" office:value="1.4805468581745699E+43" table:formula="of:=ROUND((5*[.K3]*[.A5])^(1/3.5);0)" table:number-columns-spanned="2" table:number-rows-spanned="1" table:style-name="ce21">
            <text:p>1,48055E+43</text:p>
          </table:table-cell>
          <table:covered-table-cell/>
          <table:table-cell table:style-name="ce5"/>
          <table:table-cell office:value-type="string" table:style-name="ce5">
            <text:p>Thanks to Mordial for helping me understand Sheets better as well!</text:p>
          </table:table-cell>
          <table:table-cell table:number-columns-repeated="2" table:style-name="ce3"/>
          <table:table-cell table:style-name="ce6"/>
          <table:table-cell table:number-columns-repeated="4" table:style-name="ce3"/>
          <table:table-cell office:value-type="float" office:value="17" table:style-name="ce3">
            <text:p>17</text:p>
          </table:table-cell>
          <table:table-cell office:value-type="float" office:value="1680" table:style-name="ce4">
            <text:p>1,68E+03</text:p>
          </table:table-cell>
          <table:table-cell office:value-type="float" office:value="5749" table:formula="of:=[.N16]+[.M17]" table:style-name="ce4">
            <text:p>5,75E+03</text:p>
          </table:table-cell>
          <table:table-cell table:number-columns-repeated="16370"/>
        </table:table-row>
        <table:table-row table:style-name="ro1">
          <table:table-cell table:number-columns-repeated="2" table:style-name="ce2"/>
          <table:table-cell table:style-name="ce5"/>
          <table:table-cell office:value-type="string" table:style-name="ce3">
            <text:p>Thanks to BlueFyre for putting all the sheets in one doc!</text:p>
          </table:table-cell>
          <table:table-cell table:number-columns-repeated="7" table:style-name="ce3"/>
          <table:table-cell office:value-type="float" office:value="18" table:style-name="ce3">
            <text:p>18</text:p>
          </table:table-cell>
          <table:table-cell office:value-type="float" office:value="2320" table:style-name="ce4">
            <text:p>2,32E+03</text:p>
          </table:table-cell>
          <table:table-cell office:value-type="float" office:value="8069" table:formula="of:=[.N17]+[.M18]" table:style-name="ce4">
            <text:p>8,07E+03</text:p>
          </table:table-cell>
          <table:table-cell table:number-columns-repeated="16370"/>
        </table:table-row>
        <table:table-row table:style-name="ro1">
          <table:table-cell office:value-type="string" table:number-columns-spanned="2" table:number-rows-spanned="1" table:style-name="ce22">
            <text:p>Pump to this level</text:p>
          </table:table-cell>
          <table:covered-table-cell/>
          <table:table-cell table:style-name="ce5"/>
          <table:table-cell office:value-type="string" table:style-name="ce3">
            <text:p>Thanks to Kookie Monster for the 'update available' cell!</text:p>
          </table:table-cell>
          <table:table-cell table:number-columns-repeated="7" table:style-name="ce3"/>
          <table:table-cell office:value-type="float" office:value="19" table:style-name="ce3">
            <text:p>19</text:p>
          </table:table-cell>
          <table:table-cell office:value-type="float" office:value="3210" table:style-name="ce4">
            <text:p>3,21E+03</text:p>
          </table:table-cell>
          <table:table-cell office:value-type="float" office:value="11279" table:formula="of:=[.N18]+[.M19]" table:style-name="ce4">
            <text:p>1,13E+04</text:p>
          </table:table-cell>
          <table:table-cell table:number-columns-repeated="16370"/>
        </table:table-row>
        <table:table-row table:style-name="ro1">
          <table:table-cell office:value-type="float" office:value="1.7363291719135401E+43" table:formula="of:=IF([.K3]*[.A5]-0.2*[.K2]^3.5&gt;=0;ROUND(((([.K3]*[.A5]-0.2*[.K2]^3.5)/(1-[.A5])+(0.2*[.K2]^3.5))*5)^(1/3.5);0);&quot;Your BoS is correctly leveled!&quot;)" table:number-columns-spanned="2" table:number-rows-spanned="1" table:style-name="ce23">
            <text:p>1,73633E+43</text:p>
          </table:table-cell>
          <table:covered-table-cell/>
          <table:table-cell table:style-name="ce5"/>
          <table:table-cell office:value-type="string" office:string-value="Last change: 25th of January, 12:09 GMT" table:formula="of:=&quot;Last change: &quot; &amp; INDIRECT(&quot;Changelog!A2&quot;)" table:number-matrix-columns-spanned="1" table:number-matrix-rows-spanned="1" table:style-name="ce3">
            <text:p>Last change: 25th of January, 12:09 GMT</text:p>
          </table:table-cell>
          <table:table-cell table:number-columns-repeated="7" table:style-name="ce3"/>
          <table:table-cell office:value-type="float" office:value="20" table:style-name="ce3">
            <text:p>20</text:p>
          </table:table-cell>
          <table:table-cell office:value-type="float" office:value="4430" table:style-name="ce4">
            <text:p>4,43E+03</text:p>
          </table:table-cell>
          <table:table-cell office:value-type="float" office:value="15709" table:formula="of:=[.N19]+[.M20]" table:style-name="ce4">
            <text:p>1,57E+04</text:p>
          </table:table-cell>
          <table:table-cell table:number-columns-repeated="16370"/>
        </table:table-row>
        <table:table-row table:style-name="ro1">
          <table:table-cell table:number-columns-repeated="2" table:style-name="ce8"/>
          <table:table-cell table:style-name="ce5"/>
          <table:table-cell office:value-type="string" office:string-value="" table:formula="of:=IFERROR(COM.MICROSOFT.SINGLE(__xludf.dummyfunction(&quot;IF(IMPORTRANGE(&quot;&quot;https://docs.google.com/spreadsheets/d/1au60UBAISXGZ_uhYvy-iXy8nu9YxRLZPd5yrwf8YgPk/edit#gid=0&quot;&quot;,&quot;&quot;C1&quot;&quot;)&lt;&gt;D20,&quot;&quot;Update available: &quot;&quot;&amp;IMPORTRANGE(&quot;&quot;https://docs.google.com/spreadsheets/d/1au60UBAISXGZ_uhYvy-iXy8nu9YxRLZPd5yrwf8YgPk/edit#gi&quot;&amp;&quot;d=0&quot;&quot;,&quot;&quot;C3&quot;&quot;),&quot;&quot;&quot;&quot;)&quot;));&quot;&quot;)" table:style-name="ce706"/>
          <table:table-cell table:number-columns-repeated="7" table:style-name="ce3"/>
          <table:table-cell office:value-type="float" office:value="21" table:style-name="ce3">
            <text:p>21</text:p>
          </table:table-cell>
          <table:table-cell office:value-type="float" office:value="6090" table:style-name="ce4">
            <text:p>6,09E+03</text:p>
          </table:table-cell>
          <table:table-cell office:value-type="float" office:value="21799" table:formula="of:=[.N20]+[.M21]" table:style-name="ce4">
            <text:p>2,18E+04</text:p>
          </table:table-cell>
          <table:table-cell table:number-columns-repeated="16370"/>
        </table:table-row>
        <table:table-row table:style-name="ro1">
          <table:table-cell office:value-type="string" table:number-columns-spanned="2" table:number-rows-spanned="1" table:style-name="ce24">
            <text:p>Current percentage</text:p>
          </table:table-cell>
          <table:covered-table-cell/>
          <table:table-cell table:style-name="ce5"/>
          <table:table-cell office:value-type="string" table:style-name="ce6">
            <text:p>Link (to update the sheet):</text:p>
          </table:table-cell>
          <table:table-cell table:style-name="ce3"/>
          <table:table-cell office:value-type="string" table:style-name="ce10">
            <text:p><text:a xlink:href="https://tinyurl.com/smallsheets">https://tinyurl.com/smallsheets</text:a></text:p>
          </table:table-cell>
          <table:table-cell table:number-columns-repeated="5" table:style-name="ce3"/>
          <table:table-cell office:value-type="float" office:value="22" table:style-name="ce3">
            <text:p>22</text:p>
          </table:table-cell>
          <table:table-cell office:value-type="float" office:value="8360" table:style-name="ce4">
            <text:p>8,36E+03</text:p>
          </table:table-cell>
          <table:table-cell office:value-type="float" office:value="30159" table:formula="of:=[.N21]+[.M22]" table:style-name="ce4">
            <text:p>3,02E+04</text:p>
          </table:table-cell>
          <table:table-cell table:number-columns-repeated="16370"/>
        </table:table-row>
        <table:table-row table:style-name="ro1">
          <table:table-cell office:value-type="percentage" office:value="0.12661712693293556" table:formula="of:=IF((0.2*[.K2]^3.5/[.K3])&lt;100%;0.2*[.K2]^3.5/[.K3];&quot;Invalid input&quot;)" table:number-columns-spanned="2" table:number-rows-spanned="1" table:style-name="ce25">
            <text:p>12,7%</text:p>
          </table:table-cell>
          <table:covered-table-cell/>
          <table:table-cell table:style-name="ce5"/>
          <table:table-cell office:value-type="string" table:style-name="ce6">
            <text:p>Discord support server:</text:p>
          </table:table-cell>
          <table:table-cell table:style-name="ce3"/>
          <table:table-cell office:value-type="string" table:style-name="ce10">
            <text:p><text:a xlink:href="https://discord.gg/9xjbqp8">https://discord.gg/9xjbqp8</text:a></text:p>
          </table:table-cell>
          <table:table-cell table:number-columns-repeated="5" table:style-name="ce3"/>
          <table:table-cell office:value-type="float" office:value="23" table:style-name="ce3">
            <text:p>23</text:p>
          </table:table-cell>
          <table:table-cell office:value-type="float" office:value="11500" table:style-name="ce4">
            <text:p>1,15E+04</text:p>
          </table:table-cell>
          <table:table-cell office:value-type="float" office:value="41659" table:formula="of:=[.N22]+[.M23]" table:style-name="ce4">
            <text:p>4,17E+04</text:p>
          </table:table-cell>
          <table:table-cell table:number-columns-repeated="16370"/>
        </table:table-row>
        <table:table-row table:style-name="ro1">
          <table:table-cell table:number-columns-repeated="2" table:style-name="ce11"/>
          <table:table-cell table:style-name="ce5"/>
          <table:table-cell table:number-columns-repeated="8" table:style-name="ce3"/>
          <table:table-cell office:value-type="float" office:value="24" table:style-name="ce3">
            <text:p>24</text:p>
          </table:table-cell>
          <table:table-cell office:value-type="float" office:value="15700" table:style-name="ce4">
            <text:p>1,57E+04</text:p>
          </table:table-cell>
          <table:table-cell office:value-type="float" office:value="57359" table:formula="of:=[.N23]+[.M24]" table:style-name="ce4">
            <text:p>5,74E+04</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25" table:style-name="ce3">
            <text:p>25</text:p>
          </table:table-cell>
          <table:table-cell office:value-type="float" office:value="21400" table:style-name="ce4">
            <text:p>2,14E+04</text:p>
          </table:table-cell>
          <table:table-cell office:value-type="float" office:value="78759" table:formula="of:=[.N24]+[.M25]" table:style-name="ce4">
            <text:p>7,88E+04</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26" table:style-name="ce3">
            <text:p>26</text:p>
          </table:table-cell>
          <table:table-cell office:value-type="float" office:value="29100" table:style-name="ce4">
            <text:p>2,91E+04</text:p>
          </table:table-cell>
          <table:table-cell office:value-type="float" office:value="107859" table:formula="of:=[.N25]+[.M26]" table:style-name="ce4">
            <text:p>1,08E+05</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27" table:style-name="ce3">
            <text:p>27</text:p>
          </table:table-cell>
          <table:table-cell office:value-type="float" office:value="39600" table:style-name="ce4">
            <text:p>3,96E+04</text:p>
          </table:table-cell>
          <table:table-cell office:value-type="float" office:value="147459" table:formula="of:=[.N26]+[.M27]" table:style-name="ce4">
            <text:p>1,47E+05</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28" table:style-name="ce3">
            <text:p>28</text:p>
          </table:table-cell>
          <table:table-cell office:value-type="float" office:value="53800" table:style-name="ce4">
            <text:p>5,38E+04</text:p>
          </table:table-cell>
          <table:table-cell office:value-type="float" office:value="201259" table:formula="of:=[.N27]+[.M28]" table:style-name="ce4">
            <text:p>2,01E+05</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29" table:style-name="ce3">
            <text:p>29</text:p>
          </table:table-cell>
          <table:table-cell office:value-type="float" office:value="73000" table:style-name="ce4">
            <text:p>7,30E+04</text:p>
          </table:table-cell>
          <table:table-cell office:value-type="float" office:value="274259" table:formula="of:=[.N28]+[.M29]" table:style-name="ce4">
            <text:p>2,74E+05</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30" table:style-name="ce3">
            <text:p>30</text:p>
          </table:table-cell>
          <table:table-cell office:value-type="float" office:value="98900" table:style-name="ce4">
            <text:p>9,89E+04</text:p>
          </table:table-cell>
          <table:table-cell office:value-type="float" office:value="373159" table:formula="of:=[.N29]+[.M30]" table:style-name="ce4">
            <text:p>3,73E+05</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31" table:style-name="ce3">
            <text:p>31</text:p>
          </table:table-cell>
          <table:table-cell office:value-type="float" office:value="134000" table:style-name="ce4">
            <text:p>1,34E+05</text:p>
          </table:table-cell>
          <table:table-cell office:value-type="float" office:value="507159" table:formula="of:=[.N30]+[.M31]" table:style-name="ce4">
            <text:p>5,07E+05</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32" table:style-name="ce3">
            <text:p>32</text:p>
          </table:table-cell>
          <table:table-cell office:value-type="float" office:value="181000" table:style-name="ce4">
            <text:p>1,81E+05</text:p>
          </table:table-cell>
          <table:table-cell office:value-type="float" office:value="688159" table:formula="of:=[.N31]+[.M32]" table:style-name="ce4">
            <text:p>6,88E+05</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33" table:style-name="ce3">
            <text:p>33</text:p>
          </table:table-cell>
          <table:table-cell office:value-type="float" office:value="245000" table:style-name="ce4">
            <text:p>2,45E+05</text:p>
          </table:table-cell>
          <table:table-cell office:value-type="float" office:value="933159" table:formula="of:=[.N32]+[.M33]" table:style-name="ce4">
            <text:p>9,33E+05</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34" table:style-name="ce3">
            <text:p>34</text:p>
          </table:table-cell>
          <table:table-cell office:value-type="float" office:value="330000" table:style-name="ce4">
            <text:p>3,30E+05</text:p>
          </table:table-cell>
          <table:table-cell office:value-type="float" office:value="1263159" table:formula="of:=[.N33]+[.M34]" table:style-name="ce4">
            <text:p>1,26E+06</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35" table:style-name="ce3">
            <text:p>35</text:p>
          </table:table-cell>
          <table:table-cell office:value-type="float" office:value="445000" table:style-name="ce4">
            <text:p>4,45E+05</text:p>
          </table:table-cell>
          <table:table-cell office:value-type="float" office:value="1708159" table:formula="of:=[.N34]+[.M35]" table:style-name="ce4">
            <text:p>1,71E+06</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36" table:style-name="ce3">
            <text:p>36</text:p>
          </table:table-cell>
          <table:table-cell office:value-type="float" office:value="600000" table:style-name="ce4">
            <text:p>6,00E+05</text:p>
          </table:table-cell>
          <table:table-cell office:value-type="float" office:value="2308159" table:formula="of:=[.N35]+[.M36]" table:style-name="ce4">
            <text:p>2,31E+06</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37" table:style-name="ce3">
            <text:p>37</text:p>
          </table:table-cell>
          <table:table-cell office:value-type="float" office:value="808000" table:style-name="ce4">
            <text:p>8,08E+05</text:p>
          </table:table-cell>
          <table:table-cell office:value-type="float" office:value="3116159" table:formula="of:=[.N36]+[.M37]" table:style-name="ce4">
            <text:p>3,12E+06</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38" table:style-name="ce3">
            <text:p>38</text:p>
          </table:table-cell>
          <table:table-cell office:value-type="float" office:value="1090000" table:style-name="ce4">
            <text:p>1,09E+06</text:p>
          </table:table-cell>
          <table:table-cell office:value-type="float" office:value="4206159" table:formula="of:=[.N37]+[.M38]" table:style-name="ce4">
            <text:p>4,21E+06</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39" table:style-name="ce3">
            <text:p>39</text:p>
          </table:table-cell>
          <table:table-cell office:value-type="float" office:value="1460000" table:style-name="ce4">
            <text:p>1,46E+06</text:p>
          </table:table-cell>
          <table:table-cell office:value-type="float" office:value="5666159" table:formula="of:=[.N38]+[.M39]" table:style-name="ce4">
            <text:p>5,67E+06</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40" table:style-name="ce3">
            <text:p>40</text:p>
          </table:table-cell>
          <table:table-cell office:value-type="float" office:value="1960000" table:style-name="ce4">
            <text:p>1,96E+06</text:p>
          </table:table-cell>
          <table:table-cell office:value-type="float" office:value="7626159" table:formula="of:=[.N39]+[.M40]" table:style-name="ce4">
            <text:p>7,63E+06</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41" table:style-name="ce3">
            <text:p>41</text:p>
          </table:table-cell>
          <table:table-cell office:value-type="float" office:value="2800000" table:style-name="ce4">
            <text:p>2,80E+06</text:p>
          </table:table-cell>
          <table:table-cell office:value-type="float" office:value="10426159" table:formula="of:=[.N40]+[.M41]" table:style-name="ce4">
            <text:p>1,04E+07</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42" table:style-name="ce3">
            <text:p>42</text:p>
          </table:table-cell>
          <table:table-cell office:value-type="float" office:value="4270000" table:style-name="ce4">
            <text:p>4,27E+06</text:p>
          </table:table-cell>
          <table:table-cell office:value-type="float" office:value="14696159" table:formula="of:=[.N41]+[.M42]" table:style-name="ce4">
            <text:p>1,47E+07</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43" table:style-name="ce3">
            <text:p>43</text:p>
          </table:table-cell>
          <table:table-cell office:value-type="float" office:value="6550000" table:style-name="ce4">
            <text:p>6,55E+06</text:p>
          </table:table-cell>
          <table:table-cell office:value-type="float" office:value="21246159" table:formula="of:=[.N42]+[.M43]" table:style-name="ce4">
            <text:p>2,12E+07</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44" table:style-name="ce3">
            <text:p>44</text:p>
          </table:table-cell>
          <table:table-cell office:value-type="float" office:value="10100000" table:style-name="ce4">
            <text:p>1,01E+07</text:p>
          </table:table-cell>
          <table:table-cell office:value-type="float" office:value="31346159" table:formula="of:=[.N43]+[.M44]" table:style-name="ce4">
            <text:p>3,13E+07</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45" table:style-name="ce3">
            <text:p>45</text:p>
          </table:table-cell>
          <table:table-cell office:value-type="float" office:value="15600000" table:style-name="ce4">
            <text:p>1,56E+07</text:p>
          </table:table-cell>
          <table:table-cell office:value-type="float" office:value="46946159" table:formula="of:=[.N44]+[.M45]" table:style-name="ce4">
            <text:p>4,69E+07</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46" table:style-name="ce3">
            <text:p>46</text:p>
          </table:table-cell>
          <table:table-cell office:value-type="float" office:value="24300000" table:style-name="ce4">
            <text:p>2,43E+07</text:p>
          </table:table-cell>
          <table:table-cell office:value-type="float" office:value="71246159" table:formula="of:=[.N45]+[.M46]" table:style-name="ce4">
            <text:p>7,12E+07</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47" table:style-name="ce3">
            <text:p>47</text:p>
          </table:table-cell>
          <table:table-cell office:value-type="float" office:value="38000000" table:style-name="ce4">
            <text:p>3,80E+07</text:p>
          </table:table-cell>
          <table:table-cell office:value-type="float" office:value="109246159" table:formula="of:=[.N46]+[.M47]" table:style-name="ce4">
            <text:p>1,09E+08</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48" table:style-name="ce3">
            <text:p>48</text:p>
          </table:table-cell>
          <table:table-cell office:value-type="float" office:value="59700000" table:style-name="ce4">
            <text:p>5,97E+07</text:p>
          </table:table-cell>
          <table:table-cell office:value-type="float" office:value="168946159" table:formula="of:=[.N47]+[.M48]" table:style-name="ce4">
            <text:p>1,69E+08</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49" table:style-name="ce3">
            <text:p>49</text:p>
          </table:table-cell>
          <table:table-cell office:value-type="float" office:value="94300000" table:style-name="ce4">
            <text:p>9,43E+07</text:p>
          </table:table-cell>
          <table:table-cell office:value-type="float" office:value="263246159" table:formula="of:=[.N48]+[.M49]" table:style-name="ce4">
            <text:p>2,63E+08</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50" table:style-name="ce3">
            <text:p>50</text:p>
          </table:table-cell>
          <table:table-cell office:value-type="float" office:value="150000000" table:style-name="ce4">
            <text:p>1,50E+08</text:p>
          </table:table-cell>
          <table:table-cell office:value-type="float" office:value="413246159" table:formula="of:=[.N49]+[.M50]" table:style-name="ce4">
            <text:p>4,13E+08</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51" table:style-name="ce3">
            <text:p>51</text:p>
          </table:table-cell>
          <table:table-cell office:value-type="float" office:value="239000000" table:style-name="ce4">
            <text:p>2,39E+08</text:p>
          </table:table-cell>
          <table:table-cell office:value-type="float" office:value="652246159" table:formula="of:=[.N50]+[.M51]" table:style-name="ce4">
            <text:p>6,52E+08</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52" table:style-name="ce3">
            <text:p>52</text:p>
          </table:table-cell>
          <table:table-cell office:value-type="float" office:value="383000000" table:style-name="ce4">
            <text:p>3,83E+08</text:p>
          </table:table-cell>
          <table:table-cell office:value-type="float" office:value="1035246159" table:formula="of:=[.N51]+[.M52]" table:style-name="ce4">
            <text:p>1,04E+09</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53" table:style-name="ce3">
            <text:p>53</text:p>
          </table:table-cell>
          <table:table-cell office:value-type="float" office:value="618000000" table:style-name="ce4">
            <text:p>6,18E+08</text:p>
          </table:table-cell>
          <table:table-cell office:value-type="float" office:value="1653246159" table:formula="of:=[.N52]+[.M53]" table:style-name="ce4">
            <text:p>1,65E+09</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54" table:style-name="ce3">
            <text:p>54</text:p>
          </table:table-cell>
          <table:table-cell office:value-type="float" office:value="1000000000" table:style-name="ce4">
            <text:p>1,00E+09</text:p>
          </table:table-cell>
          <table:table-cell office:value-type="float" office:value="2653246159" table:formula="of:=[.N53]+[.M54]" table:style-name="ce4">
            <text:p>2,65E+09</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55" table:style-name="ce3">
            <text:p>55</text:p>
          </table:table-cell>
          <table:table-cell office:value-type="float" office:value="1630000000" table:style-name="ce4">
            <text:p>1,63E+09</text:p>
          </table:table-cell>
          <table:table-cell office:value-type="float" office:value="4283246159" table:formula="of:=[.N54]+[.M55]" table:style-name="ce4">
            <text:p>4,28E+09</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56" table:style-name="ce3">
            <text:p>56</text:p>
          </table:table-cell>
          <table:table-cell office:value-type="float" office:value="2670000000" table:style-name="ce4">
            <text:p>2,67E+09</text:p>
          </table:table-cell>
          <table:table-cell office:value-type="float" office:value="6953246159" table:formula="of:=[.N55]+[.M56]" table:style-name="ce4">
            <text:p>6,95E+09</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57" table:style-name="ce3">
            <text:p>57</text:p>
          </table:table-cell>
          <table:table-cell office:value-type="float" office:value="4380000000" table:style-name="ce4">
            <text:p>4,38E+09</text:p>
          </table:table-cell>
          <table:table-cell office:value-type="float" office:value="11333246159" table:formula="of:=[.N56]+[.M57]" table:style-name="ce4">
            <text:p>1,13E+10</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58" table:style-name="ce3">
            <text:p>58</text:p>
          </table:table-cell>
          <table:table-cell office:value-type="float" office:value="7240000000" table:style-name="ce4">
            <text:p>7,24E+09</text:p>
          </table:table-cell>
          <table:table-cell office:value-type="float" office:value="18573246159" table:formula="of:=[.N57]+[.M58]" table:style-name="ce4">
            <text:p>1,86E+10</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59" table:style-name="ce3">
            <text:p>59</text:p>
          </table:table-cell>
          <table:table-cell office:value-type="float" office:value="12000000000" table:style-name="ce4">
            <text:p>1,20E+10</text:p>
          </table:table-cell>
          <table:table-cell office:value-type="float" office:value="30573246159" table:formula="of:=[.N58]+[.M59]" table:style-name="ce4">
            <text:p>3,06E+10</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60" table:style-name="ce3">
            <text:p>60</text:p>
          </table:table-cell>
          <table:table-cell office:value-type="float" office:value="20100000000" table:style-name="ce4">
            <text:p>2,01E+10</text:p>
          </table:table-cell>
          <table:table-cell office:value-type="float" office:value="50673246159" table:formula="of:=[.N59]+[.M60]" table:style-name="ce4">
            <text:p>5,07E+10</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61" table:style-name="ce3">
            <text:p>61</text:p>
          </table:table-cell>
          <table:table-cell office:value-type="float" office:value="33700000000" table:style-name="ce4">
            <text:p>3,37E+10</text:p>
          </table:table-cell>
          <table:table-cell office:value-type="float" office:value="84373246159" table:formula="of:=[.N60]+[.M61]" table:style-name="ce4">
            <text:p>8,44E+10</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62" table:style-name="ce3">
            <text:p>62</text:p>
          </table:table-cell>
          <table:table-cell office:value-type="float" office:value="56800000000" table:style-name="ce4">
            <text:p>5,68E+10</text:p>
          </table:table-cell>
          <table:table-cell office:value-type="float" office:value="141173246159" table:formula="of:=[.N61]+[.M62]" table:style-name="ce4">
            <text:p>1,41E+11</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63" table:style-name="ce3">
            <text:p>63</text:p>
          </table:table-cell>
          <table:table-cell office:value-type="float" office:value="96100000000" table:style-name="ce4">
            <text:p>9,61E+10</text:p>
          </table:table-cell>
          <table:table-cell office:value-type="float" office:value="237273246159" table:formula="of:=[.N62]+[.M63]" table:style-name="ce4">
            <text:p>2,37E+11</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64" table:style-name="ce3">
            <text:p>64</text:p>
          </table:table-cell>
          <table:table-cell office:value-type="float" office:value="164000000000" table:style-name="ce4">
            <text:p>1,64E+11</text:p>
          </table:table-cell>
          <table:table-cell office:value-type="float" office:value="401273246159" table:formula="of:=[.N63]+[.M64]" table:style-name="ce4">
            <text:p>4,01E+11</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65" table:style-name="ce3">
            <text:p>65</text:p>
          </table:table-cell>
          <table:table-cell office:value-type="float" office:value="280000000000" table:style-name="ce4">
            <text:p>2,80E+11</text:p>
          </table:table-cell>
          <table:table-cell office:value-type="float" office:value="681273246159" table:formula="of:=[.N64]+[.M65]" table:style-name="ce4">
            <text:p>6,81E+11</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66" table:style-name="ce3">
            <text:p>66</text:p>
          </table:table-cell>
          <table:table-cell office:value-type="float" office:value="3840000000000" table:style-name="ce4">
            <text:p>3,84E+12</text:p>
          </table:table-cell>
          <table:table-cell office:value-type="float" office:value="4521273246159" table:formula="of:=[.N65]+[.M66]" table:style-name="ce4">
            <text:p>4,52E+12</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67" table:style-name="ce3">
            <text:p>67</text:p>
          </table:table-cell>
          <table:table-cell office:value-type="float" office:value="53200000000000" table:style-name="ce4">
            <text:p>5,32E+13</text:p>
          </table:table-cell>
          <table:table-cell office:value-type="float" office:value="57721273246159" table:formula="of:=[.N66]+[.M67]" table:style-name="ce4">
            <text:p>5,77E+13</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68" table:style-name="ce3">
            <text:p>68</text:p>
          </table:table-cell>
          <table:table-cell office:value-type="float" office:value="738000000000000" table:style-name="ce4">
            <text:p>7,38E+14</text:p>
          </table:table-cell>
          <table:table-cell office:value-type="float" office:value="795721273246159" table:formula="of:=[.N67]+[.M68]" table:style-name="ce4">
            <text:p>7,96E+14</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69" table:style-name="ce3">
            <text:p>69</text:p>
          </table:table-cell>
          <table:table-cell office:value-type="float" office:value="1.03E+16" table:style-name="ce4">
            <text:p>1,03E+16</text:p>
          </table:table-cell>
          <table:table-cell office:value-type="float" office:value="1.109572127324616E+16" table:formula="of:=[.N68]+[.M69]" table:style-name="ce4">
            <text:p>1,11E+16</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70" table:style-name="ce3">
            <text:p>70</text:p>
          </table:table-cell>
          <table:table-cell office:value-type="float" office:value="1.44E+17" table:style-name="ce4">
            <text:p>1,44E+17</text:p>
          </table:table-cell>
          <table:table-cell office:value-type="float" office:value="1.5509572127324614E+17" table:formula="of:=[.N69]+[.M70]" table:style-name="ce4">
            <text:p>1,55E+17</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71" table:style-name="ce3">
            <text:p>71</text:p>
          </table:table-cell>
          <table:table-cell office:value-type="float" office:value="2.03E+18" table:style-name="ce4">
            <text:p>2,03E+18</text:p>
          </table:table-cell>
          <table:table-cell office:value-type="float" office:value="2.1850957212732462E+18" table:formula="of:=[.N70]+[.M71]" table:style-name="ce4">
            <text:p>2,19E+18</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72" table:style-name="ce3">
            <text:p>72</text:p>
          </table:table-cell>
          <table:table-cell office:value-type="float" office:value="2.88E+19" table:style-name="ce4">
            <text:p>2,88E+19</text:p>
          </table:table-cell>
          <table:table-cell office:value-type="float" office:value="3.0985095721273246E+19" table:formula="of:=[.N71]+[.M72]" table:style-name="ce4">
            <text:p>3,10E+19</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73" table:style-name="ce3">
            <text:p>73</text:p>
          </table:table-cell>
          <table:table-cell office:value-type="float" office:value="4.09E+20" table:style-name="ce4">
            <text:p>4,09E+20</text:p>
          </table:table-cell>
          <table:table-cell office:value-type="float" office:value="4.3998509572127326E+20" table:formula="of:=[.N72]+[.M73]" table:style-name="ce4">
            <text:p>4,40E+20</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74" table:style-name="ce3">
            <text:p>74</text:p>
          </table:table-cell>
          <table:table-cell office:value-type="float" office:value="5.8499999999999995E+21" table:style-name="ce4">
            <text:p>5,85E+21</text:p>
          </table:table-cell>
          <table:table-cell office:value-type="float" office:value="6.289985095721273E+21" table:formula="of:=[.N73]+[.M74]" table:style-name="ce4">
            <text:p>6,29E+21</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75" table:style-name="ce3">
            <text:p>75</text:p>
          </table:table-cell>
          <table:table-cell office:value-type="float" office:value="8.4200000000000006E+22" table:style-name="ce4">
            <text:p>8,42E+22</text:p>
          </table:table-cell>
          <table:table-cell office:value-type="float" office:value="9.0489985095721281E+22" table:formula="of:=[.N74]+[.M75]" table:style-name="ce4">
            <text:p>9,05E+22</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76" table:style-name="ce3">
            <text:p>76</text:p>
          </table:table-cell>
          <table:table-cell office:value-type="float" office:value="1.21E+24" table:style-name="ce4">
            <text:p>1,21E+24</text:p>
          </table:table-cell>
          <table:table-cell office:value-type="float" office:value="1.3004899850957214E+24" table:formula="of:=[.N75]+[.M76]" table:style-name="ce4">
            <text:p>1,30E+24</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77" table:style-name="ce3">
            <text:p>77</text:p>
          </table:table-cell>
          <table:table-cell office:value-type="float" office:value="1.76E+25" table:style-name="ce4">
            <text:p>1,76E+25</text:p>
          </table:table-cell>
          <table:table-cell office:value-type="float" office:value="1.8900489985095721E+25" table:formula="of:=[.N76]+[.M77]" table:style-name="ce4">
            <text:p>1,89E+25</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78" table:style-name="ce3">
            <text:p>78</text:p>
          </table:table-cell>
          <table:table-cell office:value-type="float" office:value="2.56E+26" table:style-name="ce4">
            <text:p>2,56E+26</text:p>
          </table:table-cell>
          <table:table-cell office:value-type="float" office:value="2.7490048998509571E+26" table:formula="of:=[.N77]+[.M78]" table:style-name="ce4">
            <text:p>2,75E+26</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79" table:style-name="ce3">
            <text:p>79</text:p>
          </table:table-cell>
          <table:table-cell office:value-type="float" office:value="3.7399999999999999E+27" table:style-name="ce4">
            <text:p>3,74E+27</text:p>
          </table:table-cell>
          <table:table-cell office:value-type="float" office:value="4.0149004899850956E+27" table:formula="of:=[.N78]+[.M79]" table:style-name="ce4">
            <text:p>4,01E+27</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80" table:style-name="ce3">
            <text:p>80</text:p>
          </table:table-cell>
          <table:table-cell office:value-type="float" office:value="5.5000000000000003E+28" table:style-name="ce4">
            <text:p>5,50E+28</text:p>
          </table:table-cell>
          <table:table-cell office:value-type="float" office:value="5.9014900489985097E+28" table:formula="of:=[.N79]+[.M80]" table:style-name="ce4">
            <text:p>5,90E+28</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81" table:style-name="ce3">
            <text:p>81</text:p>
          </table:table-cell>
          <table:table-cell office:value-type="float" office:value="8.1200000000000007E+29" table:style-name="ce4">
            <text:p>8,12E+29</text:p>
          </table:table-cell>
          <table:table-cell office:value-type="float" office:value="8.7101490048998518E+29" table:formula="of:=[.N80]+[.M81]" table:style-name="ce4">
            <text:p>8,71E+29</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82" table:style-name="ce3">
            <text:p>82</text:p>
          </table:table-cell>
          <table:table-cell office:value-type="float" office:value="1.1999999999999999E+31" table:style-name="ce4">
            <text:p>1,20E+31</text:p>
          </table:table-cell>
          <table:table-cell office:value-type="float" office:value="1.2871014900489983E+31" table:formula="of:=[.N81]+[.M82]" table:style-name="ce4">
            <text:p>1,29E+31</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83" table:style-name="ce3">
            <text:p>83</text:p>
          </table:table-cell>
          <table:table-cell office:value-type="float" office:value="1.7900000000000002E+32" table:style-name="ce4">
            <text:p>1,79E+32</text:p>
          </table:table-cell>
          <table:table-cell office:value-type="float" office:value="1.9187101490048999E+32" table:formula="of:=[.N82]+[.M83]" table:style-name="ce4">
            <text:p>1,92E+32</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84" table:style-name="ce3">
            <text:p>84</text:p>
          </table:table-cell>
          <table:table-cell office:value-type="float" office:value="2.96E+33" table:style-name="ce4">
            <text:p>2,96E+33</text:p>
          </table:table-cell>
          <table:table-cell office:value-type="float" office:value="3.1518710149004901E+33" table:formula="of:=[.N83]+[.M84]" table:style-name="ce4">
            <text:p>3,15E+33</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85" table:style-name="ce3">
            <text:p>85</text:p>
          </table:table-cell>
          <table:table-cell office:value-type="float" office:value="4.0400000000000001E+34" table:style-name="ce4">
            <text:p>4,04E+34</text:p>
          </table:table-cell>
          <table:table-cell office:value-type="float" office:value="4.3551871014900488E+34" table:formula="of:=[.N84]+[.M85]" table:style-name="ce4">
            <text:p>4,36E+34</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86" table:style-name="ce3">
            <text:p>86</text:p>
          </table:table-cell>
          <table:table-cell office:value-type="float" office:value="6.1099999999999999E+35" table:style-name="ce4">
            <text:p>6,11E+35</text:p>
          </table:table-cell>
          <table:table-cell office:value-type="float" office:value="6.545518710149005E+35" table:formula="of:=[.N85]+[.M86]" table:style-name="ce4">
            <text:p>6,55E+35</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87" table:style-name="ce3">
            <text:p>87</text:p>
          </table:table-cell>
          <table:table-cell office:value-type="float" office:value="9.2699999999999998E+36" table:style-name="ce4">
            <text:p>9,27E+36</text:p>
          </table:table-cell>
          <table:table-cell office:value-type="float" office:value="9.9245518710149006E+36" table:formula="of:=[.N86]+[.M87]" table:style-name="ce4">
            <text:p>9,92E+36</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88" table:style-name="ce3">
            <text:p>88</text:p>
          </table:table-cell>
          <table:table-cell office:value-type="float" office:value="1.41E+38" table:style-name="ce4">
            <text:p>1,41E+38</text:p>
          </table:table-cell>
          <table:table-cell office:value-type="float" office:value="1.5092455187101491E+38" table:formula="of:=[.N87]+[.M88]" table:style-name="ce4">
            <text:p>1,51E+38</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89" table:style-name="ce3">
            <text:p>89</text:p>
          </table:table-cell>
          <table:table-cell office:value-type="float" office:value="2.1699999999999999E+39" table:style-name="ce4">
            <text:p>2,17E+39</text:p>
          </table:table-cell>
          <table:table-cell office:value-type="float" office:value="2.3209245518710148E+39" table:formula="of:=[.N88]+[.M89]" table:style-name="ce4">
            <text:p>2,32E+39</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90" table:style-name="ce3">
            <text:p>90</text:p>
          </table:table-cell>
          <table:table-cell office:value-type="float" office:value="3.3299999999999998E+40" table:style-name="ce4">
            <text:p>3,33E+40</text:p>
          </table:table-cell>
          <table:table-cell office:value-type="float" office:value="3.5620924551871014E+40" table:formula="of:=[.N89]+[.M90]" table:style-name="ce4">
            <text:p>3,56E+40</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91" table:style-name="ce3">
            <text:p>91</text:p>
          </table:table-cell>
          <table:table-cell office:value-type="float" office:value="5.1500000000000002E+42" table:style-name="ce4">
            <text:p>5,15E+42</text:p>
          </table:table-cell>
          <table:table-cell office:value-type="float" office:value="5.1856209245518712E+42" table:formula="of:=[.N90]+[.M91]" table:style-name="ce4">
            <text:p>5,19E+42</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92" table:style-name="ce3">
            <text:p>92</text:p>
          </table:table-cell>
          <table:table-cell office:value-type="float" office:value="8.0000000000000007E+44" table:style-name="ce4">
            <text:p>8,00E+44</text:p>
          </table:table-cell>
          <table:table-cell office:value-type="float" office:value="8.0518562092455193E+44" table:formula="of:=[.N91]+[.M92]" table:style-name="ce4">
            <text:p>8,05E+44</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93" table:style-name="ce3">
            <text:p>93</text:p>
          </table:table-cell>
          <table:table-cell office:value-type="float" office:value="1.2500000000000001E+47" table:style-name="ce4">
            <text:p>1,25E+47</text:p>
          </table:table-cell>
          <table:table-cell office:value-type="float" office:value="1.2580518562092456E+47" table:formula="of:=[.N92]+[.M93]" table:style-name="ce4">
            <text:p>1,26E+47</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94" table:style-name="ce3">
            <text:p>94</text:p>
          </table:table-cell>
          <table:table-cell office:value-type="float" office:value="1.95E+49" table:style-name="ce4">
            <text:p>1,95E+49</text:p>
          </table:table-cell>
          <table:table-cell office:value-type="float" office:value="1.9625805185620926E+49" table:formula="of:=[.N93]+[.M94]" table:style-name="ce4">
            <text:p>1,96E+49</text:p>
          </table:table-cell>
          <table:table-cell table:number-columns-repeated="16370"/>
        </table:table-row>
        <table:table-row table:style-name="ro1" table:visibility="collapse">
          <table:table-cell table:number-columns-repeated="2" table:style-name="ce11"/>
          <table:table-cell table:style-name="ce5"/>
          <table:table-cell table:number-columns-repeated="5" table:style-name="ce3"/>
          <table:table-cell table:number-columns-repeated="2" table:style-name="ce4"/>
          <table:table-cell table:style-name="ce3"/>
          <table:table-cell office:value-type="float" office:value="95" table:style-name="ce3">
            <text:p>95</text:p>
          </table:table-cell>
          <table:table-cell office:value-type="float" office:value="3.07E+51" table:style-name="ce4">
            <text:p>3,07E+51</text:p>
          </table:table-cell>
          <table:table-cell office:value-type="float" office:value="3.0896258051856207E+51" table:formula="of:=[.N94]+[.M95]" table:style-name="ce4">
            <text:p>3,09E+51</text:p>
          </table:table-cell>
          <table:table-cell table:number-columns-repeated="16370"/>
        </table:table-row>
        <table:table-row table:style-name="ro1" table:visibility="collapse">
          <table:table-cell table:number-columns-repeated="2" table:style-name="ce11"/>
          <table:table-cell table:style-name="ce5"/>
          <table:table-cell table:number-columns-repeated="5" table:style-name="ce3"/>
          <table:table-cell table:number-columns-repeated="2" table:style-name="ce4"/>
          <table:table-cell table:style-name="ce3"/>
          <table:table-cell office:value-type="float" office:value="96" table:style-name="ce3">
            <text:p>96</text:p>
          </table:table-cell>
          <table:table-cell office:value-type="float" office:value="4.8599999999999998E+53" table:style-name="ce4">
            <text:p>4,86E+53</text:p>
          </table:table-cell>
          <table:table-cell office:value-type="float" office:value="4.8908962580518563E+53" table:formula="of:=[.N95]+[.M96]" table:style-name="ce4">
            <text:p>4,89E+53</text:p>
          </table:table-cell>
          <table:table-cell table:number-columns-repeated="16370"/>
        </table:table-row>
        <table:table-row table:style-name="ro1" table:visibility="collapse">
          <table:table-cell table:number-columns-repeated="2" table:style-name="ce11"/>
          <table:table-cell table:style-name="ce5"/>
          <table:table-cell table:number-columns-repeated="5" table:style-name="ce3"/>
          <table:table-cell table:number-columns-repeated="2" table:style-name="ce4"/>
          <table:table-cell table:style-name="ce3"/>
          <table:table-cell office:value-type="float" office:value="97" table:style-name="ce3">
            <text:p>97</text:p>
          </table:table-cell>
          <table:table-cell office:value-type="float" office:value="7.7200000000000005E+55" table:style-name="ce4">
            <text:p>7,72E+55</text:p>
          </table:table-cell>
          <table:table-cell office:value-type="float" office:value="7.7689089625805185E+55" table:formula="of:=[.N96]+[.M97]" table:style-name="ce4">
            <text:p>7,77E+55</text:p>
          </table:table-cell>
          <table:table-cell table:number-columns-repeated="16370"/>
        </table:table-row>
        <table:table-row table:style-name="ro1" table:visibility="collapse">
          <table:table-cell table:number-columns-repeated="2" table:style-name="ce11"/>
          <table:table-cell table:style-name="ce5"/>
          <table:table-cell table:number-columns-repeated="5" table:style-name="ce3"/>
          <table:table-cell table:number-columns-repeated="2" table:style-name="ce4"/>
          <table:table-cell table:style-name="ce3"/>
          <table:table-cell office:value-type="float" office:value="98" table:style-name="ce3">
            <text:p>98</text:p>
          </table:table-cell>
          <table:table-cell office:value-type="float" office:value="1.23E+58" table:style-name="ce4">
            <text:p>1,23E+58</text:p>
          </table:table-cell>
          <table:table-cell office:value-type="float" office:value="1.2377689089625805E+58" table:formula="of:=[.N97]+[.M98]" table:style-name="ce4">
            <text:p>1,24E+58</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99" table:style-name="ce3">
            <text:p>99</text:p>
          </table:table-cell>
          <table:table-cell office:value-type="float" office:value="1.9699999999999999E+60" table:style-name="ce4">
            <text:p>1,97E+60</text:p>
          </table:table-cell>
          <table:table-cell office:value-type="float" office:value="1.9823776890896256E+60" table:formula="of:=[.N98]+[.M99]" table:style-name="ce4">
            <text:p>1,98E+60</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00" table:style-name="ce3">
            <text:p>100</text:p>
          </table:table-cell>
          <table:table-cell office:value-type="float" office:value="3.1700000000000002E+62" table:style-name="ce4">
            <text:p>3,17E+62</text:p>
          </table:table-cell>
          <table:table-cell office:value-type="float" office:value="3.1898237768908966E+62" table:formula="of:=[.N99]+[.M100]" table:style-name="ce4">
            <text:p>3,19E+62</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01" table:style-name="ce3">
            <text:p>101</text:p>
          </table:table-cell>
          <table:table-cell office:value-type="float" office:value="5.1200000000000002E+64" table:style-name="ce4">
            <text:p>5,12E+64</text:p>
          </table:table-cell>
          <table:table-cell office:value-type="float" office:value="5.1518982377689093E+64" table:formula="of:=[.N100]+[.M101]" table:style-name="ce4">
            <text:p>5,15E+64</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02" table:style-name="ce3">
            <text:p>102</text:p>
          </table:table-cell>
          <table:table-cell office:value-type="float" office:value="8.3099999999999993E+66" table:style-name="ce4">
            <text:p>8,31E+66</text:p>
          </table:table-cell>
          <table:table-cell office:value-type="float" office:value="8.361518982377688E+66" table:formula="of:=[.N101]+[.M102]" table:style-name="ce4">
            <text:p>8,36E+66</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03" table:style-name="ce3">
            <text:p>103</text:p>
          </table:table-cell>
          <table:table-cell office:value-type="float" office:value="1.3499999999999999E+69" table:style-name="ce4">
            <text:p>1,35E+69</text:p>
          </table:table-cell>
          <table:table-cell office:value-type="float" office:value="1.3583615189823776E+69" table:formula="of:=[.N102]+[.M103]" table:style-name="ce4">
            <text:p>1,36E+69</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04" table:style-name="ce3">
            <text:p>104</text:p>
          </table:table-cell>
          <table:table-cell office:value-type="float" office:value="2.2199999999999998E+71" table:style-name="ce4">
            <text:p>2,22E+71</text:p>
          </table:table-cell>
          <table:table-cell office:value-type="float" office:value="2.2335836151898238E+71" table:formula="of:=[.N103]+[.M104]" table:style-name="ce4">
            <text:p>2,23E+71</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05" table:style-name="ce3">
            <text:p>105</text:p>
          </table:table-cell>
          <table:table-cell office:value-type="float" office:value="3.6399999999999998E+73" table:style-name="ce4">
            <text:p>3,64E+73</text:p>
          </table:table-cell>
          <table:table-cell office:value-type="float" office:value="3.6623358361518981E+73" table:formula="of:=[.N104]+[.M105]" table:style-name="ce4">
            <text:p>3,66E+73</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06" table:style-name="ce3">
            <text:p>106</text:p>
          </table:table-cell>
          <table:table-cell office:value-type="float" office:value="6.0099999999999997E+75" table:style-name="ce4">
            <text:p>6,01E+75</text:p>
          </table:table-cell>
          <table:table-cell office:value-type="float" office:value="6.0466233583615185E+75" table:formula="of:=[.N105]+[.M106]" table:style-name="ce4">
            <text:p>6,05E+75</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07" table:style-name="ce3">
            <text:p>107</text:p>
          </table:table-cell>
          <table:table-cell office:value-type="float" office:value="9.9700000000000002E+77" table:style-name="ce4">
            <text:p>9,97E+77</text:p>
          </table:table-cell>
          <table:table-cell office:value-type="float" office:value="1.0030466233583616E+78" table:formula="of:=[.N106]+[.M107]" table:style-name="ce4">
            <text:p>1,00E+78</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08" table:style-name="ce3">
            <text:p>108</text:p>
          </table:table-cell>
          <table:table-cell office:value-type="float" office:value="1.6599999999999999E+80" table:style-name="ce4">
            <text:p>1,66E+80</text:p>
          </table:table-cell>
          <table:table-cell office:value-type="float" office:value="1.6700304662335836E+80" table:formula="of:=[.N107]+[.M108]" table:style-name="ce4">
            <text:p>1,67E+80</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09" table:style-name="ce3">
            <text:p>109</text:p>
          </table:table-cell>
          <table:table-cell office:value-type="float" office:value="2.7799999999999999E+82" table:style-name="ce4">
            <text:p>2,78E+82</text:p>
          </table:table-cell>
          <table:table-cell office:value-type="float" office:value="2.7967003046623358E+82" table:formula="of:=[.N108]+[.M109]" table:style-name="ce4">
            <text:p>2,80E+82</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10" table:style-name="ce3">
            <text:p>110</text:p>
          </table:table-cell>
          <table:table-cell office:value-type="float" office:value="4.6599999999999997E+84" table:style-name="ce4">
            <text:p>4,66E+84</text:p>
          </table:table-cell>
          <table:table-cell office:value-type="float" office:value="4.6879670030466229E+84" table:formula="of:=[.N109]+[.M110]" table:style-name="ce4">
            <text:p>4,69E+84</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11" table:style-name="ce3">
            <text:p>111</text:p>
          </table:table-cell>
          <table:table-cell office:value-type="float" office:value="7.8600000000000001E+86" table:style-name="ce4">
            <text:p>7,86E+86</text:p>
          </table:table-cell>
          <table:table-cell office:value-type="float" office:value="7.906879670030466E+86" table:formula="of:=[.N110]+[.M111]" table:style-name="ce4">
            <text:p>7,91E+86</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12" table:style-name="ce3">
            <text:p>112</text:p>
          </table:table-cell>
          <table:table-cell office:value-type="float" office:value="1.3299999999999999E+89" table:style-name="ce4">
            <text:p>1,33E+89</text:p>
          </table:table-cell>
          <table:table-cell office:value-type="float" office:value="1.3379068796700303E+89" table:formula="of:=[.N111]+[.M112]" table:style-name="ce4">
            <text:p>1,34E+89</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13" table:style-name="ce3">
            <text:p>113</text:p>
          </table:table-cell>
          <table:table-cell office:value-type="float" office:value="2.2599999999999999E+91" table:style-name="ce4">
            <text:p>2,26E+91</text:p>
          </table:table-cell>
          <table:table-cell office:value-type="float" office:value="2.2733790687967003E+91" table:formula="of:=[.N112]+[.M113]" table:style-name="ce4">
            <text:p>2,27E+91</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14" table:style-name="ce3">
            <text:p>114</text:p>
          </table:table-cell>
          <table:table-cell office:value-type="float" office:value="3.8699999999999999E+93" table:style-name="ce4">
            <text:p>3,87E+93</text:p>
          </table:table-cell>
          <table:table-cell office:value-type="float" office:value="3.892733790687967E+93" table:formula="of:=[.N113]+[.M114]" table:style-name="ce4">
            <text:p>3,89E+93</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15" table:style-name="ce3">
            <text:p>115</text:p>
          </table:table-cell>
          <table:table-cell office:value-type="float" office:value="6.6300000000000006E+95" table:style-name="ce4">
            <text:p>6,63E+95</text:p>
          </table:table-cell>
          <table:table-cell office:value-type="float" office:value="6.6689273379068806E+95" table:formula="of:=[.N114]+[.M115]" table:style-name="ce4">
            <text:p>6,67E+95</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16" table:style-name="ce3">
            <text:p>116</text:p>
          </table:table-cell>
          <table:table-cell office:value-type="float" office:value="1.14E+98" table:style-name="ce4">
            <text:p>1,14E+98</text:p>
          </table:table-cell>
          <table:table-cell office:value-type="float" office:value="1.1466689273379069E+98" table:formula="of:=[.N115]+[.M116]" table:style-name="ce4">
            <text:p>1,15E+98</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17" table:style-name="ce3">
            <text:p>117</text:p>
          </table:table-cell>
          <table:table-cell office:value-type="float" office:value="1.9699999999999998E+100" table:style-name="ce4">
            <text:p>1,97E+100</text:p>
          </table:table-cell>
          <table:table-cell office:value-type="float" office:value="1.9814666892733789E+100" table:formula="of:=[.N116]+[.M117]" table:style-name="ce4">
            <text:p>1,98E+100</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18" table:style-name="ce3">
            <text:p>118</text:p>
          </table:table-cell>
          <table:table-cell office:value-type="float" office:value="3.4299999999999998E+102" table:style-name="ce4">
            <text:p>3,43E+102</text:p>
          </table:table-cell>
          <table:table-cell office:value-type="float" office:value="3.4498146668927337E+102" table:formula="of:=[.N117]+[.M118]" table:style-name="ce4">
            <text:p>3,45E+102</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19" table:style-name="ce3">
            <text:p>119</text:p>
          </table:table-cell>
          <table:table-cell office:value-type="float" office:value="5.9699999999999995E+104" table:style-name="ce4">
            <text:p>5,97E+104</text:p>
          </table:table-cell>
          <table:table-cell office:value-type="float" office:value="6.0044981466689266E+104" table:formula="of:=[.N118]+[.M119]" table:style-name="ce4">
            <text:p>6,00E+104</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20" table:style-name="ce3">
            <text:p>120</text:p>
          </table:table-cell>
          <table:table-cell office:value-type="float" office:value="1.05E+107" table:style-name="ce4">
            <text:p>1,05E+107</text:p>
          </table:table-cell>
          <table:table-cell office:value-type="float" office:value="1.0560044981466689E+107" table:formula="of:=[.N119]+[.M120]" table:style-name="ce4">
            <text:p>1,06E+107</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21" table:style-name="ce3">
            <text:p>121</text:p>
          </table:table-cell>
          <table:table-cell office:value-type="float" office:value="1.8399999999999999E+109" table:style-name="ce4">
            <text:p>1,84E+109</text:p>
          </table:table-cell>
          <table:table-cell office:value-type="float" office:value="1.8505600449814666E+109" table:formula="of:=[.N120]+[.M121]" table:style-name="ce4">
            <text:p>1,85E+109</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22" table:style-name="ce3">
            <text:p>122</text:p>
          </table:table-cell>
          <table:table-cell office:value-type="float" office:value="3.24E+111" table:style-name="ce4">
            <text:p>3,24E+111</text:p>
          </table:table-cell>
          <table:table-cell office:value-type="float" office:value="3.2585056004498144E+111" table:formula="of:=[.N121]+[.M122]" table:style-name="ce4">
            <text:p>3,26E+111</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23" table:style-name="ce3">
            <text:p>123</text:p>
          </table:table-cell>
          <table:table-cell office:value-type="float" office:value="5.7500000000000001E+113" table:style-name="ce4">
            <text:p>5,75E+113</text:p>
          </table:table-cell>
          <table:table-cell office:value-type="float" office:value="5.7825850560044981E+113" table:formula="of:=[.N122]+[.M123]" table:style-name="ce4">
            <text:p>5,78E+113</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24" table:style-name="ce3">
            <text:p>124</text:p>
          </table:table-cell>
          <table:table-cell office:value-type="float" office:value="1.0199999999999999E+116" table:style-name="ce4">
            <text:p>1,02E+116</text:p>
          </table:table-cell>
          <table:table-cell office:value-type="float" office:value="1.0257825850560044E+116" table:formula="of:=[.N123]+[.M124]" table:style-name="ce4">
            <text:p>1,03E+116</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25" table:style-name="ce3">
            <text:p>125</text:p>
          </table:table-cell>
          <table:table-cell office:value-type="float" office:value="1.8300000000000001E+118" table:style-name="ce4">
            <text:p>1,83E+118</text:p>
          </table:table-cell>
          <table:table-cell office:value-type="float" office:value="1.8402578258505601E+118" table:formula="of:=[.N124]+[.M125]" table:style-name="ce4">
            <text:p>1,84E+118</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26" table:style-name="ce3">
            <text:p>126</text:p>
          </table:table-cell>
          <table:table-cell office:value-type="float" office:value="3.2799999999999998E+120" table:style-name="ce4">
            <text:p>3,28E+120</text:p>
          </table:table-cell>
          <table:table-cell office:value-type="float" office:value="3.2984025782585054E+120" table:formula="of:=[.N125]+[.M126]" table:style-name="ce4">
            <text:p>3,30E+120</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27" table:style-name="ce3">
            <text:p>127</text:p>
          </table:table-cell>
          <table:table-cell office:value-type="float" office:value="5.9000000000000003E+122" table:style-name="ce4">
            <text:p>5,90E+122</text:p>
          </table:table-cell>
          <table:table-cell office:value-type="float" office:value="5.9329840257825854E+122" table:formula="of:=[.N126]+[.M127]" table:style-name="ce4">
            <text:p>5,93E+122</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28" table:style-name="ce3">
            <text:p>128</text:p>
          </table:table-cell>
          <table:table-cell office:value-type="float" office:value="1.0700000000000001E+125" table:style-name="ce4">
            <text:p>1,07E+125</text:p>
          </table:table-cell>
          <table:table-cell office:value-type="float" office:value="1.0759329840257826E+125" table:formula="of:=[.N127]+[.M128]" table:style-name="ce4">
            <text:p>1,08E+125</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29" table:style-name="ce3">
            <text:p>129</text:p>
          </table:table-cell>
          <table:table-cell office:value-type="float" office:value="1.94E+127" table:style-name="ce4">
            <text:p>1,94E+127</text:p>
          </table:table-cell>
          <table:table-cell office:value-type="float" office:value="1.9507593298402578E+127" table:formula="of:=[.N128]+[.M129]" table:style-name="ce4">
            <text:p>1,95E+127</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30" table:style-name="ce3">
            <text:p>130</text:p>
          </table:table-cell>
          <table:table-cell office:value-type="float" office:value="3.5300000000000002E+129" table:style-name="ce4">
            <text:p>3,53E+129</text:p>
          </table:table-cell>
          <table:table-cell office:value-type="float" office:value="3.5495075932984029E+129" table:formula="of:=[.N129]+[.M130]" table:style-name="ce4">
            <text:p>3,55E+129</text:p>
          </table:table-cell>
          <table:table-cell table:number-columns-repeated="16370"/>
        </table:table-row>
        <table:table-row table:style-name="ro1" table:visibility="collapse">
          <table:table-cell table:number-columns-repeated="2" table:style-name="ce11"/>
          <table:table-cell table:style-name="ce5"/>
          <table:table-cell table:number-columns-repeated="5" table:style-name="ce3"/>
          <table:table-cell table:style-name="ce4"/>
          <table:table-cell table:number-columns-repeated="2" table:style-name="ce3"/>
          <table:table-cell office:value-type="float" office:value="131" table:style-name="ce3">
            <text:p>131</text:p>
          </table:table-cell>
          <table:table-cell office:value-type="float" office:value="6.46E+131" table:style-name="ce4">
            <text:p>6,46E+131</text:p>
          </table:table-cell>
          <table:table-cell office:value-type="float" office:value="6.495495075932984E+131" table:formula="of:=[.N130]+[.M131]" table:style-name="ce4">
            <text:p>6,50E+131</text:p>
          </table:table-cell>
          <table:table-cell table:number-columns-repeated="16370"/>
        </table:table-row>
        <table:table-row table:style-name="ro1" table:visibility="collapse">
          <table:table-cell table:number-columns-repeated="2" table:style-name="ce11"/>
          <table:table-cell table:style-name="ce5"/>
          <table:table-cell table:number-columns-repeated="6" table:style-name="ce3"/>
          <table:table-cell table:style-name="ce4"/>
          <table:table-cell table:style-name="ce3"/>
          <table:table-cell office:value-type="float" office:value="132" table:style-name="ce3">
            <text:p>132</text:p>
          </table:table-cell>
          <table:table-cell office:value-type="float" office:value="1.1900000000000001E+134" table:style-name="ce4">
            <text:p>1,19E+134</text:p>
          </table:table-cell>
          <table:table-cell office:value-type="float" office:value="1.196495495075933E+134" table:formula="of:=[.N131]+[.M132]" table:style-name="ce4">
            <text:p>1,20E+134</text:p>
          </table:table-cell>
          <table:table-cell table:number-columns-repeated="16370"/>
        </table:table-row>
        <table:table-row table:style-name="ro1" table:visibility="collapse">
          <table:table-cell table:number-columns-repeated="2" table:style-name="ce11"/>
          <table:table-cell table:style-name="ce5"/>
          <table:table-cell table:number-columns-repeated="6" table:style-name="ce3"/>
          <table:table-cell table:style-name="ce4"/>
          <table:table-cell table:style-name="ce3"/>
          <table:table-cell office:value-type="float" office:value="133" table:style-name="ce3">
            <text:p>133</text:p>
          </table:table-cell>
          <table:table-cell office:value-type="float" office:value="2.19E+136" table:style-name="ce4">
            <text:p>2,19E+136</text:p>
          </table:table-cell>
          <table:table-cell office:value-type="float" office:value="2.2019649549507594E+136" table:formula="of:=[.N132]+[.M133]" table:style-name="ce4">
            <text:p>2,20E+136</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34" table:style-name="ce3">
            <text:p>134</text:p>
          </table:table-cell>
          <table:table-cell office:value-type="float" office:value="4.0500000000000003E+138" table:style-name="ce4">
            <text:p>4,05E+138</text:p>
          </table:table-cell>
          <table:table-cell office:value-type="float" office:value="4.0720196495495077E+138" table:formula="of:=[.N133]+[.M134]" table:style-name="ce4">
            <text:p>4,07E+138</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35" table:style-name="ce3">
            <text:p>135</text:p>
          </table:table-cell>
          <table:table-cell office:value-type="float" office:value="7.5300000000000004E+140" table:style-name="ce4">
            <text:p>7,53E+140</text:p>
          </table:table-cell>
          <table:table-cell office:value-type="float" office:value="7.5707201964954952E+140" table:formula="of:=[.N134]+[.M135]" table:style-name="ce4">
            <text:p>7,57E+140</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36" table:style-name="ce3">
            <text:p>136</text:p>
          </table:table-cell>
          <table:table-cell office:value-type="float" office:value="1.4E+143" table:style-name="ce4">
            <text:p>1,40E+143</text:p>
          </table:table-cell>
          <table:table-cell office:value-type="float" office:value="1.4075707201964955E+143" table:formula="of:=[.N135]+[.M136]" table:style-name="ce4">
            <text:p>1,41E+143</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37" table:style-name="ce3">
            <text:p>137</text:p>
          </table:table-cell>
          <table:table-cell office:value-type="float" office:value="2.6299999999999999E+145" table:style-name="ce4">
            <text:p>2,63E+145</text:p>
          </table:table-cell>
          <table:table-cell office:value-type="float" office:value="2.6440757072019646E+145" table:formula="of:=[.N136]+[.M137]" table:style-name="ce4">
            <text:p>2,64E+145</text:p>
          </table:table-cell>
          <table:table-cell table:number-columns-repeated="16370"/>
        </table:table-row>
        <table:table-row table:style-name="ro1" table:visibility="collapse">
          <table:table-cell table:number-columns-repeated="2" table:style-name="ce11"/>
          <table:table-cell table:style-name="ce5"/>
          <table:table-cell table:number-columns-repeated="8" table:style-name="ce3"/>
          <table:table-cell office:value-type="float" office:value="138" table:style-name="ce3">
            <text:p>138</text:p>
          </table:table-cell>
          <table:table-cell office:value-type="float" office:value="4.95E+147" table:style-name="ce4">
            <text:p>4,95E+147</text:p>
          </table:table-cell>
          <table:table-cell office:value-type="float" office:value="4.9764407570720194E+147" table:formula="of:=[.N137]+[.M138]" table:style-name="ce4">
            <text:p>4,98E+147</text:p>
          </table:table-cell>
          <table:table-cell table:number-columns-repeated="16370"/>
        </table:table-row>
        <table:table-row table:number-rows-repeated="1048438" table:style-name="ro2">
          <table:table-cell table:number-columns-repeated="16384"/>
        </table:table-row>
      </table:table>
      <table:table table:name="Reductions_Expanded" table:style-name="ta1">
        <table:table-column table:style-name="co1" table:default-cell-style-name="ce1"/>
        <table:table-column table:style-name="co3" table:default-cell-style-name="ce1"/>
        <table:table-column table:style-name="co1" table:number-columns-repeated="1022" table:default-cell-style-name="ce1"/>
        <table:table-column table:style-name="co2" table:number-columns-repeated="15360" table:default-cell-style-name="ce1"/>
        <table:table-row table:style-name="ro1">
          <table:table-cell table:number-columns-repeated="6" table:style-name="ce26"/>
          <table:table-cell table:number-columns-repeated="5" table:style-name="ce27"/>
          <table:table-cell table:number-columns-repeated="16373"/>
        </table:table-row>
        <table:table-row table:style-name="ro3">
          <table:table-cell table:style-name="ce26"/>
          <table:table-cell office:value-type="string" table:number-columns-spanned="9" table:number-rows-spanned="1" table:style-name="ce78">
            <text:p>Damage</text:p>
          </table:table-cell>
          <table:covered-table-cell table:number-columns-repeated="8"/>
          <table:table-cell table:style-name="ce27"/>
          <table:table-cell table:number-columns-repeated="16373"/>
        </table:table-row>
        <table:table-row table:style-name="ro1">
          <table:table-cell table:style-name="ce26"/>
          <table:table-cell office:value-type="string" table:style-name="ce28">
            <text:p>From row to column</text:p>
          </table:table-cell>
          <table:table-cell office:value-type="string" table:style-name="ce29">
            <text:p>CS</text:p>
          </table:table-cell>
          <table:table-cell office:value-type="string" table:style-name="ce30">
            <text:p>SC</text:p>
          </table:table-cell>
          <table:table-cell office:value-type="string" table:style-name="ce31">
            <text:p>HS</text:p>
          </table:table-cell>
          <table:table-cell office:value-type="string" table:style-name="ce32">
            <text:p>Pet</text:p>
          </table:table-cell>
          <table:table-cell office:value-type="string" table:style-name="ce33">
            <text:p>Dagger</text:p>
          </table:table-cell>
          <table:table-cell office:value-type="string" table:style-name="ce34">
            <text:p>Gold Gun</text:p>
          </table:table-cell>
          <table:table-cell office:value-type="string" table:style-name="ce35">
            <text:p>Hero</text:p>
          </table:table-cell>
          <table:table-cell office:value-type="string" table:style-name="ce36">
            <text:p>Tap</text:p>
          </table:table-cell>
          <table:table-cell table:style-name="ce27"/>
          <table:table-cell table:number-columns-repeated="16373"/>
        </table:table-row>
        <table:table-row table:style-name="ro1">
          <table:table-cell table:style-name="ce26"/>
          <table:table-cell office:value-type="string" table:style-name="ce37">
            <text:p>Tap</text:p>
          </table:table-cell>
          <table:table-cell office:value-type="float" office:value="0" table:style-name="ce38">
            <text:p>0</text:p>
          </table:table-cell>
          <table:table-cell office:value-type="float" office:value="0.6" table:style-name="ce39">
            <text:p>0,6</text:p>
          </table:table-cell>
          <table:table-cell office:value-type="float" office:value="1" table:style-name="ce40">
            <text:p>1</text:p>
          </table:table-cell>
          <table:table-cell office:value-type="float" office:value="1" table:style-name="ce41">
            <text:p>1</text:p>
          </table:table-cell>
          <table:table-cell office:value-type="float" office:value="1" table:style-name="ce42">
            <text:p>1</text:p>
          </table:table-cell>
          <table:table-cell office:value-type="float" office:value="0.45" table:style-name="ce43">
            <text:p>0,45</text:p>
          </table:table-cell>
          <table:table-cell office:value-type="float" office:value="0" table:style-name="ce44">
            <text:p>0</text:p>
          </table:table-cell>
          <table:table-cell office:value-type="float" office:value="1" table:style-name="ce45">
            <text:p>1</text:p>
          </table:table-cell>
          <table:table-cell table:style-name="ce27"/>
          <table:table-cell table:number-columns-repeated="16373"/>
        </table:table-row>
        <table:table-row table:style-name="ro1">
          <table:table-cell table:style-name="ce26"/>
          <table:table-cell office:value-type="string" table:style-name="ce37">
            <text:p>Hero (All/Type/Terrain)</text:p>
          </table:table-cell>
          <table:table-cell office:value-type="float" office:value="1" table:style-name="ce38">
            <text:p>1</text:p>
          </table:table-cell>
          <table:table-cell office:value-type="float" office:value="0.6" table:style-name="ce39">
            <text:p>0,6</text:p>
          </table:table-cell>
          <table:table-cell office:value-type="float" office:value="0.5" table:style-name="ce40">
            <text:p>0,5</text:p>
          </table:table-cell>
          <table:table-cell office:value-type="float" office:value="0.5" table:style-name="ce41">
            <text:p>0,5</text:p>
          </table:table-cell>
          <table:table-cell office:value-type="float" office:value="0.5" table:style-name="ce42">
            <text:p>0,5</text:p>
          </table:table-cell>
          <table:table-cell office:value-type="float" office:value="0.9" table:style-name="ce43">
            <text:p>0,9</text:p>
          </table:table-cell>
          <table:table-cell office:value-type="float" office:value="1" table:style-name="ce44">
            <text:p>1</text:p>
          </table:table-cell>
          <table:table-cell office:value-type="float" office:value="0.5" table:style-name="ce45">
            <text:p>0,5</text:p>
          </table:table-cell>
          <table:table-cell table:style-name="ce27"/>
          <table:table-cell table:number-columns-repeated="16373"/>
        </table:table-row>
        <table:table-row table:style-name="ro1">
          <table:table-cell table:style-name="ce26"/>
          <table:table-cell office:value-type="string" table:style-name="ce37">
            <text:p>Base hero (Hero levels/Hero weapons)</text:p>
          </table:table-cell>
          <table:table-cell office:value-type="float" office:value="1" table:style-name="ce38">
            <text:p>1</text:p>
          </table:table-cell>
          <table:table-cell office:value-type="float" office:value="1" table:style-name="ce39">
            <text:p>1</text:p>
          </table:table-cell>
          <table:table-cell office:value-type="float" office:value="1" table:style-name="ce40">
            <text:p>1</text:p>
          </table:table-cell>
          <table:table-cell office:value-type="float" office:value="1" table:style-name="ce41">
            <text:p>1</text:p>
          </table:table-cell>
          <table:table-cell office:value-type="float" office:value="1" table:style-name="ce42">
            <text:p>1</text:p>
          </table:table-cell>
          <table:table-cell office:value-type="float" office:value="1" table:style-name="ce43">
            <text:p>1</text:p>
          </table:table-cell>
          <table:table-cell office:value-type="float" office:value="1" table:style-name="ce44">
            <text:p>1</text:p>
          </table:table-cell>
          <table:table-cell office:value-type="float" office:value="1" table:style-name="ce45">
            <text:p>1</text:p>
          </table:table-cell>
          <table:table-cell table:style-name="ce27"/>
          <table:table-cell table:number-columns-repeated="16373"/>
        </table:table-row>
        <table:table-row table:style-name="ro1">
          <table:table-cell table:style-name="ce26"/>
          <table:table-cell office:value-type="string" table:style-name="ce37">
            <text:p>Gunblade</text:p>
          </table:table-cell>
          <table:table-cell office:value-type="float" office:value="0" table:style-name="ce38">
            <text:p>0</text:p>
          </table:table-cell>
          <table:table-cell office:value-type="float" office:value="0.6" table:style-name="ce39">
            <text:p>0,6</text:p>
          </table:table-cell>
          <table:table-cell office:value-type="float" office:value="0.75" table:style-name="ce40">
            <text:p>0,75</text:p>
          </table:table-cell>
          <table:table-cell office:value-type="float" office:value="0" table:style-name="ce41">
            <text:p>0</text:p>
          </table:table-cell>
          <table:table-cell office:value-type="float" office:value="0.65" table:style-name="ce42">
            <text:p>0,65</text:p>
          </table:table-cell>
          <table:table-cell office:value-type="float" office:value="0.75" table:style-name="ce43">
            <text:p>0,75</text:p>
          </table:table-cell>
          <table:table-cell office:value-type="float" office:value="0" table:style-name="ce44">
            <text:p>0</text:p>
          </table:table-cell>
          <table:table-cell office:value-type="float" office:value="1" table:style-name="ce45">
            <text:p>1</text:p>
          </table:table-cell>
          <table:table-cell table:style-name="ce27"/>
          <table:table-cell table:number-columns-repeated="16373"/>
        </table:table-row>
        <table:table-row table:style-name="ro1">
          <table:table-cell table:style-name="ce26"/>
          <table:table-cell office:value-type="string" table:style-name="ce37">
            <text:p>Pet</text:p>
          </table:table-cell>
          <table:table-cell office:value-type="float" office:value="0" table:style-name="ce38">
            <text:p>0</text:p>
          </table:table-cell>
          <table:table-cell office:value-type="float" office:value="0" table:style-name="ce39">
            <text:p>0</text:p>
          </table:table-cell>
          <table:table-cell office:value-type="float" office:value="0" table:style-name="ce40">
            <text:p>0</text:p>
          </table:table-cell>
          <table:table-cell office:value-type="float" office:value="1" table:style-name="ce41">
            <text:p>1</text:p>
          </table:table-cell>
          <table:table-cell office:value-type="float" office:value="0" table:style-name="ce42">
            <text:p>0</text:p>
          </table:table-cell>
          <table:table-cell office:value-type="float" office:value="0" table:style-name="ce43">
            <text:p>0</text:p>
          </table:table-cell>
          <table:table-cell office:value-type="float" office:value="0" table:style-name="ce44">
            <text:p>0</text:p>
          </table:table-cell>
          <table:table-cell office:value-type="float" office:value="0" table:style-name="ce45">
            <text:p>0</text:p>
          </table:table-cell>
          <table:table-cell table:style-name="ce27"/>
          <table:table-cell table:number-columns-repeated="16373"/>
        </table:table-row>
        <table:table-row table:style-name="ro1">
          <table:table-cell table:style-name="ce26"/>
          <table:table-cell office:value-type="string" table:style-name="ce37">
            <text:p>CS</text:p>
          </table:table-cell>
          <table:table-cell office:value-type="float" office:value="1" table:style-name="ce38">
            <text:p>1</text:p>
          </table:table-cell>
          <table:table-cell office:value-type="float" office:value="0" table:style-name="ce39">
            <text:p>0</text:p>
          </table:table-cell>
          <table:table-cell office:value-type="float" office:value="0" table:style-name="ce40">
            <text:p>0</text:p>
          </table:table-cell>
          <table:table-cell office:value-type="float" office:value="0" table:style-name="ce41">
            <text:p>0</text:p>
          </table:table-cell>
          <table:table-cell office:value-type="float" office:value="0" table:style-name="ce42">
            <text:p>0</text:p>
          </table:table-cell>
          <table:table-cell office:value-type="float" office:value="0" table:style-name="ce43">
            <text:p>0</text:p>
          </table:table-cell>
          <table:table-cell office:value-type="float" office:value="0" table:style-name="ce44">
            <text:p>0</text:p>
          </table:table-cell>
          <table:table-cell office:value-type="float" office:value="0" table:style-name="ce45">
            <text:p>0</text:p>
          </table:table-cell>
          <table:table-cell table:style-name="ce27"/>
          <table:table-cell table:number-columns-repeated="16373"/>
        </table:table-row>
        <table:table-row table:style-name="ro1">
          <table:table-cell table:style-name="ce26"/>
          <table:table-cell office:value-type="string" table:style-name="ce37">
            <text:p>Dagger</text:p>
          </table:table-cell>
          <table:table-cell office:value-type="float" office:value="0" table:style-name="ce38">
            <text:p>0</text:p>
          </table:table-cell>
          <table:table-cell office:value-type="float" office:value="0" table:style-name="ce39">
            <text:p>0</text:p>
          </table:table-cell>
          <table:table-cell office:value-type="float" office:value="0" table:style-name="ce40">
            <text:p>0</text:p>
          </table:table-cell>
          <table:table-cell office:value-type="float" office:value="0" table:style-name="ce41">
            <text:p>0</text:p>
          </table:table-cell>
          <table:table-cell office:value-type="float" office:value="1" table:style-name="ce42">
            <text:p>1</text:p>
          </table:table-cell>
          <table:table-cell office:value-type="float" office:value="0" table:style-name="ce43">
            <text:p>0</text:p>
          </table:table-cell>
          <table:table-cell office:value-type="float" office:value="0" table:style-name="ce44">
            <text:p>0</text:p>
          </table:table-cell>
          <table:table-cell office:value-type="float" office:value="0" table:style-name="ce45">
            <text:p>0</text:p>
          </table:table-cell>
          <table:table-cell table:style-name="ce27"/>
          <table:table-cell table:number-columns-repeated="16373"/>
        </table:table-row>
        <table:table-row table:style-name="ro1">
          <table:table-cell table:style-name="ce26"/>
          <table:table-cell office:value-type="string" table:style-name="ce37">
            <text:p>Gold Gun</text:p>
          </table:table-cell>
          <table:table-cell office:value-type="float" office:value="0" table:style-name="ce38">
            <text:p>0</text:p>
          </table:table-cell>
          <table:table-cell office:value-type="float" office:value="0" table:style-name="ce39">
            <text:p>0</text:p>
          </table:table-cell>
          <table:table-cell office:value-type="float" office:value="0" table:style-name="ce40">
            <text:p>0</text:p>
          </table:table-cell>
          <table:table-cell office:value-type="float" office:value="0" table:style-name="ce41">
            <text:p>0</text:p>
          </table:table-cell>
          <table:table-cell office:value-type="float" office:value="0" table:style-name="ce42">
            <text:p>0</text:p>
          </table:table-cell>
          <table:table-cell office:value-type="float" office:value="1" table:style-name="ce43">
            <text:p>1</text:p>
          </table:table-cell>
          <table:table-cell office:value-type="float" office:value="0" table:style-name="ce44">
            <text:p>0</text:p>
          </table:table-cell>
          <table:table-cell office:value-type="float" office:value="0" table:style-name="ce45">
            <text:p>0</text:p>
          </table:table-cell>
          <table:table-cell table:style-name="ce27"/>
          <table:table-cell table:number-columns-repeated="16373"/>
        </table:table-row>
        <table:table-row table:style-name="ro1">
          <table:table-cell table:style-name="ce26"/>
          <table:table-cell office:value-type="string" table:style-name="ce37">
            <text:p>HS</text:p>
          </table:table-cell>
          <table:table-cell office:value-type="float" office:value="0" table:style-name="ce38">
            <text:p>0</text:p>
          </table:table-cell>
          <table:table-cell office:value-type="float" office:value="0" table:style-name="ce39">
            <text:p>0</text:p>
          </table:table-cell>
          <table:table-cell office:value-type="float" office:value="1" table:style-name="ce40">
            <text:p>1</text:p>
          </table:table-cell>
          <table:table-cell office:value-type="float" office:value="0" table:style-name="ce41">
            <text:p>0</text:p>
          </table:table-cell>
          <table:table-cell office:value-type="float" office:value="0" table:style-name="ce42">
            <text:p>0</text:p>
          </table:table-cell>
          <table:table-cell office:value-type="float" office:value="0" table:style-name="ce43">
            <text:p>0</text:p>
          </table:table-cell>
          <table:table-cell office:value-type="float" office:value="0" table:style-name="ce44">
            <text:p>0</text:p>
          </table:table-cell>
          <table:table-cell office:value-type="float" office:value="0" table:style-name="ce45">
            <text:p>0</text:p>
          </table:table-cell>
          <table:table-cell table:style-name="ce27"/>
          <table:table-cell table:number-columns-repeated="16373"/>
        </table:table-row>
        <table:table-row table:style-name="ro1">
          <table:table-cell table:style-name="ce26"/>
          <table:table-cell office:value-type="string" table:style-name="ce37">
            <text:p>DS (Chance/Damage)</text:p>
          </table:table-cell>
          <table:table-cell office:value-type="float" office:value="0.5" table:style-name="ce38">
            <text:p>0,5</text:p>
          </table:table-cell>
          <table:table-cell office:value-type="float" office:value="0.6" table:style-name="ce39">
            <text:p>0,6</text:p>
          </table:table-cell>
          <table:table-cell office:value-type="float" office:value="0" table:style-name="ce40">
            <text:p>0</text:p>
          </table:table-cell>
          <table:table-cell office:value-type="float" office:value="0.7" table:style-name="ce41">
            <text:p>0,7</text:p>
          </table:table-cell>
          <table:table-cell office:value-type="float" office:value="0.75" table:style-name="ce42">
            <text:p>0,75</text:p>
          </table:table-cell>
          <table:table-cell office:value-type="float" office:value="0.6" table:style-name="ce43">
            <text:p>0,6</text:p>
          </table:table-cell>
          <table:table-cell office:value-type="float" office:value="0" table:style-name="ce44">
            <text:p>0</text:p>
          </table:table-cell>
          <table:table-cell office:value-type="float" office:value="1" table:style-name="ce45">
            <text:p>1</text:p>
          </table:table-cell>
          <table:table-cell table:style-name="ce27"/>
          <table:table-cell table:number-columns-repeated="16373"/>
        </table:table-row>
        <table:table-row table:style-name="ro1">
          <table:table-cell table:style-name="ce26"/>
          <table:table-cell office:value-type="string" table:style-name="ce37">
            <text:p>FS</text:p>
          </table:table-cell>
          <table:table-cell office:value-type="float" office:value="0" table:formula="of:=[.C4]" table:style-name="ce38">
            <text:p>0</text:p>
          </table:table-cell>
          <table:table-cell office:value-type="float" office:value="0.6" table:formula="of:=[.D4]" table:style-name="ce39">
            <text:p>0,6</text:p>
          </table:table-cell>
          <table:table-cell office:value-type="float" office:value="1" table:formula="of:=[.E4]" table:style-name="ce40">
            <text:p>1</text:p>
          </table:table-cell>
          <table:table-cell office:value-type="float" office:value="1" table:formula="of:=[.F4]" table:style-name="ce41">
            <text:p>1</text:p>
          </table:table-cell>
          <table:table-cell office:value-type="float" office:value="1" table:formula="of:=[.G4]" table:style-name="ce42">
            <text:p>1</text:p>
          </table:table-cell>
          <table:table-cell office:value-type="float" office:value="0.45" table:formula="of:=[.H4]" table:style-name="ce43">
            <text:p>0,45</text:p>
          </table:table-cell>
          <table:table-cell office:value-type="float" office:value="0" table:formula="of:=[.I4]" table:style-name="ce44">
            <text:p>0</text:p>
          </table:table-cell>
          <table:table-cell office:value-type="float" office:value="1" table:formula="of:=[.J4]" table:style-name="ce45">
            <text:p>1</text:p>
          </table:table-cell>
          <table:table-cell table:style-name="ce27"/>
          <table:table-cell table:number-columns-repeated="16373"/>
        </table:table-row>
        <table:table-row table:style-name="ro1">
          <table:table-cell table:style-name="ce26"/>
          <table:table-cell office:value-type="string" table:style-name="ce37">
            <text:p>WC</text:p>
          </table:table-cell>
          <table:table-cell office:value-type="float" office:value="1" table:formula="of:=[.C5]" table:style-name="ce38">
            <text:p>1</text:p>
          </table:table-cell>
          <table:table-cell office:value-type="float" office:value="0.6" table:formula="of:=[.D5]" table:style-name="ce39">
            <text:p>0,6</text:p>
          </table:table-cell>
          <table:table-cell office:value-type="float" office:value="0.5" table:formula="of:=[.E5]" table:style-name="ce40">
            <text:p>0,5</text:p>
          </table:table-cell>
          <table:table-cell office:value-type="float" office:value="0.5" table:formula="of:=[.F5]" table:style-name="ce41">
            <text:p>0,5</text:p>
          </table:table-cell>
          <table:table-cell office:value-type="float" office:value="0.5" table:formula="of:=[.G5]" table:style-name="ce42">
            <text:p>0,5</text:p>
          </table:table-cell>
          <table:table-cell office:value-type="float" office:value="0.9" table:formula="of:=[.H5]" table:style-name="ce43">
            <text:p>0,9</text:p>
          </table:table-cell>
          <table:table-cell office:value-type="float" office:value="1" table:formula="of:=[.I5]" table:style-name="ce44">
            <text:p>1</text:p>
          </table:table-cell>
          <table:table-cell office:value-type="float" office:value="0.5" table:formula="of:=[.J5]" table:style-name="ce45">
            <text:p>0,5</text:p>
          </table:table-cell>
          <table:table-cell table:style-name="ce27"/>
          <table:table-cell table:number-columns-repeated="16373"/>
        </table:table-row>
        <table:table-row table:style-name="ro1">
          <table:table-cell table:style-name="ce26"/>
          <table:table-cell office:value-type="string" table:style-name="ce37">
            <text:p>SC</text:p>
          </table:table-cell>
          <table:table-cell office:value-type="float" office:value="0" table:style-name="ce38">
            <text:p>0</text:p>
          </table:table-cell>
          <table:table-cell office:value-type="float" office:value="1" table:style-name="ce39">
            <text:p>1</text:p>
          </table:table-cell>
          <table:table-cell office:value-type="float" office:value="0" table:style-name="ce40">
            <text:p>0</text:p>
          </table:table-cell>
          <table:table-cell office:value-type="float" office:value="0" table:style-name="ce41">
            <text:p>0</text:p>
          </table:table-cell>
          <table:table-cell office:value-type="float" office:value="0" table:style-name="ce42">
            <text:p>0</text:p>
          </table:table-cell>
          <table:table-cell office:value-type="float" office:value="0" table:style-name="ce43">
            <text:p>0</text:p>
          </table:table-cell>
          <table:table-cell office:value-type="float" office:value="0" table:style-name="ce44">
            <text:p>0</text:p>
          </table:table-cell>
          <table:table-cell office:value-type="float" office:value="0" table:style-name="ce45">
            <text:p>0</text:p>
          </table:table-cell>
          <table:table-cell table:style-name="ce27"/>
          <table:table-cell table:number-columns-repeated="16373"/>
        </table:table-row>
        <table:table-row table:style-name="ro1">
          <table:table-cell table:style-name="ce26"/>
          <table:table-cell office:value-type="string" table:style-name="ce37">
            <text:p>All</text:p>
          </table:table-cell>
          <table:table-cell office:value-type="float" office:value="1" table:style-name="ce38">
            <text:p>1</text:p>
          </table:table-cell>
          <table:table-cell office:value-type="float" office:value="1" table:style-name="ce39">
            <text:p>1</text:p>
          </table:table-cell>
          <table:table-cell office:value-type="float" office:value="1" table:style-name="ce40">
            <text:p>1</text:p>
          </table:table-cell>
          <table:table-cell office:value-type="float" office:value="1" table:style-name="ce41">
            <text:p>1</text:p>
          </table:table-cell>
          <table:table-cell office:value-type="float" office:value="1" table:style-name="ce42">
            <text:p>1</text:p>
          </table:table-cell>
          <table:table-cell office:value-type="float" office:value="1" table:style-name="ce43">
            <text:p>1</text:p>
          </table:table-cell>
          <table:table-cell office:value-type="float" office:value="1" table:style-name="ce44">
            <text:p>1</text:p>
          </table:table-cell>
          <table:table-cell office:value-type="float" office:value="1" table:style-name="ce45">
            <text:p>1</text:p>
          </table:table-cell>
          <table:table-cell table:style-name="ce27"/>
          <table:table-cell table:number-columns-repeated="16373"/>
        </table:table-row>
        <table:table-row table:style-name="ro1">
          <table:table-cell table:style-name="ce26"/>
          <table:table-cell office:value-type="string" table:style-name="ce37">
            <text:p>Crit dmg</text:p>
          </table:table-cell>
          <table:table-cell office:value-type="float" office:value="1" table:style-name="ce38">
            <text:p>1</text:p>
          </table:table-cell>
          <table:table-cell office:value-type="float" office:value="1" table:style-name="ce39">
            <text:p>1</text:p>
          </table:table-cell>
          <table:table-cell office:value-type="float" office:value="1" table:style-name="ce40">
            <text:p>1</text:p>
          </table:table-cell>
          <table:table-cell office:value-type="float" office:value="1" table:style-name="ce41">
            <text:p>1</text:p>
          </table:table-cell>
          <table:table-cell office:value-type="float" office:value="1" table:style-name="ce42">
            <text:p>1</text:p>
          </table:table-cell>
          <table:table-cell office:value-type="float" office:value="1" table:style-name="ce43">
            <text:p>1</text:p>
          </table:table-cell>
          <table:table-cell office:value-type="float" office:value="0" table:style-name="ce44">
            <text:p>0</text:p>
          </table:table-cell>
          <table:table-cell office:value-type="float" office:value="1" table:style-name="ce45">
            <text:p>1</text:p>
          </table:table-cell>
          <table:table-cell table:style-name="ce27"/>
          <table:table-cell table:number-columns-repeated="16373"/>
        </table:table-row>
        <table:table-row table:style-name="ro1">
          <table:table-cell table:style-name="ce26"/>
          <table:table-cell office:value-type="string" table:style-name="ce37">
            <text:p>Crit chance</text:p>
          </table:table-cell>
          <table:table-cell office:value-type="float" office:value="0.5" table:style-name="ce38">
            <text:p>0,5</text:p>
          </table:table-cell>
          <table:table-cell office:value-type="float" office:value="1.5" table:style-name="ce39">
            <text:p>1,5</text:p>
          </table:table-cell>
          <table:table-cell office:value-type="float" office:value="0" table:style-name="ce40">
            <text:p>0</text:p>
          </table:table-cell>
          <table:table-cell office:value-type="float" office:value="1" table:style-name="ce41">
            <text:p>1</text:p>
          </table:table-cell>
          <table:table-cell office:value-type="float" office:value="1.5" table:style-name="ce42">
            <text:p>1,5</text:p>
          </table:table-cell>
          <table:table-cell office:value-type="float" office:value="1" table:style-name="ce43">
            <text:p>1</text:p>
          </table:table-cell>
          <table:table-cell office:value-type="float" office:value="0" table:style-name="ce44">
            <text:p>0</text:p>
          </table:table-cell>
          <table:table-cell office:value-type="float" office:value="1" table:style-name="ce45">
            <text:p>1</text:p>
          </table:table-cell>
          <table:table-cell table:style-name="ce27"/>
          <table:table-cell table:number-columns-repeated="16373"/>
        </table:table-row>
        <table:table-row table:style-name="ro1">
          <table:table-cell table:style-name="ce26"/>
          <table:table-cell office:value-type="string" table:style-name="ce37">
            <text:p>Companion (Pet, SC, CS, Dagger)</text:p>
          </table:table-cell>
          <table:table-cell office:value-type="float" office:value="1" table:formula="of:=[.C8] + [.C9] + [.C10] + [.C16]" table:style-name="ce38">
            <text:p>1</text:p>
          </table:table-cell>
          <table:table-cell office:value-type="float" office:value="1" table:formula="of:=[.D8] + [.D9] + [.D10] + [.D16]" table:style-name="ce39">
            <text:p>1</text:p>
          </table:table-cell>
          <table:table-cell office:value-type="float" office:value="0" table:formula="of:=[.E8] + [.E9] + [.E10] + [.E16]" table:style-name="ce40">
            <text:p>0</text:p>
          </table:table-cell>
          <table:table-cell office:value-type="float" office:value="1" table:formula="of:=[.F8] + [.F9] + [.F10] + [.F16]" table:style-name="ce41">
            <text:p>1</text:p>
          </table:table-cell>
          <table:table-cell office:value-type="float" office:value="0" table:style-name="ce42">
            <text:p>0</text:p>
          </table:table-cell>
          <table:table-cell office:value-type="float" office:value="0" table:style-name="ce43">
            <text:p>0</text:p>
          </table:table-cell>
          <table:table-cell office:value-type="float" office:value="0" table:formula="of:=[.I8] + [.I9] + [.I10] + [.I16]" table:style-name="ce44">
            <text:p>0</text:p>
          </table:table-cell>
          <table:table-cell office:value-type="float" office:value="0" table:formula="of:=[.J8] + [.J9] + [.J10] + [.J16]" table:style-name="ce45">
            <text:p>0</text:p>
          </table:table-cell>
          <table:table-cell table:style-name="ce27"/>
          <table:table-cell table:number-columns-repeated="16373"/>
        </table:table-row>
        <table:table-row table:style-name="ro1">
          <table:table-cell table:style-name="ce26"/>
          <table:table-cell office:value-type="string" table:style-name="ce37">
            <text:p>Knight boost (Tap, Pet, FS)</text:p>
          </table:table-cell>
          <table:table-cell office:value-type="float" office:value="0" table:formula="of:=[.C4] + [.C8] + [.C14]" table:style-name="ce38">
            <text:p>0</text:p>
          </table:table-cell>
          <table:table-cell office:value-type="float" office:value="1.2" table:formula="of:=[.D4] + [.D8] + [.D14]" table:style-name="ce39">
            <text:p>1,2</text:p>
          </table:table-cell>
          <table:table-cell office:value-type="float" office:value="2" table:formula="of:=[.E4] + [.E8] + [.E14]" table:style-name="ce40">
            <text:p>2</text:p>
          </table:table-cell>
          <table:table-cell office:value-type="float" office:value="3" table:formula="of:=[.F4] + [.F8] + [.F14]" table:style-name="ce41">
            <text:p>3</text:p>
          </table:table-cell>
          <table:table-cell office:value-type="float" office:value="2" table:formula="of:=[.G4] + [.G8] + [.G14]" table:style-name="ce42">
            <text:p>2</text:p>
          </table:table-cell>
          <table:table-cell office:value-type="float" office:value="0.9" table:formula="of:=[.H4] + [.H8] + [.H14]" table:style-name="ce43">
            <text:p>0,9</text:p>
          </table:table-cell>
          <table:table-cell office:value-type="float" office:value="0" table:formula="of:=[.I4] + [.I8] + [.I14]" table:style-name="ce44">
            <text:p>0</text:p>
          </table:table-cell>
          <table:table-cell office:value-type="float" office:value="2" table:formula="of:=[.J4] + [.J8] + [.J14]" table:style-name="ce45">
            <text:p>2</text:p>
          </table:table-cell>
          <table:table-cell table:style-name="ce27"/>
          <table:table-cell table:number-columns-repeated="16373"/>
        </table:table-row>
        <table:table-row table:style-name="ro1">
          <table:table-cell table:style-name="ce26"/>
          <table:table-cell office:value-type="string" table:style-name="ce37">
            <text:p>Warlord boost (All Hero, CS, WC)</text:p>
          </table:table-cell>
          <table:table-cell office:value-type="float" office:value="3" table:formula="of:=[.C5] + [.C9] + [.C15]" table:style-name="ce38">
            <text:p>3</text:p>
          </table:table-cell>
          <table:table-cell office:value-type="float" office:value="1.2" table:formula="of:=[.D5] + [.D9] + [.D15]" table:style-name="ce39">
            <text:p>1,2</text:p>
          </table:table-cell>
          <table:table-cell office:value-type="float" office:value="1" table:formula="of:=[.E5] + [.E9] + [.E15]" table:style-name="ce40">
            <text:p>1</text:p>
          </table:table-cell>
          <table:table-cell office:value-type="float" office:value="1" table:formula="of:=[.F5] + [.F9] + [.F15]" table:style-name="ce41">
            <text:p>1</text:p>
          </table:table-cell>
          <table:table-cell office:value-type="float" office:value="1" table:formula="of:=[.G5] + [.G9] + [.G15]" table:style-name="ce42">
            <text:p>1</text:p>
          </table:table-cell>
          <table:table-cell office:value-type="float" office:value="1.8" table:formula="of:=[.H5] + [.H9] + [.H15]" table:style-name="ce43">
            <text:p>1,8</text:p>
          </table:table-cell>
          <table:table-cell office:value-type="float" office:value="2" table:formula="of:=[.I5] + [.I9] + [.I15]" table:style-name="ce44">
            <text:p>2</text:p>
          </table:table-cell>
          <table:table-cell office:value-type="float" office:value="1" table:formula="of:=[.J5] + [.J9] + [.J15]" table:style-name="ce45">
            <text:p>1</text:p>
          </table:table-cell>
          <table:table-cell table:style-name="ce27"/>
          <table:table-cell table:number-columns-repeated="16373"/>
        </table:table-row>
        <table:table-row table:style-name="ro1">
          <table:table-cell table:style-name="ce26"/>
          <table:table-cell office:value-type="string" table:style-name="ce37">
            <text:p>Sorcerer boost (SC, HS, HoM)*</text:p>
          </table:table-cell>
          <table:table-cell office:value-type="float" office:value="0" table:formula="of:=[.C16] + [.C12]" table:style-name="ce38">
            <text:p>0</text:p>
          </table:table-cell>
          <table:table-cell office:value-type="float" office:value="1" table:formula="of:=[.D16] + [.D12]" table:style-name="ce39">
            <text:p>1</text:p>
          </table:table-cell>
          <table:table-cell office:value-type="float" office:value="1" table:formula="of:=[.E16] + [.E12]" table:style-name="ce40">
            <text:p>1</text:p>
          </table:table-cell>
          <table:table-cell office:value-type="float" office:value="0" table:formula="of:=[.F16] + [.F12]" table:style-name="ce41">
            <text:p>0</text:p>
          </table:table-cell>
          <table:table-cell office:value-type="float" office:value="0" table:formula="of:=[.G16] + [.G12]" table:style-name="ce42">
            <text:p>0</text:p>
          </table:table-cell>
          <table:table-cell office:value-type="float" office:value="0" table:formula="of:=[.H16] + [.H12]" table:style-name="ce43">
            <text:p>0</text:p>
          </table:table-cell>
          <table:table-cell office:value-type="float" office:value="0" table:formula="of:=[.I16] + [.I12]" table:style-name="ce44">
            <text:p>0</text:p>
          </table:table-cell>
          <table:table-cell office:value-type="float" office:value="0" table:formula="of:=[.J16] + [.J12]" table:style-name="ce45">
            <text:p>0</text:p>
          </table:table-cell>
          <table:table-cell table:style-name="ce27"/>
          <table:table-cell table:number-columns-repeated="16373"/>
        </table:table-row>
        <table:table-row table:style-name="ro1">
          <table:table-cell table:style-name="ce26"/>
          <table:table-cell office:value-type="string" table:style-name="ce37">
            <text:p>Rogue boost (DS dmg, inactive gold)*</text:p>
          </table:table-cell>
          <table:table-cell office:value-type="float" office:value="0.5" table:formula="of:=[.C13]" table:style-name="ce38">
            <text:p>0,5</text:p>
          </table:table-cell>
          <table:table-cell office:value-type="float" office:value="0.6" table:formula="of:=[.D13]" table:style-name="ce39">
            <text:p>0,6</text:p>
          </table:table-cell>
          <table:table-cell office:value-type="float" office:value="0" table:formula="of:=[.E13]" table:style-name="ce40">
            <text:p>0</text:p>
          </table:table-cell>
          <table:table-cell office:value-type="float" office:value="0.7" table:formula="of:=[.F13]" table:style-name="ce41">
            <text:p>0,7</text:p>
          </table:table-cell>
          <table:table-cell office:value-type="float" office:value="0.75" table:formula="of:=[.G13]" table:style-name="ce42">
            <text:p>0,75</text:p>
          </table:table-cell>
          <table:table-cell office:value-type="float" office:value="0.6" table:formula="of:=[.H13]" table:style-name="ce43">
            <text:p>0,6</text:p>
          </table:table-cell>
          <table:table-cell office:value-type="float" office:value="0" table:formula="of:=[.I13]" table:style-name="ce44">
            <text:p>0</text:p>
          </table:table-cell>
          <table:table-cell office:value-type="float" office:value="1" table:formula="of:=[.J13]" table:style-name="ce45">
            <text:p>1</text:p>
          </table:table-cell>
          <table:table-cell table:style-name="ce27"/>
          <table:table-cell table:number-columns-repeated="16373"/>
        </table:table-row>
        <table:table-row table:style-name="ro1">
          <table:table-cell table:style-name="ce26"/>
          <table:table-cell office:value-type="string" table:style-name="ce37">
            <text:p>Sword Boost</text:p>
          </table:table-cell>
          <table:table-cell office:value-type="float" office:value="1" table:formula="of:=MAX([.C4]; [.C5]; [.C17]; [.C18])" table:style-name="ce38">
            <text:p>1</text:p>
          </table:table-cell>
          <table:table-cell office:value-type="float" office:value="1" table:formula="of:=MAX([.D4]; [.D5]; [.D17]; [.D18])" table:style-name="ce39">
            <text:p>1</text:p>
          </table:table-cell>
          <table:table-cell office:value-type="float" office:value="1" table:formula="of:=MAX([.E4]; [.E5]; [.E17]; [.E18])" table:style-name="ce40">
            <text:p>1</text:p>
          </table:table-cell>
          <table:table-cell office:value-type="float" office:value="1" table:formula="of:=MAX([.F4]; [.F5]; [.F17]; [.F18])" table:style-name="ce41">
            <text:p>1</text:p>
          </table:table-cell>
          <table:table-cell office:value-type="float" office:value="1" table:formula="of:=MAX([.G4]; [.G5]; [.G17]; [.G18])" table:style-name="ce42">
            <text:p>1</text:p>
          </table:table-cell>
          <table:table-cell office:value-type="float" office:value="1" table:formula="of:=MAX([.H4]; [.H5]; [.H17]; [.H18])" table:style-name="ce43">
            <text:p>1</text:p>
          </table:table-cell>
          <table:table-cell office:value-type="float" office:value="1" table:formula="of:=MAX([.I4]; [.I5]; [.I17]; [.I18])" table:style-name="ce44">
            <text:p>1</text:p>
          </table:table-cell>
          <table:table-cell office:value-type="float" office:value="1" table:formula="of:=MAX([.J4]; [.J5]; [.J17]; [.J18])" table:style-name="ce45">
            <text:p>1</text:p>
          </table:table-cell>
          <table:table-cell table:style-name="ce27"/>
          <table:table-cell table:number-columns-repeated="16373"/>
        </table:table-row>
        <table:table-row table:style-name="ro1">
          <table:table-cell table:style-name="ce26"/>
          <table:table-cell office:value-type="string" table:style-name="ce37">
            <text:p>Helmet Boost</text:p>
          </table:table-cell>
          <table:table-cell office:value-type="float" office:value="1" table:formula="of:=MAX([.C5]; [.C7])" table:style-name="ce38">
            <text:p>1</text:p>
          </table:table-cell>
          <table:table-cell office:value-type="float" office:value="0.6" table:formula="of:=MAX([.D5]; [.D7])" table:style-name="ce39">
            <text:p>0,6</text:p>
          </table:table-cell>
          <table:table-cell office:value-type="float" office:value="0.75" table:formula="of:=MAX([.E5]; [.E7])" table:style-name="ce40">
            <text:p>0,75</text:p>
          </table:table-cell>
          <table:table-cell office:value-type="float" office:value="0.5" table:formula="of:=MAX([.F5]; [.F7])" table:style-name="ce41">
            <text:p>0,5</text:p>
          </table:table-cell>
          <table:table-cell office:value-type="float" office:value="0.65" table:formula="of:=MAX([.G5]; [.G7])" table:style-name="ce42">
            <text:p>0,65</text:p>
          </table:table-cell>
          <table:table-cell office:value-type="float" office:value="0.9" table:formula="of:=MAX([.H5]; [.H7])" table:style-name="ce43">
            <text:p>0,9</text:p>
          </table:table-cell>
          <table:table-cell office:value-type="float" office:value="1" table:formula="of:=MAX([.I5]; [.I7])" table:style-name="ce44">
            <text:p>1</text:p>
          </table:table-cell>
          <table:table-cell office:value-type="float" office:value="1" table:formula="of:=MAX([.J5]; [.J7])" table:style-name="ce45">
            <text:p>1</text:p>
          </table:table-cell>
          <table:table-cell table:style-name="ce27"/>
          <table:table-cell table:number-columns-repeated="16373"/>
        </table:table-row>
        <table:table-row table:style-name="ro1">
          <table:table-cell table:style-name="ce26"/>
          <table:table-cell office:value-type="string" table:style-name="ce37">
            <text:p>Aura Boost</text:p>
          </table:table-cell>
          <table:table-cell office:value-type="float" office:value="1" table:formula="of:=MAX([.C25]; [.C26]; [.C28])" table:style-name="ce38">
            <text:p>1</text:p>
          </table:table-cell>
          <table:table-cell office:value-type="float" office:value="1" table:formula="of:=MAX([.D25]; [.D26]; [.D28])" table:style-name="ce39">
            <text:p>1</text:p>
          </table:table-cell>
          <table:table-cell office:value-type="float" office:value="1" table:formula="of:=MAX([.E25]; [.E26]; [.E28])" table:style-name="ce40">
            <text:p>1</text:p>
          </table:table-cell>
          <table:table-cell office:value-type="float" office:value="1" table:formula="of:=MAX([.F25]; [.F26]; [.F28])" table:style-name="ce41">
            <text:p>1</text:p>
          </table:table-cell>
          <table:table-cell office:value-type="float" office:value="1" table:formula="of:=MAX([.G25]; [.G26]; [.G28])" table:style-name="ce42">
            <text:p>1</text:p>
          </table:table-cell>
          <table:table-cell office:value-type="float" office:value="1" table:formula="of:=MAX([.H25]; [.H26]; [.H28])" table:style-name="ce43">
            <text:p>1</text:p>
          </table:table-cell>
          <table:table-cell office:value-type="float" office:value="1" table:formula="of:=MAX([.I25]; [.I26]; [.I28])" table:style-name="ce44">
            <text:p>1</text:p>
          </table:table-cell>
          <table:table-cell office:value-type="float" office:value="1" table:formula="of:=MAX([.J25]; [.J26]; [.J28])" table:style-name="ce45">
            <text:p>1</text:p>
          </table:table-cell>
          <table:table-cell table:style-name="ce27"/>
          <table:table-cell table:number-columns-repeated="16373"/>
        </table:table-row>
        <table:table-row table:style-name="ro1">
          <table:table-cell table:style-name="ce26"/>
          <table:table-cell office:value-type="string" table:style-name="ce37">
            <text:p>Slash Boost</text:p>
          </table:table-cell>
          <table:table-cell office:value-type="float" office:value="1" table:formula="of:=MAX([.C8]; [.C9]; [.C10]; [.C12]; [.C16])" table:style-name="ce38">
            <text:p>1</text:p>
          </table:table-cell>
          <table:table-cell office:value-type="float" office:value="1" table:formula="of:=MAX([.D8]; [.D9]; [.D10]; [.D12]; [.D16])" table:style-name="ce39">
            <text:p>1</text:p>
          </table:table-cell>
          <table:table-cell office:value-type="float" office:value="1" table:formula="of:=MAX([.E8]; [.E9]; [.E10]; [.E12]; [.E16])" table:style-name="ce40">
            <text:p>1</text:p>
          </table:table-cell>
          <table:table-cell office:value-type="float" office:value="1" table:formula="of:=MAX([.F8]; [.F9]; [.F10]; [.F12]; [.F16])" table:style-name="ce41">
            <text:p>1</text:p>
          </table:table-cell>
          <table:table-cell office:value-type="float" office:value="1" table:formula="of:=MAX([.G8]; [.G9]; [.G10]; [.G12]; [.G16])" table:style-name="ce42">
            <text:p>1</text:p>
          </table:table-cell>
          <table:table-cell office:value-type="float" office:value="0" table:formula="of:=MAX([.H8]; [.H9]; [.H10]; [.H12]; [.H16])" table:style-name="ce43">
            <text:p>0</text:p>
          </table:table-cell>
          <table:table-cell office:value-type="float" office:value="0" table:formula="of:=MAX([.I8]; [.I9]; [.I10]; [.I12]; [.I16])" table:style-name="ce44">
            <text:p>0</text:p>
          </table:table-cell>
          <table:table-cell office:value-type="float" office:value="0" table:formula="of:=MAX([.J8]; [.J9]; [.J10]; [.J12]; [.J16])" table:style-name="ce45">
            <text:p>0</text:p>
          </table:table-cell>
          <table:table-cell table:style-name="ce27"/>
          <table:table-cell table:number-columns-repeated="16373"/>
        </table:table-row>
        <table:table-row table:style-name="ro1">
          <table:table-cell table:style-name="ce26"/>
          <table:table-cell office:value-type="string" table:style-name="ce37">
            <text:p>Duelist Boost (Sword Boost, Warrior Hero)</text:p>
          </table:table-cell>
          <table:table-cell office:value-type="float" office:value="2" table:formula="of:=[.C25] + [.C5]" table:style-name="ce38">
            <text:p>2</text:p>
          </table:table-cell>
          <table:table-cell office:value-type="float" office:value="1.6" table:formula="of:=[.D25] + [.D5]" table:style-name="ce39">
            <text:p>1,6</text:p>
          </table:table-cell>
          <table:table-cell office:value-type="float" office:value="1.5" table:formula="of:=[.E25] + [.E5]" table:style-name="ce40">
            <text:p>1,5</text:p>
          </table:table-cell>
          <table:table-cell office:value-type="float" office:value="1.5" table:formula="of:=[.F25] + [.F5]" table:style-name="ce41">
            <text:p>1,5</text:p>
          </table:table-cell>
          <table:table-cell office:value-type="float" office:value="1.5" table:formula="of:=[.G25] + [.G5]" table:style-name="ce42">
            <text:p>1,5</text:p>
          </table:table-cell>
          <table:table-cell office:value-type="float" office:value="1.9" table:formula="of:=[.H25] + [.H5]" table:style-name="ce43">
            <text:p>1,9</text:p>
          </table:table-cell>
          <table:table-cell office:value-type="float" office:value="2" table:formula="of:=[.I25] + [.I5]" table:style-name="ce44">
            <text:p>2</text:p>
          </table:table-cell>
          <table:table-cell office:value-type="float" office:value="1.5" table:formula="of:=[.J25] + [.J5]" table:style-name="ce45">
            <text:p>1,5</text:p>
          </table:table-cell>
          <table:table-cell table:style-name="ce27"/>
          <table:table-cell table:number-columns-repeated="16373"/>
        </table:table-row>
        <table:table-row table:style-name="ro1">
          <table:table-cell table:style-name="ce26"/>
          <table:table-cell office:value-type="string" table:style-name="ce37">
            <text:p>Aviator Boost (Helmet Boost, Flying Hero)</text:p>
          </table:table-cell>
          <table:table-cell office:value-type="float" office:value="2" table:formula="of:=[.C26] + [.C5]" table:style-name="ce38">
            <text:p>2</text:p>
          </table:table-cell>
          <table:table-cell office:value-type="float" office:value="1.2" table:formula="of:=[.D26] + [.D5]" table:style-name="ce39">
            <text:p>1,2</text:p>
          </table:table-cell>
          <table:table-cell office:value-type="float" office:value="1.25" table:formula="of:=[.E26] + [.E5]" table:style-name="ce40">
            <text:p>1,25</text:p>
          </table:table-cell>
          <table:table-cell office:value-type="float" office:value="1" table:formula="of:=[.F26] + [.F5]" table:style-name="ce41">
            <text:p>1</text:p>
          </table:table-cell>
          <table:table-cell office:value-type="float" office:value="1.1499999999999999" table:formula="of:=[.G26] + [.G5]" table:style-name="ce42">
            <text:p>1,15</text:p>
          </table:table-cell>
          <table:table-cell office:value-type="float" office:value="1.8" table:formula="of:=[.H26] + [.H5]" table:style-name="ce43">
            <text:p>1,8</text:p>
          </table:table-cell>
          <table:table-cell office:value-type="float" office:value="2" table:formula="of:=[.I26] + [.I5]" table:style-name="ce44">
            <text:p>2</text:p>
          </table:table-cell>
          <table:table-cell office:value-type="float" office:value="1.5" table:formula="of:=[.J26] + [.J5]" table:style-name="ce45">
            <text:p>1,5</text:p>
          </table:table-cell>
          <table:table-cell table:style-name="ce27"/>
          <table:table-cell table:number-columns-repeated="16373"/>
        </table:table-row>
        <table:table-row table:style-name="ro1">
          <table:table-cell table:style-name="ce26"/>
          <table:table-cell office:value-type="string" table:style-name="ce37">
            <text:p>Gladiator Boost (Armor Boost, Ground Hero)*</text:p>
          </table:table-cell>
          <table:table-cell office:value-type="float" office:value="1" table:formula="of:=[.C5]" table:style-name="ce38">
            <text:p>1</text:p>
          </table:table-cell>
          <table:table-cell office:value-type="float" office:value="0.6" table:formula="of:=[.D5]" table:style-name="ce39">
            <text:p>0,6</text:p>
          </table:table-cell>
          <table:table-cell office:value-type="float" office:value="0.5" table:formula="of:=[.E5]" table:style-name="ce40">
            <text:p>0,5</text:p>
          </table:table-cell>
          <table:table-cell office:value-type="float" office:value="0.5" table:formula="of:=[.F5]" table:style-name="ce41">
            <text:p>0,5</text:p>
          </table:table-cell>
          <table:table-cell office:value-type="float" office:value="0.5" table:formula="of:=[.G5]" table:style-name="ce42">
            <text:p>0,5</text:p>
          </table:table-cell>
          <table:table-cell office:value-type="float" office:value="0.9" table:formula="of:=[.H5]" table:style-name="ce43">
            <text:p>0,9</text:p>
          </table:table-cell>
          <table:table-cell office:value-type="float" office:value="1" table:formula="of:=[.I5]" table:style-name="ce44">
            <text:p>1</text:p>
          </table:table-cell>
          <table:table-cell office:value-type="float" office:value="0.5" table:formula="of:=[.J5]" table:style-name="ce45">
            <text:p>0,5</text:p>
          </table:table-cell>
          <table:table-cell table:style-name="ce27"/>
          <table:table-cell table:number-columns-repeated="16373"/>
        </table:table-row>
        <table:table-row table:style-name="ro1">
          <table:table-cell table:style-name="ce26"/>
          <table:table-cell office:value-type="string" table:style-name="ce37">
            <text:p>Mystic Boost (Aura Boost, Mage Hero)</text:p>
          </table:table-cell>
          <table:table-cell office:value-type="float" office:value="2" table:formula="of:=[.C27] + [.C5]" table:style-name="ce38">
            <text:p>2</text:p>
          </table:table-cell>
          <table:table-cell office:value-type="float" office:value="1.6" table:formula="of:=[.D27] + [.D5]" table:style-name="ce39">
            <text:p>1,6</text:p>
          </table:table-cell>
          <table:table-cell office:value-type="float" office:value="1.5" table:formula="of:=[.E27] + [.E5]" table:style-name="ce40">
            <text:p>1,5</text:p>
          </table:table-cell>
          <table:table-cell office:value-type="float" office:value="1.5" table:formula="of:=[.F27] + [.F5]" table:style-name="ce41">
            <text:p>1,5</text:p>
          </table:table-cell>
          <table:table-cell office:value-type="float" office:value="1.5" table:formula="of:=[.G27] + [.G5]" table:style-name="ce42">
            <text:p>1,5</text:p>
          </table:table-cell>
          <table:table-cell office:value-type="float" office:value="1.9" table:formula="of:=[.H27] + [.H5]" table:style-name="ce43">
            <text:p>1,9</text:p>
          </table:table-cell>
          <table:table-cell office:value-type="float" office:value="2" table:formula="of:=[.I27] + [.I5]" table:style-name="ce44">
            <text:p>2</text:p>
          </table:table-cell>
          <table:table-cell office:value-type="float" office:value="1.5" table:formula="of:=[.J27] + [.J5]" table:style-name="ce45">
            <text:p>1,5</text:p>
          </table:table-cell>
          <table:table-cell table:style-name="ce27"/>
          <table:table-cell table:number-columns-repeated="16373"/>
        </table:table-row>
        <table:table-row table:style-name="ro1">
          <table:table-cell table:style-name="ce26"/>
          <table:table-cell office:value-type="string" table:style-name="ce37">
            <text:p>Marksman Boost (Slash Boost, Ranger Hero)</text:p>
          </table:table-cell>
          <table:table-cell office:value-type="float" office:value="2" table:formula="of:=[.C28] + [.C5]" table:style-name="ce38">
            <text:p>2</text:p>
          </table:table-cell>
          <table:table-cell office:value-type="float" office:value="1.6" table:formula="of:=[.D28] + [.D5]" table:style-name="ce39">
            <text:p>1,6</text:p>
          </table:table-cell>
          <table:table-cell office:value-type="float" office:value="1.5" table:formula="of:=[.E28] + [.E5]" table:style-name="ce40">
            <text:p>1,5</text:p>
          </table:table-cell>
          <table:table-cell office:value-type="float" office:value="1.5" table:formula="of:=[.F28] + [.F5]" table:style-name="ce41">
            <text:p>1,5</text:p>
          </table:table-cell>
          <table:table-cell office:value-type="float" office:value="1.5" table:formula="of:=[.G28] + [.G5]" table:style-name="ce42">
            <text:p>1,5</text:p>
          </table:table-cell>
          <table:table-cell office:value-type="float" office:value="0.9" table:formula="of:=[.H28] + [.H5]" table:style-name="ce43">
            <text:p>0,9</text:p>
          </table:table-cell>
          <table:table-cell office:value-type="float" office:value="1" table:formula="of:=[.I28] + [.I5]" table:style-name="ce44">
            <text:p>1</text:p>
          </table:table-cell>
          <table:table-cell office:value-type="float" office:value="0.5" table:formula="of:=[.J28] + [.J5]" table:style-name="ce45">
            <text:p>0,5</text:p>
          </table:table-cell>
          <table:table-cell table:style-name="ce27"/>
          <table:table-cell table:number-columns-repeated="16373"/>
        </table:table-row>
        <table:table-row table:style-name="ro1">
          <table:table-cell table:style-name="ce26"/>
          <table:table-cell office:value-type="string" table:style-name="ce37">
            <text:p>Fundamental damage (All Hero, Tap)</text:p>
          </table:table-cell>
          <table:table-cell office:value-type="float" office:value="1" table:formula="of:=[.C4] + [.C5]" table:style-name="ce38">
            <text:p>1</text:p>
          </table:table-cell>
          <table:table-cell office:value-type="float" office:value="1.2" table:formula="of:=[.D4] + [.D5]" table:style-name="ce39">
            <text:p>1,2</text:p>
          </table:table-cell>
          <table:table-cell office:value-type="float" office:value="1.5" table:formula="of:=[.E4] + [.E5]" table:style-name="ce40">
            <text:p>1,5</text:p>
          </table:table-cell>
          <table:table-cell office:value-type="float" office:value="1.5" table:formula="of:=[.F4] + [.F5]" table:style-name="ce41">
            <text:p>1,5</text:p>
          </table:table-cell>
          <table:table-cell office:value-type="float" office:value="1.5" table:formula="of:=[.G4] + [.G5]" table:style-name="ce42">
            <text:p>1,5</text:p>
          </table:table-cell>
          <table:table-cell office:value-type="float" office:value="1.35" table:formula="of:=[.H4] + [.H5]" table:style-name="ce43">
            <text:p>1,35</text:p>
          </table:table-cell>
          <table:table-cell office:value-type="float" office:value="1" table:formula="of:=[.I4] + [.I5]" table:style-name="ce44">
            <text:p>1</text:p>
          </table:table-cell>
          <table:table-cell office:value-type="float" office:value="1.5" table:formula="of:=[.J4] + [.J5]" table:style-name="ce45">
            <text:p>1,5</text:p>
          </table:table-cell>
          <table:table-cell table:style-name="ce27"/>
          <table:table-cell table:number-columns-repeated="16373"/>
        </table:table-row>
        <table:table-row table:style-name="ro1">
          <table:table-cell table:style-name="ce26"/>
          <table:table-cell office:value-type="string" table:style-name="ce37">
            <text:p>Titan Slayer damage (All, Crit)</text:p>
          </table:table-cell>
          <table:table-cell office:value-type="float" office:value="2" table:formula="of:=[.C17] + [.C18]" table:style-name="ce38">
            <text:p>2</text:p>
          </table:table-cell>
          <table:table-cell office:value-type="float" office:value="2" table:formula="of:=[.D17] + [.D18]" table:style-name="ce39">
            <text:p>2</text:p>
          </table:table-cell>
          <table:table-cell office:value-type="float" office:value="2" table:formula="of:=[.E17] + [.E18]" table:style-name="ce40">
            <text:p>2</text:p>
          </table:table-cell>
          <table:table-cell office:value-type="float" office:value="2" table:formula="of:=[.F17] + [.F18]" table:style-name="ce41">
            <text:p>2</text:p>
          </table:table-cell>
          <table:table-cell office:value-type="float" office:value="2" table:formula="of:=[.G17] + [.G18]" table:style-name="ce42">
            <text:p>2</text:p>
          </table:table-cell>
          <table:table-cell office:value-type="float" office:value="2" table:formula="of:=[.H17] + [.H18]" table:style-name="ce43">
            <text:p>2</text:p>
          </table:table-cell>
          <table:table-cell office:value-type="float" office:value="1" table:formula="of:=[.I17] + [.I18]" table:style-name="ce44">
            <text:p>1</text:p>
          </table:table-cell>
          <table:table-cell office:value-type="float" office:value="2" table:formula="of:=[.J17] + [.J18]" table:style-name="ce45">
            <text:p>2</text:p>
          </table:table-cell>
          <table:table-cell table:style-name="ce27"/>
          <table:table-cell table:number-columns-repeated="16373"/>
        </table:table-row>
        <table:table-row table:style-name="ro1">
          <table:table-cell table:style-name="ce26"/>
          <table:table-cell office:value-type="string" table:style-name="ce37">
            <text:p>Weapon Expert (Sword Boost, HS)</text:p>
          </table:table-cell>
          <table:table-cell office:value-type="float" office:value="1" table:formula="of:=[.C25] + [.C12]" table:style-name="ce38">
            <text:p>1</text:p>
          </table:table-cell>
          <table:table-cell office:value-type="float" office:value="1" table:formula="of:=[.D25] + [.D12]" table:style-name="ce39">
            <text:p>1</text:p>
          </table:table-cell>
          <table:table-cell office:value-type="float" office:value="2" table:formula="of:=[.E25] + [.E12]" table:style-name="ce40">
            <text:p>2</text:p>
          </table:table-cell>
          <table:table-cell office:value-type="float" office:value="1" table:formula="of:=[.F25] + [.F12]" table:style-name="ce41">
            <text:p>1</text:p>
          </table:table-cell>
          <table:table-cell office:value-type="float" office:value="1" table:formula="of:=[.G25] + [.G12]" table:style-name="ce42">
            <text:p>1</text:p>
          </table:table-cell>
          <table:table-cell office:value-type="float" office:value="1" table:formula="of:=[.H25] + [.H12]" table:style-name="ce43">
            <text:p>1</text:p>
          </table:table-cell>
          <table:table-cell office:value-type="float" office:value="1" table:formula="of:=[.I25] + [.I12]" table:style-name="ce44">
            <text:p>1</text:p>
          </table:table-cell>
          <table:table-cell office:value-type="float" office:value="1" table:formula="of:=[.J25] + [.J12]" table:style-name="ce45">
            <text:p>1</text:p>
          </table:table-cell>
          <table:table-cell table:style-name="ce27"/>
          <table:table-cell table:number-columns-repeated="16373"/>
        </table:table-row>
        <table:table-row table:style-name="ro1">
          <table:table-cell table:style-name="ce26"/>
          <table:table-cell office:value-type="string" table:style-name="ce37">
            <text:p>Twilight (SC, HS)</text:p>
          </table:table-cell>
          <table:table-cell office:value-type="float" office:value="0" table:formula="of:=[.C12]+[.C16]" table:style-name="ce38">
            <text:p>0</text:p>
          </table:table-cell>
          <table:table-cell office:value-type="float" office:value="1" table:formula="of:=[.D12]+[.D16]" table:style-name="ce39">
            <text:p>1</text:p>
          </table:table-cell>
          <table:table-cell office:value-type="float" office:value="1" table:formula="of:=[.E12]+[.E16]" table:style-name="ce40">
            <text:p>1</text:p>
          </table:table-cell>
          <table:table-cell office:value-type="float" office:value="0" table:formula="of:=[.F12]+[.F16]" table:style-name="ce41">
            <text:p>0</text:p>
          </table:table-cell>
          <table:table-cell office:value-type="float" office:value="0" table:formula="of:=[.G12]+[.G16]" table:style-name="ce42">
            <text:p>0</text:p>
          </table:table-cell>
          <table:table-cell office:value-type="float" office:value="0" table:formula="of:=[.H12]+[.H16]" table:style-name="ce43">
            <text:p>0</text:p>
          </table:table-cell>
          <table:table-cell office:value-type="float" office:value="0" table:formula="of:=[.I12]+[.I16]" table:style-name="ce44">
            <text:p>0</text:p>
          </table:table-cell>
          <table:table-cell office:value-type="float" office:value="0" table:formula="of:=[.J12]+[.J16]" table:style-name="ce45">
            <text:p>0</text:p>
          </table:table-cell>
          <table:table-cell table:style-name="ce27"/>
          <table:table-cell table:number-columns-repeated="16373"/>
        </table:table-row>
        <table:table-row table:style-name="ro1">
          <table:table-cell table:style-name="ce26"/>
          <table:table-cell office:value-type="string" table:style-name="ce37">
            <text:p>Legacy pet damage bonuses**</text:p>
          </table:table-cell>
          <table:table-cell office:value-type="float" office:value="6" table:formula="of:=2 * ([.C17] + 2 * [.C5] + [.C4])" table:style-name="ce38">
            <text:p>6</text:p>
          </table:table-cell>
          <table:table-cell office:value-type="float" office:value="5.6000000000000005" table:formula="of:=2 * ([.D17] + 2 * [.D5] + [.D4])" table:style-name="ce39">
            <text:p>5,6</text:p>
          </table:table-cell>
          <table:table-cell office:value-type="float" office:value="6" table:formula="of:=2 * ([.E17] + 2 * [.E5] + [.E4])" table:style-name="ce40">
            <text:p>6</text:p>
          </table:table-cell>
          <table:table-cell office:value-type="float" office:value="6" table:formula="of:=2 * ([.F17] + 2 * [.F5] + [.F4])" table:style-name="ce41">
            <text:p>6</text:p>
          </table:table-cell>
          <table:table-cell office:value-type="float" office:value="6" table:formula="of:=2 * ([.G17] + 2 * [.G5] + [.G4])" table:style-name="ce42">
            <text:p>6</text:p>
          </table:table-cell>
          <table:table-cell office:value-type="float" office:value="6.5" table:formula="of:=2 * ([.H17] + 2 * [.H5] + [.H4])" table:style-name="ce43">
            <text:p>6,5</text:p>
          </table:table-cell>
          <table:table-cell office:value-type="float" office:value="6" table:formula="of:=2 * ([.I17] + 2 * [.I5] + [.I4])" table:style-name="ce44">
            <text:p>6</text:p>
          </table:table-cell>
          <table:table-cell office:value-type="float" office:value="6" table:formula="of:=2 * ([.J17] + 2 * [.J5] + [.J4])" table:style-name="ce45">
            <text:p>6</text:p>
          </table:table-cell>
          <table:table-cell table:style-name="ce27"/>
          <table:table-cell table:number-columns-repeated="16373"/>
        </table:table-row>
        <table:table-row table:style-name="ro1">
          <table:table-cell table:style-name="ce26"/>
          <table:table-cell office:value-type="string" table:style-name="ce37">
            <text:p>Exotic pet damage bonuses***</text:p>
          </table:table-cell>
          <table:table-cell office:value-type="float" office:value="2" table:formula="of:=[.C17] + [.C5]" table:style-name="ce38">
            <text:p>2</text:p>
          </table:table-cell>
          <table:table-cell office:value-type="float" office:value="1.6" table:formula="of:=[.D17] + [.D5]" table:style-name="ce39">
            <text:p>1,6</text:p>
          </table:table-cell>
          <table:table-cell office:value-type="float" office:value="1.5" table:formula="of:=[.E17] + [.E5]" table:style-name="ce40">
            <text:p>1,5</text:p>
          </table:table-cell>
          <table:table-cell office:value-type="float" office:value="1.5" table:formula="of:=[.F17] + [.F5]" table:style-name="ce41">
            <text:p>1,5</text:p>
          </table:table-cell>
          <table:table-cell office:value-type="float" office:value="1.5" table:formula="of:=[.G17] + [.G5]" table:style-name="ce42">
            <text:p>1,5</text:p>
          </table:table-cell>
          <table:table-cell office:value-type="float" office:value="1.9" table:formula="of:=[.H17] + [.H5]" table:style-name="ce43">
            <text:p>1,9</text:p>
          </table:table-cell>
          <table:table-cell office:value-type="float" office:value="2" table:formula="of:=[.I17] + [.I5]" table:style-name="ce44">
            <text:p>2</text:p>
          </table:table-cell>
          <table:table-cell office:value-type="float" office:value="1.5" table:formula="of:=[.J17] + [.J5]" table:style-name="ce45">
            <text:p>1,5</text:p>
          </table:table-cell>
          <table:table-cell table:style-name="ce27"/>
          <table:table-cell table:number-columns-repeated="16373"/>
        </table:table-row>
        <table:table-row table:style-name="ro1">
          <table:table-cell table:style-name="ce26"/>
          <table:table-cell office:value-type="string" table:style-name="ce37">
            <text:p>Artifact damage bonuses**** (not up to date)</text:p>
          </table:table-cell>
          <table:table-cell office:value-type="float" office:value="15" table:style-name="ce38">
            <text:p>15</text:p>
          </table:table-cell>
          <table:table-cell office:value-type="float" office:value="14.2" table:style-name="ce39">
            <text:p>14,2</text:p>
          </table:table-cell>
          <table:table-cell office:value-type="float" office:value="13.8" table:style-name="ce40">
            <text:p>13,8</text:p>
          </table:table-cell>
          <table:table-cell office:value-type="float" office:value="15" table:style-name="ce41">
            <text:p>15</text:p>
          </table:table-cell>
          <table:table-cell office:value-type="float" office:value="15" table:style-name="ce42">
            <text:p>15</text:p>
          </table:table-cell>
          <table:table-cell office:value-type="string" table:style-name="ce43">
            <text:p>?</text:p>
          </table:table-cell>
          <table:table-cell office:value-type="float" office:value="12" table:style-name="ce44">
            <text:p>12</text:p>
          </table:table-cell>
          <table:table-cell office:value-type="float" office:value="13" table:style-name="ce45">
            <text:p>13</text:p>
          </table:table-cell>
          <table:table-cell table:style-name="ce27"/>
          <table:table-cell table:number-columns-repeated="16373"/>
        </table:table-row>
        <table:table-row table:style-name="ro1">
          <table:table-cell table:style-name="ce26"/>
          <table:table-cell office:value-type="string" table:style-name="ce46">
            <text:p>Tap from heroes</text:p>
          </table:table-cell>
          <table:table-cell office:value-type="float" office:value="0" table:formula="of:=IF([.C4];1;0)" table:style-name="ce47">
            <text:p>0</text:p>
          </table:table-cell>
          <table:table-cell office:value-type="float" office:value="1" table:formula="of:=IF([.D4];1;0)" table:style-name="ce48">
            <text:p>1</text:p>
          </table:table-cell>
          <table:table-cell office:value-type="float" office:value="1" table:formula="of:=IF([.E4];1;0)" table:style-name="ce49">
            <text:p>1</text:p>
          </table:table-cell>
          <table:table-cell office:value-type="float" office:value="1" table:formula="of:=IF([.F4];1;0)" table:style-name="ce50">
            <text:p>1</text:p>
          </table:table-cell>
          <table:table-cell office:value-type="float" office:value="1" table:formula="of:=IF([.G4];1;0)" table:style-name="ce51">
            <text:p>1</text:p>
          </table:table-cell>
          <table:table-cell office:value-type="float" office:value="1" table:formula="of:=IF([.H4];1;0)" table:style-name="ce52">
            <text:p>1</text:p>
          </table:table-cell>
          <table:table-cell office:value-type="float" office:value="0" table:formula="of:=IF([.I4];1;0)" table:style-name="ce53">
            <text:p>0</text:p>
          </table:table-cell>
          <table:table-cell office:value-type="float" office:value="1" table:formula="of:=IF([.J4];1;0)" table:style-name="ce54">
            <text:p>1</text:p>
          </table:table-cell>
          <table:table-cell table:style-name="ce27"/>
          <table:table-cell table:number-columns-repeated="16373"/>
        </table:table-row>
        <table:table-row table:style-name="ro1">
          <table:table-cell table:style-name="ce26"/>
          <table:table-cell table:style-name="ce55"/>
          <table:table-cell table:number-columns-repeated="3" table:style-name="ce56"/>
          <table:table-cell table:style-name="ce57"/>
          <table:table-cell table:number-columns-repeated="5" table:style-name="ce27"/>
          <table:table-cell table:number-columns-repeated="16373"/>
        </table:table-row>
        <table:table-row table:style-name="ro1">
          <table:table-cell table:style-name="ce26"/>
          <table:table-cell office:value-type="string" table:number-columns-spanned="8" table:number-rows-spanned="1" table:style-name="ce79">
            <text:p>* Only damage part is counted here, see Gold table for the gold part.</text:p>
          </table:table-cell>
          <table:covered-table-cell table:number-columns-repeated="7"/>
          <table:table-cell table:number-columns-repeated="2" table:style-name="ce27"/>
          <table:table-cell table:number-columns-repeated="16373"/>
        </table:table-row>
        <table:table-row table:style-name="ro1">
          <table:table-cell table:style-name="ce26"/>
          <table:table-cell office:value-type="string" table:number-columns-spanned="8" table:number-rows-spanned="1" table:style-name="ce79">
            <text:p>** 2x All, 2x All Hero, 2x Hero Type, 2x Tap.</text:p>
          </table:table-cell>
          <table:covered-table-cell table:number-columns-repeated="7"/>
          <table:table-cell table:number-columns-repeated="2" table:style-name="ce27"/>
          <table:table-cell table:number-columns-repeated="16373"/>
        </table:table-row>
        <table:table-row table:style-name="ro1">
          <table:table-cell table:style-name="ce26"/>
          <table:table-cell office:value-type="string" table:style-name="ce26">
            <text:p>*** 1x (Non-)Boss damage, 1x Hero Terrain.</text:p>
          </table:table-cell>
          <table:table-cell table:number-columns-repeated="7" table:style-name="ce26"/>
          <table:table-cell table:number-columns-repeated="2" table:style-name="ce27"/>
          <table:table-cell table:number-columns-repeated="16373"/>
        </table:table-row>
        <table:table-row table:style-name="ro1">
          <table:table-cell table:style-name="ce26"/>
          <table:table-cell office:value-type="string" table:style-name="ce26">
            <text:p>**** Every artifact from FotS to O'RC is affected, as well as AF, EoP, DSw and HSk.</text:p>
          </table:table-cell>
          <table:table-cell table:number-columns-repeated="7" table:style-name="ce26"/>
          <table:table-cell table:number-columns-repeated="2" table:style-name="ce27"/>
          <table:table-cell table:number-columns-repeated="16373"/>
        </table:table-row>
        <table:table-row table:style-name="ro1">
          <table:table-cell table:number-columns-repeated="2" table:style-name="ce26"/>
          <table:table-cell table:number-columns-repeated="4" table:style-name="ce57"/>
          <table:table-cell table:number-columns-repeated="5" table:style-name="ce27"/>
          <table:table-cell table:number-columns-repeated="16373"/>
        </table:table-row>
        <table:table-row table:style-name="ro3">
          <table:table-cell table:style-name="ce26"/>
          <table:table-cell office:value-type="string" table:style-name="ce58">
            <text:p>Gold</text:p>
          </table:table-cell>
          <table:table-cell table:number-columns-repeated="4" table:style-name="ce59"/>
          <table:table-cell table:number-columns-repeated="2" table:style-name="ce60"/>
          <table:table-cell table:style-name="ce61"/>
          <table:table-cell table:number-columns-repeated="2" table:style-name="ce27"/>
          <table:table-cell table:number-columns-repeated="16373"/>
        </table:table-row>
        <table:table-row table:style-name="ro1">
          <table:table-cell table:style-name="ce26"/>
          <table:table-cell office:value-type="string" table:style-name="ce62">
            <text:p>From row to column</text:p>
          </table:table-cell>
          <table:table-cell office:value-type="string" table:style-name="ce63">
            <text:p>Fairy</text:p>
          </table:table-cell>
          <table:table-cell office:value-type="string" table:style-name="ce64">
            <text:p>All/Boss</text:p>
          </table:table-cell>
          <table:table-cell office:value-type="string" table:style-name="ce65">
            <text:p>HoG</text:p>
          </table:table-cell>
          <table:table-cell office:value-type="string" table:style-name="ce66">
            <text:p>Chesterson</text:p>
          </table:table-cell>
          <table:table-cell table:number-columns-repeated="2" table:style-name="ce33"/>
          <table:table-cell table:style-name="ce67"/>
          <table:table-cell table:number-columns-repeated="2" table:style-name="ce27"/>
          <table:table-cell table:number-columns-repeated="16373"/>
        </table:table-row>
        <table:table-row table:style-name="ro1">
          <table:table-cell table:style-name="ce26"/>
          <table:table-cell office:value-type="string" table:style-name="ce68">
            <text:p>pHoM</text:p>
          </table:table-cell>
          <table:table-cell office:value-type="float" office:value="0" table:style-name="ce69">
            <text:p>0</text:p>
          </table:table-cell>
          <table:table-cell office:value-type="float" office:value="0" table:style-name="ce70">
            <text:p>0</text:p>
          </table:table-cell>
          <table:table-cell office:value-type="float" office:value="1" table:style-name="ce71">
            <text:p>1</text:p>
          </table:table-cell>
          <table:table-cell office:value-type="float" office:value="0" table:style-name="ce5">
            <text:p>0</text:p>
          </table:table-cell>
          <table:table-cell table:number-columns-repeated="2" table:style-name="ce42"/>
          <table:table-cell table:style-name="ce72"/>
          <table:table-cell table:number-columns-repeated="2" table:style-name="ce27"/>
          <table:table-cell table:number-columns-repeated="16373"/>
        </table:table-row>
        <table:table-row table:style-name="ro1">
          <table:table-cell table:style-name="ce26"/>
          <table:table-cell office:value-type="string" table:style-name="ce68">
            <text:p>Chesterson</text:p>
          </table:table-cell>
          <table:table-cell office:value-type="float" office:value="1" table:style-name="ce69">
            <text:p>1</text:p>
          </table:table-cell>
          <table:table-cell office:value-type="float" office:value="0" table:style-name="ce70">
            <text:p>0</text:p>
          </table:table-cell>
          <table:table-cell office:value-type="float" office:value="0" table:style-name="ce71">
            <text:p>0</text:p>
          </table:table-cell>
          <table:table-cell office:value-type="float" office:value="1" table:style-name="ce5">
            <text:p>1</text:p>
          </table:table-cell>
          <table:table-cell table:number-columns-repeated="2" table:style-name="ce42"/>
          <table:table-cell table:style-name="ce72"/>
          <table:table-cell table:number-columns-repeated="2" table:style-name="ce27"/>
          <table:table-cell table:number-columns-repeated="16373"/>
        </table:table-row>
        <table:table-row table:style-name="ro1">
          <table:table-cell table:style-name="ce26"/>
          <table:table-cell office:value-type="string" table:style-name="ce68">
            <text:p>HoM</text:p>
          </table:table-cell>
          <table:table-cell office:value-type="float" office:value="0.6" table:style-name="ce69">
            <text:p>0,6</text:p>
          </table:table-cell>
          <table:table-cell office:value-type="float" office:value="1" table:style-name="ce70">
            <text:p>1</text:p>
          </table:table-cell>
          <table:table-cell office:value-type="float" office:value="0.6" table:style-name="ce71">
            <text:p>0,6</text:p>
          </table:table-cell>
          <table:table-cell office:value-type="float" office:value="1" table:style-name="ce5">
            <text:p>1</text:p>
          </table:table-cell>
          <table:table-cell table:number-columns-repeated="2" table:style-name="ce42"/>
          <table:table-cell table:style-name="ce72"/>
          <table:table-cell table:number-columns-repeated="2" table:style-name="ce27"/>
          <table:table-cell table:number-columns-repeated="16373"/>
        </table:table-row>
        <table:table-row table:style-name="ro1">
          <table:table-cell table:style-name="ce26"/>
          <table:table-cell office:value-type="string" table:style-name="ce68">
            <text:p>All</text:p>
          </table:table-cell>
          <table:table-cell office:value-type="float" office:value="1" table:style-name="ce69">
            <text:p>1</text:p>
          </table:table-cell>
          <table:table-cell office:value-type="float" office:value="1" table:style-name="ce70">
            <text:p>1</text:p>
          </table:table-cell>
          <table:table-cell office:value-type="float" office:value="1" table:style-name="ce71">
            <text:p>1</text:p>
          </table:table-cell>
          <table:table-cell office:value-type="float" office:value="1" table:style-name="ce5">
            <text:p>1</text:p>
          </table:table-cell>
          <table:table-cell table:number-columns-repeated="2" table:style-name="ce42"/>
          <table:table-cell table:style-name="ce72"/>
          <table:table-cell table:number-columns-repeated="2" table:style-name="ce27"/>
          <table:table-cell table:number-columns-repeated="16373"/>
        </table:table-row>
        <table:table-row table:style-name="ro1">
          <table:table-cell table:style-name="ce26"/>
          <table:table-cell office:value-type="string" table:style-name="ce68">
            <text:p>Chesterson chance</text:p>
          </table:table-cell>
          <table:table-cell office:value-type="float" office:value="1" table:formula="of:=[.C51]" table:style-name="ce69">
            <text:p>1</text:p>
          </table:table-cell>
          <table:table-cell office:value-type="float" office:value="0" table:formula="of:=[.D51]" table:style-name="ce70">
            <text:p>0</text:p>
          </table:table-cell>
          <table:table-cell office:value-type="float" office:value="0" table:formula="of:=[.E51]" table:style-name="ce71">
            <text:p>0</text:p>
          </table:table-cell>
          <table:table-cell office:value-type="float" office:value="1" table:formula="of:=[.F51]" table:style-name="ce5">
            <text:p>1</text:p>
          </table:table-cell>
          <table:table-cell table:number-columns-repeated="2" table:style-name="ce42"/>
          <table:table-cell table:style-name="ce72"/>
          <table:table-cell table:number-columns-repeated="2" table:style-name="ce27"/>
          <table:table-cell table:number-columns-repeated="16373"/>
        </table:table-row>
        <table:table-row table:style-name="ro1">
          <table:table-cell table:style-name="ce26"/>
          <table:table-cell office:value-type="string" table:style-name="ce68">
            <text:p>Fairy</text:p>
          </table:table-cell>
          <table:table-cell office:value-type="float" office:value="1" table:style-name="ce69">
            <text:p>1</text:p>
          </table:table-cell>
          <table:table-cell office:value-type="float" office:value="0" table:style-name="ce70">
            <text:p>0</text:p>
          </table:table-cell>
          <table:table-cell office:value-type="float" office:value="0" table:style-name="ce71">
            <text:p>0</text:p>
          </table:table-cell>
          <table:table-cell office:value-type="float" office:value="0" table:style-name="ce5">
            <text:p>0</text:p>
          </table:table-cell>
          <table:table-cell table:number-columns-repeated="2" table:style-name="ce42"/>
          <table:table-cell table:style-name="ce72"/>
          <table:table-cell table:number-columns-repeated="2" table:style-name="ce27"/>
          <table:table-cell table:number-columns-repeated="16373"/>
        </table:table-row>
        <table:table-row table:style-name="ro1">
          <table:table-cell table:style-name="ce26"/>
          <table:table-cell office:value-type="string" table:style-name="ce68">
            <text:p>Boss</text:p>
          </table:table-cell>
          <table:table-cell office:value-type="float" office:value="0" table:style-name="ce69">
            <text:p>0</text:p>
          </table:table-cell>
          <table:table-cell office:value-type="float" office:value="1" table:style-name="ce70">
            <text:p>1</text:p>
          </table:table-cell>
          <table:table-cell office:value-type="float" office:value="1" table:style-name="ce71">
            <text:p>1</text:p>
          </table:table-cell>
          <table:table-cell office:value-type="float" office:value="0" table:style-name="ce5">
            <text:p>0</text:p>
          </table:table-cell>
          <table:table-cell table:number-columns-repeated="2" table:style-name="ce42"/>
          <table:table-cell table:style-name="ce72"/>
          <table:table-cell table:number-columns-repeated="2" table:style-name="ce27"/>
          <table:table-cell table:number-columns-repeated="16373"/>
        </table:table-row>
        <table:table-row table:style-name="ro1">
          <table:table-cell table:style-name="ce27"/>
          <table:table-cell office:value-type="string" table:style-name="ce73">
            <text:p>Multi-Spawn</text:p>
          </table:table-cell>
          <table:table-cell office:value-type="float" office:value="0" table:style-name="ce74">
            <text:p>0</text:p>
          </table:table-cell>
          <table:table-cell office:value-type="float" office:value="0" table:style-name="ce43">
            <text:p>0</text:p>
          </table:table-cell>
          <table:table-cell office:value-type="float" office:value="0" table:style-name="ce75">
            <text:p>0</text:p>
          </table:table-cell>
          <table:table-cell office:value-type="float" office:value="1" table:style-name="ce5">
            <text:p>1</text:p>
          </table:table-cell>
          <table:table-cell table:number-columns-repeated="2" table:style-name="ce42"/>
          <table:table-cell table:style-name="ce72"/>
          <table:table-cell table:number-columns-repeated="2" table:style-name="ce27"/>
          <table:table-cell table:number-columns-repeated="16373"/>
        </table:table-row>
        <table:table-row table:style-name="ro1">
          <table:table-cell table:style-name="ce27"/>
          <table:table-cell office:value-type="string" table:style-name="ce73">
            <text:p>Jackpot</text:p>
          </table:table-cell>
          <table:table-cell office:value-type="float" office:value="1" table:style-name="ce74">
            <text:p>1</text:p>
          </table:table-cell>
          <table:table-cell office:value-type="float" office:value="1" table:style-name="ce43">
            <text:p>1</text:p>
          </table:table-cell>
          <table:table-cell office:value-type="float" office:value="1" table:style-name="ce75">
            <text:p>1</text:p>
          </table:table-cell>
          <table:table-cell office:value-type="float" office:value="1" table:style-name="ce5">
            <text:p>1</text:p>
          </table:table-cell>
          <table:table-cell table:number-columns-repeated="2" table:style-name="ce42"/>
          <table:table-cell table:style-name="ce72"/>
          <table:table-cell table:number-columns-repeated="2" table:style-name="ce27"/>
          <table:table-cell table:number-columns-repeated="16373"/>
        </table:table-row>
        <table:table-row table:style-name="ro1">
          <table:table-cell table:style-name="ce27"/>
          <table:table-cell office:value-type="string" table:style-name="ce73">
            <text:p>Prize (All, Jackpot)</text:p>
          </table:table-cell>
          <table:table-cell office:value-type="float" office:value="2" table:formula="of:=[.C53]+[.C58]" table:style-name="ce74">
            <text:p>2</text:p>
          </table:table-cell>
          <table:table-cell office:value-type="float" office:value="2" table:formula="of:=[.D53]+[.D58]" table:style-name="ce43">
            <text:p>2</text:p>
          </table:table-cell>
          <table:table-cell office:value-type="float" office:value="2" table:formula="of:=[.E53]+[.E58]" table:style-name="ce75">
            <text:p>2</text:p>
          </table:table-cell>
          <table:table-cell office:value-type="float" office:value="2" table:formula="of:=[.F53]+[.F58]" table:style-name="ce5">
            <text:p>2</text:p>
          </table:table-cell>
          <table:table-cell table:number-columns-repeated="2" table:style-name="ce42"/>
          <table:table-cell table:style-name="ce72"/>
          <table:table-cell table:number-columns-repeated="2" table:style-name="ce27"/>
          <table:table-cell table:number-columns-repeated="16373"/>
        </table:table-row>
        <table:table-row table:style-name="ro1">
          <table:table-cell table:style-name="ce27"/>
          <table:table-cell office:value-type="string" table:style-name="ce73">
            <text:p>Specialty Gold (Fairy, pHoM)</text:p>
          </table:table-cell>
          <table:table-cell office:value-type="float" office:value="1" table:formula="of:=[.C50] + [.C55]" table:style-name="ce74">
            <text:p>1</text:p>
          </table:table-cell>
          <table:table-cell office:value-type="float" office:value="0" table:formula="of:=[.D50] + [.D55]" table:style-name="ce43">
            <text:p>0</text:p>
          </table:table-cell>
          <table:table-cell office:value-type="float" office:value="1" table:formula="of:=[.E50] + [.E55]" table:style-name="ce75">
            <text:p>1</text:p>
          </table:table-cell>
          <table:table-cell office:value-type="float" office:value="0" table:formula="of:=[.F50] + [.F55]" table:style-name="ce5">
            <text:p>0</text:p>
          </table:table-cell>
          <table:table-cell table:number-columns-repeated="2" table:style-name="ce42"/>
          <table:table-cell table:style-name="ce72"/>
          <table:table-cell table:number-columns-repeated="2" table:style-name="ce27"/>
          <table:table-cell table:number-columns-repeated="16373"/>
        </table:table-row>
        <table:table-row table:style-name="ro1">
          <table:table-cell table:style-name="ce27"/>
          <table:table-cell office:value-type="string" table:style-name="ce73">
            <text:p>Sorcerer boost (SC, HS, HoM)*</text:p>
          </table:table-cell>
          <table:table-cell office:value-type="float" office:value="0.6" table:formula="of:=[.C52]" table:style-name="ce74">
            <text:p>0,6</text:p>
          </table:table-cell>
          <table:table-cell office:value-type="float" office:value="1" table:formula="of:=[.D52]" table:style-name="ce43">
            <text:p>1</text:p>
          </table:table-cell>
          <table:table-cell office:value-type="float" office:value="0.6" table:formula="of:=[.E52]" table:style-name="ce75">
            <text:p>0,6</text:p>
          </table:table-cell>
          <table:table-cell office:value-type="float" office:value="1" table:formula="of:=[.F52]" table:style-name="ce5">
            <text:p>1</text:p>
          </table:table-cell>
          <table:table-cell table:number-columns-repeated="2" table:style-name="ce42"/>
          <table:table-cell table:style-name="ce72"/>
          <table:table-cell table:number-columns-repeated="2" table:style-name="ce27"/>
          <table:table-cell table:number-columns-repeated="16373"/>
        </table:table-row>
        <table:table-row table:style-name="ro2">
          <table:table-cell table:style-name="ce27"/>
          <table:table-cell office:value-type="string" table:style-name="ce73">
            <text:p>Armor Boost</text:p>
          </table:table-cell>
          <table:table-cell office:value-type="float" office:value="1" table:formula="of:=MAX([.C51]; [.C53]; [.C56]; [.C58])" table:style-name="ce74">
            <text:p>1</text:p>
          </table:table-cell>
          <table:table-cell office:value-type="float" office:value="1" table:formula="of:=MAX([.D51]; [.D53]; [.D56]; [.D58])" table:style-name="ce43">
            <text:p>1</text:p>
          </table:table-cell>
          <table:table-cell office:value-type="float" office:value="1" table:formula="of:=MAX([.E51]; [.E53]; [.E56]; [.E58])" table:style-name="ce75">
            <text:p>1</text:p>
          </table:table-cell>
          <table:table-cell office:value-type="float" office:value="1" table:formula="of:=MAX([.F51]; [.F53]; [.F56]; [.F58])" table:style-name="ce5">
            <text:p>1</text:p>
          </table:table-cell>
          <table:table-cell table:number-columns-repeated="2" table:style-name="ce42"/>
          <table:table-cell table:style-name="ce72"/>
          <table:table-cell table:number-columns-repeated="2" table:style-name="ce27"/>
          <table:table-cell table:number-columns-repeated="16373"/>
        </table:table-row>
        <table:table-row table:style-name="ro2">
          <table:table-cell table:style-name="ce27"/>
          <table:table-cell office:value-type="string" table:style-name="ce73">
            <text:p>Gladiator Boost (Armor Boost, Ground Hero dmg)</text:p>
          </table:table-cell>
          <table:table-cell office:value-type="float" office:value="1" table:formula="of:=[.C62]" table:style-name="ce74">
            <text:p>1</text:p>
          </table:table-cell>
          <table:table-cell office:value-type="float" office:value="1" table:formula="of:=[.D62]" table:style-name="ce43">
            <text:p>1</text:p>
          </table:table-cell>
          <table:table-cell office:value-type="float" office:value="1" table:formula="of:=[.E62]" table:style-name="ce75">
            <text:p>1</text:p>
          </table:table-cell>
          <table:table-cell office:value-type="float" office:value="1" table:formula="of:=[.F62]" table:style-name="ce5">
            <text:p>1</text:p>
          </table:table-cell>
          <table:table-cell table:number-columns-repeated="2" table:style-name="ce42"/>
          <table:table-cell table:style-name="ce72"/>
          <table:table-cell table:number-columns-repeated="2" table:style-name="ce27"/>
          <table:table-cell table:number-columns-repeated="16373"/>
        </table:table-row>
        <table:table-row table:style-name="ro1">
          <table:table-cell table:style-name="ce27"/>
          <table:table-cell office:value-type="string" table:style-name="ce73">
            <text:p>Legacy pet gold bonuses (2x All Gold)</text:p>
          </table:table-cell>
          <table:table-cell office:value-type="float" office:value="2" table:formula="of:=2 * [.C53]" table:style-name="ce74">
            <text:p>2</text:p>
          </table:table-cell>
          <table:table-cell office:value-type="float" office:value="2" table:formula="of:=2 * [.D53]" table:style-name="ce43">
            <text:p>2</text:p>
          </table:table-cell>
          <table:table-cell office:value-type="float" office:value="2" table:formula="of:=2 * [.E53]" table:style-name="ce75">
            <text:p>2</text:p>
          </table:table-cell>
          <table:table-cell office:value-type="float" office:value="2" table:formula="of:=2 * [.F53]" table:style-name="ce5">
            <text:p>2</text:p>
          </table:table-cell>
          <table:table-cell table:number-columns-repeated="2" table:style-name="ce42"/>
          <table:table-cell table:style-name="ce72"/>
          <table:table-cell table:number-columns-repeated="2" table:style-name="ce27"/>
          <table:table-cell table:number-columns-repeated="16373"/>
        </table:table-row>
        <table:table-row table:style-name="ro1">
          <table:table-cell table:style-name="ce27"/>
          <table:table-cell office:value-type="string" table:style-name="ce73">
            <text:p>Exotic pet gold bonuses (Boss, Fairy, Multi-Spawn)</text:p>
          </table:table-cell>
          <table:table-cell office:value-type="float" office:value="1" table:formula="of:=[.C55] + [.C56] + [.C57]" table:style-name="ce74">
            <text:p>1</text:p>
          </table:table-cell>
          <table:table-cell office:value-type="float" office:value="1" table:formula="of:=[.D55] + [.D56] + [.D57]" table:style-name="ce43">
            <text:p>1</text:p>
          </table:table-cell>
          <table:table-cell office:value-type="float" office:value="1" table:formula="of:=[.E55] + [.E56] + [.E57]" table:style-name="ce75">
            <text:p>1</text:p>
          </table:table-cell>
          <table:table-cell office:value-type="float" office:value="1" table:formula="of:=[.F55] + [.F56] + [.F57]" table:style-name="ce5">
            <text:p>1</text:p>
          </table:table-cell>
          <table:table-cell table:number-columns-repeated="2" table:style-name="ce42"/>
          <table:table-cell table:style-name="ce72"/>
          <table:table-cell table:number-columns-repeated="2" table:style-name="ce27"/>
          <table:table-cell table:number-columns-repeated="16373"/>
        </table:table-row>
        <table:table-row table:style-name="ro1">
          <table:table-cell table:style-name="ce27"/>
          <table:table-cell office:value-type="string" table:style-name="ce73">
            <text:p>Artifact gold bonuses** (not up to date)</text:p>
          </table:table-cell>
          <table:table-cell office:value-type="float" office:value="9" table:style-name="ce74">
            <text:p>9</text:p>
          </table:table-cell>
          <table:table-cell office:value-type="float" office:value="8" table:style-name="ce43">
            <text:p>8</text:p>
          </table:table-cell>
          <table:table-cell office:value-type="float" office:value="9" table:style-name="ce75">
            <text:p>9</text:p>
          </table:table-cell>
          <table:table-cell office:value-type="float" office:value="8" table:style-name="ce5">
            <text:p>8</text:p>
          </table:table-cell>
          <table:table-cell table:number-columns-repeated="2" table:style-name="ce42"/>
          <table:table-cell table:style-name="ce72"/>
          <table:table-cell table:number-columns-repeated="2" table:style-name="ce27"/>
          <table:table-cell table:number-columns-repeated="16373"/>
        </table:table-row>
        <table:table-row table:style-name="ro1">
          <table:table-cell table:style-name="ce26"/>
          <table:table-cell office:value-type="string" table:style-name="ce76">
            <text:p>Gold -&gt; dmg</text:p>
          </table:table-cell>
          <table:table-cell office:value-type="string" table:number-columns-spanned="2" table:number-rows-spanned="1" table:style-name="ce80">
            <text:p>Between 0.6 and 1.25</text:p>
          </table:table-cell>
          <table:covered-table-cell/>
          <table:table-cell table:number-columns-repeated="2" table:style-name="ce59"/>
          <table:table-cell table:number-columns-repeated="2" table:style-name="ce60"/>
          <table:table-cell table:style-name="ce61"/>
          <table:table-cell table:number-columns-repeated="2" table:style-name="ce27"/>
          <table:table-cell table:number-columns-repeated="16373"/>
        </table:table-row>
        <table:table-row table:style-name="ro1">
          <table:table-cell table:number-columns-repeated="11" table:style-name="ce27"/>
          <table:table-cell table:number-columns-repeated="16373"/>
        </table:table-row>
        <table:table-row table:style-name="ro1">
          <table:table-cell table:style-name="ce77"/>
          <table:table-cell office:value-type="string" table:number-columns-spanned="8" table:number-rows-spanned="1" table:style-name="ce81">
            <text:p>Splash and inactive gold are a weighted average of Boss, Chesterson and Titan gold. This means usually only the highest of Boss and Chesterson will give a decent boost.</text:p>
          </table:table-cell>
          <table:covered-table-cell table:number-columns-repeated="7"/>
          <table:table-cell table:number-columns-repeated="2" table:style-name="ce27"/>
          <table:table-cell table:number-columns-repeated="16373"/>
        </table:table-row>
        <table:table-row table:style-name="ro1">
          <table:table-cell table:number-columns-repeated="11" table:style-name="ce27"/>
          <table:table-cell table:number-columns-repeated="16373"/>
        </table:table-row>
        <table:table-row table:style-name="ro1">
          <table:table-cell table:style-name="ce27"/>
          <table:table-cell office:value-type="string" table:number-columns-spanned="8" table:number-rows-spanned="1" table:style-name="ce82">
            <text:p>* Only gold part is counted here, see Damage table for the damage part.</text:p>
          </table:table-cell>
          <table:covered-table-cell table:number-columns-repeated="7"/>
          <table:table-cell table:number-columns-repeated="2" table:style-name="ce27"/>
          <table:table-cell table:number-columns-repeated="16373"/>
        </table:table-row>
        <table:table-row table:style-name="ro1">
          <table:table-cell table:style-name="ce27"/>
          <table:table-cell office:value-type="string" table:style-name="ce27">
            <text:p>** Every artifact from SotV to TBC is affected</text:p>
          </table:table-cell>
          <table:table-cell table:number-columns-repeated="9" table:style-name="ce27"/>
          <table:table-cell table:number-columns-repeated="16373"/>
        </table:table-row>
        <table:table-row table:style-name="ro1">
          <table:table-cell table:number-columns-repeated="11" table:style-name="ce27"/>
          <table:table-cell table:number-columns-repeated="16373"/>
        </table:table-row>
        <table:table-row table:number-rows-repeated="1048503" table:style-name="ro2">
          <table:table-cell table:number-columns-repeated="16384"/>
        </table:table-row>
      </table:table>
      <table:table table:name="Reductions_Simple" table:style-name="ta1">
        <table:table-column table:style-name="co1" table:default-cell-style-name="ce1"/>
        <table:table-column table:style-name="co4" table:default-cell-style-name="ce1"/>
        <table:table-column table:style-name="co1" table:number-columns-repeated="1022" table:default-cell-style-name="ce1"/>
        <table:table-column table:style-name="co2" table:number-columns-repeated="15360" table:default-cell-style-name="ce1"/>
        <table:table-row table:style-name="ro1">
          <table:table-cell table:number-columns-repeated="6" table:style-name="ce26"/>
          <table:table-cell table:number-columns-repeated="3" table:style-name="ce27"/>
          <table:table-cell table:number-columns-repeated="16375"/>
        </table:table-row>
        <table:table-row table:style-name="ro3">
          <table:table-cell table:style-name="ce26"/>
          <table:table-cell office:value-type="string" table:number-columns-spanned="7" table:number-rows-spanned="1" table:style-name="ce78">
            <text:p>Damage</text:p>
          </table:table-cell>
          <table:covered-table-cell table:number-columns-repeated="6"/>
          <table:table-cell table:style-name="ce27"/>
          <table:table-cell table:number-columns-repeated="16375"/>
        </table:table-row>
        <table:table-row table:style-name="ro1">
          <table:table-cell table:style-name="ce26"/>
          <table:table-cell office:value-type="string" table:style-name="ce28">
            <text:p>From row to column</text:p>
          </table:table-cell>
          <table:table-cell office:value-type="string" table:style-name="ce29">
            <text:p>CS</text:p>
          </table:table-cell>
          <table:table-cell office:value-type="string" table:style-name="ce30">
            <text:p>SC</text:p>
          </table:table-cell>
          <table:table-cell office:value-type="string" table:style-name="ce31">
            <text:p>HS</text:p>
          </table:table-cell>
          <table:table-cell office:value-type="string" table:style-name="ce32">
            <text:p>Pet</text:p>
          </table:table-cell>
          <table:table-cell office:value-type="string" table:style-name="ce33">
            <text:p>Dagger</text:p>
          </table:table-cell>
          <table:table-cell office:value-type="string" table:style-name="ce83">
            <text:p>Gold Gun</text:p>
          </table:table-cell>
          <table:table-cell table:style-name="ce27"/>
          <table:table-cell table:number-columns-repeated="16375"/>
        </table:table-row>
        <table:table-row table:style-name="ro1" table:visibility="collapse">
          <table:table-cell table:style-name="ce26"/>
          <table:table-cell office:value-type="string" table:style-name="ce37">
            <text:p>Tap</text:p>
          </table:table-cell>
          <table:table-cell office:value-type="float" office:value="0" table:style-name="ce38">
            <text:p>0</text:p>
          </table:table-cell>
          <table:table-cell office:value-type="float" office:value="0.6" table:style-name="ce39">
            <text:p>0,6</text:p>
          </table:table-cell>
          <table:table-cell office:value-type="float" office:value="1" table:style-name="ce40">
            <text:p>1</text:p>
          </table:table-cell>
          <table:table-cell office:value-type="float" office:value="1" table:style-name="ce41">
            <text:p>1</text:p>
          </table:table-cell>
          <table:table-cell office:value-type="float" office:value="1" table:style-name="ce42">
            <text:p>1</text:p>
          </table:table-cell>
          <table:table-cell office:value-type="float" office:value="0.45" table:style-name="ce84">
            <text:p>0,45</text:p>
          </table:table-cell>
          <table:table-cell table:style-name="ce27"/>
          <table:table-cell table:number-columns-repeated="16375"/>
        </table:table-row>
        <table:table-row table:style-name="ro1" table:visibility="collapse">
          <table:table-cell table:style-name="ce26"/>
          <table:table-cell office:value-type="string" table:style-name="ce37">
            <text:p>Hero (All/Type/Terrain)</text:p>
          </table:table-cell>
          <table:table-cell office:value-type="float" office:value="1" table:style-name="ce38">
            <text:p>1</text:p>
          </table:table-cell>
          <table:table-cell office:value-type="float" office:value="0.6" table:style-name="ce39">
            <text:p>0,6</text:p>
          </table:table-cell>
          <table:table-cell office:value-type="float" office:value="0.5" table:style-name="ce40">
            <text:p>0,5</text:p>
          </table:table-cell>
          <table:table-cell office:value-type="float" office:value="0.5" table:style-name="ce41">
            <text:p>0,5</text:p>
          </table:table-cell>
          <table:table-cell office:value-type="float" office:value="0.5" table:style-name="ce42">
            <text:p>0,5</text:p>
          </table:table-cell>
          <table:table-cell office:value-type="float" office:value="0.9" table:style-name="ce84">
            <text:p>0,9</text:p>
          </table:table-cell>
          <table:table-cell table:style-name="ce27"/>
          <table:table-cell table:number-columns-repeated="16375"/>
        </table:table-row>
        <table:table-row table:style-name="ro1">
          <table:table-cell table:style-name="ce26"/>
          <table:table-cell office:value-type="string" table:style-name="ce37">
            <text:p>Deadly Strike (Damage/Chance)</text:p>
          </table:table-cell>
          <table:table-cell office:value-type="float" office:value="0.5" table:style-name="ce38">
            <text:p>0,5</text:p>
          </table:table-cell>
          <table:table-cell office:value-type="float" office:value="0.6" table:style-name="ce39">
            <text:p>0,6</text:p>
          </table:table-cell>
          <table:table-cell office:value-type="float" office:value="0" table:style-name="ce40">
            <text:p>0</text:p>
          </table:table-cell>
          <table:table-cell office:value-type="float" office:value="0.7" table:style-name="ce41">
            <text:p>0,7</text:p>
          </table:table-cell>
          <table:table-cell office:value-type="float" office:value="0.75" table:style-name="ce42">
            <text:p>0,75</text:p>
          </table:table-cell>
          <table:table-cell office:value-type="float" office:value="0.6" table:style-name="ce84">
            <text:p>0,6</text:p>
          </table:table-cell>
          <table:table-cell table:style-name="ce27"/>
          <table:table-cell table:number-columns-repeated="16375"/>
        </table:table-row>
        <table:table-row table:style-name="ro1">
          <table:table-cell table:style-name="ce26"/>
          <table:table-cell office:value-type="string" table:style-name="ce37">
            <text:p>Tap / Fire Sword</text:p>
          </table:table-cell>
          <table:table-cell office:value-type="float" office:value="0" table:formula="of:=[.C4]" table:style-name="ce38">
            <text:p>0</text:p>
          </table:table-cell>
          <table:table-cell office:value-type="float" office:value="0.6" table:formula="of:=[.D4]" table:style-name="ce39">
            <text:p>0,6</text:p>
          </table:table-cell>
          <table:table-cell office:value-type="float" office:value="1" table:formula="of:=[.E4]" table:style-name="ce40">
            <text:p>1</text:p>
          </table:table-cell>
          <table:table-cell office:value-type="float" office:value="1" table:formula="of:=[.F4]" table:style-name="ce41">
            <text:p>1</text:p>
          </table:table-cell>
          <table:table-cell office:value-type="float" office:value="1" table:formula="of:=[.G4]" table:style-name="ce42">
            <text:p>1</text:p>
          </table:table-cell>
          <table:table-cell office:value-type="float" office:value="0.45" table:formula="of:=[.H4]" table:style-name="ce84">
            <text:p>0,45</text:p>
          </table:table-cell>
          <table:table-cell table:style-name="ce27"/>
          <table:table-cell table:number-columns-repeated="16375"/>
        </table:table-row>
        <table:table-row table:style-name="ro1">
          <table:table-cell table:style-name="ce26"/>
          <table:table-cell office:value-type="string" table:style-name="ce37">
            <text:p>Hero (All/Type/Terrain) / War Cry</text:p>
          </table:table-cell>
          <table:table-cell office:value-type="float" office:value="1" table:formula="of:=[.C5]" table:style-name="ce38">
            <text:p>1</text:p>
          </table:table-cell>
          <table:table-cell office:value-type="float" office:value="0.6" table:formula="of:=[.D5]" table:style-name="ce39">
            <text:p>0,6</text:p>
          </table:table-cell>
          <table:table-cell office:value-type="float" office:value="0.5" table:formula="of:=[.E5]" table:style-name="ce40">
            <text:p>0,5</text:p>
          </table:table-cell>
          <table:table-cell office:value-type="float" office:value="0.5" table:formula="of:=[.F5]" table:style-name="ce41">
            <text:p>0,5</text:p>
          </table:table-cell>
          <table:table-cell office:value-type="float" office:value="0.5" table:formula="of:=[.G5]" table:style-name="ce42">
            <text:p>0,5</text:p>
          </table:table-cell>
          <table:table-cell office:value-type="float" office:value="0.9" table:formula="of:=[.H5]" table:style-name="ce84">
            <text:p>0,9</text:p>
          </table:table-cell>
          <table:table-cell table:style-name="ce27"/>
          <table:table-cell table:number-columns-repeated="16375"/>
        </table:table-row>
        <table:table-row table:style-name="ro1">
          <table:table-cell table:style-name="ce26"/>
          <table:table-cell office:value-type="string" table:style-name="ce37">
            <text:p>Gunblade</text:p>
          </table:table-cell>
          <table:table-cell office:value-type="float" office:value="0" table:style-name="ce38">
            <text:p>0</text:p>
          </table:table-cell>
          <table:table-cell office:value-type="float" office:value="0.6" table:style-name="ce39">
            <text:p>0,6</text:p>
          </table:table-cell>
          <table:table-cell office:value-type="float" office:value="0.75" table:style-name="ce40">
            <text:p>0,75</text:p>
          </table:table-cell>
          <table:table-cell office:value-type="float" office:value="0" table:style-name="ce41">
            <text:p>0</text:p>
          </table:table-cell>
          <table:table-cell office:value-type="float" office:value="0.65" table:style-name="ce42">
            <text:p>0,65</text:p>
          </table:table-cell>
          <table:table-cell office:value-type="float" office:value="0.75" table:style-name="ce84">
            <text:p>0,75</text:p>
          </table:table-cell>
          <table:table-cell table:style-name="ce27"/>
          <table:table-cell table:number-columns-repeated="16375"/>
        </table:table-row>
        <table:table-row table:style-name="ro1">
          <table:table-cell table:style-name="ce26"/>
          <table:table-cell office:value-type="string" table:style-name="ce37">
            <text:p>All / Crit</text:p>
          </table:table-cell>
          <table:table-cell office:value-type="float" office:value="1" table:style-name="ce38">
            <text:p>1</text:p>
          </table:table-cell>
          <table:table-cell office:value-type="float" office:value="1" table:style-name="ce39">
            <text:p>1</text:p>
          </table:table-cell>
          <table:table-cell office:value-type="float" office:value="1" table:style-name="ce40">
            <text:p>1</text:p>
          </table:table-cell>
          <table:table-cell office:value-type="float" office:value="1" table:style-name="ce41">
            <text:p>1</text:p>
          </table:table-cell>
          <table:table-cell office:value-type="float" office:value="1" table:style-name="ce42">
            <text:p>1</text:p>
          </table:table-cell>
          <table:table-cell office:value-type="float" office:value="1" table:style-name="ce84">
            <text:p>1</text:p>
          </table:table-cell>
          <table:table-cell table:style-name="ce27"/>
          <table:table-cell table:number-columns-repeated="16375"/>
        </table:table-row>
        <table:table-row table:style-name="ro1">
          <table:table-cell table:style-name="ce26"/>
          <table:table-cell office:value-type="string" table:style-name="ce37">
            <text:p>Crit chance</text:p>
          </table:table-cell>
          <table:table-cell office:value-type="float" office:value="1" table:style-name="ce38">
            <text:p>1</text:p>
          </table:table-cell>
          <table:table-cell office:value-type="float" office:value="1" table:style-name="ce39">
            <text:p>1</text:p>
          </table:table-cell>
          <table:table-cell office:value-type="float" office:value="0" table:style-name="ce40">
            <text:p>0</text:p>
          </table:table-cell>
          <table:table-cell office:value-type="float" office:value="1" table:style-name="ce41">
            <text:p>1</text:p>
          </table:table-cell>
          <table:table-cell office:value-type="float" office:value="1" table:style-name="ce42">
            <text:p>1</text:p>
          </table:table-cell>
          <table:table-cell office:value-type="float" office:value="1" table:style-name="ce84">
            <text:p>1</text:p>
          </table:table-cell>
          <table:table-cell table:style-name="ce27"/>
          <table:table-cell table:number-columns-repeated="16375"/>
        </table:table-row>
        <table:table-row table:style-name="ro1">
          <table:table-cell table:style-name="ce26"/>
          <table:table-cell office:value-type="string" table:style-name="ce37">
            <text:p>Companion</text:p>
          </table:table-cell>
          <table:table-cell office:value-type="float" office:value="1" table:style-name="ce38">
            <text:p>1</text:p>
          </table:table-cell>
          <table:table-cell office:value-type="float" office:value="1" table:style-name="ce39">
            <text:p>1</text:p>
          </table:table-cell>
          <table:table-cell office:value-type="float" office:value="0" table:style-name="ce40">
            <text:p>0</text:p>
          </table:table-cell>
          <table:table-cell office:value-type="float" office:value="1" table:style-name="ce41">
            <text:p>1</text:p>
          </table:table-cell>
          <table:table-cell office:value-type="float" office:value="0" table:style-name="ce42">
            <text:p>0</text:p>
          </table:table-cell>
          <table:table-cell office:value-type="float" office:value="0" table:style-name="ce84">
            <text:p>0</text:p>
          </table:table-cell>
          <table:table-cell table:style-name="ce27"/>
          <table:table-cell table:number-columns-repeated="16375"/>
        </table:table-row>
        <table:table-row table:style-name="ro1">
          <table:table-cell table:style-name="ce26"/>
          <table:table-cell office:value-type="string" table:style-name="ce37">
            <text:p>Tap from heroes</text:p>
          </table:table-cell>
          <table:table-cell office:value-type="float" office:value="0" table:style-name="ce38">
            <text:p>0</text:p>
          </table:table-cell>
          <table:table-cell office:value-type="float" office:value="1" table:style-name="ce39">
            <text:p>1</text:p>
          </table:table-cell>
          <table:table-cell office:value-type="float" office:value="1" table:style-name="ce40">
            <text:p>1</text:p>
          </table:table-cell>
          <table:table-cell office:value-type="float" office:value="1" table:style-name="ce41">
            <text:p>1</text:p>
          </table:table-cell>
          <table:table-cell office:value-type="float" office:value="1" table:style-name="ce42">
            <text:p>1</text:p>
          </table:table-cell>
          <table:table-cell office:value-type="float" office:value="1" table:style-name="ce84">
            <text:p>1</text:p>
          </table:table-cell>
          <table:table-cell table:style-name="ce27"/>
          <table:table-cell table:number-columns-repeated="16375"/>
        </table:table-row>
        <table:table-row table:style-name="ro1">
          <table:table-cell table:style-name="ce26"/>
          <table:table-cell office:value-type="string" table:style-name="ce46">
            <text:p>Base hero (Hero levels/Hero weapons)</text:p>
          </table:table-cell>
          <table:table-cell office:value-type="float" office:value="1" table:style-name="ce47">
            <text:p>1</text:p>
          </table:table-cell>
          <table:table-cell office:value-type="float" office:value="1" table:style-name="ce48">
            <text:p>1</text:p>
          </table:table-cell>
          <table:table-cell office:value-type="float" office:value="1" table:style-name="ce49">
            <text:p>1</text:p>
          </table:table-cell>
          <table:table-cell office:value-type="float" office:value="1" table:style-name="ce50">
            <text:p>1</text:p>
          </table:table-cell>
          <table:table-cell office:value-type="float" office:value="1" table:style-name="ce51">
            <text:p>1</text:p>
          </table:table-cell>
          <table:table-cell office:value-type="float" office:value="1" table:style-name="ce85">
            <text:p>1</text:p>
          </table:table-cell>
          <table:table-cell table:style-name="ce27"/>
          <table:table-cell table:number-columns-repeated="16375"/>
        </table:table-row>
        <table:table-row table:style-name="ro1">
          <table:table-cell table:style-name="ce26"/>
          <table:table-cell table:style-name="ce55"/>
          <table:table-cell table:number-columns-repeated="3" table:style-name="ce56"/>
          <table:table-cell table:style-name="ce57"/>
          <table:table-cell table:number-columns-repeated="3" table:style-name="ce27"/>
          <table:table-cell table:number-columns-repeated="16375"/>
        </table:table-row>
        <table:table-row table:style-name="ro3">
          <table:table-cell table:style-name="ce26"/>
          <table:table-cell office:value-type="string" table:number-columns-spanned="7" table:number-rows-spanned="1" table:style-name="ce78">
            <text:p>Gold</text:p>
          </table:table-cell>
          <table:covered-table-cell table:number-columns-repeated="6"/>
          <table:table-cell table:style-name="ce27"/>
          <table:table-cell table:number-columns-repeated="16375"/>
        </table:table-row>
        <table:table-row table:style-name="ro1">
          <table:table-cell table:style-name="ce26"/>
          <table:table-cell office:value-type="string" table:style-name="ce86">
            <text:p>From row to column</text:p>
          </table:table-cell>
          <table:table-cell office:value-type="string" table:style-name="ce87">
            <text:p>Fairy</text:p>
          </table:table-cell>
          <table:table-cell office:value-type="string" table:style-name="ce88">
            <text:p>HoG</text:p>
          </table:table-cell>
          <table:table-cell office:value-type="string" table:style-name="ce66">
            <text:p>Chesterson</text:p>
          </table:table-cell>
          <table:table-cell table:number-columns-repeated="2" table:style-name="ce33"/>
          <table:table-cell table:style-name="ce67"/>
          <table:table-cell table:style-name="ce27"/>
          <table:table-cell table:number-columns-repeated="16375"/>
        </table:table-row>
        <table:table-row table:style-name="ro1">
          <table:table-cell table:style-name="ce26"/>
          <table:table-cell office:value-type="string" table:style-name="ce68">
            <text:p>Heart of Gold</text:p>
          </table:table-cell>
          <table:table-cell office:value-type="float" office:value="0" table:style-name="ce69">
            <text:p>0</text:p>
          </table:table-cell>
          <table:table-cell office:value-type="float" office:value="1" table:style-name="ce71">
            <text:p>1</text:p>
          </table:table-cell>
          <table:table-cell office:value-type="float" office:value="0" table:style-name="ce5">
            <text:p>0</text:p>
          </table:table-cell>
          <table:table-cell table:number-columns-repeated="2" table:style-name="ce42"/>
          <table:table-cell table:style-name="ce72"/>
          <table:table-cell table:style-name="ce27"/>
          <table:table-cell table:number-columns-repeated="16375"/>
        </table:table-row>
        <table:table-row table:style-name="ro1">
          <table:table-cell table:style-name="ce26"/>
          <table:table-cell office:value-type="string" table:style-name="ce68">
            <text:p>Chesterson (Gold/Chance)</text:p>
          </table:table-cell>
          <table:table-cell office:value-type="float" office:value="1" table:style-name="ce69">
            <text:p>1</text:p>
          </table:table-cell>
          <table:table-cell office:value-type="float" office:value="0" table:style-name="ce71">
            <text:p>0</text:p>
          </table:table-cell>
          <table:table-cell office:value-type="float" office:value="1" table:style-name="ce5">
            <text:p>1</text:p>
          </table:table-cell>
          <table:table-cell table:number-columns-repeated="2" table:style-name="ce42"/>
          <table:table-cell table:style-name="ce72"/>
          <table:table-cell table:style-name="ce27"/>
          <table:table-cell table:number-columns-repeated="16375"/>
        </table:table-row>
        <table:table-row table:style-name="ro1">
          <table:table-cell table:style-name="ce26"/>
          <table:table-cell office:value-type="string" table:style-name="ce68">
            <text:p>Hand of Midas</text:p>
          </table:table-cell>
          <table:table-cell office:value-type="float" office:value="0.6" table:style-name="ce69">
            <text:p>0,6</text:p>
          </table:table-cell>
          <table:table-cell office:value-type="float" office:value="0.6" table:style-name="ce71">
            <text:p>0,6</text:p>
          </table:table-cell>
          <table:table-cell office:value-type="float" office:value="1" table:style-name="ce5">
            <text:p>1</text:p>
          </table:table-cell>
          <table:table-cell table:number-columns-repeated="2" table:style-name="ce42"/>
          <table:table-cell table:style-name="ce72"/>
          <table:table-cell table:style-name="ce27"/>
          <table:table-cell table:number-columns-repeated="16375"/>
        </table:table-row>
        <table:table-row table:style-name="ro1">
          <table:table-cell table:style-name="ce26"/>
          <table:table-cell office:value-type="string" table:style-name="ce68">
            <text:p>All / Jackpot</text:p>
          </table:table-cell>
          <table:table-cell office:value-type="float" office:value="1" table:style-name="ce69">
            <text:p>1</text:p>
          </table:table-cell>
          <table:table-cell office:value-type="float" office:value="1" table:style-name="ce71">
            <text:p>1</text:p>
          </table:table-cell>
          <table:table-cell office:value-type="float" office:value="1" table:style-name="ce5">
            <text:p>1</text:p>
          </table:table-cell>
          <table:table-cell table:number-columns-repeated="2" table:style-name="ce42"/>
          <table:table-cell table:style-name="ce72"/>
          <table:table-cell table:style-name="ce27"/>
          <table:table-cell table:number-columns-repeated="16375"/>
        </table:table-row>
        <table:table-row table:style-name="ro1">
          <table:table-cell table:style-name="ce26"/>
          <table:table-cell office:value-type="string" table:style-name="ce68">
            <text:p>Fairy</text:p>
          </table:table-cell>
          <table:table-cell office:value-type="float" office:value="1" table:style-name="ce69">
            <text:p>1</text:p>
          </table:table-cell>
          <table:table-cell office:value-type="float" office:value="0" table:style-name="ce71">
            <text:p>0</text:p>
          </table:table-cell>
          <table:table-cell office:value-type="float" office:value="0" table:style-name="ce5">
            <text:p>0</text:p>
          </table:table-cell>
          <table:table-cell table:number-columns-repeated="2" table:style-name="ce42"/>
          <table:table-cell table:style-name="ce72"/>
          <table:table-cell table:style-name="ce27"/>
          <table:table-cell table:number-columns-repeated="16375"/>
        </table:table-row>
        <table:table-row table:style-name="ro1">
          <table:table-cell table:style-name="ce26"/>
          <table:table-cell office:value-type="string" table:style-name="ce68">
            <text:p>Boss</text:p>
          </table:table-cell>
          <table:table-cell office:value-type="float" office:value="0" table:style-name="ce69">
            <text:p>0</text:p>
          </table:table-cell>
          <table:table-cell office:value-type="float" office:value="1" table:style-name="ce71">
            <text:p>1</text:p>
          </table:table-cell>
          <table:table-cell office:value-type="float" office:value="0" table:style-name="ce5">
            <text:p>0</text:p>
          </table:table-cell>
          <table:table-cell table:number-columns-repeated="2" table:style-name="ce42"/>
          <table:table-cell table:style-name="ce72"/>
          <table:table-cell table:style-name="ce27"/>
          <table:table-cell table:number-columns-repeated="16375"/>
        </table:table-row>
        <table:table-row table:style-name="ro1">
          <table:table-cell table:style-name="ce27"/>
          <table:table-cell office:value-type="string" table:style-name="ce73">
            <text:p>Multi-Titan</text:p>
          </table:table-cell>
          <table:table-cell office:value-type="float" office:value="0" table:style-name="ce74">
            <text:p>0</text:p>
          </table:table-cell>
          <table:table-cell office:value-type="float" office:value="0" table:style-name="ce75">
            <text:p>0</text:p>
          </table:table-cell>
          <table:table-cell office:value-type="float" office:value="1" table:style-name="ce5">
            <text:p>1</text:p>
          </table:table-cell>
          <table:table-cell table:number-columns-repeated="2" table:style-name="ce42"/>
          <table:table-cell table:style-name="ce72"/>
          <table:table-cell table:style-name="ce27"/>
          <table:table-cell table:number-columns-repeated="16375"/>
        </table:table-row>
        <table:table-row table:style-name="ro1">
          <table:table-cell table:style-name="ce26"/>
          <table:table-cell office:value-type="string" table:style-name="ce76">
            <text:p>Gold -&gt; dmg</text:p>
          </table:table-cell>
          <table:table-cell office:value-type="string" table:number-columns-spanned="2" table:number-rows-spanned="1" table:style-name="ce80">
            <text:p>Between 0.6 and 1.25</text:p>
          </table:table-cell>
          <table:covered-table-cell/>
          <table:table-cell table:number-columns-repeated="2" table:style-name="ce59"/>
          <table:table-cell table:style-name="ce60"/>
          <table:table-cell table:style-name="ce61"/>
          <table:table-cell table:style-name="ce27"/>
          <table:table-cell table:number-columns-repeated="16375"/>
        </table:table-row>
        <table:table-row table:style-name="ro1">
          <table:table-cell table:number-columns-repeated="9" table:style-name="ce27"/>
          <table:table-cell table:number-columns-repeated="16375"/>
        </table:table-row>
        <table:table-row table:number-rows-repeated="1048550" table:style-name="ro2">
          <table:table-cell table:number-columns-repeated="16384"/>
        </table:table-row>
      </table:table>
      <table:table table:name="Can_You_Durendal_(Lems)" table:style-name="ta1">
        <table:table-column table:style-name="co5" table:default-cell-style-name="ce1"/>
        <table:table-column table:style-name="co6" table:default-cell-style-name="ce1"/>
        <table:table-column table:style-name="co7" table:default-cell-style-name="ce1"/>
        <table:table-column table:style-name="co1" table:default-cell-style-name="ce1"/>
        <table:table-column table:style-name="co8" table:default-cell-style-name="ce1" table:visibility="collapse"/>
        <table:table-column table:style-name="co1" table:number-columns-repeated="2" table:default-cell-style-name="ce1" table:visibility="collapse"/>
        <table:table-column table:style-name="co9" table:default-cell-style-name="ce1" table:visibility="collapse"/>
        <table:table-column table:style-name="co10" table:default-cell-style-name="ce1" table:visibility="collapse"/>
        <table:table-column table:style-name="co1" table:number-columns-repeated="4" table:default-cell-style-name="ce1" table:visibility="collapse"/>
        <table:table-column table:style-name="co11" table:default-cell-style-name="ce1"/>
        <table:table-column table:style-name="co1" table:number-columns-repeated="1010" table:default-cell-style-name="ce1"/>
        <table:table-column table:style-name="co2" table:number-columns-repeated="15360" table:default-cell-style-name="ce1"/>
        <table:table-row table:style-name="ro1">
          <table:table-cell office:value-type="string" table:style-name="ce27">
            <text:p>Created by lemmingllama</text:p>
          </table:table-cell>
          <table:table-cell office:value-type="string" table:style-name="ce89">
            <text:p>Fill in the below column</text:p>
          </table:table-cell>
          <table:table-cell table:style-name="ce89"/>
          <table:table-cell office:value-type="string" table:style-name="ce89">
            <text:p>Check this column for outputs</text:p>
          </table:table-cell>
          <table:table-cell table:number-columns-repeated="11" table:style-name="ce27"/>
          <table:table-cell table:number-columns-repeated="16369"/>
        </table:table-row>
        <table:table-row table:style-name="ro1">
          <table:table-cell office:value-type="string" office:string-value="Durendal Pushing Guide" table:formula="of:=HYPERLINK(&quot;https://www.reddit.com/r/TapTitans2/comments/8w42f3/durendal_pushing_how_it_works_and_why_you_lose/&quot;;&quot;Durendal Pushing Guide&quot;)" table:style-name="ce90">
            <text:p>Durendal Pushing Guide</text:p>
          </table:table-cell>
          <table:table-cell table:style-name="ce27"/>
          <table:table-cell office:value-type="string" office:string-value="Minimum Max Stage Needed" table:formula="of:=IF([.D4] = &quot;No&quot;; &quot;Minimum Max Stage Needed&quot;; IF([.D5] = &quot;No&quot;; &quot;Minimum Max Stage Needed&quot;; IF([.D6] = &quot;No&quot;; &quot;Minimum Max Stage Needed&quot;; &quot;&quot;)))" table:style-name="ce89">
            <text:p>Minimum Max Stage Needed</text:p>
          </table:table-cell>
          <table:table-cell office:value-type="float" office:value="0" table:formula="of:=IF([.D4] = &quot;No&quot;; MROUND(MAX(([.D12] + [.B9] + [.B10] + [.B18] - 8) * 250; 0); 500); IF([.D5] = &quot;No&quot;; MROUND(MAX(([.D12] + [.B9] + [.B10] + [.B18] - 8) * 250; 0); 500); IF([.D6] = &quot;No&quot;; MROUND(MAX(([.D12] + [.B9] + [.B10] + [.B18] - 8) * 250; 0); 500); &quot;&quot;)))" table:style-name="ce27">
            <text:p>0</text:p>
          </table:table-cell>
          <table:table-cell office:value-type="string" table:style-name="ce89">
            <text:p>Total Splash Count</text:p>
          </table:table-cell>
          <table:table-cell table:number-columns-repeated="10" table:style-name="ce27"/>
          <table:table-cell table:number-columns-repeated="16369"/>
        </table:table-row>
        <table:table-row table:style-name="ro4">
          <table:table-cell office:value-type="string" table:style-name="ce89">
            <text:p>Up to date for 5.22.0</text:p>
          </table:table-cell>
          <table:table-cell table:style-name="ce27"/>
          <table:table-cell table:style-name="ce89"/>
          <table:table-cell table:style-name="ce91"/>
          <table:table-cell office:value-type="float" office:value="3" table:formula="of:=COM.MICROSOFT.SINGLE(COM.MICROSOFT.SWITCH([.B4]; &quot;Heavenly Strike&quot;; ROUNDDOWN([.B17] * [.K15] * [.K34];0); &quot;Dual Burst&quot;; ROUNDDOWN([.B17] * [.K25];0); &quot;Flash Zip&quot;; ROUNDDOWN([.B17] * [.K25] * IF([.B20]; 1.15; 1);0); &quot;Daggers&quot;; ROUNDDOWN([.B17] + ([.B19] * 2) + ([.B21] * IF([.B22]; 2; 1));0); &quot;Blade Cyclone&quot;; ROUNDDOWN(([.B17] + ([.B19] * 2) + ([.B21] * IF([.B22]; 2; 1))) * MAX(1; [.B23]);0); &quot;Twilight Fairy&quot;; ROUNDDOWN([.B17] + 25;0); &quot;Shadow Clone&quot;; ROUNDDOWN(([.B17] + IF([.B25]; 6; 0)) * [.K34];0); [.B17]))" table:style-name="ce27">
            <text:p>3</text:p>
          </table:table-cell>
          <table:table-cell table:number-columns-repeated="8" table:style-name="ce27"/>
          <table:table-cell table:style-name="ce77"/>
          <table:table-cell table:style-name="ce27"/>
          <table:table-cell table:number-columns-repeated="16369"/>
        </table:table-row>
        <table:table-row table:style-name="ro4">
          <table:table-cell office:value-type="string" table:style-name="ce89">
            <text:p>Splash Damage Source</text:p>
          </table:table-cell>
          <table:table-cell office:value-type="string" table:content-validation-name="val5" table:style-name="ce27">
            <text:p>Lightning Burst</text:p>
          </table:table-cell>
          <table:table-cell office:value-type="string" table:style-name="ce89">
            <text:p>Can I Durendal Push The First Time?</text:p>
          </table:table-cell>
          <table:table-cell office:value-type="string" office:string-value="Yes" table:formula="of:=COM.MICROSOFT.SINGLE(COM.MICROSOFT.IFS([.D12] &gt;= [.D9]; &quot;No&quot;; [.D16] = [.D13]; &quot;No&quot;; 1; &quot;Yes&quot;))" table:style-name="ce92">
            <text:p>Yes</text:p>
          </table:table-cell>
          <table:table-cell table:number-columns-repeated="9" table:style-name="ce27"/>
          <table:table-cell office:value-type="string" table:number-columns-spanned="1" table:number-rows-spanned="4" table:style-name="ce81">
            <text:p>It is best if all three of these display "Yes". If any display "No", you may encounter issues when Durendal Pushing. If all display "No", you cannot Durendal Push.</text:p>
          </table:table-cell>
          <table:table-cell table:style-name="ce27"/>
          <table:table-cell table:number-columns-repeated="16369"/>
        </table:table-row>
        <table:table-row table:style-name="ro1">
          <table:table-cell table:style-name="ce89"/>
          <table:table-cell table:style-name="ce27"/>
          <table:table-cell office:value-type="string" table:style-name="ce89">
            <text:p>Can I Durendal Push The Second Time?</text:p>
          </table:table-cell>
          <table:table-cell office:value-type="string" office:string-value="No" table:formula="of:=COM.MICROSOFT.SINGLE(COM.MICROSOFT.IFS([.D12] &gt;= [.D9]; &quot;No&quot;; [.D21] = [.D13]; &quot;No&quot;; 1; &quot;Yes&quot;))" table:style-name="ce92">
            <text:p>No</text:p>
          </table:table-cell>
          <table:table-cell table:number-columns-repeated="9" table:style-name="ce27"/>
          <table:covered-table-cell/>
          <table:table-cell table:style-name="ce27"/>
          <table:table-cell table:number-columns-repeated="16369"/>
        </table:table-row>
        <table:table-row table:style-name="ro1">
          <table:table-cell table:style-name="ce89"/>
          <table:table-cell table:style-name="ce27"/>
          <table:table-cell office:value-type="string" table:style-name="ce89">
            <text:p>Can I Durendal Push The Third Time?</text:p>
          </table:table-cell>
          <table:table-cell office:value-type="string" office:string-value="Yes" table:formula="of:=COM.MICROSOFT.SINGLE(COM.MICROSOFT.IFS([.D27] &gt;= [.D9]; &quot;No&quot;; [.D26] = [.D13]; &quot;No&quot;; 1; &quot;Yes&quot;))" table:style-name="ce92">
            <text:p>Yes</text:p>
          </table:table-cell>
          <table:table-cell table:number-columns-repeated="9" table:style-name="ce27"/>
          <table:covered-table-cell/>
          <table:table-cell table:style-name="ce27"/>
          <table:table-cell table:number-columns-repeated="16369"/>
        </table:table-row>
        <table:table-row table:style-name="ro1">
          <table:table-cell table:style-name="ce89"/>
          <table:table-cell table:style-name="ce27"/>
          <table:table-cell table:style-name="ce89"/>
          <table:table-cell table:number-columns-repeated="10" table:style-name="ce27"/>
          <table:covered-table-cell/>
          <table:table-cell table:style-name="ce27"/>
          <table:table-cell table:number-columns-repeated="16369"/>
        </table:table-row>
        <table:table-row table:style-name="ro1">
          <table:table-cell office:value-type="string" table:style-name="ce89">
            <text:p>Max Stage</text:p>
          </table:table-cell>
          <table:table-cell office:value-type="float" office:value="1" table:content-validation-name="val6" table:style-name="ce27">
            <text:p>1</text:p>
          </table:table-cell>
          <table:table-cell office:value-type="string" table:style-name="ce89">
            <text:p>Titans At Max Stage without Reductions</text:p>
          </table:table-cell>
          <table:table-cell office:value-type="float" office:value="8" table:formula="of:=(ROUNDDOWN([.B8] / 500;0) * 2) + 8" table:style-name="ce27">
            <text:p>8</text:p>
          </table:table-cell>
          <table:table-cell office:value-type="string" table:style-name="ce89">
            <text:p>HS Level</text:p>
          </table:table-cell>
          <table:table-cell office:value-type="string" table:style-name="ce89">
            <text:p>HS Splash Skip</text:p>
          </table:table-cell>
          <table:table-cell table:style-name="ce27"/>
          <table:table-cell office:value-type="string" table:style-name="ce89">
            <text:p>ED Level</text:p>
          </table:table-cell>
          <table:table-cell office:value-type="string" table:style-name="ce89">
            <text:p>SC Splash Skip</text:p>
          </table:table-cell>
          <table:table-cell table:style-name="ce27"/>
          <table:table-cell office:value-type="string" table:style-name="ce89">
            <text:p>HS Multi-Cast</text:p>
          </table:table-cell>
          <table:table-cell office:value-type="string" table:style-name="ce89">
            <text:p>HS Splash Count Multiplier</text:p>
          </table:table-cell>
          <table:table-cell table:style-name="ce89"/>
          <table:table-cell table:style-name="ce27"/>
          <table:table-cell table:style-name="ce89"/>
          <table:table-cell table:number-columns-repeated="16369"/>
        </table:table-row>
        <table:table-row table:style-name="ro1">
          <table:table-cell office:value-type="string" table:style-name="ce89">
            <text:p>Arcane Bargain</text:p>
          </table:table-cell>
          <table:table-cell office:value-type="float" office:value="0" table:content-validation-name="val7" table:style-name="ce27">
            <text:p>0</text:p>
          </table:table-cell>
          <table:table-cell office:value-type="string" table:style-name="ce89">
            <text:p>Titans At Max Stage with Reductions</text:p>
          </table:table-cell>
          <table:table-cell office:value-type="float" office:value="8" table:formula="of:=MAX(IFERROR(ROUNDDOWN(([.D8] - [.B9] - [.B10] - [.B18] - IF([.B24] = 1; 10; 0)) / ([.B16] * 2);0); ROUNDDOWN(([.D8] - [.B9] - [.B10] - [.B18] - IF([.B24] = 1; 10; 0));0)); 1)" table:style-name="ce27">
            <text:p>8</text:p>
          </table:table-cell>
          <table:table-cell office:value-type="float" office:value="0" table:style-name="ce27">
            <text:p>0</text:p>
          </table:table-cell>
          <table:table-cell office:value-type="float" office:value="0" table:style-name="ce27">
            <text:p>0</text:p>
          </table:table-cell>
          <table:table-cell table:style-name="ce27"/>
          <table:table-cell office:value-type="float" office:value="0" table:style-name="ce93">
            <text:p>0</text:p>
          </table:table-cell>
          <table:table-cell office:value-type="float" office:value="0" table:style-name="ce93">
            <text:p>0</text:p>
          </table:table-cell>
          <table:table-cell table:style-name="ce27"/>
          <table:table-cell office:value-type="float" office:value="0" table:style-name="ce27">
            <text:p>0</text:p>
          </table:table-cell>
          <table:table-cell office:value-type="float" office:value="1" table:style-name="ce27">
            <text:p>1</text:p>
          </table:table-cell>
          <table:table-cell table:number-columns-repeated="3" table:style-name="ce27"/>
          <table:table-cell table:number-columns-repeated="16369"/>
        </table:table-row>
        <table:table-row table:style-name="ro1">
          <table:table-cell office:value-type="string" table:style-name="ce89">
            <text:p>Intimidating Presence</text:p>
          </table:table-cell>
          <table:table-cell office:value-type="float" office:value="0" table:content-validation-name="val7" table:style-name="ce27">
            <office:annotation draw:style-name="a0" svg:x="3.63541666666667in" svg:y="2.36458333333333in" svg:width="3.47916666666667in" svg:height="0.375in">
              <dc:creator/>
              <text:p><text:span text:style-name="T4">Enter your passive skill level, not the bonus</text:span></text:p>
            </office:annotation>
            <text:p>0</text:p>
          </table:table-cell>
          <table:table-cell office:value-type="string" table:style-name="ce89">
            <text:p>Base Splash Skip</text:p>
          </table:table-cell>
          <table:table-cell office:value-type="float" office:value="0" table:formula="of:=ROUNDDOWN([.B9] +COM.MICROSOFT.SINGLE( COM.MICROSOFT.SWITCH([.B4]; &quot;Heavenly Strike&quot;; VLOOKUP([.B14]; [.E9:.F44]; 2) + [.B11] + ([.B15] * 7); &quot;Twilight Fairy&quot;; VLOOKUP([.B14]; [.E9:.F44]; 2) + [.B11] + ([.B15] * 7); &quot;Shadow Clone&quot;; VLOOKUP([.B15]; [.H9:.I34]; 2) + [.B11]; &quot;Clan Ship&quot;; ([.B15] * 4) + ([.B11] * 2); &quot;Lightning Burst&quot;; ([.B15] * 10) + ([.B11] * 2); &quot;Flash Zip&quot;; ([.B15] * 10) + ([.B11] * 2); &quot;Dual Burst&quot;; ([.B15] * 10) + ([.B11] * 2); &quot;Daggers&quot;; ([.B15] * 2) + [.B11]; &quot;Blade Cyclone&quot;; ([.B15] * 2) + [.B11]; &quot;Magnum Opus&quot;; ([.B15] * 3) + [.B11]; 0));0)" table:style-name="ce27">
            <text:p>0</text:p>
          </table:table-cell>
          <table:table-cell office:value-type="float" office:value="1" table:formula="of:=[.E9]+1" table:style-name="ce27">
            <text:p>1</text:p>
          </table:table-cell>
          <table:table-cell office:value-type="float" office:value="0" table:style-name="ce27">
            <text:p>0</text:p>
          </table:table-cell>
          <table:table-cell table:style-name="ce27"/>
          <table:table-cell office:value-type="float" office:value="1" table:formula="of:=[.H9]+1" table:style-name="ce93">
            <text:p>1</text:p>
          </table:table-cell>
          <table:table-cell office:value-type="float" office:value="6" table:style-name="ce93">
            <text:p>6</text:p>
          </table:table-cell>
          <table:table-cell table:style-name="ce27"/>
          <table:table-cell office:value-type="float" office:value="1" table:style-name="ce27">
            <text:p>1</text:p>
          </table:table-cell>
          <table:table-cell office:value-type="float" office:value="1.44" table:style-name="ce27">
            <text:p>1,44</text:p>
          </table:table-cell>
          <table:table-cell table:number-columns-repeated="3" table:style-name="ce27"/>
          <table:table-cell table:number-columns-repeated="16369"/>
        </table:table-row>
        <table:table-row table:style-name="ro1">
          <table:table-cell office:value-type="string" office:string-value="Power Surge Level" table:formula="of:=COM.MICROSOFT.SINGLE(COM.MICROSOFT.SWITCH([.B4]; &quot;Lightning Burst&quot;; &quot;Power Surge Level&quot;; &quot;Clan Ship&quot;; &quot;Anti-Titan Cannon Level&quot;; &quot;Coordinated Offensive&quot;; &quot;Anti-Titan Cannon Level&quot;; &quot;Thunder Volley&quot;; &quot;Anti-Titan Cannon Level&quot;; &quot;Heavenly Strike&quot;; &quot;Mystic Impact Level&quot;; &quot;Twilight Fairy&quot;; &quot;Mystic Impact Level&quot;; &quot;Shadow Clone&quot;; &quot;Mystic Impact Level&quot;; &quot;Daggers&quot;; &quot;Cloak and Dagger&quot;; &quot;Blade Cyclone&quot;; &quot;Cloak and Dagger&quot;; &quot;Magnum Opus&quot;; &quot;Golden Forge Level&quot;; &quot;Power Surge Level&quot;))" table:style-name="ce89">
            <text:p>Power Surge Level</text:p>
          </table:table-cell>
          <table:table-cell office:value-type="float" office:value="0" table:content-validation-name="val7" table:style-name="ce27">
            <office:annotation draw:style-name="a1" svg:x="3.63541666666667in" svg:y="2.59375in" svg:width="3.47916666666667in" svg:height="0.364583333333333in">
              <dc:creator/>
              <text:p><text:span text:style-name="T4">Enter your passive skill level, not the bonus</text:span></text:p>
            </office:annotation>
            <text:p>0</text:p>
          </table:table-cell>
          <table:table-cell office:value-type="string" table:style-name="ce89">
            <text:p>Splash Skip Multiplier</text:p>
          </table:table-cell>
          <table:table-cell office:value-type="float" office:value="1" table:formula="of:=(1.1 * 1.001 ^ (([.B12] - 1) ^ 0.8)) ^ [.B13]" table:style-name="ce27">
            <text:p>1</text:p>
          </table:table-cell>
          <table:table-cell office:value-type="float" office:value="2" table:formula="of:=[.E10]+1" table:style-name="ce27">
            <text:p>2</text:p>
          </table:table-cell>
          <table:table-cell office:value-type="float" office:value="1" table:style-name="ce27">
            <text:p>1</text:p>
          </table:table-cell>
          <table:table-cell table:style-name="ce27"/>
          <table:table-cell office:value-type="float" office:value="2" table:formula="of:=[.H10]+1" table:style-name="ce93">
            <text:p>2</text:p>
          </table:table-cell>
          <table:table-cell office:value-type="float" office:value="12" table:style-name="ce93">
            <text:p>12</text:p>
          </table:table-cell>
          <table:table-cell table:style-name="ce27"/>
          <table:table-cell office:value-type="float" office:value="2" table:style-name="ce27">
            <text:p>2</text:p>
          </table:table-cell>
          <table:table-cell office:value-type="float" office:value="1.68" table:style-name="ce27">
            <text:p>1,68</text:p>
          </table:table-cell>
          <table:table-cell table:number-columns-repeated="3" table:style-name="ce27"/>
          <table:table-cell table:number-columns-repeated="16369"/>
        </table:table-row>
        <table:table-row table:style-name="ro1">
          <table:table-cell office:value-type="string" table:style-name="ce89">
            <text:p>Crafting Power Level</text:p>
          </table:table-cell>
          <table:table-cell office:value-type="float" office:value="1" table:content-validation-name="val8" table:style-name="ce27">
            <office:annotation draw:style-name="a2" svg:x="3.63541666666667in" svg:y="2.8125in" svg:width="3.47916666666667in" svg:height="0.364583333333333in">
              <dc:creator/>
              <text:p><text:span text:style-name="T4">Check your Crafting panel for this value</text:span></text:p>
            </office:annotation>
            <text:p>1</text:p>
          </table:table-cell>
          <table:table-cell office:value-type="string" table:style-name="ce89">
            <text:p>Total Splash Skip</text:p>
          </table:table-cell>
          <table:table-cell office:value-type="float" office:value="0" table:formula="of:=ROUNDDOWN([.D10] * [.D11];0)" table:style-name="ce27">
            <text:p>0</text:p>
          </table:table-cell>
          <table:table-cell office:value-type="float" office:value="3" table:formula="of:=[.E11]+1" table:style-name="ce27">
            <text:p>3</text:p>
          </table:table-cell>
          <table:table-cell office:value-type="float" office:value="3" table:style-name="ce27">
            <text:p>3</text:p>
          </table:table-cell>
          <table:table-cell table:style-name="ce27"/>
          <table:table-cell office:value-type="float" office:value="3" table:formula="of:=[.H11]+1" table:style-name="ce93">
            <text:p>3</text:p>
          </table:table-cell>
          <table:table-cell office:value-type="float" office:value="18" table:style-name="ce93">
            <text:p>18</text:p>
          </table:table-cell>
          <table:table-cell table:style-name="ce27"/>
          <table:table-cell office:value-type="float" office:value="3" table:style-name="ce27">
            <text:p>3</text:p>
          </table:table-cell>
          <table:table-cell office:value-type="float" office:value="1.92" table:style-name="ce27">
            <text:p>1,92</text:p>
          </table:table-cell>
          <table:table-cell table:number-columns-repeated="3" table:style-name="ce27"/>
          <table:table-cell table:number-columns-repeated="16369"/>
        </table:table-row>
        <table:table-row table:style-name="ro1">
          <table:table-cell office:value-type="string" table:style-name="ce89">
            <text:p>Anniversary Platinum Owned?</text:p>
          </table:table-cell>
          <table:table-cell office:value-type="boolean" office:boolean-value="false" table:formula="of:=FALSE()" table:style-name="ce27">
            <text:p>FALSCH</text:p>
          </table:table-cell>
          <table:table-cell office:value-type="string" table:style-name="ce89">
            <text:p>Titans Left After Splash Skip</text:p>
          </table:table-cell>
          <table:table-cell office:value-type="float" office:value="8" table:formula="of:=MAX([.D9] - [.D12]; 1)" table:style-name="ce27">
            <text:p>8</text:p>
          </table:table-cell>
          <table:table-cell office:value-type="float" office:value="4" table:formula="of:=[.E12]+1" table:style-name="ce27">
            <text:p>4</text:p>
          </table:table-cell>
          <table:table-cell office:value-type="float" office:value="5" table:style-name="ce27">
            <text:p>5</text:p>
          </table:table-cell>
          <table:table-cell table:style-name="ce27"/>
          <table:table-cell office:value-type="float" office:value="4" table:formula="of:=[.H12]+1" table:style-name="ce93">
            <text:p>4</text:p>
          </table:table-cell>
          <table:table-cell office:value-type="float" office:value="24" table:style-name="ce93">
            <text:p>24</text:p>
          </table:table-cell>
          <table:table-cell table:style-name="ce27"/>
          <table:table-cell office:value-type="float" office:value="4" table:style-name="ce27">
            <text:p>4</text:p>
          </table:table-cell>
          <table:table-cell office:value-type="float" office:value="2.16" table:style-name="ce27">
            <text:p>2,16</text:p>
          </table:table-cell>
          <table:table-cell table:number-columns-repeated="3" table:style-name="ce27"/>
          <table:table-cell table:number-columns-repeated="16369"/>
        </table:table-row>
        <table:table-row table:style-name="ro1">
          <table:table-cell office:value-type="string" table:style-name="ce89">
            <text:p>Heavenly Strike Level</text:p>
          </table:table-cell>
          <table:table-cell office:value-type="float" office:value="1" table:content-validation-name="val9" table:style-name="ce27">
            <text:p>1</text:p>
          </table:table-cell>
          <table:table-cell office:value-type="string" table:style-name="ce89">
            <text:p>Splash Count Needed Per Stage</text:p>
          </table:table-cell>
          <table:table-cell office:value-type="float" office:value="9" table:formula="of:=[.D13]+1" table:style-name="ce27">
            <text:p>9</text:p>
          </table:table-cell>
          <table:table-cell office:value-type="float" office:value="5" table:formula="of:=[.E13]+1" table:style-name="ce27">
            <text:p>5</text:p>
          </table:table-cell>
          <table:table-cell office:value-type="float" office:value="7" table:style-name="ce27">
            <text:p>7</text:p>
          </table:table-cell>
          <table:table-cell table:style-name="ce27"/>
          <table:table-cell office:value-type="float" office:value="5" table:formula="of:=[.H13]+1" table:style-name="ce93">
            <text:p>5</text:p>
          </table:table-cell>
          <table:table-cell office:value-type="float" office:value="30" table:style-name="ce93">
            <text:p>30</text:p>
          </table:table-cell>
          <table:table-cell table:style-name="ce27"/>
          <table:table-cell office:value-type="string" table:style-name="ce89">
            <text:p>HS Multi-Cast Current Multiplier</text:p>
          </table:table-cell>
          <table:table-cell table:number-columns-repeated="4" table:style-name="ce27"/>
          <table:table-cell table:number-columns-repeated="16369"/>
        </table:table-row>
        <table:table-row table:style-name="ro1">
          <table:table-cell office:value-type="string" office:string-value="Ember Arts Level" table:formula="of:=COM.MICROSOFT.SINGLE(COM.MICROSOFT.SWITCH([.B4]; &quot;Shadow Clone&quot;; &quot;Eternal Darkness Level&quot;; &quot;Heavenly Strike&quot;; &quot;Rejuvenation Level&quot;; &quot;Twilight Fairy&quot;; &quot;Rejuvenation Level&quot;; &quot;Clan Ship&quot;; &quot;Astral Awakening Level&quot;; &quot;Coordinated Offensive&quot;; &quot;Astral Awakening Level&quot;; &quot;Thunder Volley&quot;; &quot;Astral Awakening Level&quot;; &quot;Daggers&quot;; &quot;Master Thief Level&quot;; &quot;Blade Cyclone&quot;; &quot;Master Thief Level&quot;; &quot;Magnum Opus&quot;; &quot;Magnum Opus Level&quot;; &quot;Ember Arts Level&quot;))" table:style-name="ce89">
            <text:p>Ember Arts Level</text:p>
          </table:table-cell>
          <table:table-cell office:value-type="float" office:value="0" table:content-validation-name="val10" table:style-name="ce27">
            <text:p>0</text:p>
          </table:table-cell>
          <table:table-cell office:value-type="string" table:style-name="ce89">
            <text:p>Stages Splashed Through</text:p>
          </table:table-cell>
          <table:table-cell office:value-type="float" office:value="0" table:formula="of:=ROUNDDOWN(([.E3] + 1) / [.D14];0)" table:style-name="ce27">
            <text:p>0</text:p>
          </table:table-cell>
          <table:table-cell office:value-type="float" office:value="6" table:formula="of:=[.E14]+1" table:style-name="ce27">
            <text:p>6</text:p>
          </table:table-cell>
          <table:table-cell office:value-type="float" office:value="10" table:style-name="ce27">
            <text:p>10</text:p>
          </table:table-cell>
          <table:table-cell table:style-name="ce27"/>
          <table:table-cell office:value-type="float" office:value="6" table:formula="of:=[.H14]+1" table:style-name="ce93">
            <text:p>6</text:p>
          </table:table-cell>
          <table:table-cell office:value-type="float" office:value="36" table:style-name="ce93">
            <text:p>36</text:p>
          </table:table-cell>
          <table:table-cell table:style-name="ce27"/>
          <table:table-cell office:value-type="float" office:value="1" table:formula="of:=VLOOKUP([.B26]; [.K8:.L13]; 2)" table:style-name="ce27">
            <text:p>1</text:p>
          </table:table-cell>
          <table:table-cell table:number-columns-repeated="4" table:style-name="ce27"/>
          <table:table-cell table:number-columns-repeated="16369"/>
        </table:table-row>
        <table:table-row table:style-name="ro1">
          <table:table-cell office:value-type="string" table:style-name="ce89">
            <text:p>Number of Active Snaps</text:p>
          </table:table-cell>
          <table:table-cell office:value-type="float" office:value="0" table:content-validation-name="val11" table:style-name="ce27">
            <text:p>0</text:p>
          </table:table-cell>
          <table:table-cell office:value-type="string" table:style-name="ce89">
            <text:p>Splash Count Remainder</text:p>
          </table:table-cell>
          <table:table-cell office:value-type="float" office:value="4" table:formula="of:=MOD([.E3] + 1;[.D14])" table:style-name="ce27">
            <text:p>4</text:p>
          </table:table-cell>
          <table:table-cell office:value-type="float" office:value="7" table:formula="of:=[.E15]+1" table:style-name="ce27">
            <text:p>7</text:p>
          </table:table-cell>
          <table:table-cell office:value-type="float" office:value="12" table:style-name="ce27">
            <text:p>12</text:p>
          </table:table-cell>
          <table:table-cell table:style-name="ce27"/>
          <table:table-cell office:value-type="float" office:value="7" table:formula="of:=[.H15]+1" table:style-name="ce93">
            <text:p>7</text:p>
          </table:table-cell>
          <table:table-cell office:value-type="float" office:value="42" table:style-name="ce93">
            <text:p>42</text:p>
          </table:table-cell>
          <table:table-cell table:number-columns-repeated="6" table:style-name="ce27"/>
          <table:table-cell table:number-columns-repeated="16369"/>
        </table:table-row>
        <table:table-row table:style-name="ro1">
          <table:table-cell office:value-type="string" office:string-value="Pet Splash Count" table:formula="of:=COM.MICROSOFT.SINGLE(COM.MICROSOFT.SWITCH([.B4]; &quot;Lightning Burst&quot;; &quot;Pet Splash Count&quot;; &quot;Clan Ship&quot;; &quot;Clan Ship Splash Count&quot;; &quot;Coordinated Offensive&quot;; &quot;Clan Ship Splash Count&quot;; &quot;Thunder Volley&quot;; &quot;Clan Ship Splash Count&quot;; &quot;Heavenly Strike&quot;; &quot;Heavenly Strike Splash Count&quot;; &quot;Twilight Fairy&quot;; &quot;Base Max Splash Count&quot;; &quot;Shadow Clone&quot;; &quot;Base Max Splash Count&quot;; &quot;Daggers&quot;; &quot;Dagger Splash Count&quot;; &quot;Blade Cyclone&quot;; &quot;Dagger Splash Count&quot;; &quot;Flash Zip&quot;; &quot;Pet Splash Count&quot;; &quot;Dual Burst&quot;; &quot;Dual Burst Splash Count&quot;; &quot;Magnum Opus&quot;; &quot;Magnum Opus Splash Count&quot;; &quot;Base Max Splash Count&quot;))" table:style-name="ce94">
            <text:p>Pet Splash Count</text:p>
          </table:table-cell>
          <table:table-cell office:value-type="float" office:value="3" table:content-validation-name="val12" table:style-name="ce27">
            <office:annotation draw:style-name="a3" svg:x="3.63541666666667in" svg:y="3.90625in" svg:width="3.47916666666667in" svg:height="0.364583333333333in">
              <dc:creator/>
              <text:p><text:span text:style-name="T4">Check your Stats panel for this value</text:span></text:p>
            </office:annotation>
            <text:p>3</text:p>
          </table:table-cell>
          <table:table-cell office:value-type="string" table:style-name="ce89">
            <text:p>Landing on Titan Number</text:p>
          </table:table-cell>
          <table:table-cell office:value-type="float" office:value="4" table:formula="of:=[.D12] + [.D16]" table:style-name="ce27">
            <text:p>4</text:p>
          </table:table-cell>
          <table:table-cell office:value-type="float" office:value="8" table:formula="of:=[.E16]+1" table:style-name="ce27">
            <text:p>8</text:p>
          </table:table-cell>
          <table:table-cell office:value-type="float" office:value="15" table:style-name="ce27">
            <text:p>15</text:p>
          </table:table-cell>
          <table:table-cell table:style-name="ce27"/>
          <table:table-cell office:value-type="float" office:value="8" table:formula="of:=[.H16]+1" table:style-name="ce93">
            <text:p>8</text:p>
          </table:table-cell>
          <table:table-cell office:value-type="float" office:value="48" table:style-name="ce93">
            <text:p>48</text:p>
          </table:table-cell>
          <table:table-cell table:number-columns-repeated="6" table:style-name="ce27"/>
          <table:table-cell table:number-columns-repeated="16369"/>
        </table:table-row>
        <table:table-row table:style-name="ro3">
          <table:table-cell office:value-type="string" table:style-name="ce89">
            <text:p>Title Bonus Titan Reduction</text:p>
          </table:table-cell>
          <table:table-cell office:value-type="float" office:value="0" table:content-validation-name="val11" table:style-name="ce27">
            <text:p>0</text:p>
          </table:table-cell>
          <table:table-cell office:value-type="string" table:style-name="ce95">
            <office:annotation draw:style-name="a4" svg:x="6.13541666666667in" svg:y="3.48958333333333in" svg:width="0.96875in" svg:height="1.625in">
              <dc:creator/>
              <text:p><text:span text:style-name="T4">This is for when your Durendal Push occurs a second time after attacking at the 0 titans defeated on the current stage mark.</text:span></text:p>
            </office:annotation>
            <text:p>Second Titans Left After Splash Skip</text:p>
          </table:table-cell>
          <table:table-cell office:value-type="float" office:value="4" table:formula="of:=MAX([.D9] - [.D12] - [.D17]; 1)" table:style-name="ce93">
            <text:p>4</text:p>
          </table:table-cell>
          <table:table-cell office:value-type="float" office:value="9" table:formula="of:=[.E17]+1" table:style-name="ce27">
            <text:p>9</text:p>
          </table:table-cell>
          <table:table-cell office:value-type="float" office:value="17" table:style-name="ce27">
            <text:p>17</text:p>
          </table:table-cell>
          <table:table-cell table:style-name="ce27"/>
          <table:table-cell office:value-type="float" office:value="9" table:formula="of:=[.H17]+1" table:style-name="ce93">
            <text:p>9</text:p>
          </table:table-cell>
          <table:table-cell office:value-type="float" office:value="54" table:style-name="ce93">
            <text:p>54</text:p>
          </table:table-cell>
          <table:table-cell table:style-name="ce27"/>
          <table:table-cell office:value-type="string" table:style-name="ce89">
            <text:p>Pet Multi-Cast</text:p>
          </table:table-cell>
          <table:table-cell office:value-type="string" table:style-name="ce89">
            <text:p>Pet Splash Count Multiplier</text:p>
          </table:table-cell>
          <table:table-cell table:style-name="ce89"/>
          <table:table-cell table:number-columns-repeated="2" table:style-name="ce27"/>
          <table:table-cell table:number-columns-repeated="16369"/>
        </table:table-row>
        <table:table-row table:style-name="ro3">
          <table:table-cell office:value-type="string" office:string-value="Dual Summon Multi-Casts" table:formula="of:=COM.MICROSOFT.SINGLE(COM.MICROSOFT.SWITCH([.B4]; &quot;Lightning Burst&quot;; &quot;Dual Summon Multi-Casts&quot;; &quot;Heavenly Strike&quot;; &quot;Twilight Fairy Multi-Casts&quot;; &quot;Daggers&quot;; &quot;Blade Stream Multi-Casts&quot;; &quot;Blade Cyclone&quot;; &quot;Blade Stream Multi-Casts&quot;; &quot;Shadow Clone&quot;; &quot;Twilight Fairy Multi-Casts&quot;; &quot;Dual Summon Multi-Casts&quot;))" table:style-name="ce89">
            <text:p>Dual Summon Multi-Casts</text:p>
          </table:table-cell>
          <table:table-cell office:value-type="float" office:value="0" table:content-validation-name="val2" table:style-name="ce27">
            <text:p>0</text:p>
          </table:table-cell>
          <table:table-cell office:value-type="string" table:style-name="ce95">
            <text:p>Second Splash Count Needed Per Stage</text:p>
          </table:table-cell>
          <table:table-cell office:value-type="float" office:value="5" table:formula="of:=[.D18]+1" table:style-name="ce93">
            <text:p>5</text:p>
          </table:table-cell>
          <table:table-cell office:value-type="float" office:value="10" table:formula="of:=[.E18]+1" table:style-name="ce27">
            <text:p>10</text:p>
          </table:table-cell>
          <table:table-cell office:value-type="float" office:value="20" table:style-name="ce27">
            <text:p>20</text:p>
          </table:table-cell>
          <table:table-cell table:style-name="ce27"/>
          <table:table-cell office:value-type="float" office:value="10" table:formula="of:=[.H18]+1" table:style-name="ce93">
            <text:p>10</text:p>
          </table:table-cell>
          <table:table-cell office:value-type="float" office:value="62" table:style-name="ce93">
            <text:p>62</text:p>
          </table:table-cell>
          <table:table-cell table:style-name="ce27"/>
          <table:table-cell office:value-type="float" office:value="0" table:style-name="ce27">
            <text:p>0</text:p>
          </table:table-cell>
          <table:table-cell office:value-type="float" office:value="1" table:style-name="ce27">
            <text:p>1</text:p>
          </table:table-cell>
          <table:table-cell table:number-columns-repeated="3" table:style-name="ce27"/>
          <table:table-cell table:number-columns-repeated="16369"/>
        </table:table-row>
        <table:table-row table:style-name="ro3">
          <table:table-cell office:value-type="string" table:style-name="ce89">
            <text:p>Skybound Shepherd Owned?</text:p>
          </table:table-cell>
          <table:table-cell office:value-type="boolean" office:boolean-value="false" table:formula="of:=FALSE()" table:style-name="ce707">
            <text:p>FALSCH</text:p>
          </table:table-cell>
          <table:table-cell office:value-type="string" table:style-name="ce95">
            <office:annotation draw:style-name="a5" svg:x="6.13541666666667in" svg:y="3.92708333333333in" svg:width="0.96875in" svg:height="1.625in">
              <dc:creator/>
              <text:p><text:span text:style-name="T4">This is for when your Durendal Push occurs a third time after attacking at the remaining titans from your second attack.</text:span></text:p>
            </office:annotation>
            <text:p>Second Stages Splashed Through</text:p>
          </table:table-cell>
          <table:table-cell office:value-type="float" office:value="0" table:formula="of:=ROUNDDOWN((IF(AND([.B16] &gt; 0; [.D18] = 0); [.E3]; [.E3]+1) - [.D19]) / [.D14];0) + IF([.D19] &gt; [.E3]; 0; 1)" table:style-name="ce93">
            <text:p>0</text:p>
          </table:table-cell>
          <table:table-cell office:value-type="float" office:value="11" table:formula="of:=[.E19]+1" table:style-name="ce27">
            <text:p>11</text:p>
          </table:table-cell>
          <table:table-cell office:value-type="float" office:value="23" table:style-name="ce27">
            <text:p>23</text:p>
          </table:table-cell>
          <table:table-cell table:style-name="ce27"/>
          <table:table-cell office:value-type="float" office:value="11" table:formula="of:=[.H19]+1" table:style-name="ce93">
            <text:p>11</text:p>
          </table:table-cell>
          <table:table-cell office:value-type="float" office:value="70" table:style-name="ce93">
            <text:p>70</text:p>
          </table:table-cell>
          <table:table-cell table:style-name="ce27"/>
          <table:table-cell office:value-type="float" office:value="1" table:style-name="ce27">
            <text:p>1</text:p>
          </table:table-cell>
          <table:table-cell office:value-type="float" office:value="1.05" table:style-name="ce27">
            <text:p>1,05</text:p>
          </table:table-cell>
          <table:table-cell table:number-columns-repeated="3" table:style-name="ce27"/>
          <table:table-cell table:number-columns-repeated="16369"/>
        </table:table-row>
        <table:table-row table:style-name="ro3">
          <table:table-cell office:value-type="string" table:style-name="ce89">
            <text:p>Number of Targets Hit</text:p>
          </table:table-cell>
          <table:table-cell office:value-type="float" office:value="0" table:content-validation-name="val3" table:style-name="ce27">
            <text:p>0</text:p>
          </table:table-cell>
          <table:table-cell office:value-type="string" table:style-name="ce95">
            <text:p>Second Splash Count Remainder</text:p>
          </table:table-cell>
          <table:table-cell office:value-type="float" office:value="8" table:formula="of:=MOD(IF(AND([.B16] &gt; 0; [.D18] = 0); [.E3]; [.E3]+1) - [.D19];[.D14])" table:style-name="ce93">
            <text:p>8</text:p>
          </table:table-cell>
          <table:table-cell office:value-type="float" office:value="12" table:formula="of:=[.E20]+1" table:style-name="ce27">
            <text:p>12</text:p>
          </table:table-cell>
          <table:table-cell office:value-type="float" office:value="26" table:style-name="ce27">
            <text:p>26</text:p>
          </table:table-cell>
          <table:table-cell table:style-name="ce27"/>
          <table:table-cell office:value-type="float" office:value="12" table:formula="of:=[.H20]+1" table:style-name="ce93">
            <text:p>12</text:p>
          </table:table-cell>
          <table:table-cell office:value-type="float" office:value="78" table:style-name="ce93">
            <text:p>78</text:p>
          </table:table-cell>
          <table:table-cell table:style-name="ce27"/>
          <table:table-cell office:value-type="float" office:value="2" table:style-name="ce27">
            <text:p>2</text:p>
          </table:table-cell>
          <table:table-cell office:value-type="float" office:value="1.1000000000000001" table:style-name="ce27">
            <text:p>1,1</text:p>
          </table:table-cell>
          <table:table-cell table:number-columns-repeated="3" table:style-name="ce27"/>
          <table:table-cell table:number-columns-repeated="16369"/>
        </table:table-row>
        <table:table-row table:style-name="ro3">
          <table:table-cell office:value-type="string" table:style-name="ce89">
            <text:p>Jonalyn Owned?</text:p>
          </table:table-cell>
          <table:table-cell office:value-type="boolean" office:boolean-value="false" table:formula="of:=FALSE()" table:style-name="ce27">
            <text:p>FALSCH</text:p>
          </table:table-cell>
          <table:table-cell office:value-type="string" table:style-name="ce95">
            <text:p>Second Landing on Titan Number</text:p>
          </table:table-cell>
          <table:table-cell office:value-type="float" office:value="8" table:formula="of:=[.D12] + [.D21]" table:style-name="ce93">
            <text:p>8</text:p>
          </table:table-cell>
          <table:table-cell office:value-type="float" office:value="13" table:formula="of:=[.E21]+1" table:style-name="ce27">
            <text:p>13</text:p>
          </table:table-cell>
          <table:table-cell office:value-type="float" office:value="30" table:style-name="ce77">
            <text:p>30</text:p>
          </table:table-cell>
          <table:table-cell table:style-name="ce27"/>
          <table:table-cell office:value-type="float" office:value="13" table:formula="of:=[.H21]+1" table:style-name="ce93">
            <text:p>13</text:p>
          </table:table-cell>
          <table:table-cell office:value-type="float" office:value="86" table:style-name="ce93">
            <text:p>86</text:p>
          </table:table-cell>
          <table:table-cell table:style-name="ce27"/>
          <table:table-cell office:value-type="float" office:value="3" table:style-name="ce27">
            <text:p>3</text:p>
          </table:table-cell>
          <table:table-cell office:value-type="float" office:value="1.1499999999999999" table:style-name="ce27">
            <text:p>1,15</text:p>
          </table:table-cell>
          <table:table-cell table:number-columns-repeated="3" table:style-name="ce27"/>
          <table:table-cell table:number-columns-repeated="16369"/>
        </table:table-row>
        <table:table-row table:style-name="ro3">
          <table:table-cell office:value-type="string" table:style-name="ce89">
            <text:p>Dagger Count</text:p>
          </table:table-cell>
          <table:table-cell office:value-type="float" office:value="0" table:content-validation-name="val3" table:style-name="ce27">
            <text:p>0</text:p>
          </table:table-cell>
          <table:table-cell office:value-type="string" table:style-name="ce95">
            <text:p>Third Titans Left After Splash Skip</text:p>
          </table:table-cell>
          <table:table-cell office:value-type="float" office:value="1" table:formula="of:=MAX([.D9] - [.D12] - [.D22]; 1)" table:style-name="ce93">
            <text:p>1</text:p>
          </table:table-cell>
          <table:table-cell office:value-type="float" office:value="14" table:formula="of:=[.E22]+1" table:style-name="ce27">
            <text:p>14</text:p>
          </table:table-cell>
          <table:table-cell office:value-type="float" office:value="33" table:style-name="ce77">
            <text:p>33</text:p>
          </table:table-cell>
          <table:table-cell table:style-name="ce27"/>
          <table:table-cell office:value-type="float" office:value="14" table:formula="of:=[.H22]+1" table:style-name="ce93">
            <text:p>14</text:p>
          </table:table-cell>
          <table:table-cell office:value-type="float" office:value="94" table:style-name="ce93">
            <text:p>94</text:p>
          </table:table-cell>
          <table:table-cell table:style-name="ce27"/>
          <table:table-cell office:value-type="float" office:value="4" table:style-name="ce27">
            <text:p>4</text:p>
          </table:table-cell>
          <table:table-cell office:value-type="float" office:value="1.2" table:style-name="ce27">
            <text:p>1,2</text:p>
          </table:table-cell>
          <table:table-cell table:number-columns-repeated="3" table:style-name="ce27"/>
          <table:table-cell table:number-columns-repeated="16369"/>
        </table:table-row>
        <table:table-row table:style-name="ro3">
          <table:table-cell office:value-type="string" table:style-name="ce89">
            <text:p>Titan Crusher Owned?</text:p>
          </table:table-cell>
          <table:table-cell office:value-type="boolean" office:boolean-value="false" table:formula="of:=FALSE()" table:style-name="ce27">
            <text:p>FALSCH</text:p>
          </table:table-cell>
          <table:table-cell office:value-type="string" table:style-name="ce95">
            <text:p>Third Splash Count Needed Per Stage</text:p>
          </table:table-cell>
          <table:table-cell office:value-type="float" office:value="2" table:formula="of:=[.D23]+1" table:style-name="ce93">
            <text:p>2</text:p>
          </table:table-cell>
          <table:table-cell office:value-type="float" office:value="15" table:formula="of:=[.E23]+1" table:style-name="ce27">
            <text:p>15</text:p>
          </table:table-cell>
          <table:table-cell office:value-type="float" office:value="36" table:style-name="ce77">
            <text:p>36</text:p>
          </table:table-cell>
          <table:table-cell table:style-name="ce27"/>
          <table:table-cell office:value-type="float" office:value="15" table:formula="of:=[.H23]+1" table:style-name="ce93">
            <text:p>15</text:p>
          </table:table-cell>
          <table:table-cell office:value-type="float" office:value="102" table:style-name="ce93">
            <text:p>102</text:p>
          </table:table-cell>
          <table:table-cell table:style-name="ce27"/>
          <table:table-cell office:value-type="string" table:style-name="ce89">
            <text:p>Pet Multi-Cast Current Multiplier</text:p>
          </table:table-cell>
          <table:table-cell table:number-columns-repeated="4" table:style-name="ce27"/>
          <table:table-cell table:number-columns-repeated="16369"/>
        </table:table-row>
        <table:table-row table:style-name="ro3">
          <table:table-cell office:value-type="string" table:style-name="ce89">
            <text:p>Headless Horsemaster Owned?</text:p>
          </table:table-cell>
          <table:table-cell office:value-type="boolean" office:boolean-value="false" table:formula="of:=FALSE()" table:style-name="ce27">
            <text:p>FALSCH</text:p>
          </table:table-cell>
          <table:table-cell office:value-type="string" table:style-name="ce95">
            <text:p>Third Stages Splashed Through</text:p>
          </table:table-cell>
          <table:table-cell office:value-type="float" office:value="1" table:formula="of:=ROUNDDOWN((IF(AND([.B16] &gt; 0; [.D23] = 0); [.E3]; [.E3]+1) - [.D24]) / [.D14];0) + IF([.D24] &gt; [.E3]; 0; 1)" table:style-name="ce93">
            <text:p>1</text:p>
          </table:table-cell>
          <table:table-cell office:value-type="float" office:value="16" table:formula="of:=[.E24]+1" table:style-name="ce27">
            <text:p>16</text:p>
          </table:table-cell>
          <table:table-cell office:value-type="float" office:value="40" table:style-name="ce77">
            <text:p>40</text:p>
          </table:table-cell>
          <table:table-cell table:number-columns-repeated="4" table:style-name="ce27"/>
          <table:table-cell office:value-type="float" office:value="1" table:formula="of:=VLOOKUP([.B19]; [.K18:.L23]; 2)" table:style-name="ce27">
            <text:p>1</text:p>
          </table:table-cell>
          <table:table-cell table:number-columns-repeated="4" table:style-name="ce27"/>
          <table:table-cell table:number-columns-repeated="16369"/>
        </table:table-row>
        <table:table-row table:style-name="ro3">
          <table:table-cell office:value-type="string" table:style-name="ce89">
            <text:p>Heavenly Strike Multi-Casts</text:p>
          </table:table-cell>
          <table:table-cell office:value-type="float" office:value="0" table:content-validation-name="val4" table:style-name="ce27">
            <text:p>0</text:p>
          </table:table-cell>
          <table:table-cell office:value-type="string" table:style-name="ce95">
            <text:p>Third Splash Count Remainder</text:p>
          </table:table-cell>
          <table:table-cell office:value-type="float" office:value="2" table:formula="of:=MOD(IF(AND([.B16] &gt; 0; [.D23] = 0); [.E3]; [.E3]+1) - [.D24]; [.D14])" table:style-name="ce93">
            <text:p>2</text:p>
          </table:table-cell>
          <table:table-cell office:value-type="float" office:value="17" table:formula="of:=[.E25]+1" table:style-name="ce27">
            <text:p>17</text:p>
          </table:table-cell>
          <table:table-cell office:value-type="float" office:value="43" table:style-name="ce77">
            <text:p>43</text:p>
          </table:table-cell>
          <table:table-cell table:number-columns-repeated="9" table:style-name="ce27"/>
          <table:table-cell table:number-columns-repeated="16369"/>
        </table:table-row>
        <table:table-row table:style-name="ro3">
          <table:table-cell table:style-name="ce89"/>
          <table:table-cell table:style-name="ce27"/>
          <table:table-cell office:value-type="string" table:style-name="ce95">
            <text:p>Third Landing on Titan Number</text:p>
          </table:table-cell>
          <table:table-cell office:value-type="float" office:value="2" table:formula="of:=[.D12] + [.D26]" table:style-name="ce93">
            <text:p>2</text:p>
          </table:table-cell>
          <table:table-cell office:value-type="float" office:value="18" table:formula="of:=[.E26]+1" table:style-name="ce27">
            <text:p>18</text:p>
          </table:table-cell>
          <table:table-cell office:value-type="float" office:value="47" table:style-name="ce77">
            <text:p>47</text:p>
          </table:table-cell>
          <table:table-cell table:number-columns-repeated="4" table:style-name="ce27"/>
          <table:table-cell office:value-type="string" table:style-name="ce89">
            <text:p>TF Multi-Cast</text:p>
          </table:table-cell>
          <table:table-cell office:value-type="string" table:style-name="ce89">
            <text:p>TF Splash Count Multiplier</text:p>
          </table:table-cell>
          <table:table-cell table:number-columns-repeated="3" table:style-name="ce27"/>
          <table:table-cell table:number-columns-repeated="16369"/>
        </table:table-row>
        <table:table-row table:style-name="ro1">
          <table:table-cell table:style-name="ce89"/>
          <table:table-cell table:style-name="ce27"/>
          <table:table-cell table:style-name="ce89"/>
          <table:table-cell table:style-name="ce27"/>
          <table:table-cell office:value-type="float" office:value="19" table:formula="of:=[.E27]+1" table:style-name="ce27">
            <text:p>19</text:p>
          </table:table-cell>
          <table:table-cell office:value-type="float" office:value="50" table:style-name="ce77">
            <text:p>50</text:p>
          </table:table-cell>
          <table:table-cell table:number-columns-repeated="4" table:style-name="ce27"/>
          <table:table-cell office:value-type="float" office:value="0" table:style-name="ce27">
            <text:p>0</text:p>
          </table:table-cell>
          <table:table-cell office:value-type="float" office:value="1" table:style-name="ce27">
            <text:p>1</text:p>
          </table:table-cell>
          <table:table-cell table:number-columns-repeated="3" table:style-name="ce27"/>
          <table:table-cell table:number-columns-repeated="16369"/>
        </table:table-row>
        <table:table-row table:style-name="ro1">
          <table:table-cell table:style-name="ce89"/>
          <table:table-cell table:style-name="ce27"/>
          <table:table-cell table:style-name="ce89"/>
          <table:table-cell table:style-name="ce27"/>
          <table:table-cell office:value-type="float" office:value="20" table:formula="of:=[.E28]+1" table:style-name="ce27">
            <text:p>20</text:p>
          </table:table-cell>
          <table:table-cell office:value-type="float" office:value="54" table:style-name="ce77">
            <text:p>54</text:p>
          </table:table-cell>
          <table:table-cell table:number-columns-repeated="4" table:style-name="ce27"/>
          <table:table-cell office:value-type="float" office:value="1" table:style-name="ce27">
            <text:p>1</text:p>
          </table:table-cell>
          <table:table-cell office:value-type="float" office:value="1.05" table:style-name="ce27">
            <text:p>1,05</text:p>
          </table:table-cell>
          <table:table-cell table:number-columns-repeated="3" table:style-name="ce27"/>
          <table:table-cell table:number-columns-repeated="16369"/>
        </table:table-row>
        <table:table-row table:style-name="ro1">
          <table:table-cell table:style-name="ce89"/>
          <table:table-cell table:style-name="ce27"/>
          <table:table-cell table:style-name="ce89"/>
          <table:table-cell table:style-name="ce27"/>
          <table:table-cell office:value-type="float" office:value="21" table:formula="of:=[.E29]+1" table:style-name="ce27">
            <text:p>21</text:p>
          </table:table-cell>
          <table:table-cell office:value-type="float" office:value="58" table:style-name="ce77">
            <text:p>58</text:p>
          </table:table-cell>
          <table:table-cell table:number-columns-repeated="4" table:style-name="ce27"/>
          <table:table-cell office:value-type="float" office:value="2" table:style-name="ce27">
            <text:p>2</text:p>
          </table:table-cell>
          <table:table-cell office:value-type="float" office:value="1.1000000000000001" table:style-name="ce27">
            <text:p>1,1</text:p>
          </table:table-cell>
          <table:table-cell table:number-columns-repeated="3" table:style-name="ce27"/>
          <table:table-cell table:number-columns-repeated="16369"/>
        </table:table-row>
        <table:table-row table:style-name="ro1">
          <table:table-cell table:style-name="ce89"/>
          <table:table-cell table:style-name="ce27"/>
          <table:table-cell table:style-name="ce89"/>
          <table:table-cell table:style-name="ce27"/>
          <table:table-cell office:value-type="float" office:value="22" table:formula="of:=[.E30]+1" table:style-name="ce27">
            <text:p>22</text:p>
          </table:table-cell>
          <table:table-cell office:value-type="float" office:value="61" table:style-name="ce77">
            <text:p>61</text:p>
          </table:table-cell>
          <table:table-cell table:number-columns-repeated="4" table:style-name="ce27"/>
          <table:table-cell office:value-type="float" office:value="3" table:style-name="ce27">
            <text:p>3</text:p>
          </table:table-cell>
          <table:table-cell office:value-type="float" office:value="1.1499999999999999" table:style-name="ce27">
            <text:p>1,15</text:p>
          </table:table-cell>
          <table:table-cell table:number-columns-repeated="3" table:style-name="ce27"/>
          <table:table-cell table:number-columns-repeated="16369"/>
        </table:table-row>
        <table:table-row table:style-name="ro1">
          <table:table-cell table:style-name="ce89"/>
          <table:table-cell table:style-name="ce27"/>
          <table:table-cell table:style-name="ce89"/>
          <table:table-cell table:style-name="ce27"/>
          <table:table-cell office:value-type="float" office:value="23" table:formula="of:=[.E31]+1" table:style-name="ce27">
            <text:p>23</text:p>
          </table:table-cell>
          <table:table-cell office:value-type="float" office:value="65" table:style-name="ce77">
            <text:p>65</text:p>
          </table:table-cell>
          <table:table-cell table:number-columns-repeated="4" table:style-name="ce27"/>
          <table:table-cell office:value-type="float" office:value="4" table:style-name="ce27">
            <text:p>4</text:p>
          </table:table-cell>
          <table:table-cell office:value-type="float" office:value="1.2" table:style-name="ce27">
            <text:p>1,2</text:p>
          </table:table-cell>
          <table:table-cell table:number-columns-repeated="3" table:style-name="ce27"/>
          <table:table-cell table:number-columns-repeated="16369"/>
        </table:table-row>
        <table:table-row table:style-name="ro1">
          <table:table-cell table:style-name="ce89"/>
          <table:table-cell table:style-name="ce27"/>
          <table:table-cell table:style-name="ce89"/>
          <table:table-cell table:style-name="ce27"/>
          <table:table-cell office:value-type="float" office:value="24" table:formula="of:=[.E32]+1" table:style-name="ce27">
            <text:p>24</text:p>
          </table:table-cell>
          <table:table-cell office:value-type="float" office:value="69" table:style-name="ce77">
            <text:p>69</text:p>
          </table:table-cell>
          <table:table-cell table:number-columns-repeated="4" table:style-name="ce27"/>
          <table:table-cell office:value-type="string" table:style-name="ce89">
            <text:p>TF Multi-Cast Current Multiplier</text:p>
          </table:table-cell>
          <table:table-cell table:number-columns-repeated="4" table:style-name="ce27"/>
          <table:table-cell table:number-columns-repeated="16369"/>
        </table:table-row>
        <table:table-row table:style-name="ro1">
          <table:table-cell table:style-name="ce89"/>
          <table:table-cell table:style-name="ce27"/>
          <table:table-cell table:style-name="ce89"/>
          <table:table-cell table:style-name="ce27"/>
          <table:table-cell office:value-type="float" office:value="25" table:formula="of:=[.E33]+1" table:style-name="ce27">
            <text:p>25</text:p>
          </table:table-cell>
          <table:table-cell office:value-type="float" office:value="73" table:style-name="ce77">
            <text:p>73</text:p>
          </table:table-cell>
          <table:table-cell table:number-columns-repeated="4" table:style-name="ce27"/>
          <table:table-cell office:value-type="float" office:value="1" table:formula="of:=VLOOKUP([.B19]; [.K27:.L32]; 2)" table:style-name="ce27">
            <text:p>1</text:p>
          </table:table-cell>
          <table:table-cell table:number-columns-repeated="4" table:style-name="ce27"/>
          <table:table-cell table:number-columns-repeated="16369"/>
        </table:table-row>
        <table:table-row table:style-name="ro1">
          <table:table-cell table:style-name="ce89"/>
          <table:table-cell table:style-name="ce27"/>
          <table:table-cell table:style-name="ce89"/>
          <table:table-cell table:style-name="ce27"/>
          <table:table-cell office:value-type="float" office:value="26" table:style-name="ce27">
            <text:p>26</text:p>
          </table:table-cell>
          <table:table-cell office:value-type="float" office:value="77" table:style-name="ce77">
            <text:p>77</text:p>
          </table:table-cell>
          <table:table-cell table:number-columns-repeated="9" table:style-name="ce27"/>
          <table:table-cell table:number-columns-repeated="16369"/>
        </table:table-row>
        <table:table-row table:style-name="ro1">
          <table:table-cell table:style-name="ce89"/>
          <table:table-cell table:style-name="ce27"/>
          <table:table-cell table:style-name="ce89"/>
          <table:table-cell table:style-name="ce27"/>
          <table:table-cell office:value-type="float" office:value="27" table:style-name="ce27">
            <text:p>27</text:p>
          </table:table-cell>
          <table:table-cell office:value-type="float" office:value="81" table:style-name="ce77">
            <text:p>81</text:p>
          </table:table-cell>
          <table:table-cell table:number-columns-repeated="9" table:style-name="ce27"/>
          <table:table-cell table:number-columns-repeated="16369"/>
        </table:table-row>
        <table:table-row table:style-name="ro1">
          <table:table-cell table:style-name="ce89"/>
          <table:table-cell table:style-name="ce27"/>
          <table:table-cell table:style-name="ce89"/>
          <table:table-cell table:style-name="ce27"/>
          <table:table-cell office:value-type="float" office:value="28" table:style-name="ce27">
            <text:p>28</text:p>
          </table:table-cell>
          <table:table-cell office:value-type="float" office:value="85" table:style-name="ce77">
            <text:p>85</text:p>
          </table:table-cell>
          <table:table-cell table:number-columns-repeated="9" table:style-name="ce27"/>
          <table:table-cell table:number-columns-repeated="16369"/>
        </table:table-row>
        <table:table-row table:style-name="ro1">
          <table:table-cell table:style-name="ce89"/>
          <table:table-cell table:style-name="ce27"/>
          <table:table-cell table:style-name="ce89"/>
          <table:table-cell table:style-name="ce27"/>
          <table:table-cell office:value-type="float" office:value="29" table:style-name="ce27">
            <text:p>29</text:p>
          </table:table-cell>
          <table:table-cell office:value-type="float" office:value="90" table:style-name="ce77">
            <text:p>90</text:p>
          </table:table-cell>
          <table:table-cell table:number-columns-repeated="9" table:style-name="ce27"/>
          <table:table-cell table:number-columns-repeated="16369"/>
        </table:table-row>
        <table:table-row table:style-name="ro1">
          <table:table-cell table:style-name="ce89"/>
          <table:table-cell table:style-name="ce27"/>
          <table:table-cell table:style-name="ce89"/>
          <table:table-cell table:style-name="ce27"/>
          <table:table-cell office:value-type="float" office:value="30" table:style-name="ce27">
            <text:p>30</text:p>
          </table:table-cell>
          <table:table-cell office:value-type="float" office:value="94" table:style-name="ce77">
            <text:p>94</text:p>
          </table:table-cell>
          <table:table-cell table:number-columns-repeated="9" table:style-name="ce27"/>
          <table:table-cell table:number-columns-repeated="16369"/>
        </table:table-row>
        <table:table-row table:style-name="ro1">
          <table:table-cell table:style-name="ce89"/>
          <table:table-cell table:style-name="ce27"/>
          <table:table-cell table:style-name="ce89"/>
          <table:table-cell table:style-name="ce27"/>
          <table:table-cell office:value-type="float" office:value="31" table:style-name="ce27">
            <text:p>31</text:p>
          </table:table-cell>
          <table:table-cell office:value-type="float" office:value="98" table:style-name="ce77">
            <text:p>98</text:p>
          </table:table-cell>
          <table:table-cell table:number-columns-repeated="9" table:style-name="ce27"/>
          <table:table-cell table:number-columns-repeated="16369"/>
        </table:table-row>
        <table:table-row table:style-name="ro1">
          <table:table-cell table:style-name="ce89"/>
          <table:table-cell table:style-name="ce27"/>
          <table:table-cell table:style-name="ce89"/>
          <table:table-cell table:style-name="ce27"/>
          <table:table-cell office:value-type="float" office:value="32" table:style-name="ce27">
            <text:p>32</text:p>
          </table:table-cell>
          <table:table-cell office:value-type="float" office:value="102" table:style-name="ce77">
            <text:p>102</text:p>
          </table:table-cell>
          <table:table-cell table:number-columns-repeated="9" table:style-name="ce27"/>
          <table:table-cell table:number-columns-repeated="16369"/>
        </table:table-row>
        <table:table-row table:style-name="ro1">
          <table:table-cell table:style-name="ce89"/>
          <table:table-cell table:style-name="ce27"/>
          <table:table-cell table:style-name="ce89"/>
          <table:table-cell table:style-name="ce27"/>
          <table:table-cell office:value-type="float" office:value="33" table:style-name="ce27">
            <text:p>33</text:p>
          </table:table-cell>
          <table:table-cell office:value-type="float" office:value="106" table:style-name="ce77">
            <text:p>106</text:p>
          </table:table-cell>
          <table:table-cell table:number-columns-repeated="9" table:style-name="ce27"/>
          <table:table-cell table:number-columns-repeated="16369"/>
        </table:table-row>
        <table:table-row table:style-name="ro1">
          <table:table-cell table:style-name="ce89"/>
          <table:table-cell table:style-name="ce27"/>
          <table:table-cell table:style-name="ce89"/>
          <table:table-cell table:style-name="ce27"/>
          <table:table-cell office:value-type="float" office:value="34" table:style-name="ce27">
            <text:p>34</text:p>
          </table:table-cell>
          <table:table-cell office:value-type="float" office:value="110" table:style-name="ce77">
            <text:p>110</text:p>
          </table:table-cell>
          <table:table-cell table:number-columns-repeated="9" table:style-name="ce27"/>
          <table:table-cell table:number-columns-repeated="16369"/>
        </table:table-row>
        <table:table-row table:style-name="ro1">
          <table:table-cell table:number-columns-repeated="2" table:style-name="ce1"/>
          <table:table-cell table:style-name="ce89"/>
          <table:table-cell table:style-name="ce27"/>
          <table:table-cell office:value-type="float" office:value="35" table:style-name="ce27">
            <text:p>35</text:p>
          </table:table-cell>
          <table:table-cell office:value-type="float" office:value="115" table:style-name="ce77">
            <text:p>115</text:p>
          </table:table-cell>
          <table:table-cell table:number-columns-repeated="9" table:style-name="ce27"/>
          <table:table-cell table:number-columns-repeated="16369"/>
        </table:table-row>
        <table:table-row table:number-rows-repeated="1048532" table:style-name="ro2">
          <table:table-cell table:number-columns-repeated="16384"/>
        </table:table-row>
      </table:table>
      <table:table table:name="SplashMultispawn_Chart" table:style-name="ta1">
        <table:table-column table:style-name="co12" table:number-columns-repeated="5" table:default-cell-style-name="ce1" table:visibility="collapse"/>
        <table:table-column table:style-name="co12" table:number-columns-repeated="9"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visibility="collapse"/>
        <table:table-column table:style-name="co1" table:number-columns-repeated="1006" table:default-cell-style-name="ce1"/>
        <table:table-column table:style-name="co2" table:number-columns-repeated="15360" table:default-cell-style-name="ce1"/>
        <table:table-row table:style-name="ro1">
          <table:table-cell office:value-type="float" office:value="1.1052273784338722" table:formula="of:=IF([.P11]=&quot;Yes&quot;;1.1*1.001^((COM.MICROSOFT.SINGLE($$CP)-1)^0.8);1)" table:style-name="ce96">
            <text:p>1,105227378</text:p>
          </table:table-cell>
          <table:table-cell office:value-type="float" office:value="8" table:formula="of:=IF([.P10]=&quot;Yes&quot;;8;0)" table:style-name="ce96">
            <text:p>8</text:p>
          </table:table-cell>
          <table:table-cell office:value-type="float" office:value="0" table:formula="of:=IF([.P12] = &quot;Yes&quot;; 1; 0)" table:style-name="ce96">
            <text:p>0</text:p>
          </table:table-cell>
          <table:table-cell office:value-type="float" office:value="2" table:formula="of:=COM.MICROSOFT.SINGLE(COM.MICROSOFT.SWITCH([.P18]; [.R1]; 1; [.R2]; 2; [.R3]; 4 ^COM.MICROSOFT.SINGLE( $$TD); 1))" table:style-name="ce96">
            <text:p>2</text:p>
          </table:table-cell>
          <table:table-cell table:style-name="ce96"/>
          <table:table-cell office:value-type="string" table:style-name="ce89">
            <text:p>Level</text:p>
          </table:table-cell>
          <table:table-cell office:value-type="string" table:style-name="ce89">
            <text:p>ED</text:p>
          </table:table-cell>
          <table:table-cell office:value-type="string" table:style-name="ce89">
            <text:p>AR</text:p>
          </table:table-cell>
          <table:table-cell office:value-type="string" table:style-name="ce89">
            <text:p>AA</text:p>
          </table:table-cell>
          <table:table-cell office:value-type="string" table:style-name="ce89">
            <text:p>LBurst</text:p>
          </table:table-cell>
          <table:table-cell office:value-type="string" table:style-name="ce89">
            <text:p>HS</text:p>
          </table:table-cell>
          <table:table-cell office:value-type="string" table:number-columns-spanned="2" table:number-rows-spanned="1" table:style-name="ce153">
            <text:p>Ambush</text:p>
          </table:table-cell>
          <table:covered-table-cell/>
          <table:table-cell table:style-name="ce27"/>
          <table:table-cell office:value-type="string" table:style-name="ce97">
            <text:p>Farm stage</text:p>
          </table:table-cell>
          <table:table-cell office:value-type="float" office:value="58500" table:style-name="ce98">
            <text:p>58500</text:p>
          </table:table-cell>
          <table:table-cell office:value-type="string" table:number-columns-spanned="1" table:number-rows-spanned="9" table:style-name="ce704">
            <text:p>Speaks for itself, some general stats to input.</text:p>
          </table:table-cell>
          <table:table-cell office:value-type="string" table:style-name="ce77">
            <text:p>No Snap</text:p>
          </table:table-cell>
          <table:table-cell table:number-columns-repeated="16366"/>
        </table:table-row>
        <table:table-row table:style-name="ro1">
          <table:table-cell table:number-columns-repeated="5" table:style-name="ce99"/>
          <table:table-cell table:style-name="ce100"/>
          <table:table-cell office:value-type="string" table:style-name="ce101">
            <text:p>Skip</text:p>
          </table:table-cell>
          <table:table-cell office:value-type="string" table:style-name="ce101">
            <text:p>Count</text:p>
          </table:table-cell>
          <table:table-cell office:value-type="string" table:style-name="ce101">
            <text:p>Count</text:p>
          </table:table-cell>
          <table:table-cell office:value-type="string" table:style-name="ce101">
            <text:p>Count</text:p>
          </table:table-cell>
          <table:table-cell office:value-type="string" table:style-name="ce101">
            <text:p>Skip</text:p>
          </table:table-cell>
          <table:table-cell office:value-type="string" table:style-name="ce101">
            <text:p>Mult chance</text:p>
          </table:table-cell>
          <table:table-cell office:value-type="string" table:style-name="ce101">
            <text:p>Mult max amount</text:p>
          </table:table-cell>
          <table:table-cell table:style-name="ce27"/>
          <table:table-cell office:value-type="string" table:style-name="ce102">
            <text:p>Intimidating Presence level</text:p>
          </table:table-cell>
          <table:table-cell office:value-type="float" office:value="73" table:style-name="ce103">
            <text:p>73</text:p>
          </table:table-cell>
          <table:covered-table-cell/>
          <table:table-cell office:value-type="string" table:style-name="ce77">
            <text:p>Single Snap (recommended)</text:p>
          </table:table-cell>
          <table:table-cell table:number-columns-repeated="16366"/>
        </table:table-row>
        <table:table-row table:style-name="ro1">
          <table:table-cell office:value-type="float" office:value="0" table:style-name="ce104">
            <text:p>0</text:p>
          </table:table-cell>
          <table:table-cell office:value-type="string" table:style-name="ce96">
            <text:p>ED v Amb</text:p>
          </table:table-cell>
          <table:table-cell office:value-type="string" table:style-name="ce96">
            <text:p>ED</text:p>
          </table:table-cell>
          <table:table-cell office:value-type="string" table:style-name="ce96">
            <text:p>ED RN</text:p>
          </table:table-cell>
          <table:table-cell office:value-type="string" table:style-name="ce96">
            <text:p>HS</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percentage" office:value="0" table:style-name="ce105">
            <text:p>0,00%</text:p>
          </table:table-cell>
          <table:table-cell office:value-type="float" office:value="0" table:style-name="ce101">
            <text:p>0</text:p>
          </table:table-cell>
          <table:table-cell table:style-name="ce27"/>
          <table:table-cell office:value-type="string" table:style-name="ce102">
            <text:p>Mystic Impact level</text:p>
          </table:table-cell>
          <table:table-cell office:value-type="float" office:value="12" table:style-name="ce103">
            <text:p>12</text:p>
          </table:table-cell>
          <table:covered-table-cell/>
          <table:table-cell office:value-type="string" office:string-value="" table:formula="of:=IF(COM.MICROSOFT.SINGLE($$TD); &quot;Double Snap&quot;; &quot;&quot;)" table:style-name="ce77"/>
          <table:table-cell table:number-columns-repeated="16366"/>
        </table:table-row>
        <table:table-row table:style-name="ro1">
          <table:table-cell office:value-type="float" office:value="1" table:style-name="ce104">
            <text:p>1</text:p>
          </table:table-cell>
          <table:table-cell office:value-type="float" office:value="0" table:formula="of:=IF(AND(COM.MICROSOFT.FLOOR((COM.MICROSOFT.SINGLE($$MI)+COM.MICROSOFT.SINGLE($$AB)+[.G4])*COM.MICROSOFT.SINGLE($$AP);1)+4+COM.MICROSOFT.SINGLE($$AG)+[.P$42]*3&gt;=[.P$7]/[.P$46];COM.MICROSOFT.FLOOR((COM.MICROSOFT.SINGLE($$MI)+COM.MICROSOFT.SINGLE($$AB)+[.G3])*COM.MICROSOFT.SINGLE($$AP);1)+4+COM.MICROSOFT.SINGLE($$AG)+[.P$42]*3&lt;[.P$7]/[.P$46]);1;0)" table:style-name="ce96">
            <text:p>0</text:p>
          </table:table-cell>
          <table:table-cell office:value-type="float" office:value="0" table:formula="of:=IF(AND(COM.MICROSOFT.FLOOR((COM.MICROSOFT.SINGLE($$MI) +COM.MICROSOFT.SINGLE( $$AB) + [.G4]) *COM.MICROSOFT.SINGLE( $$AP);1) + 4 +COM.MICROSOFT.SINGLE( $$AG) &gt;= COM.MICROSOFT.FLOOR([.$P$7] /COM.MICROSOFT.SINGLE( $$SnapAmount);1) / [.$P$17]; COM.MICROSOFT.FLOOR((COM.MICROSOFT.SINGLE($$MI) +COM.MICROSOFT.SINGLE( $$AB) + [.G3]) *COM.MICROSOFT.SINGLE( $$AP);1) + 4 +COM.MICROSOFT.SINGLE( $$AG) &lt; COM.MICROSOFT.FLOOR([.$P$7] /COM.MICROSOFT.SINGLE( $$SnapAmount);1) / [.$P$17]); 1; 0)" table:style-name="ce96">
            <text:p>0</text:p>
          </table:table-cell>
          <table:table-cell office:value-type="float" office:value="0" table:formula="of:=IF(AND(COM.MICROSOFT.FLOOR(COM.MICROSOFT.SINGLE($$AP) * ([.G4] +COM.MICROSOFT.SINGLE( $$MI) +COM.MICROSOFT.SINGLE( $$AB));1) &gt;= COM.MICROSOFT.FLOOR([.$P$7] /COM.MICROSOFT.SINGLE( $$SnapAmount);1); COM.MICROSOFT.FLOOR(COM.MICROSOFT.SINGLE($$AP) * ([.G3] +COM.MICROSOFT.SINGLE( $$MI) +COM.MICROSOFT.SINGLE( $$AB));1) &lt; COM.MICROSOFT.FLOOR([.$P$7] /COM.MICROSOFT.SINGLE( $$SnapAmount);1)); 1; 0)" table:style-name="ce96">
            <text:p>0</text:p>
          </table:table-cell>
          <table:table-cell office:value-type="float" office:value="0" table:formula="of:=IF(AND(COM.MICROSOFT.FLOOR(COM.MICROSOFT.SINGLE($$AP) * ([.K4] +COM.MICROSOFT.SINGLE( $$MI) +COM.MICROSOFT.SINGLE( $$AB));1) &gt;= [.$P$7] - 1; COM.MICROSOFT.FLOOR(COM.MICROSOFT.SINGLE($$AP) * ([.K3] +COM.MICROSOFT.SINGLE( $$MI) +COM.MICROSOFT.SINGLE( $$AB));1) &lt; [.$P$7] - 1); 1; 0)" table:style-name="ce96">
            <text:p>0</text:p>
          </table:table-cell>
          <table:table-cell office:value-type="float" office:value="1" table:formula="of:=[.F3]+1" table:style-name="ce27">
            <text:p>1</text:p>
          </table:table-cell>
          <table:table-cell office:value-type="float" office:value="0" table:style-name="ce27">
            <text:p>0</text:p>
          </table:table-cell>
          <table:table-cell office:value-type="float" office:value="0" table:style-name="ce27">
            <text:p>0</text:p>
          </table:table-cell>
          <table:table-cell office:value-type="float" office:value="1" table:style-name="ce27">
            <text:p>1</text:p>
          </table:table-cell>
          <table:table-cell office:value-type="float" office:value="2" table:style-name="ce27">
            <text:p>2</text:p>
          </table:table-cell>
          <table:table-cell office:value-type="float" office:value="0" table:style-name="ce27">
            <text:p>0</text:p>
          </table:table-cell>
          <table:table-cell office:value-type="percentage" office:value="0.01" table:style-name="ce106">
            <text:p>1,00%</text:p>
          </table:table-cell>
          <table:table-cell office:value-type="float" office:value="1" table:style-name="ce107">
            <text:p>1</text:p>
          </table:table-cell>
          <table:table-cell table:style-name="ce27"/>
          <table:table-cell office:value-type="string" table:style-name="ce102">
            <text:p>Arcane Bargain level</text:p>
          </table:table-cell>
          <table:table-cell office:value-type="float" office:value="43" table:style-name="ce103">
            <text:p>43</text:p>
          </table:table-cell>
          <table:covered-table-cell/>
          <table:table-cell table:style-name="ce77"/>
          <table:table-cell table:number-columns-repeated="16366"/>
        </table:table-row>
        <table:table-row table:style-name="ro1">
          <table:table-cell office:value-type="float" office:value="2" table:style-name="ce104">
            <text:p>2</text:p>
          </table:table-cell>
          <table:table-cell office:value-type="float" office:value="0" table:formula="of:=IF(AND(COM.MICROSOFT.FLOOR((COM.MICROSOFT.SINGLE($$MI)+COM.MICROSOFT.SINGLE($$AB)+[.G5])*COM.MICROSOFT.SINGLE($$AP);1)+4+COM.MICROSOFT.SINGLE($$AG)+[.P$42]*3&gt;=[.P$7]/[.P$46];COM.MICROSOFT.FLOOR((COM.MICROSOFT.SINGLE($$MI)+COM.MICROSOFT.SINGLE($$AB)+[.G4])*COM.MICROSOFT.SINGLE($$AP);1)+4+COM.MICROSOFT.SINGLE($$AG)+[.P$42]*3&lt;[.P$7]/[.P$46]);1;0)" table:style-name="ce96">
            <text:p>0</text:p>
          </table:table-cell>
          <table:table-cell office:value-type="float" office:value="0" table:formula="of:=IF(AND(COM.MICROSOFT.FLOOR((COM.MICROSOFT.SINGLE($$MI) +COM.MICROSOFT.SINGLE( $$AB) + [.G5]) *COM.MICROSOFT.SINGLE( $$AP);1) + 4 +COM.MICROSOFT.SINGLE( $$AG) &gt;= COM.MICROSOFT.FLOOR([.$P$7] /COM.MICROSOFT.SINGLE( $$SnapAmount);1) / [.$P$17]; COM.MICROSOFT.FLOOR((COM.MICROSOFT.SINGLE($$MI) +COM.MICROSOFT.SINGLE( $$AB) + [.G4]) *COM.MICROSOFT.SINGLE( $$AP);1) + 4 +COM.MICROSOFT.SINGLE( $$AG) &lt; COM.MICROSOFT.FLOOR([.$P$7] /COM.MICROSOFT.SINGLE( $$SnapAmount);1) / [.$P$17]); 1; 0)" table:style-name="ce96">
            <text:p>0</text:p>
          </table:table-cell>
          <table:table-cell office:value-type="float" office:value="0" table:formula="of:=IF(AND(COM.MICROSOFT.FLOOR(COM.MICROSOFT.SINGLE($$AP) * ([.G5] +COM.MICROSOFT.SINGLE( $$MI) +COM.MICROSOFT.SINGLE( $$AB));1) &gt;= COM.MICROSOFT.FLOOR([.$P$7] /COM.MICROSOFT.SINGLE( $$SnapAmount);1); COM.MICROSOFT.FLOOR(COM.MICROSOFT.SINGLE($$AP) * ([.G4] +COM.MICROSOFT.SINGLE( $$MI) +COM.MICROSOFT.SINGLE( $$AB));1) &lt; COM.MICROSOFT.FLOOR([.$P$7] /COM.MICROSOFT.SINGLE( $$SnapAmount);1)); 1; 0)" table:style-name="ce96">
            <text:p>0</text:p>
          </table:table-cell>
          <table:table-cell office:value-type="float" office:value="0" table:formula="of:=IF(AND(COM.MICROSOFT.FLOOR(COM.MICROSOFT.SINGLE($$AP) * ([.K5] +COM.MICROSOFT.SINGLE( $$MI) +COM.MICROSOFT.SINGLE( $$AB));1) &gt;= [.$P$7] - 1; COM.MICROSOFT.FLOOR(COM.MICROSOFT.SINGLE($$AP) * ([.K4] +COM.MICROSOFT.SINGLE( $$MI) +COM.MICROSOFT.SINGLE( $$AB));1) &lt; [.$P$7] - 1); 1; 0)" table:style-name="ce96">
            <text:p>0</text:p>
          </table:table-cell>
          <table:table-cell office:value-type="float" office:value="2" table:formula="of:=[.F4]+1" table:style-name="ce27">
            <text:p>2</text:p>
          </table:table-cell>
          <table:table-cell office:value-type="float" office:value="1" table:style-name="ce27">
            <text:p>1</text:p>
          </table:table-cell>
          <table:table-cell office:value-type="float" office:value="2" table:style-name="ce27">
            <text:p>2</text:p>
          </table:table-cell>
          <table:table-cell office:value-type="float" office:value="2" table:style-name="ce27">
            <text:p>2</text:p>
          </table:table-cell>
          <table:table-cell office:value-type="float" office:value="4" table:style-name="ce27">
            <text:p>4</text:p>
          </table:table-cell>
          <table:table-cell office:value-type="float" office:value="1" table:style-name="ce27">
            <text:p>1</text:p>
          </table:table-cell>
          <table:table-cell office:value-type="percentage" office:value="1.6E-2" table:style-name="ce106">
            <text:p>1,60%</text:p>
          </table:table-cell>
          <table:table-cell office:value-type="float" office:value="2" table:style-name="ce107">
            <text:p>2</text:p>
          </table:table-cell>
          <table:table-cell table:style-name="ce27"/>
          <table:table-cell office:value-type="string" table:style-name="ce102">
            <text:p>Crafting Power</text:p>
          </table:table-cell>
          <table:table-cell office:value-type="float" office:value="8" table:style-name="ce103">
            <text:p>8</text:p>
          </table:table-cell>
          <table:covered-table-cell/>
          <table:table-cell table:style-name="ce77"/>
          <table:table-cell table:number-columns-repeated="16366"/>
        </table:table-row>
        <table:table-row table:style-name="ro1">
          <table:table-cell office:value-type="float" office:value="2" table:style-name="ce104">
            <text:p>2</text:p>
          </table:table-cell>
          <table:table-cell office:value-type="float" office:value="0" table:formula="of:=IF(AND(COM.MICROSOFT.FLOOR((COM.MICROSOFT.SINGLE($$MI)+COM.MICROSOFT.SINGLE($$AB)+[.G6])*COM.MICROSOFT.SINGLE($$AP);1)+4+COM.MICROSOFT.SINGLE($$AG)+[.P$42]*3&gt;=[.P$7]/[.P$46];COM.MICROSOFT.FLOOR((COM.MICROSOFT.SINGLE($$MI)+COM.MICROSOFT.SINGLE($$AB)+[.G5])*COM.MICROSOFT.SINGLE($$AP);1)+4+COM.MICROSOFT.SINGLE($$AG)+[.P$42]*3&lt;[.P$7]/[.P$46]);1;0)" table:style-name="ce96">
            <text:p>0</text:p>
          </table:table-cell>
          <table:table-cell office:value-type="float" office:value="0" table:formula="of:=IF(AND(COM.MICROSOFT.FLOOR((COM.MICROSOFT.SINGLE($$MI) +COM.MICROSOFT.SINGLE( $$AB) + [.G6]) *COM.MICROSOFT.SINGLE( $$AP);1) + 4 +COM.MICROSOFT.SINGLE( $$AG) &gt;= COM.MICROSOFT.FLOOR([.$P$7] /COM.MICROSOFT.SINGLE( $$SnapAmount);1) / [.$P$17]; COM.MICROSOFT.FLOOR((COM.MICROSOFT.SINGLE($$MI) +COM.MICROSOFT.SINGLE( $$AB) + [.G5]) *COM.MICROSOFT.SINGLE( $$AP);1) + 4 +COM.MICROSOFT.SINGLE( $$AG) &lt; COM.MICROSOFT.FLOOR([.$P$7] /COM.MICROSOFT.SINGLE( $$SnapAmount);1) / [.$P$17]); 1; 0)" table:style-name="ce96">
            <text:p>0</text:p>
          </table:table-cell>
          <table:table-cell office:value-type="float" office:value="0" table:formula="of:=IF(AND(COM.MICROSOFT.FLOOR(COM.MICROSOFT.SINGLE($$AP) * ([.G6] +COM.MICROSOFT.SINGLE( $$MI) +COM.MICROSOFT.SINGLE( $$AB));1) &gt;= COM.MICROSOFT.FLOOR([.$P$7] /COM.MICROSOFT.SINGLE( $$SnapAmount);1); COM.MICROSOFT.FLOOR(COM.MICROSOFT.SINGLE($$AP) * ([.G5] +COM.MICROSOFT.SINGLE( $$MI) +COM.MICROSOFT.SINGLE( $$AB));1) &lt; COM.MICROSOFT.FLOOR([.$P$7] /COM.MICROSOFT.SINGLE( $$SnapAmount);1)); 1; 0)" table:style-name="ce96">
            <text:p>0</text:p>
          </table:table-cell>
          <table:table-cell office:value-type="float" office:value="0" table:formula="of:=IF(AND(COM.MICROSOFT.FLOOR(COM.MICROSOFT.SINGLE($$AP) * ([.K6] +COM.MICROSOFT.SINGLE( $$MI) +COM.MICROSOFT.SINGLE( $$AB));1) &gt;= [.$P$7] - 1; COM.MICROSOFT.FLOOR(COM.MICROSOFT.SINGLE($$AP) * ([.K5] +COM.MICROSOFT.SINGLE( $$MI) +COM.MICROSOFT.SINGLE( $$AB));1) &lt; [.$P$7] - 1); 1; 0)" table:style-name="ce96">
            <text:p>0</text:p>
          </table:table-cell>
          <table:table-cell office:value-type="float" office:value="3" table:formula="of:=[.F5]+1" table:style-name="ce27">
            <text:p>3</text:p>
          </table:table-cell>
          <table:table-cell office:value-type="float" office:value="2" table:style-name="ce27">
            <text:p>2</text:p>
          </table:table-cell>
          <table:table-cell office:value-type="float" office:value="4" table:style-name="ce27">
            <text:p>4</text:p>
          </table:table-cell>
          <table:table-cell office:value-type="float" office:value="3" table:style-name="ce27">
            <text:p>3</text:p>
          </table:table-cell>
          <table:table-cell office:value-type="float" office:value="6" table:style-name="ce27">
            <text:p>6</text:p>
          </table:table-cell>
          <table:table-cell office:value-type="float" office:value="3" table:style-name="ce27">
            <text:p>3</text:p>
          </table:table-cell>
          <table:table-cell office:value-type="percentage" office:value="2.4E-2" table:style-name="ce106">
            <text:p>2,40%</text:p>
          </table:table-cell>
          <table:table-cell office:value-type="float" office:value="4" table:style-name="ce107">
            <text:p>4</text:p>
          </table:table-cell>
          <table:table-cell table:style-name="ce27"/>
          <table:table-cell office:value-type="string" table:style-name="ce102">
            <text:p>Titans per stage reduction from Badge</text:p>
          </table:table-cell>
          <table:table-cell office:value-type="float" office:value="0" table:style-name="ce103">
            <text:p>0</text:p>
          </table:table-cell>
          <table:covered-table-cell/>
          <table:table-cell table:style-name="ce77"/>
          <table:table-cell table:number-columns-repeated="16366"/>
        </table:table-row>
        <table:table-row table:style-name="ro1">
          <table:table-cell office:value-type="float" office:value="3" table:style-name="ce104">
            <text:p>3</text:p>
          </table:table-cell>
          <table:table-cell office:value-type="float" office:value="0" table:formula="of:=IF(AND(COM.MICROSOFT.FLOOR((COM.MICROSOFT.SINGLE($$MI)+COM.MICROSOFT.SINGLE($$AB)+[.G7])*COM.MICROSOFT.SINGLE($$AP);1)+4+COM.MICROSOFT.SINGLE($$AG)+[.P$42]*3&gt;=[.P$7]/[.P$46];COM.MICROSOFT.FLOOR((COM.MICROSOFT.SINGLE($$MI)+COM.MICROSOFT.SINGLE($$AB)+[.G6])*COM.MICROSOFT.SINGLE($$AP);1)+4+COM.MICROSOFT.SINGLE($$AG)+[.P$42]*3&lt;[.P$7]/[.P$46]);1;0)" table:style-name="ce96">
            <text:p>0</text:p>
          </table:table-cell>
          <table:table-cell office:value-type="float" office:value="0" table:formula="of:=IF(AND(COM.MICROSOFT.FLOOR((COM.MICROSOFT.SINGLE($$MI) +COM.MICROSOFT.SINGLE( $$AB) + [.G7]) *COM.MICROSOFT.SINGLE( $$AP);1) + 4 +COM.MICROSOFT.SINGLE( $$AG) &gt;= COM.MICROSOFT.FLOOR([.$P$7] /COM.MICROSOFT.SINGLE( $$SnapAmount);1) / [.$P$17]; COM.MICROSOFT.FLOOR((COM.MICROSOFT.SINGLE($$MI) +COM.MICROSOFT.SINGLE( $$AB) + [.G6]) *COM.MICROSOFT.SINGLE( $$AP);1) + 4 +COM.MICROSOFT.SINGLE( $$AG) &lt; COM.MICROSOFT.FLOOR([.$P$7] /COM.MICROSOFT.SINGLE( $$SnapAmount);1) / [.$P$17]); 1; 0)" table:style-name="ce96">
            <text:p>0</text:p>
          </table:table-cell>
          <table:table-cell office:value-type="float" office:value="1" table:formula="of:=IF(AND(COM.MICROSOFT.FLOOR(COM.MICROSOFT.SINGLE($$AP) * ([.G7] +COM.MICROSOFT.SINGLE( $$MI) +COM.MICROSOFT.SINGLE( $$AB));1) &gt;= COM.MICROSOFT.FLOOR([.$P$7] /COM.MICROSOFT.SINGLE( $$SnapAmount);1); COM.MICROSOFT.FLOOR(COM.MICROSOFT.SINGLE($$AP) * ([.G6] +COM.MICROSOFT.SINGLE( $$MI) +COM.MICROSOFT.SINGLE( $$AB));1) &lt; COM.MICROSOFT.FLOOR([.$P$7] /COM.MICROSOFT.SINGLE( $$SnapAmount);1)); 1; 0)" table:style-name="ce96">
            <text:p>1</text:p>
          </table:table-cell>
          <table:table-cell office:value-type="float" office:value="0" table:formula="of:=IF(AND(COM.MICROSOFT.FLOOR(COM.MICROSOFT.SINGLE($$AP) * ([.K7] +COM.MICROSOFT.SINGLE( $$MI) +COM.MICROSOFT.SINGLE( $$AB));1) &gt;= [.$P$7] - 1; COM.MICROSOFT.FLOOR(COM.MICROSOFT.SINGLE($$AP) * ([.K6] +COM.MICROSOFT.SINGLE( $$MI) +COM.MICROSOFT.SINGLE( $$AB));1) &lt; [.$P$7] - 1); 1; 0)" table:style-name="ce96">
            <text:p>0</text:p>
          </table:table-cell>
          <table:table-cell office:value-type="float" office:value="4" table:formula="of:=[.F6]+1" table:style-name="ce27">
            <text:p>4</text:p>
          </table:table-cell>
          <table:table-cell office:value-type="float" office:value="3" table:style-name="ce27">
            <text:p>3</text:p>
          </table:table-cell>
          <table:table-cell office:value-type="float" office:value="6" table:style-name="ce27">
            <text:p>6</text:p>
          </table:table-cell>
          <table:table-cell office:value-type="float" office:value="4" table:style-name="ce27">
            <text:p>4</text:p>
          </table:table-cell>
          <table:table-cell office:value-type="float" office:value="8" table:style-name="ce27">
            <text:p>8</text:p>
          </table:table-cell>
          <table:table-cell office:value-type="float" office:value="5" table:style-name="ce27">
            <text:p>5</text:p>
          </table:table-cell>
          <table:table-cell office:value-type="percentage" office:value="3.5999999999999997E-2" table:style-name="ce106">
            <text:p>3,60%</text:p>
          </table:table-cell>
          <table:table-cell office:value-type="float" office:value="6" table:style-name="ce107">
            <text:p>6</text:p>
          </table:table-cell>
          <table:table-cell table:style-name="ce27"/>
          <table:table-cell office:value-type="string" table:style-name="ce108">
            <text:p>Titans/stage</text:p>
          </table:table-cell>
          <table:table-cell office:value-type="float" office:value="126" table:formula="of:=8+2*COM.MICROSOFT.FLOOR(COM.MICROSOFT.SINGLE($$Stage)/500;1)-COM.MICROSOFT.SINGLE($$IP)-COM.MICROSOFT.SINGLE($$AB)-COM.MICROSOFT.SINGLE($$MinusTPSBadge)" table:style-name="ce109">
            <text:p>126</text:p>
          </table:table-cell>
          <table:covered-table-cell/>
          <table:table-cell table:style-name="ce77"/>
          <table:table-cell table:number-columns-repeated="16366"/>
        </table:table-row>
        <table:table-row table:style-name="ro1">
          <table:table-cell office:value-type="float" office:value="3" table:style-name="ce104">
            <text:p>3</text:p>
          </table:table-cell>
          <table:table-cell office:value-type="float" office:value="0" table:formula="of:=IF(AND(COM.MICROSOFT.FLOOR((COM.MICROSOFT.SINGLE($$MI)+COM.MICROSOFT.SINGLE($$AB)+[.G8])*COM.MICROSOFT.SINGLE($$AP);1)+4+COM.MICROSOFT.SINGLE($$AG)+[.P$42]*3&gt;=[.P$7]/[.P$46];COM.MICROSOFT.FLOOR((COM.MICROSOFT.SINGLE($$MI)+COM.MICROSOFT.SINGLE($$AB)+[.G7])*COM.MICROSOFT.SINGLE($$AP);1)+4+COM.MICROSOFT.SINGLE($$AG)+[.P$42]*3&lt;[.P$7]/[.P$46]);1;0)" table:style-name="ce96">
            <text:p>0</text:p>
          </table:table-cell>
          <table:table-cell office:value-type="float" office:value="0" table:formula="of:=IF(AND(COM.MICROSOFT.FLOOR((COM.MICROSOFT.SINGLE($$MI) +COM.MICROSOFT.SINGLE( $$AB) + [.G8]) *COM.MICROSOFT.SINGLE( $$AP);1) + 4 +COM.MICROSOFT.SINGLE( $$AG) &gt;= COM.MICROSOFT.FLOOR([.$P$7] /COM.MICROSOFT.SINGLE( $$SnapAmount);1) / [.$P$17]; COM.MICROSOFT.FLOOR((COM.MICROSOFT.SINGLE($$MI) +COM.MICROSOFT.SINGLE( $$AB) + [.G7]) *COM.MICROSOFT.SINGLE( $$AP);1) + 4 +COM.MICROSOFT.SINGLE( $$AG) &lt; COM.MICROSOFT.FLOOR([.$P$7] /COM.MICROSOFT.SINGLE( $$SnapAmount);1) / [.$P$17]); 1; 0)" table:style-name="ce96">
            <text:p>0</text:p>
          </table:table-cell>
          <table:table-cell office:value-type="float" office:value="0" table:formula="of:=IF(AND(COM.MICROSOFT.FLOOR(COM.MICROSOFT.SINGLE($$AP) * ([.G8] +COM.MICROSOFT.SINGLE( $$MI) +COM.MICROSOFT.SINGLE( $$AB));1) &gt;= COM.MICROSOFT.FLOOR([.$P$7] /COM.MICROSOFT.SINGLE( $$SnapAmount);1); COM.MICROSOFT.FLOOR(COM.MICROSOFT.SINGLE($$AP) * ([.G7] +COM.MICROSOFT.SINGLE( $$MI) +COM.MICROSOFT.SINGLE( $$AB));1) &lt; COM.MICROSOFT.FLOOR([.$P$7] /COM.MICROSOFT.SINGLE( $$SnapAmount);1)); 1; 0)" table:style-name="ce96">
            <text:p>0</text:p>
          </table:table-cell>
          <table:table-cell office:value-type="float" office:value="0" table:formula="of:=IF(AND(COM.MICROSOFT.FLOOR(COM.MICROSOFT.SINGLE($$AP) * ([.K8] +COM.MICROSOFT.SINGLE( $$MI) +COM.MICROSOFT.SINGLE( $$AB));1) &gt;= [.$P$7] - 1; COM.MICROSOFT.FLOOR(COM.MICROSOFT.SINGLE($$AP) * ([.K7] +COM.MICROSOFT.SINGLE( $$MI) +COM.MICROSOFT.SINGLE( $$AB));1) &lt; [.$P$7] - 1); 1; 0)" table:style-name="ce96">
            <text:p>0</text:p>
          </table:table-cell>
          <table:table-cell office:value-type="float" office:value="5" table:formula="of:=[.F7]+1" table:style-name="ce27">
            <text:p>5</text:p>
          </table:table-cell>
          <table:table-cell office:value-type="float" office:value="4" table:style-name="ce27">
            <text:p>4</text:p>
          </table:table-cell>
          <table:table-cell office:value-type="float" office:value="8" table:style-name="ce27">
            <text:p>8</text:p>
          </table:table-cell>
          <table:table-cell office:value-type="float" office:value="5" table:style-name="ce27">
            <text:p>5</text:p>
          </table:table-cell>
          <table:table-cell office:value-type="float" office:value="10" table:style-name="ce27">
            <text:p>10</text:p>
          </table:table-cell>
          <table:table-cell office:value-type="float" office:value="7" table:style-name="ce27">
            <text:p>7</text:p>
          </table:table-cell>
          <table:table-cell office:value-type="percentage" office:value="5.1999999999999998E-2" table:style-name="ce106">
            <text:p>5,20%</text:p>
          </table:table-cell>
          <table:table-cell office:value-type="float" office:value="8" table:style-name="ce107">
            <text:p>8</text:p>
          </table:table-cell>
          <table:table-cell table:style-name="ce27"/>
          <table:table-cell office:value-type="string" table:style-name="ce110">
            <text:p>Titans/stage w/ Snap</text:p>
          </table:table-cell>
          <table:table-cell office:value-type="float" office:value="63" table:formula="of:=COM.MICROSOFT.FLOOR([.P7] / 2;1)" table:style-name="ce109">
            <text:p>63</text:p>
          </table:table-cell>
          <table:covered-table-cell/>
          <table:table-cell table:style-name="ce77"/>
          <table:table-cell table:number-columns-repeated="16366"/>
        </table:table-row>
        <table:table-row table:style-name="ro1">
          <table:table-cell office:value-type="float" office:value="3" table:style-name="ce104">
            <text:p>3</text:p>
          </table:table-cell>
          <table:table-cell office:value-type="float" office:value="0" table:formula="of:=IF(AND(COM.MICROSOFT.FLOOR((COM.MICROSOFT.SINGLE($$MI)+COM.MICROSOFT.SINGLE($$AB)+[.G9])*COM.MICROSOFT.SINGLE($$AP);1)+4+COM.MICROSOFT.SINGLE($$AG)+[.P$42]*3&gt;=[.P$7]/[.P$46];COM.MICROSOFT.FLOOR((COM.MICROSOFT.SINGLE($$MI)+COM.MICROSOFT.SINGLE($$AB)+[.G8])*COM.MICROSOFT.SINGLE($$AP);1)+4+COM.MICROSOFT.SINGLE($$AG)+[.P$42]*3&lt;[.P$7]/[.P$46]);1;0)" table:style-name="ce96">
            <text:p>0</text:p>
          </table:table-cell>
          <table:table-cell office:value-type="float" office:value="0" table:formula="of:=IF(AND(COM.MICROSOFT.FLOOR((COM.MICROSOFT.SINGLE($$MI) +COM.MICROSOFT.SINGLE( $$AB) + [.G9]) *COM.MICROSOFT.SINGLE( $$AP);1) + 4 +COM.MICROSOFT.SINGLE( $$AG) &gt;= COM.MICROSOFT.FLOOR([.$P$7] /COM.MICROSOFT.SINGLE( $$SnapAmount);1) / [.$P$17]; COM.MICROSOFT.FLOOR((COM.MICROSOFT.SINGLE($$MI) +COM.MICROSOFT.SINGLE( $$AB) + [.G8]) *COM.MICROSOFT.SINGLE( $$AP);1) + 4 +COM.MICROSOFT.SINGLE( $$AG) &lt; COM.MICROSOFT.FLOOR([.$P$7] /COM.MICROSOFT.SINGLE( $$SnapAmount);1) / [.$P$17]); 1; 0)" table:style-name="ce96">
            <text:p>0</text:p>
          </table:table-cell>
          <table:table-cell office:value-type="float" office:value="0" table:formula="of:=IF(AND(COM.MICROSOFT.FLOOR(COM.MICROSOFT.SINGLE($$AP) * ([.G9] +COM.MICROSOFT.SINGLE( $$MI) +COM.MICROSOFT.SINGLE( $$AB));1) &gt;= COM.MICROSOFT.FLOOR([.$P$7] /COM.MICROSOFT.SINGLE( $$SnapAmount);1); COM.MICROSOFT.FLOOR(COM.MICROSOFT.SINGLE($$AP) * ([.G8] +COM.MICROSOFT.SINGLE( $$MI) +COM.MICROSOFT.SINGLE( $$AB));1) &lt; COM.MICROSOFT.FLOOR([.$P$7] /COM.MICROSOFT.SINGLE( $$SnapAmount);1)); 1; 0)" table:style-name="ce96">
            <text:p>0</text:p>
          </table:table-cell>
          <table:table-cell office:value-type="float" office:value="0" table:formula="of:=IF(AND(COM.MICROSOFT.FLOOR(COM.MICROSOFT.SINGLE($$AP) * ([.K9] +COM.MICROSOFT.SINGLE( $$MI) +COM.MICROSOFT.SINGLE( $$AB));1) &gt;= [.$P$7] - 1; COM.MICROSOFT.FLOOR(COM.MICROSOFT.SINGLE($$AP) * ([.K8] +COM.MICROSOFT.SINGLE( $$MI) +COM.MICROSOFT.SINGLE( $$AB));1) &lt; [.$P$7] - 1); 1; 0)" table:style-name="ce96">
            <text:p>0</text:p>
          </table:table-cell>
          <table:table-cell office:value-type="float" office:value="6" table:formula="of:=[.F8]+1" table:style-name="ce27">
            <text:p>6</text:p>
          </table:table-cell>
          <table:table-cell office:value-type="float" office:value="6" table:style-name="ce27">
            <text:p>6</text:p>
          </table:table-cell>
          <table:table-cell office:value-type="float" office:value="10" table:style-name="ce27">
            <text:p>10</text:p>
          </table:table-cell>
          <table:table-cell office:value-type="float" office:value="6" table:style-name="ce27">
            <text:p>6</text:p>
          </table:table-cell>
          <table:table-cell office:value-type="float" office:value="12" table:style-name="ce27">
            <text:p>12</text:p>
          </table:table-cell>
          <table:table-cell office:value-type="float" office:value="10" table:style-name="ce27">
            <text:p>10</text:p>
          </table:table-cell>
          <table:table-cell office:value-type="percentage" office:value="7.4999999999999997E-2" table:style-name="ce106">
            <text:p>7,50%</text:p>
          </table:table-cell>
          <table:table-cell office:value-type="float" office:value="10" table:style-name="ce107">
            <text:p>10</text:p>
          </table:table-cell>
          <table:table-cell table:style-name="ce27"/>
          <table:table-cell office:value-type="string" table:style-name="ce111">
            <text:p>Titans/stage w/ double Snap</text:p>
          </table:table-cell>
          <table:table-cell office:value-type="string" office:string-value="Not available" table:formula="of:=IF(COM.MICROSOFT.SINGLE($$TD); COM.MICROSOFT.FLOOR([.P8]/2;1); &quot;Not available&quot;)" table:style-name="ce112">
            <text:p>Not available</text:p>
          </table:table-cell>
          <table:covered-table-cell/>
          <table:table-cell table:style-name="ce77"/>
          <table:table-cell table:number-columns-repeated="16366"/>
        </table:table-row>
        <table:table-row table:style-name="ro1">
          <table:table-cell office:value-type="float" office:value="4" table:style-name="ce104">
            <text:p>4</text:p>
          </table:table-cell>
          <table:table-cell office:value-type="float" office:value="1" table:formula="of:=IF(AND(COM.MICROSOFT.FLOOR((COM.MICROSOFT.SINGLE($$MI)+COM.MICROSOFT.SINGLE($$AB)+[.G10])*COM.MICROSOFT.SINGLE($$AP);1)+4+COM.MICROSOFT.SINGLE($$AG)+[.P$42]*3&gt;=[.P$7]/[.P$46];COM.MICROSOFT.FLOOR((COM.MICROSOFT.SINGLE($$MI)+COM.MICROSOFT.SINGLE($$AB)+[.G9])*COM.MICROSOFT.SINGLE($$AP);1)+4+COM.MICROSOFT.SINGLE($$AG)+[.P$42]*3&lt;[.P$7]/[.P$46]);1;0)" table:style-name="ce96">
            <text:p>1</text:p>
          </table:table-cell>
          <table:table-cell office:value-type="float" office:value="0" table:formula="of:=IF(AND(COM.MICROSOFT.FLOOR((COM.MICROSOFT.SINGLE($$MI) +COM.MICROSOFT.SINGLE( $$AB) + [.G10]) *COM.MICROSOFT.SINGLE( $$AP);1) + 4 +COM.MICROSOFT.SINGLE( $$AG) &gt;= COM.MICROSOFT.FLOOR([.$P$7] /COM.MICROSOFT.SINGLE( $$SnapAmount);1) / [.$P$17]; COM.MICROSOFT.FLOOR((COM.MICROSOFT.SINGLE($$MI) +COM.MICROSOFT.SINGLE( $$AB) + [.G9]) *COM.MICROSOFT.SINGLE( $$AP);1) + 4 +COM.MICROSOFT.SINGLE( $$AG) &lt; COM.MICROSOFT.FLOOR([.$P$7] /COM.MICROSOFT.SINGLE( $$SnapAmount);1) / [.$P$17]); 1; 0)" table:style-name="ce96">
            <text:p>0</text:p>
          </table:table-cell>
          <table:table-cell office:value-type="float" office:value="0" table:formula="of:=IF(AND(COM.MICROSOFT.FLOOR(COM.MICROSOFT.SINGLE($$AP) * ([.G10] +COM.MICROSOFT.SINGLE( $$MI) +COM.MICROSOFT.SINGLE( $$AB));1) &gt;= COM.MICROSOFT.FLOOR([.$P$7] /COM.MICROSOFT.SINGLE( $$SnapAmount);1); COM.MICROSOFT.FLOOR(COM.MICROSOFT.SINGLE($$AP) * ([.G9] +COM.MICROSOFT.SINGLE( $$MI) +COM.MICROSOFT.SINGLE( $$AB));1) &lt; COM.MICROSOFT.FLOOR([.$P$7] /COM.MICROSOFT.SINGLE( $$SnapAmount);1)); 1; 0)" table:style-name="ce96">
            <text:p>0</text:p>
          </table:table-cell>
          <table:table-cell office:value-type="float" office:value="0" table:formula="of:=IF(AND(COM.MICROSOFT.FLOOR(COM.MICROSOFT.SINGLE($$AP) * ([.K10] +COM.MICROSOFT.SINGLE( $$MI) +COM.MICROSOFT.SINGLE( $$AB));1) &gt;= [.$P$7] - 1; COM.MICROSOFT.FLOOR(COM.MICROSOFT.SINGLE($$AP) * ([.K9] +COM.MICROSOFT.SINGLE( $$MI) +COM.MICROSOFT.SINGLE( $$AB));1) &lt; [.$P$7] - 1); 1; 0)" table:style-name="ce96">
            <text:p>0</text:p>
          </table:table-cell>
          <table:table-cell office:value-type="float" office:value="7" table:formula="of:=[.F9]+1" table:style-name="ce27">
            <text:p>7</text:p>
          </table:table-cell>
          <table:table-cell office:value-type="float" office:value="8" table:style-name="ce27">
            <text:p>8</text:p>
          </table:table-cell>
          <table:table-cell office:value-type="float" office:value="12" table:style-name="ce27">
            <text:p>12</text:p>
          </table:table-cell>
          <table:table-cell office:value-type="float" office:value="7" table:style-name="ce27">
            <text:p>7</text:p>
          </table:table-cell>
          <table:table-cell office:value-type="float" office:value="14" table:style-name="ce27">
            <text:p>14</text:p>
          </table:table-cell>
          <table:table-cell office:value-type="float" office:value="12" table:style-name="ce27">
            <text:p>12</text:p>
          </table:table-cell>
          <table:table-cell office:value-type="percentage" office:value="0.107" table:style-name="ce106">
            <text:p>10,70%</text:p>
          </table:table-cell>
          <table:table-cell office:value-type="float" office:value="12" table:style-name="ce107">
            <text:p>12</text:p>
          </table:table-cell>
          <table:table-cell table:style-name="ce27"/>
          <table:table-cell office:value-type="string" table:style-name="ce113">
            <text:p>Angelic Guardian set</text:p>
          </table:table-cell>
          <table:table-cell office:value-type="string" table:content-validation-name="val13" table:style-name="ce114">
            <text:p>Yes</text:p>
          </table:table-cell>
          <table:table-cell office:value-type="string" table:style-name="ce77">
            <text:p>If you have the Angelic Guardian mythic set or not.</text:p>
          </table:table-cell>
          <table:table-cell table:style-name="ce77"/>
          <table:table-cell table:number-columns-repeated="16366"/>
        </table:table-row>
        <table:table-row table:style-name="ro1">
          <table:table-cell office:value-type="float" office:value="5" table:style-name="ce104">
            <text:p>5</text:p>
          </table:table-cell>
          <table:table-cell office:value-type="float" office:value="0" table:formula="of:=IF(AND(COM.MICROSOFT.FLOOR((COM.MICROSOFT.SINGLE($$MI)+COM.MICROSOFT.SINGLE($$AB)+[.G11])*COM.MICROSOFT.SINGLE($$AP);1)+4+COM.MICROSOFT.SINGLE($$AG)+[.P$42]*3&gt;=[.P$7]/[.P$46];COM.MICROSOFT.FLOOR((COM.MICROSOFT.SINGLE($$MI)+COM.MICROSOFT.SINGLE($$AB)+[.G10])*COM.MICROSOFT.SINGLE($$AP);1)+4+COM.MICROSOFT.SINGLE($$AG)+[.P$42]*3&lt;[.P$7]/[.P$46]);1;0)" table:style-name="ce96">
            <text:p>0</text:p>
          </table:table-cell>
          <table:table-cell office:value-type="float" office:value="0" table:formula="of:=IF(AND(COM.MICROSOFT.FLOOR((COM.MICROSOFT.SINGLE($$MI) +COM.MICROSOFT.SINGLE( $$AB) + [.G11]) *COM.MICROSOFT.SINGLE( $$AP);1) + 4 +COM.MICROSOFT.SINGLE( $$AG) &gt;= COM.MICROSOFT.FLOOR([.$P$7] /COM.MICROSOFT.SINGLE( $$SnapAmount);1) / [.$P$17]; COM.MICROSOFT.FLOOR((COM.MICROSOFT.SINGLE($$MI) +COM.MICROSOFT.SINGLE( $$AB) + [.G10]) *COM.MICROSOFT.SINGLE( $$AP);1) + 4 +COM.MICROSOFT.SINGLE( $$AG) &lt; COM.MICROSOFT.FLOOR([.$P$7] /COM.MICROSOFT.SINGLE( $$SnapAmount);1) / [.$P$17]); 1; 0)" table:style-name="ce96">
            <text:p>0</text:p>
          </table:table-cell>
          <table:table-cell office:value-type="float" office:value="0" table:formula="of:=IF(AND(COM.MICROSOFT.FLOOR(COM.MICROSOFT.SINGLE($$AP) * ([.G11] +COM.MICROSOFT.SINGLE( $$MI) +COM.MICROSOFT.SINGLE( $$AB));1) &gt;= COM.MICROSOFT.FLOOR([.$P$7] /COM.MICROSOFT.SINGLE( $$SnapAmount);1); COM.MICROSOFT.FLOOR(COM.MICROSOFT.SINGLE($$AP) * ([.G10] +COM.MICROSOFT.SINGLE( $$MI) +COM.MICROSOFT.SINGLE( $$AB));1) &lt; COM.MICROSOFT.FLOOR([.$P$7] /COM.MICROSOFT.SINGLE( $$SnapAmount);1)); 1; 0)" table:style-name="ce96">
            <text:p>0</text:p>
          </table:table-cell>
          <table:table-cell office:value-type="float" office:value="0" table:formula="of:=IF(AND(COM.MICROSOFT.FLOOR(COM.MICROSOFT.SINGLE($$AP) * ([.K11] +COM.MICROSOFT.SINGLE( $$MI) +COM.MICROSOFT.SINGLE( $$AB));1) &gt;= [.$P$7] - 1; COM.MICROSOFT.FLOOR(COM.MICROSOFT.SINGLE($$AP) * ([.K10] +COM.MICROSOFT.SINGLE( $$MI) +COM.MICROSOFT.SINGLE( $$AB));1) &lt; [.$P$7] - 1); 1; 0)" table:style-name="ce96">
            <text:p>0</text:p>
          </table:table-cell>
          <table:table-cell office:value-type="float" office:value="8" table:formula="of:=[.F10]+1" table:style-name="ce27">
            <text:p>8</text:p>
          </table:table-cell>
          <table:table-cell office:value-type="float" office:value="10" table:style-name="ce27">
            <text:p>10</text:p>
          </table:table-cell>
          <table:table-cell office:value-type="float" office:value="14" table:style-name="ce27">
            <text:p>14</text:p>
          </table:table-cell>
          <table:table-cell office:value-type="float" office:value="8" table:style-name="ce27">
            <text:p>8</text:p>
          </table:table-cell>
          <table:table-cell office:value-type="float" office:value="16" table:style-name="ce27">
            <text:p>16</text:p>
          </table:table-cell>
          <table:table-cell office:value-type="float" office:value="15" table:style-name="ce27">
            <text:p>15</text:p>
          </table:table-cell>
          <table:table-cell office:value-type="percentage" office:value="0.151" table:style-name="ce106">
            <text:p>15,10%</text:p>
          </table:table-cell>
          <table:table-cell office:value-type="float" office:value="14" table:style-name="ce107">
            <text:p>14</text:p>
          </table:table-cell>
          <table:table-cell table:style-name="ce27"/>
          <table:table-cell office:value-type="string" table:style-name="ce113">
            <text:p>Anniversary Platinum set</text:p>
          </table:table-cell>
          <table:table-cell office:value-type="string" table:content-validation-name="val13" table:style-name="ce114">
            <text:p>Yes</text:p>
          </table:table-cell>
          <table:table-cell office:value-type="string" table:style-name="ce77">
            <text:p>If you have the Anniversary Platinum legendary set or not.</text:p>
          </table:table-cell>
          <table:table-cell table:style-name="ce77"/>
          <table:table-cell table:number-columns-repeated="16366"/>
        </table:table-row>
        <table:table-row table:style-name="ro1">
          <table:table-cell office:value-type="float" office:value="5" table:style-name="ce104">
            <text:p>5</text:p>
          </table:table-cell>
          <table:table-cell office:value-type="float" office:value="0" table:formula="of:=IF(AND(COM.MICROSOFT.FLOOR((COM.MICROSOFT.SINGLE($$MI)+COM.MICROSOFT.SINGLE($$AB)+[.G12])*COM.MICROSOFT.SINGLE($$AP);1)+4+COM.MICROSOFT.SINGLE($$AG)+[.P$42]*3&gt;=[.P$7]/[.P$46];COM.MICROSOFT.FLOOR((COM.MICROSOFT.SINGLE($$MI)+COM.MICROSOFT.SINGLE($$AB)+[.G11])*COM.MICROSOFT.SINGLE($$AP);1)+4+COM.MICROSOFT.SINGLE($$AG)+[.P$42]*3&lt;[.P$7]/[.P$46]);1;0)" table:style-name="ce96">
            <text:p>0</text:p>
          </table:table-cell>
          <table:table-cell office:value-type="float" office:value="0" table:formula="of:=IF(AND(COM.MICROSOFT.FLOOR((COM.MICROSOFT.SINGLE($$MI) +COM.MICROSOFT.SINGLE( $$AB) + [.G12]) *COM.MICROSOFT.SINGLE( $$AP);1) + 4 +COM.MICROSOFT.SINGLE( $$AG) &gt;= COM.MICROSOFT.FLOOR([.$P$7] /COM.MICROSOFT.SINGLE( $$SnapAmount);1) / [.$P$17]; COM.MICROSOFT.FLOOR((COM.MICROSOFT.SINGLE($$MI) +COM.MICROSOFT.SINGLE( $$AB) + [.G11]) *COM.MICROSOFT.SINGLE( $$AP);1) + 4 +COM.MICROSOFT.SINGLE( $$AG) &lt; COM.MICROSOFT.FLOOR([.$P$7] /COM.MICROSOFT.SINGLE( $$SnapAmount);1) / [.$P$17]); 1; 0)" table:style-name="ce96">
            <text:p>0</text:p>
          </table:table-cell>
          <table:table-cell office:value-type="float" office:value="0" table:formula="of:=IF(AND(COM.MICROSOFT.FLOOR(COM.MICROSOFT.SINGLE($$AP) * ([.G12] +COM.MICROSOFT.SINGLE( $$MI) +COM.MICROSOFT.SINGLE( $$AB));1) &gt;= COM.MICROSOFT.FLOOR([.$P$7] /COM.MICROSOFT.SINGLE( $$SnapAmount);1); COM.MICROSOFT.FLOOR(COM.MICROSOFT.SINGLE($$AP) * ([.G11] +COM.MICROSOFT.SINGLE( $$MI) +COM.MICROSOFT.SINGLE( $$AB));1) &lt; COM.MICROSOFT.FLOOR([.$P$7] /COM.MICROSOFT.SINGLE( $$SnapAmount);1)); 1; 0)" table:style-name="ce96">
            <text:p>0</text:p>
          </table:table-cell>
          <table:table-cell office:value-type="float" office:value="0" table:formula="of:=IF(AND(COM.MICROSOFT.FLOOR(COM.MICROSOFT.SINGLE($$AP) * ([.K12] +COM.MICROSOFT.SINGLE( $$MI) +COM.MICROSOFT.SINGLE( $$AB));1) &gt;= [.$P$7] - 1; COM.MICROSOFT.FLOOR(COM.MICROSOFT.SINGLE($$AP) * ([.K11] +COM.MICROSOFT.SINGLE( $$MI) +COM.MICROSOFT.SINGLE( $$AB));1) &lt; [.$P$7] - 1); 1; 0)" table:style-name="ce96">
            <text:p>0</text:p>
          </table:table-cell>
          <table:table-cell office:value-type="float" office:value="9" table:formula="of:=[.F11]+1" table:style-name="ce27">
            <text:p>9</text:p>
          </table:table-cell>
          <table:table-cell office:value-type="float" office:value="12" table:style-name="ce27">
            <text:p>12</text:p>
          </table:table-cell>
          <table:table-cell office:value-type="float" office:value="16" table:style-name="ce101">
            <text:p>16</text:p>
          </table:table-cell>
          <table:table-cell office:value-type="float" office:value="9" table:style-name="ce27">
            <text:p>9</text:p>
          </table:table-cell>
          <table:table-cell office:value-type="float" office:value="18" table:style-name="ce27">
            <text:p>18</text:p>
          </table:table-cell>
          <table:table-cell office:value-type="float" office:value="17" table:style-name="ce27">
            <text:p>17</text:p>
          </table:table-cell>
          <table:table-cell office:value-type="percentage" office:value="0.21299999999999999" table:style-name="ce106">
            <text:p>21,30%</text:p>
          </table:table-cell>
          <table:table-cell office:value-type="float" office:value="16" table:style-name="ce107">
            <text:p>16</text:p>
          </table:table-cell>
          <table:table-cell table:style-name="ce27"/>
          <table:table-cell office:value-type="string" table:style-name="ce113">
            <text:p>Thundering Deity set</text:p>
          </table:table-cell>
          <table:table-cell office:value-type="string" table:content-validation-name="val13" table:style-name="ce114">
            <text:p>No</text:p>
          </table:table-cell>
          <table:table-cell office:value-type="string" table:style-name="ce77">
            <text:p>If you have the Thundering Deity legendary set or not.</text:p>
          </table:table-cell>
          <table:table-cell table:style-name="ce77"/>
          <table:table-cell table:number-columns-repeated="16366"/>
        </table:table-row>
        <table:table-row table:style-name="ro1">
          <table:table-cell office:value-type="float" office:value="6" table:style-name="ce104">
            <text:p>6</text:p>
          </table:table-cell>
          <table:table-cell office:value-type="float" office:value="0" table:formula="of:=IF(AND(COM.MICROSOFT.FLOOR((COM.MICROSOFT.SINGLE($$MI)+COM.MICROSOFT.SINGLE($$AB)+[.G13])*COM.MICROSOFT.SINGLE($$AP);1)+4+COM.MICROSOFT.SINGLE($$AG)+[.P$42]*3&gt;=[.P$7]/[.P$46];COM.MICROSOFT.FLOOR((COM.MICROSOFT.SINGLE($$MI)+COM.MICROSOFT.SINGLE($$AB)+[.G12])*COM.MICROSOFT.SINGLE($$AP);1)+4+COM.MICROSOFT.SINGLE($$AG)+[.P$42]*3&lt;[.P$7]/[.P$46]);1;0)" table:style-name="ce96">
            <text:p>0</text:p>
          </table:table-cell>
          <table:table-cell office:value-type="float" office:value="0" table:formula="of:=IF(AND(COM.MICROSOFT.FLOOR((COM.MICROSOFT.SINGLE($$MI) +COM.MICROSOFT.SINGLE( $$AB) + [.G13]) *COM.MICROSOFT.SINGLE( $$AP);1) + 4 +COM.MICROSOFT.SINGLE( $$AG) &gt;= COM.MICROSOFT.FLOOR([.$P$7] /COM.MICROSOFT.SINGLE( $$SnapAmount);1) / [.$P$17]; COM.MICROSOFT.FLOOR((COM.MICROSOFT.SINGLE($$MI) +COM.MICROSOFT.SINGLE( $$AB) + [.G12]) *COM.MICROSOFT.SINGLE( $$AP);1) + 4 +COM.MICROSOFT.SINGLE( $$AG) &lt; COM.MICROSOFT.FLOOR([.$P$7] /COM.MICROSOFT.SINGLE( $$SnapAmount);1) / [.$P$17]); 1; 0)" table:style-name="ce96">
            <text:p>0</text:p>
          </table:table-cell>
          <table:table-cell office:value-type="float" office:value="0" table:formula="of:=IF(AND(COM.MICROSOFT.FLOOR(COM.MICROSOFT.SINGLE($$AP) * ([.G13] +COM.MICROSOFT.SINGLE( $$MI) +COM.MICROSOFT.SINGLE( $$AB));1) &gt;= COM.MICROSOFT.FLOOR([.$P$7] /COM.MICROSOFT.SINGLE( $$SnapAmount);1); COM.MICROSOFT.FLOOR(COM.MICROSOFT.SINGLE($$AP) * ([.G12] +COM.MICROSOFT.SINGLE( $$MI) +COM.MICROSOFT.SINGLE( $$AB));1) &lt; COM.MICROSOFT.FLOOR([.$P$7] /COM.MICROSOFT.SINGLE( $$SnapAmount);1)); 1; 0)" table:style-name="ce96">
            <text:p>0</text:p>
          </table:table-cell>
          <table:table-cell office:value-type="float" office:value="0" table:formula="of:=IF(AND(COM.MICROSOFT.FLOOR(COM.MICROSOFT.SINGLE($$AP) * ([.K13] +COM.MICROSOFT.SINGLE( $$MI) +COM.MICROSOFT.SINGLE( $$AB));1) &gt;= [.$P$7] - 1; COM.MICROSOFT.FLOOR(COM.MICROSOFT.SINGLE($$AP) * ([.K12] +COM.MICROSOFT.SINGLE( $$MI) +COM.MICROSOFT.SINGLE( $$AB));1) &lt; [.$P$7] - 1); 1; 0)" table:style-name="ce96">
            <text:p>0</text:p>
          </table:table-cell>
          <table:table-cell office:value-type="float" office:value="10" table:formula="of:=[.F12]+1" table:style-name="ce27">
            <text:p>10</text:p>
          </table:table-cell>
          <table:table-cell office:value-type="float" office:value="14" table:style-name="ce27">
            <text:p>14</text:p>
          </table:table-cell>
          <table:table-cell office:value-type="float" office:value="18" table:style-name="ce101">
            <text:p>18</text:p>
          </table:table-cell>
          <table:table-cell office:value-type="float" office:value="10" table:style-name="ce27">
            <text:p>10</text:p>
          </table:table-cell>
          <table:table-cell office:value-type="float" office:value="20" table:style-name="ce27">
            <text:p>20</text:p>
          </table:table-cell>
          <table:table-cell office:value-type="float" office:value="20" table:style-name="ce101">
            <text:p>20</text:p>
          </table:table-cell>
          <table:table-cell office:value-type="percentage" office:value="0.3" table:style-name="ce106">
            <text:p>30,00%</text:p>
          </table:table-cell>
          <table:table-cell office:value-type="float" office:value="20" table:style-name="ce107">
            <text:p>20</text:p>
          </table:table-cell>
          <table:table-cell table:style-name="ce27"/>
          <table:table-cell office:value-type="string" table:style-name="ce115">
            <text:p>Minimal HS level</text:p>
          </table:table-cell>
          <table:table-cell office:value-type="float" office:value="22" table:formula="of:=IFERROR(VLOOKUP(1;[.E3:.F48];2;0);&quot;Whale more SP&quot;)" table:style-name="ce116">
            <text:p>22</text:p>
          </table:table-cell>
          <table:table-cell office:value-type="string" table:number-columns-spanned="1" table:number-rows-spanned="4" table:style-name="ce704">
            <text:p>Gives you the minimal HS level you need to be able to max splash at farmstage. If you can't afford that, you can see how many stages you'll splash with some HS and AR level. Make sure AR's splash bonus is even when going for Durendal pushing.</text:p>
          </table:table-cell>
          <table:table-cell table:style-name="ce77"/>
          <table:table-cell table:number-columns-repeated="16366"/>
        </table:table-row>
        <table:table-row table:style-name="ro1">
          <table:table-cell office:value-type="float" office:value="7" table:style-name="ce104">
            <text:p>7</text:p>
          </table:table-cell>
          <table:table-cell office:value-type="float" office:value="0" table:formula="of:=IF(AND(COM.MICROSOFT.FLOOR((COM.MICROSOFT.SINGLE($$MI)+COM.MICROSOFT.SINGLE($$AB)+[.G14])*COM.MICROSOFT.SINGLE($$AP);1)+4+COM.MICROSOFT.SINGLE($$AG)+[.P$42]*3&gt;=[.P$7]/[.P$46];COM.MICROSOFT.FLOOR((COM.MICROSOFT.SINGLE($$MI)+COM.MICROSOFT.SINGLE($$AB)+[.G13])*COM.MICROSOFT.SINGLE($$AP);1)+4+COM.MICROSOFT.SINGLE($$AG)+[.P$42]*3&lt;[.P$7]/[.P$46]);1;0)" table:style-name="ce96">
            <text:p>0</text:p>
          </table:table-cell>
          <table:table-cell office:value-type="float" office:value="0" table:formula="of:=IF(AND(COM.MICROSOFT.FLOOR((COM.MICROSOFT.SINGLE($$MI) +COM.MICROSOFT.SINGLE( $$AB) + [.G14]) *COM.MICROSOFT.SINGLE( $$AP);1) + 4 +COM.MICROSOFT.SINGLE( $$AG) &gt;= COM.MICROSOFT.FLOOR([.$P$7] /COM.MICROSOFT.SINGLE( $$SnapAmount);1) / [.$P$17]; COM.MICROSOFT.FLOOR((COM.MICROSOFT.SINGLE($$MI) +COM.MICROSOFT.SINGLE( $$AB) + [.G13]) *COM.MICROSOFT.SINGLE( $$AP);1) + 4 +COM.MICROSOFT.SINGLE( $$AG) &lt; COM.MICROSOFT.FLOOR([.$P$7] /COM.MICROSOFT.SINGLE( $$SnapAmount);1) / [.$P$17]); 1; 0)" table:style-name="ce96">
            <text:p>0</text:p>
          </table:table-cell>
          <table:table-cell office:value-type="float" office:value="0" table:formula="of:=IF(AND(COM.MICROSOFT.FLOOR(COM.MICROSOFT.SINGLE($$AP) * ([.G14] +COM.MICROSOFT.SINGLE( $$MI) +COM.MICROSOFT.SINGLE( $$AB));1) &gt;= COM.MICROSOFT.FLOOR([.$P$7] /COM.MICROSOFT.SINGLE( $$SnapAmount);1); COM.MICROSOFT.FLOOR(COM.MICROSOFT.SINGLE($$AP) * ([.G13] +COM.MICROSOFT.SINGLE( $$MI) +COM.MICROSOFT.SINGLE( $$AB));1) &lt; COM.MICROSOFT.FLOOR([.$P$7] /COM.MICROSOFT.SINGLE( $$SnapAmount);1)); 1; 0)" table:style-name="ce96">
            <text:p>0</text:p>
          </table:table-cell>
          <table:table-cell office:value-type="float" office:value="0" table:formula="of:=IF(AND(COM.MICROSOFT.FLOOR(COM.MICROSOFT.SINGLE($$AP) * ([.K14] +COM.MICROSOFT.SINGLE( $$MI) +COM.MICROSOFT.SINGLE( $$AB));1) &gt;= [.$P$7] - 1; COM.MICROSOFT.FLOOR(COM.MICROSOFT.SINGLE($$AP) * ([.K13] +COM.MICROSOFT.SINGLE( $$MI) +COM.MICROSOFT.SINGLE( $$AB));1) &lt; [.$P$7] - 1); 1; 0)" table:style-name="ce96">
            <text:p>0</text:p>
          </table:table-cell>
          <table:table-cell office:value-type="float" office:value="11" table:formula="of:=[.F13]+1" table:style-name="ce27">
            <text:p>11</text:p>
          </table:table-cell>
          <table:table-cell office:value-type="float" office:value="16" table:style-name="ce27">
            <text:p>16</text:p>
          </table:table-cell>
          <table:table-cell office:value-type="float" office:value="20" table:style-name="ce27">
            <text:p>20</text:p>
          </table:table-cell>
          <table:table-cell office:value-type="float" office:value="11" table:style-name="ce27">
            <text:p>11</text:p>
          </table:table-cell>
          <table:table-cell office:value-type="float" office:value="22" table:style-name="ce27">
            <text:p>22</text:p>
          </table:table-cell>
          <table:table-cell office:value-type="float" office:value="23" table:style-name="ce101">
            <text:p>23</text:p>
          </table:table-cell>
          <table:table-cell office:value-type="string" table:style-name="ce107">
            <text:p>-</text:p>
          </table:table-cell>
          <table:table-cell office:value-type="string" table:style-name="ce107">
            <text:p>-</text:p>
          </table:table-cell>
          <table:table-cell table:style-name="ce27"/>
          <table:table-cell office:value-type="string" table:style-name="ce117">
            <text:p>HS level</text:p>
          </table:table-cell>
          <table:table-cell office:value-type="float" office:value="23" table:style-name="ce118">
            <text:p>23</text:p>
          </table:table-cell>
          <table:covered-table-cell/>
          <table:table-cell table:style-name="ce77"/>
          <table:table-cell table:number-columns-repeated="16366"/>
        </table:table-row>
        <table:table-row table:style-name="ro1">
          <table:table-cell office:value-type="float" office:value="8" table:style-name="ce104">
            <text:p>8</text:p>
          </table:table-cell>
          <table:table-cell office:value-type="float" office:value="0" table:formula="of:=IF(AND(COM.MICROSOFT.FLOOR((COM.MICROSOFT.SINGLE($$MI)+COM.MICROSOFT.SINGLE($$AB)+[.G15])*COM.MICROSOFT.SINGLE($$AP);1)+4+COM.MICROSOFT.SINGLE($$AG)+[.P$42]*3&gt;=[.P$7]/[.P$46];COM.MICROSOFT.FLOOR((COM.MICROSOFT.SINGLE($$MI)+COM.MICROSOFT.SINGLE($$AB)+[.G14])*COM.MICROSOFT.SINGLE($$AP);1)+4+COM.MICROSOFT.SINGLE($$AG)+[.P$42]*3&lt;[.P$7]/[.P$46]);1;0)" table:style-name="ce96">
            <text:p>0</text:p>
          </table:table-cell>
          <table:table-cell office:value-type="float" office:value="0" table:formula="of:=IF(AND(COM.MICROSOFT.FLOOR((COM.MICROSOFT.SINGLE($$MI) +COM.MICROSOFT.SINGLE( $$AB) + [.G15]) *COM.MICROSOFT.SINGLE( $$AP);1) + 4 +COM.MICROSOFT.SINGLE( $$AG) &gt;= COM.MICROSOFT.FLOOR([.$P$7] /COM.MICROSOFT.SINGLE( $$SnapAmount);1) / [.$P$17]; COM.MICROSOFT.FLOOR((COM.MICROSOFT.SINGLE($$MI) +COM.MICROSOFT.SINGLE( $$AB) + [.G14]) *COM.MICROSOFT.SINGLE( $$AP);1) + 4 +COM.MICROSOFT.SINGLE( $$AG) &lt; COM.MICROSOFT.FLOOR([.$P$7] /COM.MICROSOFT.SINGLE( $$SnapAmount);1) / [.$P$17]); 1; 0)" table:style-name="ce96">
            <text:p>0</text:p>
          </table:table-cell>
          <table:table-cell office:value-type="float" office:value="0" table:formula="of:=IF(AND(COM.MICROSOFT.FLOOR(COM.MICROSOFT.SINGLE($$AP) * ([.G15] +COM.MICROSOFT.SINGLE( $$MI) +COM.MICROSOFT.SINGLE( $$AB));1) &gt;= COM.MICROSOFT.FLOOR([.$P$7] /COM.MICROSOFT.SINGLE( $$SnapAmount);1); COM.MICROSOFT.FLOOR(COM.MICROSOFT.SINGLE($$AP) * ([.G14] +COM.MICROSOFT.SINGLE( $$MI) +COM.MICROSOFT.SINGLE( $$AB));1) &lt; COM.MICROSOFT.FLOOR([.$P$7] /COM.MICROSOFT.SINGLE( $$SnapAmount);1)); 1; 0)" table:style-name="ce96">
            <text:p>0</text:p>
          </table:table-cell>
          <table:table-cell office:value-type="float" office:value="0" table:formula="of:=IF(AND(COM.MICROSOFT.FLOOR(COM.MICROSOFT.SINGLE($$AP) * ([.K15] +COM.MICROSOFT.SINGLE( $$MI) +COM.MICROSOFT.SINGLE( $$AB));1) &gt;= [.$P$7] - 1; COM.MICROSOFT.FLOOR(COM.MICROSOFT.SINGLE($$AP) * ([.K14] +COM.MICROSOFT.SINGLE( $$MI) +COM.MICROSOFT.SINGLE( $$AB));1) &lt; [.$P$7] - 1); 1; 0)" table:style-name="ce96">
            <text:p>0</text:p>
          </table:table-cell>
          <table:table-cell office:value-type="float" office:value="12" table:formula="of:=[.F14]+1" table:style-name="ce27">
            <text:p>12</text:p>
          </table:table-cell>
          <table:table-cell office:value-type="float" office:value="18" table:style-name="ce27">
            <text:p>18</text:p>
          </table:table-cell>
          <table:table-cell office:value-type="float" office:value="22" table:style-name="ce27">
            <text:p>22</text:p>
          </table:table-cell>
          <table:table-cell office:value-type="float" office:value="12" table:style-name="ce27">
            <text:p>12</text:p>
          </table:table-cell>
          <table:table-cell office:value-type="float" office:value="24" table:style-name="ce27">
            <text:p>24</text:p>
          </table:table-cell>
          <table:table-cell office:value-type="float" office:value="26" table:style-name="ce27">
            <text:p>26</text:p>
          </table:table-cell>
          <table:table-cell office:value-type="string" table:style-name="ce107">
            <text:p>-</text:p>
          </table:table-cell>
          <table:table-cell office:value-type="string" table:style-name="ce107">
            <text:p>-</text:p>
          </table:table-cell>
          <table:table-cell table:style-name="ce27"/>
          <table:table-cell office:value-type="string" table:style-name="ce117">
            <text:p>AR level</text:p>
          </table:table-cell>
          <table:table-cell office:value-type="float" office:value="25" table:style-name="ce118">
            <text:p>25</text:p>
          </table:table-cell>
          <table:covered-table-cell/>
          <table:table-cell table:style-name="ce77"/>
          <table:table-cell table:number-columns-repeated="16366"/>
        </table:table-row>
        <table:table-row table:style-name="ro1">
          <table:table-cell office:value-type="float" office:value="9" table:style-name="ce104">
            <text:p>9</text:p>
          </table:table-cell>
          <table:table-cell office:value-type="float" office:value="0" table:formula="of:=IF(AND(COM.MICROSOFT.FLOOR((COM.MICROSOFT.SINGLE($$MI)+COM.MICROSOFT.SINGLE($$AB)+[.G16])*COM.MICROSOFT.SINGLE($$AP);1)+4+COM.MICROSOFT.SINGLE($$AG)+[.P$42]*3&gt;=[.P$7]/[.P$46];COM.MICROSOFT.FLOOR((COM.MICROSOFT.SINGLE($$MI)+COM.MICROSOFT.SINGLE($$AB)+[.G15])*COM.MICROSOFT.SINGLE($$AP);1)+4+COM.MICROSOFT.SINGLE($$AG)+[.P$42]*3&lt;[.P$7]/[.P$46]);1;0)" table:style-name="ce96">
            <text:p>0</text:p>
          </table:table-cell>
          <table:table-cell office:value-type="float" office:value="0" table:formula="of:=IF(AND(COM.MICROSOFT.FLOOR((COM.MICROSOFT.SINGLE($$MI) +COM.MICROSOFT.SINGLE( $$AB) + [.G16]) *COM.MICROSOFT.SINGLE( $$AP);1) + 4 +COM.MICROSOFT.SINGLE( $$AG) &gt;= COM.MICROSOFT.FLOOR([.$P$7] /COM.MICROSOFT.SINGLE( $$SnapAmount);1) / [.$P$17]; COM.MICROSOFT.FLOOR((COM.MICROSOFT.SINGLE($$MI) +COM.MICROSOFT.SINGLE( $$AB) + [.G15]) *COM.MICROSOFT.SINGLE( $$AP);1) + 4 +COM.MICROSOFT.SINGLE( $$AG) &lt; COM.MICROSOFT.FLOOR([.$P$7] /COM.MICROSOFT.SINGLE( $$SnapAmount);1) / [.$P$17]); 1; 0)" table:style-name="ce96">
            <text:p>0</text:p>
          </table:table-cell>
          <table:table-cell office:value-type="float" office:value="0" table:formula="of:=IF(AND(COM.MICROSOFT.FLOOR(COM.MICROSOFT.SINGLE($$AP) * ([.G16] +COM.MICROSOFT.SINGLE( $$MI) +COM.MICROSOFT.SINGLE( $$AB));1) &gt;= COM.MICROSOFT.FLOOR([.$P$7] /COM.MICROSOFT.SINGLE( $$SnapAmount);1); COM.MICROSOFT.FLOOR(COM.MICROSOFT.SINGLE($$AP) * ([.G15] +COM.MICROSOFT.SINGLE( $$MI) +COM.MICROSOFT.SINGLE( $$AB));1) &lt; COM.MICROSOFT.FLOOR([.$P$7] /COM.MICROSOFT.SINGLE( $$SnapAmount);1)); 1; 0)" table:style-name="ce96">
            <text:p>0</text:p>
          </table:table-cell>
          <table:table-cell office:value-type="float" office:value="0" table:formula="of:=IF(AND(COM.MICROSOFT.FLOOR(COM.MICROSOFT.SINGLE($$AP) * ([.K16] +COM.MICROSOFT.SINGLE( $$MI) +COM.MICROSOFT.SINGLE( $$AB));1) &gt;= [.$P$7] - 1; COM.MICROSOFT.FLOOR(COM.MICROSOFT.SINGLE($$AP) * ([.K15] +COM.MICROSOFT.SINGLE( $$MI) +COM.MICROSOFT.SINGLE( $$AB));1) &lt; [.$P$7] - 1); 1; 0)" table:style-name="ce96">
            <text:p>0</text:p>
          </table:table-cell>
          <table:table-cell office:value-type="float" office:value="13" table:formula="of:=[.F15]+1" table:style-name="ce27">
            <text:p>13</text:p>
          </table:table-cell>
          <table:table-cell office:value-type="float" office:value="20" table:style-name="ce27">
            <text:p>20</text:p>
          </table:table-cell>
          <table:table-cell office:value-type="float" office:value="24" table:style-name="ce27">
            <text:p>24</text:p>
          </table:table-cell>
          <table:table-cell office:value-type="float" office:value="13" table:style-name="ce27">
            <text:p>13</text:p>
          </table:table-cell>
          <table:table-cell office:value-type="float" office:value="26" table:style-name="ce27">
            <text:p>26</text:p>
          </table:table-cell>
          <table:table-cell office:value-type="float" office:value="30" table:style-name="ce77">
            <text:p>30</text:p>
          </table:table-cell>
          <table:table-cell office:value-type="string" table:style-name="ce107">
            <text:p>-</text:p>
          </table:table-cell>
          <table:table-cell office:value-type="string" table:style-name="ce107">
            <text:p>-</text:p>
          </table:table-cell>
          <table:table-cell table:style-name="ce27"/>
          <table:table-cell office:value-type="string" table:style-name="ce119">
            <text:p>Stages skipped</text:p>
          </table:table-cell>
          <table:table-cell office:value-type="float" office:value="39" table:formula="of:=COM.MICROSOFT.FLOOR((VLOOKUP([.P15];[.F:.H];3;0)+COM.MICROSOFT.SINGLE($$AG)+10)/(MAX([.P7]-COM.MICROSOFT.SINGLE($$AP)*(VLOOKUP([.P14];[.F:.K];6;0)+COM.MICROSOFT.SINGLE($$MI)+COM.MICROSOFT.SINGLE($$AB))+1;2));1)" table:style-name="ce120">
            <text:p>39</text:p>
          </table:table-cell>
          <table:covered-table-cell/>
          <table:table-cell table:style-name="ce77"/>
          <table:table-cell table:number-columns-repeated="16366"/>
        </table:table-row>
        <table:table-row table:style-name="ro1">
          <table:table-cell office:value-type="float" office:value="11" table:style-name="ce104">
            <text:p>11</text:p>
          </table:table-cell>
          <table:table-cell office:value-type="float" office:value="0" table:formula="of:=IF(AND(COM.MICROSOFT.FLOOR((COM.MICROSOFT.SINGLE($$MI)+COM.MICROSOFT.SINGLE($$AB)+[.G17])*COM.MICROSOFT.SINGLE($$AP);1)+4+COM.MICROSOFT.SINGLE($$AG)+[.P$42]*3&gt;=[.P$7]/[.P$46];COM.MICROSOFT.FLOOR((COM.MICROSOFT.SINGLE($$MI)+COM.MICROSOFT.SINGLE($$AB)+[.G16])*COM.MICROSOFT.SINGLE($$AP);1)+4+COM.MICROSOFT.SINGLE($$AG)+[.P$42]*3&lt;[.P$7]/[.P$46]);1;0)" table:style-name="ce96">
            <text:p>0</text:p>
          </table:table-cell>
          <table:table-cell office:value-type="float" office:value="0" table:formula="of:=IF(AND(COM.MICROSOFT.FLOOR((COM.MICROSOFT.SINGLE($$MI) +COM.MICROSOFT.SINGLE( $$AB) + [.G17]) *COM.MICROSOFT.SINGLE( $$AP);1) + 4 +COM.MICROSOFT.SINGLE( $$AG) &gt;= COM.MICROSOFT.FLOOR([.$P$7] /COM.MICROSOFT.SINGLE( $$SnapAmount);1) / [.$P$17]; COM.MICROSOFT.FLOOR((COM.MICROSOFT.SINGLE($$MI) +COM.MICROSOFT.SINGLE( $$AB) + [.G16]) *COM.MICROSOFT.SINGLE( $$AP);1) + 4 +COM.MICROSOFT.SINGLE( $$AG) &lt; COM.MICROSOFT.FLOOR([.$P$7] /COM.MICROSOFT.SINGLE( $$SnapAmount);1) / [.$P$17]); 1; 0)" table:style-name="ce96">
            <text:p>0</text:p>
          </table:table-cell>
          <table:table-cell office:value-type="float" office:value="0" table:formula="of:=IF(AND(COM.MICROSOFT.FLOOR(COM.MICROSOFT.SINGLE($$AP) * ([.G17] +COM.MICROSOFT.SINGLE( $$MI) +COM.MICROSOFT.SINGLE( $$AB));1) &gt;= COM.MICROSOFT.FLOOR([.$P$7] /COM.MICROSOFT.SINGLE( $$SnapAmount);1); COM.MICROSOFT.FLOOR(COM.MICROSOFT.SINGLE($$AP) * ([.G16] +COM.MICROSOFT.SINGLE( $$MI) +COM.MICROSOFT.SINGLE( $$AB));1) &lt; COM.MICROSOFT.FLOOR([.$P$7] /COM.MICROSOFT.SINGLE( $$SnapAmount);1)); 1; 0)" table:style-name="ce96">
            <text:p>0</text:p>
          </table:table-cell>
          <table:table-cell office:value-type="float" office:value="0" table:formula="of:=IF(AND(COM.MICROSOFT.FLOOR(COM.MICROSOFT.SINGLE($$AP) * ([.K17] +COM.MICROSOFT.SINGLE( $$MI) +COM.MICROSOFT.SINGLE( $$AB));1) &gt;= [.$P$7] - 1; COM.MICROSOFT.FLOOR(COM.MICROSOFT.SINGLE($$AP) * ([.K16] +COM.MICROSOFT.SINGLE( $$MI) +COM.MICROSOFT.SINGLE( $$AB));1) &lt; [.$P$7] - 1); 1; 0)" table:style-name="ce96">
            <text:p>0</text:p>
          </table:table-cell>
          <table:table-cell office:value-type="float" office:value="14" table:formula="of:=[.F16]+1" table:style-name="ce27">
            <text:p>14</text:p>
          </table:table-cell>
          <table:table-cell office:value-type="float" office:value="23" table:style-name="ce27">
            <text:p>23</text:p>
          </table:table-cell>
          <table:table-cell office:value-type="float" office:value="27" table:style-name="ce27">
            <text:p>27</text:p>
          </table:table-cell>
          <table:table-cell office:value-type="float" office:value="14" table:style-name="ce27">
            <text:p>14</text:p>
          </table:table-cell>
          <table:table-cell office:value-type="float" office:value="28" table:style-name="ce27">
            <text:p>28</text:p>
          </table:table-cell>
          <table:table-cell office:value-type="float" office:value="33" table:style-name="ce77">
            <text:p>33</text:p>
          </table:table-cell>
          <table:table-cell office:value-type="string" table:style-name="ce107">
            <text:p>-</text:p>
          </table:table-cell>
          <table:table-cell office:value-type="string" table:style-name="ce107">
            <text:p>-</text:p>
          </table:table-cell>
          <table:table-cell table:style-name="ce27"/>
          <table:table-cell office:value-type="string" table:style-name="ce121">
            <text:p>SC attacks/stage</text:p>
          </table:table-cell>
          <table:table-cell office:value-type="float" office:value="2" table:style-name="ce122">
            <text:p>2</text:p>
          </table:table-cell>
          <table:table-cell office:value-type="string" table:number-columns-spanned="1" table:number-rows-spanned="4" table:style-name="ce704">
            <text:p>Gives you the optimal ED level based on how many attacks you want to spend on a single stage's titans (so this excludes the boss), or the optimal level to skip the entire stage at once with Snap active, if you have RN.</text:p>
          </table:table-cell>
          <table:table-cell table:style-name="ce77"/>
          <table:table-cell table:number-columns-repeated="16366"/>
        </table:table-row>
        <table:table-row table:style-name="ro1">
          <table:table-cell office:value-type="float" office:value="12" table:style-name="ce104">
            <text:p>12</text:p>
          </table:table-cell>
          <table:table-cell office:value-type="float" office:value="0" table:formula="of:=IF(AND(COM.MICROSOFT.FLOOR((COM.MICROSOFT.SINGLE($$MI)+COM.MICROSOFT.SINGLE($$AB)+[.G18])*COM.MICROSOFT.SINGLE($$AP);1)+4+COM.MICROSOFT.SINGLE($$AG)+[.P$42]*3&gt;=[.P$7]/[.P$46];COM.MICROSOFT.FLOOR((COM.MICROSOFT.SINGLE($$MI)+COM.MICROSOFT.SINGLE($$AB)+[.G17])*COM.MICROSOFT.SINGLE($$AP);1)+4+COM.MICROSOFT.SINGLE($$AG)+[.P$42]*3&lt;[.P$7]/[.P$46]);1;0)" table:style-name="ce96">
            <text:p>0</text:p>
          </table:table-cell>
          <table:table-cell office:value-type="float" office:value="0" table:formula="of:=IF(AND(COM.MICROSOFT.FLOOR((COM.MICROSOFT.SINGLE($$MI) +COM.MICROSOFT.SINGLE( $$AB) + [.G18]) *COM.MICROSOFT.SINGLE( $$AP);1) + 4 +COM.MICROSOFT.SINGLE( $$AG) &gt;= COM.MICROSOFT.FLOOR([.$P$7] /COM.MICROSOFT.SINGLE( $$SnapAmount);1) / [.$P$17]; COM.MICROSOFT.FLOOR((COM.MICROSOFT.SINGLE($$MI) +COM.MICROSOFT.SINGLE( $$AB) + [.G17]) *COM.MICROSOFT.SINGLE( $$AP);1) + 4 +COM.MICROSOFT.SINGLE( $$AG) &lt; COM.MICROSOFT.FLOOR([.$P$7] /COM.MICROSOFT.SINGLE( $$SnapAmount);1) / [.$P$17]); 1; 0)" table:style-name="ce96">
            <text:p>0</text:p>
          </table:table-cell>
          <table:table-cell office:value-type="float" office:value="0" table:formula="of:=IF(AND(COM.MICROSOFT.FLOOR(COM.MICROSOFT.SINGLE($$AP) * ([.G18] +COM.MICROSOFT.SINGLE( $$MI) +COM.MICROSOFT.SINGLE( $$AB));1) &gt;= COM.MICROSOFT.FLOOR([.$P$7] /COM.MICROSOFT.SINGLE( $$SnapAmount);1); COM.MICROSOFT.FLOOR(COM.MICROSOFT.SINGLE($$AP) * ([.G17] +COM.MICROSOFT.SINGLE( $$MI) +COM.MICROSOFT.SINGLE( $$AB));1) &lt; COM.MICROSOFT.FLOOR([.$P$7] /COM.MICROSOFT.SINGLE( $$SnapAmount);1)); 1; 0)" table:style-name="ce96">
            <text:p>0</text:p>
          </table:table-cell>
          <table:table-cell office:value-type="float" office:value="0" table:formula="of:=IF(AND(COM.MICROSOFT.FLOOR(COM.MICROSOFT.SINGLE($$AP) * ([.K18] +COM.MICROSOFT.SINGLE( $$MI) +COM.MICROSOFT.SINGLE( $$AB));1) &gt;= [.$P$7] - 1; COM.MICROSOFT.FLOOR(COM.MICROSOFT.SINGLE($$AP) * ([.K17] +COM.MICROSOFT.SINGLE( $$MI) +COM.MICROSOFT.SINGLE( $$AB));1) &lt; [.$P$7] - 1); 1; 0)" table:style-name="ce96">
            <text:p>0</text:p>
          </table:table-cell>
          <table:table-cell office:value-type="float" office:value="15" table:formula="of:=[.F17]+1" table:style-name="ce27">
            <text:p>15</text:p>
          </table:table-cell>
          <table:table-cell office:value-type="float" office:value="26" table:style-name="ce27">
            <text:p>26</text:p>
          </table:table-cell>
          <table:table-cell office:value-type="float" office:value="30" table:style-name="ce27">
            <text:p>30</text:p>
          </table:table-cell>
          <table:table-cell office:value-type="float" office:value="15" table:style-name="ce27">
            <text:p>15</text:p>
          </table:table-cell>
          <table:table-cell office:value-type="float" office:value="30" table:style-name="ce27">
            <text:p>30</text:p>
          </table:table-cell>
          <table:table-cell office:value-type="float" office:value="36" table:style-name="ce77">
            <text:p>36</text:p>
          </table:table-cell>
          <table:table-cell office:value-type="string" table:style-name="ce107">
            <text:p>-</text:p>
          </table:table-cell>
          <table:table-cell office:value-type="string" table:style-name="ce107">
            <text:p>-</text:p>
          </table:table-cell>
          <table:table-cell table:style-name="ce27"/>
          <table:table-cell office:value-type="string" table:style-name="ce123">
            <text:p>Snap?</text:p>
          </table:table-cell>
          <table:table-cell office:value-type="string" table:content-validation-name="val14" table:style-name="ce124">
            <text:p>Single Snap (recommended)</text:p>
          </table:table-cell>
          <table:covered-table-cell/>
          <table:table-cell table:style-name="ce77"/>
          <table:table-cell table:number-columns-repeated="16366"/>
        </table:table-row>
        <table:table-row table:style-name="ro1">
          <table:table-cell office:value-type="float" office:value="14" table:style-name="ce104">
            <text:p>14</text:p>
          </table:table-cell>
          <table:table-cell office:value-type="float" office:value="0" table:formula="of:=IF(AND(COM.MICROSOFT.FLOOR((COM.MICROSOFT.SINGLE($$MI)+COM.MICROSOFT.SINGLE($$AB)+[.G19])*COM.MICROSOFT.SINGLE($$AP);1)+4+COM.MICROSOFT.SINGLE($$AG)+[.P$42]*3&gt;=[.P$7]/[.P$46];COM.MICROSOFT.FLOOR((COM.MICROSOFT.SINGLE($$MI)+COM.MICROSOFT.SINGLE($$AB)+[.G18])*COM.MICROSOFT.SINGLE($$AP);1)+4+COM.MICROSOFT.SINGLE($$AG)+[.P$42]*3&lt;[.P$7]/[.P$46]);1;0)" table:style-name="ce96">
            <text:p>0</text:p>
          </table:table-cell>
          <table:table-cell office:value-type="float" office:value="0" table:formula="of:=IF(AND(COM.MICROSOFT.FLOOR((COM.MICROSOFT.SINGLE($$MI) +COM.MICROSOFT.SINGLE( $$AB) + [.G19]) *COM.MICROSOFT.SINGLE( $$AP);1) + 4 +COM.MICROSOFT.SINGLE( $$AG) &gt;= COM.MICROSOFT.FLOOR([.$P$7] /COM.MICROSOFT.SINGLE( $$SnapAmount);1) / [.$P$17]; COM.MICROSOFT.FLOOR((COM.MICROSOFT.SINGLE($$MI) +COM.MICROSOFT.SINGLE( $$AB) + [.G18]) *COM.MICROSOFT.SINGLE( $$AP);1) + 4 +COM.MICROSOFT.SINGLE( $$AG) &lt; COM.MICROSOFT.FLOOR([.$P$7] /COM.MICROSOFT.SINGLE( $$SnapAmount);1) / [.$P$17]); 1; 0)" table:style-name="ce96">
            <text:p>0</text:p>
          </table:table-cell>
          <table:table-cell office:value-type="float" office:value="0" table:formula="of:=IF(AND(COM.MICROSOFT.FLOOR(COM.MICROSOFT.SINGLE($$AP) * ([.G19] +COM.MICROSOFT.SINGLE( $$MI) +COM.MICROSOFT.SINGLE( $$AB));1) &gt;= COM.MICROSOFT.FLOOR([.$P$7] /COM.MICROSOFT.SINGLE( $$SnapAmount);1); COM.MICROSOFT.FLOOR(COM.MICROSOFT.SINGLE($$AP) * ([.G18] +COM.MICROSOFT.SINGLE( $$MI) +COM.MICROSOFT.SINGLE( $$AB));1) &lt; COM.MICROSOFT.FLOOR([.$P$7] /COM.MICROSOFT.SINGLE( $$SnapAmount);1)); 1; 0)" table:style-name="ce96">
            <text:p>0</text:p>
          </table:table-cell>
          <table:table-cell office:value-type="float" office:value="0" table:formula="of:=IF(AND(COM.MICROSOFT.FLOOR(COM.MICROSOFT.SINGLE($$AP) * ([.K19] +COM.MICROSOFT.SINGLE( $$MI) +COM.MICROSOFT.SINGLE( $$AB));1) &gt;= [.$P$7] - 1; COM.MICROSOFT.FLOOR(COM.MICROSOFT.SINGLE($$AP) * ([.K18] +COM.MICROSOFT.SINGLE( $$MI) +COM.MICROSOFT.SINGLE( $$AB));1) &lt; [.$P$7] - 1); 1; 0)" table:style-name="ce96">
            <text:p>0</text:p>
          </table:table-cell>
          <table:table-cell office:value-type="float" office:value="16" table:formula="of:=[.F18]+1" table:style-name="ce27">
            <text:p>16</text:p>
          </table:table-cell>
          <table:table-cell office:value-type="float" office:value="29" table:style-name="ce27">
            <text:p>29</text:p>
          </table:table-cell>
          <table:table-cell office:value-type="float" office:value="33" table:style-name="ce27">
            <text:p>33</text:p>
          </table:table-cell>
          <table:table-cell office:value-type="float" office:value="16" table:style-name="ce27">
            <text:p>16</text:p>
          </table:table-cell>
          <table:table-cell office:value-type="float" office:value="33" table:style-name="ce27">
            <text:p>33</text:p>
          </table:table-cell>
          <table:table-cell office:value-type="float" office:value="40" table:style-name="ce77">
            <text:p>40</text:p>
          </table:table-cell>
          <table:table-cell office:value-type="string" table:style-name="ce107">
            <text:p>-</text:p>
          </table:table-cell>
          <table:table-cell office:value-type="string" table:style-name="ce107">
            <text:p>-</text:p>
          </table:table-cell>
          <table:table-cell table:style-name="ce27"/>
          <table:table-cell office:value-type="string" table:style-name="ce125">
            <text:p>Optimal ED level</text:p>
          </table:table-cell>
          <table:table-cell office:value-type="string" office:string-value="Whale fewer SP" table:formula="of:=IFERROR(IF(COM.MICROSOFT.FLOOR((COM.MICROSOFT.SINGLE($$MI) +COM.MICROSOFT.SINGLE( $$AB)) *COM.MICROSOFT.SINGLE( $$AP) +COM.MICROSOFT.SINGLE( $$AG) + 4;1) &gt;= COM.MICROSOFT.FLOOR([.$P$7] /COM.MICROSOFT.SINGLE( $$SnapAmount);1) / [.$P$17]; &quot;Whale fewer SP&quot;; VLOOKUP(1; [.C3:.F48]; 4; 0)); &quot;Whale more SP&quot;)" table:style-name="ce126">
            <text:p>Whale fewer SP</text:p>
          </table:table-cell>
          <table:covered-table-cell/>
          <table:table-cell table:style-name="ce77"/>
          <table:table-cell table:number-columns-repeated="16366"/>
        </table:table-row>
        <table:table-row table:style-name="ro1">
          <table:table-cell office:value-type="float" office:value="16" table:style-name="ce104">
            <text:p>16</text:p>
          </table:table-cell>
          <table:table-cell office:value-type="float" office:value="0" table:formula="of:=IF(AND(COM.MICROSOFT.FLOOR((COM.MICROSOFT.SINGLE($$MI)+COM.MICROSOFT.SINGLE($$AB)+[.G20])*COM.MICROSOFT.SINGLE($$AP);1)+4+COM.MICROSOFT.SINGLE($$AG)+[.P$42]*3&gt;=[.P$7]/[.P$46];COM.MICROSOFT.FLOOR((COM.MICROSOFT.SINGLE($$MI)+COM.MICROSOFT.SINGLE($$AB)+[.G19])*COM.MICROSOFT.SINGLE($$AP);1)+4+COM.MICROSOFT.SINGLE($$AG)+[.P$42]*3&lt;[.P$7]/[.P$46]);1;0)" table:style-name="ce96">
            <text:p>0</text:p>
          </table:table-cell>
          <table:table-cell office:value-type="float" office:value="0" table:formula="of:=IF(AND(COM.MICROSOFT.FLOOR((COM.MICROSOFT.SINGLE($$MI) +COM.MICROSOFT.SINGLE( $$AB) + [.G20]) *COM.MICROSOFT.SINGLE( $$AP);1) + 4 +COM.MICROSOFT.SINGLE( $$AG) &gt;= COM.MICROSOFT.FLOOR([.$P$7] /COM.MICROSOFT.SINGLE( $$SnapAmount);1) / [.$P$17]; COM.MICROSOFT.FLOOR((COM.MICROSOFT.SINGLE($$MI) +COM.MICROSOFT.SINGLE( $$AB) + [.G19]) *COM.MICROSOFT.SINGLE( $$AP);1) + 4 +COM.MICROSOFT.SINGLE( $$AG) &lt; COM.MICROSOFT.FLOOR([.$P$7] /COM.MICROSOFT.SINGLE( $$SnapAmount);1) / [.$P$17]); 1; 0)" table:style-name="ce96">
            <text:p>0</text:p>
          </table:table-cell>
          <table:table-cell office:value-type="float" office:value="0" table:formula="of:=IF(AND(COM.MICROSOFT.FLOOR(COM.MICROSOFT.SINGLE($$AP) * ([.G20] +COM.MICROSOFT.SINGLE( $$MI) +COM.MICROSOFT.SINGLE( $$AB));1) &gt;= COM.MICROSOFT.FLOOR([.$P$7] /COM.MICROSOFT.SINGLE( $$SnapAmount);1); COM.MICROSOFT.FLOOR(COM.MICROSOFT.SINGLE($$AP) * ([.G19] +COM.MICROSOFT.SINGLE( $$MI) +COM.MICROSOFT.SINGLE( $$AB));1) &lt; COM.MICROSOFT.FLOOR([.$P$7] /COM.MICROSOFT.SINGLE( $$SnapAmount);1)); 1; 0)" table:style-name="ce96">
            <text:p>0</text:p>
          </table:table-cell>
          <table:table-cell office:value-type="float" office:value="0" table:formula="of:=IF(AND(COM.MICROSOFT.FLOOR(COM.MICROSOFT.SINGLE($$AP) * ([.K20] +COM.MICROSOFT.SINGLE( $$MI) +COM.MICROSOFT.SINGLE( $$AB));1) &gt;= [.$P$7] - 1; COM.MICROSOFT.FLOOR(COM.MICROSOFT.SINGLE($$AP) * ([.K19] +COM.MICROSOFT.SINGLE( $$MI) +COM.MICROSOFT.SINGLE( $$AB));1) &lt; [.$P$7] - 1); 1; 0)" table:style-name="ce96">
            <text:p>0</text:p>
          </table:table-cell>
          <table:table-cell office:value-type="float" office:value="17" table:formula="of:=[.F19]+1" table:style-name="ce27">
            <text:p>17</text:p>
          </table:table-cell>
          <table:table-cell office:value-type="float" office:value="33" table:style-name="ce27">
            <text:p>33</text:p>
          </table:table-cell>
          <table:table-cell office:value-type="float" office:value="36" table:style-name="ce27">
            <text:p>36</text:p>
          </table:table-cell>
          <table:table-cell office:value-type="float" office:value="18" table:style-name="ce27">
            <text:p>18</text:p>
          </table:table-cell>
          <table:table-cell office:value-type="float" office:value="36" table:style-name="ce27">
            <text:p>36</text:p>
          </table:table-cell>
          <table:table-cell office:value-type="float" office:value="43" table:style-name="ce77">
            <text:p>43</text:p>
          </table:table-cell>
          <table:table-cell office:value-type="string" table:style-name="ce107">
            <text:p>-</text:p>
          </table:table-cell>
          <table:table-cell office:value-type="string" table:style-name="ce107">
            <text:p>-</text:p>
          </table:table-cell>
          <table:table-cell table:style-name="ce27"/>
          <table:table-cell office:value-type="string" table:style-name="ce127">
            <text:p>Optimal ED level with RN</text:p>
          </table:table-cell>
          <table:table-cell office:value-type="float" office:value="4" table:formula="of:=IFERROR(IF(COM.MICROSOFT.FLOOR((COM.MICROSOFT.SINGLE($$MI) +COM.MICROSOFT.SINGLE( $$AB)) *COM.MICROSOFT.SINGLE( $$AP);1) &gt;= COM.MICROSOFT.FLOOR([.$P$7] /COM.MICROSOFT.SINGLE( $$SnapAmount);1) - IF([.$P$17] = [.R1]; 1; 0); &quot;Whale fewer SP&quot;; VLOOKUP(1; [.D3:.F48]; 3; 0)); &quot;Whale more SP&quot;)" table:style-name="ce128">
            <text:p>4</text:p>
          </table:table-cell>
          <table:covered-table-cell/>
          <table:table-cell office:value-type="float" office:value="27" table:formula="of:=COM.MICROSOFT.FLOOR((VLOOKUP([.P$22]; [.F:.I]; 4; 0) + 4 +COM.MICROSOFT.SINGLE( $$AG)) / MAX((COM.MICROSOFT.FLOOR((8 + 2 * COM.MICROSOFT.FLOOR([.P$23] / 500;1) -COM.MICROSOFT.SINGLE( $$IP) -COM.MICROSOFT.SINGLE( $$AB)) / 2;1) -COM.MICROSOFT.SINGLE( $$AP) * ([.P$21] +COM.MICROSOFT.SINGLE( $$AB)) + 1); 1);1)" table:style-name="ce77">
            <text:p>27</text:p>
          </table:table-cell>
          <table:table-cell table:number-columns-repeated="16366"/>
        </table:table-row>
        <table:table-row table:style-name="ro1">
          <table:table-cell office:value-type="float" office:value="19" table:style-name="ce104">
            <text:p>19</text:p>
          </table:table-cell>
          <table:table-cell office:value-type="float" office:value="0" table:formula="of:=IF(AND(COM.MICROSOFT.FLOOR((COM.MICROSOFT.SINGLE($$MI)+COM.MICROSOFT.SINGLE($$AB)+[.G21])*COM.MICROSOFT.SINGLE($$AP);1)+4+COM.MICROSOFT.SINGLE($$AG)+[.P$42]*3&gt;=[.P$7]/[.P$46];COM.MICROSOFT.FLOOR((COM.MICROSOFT.SINGLE($$MI)+COM.MICROSOFT.SINGLE($$AB)+[.G20])*COM.MICROSOFT.SINGLE($$AP);1)+4+COM.MICROSOFT.SINGLE($$AG)+[.P$42]*3&lt;[.P$7]/[.P$46]);1;0)" table:style-name="ce96">
            <text:p>0</text:p>
          </table:table-cell>
          <table:table-cell office:value-type="float" office:value="0" table:formula="of:=IF(AND(COM.MICROSOFT.FLOOR((COM.MICROSOFT.SINGLE($$MI) +COM.MICROSOFT.SINGLE( $$AB) + [.G21]) *COM.MICROSOFT.SINGLE( $$AP);1) + 4 +COM.MICROSOFT.SINGLE( $$AG) &gt;= COM.MICROSOFT.FLOOR([.$P$7] /COM.MICROSOFT.SINGLE( $$SnapAmount);1) / [.$P$17]; COM.MICROSOFT.FLOOR((COM.MICROSOFT.SINGLE($$MI) +COM.MICROSOFT.SINGLE( $$AB) + [.G20]) *COM.MICROSOFT.SINGLE( $$AP);1) + 4 +COM.MICROSOFT.SINGLE( $$AG) &lt; COM.MICROSOFT.FLOOR([.$P$7] /COM.MICROSOFT.SINGLE( $$SnapAmount);1) / [.$P$17]); 1; 0)" table:style-name="ce96">
            <text:p>0</text:p>
          </table:table-cell>
          <table:table-cell office:value-type="float" office:value="0" table:formula="of:=IF(AND(COM.MICROSOFT.FLOOR(COM.MICROSOFT.SINGLE($$AP) * ([.G21] +COM.MICROSOFT.SINGLE( $$MI) +COM.MICROSOFT.SINGLE( $$AB));1) &gt;= COM.MICROSOFT.FLOOR([.$P$7] /COM.MICROSOFT.SINGLE( $$SnapAmount);1); COM.MICROSOFT.FLOOR(COM.MICROSOFT.SINGLE($$AP) * ([.G20] +COM.MICROSOFT.SINGLE( $$MI) +COM.MICROSOFT.SINGLE( $$AB));1) &lt; COM.MICROSOFT.FLOOR([.$P$7] /COM.MICROSOFT.SINGLE( $$SnapAmount);1)); 1; 0)" table:style-name="ce96">
            <text:p>0</text:p>
          </table:table-cell>
          <table:table-cell office:value-type="float" office:value="0" table:formula="of:=IF(AND(COM.MICROSOFT.FLOOR(COM.MICROSOFT.SINGLE($$AP) * ([.K21] +COM.MICROSOFT.SINGLE( $$MI) +COM.MICROSOFT.SINGLE( $$AB));1) &gt;= [.$P$7] - 1; COM.MICROSOFT.FLOOR(COM.MICROSOFT.SINGLE($$AP) * ([.K20] +COM.MICROSOFT.SINGLE( $$MI) +COM.MICROSOFT.SINGLE( $$AB));1) &lt; [.$P$7] - 1); 1; 0)" table:style-name="ce96">
            <text:p>0</text:p>
          </table:table-cell>
          <table:table-cell office:value-type="float" office:value="18" table:formula="of:=[.F20]+1" table:style-name="ce27">
            <text:p>18</text:p>
          </table:table-cell>
          <table:table-cell office:value-type="float" office:value="38" table:style-name="ce27">
            <text:p>38</text:p>
          </table:table-cell>
          <table:table-cell office:value-type="float" office:value="39" table:style-name="ce27">
            <text:p>39</text:p>
          </table:table-cell>
          <table:table-cell office:value-type="float" office:value="20" table:style-name="ce27">
            <text:p>20</text:p>
          </table:table-cell>
          <table:table-cell office:value-type="float" office:value="39" table:style-name="ce27">
            <text:p>39</text:p>
          </table:table-cell>
          <table:table-cell office:value-type="float" office:value="47" table:style-name="ce77">
            <text:p>47</text:p>
          </table:table-cell>
          <table:table-cell office:value-type="string" table:style-name="ce107">
            <text:p>-</text:p>
          </table:table-cell>
          <table:table-cell office:value-type="string" table:style-name="ce107">
            <text:p>-</text:p>
          </table:table-cell>
          <table:table-cell table:style-name="ce27"/>
          <table:table-cell office:value-type="string" table:style-name="ce129">
            <text:p>ATC level</text:p>
          </table:table-cell>
          <table:table-cell office:value-type="float" office:value="20" table:style-name="ce130">
            <text:p>20</text:p>
          </table:table-cell>
          <table:table-cell office:value-type="string" table:number-columns-spanned="1" table:number-rows-spanned="6" table:style-name="ce704">
            <text:p>Shows how many stages you'll skip at a given stage with CS after inputting stats. Note that Snap is assumed to not have used up any of its 50 stages yet.</text:p>
          </table:table-cell>
          <table:table-cell office:value-type="float" office:value="38" table:formula="of:=COM.MICROSOFT.FLOOR((VLOOKUP([.P$22]; [.F:.I]; 4; 0) + 4 +COM.MICROSOFT.SINGLE( $$AG) - 50 * MAX((COM.MICROSOFT.FLOOR((8 + 2 * COM.MICROSOFT.FLOOR([.P$23] / 500;1) -COM.MICROSOFT.SINGLE( $$IP) -COM.MICROSOFT.SINGLE( $$AB)) / 2;1) -COM.MICROSOFT.SINGLE( $$AP) * ([.P$21] +COM.MICROSOFT.SINGLE( $$AB)) + 1); 1)) / MAX(8 + 2 * COM.MICROSOFT.FLOOR([.P$23] / 500;1) -COM.MICROSOFT.SINGLE( $$IP) -COM.MICROSOFT.SINGLE( $$AB) - COM.MICROSOFT.FLOOR(COM.MICROSOFT.SINGLE($$AP) * ([.P$21] +COM.MICROSOFT.SINGLE( $$AB));1) + 1; 2);1) + 50" table:style-name="ce77">
            <text:p>38</text:p>
          </table:table-cell>
          <table:table-cell table:number-columns-repeated="16366"/>
        </table:table-row>
        <table:table-row table:style-name="ro1">
          <table:table-cell office:value-type="float" office:value="22" table:style-name="ce104">
            <text:p>22</text:p>
          </table:table-cell>
          <table:table-cell office:value-type="float" office:value="0" table:formula="of:=IF(AND(COM.MICROSOFT.FLOOR((COM.MICROSOFT.SINGLE($$MI)+COM.MICROSOFT.SINGLE($$AB)+[.G22])*COM.MICROSOFT.SINGLE($$AP);1)+4+COM.MICROSOFT.SINGLE($$AG)+[.P$42]*3&gt;=[.P$7]/[.P$46];COM.MICROSOFT.FLOOR((COM.MICROSOFT.SINGLE($$MI)+COM.MICROSOFT.SINGLE($$AB)+[.G21])*COM.MICROSOFT.SINGLE($$AP);1)+4+COM.MICROSOFT.SINGLE($$AG)+[.P$42]*3&lt;[.P$7]/[.P$46]);1;0)" table:style-name="ce96">
            <text:p>0</text:p>
          </table:table-cell>
          <table:table-cell office:value-type="float" office:value="0" table:formula="of:=IF(AND(COM.MICROSOFT.FLOOR((COM.MICROSOFT.SINGLE($$MI) +COM.MICROSOFT.SINGLE( $$AB) + [.G22]) *COM.MICROSOFT.SINGLE( $$AP);1) + 4 +COM.MICROSOFT.SINGLE( $$AG) &gt;= COM.MICROSOFT.FLOOR([.$P$7] /COM.MICROSOFT.SINGLE( $$SnapAmount);1) / [.$P$17]; COM.MICROSOFT.FLOOR((COM.MICROSOFT.SINGLE($$MI) +COM.MICROSOFT.SINGLE( $$AB) + [.G21]) *COM.MICROSOFT.SINGLE( $$AP);1) + 4 +COM.MICROSOFT.SINGLE( $$AG) &lt; COM.MICROSOFT.FLOOR([.$P$7] /COM.MICROSOFT.SINGLE( $$SnapAmount);1) / [.$P$17]); 1; 0)" table:style-name="ce96">
            <text:p>0</text:p>
          </table:table-cell>
          <table:table-cell office:value-type="float" office:value="0" table:formula="of:=IF(AND(COM.MICROSOFT.FLOOR(COM.MICROSOFT.SINGLE($$AP) * ([.G22] +COM.MICROSOFT.SINGLE( $$MI) +COM.MICROSOFT.SINGLE( $$AB));1) &gt;= COM.MICROSOFT.FLOOR([.$P$7] /COM.MICROSOFT.SINGLE( $$SnapAmount);1); COM.MICROSOFT.FLOOR(COM.MICROSOFT.SINGLE($$AP) * ([.G21] +COM.MICROSOFT.SINGLE( $$MI) +COM.MICROSOFT.SINGLE( $$AB));1) &lt; COM.MICROSOFT.FLOOR([.$P$7] /COM.MICROSOFT.SINGLE( $$SnapAmount);1)); 1; 0)" table:style-name="ce96">
            <text:p>0</text:p>
          </table:table-cell>
          <table:table-cell office:value-type="float" office:value="0" table:formula="of:=IF(AND(COM.MICROSOFT.FLOOR(COM.MICROSOFT.SINGLE($$AP) * ([.K22] +COM.MICROSOFT.SINGLE( $$MI) +COM.MICROSOFT.SINGLE( $$AB));1) &gt;= [.$P$7] - 1; COM.MICROSOFT.FLOOR(COM.MICROSOFT.SINGLE($$AP) * ([.K21] +COM.MICROSOFT.SINGLE( $$MI) +COM.MICROSOFT.SINGLE( $$AB));1) &lt; [.$P$7] - 1); 1; 0)" table:style-name="ce96">
            <text:p>0</text:p>
          </table:table-cell>
          <table:table-cell office:value-type="float" office:value="19" table:formula="of:=[.F21]+1" table:style-name="ce27">
            <text:p>19</text:p>
          </table:table-cell>
          <table:table-cell office:value-type="float" office:value="44" table:style-name="ce27">
            <text:p>44</text:p>
          </table:table-cell>
          <table:table-cell office:value-type="float" office:value="42" table:style-name="ce27">
            <text:p>42</text:p>
          </table:table-cell>
          <table:table-cell office:value-type="float" office:value="22" table:style-name="ce27">
            <text:p>22</text:p>
          </table:table-cell>
          <table:table-cell office:value-type="float" office:value="42" table:style-name="ce27">
            <text:p>42</text:p>
          </table:table-cell>
          <table:table-cell office:value-type="float" office:value="50" table:style-name="ce77">
            <text:p>50</text:p>
          </table:table-cell>
          <table:table-cell office:value-type="string" table:style-name="ce107">
            <text:p>-</text:p>
          </table:table-cell>
          <table:table-cell office:value-type="string" table:style-name="ce107">
            <text:p>-</text:p>
          </table:table-cell>
          <table:table-cell table:style-name="ce27"/>
          <table:table-cell office:value-type="string" table:style-name="ce131">
            <text:p>AA level</text:p>
          </table:table-cell>
          <table:table-cell office:value-type="float" office:value="15" table:style-name="ce132">
            <text:p>15</text:p>
          </table:table-cell>
          <table:covered-table-cell/>
          <table:table-cell table:style-name="ce77"/>
          <table:table-cell table:number-columns-repeated="16366"/>
        </table:table-row>
        <table:table-row table:style-name="ro1">
          <table:table-cell office:value-type="float" office:value="25" table:style-name="ce104">
            <text:p>25</text:p>
          </table:table-cell>
          <table:table-cell office:value-type="float" office:value="0" table:formula="of:=IF(AND(COM.MICROSOFT.FLOOR((COM.MICROSOFT.SINGLE($$MI)+COM.MICROSOFT.SINGLE($$AB)+[.G23])*COM.MICROSOFT.SINGLE($$AP);1)+4+COM.MICROSOFT.SINGLE($$AG)+[.P$42]*3&gt;=[.P$7]/[.P$46];COM.MICROSOFT.FLOOR((COM.MICROSOFT.SINGLE($$MI)+COM.MICROSOFT.SINGLE($$AB)+[.G22])*COM.MICROSOFT.SINGLE($$AP);1)+4+COM.MICROSOFT.SINGLE($$AG)+[.P$42]*3&lt;[.P$7]/[.P$46]);1;0)" table:style-name="ce96">
            <text:p>0</text:p>
          </table:table-cell>
          <table:table-cell office:value-type="float" office:value="0" table:formula="of:=IF(AND(COM.MICROSOFT.FLOOR((COM.MICROSOFT.SINGLE($$MI) +COM.MICROSOFT.SINGLE( $$AB) + [.G23]) *COM.MICROSOFT.SINGLE( $$AP);1) + 4 +COM.MICROSOFT.SINGLE( $$AG) &gt;= COM.MICROSOFT.FLOOR([.$P$7] /COM.MICROSOFT.SINGLE( $$SnapAmount);1) / [.$P$17]; COM.MICROSOFT.FLOOR((COM.MICROSOFT.SINGLE($$MI) +COM.MICROSOFT.SINGLE( $$AB) + [.G22]) *COM.MICROSOFT.SINGLE( $$AP);1) + 4 +COM.MICROSOFT.SINGLE( $$AG) &lt; COM.MICROSOFT.FLOOR([.$P$7] /COM.MICROSOFT.SINGLE( $$SnapAmount);1) / [.$P$17]); 1; 0)" table:style-name="ce96">
            <text:p>0</text:p>
          </table:table-cell>
          <table:table-cell office:value-type="float" office:value="0" table:formula="of:=IF(AND(COM.MICROSOFT.FLOOR(COM.MICROSOFT.SINGLE($$AP) * ([.G23] +COM.MICROSOFT.SINGLE( $$MI) +COM.MICROSOFT.SINGLE( $$AB));1) &gt;= COM.MICROSOFT.FLOOR([.$P$7] /COM.MICROSOFT.SINGLE( $$SnapAmount);1); COM.MICROSOFT.FLOOR(COM.MICROSOFT.SINGLE($$AP) * ([.G22] +COM.MICROSOFT.SINGLE( $$MI) +COM.MICROSOFT.SINGLE( $$AB));1) &lt; COM.MICROSOFT.FLOOR([.$P$7] /COM.MICROSOFT.SINGLE( $$SnapAmount);1)); 1; 0)" table:style-name="ce96">
            <text:p>0</text:p>
          </table:table-cell>
          <table:table-cell office:value-type="float" office:value="0" table:formula="of:=IF(AND(COM.MICROSOFT.FLOOR(COM.MICROSOFT.SINGLE($$AP) * ([.K23] +COM.MICROSOFT.SINGLE( $$MI) +COM.MICROSOFT.SINGLE( $$AB));1) &gt;= [.$P$7] - 1; COM.MICROSOFT.FLOOR(COM.MICROSOFT.SINGLE($$AP) * ([.K22] +COM.MICROSOFT.SINGLE( $$MI) +COM.MICROSOFT.SINGLE( $$AB));1) &lt; [.$P$7] - 1); 1; 0)" table:style-name="ce96">
            <text:p>0</text:p>
          </table:table-cell>
          <table:table-cell office:value-type="float" office:value="20" table:formula="of:=[.F22]+1" table:style-name="ce27">
            <text:p>20</text:p>
          </table:table-cell>
          <table:table-cell office:value-type="float" office:value="51" table:style-name="ce27">
            <text:p>51</text:p>
          </table:table-cell>
          <table:table-cell office:value-type="float" office:value="45" table:style-name="ce27">
            <text:p>45</text:p>
          </table:table-cell>
          <table:table-cell office:value-type="float" office:value="24" table:style-name="ce27">
            <text:p>24</text:p>
          </table:table-cell>
          <table:table-cell office:value-type="float" office:value="45" table:style-name="ce27">
            <text:p>45</text:p>
          </table:table-cell>
          <table:table-cell office:value-type="float" office:value="54" table:style-name="ce77">
            <text:p>54</text:p>
          </table:table-cell>
          <table:table-cell office:value-type="string" table:style-name="ce107">
            <text:p>-</text:p>
          </table:table-cell>
          <table:table-cell office:value-type="string" table:style-name="ce107">
            <text:p>-</text:p>
          </table:table-cell>
          <table:table-cell table:style-name="ce27"/>
          <table:table-cell office:value-type="string" table:style-name="ce131">
            <text:p>Stage</text:p>
          </table:table-cell>
          <table:table-cell office:value-type="float" office:value="18000" table:style-name="ce132">
            <text:p>18000</text:p>
          </table:table-cell>
          <table:covered-table-cell/>
          <table:table-cell table:style-name="ce77"/>
          <table:table-cell table:number-columns-repeated="16366"/>
        </table:table-row>
        <table:table-row table:style-name="ro1">
          <table:table-cell office:value-type="float" office:value="28" table:style-name="ce104">
            <text:p>28</text:p>
          </table:table-cell>
          <table:table-cell office:value-type="float" office:value="0" table:formula="of:=IF(AND(COM.MICROSOFT.FLOOR((COM.MICROSOFT.SINGLE($$MI)+COM.MICROSOFT.SINGLE($$AB)+[.G24])*COM.MICROSOFT.SINGLE($$AP);1)+4+COM.MICROSOFT.SINGLE($$AG)+[.P$42]*3&gt;=[.P$7]/[.P$46];COM.MICROSOFT.FLOOR((COM.MICROSOFT.SINGLE($$MI)+COM.MICROSOFT.SINGLE($$AB)+[.G23])*COM.MICROSOFT.SINGLE($$AP);1)+4+COM.MICROSOFT.SINGLE($$AG)+[.P$42]*3&lt;[.P$7]/[.P$46]);1;0)" table:style-name="ce96">
            <text:p>0</text:p>
          </table:table-cell>
          <table:table-cell office:value-type="float" office:value="0" table:formula="of:=IF(AND(COM.MICROSOFT.FLOOR((COM.MICROSOFT.SINGLE($$MI) +COM.MICROSOFT.SINGLE( $$AB) + [.G24]) *COM.MICROSOFT.SINGLE( $$AP);1) + 4 +COM.MICROSOFT.SINGLE( $$AG) &gt;= COM.MICROSOFT.FLOOR([.$P$7] /COM.MICROSOFT.SINGLE( $$SnapAmount);1) / [.$P$17]; COM.MICROSOFT.FLOOR((COM.MICROSOFT.SINGLE($$MI) +COM.MICROSOFT.SINGLE( $$AB) + [.G23]) *COM.MICROSOFT.SINGLE( $$AP);1) + 4 +COM.MICROSOFT.SINGLE( $$AG) &lt; COM.MICROSOFT.FLOOR([.$P$7] /COM.MICROSOFT.SINGLE( $$SnapAmount);1) / [.$P$17]); 1; 0)" table:style-name="ce96">
            <text:p>0</text:p>
          </table:table-cell>
          <table:table-cell office:value-type="float" office:value="0" table:formula="of:=IF(AND(COM.MICROSOFT.FLOOR(COM.MICROSOFT.SINGLE($$AP) * ([.G24] +COM.MICROSOFT.SINGLE( $$MI) +COM.MICROSOFT.SINGLE( $$AB));1) &gt;= COM.MICROSOFT.FLOOR([.$P$7] /COM.MICROSOFT.SINGLE( $$SnapAmount);1); COM.MICROSOFT.FLOOR(COM.MICROSOFT.SINGLE($$AP) * ([.G23] +COM.MICROSOFT.SINGLE( $$MI) +COM.MICROSOFT.SINGLE( $$AB));1) &lt; COM.MICROSOFT.FLOOR([.$P$7] /COM.MICROSOFT.SINGLE( $$SnapAmount);1)); 1; 0)" table:style-name="ce96">
            <text:p>0</text:p>
          </table:table-cell>
          <table:table-cell office:value-type="float" office:value="0" table:formula="of:=IF(AND(COM.MICROSOFT.FLOOR(COM.MICROSOFT.SINGLE($$AP) * ([.K24] +COM.MICROSOFT.SINGLE( $$MI) +COM.MICROSOFT.SINGLE( $$AB));1) &gt;= [.$P$7] - 1; COM.MICROSOFT.FLOOR(COM.MICROSOFT.SINGLE($$AP) * ([.K23] +COM.MICROSOFT.SINGLE( $$MI) +COM.MICROSOFT.SINGLE( $$AB));1) &lt; [.$P$7] - 1); 1; 0)" table:style-name="ce96">
            <text:p>0</text:p>
          </table:table-cell>
          <table:table-cell office:value-type="float" office:value="21" table:formula="of:=[.F23]+1" table:style-name="ce27">
            <text:p>21</text:p>
          </table:table-cell>
          <table:table-cell office:value-type="float" office:value="59" table:style-name="ce27">
            <text:p>59</text:p>
          </table:table-cell>
          <table:table-cell office:value-type="float" office:value="48" table:style-name="ce27">
            <text:p>48</text:p>
          </table:table-cell>
          <table:table-cell office:value-type="float" office:value="26" table:style-name="ce27">
            <text:p>26</text:p>
          </table:table-cell>
          <table:table-cell office:value-type="float" office:value="48" table:style-name="ce27">
            <text:p>48</text:p>
          </table:table-cell>
          <table:table-cell office:value-type="float" office:value="58" table:style-name="ce77">
            <text:p>58</text:p>
          </table:table-cell>
          <table:table-cell office:value-type="string" table:style-name="ce107">
            <text:p>-</text:p>
          </table:table-cell>
          <table:table-cell office:value-type="string" table:style-name="ce107">
            <text:p>-</text:p>
          </table:table-cell>
          <table:table-cell table:style-name="ce27"/>
          <table:table-cell office:value-type="string" table:style-name="ce133">
            <text:p>Stages skipped/shot</text:p>
          </table:table-cell>
          <table:table-cell office:value-type="float" office:value="13" table:formula="of:=COM.MICROSOFT.FLOOR((VLOOKUP([.P$22]; [.F:.I]; 4; 0)+4+COM.MICROSOFT.SINGLE($$AG))/MAX((8+2*COM.MICROSOFT.FLOOR([.P$23]/500;1)-COM.MICROSOFT.SINGLE($$IP)-COM.MICROSOFT.SINGLE($$AB)-COM.MICROSOFT.SINGLE($$AP)*([.P$21]+COM.MICROSOFT.SINGLE($$AB))+1); 2);1)" table:style-name="ce134">
            <text:p>13</text:p>
          </table:table-cell>
          <table:covered-table-cell/>
          <table:table-cell office:value-type="float" office:value="27" table:formula="of:=COM.MICROSOFT.FLOOR((VLOOKUP([.P$22]; [.F:.I]; 4; 0) + 4 +COM.MICROSOFT.SINGLE( $$AG)) / MAX((COM.MICROSOFT.FLOOR((8 + 2 * COM.MICROSOFT.FLOOR([.P$23] / 500;1) -COM.MICROSOFT.SINGLE( $$IP) -COM.MICROSOFT.SINGLE( $$AB)) / 2;1) - COM.MICROSOFT.FLOOR(2 *COM.MICROSOFT.SINGLE( $$AP) * ([.P$21] +COM.MICROSOFT.SINGLE( $$AB));1) + 1); 1);1)" table:style-name="ce77">
            <text:p>27</text:p>
          </table:table-cell>
          <table:table-cell table:number-columns-repeated="16366"/>
        </table:table-row>
        <table:table-row table:style-name="ro1">
          <table:table-cell office:value-type="float" office:value="33" table:style-name="ce104">
            <text:p>33</text:p>
          </table:table-cell>
          <table:table-cell office:value-type="float" office:value="0" table:formula="of:=IF(AND(COM.MICROSOFT.FLOOR((COM.MICROSOFT.SINGLE($$MI)+COM.MICROSOFT.SINGLE($$AB)+[.G25])*COM.MICROSOFT.SINGLE($$AP);1)+4+COM.MICROSOFT.SINGLE($$AG)+[.P$42]*3&gt;=[.P$7]/[.P$46];COM.MICROSOFT.FLOOR((COM.MICROSOFT.SINGLE($$MI)+COM.MICROSOFT.SINGLE($$AB)+[.G24])*COM.MICROSOFT.SINGLE($$AP);1)+4+COM.MICROSOFT.SINGLE($$AG)+[.P$42]*3&lt;[.P$7]/[.P$46]);1;0)" table:style-name="ce96">
            <text:p>0</text:p>
          </table:table-cell>
          <table:table-cell office:value-type="float" office:value="0" table:formula="of:=IF(AND(COM.MICROSOFT.FLOOR((COM.MICROSOFT.SINGLE($$MI) +COM.MICROSOFT.SINGLE( $$AB) + [.G25]) *COM.MICROSOFT.SINGLE( $$AP);1) + 4 +COM.MICROSOFT.SINGLE( $$AG) &gt;= COM.MICROSOFT.FLOOR([.$P$7] /COM.MICROSOFT.SINGLE( $$SnapAmount);1) / [.$P$17]; COM.MICROSOFT.FLOOR((COM.MICROSOFT.SINGLE($$MI) +COM.MICROSOFT.SINGLE( $$AB) + [.G24]) *COM.MICROSOFT.SINGLE( $$AP);1) + 4 +COM.MICROSOFT.SINGLE( $$AG) &lt; COM.MICROSOFT.FLOOR([.$P$7] /COM.MICROSOFT.SINGLE( $$SnapAmount);1) / [.$P$17]); 1; 0)" table:style-name="ce96">
            <text:p>0</text:p>
          </table:table-cell>
          <table:table-cell office:value-type="float" office:value="0" table:formula="of:=IF(AND(COM.MICROSOFT.FLOOR(COM.MICROSOFT.SINGLE($$AP) * ([.G25] +COM.MICROSOFT.SINGLE( $$MI) +COM.MICROSOFT.SINGLE( $$AB));1) &gt;= COM.MICROSOFT.FLOOR([.$P$7] /COM.MICROSOFT.SINGLE( $$SnapAmount);1); COM.MICROSOFT.FLOOR(COM.MICROSOFT.SINGLE($$AP) * ([.G24] +COM.MICROSOFT.SINGLE( $$MI) +COM.MICROSOFT.SINGLE( $$AB));1) &lt; COM.MICROSOFT.FLOOR([.$P$7] /COM.MICROSOFT.SINGLE( $$SnapAmount);1)); 1; 0)" table:style-name="ce96">
            <text:p>0</text:p>
          </table:table-cell>
          <table:table-cell office:value-type="float" office:value="1" table:formula="of:=IF(AND(COM.MICROSOFT.FLOOR(COM.MICROSOFT.SINGLE($$AP) * ([.K25] +COM.MICROSOFT.SINGLE( $$MI) +COM.MICROSOFT.SINGLE( $$AB));1) &gt;= [.$P$7] - 1; COM.MICROSOFT.FLOOR(COM.MICROSOFT.SINGLE($$AP) * ([.K24] +COM.MICROSOFT.SINGLE( $$MI) +COM.MICROSOFT.SINGLE( $$AB));1) &lt; [.$P$7] - 1); 1; 0)" table:style-name="ce96">
            <text:p>1</text:p>
          </table:table-cell>
          <table:table-cell office:value-type="float" office:value="22" table:formula="of:=[.F24]+1" table:style-name="ce27">
            <text:p>22</text:p>
          </table:table-cell>
          <table:table-cell office:value-type="float" office:value="68" table:style-name="ce27">
            <text:p>68</text:p>
          </table:table-cell>
          <table:table-cell office:value-type="float" office:value="51" table:style-name="ce27">
            <text:p>51</text:p>
          </table:table-cell>
          <table:table-cell office:value-type="float" office:value="28" table:style-name="ce27">
            <text:p>28</text:p>
          </table:table-cell>
          <table:table-cell office:value-type="float" office:value="51" table:style-name="ce27">
            <text:p>51</text:p>
          </table:table-cell>
          <table:table-cell office:value-type="float" office:value="61" table:style-name="ce77">
            <text:p>61</text:p>
          </table:table-cell>
          <table:table-cell office:value-type="string" table:style-name="ce107">
            <text:p>-</text:p>
          </table:table-cell>
          <table:table-cell office:value-type="string" table:style-name="ce107">
            <text:p>-</text:p>
          </table:table-cell>
          <table:table-cell table:style-name="ce27"/>
          <table:table-cell office:value-type="string" table:style-name="ce135">
            <text:p>Stages skipped/shot w/ Snap</text:p>
          </table:table-cell>
          <table:table-cell office:value-type="float" office:value="27" table:formula="of:=IF([.R20] &gt; 50; [.R21]; [.R20])" table:style-name="ce134">
            <text:p>27</text:p>
          </table:table-cell>
          <table:covered-table-cell/>
          <table:table-cell office:value-type="float" office:value="38" table:formula="of:=COM.MICROSOFT.FLOOR((VLOOKUP([.P$22]; [.F:.I]; 4; 0) + 4 +COM.MICROSOFT.SINGLE( $$AG) - 50 * MAX((COM.MICROSOFT.FLOOR((8 + 2 * COM.MICROSOFT.FLOOR([.P$23] / 500;1) -COM.MICROSOFT.SINGLE( $$IP) -COM.MICROSOFT.SINGLE( $$AB)) / 2;1) - COM.MICROSOFT.FLOOR(2 *COM.MICROSOFT.SINGLE( $$AP) * ([.P$21] +COM.MICROSOFT.SINGLE( $$AB));1) + 1); 1)) / MAX(8 + 2 * COM.MICROSOFT.FLOOR([.P$23] / 500;1) -COM.MICROSOFT.SINGLE( $$IP) -COM.MICROSOFT.SINGLE( $$AB) - COM.MICROSOFT.FLOOR(2 *COM.MICROSOFT.SINGLE( $$AP) * ([.P$21] +COM.MICROSOFT.SINGLE( $$AB));1) + 1; 2);1) + 50" table:style-name="ce77">
            <text:p>38</text:p>
          </table:table-cell>
          <table:table-cell table:number-columns-repeated="16366"/>
        </table:table-row>
        <table:table-row table:style-name="ro1">
          <table:table-cell office:value-type="float" office:value="38" table:style-name="ce104">
            <text:p>38</text:p>
          </table:table-cell>
          <table:table-cell office:value-type="float" office:value="0" table:formula="of:=IF(AND(COM.MICROSOFT.FLOOR((COM.MICROSOFT.SINGLE($$MI)+COM.MICROSOFT.SINGLE($$AB)+[.G26])*COM.MICROSOFT.SINGLE($$AP);1)+4+COM.MICROSOFT.SINGLE($$AG)+[.P$42]*3&gt;=[.P$7]/[.P$46];COM.MICROSOFT.FLOOR((COM.MICROSOFT.SINGLE($$MI)+COM.MICROSOFT.SINGLE($$AB)+[.G25])*COM.MICROSOFT.SINGLE($$AP);1)+4+COM.MICROSOFT.SINGLE($$AG)+[.P$42]*3&lt;[.P$7]/[.P$46]);1;0)" table:style-name="ce96">
            <text:p>0</text:p>
          </table:table-cell>
          <table:table-cell office:value-type="float" office:value="0" table:formula="of:=IF(AND(COM.MICROSOFT.FLOOR((COM.MICROSOFT.SINGLE($$MI) +COM.MICROSOFT.SINGLE( $$AB) + [.G26]) *COM.MICROSOFT.SINGLE( $$AP);1) + 4 +COM.MICROSOFT.SINGLE( $$AG) &gt;= COM.MICROSOFT.FLOOR([.$P$7] /COM.MICROSOFT.SINGLE( $$SnapAmount);1) / [.$P$17]; COM.MICROSOFT.FLOOR((COM.MICROSOFT.SINGLE($$MI) +COM.MICROSOFT.SINGLE( $$AB) + [.G25]) *COM.MICROSOFT.SINGLE( $$AP);1) + 4 +COM.MICROSOFT.SINGLE( $$AG) &lt; COM.MICROSOFT.FLOOR([.$P$7] /COM.MICROSOFT.SINGLE( $$SnapAmount);1) / [.$P$17]); 1; 0)" table:style-name="ce96">
            <text:p>0</text:p>
          </table:table-cell>
          <table:table-cell office:value-type="float" office:value="0" table:formula="of:=IF(AND(COM.MICROSOFT.FLOOR(COM.MICROSOFT.SINGLE($$AP) * ([.G26] +COM.MICROSOFT.SINGLE( $$MI) +COM.MICROSOFT.SINGLE( $$AB));1) &gt;= COM.MICROSOFT.FLOOR([.$P$7] /COM.MICROSOFT.SINGLE( $$SnapAmount);1); COM.MICROSOFT.FLOOR(COM.MICROSOFT.SINGLE($$AP) * ([.G25] +COM.MICROSOFT.SINGLE( $$MI) +COM.MICROSOFT.SINGLE( $$AB));1) &lt; COM.MICROSOFT.FLOOR([.$P$7] /COM.MICROSOFT.SINGLE( $$SnapAmount);1)); 1; 0)" table:style-name="ce96">
            <text:p>0</text:p>
          </table:table-cell>
          <table:table-cell office:value-type="float" office:value="0" table:formula="of:=IF(AND(COM.MICROSOFT.FLOOR(COM.MICROSOFT.SINGLE($$AP) * ([.K26] +COM.MICROSOFT.SINGLE( $$MI) +COM.MICROSOFT.SINGLE( $$AB));1) &gt;= [.$P$7] - 1; COM.MICROSOFT.FLOOR(COM.MICROSOFT.SINGLE($$AP) * ([.K25] +COM.MICROSOFT.SINGLE( $$MI) +COM.MICROSOFT.SINGLE( $$AB));1) &lt; [.$P$7] - 1); 1; 0)" table:style-name="ce96">
            <text:p>0</text:p>
          </table:table-cell>
          <table:table-cell office:value-type="float" office:value="23" table:formula="of:=[.F25]+1" table:style-name="ce27">
            <text:p>23</text:p>
          </table:table-cell>
          <table:table-cell office:value-type="float" office:value="78" table:style-name="ce27">
            <text:p>78</text:p>
          </table:table-cell>
          <table:table-cell office:value-type="float" office:value="54" table:style-name="ce27">
            <text:p>54</text:p>
          </table:table-cell>
          <table:table-cell office:value-type="float" office:value="30" table:style-name="ce27">
            <text:p>30</text:p>
          </table:table-cell>
          <table:table-cell office:value-type="float" office:value="54" table:style-name="ce27">
            <text:p>54</text:p>
          </table:table-cell>
          <table:table-cell office:value-type="float" office:value="65" table:style-name="ce77">
            <text:p>65</text:p>
          </table:table-cell>
          <table:table-cell office:value-type="string" table:style-name="ce107">
            <text:p>-</text:p>
          </table:table-cell>
          <table:table-cell office:value-type="string" table:style-name="ce107">
            <text:p>-</text:p>
          </table:table-cell>
          <table:table-cell table:style-name="ce27"/>
          <table:table-cell office:value-type="string" table:style-name="ce135">
            <text:p>Stages skipped/shot w/ double Snap</text:p>
          </table:table-cell>
          <table:table-cell office:value-type="string" office:string-value="Not available" table:formula="of:=IF(COM.MICROSOFT.SINGLE($$TD);  COM.MICROSOFT.FLOOR((VLOOKUP([.P$22]; [.F:.I]; 4; 0)+4+COM.MICROSOFT.SINGLE($$AG))/MAX((COM.MICROSOFT.FLOOR((8+2*COM.MICROSOFT.FLOOR([.P$23]/500;1)-COM.MICROSOFT.SINGLE($$IP)-COM.MICROSOFT.SINGLE($$AB))/4;1)-COM.MICROSOFT.SINGLE($$AP)*([.P$21]+COM.MICROSOFT.SINGLE($$AB))+1); 1);1);  &quot;Not available&quot;)" table:style-name="ce134">
            <text:p>Not available</text:p>
          </table:table-cell>
          <table:covered-table-cell/>
          <table:table-cell table:style-name="ce77"/>
          <table:table-cell table:number-columns-repeated="16366"/>
        </table:table-row>
        <table:table-row table:style-name="ro1">
          <table:table-cell office:value-type="float" office:value="43" table:style-name="ce104">
            <text:p>43</text:p>
          </table:table-cell>
          <table:table-cell office:value-type="float" office:value="0" table:formula="of:=IF(AND(COM.MICROSOFT.FLOOR((COM.MICROSOFT.SINGLE($$MI)+COM.MICROSOFT.SINGLE($$AB)+[.G27])*COM.MICROSOFT.SINGLE($$AP);1)+4+COM.MICROSOFT.SINGLE($$AG)+[.P$42]*3&gt;=[.P$7]/[.P$46];COM.MICROSOFT.FLOOR((COM.MICROSOFT.SINGLE($$MI)+COM.MICROSOFT.SINGLE($$AB)+[.G26])*COM.MICROSOFT.SINGLE($$AP);1)+4+COM.MICROSOFT.SINGLE($$AG)+[.P$42]*3&lt;[.P$7]/[.P$46]);1;0)" table:style-name="ce96">
            <text:p>0</text:p>
          </table:table-cell>
          <table:table-cell office:value-type="float" office:value="0" table:formula="of:=IF(AND(COM.MICROSOFT.FLOOR((COM.MICROSOFT.SINGLE($$MI) +COM.MICROSOFT.SINGLE( $$AB) + [.G27]) *COM.MICROSOFT.SINGLE( $$AP);1) + 4 +COM.MICROSOFT.SINGLE( $$AG) &gt;= COM.MICROSOFT.FLOOR([.$P$7] /COM.MICROSOFT.SINGLE( $$SnapAmount);1) / [.$P$17]; COM.MICROSOFT.FLOOR((COM.MICROSOFT.SINGLE($$MI) +COM.MICROSOFT.SINGLE( $$AB) + [.G26]) *COM.MICROSOFT.SINGLE( $$AP);1) + 4 +COM.MICROSOFT.SINGLE( $$AG) &lt; COM.MICROSOFT.FLOOR([.$P$7] /COM.MICROSOFT.SINGLE( $$SnapAmount);1) / [.$P$17]); 1; 0)" table:style-name="ce96">
            <text:p>0</text:p>
          </table:table-cell>
          <table:table-cell office:value-type="float" office:value="0" table:formula="of:=IF(AND(COM.MICROSOFT.FLOOR(COM.MICROSOFT.SINGLE($$AP) * ([.G27] +COM.MICROSOFT.SINGLE( $$MI) +COM.MICROSOFT.SINGLE( $$AB));1) &gt;= COM.MICROSOFT.FLOOR([.$P$7] /COM.MICROSOFT.SINGLE( $$SnapAmount);1); COM.MICROSOFT.FLOOR(COM.MICROSOFT.SINGLE($$AP) * ([.G26] +COM.MICROSOFT.SINGLE( $$MI) +COM.MICROSOFT.SINGLE( $$AB));1) &lt; COM.MICROSOFT.FLOOR([.$P$7] /COM.MICROSOFT.SINGLE( $$SnapAmount);1)); 1; 0)" table:style-name="ce96">
            <text:p>0</text:p>
          </table:table-cell>
          <table:table-cell office:value-type="float" office:value="0" table:formula="of:=IF(AND(COM.MICROSOFT.FLOOR(COM.MICROSOFT.SINGLE($$AP) * ([.K27] +COM.MICROSOFT.SINGLE( $$MI) +COM.MICROSOFT.SINGLE( $$AB));1) &gt;= [.$P$7] - 1; COM.MICROSOFT.FLOOR(COM.MICROSOFT.SINGLE($$AP) * ([.K26] +COM.MICROSOFT.SINGLE( $$MI) +COM.MICROSOFT.SINGLE( $$AB));1) &lt; [.$P$7] - 1); 1; 0)" table:style-name="ce96">
            <text:p>0</text:p>
          </table:table-cell>
          <table:table-cell office:value-type="float" office:value="24" table:formula="of:=[.F26]+1" table:style-name="ce27">
            <text:p>24</text:p>
          </table:table-cell>
          <table:table-cell office:value-type="float" office:value="89" table:style-name="ce27">
            <text:p>89</text:p>
          </table:table-cell>
          <table:table-cell office:value-type="float" office:value="57" table:style-name="ce27">
            <text:p>57</text:p>
          </table:table-cell>
          <table:table-cell office:value-type="float" office:value="32" table:style-name="ce27">
            <text:p>32</text:p>
          </table:table-cell>
          <table:table-cell office:value-type="float" office:value="57" table:style-name="ce27">
            <text:p>57</text:p>
          </table:table-cell>
          <table:table-cell office:value-type="float" office:value="69" table:style-name="ce77">
            <text:p>69</text:p>
          </table:table-cell>
          <table:table-cell office:value-type="string" table:style-name="ce107">
            <text:p>-</text:p>
          </table:table-cell>
          <table:table-cell office:value-type="string" table:style-name="ce107">
            <text:p>-</text:p>
          </table:table-cell>
          <table:table-cell table:style-name="ce27"/>
          <table:table-cell office:value-type="string" table:style-name="ce135">
            <text:p>Stages skipped/bonus shot</text:p>
          </table:table-cell>
          <table:table-cell office:value-type="float" office:value="13" table:formula="of:=COM.MICROSOFT.FLOOR((VLOOKUP([.P$22]; [.F:.I]; 4; 0)+4+COM.MICROSOFT.SINGLE($$AG))/MAX(((8+2*COM.MICROSOFT.FLOOR([.P$23]/500;1)-COM.MICROSOFT.SINGLE($$IP)-COM.MICROSOFT.SINGLE($$AB))-2*COM.MICROSOFT.SINGLE($$AP)*([.P$21]+COM.MICROSOFT.SINGLE($$AB))+1); 2);1)" table:style-name="ce134">
            <text:p>13</text:p>
          </table:table-cell>
          <table:table-cell office:value-type="string" table:number-columns-spanned="1" table:number-rows-spanned="3" table:style-name="ce704">
            <text:p>Shows how many stages the CO bonus shot will splash, with double splash skip. Note that Snap is assumed to not have used up any of its 50 stages yet.</text:p>
          </table:table-cell>
          <table:table-cell table:style-name="ce77"/>
          <table:table-cell table:number-columns-repeated="16366"/>
        </table:table-row>
        <table:table-row table:style-name="ro1">
          <table:table-cell office:value-type="float" office:value="50" table:style-name="ce104">
            <text:p>50</text:p>
          </table:table-cell>
          <table:table-cell office:value-type="float" office:value="0" table:formula="of:=IF(AND(COM.MICROSOFT.FLOOR((COM.MICROSOFT.SINGLE($$MI)+COM.MICROSOFT.SINGLE($$AB)+[.G28])*COM.MICROSOFT.SINGLE($$AP);1)+4+COM.MICROSOFT.SINGLE($$AG)+[.P$42]*3&gt;=[.P$7]/[.P$46];COM.MICROSOFT.FLOOR((COM.MICROSOFT.SINGLE($$MI)+COM.MICROSOFT.SINGLE($$AB)+[.G27])*COM.MICROSOFT.SINGLE($$AP);1)+4+COM.MICROSOFT.SINGLE($$AG)+[.P$42]*3&lt;[.P$7]/[.P$46]);1;0)" table:style-name="ce96">
            <text:p>0</text:p>
          </table:table-cell>
          <table:table-cell office:value-type="float" office:value="0" table:formula="of:=IF(AND(COM.MICROSOFT.FLOOR((COM.MICROSOFT.SINGLE($$MI) +COM.MICROSOFT.SINGLE( $$AB) + [.G28]) *COM.MICROSOFT.SINGLE( $$AP);1) + 4 +COM.MICROSOFT.SINGLE( $$AG) &gt;= COM.MICROSOFT.FLOOR([.$P$7] /COM.MICROSOFT.SINGLE( $$SnapAmount);1) / [.$P$17]; COM.MICROSOFT.FLOOR((COM.MICROSOFT.SINGLE($$MI) +COM.MICROSOFT.SINGLE( $$AB) + [.G27]) *COM.MICROSOFT.SINGLE( $$AP);1) + 4 +COM.MICROSOFT.SINGLE( $$AG) &lt; COM.MICROSOFT.FLOOR([.$P$7] /COM.MICROSOFT.SINGLE( $$SnapAmount);1) / [.$P$17]); 1; 0)" table:style-name="ce96">
            <text:p>0</text:p>
          </table:table-cell>
          <table:table-cell office:value-type="float" office:value="0" table:formula="of:=IF(AND(COM.MICROSOFT.FLOOR(COM.MICROSOFT.SINGLE($$AP) * ([.G28] +COM.MICROSOFT.SINGLE( $$MI) +COM.MICROSOFT.SINGLE( $$AB));1) &gt;= COM.MICROSOFT.FLOOR([.$P$7] /COM.MICROSOFT.SINGLE( $$SnapAmount);1); COM.MICROSOFT.FLOOR(COM.MICROSOFT.SINGLE($$AP) * ([.G27] +COM.MICROSOFT.SINGLE( $$MI) +COM.MICROSOFT.SINGLE( $$AB));1) &lt; COM.MICROSOFT.FLOOR([.$P$7] /COM.MICROSOFT.SINGLE( $$SnapAmount);1)); 1; 0)" table:style-name="ce96">
            <text:p>0</text:p>
          </table:table-cell>
          <table:table-cell office:value-type="float" office:value="0" table:formula="of:=IF(AND(COM.MICROSOFT.FLOOR(COM.MICROSOFT.SINGLE($$AP) * ([.K28] +COM.MICROSOFT.SINGLE( $$MI) +COM.MICROSOFT.SINGLE( $$AB));1) &gt;= [.$P$7] - 1; COM.MICROSOFT.FLOOR(COM.MICROSOFT.SINGLE($$AP) * ([.K27] +COM.MICROSOFT.SINGLE( $$MI) +COM.MICROSOFT.SINGLE( $$AB));1) &lt; [.$P$7] - 1); 1; 0)" table:style-name="ce96">
            <text:p>0</text:p>
          </table:table-cell>
          <table:table-cell office:value-type="float" office:value="25" table:formula="of:=[.F27]+1" table:style-name="ce27">
            <text:p>25</text:p>
          </table:table-cell>
          <table:table-cell office:value-type="float" office:value="101" table:style-name="ce27">
            <text:p>101</text:p>
          </table:table-cell>
          <table:table-cell office:value-type="float" office:value="60" table:style-name="ce27">
            <text:p>60</text:p>
          </table:table-cell>
          <table:table-cell office:value-type="float" office:value="35" table:style-name="ce27">
            <text:p>35</text:p>
          </table:table-cell>
          <table:table-cell office:value-type="float" office:value="60" table:style-name="ce27">
            <text:p>60</text:p>
          </table:table-cell>
          <table:table-cell office:value-type="float" office:value="73" table:style-name="ce77">
            <text:p>73</text:p>
          </table:table-cell>
          <table:table-cell office:value-type="string" table:style-name="ce107">
            <text:p>-</text:p>
          </table:table-cell>
          <table:table-cell office:value-type="string" table:style-name="ce107">
            <text:p>-</text:p>
          </table:table-cell>
          <table:table-cell table:style-name="ce27"/>
          <table:table-cell office:value-type="string" table:style-name="ce133">
            <text:p>Stages skipped/bonus shot w/ Snap</text:p>
          </table:table-cell>
          <table:table-cell office:value-type="float" office:value="27" table:formula="of:=IF([.R24] &gt; 50; [.R25]; [.R24])" table:style-name="ce134">
            <text:p>27</text:p>
          </table:table-cell>
          <table:covered-table-cell/>
          <table:table-cell table:style-name="ce77"/>
          <table:table-cell table:number-columns-repeated="16366"/>
        </table:table-row>
        <table:table-row table:style-name="ro1">
          <table:table-cell table:number-columns-repeated="5" table:style-name="ce96"/>
          <table:table-cell office:value-type="float" office:value="26" table:style-name="ce27">
            <text:p>26</text:p>
          </table:table-cell>
          <table:table-cell office:value-type="string" table:style-name="ce107">
            <text:p>-</text:p>
          </table:table-cell>
          <table:table-cell office:value-type="string" table:style-name="ce107">
            <text:p>-</text:p>
          </table:table-cell>
          <table:table-cell office:value-type="string" table:style-name="ce107">
            <text:p>-</text:p>
          </table:table-cell>
          <table:table-cell office:value-type="string" table:style-name="ce107">
            <text:p>-</text:p>
          </table:table-cell>
          <table:table-cell office:value-type="float" office:value="77" table:style-name="ce77">
            <text:p>77</text:p>
          </table:table-cell>
          <table:table-cell office:value-type="string" table:style-name="ce107">
            <text:p>-</text:p>
          </table:table-cell>
          <table:table-cell office:value-type="string" table:style-name="ce107">
            <text:p>-</text:p>
          </table:table-cell>
          <table:table-cell table:style-name="ce27"/>
          <table:table-cell office:value-type="string" table:style-name="ce136">
            <text:p>Stages skipped/bonus shot w/ double Snap</text:p>
          </table:table-cell>
          <table:table-cell office:value-type="string" office:string-value="Not available" table:formula="of:=IF(COM.MICROSOFT.SINGLE($$TD);  COM.MICROSOFT.FLOOR((VLOOKUP([.P$22]; [.F:.I]; 4; 0)+4+COM.MICROSOFT.SINGLE($$AG))/MAX((COM.MICROSOFT.FLOOR((8+2*COM.MICROSOFT.FLOOR([.P$23]/500;1)-COM.MICROSOFT.SINGLE($$IP)-COM.MICROSOFT.SINGLE($$AB))/4;1)-2*COM.MICROSOFT.SINGLE($$AP)*([.P$21]+COM.MICROSOFT.SINGLE($$AB))+1); 1);1);  &quot;Not available&quot;)" table:style-name="ce137">
            <text:p>Not available</text:p>
          </table:table-cell>
          <table:covered-table-cell/>
          <table:table-cell office:value-type="float" office:value="51" table:formula="of:=COM.MICROSOFT.FLOOR((VLOOKUP([.P31]; [.F:.J]; 5; 0) + 4 +COM.MICROSOFT.SINGLE( $$AG)) / MAX(COM.MICROSOFT.FLOOR(((8 + 2 * COM.MICROSOFT.FLOOR([.P32] / 500;1)-COM.MICROSOFT.SINGLE($$IP)-COM.MICROSOFT.SINGLE($$AB)) / 2) - COM.MICROSOFT.FLOOR(2 *COM.MICROSOFT.SINGLE( $$AP) * (COM.MICROSOFT.SINGLE($$PS) +COM.MICROSOFT.SINGLE( $$AB));1) + 1;1); 1);1)" table:style-name="ce77">
            <text:p>51</text:p>
          </table:table-cell>
          <table:table-cell table:number-columns-repeated="16366"/>
        </table:table-row>
        <table:table-row table:style-name="ro1">
          <table:table-cell table:number-columns-repeated="5" table:style-name="ce96"/>
          <table:table-cell office:value-type="float" office:value="27" table:style-name="ce27">
            <text:p>27</text:p>
          </table:table-cell>
          <table:table-cell office:value-type="string" table:style-name="ce107">
            <text:p>-</text:p>
          </table:table-cell>
          <table:table-cell office:value-type="string" table:style-name="ce107">
            <text:p>-</text:p>
          </table:table-cell>
          <table:table-cell office:value-type="string" table:style-name="ce107">
            <text:p>-</text:p>
          </table:table-cell>
          <table:table-cell office:value-type="string" table:style-name="ce107">
            <text:p>-</text:p>
          </table:table-cell>
          <table:table-cell office:value-type="float" office:value="81" table:style-name="ce77">
            <text:p>81</text:p>
          </table:table-cell>
          <table:table-cell office:value-type="string" table:style-name="ce107">
            <text:p>-</text:p>
          </table:table-cell>
          <table:table-cell office:value-type="string" table:style-name="ce107">
            <text:p>-</text:p>
          </table:table-cell>
          <table:table-cell table:style-name="ce27"/>
          <table:table-cell office:value-type="string" table:style-name="ce138">
            <text:p>Power Surge level</text:p>
          </table:table-cell>
          <table:table-cell office:value-type="float" office:value="13" table:style-name="ce139">
            <text:p>13</text:p>
          </table:table-cell>
          <table:table-cell office:value-type="string" table:number-columns-spanned="1" table:number-rows-spanned="6" table:style-name="ce704">
            <text:p>Shows how many stages you'll skip at a given stage with LBurst after inputting stats. Note that Snap is assumed to not have used up any of its 50 stages yet.</text:p>
          </table:table-cell>
          <table:table-cell office:value-type="float" office:value="50" table:formula="of:=COM.MICROSOFT.FLOOR(((VLOOKUP([.P31]; [.F:.J]; 5; 0) + 4 +COM.MICROSOFT.SINGLE( $$AG)) - 50 * MAX(COM.MICROSOFT.FLOOR(((8 + 2 * COM.MICROSOFT.FLOOR([.P32] / 500;1)-COM.MICROSOFT.SINGLE($$IP)-COM.MICROSOFT.SINGLE($$AB)) / 2)- COM.MICROSOFT.FLOOR(2 *COM.MICROSOFT.SINGLE( $$AP) * (COM.MICROSOFT.SINGLE($$PS) +COM.MICROSOFT.SINGLE( $$AB));1) + 1;1); 1)) / MAX(8 + 2 * COM.MICROSOFT.FLOOR([.P32] / 500;1) -COM.MICROSOFT.SINGLE( $$IP) -COM.MICROSOFT.SINGLE( $$AB) - COM.MICROSOFT.FLOOR(2 *COM.MICROSOFT.SINGLE( $$AP) * (COM.MICROSOFT.SINGLE($$PS) +COM.MICROSOFT.SINGLE( $$AB));1) + 1; 2);1) + 50" table:style-name="ce77">
            <text:p>50</text:p>
          </table:table-cell>
          <table:table-cell table:number-columns-repeated="16366"/>
        </table:table-row>
        <table:table-row table:style-name="ro1">
          <table:table-cell table:number-columns-repeated="5" table:style-name="ce96"/>
          <table:table-cell office:value-type="float" office:value="28" table:style-name="ce27">
            <text:p>28</text:p>
          </table:table-cell>
          <table:table-cell office:value-type="string" table:style-name="ce107">
            <text:p>-</text:p>
          </table:table-cell>
          <table:table-cell office:value-type="string" table:style-name="ce107">
            <text:p>-</text:p>
          </table:table-cell>
          <table:table-cell office:value-type="string" table:style-name="ce107">
            <text:p>-</text:p>
          </table:table-cell>
          <table:table-cell office:value-type="string" table:style-name="ce107">
            <text:p>-</text:p>
          </table:table-cell>
          <table:table-cell office:value-type="float" office:value="85" table:style-name="ce77">
            <text:p>85</text:p>
          </table:table-cell>
          <table:table-cell office:value-type="string" table:style-name="ce107">
            <text:p>-</text:p>
          </table:table-cell>
          <table:table-cell office:value-type="string" table:style-name="ce107">
            <text:p>-</text:p>
          </table:table-cell>
          <table:table-cell table:style-name="ce27"/>
          <table:table-cell office:value-type="string" table:style-name="ce138">
            <text:p>LBurst level</text:p>
          </table:table-cell>
          <table:table-cell office:value-type="float" office:value="18" table:style-name="ce139">
            <text:p>18</text:p>
          </table:table-cell>
          <table:covered-table-cell/>
          <table:table-cell table:style-name="ce77"/>
          <table:table-cell table:number-columns-repeated="16366"/>
        </table:table-row>
        <table:table-row table:style-name="ro1">
          <table:table-cell table:number-columns-repeated="5" table:style-name="ce96"/>
          <table:table-cell office:value-type="float" office:value="29" table:style-name="ce27">
            <text:p>29</text:p>
          </table:table-cell>
          <table:table-cell office:value-type="string" table:style-name="ce107">
            <text:p>-</text:p>
          </table:table-cell>
          <table:table-cell office:value-type="string" table:style-name="ce107">
            <text:p>-</text:p>
          </table:table-cell>
          <table:table-cell office:value-type="string" table:style-name="ce107">
            <text:p>-</text:p>
          </table:table-cell>
          <table:table-cell office:value-type="string" table:style-name="ce107">
            <text:p>-</text:p>
          </table:table-cell>
          <table:table-cell office:value-type="float" office:value="90" table:style-name="ce77">
            <text:p>90</text:p>
          </table:table-cell>
          <table:table-cell office:value-type="string" table:style-name="ce107">
            <text:p>-</text:p>
          </table:table-cell>
          <table:table-cell office:value-type="string" table:style-name="ce107">
            <text:p>-</text:p>
          </table:table-cell>
          <table:table-cell table:style-name="ce27"/>
          <table:table-cell office:value-type="string" table:style-name="ce138">
            <text:p>Stage</text:p>
          </table:table-cell>
          <table:table-cell office:value-type="float" office:value="58500" table:style-name="ce139">
            <text:p>58500</text:p>
          </table:table-cell>
          <table:covered-table-cell/>
          <table:table-cell table:style-name="ce77"/>
          <table:table-cell table:number-columns-repeated="16366"/>
        </table:table-row>
        <table:table-row table:style-name="ro1">
          <table:table-cell table:number-columns-repeated="5" table:style-name="ce96"/>
          <table:table-cell office:value-type="float" office:value="30" table:style-name="ce27">
            <text:p>30</text:p>
          </table:table-cell>
          <table:table-cell office:value-type="string" table:style-name="ce107">
            <text:p>-</text:p>
          </table:table-cell>
          <table:table-cell office:value-type="string" table:style-name="ce107">
            <text:p>-</text:p>
          </table:table-cell>
          <table:table-cell office:value-type="string" table:style-name="ce107">
            <text:p>-</text:p>
          </table:table-cell>
          <table:table-cell office:value-type="string" table:style-name="ce107">
            <text:p>-</text:p>
          </table:table-cell>
          <table:table-cell office:value-type="float" office:value="94" table:style-name="ce77">
            <text:p>94</text:p>
          </table:table-cell>
          <table:table-cell office:value-type="string" table:style-name="ce107">
            <text:p>-</text:p>
          </table:table-cell>
          <table:table-cell office:value-type="string" table:style-name="ce107">
            <text:p>-</text:p>
          </table:table-cell>
          <table:table-cell table:style-name="ce27"/>
          <table:table-cell office:value-type="string" table:style-name="ce140">
            <text:p>Stages skipped/proc</text:p>
          </table:table-cell>
          <table:table-cell office:value-type="float" office:value="12" table:formula="of:=COM.MICROSOFT.FLOOR((VLOOKUP([.P31]; [.F:.J]; 5; 0) + 4 +COM.MICROSOFT.SINGLE( $$AG)) / MAX((8 + 2 * COM.MICROSOFT.FLOOR([.P32] / 500;1) -COM.MICROSOFT.SINGLE( $$IP) -COM.MICROSOFT.SINGLE( $$AB) - COM.MICROSOFT.FLOOR(2 *COM.MICROSOFT.SINGLE( $$AP) * (COM.MICROSOFT.SINGLE($$PS) +COM.MICROSOFT.SINGLE( $$AB));1) + 1); 2);1)" table:style-name="ce141">
            <text:p>12</text:p>
          </table:table-cell>
          <table:covered-table-cell/>
          <table:table-cell table:style-name="ce77"/>
          <table:table-cell table:number-columns-repeated="16366"/>
        </table:table-row>
        <table:table-row table:style-name="ro1">
          <table:table-cell table:number-columns-repeated="5" table:style-name="ce96"/>
          <table:table-cell table:number-columns-repeated="9" table:style-name="ce27"/>
          <table:table-cell office:value-type="string" table:style-name="ce140">
            <text:p>Stages skipped/proc w/ Snap</text:p>
          </table:table-cell>
          <table:table-cell office:value-type="float" office:value="50" table:formula="of:=IF([.R29] &gt; 50; [.R30]; [.R29])" table:style-name="ce141">
            <text:p>50</text:p>
          </table:table-cell>
          <table:covered-table-cell/>
          <table:table-cell table:style-name="ce77"/>
          <table:table-cell table:number-columns-repeated="16366"/>
        </table:table-row>
        <table:table-row table:style-name="ro1">
          <table:table-cell table:number-columns-repeated="5" table:style-name="ce96"/>
          <table:table-cell table:number-columns-repeated="9" table:style-name="ce27"/>
          <table:table-cell office:value-type="string" table:style-name="ce142">
            <text:p>Stages skipped/proc w/ double Snap</text:p>
          </table:table-cell>
          <table:table-cell office:value-type="string" office:string-value="Not available" table:formula="of:=IF(COM.MICROSOFT.SINGLE($$TD);  COM.MICROSOFT.FLOOR((VLOOKUP([.P$31]; [.F:.J]; 5; 0)+4+COM.MICROSOFT.SINGLE($$AG))/MAX(COM.MICROSOFT.FLOOR(((8+2*COM.MICROSOFT.FLOOR([.P$32]/500;1)-COM.MICROSOFT.SINGLE($$IP)-COM.MICROSOFT.SINGLE($$AB))/4)-COM.MICROSOFT.FLOOR(2*COM.MICROSOFT.SINGLE($$AP)*(COM.MICROSOFT.SINGLE($$PS)+COM.MICROSOFT.SINGLE($$AB));1)+1;1); 1);1);  &quot;Not available&quot;)" table:style-name="ce143">
            <text:p>Not available</text:p>
          </table:table-cell>
          <table:covered-table-cell/>
          <table:table-cell table:style-name="ce77"/>
          <table:table-cell table:number-columns-repeated="16366"/>
        </table:table-row>
        <table:table-row table:style-name="ro1">
          <table:table-cell table:number-columns-repeated="5" table:style-name="ce96"/>
          <table:table-cell table:number-columns-repeated="9" table:style-name="ce27"/>
          <table:table-cell table:number-columns-repeated="2" table:style-name="ce101"/>
          <table:table-cell table:style-name="ce27"/>
          <table:table-cell table:style-name="ce77"/>
          <table:table-cell table:number-columns-repeated="16366"/>
        </table:table-row>
        <table:table-row table:style-name="ro1">
          <table:table-cell table:number-columns-repeated="5" table:style-name="ce96"/>
          <table:table-cell table:number-columns-repeated="9" table:style-name="ce27"/>
          <table:table-cell office:value-type="string" table:style-name="ce89">
            <text:p>For SC:</text:p>
          </table:table-cell>
          <table:table-cell table:style-name="ce27"/>
          <table:table-cell table:style-name="ce77"/>
          <table:table-cell table:style-name="ce27"/>
          <table:table-cell table:number-columns-repeated="16366"/>
        </table:table-row>
        <table:table-row table:style-name="ro1">
          <table:table-cell table:number-columns-repeated="5" table:style-name="ce96"/>
          <table:table-cell table:number-columns-repeated="9" table:style-name="ce27"/>
          <table:table-cell office:value-type="string" table:style-name="ce97">
            <text:p>Multispawn chance (stats)</text:p>
          </table:table-cell>
          <table:table-cell office:value-type="percentage" office:value="0.23100000000000001" table:style-name="ce144">
            <text:p>23,10%</text:p>
          </table:table-cell>
          <table:table-cell office:value-type="string" table:number-columns-spanned="1" table:number-rows-spanned="5" table:style-name="ce704">
            <text:p>Calculates what your Multispawn chance would be with Ambush 0. Input Multispawn chance from stats, current Ambush level in game and your all probability stats.</text:p>
          </table:table-cell>
          <table:table-cell table:style-name="ce77"/>
          <table:table-cell table:number-columns-repeated="16366"/>
        </table:table-row>
        <table:table-row table:style-name="ro1">
          <table:table-cell table:number-columns-repeated="5" table:style-name="ce96"/>
          <table:table-cell table:number-columns-repeated="9" table:style-name="ce27"/>
          <table:table-cell office:value-type="string" table:style-name="ce145">
            <text:p>Ambush level in game</text:p>
          </table:table-cell>
          <table:table-cell office:value-type="float" office:value="0" table:style-name="ce103">
            <text:p>0</text:p>
          </table:table-cell>
          <table:covered-table-cell/>
          <table:table-cell table:style-name="ce77"/>
          <table:table-cell table:number-columns-repeated="16366"/>
        </table:table-row>
        <table:table-row table:style-name="ro1">
          <table:table-cell table:number-columns-repeated="5" table:style-name="ce96"/>
          <table:table-cell table:number-columns-repeated="9" table:style-name="ce27"/>
          <table:table-cell office:value-type="string" table:style-name="ce146">
            <text:p>All probability artifact</text:p>
          </table:table-cell>
          <table:table-cell office:value-type="float" office:value="1.1000000000000001" table:style-name="ce103">
            <text:p>1,1</text:p>
          </table:table-cell>
          <table:covered-table-cell/>
          <table:table-cell table:style-name="ce77"/>
          <table:table-cell table:number-columns-repeated="16366"/>
        </table:table-row>
        <table:table-row table:style-name="ro1">
          <table:table-cell table:number-columns-repeated="5" table:style-name="ce96"/>
          <table:table-cell table:number-columns-repeated="9" table:style-name="ce27"/>
          <table:table-cell office:value-type="string" table:style-name="ce146">
            <text:p>All probability on slash</text:p>
          </table:table-cell>
          <table:table-cell office:value-type="float" office:value="1" table:style-name="ce103">
            <text:p>1</text:p>
          </table:table-cell>
          <table:covered-table-cell/>
          <table:table-cell table:style-name="ce77"/>
          <table:table-cell table:number-columns-repeated="16366"/>
        </table:table-row>
        <table:table-row table:style-name="ro1">
          <table:table-cell table:number-columns-repeated="5" table:style-name="ce96"/>
          <table:table-cell table:number-columns-repeated="9" table:style-name="ce27"/>
          <table:table-cell office:value-type="string" table:style-name="ce110">
            <text:p>Corrected Multispawn</text:p>
          </table:table-cell>
          <table:table-cell office:value-type="percentage" office:value="0.23100000000000001" table:formula="of:=[.P38]-VLOOKUP([.P39];[.F:.L];7;0)*[.P40]*[.P41]" table:style-name="ce147">
            <text:p>23,10%</text:p>
          </table:table-cell>
          <table:covered-table-cell/>
          <table:table-cell table:style-name="ce77"/>
          <table:table-cell table:number-columns-repeated="16366"/>
        </table:table-row>
        <table:table-row table:style-name="ro1">
          <table:table-cell table:number-columns-repeated="5" table:style-name="ce96"/>
          <table:table-cell table:number-columns-repeated="9" table:style-name="ce27"/>
          <table:table-cell office:value-type="string" table:style-name="ce148">
            <text:p>Desired Ambush level</text:p>
          </table:table-cell>
          <table:table-cell office:value-type="float" office:value="10" table:style-name="ce124">
            <text:p>10</text:p>
          </table:table-cell>
          <table:table-cell office:value-type="string" table:number-columns-spanned="1" table:number-rows-spanned="6" table:style-name="ce704">
            <text:p>Input desired Ambush level, and you'll see how many titans you'll kill per SC hit on average (assuming base x4 splash). Then it'll show how much ED it'd take to achieve the same thing (including the multispawn without any Ambush) and compares their costs (Ambush cost includes ED 1 because everyone will get DSh).</text:p>
          </table:table-cell>
          <table:table-cell table:style-name="ce77"/>
          <table:table-cell table:number-columns-repeated="16366"/>
        </table:table-row>
        <table:table-row table:style-name="ro1">
          <table:table-cell table:number-columns-repeated="5" table:style-name="ce96"/>
          <table:table-cell table:number-columns-repeated="9" table:style-name="ce27"/>
          <table:table-cell office:value-type="string" table:style-name="ce125">
            <text:p>Average titans per hit</text:p>
          </table:table-cell>
          <table:table-cell office:value-type="float" office:value="80.08050581386297" table:formula="of:=4+COM.MICROSOFT.SINGLE($$AG)+COM.MICROSOFT.SINGLE($$AP)*(COM.MICROSOFT.SINGLE($$MI)+COM.MICROSOFT.SINGLE($$AB))+([.P42]+VLOOKUP([.P43];[.F:.L];7;0)*[.P40]*[.P41])*(6+VLOOKUP([.P43];[.F:.M];8;0))/2" table:style-name="ce149">
            <text:p>80,08</text:p>
          </table:table-cell>
          <table:covered-table-cell/>
          <table:table-cell table:style-name="ce77"/>
          <table:table-cell table:number-columns-repeated="16366"/>
        </table:table-row>
        <table:table-row table:style-name="ro1">
          <table:table-cell table:number-columns-repeated="5" table:style-name="ce96"/>
          <table:table-cell table:number-columns-repeated="9" table:style-name="ce27"/>
          <table:table-cell office:value-type="string" table:style-name="ce125">
            <text:p>Ambush SP cost</text:p>
          </table:table-cell>
          <table:table-cell office:value-type="float" office:value="30" table:formula="of:=SUM(INDIRECT(&quot;A2:&quot;&amp;ADDRESS(2+[.P43];1)))+2" table:number-matrix-columns-spanned="1" table:number-matrix-rows-spanned="1" table:style-name="ce150">
            <text:p>30</text:p>
          </table:table-cell>
          <table:covered-table-cell/>
          <table:table-cell table:style-name="ce77"/>
          <table:table-cell table:number-columns-repeated="16366"/>
        </table:table-row>
        <table:table-row table:style-name="ro1">
          <table:table-cell table:number-columns-repeated="5" table:style-name="ce96"/>
          <table:table-cell table:number-columns-repeated="9" table:style-name="ce27"/>
          <table:table-cell office:value-type="string" table:style-name="ce125">
            <text:p>SC average attacks/stage</text:p>
          </table:table-cell>
          <table:table-cell office:value-type="float" office:value="1.5734166351655059" table:formula="of:=[.P7]/[.P44]" table:style-name="ce149">
            <text:p>1,57</text:p>
          </table:table-cell>
          <table:covered-table-cell/>
          <table:table-cell table:style-name="ce77"/>
          <table:table-cell table:number-columns-repeated="16366"/>
        </table:table-row>
        <table:table-row table:style-name="ro1">
          <table:table-cell table:number-columns-repeated="5" table:style-name="ce96"/>
          <table:table-cell table:number-columns-repeated="9" table:style-name="ce27"/>
          <table:table-cell office:value-type="string" table:style-name="ce125">
            <text:p>ED SP cost for same effect</text:p>
          </table:table-cell>
          <table:table-cell office:value-type="float" office:value="18" table:formula="of:=SUM(INDIRECT(&quot;A4:A&quot;&amp;VLOOKUP(1;[.B3:.F48];5;0)+3))" table:number-matrix-columns-spanned="1" table:number-matrix-rows-spanned="1" table:style-name="ce151">
            <text:p>18</text:p>
          </table:table-cell>
          <table:covered-table-cell/>
          <table:table-cell table:style-name="ce77"/>
          <table:table-cell table:number-columns-repeated="16366"/>
        </table:table-row>
        <table:table-row table:style-name="ro1">
          <table:table-cell table:number-columns-repeated="5" table:style-name="ce96"/>
          <table:table-cell table:number-columns-repeated="9" table:style-name="ce27"/>
          <table:table-cell office:value-type="string" table:style-name="ce152">
            <text:p>Better option</text:p>
          </table:table-cell>
          <table:table-cell office:value-type="string" office:string-value="ED" table:formula="of:=IF([.P47]&gt;[.P45];&quot;Ambush&quot;;&quot;ED&quot;)" table:style-name="ce128">
            <text:p>ED</text:p>
          </table:table-cell>
          <table:covered-table-cell/>
          <table:table-cell table:style-name="ce27"/>
          <table:table-cell table:number-columns-repeated="16366"/>
        </table:table-row>
        <table:table-row table:number-rows-repeated="1048528" table:style-name="ro2">
          <table:table-cell table:number-columns-repeated="16384"/>
        </table:table-row>
      </table:table>
      <table:table table:name="Advanced_start_calculator" table:style-name="ta2">
        <table:table-column table:style-name="co1" table:number-columns-repeated="1024" table:default-cell-style-name="ce1"/>
        <table:table-column table:style-name="co2" table:number-columns-repeated="15360" table:default-cell-style-name="ce1"/>
        <table:table-row table:style-name="ro1">
          <table:table-cell office:value-type="string" table:number-columns-spanned="2" table:number-rows-spanned="1" table:style-name="ce156">
            <text:p>CQ level</text:p>
          </table:table-cell>
          <table:covered-table-cell/>
          <table:table-cell table:number-columns-repeated="2" table:style-name="ce43"/>
          <table:table-cell table:number-columns-repeated="16380"/>
        </table:table-row>
        <table:table-row table:style-name="ro1">
          <table:table-cell office:value-type="float" office:value="1224" table:number-columns-spanned="2" table:number-rows-spanned="1" table:style-name="ce156">
            <text:p>1224</text:p>
          </table:table-cell>
          <table:covered-table-cell/>
          <table:table-cell table:number-columns-repeated="2" table:style-name="ce43"/>
          <table:table-cell table:number-columns-repeated="16380"/>
        </table:table-row>
        <table:table-row table:style-name="ro1">
          <table:table-cell table:number-columns-repeated="2" table:style-name="ce154"/>
          <table:table-cell table:number-columns-repeated="2" table:style-name="ce43"/>
          <table:table-cell table:number-columns-repeated="16380"/>
        </table:table-row>
        <table:table-row table:style-name="ro1">
          <table:table-cell office:value-type="string" table:number-columns-spanned="2" table:number-rows-spanned="1" table:style-name="ce157">
            <text:p>Prestige stage</text:p>
          </table:table-cell>
          <table:covered-table-cell/>
          <table:table-cell table:number-columns-repeated="2" table:style-name="ce43"/>
          <table:table-cell table:number-columns-repeated="16380"/>
        </table:table-row>
        <table:table-row table:style-name="ro1">
          <table:table-cell office:value-type="float" office:value="19500" table:number-columns-spanned="2" table:number-rows-spanned="1" table:style-name="ce157">
            <text:p>19500</text:p>
          </table:table-cell>
          <table:covered-table-cell/>
          <table:table-cell table:number-columns-repeated="2" table:style-name="ce43"/>
          <table:table-cell table:number-columns-repeated="16380"/>
        </table:table-row>
        <table:table-row table:style-name="ro1">
          <table:table-cell table:number-columns-repeated="2" table:style-name="ce154"/>
          <table:table-cell table:number-columns-repeated="2" table:style-name="ce43"/>
          <table:table-cell table:number-columns-repeated="16380"/>
        </table:table-row>
        <table:table-row table:style-name="ro1">
          <table:table-cell office:value-type="string" table:number-columns-spanned="2" table:number-rows-spanned="1" table:style-name="ce158">
            <text:p>Advanced start stage</text:p>
          </table:table-cell>
          <table:covered-table-cell/>
          <table:table-cell table:number-columns-repeated="2" table:style-name="ce43"/>
          <table:table-cell table:number-columns-repeated="16380"/>
        </table:table-row>
        <table:table-row table:style-name="ro1">
          <table:table-cell office:value-type="float" office:value="12666" table:formula="of:=INT(INT([.A5]*MIN(0.003*LN([.A2]+4)^2.741;0.9))+0.5)" table:number-columns-spanned="2" table:number-rows-spanned="1" table:style-name="ce158">
            <text:p>12666</text:p>
          </table:table-cell>
          <table:covered-table-cell/>
          <table:table-cell table:number-columns-repeated="2" table:style-name="ce43"/>
          <table:table-cell table:number-columns-repeated="16380"/>
        </table:table-row>
        <table:table-row table:style-name="ro1">
          <table:table-cell table:number-columns-repeated="4" table:style-name="ce43"/>
          <table:table-cell table:number-columns-repeated="16380"/>
        </table:table-row>
        <table:table-row table:style-name="ro1">
          <table:table-cell office:value-type="string" table:number-columns-spanned="2" table:number-rows-spanned="1" table:style-name="ce159">
            <text:p>Advanced start%</text:p>
          </table:table-cell>
          <table:covered-table-cell/>
          <table:table-cell table:number-columns-repeated="2" table:style-name="ce43"/>
          <table:table-cell table:number-columns-repeated="16380"/>
        </table:table-row>
        <table:table-row table:style-name="ro1">
          <table:table-cell office:value-type="percentage" office:value="0.64956375815579759" table:formula="of:=MIN(0.003*LN([.A2]+4)^2.741;0.9)" table:number-columns-spanned="2" table:number-rows-spanned="1" table:style-name="ce160">
            <text:p>65,0%</text:p>
          </table:table-cell>
          <table:covered-table-cell/>
          <table:table-cell table:number-columns-repeated="2" table:style-name="ce43"/>
          <table:table-cell table:number-columns-repeated="16380"/>
        </table:table-row>
        <table:table-row table:style-name="ro1">
          <table:table-cell table:number-columns-repeated="2" table:style-name="ce155"/>
          <table:table-cell table:number-columns-repeated="2" table:style-name="ce43"/>
          <table:table-cell table:number-columns-repeated="16380"/>
        </table:table-row>
        <table:table-row table:style-name="ro1">
          <table:table-cell office:value-type="string" table:style-name="ce43">
            <text:p>Credits go to Mischief and Chuckles for the advanced start formula.</text:p>
          </table:table-cell>
          <table:table-cell table:number-columns-repeated="3" table:style-name="ce43"/>
          <table:table-cell table:number-columns-repeated="16380"/>
        </table:table-row>
        <table:table-row table:number-rows-repeated="1048563" table:style-name="ro2">
          <table:table-cell table:number-columns-repeated="16384"/>
        </table:table-row>
      </table:table>
      <table:table table:name="Mana_Consumption_Calc" table:style-name="ta2">
        <table:table-column table:style-name="co17" table:number-columns-repeated="9" table:default-cell-style-name="ce1"/>
        <table:table-column table:style-name="co17" table:number-columns-repeated="36" table:default-cell-style-name="ce1" table:visibility="collapse"/>
        <table:table-column table:style-name="co1" table:number-columns-repeated="979" table:default-cell-style-name="ce1"/>
        <table:table-column table:style-name="co2" table:number-columns-repeated="15360" table:default-cell-style-name="ce1"/>
        <table:table-row table:style-name="ro5">
          <table:table-cell table:number-columns-repeated="3" table:style-name="ce161"/>
          <table:table-cell table:style-name="ce5"/>
          <table:table-cell table:number-columns-repeated="4" table:style-name="ce161"/>
          <table:table-cell table:style-name="ce5"/>
          <table:table-cell table:number-columns-repeated="36" table:style-name="ce162"/>
          <table:table-cell table:number-columns-repeated="16339"/>
        </table:table-row>
        <table:table-row table:style-name="ro5">
          <table:table-cell table:style-name="ce161"/>
          <table:table-cell office:value-type="string" table:number-columns-spanned="2" table:number-rows-spanned="2" table:style-name="ce172">
            <text:p>OUTDATED!! NEW SHEET HERE</text:p>
          </table:table-cell>
          <table:covered-table-cell/>
          <table:table-cell office:value-type="string" table:number-columns-spanned="2" table:number-rows-spanned="2" table:style-name="ce173">
            <text:p><text:a xlink:href="https://bit.ly/3wvRCha">https://bit.ly/3wvRCha</text:a></text:p>
          </table:table-cell>
          <table:covered-table-cell/>
          <table:table-cell table:number-columns-repeated="3" table:style-name="ce161"/>
          <table:table-cell table:style-name="ce5"/>
          <table:table-cell table:number-columns-repeated="36" table:style-name="ce162"/>
          <table:table-cell table:number-columns-repeated="16339"/>
        </table:table-row>
        <table:table-row table:style-name="ro5">
          <table:table-cell table:style-name="ce161"/>
          <table:covered-table-cell/>
          <table:covered-table-cell/>
          <table:covered-table-cell/>
          <table:covered-table-cell/>
          <table:table-cell table:number-columns-repeated="3" table:style-name="ce161"/>
          <table:table-cell table:style-name="ce5"/>
          <table:table-cell table:number-columns-repeated="36" table:style-name="ce162"/>
          <table:table-cell table:number-columns-repeated="16339"/>
        </table:table-row>
        <table:table-row table:style-name="ro5">
          <table:table-cell table:number-columns-repeated="3" table:style-name="ce161"/>
          <table:table-cell table:style-name="ce5"/>
          <table:table-cell table:number-columns-repeated="4" table:style-name="ce161"/>
          <table:table-cell table:style-name="ce5"/>
          <table:table-cell table:number-columns-repeated="36" table:style-name="ce162"/>
          <table:table-cell table:number-columns-repeated="16339"/>
        </table:table-row>
        <table:table-row table:style-name="ro1">
          <table:table-cell table:style-name="ce161"/>
          <table:table-cell office:value-type="string" table:number-columns-spanned="7" table:number-rows-spanned="1" table:style-name="ce174">
            <text:p>Input spell duration as it is listed in the Sword Master tab.</text:p>
            <text:p>Note: Contract duration should be at least double the setup time. They both have 60 seconds cooldown. There are two choices for multicasting: you can either enter the expected time until the final multicast, or the expected fraction of the spell duration until the final multicast. The former option is in seconds, the latter option is a number between 0 and 1. HS is unaffected by this, and always assumes an interval of 3 seconds when multicasting it.</text:p>
          </table:table-cell>
          <table:covered-table-cell table:number-columns-repeated="6"/>
          <table:table-cell table:style-name="ce5"/>
          <table:table-cell table:number-columns-repeated="36" table:style-name="ce162"/>
          <table:table-cell table:number-columns-repeated="16339"/>
        </table:table-row>
        <table:table-row table:style-name="ro5">
          <table:table-cell table:number-columns-repeated="3" table:style-name="ce161"/>
          <table:table-cell table:style-name="ce5"/>
          <table:table-cell table:number-columns-repeated="4" table:style-name="ce161"/>
          <table:table-cell table:style-name="ce5"/>
          <table:table-cell office:value-type="float" office:value="24" table:style-name="ce163">
            <text:p>24</text:p>
          </table:table-cell>
          <table:table-cell office:value-type="float" office:value="25" table:style-name="ce163">
            <text:p>25</text:p>
          </table:table-cell>
          <table:table-cell office:value-type="float" office:value="26" table:style-name="ce163">
            <text:p>26</text:p>
          </table:table-cell>
          <table:table-cell office:value-type="float" office:value="28" table:style-name="ce163">
            <text:p>28</text:p>
          </table:table-cell>
          <table:table-cell office:value-type="float" office:value="30" table:style-name="ce163">
            <text:p>30</text:p>
          </table:table-cell>
          <table:table-cell office:value-type="float" office:value="32" table:style-name="ce163">
            <text:p>32</text:p>
          </table:table-cell>
          <table:table-cell office:value-type="float" office:value="33" table:style-name="ce163">
            <text:p>33</text:p>
          </table:table-cell>
          <table:table-cell office:value-type="float" office:value="35" table:style-name="ce163">
            <text:p>35</text:p>
          </table:table-cell>
          <table:table-cell office:value-type="float" office:value="37" table:style-name="ce163">
            <text:p>37</text:p>
          </table:table-cell>
          <table:table-cell office:value-type="float" office:value="39" table:style-name="ce163">
            <text:p>39</text:p>
          </table:table-cell>
          <table:table-cell office:value-type="float" office:value="42" table:style-name="ce163">
            <text:p>42</text:p>
          </table:table-cell>
          <table:table-cell office:value-type="float" office:value="44" table:style-name="ce163">
            <text:p>44</text:p>
          </table:table-cell>
          <table:table-cell office:value-type="float" office:value="46" table:style-name="ce163">
            <text:p>46</text:p>
          </table:table-cell>
          <table:table-cell office:value-type="float" office:value="48" table:style-name="ce163">
            <text:p>48</text:p>
          </table:table-cell>
          <table:table-cell office:value-type="float" office:value="50" table:style-name="ce163">
            <text:p>50</text:p>
          </table:table-cell>
          <table:table-cell office:value-type="float" office:value="53" table:style-name="ce163">
            <text:p>53</text:p>
          </table:table-cell>
          <table:table-cell office:value-type="float" office:value="55" table:style-name="ce163">
            <text:p>55</text:p>
          </table:table-cell>
          <table:table-cell office:value-type="float" office:value="57" table:style-name="ce163">
            <text:p>57</text:p>
          </table:table-cell>
          <table:table-cell office:value-type="float" office:value="60" table:style-name="ce163">
            <text:p>60</text:p>
          </table:table-cell>
          <table:table-cell office:value-type="float" office:value="62" table:style-name="ce163">
            <text:p>62</text:p>
          </table:table-cell>
          <table:table-cell office:value-type="float" office:value="65" table:style-name="ce163">
            <text:p>65</text:p>
          </table:table-cell>
          <table:table-cell office:value-type="float" office:value="67" table:style-name="ce163">
            <text:p>67</text:p>
          </table:table-cell>
          <table:table-cell office:value-type="float" office:value="70" table:style-name="ce163">
            <text:p>70</text:p>
          </table:table-cell>
          <table:table-cell office:value-type="float" office:value="72" table:style-name="ce163">
            <text:p>72</text:p>
          </table:table-cell>
          <table:table-cell office:value-type="float" office:value="75" table:style-name="ce163">
            <text:p>75</text:p>
          </table:table-cell>
          <table:table-cell office:value-type="float" office:value="78" table:style-name="ce163">
            <text:p>78</text:p>
          </table:table-cell>
          <table:table-cell office:value-type="float" office:value="80" table:style-name="ce163">
            <text:p>80</text:p>
          </table:table-cell>
          <table:table-cell office:value-type="float" office:value="83" table:style-name="ce163">
            <text:p>83</text:p>
          </table:table-cell>
          <table:table-cell office:value-type="float" office:value="85" table:style-name="ce163">
            <text:p>85</text:p>
          </table:table-cell>
          <table:table-cell office:value-type="float" office:value="88" table:style-name="ce163">
            <text:p>88</text:p>
          </table:table-cell>
          <table:table-cell office:value-type="float" office:value="99" table:style-name="ce163">
            <text:p>99</text:p>
          </table:table-cell>
          <table:table-cell office:value-type="float" office:value="110" table:style-name="ce163">
            <text:p>110</text:p>
          </table:table-cell>
          <table:table-cell office:value-type="float" office:value="124" table:style-name="ce163">
            <text:p>124</text:p>
          </table:table-cell>
          <table:table-cell office:value-type="float" office:value="138" table:style-name="ce163">
            <text:p>138</text:p>
          </table:table-cell>
          <table:table-cell office:value-type="float" office:value="155" table:style-name="ce163">
            <text:p>155</text:p>
          </table:table-cell>
          <table:table-cell table:style-name="ce162"/>
          <table:table-cell table:number-columns-repeated="16339"/>
        </table:table-row>
        <table:table-row table:style-name="ro5">
          <table:table-cell table:style-name="ce161"/>
          <table:table-cell office:value-type="string" table:style-name="ce164">
            <text:p>Spell</text:p>
          </table:table-cell>
          <table:table-cell office:value-type="string" table:style-name="ce164">
            <text:p>Level</text:p>
          </table:table-cell>
          <table:table-cell office:value-type="string" table:style-name="ce164">
            <text:p>Multicast Stacks</text:p>
          </table:table-cell>
          <table:table-cell office:value-type="string" table:style-name="ce164">
            <text:p>Duration (seconds)</text:p>
          </table:table-cell>
          <table:table-cell table:style-name="ce161"/>
          <table:table-cell office:value-type="string" table:style-name="ce164">
            <text:p>Skill artifacts</text:p>
          </table:table-cell>
          <table:table-cell table:style-name="ce164"/>
          <table:table-cell table:style-name="ce5"/>
          <table:table-cell office:value-type="float" office:value="34" table:style-name="ce163">
            <text:p>34</text:p>
          </table:table-cell>
          <table:table-cell office:value-type="float" office:value="35" table:style-name="ce163">
            <text:p>35</text:p>
          </table:table-cell>
          <table:table-cell office:value-type="float" office:value="37" table:style-name="ce163">
            <text:p>37</text:p>
          </table:table-cell>
          <table:table-cell office:value-type="float" office:value="40" table:style-name="ce163">
            <text:p>40</text:p>
          </table:table-cell>
          <table:table-cell office:value-type="float" office:value="43" table:style-name="ce163">
            <text:p>43</text:p>
          </table:table-cell>
          <table:table-cell office:value-type="float" office:value="46" table:style-name="ce163">
            <text:p>46</text:p>
          </table:table-cell>
          <table:table-cell office:value-type="float" office:value="49" table:style-name="ce163">
            <text:p>49</text:p>
          </table:table-cell>
          <table:table-cell office:value-type="float" office:value="52" table:style-name="ce163">
            <text:p>52</text:p>
          </table:table-cell>
          <table:table-cell office:value-type="float" office:value="56" table:style-name="ce163">
            <text:p>56</text:p>
          </table:table-cell>
          <table:table-cell office:value-type="float" office:value="60" table:style-name="ce163">
            <text:p>60</text:p>
          </table:table-cell>
          <table:table-cell office:value-type="float" office:value="63" table:style-name="ce163">
            <text:p>63</text:p>
          </table:table-cell>
          <table:table-cell office:value-type="float" office:value="68" table:style-name="ce163">
            <text:p>68</text:p>
          </table:table-cell>
          <table:table-cell office:value-type="float" office:value="72" table:style-name="ce163">
            <text:p>72</text:p>
          </table:table-cell>
          <table:table-cell office:value-type="float" office:value="76" table:style-name="ce163">
            <text:p>76</text:p>
          </table:table-cell>
          <table:table-cell office:value-type="float" office:value="81" table:style-name="ce163">
            <text:p>81</text:p>
          </table:table-cell>
          <table:table-cell office:value-type="float" office:value="86" table:style-name="ce163">
            <text:p>86</text:p>
          </table:table-cell>
          <table:table-cell office:value-type="float" office:value="90" table:style-name="ce163">
            <text:p>90</text:p>
          </table:table-cell>
          <table:table-cell office:value-type="float" office:value="95" table:style-name="ce163">
            <text:p>95</text:p>
          </table:table-cell>
          <table:table-cell office:value-type="float" office:value="100" table:style-name="ce163">
            <text:p>100</text:p>
          </table:table-cell>
          <table:table-cell office:value-type="float" office:value="105" table:style-name="ce163">
            <text:p>105</text:p>
          </table:table-cell>
          <table:table-cell office:value-type="float" office:value="111" table:style-name="ce163">
            <text:p>111</text:p>
          </table:table-cell>
          <table:table-cell office:value-type="float" office:value="116" table:style-name="ce163">
            <text:p>116</text:p>
          </table:table-cell>
          <table:table-cell office:value-type="float" office:value="122" table:style-name="ce163">
            <text:p>122</text:p>
          </table:table-cell>
          <table:table-cell office:value-type="float" office:value="127" table:style-name="ce163">
            <text:p>127</text:p>
          </table:table-cell>
          <table:table-cell office:value-type="float" office:value="133" table:style-name="ce163">
            <text:p>133</text:p>
          </table:table-cell>
          <table:table-cell office:value-type="float" office:value="139" table:style-name="ce163">
            <text:p>139</text:p>
          </table:table-cell>
          <table:table-cell office:value-type="float" office:value="145" table:style-name="ce163">
            <text:p>145</text:p>
          </table:table-cell>
          <table:table-cell office:value-type="float" office:value="151" table:style-name="ce163">
            <text:p>151</text:p>
          </table:table-cell>
          <table:table-cell office:value-type="float" office:value="157" table:style-name="ce163">
            <text:p>157</text:p>
          </table:table-cell>
          <table:table-cell office:value-type="float" office:value="163" table:style-name="ce163">
            <text:p>163</text:p>
          </table:table-cell>
          <table:table-cell office:value-type="float" office:value="183" table:style-name="ce163">
            <text:p>183</text:p>
          </table:table-cell>
          <table:table-cell office:value-type="float" office:value="204" table:style-name="ce163">
            <text:p>204</text:p>
          </table:table-cell>
          <table:table-cell office:value-type="float" office:value="229" table:style-name="ce163">
            <text:p>229</text:p>
          </table:table-cell>
          <table:table-cell office:value-type="float" office:value="256" table:style-name="ce163">
            <text:p>256</text:p>
          </table:table-cell>
          <table:table-cell office:value-type="float" office:value="287" table:style-name="ce163">
            <text:p>287</text:p>
          </table:table-cell>
          <table:table-cell table:style-name="ce162"/>
          <table:table-cell table:number-columns-repeated="16339"/>
        </table:table-row>
        <table:table-row table:style-name="ro1">
          <table:table-cell table:style-name="ce5"/>
          <table:table-cell office:value-type="string" table:style-name="ce165">
            <text:p>Heavenly Strike</text:p>
          </table:table-cell>
          <table:table-cell office:value-type="float" office:value="35" table:style-name="ce33">
            <text:p>35</text:p>
          </table:table-cell>
          <table:table-cell office:value-type="float" office:value="4" table:style-name="ce33">
            <text:p>4</text:p>
          </table:table-cell>
          <table:table-cell office:value-type="string" table:style-name="ce166">
            <text:p>N/A</text:p>
          </table:table-cell>
          <table:table-cell table:style-name="ce161"/>
          <table:table-cell office:value-type="string" table:style-name="ce165">
            <text:p>Infinity Pendulum</text:p>
          </table:table-cell>
          <table:table-cell office:value-type="boolean" office:boolean-value="true" table:formula="of:=TRUE()" table:style-name="ce33">
            <text:p>WAHR</text:p>
          </table:table-cell>
          <table:table-cell table:style-name="ce5"/>
          <table:table-cell office:value-type="float" office:value="44" table:style-name="ce163">
            <text:p>44</text:p>
          </table:table-cell>
          <table:table-cell office:value-type="float" office:value="45" table:style-name="ce163">
            <text:p>45</text:p>
          </table:table-cell>
          <table:table-cell office:value-type="float" office:value="48" table:style-name="ce163">
            <text:p>48</text:p>
          </table:table-cell>
          <table:table-cell office:value-type="float" office:value="50" table:style-name="ce163">
            <text:p>50</text:p>
          </table:table-cell>
          <table:table-cell office:value-type="float" office:value="53" table:style-name="ce163">
            <text:p>53</text:p>
          </table:table-cell>
          <table:table-cell office:value-type="float" office:value="56" table:style-name="ce163">
            <text:p>56</text:p>
          </table:table-cell>
          <table:table-cell office:value-type="float" office:value="60" table:style-name="ce163">
            <text:p>60</text:p>
          </table:table-cell>
          <table:table-cell office:value-type="float" office:value="64" table:style-name="ce163">
            <text:p>64</text:p>
          </table:table-cell>
          <table:table-cell office:value-type="float" office:value="68" table:style-name="ce163">
            <text:p>68</text:p>
          </table:table-cell>
          <table:table-cell office:value-type="float" office:value="72" table:style-name="ce163">
            <text:p>72</text:p>
          </table:table-cell>
          <table:table-cell office:value-type="float" office:value="77" table:style-name="ce163">
            <text:p>77</text:p>
          </table:table-cell>
          <table:table-cell office:value-type="float" office:value="81" table:style-name="ce163">
            <text:p>81</text:p>
          </table:table-cell>
          <table:table-cell office:value-type="float" office:value="86" table:style-name="ce163">
            <text:p>86</text:p>
          </table:table-cell>
          <table:table-cell office:value-type="float" office:value="91" table:style-name="ce163">
            <text:p>91</text:p>
          </table:table-cell>
          <table:table-cell office:value-type="float" office:value="96" table:style-name="ce163">
            <text:p>96</text:p>
          </table:table-cell>
          <table:table-cell office:value-type="float" office:value="102" table:style-name="ce163">
            <text:p>102</text:p>
          </table:table-cell>
          <table:table-cell office:value-type="float" office:value="107" table:style-name="ce163">
            <text:p>107</text:p>
          </table:table-cell>
          <table:table-cell office:value-type="float" office:value="113" table:style-name="ce163">
            <text:p>113</text:p>
          </table:table-cell>
          <table:table-cell office:value-type="float" office:value="119" table:style-name="ce163">
            <text:p>119</text:p>
          </table:table-cell>
          <table:table-cell office:value-type="float" office:value="125" table:style-name="ce163">
            <text:p>125</text:p>
          </table:table-cell>
          <table:table-cell office:value-type="float" office:value="131" table:style-name="ce163">
            <text:p>131</text:p>
          </table:table-cell>
          <table:table-cell office:value-type="float" office:value="137" table:style-name="ce163">
            <text:p>137</text:p>
          </table:table-cell>
          <table:table-cell office:value-type="float" office:value="144" table:style-name="ce163">
            <text:p>144</text:p>
          </table:table-cell>
          <table:table-cell office:value-type="float" office:value="150" table:style-name="ce163">
            <text:p>150</text:p>
          </table:table-cell>
          <table:table-cell office:value-type="float" office:value="157" table:style-name="ce163">
            <text:p>157</text:p>
          </table:table-cell>
          <table:table-cell office:value-type="float" office:value="164" table:style-name="ce163">
            <text:p>164</text:p>
          </table:table-cell>
          <table:table-cell office:value-type="float" office:value="170" table:style-name="ce163">
            <text:p>170</text:p>
          </table:table-cell>
          <table:table-cell office:value-type="float" office:value="177" table:style-name="ce163">
            <text:p>177</text:p>
          </table:table-cell>
          <table:table-cell office:value-type="float" office:value="185" table:style-name="ce163">
            <text:p>185</text:p>
          </table:table-cell>
          <table:table-cell office:value-type="float" office:value="192" table:style-name="ce163">
            <text:p>192</text:p>
          </table:table-cell>
          <table:table-cell office:value-type="float" office:value="215" table:style-name="ce163">
            <text:p>215</text:p>
          </table:table-cell>
          <table:table-cell office:value-type="float" office:value="241" table:style-name="ce163">
            <text:p>241</text:p>
          </table:table-cell>
          <table:table-cell office:value-type="float" office:value="270" table:style-name="ce163">
            <text:p>270</text:p>
          </table:table-cell>
          <table:table-cell office:value-type="float" office:value="302" table:style-name="ce163">
            <text:p>302</text:p>
          </table:table-cell>
          <table:table-cell office:value-type="float" office:value="338" table:style-name="ce163">
            <text:p>338</text:p>
          </table:table-cell>
          <table:table-cell table:style-name="ce162"/>
          <table:table-cell table:number-columns-repeated="16339"/>
        </table:table-row>
        <table:table-row table:style-name="ro1">
          <table:table-cell table:style-name="ce5"/>
          <table:table-cell office:value-type="string" table:style-name="ce165">
            <text:p>Deadly Strike</text:p>
          </table:table-cell>
          <table:table-cell office:value-type="float" office:value="0" table:style-name="ce33">
            <text:p>0</text:p>
          </table:table-cell>
          <table:table-cell office:value-type="float" office:value="0" table:style-name="ce33">
            <text:p>0</text:p>
          </table:table-cell>
          <table:table-cell office:value-type="float" office:value="180" table:style-name="ce33">
            <text:p>180</text:p>
          </table:table-cell>
          <table:table-cell table:style-name="ce161"/>
          <table:table-cell office:value-type="string" table:style-name="ce165">
            <text:p>Glove of Kuma</text:p>
          </table:table-cell>
          <table:table-cell office:value-type="boolean" office:boolean-value="true" table:formula="of:=TRUE()" table:style-name="ce33">
            <text:p>WAHR</text:p>
          </table:table-cell>
          <table:table-cell table:style-name="ce5"/>
          <table:table-cell office:value-type="float" office:value="34" table:style-name="ce163">
            <text:p>34</text:p>
          </table:table-cell>
          <table:table-cell office:value-type="float" office:value="35" table:style-name="ce163">
            <text:p>35</text:p>
          </table:table-cell>
          <table:table-cell office:value-type="float" office:value="37" table:style-name="ce163">
            <text:p>37</text:p>
          </table:table-cell>
          <table:table-cell office:value-type="float" office:value="40" table:style-name="ce163">
            <text:p>40</text:p>
          </table:table-cell>
          <table:table-cell office:value-type="float" office:value="42" table:style-name="ce163">
            <text:p>42</text:p>
          </table:table-cell>
          <table:table-cell office:value-type="float" office:value="45" table:style-name="ce163">
            <text:p>45</text:p>
          </table:table-cell>
          <table:table-cell office:value-type="float" office:value="48" table:style-name="ce163">
            <text:p>48</text:p>
          </table:table-cell>
          <table:table-cell office:value-type="float" office:value="51" table:style-name="ce163">
            <text:p>51</text:p>
          </table:table-cell>
          <table:table-cell office:value-type="float" office:value="54" table:style-name="ce163">
            <text:p>54</text:p>
          </table:table-cell>
          <table:table-cell office:value-type="float" office:value="58" table:style-name="ce163">
            <text:p>58</text:p>
          </table:table-cell>
          <table:table-cell office:value-type="float" office:value="62" table:style-name="ce163">
            <text:p>62</text:p>
          </table:table-cell>
          <table:table-cell office:value-type="float" office:value="65" table:style-name="ce163">
            <text:p>65</text:p>
          </table:table-cell>
          <table:table-cell office:value-type="float" office:value="69" table:style-name="ce163">
            <text:p>69</text:p>
          </table:table-cell>
          <table:table-cell office:value-type="float" office:value="73" table:style-name="ce163">
            <text:p>73</text:p>
          </table:table-cell>
          <table:table-cell office:value-type="float" office:value="77" table:style-name="ce163">
            <text:p>77</text:p>
          </table:table-cell>
          <table:table-cell office:value-type="float" office:value="82" table:style-name="ce163">
            <text:p>82</text:p>
          </table:table-cell>
          <table:table-cell office:value-type="float" office:value="86" table:style-name="ce163">
            <text:p>86</text:p>
          </table:table-cell>
          <table:table-cell office:value-type="float" office:value="91" table:style-name="ce163">
            <text:p>91</text:p>
          </table:table-cell>
          <table:table-cell office:value-type="float" office:value="95" table:style-name="ce163">
            <text:p>95</text:p>
          </table:table-cell>
          <table:table-cell office:value-type="float" office:value="100" table:style-name="ce163">
            <text:p>100</text:p>
          </table:table-cell>
          <table:table-cell office:value-type="float" office:value="105" table:style-name="ce163">
            <text:p>105</text:p>
          </table:table-cell>
          <table:table-cell office:value-type="float" office:value="109" table:style-name="ce163">
            <text:p>109</text:p>
          </table:table-cell>
          <table:table-cell office:value-type="float" office:value="114" table:style-name="ce163">
            <text:p>114</text:p>
          </table:table-cell>
          <table:table-cell office:value-type="float" office:value="119" table:style-name="ce163">
            <text:p>119</text:p>
          </table:table-cell>
          <table:table-cell office:value-type="float" office:value="125" table:style-name="ce163">
            <text:p>125</text:p>
          </table:table-cell>
          <table:table-cell office:value-type="float" office:value="130" table:style-name="ce163">
            <text:p>130</text:p>
          </table:table-cell>
          <table:table-cell office:value-type="float" office:value="135" table:style-name="ce163">
            <text:p>135</text:p>
          </table:table-cell>
          <table:table-cell office:value-type="float" office:value="140" table:style-name="ce163">
            <text:p>140</text:p>
          </table:table-cell>
          <table:table-cell office:value-type="float" office:value="146" table:style-name="ce163">
            <text:p>146</text:p>
          </table:table-cell>
          <table:table-cell office:value-type="float" office:value="151" table:style-name="ce163">
            <text:p>151</text:p>
          </table:table-cell>
          <table:table-cell office:value-type="float" office:value="169" table:style-name="ce163">
            <text:p>169</text:p>
          </table:table-cell>
          <table:table-cell office:value-type="float" office:value="189" table:style-name="ce163">
            <text:p>189</text:p>
          </table:table-cell>
          <table:table-cell office:value-type="float" office:value="212" table:style-name="ce163">
            <text:p>212</text:p>
          </table:table-cell>
          <table:table-cell office:value-type="float" office:value="238" table:style-name="ce163">
            <text:p>238</text:p>
          </table:table-cell>
          <table:table-cell office:value-type="float" office:value="266" table:style-name="ce163">
            <text:p>266</text:p>
          </table:table-cell>
          <table:table-cell table:style-name="ce162"/>
          <table:table-cell table:number-columns-repeated="16339"/>
        </table:table-row>
        <table:table-row table:style-name="ro1">
          <table:table-cell table:style-name="ce5"/>
          <table:table-cell office:value-type="string" table:style-name="ce165">
            <text:p>Hand of Midas</text:p>
          </table:table-cell>
          <table:table-cell office:value-type="float" office:value="35" table:style-name="ce33">
            <text:p>35</text:p>
          </table:table-cell>
          <table:table-cell office:value-type="float" office:value="0" table:style-name="ce33">
            <text:p>0</text:p>
          </table:table-cell>
          <table:table-cell office:value-type="float" office:value="180" table:style-name="ce33">
            <text:p>180</text:p>
          </table:table-cell>
          <table:table-cell table:style-name="ce161"/>
          <table:table-cell office:value-type="string" table:style-name="ce165">
            <text:p>Titan Spear</text:p>
          </table:table-cell>
          <table:table-cell office:value-type="boolean" office:boolean-value="true" table:formula="of:=TRUE()" table:style-name="ce33">
            <text:p>WAHR</text:p>
          </table:table-cell>
          <table:table-cell table:style-name="ce5"/>
          <table:table-cell office:value-type="float" office:value="44" table:style-name="ce163">
            <text:p>44</text:p>
          </table:table-cell>
          <table:table-cell office:value-type="float" office:value="45" table:style-name="ce163">
            <text:p>45</text:p>
          </table:table-cell>
          <table:table-cell office:value-type="float" office:value="47" table:style-name="ce163">
            <text:p>47</text:p>
          </table:table-cell>
          <table:table-cell office:value-type="float" office:value="50" table:style-name="ce163">
            <text:p>50</text:p>
          </table:table-cell>
          <table:table-cell office:value-type="float" office:value="53" table:style-name="ce163">
            <text:p>53</text:p>
          </table:table-cell>
          <table:table-cell office:value-type="float" office:value="56" table:style-name="ce163">
            <text:p>56</text:p>
          </table:table-cell>
          <table:table-cell office:value-type="float" office:value="60" table:style-name="ce163">
            <text:p>60</text:p>
          </table:table-cell>
          <table:table-cell office:value-type="float" office:value="63" table:style-name="ce163">
            <text:p>63</text:p>
          </table:table-cell>
          <table:table-cell office:value-type="float" office:value="67" table:style-name="ce163">
            <text:p>67</text:p>
          </table:table-cell>
          <table:table-cell office:value-type="float" office:value="71" table:style-name="ce163">
            <text:p>71</text:p>
          </table:table-cell>
          <table:table-cell office:value-type="float" office:value="76" table:style-name="ce163">
            <text:p>76</text:p>
          </table:table-cell>
          <table:table-cell office:value-type="float" office:value="80" table:style-name="ce163">
            <text:p>80</text:p>
          </table:table-cell>
          <table:table-cell office:value-type="float" office:value="85" table:style-name="ce163">
            <text:p>85</text:p>
          </table:table-cell>
          <table:table-cell office:value-type="float" office:value="90" table:style-name="ce163">
            <text:p>90</text:p>
          </table:table-cell>
          <table:table-cell office:value-type="float" office:value="95" table:style-name="ce163">
            <text:p>95</text:p>
          </table:table-cell>
          <table:table-cell office:value-type="float" office:value="100" table:style-name="ce163">
            <text:p>100</text:p>
          </table:table-cell>
          <table:table-cell office:value-type="float" office:value="105" table:style-name="ce163">
            <text:p>105</text:p>
          </table:table-cell>
          <table:table-cell office:value-type="float" office:value="111" table:style-name="ce163">
            <text:p>111</text:p>
          </table:table-cell>
          <table:table-cell office:value-type="float" office:value="116" table:style-name="ce163">
            <text:p>116</text:p>
          </table:table-cell>
          <table:table-cell office:value-type="float" office:value="122" table:style-name="ce163">
            <text:p>122</text:p>
          </table:table-cell>
          <table:table-cell office:value-type="float" office:value="128" table:style-name="ce163">
            <text:p>128</text:p>
          </table:table-cell>
          <table:table-cell office:value-type="float" office:value="134" table:style-name="ce163">
            <text:p>134</text:p>
          </table:table-cell>
          <table:table-cell office:value-type="float" office:value="140" table:style-name="ce163">
            <text:p>140</text:p>
          </table:table-cell>
          <table:table-cell office:value-type="float" office:value="146" table:style-name="ce163">
            <text:p>146</text:p>
          </table:table-cell>
          <table:table-cell office:value-type="float" office:value="152" table:style-name="ce163">
            <text:p>152</text:p>
          </table:table-cell>
          <table:table-cell office:value-type="float" office:value="159" table:style-name="ce163">
            <text:p>159</text:p>
          </table:table-cell>
          <table:table-cell office:value-type="float" office:value="165" table:style-name="ce163">
            <text:p>165</text:p>
          </table:table-cell>
          <table:table-cell office:value-type="float" office:value="172" table:style-name="ce163">
            <text:p>172</text:p>
          </table:table-cell>
          <table:table-cell office:value-type="float" office:value="179" table:style-name="ce163">
            <text:p>179</text:p>
          </table:table-cell>
          <table:table-cell office:value-type="float" office:value="186" table:style-name="ce163">
            <text:p>186</text:p>
          </table:table-cell>
          <table:table-cell office:value-type="float" office:value="208" table:style-name="ce163">
            <text:p>208</text:p>
          </table:table-cell>
          <table:table-cell office:value-type="float" office:value="233" table:style-name="ce163">
            <text:p>233</text:p>
          </table:table-cell>
          <table:table-cell office:value-type="float" office:value="261" table:style-name="ce163">
            <text:p>261</text:p>
          </table:table-cell>
          <table:table-cell office:value-type="float" office:value="293" table:style-name="ce163">
            <text:p>293</text:p>
          </table:table-cell>
          <table:table-cell office:value-type="float" office:value="328" table:style-name="ce163">
            <text:p>328</text:p>
          </table:table-cell>
          <table:table-cell table:style-name="ce162"/>
          <table:table-cell table:number-columns-repeated="16339"/>
        </table:table-row>
        <table:table-row table:style-name="ro1">
          <table:table-cell table:style-name="ce5"/>
          <table:table-cell office:value-type="string" table:style-name="ce165">
            <text:p>Fire Sword</text:p>
          </table:table-cell>
          <table:table-cell office:value-type="float" office:value="35" table:style-name="ce33">
            <text:p>35</text:p>
          </table:table-cell>
          <table:table-cell office:value-type="float" office:value="0" table:style-name="ce33">
            <text:p>0</text:p>
          </table:table-cell>
          <table:table-cell office:value-type="float" office:value="180" table:style-name="ce33">
            <text:p>180</text:p>
          </table:table-cell>
          <table:table-cell table:style-name="ce161"/>
          <table:table-cell office:value-type="string" table:style-name="ce165">
            <text:p>Oak Staff</text:p>
          </table:table-cell>
          <table:table-cell office:value-type="boolean" office:boolean-value="true" table:formula="of:=TRUE()" table:style-name="ce33">
            <text:p>WAHR</text:p>
          </table:table-cell>
          <table:table-cell table:style-name="ce5"/>
          <table:table-cell office:value-type="float" office:value="44" table:style-name="ce163">
            <text:p>44</text:p>
          </table:table-cell>
          <table:table-cell office:value-type="float" office:value="45" table:style-name="ce163">
            <text:p>45</text:p>
          </table:table-cell>
          <table:table-cell office:value-type="float" office:value="46" table:style-name="ce163">
            <text:p>46</text:p>
          </table:table-cell>
          <table:table-cell office:value-type="float" office:value="47" table:style-name="ce163">
            <text:p>47</text:p>
          </table:table-cell>
          <table:table-cell office:value-type="float" office:value="49" table:style-name="ce163">
            <text:p>49</text:p>
          </table:table-cell>
          <table:table-cell office:value-type="float" office:value="52" table:style-name="ce163">
            <text:p>52</text:p>
          </table:table-cell>
          <table:table-cell office:value-type="float" office:value="55" table:style-name="ce163">
            <text:p>55</text:p>
          </table:table-cell>
          <table:table-cell office:value-type="float" office:value="58" table:style-name="ce163">
            <text:p>58</text:p>
          </table:table-cell>
          <table:table-cell office:value-type="float" office:value="62" table:style-name="ce163">
            <text:p>62</text:p>
          </table:table-cell>
          <table:table-cell office:value-type="float" office:value="66" table:style-name="ce163">
            <text:p>66</text:p>
          </table:table-cell>
          <table:table-cell office:value-type="float" office:value="70" table:style-name="ce163">
            <text:p>70</text:p>
          </table:table-cell>
          <table:table-cell office:value-type="float" office:value="75" table:style-name="ce163">
            <text:p>75</text:p>
          </table:table-cell>
          <table:table-cell office:value-type="float" office:value="80" table:style-name="ce163">
            <text:p>80</text:p>
          </table:table-cell>
          <table:table-cell office:value-type="float" office:value="86" table:style-name="ce163">
            <text:p>86</text:p>
          </table:table-cell>
          <table:table-cell office:value-type="float" office:value="92" table:style-name="ce163">
            <text:p>92</text:p>
          </table:table-cell>
          <table:table-cell office:value-type="float" office:value="98" table:style-name="ce163">
            <text:p>98</text:p>
          </table:table-cell>
          <table:table-cell office:value-type="float" office:value="105" table:style-name="ce163">
            <text:p>105</text:p>
          </table:table-cell>
          <table:table-cell office:value-type="float" office:value="112" table:style-name="ce163">
            <text:p>112</text:p>
          </table:table-cell>
          <table:table-cell office:value-type="float" office:value="120" table:style-name="ce163">
            <text:p>120</text:p>
          </table:table-cell>
          <table:table-cell office:value-type="float" office:value="128" table:style-name="ce163">
            <text:p>128</text:p>
          </table:table-cell>
          <table:table-cell office:value-type="float" office:value="136" table:style-name="ce163">
            <text:p>136</text:p>
          </table:table-cell>
          <table:table-cell office:value-type="float" office:value="145" table:style-name="ce163">
            <text:p>145</text:p>
          </table:table-cell>
          <table:table-cell office:value-type="float" office:value="154" table:style-name="ce163">
            <text:p>154</text:p>
          </table:table-cell>
          <table:table-cell office:value-type="float" office:value="163" table:style-name="ce163">
            <text:p>163</text:p>
          </table:table-cell>
          <table:table-cell office:value-type="float" office:value="173" table:style-name="ce163">
            <text:p>173</text:p>
          </table:table-cell>
          <table:table-cell office:value-type="float" office:value="183" table:style-name="ce163">
            <text:p>183</text:p>
          </table:table-cell>
          <table:table-cell office:value-type="float" office:value="193" table:style-name="ce163">
            <text:p>193</text:p>
          </table:table-cell>
          <table:table-cell office:value-type="float" office:value="204" table:style-name="ce163">
            <text:p>204</text:p>
          </table:table-cell>
          <table:table-cell office:value-type="float" office:value="216" table:style-name="ce163">
            <text:p>216</text:p>
          </table:table-cell>
          <table:table-cell office:value-type="float" office:value="227" table:style-name="ce163">
            <text:p>227</text:p>
          </table:table-cell>
          <table:table-cell office:value-type="float" office:value="254" table:style-name="ce163">
            <text:p>254</text:p>
          </table:table-cell>
          <table:table-cell office:value-type="float" office:value="285" table:style-name="ce163">
            <text:p>285</text:p>
          </table:table-cell>
          <table:table-cell office:value-type="float" office:value="319" table:style-name="ce163">
            <text:p>319</text:p>
          </table:table-cell>
          <table:table-cell office:value-type="float" office:value="357" table:style-name="ce163">
            <text:p>357</text:p>
          </table:table-cell>
          <table:table-cell office:value-type="float" office:value="400" table:style-name="ce163">
            <text:p>400</text:p>
          </table:table-cell>
          <table:table-cell table:style-name="ce162"/>
          <table:table-cell table:number-columns-repeated="16339"/>
        </table:table-row>
        <table:table-row table:style-name="ro1">
          <table:table-cell table:style-name="ce5"/>
          <table:table-cell office:value-type="string" table:style-name="ce165">
            <text:p>War Cry</text:p>
          </table:table-cell>
          <table:table-cell office:value-type="float" office:value="35" table:style-name="ce33">
            <text:p>35</text:p>
          </table:table-cell>
          <table:table-cell office:value-type="float" office:value="0" table:style-name="ce33">
            <text:p>0</text:p>
          </table:table-cell>
          <table:table-cell office:value-type="float" office:value="180" table:style-name="ce33">
            <text:p>180</text:p>
          </table:table-cell>
          <table:table-cell table:style-name="ce161"/>
          <table:table-cell office:value-type="string" table:style-name="ce165">
            <text:p>The Arcana Cloak</text:p>
          </table:table-cell>
          <table:table-cell office:value-type="boolean" office:boolean-value="true" table:formula="of:=TRUE()" table:style-name="ce33">
            <text:p>WAHR</text:p>
          </table:table-cell>
          <table:table-cell table:style-name="ce5"/>
          <table:table-cell office:value-type="float" office:value="47" table:style-name="ce163">
            <text:p>47</text:p>
          </table:table-cell>
          <table:table-cell office:value-type="float" office:value="48" table:style-name="ce163">
            <text:p>48</text:p>
          </table:table-cell>
          <table:table-cell office:value-type="float" office:value="49" table:style-name="ce163">
            <text:p>49</text:p>
          </table:table-cell>
          <table:table-cell office:value-type="float" office:value="50" table:style-name="ce163">
            <text:p>50</text:p>
          </table:table-cell>
          <table:table-cell office:value-type="float" office:value="52" table:style-name="ce163">
            <text:p>52</text:p>
          </table:table-cell>
          <table:table-cell office:value-type="float" office:value="55" table:style-name="ce163">
            <text:p>55</text:p>
          </table:table-cell>
          <table:table-cell office:value-type="float" office:value="58" table:style-name="ce163">
            <text:p>58</text:p>
          </table:table-cell>
          <table:table-cell office:value-type="float" office:value="61" table:style-name="ce163">
            <text:p>61</text:p>
          </table:table-cell>
          <table:table-cell office:value-type="float" office:value="66" table:style-name="ce163">
            <text:p>66</text:p>
          </table:table-cell>
          <table:table-cell office:value-type="float" office:value="70" table:style-name="ce163">
            <text:p>70</text:p>
          </table:table-cell>
          <table:table-cell office:value-type="float" office:value="74" table:style-name="ce163">
            <text:p>74</text:p>
          </table:table-cell>
          <table:table-cell office:value-type="float" office:value="79" table:style-name="ce163">
            <text:p>79</text:p>
          </table:table-cell>
          <table:table-cell office:value-type="float" office:value="84" table:style-name="ce163">
            <text:p>84</text:p>
          </table:table-cell>
          <table:table-cell office:value-type="float" office:value="91" table:style-name="ce163">
            <text:p>91</text:p>
          </table:table-cell>
          <table:table-cell office:value-type="float" office:value="97" table:style-name="ce163">
            <text:p>97</text:p>
          </table:table-cell>
          <table:table-cell office:value-type="float" office:value="103" table:style-name="ce163">
            <text:p>103</text:p>
          </table:table-cell>
          <table:table-cell office:value-type="float" office:value="111" table:style-name="ce163">
            <text:p>111</text:p>
          </table:table-cell>
          <table:table-cell office:value-type="float" office:value="118" table:style-name="ce163">
            <text:p>118</text:p>
          </table:table-cell>
          <table:table-cell office:value-type="float" office:value="126" table:style-name="ce163">
            <text:p>126</text:p>
          </table:table-cell>
          <table:table-cell office:value-type="float" office:value="135" table:style-name="ce163">
            <text:p>135</text:p>
          </table:table-cell>
          <table:table-cell office:value-type="float" office:value="143" table:style-name="ce163">
            <text:p>143</text:p>
          </table:table-cell>
          <table:table-cell office:value-type="float" office:value="153" table:style-name="ce163">
            <text:p>153</text:p>
          </table:table-cell>
          <table:table-cell office:value-type="float" office:value="162" table:style-name="ce163">
            <text:p>162</text:p>
          </table:table-cell>
          <table:table-cell office:value-type="float" office:value="172" table:style-name="ce163">
            <text:p>172</text:p>
          </table:table-cell>
          <table:table-cell office:value-type="float" office:value="182" table:style-name="ce163">
            <text:p>182</text:p>
          </table:table-cell>
          <table:table-cell office:value-type="float" office:value="193" table:style-name="ce163">
            <text:p>193</text:p>
          </table:table-cell>
          <table:table-cell office:value-type="float" office:value="203" table:style-name="ce163">
            <text:p>203</text:p>
          </table:table-cell>
          <table:table-cell office:value-type="float" office:value="215" table:style-name="ce163">
            <text:p>215</text:p>
          </table:table-cell>
          <table:table-cell office:value-type="float" office:value="227" table:style-name="ce163">
            <text:p>227</text:p>
          </table:table-cell>
          <table:table-cell office:value-type="float" office:value="239" table:style-name="ce163">
            <text:p>239</text:p>
          </table:table-cell>
          <table:table-cell office:value-type="float" office:value="267" table:style-name="ce163">
            <text:p>267</text:p>
          </table:table-cell>
          <table:table-cell office:value-type="float" office:value="300" table:style-name="ce163">
            <text:p>300</text:p>
          </table:table-cell>
          <table:table-cell office:value-type="float" office:value="335" table:style-name="ce163">
            <text:p>335</text:p>
          </table:table-cell>
          <table:table-cell office:value-type="float" office:value="375" table:style-name="ce163">
            <text:p>375</text:p>
          </table:table-cell>
          <table:table-cell office:value-type="float" office:value="420" table:style-name="ce163">
            <text:p>420</text:p>
          </table:table-cell>
          <table:table-cell table:style-name="ce162"/>
          <table:table-cell table:number-columns-repeated="16339"/>
        </table:table-row>
        <table:table-row table:style-name="ro1">
          <table:table-cell table:style-name="ce5"/>
          <table:table-cell office:value-type="string" table:style-name="ce165">
            <text:p>Shadow Clone</text:p>
          </table:table-cell>
          <table:table-cell office:value-type="float" office:value="35" table:style-name="ce33">
            <text:p>35</text:p>
          </table:table-cell>
          <table:table-cell office:value-type="float" office:value="0" table:style-name="ce33">
            <text:p>0</text:p>
          </table:table-cell>
          <table:table-cell office:value-type="float" office:value="180" table:style-name="ce33">
            <text:p>180</text:p>
          </table:table-cell>
          <table:table-cell table:style-name="ce161"/>
          <table:table-cell office:value-type="string" table:style-name="ce165">
            <text:p>Hunter's Ointment</text:p>
          </table:table-cell>
          <table:table-cell office:value-type="boolean" office:boolean-value="true" table:formula="of:=TRUE()" table:style-name="ce33">
            <text:p>WAHR</text:p>
          </table:table-cell>
          <table:table-cell table:style-name="ce5"/>
          <table:table-cell office:value-type="float" office:value="45" table:style-name="ce167">
            <text:p>45</text:p>
          </table:table-cell>
          <table:table-cell office:value-type="float" office:value="46" table:style-name="ce167">
            <text:p>46</text:p>
          </table:table-cell>
          <table:table-cell office:value-type="float" office:value="47" table:style-name="ce167">
            <text:p>47</text:p>
          </table:table-cell>
          <table:table-cell office:value-type="float" office:value="48" table:style-name="ce167">
            <text:p>48</text:p>
          </table:table-cell>
          <table:table-cell office:value-type="float" office:value="50" table:style-name="ce167">
            <text:p>50</text:p>
          </table:table-cell>
          <table:table-cell office:value-type="float" office:value="53" table:style-name="ce167">
            <text:p>53</text:p>
          </table:table-cell>
          <table:table-cell office:value-type="float" office:value="56" table:style-name="ce167">
            <text:p>56</text:p>
          </table:table-cell>
          <table:table-cell office:value-type="float" office:value="59" table:style-name="ce167">
            <text:p>59</text:p>
          </table:table-cell>
          <table:table-cell office:value-type="float" office:value="64" table:style-name="ce167">
            <text:p>64</text:p>
          </table:table-cell>
          <table:table-cell office:value-type="float" office:value="68" table:style-name="ce167">
            <text:p>68</text:p>
          </table:table-cell>
          <table:table-cell office:value-type="float" office:value="72" table:style-name="ce167">
            <text:p>72</text:p>
          </table:table-cell>
          <table:table-cell office:value-type="float" office:value="77" table:style-name="ce167">
            <text:p>77</text:p>
          </table:table-cell>
          <table:table-cell office:value-type="float" office:value="82" table:style-name="ce167">
            <text:p>82</text:p>
          </table:table-cell>
          <table:table-cell office:value-type="float" office:value="88" table:style-name="ce167">
            <text:p>88</text:p>
          </table:table-cell>
          <table:table-cell office:value-type="float" office:value="94" table:style-name="ce167">
            <text:p>94</text:p>
          </table:table-cell>
          <table:table-cell office:value-type="float" office:value="100" table:style-name="ce167">
            <text:p>100</text:p>
          </table:table-cell>
          <table:table-cell office:value-type="float" office:value="108" table:style-name="ce167">
            <text:p>108</text:p>
          </table:table-cell>
          <table:table-cell office:value-type="float" office:value="115" table:style-name="ce167">
            <text:p>115</text:p>
          </table:table-cell>
          <table:table-cell office:value-type="float" office:value="123" table:style-name="ce167">
            <text:p>123</text:p>
          </table:table-cell>
          <table:table-cell office:value-type="float" office:value="131" table:style-name="ce167">
            <text:p>131</text:p>
          </table:table-cell>
          <table:table-cell office:value-type="float" office:value="139" table:style-name="ce167">
            <text:p>139</text:p>
          </table:table-cell>
          <table:table-cell office:value-type="float" office:value="149" table:style-name="ce167">
            <text:p>149</text:p>
          </table:table-cell>
          <table:table-cell office:value-type="float" office:value="158" table:style-name="ce167">
            <text:p>158</text:p>
          </table:table-cell>
          <table:table-cell office:value-type="float" office:value="167" table:style-name="ce167">
            <text:p>167</text:p>
          </table:table-cell>
          <table:table-cell office:value-type="float" office:value="177" table:style-name="ce167">
            <text:p>177</text:p>
          </table:table-cell>
          <table:table-cell office:value-type="float" office:value="188" table:style-name="ce167">
            <text:p>188</text:p>
          </table:table-cell>
          <table:table-cell office:value-type="float" office:value="198" table:style-name="ce167">
            <text:p>198</text:p>
          </table:table-cell>
          <table:table-cell office:value-type="float" office:value="209" table:style-name="ce167">
            <text:p>209</text:p>
          </table:table-cell>
          <table:table-cell office:value-type="float" office:value="221" table:style-name="ce167">
            <text:p>221</text:p>
          </table:table-cell>
          <table:table-cell office:value-type="float" office:value="233" table:style-name="ce167">
            <text:p>233</text:p>
          </table:table-cell>
          <table:table-cell office:value-type="float" office:value="260" table:style-name="ce167">
            <text:p>260</text:p>
          </table:table-cell>
          <table:table-cell office:value-type="float" office:value="292" table:style-name="ce167">
            <text:p>292</text:p>
          </table:table-cell>
          <table:table-cell office:value-type="float" office:value="327" table:style-name="ce167">
            <text:p>327</text:p>
          </table:table-cell>
          <table:table-cell office:value-type="float" office:value="366" table:style-name="ce167">
            <text:p>366</text:p>
          </table:table-cell>
          <table:table-cell office:value-type="float" office:value="410" table:style-name="ce167">
            <text:p>410</text:p>
          </table:table-cell>
          <table:table-cell table:style-name="ce168"/>
          <table:table-cell table:number-columns-repeated="16339"/>
        </table:table-row>
        <table:table-row table:style-name="ro1">
          <table:table-cell table:style-name="ce5"/>
          <table:table-cell office:value-type="string" table:style-name="ce165">
            <text:p>Dual Summon</text:p>
          </table:table-cell>
          <table:table-cell office:value-type="float" office:value="0" table:style-name="ce33">
            <text:p>0</text:p>
          </table:table-cell>
          <table:table-cell office:value-type="float" office:value="0" table:style-name="ce33">
            <text:p>0</text:p>
          </table:table-cell>
          <table:table-cell office:value-type="float" office:value="180" table:style-name="ce33">
            <text:p>180</text:p>
          </table:table-cell>
          <table:table-cell table:number-columns-repeated="4" table:style-name="ce5"/>
          <table:table-cell office:value-type="float" office:value="47" table:style-name="ce167">
            <text:p>47</text:p>
          </table:table-cell>
          <table:table-cell office:value-type="float" office:value="48" table:style-name="ce167">
            <text:p>48</text:p>
          </table:table-cell>
          <table:table-cell office:value-type="float" office:value="50" table:style-name="ce167">
            <text:p>50</text:p>
          </table:table-cell>
          <table:table-cell office:value-type="float" office:value="53" table:style-name="ce167">
            <text:p>53</text:p>
          </table:table-cell>
          <table:table-cell office:value-type="float" office:value="56" table:style-name="ce167">
            <text:p>56</text:p>
          </table:table-cell>
          <table:table-cell office:value-type="float" office:value="59" table:style-name="ce167">
            <text:p>59</text:p>
          </table:table-cell>
          <table:table-cell office:value-type="float" office:value="63" table:style-name="ce167">
            <text:p>63</text:p>
          </table:table-cell>
          <table:table-cell office:value-type="float" office:value="66" table:style-name="ce167">
            <text:p>66</text:p>
          </table:table-cell>
          <table:table-cell office:value-type="float" office:value="70" table:style-name="ce167">
            <text:p>70</text:p>
          </table:table-cell>
          <table:table-cell office:value-type="float" office:value="74" table:style-name="ce167">
            <text:p>74</text:p>
          </table:table-cell>
          <table:table-cell office:value-type="float" office:value="79" table:style-name="ce167">
            <text:p>79</text:p>
          </table:table-cell>
          <table:table-cell office:value-type="float" office:value="83" table:style-name="ce167">
            <text:p>83</text:p>
          </table:table-cell>
          <table:table-cell office:value-type="float" office:value="88" table:style-name="ce167">
            <text:p>88</text:p>
          </table:table-cell>
          <table:table-cell office:value-type="float" office:value="93" table:style-name="ce167">
            <text:p>93</text:p>
          </table:table-cell>
          <table:table-cell office:value-type="float" office:value="98" table:style-name="ce167">
            <text:p>98</text:p>
          </table:table-cell>
          <table:table-cell office:value-type="float" office:value="103" table:style-name="ce167">
            <text:p>103</text:p>
          </table:table-cell>
          <table:table-cell office:value-type="float" office:value="108" table:style-name="ce167">
            <text:p>108</text:p>
          </table:table-cell>
          <table:table-cell office:value-type="float" office:value="114" table:style-name="ce167">
            <text:p>114</text:p>
          </table:table-cell>
          <table:table-cell office:value-type="float" office:value="119" table:style-name="ce167">
            <text:p>119</text:p>
          </table:table-cell>
          <table:table-cell office:value-type="float" office:value="125" table:style-name="ce167">
            <text:p>125</text:p>
          </table:table-cell>
          <table:table-cell office:value-type="float" office:value="131" table:style-name="ce167">
            <text:p>131</text:p>
          </table:table-cell>
          <table:table-cell office:value-type="float" office:value="137" table:style-name="ce167">
            <text:p>137</text:p>
          </table:table-cell>
          <table:table-cell office:value-type="float" office:value="143" table:style-name="ce167">
            <text:p>143</text:p>
          </table:table-cell>
          <table:table-cell office:value-type="float" office:value="149" table:style-name="ce167">
            <text:p>149</text:p>
          </table:table-cell>
          <table:table-cell office:value-type="float" office:value="155" table:style-name="ce167">
            <text:p>155</text:p>
          </table:table-cell>
          <table:table-cell office:value-type="float" office:value="162" table:style-name="ce167">
            <text:p>162</text:p>
          </table:table-cell>
          <table:table-cell office:value-type="float" office:value="168" table:style-name="ce167">
            <text:p>168</text:p>
          </table:table-cell>
          <table:table-cell office:value-type="float" office:value="175" table:style-name="ce167">
            <text:p>175</text:p>
          </table:table-cell>
          <table:table-cell office:value-type="float" office:value="182" table:style-name="ce167">
            <text:p>182</text:p>
          </table:table-cell>
          <table:table-cell office:value-type="float" office:value="189" table:style-name="ce167">
            <text:p>189</text:p>
          </table:table-cell>
          <table:table-cell office:value-type="float" office:value="211" table:style-name="ce167">
            <text:p>211</text:p>
          </table:table-cell>
          <table:table-cell office:value-type="float" office:value="236" table:style-name="ce167">
            <text:p>236</text:p>
          </table:table-cell>
          <table:table-cell office:value-type="float" office:value="264" table:style-name="ce167">
            <text:p>264</text:p>
          </table:table-cell>
          <table:table-cell office:value-type="float" office:value="296" table:style-name="ce167">
            <text:p>296</text:p>
          </table:table-cell>
          <table:table-cell office:value-type="float" office:value="331" table:style-name="ce167">
            <text:p>331</text:p>
          </table:table-cell>
          <table:table-cell table:style-name="ce168"/>
          <table:table-cell table:number-columns-repeated="16339"/>
        </table:table-row>
        <table:table-row table:style-name="ro1">
          <table:table-cell table:style-name="ce5"/>
          <table:table-cell office:value-type="string" table:style-name="ce165">
            <text:p>Blade Stream</text:p>
          </table:table-cell>
          <table:table-cell office:value-type="float" office:value="0" table:style-name="ce33">
            <text:p>0</text:p>
          </table:table-cell>
          <table:table-cell office:value-type="float" office:value="0" table:style-name="ce33">
            <text:p>0</text:p>
          </table:table-cell>
          <table:table-cell office:value-type="float" office:value="180" table:style-name="ce33">
            <text:p>180</text:p>
          </table:table-cell>
          <table:table-cell table:number-columns-repeated="4" table:style-name="ce5"/>
          <table:table-cell office:value-type="float" office:value="49" table:style-name="ce167">
            <text:p>49</text:p>
          </table:table-cell>
          <table:table-cell office:value-type="float" office:value="50" table:style-name="ce167">
            <text:p>50</text:p>
          </table:table-cell>
          <table:table-cell office:value-type="float" office:value="52" table:style-name="ce167">
            <text:p>52</text:p>
          </table:table-cell>
          <table:table-cell office:value-type="float" office:value="55" table:style-name="ce167">
            <text:p>55</text:p>
          </table:table-cell>
          <table:table-cell office:value-type="float" office:value="58" table:style-name="ce167">
            <text:p>58</text:p>
          </table:table-cell>
          <table:table-cell office:value-type="float" office:value="61" table:style-name="ce167">
            <text:p>61</text:p>
          </table:table-cell>
          <table:table-cell office:value-type="float" office:value="65" table:style-name="ce167">
            <text:p>65</text:p>
          </table:table-cell>
          <table:table-cell office:value-type="float" office:value="68" table:style-name="ce167">
            <text:p>68</text:p>
          </table:table-cell>
          <table:table-cell office:value-type="float" office:value="72" table:style-name="ce167">
            <text:p>72</text:p>
          </table:table-cell>
          <table:table-cell office:value-type="float" office:value="76" table:style-name="ce167">
            <text:p>76</text:p>
          </table:table-cell>
          <table:table-cell office:value-type="float" office:value="81" table:style-name="ce167">
            <text:p>81</text:p>
          </table:table-cell>
          <table:table-cell office:value-type="float" office:value="85" table:style-name="ce167">
            <text:p>85</text:p>
          </table:table-cell>
          <table:table-cell office:value-type="float" office:value="90" table:style-name="ce167">
            <text:p>90</text:p>
          </table:table-cell>
          <table:table-cell office:value-type="float" office:value="95" table:style-name="ce167">
            <text:p>95</text:p>
          </table:table-cell>
          <table:table-cell office:value-type="float" office:value="100" table:style-name="ce167">
            <text:p>100</text:p>
          </table:table-cell>
          <table:table-cell office:value-type="float" office:value="105" table:style-name="ce167">
            <text:p>105</text:p>
          </table:table-cell>
          <table:table-cell office:value-type="float" office:value="110" table:style-name="ce167">
            <text:p>110</text:p>
          </table:table-cell>
          <table:table-cell office:value-type="float" office:value="116" table:style-name="ce167">
            <text:p>116</text:p>
          </table:table-cell>
          <table:table-cell office:value-type="float" office:value="121" table:style-name="ce167">
            <text:p>121</text:p>
          </table:table-cell>
          <table:table-cell office:value-type="float" office:value="127" table:style-name="ce167">
            <text:p>127</text:p>
          </table:table-cell>
          <table:table-cell office:value-type="float" office:value="133" table:style-name="ce167">
            <text:p>133</text:p>
          </table:table-cell>
          <table:table-cell office:value-type="float" office:value="139" table:style-name="ce167">
            <text:p>139</text:p>
          </table:table-cell>
          <table:table-cell office:value-type="float" office:value="145" table:style-name="ce167">
            <text:p>145</text:p>
          </table:table-cell>
          <table:table-cell office:value-type="float" office:value="151" table:style-name="ce167">
            <text:p>151</text:p>
          </table:table-cell>
          <table:table-cell office:value-type="float" office:value="157" table:style-name="ce167">
            <text:p>157</text:p>
          </table:table-cell>
          <table:table-cell office:value-type="float" office:value="164" table:style-name="ce167">
            <text:p>164</text:p>
          </table:table-cell>
          <table:table-cell office:value-type="float" office:value="170" table:style-name="ce167">
            <text:p>170</text:p>
          </table:table-cell>
          <table:table-cell office:value-type="float" office:value="177" table:style-name="ce167">
            <text:p>177</text:p>
          </table:table-cell>
          <table:table-cell office:value-type="float" office:value="184" table:style-name="ce167">
            <text:p>184</text:p>
          </table:table-cell>
          <table:table-cell office:value-type="float" office:value="191" table:style-name="ce167">
            <text:p>191</text:p>
          </table:table-cell>
          <table:table-cell office:value-type="float" office:value="213" table:style-name="ce167">
            <text:p>213</text:p>
          </table:table-cell>
          <table:table-cell office:value-type="float" office:value="238" table:style-name="ce167">
            <text:p>238</text:p>
          </table:table-cell>
          <table:table-cell office:value-type="float" office:value="266" table:style-name="ce167">
            <text:p>266</text:p>
          </table:table-cell>
          <table:table-cell office:value-type="float" office:value="298" table:style-name="ce167">
            <text:p>298</text:p>
          </table:table-cell>
          <table:table-cell office:value-type="float" office:value="333" table:style-name="ce167">
            <text:p>333</text:p>
          </table:table-cell>
          <table:table-cell table:style-name="ce5"/>
          <table:table-cell table:number-columns-repeated="16339"/>
        </table:table-row>
        <table:table-row table:style-name="ro1">
          <table:table-cell table:style-name="ce5"/>
          <table:table-cell office:value-type="string" table:style-name="ce165">
            <text:p>Thunder Ship</text:p>
          </table:table-cell>
          <table:table-cell office:value-type="float" office:value="0" table:style-name="ce33">
            <text:p>0</text:p>
          </table:table-cell>
          <table:table-cell office:value-type="float" office:value="0" table:style-name="ce33">
            <text:p>0</text:p>
          </table:table-cell>
          <table:table-cell office:value-type="float" office:value="180" table:style-name="ce33">
            <text:p>180</text:p>
          </table:table-cell>
          <table:table-cell table:number-columns-repeated="40" table:style-name="ce5"/>
          <table:table-cell table:number-columns-repeated="16339"/>
        </table:table-row>
        <table:table-row table:style-name="ro1">
          <table:table-cell table:style-name="ce5"/>
          <table:table-cell office:value-type="string" table:style-name="ce165">
            <text:p>Twilight Fairy</text:p>
          </table:table-cell>
          <table:table-cell office:value-type="float" office:value="35" table:style-name="ce33">
            <text:p>35</text:p>
          </table:table-cell>
          <table:table-cell office:value-type="float" office:value="0" table:style-name="ce33">
            <text:p>0</text:p>
          </table:table-cell>
          <table:table-cell office:value-type="float" office:value="180" table:style-name="ce33">
            <text:p>180</text:p>
          </table:table-cell>
          <table:table-cell table:number-columns-repeated="4" table:style-name="ce5"/>
          <table:table-cell office:value-type="float" office:value="1" table:style-name="ce169">
            <text:p>1,00</text:p>
          </table:table-cell>
          <table:table-cell office:value-type="float" office:value="0.94" table:style-name="ce169">
            <text:p>0,94</text:p>
          </table:table-cell>
          <table:table-cell office:value-type="float" office:value="0.88" table:style-name="ce169">
            <text:p>0,88</text:p>
          </table:table-cell>
          <table:table-cell office:value-type="float" office:value="0.82" table:style-name="ce169">
            <text:p>0,82</text:p>
          </table:table-cell>
          <table:table-cell office:value-type="float" office:value="0.76" table:style-name="ce169">
            <text:p>0,76</text:p>
          </table:table-cell>
          <table:table-cell office:value-type="float" office:value="0.7" table:style-name="ce169">
            <text:p>0,70</text:p>
          </table:table-cell>
          <table:table-cell office:value-type="float" office:value="0.64" table:style-name="ce169">
            <text:p>0,64</text:p>
          </table:table-cell>
          <table:table-cell office:value-type="float" office:value="0.57999999999999996" table:style-name="ce169">
            <text:p>0,58</text:p>
          </table:table-cell>
          <table:table-cell table:number-columns-repeated="28" table:style-name="ce5"/>
          <table:table-cell table:number-columns-repeated="16339"/>
        </table:table-row>
        <table:table-row table:style-name="ro1">
          <table:table-cell table:style-name="ce170"/>
          <table:table-cell table:number-columns-repeated="8" table:style-name="ce5"/>
          <table:table-cell office:value-type="float" office:value="1" table:style-name="ce171">
            <text:p>1,00</text:p>
          </table:table-cell>
          <table:table-cell office:value-type="float" office:value="0.96" table:style-name="ce171">
            <text:p>0,96</text:p>
          </table:table-cell>
          <table:table-cell office:value-type="float" office:value="0.92" table:style-name="ce171">
            <text:p>0,92</text:p>
          </table:table-cell>
          <table:table-cell office:value-type="float" office:value="0.88" table:style-name="ce171">
            <text:p>0,88</text:p>
          </table:table-cell>
          <table:table-cell office:value-type="float" office:value="0.84" table:style-name="ce171">
            <text:p>0,84</text:p>
          </table:table-cell>
          <table:table-cell office:value-type="float" office:value="0.8" table:style-name="ce171">
            <text:p>0,80</text:p>
          </table:table-cell>
          <table:table-cell office:value-type="float" office:value="0.76" table:style-name="ce171">
            <text:p>0,76</text:p>
          </table:table-cell>
          <table:table-cell office:value-type="float" office:value="0.72" table:style-name="ce171">
            <text:p>0,72</text:p>
          </table:table-cell>
          <table:table-cell office:value-type="float" office:value="0.68" table:style-name="ce171">
            <text:p>0,68</text:p>
          </table:table-cell>
          <table:table-cell office:value-type="float" office:value="0.64" table:style-name="ce171">
            <text:p>0,64</text:p>
          </table:table-cell>
          <table:table-cell office:value-type="float" office:value="0.6" table:style-name="ce171">
            <text:p>0,60</text:p>
          </table:table-cell>
          <table:table-cell office:value-type="float" office:value="0.55000000000000004" table:style-name="ce171">
            <text:p>0,55</text:p>
          </table:table-cell>
          <table:table-cell office:value-type="float" office:value="0.5" table:style-name="ce171">
            <text:p>0,50</text:p>
          </table:table-cell>
          <table:table-cell office:value-type="float" office:value="0.45" table:style-name="ce171">
            <text:p>0,45</text:p>
          </table:table-cell>
          <table:table-cell office:value-type="float" office:value="0.4" table:style-name="ce171">
            <text:p>0,40</text:p>
          </table:table-cell>
          <table:table-cell office:value-type="float" office:value="0.35" table:style-name="ce171">
            <text:p>0,35</text:p>
          </table:table-cell>
          <table:table-cell table:number-columns-repeated="20" table:style-name="ce5"/>
          <table:table-cell table:number-columns-repeated="16339"/>
        </table:table-row>
        <table:table-row table:style-name="ro1">
          <table:table-cell table:style-name="ce2"/>
          <table:table-cell office:value-type="string" table:number-columns-spanned="3" table:number-rows-spanned="1" table:style-name="ce175">
            <text:p>Dimensional Shift Level (spell duration)</text:p>
          </table:table-cell>
          <table:covered-table-cell table:number-columns-repeated="2"/>
          <table:table-cell table:style-name="ce2"/>
          <table:table-cell office:value-type="string" table:number-columns-spanned="3" table:number-rows-spanned="1" table:style-name="ce175">
            <text:p>Rejuvenation Level (Heavenly Strike multicast cost)</text:p>
          </table:table-cell>
          <table:covered-table-cell table:number-columns-repeated="2"/>
          <table:table-cell table:number-columns-repeated="37" table:style-name="ce5"/>
          <table:table-cell table:number-columns-repeated="16339"/>
        </table:table-row>
        <table:table-row table:style-name="ro1">
          <table:table-cell table:style-name="ce2"/>
          <table:table-cell office:value-type="float" office:value="15" table:number-columns-spanned="3" table:number-rows-spanned="1" table:content-validation-name="val15" table:style-name="ce176">
            <text:p>15</text:p>
          </table:table-cell>
          <table:covered-table-cell table:number-columns-repeated="2"/>
          <table:table-cell table:style-name="ce2"/>
          <table:table-cell office:value-type="float" office:value="0" table:number-columns-spanned="3" table:number-rows-spanned="1" table:content-validation-name="val16" table:style-name="ce176">
            <text:p>0</text:p>
          </table:table-cell>
          <table:covered-table-cell table:number-columns-repeated="2"/>
          <table:table-cell table:style-name="ce5"/>
          <table:table-cell office:value-type="float" office:value="20" table:style-name="ce5">
            <text:p>20</text:p>
          </table:table-cell>
          <table:table-cell table:number-columns-repeated="35" table:style-name="ce5"/>
          <table:table-cell table:number-columns-repeated="16339"/>
        </table:table-row>
        <table:table-row table:style-name="ro1">
          <table:table-cell table:style-name="ce170"/>
          <table:table-cell table:number-columns-repeated="7" table:style-name="ce2"/>
          <table:table-cell table:style-name="ce5"/>
          <table:table-cell office:value-type="float" office:value="30" table:style-name="ce5">
            <text:p>30</text:p>
          </table:table-cell>
          <table:table-cell table:number-columns-repeated="35" table:style-name="ce5"/>
          <table:table-cell table:number-columns-repeated="16339"/>
        </table:table-row>
        <table:table-row table:style-name="ro1">
          <table:table-cell table:style-name="ce2"/>
          <table:table-cell office:value-type="string" table:number-columns-spanned="3" table:number-rows-spanned="1" table:style-name="ce175">
            <text:p>Hourglass of the Impatient (spell cooldown)</text:p>
          </table:table-cell>
          <table:covered-table-cell table:number-columns-repeated="2"/>
          <table:table-cell table:style-name="ce2"/>
          <table:table-cell office:value-type="string" table:number-columns-spanned="3" table:number-rows-spanned="1" table:style-name="ce175">
            <text:p>Mystical Beans of Senzu (mana refund)</text:p>
          </table:table-cell>
          <table:covered-table-cell table:number-columns-repeated="2"/>
          <table:table-cell table:style-name="ce5"/>
          <table:table-cell office:value-type="float" office:value="40" table:style-name="ce5">
            <text:p>40</text:p>
          </table:table-cell>
          <table:table-cell table:number-columns-repeated="35" table:style-name="ce5"/>
          <table:table-cell table:number-columns-repeated="16339"/>
        </table:table-row>
        <table:table-row table:style-name="ro1">
          <table:table-cell table:style-name="ce5"/>
          <table:table-cell office:value-type="boolean" office:boolean-value="true" table:formula="of:=TRUE()" table:number-columns-spanned="3" table:number-rows-spanned="1" table:style-name="ce176">
            <text:p>WAHR</text:p>
          </table:table-cell>
          <table:covered-table-cell table:number-columns-repeated="2"/>
          <table:table-cell table:style-name="ce2"/>
          <table:table-cell office:value-type="boolean" office:boolean-value="true" table:formula="of:=TRUE()" table:number-columns-spanned="3" table:number-rows-spanned="1" table:style-name="ce176">
            <text:p>WAHR</text:p>
          </table:table-cell>
          <table:covered-table-cell table:number-columns-repeated="2"/>
          <table:table-cell table:style-name="ce5"/>
          <table:table-cell office:value-type="float" office:value="30" table:style-name="ce5">
            <text:p>30</text:p>
          </table:table-cell>
          <table:table-cell table:number-columns-repeated="35" table:style-name="ce5"/>
          <table:table-cell table:number-columns-repeated="16339"/>
        </table:table-row>
        <table:table-row table:style-name="ro1">
          <table:table-cell table:style-name="ce5"/>
          <table:table-cell table:number-columns-repeated="7" table:style-name="ce2"/>
          <table:table-cell table:style-name="ce5"/>
          <table:table-cell office:value-type="float" office:value="40" table:style-name="ce5">
            <text:p>40</text:p>
          </table:table-cell>
          <table:table-cell table:number-columns-repeated="35" table:style-name="ce5"/>
          <table:table-cell table:number-columns-repeated="16339"/>
        </table:table-row>
        <table:table-row table:style-name="ro1">
          <table:table-cell table:style-name="ce5"/>
          <table:table-cell office:value-type="string" table:number-columns-spanned="3" table:number-rows-spanned="1" table:style-name="ce175">
            <text:p>Crafting Power Level</text:p>
          </table:table-cell>
          <table:covered-table-cell table:number-columns-repeated="2"/>
          <table:table-cell table:style-name="ce2"/>
          <table:table-cell office:value-type="string" table:number-columns-spanned="3" table:number-rows-spanned="1" table:style-name="ce175">
            <text:p>Defiant Spellslinger (mana refund)</text:p>
          </table:table-cell>
          <table:covered-table-cell table:number-columns-repeated="2"/>
          <table:table-cell table:style-name="ce5"/>
          <table:table-cell office:value-type="float" office:value="40" table:style-name="ce5">
            <text:p>40</text:p>
          </table:table-cell>
          <table:table-cell table:number-columns-repeated="35" table:style-name="ce5"/>
          <table:table-cell table:number-columns-repeated="16339"/>
        </table:table-row>
        <table:table-row table:style-name="ro1">
          <table:table-cell table:style-name="ce5"/>
          <table:table-cell office:value-type="float" office:value="25" table:number-columns-spanned="3" table:number-rows-spanned="1" table:style-name="ce176">
            <text:p>25</text:p>
          </table:table-cell>
          <table:covered-table-cell table:number-columns-repeated="2"/>
          <table:table-cell table:style-name="ce2"/>
          <table:table-cell office:value-type="boolean" office:boolean-value="true" table:formula="of:=TRUE()" table:number-columns-spanned="3" table:number-rows-spanned="1" table:style-name="ce176">
            <text:p>WAHR</text:p>
          </table:table-cell>
          <table:covered-table-cell table:number-columns-repeated="2"/>
          <table:table-cell table:style-name="ce5"/>
          <table:table-cell office:value-type="float" office:value="0" table:style-name="ce5">
            <text:p>0</text:p>
          </table:table-cell>
          <table:table-cell table:number-columns-repeated="35" table:style-name="ce5"/>
          <table:table-cell table:number-columns-repeated="16339"/>
        </table:table-row>
        <table:table-row table:style-name="ro1">
          <table:table-cell table:number-columns-repeated="9" table:style-name="ce5"/>
          <table:table-cell office:value-type="float" office:value="0" table:style-name="ce5">
            <text:p>0</text:p>
          </table:table-cell>
          <table:table-cell table:number-columns-repeated="35" table:style-name="ce5"/>
          <table:table-cell table:number-columns-repeated="16339"/>
        </table:table-row>
        <table:table-row table:style-name="ro1">
          <table:table-cell table:style-name="ce5"/>
          <table:table-cell office:value-type="string" table:number-columns-spanned="3" table:number-rows-spanned="1" table:style-name="ce175">
            <text:p>Forsaken Battlemage (multicast stacks and cost)</text:p>
          </table:table-cell>
          <table:covered-table-cell table:number-columns-repeated="2"/>
          <table:table-cell table:style-name="ce5"/>
          <table:table-cell office:value-type="string" table:number-columns-spanned="3" table:number-rows-spanned="1" table:style-name="ce175">
            <text:p>HS spam</text:p>
          </table:table-cell>
          <table:covered-table-cell table:number-columns-repeated="2"/>
          <table:table-cell table:style-name="ce5"/>
          <table:table-cell office:value-type="float" office:value="0" table:style-name="ce5">
            <text:p>0</text:p>
          </table:table-cell>
          <table:table-cell table:number-columns-repeated="35" table:style-name="ce5"/>
          <table:table-cell table:number-columns-repeated="16339"/>
        </table:table-row>
        <table:table-row table:style-name="ro1">
          <table:table-cell table:style-name="ce5"/>
          <table:table-cell office:value-type="boolean" office:boolean-value="true" table:formula="of:=TRUE()" table:number-columns-spanned="3" table:number-rows-spanned="1" table:style-name="ce176">
            <text:p>WAHR</text:p>
          </table:table-cell>
          <table:covered-table-cell table:number-columns-repeated="2"/>
          <table:table-cell table:style-name="ce5"/>
          <table:table-cell office:value-type="boolean" office:boolean-value="false" table:formula="of:=FALSE()" table:number-columns-spanned="3" table:number-rows-spanned="1" table:style-name="ce176">
            <text:p>FALSCH</text:p>
          </table:table-cell>
          <table:covered-table-cell table:number-columns-repeated="2"/>
          <table:table-cell table:number-columns-repeated="37" table:style-name="ce5"/>
          <table:table-cell table:number-columns-repeated="16339"/>
        </table:table-row>
        <table:table-row table:style-name="ro1">
          <table:table-cell table:style-name="ce170"/>
          <table:table-cell table:number-columns-repeated="8" table:style-name="ce5"/>
          <table:table-cell office:value-type="float" office:value="0" table:style-name="ce5">
            <text:p>0</text:p>
          </table:table-cell>
          <table:table-cell office:value-type="float" office:value="4" table:formula="of:=[.J6:.AR11] - IF([.H8:.H13]; [.J20:.J25]; 0)" table:number-matrix-columns-spanned="35" table:number-matrix-rows-spanned="6" table:style-name="ce162">
            <text:p>4</text:p>
          </table:table-cell>
          <table:table-cell office:value-type="float" office:value="5" table:style-name="ce162">
            <text:p>5</text:p>
          </table:table-cell>
          <table:table-cell office:value-type="float" office:value="6" table:style-name="ce162">
            <text:p>6</text:p>
          </table:table-cell>
          <table:table-cell office:value-type="float" office:value="8" table:style-name="ce162">
            <text:p>8</text:p>
          </table:table-cell>
          <table:table-cell office:value-type="float" office:value="10" table:style-name="ce162">
            <text:p>10</text:p>
          </table:table-cell>
          <table:table-cell office:value-type="float" office:value="12" table:style-name="ce162">
            <text:p>12</text:p>
          </table:table-cell>
          <table:table-cell office:value-type="float" office:value="13" table:style-name="ce162">
            <text:p>13</text:p>
          </table:table-cell>
          <table:table-cell office:value-type="float" office:value="15" table:style-name="ce162">
            <text:p>15</text:p>
          </table:table-cell>
          <table:table-cell office:value-type="float" office:value="17" table:style-name="ce162">
            <text:p>17</text:p>
          </table:table-cell>
          <table:table-cell office:value-type="float" office:value="19" table:style-name="ce162">
            <text:p>19</text:p>
          </table:table-cell>
          <table:table-cell office:value-type="float" office:value="22" table:style-name="ce162">
            <text:p>22</text:p>
          </table:table-cell>
          <table:table-cell office:value-type="float" office:value="24" table:style-name="ce162">
            <text:p>24</text:p>
          </table:table-cell>
          <table:table-cell office:value-type="float" office:value="26" table:style-name="ce162">
            <text:p>26</text:p>
          </table:table-cell>
          <table:table-cell office:value-type="float" office:value="28" table:style-name="ce162">
            <text:p>28</text:p>
          </table:table-cell>
          <table:table-cell office:value-type="float" office:value="30" table:style-name="ce162">
            <text:p>30</text:p>
          </table:table-cell>
          <table:table-cell office:value-type="float" office:value="33" table:style-name="ce162">
            <text:p>33</text:p>
          </table:table-cell>
          <table:table-cell office:value-type="float" office:value="35" table:style-name="ce162">
            <text:p>35</text:p>
          </table:table-cell>
          <table:table-cell office:value-type="float" office:value="37" table:style-name="ce162">
            <text:p>37</text:p>
          </table:table-cell>
          <table:table-cell office:value-type="float" office:value="40" table:style-name="ce162">
            <text:p>40</text:p>
          </table:table-cell>
          <table:table-cell office:value-type="float" office:value="42" table:style-name="ce162">
            <text:p>42</text:p>
          </table:table-cell>
          <table:table-cell office:value-type="float" office:value="45" table:style-name="ce162">
            <text:p>45</text:p>
          </table:table-cell>
          <table:table-cell office:value-type="float" office:value="47" table:style-name="ce162">
            <text:p>47</text:p>
          </table:table-cell>
          <table:table-cell office:value-type="float" office:value="50" table:style-name="ce162">
            <text:p>50</text:p>
          </table:table-cell>
          <table:table-cell office:value-type="float" office:value="52" table:style-name="ce162">
            <text:p>52</text:p>
          </table:table-cell>
          <table:table-cell office:value-type="float" office:value="55" table:style-name="ce162">
            <text:p>55</text:p>
          </table:table-cell>
          <table:table-cell office:value-type="float" office:value="58" table:style-name="ce162">
            <text:p>58</text:p>
          </table:table-cell>
          <table:table-cell office:value-type="float" office:value="60" table:style-name="ce162">
            <text:p>60</text:p>
          </table:table-cell>
          <table:table-cell office:value-type="float" office:value="63" table:style-name="ce162">
            <text:p>63</text:p>
          </table:table-cell>
          <table:table-cell office:value-type="float" office:value="65" table:style-name="ce162">
            <text:p>65</text:p>
          </table:table-cell>
          <table:table-cell office:value-type="float" office:value="68" table:style-name="ce162">
            <text:p>68</text:p>
          </table:table-cell>
          <table:table-cell office:value-type="float" office:value="79" table:style-name="ce162">
            <text:p>79</text:p>
          </table:table-cell>
          <table:table-cell office:value-type="float" office:value="90" table:style-name="ce162">
            <text:p>90</text:p>
          </table:table-cell>
          <table:table-cell office:value-type="float" office:value="104" table:style-name="ce162">
            <text:p>104</text:p>
          </table:table-cell>
          <table:table-cell office:value-type="float" office:value="118" table:style-name="ce162">
            <text:p>118</text:p>
          </table:table-cell>
          <table:table-cell office:value-type="float" office:value="135" table:style-name="ce162">
            <text:p>135</text:p>
          </table:table-cell>
          <table:table-cell table:number-columns-repeated="16339"/>
        </table:table-row>
        <table:table-row table:style-name="ro1">
          <table:table-cell table:style-name="ce2"/>
          <table:table-cell office:value-type="string" table:number-columns-spanned="3" table:number-rows-spanned="1" table:style-name="ce175">
            <text:p>Multicasting</text:p>
          </table:table-cell>
          <table:covered-table-cell table:number-columns-repeated="2"/>
          <table:table-cell table:style-name="ce5"/>
          <table:table-cell office:value-type="string" table:number-columns-spanned="3" table:number-rows-spanned="1" table:content-validation-name="val17" table:style-name="ce175">
            <text:p>Expected fraction of spell duration until last multicast</text:p>
          </table:table-cell>
          <table:covered-table-cell table:number-columns-repeated="2"/>
          <table:table-cell table:style-name="ce5"/>
          <table:table-cell office:value-type="float" office:value="0" table:style-name="ce5">
            <text:p>0</text:p>
          </table:table-cell>
          <table:table-cell office:value-type="float" office:value="4" table:style-name="ce162">
            <text:p>4</text:p>
          </table:table-cell>
          <table:table-cell office:value-type="float" office:value="5" table:style-name="ce162">
            <text:p>5</text:p>
          </table:table-cell>
          <table:table-cell office:value-type="float" office:value="7" table:style-name="ce162">
            <text:p>7</text:p>
          </table:table-cell>
          <table:table-cell office:value-type="float" office:value="10" table:style-name="ce162">
            <text:p>10</text:p>
          </table:table-cell>
          <table:table-cell office:value-type="float" office:value="13" table:style-name="ce162">
            <text:p>13</text:p>
          </table:table-cell>
          <table:table-cell office:value-type="float" office:value="16" table:style-name="ce162">
            <text:p>16</text:p>
          </table:table-cell>
          <table:table-cell office:value-type="float" office:value="19" table:style-name="ce162">
            <text:p>19</text:p>
          </table:table-cell>
          <table:table-cell office:value-type="float" office:value="22" table:style-name="ce162">
            <text:p>22</text:p>
          </table:table-cell>
          <table:table-cell office:value-type="float" office:value="26" table:style-name="ce162">
            <text:p>26</text:p>
          </table:table-cell>
          <table:table-cell office:value-type="float" office:value="30" table:style-name="ce162">
            <text:p>30</text:p>
          </table:table-cell>
          <table:table-cell office:value-type="float" office:value="33" table:style-name="ce162">
            <text:p>33</text:p>
          </table:table-cell>
          <table:table-cell office:value-type="float" office:value="38" table:style-name="ce162">
            <text:p>38</text:p>
          </table:table-cell>
          <table:table-cell office:value-type="float" office:value="42" table:style-name="ce162">
            <text:p>42</text:p>
          </table:table-cell>
          <table:table-cell office:value-type="float" office:value="46" table:style-name="ce162">
            <text:p>46</text:p>
          </table:table-cell>
          <table:table-cell office:value-type="float" office:value="51" table:style-name="ce162">
            <text:p>51</text:p>
          </table:table-cell>
          <table:table-cell office:value-type="float" office:value="56" table:style-name="ce162">
            <text:p>56</text:p>
          </table:table-cell>
          <table:table-cell office:value-type="float" office:value="60" table:style-name="ce162">
            <text:p>60</text:p>
          </table:table-cell>
          <table:table-cell office:value-type="float" office:value="65" table:style-name="ce162">
            <text:p>65</text:p>
          </table:table-cell>
          <table:table-cell office:value-type="float" office:value="70" table:style-name="ce162">
            <text:p>70</text:p>
          </table:table-cell>
          <table:table-cell office:value-type="float" office:value="75" table:style-name="ce162">
            <text:p>75</text:p>
          </table:table-cell>
          <table:table-cell office:value-type="float" office:value="81" table:style-name="ce162">
            <text:p>81</text:p>
          </table:table-cell>
          <table:table-cell office:value-type="float" office:value="86" table:style-name="ce162">
            <text:p>86</text:p>
          </table:table-cell>
          <table:table-cell office:value-type="float" office:value="92" table:style-name="ce162">
            <text:p>92</text:p>
          </table:table-cell>
          <table:table-cell office:value-type="float" office:value="97" table:style-name="ce162">
            <text:p>97</text:p>
          </table:table-cell>
          <table:table-cell office:value-type="float" office:value="103" table:style-name="ce162">
            <text:p>103</text:p>
          </table:table-cell>
          <table:table-cell office:value-type="float" office:value="109" table:style-name="ce162">
            <text:p>109</text:p>
          </table:table-cell>
          <table:table-cell office:value-type="float" office:value="115" table:style-name="ce162">
            <text:p>115</text:p>
          </table:table-cell>
          <table:table-cell office:value-type="float" office:value="121" table:style-name="ce162">
            <text:p>121</text:p>
          </table:table-cell>
          <table:table-cell office:value-type="float" office:value="127" table:style-name="ce162">
            <text:p>127</text:p>
          </table:table-cell>
          <table:table-cell office:value-type="float" office:value="133" table:style-name="ce162">
            <text:p>133</text:p>
          </table:table-cell>
          <table:table-cell office:value-type="float" office:value="153" table:style-name="ce162">
            <text:p>153</text:p>
          </table:table-cell>
          <table:table-cell office:value-type="float" office:value="174" table:style-name="ce162">
            <text:p>174</text:p>
          </table:table-cell>
          <table:table-cell office:value-type="float" office:value="199" table:style-name="ce162">
            <text:p>199</text:p>
          </table:table-cell>
          <table:table-cell office:value-type="float" office:value="226" table:style-name="ce162">
            <text:p>226</text:p>
          </table:table-cell>
          <table:table-cell office:value-type="float" office:value="257" table:style-name="ce162">
            <text:p>257</text:p>
          </table:table-cell>
          <table:table-cell table:number-columns-repeated="16339"/>
        </table:table-row>
        <table:table-row table:style-name="ro1">
          <table:table-cell table:style-name="ce5"/>
          <table:table-cell office:value-type="boolean" office:boolean-value="true" table:formula="of:=TRUE()" table:number-columns-spanned="3" table:number-rows-spanned="1" table:style-name="ce176">
            <text:p>WAHR</text:p>
          </table:table-cell>
          <table:covered-table-cell table:number-columns-repeated="2"/>
          <table:table-cell table:style-name="ce5"/>
          <table:table-cell office:value-type="float" office:value="1" table:number-columns-spanned="3" table:number-rows-spanned="1" table:style-name="ce176">
            <text:p>1</text:p>
          </table:table-cell>
          <table:covered-table-cell table:number-columns-repeated="2"/>
          <table:table-cell table:style-name="ce5"/>
          <table:table-cell office:value-type="float" office:value="0" table:style-name="ce5">
            <text:p>0</text:p>
          </table:table-cell>
          <table:table-cell office:value-type="float" office:value="4" table:style-name="ce162">
            <text:p>4</text:p>
          </table:table-cell>
          <table:table-cell office:value-type="float" office:value="5" table:style-name="ce162">
            <text:p>5</text:p>
          </table:table-cell>
          <table:table-cell office:value-type="float" office:value="8" table:style-name="ce162">
            <text:p>8</text:p>
          </table:table-cell>
          <table:table-cell office:value-type="float" office:value="10" table:style-name="ce162">
            <text:p>10</text:p>
          </table:table-cell>
          <table:table-cell office:value-type="float" office:value="13" table:style-name="ce162">
            <text:p>13</text:p>
          </table:table-cell>
          <table:table-cell office:value-type="float" office:value="16" table:style-name="ce162">
            <text:p>16</text:p>
          </table:table-cell>
          <table:table-cell office:value-type="float" office:value="20" table:style-name="ce162">
            <text:p>20</text:p>
          </table:table-cell>
          <table:table-cell office:value-type="float" office:value="24" table:style-name="ce162">
            <text:p>24</text:p>
          </table:table-cell>
          <table:table-cell office:value-type="float" office:value="28" table:style-name="ce162">
            <text:p>28</text:p>
          </table:table-cell>
          <table:table-cell office:value-type="float" office:value="32" table:style-name="ce162">
            <text:p>32</text:p>
          </table:table-cell>
          <table:table-cell office:value-type="float" office:value="37" table:style-name="ce162">
            <text:p>37</text:p>
          </table:table-cell>
          <table:table-cell office:value-type="float" office:value="41" table:style-name="ce162">
            <text:p>41</text:p>
          </table:table-cell>
          <table:table-cell office:value-type="float" office:value="46" table:style-name="ce162">
            <text:p>46</text:p>
          </table:table-cell>
          <table:table-cell office:value-type="float" office:value="51" table:style-name="ce162">
            <text:p>51</text:p>
          </table:table-cell>
          <table:table-cell office:value-type="float" office:value="56" table:style-name="ce162">
            <text:p>56</text:p>
          </table:table-cell>
          <table:table-cell office:value-type="float" office:value="62" table:style-name="ce162">
            <text:p>62</text:p>
          </table:table-cell>
          <table:table-cell office:value-type="float" office:value="67" table:style-name="ce162">
            <text:p>67</text:p>
          </table:table-cell>
          <table:table-cell office:value-type="float" office:value="73" table:style-name="ce162">
            <text:p>73</text:p>
          </table:table-cell>
          <table:table-cell office:value-type="float" office:value="79" table:style-name="ce162">
            <text:p>79</text:p>
          </table:table-cell>
          <table:table-cell office:value-type="float" office:value="85" table:style-name="ce162">
            <text:p>85</text:p>
          </table:table-cell>
          <table:table-cell office:value-type="float" office:value="91" table:style-name="ce162">
            <text:p>91</text:p>
          </table:table-cell>
          <table:table-cell office:value-type="float" office:value="97" table:style-name="ce162">
            <text:p>97</text:p>
          </table:table-cell>
          <table:table-cell office:value-type="float" office:value="104" table:style-name="ce162">
            <text:p>104</text:p>
          </table:table-cell>
          <table:table-cell office:value-type="float" office:value="110" table:style-name="ce162">
            <text:p>110</text:p>
          </table:table-cell>
          <table:table-cell office:value-type="float" office:value="117" table:style-name="ce162">
            <text:p>117</text:p>
          </table:table-cell>
          <table:table-cell office:value-type="float" office:value="124" table:style-name="ce162">
            <text:p>124</text:p>
          </table:table-cell>
          <table:table-cell office:value-type="float" office:value="130" table:style-name="ce162">
            <text:p>130</text:p>
          </table:table-cell>
          <table:table-cell office:value-type="float" office:value="137" table:style-name="ce162">
            <text:p>137</text:p>
          </table:table-cell>
          <table:table-cell office:value-type="float" office:value="145" table:style-name="ce162">
            <text:p>145</text:p>
          </table:table-cell>
          <table:table-cell office:value-type="float" office:value="152" table:style-name="ce162">
            <text:p>152</text:p>
          </table:table-cell>
          <table:table-cell office:value-type="float" office:value="175" table:style-name="ce162">
            <text:p>175</text:p>
          </table:table-cell>
          <table:table-cell office:value-type="float" office:value="201" table:style-name="ce162">
            <text:p>201</text:p>
          </table:table-cell>
          <table:table-cell office:value-type="float" office:value="230" table:style-name="ce162">
            <text:p>230</text:p>
          </table:table-cell>
          <table:table-cell office:value-type="float" office:value="262" table:style-name="ce162">
            <text:p>262</text:p>
          </table:table-cell>
          <table:table-cell office:value-type="float" office:value="298" table:style-name="ce162">
            <text:p>298</text:p>
          </table:table-cell>
          <table:table-cell table:number-columns-repeated="16339"/>
        </table:table-row>
        <table:table-row table:style-name="ro1">
          <table:table-cell table:number-columns-repeated="9" table:style-name="ce5"/>
          <table:table-cell office:value-type="float" office:value="0" table:style-name="ce5">
            <text:p>0</text:p>
          </table:table-cell>
          <table:table-cell office:value-type="float" office:value="4" table:style-name="ce162">
            <text:p>4</text:p>
          </table:table-cell>
          <table:table-cell office:value-type="float" office:value="5" table:style-name="ce162">
            <text:p>5</text:p>
          </table:table-cell>
          <table:table-cell office:value-type="float" office:value="7" table:style-name="ce162">
            <text:p>7</text:p>
          </table:table-cell>
          <table:table-cell office:value-type="float" office:value="10" table:style-name="ce162">
            <text:p>10</text:p>
          </table:table-cell>
          <table:table-cell office:value-type="float" office:value="12" table:style-name="ce162">
            <text:p>12</text:p>
          </table:table-cell>
          <table:table-cell office:value-type="float" office:value="15" table:style-name="ce162">
            <text:p>15</text:p>
          </table:table-cell>
          <table:table-cell office:value-type="float" office:value="18" table:style-name="ce162">
            <text:p>18</text:p>
          </table:table-cell>
          <table:table-cell office:value-type="float" office:value="21" table:style-name="ce162">
            <text:p>21</text:p>
          </table:table-cell>
          <table:table-cell office:value-type="float" office:value="24" table:style-name="ce162">
            <text:p>24</text:p>
          </table:table-cell>
          <table:table-cell office:value-type="float" office:value="28" table:style-name="ce162">
            <text:p>28</text:p>
          </table:table-cell>
          <table:table-cell office:value-type="float" office:value="32" table:style-name="ce162">
            <text:p>32</text:p>
          </table:table-cell>
          <table:table-cell office:value-type="float" office:value="35" table:style-name="ce162">
            <text:p>35</text:p>
          </table:table-cell>
          <table:table-cell office:value-type="float" office:value="39" table:style-name="ce162">
            <text:p>39</text:p>
          </table:table-cell>
          <table:table-cell office:value-type="float" office:value="43" table:style-name="ce162">
            <text:p>43</text:p>
          </table:table-cell>
          <table:table-cell office:value-type="float" office:value="47" table:style-name="ce162">
            <text:p>47</text:p>
          </table:table-cell>
          <table:table-cell office:value-type="float" office:value="52" table:style-name="ce162">
            <text:p>52</text:p>
          </table:table-cell>
          <table:table-cell office:value-type="float" office:value="56" table:style-name="ce162">
            <text:p>56</text:p>
          </table:table-cell>
          <table:table-cell office:value-type="float" office:value="61" table:style-name="ce162">
            <text:p>61</text:p>
          </table:table-cell>
          <table:table-cell office:value-type="float" office:value="65" table:style-name="ce162">
            <text:p>65</text:p>
          </table:table-cell>
          <table:table-cell office:value-type="float" office:value="70" table:style-name="ce162">
            <text:p>70</text:p>
          </table:table-cell>
          <table:table-cell office:value-type="float" office:value="75" table:style-name="ce162">
            <text:p>75</text:p>
          </table:table-cell>
          <table:table-cell office:value-type="float" office:value="79" table:style-name="ce162">
            <text:p>79</text:p>
          </table:table-cell>
          <table:table-cell office:value-type="float" office:value="84" table:style-name="ce162">
            <text:p>84</text:p>
          </table:table-cell>
          <table:table-cell office:value-type="float" office:value="89" table:style-name="ce162">
            <text:p>89</text:p>
          </table:table-cell>
          <table:table-cell office:value-type="float" office:value="95" table:style-name="ce162">
            <text:p>95</text:p>
          </table:table-cell>
          <table:table-cell office:value-type="float" office:value="100" table:style-name="ce162">
            <text:p>100</text:p>
          </table:table-cell>
          <table:table-cell office:value-type="float" office:value="105" table:style-name="ce162">
            <text:p>105</text:p>
          </table:table-cell>
          <table:table-cell office:value-type="float" office:value="110" table:style-name="ce162">
            <text:p>110</text:p>
          </table:table-cell>
          <table:table-cell office:value-type="float" office:value="116" table:style-name="ce162">
            <text:p>116</text:p>
          </table:table-cell>
          <table:table-cell office:value-type="float" office:value="121" table:style-name="ce162">
            <text:p>121</text:p>
          </table:table-cell>
          <table:table-cell office:value-type="float" office:value="139" table:style-name="ce162">
            <text:p>139</text:p>
          </table:table-cell>
          <table:table-cell office:value-type="float" office:value="159" table:style-name="ce162">
            <text:p>159</text:p>
          </table:table-cell>
          <table:table-cell office:value-type="float" office:value="182" table:style-name="ce162">
            <text:p>182</text:p>
          </table:table-cell>
          <table:table-cell office:value-type="float" office:value="208" table:style-name="ce162">
            <text:p>208</text:p>
          </table:table-cell>
          <table:table-cell office:value-type="float" office:value="236" table:style-name="ce162">
            <text:p>236</text:p>
          </table:table-cell>
          <table:table-cell table:number-columns-repeated="16339"/>
        </table:table-row>
        <table:table-row table:style-name="ro1">
          <table:table-cell table:style-name="ce5"/>
          <table:table-cell office:value-type="string" table:number-columns-spanned="3" table:number-rows-spanned="1" table:style-name="ce175">
            <text:p>Forbidden Contract</text:p>
          </table:table-cell>
          <table:covered-table-cell table:number-columns-repeated="2"/>
          <table:table-cell table:style-name="ce5"/>
          <table:table-cell office:value-type="string" table:number-columns-spanned="3" table:number-rows-spanned="1" table:style-name="ce175">
            <text:p>Forbidden Contract expected duration</text:p>
          </table:table-cell>
          <table:covered-table-cell table:number-columns-repeated="2"/>
          <table:table-cell table:style-name="ce5"/>
          <table:table-cell office:value-type="float" office:value="0" table:style-name="ce5">
            <text:p>0</text:p>
          </table:table-cell>
          <table:table-cell office:value-type="float" office:value="4" table:style-name="ce162">
            <text:p>4</text:p>
          </table:table-cell>
          <table:table-cell office:value-type="float" office:value="5" table:style-name="ce162">
            <text:p>5</text:p>
          </table:table-cell>
          <table:table-cell office:value-type="float" office:value="7" table:style-name="ce162">
            <text:p>7</text:p>
          </table:table-cell>
          <table:table-cell office:value-type="float" office:value="10" table:style-name="ce162">
            <text:p>10</text:p>
          </table:table-cell>
          <table:table-cell office:value-type="float" office:value="13" table:style-name="ce162">
            <text:p>13</text:p>
          </table:table-cell>
          <table:table-cell office:value-type="float" office:value="16" table:style-name="ce162">
            <text:p>16</text:p>
          </table:table-cell>
          <table:table-cell office:value-type="float" office:value="20" table:style-name="ce162">
            <text:p>20</text:p>
          </table:table-cell>
          <table:table-cell office:value-type="float" office:value="23" table:style-name="ce162">
            <text:p>23</text:p>
          </table:table-cell>
          <table:table-cell office:value-type="float" office:value="27" table:style-name="ce162">
            <text:p>27</text:p>
          </table:table-cell>
          <table:table-cell office:value-type="float" office:value="31" table:style-name="ce162">
            <text:p>31</text:p>
          </table:table-cell>
          <table:table-cell office:value-type="float" office:value="36" table:style-name="ce162">
            <text:p>36</text:p>
          </table:table-cell>
          <table:table-cell office:value-type="float" office:value="40" table:style-name="ce162">
            <text:p>40</text:p>
          </table:table-cell>
          <table:table-cell office:value-type="float" office:value="45" table:style-name="ce162">
            <text:p>45</text:p>
          </table:table-cell>
          <table:table-cell office:value-type="float" office:value="50" table:style-name="ce162">
            <text:p>50</text:p>
          </table:table-cell>
          <table:table-cell office:value-type="float" office:value="55" table:style-name="ce162">
            <text:p>55</text:p>
          </table:table-cell>
          <table:table-cell office:value-type="float" office:value="60" table:style-name="ce162">
            <text:p>60</text:p>
          </table:table-cell>
          <table:table-cell office:value-type="float" office:value="65" table:style-name="ce162">
            <text:p>65</text:p>
          </table:table-cell>
          <table:table-cell office:value-type="float" office:value="71" table:style-name="ce162">
            <text:p>71</text:p>
          </table:table-cell>
          <table:table-cell office:value-type="float" office:value="76" table:style-name="ce162">
            <text:p>76</text:p>
          </table:table-cell>
          <table:table-cell office:value-type="float" office:value="82" table:style-name="ce162">
            <text:p>82</text:p>
          </table:table-cell>
          <table:table-cell office:value-type="float" office:value="88" table:style-name="ce162">
            <text:p>88</text:p>
          </table:table-cell>
          <table:table-cell office:value-type="float" office:value="94" table:style-name="ce162">
            <text:p>94</text:p>
          </table:table-cell>
          <table:table-cell office:value-type="float" office:value="100" table:style-name="ce162">
            <text:p>100</text:p>
          </table:table-cell>
          <table:table-cell office:value-type="float" office:value="106" table:style-name="ce162">
            <text:p>106</text:p>
          </table:table-cell>
          <table:table-cell office:value-type="float" office:value="112" table:style-name="ce162">
            <text:p>112</text:p>
          </table:table-cell>
          <table:table-cell office:value-type="float" office:value="119" table:style-name="ce162">
            <text:p>119</text:p>
          </table:table-cell>
          <table:table-cell office:value-type="float" office:value="125" table:style-name="ce162">
            <text:p>125</text:p>
          </table:table-cell>
          <table:table-cell office:value-type="float" office:value="132" table:style-name="ce162">
            <text:p>132</text:p>
          </table:table-cell>
          <table:table-cell office:value-type="float" office:value="139" table:style-name="ce162">
            <text:p>139</text:p>
          </table:table-cell>
          <table:table-cell office:value-type="float" office:value="146" table:style-name="ce162">
            <text:p>146</text:p>
          </table:table-cell>
          <table:table-cell office:value-type="float" office:value="168" table:style-name="ce162">
            <text:p>168</text:p>
          </table:table-cell>
          <table:table-cell office:value-type="float" office:value="193" table:style-name="ce162">
            <text:p>193</text:p>
          </table:table-cell>
          <table:table-cell office:value-type="float" office:value="221" table:style-name="ce162">
            <text:p>221</text:p>
          </table:table-cell>
          <table:table-cell office:value-type="float" office:value="253" table:style-name="ce162">
            <text:p>253</text:p>
          </table:table-cell>
          <table:table-cell office:value-type="float" office:value="288" table:style-name="ce162">
            <text:p>288</text:p>
          </table:table-cell>
          <table:table-cell table:number-columns-repeated="16339"/>
        </table:table-row>
        <table:table-row table:style-name="ro1">
          <table:table-cell table:style-name="ce5"/>
          <table:table-cell office:value-type="boolean" office:boolean-value="false" table:formula="of:=FALSE()" table:number-columns-spanned="3" table:number-rows-spanned="1" table:style-name="ce176">
            <text:p>FALSCH</text:p>
          </table:table-cell>
          <table:covered-table-cell table:number-columns-repeated="2"/>
          <table:table-cell table:style-name="ce5"/>
          <table:table-cell office:value-type="float" office:value="60" table:number-columns-spanned="3" table:number-rows-spanned="1" table:style-name="ce176">
            <text:p>60</text:p>
          </table:table-cell>
          <table:covered-table-cell table:number-columns-repeated="2"/>
          <table:table-cell table:style-name="ce5"/>
          <table:table-cell office:value-type="float" office:value="0" table:style-name="ce5">
            <text:p>0</text:p>
          </table:table-cell>
          <table:table-cell office:value-type="float" office:value="4" table:style-name="ce162">
            <text:p>4</text:p>
          </table:table-cell>
          <table:table-cell office:value-type="float" office:value="5" table:style-name="ce162">
            <text:p>5</text:p>
          </table:table-cell>
          <table:table-cell office:value-type="float" office:value="6" table:style-name="ce162">
            <text:p>6</text:p>
          </table:table-cell>
          <table:table-cell office:value-type="float" office:value="7" table:style-name="ce162">
            <text:p>7</text:p>
          </table:table-cell>
          <table:table-cell office:value-type="float" office:value="9" table:style-name="ce162">
            <text:p>9</text:p>
          </table:table-cell>
          <table:table-cell office:value-type="float" office:value="12" table:style-name="ce162">
            <text:p>12</text:p>
          </table:table-cell>
          <table:table-cell office:value-type="float" office:value="15" table:style-name="ce162">
            <text:p>15</text:p>
          </table:table-cell>
          <table:table-cell office:value-type="float" office:value="18" table:style-name="ce162">
            <text:p>18</text:p>
          </table:table-cell>
          <table:table-cell office:value-type="float" office:value="22" table:style-name="ce162">
            <text:p>22</text:p>
          </table:table-cell>
          <table:table-cell office:value-type="float" office:value="26" table:style-name="ce162">
            <text:p>26</text:p>
          </table:table-cell>
          <table:table-cell office:value-type="float" office:value="30" table:style-name="ce162">
            <text:p>30</text:p>
          </table:table-cell>
          <table:table-cell office:value-type="float" office:value="35" table:style-name="ce162">
            <text:p>35</text:p>
          </table:table-cell>
          <table:table-cell office:value-type="float" office:value="40" table:style-name="ce162">
            <text:p>40</text:p>
          </table:table-cell>
          <table:table-cell office:value-type="float" office:value="46" table:style-name="ce162">
            <text:p>46</text:p>
          </table:table-cell>
          <table:table-cell office:value-type="float" office:value="52" table:style-name="ce162">
            <text:p>52</text:p>
          </table:table-cell>
          <table:table-cell office:value-type="float" office:value="58" table:style-name="ce162">
            <text:p>58</text:p>
          </table:table-cell>
          <table:table-cell office:value-type="float" office:value="65" table:style-name="ce162">
            <text:p>65</text:p>
          </table:table-cell>
          <table:table-cell office:value-type="float" office:value="72" table:style-name="ce162">
            <text:p>72</text:p>
          </table:table-cell>
          <table:table-cell office:value-type="float" office:value="80" table:style-name="ce162">
            <text:p>80</text:p>
          </table:table-cell>
          <table:table-cell office:value-type="float" office:value="88" table:style-name="ce162">
            <text:p>88</text:p>
          </table:table-cell>
          <table:table-cell office:value-type="float" office:value="96" table:style-name="ce162">
            <text:p>96</text:p>
          </table:table-cell>
          <table:table-cell office:value-type="float" office:value="105" table:style-name="ce162">
            <text:p>105</text:p>
          </table:table-cell>
          <table:table-cell office:value-type="float" office:value="114" table:style-name="ce162">
            <text:p>114</text:p>
          </table:table-cell>
          <table:table-cell office:value-type="float" office:value="123" table:style-name="ce162">
            <text:p>123</text:p>
          </table:table-cell>
          <table:table-cell office:value-type="float" office:value="133" table:style-name="ce162">
            <text:p>133</text:p>
          </table:table-cell>
          <table:table-cell office:value-type="float" office:value="143" table:style-name="ce162">
            <text:p>143</text:p>
          </table:table-cell>
          <table:table-cell office:value-type="float" office:value="153" table:style-name="ce162">
            <text:p>153</text:p>
          </table:table-cell>
          <table:table-cell office:value-type="float" office:value="164" table:style-name="ce162">
            <text:p>164</text:p>
          </table:table-cell>
          <table:table-cell office:value-type="float" office:value="176" table:style-name="ce162">
            <text:p>176</text:p>
          </table:table-cell>
          <table:table-cell office:value-type="float" office:value="187" table:style-name="ce162">
            <text:p>187</text:p>
          </table:table-cell>
          <table:table-cell office:value-type="float" office:value="214" table:style-name="ce162">
            <text:p>214</text:p>
          </table:table-cell>
          <table:table-cell office:value-type="float" office:value="245" table:style-name="ce162">
            <text:p>245</text:p>
          </table:table-cell>
          <table:table-cell office:value-type="float" office:value="279" table:style-name="ce162">
            <text:p>279</text:p>
          </table:table-cell>
          <table:table-cell office:value-type="float" office:value="317" table:style-name="ce162">
            <text:p>317</text:p>
          </table:table-cell>
          <table:table-cell office:value-type="float" office:value="360" table:style-name="ce162">
            <text:p>360</text:p>
          </table:table-cell>
          <table:table-cell table:number-columns-repeated="16339"/>
        </table:table-row>
        <table:table-row table:style-name="ro1">
          <table:table-cell table:number-columns-repeated="9" table:style-name="ce5"/>
          <table:table-cell office:value-type="float" office:value="0" table:style-name="ce5">
            <text:p>0</text:p>
          </table:table-cell>
          <table:table-cell office:value-type="float" office:value="47" table:formula="of:=[.J12:.AR12]" table:number-matrix-columns-spanned="35" table:number-matrix-rows-spanned="1" table:style-name="ce162">
            <text:p>47</text:p>
          </table:table-cell>
          <table:table-cell office:value-type="float" office:value="48" table:style-name="ce162">
            <text:p>48</text:p>
          </table:table-cell>
          <table:table-cell office:value-type="float" office:value="49" table:style-name="ce162">
            <text:p>49</text:p>
          </table:table-cell>
          <table:table-cell office:value-type="float" office:value="50" table:style-name="ce162">
            <text:p>50</text:p>
          </table:table-cell>
          <table:table-cell office:value-type="float" office:value="52" table:style-name="ce162">
            <text:p>52</text:p>
          </table:table-cell>
          <table:table-cell office:value-type="float" office:value="55" table:style-name="ce162">
            <text:p>55</text:p>
          </table:table-cell>
          <table:table-cell office:value-type="float" office:value="58" table:style-name="ce162">
            <text:p>58</text:p>
          </table:table-cell>
          <table:table-cell office:value-type="float" office:value="61" table:style-name="ce162">
            <text:p>61</text:p>
          </table:table-cell>
          <table:table-cell office:value-type="float" office:value="66" table:style-name="ce162">
            <text:p>66</text:p>
          </table:table-cell>
          <table:table-cell office:value-type="float" office:value="70" table:style-name="ce162">
            <text:p>70</text:p>
          </table:table-cell>
          <table:table-cell office:value-type="float" office:value="74" table:style-name="ce162">
            <text:p>74</text:p>
          </table:table-cell>
          <table:table-cell office:value-type="float" office:value="79" table:style-name="ce162">
            <text:p>79</text:p>
          </table:table-cell>
          <table:table-cell office:value-type="float" office:value="84" table:style-name="ce162">
            <text:p>84</text:p>
          </table:table-cell>
          <table:table-cell office:value-type="float" office:value="91" table:style-name="ce162">
            <text:p>91</text:p>
          </table:table-cell>
          <table:table-cell office:value-type="float" office:value="97" table:style-name="ce162">
            <text:p>97</text:p>
          </table:table-cell>
          <table:table-cell office:value-type="float" office:value="103" table:style-name="ce162">
            <text:p>103</text:p>
          </table:table-cell>
          <table:table-cell office:value-type="float" office:value="111" table:style-name="ce162">
            <text:p>111</text:p>
          </table:table-cell>
          <table:table-cell office:value-type="float" office:value="118" table:style-name="ce162">
            <text:p>118</text:p>
          </table:table-cell>
          <table:table-cell office:value-type="float" office:value="126" table:style-name="ce162">
            <text:p>126</text:p>
          </table:table-cell>
          <table:table-cell office:value-type="float" office:value="135" table:style-name="ce162">
            <text:p>135</text:p>
          </table:table-cell>
          <table:table-cell office:value-type="float" office:value="143" table:style-name="ce162">
            <text:p>143</text:p>
          </table:table-cell>
          <table:table-cell office:value-type="float" office:value="153" table:style-name="ce162">
            <text:p>153</text:p>
          </table:table-cell>
          <table:table-cell office:value-type="float" office:value="162" table:style-name="ce162">
            <text:p>162</text:p>
          </table:table-cell>
          <table:table-cell office:value-type="float" office:value="172" table:style-name="ce162">
            <text:p>172</text:p>
          </table:table-cell>
          <table:table-cell office:value-type="float" office:value="182" table:style-name="ce162">
            <text:p>182</text:p>
          </table:table-cell>
          <table:table-cell office:value-type="float" office:value="193" table:style-name="ce162">
            <text:p>193</text:p>
          </table:table-cell>
          <table:table-cell office:value-type="float" office:value="203" table:style-name="ce162">
            <text:p>203</text:p>
          </table:table-cell>
          <table:table-cell office:value-type="float" office:value="215" table:style-name="ce162">
            <text:p>215</text:p>
          </table:table-cell>
          <table:table-cell office:value-type="float" office:value="227" table:style-name="ce162">
            <text:p>227</text:p>
          </table:table-cell>
          <table:table-cell office:value-type="float" office:value="239" table:style-name="ce162">
            <text:p>239</text:p>
          </table:table-cell>
          <table:table-cell office:value-type="float" office:value="267" table:style-name="ce162">
            <text:p>267</text:p>
          </table:table-cell>
          <table:table-cell office:value-type="float" office:value="300" table:style-name="ce162">
            <text:p>300</text:p>
          </table:table-cell>
          <table:table-cell office:value-type="float" office:value="335" table:style-name="ce162">
            <text:p>335</text:p>
          </table:table-cell>
          <table:table-cell office:value-type="float" office:value="375" table:style-name="ce162">
            <text:p>375</text:p>
          </table:table-cell>
          <table:table-cell office:value-type="float" office:value="420" table:style-name="ce162">
            <text:p>420</text:p>
          </table:table-cell>
          <table:table-cell table:number-columns-repeated="16339"/>
        </table:table-row>
        <table:table-row table:style-name="ro1">
          <table:table-cell table:style-name="ce5"/>
          <table:table-cell office:value-type="string" table:number-columns-spanned="3" table:number-rows-spanned="1" table:style-name="ce175">
            <text:p>Royal Contract</text:p>
          </table:table-cell>
          <table:covered-table-cell table:number-columns-repeated="2"/>
          <table:table-cell table:style-name="ce5"/>
          <table:table-cell office:value-type="string" table:number-columns-spanned="3" table:number-rows-spanned="1" table:style-name="ce175">
            <text:p>Royal Contract expected duration</text:p>
          </table:table-cell>
          <table:covered-table-cell table:number-columns-repeated="2"/>
          <table:table-cell table:style-name="ce5"/>
          <table:table-cell office:value-type="float" office:value="0" table:style-name="ce5">
            <text:p>0</text:p>
          </table:table-cell>
          <table:table-cell office:value-type="float" office:value="45" table:formula="of:=[.J13:.AR13]" table:number-matrix-columns-spanned="35" table:number-matrix-rows-spanned="1" table:style-name="ce5">
            <text:p>45</text:p>
          </table:table-cell>
          <table:table-cell office:value-type="float" office:value="46" table:style-name="ce5">
            <text:p>46</text:p>
          </table:table-cell>
          <table:table-cell office:value-type="float" office:value="47" table:style-name="ce5">
            <text:p>47</text:p>
          </table:table-cell>
          <table:table-cell office:value-type="float" office:value="48" table:style-name="ce5">
            <text:p>48</text:p>
          </table:table-cell>
          <table:table-cell office:value-type="float" office:value="50" table:style-name="ce5">
            <text:p>50</text:p>
          </table:table-cell>
          <table:table-cell office:value-type="float" office:value="53" table:style-name="ce5">
            <text:p>53</text:p>
          </table:table-cell>
          <table:table-cell office:value-type="float" office:value="56" table:style-name="ce5">
            <text:p>56</text:p>
          </table:table-cell>
          <table:table-cell office:value-type="float" office:value="59" table:style-name="ce5">
            <text:p>59</text:p>
          </table:table-cell>
          <table:table-cell office:value-type="float" office:value="64" table:style-name="ce5">
            <text:p>64</text:p>
          </table:table-cell>
          <table:table-cell office:value-type="float" office:value="68" table:style-name="ce5">
            <text:p>68</text:p>
          </table:table-cell>
          <table:table-cell office:value-type="float" office:value="72" table:style-name="ce5">
            <text:p>72</text:p>
          </table:table-cell>
          <table:table-cell office:value-type="float" office:value="77" table:style-name="ce5">
            <text:p>77</text:p>
          </table:table-cell>
          <table:table-cell office:value-type="float" office:value="82" table:style-name="ce5">
            <text:p>82</text:p>
          </table:table-cell>
          <table:table-cell office:value-type="float" office:value="88" table:style-name="ce5">
            <text:p>88</text:p>
          </table:table-cell>
          <table:table-cell office:value-type="float" office:value="94" table:style-name="ce5">
            <text:p>94</text:p>
          </table:table-cell>
          <table:table-cell office:value-type="float" office:value="100" table:style-name="ce5">
            <text:p>100</text:p>
          </table:table-cell>
          <table:table-cell office:value-type="float" office:value="108" table:style-name="ce5">
            <text:p>108</text:p>
          </table:table-cell>
          <table:table-cell office:value-type="float" office:value="115" table:style-name="ce5">
            <text:p>115</text:p>
          </table:table-cell>
          <table:table-cell office:value-type="float" office:value="123" table:style-name="ce5">
            <text:p>123</text:p>
          </table:table-cell>
          <table:table-cell office:value-type="float" office:value="131" table:style-name="ce5">
            <text:p>131</text:p>
          </table:table-cell>
          <table:table-cell office:value-type="float" office:value="139" table:style-name="ce5">
            <text:p>139</text:p>
          </table:table-cell>
          <table:table-cell office:value-type="float" office:value="149" table:style-name="ce5">
            <text:p>149</text:p>
          </table:table-cell>
          <table:table-cell office:value-type="float" office:value="158" table:style-name="ce5">
            <text:p>158</text:p>
          </table:table-cell>
          <table:table-cell office:value-type="float" office:value="167" table:style-name="ce5">
            <text:p>167</text:p>
          </table:table-cell>
          <table:table-cell office:value-type="float" office:value="177" table:style-name="ce5">
            <text:p>177</text:p>
          </table:table-cell>
          <table:table-cell office:value-type="float" office:value="188" table:style-name="ce5">
            <text:p>188</text:p>
          </table:table-cell>
          <table:table-cell office:value-type="float" office:value="198" table:style-name="ce5">
            <text:p>198</text:p>
          </table:table-cell>
          <table:table-cell office:value-type="float" office:value="209" table:style-name="ce5">
            <text:p>209</text:p>
          </table:table-cell>
          <table:table-cell office:value-type="float" office:value="221" table:style-name="ce5">
            <text:p>221</text:p>
          </table:table-cell>
          <table:table-cell office:value-type="float" office:value="233" table:style-name="ce5">
            <text:p>233</text:p>
          </table:table-cell>
          <table:table-cell office:value-type="float" office:value="260" table:style-name="ce5">
            <text:p>260</text:p>
          </table:table-cell>
          <table:table-cell office:value-type="float" office:value="292" table:style-name="ce5">
            <text:p>292</text:p>
          </table:table-cell>
          <table:table-cell office:value-type="float" office:value="327" table:style-name="ce5">
            <text:p>327</text:p>
          </table:table-cell>
          <table:table-cell office:value-type="float" office:value="366" table:style-name="ce5">
            <text:p>366</text:p>
          </table:table-cell>
          <table:table-cell office:value-type="float" office:value="410" table:style-name="ce5">
            <text:p>410</text:p>
          </table:table-cell>
          <table:table-cell table:number-columns-repeated="16339"/>
        </table:table-row>
        <table:table-row table:style-name="ro1">
          <table:table-cell table:style-name="ce5"/>
          <table:table-cell office:value-type="boolean" office:boolean-value="false" table:formula="of:=FALSE()" table:number-columns-spanned="3" table:number-rows-spanned="1" table:style-name="ce176">
            <text:p>FALSCH</text:p>
          </table:table-cell>
          <table:covered-table-cell table:number-columns-repeated="2"/>
          <table:table-cell table:style-name="ce5"/>
          <table:table-cell office:value-type="float" office:value="60" table:number-columns-spanned="3" table:number-rows-spanned="1" table:style-name="ce176">
            <text:p>60</text:p>
          </table:table-cell>
          <table:covered-table-cell table:number-columns-repeated="2"/>
          <table:table-cell table:style-name="ce5"/>
          <table:table-cell office:value-type="float" office:value="0" table:style-name="ce5">
            <text:p>0</text:p>
          </table:table-cell>
          <table:table-cell office:value-type="float" office:value="47" table:formula="of:=[.J14:.AR14]" table:number-matrix-columns-spanned="35" table:number-matrix-rows-spanned="1" table:style-name="ce5">
            <text:p>47</text:p>
          </table:table-cell>
          <table:table-cell office:value-type="float" office:value="48" table:style-name="ce5">
            <text:p>48</text:p>
          </table:table-cell>
          <table:table-cell office:value-type="float" office:value="50" table:style-name="ce5">
            <text:p>50</text:p>
          </table:table-cell>
          <table:table-cell office:value-type="float" office:value="53" table:style-name="ce5">
            <text:p>53</text:p>
          </table:table-cell>
          <table:table-cell office:value-type="float" office:value="56" table:style-name="ce5">
            <text:p>56</text:p>
          </table:table-cell>
          <table:table-cell office:value-type="float" office:value="59" table:style-name="ce5">
            <text:p>59</text:p>
          </table:table-cell>
          <table:table-cell office:value-type="float" office:value="63" table:style-name="ce5">
            <text:p>63</text:p>
          </table:table-cell>
          <table:table-cell office:value-type="float" office:value="66" table:style-name="ce5">
            <text:p>66</text:p>
          </table:table-cell>
          <table:table-cell office:value-type="float" office:value="70" table:style-name="ce5">
            <text:p>70</text:p>
          </table:table-cell>
          <table:table-cell office:value-type="float" office:value="74" table:style-name="ce5">
            <text:p>74</text:p>
          </table:table-cell>
          <table:table-cell office:value-type="float" office:value="79" table:style-name="ce5">
            <text:p>79</text:p>
          </table:table-cell>
          <table:table-cell office:value-type="float" office:value="83" table:style-name="ce5">
            <text:p>83</text:p>
          </table:table-cell>
          <table:table-cell office:value-type="float" office:value="88" table:style-name="ce5">
            <text:p>88</text:p>
          </table:table-cell>
          <table:table-cell office:value-type="float" office:value="93" table:style-name="ce5">
            <text:p>93</text:p>
          </table:table-cell>
          <table:table-cell office:value-type="float" office:value="98" table:style-name="ce5">
            <text:p>98</text:p>
          </table:table-cell>
          <table:table-cell office:value-type="float" office:value="103" table:style-name="ce5">
            <text:p>103</text:p>
          </table:table-cell>
          <table:table-cell office:value-type="float" office:value="108" table:style-name="ce5">
            <text:p>108</text:p>
          </table:table-cell>
          <table:table-cell office:value-type="float" office:value="114" table:style-name="ce5">
            <text:p>114</text:p>
          </table:table-cell>
          <table:table-cell office:value-type="float" office:value="119" table:style-name="ce5">
            <text:p>119</text:p>
          </table:table-cell>
          <table:table-cell office:value-type="float" office:value="125" table:style-name="ce5">
            <text:p>125</text:p>
          </table:table-cell>
          <table:table-cell office:value-type="float" office:value="131" table:style-name="ce5">
            <text:p>131</text:p>
          </table:table-cell>
          <table:table-cell office:value-type="float" office:value="137" table:style-name="ce5">
            <text:p>137</text:p>
          </table:table-cell>
          <table:table-cell office:value-type="float" office:value="143" table:style-name="ce5">
            <text:p>143</text:p>
          </table:table-cell>
          <table:table-cell office:value-type="float" office:value="149" table:style-name="ce5">
            <text:p>149</text:p>
          </table:table-cell>
          <table:table-cell office:value-type="float" office:value="155" table:style-name="ce5">
            <text:p>155</text:p>
          </table:table-cell>
          <table:table-cell office:value-type="float" office:value="162" table:style-name="ce5">
            <text:p>162</text:p>
          </table:table-cell>
          <table:table-cell office:value-type="float" office:value="168" table:style-name="ce5">
            <text:p>168</text:p>
          </table:table-cell>
          <table:table-cell office:value-type="float" office:value="175" table:style-name="ce5">
            <text:p>175</text:p>
          </table:table-cell>
          <table:table-cell office:value-type="float" office:value="182" table:style-name="ce5">
            <text:p>182</text:p>
          </table:table-cell>
          <table:table-cell office:value-type="float" office:value="189" table:style-name="ce5">
            <text:p>189</text:p>
          </table:table-cell>
          <table:table-cell office:value-type="float" office:value="211" table:style-name="ce5">
            <text:p>211</text:p>
          </table:table-cell>
          <table:table-cell office:value-type="float" office:value="236" table:style-name="ce5">
            <text:p>236</text:p>
          </table:table-cell>
          <table:table-cell office:value-type="float" office:value="264" table:style-name="ce5">
            <text:p>264</text:p>
          </table:table-cell>
          <table:table-cell office:value-type="float" office:value="296" table:style-name="ce5">
            <text:p>296</text:p>
          </table:table-cell>
          <table:table-cell office:value-type="float" office:value="331" table:style-name="ce5">
            <text:p>331</text:p>
          </table:table-cell>
          <table:table-cell table:number-columns-repeated="16339"/>
        </table:table-row>
        <table:table-row table:style-name="ro1">
          <table:table-cell table:number-columns-repeated="9" table:style-name="ce5"/>
          <table:table-cell office:value-type="float" office:value="0" table:style-name="ce5">
            <text:p>0</text:p>
          </table:table-cell>
          <table:table-cell office:value-type="float" office:value="49" table:formula="of:=[.J15:.AR15]" table:number-matrix-columns-spanned="35" table:number-matrix-rows-spanned="1" table:style-name="ce5">
            <text:p>49</text:p>
          </table:table-cell>
          <table:table-cell office:value-type="float" office:value="50" table:style-name="ce5">
            <text:p>50</text:p>
          </table:table-cell>
          <table:table-cell office:value-type="float" office:value="52" table:style-name="ce5">
            <text:p>52</text:p>
          </table:table-cell>
          <table:table-cell office:value-type="float" office:value="55" table:style-name="ce5">
            <text:p>55</text:p>
          </table:table-cell>
          <table:table-cell office:value-type="float" office:value="58" table:style-name="ce5">
            <text:p>58</text:p>
          </table:table-cell>
          <table:table-cell office:value-type="float" office:value="61" table:style-name="ce5">
            <text:p>61</text:p>
          </table:table-cell>
          <table:table-cell office:value-type="float" office:value="65" table:style-name="ce5">
            <text:p>65</text:p>
          </table:table-cell>
          <table:table-cell office:value-type="float" office:value="68" table:style-name="ce5">
            <text:p>68</text:p>
          </table:table-cell>
          <table:table-cell office:value-type="float" office:value="72" table:style-name="ce5">
            <text:p>72</text:p>
          </table:table-cell>
          <table:table-cell office:value-type="float" office:value="76" table:style-name="ce5">
            <text:p>76</text:p>
          </table:table-cell>
          <table:table-cell office:value-type="float" office:value="81" table:style-name="ce5">
            <text:p>81</text:p>
          </table:table-cell>
          <table:table-cell office:value-type="float" office:value="85" table:style-name="ce5">
            <text:p>85</text:p>
          </table:table-cell>
          <table:table-cell office:value-type="float" office:value="90" table:style-name="ce5">
            <text:p>90</text:p>
          </table:table-cell>
          <table:table-cell office:value-type="float" office:value="95" table:style-name="ce5">
            <text:p>95</text:p>
          </table:table-cell>
          <table:table-cell office:value-type="float" office:value="100" table:style-name="ce5">
            <text:p>100</text:p>
          </table:table-cell>
          <table:table-cell office:value-type="float" office:value="105" table:style-name="ce5">
            <text:p>105</text:p>
          </table:table-cell>
          <table:table-cell office:value-type="float" office:value="110" table:style-name="ce5">
            <text:p>110</text:p>
          </table:table-cell>
          <table:table-cell office:value-type="float" office:value="116" table:style-name="ce5">
            <text:p>116</text:p>
          </table:table-cell>
          <table:table-cell office:value-type="float" office:value="121" table:style-name="ce5">
            <text:p>121</text:p>
          </table:table-cell>
          <table:table-cell office:value-type="float" office:value="127" table:style-name="ce5">
            <text:p>127</text:p>
          </table:table-cell>
          <table:table-cell office:value-type="float" office:value="133" table:style-name="ce5">
            <text:p>133</text:p>
          </table:table-cell>
          <table:table-cell office:value-type="float" office:value="139" table:style-name="ce5">
            <text:p>139</text:p>
          </table:table-cell>
          <table:table-cell office:value-type="float" office:value="145" table:style-name="ce5">
            <text:p>145</text:p>
          </table:table-cell>
          <table:table-cell office:value-type="float" office:value="151" table:style-name="ce5">
            <text:p>151</text:p>
          </table:table-cell>
          <table:table-cell office:value-type="float" office:value="157" table:style-name="ce5">
            <text:p>157</text:p>
          </table:table-cell>
          <table:table-cell office:value-type="float" office:value="164" table:style-name="ce5">
            <text:p>164</text:p>
          </table:table-cell>
          <table:table-cell office:value-type="float" office:value="170" table:style-name="ce5">
            <text:p>170</text:p>
          </table:table-cell>
          <table:table-cell office:value-type="float" office:value="177" table:style-name="ce5">
            <text:p>177</text:p>
          </table:table-cell>
          <table:table-cell office:value-type="float" office:value="184" table:style-name="ce5">
            <text:p>184</text:p>
          </table:table-cell>
          <table:table-cell office:value-type="float" office:value="191" table:style-name="ce5">
            <text:p>191</text:p>
          </table:table-cell>
          <table:table-cell office:value-type="float" office:value="213" table:style-name="ce5">
            <text:p>213</text:p>
          </table:table-cell>
          <table:table-cell office:value-type="float" office:value="238" table:style-name="ce5">
            <text:p>238</text:p>
          </table:table-cell>
          <table:table-cell office:value-type="float" office:value="266" table:style-name="ce5">
            <text:p>266</text:p>
          </table:table-cell>
          <table:table-cell office:value-type="float" office:value="298" table:style-name="ce5">
            <text:p>298</text:p>
          </table:table-cell>
          <table:table-cell office:value-type="float" office:value="333" table:style-name="ce5">
            <text:p>333</text:p>
          </table:table-cell>
          <table:table-cell table:number-columns-repeated="16339"/>
        </table:table-row>
        <table:table-row table:style-name="ro1">
          <table:table-cell table:style-name="ce5"/>
          <table:table-cell office:value-type="string" table:number-columns-spanned="7" table:number-rows-spanned="1" table:style-name="ce177">
            <text:p>Mana necessary per minute</text:p>
          </table:table-cell>
          <table:covered-table-cell table:number-columns-repeated="6"/>
          <table:table-cell table:number-columns-repeated="37" table:style-name="ce5"/>
          <table:table-cell table:number-columns-repeated="16339"/>
        </table:table-row>
        <table:table-row table:style-name="ro1">
          <table:table-cell table:style-name="ce5"/>
          <table:table-cell office:value-type="float" office:value="137.6460859977949" table:formula="of:=IF([.F29]; 60 / [.J51] * IF([.N51] &gt; 0; [.N51]; [.L51])) + SUM(60 / ([.J52:.J60] + IF([.B23]; 4; 20)) * [.L52:.L60]) + SUM([.N52:.N60] * IF([.F31] = &quot;Expected time until last multicast (seconds)&quot;; 60 / [.F32]; 60 / ([.J52:.J60] * [.F32] + IF([.B23]; 4; 20)))) * IF([.B32]; 1; 0) + 60 * 1 * [.F35] * ([.F35] + 1) / (2 * ([.F35] + 60)) * IF([.B35]; 1; 0) + 60 * 0.25 * [.F38] * ([.F38] + 1) / (2 * ([.F38] + 60)) * IF([.B38]; 1; 0)" table:number-columns-spanned="7" table:number-rows-spanned="1" table:number-matrix-columns-spanned="1" table:number-matrix-rows-spanned="1" table:style-name="ce178">
            <text:p>138</text:p>
          </table:table-cell>
          <table:covered-table-cell table:number-columns-repeated="6"/>
          <table:table-cell table:style-name="ce5"/>
          <table:table-cell office:value-type="float" office:value="0" table:style-name="ce5">
            <text:p>0</text:p>
          </table:table-cell>
          <table:table-cell office:value-type="float" office:value="180" table:style-name="ce5">
            <text:p>180</text:p>
          </table:table-cell>
          <table:table-cell office:value-type="float" office:value="250" table:style-name="ce5">
            <text:p>250</text:p>
          </table:table-cell>
          <table:table-cell office:value-type="float" office:value="335" table:style-name="ce5">
            <text:p>335</text:p>
          </table:table-cell>
          <table:table-cell office:value-type="float" office:value="450" table:style-name="ce5">
            <text:p>450</text:p>
          </table:table-cell>
          <table:table-cell table:number-columns-repeated="31" table:style-name="ce5"/>
          <table:table-cell table:number-columns-repeated="16339"/>
        </table:table-row>
        <table:table-row table:number-rows-repeated="8" table:style-name="ro1">
          <table:table-cell table:number-columns-repeated="9" table:style-name="ce5"/>
          <table:table-cell office:value-type="float" office:value="0" table:style-name="ce5">
            <text:p>0</text:p>
          </table:table-cell>
          <table:table-cell office:value-type="float" office:value="350" table:style-name="ce5">
            <text:p>350</text:p>
          </table:table-cell>
          <table:table-cell office:value-type="float" office:value="500" table:style-name="ce5">
            <text:p>500</text:p>
          </table:table-cell>
          <table:table-cell office:value-type="float" office:value="800" table:style-name="ce5">
            <text:p>800</text:p>
          </table:table-cell>
          <table:table-cell office:value-type="float" office:value="1300" table:style-name="ce5">
            <text:p>1300</text:p>
          </table:table-cell>
          <table:table-cell table:number-columns-repeated="31" table:style-name="ce5"/>
          <table:table-cell table:number-columns-repeated="16339"/>
        </table:table-row>
        <table:table-row table:style-name="ro1">
          <table:table-cell table:number-columns-repeated="45" table:style-name="ce5"/>
          <table:table-cell table:number-columns-repeated="16339"/>
        </table:table-row>
        <table:table-row table:style-name="ro1">
          <table:table-cell table:number-columns-repeated="9" table:style-name="ce5"/>
          <table:table-cell office:value-type="float" office:value="3.6" table:formula="of:=IF([.D8] &gt; 0; 3.6; IF([.B23]; 3.6; 6))" table:style-name="ce5">
            <text:p>3,6</text:p>
          </table:table-cell>
          <table:table-cell table:style-name="ce5"/>
          <table:table-cell office:value-type="float" office:value="106" table:formula="of:=COM.MICROSOFT.FLOOR(COM.MICROSOFT.SINGLE(INDEX([.$J$30:.AS$39]; ROW([.L51]) - ROW([.L$51]) + 1; [.C8] + 1)) * (1 - IF([.$F$23]; 0.1; 0) - IF([.$F$26]; 0.1 * 1.01^(([.$B$26] - 1)^0.8); 0));1)" table:style-name="ce5">
            <text:p>106</text:p>
          </table:table-cell>
          <table:table-cell table:style-name="ce5"/>
          <table:table-cell office:value-type="float" office:value="283.14641937562868" table:formula="of:=INDEX([.J41:.N41]; 1; [.D8] + 1) * IF([.$B$29]; 0.8; 1) * (1 - IF([.$F$23]; 0.1; 0) - IF([.$F$26]; 0.1 * 1.01^(([.$B$26] - 1)^0.8); 0)) * INDEX([.J17:.Q17]; 1; [.F20] + 1)" table:number-matrix-columns-spanned="1" table:number-matrix-rows-spanned="1" table:style-name="ce5">
            <text:p>283,1464194</text:p>
          </table:table-cell>
          <table:table-cell table:number-columns-repeated="31" table:style-name="ce5"/>
          <table:table-cell table:number-columns-repeated="16339"/>
        </table:table-row>
        <table:table-row table:style-name="ro1">
          <table:table-cell table:number-columns-repeated="9" table:style-name="ce5"/>
          <table:table-cell office:value-type="float" office:value="514.28571428571433" table:formula="of:=[.E9:.E17] / INDEX([.J18:.Y18]; 1; 1 + [.B20])" table:number-matrix-columns-spanned="1" table:number-matrix-rows-spanned="9" table:style-name="ce5">
            <text:p>514,2857143</text:p>
          </table:table-cell>
          <table:table-cell table:style-name="ce5"/>
          <table:table-cell office:value-type="float" office:value="0" table:formula="of:=COM.MICROSOFT.FLOOR(COM.MICROSOFT.SINGLE(INDEX([.$J$30:.AS$39]; ROW([.L52]) - ROW([.L$51]) + 1; [.C9] + 1)) * (1 - IF([.$F$23]; 0.1; 0) - IF([.$F$26]; 0.1 * 1.01^(([.$B$26] - 1)^0.8); 0));1)" table:style-name="ce5">
            <text:p>0</text:p>
          </table:table-cell>
          <table:table-cell table:style-name="ce5"/>
          <table:table-cell office:value-type="float" office:value="0" table:formula="of:=SUM(INDIRECT(ADDRESS(ROW([.J42]); COLUMN([.J42])) &amp; &quot;:&quot; &amp; ADDRESS(ROW([.J42]); COLUMN([.J42]) + [.D9]))) * IF([.$B$29]; 0.8; 1) * (1 - IF([.$F$23]; 0.1; 0) - IF([.$F$26]; 0.1 * 1.01^(([.$B$26] - 1)^0.8); 0))" table:style-name="ce5">
            <text:p>0</text:p>
          </table:table-cell>
          <table:table-cell table:number-columns-repeated="31" table:style-name="ce5"/>
          <table:table-cell table:number-columns-repeated="16339"/>
        </table:table-row>
        <table:table-row table:style-name="ro1">
          <table:table-cell table:number-columns-repeated="9" table:style-name="ce5"/>
          <table:table-cell office:value-type="float" office:value="514.28571428571433" table:style-name="ce5">
            <text:p>514,2857143</text:p>
          </table:table-cell>
          <table:table-cell table:style-name="ce5"/>
          <table:table-cell office:value-type="float" office:value="234" table:formula="of:=COM.MICROSOFT.FLOOR(COM.MICROSOFT.SINGLE(INDEX([.$J$30:.AS$39]; ROW([.L53]) - ROW([.L$51]) + 1; [.C10] + 1)) * (1 - IF([.$F$23]; 0.1; 0) - IF([.$F$26]; 0.1 * 1.01^(([.$B$26] - 1)^0.8); 0));1)" table:style-name="ce5">
            <text:p>234</text:p>
          </table:table-cell>
          <table:table-cell table:style-name="ce5"/>
          <table:table-cell office:value-type="float" office:value="0" table:formula="of:=SUM(INDIRECT(ADDRESS(ROW([.J43]); COLUMN([.J43])) &amp; &quot;:&quot; &amp; ADDRESS(ROW([.J43]); COLUMN([.J43]) + [.D10]))) * IF([.$B$29]; 0.8; 1) * (1 - IF([.$F$23]; 0.1; 0) - IF([.$F$26]; 0.1 * 1.01^(([.$B$26] - 1)^0.8); 0))" table:style-name="ce5">
            <text:p>0</text:p>
          </table:table-cell>
          <table:table-cell table:number-columns-repeated="31" table:style-name="ce5"/>
          <table:table-cell table:number-columns-repeated="16339"/>
        </table:table-row>
        <table:table-row table:style-name="ro1">
          <table:table-cell table:number-columns-repeated="9" table:style-name="ce5"/>
          <table:table-cell office:value-type="float" office:value="514.28571428571433" table:style-name="ce5">
            <text:p>514,2857143</text:p>
          </table:table-cell>
          <table:table-cell table:style-name="ce5"/>
          <table:table-cell office:value-type="float" office:value="185" table:formula="of:=COM.MICROSOFT.FLOOR(COM.MICROSOFT.SINGLE(INDEX([.$J$30:.AS$39]; ROW([.L54]) - ROW([.L$51]) + 1; [.C11] + 1)) * (1 - IF([.$F$23]; 0.1; 0) - IF([.$F$26]; 0.1 * 1.01^(([.$B$26] - 1)^0.8); 0));1)" table:style-name="ce5">
            <text:p>185</text:p>
          </table:table-cell>
          <table:table-cell table:style-name="ce5"/>
          <table:table-cell office:value-type="float" office:value="0" table:formula="of:=SUM(INDIRECT(ADDRESS(ROW([.J44]); COLUMN([.J44])) &amp; &quot;:&quot; &amp; ADDRESS(ROW([.J44]); COLUMN([.J44]) + [.D11]))) * IF([.$B$29]; 0.8; 1) * (1 - IF([.$F$23]; 0.1; 0) - IF([.$F$26]; 0.1 * 1.01^(([.$B$26] - 1)^0.8); 0))" table:style-name="ce5">
            <text:p>0</text:p>
          </table:table-cell>
          <table:table-cell table:number-columns-repeated="31" table:style-name="ce5"/>
          <table:table-cell table:number-columns-repeated="16339"/>
        </table:table-row>
        <table:table-row table:style-name="ro1">
          <table:table-cell table:number-columns-repeated="9" table:style-name="ce5"/>
          <table:table-cell office:value-type="float" office:value="514.28571428571433" table:style-name="ce5">
            <text:p>514,2857143</text:p>
          </table:table-cell>
          <table:table-cell table:style-name="ce5"/>
          <table:table-cell office:value-type="float" office:value="226" table:formula="of:=COM.MICROSOFT.FLOOR(COM.MICROSOFT.SINGLE(INDEX([.$J$30:.AS$39]; ROW([.L55]) - ROW([.L$51]) + 1; [.C12] + 1)) * (1 - IF([.$F$23]; 0.1; 0) - IF([.$F$26]; 0.1 * 1.01^(([.$B$26] - 1)^0.8); 0));1)" table:style-name="ce5">
            <text:p>226</text:p>
          </table:table-cell>
          <table:table-cell table:style-name="ce5"/>
          <table:table-cell office:value-type="float" office:value="0" table:formula="of:=SUM(INDIRECT(ADDRESS(ROW([.J45]); COLUMN([.J45])) &amp; &quot;:&quot; &amp; ADDRESS(ROW([.J45]); COLUMN([.J45]) + [.D12]))) * IF([.$B$29]; 0.8; 1) * (1 - IF([.$F$23]; 0.1; 0) - IF([.$F$26]; 0.1 * 1.01^(([.$B$26] - 1)^0.8); 0))" table:style-name="ce5">
            <text:p>0</text:p>
          </table:table-cell>
          <table:table-cell table:number-columns-repeated="31" table:style-name="ce5"/>
          <table:table-cell table:number-columns-repeated="16339"/>
        </table:table-row>
        <table:table-row table:style-name="ro1">
          <table:table-cell table:number-columns-repeated="9" table:style-name="ce5"/>
          <table:table-cell office:value-type="float" office:value="514.28571428571433" table:style-name="ce5">
            <text:p>514,2857143</text:p>
          </table:table-cell>
          <table:table-cell table:style-name="ce5"/>
          <table:table-cell office:value-type="float" office:value="283" table:formula="of:=COM.MICROSOFT.FLOOR(COM.MICROSOFT.SINGLE(INDEX([.$J$30:.AS$39]; ROW([.L56]) - ROW([.L$51]) + 1; [.C13] + 1)) * (1 - IF([.$F$23]; 0.1; 0) - IF([.$F$26]; 0.1 * 1.01^(([.$B$26] - 1)^0.8); 0));1)" table:style-name="ce5">
            <text:p>283</text:p>
          </table:table-cell>
          <table:table-cell table:style-name="ce5"/>
          <table:table-cell office:value-type="float" office:value="0" table:formula="of:=SUM(INDIRECT(ADDRESS(ROW([.J46]); COLUMN([.J46])) &amp; &quot;:&quot; &amp; ADDRESS(ROW([.J46]); COLUMN([.J46]) + [.D13]))) * IF([.$B$29]; 0.8; 1) * (1 - IF([.$F$23]; 0.1; 0) - IF([.$F$26]; 0.1 * 1.01^(([.$B$26] - 1)^0.8); 0))" table:style-name="ce5">
            <text:p>0</text:p>
          </table:table-cell>
          <table:table-cell table:number-columns-repeated="31" table:style-name="ce5"/>
          <table:table-cell table:number-columns-repeated="16339"/>
        </table:table-row>
        <table:table-row table:style-name="ro1">
          <table:table-cell table:number-columns-repeated="9" table:style-name="ce5"/>
          <table:table-cell office:value-type="float" office:value="514.28571428571433" table:style-name="ce5">
            <text:p>514,2857143</text:p>
          </table:table-cell>
          <table:table-cell table:style-name="ce5"/>
          <table:table-cell office:value-type="float" office:value="0" table:formula="of:=COM.MICROSOFT.FLOOR(COM.MICROSOFT.SINGLE(INDEX([.$J$30:.AS$39]; ROW([.L57]) - ROW([.L$51]) + 1; [.C14] + 1)) * (1 - IF([.$F$23]; 0.1; 0) - IF([.$F$26]; 0.1 * 1.01^(([.$B$26] - 1)^0.8); 0));1)" table:style-name="ce5">
            <text:p>0</text:p>
          </table:table-cell>
          <table:table-cell table:style-name="ce5"/>
          <table:table-cell office:value-type="float" office:value="0" table:formula="of:=SUM(INDIRECT(ADDRESS(ROW([.J47]); COLUMN([.J47])) &amp; &quot;:&quot; &amp; ADDRESS(ROW([.J47]); COLUMN([.J47]) + [.D14]))) * IF([.$B$29]; 0.8; 1) * (1 - IF([.$F$23]; 0.1; 0) - IF([.$F$26]; 0.1 * 1.01^(([.$B$26] - 1)^0.8); 0))" table:style-name="ce5">
            <text:p>0</text:p>
          </table:table-cell>
          <table:table-cell table:number-columns-repeated="31" table:style-name="ce5"/>
          <table:table-cell table:number-columns-repeated="16339"/>
        </table:table-row>
        <table:table-row table:style-name="ro1">
          <table:table-cell table:number-columns-repeated="9" table:style-name="ce5"/>
          <table:table-cell office:value-type="float" office:value="514.28571428571433" table:style-name="ce5">
            <text:p>514,2857143</text:p>
          </table:table-cell>
          <table:table-cell table:style-name="ce5"/>
          <table:table-cell office:value-type="float" office:value="0" table:formula="of:=COM.MICROSOFT.FLOOR(COM.MICROSOFT.SINGLE(INDEX([.$J$30:.AS$39]; ROW([.L58]) - ROW([.L$51]) + 1; [.C15] + 1)) * (1 - IF([.$F$23]; 0.1; 0) - IF([.$F$26]; 0.1 * 1.01^(([.$B$26] - 1)^0.8); 0));1)" table:style-name="ce5">
            <text:p>0</text:p>
          </table:table-cell>
          <table:table-cell table:style-name="ce5"/>
          <table:table-cell office:value-type="float" office:value="0" table:formula="of:=SUM(INDIRECT(ADDRESS(ROW([.J48]); COLUMN([.J48])) &amp; &quot;:&quot; &amp; ADDRESS(ROW([.J48]); COLUMN([.J48]) + [.D15]))) * IF([.$B$29]; 0.8; 1) * (1 - IF([.$F$23]; 0.1; 0) - IF([.$F$26]; 0.1 * 1.01^(([.$B$26] - 1)^0.8); 0))" table:style-name="ce5">
            <text:p>0</text:p>
          </table:table-cell>
          <table:table-cell table:number-columns-repeated="31" table:style-name="ce5"/>
          <table:table-cell table:number-columns-repeated="16339"/>
        </table:table-row>
        <table:table-row table:style-name="ro1">
          <table:table-cell table:number-columns-repeated="9" table:style-name="ce5"/>
          <table:table-cell office:value-type="float" office:value="514.28571428571433" table:style-name="ce5">
            <text:p>514,2857143</text:p>
          </table:table-cell>
          <table:table-cell table:style-name="ce5"/>
          <table:table-cell office:value-type="float" office:value="0" table:formula="of:=COM.MICROSOFT.FLOOR(COM.MICROSOFT.SINGLE(INDEX([.$J$30:.AS$39]; ROW([.L59]) - ROW([.L$51]) + 1; [.C16] + 1)) * (1 - IF([.$F$23]; 0.1; 0) - IF([.$F$26]; 0.1 * 1.01^(([.$B$26] - 1)^0.8); 0));1)" table:style-name="ce5">
            <text:p>0</text:p>
          </table:table-cell>
          <table:table-cell table:style-name="ce5"/>
          <table:table-cell office:value-type="float" office:value="0" table:formula="of:=SUM(INDIRECT(ADDRESS(ROW([.J49]); COLUMN([.J49])) &amp; &quot;:&quot; &amp; ADDRESS(ROW([.J49]); COLUMN([.J49]) + [.D16]))) * IF([.$B$29]; 0.8; 1) * (1 - IF([.$F$23]; 0.1; 0) - IF([.$F$26]; 0.1 * 1.01^(([.$B$26] - 1)^0.8); 0))" table:style-name="ce5">
            <text:p>0</text:p>
          </table:table-cell>
          <table:table-cell table:number-columns-repeated="31" table:style-name="ce5"/>
          <table:table-cell table:number-columns-repeated="16339"/>
        </table:table-row>
        <table:table-row table:style-name="ro1">
          <table:table-cell table:number-columns-repeated="9" table:style-name="ce5"/>
          <table:table-cell office:value-type="float" office:value="514.28571428571433" table:style-name="ce5">
            <text:p>514,2857143</text:p>
          </table:table-cell>
          <table:table-cell table:style-name="ce5"/>
          <table:table-cell office:value-type="float" office:value="261" table:formula="of:=COM.MICROSOFT.FLOOR(COM.MICROSOFT.SINGLE(INDEX([.$J$30:.AS$39]; ROW([.L60]) - ROW([.L$51]) + 1; [.C17] + 1)) * (1 - IF([.$F$23]; 0.1; 0) - IF([.$F$26]; 0.1 * 1.01^(([.$B$26] - 1)^0.8); 0));1)" table:style-name="ce5">
            <text:p>261</text:p>
          </table:table-cell>
          <table:table-cell table:style-name="ce5"/>
          <table:table-cell office:value-type="float" office:value="0" table:formula="of:=SUM(INDIRECT(ADDRESS(ROW([.J50]); COLUMN([.J50])) &amp; &quot;:&quot; &amp; ADDRESS(ROW([.J50]); COLUMN([.J50]) + [.D17]))) * IF([.$B$29]; 0.8; 1) * (1 - IF([.$F$23]; 0.1; 0) - IF([.$F$26]; 0.1 * 1.01^(([.$B$26] - 1)^0.8); 0))" table:style-name="ce5">
            <text:p>0</text:p>
          </table:table-cell>
          <table:table-cell table:number-columns-repeated="31" table:style-name="ce5"/>
          <table:table-cell table:number-columns-repeated="16339"/>
        </table:table-row>
        <table:table-row table:number-rows-repeated="1048516" table:style-name="ro2">
          <table:table-cell table:number-columns-repeated="16384"/>
        </table:table-row>
      </table:table>
      <table:table table:name="LBSiphon_Optimiser" table:style-name="ta2">
        <table:table-column table:style-name="co10" table:number-columns-repeated="19" table:default-cell-style-name="ce1"/>
        <table:table-column table:style-name="co18" table:default-cell-style-name="ce1"/>
        <table:table-column table:style-name="co19" table:default-cell-style-name="ce1"/>
        <table:table-column table:style-name="co18" table:number-columns-repeated="2" table:default-cell-style-name="ce1"/>
        <table:table-column table:style-name="co19" table:default-cell-style-name="ce1"/>
        <table:table-column table:style-name="co20" table:default-cell-style-name="ce1"/>
        <table:table-column table:style-name="co21" table:default-cell-style-name="ce1"/>
        <table:table-column table:style-name="co22" table:number-columns-repeated="26" table:default-cell-style-name="ce1"/>
        <table:table-column table:style-name="co23" table:number-columns-repeated="3" table:default-cell-style-name="ce1"/>
        <table:table-column table:style-name="co24" table:default-cell-style-name="ce1"/>
        <table:table-column table:style-name="co22" table:number-columns-repeated="25" table:default-cell-style-name="ce1" table:visibility="collapse"/>
        <table:table-column table:style-name="co24" table:number-columns-repeated="6" table:default-cell-style-name="ce1" table:visibility="collapse"/>
        <table:table-column table:style-name="co1" table:number-columns-repeated="937" table:default-cell-style-name="ce1"/>
        <table:table-column table:style-name="co2" table:number-columns-repeated="15360" table:default-cell-style-name="ce1"/>
        <table:table-row table:style-name="ro6">
          <table:table-cell office:value-type="string" table:number-columns-spanned="5" table:number-rows-spanned="1" table:style-name="ce705">
            <text:p>LB/Siphon optimiser (v5.16)</text:p>
          </table:table-cell>
          <table:covered-table-cell table:number-columns-repeated="4"/>
          <table:table-cell office:value-type="string" table:number-columns-spanned="2" table:number-rows-spanned="2" table:style-name="ce172">
            <text:p>OUTDATED!! NEW SHEET HERE</text:p>
          </table:table-cell>
          <table:covered-table-cell/>
          <table:table-cell office:value-type="string" table:number-columns-spanned="2" table:number-rows-spanned="2" table:style-name="ce173">
            <text:p><text:a xlink:href="https://bit.ly/3wvRCha">https://bit.ly/3wvRCha</text:a></text:p>
          </table:table-cell>
          <table:covered-table-cell/>
          <table:table-cell table:number-columns-repeated="12" table:style-name="ce2"/>
          <table:table-cell office:value-type="string" table:number-columns-spanned="34" table:number-rows-spanned="1" table:style-name="ce547">
            <text:p>Mana regen per minute</text:p>
          </table:table-cell>
          <table:covered-table-cell table:number-columns-repeated="33"/>
          <table:table-cell table:style-name="ce179"/>
          <table:table-cell office:value-type="float" office:value="1" table:formula="of:=VLOOKUP([.A47];[.O24:.P27];2;0)" table:style-name="ce180">
            <text:p>1,000</text:p>
          </table:table-cell>
          <table:table-cell table:number-columns-repeated="2" table:style-name="ce181"/>
          <table:table-cell table:number-columns-repeated="25" table:style-name="ce182"/>
          <table:table-cell table:number-columns-repeated="3" table:style-name="ce180"/>
          <table:table-cell table:number-columns-repeated="16297"/>
        </table:table-row>
        <table:table-row table:style-name="ro3">
          <table:table-cell table:number-columns-repeated="5" table:style-name="ce183"/>
          <table:covered-table-cell/>
          <table:covered-table-cell/>
          <table:covered-table-cell/>
          <table:covered-table-cell/>
          <table:table-cell table:number-columns-repeated="12" table:style-name="ce184"/>
          <table:table-cell table:number-columns-repeated="34" table:style-name="ce185"/>
          <table:table-cell table:style-name="ce186"/>
          <table:table-cell table:style-name="ce187"/>
          <table:table-cell table:number-columns-repeated="2" table:style-name="ce185"/>
          <table:table-cell table:number-columns-repeated="25" table:style-name="ce188"/>
          <table:table-cell table:number-columns-repeated="3" table:style-name="ce187"/>
          <table:table-cell table:number-columns-repeated="16297"/>
        </table:table-row>
        <table:table-row table:style-name="ro7">
          <table:table-cell office:value-type="string" table:style-name="ce189">
            <text:p>LB level</text:p>
          </table:table-cell>
          <table:table-cell office:value-type="string" table:style-name="ce190">
            <text:p>SP cost</text:p>
          </table:table-cell>
          <table:table-cell office:value-type="string" table:style-name="ce191">
            <text:p>Cum. SP cost</text:p>
          </table:table-cell>
          <table:table-cell office:value-type="string" table:style-name="ce192">
            <text:p>Mana cap</text:p>
          </table:table-cell>
          <table:table-cell office:value-type="string" table:style-name="ce193">
            <text:p>Mana regen factor</text:p>
          </table:table-cell>
          <table:table-cell table:style-name="ce194"/>
          <table:table-cell office:value-type="string" table:style-name="ce195">
            <text:p>Siphon level</text:p>
          </table:table-cell>
          <table:table-cell office:value-type="string" table:style-name="ce196">
            <text:p>SP cost</text:p>
          </table:table-cell>
          <table:table-cell office:value-type="string" table:style-name="ce197">
            <text:p>Cum. SP cost</text:p>
          </table:table-cell>
          <table:table-cell office:value-type="string" table:style-name="ce198">
            <text:p>Siphon Amount</text:p>
          </table:table-cell>
          <table:table-cell table:style-name="ce2"/>
          <table:table-cell office:value-type="string" table:style-name="ce199">
            <text:p>Nightmare Puppteer Level</text:p>
          </table:table-cell>
          <table:table-cell office:value-type="string" table:style-name="ce199">
            <text:p>Special Attempts Multiplier</text:p>
          </table:table-cell>
          <table:table-cell table:style-name="ce2"/>
          <table:table-cell office:value-type="string" table:style-name="ce200">
            <text:p>BF level</text:p>
          </table:table-cell>
          <table:table-cell office:value-type="string" table:style-name="ce201">
            <text:p>Bonus Taps</text:p>
          </table:table-cell>
          <table:table-cell table:style-name="ce2"/>
          <table:table-cell office:value-type="string" table:style-name="ce202">
            <text:p>SC level</text:p>
          </table:table-cell>
          <table:table-cell office:value-type="string" table:style-name="ce203">
            <text:p>Special attempts</text:p>
          </table:table-cell>
          <table:table-cell table:number-columns-repeated="2" table:style-name="ce2"/>
          <table:table-cell table:number-columns-repeated="5" table:style-name="ce204"/>
          <table:table-cell office:value-type="string" table:number-columns-spanned="26" table:number-rows-spanned="1" table:style-name="ce548">
            <text:p>Mana Siphon</text:p>
          </table:table-cell>
          <table:covered-table-cell table:number-columns-repeated="25"/>
          <table:table-cell table:number-columns-repeated="3" table:style-name="ce180"/>
          <table:table-cell table:style-name="ce179"/>
          <table:table-cell table:style-name="ce180"/>
          <table:table-cell table:number-columns-repeated="2" table:style-name="ce181"/>
          <table:table-cell office:value-type="string" table:number-columns-spanned="25" table:number-rows-spanned="1" table:style-name="ce548">
            <text:p>Mana Siphon</text:p>
          </table:table-cell>
          <table:covered-table-cell table:number-columns-repeated="24"/>
          <table:table-cell table:number-columns-repeated="3" table:style-name="ce180"/>
          <table:table-cell table:number-columns-repeated="16297"/>
        </table:table-row>
        <table:table-row table:style-name="ro8">
          <table:table-cell office:value-type="float" office:value="0" table:style-name="ce205">
            <text:p>0</text:p>
          </table:table-cell>
          <table:table-cell office:value-type="float" office:value="0" table:style-name="ce206">
            <text:p>0</text:p>
          </table:table-cell>
          <table:table-cell office:value-type="float" office:value="0" table:style-name="ce207">
            <text:p>0</text:p>
          </table:table-cell>
          <table:table-cell office:value-type="float" office:value="0" table:style-name="ce208">
            <text:p>0</text:p>
          </table:table-cell>
          <table:table-cell office:value-type="float" office:value="1" table:style-name="ce209">
            <text:p>1,000</text:p>
          </table:table-cell>
          <table:table-cell table:style-name="ce194"/>
          <table:table-cell office:value-type="float" office:value="0" table:style-name="ce210">
            <text:p>0</text:p>
          </table:table-cell>
          <table:table-cell office:value-type="float" office:value="0" table:style-name="ce211">
            <text:p>0</text:p>
          </table:table-cell>
          <table:table-cell office:value-type="float" office:value="0" table:style-name="ce212">
            <text:p>0</text:p>
          </table:table-cell>
          <table:table-cell office:value-type="float" office:value="0" table:style-name="ce213">
            <text:p>0,000</text:p>
          </table:table-cell>
          <table:table-cell table:style-name="ce5"/>
          <table:table-cell office:value-type="float" office:value="0" table:style-name="ce214">
            <text:p>0</text:p>
          </table:table-cell>
          <table:table-cell office:value-type="float" office:value="1" table:style-name="ce215">
            <text:p>1,00</text:p>
          </table:table-cell>
          <table:table-cell table:style-name="ce5"/>
          <table:table-cell office:value-type="float" office:value="0" table:style-name="ce216">
            <text:p>0</text:p>
          </table:table-cell>
          <table:table-cell office:value-type="float" office:value="0" table:style-name="ce217">
            <text:p>0</text:p>
          </table:table-cell>
          <table:table-cell table:style-name="ce3"/>
          <table:table-cell office:value-type="float" office:value="1" table:style-name="ce218">
            <text:p>1</text:p>
          </table:table-cell>
          <table:table-cell office:value-type="string" table:style-name="ce219">
            <text:p>1.0</text:p>
          </table:table-cell>
          <table:table-cell table:number-columns-repeated="2" table:style-name="ce3"/>
          <table:table-cell table:style-name="ce220"/>
          <table:table-cell office:value-type="string" table:style-name="ce220">
            <text:p>Tot. SP</text:p>
          </table:table-cell>
          <table:table-cell table:number-columns-repeated="2" table:style-name="ce221"/>
          <table:table-cell table:style-name="ce222"/>
          <table:table-cell office:value-type="float" office:value="0" table:style-name="ce223">
            <text:p>0</text:p>
          </table:table-cell>
          <table:table-cell office:value-type="float" office:value="1" table:style-name="ce223">
            <text:p>1</text:p>
          </table:table-cell>
          <table:table-cell office:value-type="float" office:value="2" table:style-name="ce223">
            <text:p>2</text:p>
          </table:table-cell>
          <table:table-cell office:value-type="float" office:value="3" table:style-name="ce223">
            <text:p>3</text:p>
          </table:table-cell>
          <table:table-cell office:value-type="float" office:value="4" table:style-name="ce223">
            <text:p>4</text:p>
          </table:table-cell>
          <table:table-cell office:value-type="float" office:value="5" table:style-name="ce223">
            <text:p>5</text:p>
          </table:table-cell>
          <table:table-cell office:value-type="float" office:value="6" table:style-name="ce223">
            <text:p>6</text:p>
          </table:table-cell>
          <table:table-cell office:value-type="float" office:value="7" table:style-name="ce223">
            <text:p>7</text:p>
          </table:table-cell>
          <table:table-cell office:value-type="float" office:value="8" table:style-name="ce223">
            <text:p>8</text:p>
          </table:table-cell>
          <table:table-cell office:value-type="float" office:value="9" table:formula="of:=[.AI4]+1" table:style-name="ce223">
            <text:p>9</text:p>
          </table:table-cell>
          <table:table-cell office:value-type="float" office:value="10" table:formula="of:=[.AJ4]+1" table:style-name="ce223">
            <text:p>10</text:p>
          </table:table-cell>
          <table:table-cell office:value-type="float" office:value="11" table:style-name="ce223">
            <text:p>11</text:p>
          </table:table-cell>
          <table:table-cell office:value-type="float" office:value="12" table:style-name="ce223">
            <text:p>12</text:p>
          </table:table-cell>
          <table:table-cell office:value-type="float" office:value="13" table:style-name="ce223">
            <text:p>13</text:p>
          </table:table-cell>
          <table:table-cell office:value-type="float" office:value="14" table:style-name="ce223">
            <text:p>14</text:p>
          </table:table-cell>
          <table:table-cell office:value-type="float" office:value="15" table:style-name="ce223">
            <text:p>15</text:p>
          </table:table-cell>
          <table:table-cell office:value-type="float" office:value="16" table:style-name="ce223">
            <text:p>16</text:p>
          </table:table-cell>
          <table:table-cell office:value-type="float" office:value="17" table:style-name="ce223">
            <text:p>17</text:p>
          </table:table-cell>
          <table:table-cell office:value-type="float" office:value="18" table:style-name="ce223">
            <text:p>18</text:p>
          </table:table-cell>
          <table:table-cell office:value-type="float" office:value="19" table:style-name="ce223">
            <text:p>19</text:p>
          </table:table-cell>
          <table:table-cell office:value-type="float" office:value="20" table:style-name="ce223">
            <text:p>20</text:p>
          </table:table-cell>
          <table:table-cell office:value-type="float" office:value="21" table:style-name="ce224">
            <text:p>21</text:p>
          </table:table-cell>
          <table:table-cell office:value-type="float" office:value="22" table:style-name="ce224">
            <text:p>22</text:p>
          </table:table-cell>
          <table:table-cell office:value-type="float" office:value="23" table:style-name="ce224">
            <text:p>23</text:p>
          </table:table-cell>
          <table:table-cell office:value-type="float" office:value="24" table:style-name="ce224">
            <text:p>24</text:p>
          </table:table-cell>
          <table:table-cell office:value-type="float" office:value="25" table:style-name="ce224">
            <text:p>25</text:p>
          </table:table-cell>
          <table:table-cell table:style-name="ce225"/>
          <table:table-cell table:style-name="ce226"/>
          <table:table-cell table:style-name="ce227"/>
          <table:table-cell table:style-name="ce5"/>
          <table:table-cell table:style-name="ce225"/>
          <table:table-cell table:style-name="ce221"/>
          <table:table-cell table:style-name="ce222"/>
          <table:table-cell office:value-type="float" office:value="1" table:style-name="ce223">
            <text:p>1</text:p>
          </table:table-cell>
          <table:table-cell office:value-type="float" office:value="2" table:style-name="ce223">
            <text:p>2</text:p>
          </table:table-cell>
          <table:table-cell office:value-type="float" office:value="3" table:style-name="ce223">
            <text:p>3</text:p>
          </table:table-cell>
          <table:table-cell office:value-type="float" office:value="4" table:style-name="ce223">
            <text:p>4</text:p>
          </table:table-cell>
          <table:table-cell office:value-type="float" office:value="5" table:style-name="ce223">
            <text:p>5</text:p>
          </table:table-cell>
          <table:table-cell office:value-type="float" office:value="6" table:style-name="ce223">
            <text:p>6</text:p>
          </table:table-cell>
          <table:table-cell office:value-type="float" office:value="7" table:style-name="ce223">
            <text:p>7</text:p>
          </table:table-cell>
          <table:table-cell office:value-type="float" office:value="8" table:style-name="ce223">
            <text:p>8</text:p>
          </table:table-cell>
          <table:table-cell office:value-type="float" office:value="9" table:formula="of:=[.BO4]+1" table:style-name="ce223">
            <text:p>9</text:p>
          </table:table-cell>
          <table:table-cell office:value-type="float" office:value="10" table:formula="of:=[.BP4]+1" table:style-name="ce223">
            <text:p>10</text:p>
          </table:table-cell>
          <table:table-cell office:value-type="float" office:value="11" table:style-name="ce223">
            <text:p>11</text:p>
          </table:table-cell>
          <table:table-cell office:value-type="float" office:value="12" table:style-name="ce223">
            <text:p>12</text:p>
          </table:table-cell>
          <table:table-cell office:value-type="float" office:value="13" table:style-name="ce223">
            <text:p>13</text:p>
          </table:table-cell>
          <table:table-cell office:value-type="float" office:value="14" table:style-name="ce223">
            <text:p>14</text:p>
          </table:table-cell>
          <table:table-cell office:value-type="float" office:value="15" table:style-name="ce223">
            <text:p>15</text:p>
          </table:table-cell>
          <table:table-cell office:value-type="float" office:value="16" table:style-name="ce223">
            <text:p>16</text:p>
          </table:table-cell>
          <table:table-cell office:value-type="float" office:value="17" table:style-name="ce223">
            <text:p>17</text:p>
          </table:table-cell>
          <table:table-cell office:value-type="float" office:value="18" table:style-name="ce223">
            <text:p>18</text:p>
          </table:table-cell>
          <table:table-cell office:value-type="float" office:value="19" table:style-name="ce223">
            <text:p>19</text:p>
          </table:table-cell>
          <table:table-cell office:value-type="float" office:value="20" table:style-name="ce223">
            <text:p>20</text:p>
          </table:table-cell>
          <table:table-cell office:value-type="float" office:value="21" table:style-name="ce223">
            <text:p>21</text:p>
          </table:table-cell>
          <table:table-cell office:value-type="float" office:value="22" table:style-name="ce223">
            <text:p>22</text:p>
          </table:table-cell>
          <table:table-cell office:value-type="float" office:value="23" table:style-name="ce223">
            <text:p>23</text:p>
          </table:table-cell>
          <table:table-cell office:value-type="float" office:value="24" table:style-name="ce223">
            <text:p>24</text:p>
          </table:table-cell>
          <table:table-cell office:value-type="float" office:value="25" table:style-name="ce223">
            <text:p>25</text:p>
          </table:table-cell>
          <table:table-cell table:number-columns-repeated="3" table:style-name="ce225"/>
          <table:table-cell table:number-columns-repeated="16297"/>
        </table:table-row>
        <table:table-row table:style-name="ro3">
          <table:table-cell office:value-type="float" office:value="1" table:style-name="ce205">
            <text:p>1</text:p>
          </table:table-cell>
          <table:table-cell office:value-type="float" office:value="1" table:style-name="ce206">
            <text:p>1</text:p>
          </table:table-cell>
          <table:table-cell office:value-type="float" office:value="1" table:style-name="ce207">
            <text:p>1</text:p>
          </table:table-cell>
          <table:table-cell office:value-type="float" office:value="5" table:style-name="ce208">
            <text:p>5</text:p>
          </table:table-cell>
          <table:table-cell office:value-type="float" office:value="1.1000000000000001" table:style-name="ce209">
            <text:p>1,100</text:p>
          </table:table-cell>
          <table:table-cell table:style-name="ce228"/>
          <table:table-cell office:value-type="float" office:value="1" table:style-name="ce210">
            <text:p>1</text:p>
          </table:table-cell>
          <table:table-cell office:value-type="float" office:value="1" table:style-name="ce211">
            <text:p>1</text:p>
          </table:table-cell>
          <table:table-cell office:value-type="float" office:value="1" table:style-name="ce212">
            <text:p>1</text:p>
          </table:table-cell>
          <table:table-cell office:value-type="float" office:value="1.4" table:style-name="ce213">
            <text:p>1,400</text:p>
          </table:table-cell>
          <table:table-cell table:style-name="ce5"/>
          <table:table-cell office:value-type="float" office:value="1" table:style-name="ce214">
            <text:p>1</text:p>
          </table:table-cell>
          <table:table-cell office:value-type="float" office:value="1.01" table:style-name="ce215">
            <text:p>1,01</text:p>
          </table:table-cell>
          <table:table-cell table:style-name="ce5"/>
          <table:table-cell office:value-type="float" office:value="1" table:style-name="ce216">
            <text:p>1</text:p>
          </table:table-cell>
          <table:table-cell office:value-type="float" office:value="1" table:style-name="ce217">
            <text:p>1</text:p>
          </table:table-cell>
          <table:table-cell table:style-name="ce3"/>
          <table:table-cell office:value-type="float" office:value="2" table:formula="of:=[.R4]+1" table:style-name="ce218">
            <text:p>2</text:p>
          </table:table-cell>
          <table:table-cell office:value-type="string" table:style-name="ce219">
            <text:p>1.9</text:p>
          </table:table-cell>
          <table:table-cell table:number-columns-repeated="2" table:style-name="ce3"/>
          <table:table-cell table:style-name="ce229"/>
          <table:table-cell office:value-type="string" table:style-name="ce230">
            <text:p>0-19</text:p>
          </table:table-cell>
          <table:table-cell table:style-name="ce231"/>
          <table:table-cell office:value-type="string" table:number-columns-spanned="1" table:number-rows-spanned="26" table:style-name="ce549">
            <text:p>Limit Break</text:p>
          </table:table-cell>
          <table:table-cell office:value-type="float" office:value="0" table:style-name="ce223">
            <text:p>0</text:p>
          </table:table-cell>
          <table:table-cell office:value-type="float" office:value="500.68702290076334" table:formula="of:=IF([.$W$3]; [.AA42];COM.MICROSOFT.SINGLE( $$ManaPotion) * [.$E4]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12">
            <text:p>500,7</text:p>
          </table:table-cell>
          <table:table-cell office:value-type="float" office:value="744.50532439993378" table:formula="of:=IF([.$W$3]; [.AB42];COM.MICROSOFT.SINGLE( $$ManaPotion) * [.$E4]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13">
            <text:p>744,5</text:p>
          </table:table-cell>
          <table:table-cell office:value-type="float" office:value="778.60505542388921" table:formula="of:=IF([.$W$3]; [.AC42];COM.MICROSOFT.SINGLE( $$ManaPotion) * [.$E4]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13">
            <text:p>778,6</text:p>
          </table:table-cell>
          <table:table-cell office:value-type="float" office:value="818.80024398532385" table:formula="of:=IF([.$W$3]; [.AD42];COM.MICROSOFT.SINGLE( $$ManaPotion) * [.$E4]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13">
            <text:p>818,8</text:p>
          </table:table-cell>
          <table:table-cell office:value-type="float" office:value="863.99370772749148" table:formula="of:=IF([.$W$3]; [.AE42];COM.MICROSOFT.SINGLE( $$ManaPotion) * [.$E4]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13">
            <text:p>864,0</text:p>
          </table:table-cell>
          <table:table-cell office:value-type="float" office:value="914.84723918303268" table:formula="of:=IF([.$W$3]; [.AF42];COM.MICROSOFT.SINGLE( $$ManaPotion) * [.$E4]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14">
            <text:p>914,8</text:p>
          </table:table-cell>
          <table:table-cell office:value-type="float" office:value="973.88609933176031" table:formula="of:=IF([.$W$3]; [.AG42];COM.MICROSOFT.SINGLE( $$ManaPotion) * [.$E4]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13">
            <text:p>973,9</text:p>
          </table:table-cell>
          <table:table-cell office:value-type="float" office:value="1042.1029769726354" table:formula="of:=IF([.$W$3]; [.AH42];COM.MICROSOFT.SINGLE( $$ManaPotion) * [.$E4]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13">
            <text:p>1042,1</text:p>
          </table:table-cell>
          <table:table-cell office:value-type="float" office:value="1118.8534951659815" table:formula="of:=IF([.$W$3]; [.AI42];COM.MICROSOFT.SINGLE( $$ManaPotion) * [.$E4]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13">
            <text:p>1118,9</text:p>
          </table:table-cell>
          <table:table-cell office:value-type="float" office:value="1207.0112267508957" table:formula="of:=IF([.$W$3]; [.AJ42];COM.MICROSOFT.SINGLE( $$ManaPotion) * [.$E4]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13">
            <text:p>1207,0</text:p>
          </table:table-cell>
          <table:table-cell office:value-type="float" office:value="1307.9868347574809" table:formula="of:=IF([.$W$3]; [.AK42];COM.MICROSOFT.SINGLE( $$ManaPotion) * [.$E4]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10">
            <text:p>1308,0</text:p>
          </table:table-cell>
          <table:table-cell office:value-type="float" office:value="1423.4173849243739" table:formula="of:=IF([.$W$3]; [.AL42];COM.MICROSOFT.SINGLE( $$ManaPotion) * [.$E4]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11">
            <text:p>1423,4</text:p>
          </table:table-cell>
          <table:table-cell office:value-type="float" office:value="1555.0966833268901" table:formula="of:=IF([.$W$3]; [.AM42];COM.MICROSOFT.SINGLE( $$ManaPotion) * [.$E4]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11">
            <text:p>1555,1</text:p>
          </table:table-cell>
          <table:table-cell office:value-type="float" office:value="1706.8387448241951" table:formula="of:=IF([.$W$3]; [.AN42];COM.MICROSOFT.SINGLE( $$ManaPotion) * [.$E4]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11">
            <text:p>1706,8</text:p>
          </table:table-cell>
          <table:table-cell office:value-type="float" office:value="1879.3924399137511" table:formula="of:=IF([.$W$3]; [.AO42];COM.MICROSOFT.SINGLE( $$ManaPotion) * [.$E4]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20">
            <text:p>1879,4</text:p>
          </table:table-cell>
          <table:table-cell office:value-type="float" office:value="2077.1290824295784" table:formula="of:=IF([.$W$3]; [.AP42];COM.MICROSOFT.SINGLE( $$ManaPotion) * [.$E4]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21">
            <text:p>2077,1</text:p>
          </table:table-cell>
          <table:table-cell office:value-type="float" office:value="2303.2008946982023" table:formula="of:=IF([.$W$3]; [.AQ42];COM.MICROSOFT.SINGLE( $$ManaPotion) * [.$E4]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22">
            <text:p>2303,2</text:p>
          </table:table-cell>
          <table:table-cell office:value-type="float" office:value="2562.9892949455675" table:formula="of:=IF([.$W$3]; [.AR42];COM.MICROSOFT.SINGLE( $$ManaPotion) * [.$E4]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22">
            <text:p>2563,0</text:p>
          </table:table-cell>
          <table:table-cell office:value-type="float" office:value="2860.6740254830906" table:formula="of:=IF([.$W$3]; [.AS42];COM.MICROSOFT.SINGLE( $$ManaPotion) * [.$E4]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24">
            <text:p>2860,7</text:p>
          </table:table-cell>
          <table:table-cell office:value-type="float" office:value="3201.0269587829684" table:formula="of:=IF([.$W$3]; [.AT42];COM.MICROSOFT.SINGLE( $$ManaPotion) * [.$E4]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24">
            <text:p>3201,0</text:p>
          </table:table-cell>
          <table:table-cell office:value-type="float" office:value="3589.3772662922538" table:formula="of:=IF([.$W$3]; [.AU42];COM.MICROSOFT.SINGLE( $$ManaPotion) * [.$E4]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26">
            <text:p>3589,4</text:p>
          </table:table-cell>
          <table:table-cell office:value-type="float" office:value="4035.3209397342371" table:formula="of:=IF([.$W$3]; [.AV42];COM.MICROSOFT.SINGLE( $$ManaPotion) * [.$E4]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29">
            <text:p>4035,3</text:p>
          </table:table-cell>
          <table:table-cell office:value-type="float" office:value="4546.0854501890708" table:formula="of:=IF([.$W$3]; [.AW42];COM.MICROSOFT.SINGLE( $$ManaPotion) * [.$E4]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32">
            <text:p>4546,1</text:p>
          </table:table-cell>
          <table:table-cell office:value-type="float" office:value="5129.7690483851211" table:formula="of:=IF([.$W$3]; [.AX42];COM.MICROSOFT.SINGLE( $$ManaPotion) * [.$E4]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54">
            <text:p>5129,8</text:p>
          </table:table-cell>
          <table:table-cell office:value-type="float" office:value="5799.1199483722012" table:formula="of:=IF([.$W$3]; [.AY42];COM.MICROSOFT.SINGLE( $$ManaPotion) * [.$E4]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55">
            <text:p>5799,1</text:p>
          </table:table-cell>
          <table:table-cell office:value-type="float" office:value="6564.8313242303457" table:formula="of:=IF([.$W$3]; [.AZ42];COM.MICROSOFT.SINGLE( $$ManaPotion) * [.$E4]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58">
            <text:p>6564,8</text:p>
          </table:table-cell>
          <table:table-cell table:style-name="ce229"/>
          <table:table-cell office:value-type="float" office:value="0" table:formula="of:=[.C4]" table:style-name="ce247">
            <text:p>0</text:p>
          </table:table-cell>
          <table:table-cell table:style-name="ce248"/>
          <table:table-cell table:style-name="ce5"/>
          <table:table-cell table:style-name="ce229"/>
          <table:table-cell office:value-type="string" table:number-columns-spanned="1" table:number-rows-spanned="24" table:style-name="ce549">
            <text:p>Limit Break</text:p>
          </table:table-cell>
          <table:table-cell office:value-type="float" office:value="2" table:style-name="ce223">
            <text:p>2</text:p>
          </table:table-cell>
          <table:table-cell office:value-type="error" office:string-value="#REF!" table:formula="of:=(([.$E6]+60*(COM.MICROSOFT.SINGLE($$SpecAttempts)+COM.MICROSOFT.SINGLE($$TapsPerSec)+COM.MICROSOFT.SINGLE($$BF))*0.005*COM.MICROSOFT.SINGLE($$AllProbArt)*COM.MICROSOFT.SINGLE($$AllProbSlash)*[.AB$33]*([.#REF!]+[.$D6])))*(1/([.$C6]+[.AB$34]))" table:style-name="ce249">
            <text:p>#BEZUG!</text:p>
          </table:table-cell>
          <table:table-cell office:value-type="error" office:string-value="#REF!" table:formula="of:=(([.$E6]+60*(COM.MICROSOFT.SINGLE($$SpecAttempts)+COM.MICROSOFT.SINGLE($$TapsPerSec)+COM.MICROSOFT.SINGLE($$BF))*0.005*COM.MICROSOFT.SINGLE($$AllProbArt)*COM.MICROSOFT.SINGLE($$AllProbSlash)*[.AC$33]*([.#REF!]+[.$D6])))*(1/([.$C6]+[.AC$34]))" table:style-name="ce250">
            <text:p>#BEZUG!</text:p>
          </table:table-cell>
          <table:table-cell office:value-type="error" office:string-value="#REF!" table:formula="of:=(([.$E6]+60*(COM.MICROSOFT.SINGLE($$SpecAttempts)+COM.MICROSOFT.SINGLE($$TapsPerSec)+COM.MICROSOFT.SINGLE($$BF))*0.005*COM.MICROSOFT.SINGLE($$AllProbArt)*COM.MICROSOFT.SINGLE($$AllProbSlash)*[.AD$33]*([.#REF!]+[.$D6])))*(1/([.$C6]+[.AD$34]))" table:style-name="ce250">
            <text:p>#BEZUG!</text:p>
          </table:table-cell>
          <table:table-cell office:value-type="error" office:string-value="#REF!" table:formula="of:=(([.$E6]+60*(COM.MICROSOFT.SINGLE($$SpecAttempts)+COM.MICROSOFT.SINGLE($$TapsPerSec)+COM.MICROSOFT.SINGLE($$BF))*0.005*COM.MICROSOFT.SINGLE($$AllProbArt)*COM.MICROSOFT.SINGLE($$AllProbSlash)*[.AE$33]*([.#REF!]+[.$D6])))*(1/([.$C6]+[.AE$34]))" table:style-name="ce250">
            <text:p>#BEZUG!</text:p>
          </table:table-cell>
          <table:table-cell office:value-type="error" office:string-value="#REF!" table:formula="of:=(([.$E6]+60*(COM.MICROSOFT.SINGLE($$SpecAttempts)+COM.MICROSOFT.SINGLE($$TapsPerSec)+COM.MICROSOFT.SINGLE($$BF))*0.005*COM.MICROSOFT.SINGLE($$AllProbArt)*COM.MICROSOFT.SINGLE($$AllProbSlash)*[.AF$33]*([.#REF!]+[.$D6])))*(1/([.$C6]+[.AF$34]))" table:style-name="ce251">
            <text:p>#BEZUG!</text:p>
          </table:table-cell>
          <table:table-cell office:value-type="error" office:string-value="#REF!" table:formula="of:=(([.$E6]+60*(COM.MICROSOFT.SINGLE($$SpecAttempts)+COM.MICROSOFT.SINGLE($$TapsPerSec)+COM.MICROSOFT.SINGLE($$BF))*0.005*COM.MICROSOFT.SINGLE($$AllProbArt)*COM.MICROSOFT.SINGLE($$AllProbSlash)*[.AG$33]*([.#REF!]+[.$D6])))*(1/([.$C6]+[.AG$34]))" table:style-name="ce252">
            <text:p>#BEZUG!</text:p>
          </table:table-cell>
          <table:table-cell office:value-type="error" office:string-value="#REF!" table:formula="of:=(([.$E6]+60*(COM.MICROSOFT.SINGLE($$SpecAttempts)+COM.MICROSOFT.SINGLE($$TapsPerSec)+COM.MICROSOFT.SINGLE($$BF))*0.005*COM.MICROSOFT.SINGLE($$AllProbArt)*COM.MICROSOFT.SINGLE($$AllProbSlash)*[.AH$33]*([.#REF!]+[.$D6])))*(1/([.$C6]+[.AH$34]))" table:style-name="ce252">
            <text:p>#BEZUG!</text:p>
          </table:table-cell>
          <table:table-cell office:value-type="error" office:string-value="#REF!" table:formula="of:=(([.$E6]+60*(COM.MICROSOFT.SINGLE($$SpecAttempts)+COM.MICROSOFT.SINGLE($$TapsPerSec)+COM.MICROSOFT.SINGLE($$BF))*0.005*COM.MICROSOFT.SINGLE($$AllProbArt)*COM.MICROSOFT.SINGLE($$AllProbSlash)*[.AI$33]*([.#REF!]+[.$D6])))*(1/([.$C6]+[.AI$34]))" table:style-name="ce252">
            <text:p>#BEZUG!</text:p>
          </table:table-cell>
          <table:table-cell office:value-type="error" office:string-value="#REF!" table:formula="of:=(([.$E6]+60*(COM.MICROSOFT.SINGLE($$SpecAttempts)+COM.MICROSOFT.SINGLE($$TapsPerSec)+COM.MICROSOFT.SINGLE($$BF))*0.005*COM.MICROSOFT.SINGLE($$AllProbArt)*COM.MICROSOFT.SINGLE($$AllProbSlash)*[.AJ$33]*([.#REF!]+[.$D6])))*(1/([.$C6]+[.AJ$34]))" table:style-name="ce252">
            <text:p>#BEZUG!</text:p>
          </table:table-cell>
          <table:table-cell office:value-type="error" office:string-value="#REF!" table:formula="of:=(([.$E6]+60*(COM.MICROSOFT.SINGLE($$SpecAttempts)+COM.MICROSOFT.SINGLE($$TapsPerSec)+COM.MICROSOFT.SINGLE($$BF))*0.005*COM.MICROSOFT.SINGLE($$AllProbArt)*COM.MICROSOFT.SINGLE($$AllProbSlash)*[.AK$33]*([.#REF!]+[.$D6])))*(1/([.$C6]+[.AK$34]))" table:style-name="ce253">
            <text:p>#BEZUG!</text:p>
          </table:table-cell>
          <table:table-cell office:value-type="error" office:string-value="#REF!" table:formula="of:=(([.$E6]+60*(COM.MICROSOFT.SINGLE($$SpecAttempts)+COM.MICROSOFT.SINGLE($$TapsPerSec)+COM.MICROSOFT.SINGLE($$BF))*0.005*COM.MICROSOFT.SINGLE($$AllProbArt)*COM.MICROSOFT.SINGLE($$AllProbSlash)*[.AL$33]*([.#REF!]+[.$D6])))*(1/([.$C6]+[.AL$34]))" table:style-name="ce254">
            <text:p>#BEZUG!</text:p>
          </table:table-cell>
          <table:table-cell office:value-type="error" office:string-value="#REF!" table:formula="of:=(([.$E6]+60*(COM.MICROSOFT.SINGLE($$SpecAttempts)+COM.MICROSOFT.SINGLE($$TapsPerSec)+COM.MICROSOFT.SINGLE($$BF))*0.005*COM.MICROSOFT.SINGLE($$AllProbArt)*COM.MICROSOFT.SINGLE($$AllProbSlash)*[.AM$33]*([.#REF!]+[.$D6])))*(1/([.$C6]+[.AM$34]))" table:style-name="ce255">
            <text:p>#BEZUG!</text:p>
          </table:table-cell>
          <table:table-cell office:value-type="error" office:string-value="#REF!" table:formula="of:=(([.$E6]+60*(COM.MICROSOFT.SINGLE($$SpecAttempts)+COM.MICROSOFT.SINGLE($$TapsPerSec)+COM.MICROSOFT.SINGLE($$BF))*0.005*COM.MICROSOFT.SINGLE($$AllProbArt)*COM.MICROSOFT.SINGLE($$AllProbSlash)*[.AN$33]*([.#REF!]+[.$D6])))*(1/([.$C6]+[.AN$34]))" table:style-name="ce255">
            <text:p>#BEZUG!</text:p>
          </table:table-cell>
          <table:table-cell office:value-type="error" office:string-value="#REF!" table:formula="of:=(([.$E6]+60*(COM.MICROSOFT.SINGLE($$SpecAttempts)+COM.MICROSOFT.SINGLE($$TapsPerSec)+COM.MICROSOFT.SINGLE($$BF))*0.005*COM.MICROSOFT.SINGLE($$AllProbArt)*COM.MICROSOFT.SINGLE($$AllProbSlash)*[.AO$33]*([.#REF!]+[.$D6])))*(1/([.$C6]+[.AO$34]))" table:style-name="ce256">
            <text:p>#BEZUG!</text:p>
          </table:table-cell>
          <table:table-cell office:value-type="error" office:string-value="#REF!" table:formula="of:=(([.$E6]+60*(COM.MICROSOFT.SINGLE($$SpecAttempts)+COM.MICROSOFT.SINGLE($$TapsPerSec)+COM.MICROSOFT.SINGLE($$BF))*0.005*COM.MICROSOFT.SINGLE($$AllProbArt)*COM.MICROSOFT.SINGLE($$AllProbSlash)*[.AP$33]*([.#REF!]+[.$D6])))*(1/([.$C6]+[.AP$34]))" table:style-name="ce257">
            <text:p>#BEZUG!</text:p>
          </table:table-cell>
          <table:table-cell office:value-type="error" office:string-value="#REF!" table:formula="of:=(([.$E6]+60*(COM.MICROSOFT.SINGLE($$SpecAttempts)+COM.MICROSOFT.SINGLE($$TapsPerSec)+COM.MICROSOFT.SINGLE($$BF))*0.005*COM.MICROSOFT.SINGLE($$AllProbArt)*COM.MICROSOFT.SINGLE($$AllProbSlash)*[.AQ$33]*([.#REF!]+[.$D6])))*(1/([.$C6]+[.AQ$34]))" table:style-name="ce258">
            <text:p>#BEZUG!</text:p>
          </table:table-cell>
          <table:table-cell office:value-type="error" office:string-value="#REF!" table:formula="of:=(([.$E6]+60*(COM.MICROSOFT.SINGLE($$SpecAttempts)+COM.MICROSOFT.SINGLE($$TapsPerSec)+COM.MICROSOFT.SINGLE($$BF))*0.005*COM.MICROSOFT.SINGLE($$AllProbArt)*COM.MICROSOFT.SINGLE($$AllProbSlash)*[.AR$33]*([.#REF!]+[.$D6])))*(1/([.$C6]+[.AR$34]))" table:style-name="ce259">
            <text:p>#BEZUG!</text:p>
          </table:table-cell>
          <table:table-cell office:value-type="error" office:string-value="#REF!" table:formula="of:=(([.$E6]+60*(COM.MICROSOFT.SINGLE($$SpecAttempts)+COM.MICROSOFT.SINGLE($$TapsPerSec)+COM.MICROSOFT.SINGLE($$BF))*0.005*COM.MICROSOFT.SINGLE($$AllProbArt)*COM.MICROSOFT.SINGLE($$AllProbSlash)*[.AS$33]*([.#REF!]+[.$D6])))*(1/([.$C6]+[.AS$34]))" table:style-name="ce260">
            <text:p>#BEZUG!</text:p>
          </table:table-cell>
          <table:table-cell office:value-type="error" office:string-value="#REF!" table:formula="of:=(([.$E6]+60*(COM.MICROSOFT.SINGLE($$SpecAttempts)+COM.MICROSOFT.SINGLE($$TapsPerSec)+COM.MICROSOFT.SINGLE($$BF))*0.005*COM.MICROSOFT.SINGLE($$AllProbArt)*COM.MICROSOFT.SINGLE($$AllProbSlash)*[.AT$33]*([.#REF!]+[.$D6])))*(1/([.$C6]+[.AT$34]))" table:style-name="ce261">
            <text:p>#BEZUG!</text:p>
          </table:table-cell>
          <table:table-cell office:value-type="error" office:string-value="#REF!" table:formula="of:=(([.$E6]+60*(COM.MICROSOFT.SINGLE($$SpecAttempts)+COM.MICROSOFT.SINGLE($$TapsPerSec)+COM.MICROSOFT.SINGLE($$BF))*0.005*COM.MICROSOFT.SINGLE($$AllProbArt)*COM.MICROSOFT.SINGLE($$AllProbSlash)*[.AU$33]*([.#REF!]+[.$D6])))*(1/([.$C6]+[.AU$34]))" table:style-name="ce262">
            <text:p>#BEZUG!</text:p>
          </table:table-cell>
          <table:table-cell office:value-type="error" office:string-value="#REF!" table:formula="of:=(([.$E6]+60*(COM.MICROSOFT.SINGLE($$SpecAttempts)+COM.MICROSOFT.SINGLE($$TapsPerSec)+COM.MICROSOFT.SINGLE($$BF))*0.005*COM.MICROSOFT.SINGLE($$AllProbArt)*COM.MICROSOFT.SINGLE($$AllProbSlash)*[.AV$33]*([.#REF!]+[.$D6])))*(1/([.$C6]+[.AV$34]))" table:style-name="ce263">
            <text:p>#BEZUG!</text:p>
          </table:table-cell>
          <table:table-cell office:value-type="error" office:string-value="#REF!" table:formula="of:=(([.$E6]+60*(COM.MICROSOFT.SINGLE($$SpecAttempts)+COM.MICROSOFT.SINGLE($$TapsPerSec)+COM.MICROSOFT.SINGLE($$BF))*0.005*COM.MICROSOFT.SINGLE($$AllProbArt)*COM.MICROSOFT.SINGLE($$AllProbSlash)*[.AW$33]*([.#REF!]+[.$D6])))*(1/([.$C6]+[.AW$34]))" table:style-name="ce264">
            <text:p>#BEZUG!</text:p>
          </table:table-cell>
          <table:table-cell office:value-type="error" office:string-value="#REF!" table:formula="of:=(([.$E6]+60*(COM.MICROSOFT.SINGLE($$SpecAttempts)+COM.MICROSOFT.SINGLE($$TapsPerSec)+COM.MICROSOFT.SINGLE($$BF))*0.005*COM.MICROSOFT.SINGLE($$AllProbArt)*COM.MICROSOFT.SINGLE($$AllProbSlash)*[.AX$33]*([.#REF!]+[.$D6])))*(1/([.$C6]+[.AX$34]))" table:style-name="ce265">
            <text:p>#BEZUG!</text:p>
          </table:table-cell>
          <table:table-cell office:value-type="error" office:string-value="#REF!" table:formula="of:=(([.$E6]+60*(COM.MICROSOFT.SINGLE($$SpecAttempts)+COM.MICROSOFT.SINGLE($$TapsPerSec)+COM.MICROSOFT.SINGLE($$BF))*0.005*COM.MICROSOFT.SINGLE($$AllProbArt)*COM.MICROSOFT.SINGLE($$AllProbSlash)*[.AY$33]*([.#REF!]+[.$D6])))*(1/([.$C6]+[.AY$34]))" table:style-name="ce265">
            <text:p>#BEZUG!</text:p>
          </table:table-cell>
          <table:table-cell office:value-type="error" office:string-value="#REF!" table:formula="of:=(([.$E6]+60*(COM.MICROSOFT.SINGLE($$SpecAttempts)+COM.MICROSOFT.SINGLE($$TapsPerSec)+COM.MICROSOFT.SINGLE($$BF))*0.005*COM.MICROSOFT.SINGLE($$AllProbArt)*COM.MICROSOFT.SINGLE($$AllProbSlash)*[.AZ$33]*([.#REF!]+[.$D6])))*(1/([.$C6]+[.AZ$34]))" table:style-name="ce266">
            <text:p>#BEZUG!</text:p>
          </table:table-cell>
          <table:table-cell table:style-name="ce229"/>
          <table:table-cell office:value-type="float" office:value="3" table:style-name="ce226">
            <text:p>3</text:p>
          </table:table-cell>
          <table:table-cell table:style-name="ce229"/>
          <table:table-cell table:number-columns-repeated="16297"/>
        </table:table-row>
        <table:table-row table:style-name="ro3">
          <table:table-cell office:value-type="float" office:value="2" table:style-name="ce205">
            <text:p>2</text:p>
          </table:table-cell>
          <table:table-cell office:value-type="float" office:value="1" table:style-name="ce206">
            <text:p>1</text:p>
          </table:table-cell>
          <table:table-cell office:value-type="float" office:value="2" table:style-name="ce207">
            <text:p>2</text:p>
          </table:table-cell>
          <table:table-cell office:value-type="float" office:value="8" table:style-name="ce208">
            <text:p>8</text:p>
          </table:table-cell>
          <table:table-cell office:value-type="float" office:value="1.1499999999999999" table:style-name="ce209">
            <text:p>1,150</text:p>
          </table:table-cell>
          <table:table-cell table:style-name="ce228"/>
          <table:table-cell office:value-type="float" office:value="2" table:style-name="ce210">
            <text:p>2</text:p>
          </table:table-cell>
          <table:table-cell office:value-type="float" office:value="1" table:style-name="ce211">
            <text:p>1</text:p>
          </table:table-cell>
          <table:table-cell office:value-type="float" office:value="2" table:style-name="ce212">
            <text:p>2</text:p>
          </table:table-cell>
          <table:table-cell office:value-type="float" office:value="1.5958000000000001" table:style-name="ce213">
            <text:p>1,596</text:p>
          </table:table-cell>
          <table:table-cell table:style-name="ce5"/>
          <table:table-cell office:value-type="float" office:value="2" table:style-name="ce214">
            <text:p>2</text:p>
          </table:table-cell>
          <table:table-cell office:value-type="float" office:value="1.02" table:style-name="ce215">
            <text:p>1,02</text:p>
          </table:table-cell>
          <table:table-cell table:style-name="ce5"/>
          <table:table-cell office:value-type="float" office:value="2" table:style-name="ce216">
            <text:p>2</text:p>
          </table:table-cell>
          <table:table-cell office:value-type="float" office:value="2" table:style-name="ce217">
            <text:p>2</text:p>
          </table:table-cell>
          <table:table-cell table:style-name="ce3"/>
          <table:table-cell office:value-type="float" office:value="3" table:formula="of:=[.R5]+1" table:style-name="ce218">
            <text:p>3</text:p>
          </table:table-cell>
          <table:table-cell office:value-type="string" table:style-name="ce219">
            <text:p>3.3</text:p>
          </table:table-cell>
          <table:table-cell table:number-columns-repeated="2" table:style-name="ce3"/>
          <table:table-cell table:style-name="ce225"/>
          <table:table-cell office:value-type="string" table:style-name="ce267">
            <text:p>20-39</text:p>
          </table:table-cell>
          <table:table-cell table:style-name="ce231"/>
          <table:covered-table-cell/>
          <table:table-cell office:value-type="float" office:value="1" table:style-name="ce223">
            <text:p>1</text:p>
          </table:table-cell>
          <table:table-cell office:value-type="float" office:value="550.75572519083971" table:formula="of:=IF([.$W$3]; [.AA43];COM.MICROSOFT.SINGLE( $$ManaPotion) * [.$E5]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15">
            <text:p>550,8</text:p>
          </table:table-cell>
          <table:table-cell office:value-type="float" office:value="818.95585683992726" table:formula="of:=IF([.$W$3]; [.AB43];COM.MICROSOFT.SINGLE( $$ManaPotion) * [.$E5]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16">
            <text:p>819,0</text:p>
          </table:table-cell>
          <table:table-cell office:value-type="float" office:value="856.46556096627819" table:formula="of:=IF([.$W$3]; [.AC43];COM.MICROSOFT.SINGLE( $$ManaPotion) * [.$E5]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16">
            <text:p>856,5</text:p>
          </table:table-cell>
          <table:table-cell office:value-type="float" office:value="900.68026838385629" table:formula="of:=IF([.$W$3]; [.AD43];COM.MICROSOFT.SINGLE( $$ManaPotion) * [.$E5]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16">
            <text:p>900,7</text:p>
          </table:table-cell>
          <table:table-cell office:value-type="float" office:value="950.39307850024068" table:formula="of:=IF([.$W$3]; [.AE43];COM.MICROSOFT.SINGLE( $$ManaPotion) * [.$E5]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16">
            <text:p>950,4</text:p>
          </table:table-cell>
          <table:table-cell office:value-type="float" office:value="1006.331963101336" table:formula="of:=IF([.$W$3]; [.AF43];COM.MICROSOFT.SINGLE( $$ManaPotion) * [.$E5]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17">
            <text:p>1006,3</text:p>
          </table:table-cell>
          <table:table-cell office:value-type="float" office:value="1071.2747092649365" table:formula="of:=IF([.$W$3]; [.AG43];COM.MICROSOFT.SINGLE( $$ManaPotion) * [.$E5]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16">
            <text:p>1071,3</text:p>
          </table:table-cell>
          <table:table-cell office:value-type="float" office:value="1146.3132746698991" table:formula="of:=IF([.$W$3]; [.AH43];COM.MICROSOFT.SINGLE( $$ManaPotion) * [.$E5]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16">
            <text:p>1146,3</text:p>
          </table:table-cell>
          <table:table-cell office:value-type="float" office:value="1230.7388446825798" table:formula="of:=IF([.$W$3]; [.AI43];COM.MICROSOFT.SINGLE( $$ManaPotion) * [.$E5]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16">
            <text:p>1230,7</text:p>
          </table:table-cell>
          <table:table-cell office:value-type="float" office:value="1327.7123494259854" table:formula="of:=IF([.$W$3]; [.AJ43];COM.MICROSOFT.SINGLE( $$ManaPotion) * [.$E5]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08">
            <text:p>1327,7</text:p>
          </table:table-cell>
          <table:table-cell office:value-type="float" office:value="1438.7855182332291" table:formula="of:=IF([.$W$3]; [.AK43];COM.MICROSOFT.SINGLE( $$ManaPotion) * [.$E5]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09">
            <text:p>1438,8</text:p>
          </table:table-cell>
          <table:table-cell office:value-type="float" office:value="1565.7591234168115" table:formula="of:=IF([.$W$3]; [.AL43];COM.MICROSOFT.SINGLE( $$ManaPotion) * [.$E5]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08">
            <text:p>1565,8</text:p>
          </table:table-cell>
          <table:table-cell office:value-type="float" office:value="1710.6063516595793" table:formula="of:=IF([.$W$3]; [.AM43];COM.MICROSOFT.SINGLE( $$ManaPotion) * [.$E5]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08">
            <text:p>1710,6</text:p>
          </table:table-cell>
          <table:table-cell office:value-type="float" office:value="1877.5226193066148" table:formula="of:=IF([.$W$3]; [.AN43];COM.MICROSOFT.SINGLE( $$ManaPotion) * [.$E5]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08">
            <text:p>1877,5</text:p>
          </table:table-cell>
          <table:table-cell office:value-type="float" office:value="2067.3316839051263" table:formula="of:=IF([.$W$3]; [.AO43];COM.MICROSOFT.SINGLE( $$ManaPotion) * [.$E5]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18">
            <text:p>2067,3</text:p>
          </table:table-cell>
          <table:table-cell office:value-type="float" office:value="2284.8419906725362" table:formula="of:=IF([.$W$3]; [.AP43];COM.MICROSOFT.SINGLE( $$ManaPotion) * [.$E5]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19">
            <text:p>2284,8</text:p>
          </table:table-cell>
          <table:table-cell office:value-type="float" office:value="2533.5209841680226" table:formula="of:=IF([.$W$3]; [.AQ43];COM.MICROSOFT.SINGLE( $$ManaPotion) * [.$E5]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23">
            <text:p>2533,5</text:p>
          </table:table-cell>
          <table:table-cell office:value-type="float" office:value="2819.2882244401244" table:formula="of:=IF([.$W$3]; [.AR43];COM.MICROSOFT.SINGLE( $$ManaPotion) * [.$E5]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23">
            <text:p>2819,3</text:p>
          </table:table-cell>
          <table:table-cell office:value-type="float" office:value="3146.7414280314001" table:formula="of:=IF([.$W$3]; [.AS43];COM.MICROSOFT.SINGLE( $$ManaPotion) * [.$E5]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25">
            <text:p>3146,7</text:p>
          </table:table-cell>
          <table:table-cell office:value-type="float" office:value="3521.1296546612657" table:formula="of:=IF([.$W$3]; [.AT43];COM.MICROSOFT.SINGLE( $$ManaPotion) * [.$E5]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27">
            <text:p>3521,1</text:p>
          </table:table-cell>
          <table:table-cell office:value-type="float" office:value="3948.3149929214796" table:formula="of:=IF([.$W$3]; [.AU43];COM.MICROSOFT.SINGLE( $$ManaPotion) * [.$E5]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28">
            <text:p>3948,3</text:p>
          </table:table-cell>
          <table:table-cell office:value-type="float" office:value="4438.8530337076609" table:formula="of:=IF([.$W$3]; [.AV43];COM.MICROSOFT.SINGLE( $$ManaPotion) * [.$E5]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30">
            <text:p>4438,9</text:p>
          </table:table-cell>
          <table:table-cell office:value-type="float" office:value="5000.6939952079783" table:formula="of:=IF([.$W$3]; [.AW43];COM.MICROSOFT.SINGLE( $$ManaPotion) * [.$E5]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33">
            <text:p>5000,7</text:p>
          </table:table-cell>
          <table:table-cell office:value-type="float" office:value="5642.7459532236335" table:formula="of:=IF([.$W$3]; [.AX43];COM.MICROSOFT.SINGLE( $$ManaPotion) * [.$E5]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51">
            <text:p>5642,7</text:p>
          </table:table-cell>
          <table:table-cell office:value-type="float" office:value="6379.031943209422" table:formula="of:=IF([.$W$3]; [.AY43];COM.MICROSOFT.SINGLE( $$ManaPotion) * [.$E5]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56">
            <text:p>6379,0</text:p>
          </table:table-cell>
          <table:table-cell office:value-type="float" office:value="7221.3144566533811" table:formula="of:=IF([.$W$3]; [.AZ43];COM.MICROSOFT.SINGLE( $$ManaPotion) * [.$E5]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59">
            <text:p>7221,3</text:p>
          </table:table-cell>
          <table:table-cell table:style-name="ce229"/>
          <table:table-cell office:value-type="float" office:value="1" table:formula="of:=[.C5]" table:style-name="ce247">
            <text:p>1</text:p>
          </table:table-cell>
          <table:table-cell table:style-name="ce248"/>
          <table:table-cell table:style-name="ce5"/>
          <table:table-cell table:style-name="ce284"/>
          <table:covered-table-cell/>
          <table:table-cell office:value-type="float" office:value="3" table:formula="of:=[.BG5]+1" table:style-name="ce223">
            <text:p>3</text:p>
          </table:table-cell>
          <table:table-cell office:value-type="error" office:string-value="#REF!" table:formula="of:=(([.$E7]+60*(COM.MICROSOFT.SINGLE($$SpecAttempts)+COM.MICROSOFT.SINGLE($$TapsPerSec)+COM.MICROSOFT.SINGLE($$BF))*0.005*COM.MICROSOFT.SINGLE($$AllProbArt)*COM.MICROSOFT.SINGLE($$AllProbSlash)*[.AB$33]*([.#REF!]+[.$D7])))*(1/([.$C7]+[.AB$34]))" table:style-name="ce285">
            <text:p>#BEZUG!</text:p>
          </table:table-cell>
          <table:table-cell office:value-type="error" office:string-value="#REF!" table:formula="of:=(([.$E7]+60*(COM.MICROSOFT.SINGLE($$SpecAttempts)+COM.MICROSOFT.SINGLE($$TapsPerSec)+COM.MICROSOFT.SINGLE($$BF))*0.005*COM.MICROSOFT.SINGLE($$AllProbArt)*COM.MICROSOFT.SINGLE($$AllProbSlash)*[.AC$33]*([.#REF!]+[.$D7])))*(1/([.$C7]+[.AC$34]))" table:style-name="ce286">
            <text:p>#BEZUG!</text:p>
          </table:table-cell>
          <table:table-cell office:value-type="error" office:string-value="#REF!" table:formula="of:=(([.$E7]+60*(COM.MICROSOFT.SINGLE($$SpecAttempts)+COM.MICROSOFT.SINGLE($$TapsPerSec)+COM.MICROSOFT.SINGLE($$BF))*0.005*COM.MICROSOFT.SINGLE($$AllProbArt)*COM.MICROSOFT.SINGLE($$AllProbSlash)*[.AD$33]*([.#REF!]+[.$D7])))*(1/([.$C7]+[.AD$34]))" table:style-name="ce286">
            <text:p>#BEZUG!</text:p>
          </table:table-cell>
          <table:table-cell office:value-type="error" office:string-value="#REF!" table:formula="of:=(([.$E7]+60*(COM.MICROSOFT.SINGLE($$SpecAttempts)+COM.MICROSOFT.SINGLE($$TapsPerSec)+COM.MICROSOFT.SINGLE($$BF))*0.005*COM.MICROSOFT.SINGLE($$AllProbArt)*COM.MICROSOFT.SINGLE($$AllProbSlash)*[.AE$33]*([.#REF!]+[.$D7])))*(1/([.$C7]+[.AE$34]))" table:style-name="ce286">
            <text:p>#BEZUG!</text:p>
          </table:table-cell>
          <table:table-cell office:value-type="error" office:string-value="#REF!" table:formula="of:=(([.$E7]+60*(COM.MICROSOFT.SINGLE($$SpecAttempts)+COM.MICROSOFT.SINGLE($$TapsPerSec)+COM.MICROSOFT.SINGLE($$BF))*0.005*COM.MICROSOFT.SINGLE($$AllProbArt)*COM.MICROSOFT.SINGLE($$AllProbSlash)*[.AF$33]*([.#REF!]+[.$D7])))*(1/([.$C7]+[.AF$34]))" table:style-name="ce287">
            <text:p>#BEZUG!</text:p>
          </table:table-cell>
          <table:table-cell office:value-type="error" office:string-value="#REF!" table:formula="of:=(([.$E7]+60*(COM.MICROSOFT.SINGLE($$SpecAttempts)+COM.MICROSOFT.SINGLE($$TapsPerSec)+COM.MICROSOFT.SINGLE($$BF))*0.005*COM.MICROSOFT.SINGLE($$AllProbArt)*COM.MICROSOFT.SINGLE($$AllProbSlash)*[.AG$33]*([.#REF!]+[.$D7])))*(1/([.$C7]+[.AG$34]))" table:style-name="ce288">
            <text:p>#BEZUG!</text:p>
          </table:table-cell>
          <table:table-cell office:value-type="error" office:string-value="#REF!" table:formula="of:=(([.$E7]+60*(COM.MICROSOFT.SINGLE($$SpecAttempts)+COM.MICROSOFT.SINGLE($$TapsPerSec)+COM.MICROSOFT.SINGLE($$BF))*0.005*COM.MICROSOFT.SINGLE($$AllProbArt)*COM.MICROSOFT.SINGLE($$AllProbSlash)*[.AH$33]*([.#REF!]+[.$D7])))*(1/([.$C7]+[.AH$34]))" table:style-name="ce288">
            <text:p>#BEZUG!</text:p>
          </table:table-cell>
          <table:table-cell office:value-type="error" office:string-value="#REF!" table:formula="of:=(([.$E7]+60*(COM.MICROSOFT.SINGLE($$SpecAttempts)+COM.MICROSOFT.SINGLE($$TapsPerSec)+COM.MICROSOFT.SINGLE($$BF))*0.005*COM.MICROSOFT.SINGLE($$AllProbArt)*COM.MICROSOFT.SINGLE($$AllProbSlash)*[.AI$33]*([.#REF!]+[.$D7])))*(1/([.$C7]+[.AI$34]))" table:style-name="ce288">
            <text:p>#BEZUG!</text:p>
          </table:table-cell>
          <table:table-cell office:value-type="error" office:string-value="#REF!" table:formula="of:=(([.$E7]+60*(COM.MICROSOFT.SINGLE($$SpecAttempts)+COM.MICROSOFT.SINGLE($$TapsPerSec)+COM.MICROSOFT.SINGLE($$BF))*0.005*COM.MICROSOFT.SINGLE($$AllProbArt)*COM.MICROSOFT.SINGLE($$AllProbSlash)*[.AJ$33]*([.#REF!]+[.$D7])))*(1/([.$C7]+[.AJ$34]))" table:style-name="ce288">
            <text:p>#BEZUG!</text:p>
          </table:table-cell>
          <table:table-cell office:value-type="error" office:string-value="#REF!" table:formula="of:=(([.$E7]+60*(COM.MICROSOFT.SINGLE($$SpecAttempts)+COM.MICROSOFT.SINGLE($$TapsPerSec)+COM.MICROSOFT.SINGLE($$BF))*0.005*COM.MICROSOFT.SINGLE($$AllProbArt)*COM.MICROSOFT.SINGLE($$AllProbSlash)*[.AK$33]*([.#REF!]+[.$D7])))*(1/([.$C7]+[.AK$34]))" table:style-name="ce289">
            <text:p>#BEZUG!</text:p>
          </table:table-cell>
          <table:table-cell office:value-type="error" office:string-value="#REF!" table:formula="of:=(([.$E7]+60*(COM.MICROSOFT.SINGLE($$SpecAttempts)+COM.MICROSOFT.SINGLE($$TapsPerSec)+COM.MICROSOFT.SINGLE($$BF))*0.005*COM.MICROSOFT.SINGLE($$AllProbArt)*COM.MICROSOFT.SINGLE($$AllProbSlash)*[.AL$33]*([.#REF!]+[.$D7])))*(1/([.$C7]+[.AL$34]))" table:style-name="ce290">
            <text:p>#BEZUG!</text:p>
          </table:table-cell>
          <table:table-cell office:value-type="error" office:string-value="#REF!" table:formula="of:=(([.$E7]+60*(COM.MICROSOFT.SINGLE($$SpecAttempts)+COM.MICROSOFT.SINGLE($$TapsPerSec)+COM.MICROSOFT.SINGLE($$BF))*0.005*COM.MICROSOFT.SINGLE($$AllProbArt)*COM.MICROSOFT.SINGLE($$AllProbSlash)*[.AM$33]*([.#REF!]+[.$D7])))*(1/([.$C7]+[.AM$34]))" table:style-name="ce291">
            <text:p>#BEZUG!</text:p>
          </table:table-cell>
          <table:table-cell office:value-type="error" office:string-value="#REF!" table:formula="of:=(([.$E7]+60*(COM.MICROSOFT.SINGLE($$SpecAttempts)+COM.MICROSOFT.SINGLE($$TapsPerSec)+COM.MICROSOFT.SINGLE($$BF))*0.005*COM.MICROSOFT.SINGLE($$AllProbArt)*COM.MICROSOFT.SINGLE($$AllProbSlash)*[.AN$33]*([.#REF!]+[.$D7])))*(1/([.$C7]+[.AN$34]))" table:style-name="ce291">
            <text:p>#BEZUG!</text:p>
          </table:table-cell>
          <table:table-cell office:value-type="error" office:string-value="#REF!" table:formula="of:=(([.$E7]+60*(COM.MICROSOFT.SINGLE($$SpecAttempts)+COM.MICROSOFT.SINGLE($$TapsPerSec)+COM.MICROSOFT.SINGLE($$BF))*0.005*COM.MICROSOFT.SINGLE($$AllProbArt)*COM.MICROSOFT.SINGLE($$AllProbSlash)*[.AO$33]*([.#REF!]+[.$D7])))*(1/([.$C7]+[.AO$34]))" table:style-name="ce292">
            <text:p>#BEZUG!</text:p>
          </table:table-cell>
          <table:table-cell office:value-type="error" office:string-value="#REF!" table:formula="of:=(([.$E7]+60*(COM.MICROSOFT.SINGLE($$SpecAttempts)+COM.MICROSOFT.SINGLE($$TapsPerSec)+COM.MICROSOFT.SINGLE($$BF))*0.005*COM.MICROSOFT.SINGLE($$AllProbArt)*COM.MICROSOFT.SINGLE($$AllProbSlash)*[.AP$33]*([.#REF!]+[.$D7])))*(1/([.$C7]+[.AP$34]))" table:style-name="ce293">
            <text:p>#BEZUG!</text:p>
          </table:table-cell>
          <table:table-cell office:value-type="error" office:string-value="#REF!" table:formula="of:=(([.$E7]+60*(COM.MICROSOFT.SINGLE($$SpecAttempts)+COM.MICROSOFT.SINGLE($$TapsPerSec)+COM.MICROSOFT.SINGLE($$BF))*0.005*COM.MICROSOFT.SINGLE($$AllProbArt)*COM.MICROSOFT.SINGLE($$AllProbSlash)*[.AQ$33]*([.#REF!]+[.$D7])))*(1/([.$C7]+[.AQ$34]))" table:style-name="ce294">
            <text:p>#BEZUG!</text:p>
          </table:table-cell>
          <table:table-cell office:value-type="error" office:string-value="#REF!" table:formula="of:=(([.$E7]+60*(COM.MICROSOFT.SINGLE($$SpecAttempts)+COM.MICROSOFT.SINGLE($$TapsPerSec)+COM.MICROSOFT.SINGLE($$BF))*0.005*COM.MICROSOFT.SINGLE($$AllProbArt)*COM.MICROSOFT.SINGLE($$AllProbSlash)*[.AR$33]*([.#REF!]+[.$D7])))*(1/([.$C7]+[.AR$34]))" table:style-name="ce295">
            <text:p>#BEZUG!</text:p>
          </table:table-cell>
          <table:table-cell office:value-type="error" office:string-value="#REF!" table:formula="of:=(([.$E7]+60*(COM.MICROSOFT.SINGLE($$SpecAttempts)+COM.MICROSOFT.SINGLE($$TapsPerSec)+COM.MICROSOFT.SINGLE($$BF))*0.005*COM.MICROSOFT.SINGLE($$AllProbArt)*COM.MICROSOFT.SINGLE($$AllProbSlash)*[.AS$33]*([.#REF!]+[.$D7])))*(1/([.$C7]+[.AS$34]))" table:style-name="ce296">
            <text:p>#BEZUG!</text:p>
          </table:table-cell>
          <table:table-cell office:value-type="error" office:string-value="#REF!" table:formula="of:=(([.$E7]+60*(COM.MICROSOFT.SINGLE($$SpecAttempts)+COM.MICROSOFT.SINGLE($$TapsPerSec)+COM.MICROSOFT.SINGLE($$BF))*0.005*COM.MICROSOFT.SINGLE($$AllProbArt)*COM.MICROSOFT.SINGLE($$AllProbSlash)*[.AT$33]*([.#REF!]+[.$D7])))*(1/([.$C7]+[.AT$34]))" table:style-name="ce297">
            <text:p>#BEZUG!</text:p>
          </table:table-cell>
          <table:table-cell office:value-type="error" office:string-value="#REF!" table:formula="of:=(([.$E7]+60*(COM.MICROSOFT.SINGLE($$SpecAttempts)+COM.MICROSOFT.SINGLE($$TapsPerSec)+COM.MICROSOFT.SINGLE($$BF))*0.005*COM.MICROSOFT.SINGLE($$AllProbArt)*COM.MICROSOFT.SINGLE($$AllProbSlash)*[.AU$33]*([.#REF!]+[.$D7])))*(1/([.$C7]+[.AU$34]))" table:style-name="ce298">
            <text:p>#BEZUG!</text:p>
          </table:table-cell>
          <table:table-cell office:value-type="error" office:string-value="#REF!" table:formula="of:=(([.$E7]+60*(COM.MICROSOFT.SINGLE($$SpecAttempts)+COM.MICROSOFT.SINGLE($$TapsPerSec)+COM.MICROSOFT.SINGLE($$BF))*0.005*COM.MICROSOFT.SINGLE($$AllProbArt)*COM.MICROSOFT.SINGLE($$AllProbSlash)*[.AV$33]*([.#REF!]+[.$D7])))*(1/([.$C7]+[.AV$34]))" table:style-name="ce299">
            <text:p>#BEZUG!</text:p>
          </table:table-cell>
          <table:table-cell office:value-type="error" office:string-value="#REF!" table:formula="of:=(([.$E7]+60*(COM.MICROSOFT.SINGLE($$SpecAttempts)+COM.MICROSOFT.SINGLE($$TapsPerSec)+COM.MICROSOFT.SINGLE($$BF))*0.005*COM.MICROSOFT.SINGLE($$AllProbArt)*COM.MICROSOFT.SINGLE($$AllProbSlash)*[.AW$33]*([.#REF!]+[.$D7])))*(1/([.$C7]+[.AW$34]))" table:style-name="ce300">
            <text:p>#BEZUG!</text:p>
          </table:table-cell>
          <table:table-cell office:value-type="error" office:string-value="#REF!" table:formula="of:=(([.$E7]+60*(COM.MICROSOFT.SINGLE($$SpecAttempts)+COM.MICROSOFT.SINGLE($$TapsPerSec)+COM.MICROSOFT.SINGLE($$BF))*0.005*COM.MICROSOFT.SINGLE($$AllProbArt)*COM.MICROSOFT.SINGLE($$AllProbSlash)*[.AX$33]*([.#REF!]+[.$D7])))*(1/([.$C7]+[.AX$34]))" table:style-name="ce300">
            <text:p>#BEZUG!</text:p>
          </table:table-cell>
          <table:table-cell office:value-type="error" office:string-value="#REF!" table:formula="of:=(([.$E7]+60*(COM.MICROSOFT.SINGLE($$SpecAttempts)+COM.MICROSOFT.SINGLE($$TapsPerSec)+COM.MICROSOFT.SINGLE($$BF))*0.005*COM.MICROSOFT.SINGLE($$AllProbArt)*COM.MICROSOFT.SINGLE($$AllProbSlash)*[.AY$33]*([.#REF!]+[.$D7])))*(1/([.$C7]+[.AY$34]))" table:style-name="ce300">
            <text:p>#BEZUG!</text:p>
          </table:table-cell>
          <table:table-cell office:value-type="error" office:string-value="#REF!" table:formula="of:=(([.$E7]+60*(COM.MICROSOFT.SINGLE($$SpecAttempts)+COM.MICROSOFT.SINGLE($$TapsPerSec)+COM.MICROSOFT.SINGLE($$BF))*0.005*COM.MICROSOFT.SINGLE($$AllProbArt)*COM.MICROSOFT.SINGLE($$AllProbSlash)*[.AZ$33]*([.#REF!]+[.$D7])))*(1/([.$C7]+[.AZ$34]))" table:style-name="ce301">
            <text:p>#BEZUG!</text:p>
          </table:table-cell>
          <table:table-cell table:style-name="ce284"/>
          <table:table-cell office:value-type="float" office:value="5" table:style-name="ce226">
            <text:p>5</text:p>
          </table:table-cell>
          <table:table-cell table:style-name="ce284"/>
          <table:table-cell table:number-columns-repeated="16297"/>
        </table:table-row>
        <table:table-row table:style-name="ro3">
          <table:table-cell office:value-type="float" office:value="3" table:style-name="ce205">
            <text:p>3</text:p>
          </table:table-cell>
          <table:table-cell office:value-type="float" office:value="1" table:style-name="ce206">
            <text:p>1</text:p>
          </table:table-cell>
          <table:table-cell office:value-type="float" office:value="3" table:style-name="ce207">
            <text:p>3</text:p>
          </table:table-cell>
          <table:table-cell office:value-type="float" office:value="12" table:style-name="ce208">
            <text:p>12</text:p>
          </table:table-cell>
          <table:table-cell office:value-type="float" office:value="1.24" table:style-name="ce209">
            <text:p>1,240</text:p>
          </table:table-cell>
          <table:table-cell table:style-name="ce228"/>
          <table:table-cell office:value-type="float" office:value="3" table:style-name="ce210">
            <text:p>3</text:p>
          </table:table-cell>
          <table:table-cell office:value-type="float" office:value="2" table:style-name="ce211">
            <text:p>2</text:p>
          </table:table-cell>
          <table:table-cell office:value-type="float" office:value="4" table:style-name="ce212">
            <text:p>4</text:p>
          </table:table-cell>
          <table:table-cell office:value-type="float" office:value="1.8266" table:style-name="ce213">
            <text:p>1,827</text:p>
          </table:table-cell>
          <table:table-cell table:style-name="ce5"/>
          <table:table-cell office:value-type="float" office:value="3" table:style-name="ce214">
            <text:p>3</text:p>
          </table:table-cell>
          <table:table-cell office:value-type="float" office:value="1.03" table:style-name="ce215">
            <text:p>1,03</text:p>
          </table:table-cell>
          <table:table-cell table:style-name="ce5"/>
          <table:table-cell office:value-type="float" office:value="3" table:style-name="ce216">
            <text:p>3</text:p>
          </table:table-cell>
          <table:table-cell office:value-type="float" office:value="3" table:style-name="ce217">
            <text:p>3</text:p>
          </table:table-cell>
          <table:table-cell table:style-name="ce3"/>
          <table:table-cell office:value-type="float" office:value="4" table:formula="of:=[.R6]+1" table:style-name="ce218">
            <text:p>4</text:p>
          </table:table-cell>
          <table:table-cell office:value-type="string" table:style-name="ce219">
            <text:p>5.2</text:p>
          </table:table-cell>
          <table:table-cell table:number-columns-repeated="2" table:style-name="ce3"/>
          <table:table-cell table:style-name="ce302"/>
          <table:table-cell office:value-type="string" table:style-name="ce303">
            <text:p>40-59</text:p>
          </table:table-cell>
          <table:table-cell table:style-name="ce231"/>
          <table:covered-table-cell/>
          <table:table-cell office:value-type="float" office:value="2" table:style-name="ce223">
            <text:p>2</text:p>
          </table:table-cell>
          <table:table-cell office:value-type="float" office:value="575.79007633587776" table:formula="of:=IF([.$W$3]; [.AA44];COM.MICROSOFT.SINGLE( $$ManaPotion) * [.$E6]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15">
            <text:p>575,8</text:p>
          </table:table-cell>
          <table:table-cell office:value-type="float" office:value="856.18112305992383" table:formula="of:=IF([.$W$3]; [.AB44];COM.MICROSOFT.SINGLE( $$ManaPotion) * [.$E6]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16">
            <text:p>856,2</text:p>
          </table:table-cell>
          <table:table-cell office:value-type="float" office:value="895.39581373747251" table:formula="of:=IF([.$W$3]; [.AC44];COM.MICROSOFT.SINGLE( $$ManaPotion) * [.$E6]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16">
            <text:p>895,4</text:p>
          </table:table-cell>
          <table:table-cell office:value-type="float" office:value="941.62028058312239" table:formula="of:=IF([.$W$3]; [.AD44];COM.MICROSOFT.SINGLE( $$ManaPotion) * [.$E6]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16">
            <text:p>941,6</text:p>
          </table:table-cell>
          <table:table-cell office:value-type="float" office:value="993.5927638866151" table:formula="of:=IF([.$W$3]; [.AE44];COM.MICROSOFT.SINGLE( $$ManaPotion) * [.$E6]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16">
            <text:p>993,6</text:p>
          </table:table-cell>
          <table:table-cell office:value-type="float" office:value="1052.0743250604876" table:formula="of:=IF([.$W$3]; [.AF44];COM.MICROSOFT.SINGLE( $$ManaPotion) * [.$E6]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17">
            <text:p>1052,1</text:p>
          </table:table-cell>
          <table:table-cell office:value-type="float" office:value="1119.9690142315242" table:formula="of:=IF([.$W$3]; [.AG44];COM.MICROSOFT.SINGLE( $$ManaPotion) * [.$E6]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16">
            <text:p>1120,0</text:p>
          </table:table-cell>
          <table:table-cell office:value-type="float" office:value="1198.4184235185305" table:formula="of:=IF([.$W$3]; [.AH44];COM.MICROSOFT.SINGLE( $$ManaPotion) * [.$E6]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16">
            <text:p>1198,4</text:p>
          </table:table-cell>
          <table:table-cell office:value-type="float" office:value="1286.6815194408787" table:formula="of:=IF([.$W$3]; [.AI44];COM.MICROSOFT.SINGLE( $$ManaPotion) * [.$E6]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16">
            <text:p>1286,7</text:p>
          </table:table-cell>
          <table:table-cell office:value-type="float" office:value="1388.06291076353" table:formula="of:=IF([.$W$3]; [.AJ44];COM.MICROSOFT.SINGLE( $$ManaPotion) * [.$E6]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08">
            <text:p>1388,1</text:p>
          </table:table-cell>
          <table:table-cell office:value-type="float" office:value="1504.1848599711029" table:formula="of:=IF([.$W$3]; [.AK44];COM.MICROSOFT.SINGLE( $$ManaPotion) * [.$E6]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09">
            <text:p>1504,2</text:p>
          </table:table-cell>
          <table:table-cell office:value-type="float" office:value="1636.9299926630299" table:formula="of:=IF([.$W$3]; [.AL44];COM.MICROSOFT.SINGLE( $$ManaPotion) * [.$E6]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08">
            <text:p>1636,9</text:p>
          </table:table-cell>
          <table:table-cell office:value-type="float" office:value="1788.3611858259235" table:formula="of:=IF([.$W$3]; [.AM44];COM.MICROSOFT.SINGLE( $$ManaPotion) * [.$E6]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08">
            <text:p>1788,4</text:p>
          </table:table-cell>
          <table:table-cell office:value-type="float" office:value="1962.8645565478243" table:formula="of:=IF([.$W$3]; [.AN44];COM.MICROSOFT.SINGLE( $$ManaPotion) * [.$E6]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18">
            <text:p>1962,9</text:p>
          </table:table-cell>
          <table:table-cell office:value-type="float" office:value="2161.3013059008135" table:formula="of:=IF([.$W$3]; [.AO44];COM.MICROSOFT.SINGLE( $$ManaPotion) * [.$E6]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18">
            <text:p>2161,3</text:p>
          </table:table-cell>
          <table:table-cell office:value-type="float" office:value="2388.6984447940149" table:formula="of:=IF([.$W$3]; [.AP44];COM.MICROSOFT.SINGLE( $$ManaPotion) * [.$E6]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19">
            <text:p>2388,7</text:p>
          </table:table-cell>
          <table:table-cell office:value-type="float" office:value="2648.6810289029327" table:formula="of:=IF([.$W$3]; [.AQ44];COM.MICROSOFT.SINGLE( $$ManaPotion) * [.$E6]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23">
            <text:p>2648,7</text:p>
          </table:table-cell>
          <table:table-cell office:value-type="float" office:value="2947.4376891874026" table:formula="of:=IF([.$W$3]; [.AR44];COM.MICROSOFT.SINGLE( $$ManaPotion) * [.$E6]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23">
            <text:p>2947,4</text:p>
          </table:table-cell>
          <table:table-cell office:value-type="float" office:value="3289.7751293055539" table:formula="of:=IF([.$W$3]; [.AS44];COM.MICROSOFT.SINGLE( $$ManaPotion) * [.$E6]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25">
            <text:p>3289,8</text:p>
          </table:table-cell>
          <table:table-cell office:value-type="float" office:value="3681.1810026004136" table:formula="of:=IF([.$W$3]; [.AT44];COM.MICROSOFT.SINGLE( $$ManaPotion) * [.$E6]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27">
            <text:p>3681,2</text:p>
          </table:table-cell>
          <table:table-cell office:value-type="float" office:value="4127.7838562360912" table:formula="of:=IF([.$W$3]; [.AU44];COM.MICROSOFT.SINGLE( $$ManaPotion) * [.$E6]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28">
            <text:p>4127,8</text:p>
          </table:table-cell>
          <table:table-cell office:value-type="float" office:value="4640.6190806943723" table:formula="of:=IF([.$W$3]; [.AV44];COM.MICROSOFT.SINGLE( $$ManaPotion) * [.$E6]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30">
            <text:p>4640,6</text:p>
          </table:table-cell>
          <table:table-cell office:value-type="float" office:value="5227.9982677174312" table:formula="of:=IF([.$W$3]; [.AW44];COM.MICROSOFT.SINGLE( $$ManaPotion) * [.$E6]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33">
            <text:p>5228,0</text:p>
          </table:table-cell>
          <table:table-cell office:value-type="float" office:value="5899.2344056428892" table:formula="of:=IF([.$W$3]; [.AX44];COM.MICROSOFT.SINGLE( $$ManaPotion) * [.$E6]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52">
            <text:p>5899,2</text:p>
          </table:table-cell>
          <table:table-cell office:value-type="float" office:value="6668.9879406280306" table:formula="of:=IF([.$W$3]; [.AY44];COM.MICROSOFT.SINGLE( $$ManaPotion) * [.$E6]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56">
            <text:p>6669,0</text:p>
          </table:table-cell>
          <table:table-cell office:value-type="float" office:value="7549.5560228648974" table:formula="of:=IF([.$W$3]; [.AZ44];COM.MICROSOFT.SINGLE( $$ManaPotion) * [.$E6]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60">
            <text:p>7549,6</text:p>
          </table:table-cell>
          <table:table-cell table:style-name="ce229"/>
          <table:table-cell office:value-type="float" office:value="2" table:formula="of:=[.C6]" table:style-name="ce247">
            <text:p>2</text:p>
          </table:table-cell>
          <table:table-cell table:style-name="ce248"/>
          <table:table-cell table:style-name="ce5"/>
          <table:table-cell table:style-name="ce302"/>
          <table:covered-table-cell/>
          <table:table-cell office:value-type="float" office:value="4" table:formula="of:=[.BG6]+1" table:style-name="ce223">
            <text:p>4</text:p>
          </table:table-cell>
          <table:table-cell office:value-type="error" office:string-value="#REF!" table:formula="of:=(([.$E8]+60*(COM.MICROSOFT.SINGLE($$SpecAttempts)+COM.MICROSOFT.SINGLE($$TapsPerSec)+COM.MICROSOFT.SINGLE($$BF))*0.005*COM.MICROSOFT.SINGLE($$AllProbArt)*COM.MICROSOFT.SINGLE($$AllProbSlash)*[.AB$33]*([.#REF!]+[.$D8])))*(1/([.$C8]+[.AB$34]))" table:style-name="ce285">
            <text:p>#BEZUG!</text:p>
          </table:table-cell>
          <table:table-cell office:value-type="error" office:string-value="#REF!" table:formula="of:=(([.$E8]+60*(COM.MICROSOFT.SINGLE($$SpecAttempts)+COM.MICROSOFT.SINGLE($$TapsPerSec)+COM.MICROSOFT.SINGLE($$BF))*0.005*COM.MICROSOFT.SINGLE($$AllProbArt)*COM.MICROSOFT.SINGLE($$AllProbSlash)*[.AC$33]*([.#REF!]+[.$D8])))*(1/([.$C8]+[.AC$34]))" table:style-name="ce286">
            <text:p>#BEZUG!</text:p>
          </table:table-cell>
          <table:table-cell office:value-type="error" office:string-value="#REF!" table:formula="of:=(([.$E8]+60*(COM.MICROSOFT.SINGLE($$SpecAttempts)+COM.MICROSOFT.SINGLE($$TapsPerSec)+COM.MICROSOFT.SINGLE($$BF))*0.005*COM.MICROSOFT.SINGLE($$AllProbArt)*COM.MICROSOFT.SINGLE($$AllProbSlash)*[.AD$33]*([.#REF!]+[.$D8])))*(1/([.$C8]+[.AD$34]))" table:style-name="ce286">
            <text:p>#BEZUG!</text:p>
          </table:table-cell>
          <table:table-cell office:value-type="error" office:string-value="#REF!" table:formula="of:=(([.$E8]+60*(COM.MICROSOFT.SINGLE($$SpecAttempts)+COM.MICROSOFT.SINGLE($$TapsPerSec)+COM.MICROSOFT.SINGLE($$BF))*0.005*COM.MICROSOFT.SINGLE($$AllProbArt)*COM.MICROSOFT.SINGLE($$AllProbSlash)*[.AE$33]*([.#REF!]+[.$D8])))*(1/([.$C8]+[.AE$34]))" table:style-name="ce286">
            <text:p>#BEZUG!</text:p>
          </table:table-cell>
          <table:table-cell office:value-type="error" office:string-value="#REF!" table:formula="of:=(([.$E8]+60*(COM.MICROSOFT.SINGLE($$SpecAttempts)+COM.MICROSOFT.SINGLE($$TapsPerSec)+COM.MICROSOFT.SINGLE($$BF))*0.005*COM.MICROSOFT.SINGLE($$AllProbArt)*COM.MICROSOFT.SINGLE($$AllProbSlash)*[.AF$33]*([.#REF!]+[.$D8])))*(1/([.$C8]+[.AF$34]))" table:style-name="ce306">
            <text:p>#BEZUG!</text:p>
          </table:table-cell>
          <table:table-cell office:value-type="error" office:string-value="#REF!" table:formula="of:=(([.$E8]+60*(COM.MICROSOFT.SINGLE($$SpecAttempts)+COM.MICROSOFT.SINGLE($$TapsPerSec)+COM.MICROSOFT.SINGLE($$BF))*0.005*COM.MICROSOFT.SINGLE($$AllProbArt)*COM.MICROSOFT.SINGLE($$AllProbSlash)*[.AG$33]*([.#REF!]+[.$D8])))*(1/([.$C8]+[.AG$34]))" table:style-name="ce288">
            <text:p>#BEZUG!</text:p>
          </table:table-cell>
          <table:table-cell office:value-type="error" office:string-value="#REF!" table:formula="of:=(([.$E8]+60*(COM.MICROSOFT.SINGLE($$SpecAttempts)+COM.MICROSOFT.SINGLE($$TapsPerSec)+COM.MICROSOFT.SINGLE($$BF))*0.005*COM.MICROSOFT.SINGLE($$AllProbArt)*COM.MICROSOFT.SINGLE($$AllProbSlash)*[.AH$33]*([.#REF!]+[.$D8])))*(1/([.$C8]+[.AH$34]))" table:style-name="ce288">
            <text:p>#BEZUG!</text:p>
          </table:table-cell>
          <table:table-cell office:value-type="error" office:string-value="#REF!" table:formula="of:=(([.$E8]+60*(COM.MICROSOFT.SINGLE($$SpecAttempts)+COM.MICROSOFT.SINGLE($$TapsPerSec)+COM.MICROSOFT.SINGLE($$BF))*0.005*COM.MICROSOFT.SINGLE($$AllProbArt)*COM.MICROSOFT.SINGLE($$AllProbSlash)*[.AI$33]*([.#REF!]+[.$D8])))*(1/([.$C8]+[.AI$34]))" table:style-name="ce288">
            <text:p>#BEZUG!</text:p>
          </table:table-cell>
          <table:table-cell office:value-type="error" office:string-value="#REF!" table:formula="of:=(([.$E8]+60*(COM.MICROSOFT.SINGLE($$SpecAttempts)+COM.MICROSOFT.SINGLE($$TapsPerSec)+COM.MICROSOFT.SINGLE($$BF))*0.005*COM.MICROSOFT.SINGLE($$AllProbArt)*COM.MICROSOFT.SINGLE($$AllProbSlash)*[.AJ$33]*([.#REF!]+[.$D8])))*(1/([.$C8]+[.AJ$34]))" table:style-name="ce290">
            <text:p>#BEZUG!</text:p>
          </table:table-cell>
          <table:table-cell office:value-type="error" office:string-value="#REF!" table:formula="of:=(([.$E8]+60*(COM.MICROSOFT.SINGLE($$SpecAttempts)+COM.MICROSOFT.SINGLE($$TapsPerSec)+COM.MICROSOFT.SINGLE($$BF))*0.005*COM.MICROSOFT.SINGLE($$AllProbArt)*COM.MICROSOFT.SINGLE($$AllProbSlash)*[.AK$33]*([.#REF!]+[.$D8])))*(1/([.$C8]+[.AK$34]))" table:style-name="ce289">
            <text:p>#BEZUG!</text:p>
          </table:table-cell>
          <table:table-cell office:value-type="error" office:string-value="#REF!" table:formula="of:=(([.$E8]+60*(COM.MICROSOFT.SINGLE($$SpecAttempts)+COM.MICROSOFT.SINGLE($$TapsPerSec)+COM.MICROSOFT.SINGLE($$BF))*0.005*COM.MICROSOFT.SINGLE($$AllProbArt)*COM.MICROSOFT.SINGLE($$AllProbSlash)*[.AL$33]*([.#REF!]+[.$D8])))*(1/([.$C8]+[.AL$34]))" table:style-name="ce290">
            <text:p>#BEZUG!</text:p>
          </table:table-cell>
          <table:table-cell office:value-type="error" office:string-value="#REF!" table:formula="of:=(([.$E8]+60*(COM.MICROSOFT.SINGLE($$SpecAttempts)+COM.MICROSOFT.SINGLE($$TapsPerSec)+COM.MICROSOFT.SINGLE($$BF))*0.005*COM.MICROSOFT.SINGLE($$AllProbArt)*COM.MICROSOFT.SINGLE($$AllProbSlash)*[.AM$33]*([.#REF!]+[.$D8])))*(1/([.$C8]+[.AM$34]))" table:style-name="ce291">
            <text:p>#BEZUG!</text:p>
          </table:table-cell>
          <table:table-cell office:value-type="error" office:string-value="#REF!" table:formula="of:=(([.$E8]+60*(COM.MICROSOFT.SINGLE($$SpecAttempts)+COM.MICROSOFT.SINGLE($$TapsPerSec)+COM.MICROSOFT.SINGLE($$BF))*0.005*COM.MICROSOFT.SINGLE($$AllProbArt)*COM.MICROSOFT.SINGLE($$AllProbSlash)*[.AN$33]*([.#REF!]+[.$D8])))*(1/([.$C8]+[.AN$34]))" table:style-name="ce291">
            <text:p>#BEZUG!</text:p>
          </table:table-cell>
          <table:table-cell office:value-type="error" office:string-value="#REF!" table:formula="of:=(([.$E8]+60*(COM.MICROSOFT.SINGLE($$SpecAttempts)+COM.MICROSOFT.SINGLE($$TapsPerSec)+COM.MICROSOFT.SINGLE($$BF))*0.005*COM.MICROSOFT.SINGLE($$AllProbArt)*COM.MICROSOFT.SINGLE($$AllProbSlash)*[.AO$33]*([.#REF!]+[.$D8])))*(1/([.$C8]+[.AO$34]))" table:style-name="ce292">
            <text:p>#BEZUG!</text:p>
          </table:table-cell>
          <table:table-cell office:value-type="error" office:string-value="#REF!" table:formula="of:=(([.$E8]+60*(COM.MICROSOFT.SINGLE($$SpecAttempts)+COM.MICROSOFT.SINGLE($$TapsPerSec)+COM.MICROSOFT.SINGLE($$BF))*0.005*COM.MICROSOFT.SINGLE($$AllProbArt)*COM.MICROSOFT.SINGLE($$AllProbSlash)*[.AP$33]*([.#REF!]+[.$D8])))*(1/([.$C8]+[.AP$34]))" table:style-name="ce307">
            <text:p>#BEZUG!</text:p>
          </table:table-cell>
          <table:table-cell office:value-type="error" office:string-value="#REF!" table:formula="of:=(([.$E8]+60*(COM.MICROSOFT.SINGLE($$SpecAttempts)+COM.MICROSOFT.SINGLE($$TapsPerSec)+COM.MICROSOFT.SINGLE($$BF))*0.005*COM.MICROSOFT.SINGLE($$AllProbArt)*COM.MICROSOFT.SINGLE($$AllProbSlash)*[.AQ$33]*([.#REF!]+[.$D8])))*(1/([.$C8]+[.AQ$34]))" table:style-name="ce294">
            <text:p>#BEZUG!</text:p>
          </table:table-cell>
          <table:table-cell office:value-type="error" office:string-value="#REF!" table:formula="of:=(([.$E8]+60*(COM.MICROSOFT.SINGLE($$SpecAttempts)+COM.MICROSOFT.SINGLE($$TapsPerSec)+COM.MICROSOFT.SINGLE($$BF))*0.005*COM.MICROSOFT.SINGLE($$AllProbArt)*COM.MICROSOFT.SINGLE($$AllProbSlash)*[.AR$33]*([.#REF!]+[.$D8])))*(1/([.$C8]+[.AR$34]))" table:style-name="ce295">
            <text:p>#BEZUG!</text:p>
          </table:table-cell>
          <table:table-cell office:value-type="error" office:string-value="#REF!" table:formula="of:=(([.$E8]+60*(COM.MICROSOFT.SINGLE($$SpecAttempts)+COM.MICROSOFT.SINGLE($$TapsPerSec)+COM.MICROSOFT.SINGLE($$BF))*0.005*COM.MICROSOFT.SINGLE($$AllProbArt)*COM.MICROSOFT.SINGLE($$AllProbSlash)*[.AS$33]*([.#REF!]+[.$D8])))*(1/([.$C8]+[.AS$34]))" table:style-name="ce296">
            <text:p>#BEZUG!</text:p>
          </table:table-cell>
          <table:table-cell office:value-type="error" office:string-value="#REF!" table:formula="of:=(([.$E8]+60*(COM.MICROSOFT.SINGLE($$SpecAttempts)+COM.MICROSOFT.SINGLE($$TapsPerSec)+COM.MICROSOFT.SINGLE($$BF))*0.005*COM.MICROSOFT.SINGLE($$AllProbArt)*COM.MICROSOFT.SINGLE($$AllProbSlash)*[.AT$33]*([.#REF!]+[.$D8])))*(1/([.$C8]+[.AT$34]))" table:style-name="ce297">
            <text:p>#BEZUG!</text:p>
          </table:table-cell>
          <table:table-cell office:value-type="error" office:string-value="#REF!" table:formula="of:=(([.$E8]+60*(COM.MICROSOFT.SINGLE($$SpecAttempts)+COM.MICROSOFT.SINGLE($$TapsPerSec)+COM.MICROSOFT.SINGLE($$BF))*0.005*COM.MICROSOFT.SINGLE($$AllProbArt)*COM.MICROSOFT.SINGLE($$AllProbSlash)*[.AU$33]*([.#REF!]+[.$D8])))*(1/([.$C8]+[.AU$34]))" table:style-name="ce298">
            <text:p>#BEZUG!</text:p>
          </table:table-cell>
          <table:table-cell office:value-type="error" office:string-value="#REF!" table:formula="of:=(([.$E8]+60*(COM.MICROSOFT.SINGLE($$SpecAttempts)+COM.MICROSOFT.SINGLE($$TapsPerSec)+COM.MICROSOFT.SINGLE($$BF))*0.005*COM.MICROSOFT.SINGLE($$AllProbArt)*COM.MICROSOFT.SINGLE($$AllProbSlash)*[.AV$33]*([.#REF!]+[.$D8])))*(1/([.$C8]+[.AV$34]))" table:style-name="ce299">
            <text:p>#BEZUG!</text:p>
          </table:table-cell>
          <table:table-cell office:value-type="error" office:string-value="#REF!" table:formula="of:=(([.$E8]+60*(COM.MICROSOFT.SINGLE($$SpecAttempts)+COM.MICROSOFT.SINGLE($$TapsPerSec)+COM.MICROSOFT.SINGLE($$BF))*0.005*COM.MICROSOFT.SINGLE($$AllProbArt)*COM.MICROSOFT.SINGLE($$AllProbSlash)*[.AW$33]*([.#REF!]+[.$D8])))*(1/([.$C8]+[.AW$34]))" table:style-name="ce300">
            <text:p>#BEZUG!</text:p>
          </table:table-cell>
          <table:table-cell office:value-type="error" office:string-value="#REF!" table:formula="of:=(([.$E8]+60*(COM.MICROSOFT.SINGLE($$SpecAttempts)+COM.MICROSOFT.SINGLE($$TapsPerSec)+COM.MICROSOFT.SINGLE($$BF))*0.005*COM.MICROSOFT.SINGLE($$AllProbArt)*COM.MICROSOFT.SINGLE($$AllProbSlash)*[.AX$33]*([.#REF!]+[.$D8])))*(1/([.$C8]+[.AX$34]))" table:style-name="ce300">
            <text:p>#BEZUG!</text:p>
          </table:table-cell>
          <table:table-cell office:value-type="error" office:string-value="#REF!" table:formula="of:=(([.$E8]+60*(COM.MICROSOFT.SINGLE($$SpecAttempts)+COM.MICROSOFT.SINGLE($$TapsPerSec)+COM.MICROSOFT.SINGLE($$BF))*0.005*COM.MICROSOFT.SINGLE($$AllProbArt)*COM.MICROSOFT.SINGLE($$AllProbSlash)*[.AY$33]*([.#REF!]+[.$D8])))*(1/([.$C8]+[.AY$34]))" table:style-name="ce300">
            <text:p>#BEZUG!</text:p>
          </table:table-cell>
          <table:table-cell office:value-type="error" office:string-value="#REF!" table:formula="of:=(([.$E8]+60*(COM.MICROSOFT.SINGLE($$SpecAttempts)+COM.MICROSOFT.SINGLE($$TapsPerSec)+COM.MICROSOFT.SINGLE($$BF))*0.005*COM.MICROSOFT.SINGLE($$AllProbArt)*COM.MICROSOFT.SINGLE($$AllProbSlash)*[.AZ$33]*([.#REF!]+[.$D8])))*(1/([.$C8]+[.AZ$34]))" table:style-name="ce301">
            <text:p>#BEZUG!</text:p>
          </table:table-cell>
          <table:table-cell table:style-name="ce302"/>
          <table:table-cell office:value-type="float" office:value="8" table:style-name="ce226">
            <text:p>8</text:p>
          </table:table-cell>
          <table:table-cell table:style-name="ce302"/>
          <table:table-cell table:number-columns-repeated="16297"/>
        </table:table-row>
        <table:table-row table:style-name="ro3">
          <table:table-cell office:value-type="float" office:value="4" table:style-name="ce205">
            <text:p>4</text:p>
          </table:table-cell>
          <table:table-cell office:value-type="float" office:value="2" table:style-name="ce206">
            <text:p>2</text:p>
          </table:table-cell>
          <table:table-cell office:value-type="float" office:value="5" table:style-name="ce207">
            <text:p>5</text:p>
          </table:table-cell>
          <table:table-cell office:value-type="float" office:value="19" table:style-name="ce208">
            <text:p>19</text:p>
          </table:table-cell>
          <table:table-cell office:value-type="float" office:value="1.31" table:style-name="ce209">
            <text:p>1,310</text:p>
          </table:table-cell>
          <table:table-cell table:style-name="ce228"/>
          <table:table-cell office:value-type="float" office:value="4" table:style-name="ce210">
            <text:p>4</text:p>
          </table:table-cell>
          <table:table-cell office:value-type="float" office:value="2" table:style-name="ce211">
            <text:p>2</text:p>
          </table:table-cell>
          <table:table-cell office:value-type="float" office:value="6" table:style-name="ce212">
            <text:p>6</text:p>
          </table:table-cell>
          <table:table-cell office:value-type="float" office:value="2.0861000000000001" table:style-name="ce213">
            <text:p>2,086</text:p>
          </table:table-cell>
          <table:table-cell table:style-name="ce5"/>
          <table:table-cell office:value-type="float" office:value="4" table:style-name="ce214">
            <text:p>4</text:p>
          </table:table-cell>
          <table:table-cell office:value-type="float" office:value="1.04" table:style-name="ce215">
            <text:p>1,04</text:p>
          </table:table-cell>
          <table:table-cell table:style-name="ce5"/>
          <table:table-cell office:value-type="float" office:value="4" table:style-name="ce216">
            <text:p>4</text:p>
          </table:table-cell>
          <table:table-cell office:value-type="float" office:value="4" table:style-name="ce217">
            <text:p>4</text:p>
          </table:table-cell>
          <table:table-cell table:style-name="ce3"/>
          <table:table-cell office:value-type="float" office:value="5" table:formula="of:=[.R7]+1" table:style-name="ce218">
            <text:p>5</text:p>
          </table:table-cell>
          <table:table-cell office:value-type="string" table:style-name="ce219">
            <text:p>7.3</text:p>
          </table:table-cell>
          <table:table-cell table:number-columns-repeated="2" table:style-name="ce3"/>
          <table:table-cell table:style-name="ce302"/>
          <table:table-cell office:value-type="string" table:style-name="ce308">
            <text:p>60-79</text:p>
          </table:table-cell>
          <table:table-cell table:style-name="ce231"/>
          <table:covered-table-cell/>
          <table:table-cell office:value-type="float" office:value="3" table:formula="of:=[.Z7]+1" table:style-name="ce223">
            <text:p>3</text:p>
          </table:table-cell>
          <table:table-cell office:value-type="float" office:value="620.85190839694656" table:formula="of:=IF([.$W$3]; [.AA45];COM.MICROSOFT.SINGLE( $$ManaPotion) * [.$E7]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15">
            <text:p>620,9</text:p>
          </table:table-cell>
          <table:table-cell office:value-type="float" office:value="923.18660225591793" table:formula="of:=IF([.$W$3]; [.AB45];COM.MICROSOFT.SINGLE( $$ManaPotion) * [.$E7]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16">
            <text:p>923,2</text:p>
          </table:table-cell>
          <table:table-cell office:value-type="float" office:value="965.47026872562265" table:formula="of:=IF([.$W$3]; [.AC45];COM.MICROSOFT.SINGLE( $$ManaPotion) * [.$E7]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16">
            <text:p>965,5</text:p>
          </table:table-cell>
          <table:table-cell office:value-type="float" office:value="1015.3123025418016" table:formula="of:=IF([.$W$3]; [.AD45];COM.MICROSOFT.SINGLE( $$ManaPotion) * [.$E7]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16">
            <text:p>1015,3</text:p>
          </table:table-cell>
          <table:table-cell office:value-type="float" office:value="1071.3521975820895" table:formula="of:=IF([.$W$3]; [.AE45];COM.MICROSOFT.SINGLE( $$ManaPotion) * [.$E7]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16">
            <text:p>1071,4</text:p>
          </table:table-cell>
          <table:table-cell office:value-type="float" office:value="1134.4105765869606" table:formula="of:=IF([.$W$3]; [.AF45];COM.MICROSOFT.SINGLE( $$ManaPotion) * [.$E7]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17">
            <text:p>1134,4</text:p>
          </table:table-cell>
          <table:table-cell office:value-type="float" office:value="1207.6187631713829" table:formula="of:=IF([.$W$3]; [.AG45];COM.MICROSOFT.SINGLE( $$ManaPotion) * [.$E7]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16">
            <text:p>1207,6</text:p>
          </table:table-cell>
          <table:table-cell office:value-type="float" office:value="1292.2076914460679" table:formula="of:=IF([.$W$3]; [.AH45];COM.MICROSOFT.SINGLE( $$ManaPotion) * [.$E7]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16">
            <text:p>1292,2</text:p>
          </table:table-cell>
          <table:table-cell office:value-type="float" office:value="1387.3783340058171" table:formula="of:=IF([.$W$3]; [.AI45];COM.MICROSOFT.SINGLE( $$ManaPotion) * [.$E7]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16">
            <text:p>1387,4</text:p>
          </table:table-cell>
          <table:table-cell office:value-type="float" office:value="1496.6939211711108" table:formula="of:=IF([.$W$3]; [.AJ45];COM.MICROSOFT.SINGLE( $$ManaPotion) * [.$E7]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08">
            <text:p>1496,7</text:p>
          </table:table-cell>
          <table:table-cell office:value-type="float" office:value="1621.9036750992764" table:formula="of:=IF([.$W$3]; [.AK45];COM.MICROSOFT.SINGLE( $$ManaPotion) * [.$E7]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09">
            <text:p>1621,9</text:p>
          </table:table-cell>
          <table:table-cell office:value-type="float" office:value="1765.0375573062236" table:formula="of:=IF([.$W$3]; [.AL45];COM.MICROSOFT.SINGLE( $$ManaPotion) * [.$E7]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08">
            <text:p>1765,0</text:p>
          </table:table-cell>
          <table:table-cell office:value-type="float" office:value="1928.3198873253436" table:formula="of:=IF([.$W$3]; [.AM45];COM.MICROSOFT.SINGLE( $$ManaPotion) * [.$E7]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08">
            <text:p>1928,3</text:p>
          </table:table-cell>
          <table:table-cell office:value-type="float" office:value="2116.4800435820021" table:formula="of:=IF([.$W$3]; [.AN45];COM.MICROSOFT.SINGLE( $$ManaPotion) * [.$E7]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18">
            <text:p>2116,5</text:p>
          </table:table-cell>
          <table:table-cell office:value-type="float" office:value="2330.4466254930512" table:formula="of:=IF([.$W$3]; [.AO45];COM.MICROSOFT.SINGLE( $$ManaPotion) * [.$E7]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18">
            <text:p>2330,4</text:p>
          </table:table-cell>
          <table:table-cell office:value-type="float" office:value="2575.6400622126771" table:formula="of:=IF([.$W$3]; [.AP45];COM.MICROSOFT.SINGLE( $$ManaPotion) * [.$E7]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19">
            <text:p>2575,6</text:p>
          </table:table-cell>
          <table:table-cell office:value-type="float" office:value="2855.969109425771" table:formula="of:=IF([.$W$3]; [.AQ45];COM.MICROSOFT.SINGLE( $$ManaPotion) * [.$E7]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23">
            <text:p>2856,0</text:p>
          </table:table-cell>
          <table:table-cell office:value-type="float" office:value="3178.1067257325035" table:formula="of:=IF([.$W$3]; [.AR45];COM.MICROSOFT.SINGLE( $$ManaPotion) * [.$E7]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23">
            <text:p>3178,1</text:p>
          </table:table-cell>
          <table:table-cell office:value-type="float" office:value="3547.2357915990324" table:formula="of:=IF([.$W$3]; [.AS45];COM.MICROSOFT.SINGLE( $$ManaPotion) * [.$E7]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25">
            <text:p>3547,2</text:p>
          </table:table-cell>
          <table:table-cell office:value-type="float" office:value="3969.273428890881" table:formula="of:=IF([.$W$3]; [.AT45];COM.MICROSOFT.SINGLE( $$ManaPotion) * [.$E7]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27">
            <text:p>3969,3</text:p>
          </table:table-cell>
          <table:table-cell office:value-type="float" office:value="4450.8278102023951" table:formula="of:=IF([.$W$3]; [.AU45];COM.MICROSOFT.SINGLE( $$ManaPotion) * [.$E7]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28">
            <text:p>4450,8</text:p>
          </table:table-cell>
          <table:table-cell office:value-type="float" office:value="5003.7979652704544" table:formula="of:=IF([.$W$3]; [.AV45];COM.MICROSOFT.SINGLE( $$ManaPotion) * [.$E7]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30">
            <text:p>5003,8</text:p>
          </table:table-cell>
          <table:table-cell office:value-type="float" office:value="5637.1459582344478" table:formula="of:=IF([.$W$3]; [.AW45];COM.MICROSOFT.SINGLE( $$ManaPotion) * [.$E7]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33">
            <text:p>5637,1</text:p>
          </table:table-cell>
          <table:table-cell office:value-type="float" office:value="6360.9136199975501" table:formula="of:=IF([.$W$3]; [.AX45];COM.MICROSOFT.SINGLE( $$ManaPotion) * [.$E7]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52">
            <text:p>6360,9</text:p>
          </table:table-cell>
          <table:table-cell office:value-type="float" office:value="7190.9087359815294" table:formula="of:=IF([.$W$3]; [.AY45];COM.MICROSOFT.SINGLE( $$ManaPotion) * [.$E7]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56">
            <text:p>7190,9</text:p>
          </table:table-cell>
          <table:table-cell office:value-type="float" office:value="8140.3908420456282" table:formula="of:=IF([.$W$3]; [.AZ45];COM.MICROSOFT.SINGLE( $$ManaPotion) * [.$E7]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60">
            <text:p>8140,4</text:p>
          </table:table-cell>
          <table:table-cell table:style-name="ce284"/>
          <table:table-cell office:value-type="float" office:value="3" table:formula="of:=[.C7]" table:style-name="ce247">
            <text:p>3</text:p>
          </table:table-cell>
          <table:table-cell table:style-name="ce248"/>
          <table:table-cell table:style-name="ce5"/>
          <table:table-cell table:style-name="ce302"/>
          <table:covered-table-cell/>
          <table:table-cell office:value-type="float" office:value="5" table:formula="of:=[.BG7]+1" table:style-name="ce309">
            <text:p>5</text:p>
          </table:table-cell>
          <table:table-cell office:value-type="error" office:string-value="#REF!" table:formula="of:=(([.$E9]+60*(COM.MICROSOFT.SINGLE($$SpecAttempts)+COM.MICROSOFT.SINGLE($$TapsPerSec)+COM.MICROSOFT.SINGLE($$BF))*0.005*COM.MICROSOFT.SINGLE($$AllProbArt)*COM.MICROSOFT.SINGLE($$AllProbSlash)*[.AB$33]*([.#REF!]+[.$D9])))*(1/([.$C9]+[.AB$34]))" table:style-name="ce310">
            <text:p>#BEZUG!</text:p>
          </table:table-cell>
          <table:table-cell office:value-type="error" office:string-value="#REF!" table:formula="of:=(([.$E9]+60*(COM.MICROSOFT.SINGLE($$SpecAttempts)+COM.MICROSOFT.SINGLE($$TapsPerSec)+COM.MICROSOFT.SINGLE($$BF))*0.005*COM.MICROSOFT.SINGLE($$AllProbArt)*COM.MICROSOFT.SINGLE($$AllProbSlash)*[.AC$33]*([.#REF!]+[.$D9])))*(1/([.$C9]+[.AC$34]))" table:style-name="ce311">
            <text:p>#BEZUG!</text:p>
          </table:table-cell>
          <table:table-cell office:value-type="error" office:string-value="#REF!" table:formula="of:=(([.$E9]+60*(COM.MICROSOFT.SINGLE($$SpecAttempts)+COM.MICROSOFT.SINGLE($$TapsPerSec)+COM.MICROSOFT.SINGLE($$BF))*0.005*COM.MICROSOFT.SINGLE($$AllProbArt)*COM.MICROSOFT.SINGLE($$AllProbSlash)*[.AD$33]*([.#REF!]+[.$D9])))*(1/([.$C9]+[.AD$34]))" table:style-name="ce311">
            <text:p>#BEZUG!</text:p>
          </table:table-cell>
          <table:table-cell office:value-type="error" office:string-value="#REF!" table:formula="of:=(([.$E9]+60*(COM.MICROSOFT.SINGLE($$SpecAttempts)+COM.MICROSOFT.SINGLE($$TapsPerSec)+COM.MICROSOFT.SINGLE($$BF))*0.005*COM.MICROSOFT.SINGLE($$AllProbArt)*COM.MICROSOFT.SINGLE($$AllProbSlash)*[.AE$33]*([.#REF!]+[.$D9])))*(1/([.$C9]+[.AE$34]))" table:style-name="ce312">
            <text:p>#BEZUG!</text:p>
          </table:table-cell>
          <table:table-cell office:value-type="error" office:string-value="#REF!" table:formula="of:=(([.$E9]+60*(COM.MICROSOFT.SINGLE($$SpecAttempts)+COM.MICROSOFT.SINGLE($$TapsPerSec)+COM.MICROSOFT.SINGLE($$BF))*0.005*COM.MICROSOFT.SINGLE($$AllProbArt)*COM.MICROSOFT.SINGLE($$AllProbSlash)*[.AF$33]*([.#REF!]+[.$D9])))*(1/([.$C9]+[.AF$34]))" table:style-name="ce313">
            <text:p>#BEZUG!</text:p>
          </table:table-cell>
          <table:table-cell office:value-type="error" office:string-value="#REF!" table:formula="of:=(([.$E9]+60*(COM.MICROSOFT.SINGLE($$SpecAttempts)+COM.MICROSOFT.SINGLE($$TapsPerSec)+COM.MICROSOFT.SINGLE($$BF))*0.005*COM.MICROSOFT.SINGLE($$AllProbArt)*COM.MICROSOFT.SINGLE($$AllProbSlash)*[.AG$33]*([.#REF!]+[.$D9])))*(1/([.$C9]+[.AG$34]))" table:style-name="ce312">
            <text:p>#BEZUG!</text:p>
          </table:table-cell>
          <table:table-cell office:value-type="error" office:string-value="#REF!" table:formula="of:=(([.$E9]+60*(COM.MICROSOFT.SINGLE($$SpecAttempts)+COM.MICROSOFT.SINGLE($$TapsPerSec)+COM.MICROSOFT.SINGLE($$BF))*0.005*COM.MICROSOFT.SINGLE($$AllProbArt)*COM.MICROSOFT.SINGLE($$AllProbSlash)*[.AH$33]*([.#REF!]+[.$D9])))*(1/([.$C9]+[.AH$34]))" table:style-name="ce312">
            <text:p>#BEZUG!</text:p>
          </table:table-cell>
          <table:table-cell office:value-type="error" office:string-value="#REF!" table:formula="of:=(([.$E9]+60*(COM.MICROSOFT.SINGLE($$SpecAttempts)+COM.MICROSOFT.SINGLE($$TapsPerSec)+COM.MICROSOFT.SINGLE($$BF))*0.005*COM.MICROSOFT.SINGLE($$AllProbArt)*COM.MICROSOFT.SINGLE($$AllProbSlash)*[.AI$33]*([.#REF!]+[.$D9])))*(1/([.$C9]+[.AI$34]))" table:style-name="ce312">
            <text:p>#BEZUG!</text:p>
          </table:table-cell>
          <table:table-cell office:value-type="error" office:string-value="#REF!" table:formula="of:=(([.$E9]+60*(COM.MICROSOFT.SINGLE($$SpecAttempts)+COM.MICROSOFT.SINGLE($$TapsPerSec)+COM.MICROSOFT.SINGLE($$BF))*0.005*COM.MICROSOFT.SINGLE($$AllProbArt)*COM.MICROSOFT.SINGLE($$AllProbSlash)*[.AJ$33]*([.#REF!]+[.$D9])))*(1/([.$C9]+[.AJ$34]))" table:style-name="ce314">
            <text:p>#BEZUG!</text:p>
          </table:table-cell>
          <table:table-cell office:value-type="error" office:string-value="#REF!" table:formula="of:=(([.$E9]+60*(COM.MICROSOFT.SINGLE($$SpecAttempts)+COM.MICROSOFT.SINGLE($$TapsPerSec)+COM.MICROSOFT.SINGLE($$BF))*0.005*COM.MICROSOFT.SINGLE($$AllProbArt)*COM.MICROSOFT.SINGLE($$AllProbSlash)*[.AK$33]*([.#REF!]+[.$D9])))*(1/([.$C9]+[.AK$34]))" table:style-name="ce315">
            <text:p>#BEZUG!</text:p>
          </table:table-cell>
          <table:table-cell office:value-type="error" office:string-value="#REF!" table:formula="of:=(([.$E9]+60*(COM.MICROSOFT.SINGLE($$SpecAttempts)+COM.MICROSOFT.SINGLE($$TapsPerSec)+COM.MICROSOFT.SINGLE($$BF))*0.005*COM.MICROSOFT.SINGLE($$AllProbArt)*COM.MICROSOFT.SINGLE($$AllProbSlash)*[.AL$33]*([.#REF!]+[.$D9])))*(1/([.$C9]+[.AL$34]))" table:style-name="ce314">
            <text:p>#BEZUG!</text:p>
          </table:table-cell>
          <table:table-cell office:value-type="error" office:string-value="#REF!" table:formula="of:=(([.$E9]+60*(COM.MICROSOFT.SINGLE($$SpecAttempts)+COM.MICROSOFT.SINGLE($$TapsPerSec)+COM.MICROSOFT.SINGLE($$BF))*0.005*COM.MICROSOFT.SINGLE($$AllProbArt)*COM.MICROSOFT.SINGLE($$AllProbSlash)*[.AM$33]*([.#REF!]+[.$D9])))*(1/([.$C9]+[.AM$34]))" table:style-name="ce316">
            <text:p>#BEZUG!</text:p>
          </table:table-cell>
          <table:table-cell office:value-type="error" office:string-value="#REF!" table:formula="of:=(([.$E9]+60*(COM.MICROSOFT.SINGLE($$SpecAttempts)+COM.MICROSOFT.SINGLE($$TapsPerSec)+COM.MICROSOFT.SINGLE($$BF))*0.005*COM.MICROSOFT.SINGLE($$AllProbArt)*COM.MICROSOFT.SINGLE($$AllProbSlash)*[.AN$33]*([.#REF!]+[.$D9])))*(1/([.$C9]+[.AN$34]))" table:style-name="ce316">
            <text:p>#BEZUG!</text:p>
          </table:table-cell>
          <table:table-cell office:value-type="error" office:string-value="#REF!" table:formula="of:=(([.$E9]+60*(COM.MICROSOFT.SINGLE($$SpecAttempts)+COM.MICROSOFT.SINGLE($$TapsPerSec)+COM.MICROSOFT.SINGLE($$BF))*0.005*COM.MICROSOFT.SINGLE($$AllProbArt)*COM.MICROSOFT.SINGLE($$AllProbSlash)*[.AO$33]*([.#REF!]+[.$D9])))*(1/([.$C9]+[.AO$34]))" table:style-name="ce317">
            <text:p>#BEZUG!</text:p>
          </table:table-cell>
          <table:table-cell office:value-type="error" office:string-value="#REF!" table:formula="of:=(([.$E9]+60*(COM.MICROSOFT.SINGLE($$SpecAttempts)+COM.MICROSOFT.SINGLE($$TapsPerSec)+COM.MICROSOFT.SINGLE($$BF))*0.005*COM.MICROSOFT.SINGLE($$AllProbArt)*COM.MICROSOFT.SINGLE($$AllProbSlash)*[.AP$33]*([.#REF!]+[.$D9])))*(1/([.$C9]+[.AP$34]))" table:style-name="ce318">
            <text:p>#BEZUG!</text:p>
          </table:table-cell>
          <table:table-cell office:value-type="error" office:string-value="#REF!" table:formula="of:=(([.$E9]+60*(COM.MICROSOFT.SINGLE($$SpecAttempts)+COM.MICROSOFT.SINGLE($$TapsPerSec)+COM.MICROSOFT.SINGLE($$BF))*0.005*COM.MICROSOFT.SINGLE($$AllProbArt)*COM.MICROSOFT.SINGLE($$AllProbSlash)*[.AQ$33]*([.#REF!]+[.$D9])))*(1/([.$C9]+[.AQ$34]))" table:style-name="ce319">
            <text:p>#BEZUG!</text:p>
          </table:table-cell>
          <table:table-cell office:value-type="error" office:string-value="#REF!" table:formula="of:=(([.$E9]+60*(COM.MICROSOFT.SINGLE($$SpecAttempts)+COM.MICROSOFT.SINGLE($$TapsPerSec)+COM.MICROSOFT.SINGLE($$BF))*0.005*COM.MICROSOFT.SINGLE($$AllProbArt)*COM.MICROSOFT.SINGLE($$AllProbSlash)*[.AR$33]*([.#REF!]+[.$D9])))*(1/([.$C9]+[.AR$34]))" table:style-name="ce320">
            <text:p>#BEZUG!</text:p>
          </table:table-cell>
          <table:table-cell office:value-type="error" office:string-value="#REF!" table:formula="of:=(([.$E9]+60*(COM.MICROSOFT.SINGLE($$SpecAttempts)+COM.MICROSOFT.SINGLE($$TapsPerSec)+COM.MICROSOFT.SINGLE($$BF))*0.005*COM.MICROSOFT.SINGLE($$AllProbArt)*COM.MICROSOFT.SINGLE($$AllProbSlash)*[.AS$33]*([.#REF!]+[.$D9])))*(1/([.$C9]+[.AS$34]))" table:style-name="ce321">
            <text:p>#BEZUG!</text:p>
          </table:table-cell>
          <table:table-cell office:value-type="error" office:string-value="#REF!" table:formula="of:=(([.$E9]+60*(COM.MICROSOFT.SINGLE($$SpecAttempts)+COM.MICROSOFT.SINGLE($$TapsPerSec)+COM.MICROSOFT.SINGLE($$BF))*0.005*COM.MICROSOFT.SINGLE($$AllProbArt)*COM.MICROSOFT.SINGLE($$AllProbSlash)*[.AT$33]*([.#REF!]+[.$D9])))*(1/([.$C9]+[.AT$34]))" table:style-name="ce322">
            <text:p>#BEZUG!</text:p>
          </table:table-cell>
          <table:table-cell office:value-type="error" office:string-value="#REF!" table:formula="of:=(([.$E9]+60*(COM.MICROSOFT.SINGLE($$SpecAttempts)+COM.MICROSOFT.SINGLE($$TapsPerSec)+COM.MICROSOFT.SINGLE($$BF))*0.005*COM.MICROSOFT.SINGLE($$AllProbArt)*COM.MICROSOFT.SINGLE($$AllProbSlash)*[.AU$33]*([.#REF!]+[.$D9])))*(1/([.$C9]+[.AU$34]))" table:style-name="ce323">
            <text:p>#BEZUG!</text:p>
          </table:table-cell>
          <table:table-cell office:value-type="error" office:string-value="#REF!" table:formula="of:=(([.$E9]+60*(COM.MICROSOFT.SINGLE($$SpecAttempts)+COM.MICROSOFT.SINGLE($$TapsPerSec)+COM.MICROSOFT.SINGLE($$BF))*0.005*COM.MICROSOFT.SINGLE($$AllProbArt)*COM.MICROSOFT.SINGLE($$AllProbSlash)*[.AV$33]*([.#REF!]+[.$D9])))*(1/([.$C9]+[.AV$34]))" table:style-name="ce299">
            <text:p>#BEZUG!</text:p>
          </table:table-cell>
          <table:table-cell office:value-type="error" office:string-value="#REF!" table:formula="of:=(([.$E9]+60*(COM.MICROSOFT.SINGLE($$SpecAttempts)+COM.MICROSOFT.SINGLE($$TapsPerSec)+COM.MICROSOFT.SINGLE($$BF))*0.005*COM.MICROSOFT.SINGLE($$AllProbArt)*COM.MICROSOFT.SINGLE($$AllProbSlash)*[.AW$33]*([.#REF!]+[.$D9])))*(1/([.$C9]+[.AW$34]))" table:style-name="ce300">
            <text:p>#BEZUG!</text:p>
          </table:table-cell>
          <table:table-cell office:value-type="error" office:string-value="#REF!" table:formula="of:=(([.$E9]+60*(COM.MICROSOFT.SINGLE($$SpecAttempts)+COM.MICROSOFT.SINGLE($$TapsPerSec)+COM.MICROSOFT.SINGLE($$BF))*0.005*COM.MICROSOFT.SINGLE($$AllProbArt)*COM.MICROSOFT.SINGLE($$AllProbSlash)*[.AX$33]*([.#REF!]+[.$D9])))*(1/([.$C9]+[.AX$34]))" table:style-name="ce300">
            <text:p>#BEZUG!</text:p>
          </table:table-cell>
          <table:table-cell office:value-type="error" office:string-value="#REF!" table:formula="of:=(([.$E9]+60*(COM.MICROSOFT.SINGLE($$SpecAttempts)+COM.MICROSOFT.SINGLE($$TapsPerSec)+COM.MICROSOFT.SINGLE($$BF))*0.005*COM.MICROSOFT.SINGLE($$AllProbArt)*COM.MICROSOFT.SINGLE($$AllProbSlash)*[.AY$33]*([.#REF!]+[.$D9])))*(1/([.$C9]+[.AY$34]))" table:style-name="ce300">
            <text:p>#BEZUG!</text:p>
          </table:table-cell>
          <table:table-cell office:value-type="error" office:string-value="#REF!" table:formula="of:=(([.$E9]+60*(COM.MICROSOFT.SINGLE($$SpecAttempts)+COM.MICROSOFT.SINGLE($$TapsPerSec)+COM.MICROSOFT.SINGLE($$BF))*0.005*COM.MICROSOFT.SINGLE($$AllProbArt)*COM.MICROSOFT.SINGLE($$AllProbSlash)*[.AZ$33]*([.#REF!]+[.$D9])))*(1/([.$C9]+[.AZ$34]))" table:style-name="ce301">
            <text:p>#BEZUG!</text:p>
          </table:table-cell>
          <table:table-cell table:style-name="ce302"/>
          <table:table-cell office:value-type="float" office:value="11" table:style-name="ce226">
            <text:p>11</text:p>
          </table:table-cell>
          <table:table-cell table:style-name="ce302"/>
          <table:table-cell table:number-columns-repeated="16297"/>
        </table:table-row>
        <table:table-row table:style-name="ro3">
          <table:table-cell office:value-type="float" office:value="5" table:style-name="ce205">
            <text:p>5</text:p>
          </table:table-cell>
          <table:table-cell office:value-type="float" office:value="2" table:style-name="ce206">
            <text:p>2</text:p>
          </table:table-cell>
          <table:table-cell office:value-type="float" office:value="7" table:style-name="ce207">
            <text:p>7</text:p>
          </table:table-cell>
          <table:table-cell office:value-type="float" office:value="26" table:style-name="ce208">
            <text:p>26</text:p>
          </table:table-cell>
          <table:table-cell office:value-type="float" office:value="1.38" table:style-name="ce209">
            <text:p>1,380</text:p>
          </table:table-cell>
          <table:table-cell table:style-name="ce228"/>
          <table:table-cell office:value-type="float" office:value="5" table:style-name="ce210">
            <text:p>5</text:p>
          </table:table-cell>
          <table:table-cell office:value-type="float" office:value="2" table:style-name="ce211">
            <text:p>2</text:p>
          </table:table-cell>
          <table:table-cell office:value-type="float" office:value="8" table:style-name="ce212">
            <text:p>8</text:p>
          </table:table-cell>
          <table:table-cell office:value-type="float" office:value="2.3780999999999999" table:style-name="ce213">
            <text:p>2,378</text:p>
          </table:table-cell>
          <table:table-cell table:style-name="ce5"/>
          <table:table-cell office:value-type="float" office:value="5" table:style-name="ce214">
            <text:p>5</text:p>
          </table:table-cell>
          <table:table-cell office:value-type="float" office:value="1.05" table:style-name="ce215">
            <text:p>1,05</text:p>
          </table:table-cell>
          <table:table-cell table:style-name="ce5"/>
          <table:table-cell office:value-type="float" office:value="5" table:style-name="ce216">
            <text:p>5</text:p>
          </table:table-cell>
          <table:table-cell office:value-type="float" office:value="5" table:style-name="ce217">
            <text:p>5</text:p>
          </table:table-cell>
          <table:table-cell table:style-name="ce3"/>
          <table:table-cell office:value-type="float" office:value="6" table:formula="of:=[.R8]+1" table:style-name="ce218">
            <text:p>6</text:p>
          </table:table-cell>
          <table:table-cell office:value-type="string" table:style-name="ce219">
            <text:p>9.7</text:p>
          </table:table-cell>
          <table:table-cell table:number-columns-repeated="2" table:style-name="ce3"/>
          <table:table-cell table:style-name="ce302"/>
          <table:table-cell office:value-type="string" table:style-name="ce324">
            <text:p>80-99</text:p>
          </table:table-cell>
          <table:table-cell table:style-name="ce231"/>
          <table:covered-table-cell/>
          <table:table-cell office:value-type="float" office:value="4" table:formula="of:=[.Z8]+1" table:style-name="ce223">
            <text:p>4</text:p>
          </table:table-cell>
          <table:table-cell office:value-type="float" office:value="655.9" table:formula="of:=IF([.$W$3]; [.AA46];COM.MICROSOFT.SINGLE( $$ManaPotion) * [.$E8]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15">
            <text:p>655,9</text:p>
          </table:table-cell>
          <table:table-cell office:value-type="float" office:value="975.30197496391327" table:formula="of:=IF([.$W$3]; [.AB46];COM.MICROSOFT.SINGLE( $$ManaPotion) * [.$E8]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16">
            <text:p>975,3</text:p>
          </table:table-cell>
          <table:table-cell office:value-type="float" office:value="1019.9726226052949" table:formula="of:=IF([.$W$3]; [.AC46];COM.MICROSOFT.SINGLE( $$ManaPotion) * [.$E8]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16">
            <text:p>1020,0</text:p>
          </table:table-cell>
          <table:table-cell office:value-type="float" office:value="1072.6283196207744" table:formula="of:=IF([.$W$3]; [.AD46];COM.MICROSOFT.SINGLE( $$ManaPotion) * [.$E8]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16">
            <text:p>1072,6</text:p>
          </table:table-cell>
          <table:table-cell office:value-type="float" office:value="1131.8317571230139" table:formula="of:=IF([.$W$3]; [.AE46];COM.MICROSOFT.SINGLE( $$ManaPotion) * [.$E8]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16">
            <text:p>1131,8</text:p>
          </table:table-cell>
          <table:table-cell office:value-type="float" office:value="1198.4498833297728" table:formula="of:=IF([.$W$3]; [.AF46];COM.MICROSOFT.SINGLE( $$ManaPotion) * [.$E8]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17">
            <text:p>1198,4</text:p>
          </table:table-cell>
          <table:table-cell office:value-type="float" office:value="1275.790790124606" table:formula="of:=IF([.$W$3]; [.AG46];COM.MICROSOFT.SINGLE( $$ManaPotion) * [.$E8]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16">
            <text:p>1275,8</text:p>
          </table:table-cell>
          <table:table-cell office:value-type="float" office:value="1365.1548998341523" table:formula="of:=IF([.$W$3]; [.AH46];COM.MICROSOFT.SINGLE( $$ManaPotion) * [.$E8]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16">
            <text:p>1365,2</text:p>
          </table:table-cell>
          <table:table-cell office:value-type="float" office:value="1465.6980786674358" table:formula="of:=IF([.$W$3]; [.AI46];COM.MICROSOFT.SINGLE( $$ManaPotion) * [.$E8]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08">
            <text:p>1465,7</text:p>
          </table:table-cell>
          <table:table-cell office:value-type="float" office:value="1581.1847070436734" table:formula="of:=IF([.$W$3]; [.AJ46];COM.MICROSOFT.SINGLE( $$ManaPotion) * [.$E8]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08">
            <text:p>1581,2</text:p>
          </table:table-cell>
          <table:table-cell office:value-type="float" office:value="1713.4627535323" table:formula="of:=IF([.$W$3]; [.AK46];COM.MICROSOFT.SINGLE( $$ManaPotion) * [.$E8]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09">
            <text:p>1713,5</text:p>
          </table:table-cell>
          <table:table-cell office:value-type="float" office:value="1864.6767742509298" table:formula="of:=IF([.$W$3]; [.AL46];COM.MICROSOFT.SINGLE( $$ManaPotion) * [.$E8]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08">
            <text:p>1864,7</text:p>
          </table:table-cell>
          <table:table-cell office:value-type="float" office:value="2037.1766551582261" table:formula="of:=IF([.$W$3]; [.AM46];COM.MICROSOFT.SINGLE( $$ManaPotion) * [.$E8]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08">
            <text:p>2037,2</text:p>
          </table:table-cell>
          <table:table-cell office:value-type="float" office:value="2235.9587557196955" table:formula="of:=IF([.$W$3]; [.AN46];COM.MICROSOFT.SINGLE( $$ManaPotion) * [.$E8]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18">
            <text:p>2236,0</text:p>
          </table:table-cell>
          <table:table-cell office:value-type="float" office:value="2462.0040962870139" table:formula="of:=IF([.$W$3]; [.AO46];COM.MICROSOFT.SINGLE( $$ManaPotion) * [.$E8]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18">
            <text:p>2462,0</text:p>
          </table:table-cell>
          <table:table-cell office:value-type="float" office:value="2721.039097982748" table:formula="of:=IF([.$W$3]; [.AP46];COM.MICROSOFT.SINGLE( $$ManaPotion) * [.$E8]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19">
            <text:p>2721,0</text:p>
          </table:table-cell>
          <table:table-cell office:value-type="float" office:value="3017.1931720546449" table:formula="of:=IF([.$W$3]; [.AQ46];COM.MICROSOFT.SINGLE( $$ManaPotion) * [.$E8]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23">
            <text:p>3017,2</text:p>
          </table:table-cell>
          <table:table-cell office:value-type="float" office:value="3357.5159763786937" table:formula="of:=IF([.$W$3]; [.AR46];COM.MICROSOFT.SINGLE( $$ManaPotion) * [.$E8]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23">
            <text:p>3357,5</text:p>
          </table:table-cell>
          <table:table-cell office:value-type="float" office:value="3747.4829733828487" table:formula="of:=IF([.$W$3]; [.AS46];COM.MICROSOFT.SINGLE( $$ManaPotion) * [.$E8]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25">
            <text:p>3747,5</text:p>
          </table:table-cell>
          <table:table-cell office:value-type="float" office:value="4193.3453160056888" table:formula="of:=IF([.$W$3]; [.AT46];COM.MICROSOFT.SINGLE( $$ManaPotion) * [.$E8]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27">
            <text:p>4193,3</text:p>
          </table:table-cell>
          <table:table-cell office:value-type="float" office:value="4702.0842188428524" table:formula="of:=IF([.$W$3]; [.AU46];COM.MICROSOFT.SINGLE( $$ManaPotion) * [.$E8]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31">
            <text:p>4702,1</text:p>
          </table:table-cell>
          <table:table-cell office:value-type="float" office:value="5286.2704310518511" table:formula="of:=IF([.$W$3]; [.AV46];COM.MICROSOFT.SINGLE( $$ManaPotion) * [.$E8]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30">
            <text:p>5286,3</text:p>
          </table:table-cell>
          <table:table-cell office:value-type="float" office:value="5955.3719397476834" table:formula="of:=IF([.$W$3]; [.AW46];COM.MICROSOFT.SINGLE( $$ManaPotion) * [.$E8]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33">
            <text:p>5955,4</text:p>
          </table:table-cell>
          <table:table-cell office:value-type="float" office:value="6719.9974533845088" table:formula="of:=IF([.$W$3]; [.AX46];COM.MICROSOFT.SINGLE( $$ManaPotion) * [.$E8]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52">
            <text:p>6720,0</text:p>
          </table:table-cell>
          <table:table-cell office:value-type="float" office:value="7596.847132367584" table:formula="of:=IF([.$W$3]; [.AY46];COM.MICROSOFT.SINGLE( $$ManaPotion) * [.$E8]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56">
            <text:p>7596,8</text:p>
          </table:table-cell>
          <table:table-cell office:value-type="float" office:value="8599.9290347417536" table:formula="of:=IF([.$W$3]; [.AZ46];COM.MICROSOFT.SINGLE( $$ManaPotion) * [.$E8]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60">
            <text:p>8599,9</text:p>
          </table:table-cell>
          <table:table-cell table:style-name="ce302"/>
          <table:table-cell office:value-type="float" office:value="5" table:formula="of:=[.C8]" table:style-name="ce247">
            <text:p>5</text:p>
          </table:table-cell>
          <table:table-cell table:style-name="ce248"/>
          <table:table-cell table:style-name="ce5"/>
          <table:table-cell table:style-name="ce302"/>
          <table:covered-table-cell/>
          <table:table-cell office:value-type="float" office:value="6" table:formula="of:=[.BG8]+1" table:style-name="ce223">
            <text:p>6</text:p>
          </table:table-cell>
          <table:table-cell office:value-type="error" office:string-value="#REF!" table:formula="of:=(([.$E10]+60*(COM.MICROSOFT.SINGLE($$SpecAttempts)+COM.MICROSOFT.SINGLE($$TapsPerSec)+COM.MICROSOFT.SINGLE($$BF))*0.005*COM.MICROSOFT.SINGLE($$AllProbArt)*COM.MICROSOFT.SINGLE($$AllProbSlash)*[.AB$33]*([.#REF!]+[.$D10])))*(1/([.$C10]+[.AB$34]))" table:style-name="ce285">
            <text:p>#BEZUG!</text:p>
          </table:table-cell>
          <table:table-cell office:value-type="error" office:string-value="#REF!" table:formula="of:=(([.$E10]+60*(COM.MICROSOFT.SINGLE($$SpecAttempts)+COM.MICROSOFT.SINGLE($$TapsPerSec)+COM.MICROSOFT.SINGLE($$BF))*0.005*COM.MICROSOFT.SINGLE($$AllProbArt)*COM.MICROSOFT.SINGLE($$AllProbSlash)*[.AC$33]*([.#REF!]+[.$D10])))*(1/([.$C10]+[.AC$34]))" table:style-name="ce286">
            <text:p>#BEZUG!</text:p>
          </table:table-cell>
          <table:table-cell office:value-type="error" office:string-value="#REF!" table:formula="of:=(([.$E10]+60*(COM.MICROSOFT.SINGLE($$SpecAttempts)+COM.MICROSOFT.SINGLE($$TapsPerSec)+COM.MICROSOFT.SINGLE($$BF))*0.005*COM.MICROSOFT.SINGLE($$AllProbArt)*COM.MICROSOFT.SINGLE($$AllProbSlash)*[.AD$33]*([.#REF!]+[.$D10])))*(1/([.$C10]+[.AD$34]))" table:style-name="ce288">
            <text:p>#BEZUG!</text:p>
          </table:table-cell>
          <table:table-cell office:value-type="error" office:string-value="#REF!" table:formula="of:=(([.$E10]+60*(COM.MICROSOFT.SINGLE($$SpecAttempts)+COM.MICROSOFT.SINGLE($$TapsPerSec)+COM.MICROSOFT.SINGLE($$BF))*0.005*COM.MICROSOFT.SINGLE($$AllProbArt)*COM.MICROSOFT.SINGLE($$AllProbSlash)*[.AE$33]*([.#REF!]+[.$D10])))*(1/([.$C10]+[.AE$34]))" table:style-name="ce288">
            <text:p>#BEZUG!</text:p>
          </table:table-cell>
          <table:table-cell office:value-type="error" office:string-value="#REF!" table:formula="of:=(([.$E10]+60*(COM.MICROSOFT.SINGLE($$SpecAttempts)+COM.MICROSOFT.SINGLE($$TapsPerSec)+COM.MICROSOFT.SINGLE($$BF))*0.005*COM.MICROSOFT.SINGLE($$AllProbArt)*COM.MICROSOFT.SINGLE($$AllProbSlash)*[.AF$33]*([.#REF!]+[.$D10])))*(1/([.$C10]+[.AF$34]))" table:style-name="ce306">
            <text:p>#BEZUG!</text:p>
          </table:table-cell>
          <table:table-cell office:value-type="error" office:string-value="#REF!" table:formula="of:=(([.$E10]+60*(COM.MICROSOFT.SINGLE($$SpecAttempts)+COM.MICROSOFT.SINGLE($$TapsPerSec)+COM.MICROSOFT.SINGLE($$BF))*0.005*COM.MICROSOFT.SINGLE($$AllProbArt)*COM.MICROSOFT.SINGLE($$AllProbSlash)*[.AG$33]*([.#REF!]+[.$D10])))*(1/([.$C10]+[.AG$34]))" table:style-name="ce288">
            <text:p>#BEZUG!</text:p>
          </table:table-cell>
          <table:table-cell office:value-type="error" office:string-value="#REF!" table:formula="of:=(([.$E10]+60*(COM.MICROSOFT.SINGLE($$SpecAttempts)+COM.MICROSOFT.SINGLE($$TapsPerSec)+COM.MICROSOFT.SINGLE($$BF))*0.005*COM.MICROSOFT.SINGLE($$AllProbArt)*COM.MICROSOFT.SINGLE($$AllProbSlash)*[.AH$33]*([.#REF!]+[.$D10])))*(1/([.$C10]+[.AH$34]))" table:style-name="ce288">
            <text:p>#BEZUG!</text:p>
          </table:table-cell>
          <table:table-cell office:value-type="error" office:string-value="#REF!" table:formula="of:=(([.$E10]+60*(COM.MICROSOFT.SINGLE($$SpecAttempts)+COM.MICROSOFT.SINGLE($$TapsPerSec)+COM.MICROSOFT.SINGLE($$BF))*0.005*COM.MICROSOFT.SINGLE($$AllProbArt)*COM.MICROSOFT.SINGLE($$AllProbSlash)*[.AI$33]*([.#REF!]+[.$D10])))*(1/([.$C10]+[.AI$34]))" table:style-name="ce290">
            <text:p>#BEZUG!</text:p>
          </table:table-cell>
          <table:table-cell office:value-type="error" office:string-value="#REF!" table:formula="of:=(([.$E10]+60*(COM.MICROSOFT.SINGLE($$SpecAttempts)+COM.MICROSOFT.SINGLE($$TapsPerSec)+COM.MICROSOFT.SINGLE($$BF))*0.005*COM.MICROSOFT.SINGLE($$AllProbArt)*COM.MICROSOFT.SINGLE($$AllProbSlash)*[.AJ$33]*([.#REF!]+[.$D10])))*(1/([.$C10]+[.AJ$34]))" table:style-name="ce290">
            <text:p>#BEZUG!</text:p>
          </table:table-cell>
          <table:table-cell office:value-type="error" office:string-value="#REF!" table:formula="of:=(([.$E10]+60*(COM.MICROSOFT.SINGLE($$SpecAttempts)+COM.MICROSOFT.SINGLE($$TapsPerSec)+COM.MICROSOFT.SINGLE($$BF))*0.005*COM.MICROSOFT.SINGLE($$AllProbArt)*COM.MICROSOFT.SINGLE($$AllProbSlash)*[.AK$33]*([.#REF!]+[.$D10])))*(1/([.$C10]+[.AK$34]))" table:style-name="ce289">
            <text:p>#BEZUG!</text:p>
          </table:table-cell>
          <table:table-cell office:value-type="error" office:string-value="#REF!" table:formula="of:=(([.$E10]+60*(COM.MICROSOFT.SINGLE($$SpecAttempts)+COM.MICROSOFT.SINGLE($$TapsPerSec)+COM.MICROSOFT.SINGLE($$BF))*0.005*COM.MICROSOFT.SINGLE($$AllProbArt)*COM.MICROSOFT.SINGLE($$AllProbSlash)*[.AL$33]*([.#REF!]+[.$D10])))*(1/([.$C10]+[.AL$34]))" table:style-name="ce291">
            <text:p>#BEZUG!</text:p>
          </table:table-cell>
          <table:table-cell office:value-type="error" office:string-value="#REF!" table:formula="of:=(([.$E10]+60*(COM.MICROSOFT.SINGLE($$SpecAttempts)+COM.MICROSOFT.SINGLE($$TapsPerSec)+COM.MICROSOFT.SINGLE($$BF))*0.005*COM.MICROSOFT.SINGLE($$AllProbArt)*COM.MICROSOFT.SINGLE($$AllProbSlash)*[.AM$33]*([.#REF!]+[.$D10])))*(1/([.$C10]+[.AM$34]))" table:style-name="ce291">
            <text:p>#BEZUG!</text:p>
          </table:table-cell>
          <table:table-cell office:value-type="error" office:string-value="#REF!" table:formula="of:=(([.$E10]+60*(COM.MICROSOFT.SINGLE($$SpecAttempts)+COM.MICROSOFT.SINGLE($$TapsPerSec)+COM.MICROSOFT.SINGLE($$BF))*0.005*COM.MICROSOFT.SINGLE($$AllProbArt)*COM.MICROSOFT.SINGLE($$AllProbSlash)*[.AN$33]*([.#REF!]+[.$D10])))*(1/([.$C10]+[.AN$34]))" table:style-name="ce292">
            <text:p>#BEZUG!</text:p>
          </table:table-cell>
          <table:table-cell office:value-type="error" office:string-value="#REF!" table:formula="of:=(([.$E10]+60*(COM.MICROSOFT.SINGLE($$SpecAttempts)+COM.MICROSOFT.SINGLE($$TapsPerSec)+COM.MICROSOFT.SINGLE($$BF))*0.005*COM.MICROSOFT.SINGLE($$AllProbArt)*COM.MICROSOFT.SINGLE($$AllProbSlash)*[.AO$33]*([.#REF!]+[.$D10])))*(1/([.$C10]+[.AO$34]))" table:style-name="ce292">
            <text:p>#BEZUG!</text:p>
          </table:table-cell>
          <table:table-cell office:value-type="error" office:string-value="#REF!" table:formula="of:=(([.$E10]+60*(COM.MICROSOFT.SINGLE($$SpecAttempts)+COM.MICROSOFT.SINGLE($$TapsPerSec)+COM.MICROSOFT.SINGLE($$BF))*0.005*COM.MICROSOFT.SINGLE($$AllProbArt)*COM.MICROSOFT.SINGLE($$AllProbSlash)*[.AP$33]*([.#REF!]+[.$D10])))*(1/([.$C10]+[.AP$34]))" table:style-name="ce307">
            <text:p>#BEZUG!</text:p>
          </table:table-cell>
          <table:table-cell office:value-type="error" office:string-value="#REF!" table:formula="of:=(([.$E10]+60*(COM.MICROSOFT.SINGLE($$SpecAttempts)+COM.MICROSOFT.SINGLE($$TapsPerSec)+COM.MICROSOFT.SINGLE($$BF))*0.005*COM.MICROSOFT.SINGLE($$AllProbArt)*COM.MICROSOFT.SINGLE($$AllProbSlash)*[.AQ$33]*([.#REF!]+[.$D10])))*(1/([.$C10]+[.AQ$34]))" table:style-name="ce295">
            <text:p>#BEZUG!</text:p>
          </table:table-cell>
          <table:table-cell office:value-type="error" office:string-value="#REF!" table:formula="of:=(([.$E10]+60*(COM.MICROSOFT.SINGLE($$SpecAttempts)+COM.MICROSOFT.SINGLE($$TapsPerSec)+COM.MICROSOFT.SINGLE($$BF))*0.005*COM.MICROSOFT.SINGLE($$AllProbArt)*COM.MICROSOFT.SINGLE($$AllProbSlash)*[.AR$33]*([.#REF!]+[.$D10])))*(1/([.$C10]+[.AR$34]))" table:style-name="ce296">
            <text:p>#BEZUG!</text:p>
          </table:table-cell>
          <table:table-cell office:value-type="error" office:string-value="#REF!" table:formula="of:=(([.$E10]+60*(COM.MICROSOFT.SINGLE($$SpecAttempts)+COM.MICROSOFT.SINGLE($$TapsPerSec)+COM.MICROSOFT.SINGLE($$BF))*0.005*COM.MICROSOFT.SINGLE($$AllProbArt)*COM.MICROSOFT.SINGLE($$AllProbSlash)*[.AS$33]*([.#REF!]+[.$D10])))*(1/([.$C10]+[.AS$34]))" table:style-name="ce326">
            <text:p>#BEZUG!</text:p>
          </table:table-cell>
          <table:table-cell office:value-type="error" office:string-value="#REF!" table:formula="of:=(([.$E10]+60*(COM.MICROSOFT.SINGLE($$SpecAttempts)+COM.MICROSOFT.SINGLE($$TapsPerSec)+COM.MICROSOFT.SINGLE($$BF))*0.005*COM.MICROSOFT.SINGLE($$AllProbArt)*COM.MICROSOFT.SINGLE($$AllProbSlash)*[.AT$33]*([.#REF!]+[.$D10])))*(1/([.$C10]+[.AT$34]))" table:style-name="ce297">
            <text:p>#BEZUG!</text:p>
          </table:table-cell>
          <table:table-cell office:value-type="error" office:string-value="#REF!" table:formula="of:=(([.$E10]+60*(COM.MICROSOFT.SINGLE($$SpecAttempts)+COM.MICROSOFT.SINGLE($$TapsPerSec)+COM.MICROSOFT.SINGLE($$BF))*0.005*COM.MICROSOFT.SINGLE($$AllProbArt)*COM.MICROSOFT.SINGLE($$AllProbSlash)*[.AU$33]*([.#REF!]+[.$D10])))*(1/([.$C10]+[.AU$34]))" table:style-name="ce298">
            <text:p>#BEZUG!</text:p>
          </table:table-cell>
          <table:table-cell office:value-type="error" office:string-value="#REF!" table:formula="of:=(([.$E10]+60*(COM.MICROSOFT.SINGLE($$SpecAttempts)+COM.MICROSOFT.SINGLE($$TapsPerSec)+COM.MICROSOFT.SINGLE($$BF))*0.005*COM.MICROSOFT.SINGLE($$AllProbArt)*COM.MICROSOFT.SINGLE($$AllProbSlash)*[.AV$33]*([.#REF!]+[.$D10])))*(1/([.$C10]+[.AV$34]))" table:style-name="ce263">
            <text:p>#BEZUG!</text:p>
          </table:table-cell>
          <table:table-cell office:value-type="error" office:string-value="#REF!" table:formula="of:=(([.$E10]+60*(COM.MICROSOFT.SINGLE($$SpecAttempts)+COM.MICROSOFT.SINGLE($$TapsPerSec)+COM.MICROSOFT.SINGLE($$BF))*0.005*COM.MICROSOFT.SINGLE($$AllProbArt)*COM.MICROSOFT.SINGLE($$AllProbSlash)*[.AW$33]*([.#REF!]+[.$D10])))*(1/([.$C10]+[.AW$34]))" table:style-name="ce265">
            <text:p>#BEZUG!</text:p>
          </table:table-cell>
          <table:table-cell office:value-type="error" office:string-value="#REF!" table:formula="of:=(([.$E10]+60*(COM.MICROSOFT.SINGLE($$SpecAttempts)+COM.MICROSOFT.SINGLE($$TapsPerSec)+COM.MICROSOFT.SINGLE($$BF))*0.005*COM.MICROSOFT.SINGLE($$AllProbArt)*COM.MICROSOFT.SINGLE($$AllProbSlash)*[.AX$33]*([.#REF!]+[.$D10])))*(1/([.$C10]+[.AX$34]))" table:style-name="ce265">
            <text:p>#BEZUG!</text:p>
          </table:table-cell>
          <table:table-cell office:value-type="error" office:string-value="#REF!" table:formula="of:=(([.$E10]+60*(COM.MICROSOFT.SINGLE($$SpecAttempts)+COM.MICROSOFT.SINGLE($$TapsPerSec)+COM.MICROSOFT.SINGLE($$BF))*0.005*COM.MICROSOFT.SINGLE($$AllProbArt)*COM.MICROSOFT.SINGLE($$AllProbSlash)*[.AY$33]*([.#REF!]+[.$D10])))*(1/([.$C10]+[.AY$34]))" table:style-name="ce265">
            <text:p>#BEZUG!</text:p>
          </table:table-cell>
          <table:table-cell office:value-type="error" office:string-value="#REF!" table:formula="of:=(([.$E10]+60*(COM.MICROSOFT.SINGLE($$SpecAttempts)+COM.MICROSOFT.SINGLE($$TapsPerSec)+COM.MICROSOFT.SINGLE($$BF))*0.005*COM.MICROSOFT.SINGLE($$AllProbArt)*COM.MICROSOFT.SINGLE($$AllProbSlash)*[.AZ$33]*([.#REF!]+[.$D10])))*(1/([.$C10]+[.AZ$34]))" table:style-name="ce266">
            <text:p>#BEZUG!</text:p>
          </table:table-cell>
          <table:table-cell table:style-name="ce302"/>
          <table:table-cell office:value-type="float" office:value="14" table:style-name="ce226">
            <text:p>14</text:p>
          </table:table-cell>
          <table:table-cell table:style-name="ce302"/>
          <table:table-cell table:number-columns-repeated="16297"/>
        </table:table-row>
        <table:table-row table:style-name="ro3">
          <table:table-cell office:value-type="float" office:value="6" table:style-name="ce205">
            <text:p>6</text:p>
          </table:table-cell>
          <table:table-cell office:value-type="float" office:value="2" table:style-name="ce206">
            <text:p>2</text:p>
          </table:table-cell>
          <table:table-cell office:value-type="float" office:value="9" table:style-name="ce207">
            <text:p>9</text:p>
          </table:table-cell>
          <table:table-cell office:value-type="float" office:value="35" table:style-name="ce208">
            <text:p>35</text:p>
          </table:table-cell>
          <table:table-cell office:value-type="float" office:value="1.45" table:style-name="ce209">
            <text:p>1,450</text:p>
          </table:table-cell>
          <table:table-cell table:style-name="ce228"/>
          <table:table-cell office:value-type="float" office:value="6" table:style-name="ce210">
            <text:p>6</text:p>
          </table:table-cell>
          <table:table-cell office:value-type="float" office:value="2" table:style-name="ce211">
            <text:p>2</text:p>
          </table:table-cell>
          <table:table-cell office:value-type="float" office:value="10" table:style-name="ce212">
            <text:p>10</text:p>
          </table:table-cell>
          <table:table-cell office:value-type="float" office:value="2.7170999999999998" table:style-name="ce213">
            <text:p>2,717</text:p>
          </table:table-cell>
          <table:table-cell table:style-name="ce5"/>
          <table:table-cell office:value-type="float" office:value="6" table:style-name="ce214">
            <text:p>6</text:p>
          </table:table-cell>
          <table:table-cell office:value-type="float" office:value="1.06" table:style-name="ce215">
            <text:p>1,06</text:p>
          </table:table-cell>
          <table:table-cell table:style-name="ce5"/>
          <table:table-cell office:value-type="float" office:value="6" table:style-name="ce216">
            <text:p>6</text:p>
          </table:table-cell>
          <table:table-cell office:value-type="float" office:value="6" table:style-name="ce217">
            <text:p>6</text:p>
          </table:table-cell>
          <table:table-cell table:style-name="ce3"/>
          <table:table-cell office:value-type="float" office:value="7" table:formula="of:=[.R9]+1" table:style-name="ce218">
            <text:p>7</text:p>
          </table:table-cell>
          <table:table-cell office:value-type="string" table:style-name="ce219">
            <text:p>12.3</text:p>
          </table:table-cell>
          <table:table-cell table:number-columns-repeated="2" table:style-name="ce3"/>
          <table:table-cell table:style-name="ce302"/>
          <table:table-cell office:value-type="string" table:style-name="ce327">
            <text:p>100-119</text:p>
          </table:table-cell>
          <table:table-cell table:style-name="ce231"/>
          <table:covered-table-cell/>
          <table:table-cell office:value-type="float" office:value="5" table:formula="of:=[.Z9]+1" table:style-name="ce223">
            <text:p>5</text:p>
          </table:table-cell>
          <table:table-cell office:value-type="float" office:value="690.9480916030534" table:formula="of:=IF([.$W$3]; [.AA47];COM.MICROSOFT.SINGLE( $$ManaPotion) * [.$E9]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45">
            <text:p>690,9</text:p>
          </table:table-cell>
          <table:table-cell office:value-type="float" office:value="1027.4173476719086" table:formula="of:=IF([.$W$3]; [.AB47];COM.MICROSOFT.SINGLE( $$ManaPotion) * [.$E9]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46">
            <text:p>1027,4</text:p>
          </table:table-cell>
          <table:table-cell office:value-type="float" office:value="1074.4749764849671" table:formula="of:=IF([.$W$3]; [.AC47];COM.MICROSOFT.SINGLE( $$ManaPotion) * [.$E9]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46">
            <text:p>1074,5</text:p>
          </table:table-cell>
          <table:table-cell office:value-type="float" office:value="1129.9443366997468" table:formula="of:=IF([.$W$3]; [.AD47];COM.MICROSOFT.SINGLE( $$ManaPotion) * [.$E9]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46">
            <text:p>1129,9</text:p>
          </table:table-cell>
          <table:table-cell office:value-type="float" office:value="1192.3113166639382" table:formula="of:=IF([.$W$3]; [.AE47];COM.MICROSOFT.SINGLE( $$ManaPotion) * [.$E9]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46">
            <text:p>1192,3</text:p>
          </table:table-cell>
          <table:table-cell office:value-type="float" office:value="1262.489190072585" table:formula="of:=IF([.$W$3]; [.AF47];COM.MICROSOFT.SINGLE( $$ManaPotion) * [.$E9]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47">
            <text:p>1262,5</text:p>
          </table:table-cell>
          <table:table-cell office:value-type="float" office:value="1343.9628170778292" table:formula="of:=IF([.$W$3]; [.AG47];COM.MICROSOFT.SINGLE( $$ManaPotion) * [.$E9]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46">
            <text:p>1344,0</text:p>
          </table:table-cell>
          <table:table-cell office:value-type="float" office:value="1438.1021082222367" table:formula="of:=IF([.$W$3]; [.AH47];COM.MICROSOFT.SINGLE( $$ManaPotion) * [.$E9]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40">
            <text:p>1438,1</text:p>
          </table:table-cell>
          <table:table-cell office:value-type="float" office:value="1544.0178233290544" table:formula="of:=IF([.$W$3]; [.AI47];COM.MICROSOFT.SINGLE( $$ManaPotion) * [.$E9]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40">
            <text:p>1544,0</text:p>
          </table:table-cell>
          <table:table-cell office:value-type="float" office:value="1665.675492916236" table:formula="of:=IF([.$W$3]; [.AJ47];COM.MICROSOFT.SINGLE( $$ManaPotion) * [.$E9]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40">
            <text:p>1665,7</text:p>
          </table:table-cell>
          <table:table-cell office:value-type="float" office:value="1805.0218319653236" table:formula="of:=IF([.$W$3]; [.AK47];COM.MICROSOFT.SINGLE( $$ManaPotion) * [.$E9]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41">
            <text:p>1805,0</text:p>
          </table:table-cell>
          <table:table-cell office:value-type="float" office:value="1964.3159911956359" table:formula="of:=IF([.$W$3]; [.AL47];COM.MICROSOFT.SINGLE( $$ManaPotion) * [.$E9]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40">
            <text:p>1964,3</text:p>
          </table:table-cell>
          <table:table-cell office:value-type="float" office:value="2146.0334229911082" table:formula="of:=IF([.$W$3]; [.AM47];COM.MICROSOFT.SINGLE( $$ManaPotion) * [.$E9]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40">
            <text:p>2146,0</text:p>
          </table:table-cell>
          <table:table-cell office:value-type="float" office:value="2355.437467857389" table:formula="of:=IF([.$W$3]; [.AN47];COM.MICROSOFT.SINGLE( $$ManaPotion) * [.$E9]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34">
            <text:p>2355,4</text:p>
          </table:table-cell>
          <table:table-cell office:value-type="float" office:value="2593.5615670809761" table:formula="of:=IF([.$W$3]; [.AO47];COM.MICROSOFT.SINGLE( $$ManaPotion) * [.$E9]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34">
            <text:p>2593,6</text:p>
          </table:table-cell>
          <table:table-cell office:value-type="float" office:value="2866.438133752818" table:formula="of:=IF([.$W$3]; [.AP47];COM.MICROSOFT.SINGLE( $$ManaPotion) * [.$E9]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35">
            <text:p>2866,4</text:p>
          </table:table-cell>
          <table:table-cell office:value-type="float" office:value="3178.4172346835189" table:formula="of:=IF([.$W$3]; [.AQ47];COM.MICROSOFT.SINGLE( $$ManaPotion) * [.$E9]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36">
            <text:p>3178,4</text:p>
          </table:table-cell>
          <table:table-cell office:value-type="float" office:value="3536.925227024883" table:formula="of:=IF([.$W$3]; [.AR47];COM.MICROSOFT.SINGLE( $$ManaPotion) * [.$E9]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38">
            <text:p>3536,9</text:p>
          </table:table-cell>
          <table:table-cell office:value-type="float" office:value="3947.7301551666646" table:formula="of:=IF([.$W$3]; [.AS47];COM.MICROSOFT.SINGLE( $$ManaPotion) * [.$E9]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38">
            <text:p>3947,7</text:p>
          </table:table-cell>
          <table:table-cell office:value-type="float" office:value="4417.4172031204962" table:formula="of:=IF([.$W$3]; [.AT47];COM.MICROSOFT.SINGLE( $$ManaPotion) * [.$E9]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39">
            <text:p>4417,4</text:p>
          </table:table-cell>
          <table:table-cell office:value-type="float" office:value="4953.3406274833096" table:formula="of:=IF([.$W$3]; [.AU47];COM.MICROSOFT.SINGLE( $$ManaPotion) * [.$E9]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48">
            <text:p>4953,3</text:p>
          </table:table-cell>
          <table:table-cell office:value-type="float" office:value="5568.742896833247" table:formula="of:=IF([.$W$3]; [.AV47];COM.MICROSOFT.SINGLE( $$ManaPotion) * [.$E9]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49">
            <text:p>5568,7</text:p>
          </table:table-cell>
          <table:table-cell office:value-type="float" office:value="6273.5979212609172" table:formula="of:=IF([.$W$3]; [.AW47];COM.MICROSOFT.SINGLE( $$ManaPotion) * [.$E9]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50">
            <text:p>6273,6</text:p>
          </table:table-cell>
          <table:table-cell office:value-type="float" office:value="7079.0812867714667" table:formula="of:=IF([.$W$3]; [.AX47];COM.MICROSOFT.SINGLE( $$ManaPotion) * [.$E9]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53">
            <text:p>7079,1</text:p>
          </table:table-cell>
          <table:table-cell office:value-type="float" office:value="8002.7855287536368" table:formula="of:=IF([.$W$3]; [.AY47];COM.MICROSOFT.SINGLE( $$ManaPotion) * [.$E9]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57">
            <text:p>8002,8</text:p>
          </table:table-cell>
          <table:table-cell office:value-type="float" office:value="9059.4672274378772" table:formula="of:=IF([.$W$3]; [.AZ47];COM.MICROSOFT.SINGLE( $$ManaPotion) * [.$E9]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61">
            <text:p>9059,5</text:p>
          </table:table-cell>
          <table:table-cell table:style-name="ce302"/>
          <table:table-cell office:value-type="float" office:value="7" table:formula="of:=[.C9]" table:style-name="ce247">
            <text:p>7</text:p>
          </table:table-cell>
          <table:table-cell table:style-name="ce248"/>
          <table:table-cell table:style-name="ce5"/>
          <table:table-cell table:style-name="ce302"/>
          <table:covered-table-cell/>
          <table:table-cell office:value-type="float" office:value="7" table:formula="of:=[.BG9]+1" table:style-name="ce223">
            <text:p>7</text:p>
          </table:table-cell>
          <table:table-cell office:value-type="error" office:string-value="#REF!" table:formula="of:=(([.$E11]+60*(COM.MICROSOFT.SINGLE($$SpecAttempts)+COM.MICROSOFT.SINGLE($$TapsPerSec)+COM.MICROSOFT.SINGLE($$BF))*0.005*COM.MICROSOFT.SINGLE($$AllProbArt)*COM.MICROSOFT.SINGLE($$AllProbSlash)*[.AB$33]*([.#REF!]+[.$D11])))*(1/([.$C11]+[.AB$34]))" table:style-name="ce344">
            <text:p>#BEZUG!</text:p>
          </table:table-cell>
          <table:table-cell office:value-type="error" office:string-value="#REF!" table:formula="of:=(([.$E11]+60*(COM.MICROSOFT.SINGLE($$SpecAttempts)+COM.MICROSOFT.SINGLE($$TapsPerSec)+COM.MICROSOFT.SINGLE($$BF))*0.005*COM.MICROSOFT.SINGLE($$AllProbArt)*COM.MICROSOFT.SINGLE($$AllProbSlash)*[.AC$33]*([.#REF!]+[.$D11])))*(1/([.$C11]+[.AC$34]))" table:style-name="ce288">
            <text:p>#BEZUG!</text:p>
          </table:table-cell>
          <table:table-cell office:value-type="error" office:string-value="#REF!" table:formula="of:=(([.$E11]+60*(COM.MICROSOFT.SINGLE($$SpecAttempts)+COM.MICROSOFT.SINGLE($$TapsPerSec)+COM.MICROSOFT.SINGLE($$BF))*0.005*COM.MICROSOFT.SINGLE($$AllProbArt)*COM.MICROSOFT.SINGLE($$AllProbSlash)*[.AD$33]*([.#REF!]+[.$D11])))*(1/([.$C11]+[.AD$34]))" table:style-name="ce288">
            <text:p>#BEZUG!</text:p>
          </table:table-cell>
          <table:table-cell office:value-type="error" office:string-value="#REF!" table:formula="of:=(([.$E11]+60*(COM.MICROSOFT.SINGLE($$SpecAttempts)+COM.MICROSOFT.SINGLE($$TapsPerSec)+COM.MICROSOFT.SINGLE($$BF))*0.005*COM.MICROSOFT.SINGLE($$AllProbArt)*COM.MICROSOFT.SINGLE($$AllProbSlash)*[.AE$33]*([.#REF!]+[.$D11])))*(1/([.$C11]+[.AE$34]))" table:style-name="ce288">
            <text:p>#BEZUG!</text:p>
          </table:table-cell>
          <table:table-cell office:value-type="error" office:string-value="#REF!" table:formula="of:=(([.$E11]+60*(COM.MICROSOFT.SINGLE($$SpecAttempts)+COM.MICROSOFT.SINGLE($$TapsPerSec)+COM.MICROSOFT.SINGLE($$BF))*0.005*COM.MICROSOFT.SINGLE($$AllProbArt)*COM.MICROSOFT.SINGLE($$AllProbSlash)*[.AF$33]*([.#REF!]+[.$D11])))*(1/([.$C11]+[.AF$34]))" table:style-name="ce306">
            <text:p>#BEZUG!</text:p>
          </table:table-cell>
          <table:table-cell office:value-type="error" office:string-value="#REF!" table:formula="of:=(([.$E11]+60*(COM.MICROSOFT.SINGLE($$SpecAttempts)+COM.MICROSOFT.SINGLE($$TapsPerSec)+COM.MICROSOFT.SINGLE($$BF))*0.005*COM.MICROSOFT.SINGLE($$AllProbArt)*COM.MICROSOFT.SINGLE($$AllProbSlash)*[.AG$33]*([.#REF!]+[.$D11])))*(1/([.$C11]+[.AG$34]))" table:style-name="ce288">
            <text:p>#BEZUG!</text:p>
          </table:table-cell>
          <table:table-cell office:value-type="error" office:string-value="#REF!" table:formula="of:=(([.$E11]+60*(COM.MICROSOFT.SINGLE($$SpecAttempts)+COM.MICROSOFT.SINGLE($$TapsPerSec)+COM.MICROSOFT.SINGLE($$BF))*0.005*COM.MICROSOFT.SINGLE($$AllProbArt)*COM.MICROSOFT.SINGLE($$AllProbSlash)*[.AH$33]*([.#REF!]+[.$D11])))*(1/([.$C11]+[.AH$34]))" table:style-name="ce290">
            <text:p>#BEZUG!</text:p>
          </table:table-cell>
          <table:table-cell office:value-type="error" office:string-value="#REF!" table:formula="of:=(([.$E11]+60*(COM.MICROSOFT.SINGLE($$SpecAttempts)+COM.MICROSOFT.SINGLE($$TapsPerSec)+COM.MICROSOFT.SINGLE($$BF))*0.005*COM.MICROSOFT.SINGLE($$AllProbArt)*COM.MICROSOFT.SINGLE($$AllProbSlash)*[.AI$33]*([.#REF!]+[.$D11])))*(1/([.$C11]+[.AI$34]))" table:style-name="ce290">
            <text:p>#BEZUG!</text:p>
          </table:table-cell>
          <table:table-cell office:value-type="error" office:string-value="#REF!" table:formula="of:=(([.$E11]+60*(COM.MICROSOFT.SINGLE($$SpecAttempts)+COM.MICROSOFT.SINGLE($$TapsPerSec)+COM.MICROSOFT.SINGLE($$BF))*0.005*COM.MICROSOFT.SINGLE($$AllProbArt)*COM.MICROSOFT.SINGLE($$AllProbSlash)*[.AJ$33]*([.#REF!]+[.$D11])))*(1/([.$C11]+[.AJ$34]))" table:style-name="ce290">
            <text:p>#BEZUG!</text:p>
          </table:table-cell>
          <table:table-cell office:value-type="error" office:string-value="#REF!" table:formula="of:=(([.$E11]+60*(COM.MICROSOFT.SINGLE($$SpecAttempts)+COM.MICROSOFT.SINGLE($$TapsPerSec)+COM.MICROSOFT.SINGLE($$BF))*0.005*COM.MICROSOFT.SINGLE($$AllProbArt)*COM.MICROSOFT.SINGLE($$AllProbSlash)*[.AK$33]*([.#REF!]+[.$D11])))*(1/([.$C11]+[.AK$34]))" table:style-name="ce289">
            <text:p>#BEZUG!</text:p>
          </table:table-cell>
          <table:table-cell office:value-type="error" office:string-value="#REF!" table:formula="of:=(([.$E11]+60*(COM.MICROSOFT.SINGLE($$SpecAttempts)+COM.MICROSOFT.SINGLE($$TapsPerSec)+COM.MICROSOFT.SINGLE($$BF))*0.005*COM.MICROSOFT.SINGLE($$AllProbArt)*COM.MICROSOFT.SINGLE($$AllProbSlash)*[.AL$33]*([.#REF!]+[.$D11])))*(1/([.$C11]+[.AL$34]))" table:style-name="ce291">
            <text:p>#BEZUG!</text:p>
          </table:table-cell>
          <table:table-cell office:value-type="error" office:string-value="#REF!" table:formula="of:=(([.$E11]+60*(COM.MICROSOFT.SINGLE($$SpecAttempts)+COM.MICROSOFT.SINGLE($$TapsPerSec)+COM.MICROSOFT.SINGLE($$BF))*0.005*COM.MICROSOFT.SINGLE($$AllProbArt)*COM.MICROSOFT.SINGLE($$AllProbSlash)*[.AM$33]*([.#REF!]+[.$D11])))*(1/([.$C11]+[.AM$34]))" table:style-name="ce291">
            <text:p>#BEZUG!</text:p>
          </table:table-cell>
          <table:table-cell office:value-type="error" office:string-value="#REF!" table:formula="of:=(([.$E11]+60*(COM.MICROSOFT.SINGLE($$SpecAttempts)+COM.MICROSOFT.SINGLE($$TapsPerSec)+COM.MICROSOFT.SINGLE($$BF))*0.005*COM.MICROSOFT.SINGLE($$AllProbArt)*COM.MICROSOFT.SINGLE($$AllProbSlash)*[.AN$33]*([.#REF!]+[.$D11])))*(1/([.$C11]+[.AN$34]))" table:style-name="ce292">
            <text:p>#BEZUG!</text:p>
          </table:table-cell>
          <table:table-cell office:value-type="error" office:string-value="#REF!" table:formula="of:=(([.$E11]+60*(COM.MICROSOFT.SINGLE($$SpecAttempts)+COM.MICROSOFT.SINGLE($$TapsPerSec)+COM.MICROSOFT.SINGLE($$BF))*0.005*COM.MICROSOFT.SINGLE($$AllProbArt)*COM.MICROSOFT.SINGLE($$AllProbSlash)*[.AO$33]*([.#REF!]+[.$D11])))*(1/([.$C11]+[.AO$34]))" table:style-name="ce292">
            <text:p>#BEZUG!</text:p>
          </table:table-cell>
          <table:table-cell office:value-type="error" office:string-value="#REF!" table:formula="of:=(([.$E11]+60*(COM.MICROSOFT.SINGLE($$SpecAttempts)+COM.MICROSOFT.SINGLE($$TapsPerSec)+COM.MICROSOFT.SINGLE($$BF))*0.005*COM.MICROSOFT.SINGLE($$AllProbArt)*COM.MICROSOFT.SINGLE($$AllProbSlash)*[.AP$33]*([.#REF!]+[.$D11])))*(1/([.$C11]+[.AP$34]))" table:style-name="ce307">
            <text:p>#BEZUG!</text:p>
          </table:table-cell>
          <table:table-cell office:value-type="error" office:string-value="#REF!" table:formula="of:=(([.$E11]+60*(COM.MICROSOFT.SINGLE($$SpecAttempts)+COM.MICROSOFT.SINGLE($$TapsPerSec)+COM.MICROSOFT.SINGLE($$BF))*0.005*COM.MICROSOFT.SINGLE($$AllProbArt)*COM.MICROSOFT.SINGLE($$AllProbSlash)*[.AQ$33]*([.#REF!]+[.$D11])))*(1/([.$C11]+[.AQ$34]))" table:style-name="ce295">
            <text:p>#BEZUG!</text:p>
          </table:table-cell>
          <table:table-cell office:value-type="error" office:string-value="#REF!" table:formula="of:=(([.$E11]+60*(COM.MICROSOFT.SINGLE($$SpecAttempts)+COM.MICROSOFT.SINGLE($$TapsPerSec)+COM.MICROSOFT.SINGLE($$BF))*0.005*COM.MICROSOFT.SINGLE($$AllProbArt)*COM.MICROSOFT.SINGLE($$AllProbSlash)*[.AR$33]*([.#REF!]+[.$D11])))*(1/([.$C11]+[.AR$34]))" table:style-name="ce296">
            <text:p>#BEZUG!</text:p>
          </table:table-cell>
          <table:table-cell office:value-type="error" office:string-value="#REF!" table:formula="of:=(([.$E11]+60*(COM.MICROSOFT.SINGLE($$SpecAttempts)+COM.MICROSOFT.SINGLE($$TapsPerSec)+COM.MICROSOFT.SINGLE($$BF))*0.005*COM.MICROSOFT.SINGLE($$AllProbArt)*COM.MICROSOFT.SINGLE($$AllProbSlash)*[.AS$33]*([.#REF!]+[.$D11])))*(1/([.$C11]+[.AS$34]))" table:style-name="ce326">
            <text:p>#BEZUG!</text:p>
          </table:table-cell>
          <table:table-cell office:value-type="error" office:string-value="#REF!" table:formula="of:=(([.$E11]+60*(COM.MICROSOFT.SINGLE($$SpecAttempts)+COM.MICROSOFT.SINGLE($$TapsPerSec)+COM.MICROSOFT.SINGLE($$BF))*0.005*COM.MICROSOFT.SINGLE($$AllProbArt)*COM.MICROSOFT.SINGLE($$AllProbSlash)*[.AT$33]*([.#REF!]+[.$D11])))*(1/([.$C11]+[.AT$34]))" table:style-name="ce297">
            <text:p>#BEZUG!</text:p>
          </table:table-cell>
          <table:table-cell office:value-type="error" office:string-value="#REF!" table:formula="of:=(([.$E11]+60*(COM.MICROSOFT.SINGLE($$SpecAttempts)+COM.MICROSOFT.SINGLE($$TapsPerSec)+COM.MICROSOFT.SINGLE($$BF))*0.005*COM.MICROSOFT.SINGLE($$AllProbArt)*COM.MICROSOFT.SINGLE($$AllProbSlash)*[.AU$33]*([.#REF!]+[.$D11])))*(1/([.$C11]+[.AU$34]))" table:style-name="ce345">
            <text:p>#BEZUG!</text:p>
          </table:table-cell>
          <table:table-cell office:value-type="error" office:string-value="#REF!" table:formula="of:=(([.$E11]+60*(COM.MICROSOFT.SINGLE($$SpecAttempts)+COM.MICROSOFT.SINGLE($$TapsPerSec)+COM.MICROSOFT.SINGLE($$BF))*0.005*COM.MICROSOFT.SINGLE($$AllProbArt)*COM.MICROSOFT.SINGLE($$AllProbSlash)*[.AV$33]*([.#REF!]+[.$D11])))*(1/([.$C11]+[.AV$34]))" table:style-name="ce299">
            <text:p>#BEZUG!</text:p>
          </table:table-cell>
          <table:table-cell office:value-type="error" office:string-value="#REF!" table:formula="of:=(([.$E11]+60*(COM.MICROSOFT.SINGLE($$SpecAttempts)+COM.MICROSOFT.SINGLE($$TapsPerSec)+COM.MICROSOFT.SINGLE($$BF))*0.005*COM.MICROSOFT.SINGLE($$AllProbArt)*COM.MICROSOFT.SINGLE($$AllProbSlash)*[.AW$33]*([.#REF!]+[.$D11])))*(1/([.$C11]+[.AW$34]))" table:style-name="ce300">
            <text:p>#BEZUG!</text:p>
          </table:table-cell>
          <table:table-cell office:value-type="error" office:string-value="#REF!" table:formula="of:=(([.$E11]+60*(COM.MICROSOFT.SINGLE($$SpecAttempts)+COM.MICROSOFT.SINGLE($$TapsPerSec)+COM.MICROSOFT.SINGLE($$BF))*0.005*COM.MICROSOFT.SINGLE($$AllProbArt)*COM.MICROSOFT.SINGLE($$AllProbSlash)*[.AX$33]*([.#REF!]+[.$D11])))*(1/([.$C11]+[.AX$34]))" table:style-name="ce300">
            <text:p>#BEZUG!</text:p>
          </table:table-cell>
          <table:table-cell office:value-type="error" office:string-value="#REF!" table:formula="of:=(([.$E11]+60*(COM.MICROSOFT.SINGLE($$SpecAttempts)+COM.MICROSOFT.SINGLE($$TapsPerSec)+COM.MICROSOFT.SINGLE($$BF))*0.005*COM.MICROSOFT.SINGLE($$AllProbArt)*COM.MICROSOFT.SINGLE($$AllProbSlash)*[.AY$33]*([.#REF!]+[.$D11])))*(1/([.$C11]+[.AY$34]))" table:style-name="ce300">
            <text:p>#BEZUG!</text:p>
          </table:table-cell>
          <table:table-cell office:value-type="error" office:string-value="#REF!" table:formula="of:=(([.$E11]+60*(COM.MICROSOFT.SINGLE($$SpecAttempts)+COM.MICROSOFT.SINGLE($$TapsPerSec)+COM.MICROSOFT.SINGLE($$BF))*0.005*COM.MICROSOFT.SINGLE($$AllProbArt)*COM.MICROSOFT.SINGLE($$AllProbSlash)*[.AZ$33]*([.#REF!]+[.$D11])))*(1/([.$C11]+[.AZ$34]))" table:style-name="ce301">
            <text:p>#BEZUG!</text:p>
          </table:table-cell>
          <table:table-cell table:style-name="ce302"/>
          <table:table-cell office:value-type="float" office:value="18" table:style-name="ce226">
            <text:p>18</text:p>
          </table:table-cell>
          <table:table-cell table:style-name="ce302"/>
          <table:table-cell table:number-columns-repeated="16297"/>
        </table:table-row>
        <table:table-row table:style-name="ro3">
          <table:table-cell office:value-type="float" office:value="7" table:style-name="ce205">
            <text:p>7</text:p>
          </table:table-cell>
          <table:table-cell office:value-type="float" office:value="2" table:style-name="ce206">
            <text:p>2</text:p>
          </table:table-cell>
          <table:table-cell office:value-type="float" office:value="11" table:style-name="ce207">
            <text:p>11</text:p>
          </table:table-cell>
          <table:table-cell office:value-type="float" office:value="46" table:style-name="ce208">
            <text:p>46</text:p>
          </table:table-cell>
          <table:table-cell office:value-type="float" office:value="1.52" table:style-name="ce209">
            <text:p>1,520</text:p>
          </table:table-cell>
          <table:table-cell table:style-name="ce228"/>
          <table:table-cell office:value-type="float" office:value="7" table:style-name="ce210">
            <text:p>7</text:p>
          </table:table-cell>
          <table:table-cell office:value-type="float" office:value="3" table:style-name="ce211">
            <text:p>3</text:p>
          </table:table-cell>
          <table:table-cell office:value-type="float" office:value="13" table:style-name="ce212">
            <text:p>13</text:p>
          </table:table-cell>
          <table:table-cell office:value-type="float" office:value="3.1088" table:style-name="ce213">
            <text:p>3,109</text:p>
          </table:table-cell>
          <table:table-cell table:style-name="ce5"/>
          <table:table-cell office:value-type="float" office:value="7" table:style-name="ce214">
            <text:p>7</text:p>
          </table:table-cell>
          <table:table-cell office:value-type="float" office:value="1.07" table:style-name="ce215">
            <text:p>1,07</text:p>
          </table:table-cell>
          <table:table-cell table:style-name="ce5"/>
          <table:table-cell office:value-type="float" office:value="7" table:style-name="ce216">
            <text:p>7</text:p>
          </table:table-cell>
          <table:table-cell office:value-type="float" office:value="8" table:style-name="ce217">
            <text:p>8</text:p>
          </table:table-cell>
          <table:table-cell table:style-name="ce3"/>
          <table:table-cell office:value-type="float" office:value="8" table:formula="of:=[.R10]+1" table:style-name="ce218">
            <text:p>8</text:p>
          </table:table-cell>
          <table:table-cell office:value-type="string" table:style-name="ce219">
            <text:p>15.1</text:p>
          </table:table-cell>
          <table:table-cell table:number-columns-repeated="2" table:style-name="ce3"/>
          <table:table-cell table:style-name="ce302"/>
          <table:table-cell office:value-type="string" table:style-name="ce346">
            <text:p>120-139</text:p>
          </table:table-cell>
          <table:table-cell table:style-name="ce231"/>
          <table:covered-table-cell/>
          <table:table-cell office:value-type="float" office:value="6" table:formula="of:=[.Z10]+1" table:style-name="ce223">
            <text:p>6</text:p>
          </table:table-cell>
          <table:table-cell office:value-type="float" office:value="725.99618320610682" table:formula="of:=IF([.$W$3]; [.AA48];COM.MICROSOFT.SINGLE( $$ManaPotion) * [.$E10]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15">
            <text:p>726,0</text:p>
          </table:table-cell>
          <table:table-cell office:value-type="float" office:value="1079.532720379904" table:formula="of:=IF([.$W$3]; [.AB48];COM.MICROSOFT.SINGLE( $$ManaPotion) * [.$E10]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16">
            <text:p>1079,5</text:p>
          </table:table-cell>
          <table:table-cell office:value-type="float" office:value="1128.9773303646393" table:formula="of:=IF([.$W$3]; [.AC48];COM.MICROSOFT.SINGLE( $$ManaPotion) * [.$E10]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16">
            <text:p>1129,0</text:p>
          </table:table-cell>
          <table:table-cell office:value-type="float" office:value="1187.2603537787195" table:formula="of:=IF([.$W$3]; [.AD48];COM.MICROSOFT.SINGLE( $$ManaPotion) * [.$E10]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16">
            <text:p>1187,3</text:p>
          </table:table-cell>
          <table:table-cell office:value-type="float" office:value="1252.7908762048626" table:formula="of:=IF([.$W$3]; [.AE48];COM.MICROSOFT.SINGLE( $$ManaPotion) * [.$E10]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16">
            <text:p>1252,8</text:p>
          </table:table-cell>
          <table:table-cell office:value-type="float" office:value="1326.5284968153974" table:formula="of:=IF([.$W$3]; [.AF48];COM.MICROSOFT.SINGLE( $$ManaPotion) * [.$E10]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17">
            <text:p>1326,5</text:p>
          </table:table-cell>
          <table:table-cell office:value-type="float" office:value="1412.1348440310524" table:formula="of:=IF([.$W$3]; [.AG48];COM.MICROSOFT.SINGLE( $$ManaPotion) * [.$E10]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16">
            <text:p>1412,1</text:p>
          </table:table-cell>
          <table:table-cell office:value-type="float" office:value="1511.0493166103213" table:formula="of:=IF([.$W$3]; [.AH48];COM.MICROSOFT.SINGLE( $$ManaPotion) * [.$E10]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08">
            <text:p>1511,0</text:p>
          </table:table-cell>
          <table:table-cell office:value-type="float" office:value="1622.3375679906731" table:formula="of:=IF([.$W$3]; [.AI48];COM.MICROSOFT.SINGLE( $$ManaPotion) * [.$E10]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08">
            <text:p>1622,3</text:p>
          </table:table-cell>
          <table:table-cell office:value-type="float" office:value="1750.1662787887988" table:formula="of:=IF([.$W$3]; [.AJ48];COM.MICROSOFT.SINGLE( $$ManaPotion) * [.$E10]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08">
            <text:p>1750,2</text:p>
          </table:table-cell>
          <table:table-cell office:value-type="float" office:value="1896.5809103983472" table:formula="of:=IF([.$W$3]; [.AK48];COM.MICROSOFT.SINGLE( $$ManaPotion) * [.$E10]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09">
            <text:p>1896,6</text:p>
          </table:table-cell>
          <table:table-cell office:value-type="float" office:value="2063.9552081403422" table:formula="of:=IF([.$W$3]; [.AL48];COM.MICROSOFT.SINGLE( $$ManaPotion) * [.$E10]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08">
            <text:p>2064,0</text:p>
          </table:table-cell>
          <table:table-cell office:value-type="float" office:value="2254.8901908239905" table:formula="of:=IF([.$W$3]; [.AM48];COM.MICROSOFT.SINGLE( $$ManaPotion) * [.$E10]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18">
            <text:p>2254,9</text:p>
          </table:table-cell>
          <table:table-cell office:value-type="float" office:value="2474.916179995083" table:formula="of:=IF([.$W$3]; [.AN48];COM.MICROSOFT.SINGLE( $$ManaPotion) * [.$E10]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18">
            <text:p>2474,9</text:p>
          </table:table-cell>
          <table:table-cell office:value-type="float" office:value="2725.1190378749388" table:formula="of:=IF([.$W$3]; [.AO48];COM.MICROSOFT.SINGLE( $$ManaPotion) * [.$E10]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18">
            <text:p>2725,1</text:p>
          </table:table-cell>
          <table:table-cell office:value-type="float" office:value="3011.8371695228884" table:formula="of:=IF([.$W$3]; [.AP48];COM.MICROSOFT.SINGLE( $$ManaPotion) * [.$E10]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37">
            <text:p>3011,8</text:p>
          </table:table-cell>
          <table:table-cell office:value-type="float" office:value="3339.6412973123934" table:formula="of:=IF([.$W$3]; [.AQ48];COM.MICROSOFT.SINGLE( $$ManaPotion) * [.$E10]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23">
            <text:p>3339,6</text:p>
          </table:table-cell>
          <table:table-cell office:value-type="float" office:value="3716.3344776710728" table:formula="of:=IF([.$W$3]; [.AR48];COM.MICROSOFT.SINGLE( $$ManaPotion) * [.$E10]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25">
            <text:p>3716,3</text:p>
          </table:table-cell>
          <table:table-cell office:value-type="float" office:value="4147.977336950481" table:formula="of:=IF([.$W$3]; [.AS48];COM.MICROSOFT.SINGLE( $$ManaPotion) * [.$E10]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25">
            <text:p>4148,0</text:p>
          </table:table-cell>
          <table:table-cell office:value-type="float" office:value="4641.4890902353045" table:formula="of:=IF([.$W$3]; [.AT48];COM.MICROSOFT.SINGLE( $$ManaPotion) * [.$E10]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27">
            <text:p>4641,5</text:p>
          </table:table-cell>
          <table:table-cell office:value-type="float" office:value="5204.5970361237678" table:formula="of:=IF([.$W$3]; [.AU48];COM.MICROSOFT.SINGLE( $$ManaPotion) * [.$E10]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31">
            <text:p>5204,6</text:p>
          </table:table-cell>
          <table:table-cell office:value-type="float" office:value="5851.2153626146437" table:formula="of:=IF([.$W$3]; [.AV48];COM.MICROSOFT.SINGLE( $$ManaPotion) * [.$E10]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33">
            <text:p>5851,2</text:p>
          </table:table-cell>
          <table:table-cell office:value-type="float" office:value="6591.8239027741529" table:formula="of:=IF([.$W$3]; [.AW48];COM.MICROSOFT.SINGLE( $$ManaPotion) * [.$E10]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51">
            <text:p>6591,8</text:p>
          </table:table-cell>
          <table:table-cell office:value-type="float" office:value="7438.1651201584255" table:formula="of:=IF([.$W$3]; [.AX48];COM.MICROSOFT.SINGLE( $$ManaPotion) * [.$E10]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52">
            <text:p>7438,2</text:p>
          </table:table-cell>
          <table:table-cell office:value-type="float" office:value="8408.7239251396913" table:formula="of:=IF([.$W$3]; [.AY48];COM.MICROSOFT.SINGLE( $$ManaPotion) * [.$E10]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56">
            <text:p>8408,7</text:p>
          </table:table-cell>
          <table:table-cell office:value-type="float" office:value="9519.0054201340008" table:formula="of:=IF([.$W$3]; [.AZ48];COM.MICROSOFT.SINGLE( $$ManaPotion) * [.$E10]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60">
            <text:p>9519,0</text:p>
          </table:table-cell>
          <table:table-cell table:style-name="ce302"/>
          <table:table-cell office:value-type="float" office:value="9" table:formula="of:=[.C10]" table:style-name="ce247">
            <text:p>9</text:p>
          </table:table-cell>
          <table:table-cell table:style-name="ce248"/>
          <table:table-cell table:style-name="ce5"/>
          <table:table-cell table:style-name="ce302"/>
          <table:covered-table-cell/>
          <table:table-cell office:value-type="float" office:value="8" table:formula="of:=[.BG10]+1" table:style-name="ce223">
            <text:p>8</text:p>
          </table:table-cell>
          <table:table-cell office:value-type="error" office:string-value="#REF!" table:formula="of:=(([.$E12]+60*(COM.MICROSOFT.SINGLE($$SpecAttempts)+COM.MICROSOFT.SINGLE($$TapsPerSec)+COM.MICROSOFT.SINGLE($$BF))*0.005*COM.MICROSOFT.SINGLE($$AllProbArt)*COM.MICROSOFT.SINGLE($$AllProbSlash)*[.AB$33]*([.#REF!]+[.$D12])))*(1/([.$C12]+[.AB$34]))" table:style-name="ce344">
            <text:p>#BEZUG!</text:p>
          </table:table-cell>
          <table:table-cell office:value-type="error" office:string-value="#REF!" table:formula="of:=(([.$E12]+60*(COM.MICROSOFT.SINGLE($$SpecAttempts)+COM.MICROSOFT.SINGLE($$TapsPerSec)+COM.MICROSOFT.SINGLE($$BF))*0.005*COM.MICROSOFT.SINGLE($$AllProbArt)*COM.MICROSOFT.SINGLE($$AllProbSlash)*[.AC$33]*([.#REF!]+[.$D12])))*(1/([.$C12]+[.AC$34]))" table:style-name="ce288">
            <text:p>#BEZUG!</text:p>
          </table:table-cell>
          <table:table-cell office:value-type="error" office:string-value="#REF!" table:formula="of:=(([.$E12]+60*(COM.MICROSOFT.SINGLE($$SpecAttempts)+COM.MICROSOFT.SINGLE($$TapsPerSec)+COM.MICROSOFT.SINGLE($$BF))*0.005*COM.MICROSOFT.SINGLE($$AllProbArt)*COM.MICROSOFT.SINGLE($$AllProbSlash)*[.AD$33]*([.#REF!]+[.$D12])))*(1/([.$C12]+[.AD$34]))" table:style-name="ce288">
            <text:p>#BEZUG!</text:p>
          </table:table-cell>
          <table:table-cell office:value-type="error" office:string-value="#REF!" table:formula="of:=(([.$E12]+60*(COM.MICROSOFT.SINGLE($$SpecAttempts)+COM.MICROSOFT.SINGLE($$TapsPerSec)+COM.MICROSOFT.SINGLE($$BF))*0.005*COM.MICROSOFT.SINGLE($$AllProbArt)*COM.MICROSOFT.SINGLE($$AllProbSlash)*[.AE$33]*([.#REF!]+[.$D12])))*(1/([.$C12]+[.AE$34]))" table:style-name="ce288">
            <text:p>#BEZUG!</text:p>
          </table:table-cell>
          <table:table-cell office:value-type="error" office:string-value="#REF!" table:formula="of:=(([.$E12]+60*(COM.MICROSOFT.SINGLE($$SpecAttempts)+COM.MICROSOFT.SINGLE($$TapsPerSec)+COM.MICROSOFT.SINGLE($$BF))*0.005*COM.MICROSOFT.SINGLE($$AllProbArt)*COM.MICROSOFT.SINGLE($$AllProbSlash)*[.AF$33]*([.#REF!]+[.$D12])))*(1/([.$C12]+[.AF$34]))" table:style-name="ce306">
            <text:p>#BEZUG!</text:p>
          </table:table-cell>
          <table:table-cell office:value-type="error" office:string-value="#REF!" table:formula="of:=(([.$E12]+60*(COM.MICROSOFT.SINGLE($$SpecAttempts)+COM.MICROSOFT.SINGLE($$TapsPerSec)+COM.MICROSOFT.SINGLE($$BF))*0.005*COM.MICROSOFT.SINGLE($$AllProbArt)*COM.MICROSOFT.SINGLE($$AllProbSlash)*[.AG$33]*([.#REF!]+[.$D12])))*(1/([.$C12]+[.AG$34]))" table:style-name="ce290">
            <text:p>#BEZUG!</text:p>
          </table:table-cell>
          <table:table-cell office:value-type="error" office:string-value="#REF!" table:formula="of:=(([.$E12]+60*(COM.MICROSOFT.SINGLE($$SpecAttempts)+COM.MICROSOFT.SINGLE($$TapsPerSec)+COM.MICROSOFT.SINGLE($$BF))*0.005*COM.MICROSOFT.SINGLE($$AllProbArt)*COM.MICROSOFT.SINGLE($$AllProbSlash)*[.AH$33]*([.#REF!]+[.$D12])))*(1/([.$C12]+[.AH$34]))" table:style-name="ce290">
            <text:p>#BEZUG!</text:p>
          </table:table-cell>
          <table:table-cell office:value-type="error" office:string-value="#REF!" table:formula="of:=(([.$E12]+60*(COM.MICROSOFT.SINGLE($$SpecAttempts)+COM.MICROSOFT.SINGLE($$TapsPerSec)+COM.MICROSOFT.SINGLE($$BF))*0.005*COM.MICROSOFT.SINGLE($$AllProbArt)*COM.MICROSOFT.SINGLE($$AllProbSlash)*[.AI$33]*([.#REF!]+[.$D12])))*(1/([.$C12]+[.AI$34]))" table:style-name="ce290">
            <text:p>#BEZUG!</text:p>
          </table:table-cell>
          <table:table-cell office:value-type="error" office:string-value="#REF!" table:formula="of:=(([.$E12]+60*(COM.MICROSOFT.SINGLE($$SpecAttempts)+COM.MICROSOFT.SINGLE($$TapsPerSec)+COM.MICROSOFT.SINGLE($$BF))*0.005*COM.MICROSOFT.SINGLE($$AllProbArt)*COM.MICROSOFT.SINGLE($$AllProbSlash)*[.AJ$33]*([.#REF!]+[.$D12])))*(1/([.$C12]+[.AJ$34]))" table:style-name="ce290">
            <text:p>#BEZUG!</text:p>
          </table:table-cell>
          <table:table-cell office:value-type="error" office:string-value="#REF!" table:formula="of:=(([.$E12]+60*(COM.MICROSOFT.SINGLE($$SpecAttempts)+COM.MICROSOFT.SINGLE($$TapsPerSec)+COM.MICROSOFT.SINGLE($$BF))*0.005*COM.MICROSOFT.SINGLE($$AllProbArt)*COM.MICROSOFT.SINGLE($$AllProbSlash)*[.AK$33]*([.#REF!]+[.$D12])))*(1/([.$C12]+[.AK$34]))" table:style-name="ce348">
            <text:p>#BEZUG!</text:p>
          </table:table-cell>
          <table:table-cell office:value-type="error" office:string-value="#REF!" table:formula="of:=(([.$E12]+60*(COM.MICROSOFT.SINGLE($$SpecAttempts)+COM.MICROSOFT.SINGLE($$TapsPerSec)+COM.MICROSOFT.SINGLE($$BF))*0.005*COM.MICROSOFT.SINGLE($$AllProbArt)*COM.MICROSOFT.SINGLE($$AllProbSlash)*[.AL$33]*([.#REF!]+[.$D12])))*(1/([.$C12]+[.AL$34]))" table:style-name="ce291">
            <text:p>#BEZUG!</text:p>
          </table:table-cell>
          <table:table-cell office:value-type="error" office:string-value="#REF!" table:formula="of:=(([.$E12]+60*(COM.MICROSOFT.SINGLE($$SpecAttempts)+COM.MICROSOFT.SINGLE($$TapsPerSec)+COM.MICROSOFT.SINGLE($$BF))*0.005*COM.MICROSOFT.SINGLE($$AllProbArt)*COM.MICROSOFT.SINGLE($$AllProbSlash)*[.AM$33]*([.#REF!]+[.$D12])))*(1/([.$C12]+[.AM$34]))" table:style-name="ce292">
            <text:p>#BEZUG!</text:p>
          </table:table-cell>
          <table:table-cell office:value-type="error" office:string-value="#REF!" table:formula="of:=(([.$E12]+60*(COM.MICROSOFT.SINGLE($$SpecAttempts)+COM.MICROSOFT.SINGLE($$TapsPerSec)+COM.MICROSOFT.SINGLE($$BF))*0.005*COM.MICROSOFT.SINGLE($$AllProbArt)*COM.MICROSOFT.SINGLE($$AllProbSlash)*[.AN$33]*([.#REF!]+[.$D12])))*(1/([.$C12]+[.AN$34]))" table:style-name="ce292">
            <text:p>#BEZUG!</text:p>
          </table:table-cell>
          <table:table-cell office:value-type="error" office:string-value="#REF!" table:formula="of:=(([.$E12]+60*(COM.MICROSOFT.SINGLE($$SpecAttempts)+COM.MICROSOFT.SINGLE($$TapsPerSec)+COM.MICROSOFT.SINGLE($$BF))*0.005*COM.MICROSOFT.SINGLE($$AllProbArt)*COM.MICROSOFT.SINGLE($$AllProbSlash)*[.AO$33]*([.#REF!]+[.$D12])))*(1/([.$C12]+[.AO$34]))" table:style-name="ce294">
            <text:p>#BEZUG!</text:p>
          </table:table-cell>
          <table:table-cell office:value-type="error" office:string-value="#REF!" table:formula="of:=(([.$E12]+60*(COM.MICROSOFT.SINGLE($$SpecAttempts)+COM.MICROSOFT.SINGLE($$TapsPerSec)+COM.MICROSOFT.SINGLE($$BF))*0.005*COM.MICROSOFT.SINGLE($$AllProbArt)*COM.MICROSOFT.SINGLE($$AllProbSlash)*[.AP$33]*([.#REF!]+[.$D12])))*(1/([.$C12]+[.AP$34]))" table:style-name="ce307">
            <text:p>#BEZUG!</text:p>
          </table:table-cell>
          <table:table-cell office:value-type="error" office:string-value="#REF!" table:formula="of:=(([.$E12]+60*(COM.MICROSOFT.SINGLE($$SpecAttempts)+COM.MICROSOFT.SINGLE($$TapsPerSec)+COM.MICROSOFT.SINGLE($$BF))*0.005*COM.MICROSOFT.SINGLE($$AllProbArt)*COM.MICROSOFT.SINGLE($$AllProbSlash)*[.AQ$33]*([.#REF!]+[.$D12])))*(1/([.$C12]+[.AQ$34]))" table:style-name="ce295">
            <text:p>#BEZUG!</text:p>
          </table:table-cell>
          <table:table-cell office:value-type="error" office:string-value="#REF!" table:formula="of:=(([.$E12]+60*(COM.MICROSOFT.SINGLE($$SpecAttempts)+COM.MICROSOFT.SINGLE($$TapsPerSec)+COM.MICROSOFT.SINGLE($$BF))*0.005*COM.MICROSOFT.SINGLE($$AllProbArt)*COM.MICROSOFT.SINGLE($$AllProbSlash)*[.AR$33]*([.#REF!]+[.$D12])))*(1/([.$C12]+[.AR$34]))" table:style-name="ce296">
            <text:p>#BEZUG!</text:p>
          </table:table-cell>
          <table:table-cell office:value-type="error" office:string-value="#REF!" table:formula="of:=(([.$E12]+60*(COM.MICROSOFT.SINGLE($$SpecAttempts)+COM.MICROSOFT.SINGLE($$TapsPerSec)+COM.MICROSOFT.SINGLE($$BF))*0.005*COM.MICROSOFT.SINGLE($$AllProbArt)*COM.MICROSOFT.SINGLE($$AllProbSlash)*[.AS$33]*([.#REF!]+[.$D12])))*(1/([.$C12]+[.AS$34]))" table:style-name="ce326">
            <text:p>#BEZUG!</text:p>
          </table:table-cell>
          <table:table-cell office:value-type="error" office:string-value="#REF!" table:formula="of:=(([.$E12]+60*(COM.MICROSOFT.SINGLE($$SpecAttempts)+COM.MICROSOFT.SINGLE($$TapsPerSec)+COM.MICROSOFT.SINGLE($$BF))*0.005*COM.MICROSOFT.SINGLE($$AllProbArt)*COM.MICROSOFT.SINGLE($$AllProbSlash)*[.AT$33]*([.#REF!]+[.$D12])))*(1/([.$C12]+[.AT$34]))" table:style-name="ce297">
            <text:p>#BEZUG!</text:p>
          </table:table-cell>
          <table:table-cell office:value-type="error" office:string-value="#REF!" table:formula="of:=(([.$E12]+60*(COM.MICROSOFT.SINGLE($$SpecAttempts)+COM.MICROSOFT.SINGLE($$TapsPerSec)+COM.MICROSOFT.SINGLE($$BF))*0.005*COM.MICROSOFT.SINGLE($$AllProbArt)*COM.MICROSOFT.SINGLE($$AllProbSlash)*[.AU$33]*([.#REF!]+[.$D12])))*(1/([.$C12]+[.AU$34]))" table:style-name="ce345">
            <text:p>#BEZUG!</text:p>
          </table:table-cell>
          <table:table-cell office:value-type="error" office:string-value="#REF!" table:formula="of:=(([.$E12]+60*(COM.MICROSOFT.SINGLE($$SpecAttempts)+COM.MICROSOFT.SINGLE($$TapsPerSec)+COM.MICROSOFT.SINGLE($$BF))*0.005*COM.MICROSOFT.SINGLE($$AllProbArt)*COM.MICROSOFT.SINGLE($$AllProbSlash)*[.AV$33]*([.#REF!]+[.$D12])))*(1/([.$C12]+[.AV$34]))" table:style-name="ce349">
            <text:p>#BEZUG!</text:p>
          </table:table-cell>
          <table:table-cell office:value-type="error" office:string-value="#REF!" table:formula="of:=(([.$E12]+60*(COM.MICROSOFT.SINGLE($$SpecAttempts)+COM.MICROSOFT.SINGLE($$TapsPerSec)+COM.MICROSOFT.SINGLE($$BF))*0.005*COM.MICROSOFT.SINGLE($$AllProbArt)*COM.MICROSOFT.SINGLE($$AllProbSlash)*[.AW$33]*([.#REF!]+[.$D12])))*(1/([.$C12]+[.AW$34]))" table:style-name="ce300">
            <text:p>#BEZUG!</text:p>
          </table:table-cell>
          <table:table-cell office:value-type="error" office:string-value="#REF!" table:formula="of:=(([.$E12]+60*(COM.MICROSOFT.SINGLE($$SpecAttempts)+COM.MICROSOFT.SINGLE($$TapsPerSec)+COM.MICROSOFT.SINGLE($$BF))*0.005*COM.MICROSOFT.SINGLE($$AllProbArt)*COM.MICROSOFT.SINGLE($$AllProbSlash)*[.AX$33]*([.#REF!]+[.$D12])))*(1/([.$C12]+[.AX$34]))" table:style-name="ce300">
            <text:p>#BEZUG!</text:p>
          </table:table-cell>
          <table:table-cell office:value-type="error" office:string-value="#REF!" table:formula="of:=(([.$E12]+60*(COM.MICROSOFT.SINGLE($$SpecAttempts)+COM.MICROSOFT.SINGLE($$TapsPerSec)+COM.MICROSOFT.SINGLE($$BF))*0.005*COM.MICROSOFT.SINGLE($$AllProbArt)*COM.MICROSOFT.SINGLE($$AllProbSlash)*[.AY$33]*([.#REF!]+[.$D12])))*(1/([.$C12]+[.AY$34]))" table:style-name="ce300">
            <text:p>#BEZUG!</text:p>
          </table:table-cell>
          <table:table-cell office:value-type="error" office:string-value="#REF!" table:formula="of:=(([.$E12]+60*(COM.MICROSOFT.SINGLE($$SpecAttempts)+COM.MICROSOFT.SINGLE($$TapsPerSec)+COM.MICROSOFT.SINGLE($$BF))*0.005*COM.MICROSOFT.SINGLE($$AllProbArt)*COM.MICROSOFT.SINGLE($$AllProbSlash)*[.AZ$33]*([.#REF!]+[.$D12])))*(1/([.$C12]+[.AZ$34]))" table:style-name="ce301">
            <text:p>#BEZUG!</text:p>
          </table:table-cell>
          <table:table-cell table:style-name="ce302"/>
          <table:table-cell office:value-type="float" office:value="23" table:style-name="ce226">
            <text:p>23</text:p>
          </table:table-cell>
          <table:table-cell table:style-name="ce302"/>
          <table:table-cell table:number-columns-repeated="16297"/>
        </table:table-row>
        <table:table-row table:style-name="ro3">
          <table:table-cell office:value-type="float" office:value="8" table:style-name="ce205">
            <text:p>8</text:p>
          </table:table-cell>
          <table:table-cell office:value-type="float" office:value="3" table:style-name="ce206">
            <text:p>3</text:p>
          </table:table-cell>
          <table:table-cell office:value-type="float" office:value="14" table:style-name="ce207">
            <text:p>14</text:p>
          </table:table-cell>
          <table:table-cell office:value-type="float" office:value="62" table:style-name="ce208">
            <text:p>62</text:p>
          </table:table-cell>
          <table:table-cell office:value-type="float" office:value="1.59" table:style-name="ce209">
            <text:p>1,590</text:p>
          </table:table-cell>
          <table:table-cell table:style-name="ce228"/>
          <table:table-cell office:value-type="float" office:value="8" table:style-name="ce210">
            <text:p>8</text:p>
          </table:table-cell>
          <table:table-cell office:value-type="float" office:value="3" table:style-name="ce211">
            <text:p>3</text:p>
          </table:table-cell>
          <table:table-cell office:value-type="float" office:value="16" table:style-name="ce212">
            <text:p>16</text:p>
          </table:table-cell>
          <table:table-cell office:value-type="float" office:value="3.5495000000000001" table:style-name="ce213">
            <text:p>3,550</text:p>
          </table:table-cell>
          <table:table-cell table:style-name="ce5"/>
          <table:table-cell office:value-type="float" office:value="8" table:style-name="ce214">
            <text:p>8</text:p>
          </table:table-cell>
          <table:table-cell office:value-type="float" office:value="1.08" table:style-name="ce215">
            <text:p>1,08</text:p>
          </table:table-cell>
          <table:table-cell table:style-name="ce5"/>
          <table:table-cell office:value-type="float" office:value="8" table:style-name="ce216">
            <text:p>8</text:p>
          </table:table-cell>
          <table:table-cell office:value-type="float" office:value="10" table:style-name="ce217">
            <text:p>10</text:p>
          </table:table-cell>
          <table:table-cell table:style-name="ce3"/>
          <table:table-cell office:value-type="float" office:value="9" table:formula="of:=[.R11]+1" table:style-name="ce218">
            <text:p>9</text:p>
          </table:table-cell>
          <table:table-cell office:value-type="string" table:style-name="ce219">
            <text:p>18.1</text:p>
          </table:table-cell>
          <table:table-cell table:number-columns-repeated="2" table:style-name="ce3"/>
          <table:table-cell table:style-name="ce302"/>
          <table:table-cell office:value-type="string" table:style-name="ce350">
            <text:p>140-159</text:p>
          </table:table-cell>
          <table:table-cell table:style-name="ce231"/>
          <table:covered-table-cell/>
          <table:table-cell office:value-type="float" office:value="7" table:formula="of:=[.Z11]+1" table:style-name="ce223">
            <text:p>7</text:p>
          </table:table-cell>
          <table:table-cell office:value-type="float" office:value="761.04427480916024" table:formula="of:=IF([.$W$3]; [.AA49];COM.MICROSOFT.SINGLE( $$ManaPotion) * [.$E11]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15">
            <text:p>761,0</text:p>
          </table:table-cell>
          <table:table-cell office:value-type="float" office:value="1131.6480930878993" table:formula="of:=IF([.$W$3]; [.AB49];COM.MICROSOFT.SINGLE( $$ManaPotion) * [.$E11]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16">
            <text:p>1131,6</text:p>
          </table:table-cell>
          <table:table-cell office:value-type="float" office:value="1183.4796842443116" table:formula="of:=IF([.$W$3]; [.AC49];COM.MICROSOFT.SINGLE( $$ManaPotion) * [.$E11]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16">
            <text:p>1183,5</text:p>
          </table:table-cell>
          <table:table-cell office:value-type="float" office:value="1244.5763708576922" table:formula="of:=IF([.$W$3]; [.AD49];COM.MICROSOFT.SINGLE( $$ManaPotion) * [.$E11]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16">
            <text:p>1244,6</text:p>
          </table:table-cell>
          <table:table-cell office:value-type="float" office:value="1313.2704357457872" table:formula="of:=IF([.$W$3]; [.AE49];COM.MICROSOFT.SINGLE( $$ManaPotion) * [.$E11]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16">
            <text:p>1313,3</text:p>
          </table:table-cell>
          <table:table-cell office:value-type="float" office:value="1390.5678035582098" table:formula="of:=IF([.$W$3]; [.AF49];COM.MICROSOFT.SINGLE( $$ManaPotion) * [.$E11]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17">
            <text:p>1390,6</text:p>
          </table:table-cell>
          <table:table-cell office:value-type="float" office:value="1480.3068709842757" table:formula="of:=IF([.$W$3]; [.AG49];COM.MICROSOFT.SINGLE( $$ManaPotion) * [.$E11]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08">
            <text:p>1480,3</text:p>
          </table:table-cell>
          <table:table-cell office:value-type="float" office:value="1583.9965249984057" table:formula="of:=IF([.$W$3]; [.AH49];COM.MICROSOFT.SINGLE( $$ManaPotion) * [.$E11]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08">
            <text:p>1584,0</text:p>
          </table:table-cell>
          <table:table-cell office:value-type="float" office:value="1700.6573126522919" table:formula="of:=IF([.$W$3]; [.AI49];COM.MICROSOFT.SINGLE( $$ManaPotion) * [.$E11]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08">
            <text:p>1700,7</text:p>
          </table:table-cell>
          <table:table-cell office:value-type="float" office:value="1834.6570646613616" table:formula="of:=IF([.$W$3]; [.AJ49];COM.MICROSOFT.SINGLE( $$ManaPotion) * [.$E11]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08">
            <text:p>1834,7</text:p>
          </table:table-cell>
          <table:table-cell office:value-type="float" office:value="1988.1399888313711" table:formula="of:=IF([.$W$3]; [.AK49];COM.MICROSOFT.SINGLE( $$ManaPotion) * [.$E11]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09">
            <text:p>1988,1</text:p>
          </table:table-cell>
          <table:table-cell office:value-type="float" office:value="2163.5944250850484" table:formula="of:=IF([.$W$3]; [.AL49];COM.MICROSOFT.SINGLE( $$ManaPotion) * [.$E11]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08">
            <text:p>2163,6</text:p>
          </table:table-cell>
          <table:table-cell office:value-type="float" office:value="2363.7469586568732" table:formula="of:=IF([.$W$3]; [.AM49];COM.MICROSOFT.SINGLE( $$ManaPotion) * [.$E11]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18">
            <text:p>2363,7</text:p>
          </table:table-cell>
          <table:table-cell office:value-type="float" office:value="2594.3948921327765" table:formula="of:=IF([.$W$3]; [.AN49];COM.MICROSOFT.SINGLE( $$ManaPotion) * [.$E11]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18">
            <text:p>2594,4</text:p>
          </table:table-cell>
          <table:table-cell office:value-type="float" office:value="2856.6765086689015" table:formula="of:=IF([.$W$3]; [.AO49];COM.MICROSOFT.SINGLE( $$ManaPotion) * [.$E11]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18">
            <text:p>2856,7</text:p>
          </table:table-cell>
          <table:table-cell office:value-type="float" office:value="3157.2362052929593" table:formula="of:=IF([.$W$3]; [.AP49];COM.MICROSOFT.SINGLE( $$ManaPotion) * [.$E11]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37">
            <text:p>3157,2</text:p>
          </table:table-cell>
          <table:table-cell office:value-type="float" office:value="3500.8653599412673" table:formula="of:=IF([.$W$3]; [.AQ49];COM.MICROSOFT.SINGLE( $$ManaPotion) * [.$E11]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23">
            <text:p>3500,9</text:p>
          </table:table-cell>
          <table:table-cell office:value-type="float" office:value="3895.7437283172626" table:formula="of:=IF([.$W$3]; [.AR49];COM.MICROSOFT.SINGLE( $$ManaPotion) * [.$E11]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25">
            <text:p>3895,7</text:p>
          </table:table-cell>
          <table:table-cell office:value-type="float" office:value="4348.2245187342978" table:formula="of:=IF([.$W$3]; [.AS49];COM.MICROSOFT.SINGLE( $$ManaPotion) * [.$E11]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25">
            <text:p>4348,2</text:p>
          </table:table-cell>
          <table:table-cell office:value-type="float" office:value="4865.5609773501119" table:formula="of:=IF([.$W$3]; [.AT49];COM.MICROSOFT.SINGLE( $$ManaPotion) * [.$E11]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27">
            <text:p>4865,6</text:p>
          </table:table-cell>
          <table:table-cell office:value-type="float" office:value="5455.853444764226" table:formula="of:=IF([.$W$3]; [.AU49];COM.MICROSOFT.SINGLE( $$ManaPotion) * [.$E11]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31">
            <text:p>5455,9</text:p>
          </table:table-cell>
          <table:table-cell office:value-type="float" office:value="6133.6878283960405" table:formula="of:=IF([.$W$3]; [.AV49];COM.MICROSOFT.SINGLE( $$ManaPotion) * [.$E11]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33">
            <text:p>6133,7</text:p>
          </table:table-cell>
          <table:table-cell office:value-type="float" office:value="6910.0498842873876" table:formula="of:=IF([.$W$3]; [.AW49];COM.MICROSOFT.SINGLE( $$ManaPotion) * [.$E11]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51">
            <text:p>6910,0</text:p>
          </table:table-cell>
          <table:table-cell office:value-type="float" office:value="7797.2489535453842" table:formula="of:=IF([.$W$3]; [.AX49];COM.MICROSOFT.SINGLE( $$ManaPotion) * [.$E11]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52">
            <text:p>7797,2</text:p>
          </table:table-cell>
          <table:table-cell office:value-type="float" office:value="8814.6623215257459" table:formula="of:=IF([.$W$3]; [.AY49];COM.MICROSOFT.SINGLE( $$ManaPotion) * [.$E11]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56">
            <text:p>8814,7</text:p>
          </table:table-cell>
          <table:table-cell office:value-type="float" office:value="9978.5436128301262" table:formula="of:=IF([.$W$3]; [.AZ49];COM.MICROSOFT.SINGLE( $$ManaPotion) * [.$E11]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60">
            <text:p>9978,5</text:p>
          </table:table-cell>
          <table:table-cell table:style-name="ce302"/>
          <table:table-cell office:value-type="float" office:value="11" table:formula="of:=[.C11]" table:style-name="ce247">
            <text:p>11</text:p>
          </table:table-cell>
          <table:table-cell table:style-name="ce248"/>
          <table:table-cell table:style-name="ce5"/>
          <table:table-cell table:style-name="ce302"/>
          <table:covered-table-cell/>
          <table:table-cell office:value-type="float" office:value="9" table:formula="of:=[.BG11]+1" table:style-name="ce223">
            <text:p>9</text:p>
          </table:table-cell>
          <table:table-cell office:value-type="error" office:string-value="#REF!" table:formula="of:=(([.$E13]+60*(COM.MICROSOFT.SINGLE($$SpecAttempts)+COM.MICROSOFT.SINGLE($$TapsPerSec)+COM.MICROSOFT.SINGLE($$BF))*0.005*COM.MICROSOFT.SINGLE($$AllProbArt)*COM.MICROSOFT.SINGLE($$AllProbSlash)*[.AB$33]*([.#REF!]+[.$D13])))*(1/([.$C13]+[.AB$34]))" table:style-name="ce344">
            <text:p>#BEZUG!</text:p>
          </table:table-cell>
          <table:table-cell office:value-type="error" office:string-value="#REF!" table:formula="of:=(([.$E13]+60*(COM.MICROSOFT.SINGLE($$SpecAttempts)+COM.MICROSOFT.SINGLE($$TapsPerSec)+COM.MICROSOFT.SINGLE($$BF))*0.005*COM.MICROSOFT.SINGLE($$AllProbArt)*COM.MICROSOFT.SINGLE($$AllProbSlash)*[.AC$33]*([.#REF!]+[.$D13])))*(1/([.$C13]+[.AC$34]))" table:style-name="ce288">
            <text:p>#BEZUG!</text:p>
          </table:table-cell>
          <table:table-cell office:value-type="error" office:string-value="#REF!" table:formula="of:=(([.$E13]+60*(COM.MICROSOFT.SINGLE($$SpecAttempts)+COM.MICROSOFT.SINGLE($$TapsPerSec)+COM.MICROSOFT.SINGLE($$BF))*0.005*COM.MICROSOFT.SINGLE($$AllProbArt)*COM.MICROSOFT.SINGLE($$AllProbSlash)*[.AD$33]*([.#REF!]+[.$D13])))*(1/([.$C13]+[.AD$34]))" table:style-name="ce288">
            <text:p>#BEZUG!</text:p>
          </table:table-cell>
          <table:table-cell office:value-type="error" office:string-value="#REF!" table:formula="of:=(([.$E13]+60*(COM.MICROSOFT.SINGLE($$SpecAttempts)+COM.MICROSOFT.SINGLE($$TapsPerSec)+COM.MICROSOFT.SINGLE($$BF))*0.005*COM.MICROSOFT.SINGLE($$AllProbArt)*COM.MICROSOFT.SINGLE($$AllProbSlash)*[.AE$33]*([.#REF!]+[.$D13])))*(1/([.$C13]+[.AE$34]))" table:style-name="ce288">
            <text:p>#BEZUG!</text:p>
          </table:table-cell>
          <table:table-cell office:value-type="error" office:string-value="#REF!" table:formula="of:=(([.$E13]+60*(COM.MICROSOFT.SINGLE($$SpecAttempts)+COM.MICROSOFT.SINGLE($$TapsPerSec)+COM.MICROSOFT.SINGLE($$BF))*0.005*COM.MICROSOFT.SINGLE($$AllProbArt)*COM.MICROSOFT.SINGLE($$AllProbSlash)*[.AF$33]*([.#REF!]+[.$D13])))*(1/([.$C13]+[.AF$34]))" table:style-name="ce289">
            <text:p>#BEZUG!</text:p>
          </table:table-cell>
          <table:table-cell office:value-type="error" office:string-value="#REF!" table:formula="of:=(([.$E13]+60*(COM.MICROSOFT.SINGLE($$SpecAttempts)+COM.MICROSOFT.SINGLE($$TapsPerSec)+COM.MICROSOFT.SINGLE($$BF))*0.005*COM.MICROSOFT.SINGLE($$AllProbArt)*COM.MICROSOFT.SINGLE($$AllProbSlash)*[.AG$33]*([.#REF!]+[.$D13])))*(1/([.$C13]+[.AG$34]))" table:style-name="ce290">
            <text:p>#BEZUG!</text:p>
          </table:table-cell>
          <table:table-cell office:value-type="error" office:string-value="#REF!" table:formula="of:=(([.$E13]+60*(COM.MICROSOFT.SINGLE($$SpecAttempts)+COM.MICROSOFT.SINGLE($$TapsPerSec)+COM.MICROSOFT.SINGLE($$BF))*0.005*COM.MICROSOFT.SINGLE($$AllProbArt)*COM.MICROSOFT.SINGLE($$AllProbSlash)*[.AH$33]*([.#REF!]+[.$D13])))*(1/([.$C13]+[.AH$34]))" table:style-name="ce290">
            <text:p>#BEZUG!</text:p>
          </table:table-cell>
          <table:table-cell office:value-type="error" office:string-value="#REF!" table:formula="of:=(([.$E13]+60*(COM.MICROSOFT.SINGLE($$SpecAttempts)+COM.MICROSOFT.SINGLE($$TapsPerSec)+COM.MICROSOFT.SINGLE($$BF))*0.005*COM.MICROSOFT.SINGLE($$AllProbArt)*COM.MICROSOFT.SINGLE($$AllProbSlash)*[.AI$33]*([.#REF!]+[.$D13])))*(1/([.$C13]+[.AI$34]))" table:style-name="ce290">
            <text:p>#BEZUG!</text:p>
          </table:table-cell>
          <table:table-cell office:value-type="error" office:string-value="#REF!" table:formula="of:=(([.$E13]+60*(COM.MICROSOFT.SINGLE($$SpecAttempts)+COM.MICROSOFT.SINGLE($$TapsPerSec)+COM.MICROSOFT.SINGLE($$BF))*0.005*COM.MICROSOFT.SINGLE($$AllProbArt)*COM.MICROSOFT.SINGLE($$AllProbSlash)*[.AJ$33]*([.#REF!]+[.$D13])))*(1/([.$C13]+[.AJ$34]))" table:style-name="ce291">
            <text:p>#BEZUG!</text:p>
          </table:table-cell>
          <table:table-cell office:value-type="error" office:string-value="#REF!" table:formula="of:=(([.$E13]+60*(COM.MICROSOFT.SINGLE($$SpecAttempts)+COM.MICROSOFT.SINGLE($$TapsPerSec)+COM.MICROSOFT.SINGLE($$BF))*0.005*COM.MICROSOFT.SINGLE($$AllProbArt)*COM.MICROSOFT.SINGLE($$AllProbSlash)*[.AK$33]*([.#REF!]+[.$D13])))*(1/([.$C13]+[.AK$34]))" table:style-name="ce348">
            <text:p>#BEZUG!</text:p>
          </table:table-cell>
          <table:table-cell office:value-type="error" office:string-value="#REF!" table:formula="of:=(([.$E13]+60*(COM.MICROSOFT.SINGLE($$SpecAttempts)+COM.MICROSOFT.SINGLE($$TapsPerSec)+COM.MICROSOFT.SINGLE($$BF))*0.005*COM.MICROSOFT.SINGLE($$AllProbArt)*COM.MICROSOFT.SINGLE($$AllProbSlash)*[.AL$33]*([.#REF!]+[.$D13])))*(1/([.$C13]+[.AL$34]))" table:style-name="ce291">
            <text:p>#BEZUG!</text:p>
          </table:table-cell>
          <table:table-cell office:value-type="error" office:string-value="#REF!" table:formula="of:=(([.$E13]+60*(COM.MICROSOFT.SINGLE($$SpecAttempts)+COM.MICROSOFT.SINGLE($$TapsPerSec)+COM.MICROSOFT.SINGLE($$BF))*0.005*COM.MICROSOFT.SINGLE($$AllProbArt)*COM.MICROSOFT.SINGLE($$AllProbSlash)*[.AM$33]*([.#REF!]+[.$D13])))*(1/([.$C13]+[.AM$34]))" table:style-name="ce292">
            <text:p>#BEZUG!</text:p>
          </table:table-cell>
          <table:table-cell office:value-type="error" office:string-value="#REF!" table:formula="of:=(([.$E13]+60*(COM.MICROSOFT.SINGLE($$SpecAttempts)+COM.MICROSOFT.SINGLE($$TapsPerSec)+COM.MICROSOFT.SINGLE($$BF))*0.005*COM.MICROSOFT.SINGLE($$AllProbArt)*COM.MICROSOFT.SINGLE($$AllProbSlash)*[.AN$33]*([.#REF!]+[.$D13])))*(1/([.$C13]+[.AN$34]))" table:style-name="ce292">
            <text:p>#BEZUG!</text:p>
          </table:table-cell>
          <table:table-cell office:value-type="error" office:string-value="#REF!" table:formula="of:=(([.$E13]+60*(COM.MICROSOFT.SINGLE($$SpecAttempts)+COM.MICROSOFT.SINGLE($$TapsPerSec)+COM.MICROSOFT.SINGLE($$BF))*0.005*COM.MICROSOFT.SINGLE($$AllProbArt)*COM.MICROSOFT.SINGLE($$AllProbSlash)*[.AO$33]*([.#REF!]+[.$D13])))*(1/([.$C13]+[.AO$34]))" table:style-name="ce294">
            <text:p>#BEZUG!</text:p>
          </table:table-cell>
          <table:table-cell office:value-type="error" office:string-value="#REF!" table:formula="of:=(([.$E13]+60*(COM.MICROSOFT.SINGLE($$SpecAttempts)+COM.MICROSOFT.SINGLE($$TapsPerSec)+COM.MICROSOFT.SINGLE($$BF))*0.005*COM.MICROSOFT.SINGLE($$AllProbArt)*COM.MICROSOFT.SINGLE($$AllProbSlash)*[.AP$33]*([.#REF!]+[.$D13])))*(1/([.$C13]+[.AP$34]))" table:style-name="ce351">
            <text:p>#BEZUG!</text:p>
          </table:table-cell>
          <table:table-cell office:value-type="error" office:string-value="#REF!" table:formula="of:=(([.$E13]+60*(COM.MICROSOFT.SINGLE($$SpecAttempts)+COM.MICROSOFT.SINGLE($$TapsPerSec)+COM.MICROSOFT.SINGLE($$BF))*0.005*COM.MICROSOFT.SINGLE($$AllProbArt)*COM.MICROSOFT.SINGLE($$AllProbSlash)*[.AQ$33]*([.#REF!]+[.$D13])))*(1/([.$C13]+[.AQ$34]))" table:style-name="ce295">
            <text:p>#BEZUG!</text:p>
          </table:table-cell>
          <table:table-cell office:value-type="error" office:string-value="#REF!" table:formula="of:=(([.$E13]+60*(COM.MICROSOFT.SINGLE($$SpecAttempts)+COM.MICROSOFT.SINGLE($$TapsPerSec)+COM.MICROSOFT.SINGLE($$BF))*0.005*COM.MICROSOFT.SINGLE($$AllProbArt)*COM.MICROSOFT.SINGLE($$AllProbSlash)*[.AR$33]*([.#REF!]+[.$D13])))*(1/([.$C13]+[.AR$34]))" table:style-name="ce296">
            <text:p>#BEZUG!</text:p>
          </table:table-cell>
          <table:table-cell office:value-type="error" office:string-value="#REF!" table:formula="of:=(([.$E13]+60*(COM.MICROSOFT.SINGLE($$SpecAttempts)+COM.MICROSOFT.SINGLE($$TapsPerSec)+COM.MICROSOFT.SINGLE($$BF))*0.005*COM.MICROSOFT.SINGLE($$AllProbArt)*COM.MICROSOFT.SINGLE($$AllProbSlash)*[.AS$33]*([.#REF!]+[.$D13])))*(1/([.$C13]+[.AS$34]))" table:style-name="ce326">
            <text:p>#BEZUG!</text:p>
          </table:table-cell>
          <table:table-cell office:value-type="error" office:string-value="#REF!" table:formula="of:=(([.$E13]+60*(COM.MICROSOFT.SINGLE($$SpecAttempts)+COM.MICROSOFT.SINGLE($$TapsPerSec)+COM.MICROSOFT.SINGLE($$BF))*0.005*COM.MICROSOFT.SINGLE($$AllProbArt)*COM.MICROSOFT.SINGLE($$AllProbSlash)*[.AT$33]*([.#REF!]+[.$D13])))*(1/([.$C13]+[.AT$34]))" table:style-name="ce352">
            <text:p>#BEZUG!</text:p>
          </table:table-cell>
          <table:table-cell office:value-type="error" office:string-value="#REF!" table:formula="of:=(([.$E13]+60*(COM.MICROSOFT.SINGLE($$SpecAttempts)+COM.MICROSOFT.SINGLE($$TapsPerSec)+COM.MICROSOFT.SINGLE($$BF))*0.005*COM.MICROSOFT.SINGLE($$AllProbArt)*COM.MICROSOFT.SINGLE($$AllProbSlash)*[.AU$33]*([.#REF!]+[.$D13])))*(1/([.$C13]+[.AU$34]))" table:style-name="ce345">
            <text:p>#BEZUG!</text:p>
          </table:table-cell>
          <table:table-cell office:value-type="error" office:string-value="#REF!" table:formula="of:=(([.$E13]+60*(COM.MICROSOFT.SINGLE($$SpecAttempts)+COM.MICROSOFT.SINGLE($$TapsPerSec)+COM.MICROSOFT.SINGLE($$BF))*0.005*COM.MICROSOFT.SINGLE($$AllProbArt)*COM.MICROSOFT.SINGLE($$AllProbSlash)*[.AV$33]*([.#REF!]+[.$D13])))*(1/([.$C13]+[.AV$34]))" table:style-name="ce349">
            <text:p>#BEZUG!</text:p>
          </table:table-cell>
          <table:table-cell office:value-type="error" office:string-value="#REF!" table:formula="of:=(([.$E13]+60*(COM.MICROSOFT.SINGLE($$SpecAttempts)+COM.MICROSOFT.SINGLE($$TapsPerSec)+COM.MICROSOFT.SINGLE($$BF))*0.005*COM.MICROSOFT.SINGLE($$AllProbArt)*COM.MICROSOFT.SINGLE($$AllProbSlash)*[.AW$33]*([.#REF!]+[.$D13])))*(1/([.$C13]+[.AW$34]))" table:style-name="ce300">
            <text:p>#BEZUG!</text:p>
          </table:table-cell>
          <table:table-cell office:value-type="error" office:string-value="#REF!" table:formula="of:=(([.$E13]+60*(COM.MICROSOFT.SINGLE($$SpecAttempts)+COM.MICROSOFT.SINGLE($$TapsPerSec)+COM.MICROSOFT.SINGLE($$BF))*0.005*COM.MICROSOFT.SINGLE($$AllProbArt)*COM.MICROSOFT.SINGLE($$AllProbSlash)*[.AX$33]*([.#REF!]+[.$D13])))*(1/([.$C13]+[.AX$34]))" table:style-name="ce300">
            <text:p>#BEZUG!</text:p>
          </table:table-cell>
          <table:table-cell office:value-type="error" office:string-value="#REF!" table:formula="of:=(([.$E13]+60*(COM.MICROSOFT.SINGLE($$SpecAttempts)+COM.MICROSOFT.SINGLE($$TapsPerSec)+COM.MICROSOFT.SINGLE($$BF))*0.005*COM.MICROSOFT.SINGLE($$AllProbArt)*COM.MICROSOFT.SINGLE($$AllProbSlash)*[.AY$33]*([.#REF!]+[.$D13])))*(1/([.$C13]+[.AY$34]))" table:style-name="ce300">
            <text:p>#BEZUG!</text:p>
          </table:table-cell>
          <table:table-cell office:value-type="error" office:string-value="#REF!" table:formula="of:=(([.$E13]+60*(COM.MICROSOFT.SINGLE($$SpecAttempts)+COM.MICROSOFT.SINGLE($$TapsPerSec)+COM.MICROSOFT.SINGLE($$BF))*0.005*COM.MICROSOFT.SINGLE($$AllProbArt)*COM.MICROSOFT.SINGLE($$AllProbSlash)*[.AZ$33]*([.#REF!]+[.$D13])))*(1/([.$C13]+[.AZ$34]))" table:style-name="ce301">
            <text:p>#BEZUG!</text:p>
          </table:table-cell>
          <table:table-cell table:style-name="ce302"/>
          <table:table-cell office:value-type="float" office:value="28" table:style-name="ce226">
            <text:p>28</text:p>
          </table:table-cell>
          <table:table-cell table:style-name="ce302"/>
          <table:table-cell table:number-columns-repeated="16297"/>
        </table:table-row>
        <table:table-row table:style-name="ro3">
          <table:table-cell office:value-type="float" office:value="9" table:style-name="ce205">
            <text:p>9</text:p>
          </table:table-cell>
          <table:table-cell office:value-type="float" office:value="3" table:style-name="ce206">
            <text:p>3</text:p>
          </table:table-cell>
          <table:table-cell office:value-type="float" office:value="17" table:style-name="ce207">
            <text:p>17</text:p>
          </table:table-cell>
          <table:table-cell office:value-type="float" office:value="80" table:style-name="ce208">
            <text:p>80</text:p>
          </table:table-cell>
          <table:table-cell office:value-type="float" office:value="1.66" table:style-name="ce209">
            <text:p>1,660</text:p>
          </table:table-cell>
          <table:table-cell table:style-name="ce228"/>
          <table:table-cell office:value-type="float" office:value="9" table:style-name="ce210">
            <text:p>9</text:p>
          </table:table-cell>
          <table:table-cell office:value-type="float" office:value="3" table:style-name="ce211">
            <text:p>3</text:p>
          </table:table-cell>
          <table:table-cell office:value-type="float" office:value="19" table:style-name="ce212">
            <text:p>19</text:p>
          </table:table-cell>
          <table:table-cell office:value-type="float" office:value="4.0556999999999999" table:style-name="ce213">
            <text:p>4,056</text:p>
          </table:table-cell>
          <table:table-cell table:style-name="ce5"/>
          <table:table-cell office:value-type="float" office:value="9" table:style-name="ce214">
            <text:p>9</text:p>
          </table:table-cell>
          <table:table-cell office:value-type="float" office:value="1.0900000000000001" table:style-name="ce215">
            <text:p>1,09</text:p>
          </table:table-cell>
          <table:table-cell table:style-name="ce5"/>
          <table:table-cell office:value-type="float" office:value="9" table:style-name="ce216">
            <text:p>9</text:p>
          </table:table-cell>
          <table:table-cell office:value-type="float" office:value="12" table:style-name="ce217">
            <text:p>12</text:p>
          </table:table-cell>
          <table:table-cell table:style-name="ce3"/>
          <table:table-cell office:value-type="float" office:value="10" table:formula="of:=[.R12]+1" table:style-name="ce218">
            <text:p>10</text:p>
          </table:table-cell>
          <table:table-cell office:value-type="string" table:style-name="ce219">
            <text:p>21.2</text:p>
          </table:table-cell>
          <table:table-cell table:number-columns-repeated="2" table:style-name="ce3"/>
          <table:table-cell table:style-name="ce302"/>
          <table:table-cell office:value-type="string" table:style-name="ce353">
            <text:p>160-179</text:p>
          </table:table-cell>
          <table:table-cell table:style-name="ce231"/>
          <table:covered-table-cell/>
          <table:table-cell office:value-type="float" office:value="8" table:formula="of:=[.Z12]+1" table:style-name="ce223">
            <text:p>8</text:p>
          </table:table-cell>
          <table:table-cell office:value-type="float" office:value="796.09236641221378" table:formula="of:=IF([.$W$3]; [.AA50];COM.MICROSOFT.SINGLE( $$ManaPotion) * [.$E12]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15">
            <text:p>796,1</text:p>
          </table:table-cell>
          <table:table-cell office:value-type="float" office:value="1183.7634657958947" table:formula="of:=IF([.$W$3]; [.AB50];COM.MICROSOFT.SINGLE( $$ManaPotion) * [.$E12]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16">
            <text:p>1183,8</text:p>
          </table:table-cell>
          <table:table-cell office:value-type="float" office:value="1237.982038123984" table:formula="of:=IF([.$W$3]; [.AC50];COM.MICROSOFT.SINGLE( $$ManaPotion) * [.$E12]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16">
            <text:p>1238,0</text:p>
          </table:table-cell>
          <table:table-cell office:value-type="float" office:value="1301.892387936665" table:formula="of:=IF([.$W$3]; [.AD50];COM.MICROSOFT.SINGLE( $$ManaPotion) * [.$E12]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16">
            <text:p>1301,9</text:p>
          </table:table-cell>
          <table:table-cell office:value-type="float" office:value="1373.7499952867115" table:formula="of:=IF([.$W$3]; [.AE50];COM.MICROSOFT.SINGLE( $$ManaPotion) * [.$E12]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08">
            <text:p>1373,7</text:p>
          </table:table-cell>
          <table:table-cell office:value-type="float" office:value="1454.607110301022" table:formula="of:=IF([.$W$3]; [.AF50];COM.MICROSOFT.SINGLE( $$ManaPotion) * [.$E12]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09">
            <text:p>1454,6</text:p>
          </table:table-cell>
          <table:table-cell office:value-type="float" office:value="1548.4788979374989" table:formula="of:=IF([.$W$3]; [.AG50];COM.MICROSOFT.SINGLE( $$ManaPotion) * [.$E12]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08">
            <text:p>1548,5</text:p>
          </table:table-cell>
          <table:table-cell office:value-type="float" office:value="1656.9437333864903" table:formula="of:=IF([.$W$3]; [.AH50];COM.MICROSOFT.SINGLE( $$ManaPotion) * [.$E12]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08">
            <text:p>1656,9</text:p>
          </table:table-cell>
          <table:table-cell office:value-type="float" office:value="1778.9770573139106" table:formula="of:=IF([.$W$3]; [.AI50];COM.MICROSOFT.SINGLE( $$ManaPotion) * [.$E12]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08">
            <text:p>1779,0</text:p>
          </table:table-cell>
          <table:table-cell office:value-type="float" office:value="1919.1478505339244" table:formula="of:=IF([.$W$3]; [.AJ50];COM.MICROSOFT.SINGLE( $$ManaPotion) * [.$E12]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08">
            <text:p>1919,1</text:p>
          </table:table-cell>
          <table:table-cell office:value-type="float" office:value="2079.6990672643947" table:formula="of:=IF([.$W$3]; [.AK50];COM.MICROSOFT.SINGLE( $$ManaPotion) * [.$E12]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09">
            <text:p>2079,7</text:p>
          </table:table-cell>
          <table:table-cell office:value-type="float" office:value="2263.2336420297547" table:formula="of:=IF([.$W$3]; [.AL50];COM.MICROSOFT.SINGLE( $$ManaPotion) * [.$E12]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18">
            <text:p>2263,2</text:p>
          </table:table-cell>
          <table:table-cell office:value-type="float" office:value="2472.6037264897554" table:formula="of:=IF([.$W$3]; [.AM50];COM.MICROSOFT.SINGLE( $$ManaPotion) * [.$E12]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18">
            <text:p>2472,6</text:p>
          </table:table-cell>
          <table:table-cell office:value-type="float" office:value="2713.8736042704704" table:formula="of:=IF([.$W$3]; [.AN50];COM.MICROSOFT.SINGLE( $$ManaPotion) * [.$E12]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18">
            <text:p>2713,9</text:p>
          </table:table-cell>
          <table:table-cell office:value-type="float" office:value="2988.2339794628642" table:formula="of:=IF([.$W$3]; [.AO50];COM.MICROSOFT.SINGLE( $$ManaPotion) * [.$E12]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18">
            <text:p>2988,2</text:p>
          </table:table-cell>
          <table:table-cell office:value-type="float" office:value="3302.6352410630298" table:formula="of:=IF([.$W$3]; [.AP50];COM.MICROSOFT.SINGLE( $$ManaPotion) * [.$E12]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37">
            <text:p>3302,6</text:p>
          </table:table-cell>
          <table:table-cell office:value-type="float" office:value="3662.0894225701418" table:formula="of:=IF([.$W$3]; [.AQ50];COM.MICROSOFT.SINGLE( $$ManaPotion) * [.$E12]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23">
            <text:p>3662,1</text:p>
          </table:table-cell>
          <table:table-cell office:value-type="float" office:value="4075.1529789634524" table:formula="of:=IF([.$W$3]; [.AR50];COM.MICROSOFT.SINGLE( $$ManaPotion) * [.$E12]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25">
            <text:p>4075,2</text:p>
          </table:table-cell>
          <table:table-cell office:value-type="float" office:value="4548.4717005181146" table:formula="of:=IF([.$W$3]; [.AS50];COM.MICROSOFT.SINGLE( $$ManaPotion) * [.$E12]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25">
            <text:p>4548,5</text:p>
          </table:table-cell>
          <table:table-cell office:value-type="float" office:value="5089.6328644649202" table:formula="of:=IF([.$W$3]; [.AT50];COM.MICROSOFT.SINGLE( $$ManaPotion) * [.$E12]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27">
            <text:p>5089,6</text:p>
          </table:table-cell>
          <table:table-cell office:value-type="float" office:value="5707.1098534046841" table:formula="of:=IF([.$W$3]; [.AU50];COM.MICROSOFT.SINGLE( $$ManaPotion) * [.$E12]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31">
            <text:p>5707,1</text:p>
          </table:table-cell>
          <table:table-cell office:value-type="float" office:value="6416.1602941774372" table:formula="of:=IF([.$W$3]; [.AV50];COM.MICROSOFT.SINGLE( $$ManaPotion) * [.$E12]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33">
            <text:p>6416,2</text:p>
          </table:table-cell>
          <table:table-cell office:value-type="float" office:value="7228.2758658006233" table:formula="of:=IF([.$W$3]; [.AW50];COM.MICROSOFT.SINGLE( $$ManaPotion) * [.$E12]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51">
            <text:p>7228,3</text:p>
          </table:table-cell>
          <table:table-cell office:value-type="float" office:value="8156.332786932343" table:formula="of:=IF([.$W$3]; [.AX50];COM.MICROSOFT.SINGLE( $$ManaPotion) * [.$E12]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52">
            <text:p>8156,3</text:p>
          </table:table-cell>
          <table:table-cell office:value-type="float" office:value="9220.6007179118005" table:formula="of:=IF([.$W$3]; [.AY50];COM.MICROSOFT.SINGLE( $$ManaPotion) * [.$E12]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84">
            <text:p>9220,6</text:p>
          </table:table-cell>
          <table:table-cell office:value-type="float" office:value="10438.08180552625" table:formula="of:=IF([.$W$3]; [.AZ50];COM.MICROSOFT.SINGLE( $$ManaPotion) * [.$E12]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60">
            <text:p>10438,1</text:p>
          </table:table-cell>
          <table:table-cell table:style-name="ce302"/>
          <table:table-cell office:value-type="float" office:value="14" table:formula="of:=[.C12]" table:style-name="ce247">
            <text:p>14</text:p>
          </table:table-cell>
          <table:table-cell table:style-name="ce248"/>
          <table:table-cell table:style-name="ce5"/>
          <table:table-cell table:style-name="ce302"/>
          <table:covered-table-cell/>
          <table:table-cell office:value-type="float" office:value="10" table:formula="of:=[.BG12]+1" table:style-name="ce223">
            <text:p>10</text:p>
          </table:table-cell>
          <table:table-cell office:value-type="error" office:string-value="#REF!" table:formula="of:=(([.$E14]+60*(COM.MICROSOFT.SINGLE($$SpecAttempts)+COM.MICROSOFT.SINGLE($$TapsPerSec)+COM.MICROSOFT.SINGLE($$BF))*0.005*COM.MICROSOFT.SINGLE($$AllProbArt)*COM.MICROSOFT.SINGLE($$AllProbSlash)*[.AB$33]*([.#REF!]+[.$D14])))*(1/([.$C14]+[.AB$34]))" table:style-name="ce355">
            <text:p>#BEZUG!</text:p>
          </table:table-cell>
          <table:table-cell office:value-type="error" office:string-value="#REF!" table:formula="of:=(([.$E14]+60*(COM.MICROSOFT.SINGLE($$SpecAttempts)+COM.MICROSOFT.SINGLE($$TapsPerSec)+COM.MICROSOFT.SINGLE($$BF))*0.005*COM.MICROSOFT.SINGLE($$AllProbArt)*COM.MICROSOFT.SINGLE($$AllProbSlash)*[.AC$33]*([.#REF!]+[.$D14])))*(1/([.$C14]+[.AC$34]))" table:style-name="ce312">
            <text:p>#BEZUG!</text:p>
          </table:table-cell>
          <table:table-cell office:value-type="error" office:string-value="#REF!" table:formula="of:=(([.$E14]+60*(COM.MICROSOFT.SINGLE($$SpecAttempts)+COM.MICROSOFT.SINGLE($$TapsPerSec)+COM.MICROSOFT.SINGLE($$BF))*0.005*COM.MICROSOFT.SINGLE($$AllProbArt)*COM.MICROSOFT.SINGLE($$AllProbSlash)*[.AD$33]*([.#REF!]+[.$D14])))*(1/([.$C14]+[.AD$34]))" table:style-name="ce314">
            <text:p>#BEZUG!</text:p>
          </table:table-cell>
          <table:table-cell office:value-type="error" office:string-value="#REF!" table:formula="of:=(([.$E14]+60*(COM.MICROSOFT.SINGLE($$SpecAttempts)+COM.MICROSOFT.SINGLE($$TapsPerSec)+COM.MICROSOFT.SINGLE($$BF))*0.005*COM.MICROSOFT.SINGLE($$AllProbArt)*COM.MICROSOFT.SINGLE($$AllProbSlash)*[.AE$33]*([.#REF!]+[.$D14])))*(1/([.$C14]+[.AE$34]))" table:style-name="ce314">
            <text:p>#BEZUG!</text:p>
          </table:table-cell>
          <table:table-cell office:value-type="error" office:string-value="#REF!" table:formula="of:=(([.$E14]+60*(COM.MICROSOFT.SINGLE($$SpecAttempts)+COM.MICROSOFT.SINGLE($$TapsPerSec)+COM.MICROSOFT.SINGLE($$BF))*0.005*COM.MICROSOFT.SINGLE($$AllProbArt)*COM.MICROSOFT.SINGLE($$AllProbSlash)*[.AF$33]*([.#REF!]+[.$D14])))*(1/([.$C14]+[.AF$34]))" table:style-name="ce315">
            <text:p>#BEZUG!</text:p>
          </table:table-cell>
          <table:table-cell office:value-type="error" office:string-value="#REF!" table:formula="of:=(([.$E14]+60*(COM.MICROSOFT.SINGLE($$SpecAttempts)+COM.MICROSOFT.SINGLE($$TapsPerSec)+COM.MICROSOFT.SINGLE($$BF))*0.005*COM.MICROSOFT.SINGLE($$AllProbArt)*COM.MICROSOFT.SINGLE($$AllProbSlash)*[.AG$33]*([.#REF!]+[.$D14])))*(1/([.$C14]+[.AG$34]))" table:style-name="ce314">
            <text:p>#BEZUG!</text:p>
          </table:table-cell>
          <table:table-cell office:value-type="error" office:string-value="#REF!" table:formula="of:=(([.$E14]+60*(COM.MICROSOFT.SINGLE($$SpecAttempts)+COM.MICROSOFT.SINGLE($$TapsPerSec)+COM.MICROSOFT.SINGLE($$BF))*0.005*COM.MICROSOFT.SINGLE($$AllProbArt)*COM.MICROSOFT.SINGLE($$AllProbSlash)*[.AH$33]*([.#REF!]+[.$D14])))*(1/([.$C14]+[.AH$34]))" table:style-name="ce314">
            <text:p>#BEZUG!</text:p>
          </table:table-cell>
          <table:table-cell office:value-type="error" office:string-value="#REF!" table:formula="of:=(([.$E14]+60*(COM.MICROSOFT.SINGLE($$SpecAttempts)+COM.MICROSOFT.SINGLE($$TapsPerSec)+COM.MICROSOFT.SINGLE($$BF))*0.005*COM.MICROSOFT.SINGLE($$AllProbArt)*COM.MICROSOFT.SINGLE($$AllProbSlash)*[.AI$33]*([.#REF!]+[.$D14])))*(1/([.$C14]+[.AI$34]))" table:style-name="ce316">
            <text:p>#BEZUG!</text:p>
          </table:table-cell>
          <table:table-cell office:value-type="error" office:string-value="#REF!" table:formula="of:=(([.$E14]+60*(COM.MICROSOFT.SINGLE($$SpecAttempts)+COM.MICROSOFT.SINGLE($$TapsPerSec)+COM.MICROSOFT.SINGLE($$BF))*0.005*COM.MICROSOFT.SINGLE($$AllProbArt)*COM.MICROSOFT.SINGLE($$AllProbSlash)*[.AJ$33]*([.#REF!]+[.$D14])))*(1/([.$C14]+[.AJ$34]))" table:style-name="ce316">
            <text:p>#BEZUG!</text:p>
          </table:table-cell>
          <table:table-cell office:value-type="error" office:string-value="#REF!" table:formula="of:=(([.$E14]+60*(COM.MICROSOFT.SINGLE($$SpecAttempts)+COM.MICROSOFT.SINGLE($$TapsPerSec)+COM.MICROSOFT.SINGLE($$BF))*0.005*COM.MICROSOFT.SINGLE($$AllProbArt)*COM.MICROSOFT.SINGLE($$AllProbSlash)*[.AK$33]*([.#REF!]+[.$D14])))*(1/([.$C14]+[.AK$34]))" table:style-name="ce356">
            <text:p>#BEZUG!</text:p>
          </table:table-cell>
          <table:table-cell office:value-type="error" office:string-value="#REF!" table:formula="of:=(([.$E14]+60*(COM.MICROSOFT.SINGLE($$SpecAttempts)+COM.MICROSOFT.SINGLE($$TapsPerSec)+COM.MICROSOFT.SINGLE($$BF))*0.005*COM.MICROSOFT.SINGLE($$AllProbArt)*COM.MICROSOFT.SINGLE($$AllProbSlash)*[.AL$33]*([.#REF!]+[.$D14])))*(1/([.$C14]+[.AL$34]))" table:style-name="ce317">
            <text:p>#BEZUG!</text:p>
          </table:table-cell>
          <table:table-cell office:value-type="error" office:string-value="#REF!" table:formula="of:=(([.$E14]+60*(COM.MICROSOFT.SINGLE($$SpecAttempts)+COM.MICROSOFT.SINGLE($$TapsPerSec)+COM.MICROSOFT.SINGLE($$BF))*0.005*COM.MICROSOFT.SINGLE($$AllProbArt)*COM.MICROSOFT.SINGLE($$AllProbSlash)*[.AM$33]*([.#REF!]+[.$D14])))*(1/([.$C14]+[.AM$34]))" table:style-name="ce317">
            <text:p>#BEZUG!</text:p>
          </table:table-cell>
          <table:table-cell office:value-type="error" office:string-value="#REF!" table:formula="of:=(([.$E14]+60*(COM.MICROSOFT.SINGLE($$SpecAttempts)+COM.MICROSOFT.SINGLE($$TapsPerSec)+COM.MICROSOFT.SINGLE($$BF))*0.005*COM.MICROSOFT.SINGLE($$AllProbArt)*COM.MICROSOFT.SINGLE($$AllProbSlash)*[.AN$33]*([.#REF!]+[.$D14])))*(1/([.$C14]+[.AN$34]))" table:style-name="ce357">
            <text:p>#BEZUG!</text:p>
          </table:table-cell>
          <table:table-cell office:value-type="error" office:string-value="#REF!" table:formula="of:=(([.$E14]+60*(COM.MICROSOFT.SINGLE($$SpecAttempts)+COM.MICROSOFT.SINGLE($$TapsPerSec)+COM.MICROSOFT.SINGLE($$BF))*0.005*COM.MICROSOFT.SINGLE($$AllProbArt)*COM.MICROSOFT.SINGLE($$AllProbSlash)*[.AO$33]*([.#REF!]+[.$D14])))*(1/([.$C14]+[.AO$34]))" table:style-name="ce357">
            <text:p>#BEZUG!</text:p>
          </table:table-cell>
          <table:table-cell office:value-type="error" office:string-value="#REF!" table:formula="of:=(([.$E14]+60*(COM.MICROSOFT.SINGLE($$SpecAttempts)+COM.MICROSOFT.SINGLE($$TapsPerSec)+COM.MICROSOFT.SINGLE($$BF))*0.005*COM.MICROSOFT.SINGLE($$AllProbArt)*COM.MICROSOFT.SINGLE($$AllProbSlash)*[.AP$33]*([.#REF!]+[.$D14])))*(1/([.$C14]+[.AP$34]))" table:style-name="ce358">
            <text:p>#BEZUG!</text:p>
          </table:table-cell>
          <table:table-cell office:value-type="error" office:string-value="#REF!" table:formula="of:=(([.$E14]+60*(COM.MICROSOFT.SINGLE($$SpecAttempts)+COM.MICROSOFT.SINGLE($$TapsPerSec)+COM.MICROSOFT.SINGLE($$BF))*0.005*COM.MICROSOFT.SINGLE($$AllProbArt)*COM.MICROSOFT.SINGLE($$AllProbSlash)*[.AQ$33]*([.#REF!]+[.$D14])))*(1/([.$C14]+[.AQ$34]))" table:style-name="ce320">
            <text:p>#BEZUG!</text:p>
          </table:table-cell>
          <table:table-cell office:value-type="error" office:string-value="#REF!" table:formula="of:=(([.$E14]+60*(COM.MICROSOFT.SINGLE($$SpecAttempts)+COM.MICROSOFT.SINGLE($$TapsPerSec)+COM.MICROSOFT.SINGLE($$BF))*0.005*COM.MICROSOFT.SINGLE($$AllProbArt)*COM.MICROSOFT.SINGLE($$AllProbSlash)*[.AR$33]*([.#REF!]+[.$D14])))*(1/([.$C14]+[.AR$34]))" table:style-name="ce321">
            <text:p>#BEZUG!</text:p>
          </table:table-cell>
          <table:table-cell office:value-type="error" office:string-value="#REF!" table:formula="of:=(([.$E14]+60*(COM.MICROSOFT.SINGLE($$SpecAttempts)+COM.MICROSOFT.SINGLE($$TapsPerSec)+COM.MICROSOFT.SINGLE($$BF))*0.005*COM.MICROSOFT.SINGLE($$AllProbArt)*COM.MICROSOFT.SINGLE($$AllProbSlash)*[.AS$33]*([.#REF!]+[.$D14])))*(1/([.$C14]+[.AS$34]))" table:style-name="ce322">
            <text:p>#BEZUG!</text:p>
          </table:table-cell>
          <table:table-cell office:value-type="error" office:string-value="#REF!" table:formula="of:=(([.$E14]+60*(COM.MICROSOFT.SINGLE($$SpecAttempts)+COM.MICROSOFT.SINGLE($$TapsPerSec)+COM.MICROSOFT.SINGLE($$BF))*0.005*COM.MICROSOFT.SINGLE($$AllProbArt)*COM.MICROSOFT.SINGLE($$AllProbSlash)*[.AT$33]*([.#REF!]+[.$D14])))*(1/([.$C14]+[.AT$34]))" table:style-name="ce359">
            <text:p>#BEZUG!</text:p>
          </table:table-cell>
          <table:table-cell office:value-type="error" office:string-value="#REF!" table:formula="of:=(([.$E14]+60*(COM.MICROSOFT.SINGLE($$SpecAttempts)+COM.MICROSOFT.SINGLE($$TapsPerSec)+COM.MICROSOFT.SINGLE($$BF))*0.005*COM.MICROSOFT.SINGLE($$AllProbArt)*COM.MICROSOFT.SINGLE($$AllProbSlash)*[.AU$33]*([.#REF!]+[.$D14])))*(1/([.$C14]+[.AU$34]))" table:style-name="ce360">
            <text:p>#BEZUG!</text:p>
          </table:table-cell>
          <table:table-cell office:value-type="error" office:string-value="#REF!" table:formula="of:=(([.$E14]+60*(COM.MICROSOFT.SINGLE($$SpecAttempts)+COM.MICROSOFT.SINGLE($$TapsPerSec)+COM.MICROSOFT.SINGLE($$BF))*0.005*COM.MICROSOFT.SINGLE($$AllProbArt)*COM.MICROSOFT.SINGLE($$AllProbSlash)*[.AV$33]*([.#REF!]+[.$D14])))*(1/([.$C14]+[.AV$34]))" table:style-name="ce361">
            <text:p>#BEZUG!</text:p>
          </table:table-cell>
          <table:table-cell office:value-type="error" office:string-value="#REF!" table:formula="of:=(([.$E14]+60*(COM.MICROSOFT.SINGLE($$SpecAttempts)+COM.MICROSOFT.SINGLE($$TapsPerSec)+COM.MICROSOFT.SINGLE($$BF))*0.005*COM.MICROSOFT.SINGLE($$AllProbArt)*COM.MICROSOFT.SINGLE($$AllProbSlash)*[.AW$33]*([.#REF!]+[.$D14])))*(1/([.$C14]+[.AW$34]))" table:style-name="ce362">
            <text:p>#BEZUG!</text:p>
          </table:table-cell>
          <table:table-cell office:value-type="error" office:string-value="#REF!" table:formula="of:=(([.$E14]+60*(COM.MICROSOFT.SINGLE($$SpecAttempts)+COM.MICROSOFT.SINGLE($$TapsPerSec)+COM.MICROSOFT.SINGLE($$BF))*0.005*COM.MICROSOFT.SINGLE($$AllProbArt)*COM.MICROSOFT.SINGLE($$AllProbSlash)*[.AX$33]*([.#REF!]+[.$D14])))*(1/([.$C14]+[.AX$34]))" table:style-name="ce362">
            <text:p>#BEZUG!</text:p>
          </table:table-cell>
          <table:table-cell office:value-type="error" office:string-value="#REF!" table:formula="of:=(([.$E14]+60*(COM.MICROSOFT.SINGLE($$SpecAttempts)+COM.MICROSOFT.SINGLE($$TapsPerSec)+COM.MICROSOFT.SINGLE($$BF))*0.005*COM.MICROSOFT.SINGLE($$AllProbArt)*COM.MICROSOFT.SINGLE($$AllProbSlash)*[.AY$33]*([.#REF!]+[.$D14])))*(1/([.$C14]+[.AY$34]))" table:style-name="ce362">
            <text:p>#BEZUG!</text:p>
          </table:table-cell>
          <table:table-cell office:value-type="error" office:string-value="#REF!" table:formula="of:=(([.$E14]+60*(COM.MICROSOFT.SINGLE($$SpecAttempts)+COM.MICROSOFT.SINGLE($$TapsPerSec)+COM.MICROSOFT.SINGLE($$BF))*0.005*COM.MICROSOFT.SINGLE($$AllProbArt)*COM.MICROSOFT.SINGLE($$AllProbSlash)*[.AZ$33]*([.#REF!]+[.$D14])))*(1/([.$C14]+[.AZ$34]))" table:style-name="ce363">
            <text:p>#BEZUG!</text:p>
          </table:table-cell>
          <table:table-cell table:style-name="ce302"/>
          <table:table-cell office:value-type="float" office:value="34" table:style-name="ce226">
            <text:p>34</text:p>
          </table:table-cell>
          <table:table-cell table:style-name="ce302"/>
          <table:table-cell table:number-columns-repeated="16297"/>
        </table:table-row>
        <table:table-row table:style-name="ro3">
          <table:table-cell office:value-type="float" office:value="10" table:style-name="ce205">
            <text:p>10</text:p>
          </table:table-cell>
          <table:table-cell office:value-type="float" office:value="3" table:style-name="ce206">
            <text:p>3</text:p>
          </table:table-cell>
          <table:table-cell office:value-type="float" office:value="20" table:style-name="ce207">
            <text:p>20</text:p>
          </table:table-cell>
          <table:table-cell office:value-type="float" office:value="103" table:style-name="ce208">
            <text:p>103</text:p>
          </table:table-cell>
          <table:table-cell office:value-type="float" office:value="1.73" table:style-name="ce209">
            <text:p>1,730</text:p>
          </table:table-cell>
          <table:table-cell table:style-name="ce228"/>
          <table:table-cell office:value-type="float" office:value="10" table:style-name="ce210">
            <text:p>10</text:p>
          </table:table-cell>
          <table:table-cell office:value-type="float" office:value="4" table:style-name="ce211">
            <text:p>4</text:p>
          </table:table-cell>
          <table:table-cell office:value-type="float" office:value="23" table:style-name="ce212">
            <text:p>23</text:p>
          </table:table-cell>
          <table:table-cell office:value-type="float" office:value="4.6355000000000004" table:style-name="ce213">
            <text:p>4,636</text:p>
          </table:table-cell>
          <table:table-cell table:style-name="ce5"/>
          <table:table-cell office:value-type="float" office:value="10" table:style-name="ce214">
            <text:p>10</text:p>
          </table:table-cell>
          <table:table-cell office:value-type="float" office:value="1.1000000000000001" table:style-name="ce215">
            <text:p>1,10</text:p>
          </table:table-cell>
          <table:table-cell table:style-name="ce5"/>
          <table:table-cell office:value-type="float" office:value="10" table:style-name="ce216">
            <text:p>10</text:p>
          </table:table-cell>
          <table:table-cell office:value-type="float" office:value="15" table:style-name="ce217">
            <text:p>15</text:p>
          </table:table-cell>
          <table:table-cell table:style-name="ce3"/>
          <table:table-cell office:value-type="float" office:value="11" table:formula="of:=[.R13]+1" table:style-name="ce218">
            <text:p>11</text:p>
          </table:table-cell>
          <table:table-cell office:value-type="string" table:style-name="ce219">
            <text:p>24.6</text:p>
          </table:table-cell>
          <table:table-cell table:number-columns-repeated="2" table:style-name="ce3"/>
          <table:table-cell table:style-name="ce302"/>
          <table:table-cell office:value-type="string" table:style-name="ce364">
            <text:p>180-199</text:p>
          </table:table-cell>
          <table:table-cell table:style-name="ce231"/>
          <table:covered-table-cell/>
          <table:table-cell office:value-type="float" office:value="9" table:formula="of:=[.Z13]+1" table:style-name="ce223">
            <text:p>9</text:p>
          </table:table-cell>
          <table:table-cell office:value-type="float" office:value="831.14045801526709" table:formula="of:=IF([.$W$3]; [.AA51];COM.MICROSOFT.SINGLE( $$ManaPotion) * [.$E13]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15">
            <text:p>831,1</text:p>
          </table:table-cell>
          <table:table-cell office:value-type="float" office:value="1235.8788385038899" table:formula="of:=IF([.$W$3]; [.AB51];COM.MICROSOFT.SINGLE( $$ManaPotion) * [.$E13]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16">
            <text:p>1235,9</text:p>
          </table:table-cell>
          <table:table-cell office:value-type="float" office:value="1292.484392003656" table:formula="of:=IF([.$W$3]; [.AC51];COM.MICROSOFT.SINGLE( $$ManaPotion) * [.$E13]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16">
            <text:p>1292,5</text:p>
          </table:table-cell>
          <table:table-cell office:value-type="float" office:value="1359.2084050156375" table:formula="of:=IF([.$W$3]; [.AD51];COM.MICROSOFT.SINGLE( $$ManaPotion) * [.$E13]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08">
            <text:p>1359,2</text:p>
          </table:table-cell>
          <table:table-cell office:value-type="float" office:value="1434.2295548276359" table:formula="of:=IF([.$W$3]; [.AE51];COM.MICROSOFT.SINGLE( $$ManaPotion) * [.$E13]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08">
            <text:p>1434,2</text:p>
          </table:table-cell>
          <table:table-cell office:value-type="float" office:value="1518.6464170438342" table:formula="of:=IF([.$W$3]; [.AF51];COM.MICROSOFT.SINGLE( $$ManaPotion) * [.$E13]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09">
            <text:p>1518,6</text:p>
          </table:table-cell>
          <table:table-cell office:value-type="float" office:value="1616.6509248907221" table:formula="of:=IF([.$W$3]; [.AG51];COM.MICROSOFT.SINGLE( $$ManaPotion) * [.$E13]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08">
            <text:p>1616,7</text:p>
          </table:table-cell>
          <table:table-cell office:value-type="float" office:value="1729.8909417745747" table:formula="of:=IF([.$W$3]; [.AH51];COM.MICROSOFT.SINGLE( $$ManaPotion) * [.$E13]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08">
            <text:p>1729,9</text:p>
          </table:table-cell>
          <table:table-cell office:value-type="float" office:value="1857.2968019755292" table:formula="of:=IF([.$W$3]; [.AI51];COM.MICROSOFT.SINGLE( $$ManaPotion) * [.$E13]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08">
            <text:p>1857,3</text:p>
          </table:table-cell>
          <table:table-cell office:value-type="float" office:value="2003.6386364064867" table:formula="of:=IF([.$W$3]; [.AJ51];COM.MICROSOFT.SINGLE( $$ManaPotion) * [.$E13]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08">
            <text:p>2003,6</text:p>
          </table:table-cell>
          <table:table-cell office:value-type="float" office:value="2171.2581456974181" table:formula="of:=IF([.$W$3]; [.AK51];COM.MICROSOFT.SINGLE( $$ManaPotion) * [.$E13]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19">
            <text:p>2171,3</text:p>
          </table:table-cell>
          <table:table-cell office:value-type="float" office:value="2362.8728589744605" table:formula="of:=IF([.$W$3]; [.AL51];COM.MICROSOFT.SINGLE( $$ManaPotion) * [.$E13]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18">
            <text:p>2362,9</text:p>
          </table:table-cell>
          <table:table-cell office:value-type="float" office:value="2581.4604943226373" table:formula="of:=IF([.$W$3]; [.AM51];COM.MICROSOFT.SINGLE( $$ManaPotion) * [.$E13]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18">
            <text:p>2581,5</text:p>
          </table:table-cell>
          <table:table-cell office:value-type="float" office:value="2833.3523164081639" table:formula="of:=IF([.$W$3]; [.AN51];COM.MICROSOFT.SINGLE( $$ManaPotion) * [.$E13]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18">
            <text:p>2833,4</text:p>
          </table:table-cell>
          <table:table-cell office:value-type="float" office:value="3119.7914502568265" table:formula="of:=IF([.$W$3]; [.AO51];COM.MICROSOFT.SINGLE( $$ManaPotion) * [.$E13]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23">
            <text:p>3119,8</text:p>
          </table:table-cell>
          <table:table-cell office:value-type="float" office:value="3448.0342768330997" table:formula="of:=IF([.$W$3]; [.AP51];COM.MICROSOFT.SINGLE( $$ManaPotion) * [.$E13]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37">
            <text:p>3448,0</text:p>
          </table:table-cell>
          <table:table-cell office:value-type="float" office:value="3823.3134851990158" table:formula="of:=IF([.$W$3]; [.AQ51];COM.MICROSOFT.SINGLE( $$ManaPotion) * [.$E13]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23">
            <text:p>3823,3</text:p>
          </table:table-cell>
          <table:table-cell office:value-type="float" office:value="4254.5622296096417" table:formula="of:=IF([.$W$3]; [.AR51];COM.MICROSOFT.SINGLE( $$ManaPotion) * [.$E13]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25">
            <text:p>4254,6</text:p>
          </table:table-cell>
          <table:table-cell office:value-type="float" office:value="4748.7188823019305" table:formula="of:=IF([.$W$3]; [.AS51];COM.MICROSOFT.SINGLE( $$ManaPotion) * [.$E13]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27">
            <text:p>4748,7</text:p>
          </table:table-cell>
          <table:table-cell office:value-type="float" office:value="5313.7047515797276" table:formula="of:=IF([.$W$3]; [.AT51];COM.MICROSOFT.SINGLE( $$ManaPotion) * [.$E13]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27">
            <text:p>5313,7</text:p>
          </table:table-cell>
          <table:table-cell office:value-type="float" office:value="5958.3662620451414" table:formula="of:=IF([.$W$3]; [.AU51];COM.MICROSOFT.SINGLE( $$ManaPotion) * [.$E13]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31">
            <text:p>5958,4</text:p>
          </table:table-cell>
          <table:table-cell office:value-type="float" office:value="6698.632759958833" table:formula="of:=IF([.$W$3]; [.AV51];COM.MICROSOFT.SINGLE( $$ManaPotion) * [.$E13]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33">
            <text:p>6698,6</text:p>
          </table:table-cell>
          <table:table-cell office:value-type="float" office:value="7546.5018473138571" table:formula="of:=IF([.$W$3]; [.AW51];COM.MICROSOFT.SINGLE( $$ManaPotion) * [.$E13]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51">
            <text:p>7546,5</text:p>
          </table:table-cell>
          <table:table-cell office:value-type="float" office:value="8515.4166203192999" table:formula="of:=IF([.$W$3]; [.AX51];COM.MICROSOFT.SINGLE( $$ManaPotion) * [.$E13]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52">
            <text:p>8515,4</text:p>
          </table:table-cell>
          <table:table-cell office:value-type="float" office:value="9626.5391142978533" table:formula="of:=IF([.$W$3]; [.AY51];COM.MICROSOFT.SINGLE( $$ManaPotion) * [.$E13]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84">
            <text:p>9626,5</text:p>
          </table:table-cell>
          <table:table-cell office:value-type="float" office:value="10897.619998222373" table:formula="of:=IF([.$W$3]; [.AZ51];COM.MICROSOFT.SINGLE( $$ManaPotion) * [.$E13]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60">
            <text:p>10897,6</text:p>
          </table:table-cell>
          <table:table-cell table:style-name="ce302"/>
          <table:table-cell office:value-type="float" office:value="17" table:formula="of:=[.C13]" table:style-name="ce247">
            <text:p>17</text:p>
          </table:table-cell>
          <table:table-cell table:style-name="ce248"/>
          <table:table-cell table:style-name="ce5"/>
          <table:table-cell table:style-name="ce302"/>
          <table:covered-table-cell/>
          <table:table-cell office:value-type="float" office:value="11" table:formula="of:=[.BG13]+1" table:style-name="ce223">
            <text:p>11</text:p>
          </table:table-cell>
          <table:table-cell office:value-type="error" office:string-value="#REF!" table:formula="of:=(([.$E15]+60*(COM.MICROSOFT.SINGLE($$SpecAttempts)+COM.MICROSOFT.SINGLE($$TapsPerSec)+COM.MICROSOFT.SINGLE($$BF))*0.005*COM.MICROSOFT.SINGLE($$AllProbArt)*COM.MICROSOFT.SINGLE($$AllProbSlash)*[.AB$33]*([.#REF!]+[.$D15])))*(1/([.$C15]+[.AB$34]))" table:style-name="ce365">
            <text:p>#BEZUG!</text:p>
          </table:table-cell>
          <table:table-cell office:value-type="error" office:string-value="#REF!" table:formula="of:=(([.$E15]+60*(COM.MICROSOFT.SINGLE($$SpecAttempts)+COM.MICROSOFT.SINGLE($$TapsPerSec)+COM.MICROSOFT.SINGLE($$BF))*0.005*COM.MICROSOFT.SINGLE($$AllProbArt)*COM.MICROSOFT.SINGLE($$AllProbSlash)*[.AC$33]*([.#REF!]+[.$D15])))*(1/([.$C15]+[.AC$34]))" table:style-name="ce290">
            <text:p>#BEZUG!</text:p>
          </table:table-cell>
          <table:table-cell office:value-type="error" office:string-value="#REF!" table:formula="of:=(([.$E15]+60*(COM.MICROSOFT.SINGLE($$SpecAttempts)+COM.MICROSOFT.SINGLE($$TapsPerSec)+COM.MICROSOFT.SINGLE($$BF))*0.005*COM.MICROSOFT.SINGLE($$AllProbArt)*COM.MICROSOFT.SINGLE($$AllProbSlash)*[.AD$33]*([.#REF!]+[.$D15])))*(1/([.$C15]+[.AD$34]))" table:style-name="ce290">
            <text:p>#BEZUG!</text:p>
          </table:table-cell>
          <table:table-cell office:value-type="error" office:string-value="#REF!" table:formula="of:=(([.$E15]+60*(COM.MICROSOFT.SINGLE($$SpecAttempts)+COM.MICROSOFT.SINGLE($$TapsPerSec)+COM.MICROSOFT.SINGLE($$BF))*0.005*COM.MICROSOFT.SINGLE($$AllProbArt)*COM.MICROSOFT.SINGLE($$AllProbSlash)*[.AE$33]*([.#REF!]+[.$D15])))*(1/([.$C15]+[.AE$34]))" table:style-name="ce290">
            <text:p>#BEZUG!</text:p>
          </table:table-cell>
          <table:table-cell office:value-type="error" office:string-value="#REF!" table:formula="of:=(([.$E15]+60*(COM.MICROSOFT.SINGLE($$SpecAttempts)+COM.MICROSOFT.SINGLE($$TapsPerSec)+COM.MICROSOFT.SINGLE($$BF))*0.005*COM.MICROSOFT.SINGLE($$AllProbArt)*COM.MICROSOFT.SINGLE($$AllProbSlash)*[.AF$33]*([.#REF!]+[.$D15])))*(1/([.$C15]+[.AF$34]))" table:style-name="ce289">
            <text:p>#BEZUG!</text:p>
          </table:table-cell>
          <table:table-cell office:value-type="error" office:string-value="#REF!" table:formula="of:=(([.$E15]+60*(COM.MICROSOFT.SINGLE($$SpecAttempts)+COM.MICROSOFT.SINGLE($$TapsPerSec)+COM.MICROSOFT.SINGLE($$BF))*0.005*COM.MICROSOFT.SINGLE($$AllProbArt)*COM.MICROSOFT.SINGLE($$AllProbSlash)*[.AG$33]*([.#REF!]+[.$D15])))*(1/([.$C15]+[.AG$34]))" table:style-name="ce290">
            <text:p>#BEZUG!</text:p>
          </table:table-cell>
          <table:table-cell office:value-type="error" office:string-value="#REF!" table:formula="of:=(([.$E15]+60*(COM.MICROSOFT.SINGLE($$SpecAttempts)+COM.MICROSOFT.SINGLE($$TapsPerSec)+COM.MICROSOFT.SINGLE($$BF))*0.005*COM.MICROSOFT.SINGLE($$AllProbArt)*COM.MICROSOFT.SINGLE($$AllProbSlash)*[.AH$33]*([.#REF!]+[.$D15])))*(1/([.$C15]+[.AH$34]))" table:style-name="ce291">
            <text:p>#BEZUG!</text:p>
          </table:table-cell>
          <table:table-cell office:value-type="error" office:string-value="#REF!" table:formula="of:=(([.$E15]+60*(COM.MICROSOFT.SINGLE($$SpecAttempts)+COM.MICROSOFT.SINGLE($$TapsPerSec)+COM.MICROSOFT.SINGLE($$BF))*0.005*COM.MICROSOFT.SINGLE($$AllProbArt)*COM.MICROSOFT.SINGLE($$AllProbSlash)*[.AI$33]*([.#REF!]+[.$D15])))*(1/([.$C15]+[.AI$34]))" table:style-name="ce291">
            <text:p>#BEZUG!</text:p>
          </table:table-cell>
          <table:table-cell office:value-type="error" office:string-value="#REF!" table:formula="of:=(([.$E15]+60*(COM.MICROSOFT.SINGLE($$SpecAttempts)+COM.MICROSOFT.SINGLE($$TapsPerSec)+COM.MICROSOFT.SINGLE($$BF))*0.005*COM.MICROSOFT.SINGLE($$AllProbArt)*COM.MICROSOFT.SINGLE($$AllProbSlash)*[.AJ$33]*([.#REF!]+[.$D15])))*(1/([.$C15]+[.AJ$34]))" table:style-name="ce291">
            <text:p>#BEZUG!</text:p>
          </table:table-cell>
          <table:table-cell office:value-type="error" office:string-value="#REF!" table:formula="of:=(([.$E15]+60*(COM.MICROSOFT.SINGLE($$SpecAttempts)+COM.MICROSOFT.SINGLE($$TapsPerSec)+COM.MICROSOFT.SINGLE($$BF))*0.005*COM.MICROSOFT.SINGLE($$AllProbArt)*COM.MICROSOFT.SINGLE($$AllProbSlash)*[.AK$33]*([.#REF!]+[.$D15])))*(1/([.$C15]+[.AK$34]))" table:style-name="ce293">
            <text:p>#BEZUG!</text:p>
          </table:table-cell>
          <table:table-cell office:value-type="error" office:string-value="#REF!" table:formula="of:=(([.$E15]+60*(COM.MICROSOFT.SINGLE($$SpecAttempts)+COM.MICROSOFT.SINGLE($$TapsPerSec)+COM.MICROSOFT.SINGLE($$BF))*0.005*COM.MICROSOFT.SINGLE($$AllProbArt)*COM.MICROSOFT.SINGLE($$AllProbSlash)*[.AL$33]*([.#REF!]+[.$D15])))*(1/([.$C15]+[.AL$34]))" table:style-name="ce292">
            <text:p>#BEZUG!</text:p>
          </table:table-cell>
          <table:table-cell office:value-type="error" office:string-value="#REF!" table:formula="of:=(([.$E15]+60*(COM.MICROSOFT.SINGLE($$SpecAttempts)+COM.MICROSOFT.SINGLE($$TapsPerSec)+COM.MICROSOFT.SINGLE($$BF))*0.005*COM.MICROSOFT.SINGLE($$AllProbArt)*COM.MICROSOFT.SINGLE($$AllProbSlash)*[.AM$33]*([.#REF!]+[.$D15])))*(1/([.$C15]+[.AM$34]))" table:style-name="ce292">
            <text:p>#BEZUG!</text:p>
          </table:table-cell>
          <table:table-cell office:value-type="error" office:string-value="#REF!" table:formula="of:=(([.$E15]+60*(COM.MICROSOFT.SINGLE($$SpecAttempts)+COM.MICROSOFT.SINGLE($$TapsPerSec)+COM.MICROSOFT.SINGLE($$BF))*0.005*COM.MICROSOFT.SINGLE($$AllProbArt)*COM.MICROSOFT.SINGLE($$AllProbSlash)*[.AN$33]*([.#REF!]+[.$D15])))*(1/([.$C15]+[.AN$34]))" table:style-name="ce294">
            <text:p>#BEZUG!</text:p>
          </table:table-cell>
          <table:table-cell office:value-type="error" office:string-value="#REF!" table:formula="of:=(([.$E15]+60*(COM.MICROSOFT.SINGLE($$SpecAttempts)+COM.MICROSOFT.SINGLE($$TapsPerSec)+COM.MICROSOFT.SINGLE($$BF))*0.005*COM.MICROSOFT.SINGLE($$AllProbArt)*COM.MICROSOFT.SINGLE($$AllProbSlash)*[.AO$33]*([.#REF!]+[.$D15])))*(1/([.$C15]+[.AO$34]))" table:style-name="ce295">
            <text:p>#BEZUG!</text:p>
          </table:table-cell>
          <table:table-cell office:value-type="error" office:string-value="#REF!" table:formula="of:=(([.$E15]+60*(COM.MICROSOFT.SINGLE($$SpecAttempts)+COM.MICROSOFT.SINGLE($$TapsPerSec)+COM.MICROSOFT.SINGLE($$BF))*0.005*COM.MICROSOFT.SINGLE($$AllProbArt)*COM.MICROSOFT.SINGLE($$AllProbSlash)*[.AP$33]*([.#REF!]+[.$D15])))*(1/([.$C15]+[.AP$34]))" table:style-name="ce351">
            <text:p>#BEZUG!</text:p>
          </table:table-cell>
          <table:table-cell office:value-type="error" office:string-value="#REF!" table:formula="of:=(([.$E15]+60*(COM.MICROSOFT.SINGLE($$SpecAttempts)+COM.MICROSOFT.SINGLE($$TapsPerSec)+COM.MICROSOFT.SINGLE($$BF))*0.005*COM.MICROSOFT.SINGLE($$AllProbArt)*COM.MICROSOFT.SINGLE($$AllProbSlash)*[.AQ$33]*([.#REF!]+[.$D15])))*(1/([.$C15]+[.AQ$34]))" table:style-name="ce296">
            <text:p>#BEZUG!</text:p>
          </table:table-cell>
          <table:table-cell office:value-type="error" office:string-value="#REF!" table:formula="of:=(([.$E15]+60*(COM.MICROSOFT.SINGLE($$SpecAttempts)+COM.MICROSOFT.SINGLE($$TapsPerSec)+COM.MICROSOFT.SINGLE($$BF))*0.005*COM.MICROSOFT.SINGLE($$AllProbArt)*COM.MICROSOFT.SINGLE($$AllProbSlash)*[.AR$33]*([.#REF!]+[.$D15])))*(1/([.$C15]+[.AR$34]))" table:style-name="ce326">
            <text:p>#BEZUG!</text:p>
          </table:table-cell>
          <table:table-cell office:value-type="error" office:string-value="#REF!" table:formula="of:=(([.$E15]+60*(COM.MICROSOFT.SINGLE($$SpecAttempts)+COM.MICROSOFT.SINGLE($$TapsPerSec)+COM.MICROSOFT.SINGLE($$BF))*0.005*COM.MICROSOFT.SINGLE($$AllProbArt)*COM.MICROSOFT.SINGLE($$AllProbSlash)*[.AS$33]*([.#REF!]+[.$D15])))*(1/([.$C15]+[.AS$34]))" table:style-name="ce297">
            <text:p>#BEZUG!</text:p>
          </table:table-cell>
          <table:table-cell office:value-type="error" office:string-value="#REF!" table:formula="of:=(([.$E15]+60*(COM.MICROSOFT.SINGLE($$SpecAttempts)+COM.MICROSOFT.SINGLE($$TapsPerSec)+COM.MICROSOFT.SINGLE($$BF))*0.005*COM.MICROSOFT.SINGLE($$AllProbArt)*COM.MICROSOFT.SINGLE($$AllProbSlash)*[.AT$33]*([.#REF!]+[.$D15])))*(1/([.$C15]+[.AT$34]))" table:style-name="ce352">
            <text:p>#BEZUG!</text:p>
          </table:table-cell>
          <table:table-cell office:value-type="error" office:string-value="#REF!" table:formula="of:=(([.$E15]+60*(COM.MICROSOFT.SINGLE($$SpecAttempts)+COM.MICROSOFT.SINGLE($$TapsPerSec)+COM.MICROSOFT.SINGLE($$BF))*0.005*COM.MICROSOFT.SINGLE($$AllProbArt)*COM.MICROSOFT.SINGLE($$AllProbSlash)*[.AU$33]*([.#REF!]+[.$D15])))*(1/([.$C15]+[.AU$34]))" table:style-name="ce366">
            <text:p>#BEZUG!</text:p>
          </table:table-cell>
          <table:table-cell office:value-type="error" office:string-value="#REF!" table:formula="of:=(([.$E15]+60*(COM.MICROSOFT.SINGLE($$SpecAttempts)+COM.MICROSOFT.SINGLE($$TapsPerSec)+COM.MICROSOFT.SINGLE($$BF))*0.005*COM.MICROSOFT.SINGLE($$AllProbArt)*COM.MICROSOFT.SINGLE($$AllProbSlash)*[.AV$33]*([.#REF!]+[.$D15])))*(1/([.$C15]+[.AV$34]))" table:style-name="ce349">
            <text:p>#BEZUG!</text:p>
          </table:table-cell>
          <table:table-cell office:value-type="error" office:string-value="#REF!" table:formula="of:=(([.$E15]+60*(COM.MICROSOFT.SINGLE($$SpecAttempts)+COM.MICROSOFT.SINGLE($$TapsPerSec)+COM.MICROSOFT.SINGLE($$BF))*0.005*COM.MICROSOFT.SINGLE($$AllProbArt)*COM.MICROSOFT.SINGLE($$AllProbSlash)*[.AW$33]*([.#REF!]+[.$D15])))*(1/([.$C15]+[.AW$34]))" table:style-name="ce300">
            <text:p>#BEZUG!</text:p>
          </table:table-cell>
          <table:table-cell office:value-type="error" office:string-value="#REF!" table:formula="of:=(([.$E15]+60*(COM.MICROSOFT.SINGLE($$SpecAttempts)+COM.MICROSOFT.SINGLE($$TapsPerSec)+COM.MICROSOFT.SINGLE($$BF))*0.005*COM.MICROSOFT.SINGLE($$AllProbArt)*COM.MICROSOFT.SINGLE($$AllProbSlash)*[.AX$33]*([.#REF!]+[.$D15])))*(1/([.$C15]+[.AX$34]))" table:style-name="ce300">
            <text:p>#BEZUG!</text:p>
          </table:table-cell>
          <table:table-cell office:value-type="error" office:string-value="#REF!" table:formula="of:=(([.$E15]+60*(COM.MICROSOFT.SINGLE($$SpecAttempts)+COM.MICROSOFT.SINGLE($$TapsPerSec)+COM.MICROSOFT.SINGLE($$BF))*0.005*COM.MICROSOFT.SINGLE($$AllProbArt)*COM.MICROSOFT.SINGLE($$AllProbSlash)*[.AY$33]*([.#REF!]+[.$D15])))*(1/([.$C15]+[.AY$34]))" table:style-name="ce300">
            <text:p>#BEZUG!</text:p>
          </table:table-cell>
          <table:table-cell office:value-type="error" office:string-value="#REF!" table:formula="of:=(([.$E15]+60*(COM.MICROSOFT.SINGLE($$SpecAttempts)+COM.MICROSOFT.SINGLE($$TapsPerSec)+COM.MICROSOFT.SINGLE($$BF))*0.005*COM.MICROSOFT.SINGLE($$AllProbArt)*COM.MICROSOFT.SINGLE($$AllProbSlash)*[.AZ$33]*([.#REF!]+[.$D15])))*(1/([.$C15]+[.AZ$34]))" table:style-name="ce301">
            <text:p>#BEZUG!</text:p>
          </table:table-cell>
          <table:table-cell table:style-name="ce302"/>
          <table:table-cell office:value-type="float" office:value="41" table:style-name="ce226">
            <text:p>41</text:p>
          </table:table-cell>
          <table:table-cell table:style-name="ce302"/>
          <table:table-cell table:number-columns-repeated="16297"/>
        </table:table-row>
        <table:table-row table:style-name="ro3">
          <table:table-cell office:value-type="float" office:value="11" table:style-name="ce205">
            <text:p>11</text:p>
          </table:table-cell>
          <table:table-cell office:value-type="float" office:value="4" table:style-name="ce206">
            <text:p>4</text:p>
          </table:table-cell>
          <table:table-cell office:value-type="float" office:value="24" table:style-name="ce207">
            <text:p>24</text:p>
          </table:table-cell>
          <table:table-cell office:value-type="float" office:value="132" table:style-name="ce208">
            <text:p>132</text:p>
          </table:table-cell>
          <table:table-cell office:value-type="float" office:value="1.8" table:style-name="ce209">
            <text:p>1,800</text:p>
          </table:table-cell>
          <table:table-cell table:style-name="ce228"/>
          <table:table-cell office:value-type="float" office:value="11" table:style-name="ce210">
            <text:p>11</text:p>
          </table:table-cell>
          <table:table-cell office:value-type="float" office:value="4" table:style-name="ce211">
            <text:p>4</text:p>
          </table:table-cell>
          <table:table-cell office:value-type="float" office:value="27" table:style-name="ce212">
            <text:p>27</text:p>
          </table:table-cell>
          <table:table-cell office:value-type="float" office:value="5.2983000000000002" table:style-name="ce213">
            <text:p>5,298</text:p>
          </table:table-cell>
          <table:table-cell table:style-name="ce5"/>
          <table:table-cell office:value-type="float" office:value="11" table:style-name="ce214">
            <text:p>11</text:p>
          </table:table-cell>
          <table:table-cell office:value-type="float" office:value="1.1100000000000001" table:style-name="ce215">
            <text:p>1,11</text:p>
          </table:table-cell>
          <table:table-cell table:style-name="ce5"/>
          <table:table-cell office:value-type="float" office:value="11" table:style-name="ce216">
            <text:p>11</text:p>
          </table:table-cell>
          <table:table-cell office:value-type="float" office:value="18" table:style-name="ce217">
            <text:p>18</text:p>
          </table:table-cell>
          <table:table-cell table:style-name="ce3"/>
          <table:table-cell office:value-type="float" office:value="12" table:formula="of:=[.R14]+1" table:style-name="ce218">
            <text:p>12</text:p>
          </table:table-cell>
          <table:table-cell office:value-type="string" table:style-name="ce219">
            <text:p>28.0</text:p>
          </table:table-cell>
          <table:table-cell table:number-columns-repeated="2" table:style-name="ce3"/>
          <table:table-cell table:style-name="ce221"/>
          <table:table-cell office:value-type="string" table:style-name="ce367">
            <text:p>200-219</text:p>
          </table:table-cell>
          <table:table-cell table:style-name="ce231"/>
          <table:covered-table-cell/>
          <table:table-cell office:value-type="float" office:value="10" table:formula="of:=[.Z14]+1" table:style-name="ce223">
            <text:p>10</text:p>
          </table:table-cell>
          <table:table-cell office:value-type="float" office:value="866.18854961832062" table:formula="of:=IF([.$W$3]; [.AA52];COM.MICROSOFT.SINGLE( $$ManaPotion) * [.$E14]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43">
            <text:p>866,2</text:p>
          </table:table-cell>
          <table:table-cell office:value-type="float" office:value="1287.9942112118854" table:formula="of:=IF([.$W$3]; [.AB52];COM.MICROSOFT.SINGLE( $$ManaPotion) * [.$E14]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40">
            <text:p>1288,0</text:p>
          </table:table-cell>
          <table:table-cell office:value-type="float" office:value="1346.9867458833282" table:formula="of:=IF([.$W$3]; [.AC52];COM.MICROSOFT.SINGLE( $$ManaPotion) * [.$E14]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40">
            <text:p>1347,0</text:p>
          </table:table-cell>
          <table:table-cell office:value-type="float" office:value="1416.5244220946101" table:formula="of:=IF([.$W$3]; [.AD52];COM.MICROSOFT.SINGLE( $$ManaPotion) * [.$E14]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40">
            <text:p>1416,5</text:p>
          </table:table-cell>
          <table:table-cell office:value-type="float" office:value="1494.7091143685602" table:formula="of:=IF([.$W$3]; [.AE52];COM.MICROSOFT.SINGLE( $$ManaPotion) * [.$E14]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40">
            <text:p>1494,7</text:p>
          </table:table-cell>
          <table:table-cell office:value-type="float" office:value="1582.6857237866466" table:formula="of:=IF([.$W$3]; [.AF52];COM.MICROSOFT.SINGLE( $$ManaPotion) * [.$E14]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41">
            <text:p>1582,7</text:p>
          </table:table-cell>
          <table:table-cell office:value-type="float" office:value="1684.8229518439452" table:formula="of:=IF([.$W$3]; [.AG52];COM.MICROSOFT.SINGLE( $$ManaPotion) * [.$E14]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40">
            <text:p>1684,8</text:p>
          </table:table-cell>
          <table:table-cell office:value-type="float" office:value="1802.8381501626591" table:formula="of:=IF([.$W$3]; [.AH52];COM.MICROSOFT.SINGLE( $$ManaPotion) * [.$E14]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40">
            <text:p>1802,8</text:p>
          </table:table-cell>
          <table:table-cell office:value-type="float" office:value="1935.6165466371478" table:formula="of:=IF([.$W$3]; [.AI52];COM.MICROSOFT.SINGLE( $$ManaPotion) * [.$E14]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40">
            <text:p>1935,6</text:p>
          </table:table-cell>
          <table:table-cell office:value-type="float" office:value="2088.1294222790498" table:formula="of:=IF([.$W$3]; [.AJ52];COM.MICROSOFT.SINGLE( $$ManaPotion) * [.$E14]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40">
            <text:p>2088,1</text:p>
          </table:table-cell>
          <table:table-cell office:value-type="float" office:value="2262.8172241304419" table:formula="of:=IF([.$W$3]; [.AK52];COM.MICROSOFT.SINGLE( $$ManaPotion) * [.$E14]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42">
            <text:p>2262,8</text:p>
          </table:table-cell>
          <table:table-cell office:value-type="float" office:value="2462.5120759191668" table:formula="of:=IF([.$W$3]; [.AL52];COM.MICROSOFT.SINGLE( $$ManaPotion) * [.$E14]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34">
            <text:p>2462,5</text:p>
          </table:table-cell>
          <table:table-cell office:value-type="float" office:value="2690.31726215552" table:formula="of:=IF([.$W$3]; [.AM52];COM.MICROSOFT.SINGLE( $$ManaPotion) * [.$E14]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34">
            <text:p>2690,3</text:p>
          </table:table-cell>
          <table:table-cell office:value-type="float" office:value="2952.8310285458574" table:formula="of:=IF([.$W$3]; [.AN52];COM.MICROSOFT.SINGLE( $$ManaPotion) * [.$E14]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34">
            <text:p>2952,8</text:p>
          </table:table-cell>
          <table:table-cell office:value-type="float" office:value="3251.3489210507892" table:formula="of:=IF([.$W$3]; [.AO52];COM.MICROSOFT.SINGLE( $$ManaPotion) * [.$E14]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36">
            <text:p>3251,3</text:p>
          </table:table-cell>
          <table:table-cell office:value-type="float" office:value="3593.4333126031706" table:formula="of:=IF([.$W$3]; [.AP52];COM.MICROSOFT.SINGLE( $$ManaPotion) * [.$E14]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35">
            <text:p>3593,4</text:p>
          </table:table-cell>
          <table:table-cell office:value-type="float" office:value="3984.5375478278902" table:formula="of:=IF([.$W$3]; [.AQ52];COM.MICROSOFT.SINGLE( $$ManaPotion) * [.$E14]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38">
            <text:p>3984,5</text:p>
          </table:table-cell>
          <table:table-cell office:value-type="float" office:value="4433.9714802558319" table:formula="of:=IF([.$W$3]; [.AR52];COM.MICROSOFT.SINGLE( $$ManaPotion) * [.$E14]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38">
            <text:p>4434,0</text:p>
          </table:table-cell>
          <table:table-cell office:value-type="float" office:value="4948.9660640857464" table:formula="of:=IF([.$W$3]; [.AS52];COM.MICROSOFT.SINGLE( $$ManaPotion) * [.$E14]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39">
            <text:p>4949,0</text:p>
          </table:table-cell>
          <table:table-cell office:value-type="float" office:value="5537.776638694535" table:formula="of:=IF([.$W$3]; [.AT52];COM.MICROSOFT.SINGLE( $$ManaPotion) * [.$E14]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39">
            <text:p>5537,8</text:p>
          </table:table-cell>
          <table:table-cell office:value-type="float" office:value="6209.6226706855987" table:formula="of:=IF([.$W$3]; [.AU52];COM.MICROSOFT.SINGLE( $$ManaPotion) * [.$E14]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48">
            <text:p>6209,6</text:p>
          </table:table-cell>
          <table:table-cell office:value-type="float" office:value="6981.1052257402298" table:formula="of:=IF([.$W$3]; [.AV52];COM.MICROSOFT.SINGLE( $$ManaPotion) * [.$E14]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49">
            <text:p>6981,1</text:p>
          </table:table-cell>
          <table:table-cell office:value-type="float" office:value="7864.7278288270927" table:formula="of:=IF([.$W$3]; [.AW52];COM.MICROSOFT.SINGLE( $$ManaPotion) * [.$E14]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50">
            <text:p>7864,7</text:p>
          </table:table-cell>
          <table:table-cell office:value-type="float" office:value="8874.5004537062596" table:formula="of:=IF([.$W$3]; [.AX52];COM.MICROSOFT.SINGLE( $$ManaPotion) * [.$E14]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53">
            <text:p>8874,5</text:p>
          </table:table-cell>
          <table:table-cell office:value-type="float" office:value="10032.477510683908" table:formula="of:=IF([.$W$3]; [.AY52];COM.MICROSOFT.SINGLE( $$ManaPotion) * [.$E14]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73">
            <text:p>10032,5</text:p>
          </table:table-cell>
          <table:table-cell office:value-type="float" office:value="11357.158190918499" table:formula="of:=IF([.$W$3]; [.AZ52];COM.MICROSOFT.SINGLE( $$ManaPotion) * [.$E14]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61">
            <text:p>11357,2</text:p>
          </table:table-cell>
          <table:table-cell table:style-name="ce302"/>
          <table:table-cell office:value-type="float" office:value="20" table:formula="of:=[.C14]" table:style-name="ce247">
            <text:p>20</text:p>
          </table:table-cell>
          <table:table-cell table:style-name="ce248"/>
          <table:table-cell table:style-name="ce5"/>
          <table:table-cell table:style-name="ce221"/>
          <table:covered-table-cell/>
          <table:table-cell office:value-type="float" office:value="12" table:formula="of:=[.BG14]+1" table:style-name="ce223">
            <text:p>12</text:p>
          </table:table-cell>
          <table:table-cell office:value-type="error" office:string-value="#REF!" table:formula="of:=(([.$E16]+60*(COM.MICROSOFT.SINGLE($$SpecAttempts)+COM.MICROSOFT.SINGLE($$TapsPerSec)+COM.MICROSOFT.SINGLE($$BF))*0.005*COM.MICROSOFT.SINGLE($$AllProbArt)*COM.MICROSOFT.SINGLE($$AllProbSlash)*[.AB$33]*([.#REF!]+[.$D16])))*(1/([.$C16]+[.AB$34]))" table:style-name="ce365">
            <text:p>#BEZUG!</text:p>
          </table:table-cell>
          <table:table-cell office:value-type="error" office:string-value="#REF!" table:formula="of:=(([.$E16]+60*(COM.MICROSOFT.SINGLE($$SpecAttempts)+COM.MICROSOFT.SINGLE($$TapsPerSec)+COM.MICROSOFT.SINGLE($$BF))*0.005*COM.MICROSOFT.SINGLE($$AllProbArt)*COM.MICROSOFT.SINGLE($$AllProbSlash)*[.AC$33]*([.#REF!]+[.$D16])))*(1/([.$C16]+[.AC$34]))" table:style-name="ce290">
            <text:p>#BEZUG!</text:p>
          </table:table-cell>
          <table:table-cell office:value-type="error" office:string-value="#REF!" table:formula="of:=(([.$E16]+60*(COM.MICROSOFT.SINGLE($$SpecAttempts)+COM.MICROSOFT.SINGLE($$TapsPerSec)+COM.MICROSOFT.SINGLE($$BF))*0.005*COM.MICROSOFT.SINGLE($$AllProbArt)*COM.MICROSOFT.SINGLE($$AllProbSlash)*[.AD$33]*([.#REF!]+[.$D16])))*(1/([.$C16]+[.AD$34]))" table:style-name="ce290">
            <text:p>#BEZUG!</text:p>
          </table:table-cell>
          <table:table-cell office:value-type="error" office:string-value="#REF!" table:formula="of:=(([.$E16]+60*(COM.MICROSOFT.SINGLE($$SpecAttempts)+COM.MICROSOFT.SINGLE($$TapsPerSec)+COM.MICROSOFT.SINGLE($$BF))*0.005*COM.MICROSOFT.SINGLE($$AllProbArt)*COM.MICROSOFT.SINGLE($$AllProbSlash)*[.AE$33]*([.#REF!]+[.$D16])))*(1/([.$C16]+[.AE$34]))" table:style-name="ce290">
            <text:p>#BEZUG!</text:p>
          </table:table-cell>
          <table:table-cell office:value-type="error" office:string-value="#REF!" table:formula="of:=(([.$E16]+60*(COM.MICROSOFT.SINGLE($$SpecAttempts)+COM.MICROSOFT.SINGLE($$TapsPerSec)+COM.MICROSOFT.SINGLE($$BF))*0.005*COM.MICROSOFT.SINGLE($$AllProbArt)*COM.MICROSOFT.SINGLE($$AllProbSlash)*[.AF$33]*([.#REF!]+[.$D16])))*(1/([.$C16]+[.AF$34]))" table:style-name="ce348">
            <text:p>#BEZUG!</text:p>
          </table:table-cell>
          <table:table-cell office:value-type="error" office:string-value="#REF!" table:formula="of:=(([.$E16]+60*(COM.MICROSOFT.SINGLE($$SpecAttempts)+COM.MICROSOFT.SINGLE($$TapsPerSec)+COM.MICROSOFT.SINGLE($$BF))*0.005*COM.MICROSOFT.SINGLE($$AllProbArt)*COM.MICROSOFT.SINGLE($$AllProbSlash)*[.AG$33]*([.#REF!]+[.$D16])))*(1/([.$C16]+[.AG$34]))" table:style-name="ce291">
            <text:p>#BEZUG!</text:p>
          </table:table-cell>
          <table:table-cell office:value-type="error" office:string-value="#REF!" table:formula="of:=(([.$E16]+60*(COM.MICROSOFT.SINGLE($$SpecAttempts)+COM.MICROSOFT.SINGLE($$TapsPerSec)+COM.MICROSOFT.SINGLE($$BF))*0.005*COM.MICROSOFT.SINGLE($$AllProbArt)*COM.MICROSOFT.SINGLE($$AllProbSlash)*[.AH$33]*([.#REF!]+[.$D16])))*(1/([.$C16]+[.AH$34]))" table:style-name="ce291">
            <text:p>#BEZUG!</text:p>
          </table:table-cell>
          <table:table-cell office:value-type="error" office:string-value="#REF!" table:formula="of:=(([.$E16]+60*(COM.MICROSOFT.SINGLE($$SpecAttempts)+COM.MICROSOFT.SINGLE($$TapsPerSec)+COM.MICROSOFT.SINGLE($$BF))*0.005*COM.MICROSOFT.SINGLE($$AllProbArt)*COM.MICROSOFT.SINGLE($$AllProbSlash)*[.AI$33]*([.#REF!]+[.$D16])))*(1/([.$C16]+[.AI$34]))" table:style-name="ce291">
            <text:p>#BEZUG!</text:p>
          </table:table-cell>
          <table:table-cell office:value-type="error" office:string-value="#REF!" table:formula="of:=(([.$E16]+60*(COM.MICROSOFT.SINGLE($$SpecAttempts)+COM.MICROSOFT.SINGLE($$TapsPerSec)+COM.MICROSOFT.SINGLE($$BF))*0.005*COM.MICROSOFT.SINGLE($$AllProbArt)*COM.MICROSOFT.SINGLE($$AllProbSlash)*[.AJ$33]*([.#REF!]+[.$D16])))*(1/([.$C16]+[.AJ$34]))" table:style-name="ce292">
            <text:p>#BEZUG!</text:p>
          </table:table-cell>
          <table:table-cell office:value-type="error" office:string-value="#REF!" table:formula="of:=(([.$E16]+60*(COM.MICROSOFT.SINGLE($$SpecAttempts)+COM.MICROSOFT.SINGLE($$TapsPerSec)+COM.MICROSOFT.SINGLE($$BF))*0.005*COM.MICROSOFT.SINGLE($$AllProbArt)*COM.MICROSOFT.SINGLE($$AllProbSlash)*[.AK$33]*([.#REF!]+[.$D16])))*(1/([.$C16]+[.AK$34]))" table:style-name="ce293">
            <text:p>#BEZUG!</text:p>
          </table:table-cell>
          <table:table-cell office:value-type="error" office:string-value="#REF!" table:formula="of:=(([.$E16]+60*(COM.MICROSOFT.SINGLE($$SpecAttempts)+COM.MICROSOFT.SINGLE($$TapsPerSec)+COM.MICROSOFT.SINGLE($$BF))*0.005*COM.MICROSOFT.SINGLE($$AllProbArt)*COM.MICROSOFT.SINGLE($$AllProbSlash)*[.AL$33]*([.#REF!]+[.$D16])))*(1/([.$C16]+[.AL$34]))" table:style-name="ce292">
            <text:p>#BEZUG!</text:p>
          </table:table-cell>
          <table:table-cell office:value-type="error" office:string-value="#REF!" table:formula="of:=(([.$E16]+60*(COM.MICROSOFT.SINGLE($$SpecAttempts)+COM.MICROSOFT.SINGLE($$TapsPerSec)+COM.MICROSOFT.SINGLE($$BF))*0.005*COM.MICROSOFT.SINGLE($$AllProbArt)*COM.MICROSOFT.SINGLE($$AllProbSlash)*[.AM$33]*([.#REF!]+[.$D16])))*(1/([.$C16]+[.AM$34]))" table:style-name="ce294">
            <text:p>#BEZUG!</text:p>
          </table:table-cell>
          <table:table-cell office:value-type="error" office:string-value="#REF!" table:formula="of:=(([.$E16]+60*(COM.MICROSOFT.SINGLE($$SpecAttempts)+COM.MICROSOFT.SINGLE($$TapsPerSec)+COM.MICROSOFT.SINGLE($$BF))*0.005*COM.MICROSOFT.SINGLE($$AllProbArt)*COM.MICROSOFT.SINGLE($$AllProbSlash)*[.AN$33]*([.#REF!]+[.$D16])))*(1/([.$C16]+[.AN$34]))" table:style-name="ce294">
            <text:p>#BEZUG!</text:p>
          </table:table-cell>
          <table:table-cell office:value-type="error" office:string-value="#REF!" table:formula="of:=(([.$E16]+60*(COM.MICROSOFT.SINGLE($$SpecAttempts)+COM.MICROSOFT.SINGLE($$TapsPerSec)+COM.MICROSOFT.SINGLE($$BF))*0.005*COM.MICROSOFT.SINGLE($$AllProbArt)*COM.MICROSOFT.SINGLE($$AllProbSlash)*[.AO$33]*([.#REF!]+[.$D16])))*(1/([.$C16]+[.AO$34]))" table:style-name="ce295">
            <text:p>#BEZUG!</text:p>
          </table:table-cell>
          <table:table-cell office:value-type="error" office:string-value="#REF!" table:formula="of:=(([.$E16]+60*(COM.MICROSOFT.SINGLE($$SpecAttempts)+COM.MICROSOFT.SINGLE($$TapsPerSec)+COM.MICROSOFT.SINGLE($$BF))*0.005*COM.MICROSOFT.SINGLE($$AllProbArt)*COM.MICROSOFT.SINGLE($$AllProbSlash)*[.AP$33]*([.#REF!]+[.$D16])))*(1/([.$C16]+[.AP$34]))" table:style-name="ce371">
            <text:p>#BEZUG!</text:p>
          </table:table-cell>
          <table:table-cell office:value-type="error" office:string-value="#REF!" table:formula="of:=(([.$E16]+60*(COM.MICROSOFT.SINGLE($$SpecAttempts)+COM.MICROSOFT.SINGLE($$TapsPerSec)+COM.MICROSOFT.SINGLE($$BF))*0.005*COM.MICROSOFT.SINGLE($$AllProbArt)*COM.MICROSOFT.SINGLE($$AllProbSlash)*[.AQ$33]*([.#REF!]+[.$D16])))*(1/([.$C16]+[.AQ$34]))" table:style-name="ce296">
            <text:p>#BEZUG!</text:p>
          </table:table-cell>
          <table:table-cell office:value-type="error" office:string-value="#REF!" table:formula="of:=(([.$E16]+60*(COM.MICROSOFT.SINGLE($$SpecAttempts)+COM.MICROSOFT.SINGLE($$TapsPerSec)+COM.MICROSOFT.SINGLE($$BF))*0.005*COM.MICROSOFT.SINGLE($$AllProbArt)*COM.MICROSOFT.SINGLE($$AllProbSlash)*[.AR$33]*([.#REF!]+[.$D16])))*(1/([.$C16]+[.AR$34]))" table:style-name="ce326">
            <text:p>#BEZUG!</text:p>
          </table:table-cell>
          <table:table-cell office:value-type="error" office:string-value="#REF!" table:formula="of:=(([.$E16]+60*(COM.MICROSOFT.SINGLE($$SpecAttempts)+COM.MICROSOFT.SINGLE($$TapsPerSec)+COM.MICROSOFT.SINGLE($$BF))*0.005*COM.MICROSOFT.SINGLE($$AllProbArt)*COM.MICROSOFT.SINGLE($$AllProbSlash)*[.AS$33]*([.#REF!]+[.$D16])))*(1/([.$C16]+[.AS$34]))" table:style-name="ce352">
            <text:p>#BEZUG!</text:p>
          </table:table-cell>
          <table:table-cell office:value-type="error" office:string-value="#REF!" table:formula="of:=(([.$E16]+60*(COM.MICROSOFT.SINGLE($$SpecAttempts)+COM.MICROSOFT.SINGLE($$TapsPerSec)+COM.MICROSOFT.SINGLE($$BF))*0.005*COM.MICROSOFT.SINGLE($$AllProbArt)*COM.MICROSOFT.SINGLE($$AllProbSlash)*[.AT$33]*([.#REF!]+[.$D16])))*(1/([.$C16]+[.AT$34]))" table:style-name="ce372">
            <text:p>#BEZUG!</text:p>
          </table:table-cell>
          <table:table-cell office:value-type="error" office:string-value="#REF!" table:formula="of:=(([.$E16]+60*(COM.MICROSOFT.SINGLE($$SpecAttempts)+COM.MICROSOFT.SINGLE($$TapsPerSec)+COM.MICROSOFT.SINGLE($$BF))*0.005*COM.MICROSOFT.SINGLE($$AllProbArt)*COM.MICROSOFT.SINGLE($$AllProbSlash)*[.AU$33]*([.#REF!]+[.$D16])))*(1/([.$C16]+[.AU$34]))" table:style-name="ce366">
            <text:p>#BEZUG!</text:p>
          </table:table-cell>
          <table:table-cell office:value-type="error" office:string-value="#REF!" table:formula="of:=(([.$E16]+60*(COM.MICROSOFT.SINGLE($$SpecAttempts)+COM.MICROSOFT.SINGLE($$TapsPerSec)+COM.MICROSOFT.SINGLE($$BF))*0.005*COM.MICROSOFT.SINGLE($$AllProbArt)*COM.MICROSOFT.SINGLE($$AllProbSlash)*[.AV$33]*([.#REF!]+[.$D16])))*(1/([.$C16]+[.AV$34]))" table:style-name="ce373">
            <text:p>#BEZUG!</text:p>
          </table:table-cell>
          <table:table-cell office:value-type="error" office:string-value="#REF!" table:formula="of:=(([.$E16]+60*(COM.MICROSOFT.SINGLE($$SpecAttempts)+COM.MICROSOFT.SINGLE($$TapsPerSec)+COM.MICROSOFT.SINGLE($$BF))*0.005*COM.MICROSOFT.SINGLE($$AllProbArt)*COM.MICROSOFT.SINGLE($$AllProbSlash)*[.AW$33]*([.#REF!]+[.$D16])))*(1/([.$C16]+[.AW$34]))" table:style-name="ce300">
            <text:p>#BEZUG!</text:p>
          </table:table-cell>
          <table:table-cell office:value-type="error" office:string-value="#REF!" table:formula="of:=(([.$E16]+60*(COM.MICROSOFT.SINGLE($$SpecAttempts)+COM.MICROSOFT.SINGLE($$TapsPerSec)+COM.MICROSOFT.SINGLE($$BF))*0.005*COM.MICROSOFT.SINGLE($$AllProbArt)*COM.MICROSOFT.SINGLE($$AllProbSlash)*[.AX$33]*([.#REF!]+[.$D16])))*(1/([.$C16]+[.AX$34]))" table:style-name="ce300">
            <text:p>#BEZUG!</text:p>
          </table:table-cell>
          <table:table-cell office:value-type="error" office:string-value="#REF!" table:formula="of:=(([.$E16]+60*(COM.MICROSOFT.SINGLE($$SpecAttempts)+COM.MICROSOFT.SINGLE($$TapsPerSec)+COM.MICROSOFT.SINGLE($$BF))*0.005*COM.MICROSOFT.SINGLE($$AllProbArt)*COM.MICROSOFT.SINGLE($$AllProbSlash)*[.AY$33]*([.#REF!]+[.$D16])))*(1/([.$C16]+[.AY$34]))" table:style-name="ce300">
            <text:p>#BEZUG!</text:p>
          </table:table-cell>
          <table:table-cell office:value-type="error" office:string-value="#REF!" table:formula="of:=(([.$E16]+60*(COM.MICROSOFT.SINGLE($$SpecAttempts)+COM.MICROSOFT.SINGLE($$TapsPerSec)+COM.MICROSOFT.SINGLE($$BF))*0.005*COM.MICROSOFT.SINGLE($$AllProbArt)*COM.MICROSOFT.SINGLE($$AllProbSlash)*[.AZ$33]*([.#REF!]+[.$D16])))*(1/([.$C16]+[.AZ$34]))" table:style-name="ce301">
            <text:p>#BEZUG!</text:p>
          </table:table-cell>
          <table:table-cell table:style-name="ce221"/>
          <table:table-cell office:value-type="float" office:value="49" table:style-name="ce226">
            <text:p>49</text:p>
          </table:table-cell>
          <table:table-cell table:style-name="ce221"/>
          <table:table-cell table:number-columns-repeated="16297"/>
        </table:table-row>
        <table:table-row table:style-name="ro3">
          <table:table-cell office:value-type="float" office:value="12" table:style-name="ce205">
            <text:p>12</text:p>
          </table:table-cell>
          <table:table-cell office:value-type="float" office:value="4" table:style-name="ce206">
            <text:p>4</text:p>
          </table:table-cell>
          <table:table-cell office:value-type="float" office:value="28" table:style-name="ce207">
            <text:p>28</text:p>
          </table:table-cell>
          <table:table-cell office:value-type="float" office:value="168" table:style-name="ce208">
            <text:p>168</text:p>
          </table:table-cell>
          <table:table-cell office:value-type="float" office:value="1.87" table:style-name="ce209">
            <text:p>1,870</text:p>
          </table:table-cell>
          <table:table-cell table:style-name="ce228"/>
          <table:table-cell office:value-type="float" office:value="12" table:style-name="ce210">
            <text:p>12</text:p>
          </table:table-cell>
          <table:table-cell office:value-type="float" office:value="5" table:style-name="ce211">
            <text:p>5</text:p>
          </table:table-cell>
          <table:table-cell office:value-type="float" office:value="32" table:style-name="ce212">
            <text:p>32</text:p>
          </table:table-cell>
          <table:table-cell office:value-type="float" office:value="6.0544000000000002" table:style-name="ce213">
            <text:p>6,054</text:p>
          </table:table-cell>
          <table:table-cell table:style-name="ce5"/>
          <table:table-cell office:value-type="float" office:value="12" table:style-name="ce214">
            <text:p>12</text:p>
          </table:table-cell>
          <table:table-cell office:value-type="float" office:value="1.1200000000000001" table:style-name="ce215">
            <text:p>1,12</text:p>
          </table:table-cell>
          <table:table-cell table:style-name="ce5"/>
          <table:table-cell office:value-type="float" office:value="12" table:style-name="ce216">
            <text:p>12</text:p>
          </table:table-cell>
          <table:table-cell office:value-type="float" office:value="21" table:style-name="ce217">
            <text:p>21</text:p>
          </table:table-cell>
          <table:table-cell table:style-name="ce3"/>
          <table:table-cell office:value-type="float" office:value="13" table:formula="of:=[.R15]+1" table:style-name="ce218">
            <text:p>13</text:p>
          </table:table-cell>
          <table:table-cell office:value-type="string" table:style-name="ce219">
            <text:p>31.6</text:p>
          </table:table-cell>
          <table:table-cell table:number-columns-repeated="2" table:style-name="ce3"/>
          <table:table-cell table:style-name="ce221"/>
          <table:table-cell office:value-type="string" table:style-name="ce374">
            <text:p>220-239</text:p>
          </table:table-cell>
          <table:table-cell table:style-name="ce231"/>
          <table:covered-table-cell/>
          <table:table-cell office:value-type="float" office:value="11" table:formula="of:=[.Z15]+1" table:style-name="ce223">
            <text:p>11</text:p>
          </table:table-cell>
          <table:table-cell office:value-type="float" office:value="901.23664122137404" table:formula="of:=IF([.$W$3]; [.AA53];COM.MICROSOFT.SINGLE( $$ManaPotion) * [.$E15]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44">
            <text:p>901,2</text:p>
          </table:table-cell>
          <table:table-cell office:value-type="float" office:value="1340.1095839198808" table:formula="of:=IF([.$W$3]; [.AB53];COM.MICROSOFT.SINGLE( $$ManaPotion) * [.$E15]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08">
            <text:p>1340,1</text:p>
          </table:table-cell>
          <table:table-cell office:value-type="float" office:value="1401.4890997630007" table:formula="of:=IF([.$W$3]; [.AC53];COM.MICROSOFT.SINGLE( $$ManaPotion) * [.$E15]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08">
            <text:p>1401,5</text:p>
          </table:table-cell>
          <table:table-cell office:value-type="float" office:value="1473.840439173583" table:formula="of:=IF([.$W$3]; [.AD53];COM.MICROSOFT.SINGLE( $$ManaPotion) * [.$E15]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08">
            <text:p>1473,8</text:p>
          </table:table-cell>
          <table:table-cell office:value-type="float" office:value="1555.1886739094848" table:formula="of:=IF([.$W$3]; [.AE53];COM.MICROSOFT.SINGLE( $$ManaPotion) * [.$E15]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08">
            <text:p>1555,2</text:p>
          </table:table-cell>
          <table:table-cell office:value-type="float" office:value="1646.7250305294588" table:formula="of:=IF([.$W$3]; [.AF53];COM.MICROSOFT.SINGLE( $$ManaPotion) * [.$E15]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09">
            <text:p>1646,7</text:p>
          </table:table-cell>
          <table:table-cell office:value-type="float" office:value="1752.9949787971686" table:formula="of:=IF([.$W$3]; [.AG53];COM.MICROSOFT.SINGLE( $$ManaPotion) * [.$E15]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08">
            <text:p>1753,0</text:p>
          </table:table-cell>
          <table:table-cell office:value-type="float" office:value="1875.7853585507437" table:formula="of:=IF([.$W$3]; [.AH53];COM.MICROSOFT.SINGLE( $$ManaPotion) * [.$E15]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08">
            <text:p>1875,8</text:p>
          </table:table-cell>
          <table:table-cell office:value-type="float" office:value="2013.9362912987667" table:formula="of:=IF([.$W$3]; [.AI53];COM.MICROSOFT.SINGLE( $$ManaPotion) * [.$E15]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18">
            <text:p>2013,9</text:p>
          </table:table-cell>
          <table:table-cell office:value-type="float" office:value="2172.6202081516126" table:formula="of:=IF([.$W$3]; [.AJ53];COM.MICROSOFT.SINGLE( $$ManaPotion) * [.$E15]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18">
            <text:p>2172,6</text:p>
          </table:table-cell>
          <table:table-cell office:value-type="float" office:value="2354.3763025634657" table:formula="of:=IF([.$W$3]; [.AK53];COM.MICROSOFT.SINGLE( $$ManaPotion) * [.$E15]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19">
            <text:p>2354,4</text:p>
          </table:table-cell>
          <table:table-cell office:value-type="float" office:value="2562.1512928638731" table:formula="of:=IF([.$W$3]; [.AL53];COM.MICROSOFT.SINGLE( $$ManaPotion) * [.$E15]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18">
            <text:p>2562,2</text:p>
          </table:table-cell>
          <table:table-cell office:value-type="float" office:value="2799.1740299884023" table:formula="of:=IF([.$W$3]; [.AM53];COM.MICROSOFT.SINGLE( $$ManaPotion) * [.$E15]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18">
            <text:p>2799,2</text:p>
          </table:table-cell>
          <table:table-cell office:value-type="float" office:value="3072.3097406835514" table:formula="of:=IF([.$W$3]; [.AN53];COM.MICROSOFT.SINGLE( $$ManaPotion) * [.$E15]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23">
            <text:p>3072,3</text:p>
          </table:table-cell>
          <table:table-cell office:value-type="float" office:value="3382.9063918447519" table:formula="of:=IF([.$W$3]; [.AO53];COM.MICROSOFT.SINGLE( $$ManaPotion) * [.$E15]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23">
            <text:p>3382,9</text:p>
          </table:table-cell>
          <table:table-cell office:value-type="float" office:value="3738.8323483732411" table:formula="of:=IF([.$W$3]; [.AP53];COM.MICROSOFT.SINGLE( $$ManaPotion) * [.$E15]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37">
            <text:p>3738,8</text:p>
          </table:table-cell>
          <table:table-cell office:value-type="float" office:value="4145.7616104567642" table:formula="of:=IF([.$W$3]; [.AQ53];COM.MICROSOFT.SINGLE( $$ManaPotion) * [.$E15]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25">
            <text:p>4145,8</text:p>
          </table:table-cell>
          <table:table-cell office:value-type="float" office:value="4613.3807309020212" table:formula="of:=IF([.$W$3]; [.AR53];COM.MICROSOFT.SINGLE( $$ManaPotion) * [.$E15]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25">
            <text:p>4613,4</text:p>
          </table:table-cell>
          <table:table-cell office:value-type="float" office:value="5149.2132458695633" table:formula="of:=IF([.$W$3]; [.AS53];COM.MICROSOFT.SINGLE( $$ManaPotion) * [.$E15]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27">
            <text:p>5149,2</text:p>
          </table:table-cell>
          <table:table-cell office:value-type="float" office:value="5761.8485258093433" table:formula="of:=IF([.$W$3]; [.AT53];COM.MICROSOFT.SINGLE( $$ManaPotion) * [.$E15]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30">
            <text:p>5761,8</text:p>
          </table:table-cell>
          <table:table-cell office:value-type="float" office:value="6460.8790793260569" table:formula="of:=IF([.$W$3]; [.AU53];COM.MICROSOFT.SINGLE( $$ManaPotion) * [.$E15]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31">
            <text:p>6460,9</text:p>
          </table:table-cell>
          <table:table-cell office:value-type="float" office:value="7263.5776915216265" table:formula="of:=IF([.$W$3]; [.AV53];COM.MICROSOFT.SINGLE( $$ManaPotion) * [.$E15]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33">
            <text:p>7263,6</text:p>
          </table:table-cell>
          <table:table-cell office:value-type="float" office:value="8182.9538103403274" table:formula="of:=IF([.$W$3]; [.AW53];COM.MICROSOFT.SINGLE( $$ManaPotion) * [.$E15]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51">
            <text:p>8183,0</text:p>
          </table:table-cell>
          <table:table-cell office:value-type="float" office:value="9233.5842870932174" table:formula="of:=IF([.$W$3]; [.AX53];COM.MICROSOFT.SINGLE( $$ManaPotion) * [.$E15]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56">
            <text:p>9233,6</text:p>
          </table:table-cell>
          <table:table-cell office:value-type="float" office:value="10438.415907069962" table:formula="of:=IF([.$W$3]; [.AY53];COM.MICROSOFT.SINGLE( $$ManaPotion) * [.$E15]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84">
            <text:p>10438,4</text:p>
          </table:table-cell>
          <table:table-cell office:value-type="float" office:value="11816.696383614622" table:formula="of:=IF([.$W$3]; [.AZ53];COM.MICROSOFT.SINGLE( $$ManaPotion) * [.$E15]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93">
            <text:p>11816,7</text:p>
          </table:table-cell>
          <table:table-cell table:style-name="ce302"/>
          <table:table-cell office:value-type="float" office:value="24" table:formula="of:=[.C15]" table:style-name="ce247">
            <text:p>24</text:p>
          </table:table-cell>
          <table:table-cell table:style-name="ce248"/>
          <table:table-cell table:style-name="ce5"/>
          <table:table-cell table:style-name="ce221"/>
          <table:covered-table-cell/>
          <table:table-cell office:value-type="float" office:value="13" table:style-name="ce181">
            <text:p>13</text:p>
          </table:table-cell>
          <table:table-cell office:value-type="error" office:string-value="#REF!" table:formula="of:=(([.$E17]+60*(COM.MICROSOFT.SINGLE($$SpecAttempts)+COM.MICROSOFT.SINGLE($$TapsPerSec)+COM.MICROSOFT.SINGLE($$BF))*0.005*COM.MICROSOFT.SINGLE($$AllProbArt)*COM.MICROSOFT.SINGLE($$AllProbSlash)*[.AB$33]*([.#REF!]+[.$D17])))*(1/([.$C17]+[.AB$34]))" table:style-name="ce377">
            <text:p>#BEZUG!</text:p>
          </table:table-cell>
          <table:table-cell office:value-type="error" office:string-value="#REF!" table:formula="of:=(([.$E17]+60*(COM.MICROSOFT.SINGLE($$SpecAttempts)+COM.MICROSOFT.SINGLE($$TapsPerSec)+COM.MICROSOFT.SINGLE($$BF))*0.005*COM.MICROSOFT.SINGLE($$AllProbArt)*COM.MICROSOFT.SINGLE($$AllProbSlash)*[.AC$33]*([.#REF!]+[.$D17])))*(1/([.$C17]+[.AC$34]))" table:style-name="ce291">
            <text:p>#BEZUG!</text:p>
          </table:table-cell>
          <table:table-cell office:value-type="error" office:string-value="#REF!" table:formula="of:=(([.$E17]+60*(COM.MICROSOFT.SINGLE($$SpecAttempts)+COM.MICROSOFT.SINGLE($$TapsPerSec)+COM.MICROSOFT.SINGLE($$BF))*0.005*COM.MICROSOFT.SINGLE($$AllProbArt)*COM.MICROSOFT.SINGLE($$AllProbSlash)*[.AD$33]*([.#REF!]+[.$D17])))*(1/([.$C17]+[.AD$34]))" table:style-name="ce291">
            <text:p>#BEZUG!</text:p>
          </table:table-cell>
          <table:table-cell office:value-type="error" office:string-value="#REF!" table:formula="of:=(([.$E17]+60*(COM.MICROSOFT.SINGLE($$SpecAttempts)+COM.MICROSOFT.SINGLE($$TapsPerSec)+COM.MICROSOFT.SINGLE($$BF))*0.005*COM.MICROSOFT.SINGLE($$AllProbArt)*COM.MICROSOFT.SINGLE($$AllProbSlash)*[.AE$33]*([.#REF!]+[.$D17])))*(1/([.$C17]+[.AE$34]))" table:style-name="ce291">
            <text:p>#BEZUG!</text:p>
          </table:table-cell>
          <table:table-cell office:value-type="error" office:string-value="#REF!" table:formula="of:=(([.$E17]+60*(COM.MICROSOFT.SINGLE($$SpecAttempts)+COM.MICROSOFT.SINGLE($$TapsPerSec)+COM.MICROSOFT.SINGLE($$BF))*0.005*COM.MICROSOFT.SINGLE($$AllProbArt)*COM.MICROSOFT.SINGLE($$AllProbSlash)*[.AF$33]*([.#REF!]+[.$D17])))*(1/([.$C17]+[.AF$34]))" table:style-name="ce348">
            <text:p>#BEZUG!</text:p>
          </table:table-cell>
          <table:table-cell office:value-type="error" office:string-value="#REF!" table:formula="of:=(([.$E17]+60*(COM.MICROSOFT.SINGLE($$SpecAttempts)+COM.MICROSOFT.SINGLE($$TapsPerSec)+COM.MICROSOFT.SINGLE($$BF))*0.005*COM.MICROSOFT.SINGLE($$AllProbArt)*COM.MICROSOFT.SINGLE($$AllProbSlash)*[.AG$33]*([.#REF!]+[.$D17])))*(1/([.$C17]+[.AG$34]))" table:style-name="ce291">
            <text:p>#BEZUG!</text:p>
          </table:table-cell>
          <table:table-cell office:value-type="error" office:string-value="#REF!" table:formula="of:=(([.$E17]+60*(COM.MICROSOFT.SINGLE($$SpecAttempts)+COM.MICROSOFT.SINGLE($$TapsPerSec)+COM.MICROSOFT.SINGLE($$BF))*0.005*COM.MICROSOFT.SINGLE($$AllProbArt)*COM.MICROSOFT.SINGLE($$AllProbSlash)*[.AH$33]*([.#REF!]+[.$D17])))*(1/([.$C17]+[.AH$34]))" table:style-name="ce292">
            <text:p>#BEZUG!</text:p>
          </table:table-cell>
          <table:table-cell office:value-type="error" office:string-value="#REF!" table:formula="of:=(([.$E17]+60*(COM.MICROSOFT.SINGLE($$SpecAttempts)+COM.MICROSOFT.SINGLE($$TapsPerSec)+COM.MICROSOFT.SINGLE($$BF))*0.005*COM.MICROSOFT.SINGLE($$AllProbArt)*COM.MICROSOFT.SINGLE($$AllProbSlash)*[.AI$33]*([.#REF!]+[.$D17])))*(1/([.$C17]+[.AI$34]))" table:style-name="ce292">
            <text:p>#BEZUG!</text:p>
          </table:table-cell>
          <table:table-cell office:value-type="error" office:string-value="#REF!" table:formula="of:=(([.$E17]+60*(COM.MICROSOFT.SINGLE($$SpecAttempts)+COM.MICROSOFT.SINGLE($$TapsPerSec)+COM.MICROSOFT.SINGLE($$BF))*0.005*COM.MICROSOFT.SINGLE($$AllProbArt)*COM.MICROSOFT.SINGLE($$AllProbSlash)*[.AJ$33]*([.#REF!]+[.$D17])))*(1/([.$C17]+[.AJ$34]))" table:style-name="ce292">
            <text:p>#BEZUG!</text:p>
          </table:table-cell>
          <table:table-cell office:value-type="error" office:string-value="#REF!" table:formula="of:=(([.$E17]+60*(COM.MICROSOFT.SINGLE($$SpecAttempts)+COM.MICROSOFT.SINGLE($$TapsPerSec)+COM.MICROSOFT.SINGLE($$BF))*0.005*COM.MICROSOFT.SINGLE($$AllProbArt)*COM.MICROSOFT.SINGLE($$AllProbSlash)*[.AK$33]*([.#REF!]+[.$D17])))*(1/([.$C17]+[.AK$34]))" table:style-name="ce293">
            <text:p>#BEZUG!</text:p>
          </table:table-cell>
          <table:table-cell office:value-type="error" office:string-value="#REF!" table:formula="of:=(([.$E17]+60*(COM.MICROSOFT.SINGLE($$SpecAttempts)+COM.MICROSOFT.SINGLE($$TapsPerSec)+COM.MICROSOFT.SINGLE($$BF))*0.005*COM.MICROSOFT.SINGLE($$AllProbArt)*COM.MICROSOFT.SINGLE($$AllProbSlash)*[.AL$33]*([.#REF!]+[.$D17])))*(1/([.$C17]+[.AL$34]))" table:style-name="ce294">
            <text:p>#BEZUG!</text:p>
          </table:table-cell>
          <table:table-cell office:value-type="error" office:string-value="#REF!" table:formula="of:=(([.$E17]+60*(COM.MICROSOFT.SINGLE($$SpecAttempts)+COM.MICROSOFT.SINGLE($$TapsPerSec)+COM.MICROSOFT.SINGLE($$BF))*0.005*COM.MICROSOFT.SINGLE($$AllProbArt)*COM.MICROSOFT.SINGLE($$AllProbSlash)*[.AM$33]*([.#REF!]+[.$D17])))*(1/([.$C17]+[.AM$34]))" table:style-name="ce294">
            <text:p>#BEZUG!</text:p>
          </table:table-cell>
          <table:table-cell office:value-type="error" office:string-value="#REF!" table:formula="of:=(([.$E17]+60*(COM.MICROSOFT.SINGLE($$SpecAttempts)+COM.MICROSOFT.SINGLE($$TapsPerSec)+COM.MICROSOFT.SINGLE($$BF))*0.005*COM.MICROSOFT.SINGLE($$AllProbArt)*COM.MICROSOFT.SINGLE($$AllProbSlash)*[.AN$33]*([.#REF!]+[.$D17])))*(1/([.$C17]+[.AN$34]))" table:style-name="ce295">
            <text:p>#BEZUG!</text:p>
          </table:table-cell>
          <table:table-cell office:value-type="error" office:string-value="#REF!" table:formula="of:=(([.$E17]+60*(COM.MICROSOFT.SINGLE($$SpecAttempts)+COM.MICROSOFT.SINGLE($$TapsPerSec)+COM.MICROSOFT.SINGLE($$BF))*0.005*COM.MICROSOFT.SINGLE($$AllProbArt)*COM.MICROSOFT.SINGLE($$AllProbSlash)*[.AO$33]*([.#REF!]+[.$D17])))*(1/([.$C17]+[.AO$34]))" table:style-name="ce295">
            <text:p>#BEZUG!</text:p>
          </table:table-cell>
          <table:table-cell office:value-type="error" office:string-value="#REF!" table:formula="of:=(([.$E17]+60*(COM.MICROSOFT.SINGLE($$SpecAttempts)+COM.MICROSOFT.SINGLE($$TapsPerSec)+COM.MICROSOFT.SINGLE($$BF))*0.005*COM.MICROSOFT.SINGLE($$AllProbArt)*COM.MICROSOFT.SINGLE($$AllProbSlash)*[.AP$33]*([.#REF!]+[.$D17])))*(1/([.$C17]+[.AP$34]))" table:style-name="ce371">
            <text:p>#BEZUG!</text:p>
          </table:table-cell>
          <table:table-cell office:value-type="error" office:string-value="#REF!" table:formula="of:=(([.$E17]+60*(COM.MICROSOFT.SINGLE($$SpecAttempts)+COM.MICROSOFT.SINGLE($$TapsPerSec)+COM.MICROSOFT.SINGLE($$BF))*0.005*COM.MICROSOFT.SINGLE($$AllProbArt)*COM.MICROSOFT.SINGLE($$AllProbSlash)*[.AQ$33]*([.#REF!]+[.$D17])))*(1/([.$C17]+[.AQ$34]))" table:style-name="ce326">
            <text:p>#BEZUG!</text:p>
          </table:table-cell>
          <table:table-cell office:value-type="error" office:string-value="#REF!" table:formula="of:=(([.$E17]+60*(COM.MICROSOFT.SINGLE($$SpecAttempts)+COM.MICROSOFT.SINGLE($$TapsPerSec)+COM.MICROSOFT.SINGLE($$BF))*0.005*COM.MICROSOFT.SINGLE($$AllProbArt)*COM.MICROSOFT.SINGLE($$AllProbSlash)*[.AR$33]*([.#REF!]+[.$D17])))*(1/([.$C17]+[.AR$34]))" table:style-name="ce297">
            <text:p>#BEZUG!</text:p>
          </table:table-cell>
          <table:table-cell office:value-type="error" office:string-value="#REF!" table:formula="of:=(([.$E17]+60*(COM.MICROSOFT.SINGLE($$SpecAttempts)+COM.MICROSOFT.SINGLE($$TapsPerSec)+COM.MICROSOFT.SINGLE($$BF))*0.005*COM.MICROSOFT.SINGLE($$AllProbArt)*COM.MICROSOFT.SINGLE($$AllProbSlash)*[.AS$33]*([.#REF!]+[.$D17])))*(1/([.$C17]+[.AS$34]))" table:style-name="ce352">
            <text:p>#BEZUG!</text:p>
          </table:table-cell>
          <table:table-cell office:value-type="error" office:string-value="#REF!" table:formula="of:=(([.$E17]+60*(COM.MICROSOFT.SINGLE($$SpecAttempts)+COM.MICROSOFT.SINGLE($$TapsPerSec)+COM.MICROSOFT.SINGLE($$BF))*0.005*COM.MICROSOFT.SINGLE($$AllProbArt)*COM.MICROSOFT.SINGLE($$AllProbSlash)*[.AT$33]*([.#REF!]+[.$D17])))*(1/([.$C17]+[.AT$34]))" table:style-name="ce372">
            <text:p>#BEZUG!</text:p>
          </table:table-cell>
          <table:table-cell office:value-type="error" office:string-value="#REF!" table:formula="of:=(([.$E17]+60*(COM.MICROSOFT.SINGLE($$SpecAttempts)+COM.MICROSOFT.SINGLE($$TapsPerSec)+COM.MICROSOFT.SINGLE($$BF))*0.005*COM.MICROSOFT.SINGLE($$AllProbArt)*COM.MICROSOFT.SINGLE($$AllProbSlash)*[.AU$33]*([.#REF!]+[.$D17])))*(1/([.$C17]+[.AU$34]))" table:style-name="ce378">
            <text:p>#BEZUG!</text:p>
          </table:table-cell>
          <table:table-cell office:value-type="error" office:string-value="#REF!" table:formula="of:=(([.$E17]+60*(COM.MICROSOFT.SINGLE($$SpecAttempts)+COM.MICROSOFT.SINGLE($$TapsPerSec)+COM.MICROSOFT.SINGLE($$BF))*0.005*COM.MICROSOFT.SINGLE($$AllProbArt)*COM.MICROSOFT.SINGLE($$AllProbSlash)*[.AV$33]*([.#REF!]+[.$D17])))*(1/([.$C17]+[.AV$34]))" table:style-name="ce373">
            <text:p>#BEZUG!</text:p>
          </table:table-cell>
          <table:table-cell office:value-type="error" office:string-value="#REF!" table:formula="of:=(([.$E17]+60*(COM.MICROSOFT.SINGLE($$SpecAttempts)+COM.MICROSOFT.SINGLE($$TapsPerSec)+COM.MICROSOFT.SINGLE($$BF))*0.005*COM.MICROSOFT.SINGLE($$AllProbArt)*COM.MICROSOFT.SINGLE($$AllProbSlash)*[.AW$33]*([.#REF!]+[.$D17])))*(1/([.$C17]+[.AW$34]))" table:style-name="ce300">
            <text:p>#BEZUG!</text:p>
          </table:table-cell>
          <table:table-cell office:value-type="error" office:string-value="#REF!" table:formula="of:=(([.$E17]+60*(COM.MICROSOFT.SINGLE($$SpecAttempts)+COM.MICROSOFT.SINGLE($$TapsPerSec)+COM.MICROSOFT.SINGLE($$BF))*0.005*COM.MICROSOFT.SINGLE($$AllProbArt)*COM.MICROSOFT.SINGLE($$AllProbSlash)*[.AX$33]*([.#REF!]+[.$D17])))*(1/([.$C17]+[.AX$34]))" table:style-name="ce300">
            <text:p>#BEZUG!</text:p>
          </table:table-cell>
          <table:table-cell office:value-type="error" office:string-value="#REF!" table:formula="of:=(([.$E17]+60*(COM.MICROSOFT.SINGLE($$SpecAttempts)+COM.MICROSOFT.SINGLE($$TapsPerSec)+COM.MICROSOFT.SINGLE($$BF))*0.005*COM.MICROSOFT.SINGLE($$AllProbArt)*COM.MICROSOFT.SINGLE($$AllProbSlash)*[.AY$33]*([.#REF!]+[.$D17])))*(1/([.$C17]+[.AY$34]))" table:style-name="ce300">
            <text:p>#BEZUG!</text:p>
          </table:table-cell>
          <table:table-cell office:value-type="error" office:string-value="#REF!" table:formula="of:=(([.$E17]+60*(COM.MICROSOFT.SINGLE($$SpecAttempts)+COM.MICROSOFT.SINGLE($$TapsPerSec)+COM.MICROSOFT.SINGLE($$BF))*0.005*COM.MICROSOFT.SINGLE($$AllProbArt)*COM.MICROSOFT.SINGLE($$AllProbSlash)*[.AZ$33]*([.#REF!]+[.$D17])))*(1/([.$C17]+[.AZ$34]))" table:style-name="ce301">
            <text:p>#BEZUG!</text:p>
          </table:table-cell>
          <table:table-cell table:style-name="ce221"/>
          <table:table-cell office:value-type="float" office:value="58" table:style-name="ce226">
            <text:p>58</text:p>
          </table:table-cell>
          <table:table-cell table:style-name="ce221"/>
          <table:table-cell table:number-columns-repeated="16297"/>
        </table:table-row>
        <table:table-row table:style-name="ro3">
          <table:table-cell office:value-type="float" office:value="13" table:style-name="ce205">
            <text:p>13</text:p>
          </table:table-cell>
          <table:table-cell office:value-type="float" office:value="5" table:style-name="ce206">
            <text:p>5</text:p>
          </table:table-cell>
          <table:table-cell office:value-type="float" office:value="33" table:style-name="ce207">
            <text:p>33</text:p>
          </table:table-cell>
          <table:table-cell office:value-type="float" office:value="213" table:style-name="ce208">
            <text:p>213</text:p>
          </table:table-cell>
          <table:table-cell office:value-type="float" office:value="1.94" table:style-name="ce209">
            <text:p>1,940</text:p>
          </table:table-cell>
          <table:table-cell table:style-name="ce228"/>
          <table:table-cell office:value-type="float" office:value="13" table:style-name="ce210">
            <text:p>13</text:p>
          </table:table-cell>
          <table:table-cell office:value-type="float" office:value="6" table:style-name="ce211">
            <text:p>6</text:p>
          </table:table-cell>
          <table:table-cell office:value-type="float" office:value="38" table:style-name="ce212">
            <text:p>38</text:p>
          </table:table-cell>
          <table:table-cell office:value-type="float" office:value="6.9257" table:style-name="ce213">
            <text:p>6,926</text:p>
          </table:table-cell>
          <table:table-cell table:style-name="ce5"/>
          <table:table-cell office:value-type="float" office:value="13" table:style-name="ce214">
            <text:p>13</text:p>
          </table:table-cell>
          <table:table-cell office:value-type="float" office:value="1.1299999999999999" table:style-name="ce215">
            <text:p>1,13</text:p>
          </table:table-cell>
          <table:table-cell table:style-name="ce5"/>
          <table:table-cell office:value-type="float" office:value="13" table:style-name="ce216">
            <text:p>13</text:p>
          </table:table-cell>
          <table:table-cell office:value-type="float" office:value="24" table:style-name="ce217">
            <text:p>24</text:p>
          </table:table-cell>
          <table:table-cell table:style-name="ce3"/>
          <table:table-cell office:value-type="float" office:value="14" table:formula="of:=[.R16]+1" table:style-name="ce218">
            <text:p>14</text:p>
          </table:table-cell>
          <table:table-cell office:value-type="string" table:style-name="ce219">
            <text:p>35.4</text:p>
          </table:table-cell>
          <table:table-cell table:number-columns-repeated="2" table:style-name="ce3"/>
          <table:table-cell table:style-name="ce221"/>
          <table:table-cell office:value-type="string" table:style-name="ce379">
            <text:p>240-259</text:p>
          </table:table-cell>
          <table:table-cell table:style-name="ce231"/>
          <table:covered-table-cell/>
          <table:table-cell office:value-type="float" office:value="12" table:formula="of:=[.Z16]+1" table:style-name="ce223">
            <text:p>12</text:p>
          </table:table-cell>
          <table:table-cell office:value-type="float" office:value="936.28473282442746" table:formula="of:=IF([.$W$3]; [.AA54];COM.MICROSOFT.SINGLE( $$ManaPotion) * [.$E16]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44">
            <text:p>936,3</text:p>
          </table:table-cell>
          <table:table-cell office:value-type="float" office:value="1392.2249566278763" table:formula="of:=IF([.$W$3]; [.AB54];COM.MICROSOFT.SINGLE( $$ManaPotion) * [.$E16]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08">
            <text:p>1392,2</text:p>
          </table:table-cell>
          <table:table-cell office:value-type="float" office:value="1455.9914536426729" table:formula="of:=IF([.$W$3]; [.AC54];COM.MICROSOFT.SINGLE( $$ManaPotion) * [.$E16]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08">
            <text:p>1456,0</text:p>
          </table:table-cell>
          <table:table-cell office:value-type="float" office:value="1531.1564562525557" table:formula="of:=IF([.$W$3]; [.AD54];COM.MICROSOFT.SINGLE( $$ManaPotion) * [.$E16]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08">
            <text:p>1531,2</text:p>
          </table:table-cell>
          <table:table-cell office:value-type="float" office:value="1615.6682334504092" table:formula="of:=IF([.$W$3]; [.AE54];COM.MICROSOFT.SINGLE( $$ManaPotion) * [.$E16]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08">
            <text:p>1615,7</text:p>
          </table:table-cell>
          <table:table-cell office:value-type="float" office:value="1710.7643372722712" table:formula="of:=IF([.$W$3]; [.AF54];COM.MICROSOFT.SINGLE( $$ManaPotion) * [.$E16]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09">
            <text:p>1710,8</text:p>
          </table:table-cell>
          <table:table-cell office:value-type="float" office:value="1821.1670057503918" table:formula="of:=IF([.$W$3]; [.AG54];COM.MICROSOFT.SINGLE( $$ManaPotion) * [.$E16]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08">
            <text:p>1821,2</text:p>
          </table:table-cell>
          <table:table-cell office:value-type="float" office:value="1948.7325669388283" table:formula="of:=IF([.$W$3]; [.AH54];COM.MICROSOFT.SINGLE( $$ManaPotion) * [.$E16]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18">
            <text:p>1948,7</text:p>
          </table:table-cell>
          <table:table-cell office:value-type="float" office:value="2092.2560359603854" table:formula="of:=IF([.$W$3]; [.AI54];COM.MICROSOFT.SINGLE( $$ManaPotion) * [.$E16]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18">
            <text:p>2092,3</text:p>
          </table:table-cell>
          <table:table-cell office:value-type="float" office:value="2257.1109940241749" table:formula="of:=IF([.$W$3]; [.AJ54];COM.MICROSOFT.SINGLE( $$ManaPotion) * [.$E16]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18">
            <text:p>2257,1</text:p>
          </table:table-cell>
          <table:table-cell office:value-type="float" office:value="2445.9353809964896" table:formula="of:=IF([.$W$3]; [.AK54];COM.MICROSOFT.SINGLE( $$ManaPotion) * [.$E16]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19">
            <text:p>2445,9</text:p>
          </table:table-cell>
          <table:table-cell office:value-type="float" office:value="2661.7905098085794" table:formula="of:=IF([.$W$3]; [.AL54];COM.MICROSOFT.SINGLE( $$ManaPotion) * [.$E16]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18">
            <text:p>2661,8</text:p>
          </table:table-cell>
          <table:table-cell office:value-type="float" office:value="2908.0307978212845" table:formula="of:=IF([.$W$3]; [.AM54];COM.MICROSOFT.SINGLE( $$ManaPotion) * [.$E16]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23">
            <text:p>2908,0</text:p>
          </table:table-cell>
          <table:table-cell office:value-type="float" office:value="3191.7884528212453" table:formula="of:=IF([.$W$3]; [.AN54];COM.MICROSOFT.SINGLE( $$ManaPotion) * [.$E16]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23">
            <text:p>3191,8</text:p>
          </table:table-cell>
          <table:table-cell office:value-type="float" office:value="3514.4638626387145" table:formula="of:=IF([.$W$3]; [.AO54];COM.MICROSOFT.SINGLE( $$ManaPotion) * [.$E16]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23">
            <text:p>3514,5</text:p>
          </table:table-cell>
          <table:table-cell office:value-type="float" office:value="3884.231384143312" table:formula="of:=IF([.$W$3]; [.AP54];COM.MICROSOFT.SINGLE( $$ManaPotion) * [.$E16]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75">
            <text:p>3884,2</text:p>
          </table:table-cell>
          <table:table-cell office:value-type="float" office:value="4306.9856730856382" table:formula="of:=IF([.$W$3]; [.AQ54];COM.MICROSOFT.SINGLE( $$ManaPotion) * [.$E16]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25">
            <text:p>4307,0</text:p>
          </table:table-cell>
          <table:table-cell office:value-type="float" office:value="4792.7899815482115" table:formula="of:=IF([.$W$3]; [.AR54];COM.MICROSOFT.SINGLE( $$ManaPotion) * [.$E16]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27">
            <text:p>4792,8</text:p>
          </table:table-cell>
          <table:table-cell office:value-type="float" office:value="5349.4604276533801" table:formula="of:=IF([.$W$3]; [.AS54];COM.MICROSOFT.SINGLE( $$ManaPotion) * [.$E16]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27">
            <text:p>5349,5</text:p>
          </table:table-cell>
          <table:table-cell office:value-type="float" office:value="5985.9204129241516" table:formula="of:=IF([.$W$3]; [.AT54];COM.MICROSOFT.SINGLE( $$ManaPotion) * [.$E16]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30">
            <text:p>5985,9</text:p>
          </table:table-cell>
          <table:table-cell office:value-type="float" office:value="6712.135487966515" table:formula="of:=IF([.$W$3]; [.AU54];COM.MICROSOFT.SINGLE( $$ManaPotion) * [.$E16]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65">
            <text:p>6712,1</text:p>
          </table:table-cell>
          <table:table-cell office:value-type="float" office:value="7546.0501573030242" table:formula="of:=IF([.$W$3]; [.AV54];COM.MICROSOFT.SINGLE( $$ManaPotion) * [.$E16]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51">
            <text:p>7546,1</text:p>
          </table:table-cell>
          <table:table-cell office:value-type="float" office:value="8501.1797918535631" table:formula="of:=IF([.$W$3]; [.AW54];COM.MICROSOFT.SINGLE( $$ManaPotion) * [.$E16]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52">
            <text:p>8501,2</text:p>
          </table:table-cell>
          <table:table-cell office:value-type="float" office:value="9592.6681204801771" table:formula="of:=IF([.$W$3]; [.AX54];COM.MICROSOFT.SINGLE( $$ManaPotion) * [.$E16]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56">
            <text:p>9592,7</text:p>
          </table:table-cell>
          <table:table-cell office:value-type="float" office:value="10844.354303456017" table:formula="of:=IF([.$W$3]; [.AY54];COM.MICROSOFT.SINGLE( $$ManaPotion) * [.$E16]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84">
            <text:p>10844,4</text:p>
          </table:table-cell>
          <table:table-cell office:value-type="float" office:value="12276.234576310748" table:formula="of:=IF([.$W$3]; [.AZ54];COM.MICROSOFT.SINGLE( $$ManaPotion) * [.$E16]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93">
            <text:p>12276,2</text:p>
          </table:table-cell>
          <table:table-cell table:style-name="ce221"/>
          <table:table-cell office:value-type="float" office:value="28" table:formula="of:=[.C16]" table:style-name="ce247">
            <text:p>28</text:p>
          </table:table-cell>
          <table:table-cell table:style-name="ce248"/>
          <table:table-cell table:style-name="ce5"/>
          <table:table-cell table:style-name="ce221"/>
          <table:covered-table-cell/>
          <table:table-cell office:value-type="float" office:value="14" table:style-name="ce217">
            <text:p>14</text:p>
          </table:table-cell>
          <table:table-cell office:value-type="error" office:string-value="#REF!" table:formula="of:=(([.$E18]+60*(COM.MICROSOFT.SINGLE($$SpecAttempts)+COM.MICROSOFT.SINGLE($$TapsPerSec)+COM.MICROSOFT.SINGLE($$BF))*0.005*COM.MICROSOFT.SINGLE($$AllProbArt)*COM.MICROSOFT.SINGLE($$AllProbSlash)*[.AB$33]*([.#REF!]+[.$D18])))*(1/([.$C18]+[.AB$34]))" table:style-name="ce377">
            <text:p>#BEZUG!</text:p>
          </table:table-cell>
          <table:table-cell office:value-type="error" office:string-value="#REF!" table:formula="of:=(([.$E18]+60*(COM.MICROSOFT.SINGLE($$SpecAttempts)+COM.MICROSOFT.SINGLE($$TapsPerSec)+COM.MICROSOFT.SINGLE($$BF))*0.005*COM.MICROSOFT.SINGLE($$AllProbArt)*COM.MICROSOFT.SINGLE($$AllProbSlash)*[.AC$33]*([.#REF!]+[.$D18])))*(1/([.$C18]+[.AC$34]))" table:style-name="ce291">
            <text:p>#BEZUG!</text:p>
          </table:table-cell>
          <table:table-cell office:value-type="error" office:string-value="#REF!" table:formula="of:=(([.$E18]+60*(COM.MICROSOFT.SINGLE($$SpecAttempts)+COM.MICROSOFT.SINGLE($$TapsPerSec)+COM.MICROSOFT.SINGLE($$BF))*0.005*COM.MICROSOFT.SINGLE($$AllProbArt)*COM.MICROSOFT.SINGLE($$AllProbSlash)*[.AD$33]*([.#REF!]+[.$D18])))*(1/([.$C18]+[.AD$34]))" table:style-name="ce291">
            <text:p>#BEZUG!</text:p>
          </table:table-cell>
          <table:table-cell office:value-type="error" office:string-value="#REF!" table:formula="of:=(([.$E18]+60*(COM.MICROSOFT.SINGLE($$SpecAttempts)+COM.MICROSOFT.SINGLE($$TapsPerSec)+COM.MICROSOFT.SINGLE($$BF))*0.005*COM.MICROSOFT.SINGLE($$AllProbArt)*COM.MICROSOFT.SINGLE($$AllProbSlash)*[.AE$33]*([.#REF!]+[.$D18])))*(1/([.$C18]+[.AE$34]))" table:style-name="ce291">
            <text:p>#BEZUG!</text:p>
          </table:table-cell>
          <table:table-cell office:value-type="error" office:string-value="#REF!" table:formula="of:=(([.$E18]+60*(COM.MICROSOFT.SINGLE($$SpecAttempts)+COM.MICROSOFT.SINGLE($$TapsPerSec)+COM.MICROSOFT.SINGLE($$BF))*0.005*COM.MICROSOFT.SINGLE($$AllProbArt)*COM.MICROSOFT.SINGLE($$AllProbSlash)*[.AF$33]*([.#REF!]+[.$D18])))*(1/([.$C18]+[.AF$34]))" table:style-name="ce293">
            <text:p>#BEZUG!</text:p>
          </table:table-cell>
          <table:table-cell office:value-type="error" office:string-value="#REF!" table:formula="of:=(([.$E18]+60*(COM.MICROSOFT.SINGLE($$SpecAttempts)+COM.MICROSOFT.SINGLE($$TapsPerSec)+COM.MICROSOFT.SINGLE($$BF))*0.005*COM.MICROSOFT.SINGLE($$AllProbArt)*COM.MICROSOFT.SINGLE($$AllProbSlash)*[.AG$33]*([.#REF!]+[.$D18])))*(1/([.$C18]+[.AG$34]))" table:style-name="ce292">
            <text:p>#BEZUG!</text:p>
          </table:table-cell>
          <table:table-cell office:value-type="error" office:string-value="#REF!" table:formula="of:=(([.$E18]+60*(COM.MICROSOFT.SINGLE($$SpecAttempts)+COM.MICROSOFT.SINGLE($$TapsPerSec)+COM.MICROSOFT.SINGLE($$BF))*0.005*COM.MICROSOFT.SINGLE($$AllProbArt)*COM.MICROSOFT.SINGLE($$AllProbSlash)*[.AH$33]*([.#REF!]+[.$D18])))*(1/([.$C18]+[.AH$34]))" table:style-name="ce292">
            <text:p>#BEZUG!</text:p>
          </table:table-cell>
          <table:table-cell office:value-type="error" office:string-value="#REF!" table:formula="of:=(([.$E18]+60*(COM.MICROSOFT.SINGLE($$SpecAttempts)+COM.MICROSOFT.SINGLE($$TapsPerSec)+COM.MICROSOFT.SINGLE($$BF))*0.005*COM.MICROSOFT.SINGLE($$AllProbArt)*COM.MICROSOFT.SINGLE($$AllProbSlash)*[.AI$33]*([.#REF!]+[.$D18])))*(1/([.$C18]+[.AI$34]))" table:style-name="ce292">
            <text:p>#BEZUG!</text:p>
          </table:table-cell>
          <table:table-cell office:value-type="error" office:string-value="#REF!" table:formula="of:=(([.$E18]+60*(COM.MICROSOFT.SINGLE($$SpecAttempts)+COM.MICROSOFT.SINGLE($$TapsPerSec)+COM.MICROSOFT.SINGLE($$BF))*0.005*COM.MICROSOFT.SINGLE($$AllProbArt)*COM.MICROSOFT.SINGLE($$AllProbSlash)*[.AJ$33]*([.#REF!]+[.$D18])))*(1/([.$C18]+[.AJ$34]))" table:style-name="ce294">
            <text:p>#BEZUG!</text:p>
          </table:table-cell>
          <table:table-cell office:value-type="error" office:string-value="#REF!" table:formula="of:=(([.$E18]+60*(COM.MICROSOFT.SINGLE($$SpecAttempts)+COM.MICROSOFT.SINGLE($$TapsPerSec)+COM.MICROSOFT.SINGLE($$BF))*0.005*COM.MICROSOFT.SINGLE($$AllProbArt)*COM.MICROSOFT.SINGLE($$AllProbSlash)*[.AK$33]*([.#REF!]+[.$D18])))*(1/([.$C18]+[.AK$34]))" table:style-name="ce307">
            <text:p>#BEZUG!</text:p>
          </table:table-cell>
          <table:table-cell office:value-type="error" office:string-value="#REF!" table:formula="of:=(([.$E18]+60*(COM.MICROSOFT.SINGLE($$SpecAttempts)+COM.MICROSOFT.SINGLE($$TapsPerSec)+COM.MICROSOFT.SINGLE($$BF))*0.005*COM.MICROSOFT.SINGLE($$AllProbArt)*COM.MICROSOFT.SINGLE($$AllProbSlash)*[.AL$33]*([.#REF!]+[.$D18])))*(1/([.$C18]+[.AL$34]))" table:style-name="ce294">
            <text:p>#BEZUG!</text:p>
          </table:table-cell>
          <table:table-cell office:value-type="error" office:string-value="#REF!" table:formula="of:=(([.$E18]+60*(COM.MICROSOFT.SINGLE($$SpecAttempts)+COM.MICROSOFT.SINGLE($$TapsPerSec)+COM.MICROSOFT.SINGLE($$BF))*0.005*COM.MICROSOFT.SINGLE($$AllProbArt)*COM.MICROSOFT.SINGLE($$AllProbSlash)*[.AM$33]*([.#REF!]+[.$D18])))*(1/([.$C18]+[.AM$34]))" table:style-name="ce295">
            <text:p>#BEZUG!</text:p>
          </table:table-cell>
          <table:table-cell office:value-type="error" office:string-value="#REF!" table:formula="of:=(([.$E18]+60*(COM.MICROSOFT.SINGLE($$SpecAttempts)+COM.MICROSOFT.SINGLE($$TapsPerSec)+COM.MICROSOFT.SINGLE($$BF))*0.005*COM.MICROSOFT.SINGLE($$AllProbArt)*COM.MICROSOFT.SINGLE($$AllProbSlash)*[.AN$33]*([.#REF!]+[.$D18])))*(1/([.$C18]+[.AN$34]))" table:style-name="ce295">
            <text:p>#BEZUG!</text:p>
          </table:table-cell>
          <table:table-cell office:value-type="error" office:string-value="#REF!" table:formula="of:=(([.$E18]+60*(COM.MICROSOFT.SINGLE($$SpecAttempts)+COM.MICROSOFT.SINGLE($$TapsPerSec)+COM.MICROSOFT.SINGLE($$BF))*0.005*COM.MICROSOFT.SINGLE($$AllProbArt)*COM.MICROSOFT.SINGLE($$AllProbSlash)*[.AO$33]*([.#REF!]+[.$D18])))*(1/([.$C18]+[.AO$34]))" table:style-name="ce296">
            <text:p>#BEZUG!</text:p>
          </table:table-cell>
          <table:table-cell office:value-type="error" office:string-value="#REF!" table:formula="of:=(([.$E18]+60*(COM.MICROSOFT.SINGLE($$SpecAttempts)+COM.MICROSOFT.SINGLE($$TapsPerSec)+COM.MICROSOFT.SINGLE($$BF))*0.005*COM.MICROSOFT.SINGLE($$AllProbArt)*COM.MICROSOFT.SINGLE($$AllProbSlash)*[.AP$33]*([.#REF!]+[.$D18])))*(1/([.$C18]+[.AP$34]))" table:style-name="ce382">
            <text:p>#BEZUG!</text:p>
          </table:table-cell>
          <table:table-cell office:value-type="error" office:string-value="#REF!" table:formula="of:=(([.$E18]+60*(COM.MICROSOFT.SINGLE($$SpecAttempts)+COM.MICROSOFT.SINGLE($$TapsPerSec)+COM.MICROSOFT.SINGLE($$BF))*0.005*COM.MICROSOFT.SINGLE($$AllProbArt)*COM.MICROSOFT.SINGLE($$AllProbSlash)*[.AQ$33]*([.#REF!]+[.$D18])))*(1/([.$C18]+[.AQ$34]))" table:style-name="ce326">
            <text:p>#BEZUG!</text:p>
          </table:table-cell>
          <table:table-cell office:value-type="error" office:string-value="#REF!" table:formula="of:=(([.$E18]+60*(COM.MICROSOFT.SINGLE($$SpecAttempts)+COM.MICROSOFT.SINGLE($$TapsPerSec)+COM.MICROSOFT.SINGLE($$BF))*0.005*COM.MICROSOFT.SINGLE($$AllProbArt)*COM.MICROSOFT.SINGLE($$AllProbSlash)*[.AR$33]*([.#REF!]+[.$D18])))*(1/([.$C18]+[.AR$34]))" table:style-name="ce297">
            <text:p>#BEZUG!</text:p>
          </table:table-cell>
          <table:table-cell office:value-type="error" office:string-value="#REF!" table:formula="of:=(([.$E18]+60*(COM.MICROSOFT.SINGLE($$SpecAttempts)+COM.MICROSOFT.SINGLE($$TapsPerSec)+COM.MICROSOFT.SINGLE($$BF))*0.005*COM.MICROSOFT.SINGLE($$AllProbArt)*COM.MICROSOFT.SINGLE($$AllProbSlash)*[.AS$33]*([.#REF!]+[.$D18])))*(1/([.$C18]+[.AS$34]))" table:style-name="ce372">
            <text:p>#BEZUG!</text:p>
          </table:table-cell>
          <table:table-cell office:value-type="error" office:string-value="#REF!" table:formula="of:=(([.$E18]+60*(COM.MICROSOFT.SINGLE($$SpecAttempts)+COM.MICROSOFT.SINGLE($$TapsPerSec)+COM.MICROSOFT.SINGLE($$BF))*0.005*COM.MICROSOFT.SINGLE($$AllProbArt)*COM.MICROSOFT.SINGLE($$AllProbSlash)*[.AT$33]*([.#REF!]+[.$D18])))*(1/([.$C18]+[.AT$34]))" table:style-name="ce383">
            <text:p>#BEZUG!</text:p>
          </table:table-cell>
          <table:table-cell office:value-type="error" office:string-value="#REF!" table:formula="of:=(([.$E18]+60*(COM.MICROSOFT.SINGLE($$SpecAttempts)+COM.MICROSOFT.SINGLE($$TapsPerSec)+COM.MICROSOFT.SINGLE($$BF))*0.005*COM.MICROSOFT.SINGLE($$AllProbArt)*COM.MICROSOFT.SINGLE($$AllProbSlash)*[.AU$33]*([.#REF!]+[.$D18])))*(1/([.$C18]+[.AU$34]))" table:style-name="ce378">
            <text:p>#BEZUG!</text:p>
          </table:table-cell>
          <table:table-cell office:value-type="error" office:string-value="#REF!" table:formula="of:=(([.$E18]+60*(COM.MICROSOFT.SINGLE($$SpecAttempts)+COM.MICROSOFT.SINGLE($$TapsPerSec)+COM.MICROSOFT.SINGLE($$BF))*0.005*COM.MICROSOFT.SINGLE($$AllProbArt)*COM.MICROSOFT.SINGLE($$AllProbSlash)*[.AV$33]*([.#REF!]+[.$D18])))*(1/([.$C18]+[.AV$34]))" table:style-name="ce373">
            <text:p>#BEZUG!</text:p>
          </table:table-cell>
          <table:table-cell office:value-type="error" office:string-value="#REF!" table:formula="of:=(([.$E18]+60*(COM.MICROSOFT.SINGLE($$SpecAttempts)+COM.MICROSOFT.SINGLE($$TapsPerSec)+COM.MICROSOFT.SINGLE($$BF))*0.005*COM.MICROSOFT.SINGLE($$AllProbArt)*COM.MICROSOFT.SINGLE($$AllProbSlash)*[.AW$33]*([.#REF!]+[.$D18])))*(1/([.$C18]+[.AW$34]))" table:style-name="ce300">
            <text:p>#BEZUG!</text:p>
          </table:table-cell>
          <table:table-cell office:value-type="error" office:string-value="#REF!" table:formula="of:=(([.$E18]+60*(COM.MICROSOFT.SINGLE($$SpecAttempts)+COM.MICROSOFT.SINGLE($$TapsPerSec)+COM.MICROSOFT.SINGLE($$BF))*0.005*COM.MICROSOFT.SINGLE($$AllProbArt)*COM.MICROSOFT.SINGLE($$AllProbSlash)*[.AX$33]*([.#REF!]+[.$D18])))*(1/([.$C18]+[.AX$34]))" table:style-name="ce300">
            <text:p>#BEZUG!</text:p>
          </table:table-cell>
          <table:table-cell office:value-type="error" office:string-value="#REF!" table:formula="of:=(([.$E18]+60*(COM.MICROSOFT.SINGLE($$SpecAttempts)+COM.MICROSOFT.SINGLE($$TapsPerSec)+COM.MICROSOFT.SINGLE($$BF))*0.005*COM.MICROSOFT.SINGLE($$AllProbArt)*COM.MICROSOFT.SINGLE($$AllProbSlash)*[.AY$33]*([.#REF!]+[.$D18])))*(1/([.$C18]+[.AY$34]))" table:style-name="ce300">
            <text:p>#BEZUG!</text:p>
          </table:table-cell>
          <table:table-cell office:value-type="error" office:string-value="#REF!" table:formula="of:=(([.$E18]+60*(COM.MICROSOFT.SINGLE($$SpecAttempts)+COM.MICROSOFT.SINGLE($$TapsPerSec)+COM.MICROSOFT.SINGLE($$BF))*0.005*COM.MICROSOFT.SINGLE($$AllProbArt)*COM.MICROSOFT.SINGLE($$AllProbSlash)*[.AZ$33]*([.#REF!]+[.$D18])))*(1/([.$C18]+[.AZ$34]))" table:style-name="ce301">
            <text:p>#BEZUG!</text:p>
          </table:table-cell>
          <table:table-cell table:style-name="ce221"/>
          <table:table-cell office:value-type="float" office:value="69" table:style-name="ce226">
            <text:p>69</text:p>
          </table:table-cell>
          <table:table-cell table:style-name="ce221"/>
          <table:table-cell table:number-columns-repeated="16297"/>
        </table:table-row>
        <table:table-row table:style-name="ro3">
          <table:table-cell office:value-type="float" office:value="14" table:style-name="ce205">
            <text:p>14</text:p>
          </table:table-cell>
          <table:table-cell office:value-type="float" office:value="6" table:style-name="ce206">
            <text:p>6</text:p>
          </table:table-cell>
          <table:table-cell office:value-type="float" office:value="39" table:style-name="ce207">
            <text:p>39</text:p>
          </table:table-cell>
          <table:table-cell office:value-type="float" office:value="269" table:style-name="ce208">
            <text:p>269</text:p>
          </table:table-cell>
          <table:table-cell office:value-type="float" office:value="2.0099999999999998" table:style-name="ce209">
            <text:p>2,010</text:p>
          </table:table-cell>
          <table:table-cell table:style-name="ce228"/>
          <table:table-cell office:value-type="float" office:value="14" table:style-name="ce210">
            <text:p>14</text:p>
          </table:table-cell>
          <table:table-cell office:value-type="float" office:value="7" table:style-name="ce211">
            <text:p>7</text:p>
          </table:table-cell>
          <table:table-cell office:value-type="float" office:value="45" table:style-name="ce212">
            <text:p>45</text:p>
          </table:table-cell>
          <table:table-cell office:value-type="float" office:value="7.9165000000000001" table:style-name="ce213">
            <text:p>7,917</text:p>
          </table:table-cell>
          <table:table-cell table:style-name="ce5"/>
          <table:table-cell office:value-type="float" office:value="14" table:style-name="ce214">
            <text:p>14</text:p>
          </table:table-cell>
          <table:table-cell office:value-type="float" office:value="1.1399999999999999" table:style-name="ce215">
            <text:p>1,14</text:p>
          </table:table-cell>
          <table:table-cell table:style-name="ce5"/>
          <table:table-cell office:value-type="float" office:value="14" table:style-name="ce216">
            <text:p>14</text:p>
          </table:table-cell>
          <table:table-cell office:value-type="float" office:value="27" table:style-name="ce217">
            <text:p>27</text:p>
          </table:table-cell>
          <table:table-cell table:style-name="ce3"/>
          <table:table-cell office:value-type="float" office:value="15" table:formula="of:=[.R17]+1" table:style-name="ce218">
            <text:p>15</text:p>
          </table:table-cell>
          <table:table-cell office:value-type="string" table:style-name="ce219">
            <text:p>39.2</text:p>
          </table:table-cell>
          <table:table-cell table:number-columns-repeated="2" table:style-name="ce3"/>
          <table:table-cell table:style-name="ce204"/>
          <table:table-cell office:value-type="string" table:style-name="ce384">
            <text:p>260-279</text:p>
          </table:table-cell>
          <table:table-cell table:style-name="ce231"/>
          <table:covered-table-cell/>
          <table:table-cell office:value-type="float" office:value="13" table:style-name="ce181">
            <text:p>13</text:p>
          </table:table-cell>
          <table:table-cell office:value-type="float" office:value="971.33282442748089" table:formula="of:=IF([.$W$3]; [.AA55];COM.MICROSOFT.SINGLE( $$ManaPotion) * [.$E17]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44">
            <text:p>971,3</text:p>
          </table:table-cell>
          <table:table-cell office:value-type="float" office:value="1444.3403293358715" table:formula="of:=IF([.$W$3]; [.AB55];COM.MICROSOFT.SINGLE( $$ManaPotion) * [.$E17]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08">
            <text:p>1444,3</text:p>
          </table:table-cell>
          <table:table-cell office:value-type="float" office:value="1510.4938075223449" table:formula="of:=IF([.$W$3]; [.AC55];COM.MICROSOFT.SINGLE( $$ManaPotion) * [.$E17]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08">
            <text:p>1510,5</text:p>
          </table:table-cell>
          <table:table-cell office:value-type="float" office:value="1588.4724733315281" table:formula="of:=IF([.$W$3]; [.AD55];COM.MICROSOFT.SINGLE( $$ManaPotion) * [.$E17]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08">
            <text:p>1588,5</text:p>
          </table:table-cell>
          <table:table-cell office:value-type="float" office:value="1676.1477929913335" table:formula="of:=IF([.$W$3]; [.AE55];COM.MICROSOFT.SINGLE( $$ManaPotion) * [.$E17]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08">
            <text:p>1676,1</text:p>
          </table:table-cell>
          <table:table-cell office:value-type="float" office:value="1774.8036440150834" table:formula="of:=IF([.$W$3]; [.AF55];COM.MICROSOFT.SINGLE( $$ManaPotion) * [.$E17]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19">
            <text:p>1774,8</text:p>
          </table:table-cell>
          <table:table-cell office:value-type="float" office:value="1889.339032703615" table:formula="of:=IF([.$W$3]; [.AG55];COM.MICROSOFT.SINGLE( $$ManaPotion) * [.$E17]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18">
            <text:p>1889,3</text:p>
          </table:table-cell>
          <table:table-cell office:value-type="float" office:value="2021.6797753269125" table:formula="of:=IF([.$W$3]; [.AH55];COM.MICROSOFT.SINGLE( $$ManaPotion) * [.$E17]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18">
            <text:p>2021,7</text:p>
          </table:table-cell>
          <table:table-cell office:value-type="float" office:value="2170.575780622004" table:formula="of:=IF([.$W$3]; [.AI55];COM.MICROSOFT.SINGLE( $$ManaPotion) * [.$E17]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18">
            <text:p>2170,6</text:p>
          </table:table-cell>
          <table:table-cell office:value-type="float" office:value="2341.6017798967378" table:formula="of:=IF([.$W$3]; [.AJ55];COM.MICROSOFT.SINGLE( $$ManaPotion) * [.$E17]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18">
            <text:p>2341,6</text:p>
          </table:table-cell>
          <table:table-cell office:value-type="float" office:value="2537.494459429513" table:formula="of:=IF([.$W$3]; [.AK55];COM.MICROSOFT.SINGLE( $$ManaPotion) * [.$E17]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19">
            <text:p>2537,5</text:p>
          </table:table-cell>
          <table:table-cell office:value-type="float" office:value="2761.4297267532852" table:formula="of:=IF([.$W$3]; [.AL55];COM.MICROSOFT.SINGLE( $$ManaPotion) * [.$E17]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23">
            <text:p>2761,4</text:p>
          </table:table-cell>
          <table:table-cell office:value-type="float" office:value="3016.8875656541668" table:formula="of:=IF([.$W$3]; [.AM55];COM.MICROSOFT.SINGLE( $$ManaPotion) * [.$E17]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23">
            <text:p>3016,9</text:p>
          </table:table-cell>
          <table:table-cell office:value-type="float" office:value="3311.2671649589383" table:formula="of:=IF([.$W$3]; [.AN55];COM.MICROSOFT.SINGLE( $$ManaPotion) * [.$E17]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23">
            <text:p>3311,3</text:p>
          </table:table-cell>
          <table:table-cell office:value-type="float" office:value="3646.0213334326772" table:formula="of:=IF([.$W$3]; [.AO55];COM.MICROSOFT.SINGLE( $$ManaPotion) * [.$E17]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23">
            <text:p>3646,0</text:p>
          </table:table-cell>
          <table:table-cell office:value-type="float" office:value="4029.630419913382" table:formula="of:=IF([.$W$3]; [.AP55];COM.MICROSOFT.SINGLE( $$ManaPotion) * [.$E17]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75">
            <text:p>4029,6</text:p>
          </table:table-cell>
          <table:table-cell office:value-type="float" office:value="4468.2097357145121" table:formula="of:=IF([.$W$3]; [.AQ55];COM.MICROSOFT.SINGLE( $$ManaPotion) * [.$E17]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25">
            <text:p>4468,2</text:p>
          </table:table-cell>
          <table:table-cell office:value-type="float" office:value="4972.1992321944008" table:formula="of:=IF([.$W$3]; [.AR55];COM.MICROSOFT.SINGLE( $$ManaPotion) * [.$E17]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27">
            <text:p>4972,2</text:p>
          </table:table-cell>
          <table:table-cell office:value-type="float" office:value="5549.707609437196" table:formula="of:=IF([.$W$3]; [.AS55];COM.MICROSOFT.SINGLE( $$ManaPotion) * [.$E17]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27">
            <text:p>5549,7</text:p>
          </table:table-cell>
          <table:table-cell office:value-type="float" office:value="6209.992300038959" table:formula="of:=IF([.$W$3]; [.AT55];COM.MICROSOFT.SINGLE( $$ManaPotion) * [.$E17]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30">
            <text:p>6210,0</text:p>
          </table:table-cell>
          <table:table-cell office:value-type="float" office:value="6963.3918966069723" table:formula="of:=IF([.$W$3]; [.AU55];COM.MICROSOFT.SINGLE( $$ManaPotion) * [.$E17]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65">
            <text:p>6963,4</text:p>
          </table:table-cell>
          <table:table-cell office:value-type="float" office:value="7828.52262308442" table:formula="of:=IF([.$W$3]; [.AV55];COM.MICROSOFT.SINGLE( $$ManaPotion) * [.$E17]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51">
            <text:p>7828,5</text:p>
          </table:table-cell>
          <table:table-cell office:value-type="float" office:value="8819.4057733667978" table:formula="of:=IF([.$W$3]; [.AW55];COM.MICROSOFT.SINGLE( $$ManaPotion) * [.$E17]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52">
            <text:p>8819,4</text:p>
          </table:table-cell>
          <table:table-cell office:value-type="float" office:value="9951.7519538671349" table:formula="of:=IF([.$W$3]; [.AX55];COM.MICROSOFT.SINGLE( $$ManaPotion) * [.$E17]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56">
            <text:p>9951,8</text:p>
          </table:table-cell>
          <table:table-cell office:value-type="float" office:value="11250.29269984207" table:formula="of:=IF([.$W$3]; [.AY55];COM.MICROSOFT.SINGLE( $$ManaPotion) * [.$E17]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84">
            <text:p>11250,3</text:p>
          </table:table-cell>
          <table:table-cell office:value-type="float" office:value="12735.77276900687" table:formula="of:=IF([.$W$3]; [.AZ55];COM.MICROSOFT.SINGLE( $$ManaPotion) * [.$E17]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93">
            <text:p>12735,8</text:p>
          </table:table-cell>
          <table:table-cell table:style-name="ce221"/>
          <table:table-cell office:value-type="float" office:value="33" table:formula="of:=[.C17]" table:style-name="ce247">
            <text:p>33</text:p>
          </table:table-cell>
          <table:table-cell table:style-name="ce248"/>
          <table:table-cell table:style-name="ce5"/>
          <table:table-cell table:style-name="ce204"/>
          <table:covered-table-cell/>
          <table:table-cell office:value-type="float" office:value="15" table:style-name="ce217">
            <text:p>15</text:p>
          </table:table-cell>
          <table:table-cell office:value-type="error" office:string-value="#REF!" table:formula="of:=(([.$E19]+60*(COM.MICROSOFT.SINGLE($$SpecAttempts)+COM.MICROSOFT.SINGLE($$TapsPerSec)+COM.MICROSOFT.SINGLE($$BF))*0.005*COM.MICROSOFT.SINGLE($$AllProbArt)*COM.MICROSOFT.SINGLE($$AllProbSlash)*[.AB$33]*([.#REF!]+[.$D19])))*(1/([.$C19]+[.AB$34]))" table:style-name="ce385">
            <text:p>#BEZUG!</text:p>
          </table:table-cell>
          <table:table-cell office:value-type="error" office:string-value="#REF!" table:formula="of:=(([.$E19]+60*(COM.MICROSOFT.SINGLE($$SpecAttempts)+COM.MICROSOFT.SINGLE($$TapsPerSec)+COM.MICROSOFT.SINGLE($$BF))*0.005*COM.MICROSOFT.SINGLE($$AllProbArt)*COM.MICROSOFT.SINGLE($$AllProbSlash)*[.AC$33]*([.#REF!]+[.$D19])))*(1/([.$C19]+[.AC$34]))" table:style-name="ce317">
            <text:p>#BEZUG!</text:p>
          </table:table-cell>
          <table:table-cell office:value-type="error" office:string-value="#REF!" table:formula="of:=(([.$E19]+60*(COM.MICROSOFT.SINGLE($$SpecAttempts)+COM.MICROSOFT.SINGLE($$TapsPerSec)+COM.MICROSOFT.SINGLE($$BF))*0.005*COM.MICROSOFT.SINGLE($$AllProbArt)*COM.MICROSOFT.SINGLE($$AllProbSlash)*[.AD$33]*([.#REF!]+[.$D19])))*(1/([.$C19]+[.AD$34]))" table:style-name="ce317">
            <text:p>#BEZUG!</text:p>
          </table:table-cell>
          <table:table-cell office:value-type="error" office:string-value="#REF!" table:formula="of:=(([.$E19]+60*(COM.MICROSOFT.SINGLE($$SpecAttempts)+COM.MICROSOFT.SINGLE($$TapsPerSec)+COM.MICROSOFT.SINGLE($$BF))*0.005*COM.MICROSOFT.SINGLE($$AllProbArt)*COM.MICROSOFT.SINGLE($$AllProbSlash)*[.AE$33]*([.#REF!]+[.$D19])))*(1/([.$C19]+[.AE$34]))" table:style-name="ce317">
            <text:p>#BEZUG!</text:p>
          </table:table-cell>
          <table:table-cell office:value-type="error" office:string-value="#REF!" table:formula="of:=(([.$E19]+60*(COM.MICROSOFT.SINGLE($$SpecAttempts)+COM.MICROSOFT.SINGLE($$TapsPerSec)+COM.MICROSOFT.SINGLE($$BF))*0.005*COM.MICROSOFT.SINGLE($$AllProbArt)*COM.MICROSOFT.SINGLE($$AllProbSlash)*[.AF$33]*([.#REF!]+[.$D19])))*(1/([.$C19]+[.AF$34]))" table:style-name="ce386">
            <text:p>#BEZUG!</text:p>
          </table:table-cell>
          <table:table-cell office:value-type="error" office:string-value="#REF!" table:formula="of:=(([.$E19]+60*(COM.MICROSOFT.SINGLE($$SpecAttempts)+COM.MICROSOFT.SINGLE($$TapsPerSec)+COM.MICROSOFT.SINGLE($$BF))*0.005*COM.MICROSOFT.SINGLE($$AllProbArt)*COM.MICROSOFT.SINGLE($$AllProbSlash)*[.AG$33]*([.#REF!]+[.$D19])))*(1/([.$C19]+[.AG$34]))" table:style-name="ce317">
            <text:p>#BEZUG!</text:p>
          </table:table-cell>
          <table:table-cell office:value-type="error" office:string-value="#REF!" table:formula="of:=(([.$E19]+60*(COM.MICROSOFT.SINGLE($$SpecAttempts)+COM.MICROSOFT.SINGLE($$TapsPerSec)+COM.MICROSOFT.SINGLE($$BF))*0.005*COM.MICROSOFT.SINGLE($$AllProbArt)*COM.MICROSOFT.SINGLE($$AllProbSlash)*[.AH$33]*([.#REF!]+[.$D19])))*(1/([.$C19]+[.AH$34]))" table:style-name="ce357">
            <text:p>#BEZUG!</text:p>
          </table:table-cell>
          <table:table-cell office:value-type="error" office:string-value="#REF!" table:formula="of:=(([.$E19]+60*(COM.MICROSOFT.SINGLE($$SpecAttempts)+COM.MICROSOFT.SINGLE($$TapsPerSec)+COM.MICROSOFT.SINGLE($$BF))*0.005*COM.MICROSOFT.SINGLE($$AllProbArt)*COM.MICROSOFT.SINGLE($$AllProbSlash)*[.AI$33]*([.#REF!]+[.$D19])))*(1/([.$C19]+[.AI$34]))" table:style-name="ce357">
            <text:p>#BEZUG!</text:p>
          </table:table-cell>
          <table:table-cell office:value-type="error" office:string-value="#REF!" table:formula="of:=(([.$E19]+60*(COM.MICROSOFT.SINGLE($$SpecAttempts)+COM.MICROSOFT.SINGLE($$TapsPerSec)+COM.MICROSOFT.SINGLE($$BF))*0.005*COM.MICROSOFT.SINGLE($$AllProbArt)*COM.MICROSOFT.SINGLE($$AllProbSlash)*[.AJ$33]*([.#REF!]+[.$D19])))*(1/([.$C19]+[.AJ$34]))" table:style-name="ce357">
            <text:p>#BEZUG!</text:p>
          </table:table-cell>
          <table:table-cell office:value-type="error" office:string-value="#REF!" table:formula="of:=(([.$E19]+60*(COM.MICROSOFT.SINGLE($$SpecAttempts)+COM.MICROSOFT.SINGLE($$TapsPerSec)+COM.MICROSOFT.SINGLE($$BF))*0.005*COM.MICROSOFT.SINGLE($$AllProbArt)*COM.MICROSOFT.SINGLE($$AllProbSlash)*[.AK$33]*([.#REF!]+[.$D19])))*(1/([.$C19]+[.AK$34]))" table:style-name="ce358">
            <text:p>#BEZUG!</text:p>
          </table:table-cell>
          <table:table-cell office:value-type="error" office:string-value="#REF!" table:formula="of:=(([.$E19]+60*(COM.MICROSOFT.SINGLE($$SpecAttempts)+COM.MICROSOFT.SINGLE($$TapsPerSec)+COM.MICROSOFT.SINGLE($$BF))*0.005*COM.MICROSOFT.SINGLE($$AllProbArt)*COM.MICROSOFT.SINGLE($$AllProbSlash)*[.AL$33]*([.#REF!]+[.$D19])))*(1/([.$C19]+[.AL$34]))" table:style-name="ce319">
            <text:p>#BEZUG!</text:p>
          </table:table-cell>
          <table:table-cell office:value-type="error" office:string-value="#REF!" table:formula="of:=(([.$E19]+60*(COM.MICROSOFT.SINGLE($$SpecAttempts)+COM.MICROSOFT.SINGLE($$TapsPerSec)+COM.MICROSOFT.SINGLE($$BF))*0.005*COM.MICROSOFT.SINGLE($$AllProbArt)*COM.MICROSOFT.SINGLE($$AllProbSlash)*[.AM$33]*([.#REF!]+[.$D19])))*(1/([.$C19]+[.AM$34]))" table:style-name="ce319">
            <text:p>#BEZUG!</text:p>
          </table:table-cell>
          <table:table-cell office:value-type="error" office:string-value="#REF!" table:formula="of:=(([.$E19]+60*(COM.MICROSOFT.SINGLE($$SpecAttempts)+COM.MICROSOFT.SINGLE($$TapsPerSec)+COM.MICROSOFT.SINGLE($$BF))*0.005*COM.MICROSOFT.SINGLE($$AllProbArt)*COM.MICROSOFT.SINGLE($$AllProbSlash)*[.AN$33]*([.#REF!]+[.$D19])))*(1/([.$C19]+[.AN$34]))" table:style-name="ce320">
            <text:p>#BEZUG!</text:p>
          </table:table-cell>
          <table:table-cell office:value-type="error" office:string-value="#REF!" table:formula="of:=(([.$E19]+60*(COM.MICROSOFT.SINGLE($$SpecAttempts)+COM.MICROSOFT.SINGLE($$TapsPerSec)+COM.MICROSOFT.SINGLE($$BF))*0.005*COM.MICROSOFT.SINGLE($$AllProbArt)*COM.MICROSOFT.SINGLE($$AllProbSlash)*[.AO$33]*([.#REF!]+[.$D19])))*(1/([.$C19]+[.AO$34]))" table:style-name="ce321">
            <text:p>#BEZUG!</text:p>
          </table:table-cell>
          <table:table-cell office:value-type="error" office:string-value="#REF!" table:formula="of:=(([.$E19]+60*(COM.MICROSOFT.SINGLE($$SpecAttempts)+COM.MICROSOFT.SINGLE($$TapsPerSec)+COM.MICROSOFT.SINGLE($$BF))*0.005*COM.MICROSOFT.SINGLE($$AllProbArt)*COM.MICROSOFT.SINGLE($$AllProbSlash)*[.AP$33]*([.#REF!]+[.$D19])))*(1/([.$C19]+[.AP$34]))" table:style-name="ce387">
            <text:p>#BEZUG!</text:p>
          </table:table-cell>
          <table:table-cell office:value-type="error" office:string-value="#REF!" table:formula="of:=(([.$E19]+60*(COM.MICROSOFT.SINGLE($$SpecAttempts)+COM.MICROSOFT.SINGLE($$TapsPerSec)+COM.MICROSOFT.SINGLE($$BF))*0.005*COM.MICROSOFT.SINGLE($$AllProbArt)*COM.MICROSOFT.SINGLE($$AllProbSlash)*[.AQ$33]*([.#REF!]+[.$D19])))*(1/([.$C19]+[.AQ$34]))" table:style-name="ce322">
            <text:p>#BEZUG!</text:p>
          </table:table-cell>
          <table:table-cell office:value-type="error" office:string-value="#REF!" table:formula="of:=(([.$E19]+60*(COM.MICROSOFT.SINGLE($$SpecAttempts)+COM.MICROSOFT.SINGLE($$TapsPerSec)+COM.MICROSOFT.SINGLE($$BF))*0.005*COM.MICROSOFT.SINGLE($$AllProbArt)*COM.MICROSOFT.SINGLE($$AllProbSlash)*[.AR$33]*([.#REF!]+[.$D19])))*(1/([.$C19]+[.AR$34]))" table:style-name="ce359">
            <text:p>#BEZUG!</text:p>
          </table:table-cell>
          <table:table-cell office:value-type="error" office:string-value="#REF!" table:formula="of:=(([.$E19]+60*(COM.MICROSOFT.SINGLE($$SpecAttempts)+COM.MICROSOFT.SINGLE($$TapsPerSec)+COM.MICROSOFT.SINGLE($$BF))*0.005*COM.MICROSOFT.SINGLE($$AllProbArt)*COM.MICROSOFT.SINGLE($$AllProbSlash)*[.AS$33]*([.#REF!]+[.$D19])))*(1/([.$C19]+[.AS$34]))" table:style-name="ce388">
            <text:p>#BEZUG!</text:p>
          </table:table-cell>
          <table:table-cell office:value-type="error" office:string-value="#REF!" table:formula="of:=(([.$E19]+60*(COM.MICROSOFT.SINGLE($$SpecAttempts)+COM.MICROSOFT.SINGLE($$TapsPerSec)+COM.MICROSOFT.SINGLE($$BF))*0.005*COM.MICROSOFT.SINGLE($$AllProbArt)*COM.MICROSOFT.SINGLE($$AllProbSlash)*[.AT$33]*([.#REF!]+[.$D19])))*(1/([.$C19]+[.AT$34]))" table:style-name="ce389">
            <text:p>#BEZUG!</text:p>
          </table:table-cell>
          <table:table-cell office:value-type="error" office:string-value="#REF!" table:formula="of:=(([.$E19]+60*(COM.MICROSOFT.SINGLE($$SpecAttempts)+COM.MICROSOFT.SINGLE($$TapsPerSec)+COM.MICROSOFT.SINGLE($$BF))*0.005*COM.MICROSOFT.SINGLE($$AllProbArt)*COM.MICROSOFT.SINGLE($$AllProbSlash)*[.AU$33]*([.#REF!]+[.$D19])))*(1/([.$C19]+[.AU$34]))" table:style-name="ce363">
            <text:p>#BEZUG!</text:p>
          </table:table-cell>
          <table:table-cell office:value-type="error" office:string-value="#REF!" table:formula="of:=(([.$E19]+60*(COM.MICROSOFT.SINGLE($$SpecAttempts)+COM.MICROSOFT.SINGLE($$TapsPerSec)+COM.MICROSOFT.SINGLE($$BF))*0.005*COM.MICROSOFT.SINGLE($$AllProbArt)*COM.MICROSOFT.SINGLE($$AllProbSlash)*[.AV$33]*([.#REF!]+[.$D19])))*(1/([.$C19]+[.AV$34]))" table:style-name="ce373">
            <text:p>#BEZUG!</text:p>
          </table:table-cell>
          <table:table-cell office:value-type="error" office:string-value="#REF!" table:formula="of:=(([.$E19]+60*(COM.MICROSOFT.SINGLE($$SpecAttempts)+COM.MICROSOFT.SINGLE($$TapsPerSec)+COM.MICROSOFT.SINGLE($$BF))*0.005*COM.MICROSOFT.SINGLE($$AllProbArt)*COM.MICROSOFT.SINGLE($$AllProbSlash)*[.AW$33]*([.#REF!]+[.$D19])))*(1/([.$C19]+[.AW$34]))" table:style-name="ce300">
            <text:p>#BEZUG!</text:p>
          </table:table-cell>
          <table:table-cell office:value-type="error" office:string-value="#REF!" table:formula="of:=(([.$E19]+60*(COM.MICROSOFT.SINGLE($$SpecAttempts)+COM.MICROSOFT.SINGLE($$TapsPerSec)+COM.MICROSOFT.SINGLE($$BF))*0.005*COM.MICROSOFT.SINGLE($$AllProbArt)*COM.MICROSOFT.SINGLE($$AllProbSlash)*[.AX$33]*([.#REF!]+[.$D19])))*(1/([.$C19]+[.AX$34]))" table:style-name="ce300">
            <text:p>#BEZUG!</text:p>
          </table:table-cell>
          <table:table-cell office:value-type="error" office:string-value="#REF!" table:formula="of:=(([.$E19]+60*(COM.MICROSOFT.SINGLE($$SpecAttempts)+COM.MICROSOFT.SINGLE($$TapsPerSec)+COM.MICROSOFT.SINGLE($$BF))*0.005*COM.MICROSOFT.SINGLE($$AllProbArt)*COM.MICROSOFT.SINGLE($$AllProbSlash)*[.AY$33]*([.#REF!]+[.$D19])))*(1/([.$C19]+[.AY$34]))" table:style-name="ce300">
            <text:p>#BEZUG!</text:p>
          </table:table-cell>
          <table:table-cell office:value-type="error" office:string-value="#REF!" table:formula="of:=(([.$E19]+60*(COM.MICROSOFT.SINGLE($$SpecAttempts)+COM.MICROSOFT.SINGLE($$TapsPerSec)+COM.MICROSOFT.SINGLE($$BF))*0.005*COM.MICROSOFT.SINGLE($$AllProbArt)*COM.MICROSOFT.SINGLE($$AllProbSlash)*[.AZ$33]*([.#REF!]+[.$D19])))*(1/([.$C19]+[.AZ$34]))" table:style-name="ce301">
            <text:p>#BEZUG!</text:p>
          </table:table-cell>
          <table:table-cell table:style-name="ce204"/>
          <table:table-cell office:value-type="float" office:value="81" table:style-name="ce226">
            <text:p>81</text:p>
          </table:table-cell>
          <table:table-cell table:style-name="ce204"/>
          <table:table-cell table:number-columns-repeated="16297"/>
        </table:table-row>
        <table:table-row table:style-name="ro3">
          <table:table-cell office:value-type="float" office:value="15" table:style-name="ce205">
            <text:p>15</text:p>
          </table:table-cell>
          <table:table-cell office:value-type="float" office:value="7" table:style-name="ce206">
            <text:p>7</text:p>
          </table:table-cell>
          <table:table-cell office:value-type="float" office:value="46" table:style-name="ce207">
            <text:p>46</text:p>
          </table:table-cell>
          <table:table-cell office:value-type="float" office:value="337" table:style-name="ce208">
            <text:p>337</text:p>
          </table:table-cell>
          <table:table-cell office:value-type="float" office:value="2.08" table:style-name="ce209">
            <text:p>2,080</text:p>
          </table:table-cell>
          <table:table-cell table:style-name="ce228"/>
          <table:table-cell office:value-type="float" office:value="15" table:style-name="ce210">
            <text:p>15</text:p>
          </table:table-cell>
          <table:table-cell office:value-type="float" office:value="8" table:style-name="ce211">
            <text:p>8</text:p>
          </table:table-cell>
          <table:table-cell office:value-type="float" office:value="53" table:style-name="ce212">
            <text:p>53</text:p>
          </table:table-cell>
          <table:table-cell office:value-type="float" office:value="9.0518999999999998" table:style-name="ce213">
            <text:p>9,052</text:p>
          </table:table-cell>
          <table:table-cell table:style-name="ce5"/>
          <table:table-cell office:value-type="float" office:value="15" table:style-name="ce214">
            <text:p>15</text:p>
          </table:table-cell>
          <table:table-cell office:value-type="float" office:value="1.1499999999999999" table:style-name="ce215">
            <text:p>1,15</text:p>
          </table:table-cell>
          <table:table-cell table:style-name="ce5"/>
          <table:table-cell office:value-type="float" office:value="15" table:style-name="ce216">
            <text:p>15</text:p>
          </table:table-cell>
          <table:table-cell office:value-type="float" office:value="30" table:style-name="ce217">
            <text:p>30</text:p>
          </table:table-cell>
          <table:table-cell table:style-name="ce3"/>
          <table:table-cell office:value-type="float" office:value="16" table:formula="of:=[.R18]+1" table:style-name="ce218">
            <text:p>16</text:p>
          </table:table-cell>
          <table:table-cell office:value-type="string" table:style-name="ce219">
            <text:p>43.2</text:p>
          </table:table-cell>
          <table:table-cell table:number-columns-repeated="2" table:style-name="ce3"/>
          <table:table-cell table:style-name="ce390"/>
          <table:table-cell office:value-type="string" table:style-name="ce391">
            <text:p>280+</text:p>
          </table:table-cell>
          <table:table-cell table:style-name="ce231"/>
          <table:covered-table-cell/>
          <table:table-cell office:value-type="float" office:value="14" table:style-name="ce217">
            <text:p>14</text:p>
          </table:table-cell>
          <table:table-cell office:value-type="float" office:value="1006.3809160305342" table:formula="of:=IF([.$W$3]; [.AA56];COM.MICROSOFT.SINGLE( $$ManaPotion) * [.$E18]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44">
            <text:p>1006,4</text:p>
          </table:table-cell>
          <table:table-cell office:value-type="float" office:value="1496.4557020438667" table:formula="of:=IF([.$W$3]; [.AB56];COM.MICROSOFT.SINGLE( $$ManaPotion) * [.$E18]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18">
            <text:p>1496,5</text:p>
          </table:table-cell>
          <table:table-cell office:value-type="float" office:value="1564.9961614020172" table:formula="of:=IF([.$W$3]; [.AC56];COM.MICROSOFT.SINGLE( $$ManaPotion) * [.$E18]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18">
            <text:p>1565,0</text:p>
          </table:table-cell>
          <table:table-cell office:value-type="float" office:value="1645.7884904105008" table:formula="of:=IF([.$W$3]; [.AD56];COM.MICROSOFT.SINGLE( $$ManaPotion) * [.$E18]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18">
            <text:p>1645,8</text:p>
          </table:table-cell>
          <table:table-cell office:value-type="float" office:value="1736.6273525322576" table:formula="of:=IF([.$W$3]; [.AE56];COM.MICROSOFT.SINGLE( $$ManaPotion) * [.$E18]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18">
            <text:p>1736,6</text:p>
          </table:table-cell>
          <table:table-cell office:value-type="float" office:value="1838.8429507578956" table:formula="of:=IF([.$W$3]; [.AF56];COM.MICROSOFT.SINGLE( $$ManaPotion) * [.$E18]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19">
            <text:p>1838,8</text:p>
          </table:table-cell>
          <table:table-cell office:value-type="float" office:value="1957.5110596568379" table:formula="of:=IF([.$W$3]; [.AG56];COM.MICROSOFT.SINGLE( $$ManaPotion) * [.$E18]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18">
            <text:p>1957,5</text:p>
          </table:table-cell>
          <table:table-cell office:value-type="float" office:value="2094.6269837149966" table:formula="of:=IF([.$W$3]; [.AH56];COM.MICROSOFT.SINGLE( $$ManaPotion) * [.$E18]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18">
            <text:p>2094,6</text:p>
          </table:table-cell>
          <table:table-cell office:value-type="float" office:value="2248.8955252836226" table:formula="of:=IF([.$W$3]; [.AI56];COM.MICROSOFT.SINGLE( $$ManaPotion) * [.$E18]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18">
            <text:p>2248,9</text:p>
          </table:table-cell>
          <table:table-cell office:value-type="float" office:value="2426.0925657693001" table:formula="of:=IF([.$W$3]; [.AJ56];COM.MICROSOFT.SINGLE( $$ManaPotion) * [.$E18]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18">
            <text:p>2426,1</text:p>
          </table:table-cell>
          <table:table-cell office:value-type="float" office:value="2629.0535378625364" table:formula="of:=IF([.$W$3]; [.AK56];COM.MICROSOFT.SINGLE( $$ManaPotion) * [.$E18]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37">
            <text:p>2629,1</text:p>
          </table:table-cell>
          <table:table-cell office:value-type="float" office:value="2861.068943697991" table:formula="of:=IF([.$W$3]; [.AL56];COM.MICROSOFT.SINGLE( $$ManaPotion) * [.$E18]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23">
            <text:p>2861,1</text:p>
          </table:table-cell>
          <table:table-cell office:value-type="float" office:value="3125.7443334870486" table:formula="of:=IF([.$W$3]; [.AM56];COM.MICROSOFT.SINGLE( $$ManaPotion) * [.$E18]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23">
            <text:p>3125,7</text:p>
          </table:table-cell>
          <table:table-cell office:value-type="float" office:value="3430.7458770966318" table:formula="of:=IF([.$W$3]; [.AN56];COM.MICROSOFT.SINGLE( $$ManaPotion) * [.$E18]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23">
            <text:p>3430,7</text:p>
          </table:table-cell>
          <table:table-cell office:value-type="float" office:value="3777.5788042266395" table:formula="of:=IF([.$W$3]; [.AO56];COM.MICROSOFT.SINGLE( $$ManaPotion) * [.$E18]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25">
            <text:p>3777,6</text:p>
          </table:table-cell>
          <table:table-cell office:value-type="float" office:value="4175.0294556834524" table:formula="of:=IF([.$W$3]; [.AP56];COM.MICROSOFT.SINGLE( $$ManaPotion) * [.$E18]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75">
            <text:p>4175,0</text:p>
          </table:table-cell>
          <table:table-cell office:value-type="float" office:value="4629.4337983433861" table:formula="of:=IF([.$W$3]; [.AQ56];COM.MICROSOFT.SINGLE( $$ManaPotion) * [.$E18]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27">
            <text:p>4629,4</text:p>
          </table:table-cell>
          <table:table-cell office:value-type="float" office:value="5151.6084828405901" table:formula="of:=IF([.$W$3]; [.AR56];COM.MICROSOFT.SINGLE( $$ManaPotion) * [.$E18]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27">
            <text:p>5151,6</text:p>
          </table:table-cell>
          <table:table-cell office:value-type="float" office:value="5749.9547912210119" table:formula="of:=IF([.$W$3]; [.AS56];COM.MICROSOFT.SINGLE( $$ManaPotion) * [.$E18]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30">
            <text:p>5750,0</text:p>
          </table:table-cell>
          <table:table-cell office:value-type="float" office:value="6434.0641871537655" table:formula="of:=IF([.$W$3]; [.AT56];COM.MICROSOFT.SINGLE( $$ManaPotion) * [.$E18]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30">
            <text:p>6434,1</text:p>
          </table:table-cell>
          <table:table-cell office:value-type="float" office:value="7214.6483052474296" table:formula="of:=IF([.$W$3]; [.AU56];COM.MICROSOFT.SINGLE( $$ManaPotion) * [.$E18]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65">
            <text:p>7214,6</text:p>
          </table:table-cell>
          <table:table-cell office:value-type="float" office:value="8110.9950888658159" table:formula="of:=IF([.$W$3]; [.AV56];COM.MICROSOFT.SINGLE( $$ManaPotion) * [.$E18]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51">
            <text:p>8111,0</text:p>
          </table:table-cell>
          <table:table-cell office:value-type="float" office:value="9137.6317548800307" table:formula="of:=IF([.$W$3]; [.AW56];COM.MICROSOFT.SINGLE( $$ManaPotion) * [.$E18]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52">
            <text:p>9137,6</text:p>
          </table:table-cell>
          <table:table-cell office:value-type="float" office:value="10310.835787254093" table:formula="of:=IF([.$W$3]; [.AX56];COM.MICROSOFT.SINGLE( $$ManaPotion) * [.$E18]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56">
            <text:p>10310,8</text:p>
          </table:table-cell>
          <table:table-cell office:value-type="float" office:value="11656.231096228123" table:formula="of:=IF([.$W$3]; [.AY56];COM.MICROSOFT.SINGLE( $$ManaPotion) * [.$E18]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92">
            <text:p>11656,2</text:p>
          </table:table-cell>
          <table:table-cell office:value-type="float" office:value="13195.310961702993" table:formula="of:=IF([.$W$3]; [.AZ56];COM.MICROSOFT.SINGLE( $$ManaPotion) * [.$E18]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93">
            <text:p>13195,3</text:p>
          </table:table-cell>
          <table:table-cell table:style-name="ce221"/>
          <table:table-cell office:value-type="float" office:value="39" table:formula="of:=[.C18]" table:style-name="ce247">
            <text:p>39</text:p>
          </table:table-cell>
          <table:table-cell table:style-name="ce248"/>
          <table:table-cell table:style-name="ce5"/>
          <table:table-cell table:style-name="ce390"/>
          <table:covered-table-cell/>
          <table:table-cell office:value-type="float" office:value="16" table:style-name="ce217">
            <text:p>16</text:p>
          </table:table-cell>
          <table:table-cell office:value-type="error" office:string-value="#REF!" table:formula="of:=(([.$E20]+60*(COM.MICROSOFT.SINGLE($$SpecAttempts)+COM.MICROSOFT.SINGLE($$TapsPerSec)+COM.MICROSOFT.SINGLE($$BF))*0.005*COM.MICROSOFT.SINGLE($$AllProbArt)*COM.MICROSOFT.SINGLE($$AllProbSlash)*[.AB$33]*([.#REF!]+[.$D20])))*(1/([.$C20]+[.AB$34]))" table:style-name="ce393">
            <text:p>#BEZUG!</text:p>
          </table:table-cell>
          <table:table-cell office:value-type="error" office:string-value="#REF!" table:formula="of:=(([.$E20]+60*(COM.MICROSOFT.SINGLE($$SpecAttempts)+COM.MICROSOFT.SINGLE($$TapsPerSec)+COM.MICROSOFT.SINGLE($$BF))*0.005*COM.MICROSOFT.SINGLE($$AllProbArt)*COM.MICROSOFT.SINGLE($$AllProbSlash)*[.AC$33]*([.#REF!]+[.$D20])))*(1/([.$C20]+[.AC$34]))" table:style-name="ce292">
            <text:p>#BEZUG!</text:p>
          </table:table-cell>
          <table:table-cell office:value-type="error" office:string-value="#REF!" table:formula="of:=(([.$E20]+60*(COM.MICROSOFT.SINGLE($$SpecAttempts)+COM.MICROSOFT.SINGLE($$TapsPerSec)+COM.MICROSOFT.SINGLE($$BF))*0.005*COM.MICROSOFT.SINGLE($$AllProbArt)*COM.MICROSOFT.SINGLE($$AllProbSlash)*[.AD$33]*([.#REF!]+[.$D20])))*(1/([.$C20]+[.AD$34]))" table:style-name="ce294">
            <text:p>#BEZUG!</text:p>
          </table:table-cell>
          <table:table-cell office:value-type="error" office:string-value="#REF!" table:formula="of:=(([.$E20]+60*(COM.MICROSOFT.SINGLE($$SpecAttempts)+COM.MICROSOFT.SINGLE($$TapsPerSec)+COM.MICROSOFT.SINGLE($$BF))*0.005*COM.MICROSOFT.SINGLE($$AllProbArt)*COM.MICROSOFT.SINGLE($$AllProbSlash)*[.AE$33]*([.#REF!]+[.$D20])))*(1/([.$C20]+[.AE$34]))" table:style-name="ce294">
            <text:p>#BEZUG!</text:p>
          </table:table-cell>
          <table:table-cell office:value-type="error" office:string-value="#REF!" table:formula="of:=(([.$E20]+60*(COM.MICROSOFT.SINGLE($$SpecAttempts)+COM.MICROSOFT.SINGLE($$TapsPerSec)+COM.MICROSOFT.SINGLE($$BF))*0.005*COM.MICROSOFT.SINGLE($$AllProbArt)*COM.MICROSOFT.SINGLE($$AllProbSlash)*[.AF$33]*([.#REF!]+[.$D20])))*(1/([.$C20]+[.AF$34]))" table:style-name="ce307">
            <text:p>#BEZUG!</text:p>
          </table:table-cell>
          <table:table-cell office:value-type="error" office:string-value="#REF!" table:formula="of:=(([.$E20]+60*(COM.MICROSOFT.SINGLE($$SpecAttempts)+COM.MICROSOFT.SINGLE($$TapsPerSec)+COM.MICROSOFT.SINGLE($$BF))*0.005*COM.MICROSOFT.SINGLE($$AllProbArt)*COM.MICROSOFT.SINGLE($$AllProbSlash)*[.AG$33]*([.#REF!]+[.$D20])))*(1/([.$C20]+[.AG$34]))" table:style-name="ce294">
            <text:p>#BEZUG!</text:p>
          </table:table-cell>
          <table:table-cell office:value-type="error" office:string-value="#REF!" table:formula="of:=(([.$E20]+60*(COM.MICROSOFT.SINGLE($$SpecAttempts)+COM.MICROSOFT.SINGLE($$TapsPerSec)+COM.MICROSOFT.SINGLE($$BF))*0.005*COM.MICROSOFT.SINGLE($$AllProbArt)*COM.MICROSOFT.SINGLE($$AllProbSlash)*[.AH$33]*([.#REF!]+[.$D20])))*(1/([.$C20]+[.AH$34]))" table:style-name="ce294">
            <text:p>#BEZUG!</text:p>
          </table:table-cell>
          <table:table-cell office:value-type="error" office:string-value="#REF!" table:formula="of:=(([.$E20]+60*(COM.MICROSOFT.SINGLE($$SpecAttempts)+COM.MICROSOFT.SINGLE($$TapsPerSec)+COM.MICROSOFT.SINGLE($$BF))*0.005*COM.MICROSOFT.SINGLE($$AllProbArt)*COM.MICROSOFT.SINGLE($$AllProbSlash)*[.AI$33]*([.#REF!]+[.$D20])))*(1/([.$C20]+[.AI$34]))" table:style-name="ce295">
            <text:p>#BEZUG!</text:p>
          </table:table-cell>
          <table:table-cell office:value-type="error" office:string-value="#REF!" table:formula="of:=(([.$E20]+60*(COM.MICROSOFT.SINGLE($$SpecAttempts)+COM.MICROSOFT.SINGLE($$TapsPerSec)+COM.MICROSOFT.SINGLE($$BF))*0.005*COM.MICROSOFT.SINGLE($$AllProbArt)*COM.MICROSOFT.SINGLE($$AllProbSlash)*[.AJ$33]*([.#REF!]+[.$D20])))*(1/([.$C20]+[.AJ$34]))" table:style-name="ce295">
            <text:p>#BEZUG!</text:p>
          </table:table-cell>
          <table:table-cell office:value-type="error" office:string-value="#REF!" table:formula="of:=(([.$E20]+60*(COM.MICROSOFT.SINGLE($$SpecAttempts)+COM.MICROSOFT.SINGLE($$TapsPerSec)+COM.MICROSOFT.SINGLE($$BF))*0.005*COM.MICROSOFT.SINGLE($$AllProbArt)*COM.MICROSOFT.SINGLE($$AllProbSlash)*[.AK$33]*([.#REF!]+[.$D20])))*(1/([.$C20]+[.AK$34]))" table:style-name="ce351">
            <text:p>#BEZUG!</text:p>
          </table:table-cell>
          <table:table-cell office:value-type="error" office:string-value="#REF!" table:formula="of:=(([.$E20]+60*(COM.MICROSOFT.SINGLE($$SpecAttempts)+COM.MICROSOFT.SINGLE($$TapsPerSec)+COM.MICROSOFT.SINGLE($$BF))*0.005*COM.MICROSOFT.SINGLE($$AllProbArt)*COM.MICROSOFT.SINGLE($$AllProbSlash)*[.AL$33]*([.#REF!]+[.$D20])))*(1/([.$C20]+[.AL$34]))" table:style-name="ce296">
            <text:p>#BEZUG!</text:p>
          </table:table-cell>
          <table:table-cell office:value-type="error" office:string-value="#REF!" table:formula="of:=(([.$E20]+60*(COM.MICROSOFT.SINGLE($$SpecAttempts)+COM.MICROSOFT.SINGLE($$TapsPerSec)+COM.MICROSOFT.SINGLE($$BF))*0.005*COM.MICROSOFT.SINGLE($$AllProbArt)*COM.MICROSOFT.SINGLE($$AllProbSlash)*[.AM$33]*([.#REF!]+[.$D20])))*(1/([.$C20]+[.AM$34]))" table:style-name="ce296">
            <text:p>#BEZUG!</text:p>
          </table:table-cell>
          <table:table-cell office:value-type="error" office:string-value="#REF!" table:formula="of:=(([.$E20]+60*(COM.MICROSOFT.SINGLE($$SpecAttempts)+COM.MICROSOFT.SINGLE($$TapsPerSec)+COM.MICROSOFT.SINGLE($$BF))*0.005*COM.MICROSOFT.SINGLE($$AllProbArt)*COM.MICROSOFT.SINGLE($$AllProbSlash)*[.AN$33]*([.#REF!]+[.$D20])))*(1/([.$C20]+[.AN$34]))" table:style-name="ce326">
            <text:p>#BEZUG!</text:p>
          </table:table-cell>
          <table:table-cell office:value-type="error" office:string-value="#REF!" table:formula="of:=(([.$E20]+60*(COM.MICROSOFT.SINGLE($$SpecAttempts)+COM.MICROSOFT.SINGLE($$TapsPerSec)+COM.MICROSOFT.SINGLE($$BF))*0.005*COM.MICROSOFT.SINGLE($$AllProbArt)*COM.MICROSOFT.SINGLE($$AllProbSlash)*[.AO$33]*([.#REF!]+[.$D20])))*(1/([.$C20]+[.AO$34]))" table:style-name="ce326">
            <text:p>#BEZUG!</text:p>
          </table:table-cell>
          <table:table-cell office:value-type="error" office:string-value="#REF!" table:formula="of:=(([.$E20]+60*(COM.MICROSOFT.SINGLE($$SpecAttempts)+COM.MICROSOFT.SINGLE($$TapsPerSec)+COM.MICROSOFT.SINGLE($$BF))*0.005*COM.MICROSOFT.SINGLE($$AllProbArt)*COM.MICROSOFT.SINGLE($$AllProbSlash)*[.AP$33]*([.#REF!]+[.$D20])))*(1/([.$C20]+[.AP$34]))" table:style-name="ce394">
            <text:p>#BEZUG!</text:p>
          </table:table-cell>
          <table:table-cell office:value-type="error" office:string-value="#REF!" table:formula="of:=(([.$E20]+60*(COM.MICROSOFT.SINGLE($$SpecAttempts)+COM.MICROSOFT.SINGLE($$TapsPerSec)+COM.MICROSOFT.SINGLE($$BF))*0.005*COM.MICROSOFT.SINGLE($$AllProbArt)*COM.MICROSOFT.SINGLE($$AllProbSlash)*[.AQ$33]*([.#REF!]+[.$D20])))*(1/([.$C20]+[.AQ$34]))" table:style-name="ce352">
            <text:p>#BEZUG!</text:p>
          </table:table-cell>
          <table:table-cell office:value-type="error" office:string-value="#REF!" table:formula="of:=(([.$E20]+60*(COM.MICROSOFT.SINGLE($$SpecAttempts)+COM.MICROSOFT.SINGLE($$TapsPerSec)+COM.MICROSOFT.SINGLE($$BF))*0.005*COM.MICROSOFT.SINGLE($$AllProbArt)*COM.MICROSOFT.SINGLE($$AllProbSlash)*[.AR$33]*([.#REF!]+[.$D20])))*(1/([.$C20]+[.AR$34]))" table:style-name="ce372">
            <text:p>#BEZUG!</text:p>
          </table:table-cell>
          <table:table-cell office:value-type="error" office:string-value="#REF!" table:formula="of:=(([.$E20]+60*(COM.MICROSOFT.SINGLE($$SpecAttempts)+COM.MICROSOFT.SINGLE($$TapsPerSec)+COM.MICROSOFT.SINGLE($$BF))*0.005*COM.MICROSOFT.SINGLE($$AllProbArt)*COM.MICROSOFT.SINGLE($$AllProbSlash)*[.AS$33]*([.#REF!]+[.$D20])))*(1/([.$C20]+[.AS$34]))" table:style-name="ce383">
            <text:p>#BEZUG!</text:p>
          </table:table-cell>
          <table:table-cell office:value-type="error" office:string-value="#REF!" table:formula="of:=(([.$E20]+60*(COM.MICROSOFT.SINGLE($$SpecAttempts)+COM.MICROSOFT.SINGLE($$TapsPerSec)+COM.MICROSOFT.SINGLE($$BF))*0.005*COM.MICROSOFT.SINGLE($$AllProbArt)*COM.MICROSOFT.SINGLE($$AllProbSlash)*[.AT$33]*([.#REF!]+[.$D20])))*(1/([.$C20]+[.AT$34]))" table:style-name="ce395">
            <text:p>#BEZUG!</text:p>
          </table:table-cell>
          <table:table-cell office:value-type="error" office:string-value="#REF!" table:formula="of:=(([.$E20]+60*(COM.MICROSOFT.SINGLE($$SpecAttempts)+COM.MICROSOFT.SINGLE($$TapsPerSec)+COM.MICROSOFT.SINGLE($$BF))*0.005*COM.MICROSOFT.SINGLE($$AllProbArt)*COM.MICROSOFT.SINGLE($$AllProbSlash)*[.AU$33]*([.#REF!]+[.$D20])))*(1/([.$C20]+[.AU$34]))" table:style-name="ce301">
            <text:p>#BEZUG!</text:p>
          </table:table-cell>
          <table:table-cell office:value-type="error" office:string-value="#REF!" table:formula="of:=(([.$E20]+60*(COM.MICROSOFT.SINGLE($$SpecAttempts)+COM.MICROSOFT.SINGLE($$TapsPerSec)+COM.MICROSOFT.SINGLE($$BF))*0.005*COM.MICROSOFT.SINGLE($$AllProbArt)*COM.MICROSOFT.SINGLE($$AllProbSlash)*[.AV$33]*([.#REF!]+[.$D20])))*(1/([.$C20]+[.AV$34]))" table:style-name="ce396">
            <text:p>#BEZUG!</text:p>
          </table:table-cell>
          <table:table-cell office:value-type="error" office:string-value="#REF!" table:formula="of:=(([.$E20]+60*(COM.MICROSOFT.SINGLE($$SpecAttempts)+COM.MICROSOFT.SINGLE($$TapsPerSec)+COM.MICROSOFT.SINGLE($$BF))*0.005*COM.MICROSOFT.SINGLE($$AllProbArt)*COM.MICROSOFT.SINGLE($$AllProbSlash)*[.AW$33]*([.#REF!]+[.$D20])))*(1/([.$C20]+[.AW$34]))" table:style-name="ce265">
            <text:p>#BEZUG!</text:p>
          </table:table-cell>
          <table:table-cell office:value-type="error" office:string-value="#REF!" table:formula="of:=(([.$E20]+60*(COM.MICROSOFT.SINGLE($$SpecAttempts)+COM.MICROSOFT.SINGLE($$TapsPerSec)+COM.MICROSOFT.SINGLE($$BF))*0.005*COM.MICROSOFT.SINGLE($$AllProbArt)*COM.MICROSOFT.SINGLE($$AllProbSlash)*[.AX$33]*([.#REF!]+[.$D20])))*(1/([.$C20]+[.AX$34]))" table:style-name="ce265">
            <text:p>#BEZUG!</text:p>
          </table:table-cell>
          <table:table-cell office:value-type="error" office:string-value="#REF!" table:formula="of:=(([.$E20]+60*(COM.MICROSOFT.SINGLE($$SpecAttempts)+COM.MICROSOFT.SINGLE($$TapsPerSec)+COM.MICROSOFT.SINGLE($$BF))*0.005*COM.MICROSOFT.SINGLE($$AllProbArt)*COM.MICROSOFT.SINGLE($$AllProbSlash)*[.AY$33]*([.#REF!]+[.$D20])))*(1/([.$C20]+[.AY$34]))" table:style-name="ce265">
            <text:p>#BEZUG!</text:p>
          </table:table-cell>
          <table:table-cell office:value-type="error" office:string-value="#REF!" table:formula="of:=(([.$E20]+60*(COM.MICROSOFT.SINGLE($$SpecAttempts)+COM.MICROSOFT.SINGLE($$TapsPerSec)+COM.MICROSOFT.SINGLE($$BF))*0.005*COM.MICROSOFT.SINGLE($$AllProbArt)*COM.MICROSOFT.SINGLE($$AllProbSlash)*[.AZ$33]*([.#REF!]+[.$D20])))*(1/([.$C20]+[.AZ$34]))" table:style-name="ce266">
            <text:p>#BEZUG!</text:p>
          </table:table-cell>
          <table:table-cell table:style-name="ce390"/>
          <table:table-cell office:value-type="float" office:value="95" table:style-name="ce226">
            <text:p>95</text:p>
          </table:table-cell>
          <table:table-cell table:style-name="ce390"/>
          <table:table-cell table:number-columns-repeated="16297"/>
        </table:table-row>
        <table:table-row table:style-name="ro3">
          <table:table-cell office:value-type="float" office:value="16" table:style-name="ce205">
            <text:p>16</text:p>
          </table:table-cell>
          <table:table-cell office:value-type="float" office:value="8" table:style-name="ce206">
            <text:p>8</text:p>
          </table:table-cell>
          <table:table-cell office:value-type="float" office:value="54" table:style-name="ce207">
            <text:p>54</text:p>
          </table:table-cell>
          <table:table-cell office:value-type="float" office:value="421" table:style-name="ce208">
            <text:p>421</text:p>
          </table:table-cell>
          <table:table-cell office:value-type="float" office:value="2.15" table:style-name="ce209">
            <text:p>2,150</text:p>
          </table:table-cell>
          <table:table-cell table:style-name="ce228"/>
          <table:table-cell office:value-type="float" office:value="16" table:style-name="ce210">
            <text:p>16</text:p>
          </table:table-cell>
          <table:table-cell office:value-type="float" office:value="9" table:style-name="ce211">
            <text:p>9</text:p>
          </table:table-cell>
          <table:table-cell office:value-type="float" office:value="62" table:style-name="ce212">
            <text:p>62</text:p>
          </table:table-cell>
          <table:table-cell office:value-type="float" office:value="10.35" table:style-name="ce213">
            <text:p>10,350</text:p>
          </table:table-cell>
          <table:table-cell table:style-name="ce5"/>
          <table:table-cell office:value-type="float" office:value="16" table:style-name="ce214">
            <text:p>16</text:p>
          </table:table-cell>
          <table:table-cell office:value-type="float" office:value="1.1599999999999999" table:style-name="ce215">
            <text:p>1,16</text:p>
          </table:table-cell>
          <table:table-cell table:style-name="ce5"/>
          <table:table-cell office:value-type="float" office:value="16" table:style-name="ce216">
            <text:p>16</text:p>
          </table:table-cell>
          <table:table-cell office:value-type="float" office:value="30" table:style-name="ce217">
            <text:p>30</text:p>
          </table:table-cell>
          <table:table-cell table:style-name="ce3"/>
          <table:table-cell office:value-type="float" office:value="17" table:formula="of:=[.R19]+1" table:style-name="ce218">
            <text:p>17</text:p>
          </table:table-cell>
          <table:table-cell office:value-type="string" table:style-name="ce219">
            <text:p>47.3</text:p>
          </table:table-cell>
          <table:table-cell table:number-columns-repeated="2" table:style-name="ce3"/>
          <table:table-cell table:number-columns-repeated="3" table:style-name="ce231"/>
          <table:covered-table-cell/>
          <table:table-cell office:value-type="float" office:value="15" table:style-name="ce217">
            <text:p>15</text:p>
          </table:table-cell>
          <table:table-cell office:value-type="float" office:value="1041.4290076335878" table:formula="of:=IF([.$W$3]; [.AA57];COM.MICROSOFT.SINGLE( $$ManaPotion) * [.$E19]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76">
            <text:p>1041,4</text:p>
          </table:table-cell>
          <table:table-cell office:value-type="float" office:value="1548.5710747518624" table:formula="of:=IF([.$W$3]; [.AB57];COM.MICROSOFT.SINGLE( $$ManaPotion) * [.$E19]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34">
            <text:p>1548,6</text:p>
          </table:table-cell>
          <table:table-cell office:value-type="float" office:value="1619.4985152816896" table:formula="of:=IF([.$W$3]; [.AC57];COM.MICROSOFT.SINGLE( $$ManaPotion) * [.$E19]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34">
            <text:p>1619,5</text:p>
          </table:table-cell>
          <table:table-cell office:value-type="float" office:value="1703.1045074894737" table:formula="of:=IF([.$W$3]; [.AD57];COM.MICROSOFT.SINGLE( $$ManaPotion) * [.$E19]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34">
            <text:p>1703,1</text:p>
          </table:table-cell>
          <table:table-cell office:value-type="float" office:value="1797.1069120731825" table:formula="of:=IF([.$W$3]; [.AE57];COM.MICROSOFT.SINGLE( $$ManaPotion) * [.$E19]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34">
            <text:p>1797,1</text:p>
          </table:table-cell>
          <table:table-cell office:value-type="float" office:value="1902.882257500708" table:formula="of:=IF([.$W$3]; [.AF57];COM.MICROSOFT.SINGLE( $$ManaPotion) * [.$E19]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42">
            <text:p>1902,9</text:p>
          </table:table-cell>
          <table:table-cell office:value-type="float" office:value="2025.6830866100615" table:formula="of:=IF([.$W$3]; [.AG57];COM.MICROSOFT.SINGLE( $$ManaPotion) * [.$E19]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34">
            <text:p>2025,7</text:p>
          </table:table-cell>
          <table:table-cell office:value-type="float" office:value="2167.5741921030817" table:formula="of:=IF([.$W$3]; [.AH57];COM.MICROSOFT.SINGLE( $$ManaPotion) * [.$E19]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34">
            <text:p>2167,6</text:p>
          </table:table-cell>
          <table:table-cell office:value-type="float" office:value="2327.2152699452417" table:formula="of:=IF([.$W$3]; [.AI57];COM.MICROSOFT.SINGLE( $$ManaPotion) * [.$E19]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36">
            <text:p>2327,2</text:p>
          </table:table-cell>
          <table:table-cell office:value-type="float" office:value="2510.5833516418634" table:formula="of:=IF([.$W$3]; [.AJ57];COM.MICROSOFT.SINGLE( $$ManaPotion) * [.$E19]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36">
            <text:p>2510,6</text:p>
          </table:table-cell>
          <table:table-cell office:value-type="float" office:value="2720.6126162955602" table:formula="of:=IF([.$W$3]; [.AK57];COM.MICROSOFT.SINGLE( $$ManaPotion) * [.$E19]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35">
            <text:p>2720,6</text:p>
          </table:table-cell>
          <table:table-cell office:value-type="float" office:value="2960.7081606426977" table:formula="of:=IF([.$W$3]; [.AL57];COM.MICROSOFT.SINGLE( $$ManaPotion) * [.$E19]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36">
            <text:p>2960,7</text:p>
          </table:table-cell>
          <table:table-cell office:value-type="float" office:value="3234.6011013199313" table:formula="of:=IF([.$W$3]; [.AM57];COM.MICROSOFT.SINGLE( $$ManaPotion) * [.$E19]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36">
            <text:p>3234,6</text:p>
          </table:table-cell>
          <table:table-cell office:value-type="float" office:value="3550.2245892343262" table:formula="of:=IF([.$W$3]; [.AN57];COM.MICROSOFT.SINGLE( $$ManaPotion) * [.$E19]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38">
            <text:p>3550,2</text:p>
          </table:table-cell>
          <table:table-cell office:value-type="float" office:value="3909.1362750206026" table:formula="of:=IF([.$W$3]; [.AO57];COM.MICROSOFT.SINGLE( $$ManaPotion) * [.$E19]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38">
            <text:p>3909,1</text:p>
          </table:table-cell>
          <table:table-cell office:value-type="float" office:value="4320.4284914535228" table:formula="of:=IF([.$W$3]; [.AP57];COM.MICROSOFT.SINGLE( $$ManaPotion) * [.$E19]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83">
            <text:p>4320,4</text:p>
          </table:table-cell>
          <table:table-cell office:value-type="float" office:value="4790.657860972261" table:formula="of:=IF([.$W$3]; [.AQ57];COM.MICROSOFT.SINGLE( $$ManaPotion) * [.$E19]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39">
            <text:p>4790,7</text:p>
          </table:table-cell>
          <table:table-cell office:value-type="float" office:value="5331.0177334867803" table:formula="of:=IF([.$W$3]; [.AR57];COM.MICROSOFT.SINGLE( $$ManaPotion) * [.$E19]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39">
            <text:p>5331,0</text:p>
          </table:table-cell>
          <table:table-cell office:value-type="float" office:value="5950.2019730048287" table:formula="of:=IF([.$W$3]; [.AS57];COM.MICROSOFT.SINGLE( $$ManaPotion) * [.$E19]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80">
            <text:p>5950,2</text:p>
          </table:table-cell>
          <table:table-cell office:value-type="float" office:value="6658.1360742685747" table:formula="of:=IF([.$W$3]; [.AT57];COM.MICROSOFT.SINGLE( $$ManaPotion) * [.$E19]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49">
            <text:p>6658,1</text:p>
          </table:table-cell>
          <table:table-cell office:value-type="float" office:value="7465.9047138878877" table:formula="of:=IF([.$W$3]; [.AU57];COM.MICROSOFT.SINGLE( $$ManaPotion) * [.$E19]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88">
            <text:p>7465,9</text:p>
          </table:table-cell>
          <table:table-cell office:value-type="float" office:value="8393.4675546472135" table:formula="of:=IF([.$W$3]; [.AV57];COM.MICROSOFT.SINGLE( $$ManaPotion) * [.$E19]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50">
            <text:p>8393,5</text:p>
          </table:table-cell>
          <table:table-cell office:value-type="float" office:value="9455.8577363932673" table:formula="of:=IF([.$W$3]; [.AW57];COM.MICROSOFT.SINGLE( $$ManaPotion) * [.$E19]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57">
            <text:p>9455,9</text:p>
          </table:table-cell>
          <table:table-cell office:value-type="float" office:value="10669.919620641052" table:formula="of:=IF([.$W$3]; [.AX57];COM.MICROSOFT.SINGLE( $$ManaPotion) * [.$E19]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73">
            <text:p>10669,9</text:p>
          </table:table-cell>
          <table:table-cell office:value-type="float" office:value="12062.169492614179" table:formula="of:=IF([.$W$3]; [.AY57];COM.MICROSOFT.SINGLE( $$ManaPotion) * [.$E19]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82">
            <text:p>12062,2</text:p>
          </table:table-cell>
          <table:table-cell office:value-type="float" office:value="13654.849154399119" table:formula="of:=IF([.$W$3]; [.AZ57];COM.MICROSOFT.SINGLE( $$ManaPotion) * [.$E19]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90">
            <text:p>13654,8</text:p>
          </table:table-cell>
          <table:table-cell table:style-name="ce204"/>
          <table:table-cell office:value-type="float" office:value="46" table:formula="of:=[.C19]" table:style-name="ce247">
            <text:p>46</text:p>
          </table:table-cell>
          <table:table-cell table:style-name="ce227"/>
          <table:table-cell table:style-name="ce3"/>
          <table:table-cell table:style-name="ce390"/>
          <table:covered-table-cell/>
          <table:table-cell office:value-type="float" office:value="17" table:style-name="ce217">
            <text:p>17</text:p>
          </table:table-cell>
          <table:table-cell office:value-type="error" office:string-value="#REF!" table:formula="of:=(([.$E21]+60*(COM.MICROSOFT.SINGLE($$SpecAttempts)+COM.MICROSOFT.SINGLE($$TapsPerSec)+COM.MICROSOFT.SINGLE($$BF))*0.005*COM.MICROSOFT.SINGLE($$AllProbArt)*COM.MICROSOFT.SINGLE($$AllProbSlash)*[.AB$33]*([.#REF!]+[.$D21])))*(1/([.$C21]+[.AB$34]))" table:style-name="ce403">
            <text:p>#BEZUG!</text:p>
          </table:table-cell>
          <table:table-cell office:value-type="error" office:string-value="#REF!" table:formula="of:=(([.$E21]+60*(COM.MICROSOFT.SINGLE($$SpecAttempts)+COM.MICROSOFT.SINGLE($$TapsPerSec)+COM.MICROSOFT.SINGLE($$BF))*0.005*COM.MICROSOFT.SINGLE($$AllProbArt)*COM.MICROSOFT.SINGLE($$AllProbSlash)*[.AC$33]*([.#REF!]+[.$D21])))*(1/([.$C21]+[.AC$34]))" table:style-name="ce294">
            <text:p>#BEZUG!</text:p>
          </table:table-cell>
          <table:table-cell office:value-type="error" office:string-value="#REF!" table:formula="of:=(([.$E21]+60*(COM.MICROSOFT.SINGLE($$SpecAttempts)+COM.MICROSOFT.SINGLE($$TapsPerSec)+COM.MICROSOFT.SINGLE($$BF))*0.005*COM.MICROSOFT.SINGLE($$AllProbArt)*COM.MICROSOFT.SINGLE($$AllProbSlash)*[.AD$33]*([.#REF!]+[.$D21])))*(1/([.$C21]+[.AD$34]))" table:style-name="ce294">
            <text:p>#BEZUG!</text:p>
          </table:table-cell>
          <table:table-cell office:value-type="error" office:string-value="#REF!" table:formula="of:=(([.$E21]+60*(COM.MICROSOFT.SINGLE($$SpecAttempts)+COM.MICROSOFT.SINGLE($$TapsPerSec)+COM.MICROSOFT.SINGLE($$BF))*0.005*COM.MICROSOFT.SINGLE($$AllProbArt)*COM.MICROSOFT.SINGLE($$AllProbSlash)*[.AE$33]*([.#REF!]+[.$D21])))*(1/([.$C21]+[.AE$34]))" table:style-name="ce295">
            <text:p>#BEZUG!</text:p>
          </table:table-cell>
          <table:table-cell office:value-type="error" office:string-value="#REF!" table:formula="of:=(([.$E21]+60*(COM.MICROSOFT.SINGLE($$SpecAttempts)+COM.MICROSOFT.SINGLE($$TapsPerSec)+COM.MICROSOFT.SINGLE($$BF))*0.005*COM.MICROSOFT.SINGLE($$AllProbArt)*COM.MICROSOFT.SINGLE($$AllProbSlash)*[.AF$33]*([.#REF!]+[.$D21])))*(1/([.$C21]+[.AF$34]))" table:style-name="ce351">
            <text:p>#BEZUG!</text:p>
          </table:table-cell>
          <table:table-cell office:value-type="error" office:string-value="#REF!" table:formula="of:=(([.$E21]+60*(COM.MICROSOFT.SINGLE($$SpecAttempts)+COM.MICROSOFT.SINGLE($$TapsPerSec)+COM.MICROSOFT.SINGLE($$BF))*0.005*COM.MICROSOFT.SINGLE($$AllProbArt)*COM.MICROSOFT.SINGLE($$AllProbSlash)*[.AG$33]*([.#REF!]+[.$D21])))*(1/([.$C21]+[.AG$34]))" table:style-name="ce295">
            <text:p>#BEZUG!</text:p>
          </table:table-cell>
          <table:table-cell office:value-type="error" office:string-value="#REF!" table:formula="of:=(([.$E21]+60*(COM.MICROSOFT.SINGLE($$SpecAttempts)+COM.MICROSOFT.SINGLE($$TapsPerSec)+COM.MICROSOFT.SINGLE($$BF))*0.005*COM.MICROSOFT.SINGLE($$AllProbArt)*COM.MICROSOFT.SINGLE($$AllProbSlash)*[.AH$33]*([.#REF!]+[.$D21])))*(1/([.$C21]+[.AH$34]))" table:style-name="ce295">
            <text:p>#BEZUG!</text:p>
          </table:table-cell>
          <table:table-cell office:value-type="error" office:string-value="#REF!" table:formula="of:=(([.$E21]+60*(COM.MICROSOFT.SINGLE($$SpecAttempts)+COM.MICROSOFT.SINGLE($$TapsPerSec)+COM.MICROSOFT.SINGLE($$BF))*0.005*COM.MICROSOFT.SINGLE($$AllProbArt)*COM.MICROSOFT.SINGLE($$AllProbSlash)*[.AI$33]*([.#REF!]+[.$D21])))*(1/([.$C21]+[.AI$34]))" table:style-name="ce295">
            <text:p>#BEZUG!</text:p>
          </table:table-cell>
          <table:table-cell office:value-type="error" office:string-value="#REF!" table:formula="of:=(([.$E21]+60*(COM.MICROSOFT.SINGLE($$SpecAttempts)+COM.MICROSOFT.SINGLE($$TapsPerSec)+COM.MICROSOFT.SINGLE($$BF))*0.005*COM.MICROSOFT.SINGLE($$AllProbArt)*COM.MICROSOFT.SINGLE($$AllProbSlash)*[.AJ$33]*([.#REF!]+[.$D21])))*(1/([.$C21]+[.AJ$34]))" table:style-name="ce296">
            <text:p>#BEZUG!</text:p>
          </table:table-cell>
          <table:table-cell office:value-type="error" office:string-value="#REF!" table:formula="of:=(([.$E21]+60*(COM.MICROSOFT.SINGLE($$SpecAttempts)+COM.MICROSOFT.SINGLE($$TapsPerSec)+COM.MICROSOFT.SINGLE($$BF))*0.005*COM.MICROSOFT.SINGLE($$AllProbArt)*COM.MICROSOFT.SINGLE($$AllProbSlash)*[.AK$33]*([.#REF!]+[.$D21])))*(1/([.$C21]+[.AK$34]))" table:style-name="ce371">
            <text:p>#BEZUG!</text:p>
          </table:table-cell>
          <table:table-cell office:value-type="error" office:string-value="#REF!" table:formula="of:=(([.$E21]+60*(COM.MICROSOFT.SINGLE($$SpecAttempts)+COM.MICROSOFT.SINGLE($$TapsPerSec)+COM.MICROSOFT.SINGLE($$BF))*0.005*COM.MICROSOFT.SINGLE($$AllProbArt)*COM.MICROSOFT.SINGLE($$AllProbSlash)*[.AL$33]*([.#REF!]+[.$D21])))*(1/([.$C21]+[.AL$34]))" table:style-name="ce296">
            <text:p>#BEZUG!</text:p>
          </table:table-cell>
          <table:table-cell office:value-type="error" office:string-value="#REF!" table:formula="of:=(([.$E21]+60*(COM.MICROSOFT.SINGLE($$SpecAttempts)+COM.MICROSOFT.SINGLE($$TapsPerSec)+COM.MICROSOFT.SINGLE($$BF))*0.005*COM.MICROSOFT.SINGLE($$AllProbArt)*COM.MICROSOFT.SINGLE($$AllProbSlash)*[.AM$33]*([.#REF!]+[.$D21])))*(1/([.$C21]+[.AM$34]))" table:style-name="ce326">
            <text:p>#BEZUG!</text:p>
          </table:table-cell>
          <table:table-cell office:value-type="error" office:string-value="#REF!" table:formula="of:=(([.$E21]+60*(COM.MICROSOFT.SINGLE($$SpecAttempts)+COM.MICROSOFT.SINGLE($$TapsPerSec)+COM.MICROSOFT.SINGLE($$BF))*0.005*COM.MICROSOFT.SINGLE($$AllProbArt)*COM.MICROSOFT.SINGLE($$AllProbSlash)*[.AN$33]*([.#REF!]+[.$D21])))*(1/([.$C21]+[.AN$34]))" table:style-name="ce326">
            <text:p>#BEZUG!</text:p>
          </table:table-cell>
          <table:table-cell office:value-type="error" office:string-value="#REF!" table:formula="of:=(([.$E21]+60*(COM.MICROSOFT.SINGLE($$SpecAttempts)+COM.MICROSOFT.SINGLE($$TapsPerSec)+COM.MICROSOFT.SINGLE($$BF))*0.005*COM.MICROSOFT.SINGLE($$AllProbArt)*COM.MICROSOFT.SINGLE($$AllProbSlash)*[.AO$33]*([.#REF!]+[.$D21])))*(1/([.$C21]+[.AO$34]))" table:style-name="ce297">
            <text:p>#BEZUG!</text:p>
          </table:table-cell>
          <table:table-cell office:value-type="error" office:string-value="#REF!" table:formula="of:=(([.$E21]+60*(COM.MICROSOFT.SINGLE($$SpecAttempts)+COM.MICROSOFT.SINGLE($$TapsPerSec)+COM.MICROSOFT.SINGLE($$BF))*0.005*COM.MICROSOFT.SINGLE($$AllProbArt)*COM.MICROSOFT.SINGLE($$AllProbSlash)*[.AP$33]*([.#REF!]+[.$D21])))*(1/([.$C21]+[.AP$34]))" table:style-name="ce298">
            <text:p>#BEZUG!</text:p>
          </table:table-cell>
          <table:table-cell office:value-type="error" office:string-value="#REF!" table:formula="of:=(([.$E21]+60*(COM.MICROSOFT.SINGLE($$SpecAttempts)+COM.MICROSOFT.SINGLE($$TapsPerSec)+COM.MICROSOFT.SINGLE($$BF))*0.005*COM.MICROSOFT.SINGLE($$AllProbArt)*COM.MICROSOFT.SINGLE($$AllProbSlash)*[.AQ$33]*([.#REF!]+[.$D21])))*(1/([.$C21]+[.AQ$34]))" table:style-name="ce372">
            <text:p>#BEZUG!</text:p>
          </table:table-cell>
          <table:table-cell office:value-type="error" office:string-value="#REF!" table:formula="of:=(([.$E21]+60*(COM.MICROSOFT.SINGLE($$SpecAttempts)+COM.MICROSOFT.SINGLE($$TapsPerSec)+COM.MICROSOFT.SINGLE($$BF))*0.005*COM.MICROSOFT.SINGLE($$AllProbArt)*COM.MICROSOFT.SINGLE($$AllProbSlash)*[.AR$33]*([.#REF!]+[.$D21])))*(1/([.$C21]+[.AR$34]))" table:style-name="ce383">
            <text:p>#BEZUG!</text:p>
          </table:table-cell>
          <table:table-cell office:value-type="error" office:string-value="#REF!" table:formula="of:=(([.$E21]+60*(COM.MICROSOFT.SINGLE($$SpecAttempts)+COM.MICROSOFT.SINGLE($$TapsPerSec)+COM.MICROSOFT.SINGLE($$BF))*0.005*COM.MICROSOFT.SINGLE($$AllProbArt)*COM.MICROSOFT.SINGLE($$AllProbSlash)*[.AS$33]*([.#REF!]+[.$D21])))*(1/([.$C21]+[.AS$34]))" table:style-name="ce395">
            <text:p>#BEZUG!</text:p>
          </table:table-cell>
          <table:table-cell office:value-type="error" office:string-value="#REF!" table:formula="of:=(([.$E21]+60*(COM.MICROSOFT.SINGLE($$SpecAttempts)+COM.MICROSOFT.SINGLE($$TapsPerSec)+COM.MICROSOFT.SINGLE($$BF))*0.005*COM.MICROSOFT.SINGLE($$AllProbArt)*COM.MICROSOFT.SINGLE($$AllProbSlash)*[.AT$33]*([.#REF!]+[.$D21])))*(1/([.$C21]+[.AT$34]))" table:style-name="ce300">
            <text:p>#BEZUG!</text:p>
          </table:table-cell>
          <table:table-cell office:value-type="error" office:string-value="#REF!" table:formula="of:=(([.$E21]+60*(COM.MICROSOFT.SINGLE($$SpecAttempts)+COM.MICROSOFT.SINGLE($$TapsPerSec)+COM.MICROSOFT.SINGLE($$BF))*0.005*COM.MICROSOFT.SINGLE($$AllProbArt)*COM.MICROSOFT.SINGLE($$AllProbSlash)*[.AU$33]*([.#REF!]+[.$D21])))*(1/([.$C21]+[.AU$34]))" table:style-name="ce301">
            <text:p>#BEZUG!</text:p>
          </table:table-cell>
          <table:table-cell office:value-type="error" office:string-value="#REF!" table:formula="of:=(([.$E21]+60*(COM.MICROSOFT.SINGLE($$SpecAttempts)+COM.MICROSOFT.SINGLE($$TapsPerSec)+COM.MICROSOFT.SINGLE($$BF))*0.005*COM.MICROSOFT.SINGLE($$AllProbArt)*COM.MICROSOFT.SINGLE($$AllProbSlash)*[.AV$33]*([.#REF!]+[.$D21])))*(1/([.$C21]+[.AV$34]))" table:style-name="ce373">
            <text:p>#BEZUG!</text:p>
          </table:table-cell>
          <table:table-cell office:value-type="error" office:string-value="#REF!" table:formula="of:=(([.$E21]+60*(COM.MICROSOFT.SINGLE($$SpecAttempts)+COM.MICROSOFT.SINGLE($$TapsPerSec)+COM.MICROSOFT.SINGLE($$BF))*0.005*COM.MICROSOFT.SINGLE($$AllProbArt)*COM.MICROSOFT.SINGLE($$AllProbSlash)*[.AW$33]*([.#REF!]+[.$D21])))*(1/([.$C21]+[.AW$34]))" table:style-name="ce300">
            <text:p>#BEZUG!</text:p>
          </table:table-cell>
          <table:table-cell office:value-type="error" office:string-value="#REF!" table:formula="of:=(([.$E21]+60*(COM.MICROSOFT.SINGLE($$SpecAttempts)+COM.MICROSOFT.SINGLE($$TapsPerSec)+COM.MICROSOFT.SINGLE($$BF))*0.005*COM.MICROSOFT.SINGLE($$AllProbArt)*COM.MICROSOFT.SINGLE($$AllProbSlash)*[.AX$33]*([.#REF!]+[.$D21])))*(1/([.$C21]+[.AX$34]))" table:style-name="ce300">
            <text:p>#BEZUG!</text:p>
          </table:table-cell>
          <table:table-cell office:value-type="error" office:string-value="#REF!" table:formula="of:=(([.$E21]+60*(COM.MICROSOFT.SINGLE($$SpecAttempts)+COM.MICROSOFT.SINGLE($$TapsPerSec)+COM.MICROSOFT.SINGLE($$BF))*0.005*COM.MICROSOFT.SINGLE($$AllProbArt)*COM.MICROSOFT.SINGLE($$AllProbSlash)*[.AY$33]*([.#REF!]+[.$D21])))*(1/([.$C21]+[.AY$34]))" table:style-name="ce300">
            <text:p>#BEZUG!</text:p>
          </table:table-cell>
          <table:table-cell office:value-type="error" office:string-value="#REF!" table:formula="of:=(([.$E21]+60*(COM.MICROSOFT.SINGLE($$SpecAttempts)+COM.MICROSOFT.SINGLE($$TapsPerSec)+COM.MICROSOFT.SINGLE($$BF))*0.005*COM.MICROSOFT.SINGLE($$AllProbArt)*COM.MICROSOFT.SINGLE($$AllProbSlash)*[.AZ$33]*([.#REF!]+[.$D21])))*(1/([.$C21]+[.AZ$34]))" table:style-name="ce301">
            <text:p>#BEZUG!</text:p>
          </table:table-cell>
          <table:table-cell table:style-name="ce390"/>
          <table:table-cell office:value-type="float" office:value="111" table:style-name="ce226">
            <text:p>111</text:p>
          </table:table-cell>
          <table:table-cell table:style-name="ce390"/>
          <table:table-cell table:number-columns-repeated="16297"/>
        </table:table-row>
        <table:table-row table:style-name="ro3">
          <table:table-cell office:value-type="float" office:value="17" table:style-name="ce205">
            <text:p>17</text:p>
          </table:table-cell>
          <table:table-cell office:value-type="float" office:value="9" table:style-name="ce206">
            <text:p>9</text:p>
          </table:table-cell>
          <table:table-cell office:value-type="float" office:value="63" table:style-name="ce207">
            <text:p>63</text:p>
          </table:table-cell>
          <table:table-cell office:value-type="float" office:value="524" table:style-name="ce208">
            <text:p>524</text:p>
          </table:table-cell>
          <table:table-cell office:value-type="float" office:value="2.2200000000000002" table:style-name="ce209">
            <text:p>2,220</text:p>
          </table:table-cell>
          <table:table-cell table:style-name="ce228"/>
          <table:table-cell office:value-type="float" office:value="17" table:style-name="ce210">
            <text:p>17</text:p>
          </table:table-cell>
          <table:table-cell office:value-type="float" office:value="11" table:style-name="ce211">
            <text:p>11</text:p>
          </table:table-cell>
          <table:table-cell office:value-type="float" office:value="73" table:style-name="ce212">
            <text:p>73</text:p>
          </table:table-cell>
          <table:table-cell office:value-type="float" office:value="11.841699999999999" table:style-name="ce213">
            <text:p>11,842</text:p>
          </table:table-cell>
          <table:table-cell table:style-name="ce5"/>
          <table:table-cell office:value-type="float" office:value="17" table:style-name="ce214">
            <text:p>17</text:p>
          </table:table-cell>
          <table:table-cell office:value-type="float" office:value="1.17" table:style-name="ce215">
            <text:p>1,17</text:p>
          </table:table-cell>
          <table:table-cell table:style-name="ce5"/>
          <table:table-cell table:number-columns-repeated="2" table:style-name="ce2"/>
          <table:table-cell table:style-name="ce3"/>
          <table:table-cell office:value-type="float" office:value="18" table:formula="of:=[.R20]+1" table:style-name="ce218">
            <text:p>18</text:p>
          </table:table-cell>
          <table:table-cell office:value-type="string" table:style-name="ce219">
            <text:p>51.5</text:p>
          </table:table-cell>
          <table:table-cell table:number-columns-repeated="2" table:style-name="ce3"/>
          <table:table-cell table:number-columns-repeated="3" table:style-name="ce231"/>
          <table:covered-table-cell/>
          <table:table-cell office:value-type="float" office:value="16" table:style-name="ce217">
            <text:p>16</text:p>
          </table:table-cell>
          <table:table-cell office:value-type="float" office:value="1076.4770992366412" table:formula="of:=IF([.$W$3]; [.AA58];COM.MICROSOFT.SINGLE( $$ManaPotion) * [.$E20]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77">
            <text:p>1076,5</text:p>
          </table:table-cell>
          <table:table-cell office:value-type="float" office:value="1600.6864474598576" table:formula="of:=IF([.$W$3]; [.AB58];COM.MICROSOFT.SINGLE( $$ManaPotion) * [.$E20]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18">
            <text:p>1600,7</text:p>
          </table:table-cell>
          <table:table-cell office:value-type="float" office:value="1674.0008691613618" table:formula="of:=IF([.$W$3]; [.AC58];COM.MICROSOFT.SINGLE( $$ManaPotion) * [.$E20]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18">
            <text:p>1674,0</text:p>
          </table:table-cell>
          <table:table-cell office:value-type="float" office:value="1760.4205245684461" table:formula="of:=IF([.$W$3]; [.AD58];COM.MICROSOFT.SINGLE( $$ManaPotion) * [.$E20]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18">
            <text:p>1760,4</text:p>
          </table:table-cell>
          <table:table-cell office:value-type="float" office:value="1857.5864716141066" table:formula="of:=IF([.$W$3]; [.AE58];COM.MICROSOFT.SINGLE( $$ManaPotion) * [.$E20]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23">
            <text:p>1857,6</text:p>
          </table:table-cell>
          <table:table-cell office:value-type="float" office:value="1966.9215642435202" table:formula="of:=IF([.$W$3]; [.AF58];COM.MICROSOFT.SINGLE( $$ManaPotion) * [.$E20]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37">
            <text:p>1966,9</text:p>
          </table:table-cell>
          <table:table-cell office:value-type="float" office:value="2093.8551135632847" table:formula="of:=IF([.$W$3]; [.AG58];COM.MICROSOFT.SINGLE( $$ManaPotion) * [.$E20]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23">
            <text:p>2093,9</text:p>
          </table:table-cell>
          <table:table-cell office:value-type="float" office:value="2240.5214004911659" table:formula="of:=IF([.$W$3]; [.AH58];COM.MICROSOFT.SINGLE( $$ManaPotion) * [.$E20]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23">
            <text:p>2240,5</text:p>
          </table:table-cell>
          <table:table-cell office:value-type="float" office:value="2405.5350146068599" table:formula="of:=IF([.$W$3]; [.AI58];COM.MICROSOFT.SINGLE( $$ManaPotion) * [.$E20]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23">
            <text:p>2405,5</text:p>
          </table:table-cell>
          <table:table-cell office:value-type="float" office:value="2595.0741375144257" table:formula="of:=IF([.$W$3]; [.AJ58];COM.MICROSOFT.SINGLE( $$ManaPotion) * [.$E20]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23">
            <text:p>2595,1</text:p>
          </table:table-cell>
          <table:table-cell office:value-type="float" office:value="2812.1716947285836" table:formula="of:=IF([.$W$3]; [.AK58];COM.MICROSOFT.SINGLE( $$ManaPotion) * [.$E20]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37">
            <text:p>2812,2</text:p>
          </table:table-cell>
          <table:table-cell office:value-type="float" office:value="3060.3473775874036" table:formula="of:=IF([.$W$3]; [.AL58];COM.MICROSOFT.SINGLE( $$ManaPotion) * [.$E20]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25">
            <text:p>3060,3</text:p>
          </table:table-cell>
          <table:table-cell office:value-type="float" office:value="3343.4578691528136" table:formula="of:=IF([.$W$3]; [.AM58];COM.MICROSOFT.SINGLE( $$ManaPotion) * [.$E20]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25">
            <text:p>3343,5</text:p>
          </table:table-cell>
          <table:table-cell office:value-type="float" office:value="3669.7033013720193" table:formula="of:=IF([.$W$3]; [.AN58];COM.MICROSOFT.SINGLE( $$ManaPotion) * [.$E20]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25">
            <text:p>3669,7</text:p>
          </table:table-cell>
          <table:table-cell office:value-type="float" office:value="4040.6937458145649" table:formula="of:=IF([.$W$3]; [.AO58];COM.MICROSOFT.SINGLE( $$ManaPotion) * [.$E20]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25">
            <text:p>4040,7</text:p>
          </table:table-cell>
          <table:table-cell office:value-type="float" office:value="4465.8275272235933" table:formula="of:=IF([.$W$3]; [.AP58];COM.MICROSOFT.SINGLE( $$ManaPotion) * [.$E20]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28">
            <text:p>4465,8</text:p>
          </table:table-cell>
          <table:table-cell office:value-type="float" office:value="4951.881923601135" table:formula="of:=IF([.$W$3]; [.AQ58];COM.MICROSOFT.SINGLE( $$ManaPotion) * [.$E20]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27">
            <text:p>4951,9</text:p>
          </table:table-cell>
          <table:table-cell office:value-type="float" office:value="5510.4269841329697" table:formula="of:=IF([.$W$3]; [.AR58];COM.MICROSOFT.SINGLE( $$ManaPotion) * [.$E20]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30">
            <text:p>5510,4</text:p>
          </table:table-cell>
          <table:table-cell office:value-type="float" office:value="6150.4491547886446" table:formula="of:=IF([.$W$3]; [.AS58];COM.MICROSOFT.SINGLE( $$ManaPotion) * [.$E20]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30">
            <text:p>6150,4</text:p>
          </table:table-cell>
          <table:table-cell office:value-type="float" office:value="6882.2079613833821" table:formula="of:=IF([.$W$3]; [.AT58];COM.MICROSOFT.SINGLE( $$ManaPotion) * [.$E20]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33">
            <text:p>6882,2</text:p>
          </table:table-cell>
          <table:table-cell office:value-type="float" office:value="7717.161122528345" table:formula="of:=IF([.$W$3]; [.AU58];COM.MICROSOFT.SINGLE( $$ManaPotion) * [.$E20]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72">
            <text:p>7717,2</text:p>
          </table:table-cell>
          <table:table-cell office:value-type="float" office:value="8675.9400204286085" table:formula="of:=IF([.$W$3]; [.AV58];COM.MICROSOFT.SINGLE( $$ManaPotion) * [.$E20]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52">
            <text:p>8675,9</text:p>
          </table:table-cell>
          <table:table-cell office:value-type="float" office:value="9774.083717906502" table:formula="of:=IF([.$W$3]; [.AW58];COM.MICROSOFT.SINGLE( $$ManaPotion) * [.$E20]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56">
            <text:p>9774,1</text:p>
          </table:table-cell>
          <table:table-cell office:value-type="float" office:value="11029.00345402801" table:formula="of:=IF([.$W$3]; [.AX58];COM.MICROSOFT.SINGLE( $$ManaPotion) * [.$E20]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84">
            <text:p>11029,0</text:p>
          </table:table-cell>
          <table:table-cell office:value-type="float" office:value="12468.107889000232" table:formula="of:=IF([.$W$3]; [.AY58];COM.MICROSOFT.SINGLE( $$ManaPotion) * [.$E20]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89">
            <text:p>12468,1</text:p>
          </table:table-cell>
          <table:table-cell office:value-type="float" office:value="14114.387347095242" table:formula="of:=IF([.$W$3]; [.AZ58];COM.MICROSOFT.SINGLE( $$ManaPotion) * [.$E20]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91">
            <text:p>14114,4</text:p>
          </table:table-cell>
          <table:table-cell table:style-name="ce390"/>
          <table:table-cell office:value-type="float" office:value="54" table:formula="of:=[.C20]" table:style-name="ce247">
            <text:p>54</text:p>
          </table:table-cell>
          <table:table-cell table:style-name="ce390"/>
          <table:table-cell table:style-name="ce3"/>
          <table:table-cell table:style-name="ce390"/>
          <table:covered-table-cell/>
          <table:table-cell office:value-type="float" office:value="18" table:style-name="ce217">
            <text:p>18</text:p>
          </table:table-cell>
          <table:table-cell office:value-type="error" office:string-value="#REF!" table:formula="of:=(([.$E22]+60*(COM.MICROSOFT.SINGLE($$SpecAttempts)+COM.MICROSOFT.SINGLE($$TapsPerSec)+COM.MICROSOFT.SINGLE($$BF))*0.005*COM.MICROSOFT.SINGLE($$AllProbArt)*COM.MICROSOFT.SINGLE($$AllProbSlash)*[.AB$33]*([.#REF!]+[.$D22])))*(1/([.$C22]+[.AB$34]))" table:style-name="ce408">
            <text:p>#BEZUG!</text:p>
          </table:table-cell>
          <table:table-cell office:value-type="error" office:string-value="#REF!" table:formula="of:=(([.$E22]+60*(COM.MICROSOFT.SINGLE($$SpecAttempts)+COM.MICROSOFT.SINGLE($$TapsPerSec)+COM.MICROSOFT.SINGLE($$BF))*0.005*COM.MICROSOFT.SINGLE($$AllProbArt)*COM.MICROSOFT.SINGLE($$AllProbSlash)*[.AC$33]*([.#REF!]+[.$D22])))*(1/([.$C22]+[.AC$34]))" table:style-name="ce295">
            <text:p>#BEZUG!</text:p>
          </table:table-cell>
          <table:table-cell office:value-type="error" office:string-value="#REF!" table:formula="of:=(([.$E22]+60*(COM.MICROSOFT.SINGLE($$SpecAttempts)+COM.MICROSOFT.SINGLE($$TapsPerSec)+COM.MICROSOFT.SINGLE($$BF))*0.005*COM.MICROSOFT.SINGLE($$AllProbArt)*COM.MICROSOFT.SINGLE($$AllProbSlash)*[.AD$33]*([.#REF!]+[.$D22])))*(1/([.$C22]+[.AD$34]))" table:style-name="ce295">
            <text:p>#BEZUG!</text:p>
          </table:table-cell>
          <table:table-cell office:value-type="error" office:string-value="#REF!" table:formula="of:=(([.$E22]+60*(COM.MICROSOFT.SINGLE($$SpecAttempts)+COM.MICROSOFT.SINGLE($$TapsPerSec)+COM.MICROSOFT.SINGLE($$BF))*0.005*COM.MICROSOFT.SINGLE($$AllProbArt)*COM.MICROSOFT.SINGLE($$AllProbSlash)*[.AE$33]*([.#REF!]+[.$D22])))*(1/([.$C22]+[.AE$34]))" table:style-name="ce296">
            <text:p>#BEZUG!</text:p>
          </table:table-cell>
          <table:table-cell office:value-type="error" office:string-value="#REF!" table:formula="of:=(([.$E22]+60*(COM.MICROSOFT.SINGLE($$SpecAttempts)+COM.MICROSOFT.SINGLE($$TapsPerSec)+COM.MICROSOFT.SINGLE($$BF))*0.005*COM.MICROSOFT.SINGLE($$AllProbArt)*COM.MICROSOFT.SINGLE($$AllProbSlash)*[.AF$33]*([.#REF!]+[.$D22])))*(1/([.$C22]+[.AF$34]))" table:style-name="ce371">
            <text:p>#BEZUG!</text:p>
          </table:table-cell>
          <table:table-cell office:value-type="error" office:string-value="#REF!" table:formula="of:=(([.$E22]+60*(COM.MICROSOFT.SINGLE($$SpecAttempts)+COM.MICROSOFT.SINGLE($$TapsPerSec)+COM.MICROSOFT.SINGLE($$BF))*0.005*COM.MICROSOFT.SINGLE($$AllProbArt)*COM.MICROSOFT.SINGLE($$AllProbSlash)*[.AG$33]*([.#REF!]+[.$D22])))*(1/([.$C22]+[.AG$34]))" table:style-name="ce296">
            <text:p>#BEZUG!</text:p>
          </table:table-cell>
          <table:table-cell office:value-type="error" office:string-value="#REF!" table:formula="of:=(([.$E22]+60*(COM.MICROSOFT.SINGLE($$SpecAttempts)+COM.MICROSOFT.SINGLE($$TapsPerSec)+COM.MICROSOFT.SINGLE($$BF))*0.005*COM.MICROSOFT.SINGLE($$AllProbArt)*COM.MICROSOFT.SINGLE($$AllProbSlash)*[.AH$33]*([.#REF!]+[.$D22])))*(1/([.$C22]+[.AH$34]))" table:style-name="ce296">
            <text:p>#BEZUG!</text:p>
          </table:table-cell>
          <table:table-cell office:value-type="error" office:string-value="#REF!" table:formula="of:=(([.$E22]+60*(COM.MICROSOFT.SINGLE($$SpecAttempts)+COM.MICROSOFT.SINGLE($$TapsPerSec)+COM.MICROSOFT.SINGLE($$BF))*0.005*COM.MICROSOFT.SINGLE($$AllProbArt)*COM.MICROSOFT.SINGLE($$AllProbSlash)*[.AI$33]*([.#REF!]+[.$D22])))*(1/([.$C22]+[.AI$34]))" table:style-name="ce296">
            <text:p>#BEZUG!</text:p>
          </table:table-cell>
          <table:table-cell office:value-type="error" office:string-value="#REF!" table:formula="of:=(([.$E22]+60*(COM.MICROSOFT.SINGLE($$SpecAttempts)+COM.MICROSOFT.SINGLE($$TapsPerSec)+COM.MICROSOFT.SINGLE($$BF))*0.005*COM.MICROSOFT.SINGLE($$AllProbArt)*COM.MICROSOFT.SINGLE($$AllProbSlash)*[.AJ$33]*([.#REF!]+[.$D22])))*(1/([.$C22]+[.AJ$34]))" table:style-name="ce326">
            <text:p>#BEZUG!</text:p>
          </table:table-cell>
          <table:table-cell office:value-type="error" office:string-value="#REF!" table:formula="of:=(([.$E22]+60*(COM.MICROSOFT.SINGLE($$SpecAttempts)+COM.MICROSOFT.SINGLE($$TapsPerSec)+COM.MICROSOFT.SINGLE($$BF))*0.005*COM.MICROSOFT.SINGLE($$AllProbArt)*COM.MICROSOFT.SINGLE($$AllProbSlash)*[.AK$33]*([.#REF!]+[.$D22])))*(1/([.$C22]+[.AK$34]))" table:style-name="ce382">
            <text:p>#BEZUG!</text:p>
          </table:table-cell>
          <table:table-cell office:value-type="error" office:string-value="#REF!" table:formula="of:=(([.$E22]+60*(COM.MICROSOFT.SINGLE($$SpecAttempts)+COM.MICROSOFT.SINGLE($$TapsPerSec)+COM.MICROSOFT.SINGLE($$BF))*0.005*COM.MICROSOFT.SINGLE($$AllProbArt)*COM.MICROSOFT.SINGLE($$AllProbSlash)*[.AL$33]*([.#REF!]+[.$D22])))*(1/([.$C22]+[.AL$34]))" table:style-name="ce326">
            <text:p>#BEZUG!</text:p>
          </table:table-cell>
          <table:table-cell office:value-type="error" office:string-value="#REF!" table:formula="of:=(([.$E22]+60*(COM.MICROSOFT.SINGLE($$SpecAttempts)+COM.MICROSOFT.SINGLE($$TapsPerSec)+COM.MICROSOFT.SINGLE($$BF))*0.005*COM.MICROSOFT.SINGLE($$AllProbArt)*COM.MICROSOFT.SINGLE($$AllProbSlash)*[.AM$33]*([.#REF!]+[.$D22])))*(1/([.$C22]+[.AM$34]))" table:style-name="ce297">
            <text:p>#BEZUG!</text:p>
          </table:table-cell>
          <table:table-cell office:value-type="error" office:string-value="#REF!" table:formula="of:=(([.$E22]+60*(COM.MICROSOFT.SINGLE($$SpecAttempts)+COM.MICROSOFT.SINGLE($$TapsPerSec)+COM.MICROSOFT.SINGLE($$BF))*0.005*COM.MICROSOFT.SINGLE($$AllProbArt)*COM.MICROSOFT.SINGLE($$AllProbSlash)*[.AN$33]*([.#REF!]+[.$D22])))*(1/([.$C22]+[.AN$34]))" table:style-name="ce297">
            <text:p>#BEZUG!</text:p>
          </table:table-cell>
          <table:table-cell office:value-type="error" office:string-value="#REF!" table:formula="of:=(([.$E22]+60*(COM.MICROSOFT.SINGLE($$SpecAttempts)+COM.MICROSOFT.SINGLE($$TapsPerSec)+COM.MICROSOFT.SINGLE($$BF))*0.005*COM.MICROSOFT.SINGLE($$AllProbArt)*COM.MICROSOFT.SINGLE($$AllProbSlash)*[.AO$33]*([.#REF!]+[.$D22])))*(1/([.$C22]+[.AO$34]))" table:style-name="ce352">
            <text:p>#BEZUG!</text:p>
          </table:table-cell>
          <table:table-cell office:value-type="error" office:string-value="#REF!" table:formula="of:=(([.$E22]+60*(COM.MICROSOFT.SINGLE($$SpecAttempts)+COM.MICROSOFT.SINGLE($$TapsPerSec)+COM.MICROSOFT.SINGLE($$BF))*0.005*COM.MICROSOFT.SINGLE($$AllProbArt)*COM.MICROSOFT.SINGLE($$AllProbSlash)*[.AP$33]*([.#REF!]+[.$D22])))*(1/([.$C22]+[.AP$34]))" table:style-name="ce345">
            <text:p>#BEZUG!</text:p>
          </table:table-cell>
          <table:table-cell office:value-type="error" office:string-value="#REF!" table:formula="of:=(([.$E22]+60*(COM.MICROSOFT.SINGLE($$SpecAttempts)+COM.MICROSOFT.SINGLE($$TapsPerSec)+COM.MICROSOFT.SINGLE($$BF))*0.005*COM.MICROSOFT.SINGLE($$AllProbArt)*COM.MICROSOFT.SINGLE($$AllProbSlash)*[.AQ$33]*([.#REF!]+[.$D22])))*(1/([.$C22]+[.AQ$34]))" table:style-name="ce383">
            <text:p>#BEZUG!</text:p>
          </table:table-cell>
          <table:table-cell office:value-type="error" office:string-value="#REF!" table:formula="of:=(([.$E22]+60*(COM.MICROSOFT.SINGLE($$SpecAttempts)+COM.MICROSOFT.SINGLE($$TapsPerSec)+COM.MICROSOFT.SINGLE($$BF))*0.005*COM.MICROSOFT.SINGLE($$AllProbArt)*COM.MICROSOFT.SINGLE($$AllProbSlash)*[.AR$33]*([.#REF!]+[.$D22])))*(1/([.$C22]+[.AR$34]))" table:style-name="ce383">
            <text:p>#BEZUG!</text:p>
          </table:table-cell>
          <table:table-cell office:value-type="error" office:string-value="#REF!" table:formula="of:=(([.$E22]+60*(COM.MICROSOFT.SINGLE($$SpecAttempts)+COM.MICROSOFT.SINGLE($$TapsPerSec)+COM.MICROSOFT.SINGLE($$BF))*0.005*COM.MICROSOFT.SINGLE($$AllProbArt)*COM.MICROSOFT.SINGLE($$AllProbSlash)*[.AS$33]*([.#REF!]+[.$D22])))*(1/([.$C22]+[.AS$34]))" table:style-name="ce300">
            <text:p>#BEZUG!</text:p>
          </table:table-cell>
          <table:table-cell office:value-type="error" office:string-value="#REF!" table:formula="of:=(([.$E22]+60*(COM.MICROSOFT.SINGLE($$SpecAttempts)+COM.MICROSOFT.SINGLE($$TapsPerSec)+COM.MICROSOFT.SINGLE($$BF))*0.005*COM.MICROSOFT.SINGLE($$AllProbArt)*COM.MICROSOFT.SINGLE($$AllProbSlash)*[.AT$33]*([.#REF!]+[.$D22])))*(1/([.$C22]+[.AT$34]))" table:style-name="ce300">
            <text:p>#BEZUG!</text:p>
          </table:table-cell>
          <table:table-cell office:value-type="error" office:string-value="#REF!" table:formula="of:=(([.$E22]+60*(COM.MICROSOFT.SINGLE($$SpecAttempts)+COM.MICROSOFT.SINGLE($$TapsPerSec)+COM.MICROSOFT.SINGLE($$BF))*0.005*COM.MICROSOFT.SINGLE($$AllProbArt)*COM.MICROSOFT.SINGLE($$AllProbSlash)*[.AU$33]*([.#REF!]+[.$D22])))*(1/([.$C22]+[.AU$34]))" table:style-name="ce301">
            <text:p>#BEZUG!</text:p>
          </table:table-cell>
          <table:table-cell office:value-type="error" office:string-value="#REF!" table:formula="of:=(([.$E22]+60*(COM.MICROSOFT.SINGLE($$SpecAttempts)+COM.MICROSOFT.SINGLE($$TapsPerSec)+COM.MICROSOFT.SINGLE($$BF))*0.005*COM.MICROSOFT.SINGLE($$AllProbArt)*COM.MICROSOFT.SINGLE($$AllProbSlash)*[.AV$33]*([.#REF!]+[.$D22])))*(1/([.$C22]+[.AV$34]))" table:style-name="ce373">
            <text:p>#BEZUG!</text:p>
          </table:table-cell>
          <table:table-cell office:value-type="error" office:string-value="#REF!" table:formula="of:=(([.$E22]+60*(COM.MICROSOFT.SINGLE($$SpecAttempts)+COM.MICROSOFT.SINGLE($$TapsPerSec)+COM.MICROSOFT.SINGLE($$BF))*0.005*COM.MICROSOFT.SINGLE($$AllProbArt)*COM.MICROSOFT.SINGLE($$AllProbSlash)*[.AW$33]*([.#REF!]+[.$D22])))*(1/([.$C22]+[.AW$34]))" table:style-name="ce300">
            <text:p>#BEZUG!</text:p>
          </table:table-cell>
          <table:table-cell office:value-type="error" office:string-value="#REF!" table:formula="of:=(([.$E22]+60*(COM.MICROSOFT.SINGLE($$SpecAttempts)+COM.MICROSOFT.SINGLE($$TapsPerSec)+COM.MICROSOFT.SINGLE($$BF))*0.005*COM.MICROSOFT.SINGLE($$AllProbArt)*COM.MICROSOFT.SINGLE($$AllProbSlash)*[.AX$33]*([.#REF!]+[.$D22])))*(1/([.$C22]+[.AX$34]))" table:style-name="ce300">
            <text:p>#BEZUG!</text:p>
          </table:table-cell>
          <table:table-cell office:value-type="error" office:string-value="#REF!" table:formula="of:=(([.$E22]+60*(COM.MICROSOFT.SINGLE($$SpecAttempts)+COM.MICROSOFT.SINGLE($$TapsPerSec)+COM.MICROSOFT.SINGLE($$BF))*0.005*COM.MICROSOFT.SINGLE($$AllProbArt)*COM.MICROSOFT.SINGLE($$AllProbSlash)*[.AY$33]*([.#REF!]+[.$D22])))*(1/([.$C22]+[.AY$34]))" table:style-name="ce300">
            <text:p>#BEZUG!</text:p>
          </table:table-cell>
          <table:table-cell office:value-type="error" office:string-value="#REF!" table:formula="of:=(([.$E22]+60*(COM.MICROSOFT.SINGLE($$SpecAttempts)+COM.MICROSOFT.SINGLE($$TapsPerSec)+COM.MICROSOFT.SINGLE($$BF))*0.005*COM.MICROSOFT.SINGLE($$AllProbArt)*COM.MICROSOFT.SINGLE($$AllProbSlash)*[.AZ$33]*([.#REF!]+[.$D22])))*(1/([.$C22]+[.AZ$34]))" table:style-name="ce301">
            <text:p>#BEZUG!</text:p>
          </table:table-cell>
          <table:table-cell table:style-name="ce390"/>
          <table:table-cell office:value-type="float" office:value="130" table:style-name="ce226">
            <text:p>130</text:p>
          </table:table-cell>
          <table:table-cell table:style-name="ce390"/>
          <table:table-cell table:number-columns-repeated="16297"/>
        </table:table-row>
        <table:table-row table:style-name="ro3">
          <table:table-cell office:value-type="float" office:value="18" table:style-name="ce205">
            <text:p>18</text:p>
          </table:table-cell>
          <table:table-cell office:value-type="float" office:value="11" table:style-name="ce206">
            <text:p>11</text:p>
          </table:table-cell>
          <table:table-cell office:value-type="float" office:value="74" table:style-name="ce207">
            <text:p>74</text:p>
          </table:table-cell>
          <table:table-cell office:value-type="float" office:value="652" table:style-name="ce208">
            <text:p>652</text:p>
          </table:table-cell>
          <table:table-cell office:value-type="float" office:value="2.29" table:style-name="ce209">
            <text:p>2,290</text:p>
          </table:table-cell>
          <table:table-cell table:style-name="ce228"/>
          <table:table-cell office:value-type="float" office:value="18" table:style-name="ce210">
            <text:p>18</text:p>
          </table:table-cell>
          <table:table-cell office:value-type="float" office:value="12" table:style-name="ce211">
            <text:p>12</text:p>
          </table:table-cell>
          <table:table-cell office:value-type="float" office:value="85" table:style-name="ce212">
            <text:p>85</text:p>
          </table:table-cell>
          <table:table-cell office:value-type="float" office:value="13.551" table:style-name="ce213">
            <text:p>13,551</text:p>
          </table:table-cell>
          <table:table-cell table:style-name="ce5"/>
          <table:table-cell office:value-type="float" office:value="18" table:style-name="ce214">
            <text:p>18</text:p>
          </table:table-cell>
          <table:table-cell office:value-type="float" office:value="1.18" table:style-name="ce215">
            <text:p>1,18</text:p>
          </table:table-cell>
          <table:table-cell table:style-name="ce5"/>
          <table:table-cell table:number-columns-repeated="2" table:style-name="ce2"/>
          <table:table-cell table:style-name="ce3"/>
          <table:table-cell office:value-type="float" office:value="19" table:formula="of:=[.R21]+1" table:style-name="ce218">
            <text:p>19</text:p>
          </table:table-cell>
          <table:table-cell office:value-type="string" table:style-name="ce219">
            <text:p>55.9</text:p>
          </table:table-cell>
          <table:table-cell table:number-columns-repeated="2" table:style-name="ce3"/>
          <table:table-cell table:number-columns-repeated="3" table:style-name="ce231"/>
          <table:covered-table-cell/>
          <table:table-cell office:value-type="float" office:value="17" table:style-name="ce217">
            <text:p>17</text:p>
          </table:table-cell>
          <table:table-cell office:value-type="float" office:value="1111.5251908396947" table:formula="of:=IF([.$W$3]; [.AA59];COM.MICROSOFT.SINGLE( $$ManaPotion) * [.$E21]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78">
            <text:p>1111,5</text:p>
          </table:table-cell>
          <table:table-cell office:value-type="float" office:value="1652.8018201678531" table:formula="of:=IF([.$W$3]; [.AB59];COM.MICROSOFT.SINGLE( $$ManaPotion) * [.$E21]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23">
            <text:p>1652,8</text:p>
          </table:table-cell>
          <table:table-cell office:value-type="float" office:value="1728.5032230410343" table:formula="of:=IF([.$W$3]; [.AC59];COM.MICROSOFT.SINGLE( $$ManaPotion) * [.$E21]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23">
            <text:p>1728,5</text:p>
          </table:table-cell>
          <table:table-cell office:value-type="float" office:value="1817.736541647419" table:formula="of:=IF([.$W$3]; [.AD59];COM.MICROSOFT.SINGLE( $$ManaPotion) * [.$E21]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23">
            <text:p>1817,7</text:p>
          </table:table-cell>
          <table:table-cell office:value-type="float" office:value="1918.0660311550312" table:formula="of:=IF([.$W$3]; [.AE59];COM.MICROSOFT.SINGLE( $$ManaPotion) * [.$E21]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23">
            <text:p>1918,1</text:p>
          </table:table-cell>
          <table:table-cell office:value-type="float" office:value="2030.9608709863328" table:formula="of:=IF([.$W$3]; [.AF59];COM.MICROSOFT.SINGLE( $$ManaPotion) * [.$E21]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37">
            <text:p>2031,0</text:p>
          </table:table-cell>
          <table:table-cell office:value-type="float" office:value="2162.0271405165081" table:formula="of:=IF([.$W$3]; [.AG59];COM.MICROSOFT.SINGLE( $$ManaPotion) * [.$E21]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23">
            <text:p>2162,0</text:p>
          </table:table-cell>
          <table:table-cell office:value-type="float" office:value="2313.4686088792505" table:formula="of:=IF([.$W$3]; [.AH59];COM.MICROSOFT.SINGLE( $$ManaPotion) * [.$E21]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23">
            <text:p>2313,5</text:p>
          </table:table-cell>
          <table:table-cell office:value-type="float" office:value="2483.854759268479" table:formula="of:=IF([.$W$3]; [.AI59];COM.MICROSOFT.SINGLE( $$ManaPotion) * [.$E21]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23">
            <text:p>2483,9</text:p>
          </table:table-cell>
          <table:table-cell office:value-type="float" office:value="2679.5649233869885" table:formula="of:=IF([.$W$3]; [.AJ59];COM.MICROSOFT.SINGLE( $$ManaPotion) * [.$E21]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25">
            <text:p>2679,6</text:p>
          </table:table-cell>
          <table:table-cell office:value-type="float" office:value="2903.7307731616079" table:formula="of:=IF([.$W$3]; [.AK59];COM.MICROSOFT.SINGLE( $$ManaPotion) * [.$E21]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75">
            <text:p>2903,7</text:p>
          </table:table-cell>
          <table:table-cell office:value-type="float" office:value="3159.9865945321103" table:formula="of:=IF([.$W$3]; [.AL59];COM.MICROSOFT.SINGLE( $$ManaPotion) * [.$E21]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25">
            <text:p>3160,0</text:p>
          </table:table-cell>
          <table:table-cell office:value-type="float" office:value="3452.3146369856963" table:formula="of:=IF([.$W$3]; [.AM59];COM.MICROSOFT.SINGLE( $$ManaPotion) * [.$E21]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25">
            <text:p>3452,3</text:p>
          </table:table-cell>
          <table:table-cell office:value-type="float" office:value="3789.1820135097137" table:formula="of:=IF([.$W$3]; [.AN59];COM.MICROSOFT.SINGLE( $$ManaPotion) * [.$E21]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27">
            <text:p>3789,2</text:p>
          </table:table-cell>
          <table:table-cell office:value-type="float" office:value="4172.251216608528" table:formula="of:=IF([.$W$3]; [.AO59];COM.MICROSOFT.SINGLE( $$ManaPotion) * [.$E21]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27">
            <text:p>4172,3</text:p>
          </table:table-cell>
          <table:table-cell office:value-type="float" office:value="4611.2265629936646" table:formula="of:=IF([.$W$3]; [.AP59];COM.MICROSOFT.SINGLE( $$ManaPotion) * [.$E21]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28">
            <text:p>4611,2</text:p>
          </table:table-cell>
          <table:table-cell office:value-type="float" office:value="5113.1059862300099" table:formula="of:=IF([.$W$3]; [.AQ59];COM.MICROSOFT.SINGLE( $$ManaPotion) * [.$E21]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30">
            <text:p>5113,1</text:p>
          </table:table-cell>
          <table:table-cell office:value-type="float" office:value="5689.8362347791608" table:formula="of:=IF([.$W$3]; [.AR59];COM.MICROSOFT.SINGLE( $$ManaPotion) * [.$E21]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30">
            <text:p>5689,8</text:p>
          </table:table-cell>
          <table:table-cell office:value-type="float" office:value="6350.6963365724614" table:formula="of:=IF([.$W$3]; [.AS59];COM.MICROSOFT.SINGLE( $$ManaPotion) * [.$E21]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33">
            <text:p>6350,7</text:p>
          </table:table-cell>
          <table:table-cell office:value-type="float" office:value="7106.2798484981904" table:formula="of:=IF([.$W$3]; [.AT59];COM.MICROSOFT.SINGLE( $$ManaPotion) * [.$E21]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51">
            <text:p>7106,3</text:p>
          </table:table-cell>
          <table:table-cell office:value-type="float" office:value="7968.4175311688041" table:formula="of:=IF([.$W$3]; [.AU59];COM.MICROSOFT.SINGLE( $$ManaPotion) * [.$E21]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72">
            <text:p>7968,4</text:p>
          </table:table-cell>
          <table:table-cell office:value-type="float" office:value="8958.412486210007" table:formula="of:=IF([.$W$3]; [.AV59];COM.MICROSOFT.SINGLE( $$ManaPotion) * [.$E21]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52">
            <text:p>8958,4</text:p>
          </table:table-cell>
          <table:table-cell office:value-type="float" office:value="10092.309699419739" table:formula="of:=IF([.$W$3]; [.AW59];COM.MICROSOFT.SINGLE( $$ManaPotion) * [.$E21]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56">
            <text:p>10092,3</text:p>
          </table:table-cell>
          <table:table-cell office:value-type="float" office:value="11388.08728741497" table:formula="of:=IF([.$W$3]; [.AX59];COM.MICROSOFT.SINGLE( $$ManaPotion) * [.$E21]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92">
            <text:p>11388,1</text:p>
          </table:table-cell>
          <table:table-cell office:value-type="float" office:value="12874.046285386288" table:formula="of:=IF([.$W$3]; [.AY59];COM.MICROSOFT.SINGLE( $$ManaPotion) * [.$E21]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89">
            <text:p>12874,0</text:p>
          </table:table-cell>
          <table:table-cell office:value-type="float" office:value="14573.925539791369" table:formula="of:=IF([.$W$3]; [.AZ59];COM.MICROSOFT.SINGLE( $$ManaPotion) * [.$E21]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91">
            <text:p>14573,9</text:p>
          </table:table-cell>
          <table:table-cell table:style-name="ce390"/>
          <table:table-cell office:value-type="float" office:value="63" table:formula="of:=[.C21]" table:style-name="ce247">
            <text:p>63</text:p>
          </table:table-cell>
          <table:table-cell table:style-name="ce390"/>
          <table:table-cell table:style-name="ce3"/>
          <table:table-cell table:style-name="ce390"/>
          <table:covered-table-cell/>
          <table:table-cell office:value-type="float" office:value="19" table:style-name="ce217">
            <text:p>19</text:p>
          </table:table-cell>
          <table:table-cell office:value-type="error" office:string-value="#REF!" table:formula="of:=(([.$E23]+60*(COM.MICROSOFT.SINGLE($$SpecAttempts)+COM.MICROSOFT.SINGLE($$TapsPerSec)+COM.MICROSOFT.SINGLE($$BF))*0.005*COM.MICROSOFT.SINGLE($$AllProbArt)*COM.MICROSOFT.SINGLE($$AllProbSlash)*[.AB$33]*([.#REF!]+[.$D23])))*(1/([.$C23]+[.AB$34]))" table:style-name="ce410">
            <text:p>#BEZUG!</text:p>
          </table:table-cell>
          <table:table-cell office:value-type="error" office:string-value="#REF!" table:formula="of:=(([.$E23]+60*(COM.MICROSOFT.SINGLE($$SpecAttempts)+COM.MICROSOFT.SINGLE($$TapsPerSec)+COM.MICROSOFT.SINGLE($$BF))*0.005*COM.MICROSOFT.SINGLE($$AllProbArt)*COM.MICROSOFT.SINGLE($$AllProbSlash)*[.AC$33]*([.#REF!]+[.$D23])))*(1/([.$C23]+[.AC$34]))" table:style-name="ce296">
            <text:p>#BEZUG!</text:p>
          </table:table-cell>
          <table:table-cell office:value-type="error" office:string-value="#REF!" table:formula="of:=(([.$E23]+60*(COM.MICROSOFT.SINGLE($$SpecAttempts)+COM.MICROSOFT.SINGLE($$TapsPerSec)+COM.MICROSOFT.SINGLE($$BF))*0.005*COM.MICROSOFT.SINGLE($$AllProbArt)*COM.MICROSOFT.SINGLE($$AllProbSlash)*[.AD$33]*([.#REF!]+[.$D23])))*(1/([.$C23]+[.AD$34]))" table:style-name="ce296">
            <text:p>#BEZUG!</text:p>
          </table:table-cell>
          <table:table-cell office:value-type="error" office:string-value="#REF!" table:formula="of:=(([.$E23]+60*(COM.MICROSOFT.SINGLE($$SpecAttempts)+COM.MICROSOFT.SINGLE($$TapsPerSec)+COM.MICROSOFT.SINGLE($$BF))*0.005*COM.MICROSOFT.SINGLE($$AllProbArt)*COM.MICROSOFT.SINGLE($$AllProbSlash)*[.AE$33]*([.#REF!]+[.$D23])))*(1/([.$C23]+[.AE$34]))" table:style-name="ce326">
            <text:p>#BEZUG!</text:p>
          </table:table-cell>
          <table:table-cell office:value-type="error" office:string-value="#REF!" table:formula="of:=(([.$E23]+60*(COM.MICROSOFT.SINGLE($$SpecAttempts)+COM.MICROSOFT.SINGLE($$TapsPerSec)+COM.MICROSOFT.SINGLE($$BF))*0.005*COM.MICROSOFT.SINGLE($$AllProbArt)*COM.MICROSOFT.SINGLE($$AllProbSlash)*[.AF$33]*([.#REF!]+[.$D23])))*(1/([.$C23]+[.AF$34]))" table:style-name="ce382">
            <text:p>#BEZUG!</text:p>
          </table:table-cell>
          <table:table-cell office:value-type="error" office:string-value="#REF!" table:formula="of:=(([.$E23]+60*(COM.MICROSOFT.SINGLE($$SpecAttempts)+COM.MICROSOFT.SINGLE($$TapsPerSec)+COM.MICROSOFT.SINGLE($$BF))*0.005*COM.MICROSOFT.SINGLE($$AllProbArt)*COM.MICROSOFT.SINGLE($$AllProbSlash)*[.AG$33]*([.#REF!]+[.$D23])))*(1/([.$C23]+[.AG$34]))" table:style-name="ce326">
            <text:p>#BEZUG!</text:p>
          </table:table-cell>
          <table:table-cell office:value-type="error" office:string-value="#REF!" table:formula="of:=(([.$E23]+60*(COM.MICROSOFT.SINGLE($$SpecAttempts)+COM.MICROSOFT.SINGLE($$TapsPerSec)+COM.MICROSOFT.SINGLE($$BF))*0.005*COM.MICROSOFT.SINGLE($$AllProbArt)*COM.MICROSOFT.SINGLE($$AllProbSlash)*[.AH$33]*([.#REF!]+[.$D23])))*(1/([.$C23]+[.AH$34]))" table:style-name="ce326">
            <text:p>#BEZUG!</text:p>
          </table:table-cell>
          <table:table-cell office:value-type="error" office:string-value="#REF!" table:formula="of:=(([.$E23]+60*(COM.MICROSOFT.SINGLE($$SpecAttempts)+COM.MICROSOFT.SINGLE($$TapsPerSec)+COM.MICROSOFT.SINGLE($$BF))*0.005*COM.MICROSOFT.SINGLE($$AllProbArt)*COM.MICROSOFT.SINGLE($$AllProbSlash)*[.AI$33]*([.#REF!]+[.$D23])))*(1/([.$C23]+[.AI$34]))" table:style-name="ce326">
            <text:p>#BEZUG!</text:p>
          </table:table-cell>
          <table:table-cell office:value-type="error" office:string-value="#REF!" table:formula="of:=(([.$E23]+60*(COM.MICROSOFT.SINGLE($$SpecAttempts)+COM.MICROSOFT.SINGLE($$TapsPerSec)+COM.MICROSOFT.SINGLE($$BF))*0.005*COM.MICROSOFT.SINGLE($$AllProbArt)*COM.MICROSOFT.SINGLE($$AllProbSlash)*[.AJ$33]*([.#REF!]+[.$D23])))*(1/([.$C23]+[.AJ$34]))" table:style-name="ce297">
            <text:p>#BEZUG!</text:p>
          </table:table-cell>
          <table:table-cell office:value-type="error" office:string-value="#REF!" table:formula="of:=(([.$E23]+60*(COM.MICROSOFT.SINGLE($$SpecAttempts)+COM.MICROSOFT.SINGLE($$TapsPerSec)+COM.MICROSOFT.SINGLE($$BF))*0.005*COM.MICROSOFT.SINGLE($$AllProbArt)*COM.MICROSOFT.SINGLE($$AllProbSlash)*[.AK$33]*([.#REF!]+[.$D23])))*(1/([.$C23]+[.AK$34]))" table:style-name="ce394">
            <text:p>#BEZUG!</text:p>
          </table:table-cell>
          <table:table-cell office:value-type="error" office:string-value="#REF!" table:formula="of:=(([.$E23]+60*(COM.MICROSOFT.SINGLE($$SpecAttempts)+COM.MICROSOFT.SINGLE($$TapsPerSec)+COM.MICROSOFT.SINGLE($$BF))*0.005*COM.MICROSOFT.SINGLE($$AllProbArt)*COM.MICROSOFT.SINGLE($$AllProbSlash)*[.AL$33]*([.#REF!]+[.$D23])))*(1/([.$C23]+[.AL$34]))" table:style-name="ce352">
            <text:p>#BEZUG!</text:p>
          </table:table-cell>
          <table:table-cell office:value-type="error" office:string-value="#REF!" table:formula="of:=(([.$E23]+60*(COM.MICROSOFT.SINGLE($$SpecAttempts)+COM.MICROSOFT.SINGLE($$TapsPerSec)+COM.MICROSOFT.SINGLE($$BF))*0.005*COM.MICROSOFT.SINGLE($$AllProbArt)*COM.MICROSOFT.SINGLE($$AllProbSlash)*[.AM$33]*([.#REF!]+[.$D23])))*(1/([.$C23]+[.AM$34]))" table:style-name="ce352">
            <text:p>#BEZUG!</text:p>
          </table:table-cell>
          <table:table-cell office:value-type="error" office:string-value="#REF!" table:formula="of:=(([.$E23]+60*(COM.MICROSOFT.SINGLE($$SpecAttempts)+COM.MICROSOFT.SINGLE($$TapsPerSec)+COM.MICROSOFT.SINGLE($$BF))*0.005*COM.MICROSOFT.SINGLE($$AllProbArt)*COM.MICROSOFT.SINGLE($$AllProbSlash)*[.AN$33]*([.#REF!]+[.$D23])))*(1/([.$C23]+[.AN$34]))" table:style-name="ce372">
            <text:p>#BEZUG!</text:p>
          </table:table-cell>
          <table:table-cell office:value-type="error" office:string-value="#REF!" table:formula="of:=(([.$E23]+60*(COM.MICROSOFT.SINGLE($$SpecAttempts)+COM.MICROSOFT.SINGLE($$TapsPerSec)+COM.MICROSOFT.SINGLE($$BF))*0.005*COM.MICROSOFT.SINGLE($$AllProbArt)*COM.MICROSOFT.SINGLE($$AllProbSlash)*[.AO$33]*([.#REF!]+[.$D23])))*(1/([.$C23]+[.AO$34]))" table:style-name="ce372">
            <text:p>#BEZUG!</text:p>
          </table:table-cell>
          <table:table-cell office:value-type="error" office:string-value="#REF!" table:formula="of:=(([.$E23]+60*(COM.MICROSOFT.SINGLE($$SpecAttempts)+COM.MICROSOFT.SINGLE($$TapsPerSec)+COM.MICROSOFT.SINGLE($$BF))*0.005*COM.MICROSOFT.SINGLE($$AllProbArt)*COM.MICROSOFT.SINGLE($$AllProbSlash)*[.AP$33]*([.#REF!]+[.$D23])))*(1/([.$C23]+[.AP$34]))" table:style-name="ce366">
            <text:p>#BEZUG!</text:p>
          </table:table-cell>
          <table:table-cell office:value-type="error" office:string-value="#REF!" table:formula="of:=(([.$E23]+60*(COM.MICROSOFT.SINGLE($$SpecAttempts)+COM.MICROSOFT.SINGLE($$TapsPerSec)+COM.MICROSOFT.SINGLE($$BF))*0.005*COM.MICROSOFT.SINGLE($$AllProbArt)*COM.MICROSOFT.SINGLE($$AllProbSlash)*[.AQ$33]*([.#REF!]+[.$D23])))*(1/([.$C23]+[.AQ$34]))" table:style-name="ce395">
            <text:p>#BEZUG!</text:p>
          </table:table-cell>
          <table:table-cell office:value-type="error" office:string-value="#REF!" table:formula="of:=(([.$E23]+60*(COM.MICROSOFT.SINGLE($$SpecAttempts)+COM.MICROSOFT.SINGLE($$TapsPerSec)+COM.MICROSOFT.SINGLE($$BF))*0.005*COM.MICROSOFT.SINGLE($$AllProbArt)*COM.MICROSOFT.SINGLE($$AllProbSlash)*[.AR$33]*([.#REF!]+[.$D23])))*(1/([.$C23]+[.AR$34]))" table:style-name="ce300">
            <text:p>#BEZUG!</text:p>
          </table:table-cell>
          <table:table-cell office:value-type="error" office:string-value="#REF!" table:formula="of:=(([.$E23]+60*(COM.MICROSOFT.SINGLE($$SpecAttempts)+COM.MICROSOFT.SINGLE($$TapsPerSec)+COM.MICROSOFT.SINGLE($$BF))*0.005*COM.MICROSOFT.SINGLE($$AllProbArt)*COM.MICROSOFT.SINGLE($$AllProbSlash)*[.AS$33]*([.#REF!]+[.$D23])))*(1/([.$C23]+[.AS$34]))" table:style-name="ce300">
            <text:p>#BEZUG!</text:p>
          </table:table-cell>
          <table:table-cell office:value-type="error" office:string-value="#REF!" table:formula="of:=(([.$E23]+60*(COM.MICROSOFT.SINGLE($$SpecAttempts)+COM.MICROSOFT.SINGLE($$TapsPerSec)+COM.MICROSOFT.SINGLE($$BF))*0.005*COM.MICROSOFT.SINGLE($$AllProbArt)*COM.MICROSOFT.SINGLE($$AllProbSlash)*[.AT$33]*([.#REF!]+[.$D23])))*(1/([.$C23]+[.AT$34]))" table:style-name="ce300">
            <text:p>#BEZUG!</text:p>
          </table:table-cell>
          <table:table-cell office:value-type="error" office:string-value="#REF!" table:formula="of:=(([.$E23]+60*(COM.MICROSOFT.SINGLE($$SpecAttempts)+COM.MICROSOFT.SINGLE($$TapsPerSec)+COM.MICROSOFT.SINGLE($$BF))*0.005*COM.MICROSOFT.SINGLE($$AllProbArt)*COM.MICROSOFT.SINGLE($$AllProbSlash)*[.AU$33]*([.#REF!]+[.$D23])))*(1/([.$C23]+[.AU$34]))" table:style-name="ce301">
            <text:p>#BEZUG!</text:p>
          </table:table-cell>
          <table:table-cell office:value-type="error" office:string-value="#REF!" table:formula="of:=(([.$E23]+60*(COM.MICROSOFT.SINGLE($$SpecAttempts)+COM.MICROSOFT.SINGLE($$TapsPerSec)+COM.MICROSOFT.SINGLE($$BF))*0.005*COM.MICROSOFT.SINGLE($$AllProbArt)*COM.MICROSOFT.SINGLE($$AllProbSlash)*[.AV$33]*([.#REF!]+[.$D23])))*(1/([.$C23]+[.AV$34]))" table:style-name="ce373">
            <text:p>#BEZUG!</text:p>
          </table:table-cell>
          <table:table-cell office:value-type="error" office:string-value="#REF!" table:formula="of:=(([.$E23]+60*(COM.MICROSOFT.SINGLE($$SpecAttempts)+COM.MICROSOFT.SINGLE($$TapsPerSec)+COM.MICROSOFT.SINGLE($$BF))*0.005*COM.MICROSOFT.SINGLE($$AllProbArt)*COM.MICROSOFT.SINGLE($$AllProbSlash)*[.AW$33]*([.#REF!]+[.$D23])))*(1/([.$C23]+[.AW$34]))" table:style-name="ce300">
            <text:p>#BEZUG!</text:p>
          </table:table-cell>
          <table:table-cell office:value-type="error" office:string-value="#REF!" table:formula="of:=(([.$E23]+60*(COM.MICROSOFT.SINGLE($$SpecAttempts)+COM.MICROSOFT.SINGLE($$TapsPerSec)+COM.MICROSOFT.SINGLE($$BF))*0.005*COM.MICROSOFT.SINGLE($$AllProbArt)*COM.MICROSOFT.SINGLE($$AllProbSlash)*[.AX$33]*([.#REF!]+[.$D23])))*(1/([.$C23]+[.AX$34]))" table:style-name="ce300">
            <text:p>#BEZUG!</text:p>
          </table:table-cell>
          <table:table-cell office:value-type="error" office:string-value="#REF!" table:formula="of:=(([.$E23]+60*(COM.MICROSOFT.SINGLE($$SpecAttempts)+COM.MICROSOFT.SINGLE($$TapsPerSec)+COM.MICROSOFT.SINGLE($$BF))*0.005*COM.MICROSOFT.SINGLE($$AllProbArt)*COM.MICROSOFT.SINGLE($$AllProbSlash)*[.AY$33]*([.#REF!]+[.$D23])))*(1/([.$C23]+[.AY$34]))" table:style-name="ce300">
            <text:p>#BEZUG!</text:p>
          </table:table-cell>
          <table:table-cell office:value-type="error" office:string-value="#REF!" table:formula="of:=(([.$E23]+60*(COM.MICROSOFT.SINGLE($$SpecAttempts)+COM.MICROSOFT.SINGLE($$TapsPerSec)+COM.MICROSOFT.SINGLE($$BF))*0.005*COM.MICROSOFT.SINGLE($$AllProbArt)*COM.MICROSOFT.SINGLE($$AllProbSlash)*[.AZ$33]*([.#REF!]+[.$D23])))*(1/([.$C23]+[.AZ$34]))" table:style-name="ce301">
            <text:p>#BEZUG!</text:p>
          </table:table-cell>
          <table:table-cell table:style-name="ce390"/>
          <table:table-cell office:value-type="float" office:value="152" table:style-name="ce226">
            <text:p>152</text:p>
          </table:table-cell>
          <table:table-cell table:style-name="ce390"/>
          <table:table-cell table:number-columns-repeated="16297"/>
        </table:table-row>
        <table:table-row table:style-name="ro3">
          <table:table-cell office:value-type="float" office:value="19" table:style-name="ce205">
            <text:p>19</text:p>
          </table:table-cell>
          <table:table-cell office:value-type="float" office:value="12" table:style-name="ce206">
            <text:p>12</text:p>
          </table:table-cell>
          <table:table-cell office:value-type="float" office:value="86" table:style-name="ce207">
            <text:p>86</text:p>
          </table:table-cell>
          <table:table-cell office:value-type="float" office:value="809" table:style-name="ce208">
            <text:p>809</text:p>
          </table:table-cell>
          <table:table-cell office:value-type="float" office:value="2.36" table:style-name="ce209">
            <text:p>2,360</text:p>
          </table:table-cell>
          <table:table-cell table:style-name="ce228"/>
          <table:table-cell office:value-type="float" office:value="19" table:style-name="ce210">
            <text:p>19</text:p>
          </table:table-cell>
          <table:table-cell office:value-type="float" office:value="14" table:style-name="ce211">
            <text:p>14</text:p>
          </table:table-cell>
          <table:table-cell office:value-type="float" office:value="99" table:style-name="ce212">
            <text:p>99</text:p>
          </table:table-cell>
          <table:table-cell office:value-type="float" office:value="15.5053" table:style-name="ce213">
            <text:p>15,505</text:p>
          </table:table-cell>
          <table:table-cell table:number-columns-repeated="4" table:style-name="ce5"/>
          <table:table-cell office:value-type="string" table:style-name="ce411">
            <text:p>Mana Potion</text:p>
          </table:table-cell>
          <table:table-cell office:value-type="string" table:style-name="ce411">
            <text:p>Effect</text:p>
          </table:table-cell>
          <table:table-cell table:style-name="ce3"/>
          <table:table-cell office:value-type="float" office:value="20" table:formula="of:=[.R22]+1" table:style-name="ce218">
            <text:p>20</text:p>
          </table:table-cell>
          <table:table-cell office:value-type="string" table:style-name="ce219">
            <text:p>60.3</text:p>
          </table:table-cell>
          <table:table-cell table:number-columns-repeated="2" table:style-name="ce3"/>
          <table:table-cell table:number-columns-repeated="3" table:style-name="ce231"/>
          <table:covered-table-cell/>
          <table:table-cell office:value-type="float" office:value="18" table:style-name="ce217">
            <text:p>18</text:p>
          </table:table-cell>
          <table:table-cell office:value-type="float" office:value="1146.573282442748" table:formula="of:=IF([.$W$3]; [.AA60];COM.MICROSOFT.SINGLE( $$ManaPotion) * [.$E22]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78">
            <text:p>1146,6</text:p>
          </table:table-cell>
          <table:table-cell office:value-type="float" office:value="1704.9171928758483" table:formula="of:=IF([.$W$3]; [.AB60];COM.MICROSOFT.SINGLE( $$ManaPotion) * [.$E22]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23">
            <text:p>1704,9</text:p>
          </table:table-cell>
          <table:table-cell office:value-type="float" office:value="1783.0055769207063" table:formula="of:=IF([.$W$3]; [.AC60];COM.MICROSOFT.SINGLE( $$ManaPotion) * [.$E22]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23">
            <text:p>1783,0</text:p>
          </table:table-cell>
          <table:table-cell office:value-type="float" office:value="1875.0525587263917" table:formula="of:=IF([.$W$3]; [.AD60];COM.MICROSOFT.SINGLE( $$ManaPotion) * [.$E22]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23">
            <text:p>1875,1</text:p>
          </table:table-cell>
          <table:table-cell office:value-type="float" office:value="1978.5455906959555" table:formula="of:=IF([.$W$3]; [.AE60];COM.MICROSOFT.SINGLE( $$ManaPotion) * [.$E22]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25">
            <text:p>1978,5</text:p>
          </table:table-cell>
          <table:table-cell office:value-type="float" office:value="2095.000177729145" table:formula="of:=IF([.$W$3]; [.AF60];COM.MICROSOFT.SINGLE( $$ManaPotion) * [.$E22]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75">
            <text:p>2095,0</text:p>
          </table:table-cell>
          <table:table-cell office:value-type="float" office:value="2230.199167469731" table:formula="of:=IF([.$W$3]; [.AG60];COM.MICROSOFT.SINGLE( $$ManaPotion) * [.$E22]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25">
            <text:p>2230,2</text:p>
          </table:table-cell>
          <table:table-cell office:value-type="float" office:value="2386.4158172673351" table:formula="of:=IF([.$W$3]; [.AH60];COM.MICROSOFT.SINGLE( $$ManaPotion) * [.$E22]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25">
            <text:p>2386,4</text:p>
          </table:table-cell>
          <table:table-cell office:value-type="float" office:value="2562.1745039300977" table:formula="of:=IF([.$W$3]; [.AI60];COM.MICROSOFT.SINGLE( $$ManaPotion) * [.$E22]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25">
            <text:p>2562,2</text:p>
          </table:table-cell>
          <table:table-cell office:value-type="float" office:value="2764.0557092595513" table:formula="of:=IF([.$W$3]; [.AJ60];COM.MICROSOFT.SINGLE( $$ManaPotion) * [.$E22]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25">
            <text:p>2764,1</text:p>
          </table:table-cell>
          <table:table-cell office:value-type="float" office:value="2995.2898515946313" table:formula="of:=IF([.$W$3]; [.AK60];COM.MICROSOFT.SINGLE( $$ManaPotion) * [.$E22]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75">
            <text:p>2995,3</text:p>
          </table:table-cell>
          <table:table-cell office:value-type="float" office:value="3259.6258114768161" table:formula="of:=IF([.$W$3]; [.AL60];COM.MICROSOFT.SINGLE( $$ManaPotion) * [.$E22]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27">
            <text:p>3259,6</text:p>
          </table:table-cell>
          <table:table-cell office:value-type="float" office:value="3561.1714048185786" table:formula="of:=IF([.$W$3]; [.AM60];COM.MICROSOFT.SINGLE( $$ManaPotion) * [.$E22]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27">
            <text:p>3561,2</text:p>
          </table:table-cell>
          <table:table-cell office:value-type="float" office:value="3908.6607256474072" table:formula="of:=IF([.$W$3]; [.AN60];COM.MICROSOFT.SINGLE( $$ManaPotion) * [.$E22]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27">
            <text:p>3908,7</text:p>
          </table:table-cell>
          <table:table-cell office:value-type="float" office:value="4303.8086874024902" table:formula="of:=IF([.$W$3]; [.AO60];COM.MICROSOFT.SINGLE( $$ManaPotion) * [.$E22]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27">
            <text:p>4303,8</text:p>
          </table:table-cell>
          <table:table-cell office:value-type="float" office:value="4756.6255987637342" table:formula="of:=IF([.$W$3]; [.AP60];COM.MICROSOFT.SINGLE( $$ManaPotion) * [.$E22]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31">
            <text:p>4756,6</text:p>
          </table:table-cell>
          <table:table-cell office:value-type="float" office:value="5274.3300488588829" table:formula="of:=IF([.$W$3]; [.AQ60];COM.MICROSOFT.SINGLE( $$ManaPotion) * [.$E22]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30">
            <text:p>5274,3</text:p>
          </table:table-cell>
          <table:table-cell office:value-type="float" office:value="5869.2454854253501" table:formula="of:=IF([.$W$3]; [.AR60];COM.MICROSOFT.SINGLE( $$ManaPotion) * [.$E22]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33">
            <text:p>5869,2</text:p>
          </table:table-cell>
          <table:table-cell office:value-type="float" office:value="6550.9435183562773" table:formula="of:=IF([.$W$3]; [.AS60];COM.MICROSOFT.SINGLE( $$ManaPotion) * [.$E22]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33">
            <text:p>6550,9</text:p>
          </table:table-cell>
          <table:table-cell office:value-type="float" office:value="7330.3517356129978" table:formula="of:=IF([.$W$3]; [.AT60];COM.MICROSOFT.SINGLE( $$ManaPotion) * [.$E22]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51">
            <text:p>7330,4</text:p>
          </table:table-cell>
          <table:table-cell office:value-type="float" office:value="8219.6739398092614" table:formula="of:=IF([.$W$3]; [.AU60];COM.MICROSOFT.SINGLE( $$ManaPotion) * [.$E22]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69">
            <text:p>8219,7</text:p>
          </table:table-cell>
          <table:table-cell office:value-type="float" office:value="9240.8849519914038" table:formula="of:=IF([.$W$3]; [.AV60];COM.MICROSOFT.SINGLE( $$ManaPotion) * [.$E22]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56">
            <text:p>9240,9</text:p>
          </table:table-cell>
          <table:table-cell office:value-type="float" office:value="10410.535680932971" table:formula="of:=IF([.$W$3]; [.AW60];COM.MICROSOFT.SINGLE( $$ManaPotion) * [.$E22]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84">
            <text:p>10410,5</text:p>
          </table:table-cell>
          <table:table-cell office:value-type="float" office:value="11747.171120801928" table:formula="of:=IF([.$W$3]; [.AX60];COM.MICROSOFT.SINGLE( $$ManaPotion) * [.$E22]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92">
            <text:p>11747,2</text:p>
          </table:table-cell>
          <table:table-cell office:value-type="float" office:value="13279.984681772341" table:formula="of:=IF([.$W$3]; [.AY60];COM.MICROSOFT.SINGLE( $$ManaPotion) * [.$E22]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94">
            <text:p>13280,0</text:p>
          </table:table-cell>
          <table:table-cell office:value-type="float" office:value="15033.463732487491" table:formula="of:=IF([.$W$3]; [.AZ60];COM.MICROSOFT.SINGLE( $$ManaPotion) * [.$E22]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91">
            <text:p>15033,5</text:p>
          </table:table-cell>
          <table:table-cell table:style-name="ce390"/>
          <table:table-cell office:value-type="float" office:value="74" table:formula="of:=[.C22]" table:style-name="ce247">
            <text:p>74</text:p>
          </table:table-cell>
          <table:table-cell table:style-name="ce390"/>
          <table:table-cell table:style-name="ce3"/>
          <table:table-cell table:style-name="ce390"/>
          <table:covered-table-cell/>
          <table:table-cell office:value-type="float" office:value="20" table:style-name="ce217">
            <text:p>20</text:p>
          </table:table-cell>
          <table:table-cell office:value-type="error" office:string-value="#REF!" table:formula="of:=(([.$E24]+60*(COM.MICROSOFT.SINGLE($$SpecAttempts)+COM.MICROSOFT.SINGLE($$TapsPerSec)+COM.MICROSOFT.SINGLE($$BF))*0.005*COM.MICROSOFT.SINGLE($$AllProbArt)*COM.MICROSOFT.SINGLE($$AllProbSlash)*[.AB$33]*([.#REF!]+[.$D24])))*(1/([.$C24]+[.AB$34]))" table:style-name="ce414">
            <text:p>#BEZUG!</text:p>
          </table:table-cell>
          <table:table-cell office:value-type="error" office:string-value="#REF!" table:formula="of:=(([.$E24]+60*(COM.MICROSOFT.SINGLE($$SpecAttempts)+COM.MICROSOFT.SINGLE($$TapsPerSec)+COM.MICROSOFT.SINGLE($$BF))*0.005*COM.MICROSOFT.SINGLE($$AllProbArt)*COM.MICROSOFT.SINGLE($$AllProbSlash)*[.AC$33]*([.#REF!]+[.$D24])))*(1/([.$C24]+[.AC$34]))" table:style-name="ce322">
            <text:p>#BEZUG!</text:p>
          </table:table-cell>
          <table:table-cell office:value-type="error" office:string-value="#REF!" table:formula="of:=(([.$E24]+60*(COM.MICROSOFT.SINGLE($$SpecAttempts)+COM.MICROSOFT.SINGLE($$TapsPerSec)+COM.MICROSOFT.SINGLE($$BF))*0.005*COM.MICROSOFT.SINGLE($$AllProbArt)*COM.MICROSOFT.SINGLE($$AllProbSlash)*[.AD$33]*([.#REF!]+[.$D24])))*(1/([.$C24]+[.AD$34]))" table:style-name="ce322">
            <text:p>#BEZUG!</text:p>
          </table:table-cell>
          <table:table-cell office:value-type="error" office:string-value="#REF!" table:formula="of:=(([.$E24]+60*(COM.MICROSOFT.SINGLE($$SpecAttempts)+COM.MICROSOFT.SINGLE($$TapsPerSec)+COM.MICROSOFT.SINGLE($$BF))*0.005*COM.MICROSOFT.SINGLE($$AllProbArt)*COM.MICROSOFT.SINGLE($$AllProbSlash)*[.AE$33]*([.#REF!]+[.$D24])))*(1/([.$C24]+[.AE$34]))" table:style-name="ce322">
            <text:p>#BEZUG!</text:p>
          </table:table-cell>
          <table:table-cell office:value-type="error" office:string-value="#REF!" table:formula="of:=(([.$E24]+60*(COM.MICROSOFT.SINGLE($$SpecAttempts)+COM.MICROSOFT.SINGLE($$TapsPerSec)+COM.MICROSOFT.SINGLE($$BF))*0.005*COM.MICROSOFT.SINGLE($$AllProbArt)*COM.MICROSOFT.SINGLE($$AllProbSlash)*[.AF$33]*([.#REF!]+[.$D24])))*(1/([.$C24]+[.AF$34]))" table:style-name="ce415">
            <text:p>#BEZUG!</text:p>
          </table:table-cell>
          <table:table-cell office:value-type="error" office:string-value="#REF!" table:formula="of:=(([.$E24]+60*(COM.MICROSOFT.SINGLE($$SpecAttempts)+COM.MICROSOFT.SINGLE($$TapsPerSec)+COM.MICROSOFT.SINGLE($$BF))*0.005*COM.MICROSOFT.SINGLE($$AllProbArt)*COM.MICROSOFT.SINGLE($$AllProbSlash)*[.AG$33]*([.#REF!]+[.$D24])))*(1/([.$C24]+[.AG$34]))" table:style-name="ce322">
            <text:p>#BEZUG!</text:p>
          </table:table-cell>
          <table:table-cell office:value-type="error" office:string-value="#REF!" table:formula="of:=(([.$E24]+60*(COM.MICROSOFT.SINGLE($$SpecAttempts)+COM.MICROSOFT.SINGLE($$TapsPerSec)+COM.MICROSOFT.SINGLE($$BF))*0.005*COM.MICROSOFT.SINGLE($$AllProbArt)*COM.MICROSOFT.SINGLE($$AllProbSlash)*[.AH$33]*([.#REF!]+[.$D24])))*(1/([.$C24]+[.AH$34]))" table:style-name="ce322">
            <text:p>#BEZUG!</text:p>
          </table:table-cell>
          <table:table-cell office:value-type="error" office:string-value="#REF!" table:formula="of:=(([.$E24]+60*(COM.MICROSOFT.SINGLE($$SpecAttempts)+COM.MICROSOFT.SINGLE($$TapsPerSec)+COM.MICROSOFT.SINGLE($$BF))*0.005*COM.MICROSOFT.SINGLE($$AllProbArt)*COM.MICROSOFT.SINGLE($$AllProbSlash)*[.AI$33]*([.#REF!]+[.$D24])))*(1/([.$C24]+[.AI$34]))" table:style-name="ce359">
            <text:p>#BEZUG!</text:p>
          </table:table-cell>
          <table:table-cell office:value-type="error" office:string-value="#REF!" table:formula="of:=(([.$E24]+60*(COM.MICROSOFT.SINGLE($$SpecAttempts)+COM.MICROSOFT.SINGLE($$TapsPerSec)+COM.MICROSOFT.SINGLE($$BF))*0.005*COM.MICROSOFT.SINGLE($$AllProbArt)*COM.MICROSOFT.SINGLE($$AllProbSlash)*[.AJ$33]*([.#REF!]+[.$D24])))*(1/([.$C24]+[.AJ$34]))" table:style-name="ce359">
            <text:p>#BEZUG!</text:p>
          </table:table-cell>
          <table:table-cell office:value-type="error" office:string-value="#REF!" table:formula="of:=(([.$E24]+60*(COM.MICROSOFT.SINGLE($$SpecAttempts)+COM.MICROSOFT.SINGLE($$TapsPerSec)+COM.MICROSOFT.SINGLE($$BF))*0.005*COM.MICROSOFT.SINGLE($$AllProbArt)*COM.MICROSOFT.SINGLE($$AllProbSlash)*[.AK$33]*([.#REF!]+[.$D24])))*(1/([.$C24]+[.AK$34]))" table:style-name="ce323">
            <text:p>#BEZUG!</text:p>
          </table:table-cell>
          <table:table-cell office:value-type="error" office:string-value="#REF!" table:formula="of:=(([.$E24]+60*(COM.MICROSOFT.SINGLE($$SpecAttempts)+COM.MICROSOFT.SINGLE($$TapsPerSec)+COM.MICROSOFT.SINGLE($$BF))*0.005*COM.MICROSOFT.SINGLE($$AllProbArt)*COM.MICROSOFT.SINGLE($$AllProbSlash)*[.AL$33]*([.#REF!]+[.$D24])))*(1/([.$C24]+[.AL$34]))" table:style-name="ce388">
            <text:p>#BEZUG!</text:p>
          </table:table-cell>
          <table:table-cell office:value-type="error" office:string-value="#REF!" table:formula="of:=(([.$E24]+60*(COM.MICROSOFT.SINGLE($$SpecAttempts)+COM.MICROSOFT.SINGLE($$TapsPerSec)+COM.MICROSOFT.SINGLE($$BF))*0.005*COM.MICROSOFT.SINGLE($$AllProbArt)*COM.MICROSOFT.SINGLE($$AllProbSlash)*[.AM$33]*([.#REF!]+[.$D24])))*(1/([.$C24]+[.AM$34]))" table:style-name="ce388">
            <text:p>#BEZUG!</text:p>
          </table:table-cell>
          <table:table-cell office:value-type="error" office:string-value="#REF!" table:formula="of:=(([.$E24]+60*(COM.MICROSOFT.SINGLE($$SpecAttempts)+COM.MICROSOFT.SINGLE($$TapsPerSec)+COM.MICROSOFT.SINGLE($$BF))*0.005*COM.MICROSOFT.SINGLE($$AllProbArt)*COM.MICROSOFT.SINGLE($$AllProbSlash)*[.AN$33]*([.#REF!]+[.$D24])))*(1/([.$C24]+[.AN$34]))" table:style-name="ce389">
            <text:p>#BEZUG!</text:p>
          </table:table-cell>
          <table:table-cell office:value-type="error" office:string-value="#REF!" table:formula="of:=(([.$E24]+60*(COM.MICROSOFT.SINGLE($$SpecAttempts)+COM.MICROSOFT.SINGLE($$TapsPerSec)+COM.MICROSOFT.SINGLE($$BF))*0.005*COM.MICROSOFT.SINGLE($$AllProbArt)*COM.MICROSOFT.SINGLE($$AllProbSlash)*[.AO$33]*([.#REF!]+[.$D24])))*(1/([.$C24]+[.AO$34]))" table:style-name="ce389">
            <text:p>#BEZUG!</text:p>
          </table:table-cell>
          <table:table-cell office:value-type="error" office:string-value="#REF!" table:formula="of:=(([.$E24]+60*(COM.MICROSOFT.SINGLE($$SpecAttempts)+COM.MICROSOFT.SINGLE($$TapsPerSec)+COM.MICROSOFT.SINGLE($$BF))*0.005*COM.MICROSOFT.SINGLE($$AllProbArt)*COM.MICROSOFT.SINGLE($$AllProbSlash)*[.AP$33]*([.#REF!]+[.$D24])))*(1/([.$C24]+[.AP$34]))" table:style-name="ce416">
            <text:p>#BEZUG!</text:p>
          </table:table-cell>
          <table:table-cell office:value-type="error" office:string-value="#REF!" table:formula="of:=(([.$E24]+60*(COM.MICROSOFT.SINGLE($$SpecAttempts)+COM.MICROSOFT.SINGLE($$TapsPerSec)+COM.MICROSOFT.SINGLE($$BF))*0.005*COM.MICROSOFT.SINGLE($$AllProbArt)*COM.MICROSOFT.SINGLE($$AllProbSlash)*[.AQ$33]*([.#REF!]+[.$D24])))*(1/([.$C24]+[.AQ$34]))" table:style-name="ce362">
            <text:p>#BEZUG!</text:p>
          </table:table-cell>
          <table:table-cell office:value-type="error" office:string-value="#REF!" table:formula="of:=(([.$E24]+60*(COM.MICROSOFT.SINGLE($$SpecAttempts)+COM.MICROSOFT.SINGLE($$TapsPerSec)+COM.MICROSOFT.SINGLE($$BF))*0.005*COM.MICROSOFT.SINGLE($$AllProbArt)*COM.MICROSOFT.SINGLE($$AllProbSlash)*[.AR$33]*([.#REF!]+[.$D24])))*(1/([.$C24]+[.AR$34]))" table:style-name="ce362">
            <text:p>#BEZUG!</text:p>
          </table:table-cell>
          <table:table-cell office:value-type="error" office:string-value="#REF!" table:formula="of:=(([.$E24]+60*(COM.MICROSOFT.SINGLE($$SpecAttempts)+COM.MICROSOFT.SINGLE($$TapsPerSec)+COM.MICROSOFT.SINGLE($$BF))*0.005*COM.MICROSOFT.SINGLE($$AllProbArt)*COM.MICROSOFT.SINGLE($$AllProbSlash)*[.AS$33]*([.#REF!]+[.$D24])))*(1/([.$C24]+[.AS$34]))" table:style-name="ce362">
            <text:p>#BEZUG!</text:p>
          </table:table-cell>
          <table:table-cell office:value-type="error" office:string-value="#REF!" table:formula="of:=(([.$E24]+60*(COM.MICROSOFT.SINGLE($$SpecAttempts)+COM.MICROSOFT.SINGLE($$TapsPerSec)+COM.MICROSOFT.SINGLE($$BF))*0.005*COM.MICROSOFT.SINGLE($$AllProbArt)*COM.MICROSOFT.SINGLE($$AllProbSlash)*[.AT$33]*([.#REF!]+[.$D24])))*(1/([.$C24]+[.AT$34]))" table:style-name="ce362">
            <text:p>#BEZUG!</text:p>
          </table:table-cell>
          <table:table-cell office:value-type="error" office:string-value="#REF!" table:formula="of:=(([.$E24]+60*(COM.MICROSOFT.SINGLE($$SpecAttempts)+COM.MICROSOFT.SINGLE($$TapsPerSec)+COM.MICROSOFT.SINGLE($$BF))*0.005*COM.MICROSOFT.SINGLE($$AllProbArt)*COM.MICROSOFT.SINGLE($$AllProbSlash)*[.AU$33]*([.#REF!]+[.$D24])))*(1/([.$C24]+[.AU$34]))" table:style-name="ce363">
            <text:p>#BEZUG!</text:p>
          </table:table-cell>
          <table:table-cell office:value-type="error" office:string-value="#REF!" table:formula="of:=(([.$E24]+60*(COM.MICROSOFT.SINGLE($$SpecAttempts)+COM.MICROSOFT.SINGLE($$TapsPerSec)+COM.MICROSOFT.SINGLE($$BF))*0.005*COM.MICROSOFT.SINGLE($$AllProbArt)*COM.MICROSOFT.SINGLE($$AllProbSlash)*[.AV$33]*([.#REF!]+[.$D24])))*(1/([.$C24]+[.AV$34]))" table:style-name="ce417">
            <text:p>#BEZUG!</text:p>
          </table:table-cell>
          <table:table-cell office:value-type="error" office:string-value="#REF!" table:formula="of:=(([.$E24]+60*(COM.MICROSOFT.SINGLE($$SpecAttempts)+COM.MICROSOFT.SINGLE($$TapsPerSec)+COM.MICROSOFT.SINGLE($$BF))*0.005*COM.MICROSOFT.SINGLE($$AllProbArt)*COM.MICROSOFT.SINGLE($$AllProbSlash)*[.AW$33]*([.#REF!]+[.$D24])))*(1/([.$C24]+[.AW$34]))" table:style-name="ce362">
            <text:p>#BEZUG!</text:p>
          </table:table-cell>
          <table:table-cell office:value-type="error" office:string-value="#REF!" table:formula="of:=(([.$E24]+60*(COM.MICROSOFT.SINGLE($$SpecAttempts)+COM.MICROSOFT.SINGLE($$TapsPerSec)+COM.MICROSOFT.SINGLE($$BF))*0.005*COM.MICROSOFT.SINGLE($$AllProbArt)*COM.MICROSOFT.SINGLE($$AllProbSlash)*[.AX$33]*([.#REF!]+[.$D24])))*(1/([.$C24]+[.AX$34]))" table:style-name="ce362">
            <text:p>#BEZUG!</text:p>
          </table:table-cell>
          <table:table-cell office:value-type="error" office:string-value="#REF!" table:formula="of:=(([.$E24]+60*(COM.MICROSOFT.SINGLE($$SpecAttempts)+COM.MICROSOFT.SINGLE($$TapsPerSec)+COM.MICROSOFT.SINGLE($$BF))*0.005*COM.MICROSOFT.SINGLE($$AllProbArt)*COM.MICROSOFT.SINGLE($$AllProbSlash)*[.AY$33]*([.#REF!]+[.$D24])))*(1/([.$C24]+[.AY$34]))" table:style-name="ce362">
            <text:p>#BEZUG!</text:p>
          </table:table-cell>
          <table:table-cell office:value-type="error" office:string-value="#REF!" table:formula="of:=(([.$E24]+60*(COM.MICROSOFT.SINGLE($$SpecAttempts)+COM.MICROSOFT.SINGLE($$TapsPerSec)+COM.MICROSOFT.SINGLE($$BF))*0.005*COM.MICROSOFT.SINGLE($$AllProbArt)*COM.MICROSOFT.SINGLE($$AllProbSlash)*[.AZ$33]*([.#REF!]+[.$D24])))*(1/([.$C24]+[.AZ$34]))" table:style-name="ce363">
            <text:p>#BEZUG!</text:p>
          </table:table-cell>
          <table:table-cell table:style-name="ce390"/>
          <table:table-cell office:value-type="float" office:value="177" table:style-name="ce226">
            <text:p>177</text:p>
          </table:table-cell>
          <table:table-cell table:style-name="ce390"/>
          <table:table-cell table:number-columns-repeated="16297"/>
        </table:table-row>
        <table:table-row table:style-name="ro3">
          <table:table-cell office:value-type="float" office:value="20" table:style-name="ce205">
            <text:p>20</text:p>
          </table:table-cell>
          <table:table-cell office:value-type="float" office:value="14" table:style-name="ce206">
            <text:p>14</text:p>
          </table:table-cell>
          <table:table-cell office:value-type="float" office:value="100" table:style-name="ce207">
            <text:p>100</text:p>
          </table:table-cell>
          <table:table-cell office:value-type="float" office:value="1000" table:style-name="ce208">
            <text:p>1.000</text:p>
          </table:table-cell>
          <table:table-cell office:value-type="float" office:value="2.4300000000000002" table:style-name="ce209">
            <text:p>2,430</text:p>
          </table:table-cell>
          <table:table-cell table:style-name="ce228"/>
          <table:table-cell office:value-type="float" office:value="20" table:style-name="ce210">
            <text:p>20</text:p>
          </table:table-cell>
          <table:table-cell office:value-type="float" office:value="16" table:style-name="ce211">
            <text:p>16</text:p>
          </table:table-cell>
          <table:table-cell office:value-type="float" office:value="115" table:style-name="ce212">
            <text:p>115</text:p>
          </table:table-cell>
          <table:table-cell office:value-type="float" office:value="17.735199999999999" table:style-name="ce213">
            <text:p>17,735</text:p>
          </table:table-cell>
          <table:table-cell table:number-columns-repeated="4" table:style-name="ce3"/>
          <table:table-cell office:value-type="float" office:value="0" table:style-name="ce418">
            <text:p>0</text:p>
          </table:table-cell>
          <table:table-cell office:value-type="float" office:value="1" table:style-name="ce418">
            <text:p>1</text:p>
          </table:table-cell>
          <table:table-cell table:style-name="ce3"/>
          <table:table-cell office:value-type="float" office:value="21" table:formula="of:=[.R23]+1" table:style-name="ce218">
            <text:p>21</text:p>
          </table:table-cell>
          <table:table-cell office:value-type="string" table:style-name="ce219">
            <text:p>64.8</text:p>
          </table:table-cell>
          <table:table-cell table:number-columns-repeated="2" table:style-name="ce3"/>
          <table:table-cell table:number-columns-repeated="3" table:style-name="ce231"/>
          <table:covered-table-cell/>
          <table:table-cell office:value-type="float" office:value="19" table:style-name="ce217">
            <text:p>19</text:p>
          </table:table-cell>
          <table:table-cell office:value-type="float" office:value="1181.6213740458013" table:formula="of:=IF([.$W$3]; [.AA61];COM.MICROSOFT.SINGLE( $$ManaPotion) * [.$E23]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79">
            <text:p>1181,6</text:p>
          </table:table-cell>
          <table:table-cell office:value-type="float" office:value="1757.0325655838437" table:formula="of:=IF([.$W$3]; [.AB61];COM.MICROSOFT.SINGLE( $$ManaPotion) * [.$E23]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25">
            <text:p>1757,0</text:p>
          </table:table-cell>
          <table:table-cell office:value-type="float" office:value="1837.5079308003785" table:formula="of:=IF([.$W$3]; [.AC61];COM.MICROSOFT.SINGLE( $$ManaPotion) * [.$E23]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25">
            <text:p>1837,5</text:p>
          </table:table-cell>
          <table:table-cell office:value-type="float" office:value="1932.3685758053641" table:formula="of:=IF([.$W$3]; [.AD61];COM.MICROSOFT.SINGLE( $$ManaPotion) * [.$E23]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25">
            <text:p>1932,4</text:p>
          </table:table-cell>
          <table:table-cell office:value-type="float" office:value="2039.0251502368799" table:formula="of:=IF([.$W$3]; [.AE61];COM.MICROSOFT.SINGLE( $$ManaPotion) * [.$E23]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25">
            <text:p>2039,0</text:p>
          </table:table-cell>
          <table:table-cell office:value-type="float" office:value="2159.0394844719572" table:formula="of:=IF([.$W$3]; [.AF61];COM.MICROSOFT.SINGLE( $$ManaPotion) * [.$E23]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75">
            <text:p>2159,0</text:p>
          </table:table-cell>
          <table:table-cell office:value-type="float" office:value="2298.371194422954" table:formula="of:=IF([.$W$3]; [.AG61];COM.MICROSOFT.SINGLE( $$ManaPotion) * [.$E23]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25">
            <text:p>2298,4</text:p>
          </table:table-cell>
          <table:table-cell office:value-type="float" office:value="2459.3630256554193" table:formula="of:=IF([.$W$3]; [.AH61];COM.MICROSOFT.SINGLE( $$ManaPotion) * [.$E23]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25">
            <text:p>2459,4</text:p>
          </table:table-cell>
          <table:table-cell office:value-type="float" office:value="2640.4942485917163" table:formula="of:=IF([.$W$3]; [.AI61];COM.MICROSOFT.SINGLE( $$ManaPotion) * [.$E23]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27">
            <text:p>2640,5</text:p>
          </table:table-cell>
          <table:table-cell office:value-type="float" office:value="2848.5464951321137" table:formula="of:=IF([.$W$3]; [.AJ61];COM.MICROSOFT.SINGLE( $$ManaPotion) * [.$E23]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27">
            <text:p>2848,5</text:p>
          </table:table-cell>
          <table:table-cell office:value-type="float" office:value="3086.8489300276547" table:formula="of:=IF([.$W$3]; [.AK61];COM.MICROSOFT.SINGLE( $$ManaPotion) * [.$E23]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28">
            <text:p>3086,8</text:p>
          </table:table-cell>
          <table:table-cell office:value-type="float" office:value="3359.2650284215224" table:formula="of:=IF([.$W$3]; [.AL61];COM.MICROSOFT.SINGLE( $$ManaPotion) * [.$E23]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27">
            <text:p>3359,3</text:p>
          </table:table-cell>
          <table:table-cell office:value-type="float" office:value="3670.0281726514604" table:formula="of:=IF([.$W$3]; [.AM61];COM.MICROSOFT.SINGLE( $$ManaPotion) * [.$E23]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27">
            <text:p>3670,0</text:p>
          </table:table-cell>
          <table:table-cell office:value-type="float" office:value="4028.1394377851002" table:formula="of:=IF([.$W$3]; [.AN61];COM.MICROSOFT.SINGLE( $$ManaPotion) * [.$E23]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30">
            <text:p>4028,1</text:p>
          </table:table-cell>
          <table:table-cell office:value-type="float" office:value="4435.3661581964525" table:formula="of:=IF([.$W$3]; [.AO61];COM.MICROSOFT.SINGLE( $$ManaPotion) * [.$E23]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30">
            <text:p>4435,4</text:p>
          </table:table-cell>
          <table:table-cell office:value-type="float" office:value="4902.0246345338046" table:formula="of:=IF([.$W$3]; [.AP61];COM.MICROSOFT.SINGLE( $$ManaPotion) * [.$E23]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31">
            <text:p>4902,0</text:p>
          </table:table-cell>
          <table:table-cell office:value-type="float" office:value="5435.5541114877569" table:formula="of:=IF([.$W$3]; [.AQ61];COM.MICROSOFT.SINGLE( $$ManaPotion) * [.$E23]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33">
            <text:p>5435,6</text:p>
          </table:table-cell>
          <table:table-cell office:value-type="float" office:value="6048.6547360715394" table:formula="of:=IF([.$W$3]; [.AR61];COM.MICROSOFT.SINGLE( $$ManaPotion) * [.$E23]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33">
            <text:p>6048,7</text:p>
          </table:table-cell>
          <table:table-cell office:value-type="float" office:value="6751.1907001400932" table:formula="of:=IF([.$W$3]; [.AS61];COM.MICROSOFT.SINGLE( $$ManaPotion) * [.$E23]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51">
            <text:p>6751,2</text:p>
          </table:table-cell>
          <table:table-cell office:value-type="float" office:value="7554.4236227278052" table:formula="of:=IF([.$W$3]; [.AT61];COM.MICROSOFT.SINGLE( $$ManaPotion) * [.$E23]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52">
            <text:p>7554,4</text:p>
          </table:table-cell>
          <table:table-cell office:value-type="float" office:value="8470.9303484497177" table:formula="of:=IF([.$W$3]; [.AU61];COM.MICROSOFT.SINGLE( $$ManaPotion) * [.$E23]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81">
            <text:p>8470,9</text:p>
          </table:table-cell>
          <table:table-cell office:value-type="float" office:value="9523.3574177727987" table:formula="of:=IF([.$W$3]; [.AV61];COM.MICROSOFT.SINGLE( $$ManaPotion) * [.$E23]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56">
            <text:p>9523,4</text:p>
          </table:table-cell>
          <table:table-cell office:value-type="float" office:value="10728.761662446206" table:formula="of:=IF([.$W$3]; [.AW61];COM.MICROSOFT.SINGLE( $$ManaPotion) * [.$E23]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92">
            <text:p>10728,8</text:p>
          </table:table-cell>
          <table:table-cell office:value-type="float" office:value="12106.254954188886" table:formula="of:=IF([.$W$3]; [.AX61];COM.MICROSOFT.SINGLE( $$ManaPotion) * [.$E23]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89">
            <text:p>12106,3</text:p>
          </table:table-cell>
          <table:table-cell office:value-type="float" office:value="13685.923078158394" table:formula="of:=IF([.$W$3]; [.AY61];COM.MICROSOFT.SINGLE( $$ManaPotion) * [.$E23]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94">
            <text:p>13685,9</text:p>
          </table:table-cell>
          <table:table-cell office:value-type="float" office:value="15493.001925183615" table:formula="of:=IF([.$W$3]; [.AZ61];COM.MICROSOFT.SINGLE( $$ManaPotion) * [.$E23]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91">
            <text:p>15493,0</text:p>
          </table:table-cell>
          <table:table-cell table:style-name="ce390"/>
          <table:table-cell office:value-type="float" office:value="86" table:formula="of:=[.C23]" table:style-name="ce247">
            <text:p>86</text:p>
          </table:table-cell>
          <table:table-cell table:style-name="ce390"/>
          <table:table-cell table:style-name="ce3"/>
          <table:table-cell table:style-name="ce390"/>
          <table:covered-table-cell/>
          <table:table-cell office:value-type="float" office:value="21" table:style-name="ce217">
            <text:p>21</text:p>
          </table:table-cell>
          <table:table-cell office:value-type="error" office:string-value="#REF!" table:formula="of:=(([.$E25]+60*(COM.MICROSOFT.SINGLE($$SpecAttempts)+COM.MICROSOFT.SINGLE($$TapsPerSec)+COM.MICROSOFT.SINGLE($$BF))*0.005*COM.MICROSOFT.SINGLE($$AllProbArt)*COM.MICROSOFT.SINGLE($$AllProbSlash)*[.AB$33]*([.#REF!]+[.$D25])))*(1/([.$C25]+[.AB$34]))" table:style-name="ce421">
            <text:p>#BEZUG!</text:p>
          </table:table-cell>
          <table:table-cell office:value-type="error" office:string-value="#REF!" table:formula="of:=(([.$E25]+60*(COM.MICROSOFT.SINGLE($$SpecAttempts)+COM.MICROSOFT.SINGLE($$TapsPerSec)+COM.MICROSOFT.SINGLE($$BF))*0.005*COM.MICROSOFT.SINGLE($$AllProbArt)*COM.MICROSOFT.SINGLE($$AllProbSlash)*[.AC$33]*([.#REF!]+[.$D25])))*(1/([.$C25]+[.AC$34]))" table:style-name="ce422">
            <text:p>#BEZUG!</text:p>
          </table:table-cell>
          <table:table-cell office:value-type="error" office:string-value="#REF!" table:formula="of:=(([.$E25]+60*(COM.MICROSOFT.SINGLE($$SpecAttempts)+COM.MICROSOFT.SINGLE($$TapsPerSec)+COM.MICROSOFT.SINGLE($$BF))*0.005*COM.MICROSOFT.SINGLE($$AllProbArt)*COM.MICROSOFT.SINGLE($$AllProbSlash)*[.AD$33]*([.#REF!]+[.$D25])))*(1/([.$C25]+[.AD$34]))" table:style-name="ce422">
            <text:p>#BEZUG!</text:p>
          </table:table-cell>
          <table:table-cell office:value-type="error" office:string-value="#REF!" table:formula="of:=(([.$E25]+60*(COM.MICROSOFT.SINGLE($$SpecAttempts)+COM.MICROSOFT.SINGLE($$TapsPerSec)+COM.MICROSOFT.SINGLE($$BF))*0.005*COM.MICROSOFT.SINGLE($$AllProbArt)*COM.MICROSOFT.SINGLE($$AllProbSlash)*[.AE$33]*([.#REF!]+[.$D25])))*(1/([.$C25]+[.AE$34]))" table:style-name="ce422">
            <text:p>#BEZUG!</text:p>
          </table:table-cell>
          <table:table-cell office:value-type="error" office:string-value="#REF!" table:formula="of:=(([.$E25]+60*(COM.MICROSOFT.SINGLE($$SpecAttempts)+COM.MICROSOFT.SINGLE($$TapsPerSec)+COM.MICROSOFT.SINGLE($$BF))*0.005*COM.MICROSOFT.SINGLE($$AllProbArt)*COM.MICROSOFT.SINGLE($$AllProbSlash)*[.AF$33]*([.#REF!]+[.$D25])))*(1/([.$C25]+[.AF$34]))" table:style-name="ce262">
            <text:p>#BEZUG!</text:p>
          </table:table-cell>
          <table:table-cell office:value-type="error" office:string-value="#REF!" table:formula="of:=(([.$E25]+60*(COM.MICROSOFT.SINGLE($$SpecAttempts)+COM.MICROSOFT.SINGLE($$TapsPerSec)+COM.MICROSOFT.SINGLE($$BF))*0.005*COM.MICROSOFT.SINGLE($$AllProbArt)*COM.MICROSOFT.SINGLE($$AllProbSlash)*[.AG$33]*([.#REF!]+[.$D25])))*(1/([.$C25]+[.AG$34]))" table:style-name="ce423">
            <text:p>#BEZUG!</text:p>
          </table:table-cell>
          <table:table-cell office:value-type="error" office:string-value="#REF!" table:formula="of:=(([.$E25]+60*(COM.MICROSOFT.SINGLE($$SpecAttempts)+COM.MICROSOFT.SINGLE($$TapsPerSec)+COM.MICROSOFT.SINGLE($$BF))*0.005*COM.MICROSOFT.SINGLE($$AllProbArt)*COM.MICROSOFT.SINGLE($$AllProbSlash)*[.AH$33]*([.#REF!]+[.$D25])))*(1/([.$C25]+[.AH$34]))" table:style-name="ce424">
            <text:p>#BEZUG!</text:p>
          </table:table-cell>
          <table:table-cell office:value-type="error" office:string-value="#REF!" table:formula="of:=(([.$E25]+60*(COM.MICROSOFT.SINGLE($$SpecAttempts)+COM.MICROSOFT.SINGLE($$TapsPerSec)+COM.MICROSOFT.SINGLE($$BF))*0.005*COM.MICROSOFT.SINGLE($$AllProbArt)*COM.MICROSOFT.SINGLE($$AllProbSlash)*[.AI$33]*([.#REF!]+[.$D25])))*(1/([.$C25]+[.AI$34]))" table:style-name="ce424">
            <text:p>#BEZUG!</text:p>
          </table:table-cell>
          <table:table-cell office:value-type="error" office:string-value="#REF!" table:formula="of:=(([.$E25]+60*(COM.MICROSOFT.SINGLE($$SpecAttempts)+COM.MICROSOFT.SINGLE($$TapsPerSec)+COM.MICROSOFT.SINGLE($$BF))*0.005*COM.MICROSOFT.SINGLE($$AllProbArt)*COM.MICROSOFT.SINGLE($$AllProbSlash)*[.AJ$33]*([.#REF!]+[.$D25])))*(1/([.$C25]+[.AJ$34]))" table:style-name="ce424">
            <text:p>#BEZUG!</text:p>
          </table:table-cell>
          <table:table-cell office:value-type="error" office:string-value="#REF!" table:formula="of:=(([.$E25]+60*(COM.MICROSOFT.SINGLE($$SpecAttempts)+COM.MICROSOFT.SINGLE($$TapsPerSec)+COM.MICROSOFT.SINGLE($$BF))*0.005*COM.MICROSOFT.SINGLE($$AllProbArt)*COM.MICROSOFT.SINGLE($$AllProbSlash)*[.AK$33]*([.#REF!]+[.$D25])))*(1/([.$C25]+[.AK$34]))" table:style-name="ce425">
            <text:p>#BEZUG!</text:p>
          </table:table-cell>
          <table:table-cell office:value-type="error" office:string-value="#REF!" table:formula="of:=(([.$E25]+60*(COM.MICROSOFT.SINGLE($$SpecAttempts)+COM.MICROSOFT.SINGLE($$TapsPerSec)+COM.MICROSOFT.SINGLE($$BF))*0.005*COM.MICROSOFT.SINGLE($$AllProbArt)*COM.MICROSOFT.SINGLE($$AllProbSlash)*[.AL$33]*([.#REF!]+[.$D25])))*(1/([.$C25]+[.AL$34]))" table:style-name="ce263">
            <text:p>#BEZUG!</text:p>
          </table:table-cell>
          <table:table-cell office:value-type="error" office:string-value="#REF!" table:formula="of:=(([.$E25]+60*(COM.MICROSOFT.SINGLE($$SpecAttempts)+COM.MICROSOFT.SINGLE($$TapsPerSec)+COM.MICROSOFT.SINGLE($$BF))*0.005*COM.MICROSOFT.SINGLE($$AllProbArt)*COM.MICROSOFT.SINGLE($$AllProbSlash)*[.AM$33]*([.#REF!]+[.$D25])))*(1/([.$C25]+[.AM$34]))" table:style-name="ce264">
            <text:p>#BEZUG!</text:p>
          </table:table-cell>
          <table:table-cell office:value-type="error" office:string-value="#REF!" table:formula="of:=(([.$E25]+60*(COM.MICROSOFT.SINGLE($$SpecAttempts)+COM.MICROSOFT.SINGLE($$TapsPerSec)+COM.MICROSOFT.SINGLE($$BF))*0.005*COM.MICROSOFT.SINGLE($$AllProbArt)*COM.MICROSOFT.SINGLE($$AllProbSlash)*[.AN$33]*([.#REF!]+[.$D25])))*(1/([.$C25]+[.AN$34]))" table:style-name="ce264">
            <text:p>#BEZUG!</text:p>
          </table:table-cell>
          <table:table-cell office:value-type="error" office:string-value="#REF!" table:formula="of:=(([.$E25]+60*(COM.MICROSOFT.SINGLE($$SpecAttempts)+COM.MICROSOFT.SINGLE($$TapsPerSec)+COM.MICROSOFT.SINGLE($$BF))*0.005*COM.MICROSOFT.SINGLE($$AllProbArt)*COM.MICROSOFT.SINGLE($$AllProbSlash)*[.AO$33]*([.#REF!]+[.$D25])))*(1/([.$C25]+[.AO$34]))" table:style-name="ce265">
            <text:p>#BEZUG!</text:p>
          </table:table-cell>
          <table:table-cell office:value-type="error" office:string-value="#REF!" table:formula="of:=(([.$E25]+60*(COM.MICROSOFT.SINGLE($$SpecAttempts)+COM.MICROSOFT.SINGLE($$TapsPerSec)+COM.MICROSOFT.SINGLE($$BF))*0.005*COM.MICROSOFT.SINGLE($$AllProbArt)*COM.MICROSOFT.SINGLE($$AllProbSlash)*[.AP$33]*([.#REF!]+[.$D25])))*(1/([.$C25]+[.AP$34]))" table:style-name="ce266">
            <text:p>#BEZUG!</text:p>
          </table:table-cell>
          <table:table-cell office:value-type="error" office:string-value="#REF!" table:formula="of:=(([.$E25]+60*(COM.MICROSOFT.SINGLE($$SpecAttempts)+COM.MICROSOFT.SINGLE($$TapsPerSec)+COM.MICROSOFT.SINGLE($$BF))*0.005*COM.MICROSOFT.SINGLE($$AllProbArt)*COM.MICROSOFT.SINGLE($$AllProbSlash)*[.AQ$33]*([.#REF!]+[.$D25])))*(1/([.$C25]+[.AQ$34]))" table:style-name="ce396">
            <text:p>#BEZUG!</text:p>
          </table:table-cell>
          <table:table-cell office:value-type="error" office:string-value="#REF!" table:formula="of:=(([.$E25]+60*(COM.MICROSOFT.SINGLE($$SpecAttempts)+COM.MICROSOFT.SINGLE($$TapsPerSec)+COM.MICROSOFT.SINGLE($$BF))*0.005*COM.MICROSOFT.SINGLE($$AllProbArt)*COM.MICROSOFT.SINGLE($$AllProbSlash)*[.AR$33]*([.#REF!]+[.$D25])))*(1/([.$C25]+[.AR$34]))" table:style-name="ce265">
            <text:p>#BEZUG!</text:p>
          </table:table-cell>
          <table:table-cell office:value-type="error" office:string-value="#REF!" table:formula="of:=(([.$E25]+60*(COM.MICROSOFT.SINGLE($$SpecAttempts)+COM.MICROSOFT.SINGLE($$TapsPerSec)+COM.MICROSOFT.SINGLE($$BF))*0.005*COM.MICROSOFT.SINGLE($$AllProbArt)*COM.MICROSOFT.SINGLE($$AllProbSlash)*[.AS$33]*([.#REF!]+[.$D25])))*(1/([.$C25]+[.AS$34]))" table:style-name="ce265">
            <text:p>#BEZUG!</text:p>
          </table:table-cell>
          <table:table-cell office:value-type="error" office:string-value="#REF!" table:formula="of:=(([.$E25]+60*(COM.MICROSOFT.SINGLE($$SpecAttempts)+COM.MICROSOFT.SINGLE($$TapsPerSec)+COM.MICROSOFT.SINGLE($$BF))*0.005*COM.MICROSOFT.SINGLE($$AllProbArt)*COM.MICROSOFT.SINGLE($$AllProbSlash)*[.AT$33]*([.#REF!]+[.$D25])))*(1/([.$C25]+[.AT$34]))" table:style-name="ce265">
            <text:p>#BEZUG!</text:p>
          </table:table-cell>
          <table:table-cell office:value-type="error" office:string-value="#REF!" table:formula="of:=(([.$E25]+60*(COM.MICROSOFT.SINGLE($$SpecAttempts)+COM.MICROSOFT.SINGLE($$TapsPerSec)+COM.MICROSOFT.SINGLE($$BF))*0.005*COM.MICROSOFT.SINGLE($$AllProbArt)*COM.MICROSOFT.SINGLE($$AllProbSlash)*[.AU$33]*([.#REF!]+[.$D25])))*(1/([.$C25]+[.AU$34]))" table:style-name="ce266">
            <text:p>#BEZUG!</text:p>
          </table:table-cell>
          <table:table-cell office:value-type="error" office:string-value="#REF!" table:formula="of:=(([.$E25]+60*(COM.MICROSOFT.SINGLE($$SpecAttempts)+COM.MICROSOFT.SINGLE($$TapsPerSec)+COM.MICROSOFT.SINGLE($$BF))*0.005*COM.MICROSOFT.SINGLE($$AllProbArt)*COM.MICROSOFT.SINGLE($$AllProbSlash)*[.AV$33]*([.#REF!]+[.$D25])))*(1/([.$C25]+[.AV$34]))" table:style-name="ce373">
            <text:p>#BEZUG!</text:p>
          </table:table-cell>
          <table:table-cell office:value-type="error" office:string-value="#REF!" table:formula="of:=(([.$E25]+60*(COM.MICROSOFT.SINGLE($$SpecAttempts)+COM.MICROSOFT.SINGLE($$TapsPerSec)+COM.MICROSOFT.SINGLE($$BF))*0.005*COM.MICROSOFT.SINGLE($$AllProbArt)*COM.MICROSOFT.SINGLE($$AllProbSlash)*[.AW$33]*([.#REF!]+[.$D25])))*(1/([.$C25]+[.AW$34]))" table:style-name="ce300">
            <text:p>#BEZUG!</text:p>
          </table:table-cell>
          <table:table-cell office:value-type="error" office:string-value="#REF!" table:formula="of:=(([.$E25]+60*(COM.MICROSOFT.SINGLE($$SpecAttempts)+COM.MICROSOFT.SINGLE($$TapsPerSec)+COM.MICROSOFT.SINGLE($$BF))*0.005*COM.MICROSOFT.SINGLE($$AllProbArt)*COM.MICROSOFT.SINGLE($$AllProbSlash)*[.AX$33]*([.#REF!]+[.$D25])))*(1/([.$C25]+[.AX$34]))" table:style-name="ce300">
            <text:p>#BEZUG!</text:p>
          </table:table-cell>
          <table:table-cell office:value-type="error" office:string-value="#REF!" table:formula="of:=(([.$E25]+60*(COM.MICROSOFT.SINGLE($$SpecAttempts)+COM.MICROSOFT.SINGLE($$TapsPerSec)+COM.MICROSOFT.SINGLE($$BF))*0.005*COM.MICROSOFT.SINGLE($$AllProbArt)*COM.MICROSOFT.SINGLE($$AllProbSlash)*[.AY$33]*([.#REF!]+[.$D25])))*(1/([.$C25]+[.AY$34]))" table:style-name="ce300">
            <text:p>#BEZUG!</text:p>
          </table:table-cell>
          <table:table-cell office:value-type="error" office:string-value="#REF!" table:formula="of:=(([.$E25]+60*(COM.MICROSOFT.SINGLE($$SpecAttempts)+COM.MICROSOFT.SINGLE($$TapsPerSec)+COM.MICROSOFT.SINGLE($$BF))*0.005*COM.MICROSOFT.SINGLE($$AllProbArt)*COM.MICROSOFT.SINGLE($$AllProbSlash)*[.AZ$33]*([.#REF!]+[.$D25])))*(1/([.$C25]+[.AZ$34]))" table:style-name="ce301">
            <text:p>#BEZUG!</text:p>
          </table:table-cell>
          <table:table-cell table:style-name="ce390"/>
          <table:table-cell office:value-type="float" office:value="205" table:style-name="ce226">
            <text:p>205</text:p>
          </table:table-cell>
          <table:table-cell table:style-name="ce390"/>
          <table:table-cell table:number-columns-repeated="16297"/>
        </table:table-row>
        <table:table-row table:style-name="ro3">
          <table:table-cell office:value-type="float" office:value="21" table:style-name="ce205">
            <text:p>21</text:p>
          </table:table-cell>
          <table:table-cell office:value-type="float" office:value="16" table:style-name="ce206">
            <text:p>16</text:p>
          </table:table-cell>
          <table:table-cell office:value-type="float" office:value="116" table:style-name="ce207">
            <text:p>116</text:p>
          </table:table-cell>
          <table:table-cell office:value-type="float" office:value="1234" table:style-name="ce208">
            <text:p>1.234</text:p>
          </table:table-cell>
          <table:table-cell office:value-type="float" office:value="2.5" table:style-name="ce209">
            <text:p>2,500</text:p>
          </table:table-cell>
          <table:table-cell table:style-name="ce228"/>
          <table:table-cell office:value-type="float" office:value="21" table:style-name="ce210">
            <text:p>21</text:p>
          </table:table-cell>
          <table:table-cell office:value-type="float" office:value="18" table:style-name="ce211">
            <text:p>18</text:p>
          </table:table-cell>
          <table:table-cell office:value-type="float" office:value="133" table:style-name="ce212">
            <text:p>133</text:p>
          </table:table-cell>
          <table:table-cell office:value-type="float" office:value="20.2958" table:style-name="ce213">
            <text:p>20,296</text:p>
          </table:table-cell>
          <table:table-cell table:number-columns-repeated="4" table:style-name="ce3"/>
          <table:table-cell office:value-type="float" office:value="1" table:style-name="ce418">
            <text:p>1</text:p>
          </table:table-cell>
          <table:table-cell office:value-type="float" office:value="1.5" table:style-name="ce418">
            <text:p>1,5</text:p>
          </table:table-cell>
          <table:table-cell table:style-name="ce3"/>
          <table:table-cell office:value-type="float" office:value="22" table:formula="of:=[.R24]+1" table:style-name="ce218">
            <text:p>22</text:p>
          </table:table-cell>
          <table:table-cell office:value-type="string" table:style-name="ce219">
            <text:p>69.5</text:p>
          </table:table-cell>
          <table:table-cell table:number-columns-repeated="2" table:style-name="ce3"/>
          <table:table-cell table:number-columns-repeated="3" table:style-name="ce231"/>
          <table:covered-table-cell/>
          <table:table-cell office:value-type="float" office:value="20" table:style-name="ce217">
            <text:p>20</text:p>
          </table:table-cell>
          <table:table-cell office:value-type="float" office:value="1216.6694656488551" table:formula="of:=IF([.$W$3]; [.AA62];COM.MICROSOFT.SINGLE( $$ManaPotion) * [.$E24]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62">
            <text:p>1216,7</text:p>
          </table:table-cell>
          <table:table-cell office:value-type="float" office:value="1809.1479382918392" table:formula="of:=IF([.$W$3]; [.AB62];COM.MICROSOFT.SINGLE( $$ManaPotion) * [.$E24]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39">
            <text:p>1809,1</text:p>
          </table:table-cell>
          <table:table-cell office:value-type="float" office:value="1892.010284680051" table:formula="of:=IF([.$W$3]; [.AC62];COM.MICROSOFT.SINGLE( $$ManaPotion) * [.$E24]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39">
            <text:p>1892,0</text:p>
          </table:table-cell>
          <table:table-cell office:value-type="float" office:value="1989.684592884337" table:formula="of:=IF([.$W$3]; [.AD62];COM.MICROSOFT.SINGLE( $$ManaPotion) * [.$E24]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39">
            <text:p>1989,7</text:p>
          </table:table-cell>
          <table:table-cell office:value-type="float" office:value="2099.5047097778042" table:formula="of:=IF([.$W$3]; [.AE62];COM.MICROSOFT.SINGLE( $$ManaPotion) * [.$E24]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39">
            <text:p>2099,5</text:p>
          </table:table-cell>
          <table:table-cell office:value-type="float" office:value="2223.0787912147694" table:formula="of:=IF([.$W$3]; [.AF62];COM.MICROSOFT.SINGLE( $$ManaPotion) * [.$E24]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63">
            <text:p>2223,1</text:p>
          </table:table-cell>
          <table:table-cell office:value-type="float" office:value="2366.5432213761778" table:formula="of:=IF([.$W$3]; [.AG62];COM.MICROSOFT.SINGLE( $$ManaPotion) * [.$E24]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39">
            <text:p>2366,5</text:p>
          </table:table-cell>
          <table:table-cell office:value-type="float" office:value="2532.3102340435039" table:formula="of:=IF([.$W$3]; [.AH62];COM.MICROSOFT.SINGLE( $$ManaPotion) * [.$E24]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39">
            <text:p>2532,3</text:p>
          </table:table-cell>
          <table:table-cell office:value-type="float" office:value="2718.8139932533354" table:formula="of:=IF([.$W$3]; [.AI62];COM.MICROSOFT.SINGLE( $$ManaPotion) * [.$E24]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39">
            <text:p>2718,8</text:p>
          </table:table-cell>
          <table:table-cell office:value-type="float" office:value="2933.037281004677" table:formula="of:=IF([.$W$3]; [.AJ62];COM.MICROSOFT.SINGLE( $$ManaPotion) * [.$E24]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39">
            <text:p>2933,0</text:p>
          </table:table-cell>
          <table:table-cell office:value-type="float" office:value="3178.408008460679" table:formula="of:=IF([.$W$3]; [.AK62];COM.MICROSOFT.SINGLE( $$ManaPotion) * [.$E24]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48">
            <text:p>3178,4</text:p>
          </table:table-cell>
          <table:table-cell office:value-type="float" office:value="3458.9042453662287" table:formula="of:=IF([.$W$3]; [.AL62];COM.MICROSOFT.SINGLE( $$ManaPotion) * [.$E24]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80">
            <text:p>3458,9</text:p>
          </table:table-cell>
          <table:table-cell office:value-type="float" office:value="3778.8849404843431" table:formula="of:=IF([.$W$3]; [.AM62];COM.MICROSOFT.SINGLE( $$ManaPotion) * [.$E24]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80">
            <text:p>3778,9</text:p>
          </table:table-cell>
          <table:table-cell office:value-type="float" office:value="4147.6181499227941" table:formula="of:=IF([.$W$3]; [.AN62];COM.MICROSOFT.SINGLE( $$ManaPotion) * [.$E24]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80">
            <text:p>4147,6</text:p>
          </table:table-cell>
          <table:table-cell office:value-type="float" office:value="4566.9236289904156" table:formula="of:=IF([.$W$3]; [.AO62];COM.MICROSOFT.SINGLE( $$ManaPotion) * [.$E24]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49">
            <text:p>4566,9</text:p>
          </table:table-cell>
          <table:table-cell office:value-type="float" office:value="5047.423670303876" table:formula="of:=IF([.$W$3]; [.AP62];COM.MICROSOFT.SINGLE( $$ManaPotion) * [.$E24]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85">
            <text:p>5047,4</text:p>
          </table:table-cell>
          <table:table-cell office:value-type="float" office:value="5596.7781741166318" table:formula="of:=IF([.$W$3]; [.AQ62];COM.MICROSOFT.SINGLE( $$ManaPotion) * [.$E24]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50">
            <text:p>5596,8</text:p>
          </table:table-cell>
          <table:table-cell office:value-type="float" office:value="6228.0639867177297" table:formula="of:=IF([.$W$3]; [.AR62];COM.MICROSOFT.SINGLE( $$ManaPotion) * [.$E24]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50">
            <text:p>6228,1</text:p>
          </table:table-cell>
          <table:table-cell office:value-type="float" office:value="6951.4378819239109" table:formula="of:=IF([.$W$3]; [.AS62];COM.MICROSOFT.SINGLE( $$ManaPotion) * [.$E24]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53">
            <text:p>6951,4</text:p>
          </table:table-cell>
          <table:table-cell office:value-type="float" office:value="7778.4955098426135" table:formula="of:=IF([.$W$3]; [.AT62];COM.MICROSOFT.SINGLE( $$ManaPotion) * [.$E24]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53">
            <text:p>7778,5</text:p>
          </table:table-cell>
          <table:table-cell office:value-type="float" office:value="8722.1867570901777" table:formula="of:=IF([.$W$3]; [.AU62];COM.MICROSOFT.SINGLE( $$ManaPotion) * [.$E24]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71">
            <text:p>8722,2</text:p>
          </table:table-cell>
          <table:table-cell office:value-type="float" office:value="9805.8298835541973" table:formula="of:=IF([.$W$3]; [.AV62];COM.MICROSOFT.SINGLE( $$ManaPotion) * [.$E24]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73">
            <text:p>9805,8</text:p>
          </table:table-cell>
          <table:table-cell office:value-type="float" office:value="11046.987643959443" table:formula="of:=IF([.$W$3]; [.AW62];COM.MICROSOFT.SINGLE( $$ManaPotion) * [.$E24]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82">
            <text:p>11047,0</text:p>
          </table:table-cell>
          <table:table-cell office:value-type="float" office:value="12465.338787575845" table:formula="of:=IF([.$W$3]; [.AX62];COM.MICROSOFT.SINGLE( $$ManaPotion) * [.$E24]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87">
            <text:p>12465,3</text:p>
          </table:table-cell>
          <table:table-cell office:value-type="float" office:value="14091.86147454445" table:formula="of:=IF([.$W$3]; [.AY62];COM.MICROSOFT.SINGLE( $$ManaPotion) * [.$E24]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95">
            <text:p>14091,9</text:p>
          </table:table-cell>
          <table:table-cell office:value-type="float" office:value="15952.54011787974" table:formula="of:=IF([.$W$3]; [.AZ62];COM.MICROSOFT.SINGLE( $$ManaPotion) * [.$E24]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90">
            <text:p>15952,5</text:p>
          </table:table-cell>
          <table:table-cell table:style-name="ce390"/>
          <table:table-cell office:value-type="float" office:value="100" table:formula="of:=[.C24]" table:style-name="ce247">
            <text:p>100</text:p>
          </table:table-cell>
          <table:table-cell table:style-name="ce390"/>
          <table:table-cell table:style-name="ce3"/>
          <table:table-cell table:style-name="ce390"/>
          <table:covered-table-cell/>
          <table:table-cell office:value-type="float" office:value="22" table:style-name="ce217">
            <text:p>22</text:p>
          </table:table-cell>
          <table:table-cell office:value-type="error" office:string-value="#REF!" table:formula="of:=(([.$E26]+60*(COM.MICROSOFT.SINGLE($$SpecAttempts)+COM.MICROSOFT.SINGLE($$TapsPerSec)+COM.MICROSOFT.SINGLE($$BF))*0.005*COM.MICROSOFT.SINGLE($$AllProbArt)*COM.MICROSOFT.SINGLE($$AllProbSlash)*[.AB$33]*([.#REF!]+[.$D26])))*(1/([.$C26]+[.AB$34]))" table:style-name="ce299">
            <text:p>#BEZUG!</text:p>
          </table:table-cell>
          <table:table-cell office:value-type="error" office:string-value="#REF!" table:formula="of:=(([.$E26]+60*(COM.MICROSOFT.SINGLE($$SpecAttempts)+COM.MICROSOFT.SINGLE($$TapsPerSec)+COM.MICROSOFT.SINGLE($$BF))*0.005*COM.MICROSOFT.SINGLE($$AllProbArt)*COM.MICROSOFT.SINGLE($$AllProbSlash)*[.AC$33]*([.#REF!]+[.$D26])))*(1/([.$C26]+[.AC$34]))" table:style-name="ce383">
            <text:p>#BEZUG!</text:p>
          </table:table-cell>
          <table:table-cell office:value-type="error" office:string-value="#REF!" table:formula="of:=(([.$E26]+60*(COM.MICROSOFT.SINGLE($$SpecAttempts)+COM.MICROSOFT.SINGLE($$TapsPerSec)+COM.MICROSOFT.SINGLE($$BF))*0.005*COM.MICROSOFT.SINGLE($$AllProbArt)*COM.MICROSOFT.SINGLE($$AllProbSlash)*[.AD$33]*([.#REF!]+[.$D26])))*(1/([.$C26]+[.AD$34]))" table:style-name="ce383">
            <text:p>#BEZUG!</text:p>
          </table:table-cell>
          <table:table-cell office:value-type="error" office:string-value="#REF!" table:formula="of:=(([.$E26]+60*(COM.MICROSOFT.SINGLE($$SpecAttempts)+COM.MICROSOFT.SINGLE($$TapsPerSec)+COM.MICROSOFT.SINGLE($$BF))*0.005*COM.MICROSOFT.SINGLE($$AllProbArt)*COM.MICROSOFT.SINGLE($$AllProbSlash)*[.AE$33]*([.#REF!]+[.$D26])))*(1/([.$C26]+[.AE$34]))" table:style-name="ce383">
            <text:p>#BEZUG!</text:p>
          </table:table-cell>
          <table:table-cell office:value-type="error" office:string-value="#REF!" table:formula="of:=(([.$E26]+60*(COM.MICROSOFT.SINGLE($$SpecAttempts)+COM.MICROSOFT.SINGLE($$TapsPerSec)+COM.MICROSOFT.SINGLE($$BF))*0.005*COM.MICROSOFT.SINGLE($$AllProbArt)*COM.MICROSOFT.SINGLE($$AllProbSlash)*[.AF$33]*([.#REF!]+[.$D26])))*(1/([.$C26]+[.AF$34]))" table:style-name="ce366">
            <text:p>#BEZUG!</text:p>
          </table:table-cell>
          <table:table-cell office:value-type="error" office:string-value="#REF!" table:formula="of:=(([.$E26]+60*(COM.MICROSOFT.SINGLE($$SpecAttempts)+COM.MICROSOFT.SINGLE($$TapsPerSec)+COM.MICROSOFT.SINGLE($$BF))*0.005*COM.MICROSOFT.SINGLE($$AllProbArt)*COM.MICROSOFT.SINGLE($$AllProbSlash)*[.AG$33]*([.#REF!]+[.$D26])))*(1/([.$C26]+[.AG$34]))" table:style-name="ce299">
            <text:p>#BEZUG!</text:p>
          </table:table-cell>
          <table:table-cell office:value-type="error" office:string-value="#REF!" table:formula="of:=(([.$E26]+60*(COM.MICROSOFT.SINGLE($$SpecAttempts)+COM.MICROSOFT.SINGLE($$TapsPerSec)+COM.MICROSOFT.SINGLE($$BF))*0.005*COM.MICROSOFT.SINGLE($$AllProbArt)*COM.MICROSOFT.SINGLE($$AllProbSlash)*[.AH$33]*([.#REF!]+[.$D26])))*(1/([.$C26]+[.AH$34]))" table:style-name="ce395">
            <text:p>#BEZUG!</text:p>
          </table:table-cell>
          <table:table-cell office:value-type="error" office:string-value="#REF!" table:formula="of:=(([.$E26]+60*(COM.MICROSOFT.SINGLE($$SpecAttempts)+COM.MICROSOFT.SINGLE($$TapsPerSec)+COM.MICROSOFT.SINGLE($$BF))*0.005*COM.MICROSOFT.SINGLE($$AllProbArt)*COM.MICROSOFT.SINGLE($$AllProbSlash)*[.AI$33]*([.#REF!]+[.$D26])))*(1/([.$C26]+[.AI$34]))" table:style-name="ce395">
            <text:p>#BEZUG!</text:p>
          </table:table-cell>
          <table:table-cell office:value-type="error" office:string-value="#REF!" table:formula="of:=(([.$E26]+60*(COM.MICROSOFT.SINGLE($$SpecAttempts)+COM.MICROSOFT.SINGLE($$TapsPerSec)+COM.MICROSOFT.SINGLE($$BF))*0.005*COM.MICROSOFT.SINGLE($$AllProbArt)*COM.MICROSOFT.SINGLE($$AllProbSlash)*[.AJ$33]*([.#REF!]+[.$D26])))*(1/([.$C26]+[.AJ$34]))" table:style-name="ce395">
            <text:p>#BEZUG!</text:p>
          </table:table-cell>
          <table:table-cell office:value-type="error" office:string-value="#REF!" table:formula="of:=(([.$E26]+60*(COM.MICROSOFT.SINGLE($$SpecAttempts)+COM.MICROSOFT.SINGLE($$TapsPerSec)+COM.MICROSOFT.SINGLE($$BF))*0.005*COM.MICROSOFT.SINGLE($$AllProbArt)*COM.MICROSOFT.SINGLE($$AllProbSlash)*[.AK$33]*([.#REF!]+[.$D26])))*(1/([.$C26]+[.AK$34]))" table:style-name="ce378">
            <text:p>#BEZUG!</text:p>
          </table:table-cell>
          <table:table-cell office:value-type="error" office:string-value="#REF!" table:formula="of:=(([.$E26]+60*(COM.MICROSOFT.SINGLE($$SpecAttempts)+COM.MICROSOFT.SINGLE($$TapsPerSec)+COM.MICROSOFT.SINGLE($$BF))*0.005*COM.MICROSOFT.SINGLE($$AllProbArt)*COM.MICROSOFT.SINGLE($$AllProbSlash)*[.AL$33]*([.#REF!]+[.$D26])))*(1/([.$C26]+[.AL$34]))" table:style-name="ce373">
            <text:p>#BEZUG!</text:p>
          </table:table-cell>
          <table:table-cell office:value-type="error" office:string-value="#REF!" table:formula="of:=(([.$E26]+60*(COM.MICROSOFT.SINGLE($$SpecAttempts)+COM.MICROSOFT.SINGLE($$TapsPerSec)+COM.MICROSOFT.SINGLE($$BF))*0.005*COM.MICROSOFT.SINGLE($$AllProbArt)*COM.MICROSOFT.SINGLE($$AllProbSlash)*[.AM$33]*([.#REF!]+[.$D26])))*(1/([.$C26]+[.AM$34]))" table:style-name="ce300">
            <text:p>#BEZUG!</text:p>
          </table:table-cell>
          <table:table-cell office:value-type="error" office:string-value="#REF!" table:formula="of:=(([.$E26]+60*(COM.MICROSOFT.SINGLE($$SpecAttempts)+COM.MICROSOFT.SINGLE($$TapsPerSec)+COM.MICROSOFT.SINGLE($$BF))*0.005*COM.MICROSOFT.SINGLE($$AllProbArt)*COM.MICROSOFT.SINGLE($$AllProbSlash)*[.AN$33]*([.#REF!]+[.$D26])))*(1/([.$C26]+[.AN$34]))" table:style-name="ce300">
            <text:p>#BEZUG!</text:p>
          </table:table-cell>
          <table:table-cell office:value-type="error" office:string-value="#REF!" table:formula="of:=(([.$E26]+60*(COM.MICROSOFT.SINGLE($$SpecAttempts)+COM.MICROSOFT.SINGLE($$TapsPerSec)+COM.MICROSOFT.SINGLE($$BF))*0.005*COM.MICROSOFT.SINGLE($$AllProbArt)*COM.MICROSOFT.SINGLE($$AllProbSlash)*[.AO$33]*([.#REF!]+[.$D26])))*(1/([.$C26]+[.AO$34]))" table:style-name="ce300">
            <text:p>#BEZUG!</text:p>
          </table:table-cell>
          <table:table-cell office:value-type="error" office:string-value="#REF!" table:formula="of:=(([.$E26]+60*(COM.MICROSOFT.SINGLE($$SpecAttempts)+COM.MICROSOFT.SINGLE($$TapsPerSec)+COM.MICROSOFT.SINGLE($$BF))*0.005*COM.MICROSOFT.SINGLE($$AllProbArt)*COM.MICROSOFT.SINGLE($$AllProbSlash)*[.AP$33]*([.#REF!]+[.$D26])))*(1/([.$C26]+[.AP$34]))" table:style-name="ce301">
            <text:p>#BEZUG!</text:p>
          </table:table-cell>
          <table:table-cell office:value-type="error" office:string-value="#REF!" table:formula="of:=(([.$E26]+60*(COM.MICROSOFT.SINGLE($$SpecAttempts)+COM.MICROSOFT.SINGLE($$TapsPerSec)+COM.MICROSOFT.SINGLE($$BF))*0.005*COM.MICROSOFT.SINGLE($$AllProbArt)*COM.MICROSOFT.SINGLE($$AllProbSlash)*[.AQ$33]*([.#REF!]+[.$D26])))*(1/([.$C26]+[.AQ$34]))" table:style-name="ce373">
            <text:p>#BEZUG!</text:p>
          </table:table-cell>
          <table:table-cell office:value-type="error" office:string-value="#REF!" table:formula="of:=(([.$E26]+60*(COM.MICROSOFT.SINGLE($$SpecAttempts)+COM.MICROSOFT.SINGLE($$TapsPerSec)+COM.MICROSOFT.SINGLE($$BF))*0.005*COM.MICROSOFT.SINGLE($$AllProbArt)*COM.MICROSOFT.SINGLE($$AllProbSlash)*[.AR$33]*([.#REF!]+[.$D26])))*(1/([.$C26]+[.AR$34]))" table:style-name="ce300">
            <text:p>#BEZUG!</text:p>
          </table:table-cell>
          <table:table-cell office:value-type="error" office:string-value="#REF!" table:formula="of:=(([.$E26]+60*(COM.MICROSOFT.SINGLE($$SpecAttempts)+COM.MICROSOFT.SINGLE($$TapsPerSec)+COM.MICROSOFT.SINGLE($$BF))*0.005*COM.MICROSOFT.SINGLE($$AllProbArt)*COM.MICROSOFT.SINGLE($$AllProbSlash)*[.AS$33]*([.#REF!]+[.$D26])))*(1/([.$C26]+[.AS$34]))" table:style-name="ce300">
            <text:p>#BEZUG!</text:p>
          </table:table-cell>
          <table:table-cell office:value-type="error" office:string-value="#REF!" table:formula="of:=(([.$E26]+60*(COM.MICROSOFT.SINGLE($$SpecAttempts)+COM.MICROSOFT.SINGLE($$TapsPerSec)+COM.MICROSOFT.SINGLE($$BF))*0.005*COM.MICROSOFT.SINGLE($$AllProbArt)*COM.MICROSOFT.SINGLE($$AllProbSlash)*[.AT$33]*([.#REF!]+[.$D26])))*(1/([.$C26]+[.AT$34]))" table:style-name="ce300">
            <text:p>#BEZUG!</text:p>
          </table:table-cell>
          <table:table-cell office:value-type="error" office:string-value="#REF!" table:formula="of:=(([.$E26]+60*(COM.MICROSOFT.SINGLE($$SpecAttempts)+COM.MICROSOFT.SINGLE($$TapsPerSec)+COM.MICROSOFT.SINGLE($$BF))*0.005*COM.MICROSOFT.SINGLE($$AllProbArt)*COM.MICROSOFT.SINGLE($$AllProbSlash)*[.AU$33]*([.#REF!]+[.$D26])))*(1/([.$C26]+[.AU$34]))" table:style-name="ce301">
            <text:p>#BEZUG!</text:p>
          </table:table-cell>
          <table:table-cell office:value-type="error" office:string-value="#REF!" table:formula="of:=(([.$E26]+60*(COM.MICROSOFT.SINGLE($$SpecAttempts)+COM.MICROSOFT.SINGLE($$TapsPerSec)+COM.MICROSOFT.SINGLE($$BF))*0.005*COM.MICROSOFT.SINGLE($$AllProbArt)*COM.MICROSOFT.SINGLE($$AllProbSlash)*[.AV$33]*([.#REF!]+[.$D26])))*(1/([.$C26]+[.AV$34]))" table:style-name="ce373">
            <text:p>#BEZUG!</text:p>
          </table:table-cell>
          <table:table-cell office:value-type="error" office:string-value="#REF!" table:formula="of:=(([.$E26]+60*(COM.MICROSOFT.SINGLE($$SpecAttempts)+COM.MICROSOFT.SINGLE($$TapsPerSec)+COM.MICROSOFT.SINGLE($$BF))*0.005*COM.MICROSOFT.SINGLE($$AllProbArt)*COM.MICROSOFT.SINGLE($$AllProbSlash)*[.AW$33]*([.#REF!]+[.$D26])))*(1/([.$C26]+[.AW$34]))" table:style-name="ce300">
            <text:p>#BEZUG!</text:p>
          </table:table-cell>
          <table:table-cell office:value-type="error" office:string-value="#REF!" table:formula="of:=(([.$E26]+60*(COM.MICROSOFT.SINGLE($$SpecAttempts)+COM.MICROSOFT.SINGLE($$TapsPerSec)+COM.MICROSOFT.SINGLE($$BF))*0.005*COM.MICROSOFT.SINGLE($$AllProbArt)*COM.MICROSOFT.SINGLE($$AllProbSlash)*[.AX$33]*([.#REF!]+[.$D26])))*(1/([.$C26]+[.AX$34]))" table:style-name="ce300">
            <text:p>#BEZUG!</text:p>
          </table:table-cell>
          <table:table-cell office:value-type="error" office:string-value="#REF!" table:formula="of:=(([.$E26]+60*(COM.MICROSOFT.SINGLE($$SpecAttempts)+COM.MICROSOFT.SINGLE($$TapsPerSec)+COM.MICROSOFT.SINGLE($$BF))*0.005*COM.MICROSOFT.SINGLE($$AllProbArt)*COM.MICROSOFT.SINGLE($$AllProbSlash)*[.AY$33]*([.#REF!]+[.$D26])))*(1/([.$C26]+[.AY$34]))" table:style-name="ce300">
            <text:p>#BEZUG!</text:p>
          </table:table-cell>
          <table:table-cell office:value-type="error" office:string-value="#REF!" table:formula="of:=(([.$E26]+60*(COM.MICROSOFT.SINGLE($$SpecAttempts)+COM.MICROSOFT.SINGLE($$TapsPerSec)+COM.MICROSOFT.SINGLE($$BF))*0.005*COM.MICROSOFT.SINGLE($$AllProbArt)*COM.MICROSOFT.SINGLE($$AllProbSlash)*[.AZ$33]*([.#REF!]+[.$D26])))*(1/([.$C26]+[.AZ$34]))" table:style-name="ce301">
            <text:p>#BEZUG!</text:p>
          </table:table-cell>
          <table:table-cell table:style-name="ce390"/>
          <table:table-cell office:value-type="float" office:value="238" table:style-name="ce226">
            <text:p>238</text:p>
          </table:table-cell>
          <table:table-cell table:style-name="ce390"/>
          <table:table-cell table:number-columns-repeated="16297"/>
        </table:table-row>
        <table:table-row table:style-name="ro3">
          <table:table-cell office:value-type="float" office:value="22" table:style-name="ce205">
            <text:p>22</text:p>
          </table:table-cell>
          <table:table-cell office:value-type="float" office:value="18" table:style-name="ce206">
            <text:p>18</text:p>
          </table:table-cell>
          <table:table-cell office:value-type="float" office:value="134" table:style-name="ce207">
            <text:p>134</text:p>
          </table:table-cell>
          <table:table-cell office:value-type="float" office:value="1520" table:style-name="ce208">
            <text:p>1.520</text:p>
          </table:table-cell>
          <table:table-cell office:value-type="float" office:value="2.57" table:style-name="ce209">
            <text:p>2,570</text:p>
          </table:table-cell>
          <table:table-cell table:style-name="ce171"/>
          <table:table-cell office:value-type="float" office:value="22" table:style-name="ce210">
            <text:p>22</text:p>
          </table:table-cell>
          <table:table-cell office:value-type="float" office:value="21" table:style-name="ce211">
            <text:p>21</text:p>
          </table:table-cell>
          <table:table-cell office:value-type="float" office:value="154" table:style-name="ce212">
            <text:p>154</text:p>
          </table:table-cell>
          <table:table-cell office:value-type="float" office:value="23.2286" table:style-name="ce213">
            <text:p>23,229</text:p>
          </table:table-cell>
          <table:table-cell table:number-columns-repeated="4" table:style-name="ce5"/>
          <table:table-cell office:value-type="float" office:value="2" table:style-name="ce418">
            <text:p>2</text:p>
          </table:table-cell>
          <table:table-cell office:value-type="float" office:value="1.75" table:style-name="ce418">
            <text:p>1,75</text:p>
          </table:table-cell>
          <table:table-cell table:style-name="ce2"/>
          <table:table-cell office:value-type="float" office:value="23" table:formula="of:=[.R25]+1" table:style-name="ce218">
            <text:p>23</text:p>
          </table:table-cell>
          <table:table-cell office:value-type="string" table:style-name="ce219">
            <text:p>74.2</text:p>
          </table:table-cell>
          <table:table-cell table:number-columns-repeated="2" table:style-name="ce2"/>
          <table:table-cell table:number-columns-repeated="3" table:style-name="ce231"/>
          <table:covered-table-cell/>
          <table:table-cell office:value-type="float" office:value="21" table:style-name="ce217">
            <text:p>21</text:p>
          </table:table-cell>
          <table:table-cell office:value-type="float" office:value="1251.7175572519084" table:formula="of:=IF([.$W$3]; [.AA63];COM.MICROSOFT.SINGLE( $$ManaPotion) * [.$E25]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64">
            <text:p>1251,7</text:p>
          </table:table-cell>
          <table:table-cell office:value-type="float" office:value="1861.2633109998344" table:formula="of:=IF([.$W$3]; [.AB63];COM.MICROSOFT.SINGLE( $$ManaPotion) * [.$E25]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27">
            <text:p>1861,3</text:p>
          </table:table-cell>
          <table:table-cell office:value-type="float" office:value="1946.512638559723" table:formula="of:=IF([.$W$3]; [.AC63];COM.MICROSOFT.SINGLE( $$ManaPotion) * [.$E25]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27">
            <text:p>1946,5</text:p>
          </table:table-cell>
          <table:table-cell office:value-type="float" office:value="2047.0006099633097" table:formula="of:=IF([.$W$3]; [.AD63];COM.MICROSOFT.SINGLE( $$ManaPotion) * [.$E25]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30">
            <text:p>2047,0</text:p>
          </table:table-cell>
          <table:table-cell office:value-type="float" office:value="2159.9842693187288" table:formula="of:=IF([.$W$3]; [.AE63];COM.MICROSOFT.SINGLE( $$ManaPotion) * [.$E25]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30">
            <text:p>2160,0</text:p>
          </table:table-cell>
          <table:table-cell office:value-type="float" office:value="2287.1180979575815" table:formula="of:=IF([.$W$3]; [.AF63];COM.MICROSOFT.SINGLE( $$ManaPotion) * [.$E25]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31">
            <text:p>2287,1</text:p>
          </table:table-cell>
          <table:table-cell office:value-type="float" office:value="2434.7152483294008" table:formula="of:=IF([.$W$3]; [.AG63];COM.MICROSOFT.SINGLE( $$ManaPotion) * [.$E25]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30">
            <text:p>2434,7</text:p>
          </table:table-cell>
          <table:table-cell office:value-type="float" office:value="2605.2574424315885" table:formula="of:=IF([.$W$3]; [.AH63];COM.MICROSOFT.SINGLE( $$ManaPotion) * [.$E25]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30">
            <text:p>2605,3</text:p>
          </table:table-cell>
          <table:table-cell office:value-type="float" office:value="2797.1337379149536" table:formula="of:=IF([.$W$3]; [.AI63];COM.MICROSOFT.SINGLE( $$ManaPotion) * [.$E25]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30">
            <text:p>2797,1</text:p>
          </table:table-cell>
          <table:table-cell office:value-type="float" office:value="3017.5280668772393" table:formula="of:=IF([.$W$3]; [.AJ63];COM.MICROSOFT.SINGLE( $$ManaPotion) * [.$E25]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30">
            <text:p>3017,5</text:p>
          </table:table-cell>
          <table:table-cell office:value-type="float" office:value="3269.9670868937023" table:formula="of:=IF([.$W$3]; [.AK63];COM.MICROSOFT.SINGLE( $$ManaPotion) * [.$E25]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31">
            <text:p>3270,0</text:p>
          </table:table-cell>
          <table:table-cell office:value-type="float" office:value="3558.543462310935" table:formula="of:=IF([.$W$3]; [.AL63];COM.MICROSOFT.SINGLE( $$ManaPotion) * [.$E25]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33">
            <text:p>3558,5</text:p>
          </table:table-cell>
          <table:table-cell office:value-type="float" office:value="3887.7417083172254" table:formula="of:=IF([.$W$3]; [.AM63];COM.MICROSOFT.SINGLE( $$ManaPotion) * [.$E25]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33">
            <text:p>3887,7</text:p>
          </table:table-cell>
          <table:table-cell office:value-type="float" office:value="4267.0968620604881" table:formula="of:=IF([.$W$3]; [.AN63];COM.MICROSOFT.SINGLE( $$ManaPotion) * [.$E25]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33">
            <text:p>4267,1</text:p>
          </table:table-cell>
          <table:table-cell office:value-type="float" office:value="4698.4810997843779" table:formula="of:=IF([.$W$3]; [.AO63];COM.MICROSOFT.SINGLE( $$ManaPotion) * [.$E25]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51">
            <text:p>4698,5</text:p>
          </table:table-cell>
          <table:table-cell office:value-type="float" office:value="5192.8227060739464" table:formula="of:=IF([.$W$3]; [.AP63];COM.MICROSOFT.SINGLE( $$ManaPotion) * [.$E25]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72">
            <text:p>5192,8</text:p>
          </table:table-cell>
          <table:table-cell office:value-type="float" office:value="5758.0022367455058" table:formula="of:=IF([.$W$3]; [.AQ63];COM.MICROSOFT.SINGLE( $$ManaPotion) * [.$E25]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51">
            <text:p>5758,0</text:p>
          </table:table-cell>
          <table:table-cell office:value-type="float" office:value="6407.473237363919" table:formula="of:=IF([.$W$3]; [.AR63];COM.MICROSOFT.SINGLE( $$ManaPotion) * [.$E25]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52">
            <text:p>6407,5</text:p>
          </table:table-cell>
          <table:table-cell office:value-type="float" office:value="7151.6850637077268" table:formula="of:=IF([.$W$3]; [.AS63];COM.MICROSOFT.SINGLE( $$ManaPotion) * [.$E25]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56">
            <text:p>7151,7</text:p>
          </table:table-cell>
          <table:table-cell office:value-type="float" office:value="8002.5673969574209" table:formula="of:=IF([.$W$3]; [.AT63];COM.MICROSOFT.SINGLE( $$ManaPotion) * [.$E25]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56">
            <text:p>8002,6</text:p>
          </table:table-cell>
          <table:table-cell office:value-type="float" office:value="8973.4431657306341" table:formula="of:=IF([.$W$3]; [.AU63];COM.MICROSOFT.SINGLE( $$ManaPotion) * [.$E25]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59">
            <text:p>8973,4</text:p>
          </table:table-cell>
          <table:table-cell office:value-type="float" office:value="10088.302349335592" table:formula="of:=IF([.$W$3]; [.AV63];COM.MICROSOFT.SINGLE( $$ManaPotion) * [.$E25]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92">
            <text:p>10088,3</text:p>
          </table:table-cell>
          <table:table-cell office:value-type="float" office:value="11365.213625472677" table:formula="of:=IF([.$W$3]; [.AW63];COM.MICROSOFT.SINGLE( $$ManaPotion) * [.$E25]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89">
            <text:p>11365,2</text:p>
          </table:table-cell>
          <table:table-cell office:value-type="float" office:value="12824.422620962803" table:formula="of:=IF([.$W$3]; [.AX63];COM.MICROSOFT.SINGLE( $$ManaPotion) * [.$E25]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94">
            <text:p>12824,4</text:p>
          </table:table-cell>
          <table:table-cell office:value-type="float" office:value="14497.799870930503" table:formula="of:=IF([.$W$3]; [.AY63];COM.MICROSOFT.SINGLE( $$ManaPotion) * [.$E25]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94">
            <text:p>14497,8</text:p>
          </table:table-cell>
          <table:table-cell office:value-type="float" office:value="16412.078310575864" table:formula="of:=IF([.$W$3]; [.AZ63];COM.MICROSOFT.SINGLE( $$ManaPotion) * [.$E25]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91">
            <text:p>16412,1</text:p>
          </table:table-cell>
          <table:table-cell table:style-name="ce390"/>
          <table:table-cell office:value-type="float" office:value="116" table:formula="of:=[.C25]" table:style-name="ce247">
            <text:p>116</text:p>
          </table:table-cell>
          <table:table-cell table:style-name="ce390"/>
          <table:table-cell table:style-name="ce2"/>
          <table:table-cell table:style-name="ce217"/>
          <table:covered-table-cell/>
          <table:table-cell office:value-type="float" office:value="23" table:style-name="ce217">
            <text:p>23</text:p>
          </table:table-cell>
          <table:table-cell office:value-type="error" office:string-value="#REF!" table:formula="of:=(([.$E27]+60*(COM.MICROSOFT.SINGLE($$SpecAttempts)+COM.MICROSOFT.SINGLE($$TapsPerSec)+COM.MICROSOFT.SINGLE($$BF))*0.005*COM.MICROSOFT.SINGLE($$AllProbArt)*COM.MICROSOFT.SINGLE($$AllProbSlash)*[.AB$33]*([.#REF!]+[.$D27])))*(1/([.$C27]+[.AB$34]))" table:style-name="ce349">
            <text:p>#BEZUG!</text:p>
          </table:table-cell>
          <table:table-cell office:value-type="error" office:string-value="#REF!" table:formula="of:=(([.$E27]+60*(COM.MICROSOFT.SINGLE($$SpecAttempts)+COM.MICROSOFT.SINGLE($$TapsPerSec)+COM.MICROSOFT.SINGLE($$BF))*0.005*COM.MICROSOFT.SINGLE($$AllProbArt)*COM.MICROSOFT.SINGLE($$AllProbSlash)*[.AC$33]*([.#REF!]+[.$D27])))*(1/([.$C27]+[.AC$34]))" table:style-name="ce300">
            <text:p>#BEZUG!</text:p>
          </table:table-cell>
          <table:table-cell office:value-type="error" office:string-value="#REF!" table:formula="of:=(([.$E27]+60*(COM.MICROSOFT.SINGLE($$SpecAttempts)+COM.MICROSOFT.SINGLE($$TapsPerSec)+COM.MICROSOFT.SINGLE($$BF))*0.005*COM.MICROSOFT.SINGLE($$AllProbArt)*COM.MICROSOFT.SINGLE($$AllProbSlash)*[.AD$33]*([.#REF!]+[.$D27])))*(1/([.$C27]+[.AD$34]))" table:style-name="ce300">
            <text:p>#BEZUG!</text:p>
          </table:table-cell>
          <table:table-cell office:value-type="error" office:string-value="#REF!" table:formula="of:=(([.$E27]+60*(COM.MICROSOFT.SINGLE($$SpecAttempts)+COM.MICROSOFT.SINGLE($$TapsPerSec)+COM.MICROSOFT.SINGLE($$BF))*0.005*COM.MICROSOFT.SINGLE($$AllProbArt)*COM.MICROSOFT.SINGLE($$AllProbSlash)*[.AE$33]*([.#REF!]+[.$D27])))*(1/([.$C27]+[.AE$34]))" table:style-name="ce300">
            <text:p>#BEZUG!</text:p>
          </table:table-cell>
          <table:table-cell office:value-type="error" office:string-value="#REF!" table:formula="of:=(([.$E27]+60*(COM.MICROSOFT.SINGLE($$SpecAttempts)+COM.MICROSOFT.SINGLE($$TapsPerSec)+COM.MICROSOFT.SINGLE($$BF))*0.005*COM.MICROSOFT.SINGLE($$AllProbArt)*COM.MICROSOFT.SINGLE($$AllProbSlash)*[.AF$33]*([.#REF!]+[.$D27])))*(1/([.$C27]+[.AF$34]))" table:style-name="ce301">
            <text:p>#BEZUG!</text:p>
          </table:table-cell>
          <table:table-cell office:value-type="error" office:string-value="#REF!" table:formula="of:=(([.$E27]+60*(COM.MICROSOFT.SINGLE($$SpecAttempts)+COM.MICROSOFT.SINGLE($$TapsPerSec)+COM.MICROSOFT.SINGLE($$BF))*0.005*COM.MICROSOFT.SINGLE($$AllProbArt)*COM.MICROSOFT.SINGLE($$AllProbSlash)*[.AG$33]*([.#REF!]+[.$D27])))*(1/([.$C27]+[.AG$34]))" table:style-name="ce373">
            <text:p>#BEZUG!</text:p>
          </table:table-cell>
          <table:table-cell office:value-type="error" office:string-value="#REF!" table:formula="of:=(([.$E27]+60*(COM.MICROSOFT.SINGLE($$SpecAttempts)+COM.MICROSOFT.SINGLE($$TapsPerSec)+COM.MICROSOFT.SINGLE($$BF))*0.005*COM.MICROSOFT.SINGLE($$AllProbArt)*COM.MICROSOFT.SINGLE($$AllProbSlash)*[.AH$33]*([.#REF!]+[.$D27])))*(1/([.$C27]+[.AH$34]))" table:style-name="ce300">
            <text:p>#BEZUG!</text:p>
          </table:table-cell>
          <table:table-cell office:value-type="error" office:string-value="#REF!" table:formula="of:=(([.$E27]+60*(COM.MICROSOFT.SINGLE($$SpecAttempts)+COM.MICROSOFT.SINGLE($$TapsPerSec)+COM.MICROSOFT.SINGLE($$BF))*0.005*COM.MICROSOFT.SINGLE($$AllProbArt)*COM.MICROSOFT.SINGLE($$AllProbSlash)*[.AI$33]*([.#REF!]+[.$D27])))*(1/([.$C27]+[.AI$34]))" table:style-name="ce300">
            <text:p>#BEZUG!</text:p>
          </table:table-cell>
          <table:table-cell office:value-type="error" office:string-value="#REF!" table:formula="of:=(([.$E27]+60*(COM.MICROSOFT.SINGLE($$SpecAttempts)+COM.MICROSOFT.SINGLE($$TapsPerSec)+COM.MICROSOFT.SINGLE($$BF))*0.005*COM.MICROSOFT.SINGLE($$AllProbArt)*COM.MICROSOFT.SINGLE($$AllProbSlash)*[.AJ$33]*([.#REF!]+[.$D27])))*(1/([.$C27]+[.AJ$34]))" table:style-name="ce300">
            <text:p>#BEZUG!</text:p>
          </table:table-cell>
          <table:table-cell office:value-type="error" office:string-value="#REF!" table:formula="of:=(([.$E27]+60*(COM.MICROSOFT.SINGLE($$SpecAttempts)+COM.MICROSOFT.SINGLE($$TapsPerSec)+COM.MICROSOFT.SINGLE($$BF))*0.005*COM.MICROSOFT.SINGLE($$AllProbArt)*COM.MICROSOFT.SINGLE($$AllProbSlash)*[.AK$33]*([.#REF!]+[.$D27])))*(1/([.$C27]+[.AK$34]))" table:style-name="ce301">
            <text:p>#BEZUG!</text:p>
          </table:table-cell>
          <table:table-cell office:value-type="error" office:string-value="#REF!" table:formula="of:=(([.$E27]+60*(COM.MICROSOFT.SINGLE($$SpecAttempts)+COM.MICROSOFT.SINGLE($$TapsPerSec)+COM.MICROSOFT.SINGLE($$BF))*0.005*COM.MICROSOFT.SINGLE($$AllProbArt)*COM.MICROSOFT.SINGLE($$AllProbSlash)*[.AL$33]*([.#REF!]+[.$D27])))*(1/([.$C27]+[.AL$34]))" table:style-name="ce373">
            <text:p>#BEZUG!</text:p>
          </table:table-cell>
          <table:table-cell office:value-type="error" office:string-value="#REF!" table:formula="of:=(([.$E27]+60*(COM.MICROSOFT.SINGLE($$SpecAttempts)+COM.MICROSOFT.SINGLE($$TapsPerSec)+COM.MICROSOFT.SINGLE($$BF))*0.005*COM.MICROSOFT.SINGLE($$AllProbArt)*COM.MICROSOFT.SINGLE($$AllProbSlash)*[.AM$33]*([.#REF!]+[.$D27])))*(1/([.$C27]+[.AM$34]))" table:style-name="ce300">
            <text:p>#BEZUG!</text:p>
          </table:table-cell>
          <table:table-cell office:value-type="error" office:string-value="#REF!" table:formula="of:=(([.$E27]+60*(COM.MICROSOFT.SINGLE($$SpecAttempts)+COM.MICROSOFT.SINGLE($$TapsPerSec)+COM.MICROSOFT.SINGLE($$BF))*0.005*COM.MICROSOFT.SINGLE($$AllProbArt)*COM.MICROSOFT.SINGLE($$AllProbSlash)*[.AN$33]*([.#REF!]+[.$D27])))*(1/([.$C27]+[.AN$34]))" table:style-name="ce300">
            <text:p>#BEZUG!</text:p>
          </table:table-cell>
          <table:table-cell office:value-type="error" office:string-value="#REF!" table:formula="of:=(([.$E27]+60*(COM.MICROSOFT.SINGLE($$SpecAttempts)+COM.MICROSOFT.SINGLE($$TapsPerSec)+COM.MICROSOFT.SINGLE($$BF))*0.005*COM.MICROSOFT.SINGLE($$AllProbArt)*COM.MICROSOFT.SINGLE($$AllProbSlash)*[.AO$33]*([.#REF!]+[.$D27])))*(1/([.$C27]+[.AO$34]))" table:style-name="ce300">
            <text:p>#BEZUG!</text:p>
          </table:table-cell>
          <table:table-cell office:value-type="error" office:string-value="#REF!" table:formula="of:=(([.$E27]+60*(COM.MICROSOFT.SINGLE($$SpecAttempts)+COM.MICROSOFT.SINGLE($$TapsPerSec)+COM.MICROSOFT.SINGLE($$BF))*0.005*COM.MICROSOFT.SINGLE($$AllProbArt)*COM.MICROSOFT.SINGLE($$AllProbSlash)*[.AP$33]*([.#REF!]+[.$D27])))*(1/([.$C27]+[.AP$34]))" table:style-name="ce301">
            <text:p>#BEZUG!</text:p>
          </table:table-cell>
          <table:table-cell office:value-type="error" office:string-value="#REF!" table:formula="of:=(([.$E27]+60*(COM.MICROSOFT.SINGLE($$SpecAttempts)+COM.MICROSOFT.SINGLE($$TapsPerSec)+COM.MICROSOFT.SINGLE($$BF))*0.005*COM.MICROSOFT.SINGLE($$AllProbArt)*COM.MICROSOFT.SINGLE($$AllProbSlash)*[.AQ$33]*([.#REF!]+[.$D27])))*(1/([.$C27]+[.AQ$34]))" table:style-name="ce373">
            <text:p>#BEZUG!</text:p>
          </table:table-cell>
          <table:table-cell office:value-type="error" office:string-value="#REF!" table:formula="of:=(([.$E27]+60*(COM.MICROSOFT.SINGLE($$SpecAttempts)+COM.MICROSOFT.SINGLE($$TapsPerSec)+COM.MICROSOFT.SINGLE($$BF))*0.005*COM.MICROSOFT.SINGLE($$AllProbArt)*COM.MICROSOFT.SINGLE($$AllProbSlash)*[.AR$33]*([.#REF!]+[.$D27])))*(1/([.$C27]+[.AR$34]))" table:style-name="ce300">
            <text:p>#BEZUG!</text:p>
          </table:table-cell>
          <table:table-cell office:value-type="error" office:string-value="#REF!" table:formula="of:=(([.$E27]+60*(COM.MICROSOFT.SINGLE($$SpecAttempts)+COM.MICROSOFT.SINGLE($$TapsPerSec)+COM.MICROSOFT.SINGLE($$BF))*0.005*COM.MICROSOFT.SINGLE($$AllProbArt)*COM.MICROSOFT.SINGLE($$AllProbSlash)*[.AS$33]*([.#REF!]+[.$D27])))*(1/([.$C27]+[.AS$34]))" table:style-name="ce300">
            <text:p>#BEZUG!</text:p>
          </table:table-cell>
          <table:table-cell office:value-type="error" office:string-value="#REF!" table:formula="of:=(([.$E27]+60*(COM.MICROSOFT.SINGLE($$SpecAttempts)+COM.MICROSOFT.SINGLE($$TapsPerSec)+COM.MICROSOFT.SINGLE($$BF))*0.005*COM.MICROSOFT.SINGLE($$AllProbArt)*COM.MICROSOFT.SINGLE($$AllProbSlash)*[.AT$33]*([.#REF!]+[.$D27])))*(1/([.$C27]+[.AT$34]))" table:style-name="ce300">
            <text:p>#BEZUG!</text:p>
          </table:table-cell>
          <table:table-cell office:value-type="error" office:string-value="#REF!" table:formula="of:=(([.$E27]+60*(COM.MICROSOFT.SINGLE($$SpecAttempts)+COM.MICROSOFT.SINGLE($$TapsPerSec)+COM.MICROSOFT.SINGLE($$BF))*0.005*COM.MICROSOFT.SINGLE($$AllProbArt)*COM.MICROSOFT.SINGLE($$AllProbSlash)*[.AU$33]*([.#REF!]+[.$D27])))*(1/([.$C27]+[.AU$34]))" table:style-name="ce301">
            <text:p>#BEZUG!</text:p>
          </table:table-cell>
          <table:table-cell office:value-type="error" office:string-value="#REF!" table:formula="of:=(([.$E27]+60*(COM.MICROSOFT.SINGLE($$SpecAttempts)+COM.MICROSOFT.SINGLE($$TapsPerSec)+COM.MICROSOFT.SINGLE($$BF))*0.005*COM.MICROSOFT.SINGLE($$AllProbArt)*COM.MICROSOFT.SINGLE($$AllProbSlash)*[.AV$33]*([.#REF!]+[.$D27])))*(1/([.$C27]+[.AV$34]))" table:style-name="ce373">
            <text:p>#BEZUG!</text:p>
          </table:table-cell>
          <table:table-cell office:value-type="error" office:string-value="#REF!" table:formula="of:=(([.$E27]+60*(COM.MICROSOFT.SINGLE($$SpecAttempts)+COM.MICROSOFT.SINGLE($$TapsPerSec)+COM.MICROSOFT.SINGLE($$BF))*0.005*COM.MICROSOFT.SINGLE($$AllProbArt)*COM.MICROSOFT.SINGLE($$AllProbSlash)*[.AW$33]*([.#REF!]+[.$D27])))*(1/([.$C27]+[.AW$34]))" table:style-name="ce300">
            <text:p>#BEZUG!</text:p>
          </table:table-cell>
          <table:table-cell office:value-type="error" office:string-value="#REF!" table:formula="of:=(([.$E27]+60*(COM.MICROSOFT.SINGLE($$SpecAttempts)+COM.MICROSOFT.SINGLE($$TapsPerSec)+COM.MICROSOFT.SINGLE($$BF))*0.005*COM.MICROSOFT.SINGLE($$AllProbArt)*COM.MICROSOFT.SINGLE($$AllProbSlash)*[.AX$33]*([.#REF!]+[.$D27])))*(1/([.$C27]+[.AX$34]))" table:style-name="ce300">
            <text:p>#BEZUG!</text:p>
          </table:table-cell>
          <table:table-cell office:value-type="error" office:string-value="#REF!" table:formula="of:=(([.$E27]+60*(COM.MICROSOFT.SINGLE($$SpecAttempts)+COM.MICROSOFT.SINGLE($$TapsPerSec)+COM.MICROSOFT.SINGLE($$BF))*0.005*COM.MICROSOFT.SINGLE($$AllProbArt)*COM.MICROSOFT.SINGLE($$AllProbSlash)*[.AY$33]*([.#REF!]+[.$D27])))*(1/([.$C27]+[.AY$34]))" table:style-name="ce300">
            <text:p>#BEZUG!</text:p>
          </table:table-cell>
          <table:table-cell office:value-type="error" office:string-value="#REF!" table:formula="of:=(([.$E27]+60*(COM.MICROSOFT.SINGLE($$SpecAttempts)+COM.MICROSOFT.SINGLE($$TapsPerSec)+COM.MICROSOFT.SINGLE($$BF))*0.005*COM.MICROSOFT.SINGLE($$AllProbArt)*COM.MICROSOFT.SINGLE($$AllProbSlash)*[.AZ$33]*([.#REF!]+[.$D27])))*(1/([.$C27]+[.AZ$34]))" table:style-name="ce301">
            <text:p>#BEZUG!</text:p>
          </table:table-cell>
          <table:table-cell table:style-name="ce217"/>
          <table:table-cell office:value-type="float" office:value="276" table:style-name="ce226">
            <text:p>276</text:p>
          </table:table-cell>
          <table:table-cell table:style-name="ce217"/>
          <table:table-cell table:number-columns-repeated="16297"/>
        </table:table-row>
        <table:table-row table:style-name="ro3">
          <table:table-cell office:value-type="float" office:value="23" table:style-name="ce205">
            <text:p>23</text:p>
          </table:table-cell>
          <table:table-cell office:value-type="float" office:value="21" table:style-name="ce206">
            <text:p>21</text:p>
          </table:table-cell>
          <table:table-cell office:value-type="float" office:value="155" table:style-name="ce207">
            <text:p>155</text:p>
          </table:table-cell>
          <table:table-cell office:value-type="float" office:value="1870" table:style-name="ce208">
            <text:p>1.870</text:p>
          </table:table-cell>
          <table:table-cell office:value-type="float" office:value="2.64" table:style-name="ce209">
            <text:p>2,640</text:p>
          </table:table-cell>
          <table:table-cell table:style-name="ce5"/>
          <table:table-cell office:value-type="float" office:value="23" table:style-name="ce210">
            <text:p>23</text:p>
          </table:table-cell>
          <table:table-cell office:value-type="float" office:value="24" table:style-name="ce211">
            <text:p>24</text:p>
          </table:table-cell>
          <table:table-cell office:value-type="float" office:value="178" table:style-name="ce212">
            <text:p>178</text:p>
          </table:table-cell>
          <table:table-cell office:value-type="float" office:value="26.580100000000002" table:style-name="ce213">
            <text:p>26,580</text:p>
          </table:table-cell>
          <table:table-cell table:number-columns-repeated="4" table:style-name="ce5"/>
          <table:table-cell office:value-type="float" office:value="3" table:style-name="ce418">
            <text:p>3</text:p>
          </table:table-cell>
          <table:table-cell office:value-type="float" office:value="2" table:style-name="ce418">
            <text:p>2</text:p>
          </table:table-cell>
          <table:table-cell table:style-name="ce2"/>
          <table:table-cell office:value-type="float" office:value="24" table:formula="of:=[.R26]+1" table:style-name="ce218">
            <text:p>24</text:p>
          </table:table-cell>
          <table:table-cell office:value-type="string" table:style-name="ce219">
            <text:p>79.0</text:p>
          </table:table-cell>
          <table:table-cell table:number-columns-repeated="2" table:style-name="ce2"/>
          <table:table-cell table:number-columns-repeated="3" table:style-name="ce231"/>
          <table:covered-table-cell/>
          <table:table-cell office:value-type="float" office:value="22" table:style-name="ce217">
            <text:p>22</text:p>
          </table:table-cell>
          <table:table-cell office:value-type="float" office:value="1286.7656488549617" table:formula="of:=IF([.$W$3]; [.AA64];COM.MICROSOFT.SINGLE( $$ManaPotion) * [.$E26]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66">
            <text:p>1286,8</text:p>
          </table:table-cell>
          <table:table-cell office:value-type="float" office:value="1913.3786837078296" table:formula="of:=IF([.$W$3]; [.AB64];COM.MICROSOFT.SINGLE( $$ManaPotion) * [.$E26]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30">
            <text:p>1913,4</text:p>
          </table:table-cell>
          <table:table-cell office:value-type="float" office:value="2001.0149924393952" table:formula="of:=IF([.$W$3]; [.AC64];COM.MICROSOFT.SINGLE( $$ManaPotion) * [.$E26]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30">
            <text:p>2001,0</text:p>
          </table:table-cell>
          <table:table-cell office:value-type="float" office:value="2104.3166270422821" table:formula="of:=IF([.$W$3]; [.AD64];COM.MICROSOFT.SINGLE( $$ManaPotion) * [.$E26]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30">
            <text:p>2104,3</text:p>
          </table:table-cell>
          <table:table-cell office:value-type="float" office:value="2220.4638288596529" table:formula="of:=IF([.$W$3]; [.AE64];COM.MICROSOFT.SINGLE( $$ManaPotion) * [.$E26]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33">
            <text:p>2220,5</text:p>
          </table:table-cell>
          <table:table-cell office:value-type="float" office:value="2351.1574047003937" table:formula="of:=IF([.$W$3]; [.AF64];COM.MICROSOFT.SINGLE( $$ManaPotion) * [.$E26]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65">
            <text:p>2351,2</text:p>
          </table:table-cell>
          <table:table-cell office:value-type="float" office:value="2502.8872752826237" table:formula="of:=IF([.$W$3]; [.AG64];COM.MICROSOFT.SINGLE( $$ManaPotion) * [.$E26]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33">
            <text:p>2502,9</text:p>
          </table:table-cell>
          <table:table-cell office:value-type="float" office:value="2678.2046508196727" table:formula="of:=IF([.$W$3]; [.AH64];COM.MICROSOFT.SINGLE( $$ManaPotion) * [.$E26]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33">
            <text:p>2678,2</text:p>
          </table:table-cell>
          <table:table-cell office:value-type="float" office:value="2875.4534825765722" table:formula="of:=IF([.$W$3]; [.AI64];COM.MICROSOFT.SINGLE( $$ManaPotion) * [.$E26]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33">
            <text:p>2875,5</text:p>
          </table:table-cell>
          <table:table-cell office:value-type="float" office:value="3102.0188527498017" table:formula="of:=IF([.$W$3]; [.AJ64];COM.MICROSOFT.SINGLE( $$ManaPotion) * [.$E26]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33">
            <text:p>3102,0</text:p>
          </table:table-cell>
          <table:table-cell office:value-type="float" office:value="3361.5261653267257" table:formula="of:=IF([.$W$3]; [.AK64];COM.MICROSOFT.SINGLE( $$ManaPotion) * [.$E26]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65">
            <text:p>3361,5</text:p>
          </table:table-cell>
          <table:table-cell office:value-type="float" office:value="3658.1826792556408" table:formula="of:=IF([.$W$3]; [.AL64];COM.MICROSOFT.SINGLE( $$ManaPotion) * [.$E26]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51">
            <text:p>3658,2</text:p>
          </table:table-cell>
          <table:table-cell office:value-type="float" office:value="3996.5984761501072" table:formula="of:=IF([.$W$3]; [.AM64];COM.MICROSOFT.SINGLE( $$ManaPotion) * [.$E26]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51">
            <text:p>3996,6</text:p>
          </table:table-cell>
          <table:table-cell office:value-type="float" office:value="4386.5755741981811" table:formula="of:=IF([.$W$3]; [.AN64];COM.MICROSOFT.SINGLE( $$ManaPotion) * [.$E26]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51">
            <text:p>4386,6</text:p>
          </table:table-cell>
          <table:table-cell office:value-type="float" office:value="4830.0385705783401" table:formula="of:=IF([.$W$3]; [.AO64];COM.MICROSOFT.SINGLE( $$ManaPotion) * [.$E26]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51">
            <text:p>4830,0</text:p>
          </table:table-cell>
          <table:table-cell office:value-type="float" office:value="5338.2217418440159" table:formula="of:=IF([.$W$3]; [.AP64];COM.MICROSOFT.SINGLE( $$ManaPotion) * [.$E26]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69">
            <text:p>5338,2</text:p>
          </table:table-cell>
          <table:table-cell office:value-type="float" office:value="5919.2262993743798" table:formula="of:=IF([.$W$3]; [.AQ64];COM.MICROSOFT.SINGLE( $$ManaPotion) * [.$E26]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52">
            <text:p>5919,2</text:p>
          </table:table-cell>
          <table:table-cell office:value-type="float" office:value="6586.8824880101083" table:formula="of:=IF([.$W$3]; [.AR64];COM.MICROSOFT.SINGLE( $$ManaPotion) * [.$E26]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56">
            <text:p>6586,9</text:p>
          </table:table-cell>
          <table:table-cell office:value-type="float" office:value="7351.9322454915427" table:formula="of:=IF([.$W$3]; [.AS64];COM.MICROSOFT.SINGLE( $$ManaPotion) * [.$E26]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56">
            <text:p>7351,9</text:p>
          </table:table-cell>
          <table:table-cell office:value-type="float" office:value="8226.6392840722292" table:formula="of:=IF([.$W$3]; [.AT64];COM.MICROSOFT.SINGLE( $$ManaPotion) * [.$E26]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84">
            <text:p>8226,6</text:p>
          </table:table-cell>
          <table:table-cell office:value-type="float" office:value="9224.6995743710922" table:formula="of:=IF([.$W$3]; [.AU64];COM.MICROSOFT.SINGLE( $$ManaPotion) * [.$E26]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60">
            <text:p>9224,7</text:p>
          </table:table-cell>
          <table:table-cell office:value-type="float" office:value="10370.774815116989" table:formula="of:=IF([.$W$3]; [.AV64];COM.MICROSOFT.SINGLE( $$ManaPotion) * [.$E26]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89">
            <text:p>10370,8</text:p>
          </table:table-cell>
          <table:table-cell office:value-type="float" office:value="11683.43960698591" table:formula="of:=IF([.$W$3]; [.AW64];COM.MICROSOFT.SINGLE( $$ManaPotion) * [.$E26]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94">
            <text:p>11683,4</text:p>
          </table:table-cell>
          <table:table-cell office:value-type="float" office:value="13183.506454349761" table:formula="of:=IF([.$W$3]; [.AX64];COM.MICROSOFT.SINGLE( $$ManaPotion) * [.$E26]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94">
            <text:p>13183,5</text:p>
          </table:table-cell>
          <table:table-cell office:value-type="float" office:value="14903.738267316556" table:formula="of:=IF([.$W$3]; [.AY64];COM.MICROSOFT.SINGLE( $$ManaPotion) * [.$E26]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94">
            <text:p>14903,7</text:p>
          </table:table-cell>
          <table:table-cell office:value-type="float" office:value="16871.616503271987" table:formula="of:=IF([.$W$3]; [.AZ64];COM.MICROSOFT.SINGLE( $$ManaPotion) * [.$E26]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91">
            <text:p>16871,6</text:p>
          </table:table-cell>
          <table:table-cell table:style-name="ce390"/>
          <table:table-cell office:value-type="float" office:value="134" table:formula="of:=[.C26]" table:style-name="ce247">
            <text:p>134</text:p>
          </table:table-cell>
          <table:table-cell table:style-name="ce390"/>
          <table:table-cell table:style-name="ce2"/>
          <table:table-cell table:style-name="ce217"/>
          <table:covered-table-cell/>
          <table:table-cell office:value-type="float" office:value="24" table:style-name="ce217">
            <text:p>24</text:p>
          </table:table-cell>
          <table:table-cell office:value-type="error" office:string-value="#REF!" table:formula="of:=(([.$E28]+60*(COM.MICROSOFT.SINGLE($$SpecAttempts)+COM.MICROSOFT.SINGLE($$TapsPerSec)+COM.MICROSOFT.SINGLE($$BF))*0.005*COM.MICROSOFT.SINGLE($$AllProbArt)*COM.MICROSOFT.SINGLE($$AllProbSlash)*[.AB$33]*([.#REF!]+[.$D28])))*(1/([.$C28]+[.AB$34]))" table:style-name="ce373">
            <text:p>#BEZUG!</text:p>
          </table:table-cell>
          <table:table-cell office:value-type="error" office:string-value="#REF!" table:formula="of:=(([.$E28]+60*(COM.MICROSOFT.SINGLE($$SpecAttempts)+COM.MICROSOFT.SINGLE($$TapsPerSec)+COM.MICROSOFT.SINGLE($$BF))*0.005*COM.MICROSOFT.SINGLE($$AllProbArt)*COM.MICROSOFT.SINGLE($$AllProbSlash)*[.AC$33]*([.#REF!]+[.$D28])))*(1/([.$C28]+[.AC$34]))" table:style-name="ce300">
            <text:p>#BEZUG!</text:p>
          </table:table-cell>
          <table:table-cell office:value-type="error" office:string-value="#REF!" table:formula="of:=(([.$E28]+60*(COM.MICROSOFT.SINGLE($$SpecAttempts)+COM.MICROSOFT.SINGLE($$TapsPerSec)+COM.MICROSOFT.SINGLE($$BF))*0.005*COM.MICROSOFT.SINGLE($$AllProbArt)*COM.MICROSOFT.SINGLE($$AllProbSlash)*[.AD$33]*([.#REF!]+[.$D28])))*(1/([.$C28]+[.AD$34]))" table:style-name="ce300">
            <text:p>#BEZUG!</text:p>
          </table:table-cell>
          <table:table-cell office:value-type="error" office:string-value="#REF!" table:formula="of:=(([.$E28]+60*(COM.MICROSOFT.SINGLE($$SpecAttempts)+COM.MICROSOFT.SINGLE($$TapsPerSec)+COM.MICROSOFT.SINGLE($$BF))*0.005*COM.MICROSOFT.SINGLE($$AllProbArt)*COM.MICROSOFT.SINGLE($$AllProbSlash)*[.AE$33]*([.#REF!]+[.$D28])))*(1/([.$C28]+[.AE$34]))" table:style-name="ce300">
            <text:p>#BEZUG!</text:p>
          </table:table-cell>
          <table:table-cell office:value-type="error" office:string-value="#REF!" table:formula="of:=(([.$E28]+60*(COM.MICROSOFT.SINGLE($$SpecAttempts)+COM.MICROSOFT.SINGLE($$TapsPerSec)+COM.MICROSOFT.SINGLE($$BF))*0.005*COM.MICROSOFT.SINGLE($$AllProbArt)*COM.MICROSOFT.SINGLE($$AllProbSlash)*[.AF$33]*([.#REF!]+[.$D28])))*(1/([.$C28]+[.AF$34]))" table:style-name="ce301">
            <text:p>#BEZUG!</text:p>
          </table:table-cell>
          <table:table-cell office:value-type="error" office:string-value="#REF!" table:formula="of:=(([.$E28]+60*(COM.MICROSOFT.SINGLE($$SpecAttempts)+COM.MICROSOFT.SINGLE($$TapsPerSec)+COM.MICROSOFT.SINGLE($$BF))*0.005*COM.MICROSOFT.SINGLE($$AllProbArt)*COM.MICROSOFT.SINGLE($$AllProbSlash)*[.AG$33]*([.#REF!]+[.$D28])))*(1/([.$C28]+[.AG$34]))" table:style-name="ce373">
            <text:p>#BEZUG!</text:p>
          </table:table-cell>
          <table:table-cell office:value-type="error" office:string-value="#REF!" table:formula="of:=(([.$E28]+60*(COM.MICROSOFT.SINGLE($$SpecAttempts)+COM.MICROSOFT.SINGLE($$TapsPerSec)+COM.MICROSOFT.SINGLE($$BF))*0.005*COM.MICROSOFT.SINGLE($$AllProbArt)*COM.MICROSOFT.SINGLE($$AllProbSlash)*[.AH$33]*([.#REF!]+[.$D28])))*(1/([.$C28]+[.AH$34]))" table:style-name="ce300">
            <text:p>#BEZUG!</text:p>
          </table:table-cell>
          <table:table-cell office:value-type="error" office:string-value="#REF!" table:formula="of:=(([.$E28]+60*(COM.MICROSOFT.SINGLE($$SpecAttempts)+COM.MICROSOFT.SINGLE($$TapsPerSec)+COM.MICROSOFT.SINGLE($$BF))*0.005*COM.MICROSOFT.SINGLE($$AllProbArt)*COM.MICROSOFT.SINGLE($$AllProbSlash)*[.AI$33]*([.#REF!]+[.$D28])))*(1/([.$C28]+[.AI$34]))" table:style-name="ce300">
            <text:p>#BEZUG!</text:p>
          </table:table-cell>
          <table:table-cell office:value-type="error" office:string-value="#REF!" table:formula="of:=(([.$E28]+60*(COM.MICROSOFT.SINGLE($$SpecAttempts)+COM.MICROSOFT.SINGLE($$TapsPerSec)+COM.MICROSOFT.SINGLE($$BF))*0.005*COM.MICROSOFT.SINGLE($$AllProbArt)*COM.MICROSOFT.SINGLE($$AllProbSlash)*[.AJ$33]*([.#REF!]+[.$D28])))*(1/([.$C28]+[.AJ$34]))" table:style-name="ce300">
            <text:p>#BEZUG!</text:p>
          </table:table-cell>
          <table:table-cell office:value-type="error" office:string-value="#REF!" table:formula="of:=(([.$E28]+60*(COM.MICROSOFT.SINGLE($$SpecAttempts)+COM.MICROSOFT.SINGLE($$TapsPerSec)+COM.MICROSOFT.SINGLE($$BF))*0.005*COM.MICROSOFT.SINGLE($$AllProbArt)*COM.MICROSOFT.SINGLE($$AllProbSlash)*[.AK$33]*([.#REF!]+[.$D28])))*(1/([.$C28]+[.AK$34]))" table:style-name="ce301">
            <text:p>#BEZUG!</text:p>
          </table:table-cell>
          <table:table-cell office:value-type="error" office:string-value="#REF!" table:formula="of:=(([.$E28]+60*(COM.MICROSOFT.SINGLE($$SpecAttempts)+COM.MICROSOFT.SINGLE($$TapsPerSec)+COM.MICROSOFT.SINGLE($$BF))*0.005*COM.MICROSOFT.SINGLE($$AllProbArt)*COM.MICROSOFT.SINGLE($$AllProbSlash)*[.AL$33]*([.#REF!]+[.$D28])))*(1/([.$C28]+[.AL$34]))" table:style-name="ce373">
            <text:p>#BEZUG!</text:p>
          </table:table-cell>
          <table:table-cell office:value-type="error" office:string-value="#REF!" table:formula="of:=(([.$E28]+60*(COM.MICROSOFT.SINGLE($$SpecAttempts)+COM.MICROSOFT.SINGLE($$TapsPerSec)+COM.MICROSOFT.SINGLE($$BF))*0.005*COM.MICROSOFT.SINGLE($$AllProbArt)*COM.MICROSOFT.SINGLE($$AllProbSlash)*[.AM$33]*([.#REF!]+[.$D28])))*(1/([.$C28]+[.AM$34]))" table:style-name="ce300">
            <text:p>#BEZUG!</text:p>
          </table:table-cell>
          <table:table-cell office:value-type="error" office:string-value="#REF!" table:formula="of:=(([.$E28]+60*(COM.MICROSOFT.SINGLE($$SpecAttempts)+COM.MICROSOFT.SINGLE($$TapsPerSec)+COM.MICROSOFT.SINGLE($$BF))*0.005*COM.MICROSOFT.SINGLE($$AllProbArt)*COM.MICROSOFT.SINGLE($$AllProbSlash)*[.AN$33]*([.#REF!]+[.$D28])))*(1/([.$C28]+[.AN$34]))" table:style-name="ce300">
            <text:p>#BEZUG!</text:p>
          </table:table-cell>
          <table:table-cell office:value-type="error" office:string-value="#REF!" table:formula="of:=(([.$E28]+60*(COM.MICROSOFT.SINGLE($$SpecAttempts)+COM.MICROSOFT.SINGLE($$TapsPerSec)+COM.MICROSOFT.SINGLE($$BF))*0.005*COM.MICROSOFT.SINGLE($$AllProbArt)*COM.MICROSOFT.SINGLE($$AllProbSlash)*[.AO$33]*([.#REF!]+[.$D28])))*(1/([.$C28]+[.AO$34]))" table:style-name="ce300">
            <text:p>#BEZUG!</text:p>
          </table:table-cell>
          <table:table-cell office:value-type="error" office:string-value="#REF!" table:formula="of:=(([.$E28]+60*(COM.MICROSOFT.SINGLE($$SpecAttempts)+COM.MICROSOFT.SINGLE($$TapsPerSec)+COM.MICROSOFT.SINGLE($$BF))*0.005*COM.MICROSOFT.SINGLE($$AllProbArt)*COM.MICROSOFT.SINGLE($$AllProbSlash)*[.AP$33]*([.#REF!]+[.$D28])))*(1/([.$C28]+[.AP$34]))" table:style-name="ce301">
            <text:p>#BEZUG!</text:p>
          </table:table-cell>
          <table:table-cell office:value-type="error" office:string-value="#REF!" table:formula="of:=(([.$E28]+60*(COM.MICROSOFT.SINGLE($$SpecAttempts)+COM.MICROSOFT.SINGLE($$TapsPerSec)+COM.MICROSOFT.SINGLE($$BF))*0.005*COM.MICROSOFT.SINGLE($$AllProbArt)*COM.MICROSOFT.SINGLE($$AllProbSlash)*[.AQ$33]*([.#REF!]+[.$D28])))*(1/([.$C28]+[.AQ$34]))" table:style-name="ce373">
            <text:p>#BEZUG!</text:p>
          </table:table-cell>
          <table:table-cell office:value-type="error" office:string-value="#REF!" table:formula="of:=(([.$E28]+60*(COM.MICROSOFT.SINGLE($$SpecAttempts)+COM.MICROSOFT.SINGLE($$TapsPerSec)+COM.MICROSOFT.SINGLE($$BF))*0.005*COM.MICROSOFT.SINGLE($$AllProbArt)*COM.MICROSOFT.SINGLE($$AllProbSlash)*[.AR$33]*([.#REF!]+[.$D28])))*(1/([.$C28]+[.AR$34]))" table:style-name="ce300">
            <text:p>#BEZUG!</text:p>
          </table:table-cell>
          <table:table-cell office:value-type="error" office:string-value="#REF!" table:formula="of:=(([.$E28]+60*(COM.MICROSOFT.SINGLE($$SpecAttempts)+COM.MICROSOFT.SINGLE($$TapsPerSec)+COM.MICROSOFT.SINGLE($$BF))*0.005*COM.MICROSOFT.SINGLE($$AllProbArt)*COM.MICROSOFT.SINGLE($$AllProbSlash)*[.AS$33]*([.#REF!]+[.$D28])))*(1/([.$C28]+[.AS$34]))" table:style-name="ce300">
            <text:p>#BEZUG!</text:p>
          </table:table-cell>
          <table:table-cell office:value-type="error" office:string-value="#REF!" table:formula="of:=(([.$E28]+60*(COM.MICROSOFT.SINGLE($$SpecAttempts)+COM.MICROSOFT.SINGLE($$TapsPerSec)+COM.MICROSOFT.SINGLE($$BF))*0.005*COM.MICROSOFT.SINGLE($$AllProbArt)*COM.MICROSOFT.SINGLE($$AllProbSlash)*[.AT$33]*([.#REF!]+[.$D28])))*(1/([.$C28]+[.AT$34]))" table:style-name="ce300">
            <text:p>#BEZUG!</text:p>
          </table:table-cell>
          <table:table-cell office:value-type="error" office:string-value="#REF!" table:formula="of:=(([.$E28]+60*(COM.MICROSOFT.SINGLE($$SpecAttempts)+COM.MICROSOFT.SINGLE($$TapsPerSec)+COM.MICROSOFT.SINGLE($$BF))*0.005*COM.MICROSOFT.SINGLE($$AllProbArt)*COM.MICROSOFT.SINGLE($$AllProbSlash)*[.AU$33]*([.#REF!]+[.$D28])))*(1/([.$C28]+[.AU$34]))" table:style-name="ce301">
            <text:p>#BEZUG!</text:p>
          </table:table-cell>
          <table:table-cell office:value-type="error" office:string-value="#REF!" table:formula="of:=(([.$E28]+60*(COM.MICROSOFT.SINGLE($$SpecAttempts)+COM.MICROSOFT.SINGLE($$TapsPerSec)+COM.MICROSOFT.SINGLE($$BF))*0.005*COM.MICROSOFT.SINGLE($$AllProbArt)*COM.MICROSOFT.SINGLE($$AllProbSlash)*[.AV$33]*([.#REF!]+[.$D28])))*(1/([.$C28]+[.AV$34]))" table:style-name="ce373">
            <text:p>#BEZUG!</text:p>
          </table:table-cell>
          <table:table-cell office:value-type="error" office:string-value="#REF!" table:formula="of:=(([.$E28]+60*(COM.MICROSOFT.SINGLE($$SpecAttempts)+COM.MICROSOFT.SINGLE($$TapsPerSec)+COM.MICROSOFT.SINGLE($$BF))*0.005*COM.MICROSOFT.SINGLE($$AllProbArt)*COM.MICROSOFT.SINGLE($$AllProbSlash)*[.AW$33]*([.#REF!]+[.$D28])))*(1/([.$C28]+[.AW$34]))" table:style-name="ce300">
            <text:p>#BEZUG!</text:p>
          </table:table-cell>
          <table:table-cell office:value-type="error" office:string-value="#REF!" table:formula="of:=(([.$E28]+60*(COM.MICROSOFT.SINGLE($$SpecAttempts)+COM.MICROSOFT.SINGLE($$TapsPerSec)+COM.MICROSOFT.SINGLE($$BF))*0.005*COM.MICROSOFT.SINGLE($$AllProbArt)*COM.MICROSOFT.SINGLE($$AllProbSlash)*[.AX$33]*([.#REF!]+[.$D28])))*(1/([.$C28]+[.AX$34]))" table:style-name="ce300">
            <text:p>#BEZUG!</text:p>
          </table:table-cell>
          <table:table-cell office:value-type="error" office:string-value="#REF!" table:formula="of:=(([.$E28]+60*(COM.MICROSOFT.SINGLE($$SpecAttempts)+COM.MICROSOFT.SINGLE($$TapsPerSec)+COM.MICROSOFT.SINGLE($$BF))*0.005*COM.MICROSOFT.SINGLE($$AllProbArt)*COM.MICROSOFT.SINGLE($$AllProbSlash)*[.AY$33]*([.#REF!]+[.$D28])))*(1/([.$C28]+[.AY$34]))" table:style-name="ce300">
            <text:p>#BEZUG!</text:p>
          </table:table-cell>
          <table:table-cell office:value-type="error" office:string-value="#REF!" table:formula="of:=(([.$E28]+60*(COM.MICROSOFT.SINGLE($$SpecAttempts)+COM.MICROSOFT.SINGLE($$TapsPerSec)+COM.MICROSOFT.SINGLE($$BF))*0.005*COM.MICROSOFT.SINGLE($$AllProbArt)*COM.MICROSOFT.SINGLE($$AllProbSlash)*[.AZ$33]*([.#REF!]+[.$D28])))*(1/([.$C28]+[.AZ$34]))" table:style-name="ce301">
            <text:p>#BEZUG!</text:p>
          </table:table-cell>
          <table:table-cell table:style-name="ce217"/>
          <table:table-cell office:value-type="float" office:value="319" table:style-name="ce226">
            <text:p>319</text:p>
          </table:table-cell>
          <table:table-cell table:style-name="ce217"/>
          <table:table-cell table:number-columns-repeated="16297"/>
        </table:table-row>
        <table:table-row table:style-name="ro3">
          <table:table-cell office:value-type="float" office:value="24" table:style-name="ce205">
            <text:p>24</text:p>
          </table:table-cell>
          <table:table-cell office:value-type="float" office:value="24" table:style-name="ce206">
            <text:p>24</text:p>
          </table:table-cell>
          <table:table-cell office:value-type="float" office:value="179" table:style-name="ce207">
            <text:p>179</text:p>
          </table:table-cell>
          <table:table-cell office:value-type="float" office:value="2295" table:style-name="ce208">
            <text:p>2.295</text:p>
          </table:table-cell>
          <table:table-cell office:value-type="float" office:value="2.71" table:style-name="ce209">
            <text:p>2,710</text:p>
          </table:table-cell>
          <table:table-cell table:style-name="ce5"/>
          <table:table-cell office:value-type="float" office:value="24" table:style-name="ce210">
            <text:p>24</text:p>
          </table:table-cell>
          <table:table-cell office:value-type="float" office:value="28" table:style-name="ce211">
            <text:p>28</text:p>
          </table:table-cell>
          <table:table-cell office:value-type="float" office:value="206" table:style-name="ce212">
            <text:p>206</text:p>
          </table:table-cell>
          <table:table-cell office:value-type="float" office:value="30.423500000000001" table:style-name="ce213">
            <text:p>30,424</text:p>
          </table:table-cell>
          <table:table-cell table:number-columns-repeated="4" table:style-name="ce5"/>
          <table:table-cell table:number-columns-repeated="2" table:style-name="ce2"/>
          <table:table-cell table:style-name="ce5"/>
          <table:table-cell office:value-type="float" office:value="25" table:formula="of:=[.R27]+1" table:style-name="ce218">
            <text:p>25</text:p>
          </table:table-cell>
          <table:table-cell office:value-type="string" table:style-name="ce219">
            <text:p>84.0</text:p>
          </table:table-cell>
          <table:table-cell table:number-columns-repeated="2" table:style-name="ce5"/>
          <table:table-cell table:number-columns-repeated="3" table:style-name="ce231"/>
          <table:covered-table-cell/>
          <table:table-cell office:value-type="float" office:value="23" table:style-name="ce217">
            <text:p>23</text:p>
          </table:table-cell>
          <table:table-cell office:value-type="float" office:value="1321.8137404580152" table:formula="of:=IF([.$W$3]; [.AA65];COM.MICROSOFT.SINGLE( $$ManaPotion) * [.$E27]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67">
            <text:p>1321,8</text:p>
          </table:table-cell>
          <table:table-cell office:value-type="float" office:value="1965.4940564158253" table:formula="of:=IF([.$W$3]; [.AB65];COM.MICROSOFT.SINGLE( $$ManaPotion) * [.$E27]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33">
            <text:p>1965,5</text:p>
          </table:table-cell>
          <table:table-cell office:value-type="float" office:value="2055.5173463190677" table:formula="of:=IF([.$W$3]; [.AC65];COM.MICROSOFT.SINGLE( $$ManaPotion) * [.$E27]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33">
            <text:p>2055,5</text:p>
          </table:table-cell>
          <table:table-cell office:value-type="float" office:value="2161.632644121255" table:formula="of:=IF([.$W$3]; [.AD65];COM.MICROSOFT.SINGLE( $$ManaPotion) * [.$E27]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33">
            <text:p>2161,6</text:p>
          </table:table-cell>
          <table:table-cell office:value-type="float" office:value="2280.9433884005775" table:formula="of:=IF([.$W$3]; [.AE65];COM.MICROSOFT.SINGLE( $$ManaPotion) * [.$E27]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51">
            <text:p>2280,9</text:p>
          </table:table-cell>
          <table:table-cell office:value-type="float" office:value="2415.1967114432064" table:formula="of:=IF([.$W$3]; [.AF65];COM.MICROSOFT.SINGLE( $$ManaPotion) * [.$E27]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72">
            <text:p>2415,2</text:p>
          </table:table-cell>
          <table:table-cell office:value-type="float" office:value="2571.0593022358476" table:formula="of:=IF([.$W$3]; [.AG65];COM.MICROSOFT.SINGLE( $$ManaPotion) * [.$E27]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51">
            <text:p>2571,1</text:p>
          </table:table-cell>
          <table:table-cell office:value-type="float" office:value="2751.1518592077573" table:formula="of:=IF([.$W$3]; [.AH65];COM.MICROSOFT.SINGLE( $$ManaPotion) * [.$E27]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51">
            <text:p>2751,2</text:p>
          </table:table-cell>
          <table:table-cell office:value-type="float" office:value="2953.7732272381913" table:formula="of:=IF([.$W$3]; [.AI65];COM.MICROSOFT.SINGLE( $$ManaPotion) * [.$E27]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51">
            <text:p>2953,8</text:p>
          </table:table-cell>
          <table:table-cell office:value-type="float" office:value="3186.5096386223649" table:formula="of:=IF([.$W$3]; [.AJ65];COM.MICROSOFT.SINGLE( $$ManaPotion) * [.$E27]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51">
            <text:p>3186,5</text:p>
          </table:table-cell>
          <table:table-cell office:value-type="float" office:value="3453.0852437597496" table:formula="of:=IF([.$W$3]; [.AK65];COM.MICROSOFT.SINGLE( $$ManaPotion) * [.$E27]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72">
            <text:p>3453,1</text:p>
          </table:table-cell>
          <table:table-cell office:value-type="float" office:value="3757.8218962003471" table:formula="of:=IF([.$W$3]; [.AL65];COM.MICROSOFT.SINGLE( $$ManaPotion) * [.$E27]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52">
            <text:p>3757,8</text:p>
          </table:table-cell>
          <table:table-cell office:value-type="float" office:value="4105.4552439829904" table:formula="of:=IF([.$W$3]; [.AM65];COM.MICROSOFT.SINGLE( $$ManaPotion) * [.$E27]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52">
            <text:p>4105,5</text:p>
          </table:table-cell>
          <table:table-cell office:value-type="float" office:value="4506.0542863358751" table:formula="of:=IF([.$W$3]; [.AN65];COM.MICROSOFT.SINGLE( $$ManaPotion) * [.$E27]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52">
            <text:p>4506,1</text:p>
          </table:table-cell>
          <table:table-cell office:value-type="float" office:value="4961.5960413723033" table:formula="of:=IF([.$W$3]; [.AO65];COM.MICROSOFT.SINGLE( $$ManaPotion) * [.$E27]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56">
            <text:p>4961,6</text:p>
          </table:table-cell>
          <table:table-cell office:value-type="float" office:value="5483.6207776140873" table:formula="of:=IF([.$W$3]; [.AP65];COM.MICROSOFT.SINGLE( $$ManaPotion) * [.$E27]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81">
            <text:p>5483,6</text:p>
          </table:table-cell>
          <table:table-cell office:value-type="float" office:value="6080.4503620032547" table:formula="of:=IF([.$W$3]; [.AQ65];COM.MICROSOFT.SINGLE( $$ManaPotion) * [.$E27]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56">
            <text:p>6080,5</text:p>
          </table:table-cell>
          <table:table-cell office:value-type="float" office:value="6766.2917386562985" table:formula="of:=IF([.$W$3]; [.AR65];COM.MICROSOFT.SINGLE( $$ManaPotion) * [.$E27]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84">
            <text:p>6766,3</text:p>
          </table:table-cell>
          <table:table-cell office:value-type="float" office:value="7552.1794272753596" table:formula="of:=IF([.$W$3]; [.AS65];COM.MICROSOFT.SINGLE( $$ManaPotion) * [.$E27]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92">
            <text:p>7552,2</text:p>
          </table:table-cell>
          <table:table-cell office:value-type="float" office:value="8450.7111711870366" table:formula="of:=IF([.$W$3]; [.AT65];COM.MICROSOFT.SINGLE( $$ManaPotion) * [.$E27]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92">
            <text:p>8450,7</text:p>
          </table:table-cell>
          <table:table-cell office:value-type="float" office:value="9475.9559830115504" table:formula="of:=IF([.$W$3]; [.AU65];COM.MICROSOFT.SINGLE( $$ManaPotion) * [.$E27]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93">
            <text:p>9476,0</text:p>
          </table:table-cell>
          <table:table-cell office:value-type="float" office:value="10653.247280898386" table:formula="of:=IF([.$W$3]; [.AV65];COM.MICROSOFT.SINGLE( $$ManaPotion) * [.$E27]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94">
            <text:p>10653,2</text:p>
          </table:table-cell>
          <table:table-cell office:value-type="float" office:value="12001.665588499147" table:formula="of:=IF([.$W$3]; [.AW65];COM.MICROSOFT.SINGLE( $$ManaPotion) * [.$E27]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94">
            <text:p>12001,7</text:p>
          </table:table-cell>
          <table:table-cell office:value-type="float" office:value="13542.590287736721" table:formula="of:=IF([.$W$3]; [.AX65];COM.MICROSOFT.SINGLE( $$ManaPotion) * [.$E27]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94">
            <text:p>13542,6</text:p>
          </table:table-cell>
          <table:table-cell office:value-type="float" office:value="15309.676663702612" table:formula="of:=IF([.$W$3]; [.AY65];COM.MICROSOFT.SINGLE( $$ManaPotion) * [.$E27]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94">
            <text:p>15309,7</text:p>
          </table:table-cell>
          <table:table-cell office:value-type="float" office:value="17331.154695968115" table:formula="of:=IF([.$W$3]; [.AZ65];COM.MICROSOFT.SINGLE( $$ManaPotion) * [.$E27]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91">
            <text:p>17331,2</text:p>
          </table:table-cell>
          <table:table-cell table:style-name="ce217"/>
          <table:table-cell office:value-type="float" office:value="155" table:formula="of:=[.C27]" table:style-name="ce247">
            <text:p>155</text:p>
          </table:table-cell>
          <table:table-cell table:style-name="ce217"/>
          <table:table-cell table:style-name="ce3"/>
          <table:table-cell table:style-name="ce390"/>
          <table:covered-table-cell/>
          <table:table-cell office:value-type="float" office:value="25" table:style-name="ce217">
            <text:p>25</text:p>
          </table:table-cell>
          <table:table-cell office:value-type="error" office:string-value="#REF!" table:formula="of:=(([.$E29]+60*(COM.MICROSOFT.SINGLE($$SpecAttempts)+COM.MICROSOFT.SINGLE($$TapsPerSec)+COM.MICROSOFT.SINGLE($$BF))*0.005*COM.MICROSOFT.SINGLE($$AllProbArt)*COM.MICROSOFT.SINGLE($$AllProbSlash)*[.AB$33]*([.#REF!]+[.$D29])))*(1/([.$C29]+[.AB$34]))" table:style-name="ce417">
            <text:p>#BEZUG!</text:p>
          </table:table-cell>
          <table:table-cell office:value-type="error" office:string-value="#REF!" table:formula="of:=(([.$E29]+60*(COM.MICROSOFT.SINGLE($$SpecAttempts)+COM.MICROSOFT.SINGLE($$TapsPerSec)+COM.MICROSOFT.SINGLE($$BF))*0.005*COM.MICROSOFT.SINGLE($$AllProbArt)*COM.MICROSOFT.SINGLE($$AllProbSlash)*[.AC$33]*([.#REF!]+[.$D29])))*(1/([.$C29]+[.AC$34]))" table:style-name="ce362">
            <text:p>#BEZUG!</text:p>
          </table:table-cell>
          <table:table-cell office:value-type="error" office:string-value="#REF!" table:formula="of:=(([.$E29]+60*(COM.MICROSOFT.SINGLE($$SpecAttempts)+COM.MICROSOFT.SINGLE($$TapsPerSec)+COM.MICROSOFT.SINGLE($$BF))*0.005*COM.MICROSOFT.SINGLE($$AllProbArt)*COM.MICROSOFT.SINGLE($$AllProbSlash)*[.AD$33]*([.#REF!]+[.$D29])))*(1/([.$C29]+[.AD$34]))" table:style-name="ce362">
            <text:p>#BEZUG!</text:p>
          </table:table-cell>
          <table:table-cell office:value-type="error" office:string-value="#REF!" table:formula="of:=(([.$E29]+60*(COM.MICROSOFT.SINGLE($$SpecAttempts)+COM.MICROSOFT.SINGLE($$TapsPerSec)+COM.MICROSOFT.SINGLE($$BF))*0.005*COM.MICROSOFT.SINGLE($$AllProbArt)*COM.MICROSOFT.SINGLE($$AllProbSlash)*[.AE$33]*([.#REF!]+[.$D29])))*(1/([.$C29]+[.AE$34]))" table:style-name="ce362">
            <text:p>#BEZUG!</text:p>
          </table:table-cell>
          <table:table-cell office:value-type="error" office:string-value="#REF!" table:formula="of:=(([.$E29]+60*(COM.MICROSOFT.SINGLE($$SpecAttempts)+COM.MICROSOFT.SINGLE($$TapsPerSec)+COM.MICROSOFT.SINGLE($$BF))*0.005*COM.MICROSOFT.SINGLE($$AllProbArt)*COM.MICROSOFT.SINGLE($$AllProbSlash)*[.AF$33]*([.#REF!]+[.$D29])))*(1/([.$C29]+[.AF$34]))" table:style-name="ce363">
            <text:p>#BEZUG!</text:p>
          </table:table-cell>
          <table:table-cell office:value-type="error" office:string-value="#REF!" table:formula="of:=(([.$E29]+60*(COM.MICROSOFT.SINGLE($$SpecAttempts)+COM.MICROSOFT.SINGLE($$TapsPerSec)+COM.MICROSOFT.SINGLE($$BF))*0.005*COM.MICROSOFT.SINGLE($$AllProbArt)*COM.MICROSOFT.SINGLE($$AllProbSlash)*[.AG$33]*([.#REF!]+[.$D29])))*(1/([.$C29]+[.AG$34]))" table:style-name="ce417">
            <text:p>#BEZUG!</text:p>
          </table:table-cell>
          <table:table-cell office:value-type="error" office:string-value="#REF!" table:formula="of:=(([.$E29]+60*(COM.MICROSOFT.SINGLE($$SpecAttempts)+COM.MICROSOFT.SINGLE($$TapsPerSec)+COM.MICROSOFT.SINGLE($$BF))*0.005*COM.MICROSOFT.SINGLE($$AllProbArt)*COM.MICROSOFT.SINGLE($$AllProbSlash)*[.AH$33]*([.#REF!]+[.$D29])))*(1/([.$C29]+[.AH$34]))" table:style-name="ce362">
            <text:p>#BEZUG!</text:p>
          </table:table-cell>
          <table:table-cell office:value-type="error" office:string-value="#REF!" table:formula="of:=(([.$E29]+60*(COM.MICROSOFT.SINGLE($$SpecAttempts)+COM.MICROSOFT.SINGLE($$TapsPerSec)+COM.MICROSOFT.SINGLE($$BF))*0.005*COM.MICROSOFT.SINGLE($$AllProbArt)*COM.MICROSOFT.SINGLE($$AllProbSlash)*[.AI$33]*([.#REF!]+[.$D29])))*(1/([.$C29]+[.AI$34]))" table:style-name="ce362">
            <text:p>#BEZUG!</text:p>
          </table:table-cell>
          <table:table-cell office:value-type="error" office:string-value="#REF!" table:formula="of:=(([.$E29]+60*(COM.MICROSOFT.SINGLE($$SpecAttempts)+COM.MICROSOFT.SINGLE($$TapsPerSec)+COM.MICROSOFT.SINGLE($$BF))*0.005*COM.MICROSOFT.SINGLE($$AllProbArt)*COM.MICROSOFT.SINGLE($$AllProbSlash)*[.AJ$33]*([.#REF!]+[.$D29])))*(1/([.$C29]+[.AJ$34]))" table:style-name="ce362">
            <text:p>#BEZUG!</text:p>
          </table:table-cell>
          <table:table-cell office:value-type="error" office:string-value="#REF!" table:formula="of:=(([.$E29]+60*(COM.MICROSOFT.SINGLE($$SpecAttempts)+COM.MICROSOFT.SINGLE($$TapsPerSec)+COM.MICROSOFT.SINGLE($$BF))*0.005*COM.MICROSOFT.SINGLE($$AllProbArt)*COM.MICROSOFT.SINGLE($$AllProbSlash)*[.AK$33]*([.#REF!]+[.$D29])))*(1/([.$C29]+[.AK$34]))" table:style-name="ce363">
            <text:p>#BEZUG!</text:p>
          </table:table-cell>
          <table:table-cell office:value-type="error" office:string-value="#REF!" table:formula="of:=(([.$E29]+60*(COM.MICROSOFT.SINGLE($$SpecAttempts)+COM.MICROSOFT.SINGLE($$TapsPerSec)+COM.MICROSOFT.SINGLE($$BF))*0.005*COM.MICROSOFT.SINGLE($$AllProbArt)*COM.MICROSOFT.SINGLE($$AllProbSlash)*[.AL$33]*([.#REF!]+[.$D29])))*(1/([.$C29]+[.AL$34]))" table:style-name="ce417">
            <text:p>#BEZUG!</text:p>
          </table:table-cell>
          <table:table-cell office:value-type="error" office:string-value="#REF!" table:formula="of:=(([.$E29]+60*(COM.MICROSOFT.SINGLE($$SpecAttempts)+COM.MICROSOFT.SINGLE($$TapsPerSec)+COM.MICROSOFT.SINGLE($$BF))*0.005*COM.MICROSOFT.SINGLE($$AllProbArt)*COM.MICROSOFT.SINGLE($$AllProbSlash)*[.AM$33]*([.#REF!]+[.$D29])))*(1/([.$C29]+[.AM$34]))" table:style-name="ce362">
            <text:p>#BEZUG!</text:p>
          </table:table-cell>
          <table:table-cell office:value-type="error" office:string-value="#REF!" table:formula="of:=(([.$E29]+60*(COM.MICROSOFT.SINGLE($$SpecAttempts)+COM.MICROSOFT.SINGLE($$TapsPerSec)+COM.MICROSOFT.SINGLE($$BF))*0.005*COM.MICROSOFT.SINGLE($$AllProbArt)*COM.MICROSOFT.SINGLE($$AllProbSlash)*[.AN$33]*([.#REF!]+[.$D29])))*(1/([.$C29]+[.AN$34]))" table:style-name="ce362">
            <text:p>#BEZUG!</text:p>
          </table:table-cell>
          <table:table-cell office:value-type="error" office:string-value="#REF!" table:formula="of:=(([.$E29]+60*(COM.MICROSOFT.SINGLE($$SpecAttempts)+COM.MICROSOFT.SINGLE($$TapsPerSec)+COM.MICROSOFT.SINGLE($$BF))*0.005*COM.MICROSOFT.SINGLE($$AllProbArt)*COM.MICROSOFT.SINGLE($$AllProbSlash)*[.AO$33]*([.#REF!]+[.$D29])))*(1/([.$C29]+[.AO$34]))" table:style-name="ce362">
            <text:p>#BEZUG!</text:p>
          </table:table-cell>
          <table:table-cell office:value-type="error" office:string-value="#REF!" table:formula="of:=(([.$E29]+60*(COM.MICROSOFT.SINGLE($$SpecAttempts)+COM.MICROSOFT.SINGLE($$TapsPerSec)+COM.MICROSOFT.SINGLE($$BF))*0.005*COM.MICROSOFT.SINGLE($$AllProbArt)*COM.MICROSOFT.SINGLE($$AllProbSlash)*[.AP$33]*([.#REF!]+[.$D29])))*(1/([.$C29]+[.AP$34]))" table:style-name="ce363">
            <text:p>#BEZUG!</text:p>
          </table:table-cell>
          <table:table-cell office:value-type="error" office:string-value="#REF!" table:formula="of:=(([.$E29]+60*(COM.MICROSOFT.SINGLE($$SpecAttempts)+COM.MICROSOFT.SINGLE($$TapsPerSec)+COM.MICROSOFT.SINGLE($$BF))*0.005*COM.MICROSOFT.SINGLE($$AllProbArt)*COM.MICROSOFT.SINGLE($$AllProbSlash)*[.AQ$33]*([.#REF!]+[.$D29])))*(1/([.$C29]+[.AQ$34]))" table:style-name="ce417">
            <text:p>#BEZUG!</text:p>
          </table:table-cell>
          <table:table-cell office:value-type="error" office:string-value="#REF!" table:formula="of:=(([.$E29]+60*(COM.MICROSOFT.SINGLE($$SpecAttempts)+COM.MICROSOFT.SINGLE($$TapsPerSec)+COM.MICROSOFT.SINGLE($$BF))*0.005*COM.MICROSOFT.SINGLE($$AllProbArt)*COM.MICROSOFT.SINGLE($$AllProbSlash)*[.AR$33]*([.#REF!]+[.$D29])))*(1/([.$C29]+[.AR$34]))" table:style-name="ce362">
            <text:p>#BEZUG!</text:p>
          </table:table-cell>
          <table:table-cell office:value-type="error" office:string-value="#REF!" table:formula="of:=(([.$E29]+60*(COM.MICROSOFT.SINGLE($$SpecAttempts)+COM.MICROSOFT.SINGLE($$TapsPerSec)+COM.MICROSOFT.SINGLE($$BF))*0.005*COM.MICROSOFT.SINGLE($$AllProbArt)*COM.MICROSOFT.SINGLE($$AllProbSlash)*[.AS$33]*([.#REF!]+[.$D29])))*(1/([.$C29]+[.AS$34]))" table:style-name="ce362">
            <text:p>#BEZUG!</text:p>
          </table:table-cell>
          <table:table-cell office:value-type="error" office:string-value="#REF!" table:formula="of:=(([.$E29]+60*(COM.MICROSOFT.SINGLE($$SpecAttempts)+COM.MICROSOFT.SINGLE($$TapsPerSec)+COM.MICROSOFT.SINGLE($$BF))*0.005*COM.MICROSOFT.SINGLE($$AllProbArt)*COM.MICROSOFT.SINGLE($$AllProbSlash)*[.AT$33]*([.#REF!]+[.$D29])))*(1/([.$C29]+[.AT$34]))" table:style-name="ce362">
            <text:p>#BEZUG!</text:p>
          </table:table-cell>
          <table:table-cell office:value-type="error" office:string-value="#REF!" table:formula="of:=(([.$E29]+60*(COM.MICROSOFT.SINGLE($$SpecAttempts)+COM.MICROSOFT.SINGLE($$TapsPerSec)+COM.MICROSOFT.SINGLE($$BF))*0.005*COM.MICROSOFT.SINGLE($$AllProbArt)*COM.MICROSOFT.SINGLE($$AllProbSlash)*[.AU$33]*([.#REF!]+[.$D29])))*(1/([.$C29]+[.AU$34]))" table:style-name="ce363">
            <text:p>#BEZUG!</text:p>
          </table:table-cell>
          <table:table-cell office:value-type="error" office:string-value="#REF!" table:formula="of:=(([.$E29]+60*(COM.MICROSOFT.SINGLE($$SpecAttempts)+COM.MICROSOFT.SINGLE($$TapsPerSec)+COM.MICROSOFT.SINGLE($$BF))*0.005*COM.MICROSOFT.SINGLE($$AllProbArt)*COM.MICROSOFT.SINGLE($$AllProbSlash)*[.AV$33]*([.#REF!]+[.$D29])))*(1/([.$C29]+[.AV$34]))" table:style-name="ce417">
            <text:p>#BEZUG!</text:p>
          </table:table-cell>
          <table:table-cell office:value-type="error" office:string-value="#REF!" table:formula="of:=(([.$E29]+60*(COM.MICROSOFT.SINGLE($$SpecAttempts)+COM.MICROSOFT.SINGLE($$TapsPerSec)+COM.MICROSOFT.SINGLE($$BF))*0.005*COM.MICROSOFT.SINGLE($$AllProbArt)*COM.MICROSOFT.SINGLE($$AllProbSlash)*[.AW$33]*([.#REF!]+[.$D29])))*(1/([.$C29]+[.AW$34]))" table:style-name="ce362">
            <text:p>#BEZUG!</text:p>
          </table:table-cell>
          <table:table-cell office:value-type="error" office:string-value="#REF!" table:formula="of:=(([.$E29]+60*(COM.MICROSOFT.SINGLE($$SpecAttempts)+COM.MICROSOFT.SINGLE($$TapsPerSec)+COM.MICROSOFT.SINGLE($$BF))*0.005*COM.MICROSOFT.SINGLE($$AllProbArt)*COM.MICROSOFT.SINGLE($$AllProbSlash)*[.AX$33]*([.#REF!]+[.$D29])))*(1/([.$C29]+[.AX$34]))" table:style-name="ce362">
            <text:p>#BEZUG!</text:p>
          </table:table-cell>
          <table:table-cell office:value-type="error" office:string-value="#REF!" table:formula="of:=(([.$E29]+60*(COM.MICROSOFT.SINGLE($$SpecAttempts)+COM.MICROSOFT.SINGLE($$TapsPerSec)+COM.MICROSOFT.SINGLE($$BF))*0.005*COM.MICROSOFT.SINGLE($$AllProbArt)*COM.MICROSOFT.SINGLE($$AllProbSlash)*[.AY$33]*([.#REF!]+[.$D29])))*(1/([.$C29]+[.AY$34]))" table:style-name="ce362">
            <text:p>#BEZUG!</text:p>
          </table:table-cell>
          <table:table-cell office:value-type="error" office:string-value="#REF!" table:formula="of:=(([.$E29]+60*(COM.MICROSOFT.SINGLE($$SpecAttempts)+COM.MICROSOFT.SINGLE($$TapsPerSec)+COM.MICROSOFT.SINGLE($$BF))*0.005*COM.MICROSOFT.SINGLE($$AllProbArt)*COM.MICROSOFT.SINGLE($$AllProbSlash)*[.AZ$33]*([.#REF!]+[.$D29])))*(1/([.$C29]+[.AZ$34]))" table:style-name="ce363">
            <text:p>#BEZUG!</text:p>
          </table:table-cell>
          <table:table-cell table:style-name="ce390"/>
          <table:table-cell office:value-type="float" office:value="369" table:style-name="ce226">
            <text:p>369</text:p>
          </table:table-cell>
          <table:table-cell table:style-name="ce390"/>
          <table:table-cell table:number-columns-repeated="16297"/>
        </table:table-row>
        <table:table-row table:style-name="ro1">
          <table:table-cell office:value-type="float" office:value="25" table:style-name="ce205">
            <text:p>25</text:p>
          </table:table-cell>
          <table:table-cell office:value-type="float" office:value="28" table:style-name="ce206">
            <text:p>28</text:p>
          </table:table-cell>
          <table:table-cell office:value-type="float" office:value="207" table:style-name="ce207">
            <text:p>207</text:p>
          </table:table-cell>
          <table:table-cell office:value-type="float" office:value="2815" table:style-name="ce208">
            <text:p>2.815</text:p>
          </table:table-cell>
          <table:table-cell office:value-type="float" office:value="2.78" table:style-name="ce209">
            <text:p>2,780</text:p>
          </table:table-cell>
          <table:table-cell table:style-name="ce5"/>
          <table:table-cell office:value-type="float" office:value="25" table:style-name="ce210">
            <text:p>25</text:p>
          </table:table-cell>
          <table:table-cell office:value-type="float" office:value="32" table:style-name="ce211">
            <text:p>32</text:p>
          </table:table-cell>
          <table:table-cell office:value-type="float" office:value="238" table:style-name="ce212">
            <text:p>238</text:p>
          </table:table-cell>
          <table:table-cell office:value-type="float" office:value="34.8202" table:style-name="ce213">
            <text:p>34,820</text:p>
          </table:table-cell>
          <table:table-cell table:number-columns-repeated="4" table:style-name="ce5"/>
          <table:table-cell table:number-columns-repeated="2" table:style-name="ce2"/>
          <table:table-cell table:style-name="ce5"/>
          <table:table-cell office:value-type="float" office:value="26" table:style-name="ce218">
            <text:p>26</text:p>
          </table:table-cell>
          <table:table-cell office:value-type="float" office:value="89" table:style-name="ce219">
            <text:p>89</text:p>
          </table:table-cell>
          <table:table-cell table:number-columns-repeated="2" table:style-name="ce5"/>
          <table:table-cell table:number-columns-repeated="3" table:style-name="ce226"/>
          <table:covered-table-cell/>
          <table:table-cell office:value-type="float" office:value="24" table:style-name="ce217">
            <text:p>24</text:p>
          </table:table-cell>
          <table:table-cell office:value-type="float" office:value="1356.8618320610685" table:formula="of:=IF([.$W$3]; [.AA66];COM.MICROSOFT.SINGLE( $$ManaPotion) * [.$E28]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68">
            <text:p>1356,9</text:p>
          </table:table-cell>
          <table:table-cell office:value-type="float" office:value="2017.6094291238205" table:formula="of:=IF([.$W$3]; [.AB66];COM.MICROSOFT.SINGLE( $$ManaPotion) * [.$E28]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52">
            <text:p>2017,6</text:p>
          </table:table-cell>
          <table:table-cell office:value-type="float" office:value="2110.0197001987399" table:formula="of:=IF([.$W$3]; [.AC66];COM.MICROSOFT.SINGLE( $$ManaPotion) * [.$E28]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52">
            <text:p>2110,0</text:p>
          </table:table-cell>
          <table:table-cell office:value-type="float" office:value="2218.9486612002274" table:formula="of:=IF([.$W$3]; [.AD66];COM.MICROSOFT.SINGLE( $$ManaPotion) * [.$E28]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52">
            <text:p>2218,9</text:p>
          </table:table-cell>
          <table:table-cell office:value-type="float" office:value="2341.4229479415017" table:formula="of:=IF([.$W$3]; [.AE66];COM.MICROSOFT.SINGLE( $$ManaPotion) * [.$E28]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52">
            <text:p>2341,4</text:p>
          </table:table-cell>
          <table:table-cell office:value-type="float" office:value="2479.2360181860186" table:formula="of:=IF([.$W$3]; [.AF66];COM.MICROSOFT.SINGLE( $$ManaPotion) * [.$E28]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69">
            <text:p>2479,2</text:p>
          </table:table-cell>
          <table:table-cell office:value-type="float" office:value="2639.2313291890705" table:formula="of:=IF([.$W$3]; [.AG66];COM.MICROSOFT.SINGLE( $$ManaPotion) * [.$E28]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52">
            <text:p>2639,2</text:p>
          </table:table-cell>
          <table:table-cell office:value-type="float" office:value="2824.0990675958419" table:formula="of:=IF([.$W$3]; [.AH66];COM.MICROSOFT.SINGLE( $$ManaPotion) * [.$E28]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52">
            <text:p>2824,1</text:p>
          </table:table-cell>
          <table:table-cell office:value-type="float" office:value="3032.09297189981" table:formula="of:=IF([.$W$3]; [.AI66];COM.MICROSOFT.SINGLE( $$ManaPotion) * [.$E28]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52">
            <text:p>3032,1</text:p>
          </table:table-cell>
          <table:table-cell office:value-type="float" office:value="3271.0004244949273" table:formula="of:=IF([.$W$3]; [.AJ66];COM.MICROSOFT.SINGLE( $$ManaPotion) * [.$E28]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52">
            <text:p>3271,0</text:p>
          </table:table-cell>
          <table:table-cell office:value-type="float" office:value="3544.644322192773" table:formula="of:=IF([.$W$3]; [.AK66];COM.MICROSOFT.SINGLE( $$ManaPotion) * [.$E28]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81">
            <text:p>3544,6</text:p>
          </table:table-cell>
          <table:table-cell office:value-type="float" office:value="3857.4611131450533" table:formula="of:=IF([.$W$3]; [.AL66];COM.MICROSOFT.SINGLE( $$ManaPotion) * [.$E28]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56">
            <text:p>3857,5</text:p>
          </table:table-cell>
          <table:table-cell office:value-type="float" office:value="4214.3120118158722" table:formula="of:=IF([.$W$3]; [.AM66];COM.MICROSOFT.SINGLE( $$ManaPotion) * [.$E28]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56">
            <text:p>4214,3</text:p>
          </table:table-cell>
          <table:table-cell office:value-type="float" office:value="4625.532998473569" table:formula="of:=IF([.$W$3]; [.AN66];COM.MICROSOFT.SINGLE( $$ManaPotion) * [.$E28]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56">
            <text:p>4625,5</text:p>
          </table:table-cell>
          <table:table-cell office:value-type="float" office:value="5093.1535121662655" table:formula="of:=IF([.$W$3]; [.AO66];COM.MICROSOFT.SINGLE( $$ManaPotion) * [.$E28]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84">
            <text:p>5093,2</text:p>
          </table:table-cell>
          <table:table-cell office:value-type="float" office:value="5629.0198133841577" table:formula="of:=IF([.$W$3]; [.AP66];COM.MICROSOFT.SINGLE( $$ManaPotion) * [.$E28]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59">
            <text:p>5629,0</text:p>
          </table:table-cell>
          <table:table-cell office:value-type="float" office:value="6241.6744246321286" table:formula="of:=IF([.$W$3]; [.AQ66];COM.MICROSOFT.SINGLE( $$ManaPotion) * [.$E28]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92">
            <text:p>6241,7</text:p>
          </table:table-cell>
          <table:table-cell office:value-type="float" office:value="6945.7009893024879" table:formula="of:=IF([.$W$3]; [.AR66];COM.MICROSOFT.SINGLE( $$ManaPotion) * [.$E28]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92">
            <text:p>6945,7</text:p>
          </table:table-cell>
          <table:table-cell office:value-type="float" office:value="7752.4266090591755" table:formula="of:=IF([.$W$3]; [.AS66];COM.MICROSOFT.SINGLE( $$ManaPotion) * [.$E28]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89">
            <text:p>7752,4</text:p>
          </table:table-cell>
          <table:table-cell office:value-type="float" office:value="8674.783058301844" table:formula="of:=IF([.$W$3]; [.AT66];COM.MICROSOFT.SINGLE( $$ManaPotion) * [.$E28]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89">
            <text:p>8674,8</text:p>
          </table:table-cell>
          <table:table-cell office:value-type="float" office:value="9727.2123916520086" table:formula="of:=IF([.$W$3]; [.AU66];COM.MICROSOFT.SINGLE( $$ManaPotion) * [.$E28]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91">
            <text:p>9727,2</text:p>
          </table:table-cell>
          <table:table-cell office:value-type="float" office:value="10935.719746679782" table:formula="of:=IF([.$W$3]; [.AV66];COM.MICROSOFT.SINGLE( $$ManaPotion) * [.$E28]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94">
            <text:p>10935,7</text:p>
          </table:table-cell>
          <table:table-cell office:value-type="float" office:value="12319.891570012382" table:formula="of:=IF([.$W$3]; [.AW66];COM.MICROSOFT.SINGLE( $$ManaPotion) * [.$E28]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94">
            <text:p>12319,9</text:p>
          </table:table-cell>
          <table:table-cell office:value-type="float" office:value="13901.674121123679" table:formula="of:=IF([.$W$3]; [.AX66];COM.MICROSOFT.SINGLE( $$ManaPotion) * [.$E28]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94">
            <text:p>13901,7</text:p>
          </table:table-cell>
          <table:table-cell office:value-type="float" office:value="15715.615060088665" table:formula="of:=IF([.$W$3]; [.AY66];COM.MICROSOFT.SINGLE( $$ManaPotion) * [.$E28]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94">
            <text:p>15715,6</text:p>
          </table:table-cell>
          <table:table-cell office:value-type="float" office:value="17790.692888664238" table:formula="of:=IF([.$W$3]; [.AZ66];COM.MICROSOFT.SINGLE( $$ManaPotion) * [.$E28]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91">
            <text:p>17790,7</text:p>
          </table:table-cell>
          <table:table-cell table:style-name="ce217"/>
          <table:table-cell office:value-type="float" office:value="179" table:formula="of:=[.C28]" table:style-name="ce247">
            <text:p>179</text:p>
          </table:table-cell>
          <table:table-cell table:style-name="ce217"/>
          <table:table-cell table:style-name="ce3"/>
          <table:table-cell table:number-columns-repeated="31" table:style-name="ce390"/>
          <table:table-cell table:number-columns-repeated="16297"/>
        </table:table-row>
        <table:table-row table:style-name="ro1">
          <table:table-cell table:number-columns-repeated="14" table:style-name="ce5"/>
          <table:table-cell table:number-columns-repeated="2" table:style-name="ce2"/>
          <table:table-cell table:style-name="ce5"/>
          <table:table-cell office:value-type="float" office:value="27" table:style-name="ce218">
            <text:p>27</text:p>
          </table:table-cell>
          <table:table-cell office:value-type="float" office:value="94.1" table:style-name="ce219">
            <text:p>94,1</text:p>
          </table:table-cell>
          <table:table-cell table:number-columns-repeated="2" table:style-name="ce5"/>
          <table:table-cell table:number-columns-repeated="3" table:style-name="ce226"/>
          <table:covered-table-cell/>
          <table:table-cell office:value-type="float" office:value="25" table:style-name="ce217">
            <text:p>25</text:p>
          </table:table-cell>
          <table:table-cell office:value-type="float" office:value="1391.9099236641221" table:formula="of:=IF([.$W$3]; [.AA67];COM.MICROSOFT.SINGLE( $$ManaPotion) * [.$E29] * (COM.MICROSOFT.SINGLE($$BaseManaRegen) + IF(COM.MICROSOFT.SINGLE($$MS); 1.2; 1) * IF(COM.MICROSOFT.SINGLE($$AK); 1.2 * 1.002^((COM.MICROSOFT.SINGLE($$CPSiphonCalc) - 1) ^ 0.8); 1) * (60 * [.AA$33] * (COM.MICROSOFT.SINGLE($$SpecAttempts) +COM.MICROSOFT.SINGLE( $$TapsPerSec) +COM.MICROSOFT.SINGLE( $$BonusTaps) + IF(COM.MICROSOFT.SINGLE($$RF); 3; 0)) * 0.0055 *COM.MICROSOFT.SINGLE( $$AllProbArt) *COM.MICROSOFT.SINGLE( $$AllProbSlash))))" table:style-name="ce770">
            <text:p>1391,9</text:p>
          </table:table-cell>
          <table:table-cell office:value-type="float" office:value="2069.724801831816" table:formula="of:=IF([.$W$3]; [.AB67];COM.MICROSOFT.SINGLE( $$ManaPotion) * [.$E29] * (COM.MICROSOFT.SINGLE($$BaseManaRegen) + IF(COM.MICROSOFT.SINGLE($$MS); 1.2; 1) * IF(COM.MICROSOFT.SINGLE($$AK); 1.2 * 1.002^((COM.MICROSOFT.SINGLE($$CPSiphonCalc) - 1) ^ 0.8); 1) * (60 * [.AB$33] * (COM.MICROSOFT.SINGLE($$SpecAttempts) +COM.MICROSOFT.SINGLE( $$TapsPerSec) +COM.MICROSOFT.SINGLE( $$BonusTaps) + IF(COM.MICROSOFT.SINGLE($$RF); 3; 0)) * 0.0055 *COM.MICROSOFT.SINGLE( $$AllProbArt) *COM.MICROSOFT.SINGLE( $$AllProbSlash))))" table:style-name="ce757">
            <text:p>2069,7</text:p>
          </table:table-cell>
          <table:table-cell office:value-type="float" office:value="2164.5220540784117" table:formula="of:=IF([.$W$3]; [.AC67];COM.MICROSOFT.SINGLE( $$ManaPotion) * [.$E29] * (COM.MICROSOFT.SINGLE($$BaseManaRegen) + IF(COM.MICROSOFT.SINGLE($$MS); 1.2; 1) * IF(COM.MICROSOFT.SINGLE($$AK); 1.2 * 1.002^((COM.MICROSOFT.SINGLE($$CPSiphonCalc) - 1) ^ 0.8); 1) * (60 * [.AC$33] * (COM.MICROSOFT.SINGLE($$SpecAttempts) +COM.MICROSOFT.SINGLE( $$TapsPerSec) +COM.MICROSOFT.SINGLE( $$BonusTaps) + IF(COM.MICROSOFT.SINGLE($$RF); 3; 0)) * 0.0055 *COM.MICROSOFT.SINGLE( $$AllProbArt) *COM.MICROSOFT.SINGLE( $$AllProbSlash))))" table:style-name="ce757">
            <text:p>2164,5</text:p>
          </table:table-cell>
          <table:table-cell office:value-type="float" office:value="2276.2646782792003" table:formula="of:=IF([.$W$3]; [.AD67];COM.MICROSOFT.SINGLE( $$ManaPotion) * [.$E29] * (COM.MICROSOFT.SINGLE($$BaseManaRegen) + IF(COM.MICROSOFT.SINGLE($$MS); 1.2; 1) * IF(COM.MICROSOFT.SINGLE($$AK); 1.2 * 1.002^((COM.MICROSOFT.SINGLE($$CPSiphonCalc) - 1) ^ 0.8); 1) * (60 * [.AD$33] * (COM.MICROSOFT.SINGLE($$SpecAttempts) +COM.MICROSOFT.SINGLE( $$TapsPerSec) +COM.MICROSOFT.SINGLE( $$BonusTaps) + IF(COM.MICROSOFT.SINGLE($$RF); 3; 0)) * 0.0055 *COM.MICROSOFT.SINGLE( $$AllProbArt) *COM.MICROSOFT.SINGLE( $$AllProbSlash))))" table:style-name="ce757">
            <text:p>2276,3</text:p>
          </table:table-cell>
          <table:table-cell office:value-type="float" office:value="2401.9025074824262" table:formula="of:=IF([.$W$3]; [.AE67];COM.MICROSOFT.SINGLE( $$ManaPotion) * [.$E29] * (COM.MICROSOFT.SINGLE($$BaseManaRegen) + IF(COM.MICROSOFT.SINGLE($$MS); 1.2; 1) * IF(COM.MICROSOFT.SINGLE($$AK); 1.2 * 1.002^((COM.MICROSOFT.SINGLE($$CPSiphonCalc) - 1) ^ 0.8); 1) * (60 * [.AE$33] * (COM.MICROSOFT.SINGLE($$SpecAttempts) +COM.MICROSOFT.SINGLE( $$TapsPerSec) +COM.MICROSOFT.SINGLE( $$BonusTaps) + IF(COM.MICROSOFT.SINGLE($$RF); 3; 0)) * 0.0055 *COM.MICROSOFT.SINGLE( $$AllProbArt) *COM.MICROSOFT.SINGLE( $$AllProbSlash))))" table:style-name="ce757">
            <text:p>2401,9</text:p>
          </table:table-cell>
          <table:table-cell office:value-type="float" office:value="2543.2753249288307" table:formula="of:=IF([.$W$3]; [.AF67];COM.MICROSOFT.SINGLE( $$ManaPotion) * [.$E29] * (COM.MICROSOFT.SINGLE($$BaseManaRegen) + IF(COM.MICROSOFT.SINGLE($$MS); 1.2; 1) * IF(COM.MICROSOFT.SINGLE($$AK); 1.2 * 1.002^((COM.MICROSOFT.SINGLE($$CPSiphonCalc) - 1) ^ 0.8); 1) * (60 * [.AF$33] * (COM.MICROSOFT.SINGLE($$SpecAttempts) +COM.MICROSOFT.SINGLE( $$TapsPerSec) +COM.MICROSOFT.SINGLE( $$BonusTaps) + IF(COM.MICROSOFT.SINGLE($$RF); 3; 0)) * 0.0055 *COM.MICROSOFT.SINGLE( $$AllProbArt) *COM.MICROSOFT.SINGLE( $$AllProbSlash))))" table:style-name="ce771">
            <text:p>2543,3</text:p>
          </table:table-cell>
          <table:table-cell office:value-type="float" office:value="2707.4033561422934" table:formula="of:=IF([.$W$3]; [.AG67];COM.MICROSOFT.SINGLE( $$ManaPotion) * [.$E29] * (COM.MICROSOFT.SINGLE($$BaseManaRegen) + IF(COM.MICROSOFT.SINGLE($$MS); 1.2; 1) * IF(COM.MICROSOFT.SINGLE($$AK); 1.2 * 1.002^((COM.MICROSOFT.SINGLE($$CPSiphonCalc) - 1) ^ 0.8); 1) * (60 * [.AG$33] * (COM.MICROSOFT.SINGLE($$SpecAttempts) +COM.MICROSOFT.SINGLE( $$TapsPerSec) +COM.MICROSOFT.SINGLE( $$BonusTaps) + IF(COM.MICROSOFT.SINGLE($$RF); 3; 0)) * 0.0055 *COM.MICROSOFT.SINGLE( $$AllProbArt) *COM.MICROSOFT.SINGLE( $$AllProbSlash))))" table:style-name="ce757">
            <text:p>2707,4</text:p>
          </table:table-cell>
          <table:table-cell office:value-type="float" office:value="2897.0462759839261" table:formula="of:=IF([.$W$3]; [.AH67];COM.MICROSOFT.SINGLE( $$ManaPotion) * [.$E29] * (COM.MICROSOFT.SINGLE($$BaseManaRegen) + IF(COM.MICROSOFT.SINGLE($$MS); 1.2; 1) * IF(COM.MICROSOFT.SINGLE($$AK); 1.2 * 1.002^((COM.MICROSOFT.SINGLE($$CPSiphonCalc) - 1) ^ 0.8); 1) * (60 * [.AH$33] * (COM.MICROSOFT.SINGLE($$SpecAttempts) +COM.MICROSOFT.SINGLE( $$TapsPerSec) +COM.MICROSOFT.SINGLE( $$BonusTaps) + IF(COM.MICROSOFT.SINGLE($$RF); 3; 0)) * 0.0055 *COM.MICROSOFT.SINGLE( $$AllProbArt) *COM.MICROSOFT.SINGLE( $$AllProbSlash))))" table:style-name="ce773">
            <text:p>2897,0</text:p>
          </table:table-cell>
          <table:table-cell office:value-type="float" office:value="3110.4127165614282" table:formula="of:=IF([.$W$3]; [.AI67];COM.MICROSOFT.SINGLE( $$ManaPotion) * [.$E29] * (COM.MICROSOFT.SINGLE($$BaseManaRegen) + IF(COM.MICROSOFT.SINGLE($$MS); 1.2; 1) * IF(COM.MICROSOFT.SINGLE($$AK); 1.2 * 1.002^((COM.MICROSOFT.SINGLE($$CPSiphonCalc) - 1) ^ 0.8); 1) * (60 * [.AI$33] * (COM.MICROSOFT.SINGLE($$SpecAttempts) +COM.MICROSOFT.SINGLE( $$TapsPerSec) +COM.MICROSOFT.SINGLE( $$BonusTaps) + IF(COM.MICROSOFT.SINGLE($$RF); 3; 0)) * 0.0055 *COM.MICROSOFT.SINGLE( $$AllProbArt) *COM.MICROSOFT.SINGLE( $$AllProbSlash))))" table:style-name="ce773">
            <text:p>3110,4</text:p>
          </table:table-cell>
          <table:table-cell office:value-type="float" office:value="3355.4912103674901" table:formula="of:=IF([.$W$3]; [.AJ67];COM.MICROSOFT.SINGLE( $$ManaPotion) * [.$E29] * (COM.MICROSOFT.SINGLE($$BaseManaRegen) + IF(COM.MICROSOFT.SINGLE($$MS); 1.2; 1) * IF(COM.MICROSOFT.SINGLE($$AK); 1.2 * 1.002^((COM.MICROSOFT.SINGLE($$CPSiphonCalc) - 1) ^ 0.8); 1) * (60 * [.AJ$33] * (COM.MICROSOFT.SINGLE($$SpecAttempts) +COM.MICROSOFT.SINGLE( $$TapsPerSec) +COM.MICROSOFT.SINGLE( $$BonusTaps) + IF(COM.MICROSOFT.SINGLE($$RF); 3; 0)) * 0.0055 *COM.MICROSOFT.SINGLE( $$AllProbArt) *COM.MICROSOFT.SINGLE( $$AllProbSlash))))" table:style-name="ce773">
            <text:p>3355,5</text:p>
          </table:table-cell>
          <table:table-cell office:value-type="float" office:value="3636.2034006257968" table:formula="of:=IF([.$W$3]; [.AK67];COM.MICROSOFT.SINGLE( $$ManaPotion) * [.$E29] * (COM.MICROSOFT.SINGLE($$BaseManaRegen) + IF(COM.MICROSOFT.SINGLE($$MS); 1.2; 1) * IF(COM.MICROSOFT.SINGLE($$AK); 1.2 * 1.002^((COM.MICROSOFT.SINGLE($$CPSiphonCalc) - 1) ^ 0.8); 1) * (60 * [.AK$33] * (COM.MICROSOFT.SINGLE($$SpecAttempts) +COM.MICROSOFT.SINGLE( $$TapsPerSec) +COM.MICROSOFT.SINGLE( $$BonusTaps) + IF(COM.MICROSOFT.SINGLE($$RF); 3; 0)) * 0.0055 *COM.MICROSOFT.SINGLE( $$AllProbArt) *COM.MICROSOFT.SINGLE( $$AllProbSlash))))" table:style-name="ce774">
            <text:p>3636,2</text:p>
          </table:table-cell>
          <table:table-cell office:value-type="float" office:value="3957.1003300897592" table:formula="of:=IF([.$W$3]; [.AL67];COM.MICROSOFT.SINGLE( $$ManaPotion) * [.$E29] * (COM.MICROSOFT.SINGLE($$BaseManaRegen) + IF(COM.MICROSOFT.SINGLE($$MS); 1.2; 1) * IF(COM.MICROSOFT.SINGLE($$AK); 1.2 * 1.002^((COM.MICROSOFT.SINGLE($$CPSiphonCalc) - 1) ^ 0.8); 1) * (60 * [.AL$33] * (COM.MICROSOFT.SINGLE($$SpecAttempts) +COM.MICROSOFT.SINGLE( $$TapsPerSec) +COM.MICROSOFT.SINGLE( $$BonusTaps) + IF(COM.MICROSOFT.SINGLE($$RF); 3; 0)) * 0.0055 *COM.MICROSOFT.SINGLE( $$AllProbArt) *COM.MICROSOFT.SINGLE( $$AllProbSlash))))" table:style-name="ce773">
            <text:p>3957,1</text:p>
          </table:table-cell>
          <table:table-cell office:value-type="float" office:value="4323.168779648754" table:formula="of:=IF([.$W$3]; [.AM67];COM.MICROSOFT.SINGLE( $$ManaPotion) * [.$E29] * (COM.MICROSOFT.SINGLE($$BaseManaRegen) + IF(COM.MICROSOFT.SINGLE($$MS); 1.2; 1) * IF(COM.MICROSOFT.SINGLE($$AK); 1.2 * 1.002^((COM.MICROSOFT.SINGLE($$CPSiphonCalc) - 1) ^ 0.8); 1) * (60 * [.AM$33] * (COM.MICROSOFT.SINGLE($$SpecAttempts) +COM.MICROSOFT.SINGLE( $$TapsPerSec) +COM.MICROSOFT.SINGLE( $$BonusTaps) + IF(COM.MICROSOFT.SINGLE($$RF); 3; 0)) * 0.0055 *COM.MICROSOFT.SINGLE( $$AllProbArt) *COM.MICROSOFT.SINGLE( $$AllProbSlash))))" table:style-name="ce773">
            <text:p>4323,2</text:p>
          </table:table-cell>
          <table:table-cell office:value-type="float" office:value="4745.0117106112621" table:formula="of:=IF([.$W$3]; [.AN67];COM.MICROSOFT.SINGLE( $$ManaPotion) * [.$E29] * (COM.MICROSOFT.SINGLE($$BaseManaRegen) + IF(COM.MICROSOFT.SINGLE($$MS); 1.2; 1) * IF(COM.MICROSOFT.SINGLE($$AK); 1.2 * 1.002^((COM.MICROSOFT.SINGLE($$CPSiphonCalc) - 1) ^ 0.8); 1) * (60 * [.AN$33] * (COM.MICROSOFT.SINGLE($$SpecAttempts) +COM.MICROSOFT.SINGLE( $$TapsPerSec) +COM.MICROSOFT.SINGLE( $$BonusTaps) + IF(COM.MICROSOFT.SINGLE($$RF); 3; 0)) * 0.0055 *COM.MICROSOFT.SINGLE( $$AllProbArt) *COM.MICROSOFT.SINGLE( $$AllProbSlash))))" table:style-name="ce782">
            <text:p>4745,0</text:p>
          </table:table-cell>
          <table:table-cell office:value-type="float" office:value="5224.7109829602277" table:formula="of:=IF([.$W$3]; [.AO67];COM.MICROSOFT.SINGLE( $$ManaPotion) * [.$E29] * (COM.MICROSOFT.SINGLE($$BaseManaRegen) + IF(COM.MICROSOFT.SINGLE($$MS); 1.2; 1) * IF(COM.MICROSOFT.SINGLE($$AK); 1.2 * 1.002^((COM.MICROSOFT.SINGLE($$CPSiphonCalc) - 1) ^ 0.8); 1) * (60 * [.AO$33] * (COM.MICROSOFT.SINGLE($$SpecAttempts) +COM.MICROSOFT.SINGLE( $$TapsPerSec) +COM.MICROSOFT.SINGLE( $$BonusTaps) + IF(COM.MICROSOFT.SINGLE($$RF); 3; 0)) * 0.0055 *COM.MICROSOFT.SINGLE( $$AllProbArt) *COM.MICROSOFT.SINGLE( $$AllProbSlash))))" table:style-name="ce782">
            <text:p>5224,7</text:p>
          </table:table-cell>
          <table:table-cell office:value-type="float" office:value="5774.4188491542272" table:formula="of:=IF([.$W$3]; [.AP67];COM.MICROSOFT.SINGLE( $$ManaPotion) * [.$E29] * (COM.MICROSOFT.SINGLE($$BaseManaRegen) + IF(COM.MICROSOFT.SINGLE($$MS); 1.2; 1) * IF(COM.MICROSOFT.SINGLE($$AK); 1.2 * 1.002^((COM.MICROSOFT.SINGLE($$CPSiphonCalc) - 1) ^ 0.8); 1) * (60 * [.AP$33] * (COM.MICROSOFT.SINGLE($$SpecAttempts) +COM.MICROSOFT.SINGLE( $$TapsPerSec) +COM.MICROSOFT.SINGLE( $$BonusTaps) + IF(COM.MICROSOFT.SINGLE($$RF); 3; 0)) * 0.0055 *COM.MICROSOFT.SINGLE( $$AllProbArt) *COM.MICROSOFT.SINGLE( $$AllProbSlash))))" table:style-name="ce786">
            <text:p>5774,4</text:p>
          </table:table-cell>
          <table:table-cell office:value-type="float" office:value="6402.8984872610017" table:formula="of:=IF([.$W$3]; [.AQ67];COM.MICROSOFT.SINGLE( $$ManaPotion) * [.$E29] * (COM.MICROSOFT.SINGLE($$BaseManaRegen) + IF(COM.MICROSOFT.SINGLE($$MS); 1.2; 1) * IF(COM.MICROSOFT.SINGLE($$AK); 1.2 * 1.002^((COM.MICROSOFT.SINGLE($$CPSiphonCalc) - 1) ^ 0.8); 1) * (60 * [.AQ$33] * (COM.MICROSOFT.SINGLE($$SpecAttempts) +COM.MICROSOFT.SINGLE( $$TapsPerSec) +COM.MICROSOFT.SINGLE( $$BonusTaps) + IF(COM.MICROSOFT.SINGLE($$RF); 3; 0)) * 0.0055 *COM.MICROSOFT.SINGLE( $$AllProbArt) *COM.MICROSOFT.SINGLE( $$AllProbSlash))))" table:style-name="ce787">
            <text:p>6402,9</text:p>
          </table:table-cell>
          <table:table-cell office:value-type="float" office:value="7125.1102399486772" table:formula="of:=IF([.$W$3]; [.AR67];COM.MICROSOFT.SINGLE( $$ManaPotion) * [.$E29] * (COM.MICROSOFT.SINGLE($$BaseManaRegen) + IF(COM.MICROSOFT.SINGLE($$MS); 1.2; 1) * IF(COM.MICROSOFT.SINGLE($$AK); 1.2 * 1.002^((COM.MICROSOFT.SINGLE($$CPSiphonCalc) - 1) ^ 0.8); 1) * (60 * [.AR$33] * (COM.MICROSOFT.SINGLE($$SpecAttempts) +COM.MICROSOFT.SINGLE( $$TapsPerSec) +COM.MICROSOFT.SINGLE( $$BonusTaps) + IF(COM.MICROSOFT.SINGLE($$RF); 3; 0)) * 0.0055 *COM.MICROSOFT.SINGLE( $$AllProbArt) *COM.MICROSOFT.SINGLE( $$AllProbSlash))))" table:style-name="ce795">
            <text:p>7125,1</text:p>
          </table:table-cell>
          <table:table-cell office:value-type="float" office:value="7952.6737908429914" table:formula="of:=IF([.$W$3]; [.AS67];COM.MICROSOFT.SINGLE( $$ManaPotion) * [.$E29] * (COM.MICROSOFT.SINGLE($$BaseManaRegen) + IF(COM.MICROSOFT.SINGLE($$MS); 1.2; 1) * IF(COM.MICROSOFT.SINGLE($$AK); 1.2 * 1.002^((COM.MICROSOFT.SINGLE($$CPSiphonCalc) - 1) ^ 0.8); 1) * (60 * [.AS$33] * (COM.MICROSOFT.SINGLE($$SpecAttempts) +COM.MICROSOFT.SINGLE( $$TapsPerSec) +COM.MICROSOFT.SINGLE( $$BonusTaps) + IF(COM.MICROSOFT.SINGLE($$RF); 3; 0)) * 0.0055 *COM.MICROSOFT.SINGLE( $$AllProbArt) *COM.MICROSOFT.SINGLE( $$AllProbSlash))))" table:style-name="ce795">
            <text:p>7952,7</text:p>
          </table:table-cell>
          <table:table-cell office:value-type="float" office:value="8898.8549454166514" table:formula="of:=IF([.$W$3]; [.AT67];COM.MICROSOFT.SINGLE( $$ManaPotion) * [.$E29] * (COM.MICROSOFT.SINGLE($$BaseManaRegen) + IF(COM.MICROSOFT.SINGLE($$MS); 1.2; 1) * IF(COM.MICROSOFT.SINGLE($$AK); 1.2 * 1.002^((COM.MICROSOFT.SINGLE($$CPSiphonCalc) - 1) ^ 0.8); 1) * (60 * [.AT$33] * (COM.MICROSOFT.SINGLE($$SpecAttempts) +COM.MICROSOFT.SINGLE( $$TapsPerSec) +COM.MICROSOFT.SINGLE( $$BonusTaps) + IF(COM.MICROSOFT.SINGLE($$RF); 3; 0)) * 0.0055 *COM.MICROSOFT.SINGLE( $$AllProbArt) *COM.MICROSOFT.SINGLE( $$AllProbSlash))))" table:style-name="ce795">
            <text:p>8898,9</text:p>
          </table:table-cell>
          <table:table-cell office:value-type="float" office:value="9978.4688002924649" table:formula="of:=IF([.$W$3]; [.AU67];COM.MICROSOFT.SINGLE( $$ManaPotion) * [.$E29] * (COM.MICROSOFT.SINGLE($$BaseManaRegen) + IF(COM.MICROSOFT.SINGLE($$MS); 1.2; 1) * IF(COM.MICROSOFT.SINGLE($$AK); 1.2 * 1.002^((COM.MICROSOFT.SINGLE($$CPSiphonCalc) - 1) ^ 0.8); 1) * (60 * [.AU$33] * (COM.MICROSOFT.SINGLE($$SpecAttempts) +COM.MICROSOFT.SINGLE( $$TapsPerSec) +COM.MICROSOFT.SINGLE( $$BonusTaps) + IF(COM.MICROSOFT.SINGLE($$RF); 3; 0)) * 0.0055 *COM.MICROSOFT.SINGLE( $$AllProbArt) *COM.MICROSOFT.SINGLE( $$AllProbSlash))))" table:style-name="ce790">
            <text:p>9978,5</text:p>
          </table:table-cell>
          <table:table-cell office:value-type="float" office:value="11218.192212461177" table:formula="of:=IF([.$W$3]; [.AV67];COM.MICROSOFT.SINGLE( $$ManaPotion) * [.$E29] * (COM.MICROSOFT.SINGLE($$BaseManaRegen) + IF(COM.MICROSOFT.SINGLE($$MS); 1.2; 1) * IF(COM.MICROSOFT.SINGLE($$AK); 1.2 * 1.002^((COM.MICROSOFT.SINGLE($$CPSiphonCalc) - 1) ^ 0.8); 1) * (60 * [.AV$33] * (COM.MICROSOFT.SINGLE($$SpecAttempts) +COM.MICROSOFT.SINGLE( $$TapsPerSec) +COM.MICROSOFT.SINGLE( $$BonusTaps) + IF(COM.MICROSOFT.SINGLE($$RF); 3; 0)) * 0.0055 *COM.MICROSOFT.SINGLE( $$AllProbArt) *COM.MICROSOFT.SINGLE( $$AllProbSlash))))" table:style-name="ce795">
            <text:p>11218,2</text:p>
          </table:table-cell>
          <table:table-cell office:value-type="float" office:value="12638.117551525616" table:formula="of:=IF([.$W$3]; [.AW67];COM.MICROSOFT.SINGLE( $$ManaPotion) * [.$E29] * (COM.MICROSOFT.SINGLE($$BaseManaRegen) + IF(COM.MICROSOFT.SINGLE($$MS); 1.2; 1) * IF(COM.MICROSOFT.SINGLE($$AK); 1.2 * 1.002^((COM.MICROSOFT.SINGLE($$CPSiphonCalc) - 1) ^ 0.8); 1) * (60 * [.AW$33] * (COM.MICROSOFT.SINGLE($$SpecAttempts) +COM.MICROSOFT.SINGLE( $$TapsPerSec) +COM.MICROSOFT.SINGLE( $$BonusTaps) + IF(COM.MICROSOFT.SINGLE($$RF); 3; 0)) * 0.0055 *COM.MICROSOFT.SINGLE( $$AllProbArt) *COM.MICROSOFT.SINGLE( $$AllProbSlash))))" table:style-name="ce795">
            <text:p>12638,1</text:p>
          </table:table-cell>
          <table:table-cell office:value-type="float" office:value="14260.757954510636" table:formula="of:=IF([.$W$3]; [.AX67];COM.MICROSOFT.SINGLE( $$ManaPotion) * [.$E29] * (COM.MICROSOFT.SINGLE($$BaseManaRegen) + IF(COM.MICROSOFT.SINGLE($$MS); 1.2; 1) * IF(COM.MICROSOFT.SINGLE($$AK); 1.2 * 1.002^((COM.MICROSOFT.SINGLE($$CPSiphonCalc) - 1) ^ 0.8); 1) * (60 * [.AX$33] * (COM.MICROSOFT.SINGLE($$SpecAttempts) +COM.MICROSOFT.SINGLE( $$TapsPerSec) +COM.MICROSOFT.SINGLE( $$BonusTaps) + IF(COM.MICROSOFT.SINGLE($$RF); 3; 0)) * 0.0055 *COM.MICROSOFT.SINGLE( $$AllProbArt) *COM.MICROSOFT.SINGLE( $$AllProbSlash))))" table:style-name="ce795">
            <text:p>14260,8</text:p>
          </table:table-cell>
          <table:table-cell office:value-type="float" office:value="16121.553456474718" table:formula="of:=IF([.$W$3]; [.AY67];COM.MICROSOFT.SINGLE( $$ManaPotion) * [.$E29] * (COM.MICROSOFT.SINGLE($$BaseManaRegen) + IF(COM.MICROSOFT.SINGLE($$MS); 1.2; 1) * IF(COM.MICROSOFT.SINGLE($$AK); 1.2 * 1.002^((COM.MICROSOFT.SINGLE($$CPSiphonCalc) - 1) ^ 0.8); 1) * (60 * [.AY$33] * (COM.MICROSOFT.SINGLE($$SpecAttempts) +COM.MICROSOFT.SINGLE( $$TapsPerSec) +COM.MICROSOFT.SINGLE( $$BonusTaps) + IF(COM.MICROSOFT.SINGLE($$RF); 3; 0)) * 0.0055 *COM.MICROSOFT.SINGLE( $$AllProbArt) *COM.MICROSOFT.SINGLE( $$AllProbSlash))))" table:style-name="ce795">
            <text:p>16121,6</text:p>
          </table:table-cell>
          <table:table-cell office:value-type="float" office:value="18250.231081360358" table:formula="of:=IF([.$W$3]; [.AZ67];COM.MICROSOFT.SINGLE( $$ManaPotion) * [.$E29] * (COM.MICROSOFT.SINGLE($$BaseManaRegen) + IF(COM.MICROSOFT.SINGLE($$MS); 1.2; 1) * IF(COM.MICROSOFT.SINGLE($$AK); 1.2 * 1.002^((COM.MICROSOFT.SINGLE($$CPSiphonCalc) - 1) ^ 0.8); 1) * (60 * [.AZ$33] * (COM.MICROSOFT.SINGLE($$SpecAttempts) +COM.MICROSOFT.SINGLE( $$TapsPerSec) +COM.MICROSOFT.SINGLE( $$BonusTaps) + IF(COM.MICROSOFT.SINGLE($$RF); 3; 0)) * 0.0055 *COM.MICROSOFT.SINGLE( $$AllProbArt) *COM.MICROSOFT.SINGLE( $$AllProbSlash))))" table:style-name="ce790">
            <text:p>18250,2</text:p>
          </table:table-cell>
          <table:table-cell table:style-name="ce390"/>
          <table:table-cell office:value-type="float" office:value="207" table:formula="of:=[.C29]" table:style-name="ce247">
            <text:p>207</text:p>
          </table:table-cell>
          <table:table-cell table:style-name="ce390"/>
          <table:table-cell table:style-name="ce3"/>
          <table:table-cell table:number-columns-repeated="31" table:style-name="ce390"/>
          <table:table-cell table:number-columns-repeated="16297"/>
        </table:table-row>
        <table:table-row table:style-name="ro3">
          <table:table-cell table:number-columns-repeated="14" table:style-name="ce5"/>
          <table:table-cell table:number-columns-repeated="2" table:style-name="ce2"/>
          <table:table-cell table:style-name="ce5"/>
          <table:table-cell office:value-type="float" office:value="28" table:style-name="ce218">
            <text:p>28</text:p>
          </table:table-cell>
          <table:table-cell office:value-type="float" office:value="99.3" table:style-name="ce219">
            <text:p>99,3</text:p>
          </table:table-cell>
          <table:table-cell table:style-name="ce5"/>
          <table:table-cell table:style-name="ce2"/>
          <table:table-cell table:number-columns-repeated="4" table:style-name="ce217"/>
          <table:table-cell table:number-columns-repeated="22" table:style-name="ce226"/>
          <table:table-cell table:number-columns-repeated="6" table:style-name="ce390"/>
          <table:table-cell table:style-name="ce247"/>
          <table:table-cell table:style-name="ce390"/>
          <table:table-cell table:style-name="ce3"/>
          <table:table-cell table:number-columns-repeated="3" table:style-name="ce390"/>
          <table:table-cell office:value-type="percentage" office:value="5.0000000000000001E-4" table:style-name="ce439">
            <text:p>0,05%</text:p>
          </table:table-cell>
          <table:table-cell office:value-type="string" table:style-name="ce217">
            <text:p>0.07%</text:p>
          </table:table-cell>
          <table:table-cell office:value-type="string" table:style-name="ce217">
            <text:p>0.09%</text:p>
          </table:table-cell>
          <table:table-cell office:value-type="string" table:style-name="ce217">
            <text:p>0.12%</text:p>
          </table:table-cell>
          <table:table-cell office:value-type="string" table:style-name="ce217">
            <text:p>0.15%</text:p>
          </table:table-cell>
          <table:table-cell office:value-type="string" table:style-name="ce217">
            <text:p>0.19%</text:p>
          </table:table-cell>
          <table:table-cell office:value-type="string" table:style-name="ce217">
            <text:p>0.24%</text:p>
          </table:table-cell>
          <table:table-cell office:value-type="string" table:style-name="ce217">
            <text:p>0.30%</text:p>
          </table:table-cell>
          <table:table-cell office:value-type="string" table:style-name="ce217">
            <text:p>0.36%</text:p>
          </table:table-cell>
          <table:table-cell office:value-type="string" table:style-name="ce217">
            <text:p>0.44%</text:p>
          </table:table-cell>
          <table:table-cell office:value-type="string" table:style-name="ce217">
            <text:p>0.53%</text:p>
          </table:table-cell>
          <table:table-cell office:value-type="string" table:style-name="ce217">
            <text:p>0.63%</text:p>
          </table:table-cell>
          <table:table-cell office:value-type="string" table:style-name="ce217">
            <text:p>0.75%</text:p>
          </table:table-cell>
          <table:table-cell office:value-type="string" table:style-name="ce217">
            <text:p>0.89%</text:p>
          </table:table-cell>
          <table:table-cell office:value-type="string" table:style-name="ce217">
            <text:p>1.06%</text:p>
          </table:table-cell>
          <table:table-cell office:value-type="string" table:style-name="ce217">
            <text:p>1.25%</text:p>
          </table:table-cell>
          <table:table-cell office:value-type="string" table:style-name="ce217">
            <text:p>1.48%</text:p>
          </table:table-cell>
          <table:table-cell office:value-type="string" table:style-name="ce217">
            <text:p>1.74%</text:p>
          </table:table-cell>
          <table:table-cell office:value-type="string" table:style-name="ce217">
            <text:p>2.05%</text:p>
          </table:table-cell>
          <table:table-cell office:value-type="string" table:style-name="ce217">
            <text:p>2.40%</text:p>
          </table:table-cell>
          <table:table-cell office:value-type="percentage" office:value="2.81E-2" table:style-name="ce440">
            <text:p>2,81%</text:p>
          </table:table-cell>
          <table:table-cell office:value-type="percentage" office:value="3.2800000000000003E-2" table:style-name="ce439">
            <text:p>3,28%</text:p>
          </table:table-cell>
          <table:table-cell office:value-type="percentage" office:value="3.8300000000000001E-2" table:style-name="ce439">
            <text:p>3,83%</text:p>
          </table:table-cell>
          <table:table-cell office:value-type="percentage" office:value="4.4699999999999997E-2" table:style-name="ce439">
            <text:p>4,47%</text:p>
          </table:table-cell>
          <table:table-cell office:value-type="percentage" office:value="5.1999999999999998E-2" table:style-name="ce439">
            <text:p>5,20%</text:p>
          </table:table-cell>
          <table:table-cell table:number-columns-repeated="3" table:style-name="ce390"/>
          <table:table-cell table:number-columns-repeated="16297"/>
        </table:table-row>
        <table:table-row table:style-name="ro9">
          <table:table-cell table:number-columns-repeated="14" table:style-name="ce5"/>
          <table:table-cell table:number-columns-repeated="2" table:style-name="ce2"/>
          <table:table-cell table:style-name="ce5"/>
          <table:table-cell office:value-type="float" office:value="29" table:style-name="ce218">
            <text:p>29</text:p>
          </table:table-cell>
          <table:table-cell office:value-type="float" office:value="104.6" table:style-name="ce219">
            <text:p>104,6</text:p>
          </table:table-cell>
          <table:table-cell table:style-name="ce5"/>
          <table:table-cell table:style-name="ce2"/>
          <table:table-cell table:number-columns-repeated="4" table:style-name="ce217"/>
          <table:table-cell table:number-columns-repeated="22" table:style-name="ce226"/>
          <table:table-cell table:style-name="ce182"/>
          <table:table-cell table:number-columns-repeated="7" table:style-name="ce390"/>
          <table:table-cell table:style-name="ce3"/>
          <table:table-cell table:number-columns-repeated="3" table:style-name="ce390"/>
          <table:table-cell office:value-type="float" office:value="2" table:style-name="ce217">
            <text:p>2</text:p>
          </table:table-cell>
          <table:table-cell office:value-type="float" office:value="4" table:style-name="ce217">
            <text:p>4</text:p>
          </table:table-cell>
          <table:table-cell office:value-type="float" office:value="7" table:style-name="ce217">
            <text:p>7</text:p>
          </table:table-cell>
          <table:table-cell office:value-type="float" office:value="10" table:style-name="ce217">
            <text:p>10</text:p>
          </table:table-cell>
          <table:table-cell office:value-type="float" office:value="13" table:style-name="ce217">
            <text:p>13</text:p>
          </table:table-cell>
          <table:table-cell office:value-type="float" office:value="17" table:style-name="ce217">
            <text:p>17</text:p>
          </table:table-cell>
          <table:table-cell office:value-type="float" office:value="22" table:style-name="ce217">
            <text:p>22</text:p>
          </table:table-cell>
          <table:table-cell office:value-type="float" office:value="27" table:style-name="ce217">
            <text:p>27</text:p>
          </table:table-cell>
          <table:table-cell office:value-type="float" office:value="33" table:style-name="ce217">
            <text:p>33</text:p>
          </table:table-cell>
          <table:table-cell office:value-type="float" office:value="40" table:style-name="ce217">
            <text:p>40</text:p>
          </table:table-cell>
          <table:table-cell office:value-type="float" office:value="48" table:style-name="ce217">
            <text:p>48</text:p>
          </table:table-cell>
          <table:table-cell office:value-type="float" office:value="57" table:style-name="ce217">
            <text:p>57</text:p>
          </table:table-cell>
          <table:table-cell office:value-type="float" office:value="68" table:style-name="ce217">
            <text:p>68</text:p>
          </table:table-cell>
          <table:table-cell office:value-type="float" office:value="80" table:style-name="ce217">
            <text:p>80</text:p>
          </table:table-cell>
          <table:table-cell office:value-type="float" office:value="94" table:style-name="ce217">
            <text:p>94</text:p>
          </table:table-cell>
          <table:table-cell office:value-type="float" office:value="110" table:style-name="ce217">
            <text:p>110</text:p>
          </table:table-cell>
          <table:table-cell office:value-type="float" office:value="129" table:style-name="ce217">
            <text:p>129</text:p>
          </table:table-cell>
          <table:table-cell office:value-type="float" office:value="151" table:style-name="ce217">
            <text:p>151</text:p>
          </table:table-cell>
          <table:table-cell office:value-type="float" office:value="176" table:style-name="ce217">
            <text:p>176</text:p>
          </table:table-cell>
          <table:table-cell office:value-type="float" office:value="204" table:style-name="ce441">
            <text:p>204</text:p>
          </table:table-cell>
          <table:table-cell office:value-type="float" office:value="237" table:style-name="ce442">
            <text:p>237</text:p>
          </table:table-cell>
          <table:table-cell office:value-type="float" office:value="275" table:style-name="ce441">
            <text:p>275</text:p>
          </table:table-cell>
          <table:table-cell office:value-type="float" office:value="318" table:style-name="ce441">
            <text:p>318</text:p>
          </table:table-cell>
          <table:table-cell office:value-type="float" office:value="368" table:style-name="ce441">
            <text:p>368</text:p>
          </table:table-cell>
          <table:table-cell office:value-type="float" office:value="425" table:style-name="ce441">
            <text:p>425</text:p>
          </table:table-cell>
          <table:table-cell table:number-columns-repeated="3" table:style-name="ce390"/>
          <table:table-cell table:number-columns-repeated="16297"/>
        </table:table-row>
        <table:table-row table:style-name="ro3">
          <table:table-cell table:number-columns-repeated="14" table:style-name="ce5"/>
          <table:table-cell table:number-columns-repeated="2" table:style-name="ce2"/>
          <table:table-cell table:style-name="ce5"/>
          <table:table-cell office:value-type="float" office:value="30" table:style-name="ce218">
            <text:p>30</text:p>
          </table:table-cell>
          <table:table-cell office:value-type="float" office:value="109.9" table:style-name="ce219">
            <text:p>109,9</text:p>
          </table:table-cell>
          <table:table-cell table:style-name="ce5"/>
          <table:table-cell table:style-name="ce2"/>
          <table:table-cell table:number-columns-repeated="4" table:style-name="ce226"/>
          <table:table-cell table:style-name="ce217"/>
          <table:table-cell office:value-type="float" office:value="0" table:formula="of:=TRANSPOSE([.J4:.J29])" table:number-matrix-columns-spanned="26" table:number-matrix-rows-spanned="1" table:style-name="ce443">
            <text:p>0,000</text:p>
          </table:table-cell>
          <table:table-cell office:value-type="float" office:value="1.4" table:style-name="ce443">
            <text:p>1,400</text:p>
          </table:table-cell>
          <table:table-cell office:value-type="float" office:value="1.5958000000000001" table:style-name="ce443">
            <text:p>1,596</text:p>
          </table:table-cell>
          <table:table-cell office:value-type="float" office:value="1.8266" table:style-name="ce443">
            <text:p>1,827</text:p>
          </table:table-cell>
          <table:table-cell office:value-type="float" office:value="2.0861000000000001" table:style-name="ce443">
            <text:p>2,086</text:p>
          </table:table-cell>
          <table:table-cell office:value-type="float" office:value="2.3780999999999999" table:style-name="ce443">
            <text:p>2,378</text:p>
          </table:table-cell>
          <table:table-cell office:value-type="float" office:value="2.7170999999999998" table:style-name="ce443">
            <text:p>2,717</text:p>
          </table:table-cell>
          <table:table-cell office:value-type="float" office:value="3.1088" table:style-name="ce443">
            <text:p>3,109</text:p>
          </table:table-cell>
          <table:table-cell office:value-type="float" office:value="3.5495000000000001" table:style-name="ce443">
            <text:p>3,550</text:p>
          </table:table-cell>
          <table:table-cell office:value-type="float" office:value="4.0556999999999999" table:style-name="ce443">
            <text:p>4,056</text:p>
          </table:table-cell>
          <table:table-cell office:value-type="float" office:value="4.6355000000000004" table:style-name="ce443">
            <text:p>4,636</text:p>
          </table:table-cell>
          <table:table-cell office:value-type="float" office:value="5.2983000000000002" table:style-name="ce443">
            <text:p>5,298</text:p>
          </table:table-cell>
          <table:table-cell office:value-type="float" office:value="6.0544000000000002" table:style-name="ce443">
            <text:p>6,054</text:p>
          </table:table-cell>
          <table:table-cell office:value-type="float" office:value="6.9257" table:style-name="ce443">
            <text:p>6,926</text:p>
          </table:table-cell>
          <table:table-cell office:value-type="float" office:value="7.9165000000000001" table:style-name="ce443">
            <text:p>7,917</text:p>
          </table:table-cell>
          <table:table-cell office:value-type="float" office:value="9.0518999999999998" table:style-name="ce443">
            <text:p>9,052</text:p>
          </table:table-cell>
          <table:table-cell office:value-type="float" office:value="10.35" table:style-name="ce443">
            <text:p>10,350</text:p>
          </table:table-cell>
          <table:table-cell office:value-type="float" office:value="11.841699999999999" table:style-name="ce443">
            <text:p>11,842</text:p>
          </table:table-cell>
          <table:table-cell office:value-type="float" office:value="13.551" table:style-name="ce443">
            <text:p>13,551</text:p>
          </table:table-cell>
          <table:table-cell office:value-type="float" office:value="15.5053" table:style-name="ce443">
            <text:p>15,505</text:p>
          </table:table-cell>
          <table:table-cell office:value-type="float" office:value="17.735199999999999" table:style-name="ce443">
            <text:p>17,735</text:p>
          </table:table-cell>
          <table:table-cell office:value-type="float" office:value="20.2958" table:style-name="ce444">
            <text:p>20,296</text:p>
          </table:table-cell>
          <table:table-cell office:value-type="float" office:value="23.2286" table:style-name="ce443">
            <text:p>23,229</text:p>
          </table:table-cell>
          <table:table-cell office:value-type="float" office:value="26.580100000000002" table:style-name="ce443">
            <text:p>26,580</text:p>
          </table:table-cell>
          <table:table-cell office:value-type="float" office:value="30.423500000000001" table:style-name="ce443">
            <text:p>30,424</text:p>
          </table:table-cell>
          <table:table-cell office:value-type="float" office:value="34.8202" table:style-name="ce443">
            <text:p>34,820</text:p>
          </table:table-cell>
          <table:table-cell table:number-columns-repeated="3" table:style-name="ce390"/>
          <table:table-cell table:style-name="ce5"/>
          <table:table-cell table:number-columns-repeated="31" table:style-name="ce226"/>
          <table:table-cell table:number-columns-repeated="16297"/>
        </table:table-row>
        <table:table-row table:style-name="ro3">
          <table:table-cell table:number-columns-repeated="17" table:style-name="ce5"/>
          <table:table-cell office:value-type="float" office:value="31" table:style-name="ce218">
            <text:p>31</text:p>
          </table:table-cell>
          <table:table-cell office:value-type="float" office:value="115" table:style-name="ce219">
            <text:p>115</text:p>
          </table:table-cell>
          <table:table-cell table:number-columns-repeated="2" table:style-name="ce5"/>
          <table:table-cell table:number-columns-repeated="4" table:style-name="ce226"/>
          <table:table-cell table:style-name="ce217"/>
          <table:table-cell office:value-type="float" office:value="0" table:formula="of:=TRANSPOSE([.I4:.I29])" table:number-matrix-columns-spanned="26" table:number-matrix-rows-spanned="1" table:style-name="ce217">
            <text:p>0</text:p>
          </table:table-cell>
          <table:table-cell office:value-type="float" office:value="1" table:style-name="ce217">
            <text:p>1</text:p>
          </table:table-cell>
          <table:table-cell office:value-type="float" office:value="2" table:style-name="ce217">
            <text:p>2</text:p>
          </table:table-cell>
          <table:table-cell office:value-type="float" office:value="4" table:style-name="ce217">
            <text:p>4</text:p>
          </table:table-cell>
          <table:table-cell office:value-type="float" office:value="6" table:style-name="ce217">
            <text:p>6</text:p>
          </table:table-cell>
          <table:table-cell office:value-type="float" office:value="8" table:style-name="ce217">
            <text:p>8</text:p>
          </table:table-cell>
          <table:table-cell office:value-type="float" office:value="10" table:style-name="ce217">
            <text:p>10</text:p>
          </table:table-cell>
          <table:table-cell office:value-type="float" office:value="13" table:style-name="ce217">
            <text:p>13</text:p>
          </table:table-cell>
          <table:table-cell office:value-type="float" office:value="16" table:style-name="ce217">
            <text:p>16</text:p>
          </table:table-cell>
          <table:table-cell office:value-type="float" office:value="19" table:style-name="ce217">
            <text:p>19</text:p>
          </table:table-cell>
          <table:table-cell office:value-type="float" office:value="23" table:style-name="ce217">
            <text:p>23</text:p>
          </table:table-cell>
          <table:table-cell office:value-type="float" office:value="27" table:style-name="ce217">
            <text:p>27</text:p>
          </table:table-cell>
          <table:table-cell office:value-type="float" office:value="32" table:style-name="ce217">
            <text:p>32</text:p>
          </table:table-cell>
          <table:table-cell office:value-type="float" office:value="38" table:style-name="ce217">
            <text:p>38</text:p>
          </table:table-cell>
          <table:table-cell office:value-type="float" office:value="45" table:style-name="ce217">
            <text:p>45</text:p>
          </table:table-cell>
          <table:table-cell office:value-type="float" office:value="53" table:style-name="ce217">
            <text:p>53</text:p>
          </table:table-cell>
          <table:table-cell office:value-type="float" office:value="62" table:style-name="ce217">
            <text:p>62</text:p>
          </table:table-cell>
          <table:table-cell office:value-type="float" office:value="73" table:style-name="ce217">
            <text:p>73</text:p>
          </table:table-cell>
          <table:table-cell office:value-type="float" office:value="85" table:style-name="ce217">
            <text:p>85</text:p>
          </table:table-cell>
          <table:table-cell office:value-type="float" office:value="99" table:style-name="ce217">
            <text:p>99</text:p>
          </table:table-cell>
          <table:table-cell office:value-type="float" office:value="115" table:style-name="ce441">
            <text:p>115</text:p>
          </table:table-cell>
          <table:table-cell office:value-type="float" office:value="133" table:style-name="ce442">
            <text:p>133</text:p>
          </table:table-cell>
          <table:table-cell office:value-type="float" office:value="154" table:style-name="ce441">
            <text:p>154</text:p>
          </table:table-cell>
          <table:table-cell office:value-type="float" office:value="178" table:style-name="ce441">
            <text:p>178</text:p>
          </table:table-cell>
          <table:table-cell office:value-type="float" office:value="206" table:style-name="ce441">
            <text:p>206</text:p>
          </table:table-cell>
          <table:table-cell office:value-type="float" office:value="238" table:style-name="ce441">
            <text:p>238</text:p>
          </table:table-cell>
          <table:table-cell table:number-columns-repeated="3" table:style-name="ce390"/>
          <table:table-cell table:number-columns-repeated="32" table:style-name="ce5"/>
          <table:table-cell table:number-columns-repeated="16297"/>
        </table:table-row>
        <table:table-row table:style-name="ro3">
          <table:table-cell table:number-columns-repeated="17" table:style-name="ce5"/>
          <table:table-cell office:value-type="float" office:value="32" table:style-name="ce218">
            <text:p>32</text:p>
          </table:table-cell>
          <table:table-cell office:value-type="float" office:value="120" table:style-name="ce219">
            <text:p>120</text:p>
          </table:table-cell>
          <table:table-cell table:number-columns-repeated="2" table:style-name="ce5"/>
          <table:table-cell table:number-columns-repeated="26" table:style-name="ce226"/>
          <table:table-cell table:style-name="ce229"/>
          <table:table-cell table:number-columns-repeated="7" table:style-name="ce226"/>
          <table:table-cell table:number-columns-repeated="32" table:style-name="ce5"/>
          <table:table-cell table:number-columns-repeated="16297"/>
        </table:table-row>
        <table:table-row table:style-name="ro3">
          <table:table-cell table:number-columns-repeated="17" table:style-name="ce5"/>
          <table:table-cell office:value-type="float" office:value="33" table:style-name="ce218">
            <text:p>33</text:p>
          </table:table-cell>
          <table:table-cell office:value-type="float" office:value="125" table:style-name="ce219">
            <text:p>125</text:p>
          </table:table-cell>
          <table:table-cell table:number-columns-repeated="9" table:style-name="ce5"/>
          <table:table-cell table:number-columns-repeated="19" table:style-name="ce3"/>
          <table:table-cell table:style-name="ce445"/>
          <table:table-cell table:number-columns-repeated="39" table:style-name="ce5"/>
          <table:table-cell table:number-columns-repeated="16297"/>
        </table:table-row>
        <table:table-row table:style-name="ro1">
          <table:table-cell office:value-type="string" table:number-columns-spanned="2" table:number-rows-spanned="1" table:style-name="ce550">
            <text:p>All prob art</text:p>
          </table:table-cell>
          <table:covered-table-cell/>
          <table:table-cell table:style-name="ce2"/>
          <table:table-cell office:value-type="string" table:number-columns-spanned="2" table:number-rows-spanned="1" table:style-name="ce550">
            <text:p>No. of taps/sec</text:p>
          </table:table-cell>
          <table:covered-table-cell/>
          <table:table-cell table:style-name="ce194"/>
          <table:table-cell office:value-type="string" table:number-columns-spanned="2" table:number-rows-spanned="1" table:style-name="ce550">
            <text:p>SC level</text:p>
          </table:table-cell>
          <table:covered-table-cell/>
          <table:table-cell table:style-name="ce5"/>
          <table:table-cell office:value-type="string" table:number-columns-spanned="2" table:number-rows-spanned="1" table:style-name="ce550">
            <text:p>Current mana regen</text:p>
          </table:table-cell>
          <table:covered-table-cell/>
          <table:table-cell table:style-name="ce5"/>
          <table:table-cell office:value-type="string" table:number-columns-spanned="2" table:number-rows-spanned="1" table:style-name="ce550">
            <text:p>Crafting Power level</text:p>
          </table:table-cell>
          <table:covered-table-cell/>
          <table:table-cell table:number-columns-repeated="3" table:style-name="ce5"/>
          <table:table-cell office:value-type="float" office:value="34" table:style-name="ce218">
            <text:p>34</text:p>
          </table:table-cell>
          <table:table-cell office:value-type="float" office:value="130" table:style-name="ce219">
            <text:p>130</text:p>
          </table:table-cell>
          <table:table-cell table:number-columns-repeated="2" table:style-name="ce5"/>
          <table:table-cell office:value-type="string" table:number-columns-spanned="34" table:number-rows-spanned="2" table:style-name="ce547">
            <text:p>Skill Cost Table</text:p>
          </table:table-cell>
          <table:covered-table-cell table:number-columns-repeated="33"/>
          <table:table-cell table:number-columns-repeated="32" table:style-name="ce5"/>
          <table:table-cell table:number-columns-repeated="16297"/>
        </table:table-row>
        <table:table-row table:style-name="ro1">
          <table:table-cell office:value-type="string" table:number-columns-spanned="2" table:number-rows-spanned="1" table:style-name="ce550">
            <text:p>(1 if you don't have it)</text:p>
          </table:table-cell>
          <table:covered-table-cell/>
          <table:table-cell table:style-name="ce2"/>
          <table:table-cell office:value-type="string" table:number-columns-spanned="2" table:number-rows-spanned="1" table:style-name="ce550">
            <text:p>(20 with Power of Swiping)</text:p>
          </table:table-cell>
          <table:covered-table-cell/>
          <table:table-cell table:style-name="ce171"/>
          <table:table-cell office:value-type="string" table:number-columns-spanned="2" table:number-rows-spanned="1" table:style-name="ce550">
            <text:p>(input lowest during run)</text:p>
          </table:table-cell>
          <table:covered-table-cell/>
          <table:table-cell table:style-name="ce5"/>
          <table:table-cell office:value-type="string" table:number-columns-spanned="2" table:number-rows-spanned="1" table:style-name="ce551">
            <text:p>(regen below mana bar)</text:p>
          </table:table-cell>
          <table:covered-table-cell/>
          <table:table-cell table:style-name="ce5"/>
          <table:table-cell table:number-columns-spanned="2" table:number-rows-spanned="1" table:style-name="ce552"/>
          <table:covered-table-cell/>
          <table:table-cell table:number-columns-repeated="3" table:style-name="ce5"/>
          <table:table-cell office:value-type="float" office:value="35" table:style-name="ce218">
            <text:p>35</text:p>
          </table:table-cell>
          <table:table-cell office:value-type="float" office:value="135" table:style-name="ce219">
            <text:p>135</text:p>
          </table:table-cell>
          <table:table-cell table:number-columns-repeated="2" table:style-name="ce5"/>
          <table:covered-table-cell/>
          <table:covered-table-cell table:number-columns-repeated="33"/>
          <table:table-cell table:number-columns-repeated="32" table:style-name="ce5"/>
          <table:table-cell table:number-columns-repeated="16297"/>
        </table:table-row>
        <table:table-row table:style-name="ro1">
          <table:table-cell office:value-type="float" office:value="1.1000000000000001" table:number-columns-spanned="2" table:number-rows-spanned="1" table:style-name="ce553">
            <text:p>1,10</text:p>
          </table:table-cell>
          <table:covered-table-cell/>
          <table:table-cell table:style-name="ce194"/>
          <table:table-cell office:value-type="float" office:value="20" table:number-columns-spanned="2" table:number-rows-spanned="1" table:style-name="ce554">
            <text:p>20</text:p>
          </table:table-cell>
          <table:covered-table-cell/>
          <table:table-cell table:style-name="ce171"/>
          <table:table-cell office:value-type="float" office:value="35" table:number-columns-spanned="2" table:number-rows-spanned="1" table:style-name="ce554">
            <text:p>35</text:p>
          </table:table-cell>
          <table:covered-table-cell/>
          <table:table-cell table:style-name="ce5"/>
          <table:table-cell office:value-type="float" office:value="655.9" table:number-columns-spanned="2" table:number-rows-spanned="1" table:style-name="ce554">
            <text:p>655,9</text:p>
          </table:table-cell>
          <table:covered-table-cell/>
          <table:table-cell table:style-name="ce5"/>
          <table:table-cell office:value-type="float" office:value="26" table:number-columns-spanned="2" table:number-rows-spanned="1" table:style-name="ce554">
            <text:p>26</text:p>
          </table:table-cell>
          <table:covered-table-cell/>
          <table:table-cell table:number-columns-repeated="7" table:style-name="ce5"/>
          <table:table-cell table:number-columns-repeated="34" table:style-name="ce226"/>
          <table:table-cell table:number-columns-repeated="32" table:style-name="ce5"/>
          <table:table-cell table:number-columns-repeated="16297"/>
        </table:table-row>
        <table:table-row table:style-name="ro9">
          <table:table-cell table:style-name="ce324"/>
          <table:table-cell table:number-columns-repeated="2" table:style-name="ce5"/>
          <table:table-cell table:style-name="ce3"/>
          <table:table-cell table:style-name="ce2"/>
          <table:table-cell table:style-name="ce5"/>
          <table:table-cell table:style-name="ce448"/>
          <table:table-cell table:number-columns-repeated="14" table:style-name="ce5"/>
          <table:table-cell table:number-columns-repeated="5" table:style-name="ce226"/>
          <table:table-cell office:value-type="string" table:number-columns-spanned="26" table:number-rows-spanned="1" table:style-name="ce548">
            <text:p>Mana Siphon</text:p>
          </table:table-cell>
          <table:covered-table-cell table:number-columns-repeated="25"/>
          <table:table-cell table:number-columns-repeated="3" table:style-name="ce226"/>
          <table:table-cell table:number-columns-repeated="32" table:style-name="ce5"/>
          <table:table-cell table:number-columns-repeated="16297"/>
        </table:table-row>
        <table:table-row table:style-name="ro8">
          <table:table-cell office:value-type="string" table:number-columns-spanned="2" table:number-rows-spanned="1" table:style-name="ce550">
            <text:p>All prob slash</text:p>
          </table:table-cell>
          <table:covered-table-cell/>
          <table:table-cell table:style-name="ce2"/>
          <table:table-cell office:value-type="string" table:number-columns-spanned="2" table:number-rows-spanned="1" table:style-name="ce550">
            <text:p>Barbaric Fury level</text:p>
          </table:table-cell>
          <table:covered-table-cell/>
          <table:table-cell table:style-name="ce5"/>
          <table:table-cell office:value-type="string" table:number-columns-spanned="2" table:number-rows-spanned="1" table:style-name="ce555">
            <text:p>SC special attempts/sec</text:p>
          </table:table-cell>
          <table:covered-table-cell/>
          <table:table-cell table:style-name="ce5"/>
          <table:table-cell office:value-type="string" table:number-columns-spanned="2" table:number-rows-spanned="1" table:style-name="ce550">
            <text:p>Current LB (Limit Break) level</text:p>
          </table:table-cell>
          <table:covered-table-cell/>
          <table:table-cell table:style-name="ce5"/>
          <table:table-cell office:value-type="string" table:number-columns-spanned="2" table:number-rows-spanned="1" table:style-name="ce550">
            <text:p>Azure Knight set</text:p>
          </table:table-cell>
          <table:covered-table-cell/>
          <table:table-cell table:style-name="ce2"/>
          <table:table-cell office:value-type="string" table:number-columns-spanned="2" table:number-rows-spanned="1" table:style-name="ce550">
            <text:p>Chained Clockwork set</text:p>
          </table:table-cell>
          <table:covered-table-cell/>
          <table:table-cell table:number-columns-repeated="4" table:style-name="ce5"/>
          <table:table-cell table:style-name="ce226"/>
          <table:table-cell office:value-type="string" table:style-name="ce220">
            <text:p>Tot. SP</text:p>
          </table:table-cell>
          <table:table-cell table:number-columns-repeated="2" table:style-name="ce226"/>
          <table:table-cell table:style-name="ce449"/>
          <table:table-cell office:value-type="float" office:value="0" table:style-name="ce181">
            <text:p>0</text:p>
          </table:table-cell>
          <table:table-cell office:value-type="float" office:value="1" table:style-name="ce223">
            <text:p>1</text:p>
          </table:table-cell>
          <table:table-cell office:value-type="float" office:value="2" table:style-name="ce223">
            <text:p>2</text:p>
          </table:table-cell>
          <table:table-cell office:value-type="float" office:value="3" table:style-name="ce223">
            <text:p>3</text:p>
          </table:table-cell>
          <table:table-cell office:value-type="float" office:value="4" table:style-name="ce223">
            <text:p>4</text:p>
          </table:table-cell>
          <table:table-cell office:value-type="float" office:value="5" table:style-name="ce223">
            <text:p>5</text:p>
          </table:table-cell>
          <table:table-cell office:value-type="float" office:value="6" table:style-name="ce223">
            <text:p>6</text:p>
          </table:table-cell>
          <table:table-cell office:value-type="float" office:value="7" table:style-name="ce223">
            <text:p>7</text:p>
          </table:table-cell>
          <table:table-cell office:value-type="float" office:value="8" table:style-name="ce223">
            <text:p>8</text:p>
          </table:table-cell>
          <table:table-cell office:value-type="float" office:value="9" table:formula="of:=[.AI41]+1" table:style-name="ce223">
            <text:p>9</text:p>
          </table:table-cell>
          <table:table-cell office:value-type="float" office:value="10" table:formula="of:=[.AJ41]+1" table:style-name="ce223">
            <text:p>10</text:p>
          </table:table-cell>
          <table:table-cell office:value-type="float" office:value="11" table:style-name="ce223">
            <text:p>11</text:p>
          </table:table-cell>
          <table:table-cell office:value-type="float" office:value="12" table:style-name="ce223">
            <text:p>12</text:p>
          </table:table-cell>
          <table:table-cell office:value-type="float" office:value="13" table:style-name="ce223">
            <text:p>13</text:p>
          </table:table-cell>
          <table:table-cell office:value-type="float" office:value="14" table:style-name="ce223">
            <text:p>14</text:p>
          </table:table-cell>
          <table:table-cell office:value-type="float" office:value="15" table:style-name="ce223">
            <text:p>15</text:p>
          </table:table-cell>
          <table:table-cell office:value-type="float" office:value="16" table:style-name="ce223">
            <text:p>16</text:p>
          </table:table-cell>
          <table:table-cell office:value-type="float" office:value="17" table:style-name="ce223">
            <text:p>17</text:p>
          </table:table-cell>
          <table:table-cell office:value-type="float" office:value="18" table:style-name="ce223">
            <text:p>18</text:p>
          </table:table-cell>
          <table:table-cell office:value-type="float" office:value="19" table:style-name="ce223">
            <text:p>19</text:p>
          </table:table-cell>
          <table:table-cell office:value-type="float" office:value="20" table:style-name="ce223">
            <text:p>20</text:p>
          </table:table-cell>
          <table:table-cell office:value-type="float" office:value="21" table:style-name="ce224">
            <text:p>21</text:p>
          </table:table-cell>
          <table:table-cell office:value-type="float" office:value="22" table:style-name="ce224">
            <text:p>22</text:p>
          </table:table-cell>
          <table:table-cell office:value-type="float" office:value="23" table:style-name="ce224">
            <text:p>23</text:p>
          </table:table-cell>
          <table:table-cell office:value-type="float" office:value="24" table:style-name="ce224">
            <text:p>24</text:p>
          </table:table-cell>
          <table:table-cell office:value-type="float" office:value="25" table:style-name="ce224">
            <text:p>25</text:p>
          </table:table-cell>
          <table:table-cell table:number-columns-repeated="2" table:style-name="ce449"/>
          <table:table-cell table:style-name="ce226"/>
          <table:table-cell table:number-columns-repeated="32" table:style-name="ce5"/>
          <table:table-cell table:number-columns-repeated="16297"/>
        </table:table-row>
        <table:table-row table:style-name="ro3">
          <table:table-cell office:value-type="string" table:number-columns-spanned="2" table:number-rows-spanned="1" table:style-name="ce550">
            <text:p>(1 if it's not on your main)</text:p>
          </table:table-cell>
          <table:covered-table-cell/>
          <table:table-cell table:style-name="ce2"/>
          <table:table-cell table:number-columns-spanned="2" table:number-rows-spanned="1" table:style-name="ce556"/>
          <table:covered-table-cell/>
          <table:table-cell table:style-name="ce5"/>
          <table:table-cell office:value-type="string" table:number-columns-spanned="2" table:number-rows-spanned="1" table:style-name="ce555">
            <text:p>(don't touch)</text:p>
          </table:table-cell>
          <table:covered-table-cell/>
          <table:table-cell table:style-name="ce5"/>
          <table:table-cell office:value-type="string" table:number-columns-spanned="2" table:number-rows-spanned="1" table:style-name="ce551">
            <text:p>(in your skill tree)</text:p>
          </table:table-cell>
          <table:covered-table-cell/>
          <table:table-cell table:style-name="ce5"/>
          <table:table-cell table:number-columns-spanned="2" table:number-rows-spanned="1" table:style-name="ce552"/>
          <table:covered-table-cell/>
          <table:table-cell table:style-name="ce2"/>
          <table:table-cell table:number-columns-spanned="2" table:number-rows-spanned="1" table:style-name="ce552"/>
          <table:covered-table-cell/>
          <table:table-cell table:number-columns-repeated="4" table:style-name="ce5"/>
          <table:table-cell table:style-name="ce226"/>
          <table:table-cell office:value-type="string" table:style-name="ce230">
            <text:p>0-19</text:p>
          </table:table-cell>
          <table:table-cell table:style-name="ce226"/>
          <table:table-cell office:value-type="string" table:number-columns-spanned="1" table:number-rows-spanned="26" table:style-name="ce549">
            <text:p>Limit Break</text:p>
          </table:table-cell>
          <table:table-cell office:value-type="float" office:value="0" table:style-name="ce181">
            <text:p>0</text:p>
          </table:table-cell>
          <table:table-cell office:value-type="float" office:value="0" table:formula="of:=[.$BB42]+[.AA$69]" table:style-name="ce450">
            <text:p>0</text:p>
          </table:table-cell>
          <table:table-cell office:value-type="float" office:value="1" table:formula="of:=[.$BB42]+[.AB$69]" table:style-name="ce451">
            <text:p>1</text:p>
          </table:table-cell>
          <table:table-cell office:value-type="float" office:value="2" table:formula="of:=[.$BB42]+[.AC$69]" table:style-name="ce451">
            <text:p>2</text:p>
          </table:table-cell>
          <table:table-cell office:value-type="float" office:value="4" table:formula="of:=[.$BB42]+[.AD$69]" table:style-name="ce451">
            <text:p>4</text:p>
          </table:table-cell>
          <table:table-cell office:value-type="float" office:value="6" table:formula="of:=[.$BB42]+[.AE$69]" table:style-name="ce451">
            <text:p>6</text:p>
          </table:table-cell>
          <table:table-cell office:value-type="float" office:value="8" table:formula="of:=[.$BB42]+[.AF$69]" table:style-name="ce452">
            <text:p>8</text:p>
          </table:table-cell>
          <table:table-cell office:value-type="float" office:value="10" table:formula="of:=[.$BB42]+[.AG$69]" table:style-name="ce451">
            <text:p>10</text:p>
          </table:table-cell>
          <table:table-cell office:value-type="float" office:value="13" table:formula="of:=[.$BB42]+[.AH$69]" table:style-name="ce451">
            <text:p>13</text:p>
          </table:table-cell>
          <table:table-cell office:value-type="float" office:value="16" table:formula="of:=[.$BB42]+[.AI$69]" table:style-name="ce451">
            <text:p>16</text:p>
          </table:table-cell>
          <table:table-cell office:value-type="float" office:value="19" table:formula="of:=[.$BB42]+[.AJ$69]" table:style-name="ce451">
            <text:p>19</text:p>
          </table:table-cell>
          <table:table-cell office:value-type="float" office:value="23" table:formula="of:=[.$BB42]+[.AK$69]" table:style-name="ce453">
            <text:p>23</text:p>
          </table:table-cell>
          <table:table-cell office:value-type="float" office:value="27" table:formula="of:=[.$BB42]+[.AL$69]" table:style-name="ce454">
            <text:p>27</text:p>
          </table:table-cell>
          <table:table-cell office:value-type="float" office:value="32" table:formula="of:=[.$BB42]+[.AM$69]" table:style-name="ce454">
            <text:p>32</text:p>
          </table:table-cell>
          <table:table-cell office:value-type="float" office:value="38" table:formula="of:=[.$BB42]+[.AN$69]" table:style-name="ce454">
            <text:p>38</text:p>
          </table:table-cell>
          <table:table-cell office:value-type="float" office:value="45" table:formula="of:=[.$BB42]+[.AO$69]" table:style-name="ce455">
            <text:p>45</text:p>
          </table:table-cell>
          <table:table-cell office:value-type="float" office:value="53" table:formula="of:=[.$BB42]+[.AP$69]" table:style-name="ce456">
            <text:p>53</text:p>
          </table:table-cell>
          <table:table-cell office:value-type="float" office:value="62" table:formula="of:=[.$BB42]+[.AQ$69]" table:style-name="ce457">
            <text:p>62</text:p>
          </table:table-cell>
          <table:table-cell office:value-type="float" office:value="73" table:formula="of:=[.$BB42]+[.AR$69]" table:style-name="ce457">
            <text:p>73</text:p>
          </table:table-cell>
          <table:table-cell office:value-type="float" office:value="85" table:formula="of:=[.$BB42]+[.AS$69]" table:style-name="ce458">
            <text:p>85</text:p>
          </table:table-cell>
          <table:table-cell office:value-type="float" office:value="99" table:formula="of:=[.$BB42]+[.AT$69]" table:style-name="ce458">
            <text:p>99</text:p>
          </table:table-cell>
          <table:table-cell office:value-type="float" office:value="115" table:formula="of:=[.$BB42]+[.AU$69]" table:style-name="ce459">
            <text:p>115</text:p>
          </table:table-cell>
          <table:table-cell office:value-type="float" office:value="133" table:formula="of:=[.$BB42]+[.AV$69]" table:style-name="ce460">
            <text:p>133</text:p>
          </table:table-cell>
          <table:table-cell office:value-type="float" office:value="154" table:formula="of:=[.$BB42]+[.AW$69]" table:style-name="ce461">
            <text:p>154</text:p>
          </table:table-cell>
          <table:table-cell office:value-type="float" office:value="178" table:formula="of:=[.$BB42]+[.AX$69]" table:style-name="ce462">
            <text:p>178</text:p>
          </table:table-cell>
          <table:table-cell office:value-type="float" office:value="206" table:formula="of:=[.$BB42]+[.AY$69]" table:style-name="ce463">
            <text:p>206</text:p>
          </table:table-cell>
          <table:table-cell office:value-type="float" office:value="238" table:formula="of:=[.$BB42]+[.AZ$69]" table:style-name="ce464">
            <text:p>238</text:p>
          </table:table-cell>
          <table:table-cell table:style-name="ce449"/>
          <table:table-cell office:value-type="float" office:value="0" table:formula="of:=[.C4]" table:style-name="ce465">
            <text:p>0</text:p>
          </table:table-cell>
          <table:table-cell table:style-name="ce226"/>
          <table:table-cell table:number-columns-repeated="32" table:style-name="ce5"/>
          <table:table-cell table:number-columns-repeated="16297"/>
        </table:table-row>
        <table:table-row table:style-name="ro3">
          <table:table-cell office:value-type="float" office:value="1.155" table:number-columns-spanned="2" table:number-rows-spanned="1" table:style-name="ce557">
            <text:p>1,155</text:p>
          </table:table-cell>
          <table:covered-table-cell/>
          <table:table-cell table:style-name="ce466"/>
          <table:table-cell office:value-type="float" office:value="11" table:number-columns-spanned="2" table:number-rows-spanned="1" table:style-name="ce554">
            <text:p>11</text:p>
          </table:table-cell>
          <table:covered-table-cell/>
          <table:table-cell table:style-name="ce171"/>
          <table:table-cell office:value-type="float" office:value="239.99053477880869" table:formula="of:=VLOOKUP(COM.MICROSOFT.SINGLE($$SC); [.R4:.S38]; 2; 0) * IF(COM.MICROSOFT.SINGLE($$CC); 1.5 * 1.005 ^ ((COM.MICROSOFT.SINGLE($$CPSiphonCalc)-1) ^ 0.8); 1) * VLOOKUP([.G47];[.L4:.M22];2;0)" table:number-columns-spanned="2" table:number-rows-spanned="1" table:style-name="ce553">
            <text:p>239,99</text:p>
          </table:table-cell>
          <table:covered-table-cell/>
          <table:table-cell table:style-name="ce5"/>
          <table:table-cell office:value-type="float" office:value="4" table:number-columns-spanned="2" table:number-rows-spanned="1" table:style-name="ce554">
            <text:p>4</text:p>
          </table:table-cell>
          <table:covered-table-cell/>
          <table:table-cell table:style-name="ce5"/>
          <table:table-cell office:value-type="boolean" office:boolean-value="true" table:formula="of:=TRUE()" table:number-columns-spanned="2" table:number-rows-spanned="1" table:style-name="ce554">
            <text:p>WAHR</text:p>
          </table:table-cell>
          <table:covered-table-cell/>
          <table:table-cell table:style-name="ce2"/>
          <table:table-cell office:value-type="boolean" office:boolean-value="true" table:formula="of:=TRUE()" table:number-columns-spanned="2" table:number-rows-spanned="1" table:style-name="ce554">
            <text:p>WAHR</text:p>
          </table:table-cell>
          <table:covered-table-cell/>
          <table:table-cell table:number-columns-repeated="4" table:style-name="ce5"/>
          <table:table-cell table:style-name="ce226"/>
          <table:table-cell office:value-type="string" table:style-name="ce267">
            <text:p>20-39</text:p>
          </table:table-cell>
          <table:table-cell table:style-name="ce226"/>
          <table:covered-table-cell/>
          <table:table-cell office:value-type="float" office:value="1" table:style-name="ce223">
            <text:p>1</text:p>
          </table:table-cell>
          <table:table-cell office:value-type="float" office:value="1" table:formula="of:=[.$BB43]+[.AA$69]" table:style-name="ce467">
            <text:p>1</text:p>
          </table:table-cell>
          <table:table-cell office:value-type="float" office:value="2" table:formula="of:=[.$BB43]+[.AB$69]" table:style-name="ce468">
            <text:p>2</text:p>
          </table:table-cell>
          <table:table-cell office:value-type="float" office:value="3" table:formula="of:=[.$BB43]+[.AC$69]" table:style-name="ce468">
            <text:p>3</text:p>
          </table:table-cell>
          <table:table-cell office:value-type="float" office:value="5" table:formula="of:=[.$BB43]+[.AD$69]" table:style-name="ce468">
            <text:p>5</text:p>
          </table:table-cell>
          <table:table-cell office:value-type="float" office:value="7" table:formula="of:=[.$BB43]+[.AE$69]" table:style-name="ce468">
            <text:p>7</text:p>
          </table:table-cell>
          <table:table-cell office:value-type="float" office:value="9" table:formula="of:=[.$BB43]+[.AF$69]" table:style-name="ce469">
            <text:p>9</text:p>
          </table:table-cell>
          <table:table-cell office:value-type="float" office:value="11" table:formula="of:=[.$BB43]+[.AG$69]" table:style-name="ce468">
            <text:p>11</text:p>
          </table:table-cell>
          <table:table-cell office:value-type="float" office:value="14" table:formula="of:=[.$BB43]+[.AH$69]" table:style-name="ce468">
            <text:p>14</text:p>
          </table:table-cell>
          <table:table-cell office:value-type="float" office:value="17" table:formula="of:=[.$BB43]+[.AI$69]" table:style-name="ce468">
            <text:p>17</text:p>
          </table:table-cell>
          <table:table-cell office:value-type="float" office:value="20" table:formula="of:=[.$BB43]+[.AJ$69]" table:style-name="ce470">
            <text:p>20</text:p>
          </table:table-cell>
          <table:table-cell office:value-type="float" office:value="24" table:formula="of:=[.$BB43]+[.AK$69]" table:style-name="ce471">
            <text:p>24</text:p>
          </table:table-cell>
          <table:table-cell office:value-type="float" office:value="28" table:formula="of:=[.$BB43]+[.AL$69]" table:style-name="ce470">
            <text:p>28</text:p>
          </table:table-cell>
          <table:table-cell office:value-type="float" office:value="33" table:formula="of:=[.$BB43]+[.AM$69]" table:style-name="ce470">
            <text:p>33</text:p>
          </table:table-cell>
          <table:table-cell office:value-type="float" office:value="39" table:formula="of:=[.$BB43]+[.AN$69]" table:style-name="ce470">
            <text:p>39</text:p>
          </table:table-cell>
          <table:table-cell office:value-type="float" office:value="46" table:formula="of:=[.$BB43]+[.AO$69]" table:style-name="ce472">
            <text:p>46</text:p>
          </table:table-cell>
          <table:table-cell office:value-type="float" office:value="54" table:formula="of:=[.$BB43]+[.AP$69]" table:style-name="ce473">
            <text:p>54</text:p>
          </table:table-cell>
          <table:table-cell office:value-type="float" office:value="63" table:formula="of:=[.$BB43]+[.AQ$69]" table:style-name="ce474">
            <text:p>63</text:p>
          </table:table-cell>
          <table:table-cell office:value-type="float" office:value="74" table:formula="of:=[.$BB43]+[.AR$69]" table:style-name="ce474">
            <text:p>74</text:p>
          </table:table-cell>
          <table:table-cell office:value-type="float" office:value="86" table:formula="of:=[.$BB43]+[.AS$69]" table:style-name="ce475">
            <text:p>86</text:p>
          </table:table-cell>
          <table:table-cell office:value-type="float" office:value="100" table:formula="of:=[.$BB43]+[.AT$69]" table:style-name="ce476">
            <text:p>100</text:p>
          </table:table-cell>
          <table:table-cell office:value-type="float" office:value="116" table:formula="of:=[.$BB43]+[.AU$69]" table:style-name="ce477">
            <text:p>116</text:p>
          </table:table-cell>
          <table:table-cell office:value-type="float" office:value="134" table:formula="of:=[.$BB43]+[.AV$69]" table:style-name="ce478">
            <text:p>134</text:p>
          </table:table-cell>
          <table:table-cell office:value-type="float" office:value="155" table:formula="of:=[.$BB43]+[.AW$69]" table:style-name="ce479">
            <text:p>155</text:p>
          </table:table-cell>
          <table:table-cell office:value-type="float" office:value="179" table:formula="of:=[.$BB43]+[.AX$69]" table:style-name="ce480">
            <text:p>179</text:p>
          </table:table-cell>
          <table:table-cell office:value-type="float" office:value="207" table:formula="of:=[.$BB43]+[.AY$69]" table:style-name="ce481">
            <text:p>207</text:p>
          </table:table-cell>
          <table:table-cell office:value-type="float" office:value="239" table:formula="of:=[.$BB43]+[.AZ$69]" table:style-name="ce482">
            <text:p>239</text:p>
          </table:table-cell>
          <table:table-cell table:style-name="ce449"/>
          <table:table-cell office:value-type="float" office:value="1" table:formula="of:=[.C5]" table:style-name="ce465">
            <text:p>1</text:p>
          </table:table-cell>
          <table:table-cell table:style-name="ce226"/>
          <table:table-cell table:number-columns-repeated="32" table:style-name="ce5"/>
          <table:table-cell table:number-columns-repeated="16297"/>
        </table:table-row>
        <table:table-row table:style-name="ro3">
          <table:table-cell table:number-columns-repeated="4" table:style-name="ce5"/>
          <table:table-cell table:style-name="ce2"/>
          <table:table-cell table:style-name="ce171"/>
          <table:table-cell table:number-columns-repeated="2" table:style-name="ce5"/>
          <table:table-cell table:style-name="ce2"/>
          <table:table-cell table:number-columns-repeated="12" table:style-name="ce5"/>
          <table:table-cell table:style-name="ce226"/>
          <table:table-cell office:value-type="string" table:style-name="ce303">
            <text:p>40-59</text:p>
          </table:table-cell>
          <table:table-cell table:style-name="ce226"/>
          <table:covered-table-cell/>
          <table:table-cell office:value-type="float" office:value="2" table:style-name="ce223">
            <text:p>2</text:p>
          </table:table-cell>
          <table:table-cell office:value-type="float" office:value="2" table:formula="of:=[.$BB44]+[.AA$69]" table:style-name="ce467">
            <text:p>2</text:p>
          </table:table-cell>
          <table:table-cell office:value-type="float" office:value="3" table:formula="of:=[.$BB44]+[.AB$69]" table:style-name="ce468">
            <text:p>3</text:p>
          </table:table-cell>
          <table:table-cell office:value-type="float" office:value="4" table:formula="of:=[.$BB44]+[.AC$69]" table:style-name="ce468">
            <text:p>4</text:p>
          </table:table-cell>
          <table:table-cell office:value-type="float" office:value="6" table:formula="of:=[.$BB44]+[.AD$69]" table:style-name="ce468">
            <text:p>6</text:p>
          </table:table-cell>
          <table:table-cell office:value-type="float" office:value="8" table:formula="of:=[.$BB44]+[.AE$69]" table:style-name="ce468">
            <text:p>8</text:p>
          </table:table-cell>
          <table:table-cell office:value-type="float" office:value="10" table:formula="of:=[.$BB44]+[.AF$69]" table:style-name="ce469">
            <text:p>10</text:p>
          </table:table-cell>
          <table:table-cell office:value-type="float" office:value="12" table:formula="of:=[.$BB44]+[.AG$69]" table:style-name="ce468">
            <text:p>12</text:p>
          </table:table-cell>
          <table:table-cell office:value-type="float" office:value="15" table:formula="of:=[.$BB44]+[.AH$69]" table:style-name="ce468">
            <text:p>15</text:p>
          </table:table-cell>
          <table:table-cell office:value-type="float" office:value="18" table:formula="of:=[.$BB44]+[.AI$69]" table:style-name="ce468">
            <text:p>18</text:p>
          </table:table-cell>
          <table:table-cell office:value-type="float" office:value="21" table:formula="of:=[.$BB44]+[.AJ$69]" table:style-name="ce470">
            <text:p>21</text:p>
          </table:table-cell>
          <table:table-cell office:value-type="float" office:value="25" table:formula="of:=[.$BB44]+[.AK$69]" table:style-name="ce471">
            <text:p>25</text:p>
          </table:table-cell>
          <table:table-cell office:value-type="float" office:value="29" table:formula="of:=[.$BB44]+[.AL$69]" table:style-name="ce470">
            <text:p>29</text:p>
          </table:table-cell>
          <table:table-cell office:value-type="float" office:value="34" table:formula="of:=[.$BB44]+[.AM$69]" table:style-name="ce470">
            <text:p>34</text:p>
          </table:table-cell>
          <table:table-cell office:value-type="float" office:value="40" table:formula="of:=[.$BB44]+[.AN$69]" table:style-name="ce472">
            <text:p>40</text:p>
          </table:table-cell>
          <table:table-cell office:value-type="float" office:value="47" table:formula="of:=[.$BB44]+[.AO$69]" table:style-name="ce472">
            <text:p>47</text:p>
          </table:table-cell>
          <table:table-cell office:value-type="float" office:value="55" table:formula="of:=[.$BB44]+[.AP$69]" table:style-name="ce473">
            <text:p>55</text:p>
          </table:table-cell>
          <table:table-cell office:value-type="float" office:value="64" table:formula="of:=[.$BB44]+[.AQ$69]" table:style-name="ce474">
            <text:p>64</text:p>
          </table:table-cell>
          <table:table-cell office:value-type="float" office:value="75" table:formula="of:=[.$BB44]+[.AR$69]" table:style-name="ce474">
            <text:p>75</text:p>
          </table:table-cell>
          <table:table-cell office:value-type="float" office:value="87" table:formula="of:=[.$BB44]+[.AS$69]" table:style-name="ce475">
            <text:p>87</text:p>
          </table:table-cell>
          <table:table-cell office:value-type="float" office:value="101" table:formula="of:=[.$BB44]+[.AT$69]" table:style-name="ce476">
            <text:p>101</text:p>
          </table:table-cell>
          <table:table-cell office:value-type="float" office:value="117" table:formula="of:=[.$BB44]+[.AU$69]" table:style-name="ce477">
            <text:p>117</text:p>
          </table:table-cell>
          <table:table-cell office:value-type="float" office:value="135" table:formula="of:=[.$BB44]+[.AV$69]" table:style-name="ce478">
            <text:p>135</text:p>
          </table:table-cell>
          <table:table-cell office:value-type="float" office:value="156" table:formula="of:=[.$BB44]+[.AW$69]" table:style-name="ce479">
            <text:p>156</text:p>
          </table:table-cell>
          <table:table-cell office:value-type="float" office:value="180" table:formula="of:=[.$BB44]+[.AX$69]" table:style-name="ce483">
            <text:p>180</text:p>
          </table:table-cell>
          <table:table-cell office:value-type="float" office:value="208" table:formula="of:=[.$BB44]+[.AY$69]" table:style-name="ce481">
            <text:p>208</text:p>
          </table:table-cell>
          <table:table-cell office:value-type="float" office:value="240" table:formula="of:=[.$BB44]+[.AZ$69]" table:style-name="ce484">
            <text:p>240</text:p>
          </table:table-cell>
          <table:table-cell table:style-name="ce449"/>
          <table:table-cell office:value-type="float" office:value="2" table:formula="of:=[.C6]" table:style-name="ce465">
            <text:p>2</text:p>
          </table:table-cell>
          <table:table-cell table:style-name="ce226"/>
          <table:table-cell table:number-columns-repeated="32" table:style-name="ce5"/>
          <table:table-cell table:number-columns-repeated="16297"/>
        </table:table-row>
        <table:table-row table:style-name="ro3">
          <table:table-cell office:value-type="string" table:number-columns-spanned="2" table:number-rows-spanned="1" table:style-name="ce550">
            <text:p>Mana Potion</text:p>
          </table:table-cell>
          <table:covered-table-cell/>
          <table:table-cell table:style-name="ce5"/>
          <table:table-cell office:value-type="string" table:number-columns-spanned="2" table:number-rows-spanned="1" table:style-name="ce550">
            <text:p>Barbaric Fury bonus taps/sec</text:p>
          </table:table-cell>
          <table:covered-table-cell/>
          <table:table-cell table:style-name="ce171"/>
          <table:table-cell office:value-type="string" table:number-columns-spanned="2" table:number-rows-spanned="1" table:style-name="ce555">
            <text:p>Nightmare Puppeteer level</text:p>
          </table:table-cell>
          <table:covered-table-cell/>
          <table:table-cell table:style-name="ce485"/>
          <table:table-cell office:value-type="string" table:number-columns-spanned="2" table:number-rows-spanned="1" table:style-name="ce550">
            <text:p>Base mana regen</text:p>
          </table:table-cell>
          <table:covered-table-cell/>
          <table:table-cell table:style-name="ce5"/>
          <table:table-cell office:value-type="string" table:number-columns-spanned="2" table:number-rows-spanned="1" table:style-name="ce550">
            <text:p>Reckless Firepower set</text:p>
          </table:table-cell>
          <table:covered-table-cell/>
          <table:table-cell table:style-name="ce2"/>
          <table:table-cell office:value-type="string" table:number-columns-spanned="2" table:number-rows-spanned="1" table:style-name="ce550">
            <text:p>Mystic Staff Artifact</text:p>
          </table:table-cell>
          <table:covered-table-cell/>
          <table:table-cell table:number-columns-repeated="4" table:style-name="ce5"/>
          <table:table-cell table:style-name="ce226"/>
          <table:table-cell office:value-type="string" table:style-name="ce308">
            <text:p>60-79</text:p>
          </table:table-cell>
          <table:table-cell table:style-name="ce226"/>
          <table:covered-table-cell/>
          <table:table-cell office:value-type="float" office:value="3" table:formula="of:=[.Z44]+1" table:style-name="ce223">
            <text:p>3</text:p>
          </table:table-cell>
          <table:table-cell office:value-type="float" office:value="3" table:formula="of:=[.$BB45]+[.AA$69]" table:style-name="ce467">
            <text:p>3</text:p>
          </table:table-cell>
          <table:table-cell office:value-type="float" office:value="4" table:formula="of:=[.$BB45]+[.AB$69]" table:style-name="ce468">
            <text:p>4</text:p>
          </table:table-cell>
          <table:table-cell office:value-type="float" office:value="5" table:formula="of:=[.$BB45]+[.AC$69]" table:style-name="ce468">
            <text:p>5</text:p>
          </table:table-cell>
          <table:table-cell office:value-type="float" office:value="7" table:formula="of:=[.$BB45]+[.AD$69]" table:style-name="ce468">
            <text:p>7</text:p>
          </table:table-cell>
          <table:table-cell office:value-type="float" office:value="9" table:formula="of:=[.$BB45]+[.AE$69]" table:style-name="ce468">
            <text:p>9</text:p>
          </table:table-cell>
          <table:table-cell office:value-type="float" office:value="11" table:formula="of:=[.$BB45]+[.AF$69]" table:style-name="ce469">
            <text:p>11</text:p>
          </table:table-cell>
          <table:table-cell office:value-type="float" office:value="13" table:formula="of:=[.$BB45]+[.AG$69]" table:style-name="ce468">
            <text:p>13</text:p>
          </table:table-cell>
          <table:table-cell office:value-type="float" office:value="16" table:formula="of:=[.$BB45]+[.AH$69]" table:style-name="ce468">
            <text:p>16</text:p>
          </table:table-cell>
          <table:table-cell office:value-type="float" office:value="19" table:formula="of:=[.$BB45]+[.AI$69]" table:style-name="ce468">
            <text:p>19</text:p>
          </table:table-cell>
          <table:table-cell office:value-type="float" office:value="22" table:formula="of:=[.$BB45]+[.AJ$69]" table:style-name="ce470">
            <text:p>22</text:p>
          </table:table-cell>
          <table:table-cell office:value-type="float" office:value="26" table:formula="of:=[.$BB45]+[.AK$69]" table:style-name="ce471">
            <text:p>26</text:p>
          </table:table-cell>
          <table:table-cell office:value-type="float" office:value="30" table:formula="of:=[.$BB45]+[.AL$69]" table:style-name="ce470">
            <text:p>30</text:p>
          </table:table-cell>
          <table:table-cell office:value-type="float" office:value="35" table:formula="of:=[.$BB45]+[.AM$69]" table:style-name="ce470">
            <text:p>35</text:p>
          </table:table-cell>
          <table:table-cell office:value-type="float" office:value="41" table:formula="of:=[.$BB45]+[.AN$69]" table:style-name="ce472">
            <text:p>41</text:p>
          </table:table-cell>
          <table:table-cell office:value-type="float" office:value="48" table:formula="of:=[.$BB45]+[.AO$69]" table:style-name="ce472">
            <text:p>48</text:p>
          </table:table-cell>
          <table:table-cell office:value-type="float" office:value="56" table:formula="of:=[.$BB45]+[.AP$69]" table:style-name="ce473">
            <text:p>56</text:p>
          </table:table-cell>
          <table:table-cell office:value-type="float" office:value="65" table:formula="of:=[.$BB45]+[.AQ$69]" table:style-name="ce474">
            <text:p>65</text:p>
          </table:table-cell>
          <table:table-cell office:value-type="float" office:value="76" table:formula="of:=[.$BB45]+[.AR$69]" table:style-name="ce474">
            <text:p>76</text:p>
          </table:table-cell>
          <table:table-cell office:value-type="float" office:value="88" table:formula="of:=[.$BB45]+[.AS$69]" table:style-name="ce475">
            <text:p>88</text:p>
          </table:table-cell>
          <table:table-cell office:value-type="float" office:value="102" table:formula="of:=[.$BB45]+[.AT$69]" table:style-name="ce476">
            <text:p>102</text:p>
          </table:table-cell>
          <table:table-cell office:value-type="float" office:value="118" table:formula="of:=[.$BB45]+[.AU$69]" table:style-name="ce477">
            <text:p>118</text:p>
          </table:table-cell>
          <table:table-cell office:value-type="float" office:value="136" table:formula="of:=[.$BB45]+[.AV$69]" table:style-name="ce478">
            <text:p>136</text:p>
          </table:table-cell>
          <table:table-cell office:value-type="float" office:value="157" table:formula="of:=[.$BB45]+[.AW$69]" table:style-name="ce479">
            <text:p>157</text:p>
          </table:table-cell>
          <table:table-cell office:value-type="float" office:value="181" table:formula="of:=[.$BB45]+[.AX$69]" table:style-name="ce483">
            <text:p>181</text:p>
          </table:table-cell>
          <table:table-cell office:value-type="float" office:value="209" table:formula="of:=[.$BB45]+[.AY$69]" table:style-name="ce481">
            <text:p>209</text:p>
          </table:table-cell>
          <table:table-cell office:value-type="float" office:value="241" table:formula="of:=[.$BB45]+[.AZ$69]" table:style-name="ce484">
            <text:p>241</text:p>
          </table:table-cell>
          <table:table-cell table:style-name="ce449"/>
          <table:table-cell office:value-type="float" office:value="3" table:formula="of:=[.C7]" table:style-name="ce465">
            <text:p>3</text:p>
          </table:table-cell>
          <table:table-cell table:style-name="ce226"/>
          <table:table-cell table:number-columns-repeated="32" table:style-name="ce5"/>
          <table:table-cell table:number-columns-repeated="16297"/>
        </table:table-row>
        <table:table-row table:style-name="ro3">
          <table:table-cell office:value-type="string" table:number-columns-spanned="2" table:number-rows-spanned="1" table:style-name="ce550">
            <text:p>(0, 1, 2, 3 multicast)</text:p>
          </table:table-cell>
          <table:covered-table-cell/>
          <table:table-cell table:style-name="ce5"/>
          <table:table-cell office:value-type="string" table:number-columns-spanned="2" table:number-rows-spanned="1" table:style-name="ce550">
            <text:p>(don't touch)</text:p>
          </table:table-cell>
          <table:covered-table-cell/>
          <table:table-cell table:style-name="ce228"/>
          <table:table-cell table:number-columns-spanned="2" table:number-rows-spanned="1" table:style-name="ce556"/>
          <table:covered-table-cell/>
          <table:table-cell table:style-name="ce171"/>
          <table:table-cell office:value-type="string" table:number-columns-spanned="2" table:number-rows-spanned="1" table:style-name="ce551">
            <text:p>(don't touch)</text:p>
          </table:table-cell>
          <table:covered-table-cell/>
          <table:table-cell table:style-name="ce5"/>
          <table:table-cell table:number-columns-spanned="2" table:number-rows-spanned="1" table:style-name="ce552"/>
          <table:covered-table-cell/>
          <table:table-cell table:style-name="ce2"/>
          <table:table-cell table:number-columns-spanned="2" table:number-rows-spanned="1" table:style-name="ce552"/>
          <table:covered-table-cell/>
          <table:table-cell table:number-columns-repeated="4" table:style-name="ce5"/>
          <table:table-cell table:style-name="ce226"/>
          <table:table-cell office:value-type="string" table:style-name="ce324">
            <text:p>80-99</text:p>
          </table:table-cell>
          <table:table-cell table:style-name="ce226"/>
          <table:covered-table-cell/>
          <table:table-cell office:value-type="float" office:value="4" table:formula="of:=[.Z45]+1" table:style-name="ce223">
            <text:p>4</text:p>
          </table:table-cell>
          <table:table-cell office:value-type="float" office:value="5" table:formula="of:=[.$BB46]+[.AA$69]" table:style-name="ce467">
            <text:p>5</text:p>
          </table:table-cell>
          <table:table-cell office:value-type="float" office:value="6" table:formula="of:=[.$BB46]+[.AB$69]" table:style-name="ce468">
            <text:p>6</text:p>
          </table:table-cell>
          <table:table-cell office:value-type="float" office:value="7" table:formula="of:=[.$BB46]+[.AC$69]" table:style-name="ce468">
            <text:p>7</text:p>
          </table:table-cell>
          <table:table-cell office:value-type="float" office:value="9" table:formula="of:=[.$BB46]+[.AD$69]" table:style-name="ce468">
            <text:p>9</text:p>
          </table:table-cell>
          <table:table-cell office:value-type="float" office:value="11" table:formula="of:=[.$BB46]+[.AE$69]" table:style-name="ce468">
            <text:p>11</text:p>
          </table:table-cell>
          <table:table-cell office:value-type="float" office:value="13" table:formula="of:=[.$BB46]+[.AF$69]" table:style-name="ce469">
            <text:p>13</text:p>
          </table:table-cell>
          <table:table-cell office:value-type="float" office:value="15" table:formula="of:=[.$BB46]+[.AG$69]" table:style-name="ce468">
            <text:p>15</text:p>
          </table:table-cell>
          <table:table-cell office:value-type="float" office:value="18" table:formula="of:=[.$BB46]+[.AH$69]" table:style-name="ce468">
            <text:p>18</text:p>
          </table:table-cell>
          <table:table-cell office:value-type="float" office:value="21" table:formula="of:=[.$BB46]+[.AI$69]" table:style-name="ce470">
            <text:p>21</text:p>
          </table:table-cell>
          <table:table-cell office:value-type="float" office:value="24" table:formula="of:=[.$BB46]+[.AJ$69]" table:style-name="ce470">
            <text:p>24</text:p>
          </table:table-cell>
          <table:table-cell office:value-type="float" office:value="28" table:formula="of:=[.$BB46]+[.AK$69]" table:style-name="ce471">
            <text:p>28</text:p>
          </table:table-cell>
          <table:table-cell office:value-type="float" office:value="32" table:formula="of:=[.$BB46]+[.AL$69]" table:style-name="ce470">
            <text:p>32</text:p>
          </table:table-cell>
          <table:table-cell office:value-type="float" office:value="37" table:formula="of:=[.$BB46]+[.AM$69]" table:style-name="ce470">
            <text:p>37</text:p>
          </table:table-cell>
          <table:table-cell office:value-type="float" office:value="43" table:formula="of:=[.$BB46]+[.AN$69]" table:style-name="ce472">
            <text:p>43</text:p>
          </table:table-cell>
          <table:table-cell office:value-type="float" office:value="50" table:formula="of:=[.$BB46]+[.AO$69]" table:style-name="ce472">
            <text:p>50</text:p>
          </table:table-cell>
          <table:table-cell office:value-type="float" office:value="58" table:formula="of:=[.$BB46]+[.AP$69]" table:style-name="ce473">
            <text:p>58</text:p>
          </table:table-cell>
          <table:table-cell office:value-type="float" office:value="67" table:formula="of:=[.$BB46]+[.AQ$69]" table:style-name="ce474">
            <text:p>67</text:p>
          </table:table-cell>
          <table:table-cell office:value-type="float" office:value="78" table:formula="of:=[.$BB46]+[.AR$69]" table:style-name="ce474">
            <text:p>78</text:p>
          </table:table-cell>
          <table:table-cell office:value-type="float" office:value="90" table:formula="of:=[.$BB46]+[.AS$69]" table:style-name="ce475">
            <text:p>90</text:p>
          </table:table-cell>
          <table:table-cell office:value-type="float" office:value="104" table:formula="of:=[.$BB46]+[.AT$69]" table:style-name="ce476">
            <text:p>104</text:p>
          </table:table-cell>
          <table:table-cell office:value-type="float" office:value="120" table:formula="of:=[.$BB46]+[.AU$69]" table:style-name="ce486">
            <text:p>120</text:p>
          </table:table-cell>
          <table:table-cell office:value-type="float" office:value="138" table:formula="of:=[.$BB46]+[.AV$69]" table:style-name="ce478">
            <text:p>138</text:p>
          </table:table-cell>
          <table:table-cell office:value-type="float" office:value="159" table:formula="of:=[.$BB46]+[.AW$69]" table:style-name="ce479">
            <text:p>159</text:p>
          </table:table-cell>
          <table:table-cell office:value-type="float" office:value="183" table:formula="of:=[.$BB46]+[.AX$69]" table:style-name="ce483">
            <text:p>183</text:p>
          </table:table-cell>
          <table:table-cell office:value-type="float" office:value="211" table:formula="of:=[.$BB46]+[.AY$69]" table:style-name="ce481">
            <text:p>211</text:p>
          </table:table-cell>
          <table:table-cell office:value-type="float" office:value="243" table:formula="of:=[.$BB46]+[.AZ$69]" table:style-name="ce484">
            <text:p>243</text:p>
          </table:table-cell>
          <table:table-cell table:style-name="ce449"/>
          <table:table-cell office:value-type="float" office:value="5" table:formula="of:=[.C8]" table:style-name="ce465">
            <text:p>5</text:p>
          </table:table-cell>
          <table:table-cell table:style-name="ce226"/>
          <table:table-cell table:number-columns-repeated="32" table:style-name="ce5"/>
          <table:table-cell table:number-columns-repeated="16297"/>
        </table:table-row>
        <table:table-row table:style-name="ro3">
          <table:table-cell office:value-type="float" office:value="0" table:number-columns-spanned="2" table:number-rows-spanned="1" table:content-validation-name="val18" table:style-name="ce554">
            <text:p>0</text:p>
          </table:table-cell>
          <table:covered-table-cell/>
          <table:table-cell table:style-name="ce5"/>
          <table:table-cell office:value-type="float" office:value="18" table:formula="of:=VLOOKUP(COM.MICROSOFT.SINGLE($$BF); [.O4:.P20]; 2; 0)" table:number-columns-spanned="2" table:number-rows-spanned="1" table:style-name="ce554">
            <text:p>18</text:p>
          </table:table-cell>
          <table:covered-table-cell/>
          <table:table-cell table:style-name="ce228"/>
          <table:table-cell office:value-type="float" office:value="11" table:number-columns-spanned="2" table:number-rows-spanned="1" table:style-name="ce554">
            <text:p>11</text:p>
          </table:table-cell>
          <table:covered-table-cell/>
          <table:table-cell table:style-name="ce2"/>
          <table:table-cell office:value-type="float" office:value="500.68702290076334" table:formula="of:=[.J39] / VLOOKUP([.J43];[.A4:.E29];5)" table:number-columns-spanned="2" table:number-rows-spanned="1" table:style-name="ce558">
            <text:p>500,7</text:p>
          </table:table-cell>
          <table:covered-table-cell/>
          <table:table-cell table:style-name="ce5"/>
          <table:table-cell office:value-type="boolean" office:boolean-value="true" table:formula="of:=TRUE()" table:number-columns-spanned="2" table:number-rows-spanned="1" table:style-name="ce554">
            <text:p>WAHR</text:p>
          </table:table-cell>
          <table:covered-table-cell/>
          <table:table-cell table:style-name="ce2"/>
          <table:table-cell office:value-type="boolean" office:boolean-value="true" table:formula="of:=TRUE()" table:number-columns-spanned="2" table:number-rows-spanned="1" table:style-name="ce554">
            <text:p>WAHR</text:p>
          </table:table-cell>
          <table:covered-table-cell/>
          <table:table-cell table:number-columns-repeated="4" table:style-name="ce5"/>
          <table:table-cell table:style-name="ce226"/>
          <table:table-cell office:value-type="string" table:style-name="ce327">
            <text:p>100-119</text:p>
          </table:table-cell>
          <table:table-cell table:style-name="ce226"/>
          <table:covered-table-cell/>
          <table:table-cell office:value-type="float" office:value="5" table:formula="of:=[.Z46]+1" table:style-name="ce223">
            <text:p>5</text:p>
          </table:table-cell>
          <table:table-cell office:value-type="float" office:value="7" table:formula="of:=[.$BB47]+[.AA$69]" table:style-name="ce487">
            <text:p>7</text:p>
          </table:table-cell>
          <table:table-cell office:value-type="float" office:value="8" table:formula="of:=[.$BB47]+[.AB$69]" table:style-name="ce488">
            <text:p>8</text:p>
          </table:table-cell>
          <table:table-cell office:value-type="float" office:value="9" table:formula="of:=[.$BB47]+[.AC$69]" table:style-name="ce488">
            <text:p>9</text:p>
          </table:table-cell>
          <table:table-cell office:value-type="float" office:value="11" table:formula="of:=[.$BB47]+[.AD$69]" table:style-name="ce488">
            <text:p>11</text:p>
          </table:table-cell>
          <table:table-cell office:value-type="float" office:value="13" table:formula="of:=[.$BB47]+[.AE$69]" table:style-name="ce488">
            <text:p>13</text:p>
          </table:table-cell>
          <table:table-cell office:value-type="float" office:value="15" table:formula="of:=[.$BB47]+[.AF$69]" table:style-name="ce489">
            <text:p>15</text:p>
          </table:table-cell>
          <table:table-cell office:value-type="float" office:value="17" table:formula="of:=[.$BB47]+[.AG$69]" table:style-name="ce488">
            <text:p>17</text:p>
          </table:table-cell>
          <table:table-cell office:value-type="float" office:value="20" table:formula="of:=[.$BB47]+[.AH$69]" table:style-name="ce490">
            <text:p>20</text:p>
          </table:table-cell>
          <table:table-cell office:value-type="float" office:value="23" table:formula="of:=[.$BB47]+[.AI$69]" table:style-name="ce490">
            <text:p>23</text:p>
          </table:table-cell>
          <table:table-cell office:value-type="float" office:value="26" table:formula="of:=[.$BB47]+[.AJ$69]" table:style-name="ce490">
            <text:p>26</text:p>
          </table:table-cell>
          <table:table-cell office:value-type="float" office:value="30" table:formula="of:=[.$BB47]+[.AK$69]" table:style-name="ce491">
            <text:p>30</text:p>
          </table:table-cell>
          <table:table-cell office:value-type="float" office:value="34" table:formula="of:=[.$BB47]+[.AL$69]" table:style-name="ce490">
            <text:p>34</text:p>
          </table:table-cell>
          <table:table-cell office:value-type="float" office:value="39" table:formula="of:=[.$BB47]+[.AM$69]" table:style-name="ce490">
            <text:p>39</text:p>
          </table:table-cell>
          <table:table-cell office:value-type="float" office:value="45" table:formula="of:=[.$BB47]+[.AN$69]" table:style-name="ce492">
            <text:p>45</text:p>
          </table:table-cell>
          <table:table-cell office:value-type="float" office:value="52" table:formula="of:=[.$BB47]+[.AO$69]" table:style-name="ce492">
            <text:p>52</text:p>
          </table:table-cell>
          <table:table-cell office:value-type="float" office:value="60" table:formula="of:=[.$BB47]+[.AP$69]" table:style-name="ce493">
            <text:p>60</text:p>
          </table:table-cell>
          <table:table-cell office:value-type="float" office:value="69" table:formula="of:=[.$BB47]+[.AQ$69]" table:style-name="ce494">
            <text:p>69</text:p>
          </table:table-cell>
          <table:table-cell office:value-type="float" office:value="80" table:formula="of:=[.$BB47]+[.AR$69]" table:style-name="ce495">
            <text:p>80</text:p>
          </table:table-cell>
          <table:table-cell office:value-type="float" office:value="92" table:formula="of:=[.$BB47]+[.AS$69]" table:style-name="ce495">
            <text:p>92</text:p>
          </table:table-cell>
          <table:table-cell office:value-type="float" office:value="106" table:formula="of:=[.$BB47]+[.AT$69]" table:style-name="ce496">
            <text:p>106</text:p>
          </table:table-cell>
          <table:table-cell office:value-type="float" office:value="122" table:formula="of:=[.$BB47]+[.AU$69]" table:style-name="ce497">
            <text:p>122</text:p>
          </table:table-cell>
          <table:table-cell office:value-type="float" office:value="140" table:formula="of:=[.$BB47]+[.AV$69]" table:style-name="ce498">
            <text:p>140</text:p>
          </table:table-cell>
          <table:table-cell office:value-type="float" office:value="161" table:formula="of:=[.$BB47]+[.AW$69]" table:style-name="ce499">
            <text:p>161</text:p>
          </table:table-cell>
          <table:table-cell office:value-type="float" office:value="185" table:formula="of:=[.$BB47]+[.AX$69]" table:style-name="ce500">
            <text:p>185</text:p>
          </table:table-cell>
          <table:table-cell office:value-type="float" office:value="213" table:formula="of:=[.$BB47]+[.AY$69]" table:style-name="ce501">
            <text:p>213</text:p>
          </table:table-cell>
          <table:table-cell office:value-type="float" office:value="245" table:formula="of:=[.$BB47]+[.AZ$69]" table:style-name="ce502">
            <text:p>245</text:p>
          </table:table-cell>
          <table:table-cell table:style-name="ce449"/>
          <table:table-cell office:value-type="float" office:value="7" table:formula="of:=[.C9]" table:style-name="ce465">
            <text:p>7</text:p>
          </table:table-cell>
          <table:table-cell table:style-name="ce226"/>
          <table:table-cell table:number-columns-repeated="32" table:style-name="ce5"/>
          <table:table-cell table:number-columns-repeated="16297"/>
        </table:table-row>
        <table:table-row table:style-name="ro3">
          <table:table-cell table:number-columns-repeated="4" table:style-name="ce5"/>
          <table:table-cell table:style-name="ce171"/>
          <table:table-cell table:number-columns-repeated="3" table:style-name="ce3"/>
          <table:table-cell table:style-name="ce2"/>
          <table:table-cell table:number-columns-repeated="12" table:style-name="ce5"/>
          <table:table-cell table:style-name="ce226"/>
          <table:table-cell office:value-type="string" table:style-name="ce346">
            <text:p>120-139</text:p>
          </table:table-cell>
          <table:table-cell table:style-name="ce226"/>
          <table:covered-table-cell/>
          <table:table-cell office:value-type="float" office:value="6" table:formula="of:=[.Z47]+1" table:style-name="ce223">
            <text:p>6</text:p>
          </table:table-cell>
          <table:table-cell office:value-type="float" office:value="9" table:formula="of:=[.$BB48]+[.AA$69]" table:style-name="ce467">
            <text:p>9</text:p>
          </table:table-cell>
          <table:table-cell office:value-type="float" office:value="10" table:formula="of:=[.$BB48]+[.AB$69]" table:style-name="ce468">
            <text:p>10</text:p>
          </table:table-cell>
          <table:table-cell office:value-type="float" office:value="11" table:formula="of:=[.$BB48]+[.AC$69]" table:style-name="ce468">
            <text:p>11</text:p>
          </table:table-cell>
          <table:table-cell office:value-type="float" office:value="13" table:formula="of:=[.$BB48]+[.AD$69]" table:style-name="ce468">
            <text:p>13</text:p>
          </table:table-cell>
          <table:table-cell office:value-type="float" office:value="15" table:formula="of:=[.$BB48]+[.AE$69]" table:style-name="ce468">
            <text:p>15</text:p>
          </table:table-cell>
          <table:table-cell office:value-type="float" office:value="17" table:formula="of:=[.$BB48]+[.AF$69]" table:style-name="ce469">
            <text:p>17</text:p>
          </table:table-cell>
          <table:table-cell office:value-type="float" office:value="19" table:formula="of:=[.$BB48]+[.AG$69]" table:style-name="ce468">
            <text:p>19</text:p>
          </table:table-cell>
          <table:table-cell office:value-type="float" office:value="22" table:formula="of:=[.$BB48]+[.AH$69]" table:style-name="ce470">
            <text:p>22</text:p>
          </table:table-cell>
          <table:table-cell office:value-type="float" office:value="25" table:formula="of:=[.$BB48]+[.AI$69]" table:style-name="ce470">
            <text:p>25</text:p>
          </table:table-cell>
          <table:table-cell office:value-type="float" office:value="28" table:formula="of:=[.$BB48]+[.AJ$69]" table:style-name="ce470">
            <text:p>28</text:p>
          </table:table-cell>
          <table:table-cell office:value-type="float" office:value="32" table:formula="of:=[.$BB48]+[.AK$69]" table:style-name="ce471">
            <text:p>32</text:p>
          </table:table-cell>
          <table:table-cell office:value-type="float" office:value="36" table:formula="of:=[.$BB48]+[.AL$69]" table:style-name="ce470">
            <text:p>36</text:p>
          </table:table-cell>
          <table:table-cell office:value-type="float" office:value="41" table:formula="of:=[.$BB48]+[.AM$69]" table:style-name="ce472">
            <text:p>41</text:p>
          </table:table-cell>
          <table:table-cell office:value-type="float" office:value="47" table:formula="of:=[.$BB48]+[.AN$69]" table:style-name="ce472">
            <text:p>47</text:p>
          </table:table-cell>
          <table:table-cell office:value-type="float" office:value="54" table:formula="of:=[.$BB48]+[.AO$69]" table:style-name="ce472">
            <text:p>54</text:p>
          </table:table-cell>
          <table:table-cell office:value-type="float" office:value="62" table:formula="of:=[.$BB48]+[.AP$69]" table:style-name="ce503">
            <text:p>62</text:p>
          </table:table-cell>
          <table:table-cell office:value-type="float" office:value="71" table:formula="of:=[.$BB48]+[.AQ$69]" table:style-name="ce474">
            <text:p>71</text:p>
          </table:table-cell>
          <table:table-cell office:value-type="float" office:value="82" table:formula="of:=[.$BB48]+[.AR$69]" table:style-name="ce475">
            <text:p>82</text:p>
          </table:table-cell>
          <table:table-cell office:value-type="float" office:value="94" table:formula="of:=[.$BB48]+[.AS$69]" table:style-name="ce475">
            <text:p>94</text:p>
          </table:table-cell>
          <table:table-cell office:value-type="float" office:value="108" table:formula="of:=[.$BB48]+[.AT$69]" table:style-name="ce476">
            <text:p>108</text:p>
          </table:table-cell>
          <table:table-cell office:value-type="float" office:value="124" table:formula="of:=[.$BB48]+[.AU$69]" table:style-name="ce486">
            <text:p>124</text:p>
          </table:table-cell>
          <table:table-cell office:value-type="float" office:value="142" table:formula="of:=[.$BB48]+[.AV$69]" table:style-name="ce479">
            <text:p>142</text:p>
          </table:table-cell>
          <table:table-cell office:value-type="float" office:value="163" table:formula="of:=[.$BB48]+[.AW$69]" table:style-name="ce480">
            <text:p>163</text:p>
          </table:table-cell>
          <table:table-cell office:value-type="float" office:value="187" table:formula="of:=[.$BB48]+[.AX$69]" table:style-name="ce483">
            <text:p>187</text:p>
          </table:table-cell>
          <table:table-cell office:value-type="float" office:value="215" table:formula="of:=[.$BB48]+[.AY$69]" table:style-name="ce481">
            <text:p>215</text:p>
          </table:table-cell>
          <table:table-cell office:value-type="float" office:value="247" table:formula="of:=[.$BB48]+[.AZ$69]" table:style-name="ce484">
            <text:p>247</text:p>
          </table:table-cell>
          <table:table-cell table:style-name="ce449"/>
          <table:table-cell office:value-type="float" office:value="9" table:formula="of:=[.C10]" table:style-name="ce465">
            <text:p>9</text:p>
          </table:table-cell>
          <table:table-cell table:style-name="ce226"/>
          <table:table-cell table:number-columns-repeated="32" table:style-name="ce5"/>
          <table:table-cell table:number-columns-repeated="16297"/>
        </table:table-row>
        <table:table-row table:style-name="ro3">
          <table:table-cell table:number-columns-repeated="5" table:style-name="ce5"/>
          <table:table-cell table:style-name="ce228"/>
          <table:table-cell table:number-columns-repeated="2" table:style-name="ce3"/>
          <table:table-cell table:style-name="ce2"/>
          <table:table-cell table:number-columns-repeated="12" table:style-name="ce5"/>
          <table:table-cell table:style-name="ce226"/>
          <table:table-cell office:value-type="string" table:style-name="ce350">
            <text:p>140-159</text:p>
          </table:table-cell>
          <table:table-cell table:style-name="ce226"/>
          <table:covered-table-cell/>
          <table:table-cell office:value-type="float" office:value="7" table:formula="of:=[.Z48]+1" table:style-name="ce223">
            <text:p>7</text:p>
          </table:table-cell>
          <table:table-cell office:value-type="float" office:value="11" table:formula="of:=[.$BB49]+[.AA$69]" table:style-name="ce467">
            <text:p>11</text:p>
          </table:table-cell>
          <table:table-cell office:value-type="float" office:value="12" table:formula="of:=[.$BB49]+[.AB$69]" table:style-name="ce468">
            <text:p>12</text:p>
          </table:table-cell>
          <table:table-cell office:value-type="float" office:value="13" table:formula="of:=[.$BB49]+[.AC$69]" table:style-name="ce468">
            <text:p>13</text:p>
          </table:table-cell>
          <table:table-cell office:value-type="float" office:value="15" table:formula="of:=[.$BB49]+[.AD$69]" table:style-name="ce468">
            <text:p>15</text:p>
          </table:table-cell>
          <table:table-cell office:value-type="float" office:value="17" table:formula="of:=[.$BB49]+[.AE$69]" table:style-name="ce468">
            <text:p>17</text:p>
          </table:table-cell>
          <table:table-cell office:value-type="float" office:value="19" table:formula="of:=[.$BB49]+[.AF$69]" table:style-name="ce469">
            <text:p>19</text:p>
          </table:table-cell>
          <table:table-cell office:value-type="float" office:value="21" table:formula="of:=[.$BB49]+[.AG$69]" table:style-name="ce470">
            <text:p>21</text:p>
          </table:table-cell>
          <table:table-cell office:value-type="float" office:value="24" table:formula="of:=[.$BB49]+[.AH$69]" table:style-name="ce470">
            <text:p>24</text:p>
          </table:table-cell>
          <table:table-cell office:value-type="float" office:value="27" table:formula="of:=[.$BB49]+[.AI$69]" table:style-name="ce470">
            <text:p>27</text:p>
          </table:table-cell>
          <table:table-cell office:value-type="float" office:value="30" table:formula="of:=[.$BB49]+[.AJ$69]" table:style-name="ce470">
            <text:p>30</text:p>
          </table:table-cell>
          <table:table-cell office:value-type="float" office:value="34" table:formula="of:=[.$BB49]+[.AK$69]" table:style-name="ce471">
            <text:p>34</text:p>
          </table:table-cell>
          <table:table-cell office:value-type="float" office:value="38" table:formula="of:=[.$BB49]+[.AL$69]" table:style-name="ce470">
            <text:p>38</text:p>
          </table:table-cell>
          <table:table-cell office:value-type="float" office:value="43" table:formula="of:=[.$BB49]+[.AM$69]" table:style-name="ce472">
            <text:p>43</text:p>
          </table:table-cell>
          <table:table-cell office:value-type="float" office:value="49" table:formula="of:=[.$BB49]+[.AN$69]" table:style-name="ce472">
            <text:p>49</text:p>
          </table:table-cell>
          <table:table-cell office:value-type="float" office:value="56" table:formula="of:=[.$BB49]+[.AO$69]" table:style-name="ce472">
            <text:p>56</text:p>
          </table:table-cell>
          <table:table-cell office:value-type="float" office:value="64" table:formula="of:=[.$BB49]+[.AP$69]" table:style-name="ce503">
            <text:p>64</text:p>
          </table:table-cell>
          <table:table-cell office:value-type="float" office:value="73" table:formula="of:=[.$BB49]+[.AQ$69]" table:style-name="ce474">
            <text:p>73</text:p>
          </table:table-cell>
          <table:table-cell office:value-type="float" office:value="84" table:formula="of:=[.$BB49]+[.AR$69]" table:style-name="ce475">
            <text:p>84</text:p>
          </table:table-cell>
          <table:table-cell office:value-type="float" office:value="96" table:formula="of:=[.$BB49]+[.AS$69]" table:style-name="ce475">
            <text:p>96</text:p>
          </table:table-cell>
          <table:table-cell office:value-type="float" office:value="110" table:formula="of:=[.$BB49]+[.AT$69]" table:style-name="ce476">
            <text:p>110</text:p>
          </table:table-cell>
          <table:table-cell office:value-type="float" office:value="126" table:formula="of:=[.$BB49]+[.AU$69]" table:style-name="ce486">
            <text:p>126</text:p>
          </table:table-cell>
          <table:table-cell office:value-type="float" office:value="144" table:formula="of:=[.$BB49]+[.AV$69]" table:style-name="ce479">
            <text:p>144</text:p>
          </table:table-cell>
          <table:table-cell office:value-type="float" office:value="165" table:formula="of:=[.$BB49]+[.AW$69]" table:style-name="ce480">
            <text:p>165</text:p>
          </table:table-cell>
          <table:table-cell office:value-type="float" office:value="189" table:formula="of:=[.$BB49]+[.AX$69]" table:style-name="ce483">
            <text:p>189</text:p>
          </table:table-cell>
          <table:table-cell office:value-type="float" office:value="217" table:formula="of:=[.$BB49]+[.AY$69]" table:style-name="ce481">
            <text:p>217</text:p>
          </table:table-cell>
          <table:table-cell office:value-type="float" office:value="249" table:formula="of:=[.$BB49]+[.AZ$69]" table:style-name="ce484">
            <text:p>249</text:p>
          </table:table-cell>
          <table:table-cell table:style-name="ce449"/>
          <table:table-cell office:value-type="float" office:value="11" table:formula="of:=[.C11]" table:style-name="ce465">
            <text:p>11</text:p>
          </table:table-cell>
          <table:table-cell table:style-name="ce226"/>
          <table:table-cell table:number-columns-repeated="32" table:style-name="ce5"/>
          <table:table-cell table:number-columns-repeated="16297"/>
        </table:table-row>
        <table:table-row table:style-name="ro3">
          <table:table-cell table:number-columns-repeated="5" table:style-name="ce5"/>
          <table:table-cell table:style-name="ce228"/>
          <table:table-cell table:number-columns-repeated="2" table:style-name="ce3"/>
          <table:table-cell table:style-name="ce2"/>
          <table:table-cell table:number-columns-repeated="12" table:style-name="ce5"/>
          <table:table-cell table:style-name="ce226"/>
          <table:table-cell office:value-type="string" table:style-name="ce353">
            <text:p>160-179</text:p>
          </table:table-cell>
          <table:table-cell table:style-name="ce226"/>
          <table:covered-table-cell/>
          <table:table-cell office:value-type="float" office:value="8" table:formula="of:=[.Z49]+1" table:style-name="ce223">
            <text:p>8</text:p>
          </table:table-cell>
          <table:table-cell office:value-type="float" office:value="14" table:formula="of:=[.$BB50]+[.AA$69]" table:style-name="ce467">
            <text:p>14</text:p>
          </table:table-cell>
          <table:table-cell office:value-type="float" office:value="15" table:formula="of:=[.$BB50]+[.AB$69]" table:style-name="ce468">
            <text:p>15</text:p>
          </table:table-cell>
          <table:table-cell office:value-type="float" office:value="16" table:formula="of:=[.$BB50]+[.AC$69]" table:style-name="ce468">
            <text:p>16</text:p>
          </table:table-cell>
          <table:table-cell office:value-type="float" office:value="18" table:formula="of:=[.$BB50]+[.AD$69]" table:style-name="ce468">
            <text:p>18</text:p>
          </table:table-cell>
          <table:table-cell office:value-type="float" office:value="20" table:formula="of:=[.$BB50]+[.AE$69]" table:style-name="ce470">
            <text:p>20</text:p>
          </table:table-cell>
          <table:table-cell office:value-type="float" office:value="22" table:formula="of:=[.$BB50]+[.AF$69]" table:style-name="ce471">
            <text:p>22</text:p>
          </table:table-cell>
          <table:table-cell office:value-type="float" office:value="24" table:formula="of:=[.$BB50]+[.AG$69]" table:style-name="ce470">
            <text:p>24</text:p>
          </table:table-cell>
          <table:table-cell office:value-type="float" office:value="27" table:formula="of:=[.$BB50]+[.AH$69]" table:style-name="ce470">
            <text:p>27</text:p>
          </table:table-cell>
          <table:table-cell office:value-type="float" office:value="30" table:formula="of:=[.$BB50]+[.AI$69]" table:style-name="ce470">
            <text:p>30</text:p>
          </table:table-cell>
          <table:table-cell office:value-type="float" office:value="33" table:formula="of:=[.$BB50]+[.AJ$69]" table:style-name="ce470">
            <text:p>33</text:p>
          </table:table-cell>
          <table:table-cell office:value-type="float" office:value="37" table:formula="of:=[.$BB50]+[.AK$69]" table:style-name="ce471">
            <text:p>37</text:p>
          </table:table-cell>
          <table:table-cell office:value-type="float" office:value="41" table:formula="of:=[.$BB50]+[.AL$69]" table:style-name="ce472">
            <text:p>41</text:p>
          </table:table-cell>
          <table:table-cell office:value-type="float" office:value="46" table:formula="of:=[.$BB50]+[.AM$69]" table:style-name="ce472">
            <text:p>46</text:p>
          </table:table-cell>
          <table:table-cell office:value-type="float" office:value="52" table:formula="of:=[.$BB50]+[.AN$69]" table:style-name="ce472">
            <text:p>52</text:p>
          </table:table-cell>
          <table:table-cell office:value-type="float" office:value="59" table:formula="of:=[.$BB50]+[.AO$69]" table:style-name="ce472">
            <text:p>59</text:p>
          </table:table-cell>
          <table:table-cell office:value-type="float" office:value="67" table:formula="of:=[.$BB50]+[.AP$69]" table:style-name="ce503">
            <text:p>67</text:p>
          </table:table-cell>
          <table:table-cell office:value-type="float" office:value="76" table:formula="of:=[.$BB50]+[.AQ$69]" table:style-name="ce474">
            <text:p>76</text:p>
          </table:table-cell>
          <table:table-cell office:value-type="float" office:value="87" table:formula="of:=[.$BB50]+[.AR$69]" table:style-name="ce475">
            <text:p>87</text:p>
          </table:table-cell>
          <table:table-cell office:value-type="float" office:value="99" table:formula="of:=[.$BB50]+[.AS$69]" table:style-name="ce475">
            <text:p>99</text:p>
          </table:table-cell>
          <table:table-cell office:value-type="float" office:value="113" table:formula="of:=[.$BB50]+[.AT$69]" table:style-name="ce476">
            <text:p>113</text:p>
          </table:table-cell>
          <table:table-cell office:value-type="float" office:value="129" table:formula="of:=[.$BB50]+[.AU$69]" table:style-name="ce486">
            <text:p>129</text:p>
          </table:table-cell>
          <table:table-cell office:value-type="float" office:value="147" table:formula="of:=[.$BB50]+[.AV$69]" table:style-name="ce479">
            <text:p>147</text:p>
          </table:table-cell>
          <table:table-cell office:value-type="float" office:value="168" table:formula="of:=[.$BB50]+[.AW$69]" table:style-name="ce480">
            <text:p>168</text:p>
          </table:table-cell>
          <table:table-cell office:value-type="float" office:value="192" table:formula="of:=[.$BB50]+[.AX$69]" table:style-name="ce483">
            <text:p>192</text:p>
          </table:table-cell>
          <table:table-cell office:value-type="float" office:value="220" table:formula="of:=[.$BB50]+[.AY$69]" table:style-name="ce504">
            <text:p>220</text:p>
          </table:table-cell>
          <table:table-cell office:value-type="float" office:value="252" table:formula="of:=[.$BB50]+[.AZ$69]" table:style-name="ce484">
            <text:p>252</text:p>
          </table:table-cell>
          <table:table-cell table:style-name="ce449"/>
          <table:table-cell office:value-type="float" office:value="14" table:formula="of:=[.C12]" table:style-name="ce465">
            <text:p>14</text:p>
          </table:table-cell>
          <table:table-cell table:style-name="ce226"/>
          <table:table-cell table:number-columns-repeated="32" table:style-name="ce5"/>
          <table:table-cell table:number-columns-repeated="16297"/>
        </table:table-row>
        <table:table-row table:style-name="ro3">
          <table:table-cell office:value-type="string" table:style-name="ce5">
            <text:p>By: [RG] Durtan, Mmlh. and rawrzcookie</text:p>
          </table:table-cell>
          <table:table-cell table:number-columns-repeated="4" table:style-name="ce5"/>
          <table:table-cell table:style-name="ce228"/>
          <table:table-cell table:number-columns-repeated="2" table:style-name="ce3"/>
          <table:table-cell table:style-name="ce2"/>
          <table:table-cell table:number-columns-repeated="12" table:style-name="ce5"/>
          <table:table-cell table:style-name="ce226"/>
          <table:table-cell office:value-type="string" table:style-name="ce364">
            <text:p>180-199</text:p>
          </table:table-cell>
          <table:table-cell table:style-name="ce226"/>
          <table:covered-table-cell/>
          <table:table-cell office:value-type="float" office:value="9" table:formula="of:=[.Z50]+1" table:style-name="ce223">
            <text:p>9</text:p>
          </table:table-cell>
          <table:table-cell office:value-type="float" office:value="17" table:formula="of:=[.$BB51]+[.AA$69]" table:style-name="ce467">
            <text:p>17</text:p>
          </table:table-cell>
          <table:table-cell office:value-type="float" office:value="18" table:formula="of:=[.$BB51]+[.AB$69]" table:style-name="ce468">
            <text:p>18</text:p>
          </table:table-cell>
          <table:table-cell office:value-type="float" office:value="19" table:formula="of:=[.$BB51]+[.AC$69]" table:style-name="ce468">
            <text:p>19</text:p>
          </table:table-cell>
          <table:table-cell office:value-type="float" office:value="21" table:formula="of:=[.$BB51]+[.AD$69]" table:style-name="ce470">
            <text:p>21</text:p>
          </table:table-cell>
          <table:table-cell office:value-type="float" office:value="23" table:formula="of:=[.$BB51]+[.AE$69]" table:style-name="ce470">
            <text:p>23</text:p>
          </table:table-cell>
          <table:table-cell office:value-type="float" office:value="25" table:formula="of:=[.$BB51]+[.AF$69]" table:style-name="ce471">
            <text:p>25</text:p>
          </table:table-cell>
          <table:table-cell office:value-type="float" office:value="27" table:formula="of:=[.$BB51]+[.AG$69]" table:style-name="ce470">
            <text:p>27</text:p>
          </table:table-cell>
          <table:table-cell office:value-type="float" office:value="30" table:formula="of:=[.$BB51]+[.AH$69]" table:style-name="ce470">
            <text:p>30</text:p>
          </table:table-cell>
          <table:table-cell office:value-type="float" office:value="33" table:formula="of:=[.$BB51]+[.AI$69]" table:style-name="ce470">
            <text:p>33</text:p>
          </table:table-cell>
          <table:table-cell office:value-type="float" office:value="36" table:formula="of:=[.$BB51]+[.AJ$69]" table:style-name="ce470">
            <text:p>36</text:p>
          </table:table-cell>
          <table:table-cell office:value-type="float" office:value="40" table:formula="of:=[.$BB51]+[.AK$69]" table:style-name="ce473">
            <text:p>40</text:p>
          </table:table-cell>
          <table:table-cell office:value-type="float" office:value="44" table:formula="of:=[.$BB51]+[.AL$69]" table:style-name="ce472">
            <text:p>44</text:p>
          </table:table-cell>
          <table:table-cell office:value-type="float" office:value="49" table:formula="of:=[.$BB51]+[.AM$69]" table:style-name="ce472">
            <text:p>49</text:p>
          </table:table-cell>
          <table:table-cell office:value-type="float" office:value="55" table:formula="of:=[.$BB51]+[.AN$69]" table:style-name="ce472">
            <text:p>55</text:p>
          </table:table-cell>
          <table:table-cell office:value-type="float" office:value="62" table:formula="of:=[.$BB51]+[.AO$69]" table:style-name="ce474">
            <text:p>62</text:p>
          </table:table-cell>
          <table:table-cell office:value-type="float" office:value="70" table:formula="of:=[.$BB51]+[.AP$69]" table:style-name="ce503">
            <text:p>70</text:p>
          </table:table-cell>
          <table:table-cell office:value-type="float" office:value="79" table:formula="of:=[.$BB51]+[.AQ$69]" table:style-name="ce474">
            <text:p>79</text:p>
          </table:table-cell>
          <table:table-cell office:value-type="float" office:value="90" table:formula="of:=[.$BB51]+[.AR$69]" table:style-name="ce475">
            <text:p>90</text:p>
          </table:table-cell>
          <table:table-cell office:value-type="float" office:value="102" table:formula="of:=[.$BB51]+[.AS$69]" table:style-name="ce476">
            <text:p>102</text:p>
          </table:table-cell>
          <table:table-cell office:value-type="float" office:value="116" table:formula="of:=[.$BB51]+[.AT$69]" table:style-name="ce476">
            <text:p>116</text:p>
          </table:table-cell>
          <table:table-cell office:value-type="float" office:value="132" table:formula="of:=[.$BB51]+[.AU$69]" table:style-name="ce486">
            <text:p>132</text:p>
          </table:table-cell>
          <table:table-cell office:value-type="float" office:value="150" table:formula="of:=[.$BB51]+[.AV$69]" table:style-name="ce479">
            <text:p>150</text:p>
          </table:table-cell>
          <table:table-cell office:value-type="float" office:value="171" table:formula="of:=[.$BB51]+[.AW$69]" table:style-name="ce480">
            <text:p>171</text:p>
          </table:table-cell>
          <table:table-cell office:value-type="float" office:value="195" table:formula="of:=[.$BB51]+[.AX$69]" table:style-name="ce483">
            <text:p>195</text:p>
          </table:table-cell>
          <table:table-cell office:value-type="float" office:value="223" table:formula="of:=[.$BB51]+[.AY$69]" table:style-name="ce504">
            <text:p>223</text:p>
          </table:table-cell>
          <table:table-cell office:value-type="float" office:value="255" table:formula="of:=[.$BB51]+[.AZ$69]" table:style-name="ce484">
            <text:p>255</text:p>
          </table:table-cell>
          <table:table-cell table:style-name="ce449"/>
          <table:table-cell office:value-type="float" office:value="17" table:formula="of:=[.C13]" table:style-name="ce465">
            <text:p>17</text:p>
          </table:table-cell>
          <table:table-cell table:style-name="ce226"/>
          <table:table-cell table:number-columns-repeated="32" table:style-name="ce5"/>
          <table:table-cell table:number-columns-repeated="16297"/>
        </table:table-row>
        <table:table-row table:style-name="ro3">
          <table:table-cell office:value-type="string" table:style-name="ce5">
            <text:p>Thanks to SequenceTT2 for SP cost and effect list!</text:p>
          </table:table-cell>
          <table:table-cell table:number-columns-repeated="4" table:style-name="ce5"/>
          <table:table-cell table:style-name="ce171"/>
          <table:table-cell table:style-name="ce5"/>
          <table:table-cell table:number-columns-repeated="2" table:style-name="ce2"/>
          <table:table-cell table:number-columns-repeated="12" table:style-name="ce5"/>
          <table:table-cell table:style-name="ce226"/>
          <table:table-cell office:value-type="string" table:style-name="ce367">
            <text:p>200-219</text:p>
          </table:table-cell>
          <table:table-cell table:style-name="ce226"/>
          <table:covered-table-cell/>
          <table:table-cell office:value-type="float" office:value="10" table:formula="of:=[.Z51]+1" table:style-name="ce223">
            <text:p>10</text:p>
          </table:table-cell>
          <table:table-cell office:value-type="float" office:value="20" table:formula="of:=[.$BB52]+[.AA$69]" table:style-name="ce505">
            <text:p>20</text:p>
          </table:table-cell>
          <table:table-cell office:value-type="float" office:value="21" table:formula="of:=[.$BB52]+[.AB$69]" table:style-name="ce490">
            <text:p>21</text:p>
          </table:table-cell>
          <table:table-cell office:value-type="float" office:value="22" table:formula="of:=[.$BB52]+[.AC$69]" table:style-name="ce490">
            <text:p>22</text:p>
          </table:table-cell>
          <table:table-cell office:value-type="float" office:value="24" table:formula="of:=[.$BB52]+[.AD$69]" table:style-name="ce490">
            <text:p>24</text:p>
          </table:table-cell>
          <table:table-cell office:value-type="float" office:value="26" table:formula="of:=[.$BB52]+[.AE$69]" table:style-name="ce490">
            <text:p>26</text:p>
          </table:table-cell>
          <table:table-cell office:value-type="float" office:value="28" table:formula="of:=[.$BB52]+[.AF$69]" table:style-name="ce491">
            <text:p>28</text:p>
          </table:table-cell>
          <table:table-cell office:value-type="float" office:value="30" table:formula="of:=[.$BB52]+[.AG$69]" table:style-name="ce490">
            <text:p>30</text:p>
          </table:table-cell>
          <table:table-cell office:value-type="float" office:value="33" table:formula="of:=[.$BB52]+[.AH$69]" table:style-name="ce490">
            <text:p>33</text:p>
          </table:table-cell>
          <table:table-cell office:value-type="float" office:value="36" table:formula="of:=[.$BB52]+[.AI$69]" table:style-name="ce490">
            <text:p>36</text:p>
          </table:table-cell>
          <table:table-cell office:value-type="float" office:value="39" table:formula="of:=[.$BB52]+[.AJ$69]" table:style-name="ce490">
            <text:p>39</text:p>
          </table:table-cell>
          <table:table-cell office:value-type="float" office:value="43" table:formula="of:=[.$BB52]+[.AK$69]" table:style-name="ce506">
            <text:p>43</text:p>
          </table:table-cell>
          <table:table-cell office:value-type="float" office:value="47" table:formula="of:=[.$BB52]+[.AL$69]" table:style-name="ce492">
            <text:p>47</text:p>
          </table:table-cell>
          <table:table-cell office:value-type="float" office:value="52" table:formula="of:=[.$BB52]+[.AM$69]" table:style-name="ce492">
            <text:p>52</text:p>
          </table:table-cell>
          <table:table-cell office:value-type="float" office:value="58" table:formula="of:=[.$BB52]+[.AN$69]" table:style-name="ce492">
            <text:p>58</text:p>
          </table:table-cell>
          <table:table-cell office:value-type="float" office:value="65" table:formula="of:=[.$BB52]+[.AO$69]" table:style-name="ce494">
            <text:p>65</text:p>
          </table:table-cell>
          <table:table-cell office:value-type="float" office:value="73" table:formula="of:=[.$BB52]+[.AP$69]" table:style-name="ce493">
            <text:p>73</text:p>
          </table:table-cell>
          <table:table-cell office:value-type="float" office:value="82" table:formula="of:=[.$BB52]+[.AQ$69]" table:style-name="ce495">
            <text:p>82</text:p>
          </table:table-cell>
          <table:table-cell office:value-type="float" office:value="93" table:formula="of:=[.$BB52]+[.AR$69]" table:style-name="ce495">
            <text:p>93</text:p>
          </table:table-cell>
          <table:table-cell office:value-type="float" office:value="105" table:formula="of:=[.$BB52]+[.AS$69]" table:style-name="ce496">
            <text:p>105</text:p>
          </table:table-cell>
          <table:table-cell office:value-type="float" office:value="119" table:formula="of:=[.$BB52]+[.AT$69]" table:style-name="ce496">
            <text:p>119</text:p>
          </table:table-cell>
          <table:table-cell office:value-type="float" office:value="135" table:formula="of:=[.$BB52]+[.AU$69]" table:style-name="ce497">
            <text:p>135</text:p>
          </table:table-cell>
          <table:table-cell office:value-type="float" office:value="153" table:formula="of:=[.$BB52]+[.AV$69]" table:style-name="ce498">
            <text:p>153</text:p>
          </table:table-cell>
          <table:table-cell office:value-type="float" office:value="174" table:formula="of:=[.$BB52]+[.AW$69]" table:style-name="ce499">
            <text:p>174</text:p>
          </table:table-cell>
          <table:table-cell office:value-type="float" office:value="198" table:formula="of:=[.$BB52]+[.AX$69]" table:style-name="ce500">
            <text:p>198</text:p>
          </table:table-cell>
          <table:table-cell office:value-type="float" office:value="226" table:formula="of:=[.$BB52]+[.AY$69]" table:style-name="ce507">
            <text:p>226</text:p>
          </table:table-cell>
          <table:table-cell office:value-type="float" office:value="258" table:formula="of:=[.$BB52]+[.AZ$69]" table:style-name="ce502">
            <text:p>258</text:p>
          </table:table-cell>
          <table:table-cell table:style-name="ce449"/>
          <table:table-cell office:value-type="float" office:value="20" table:formula="of:=[.C14]" table:style-name="ce465">
            <text:p>20</text:p>
          </table:table-cell>
          <table:table-cell table:style-name="ce226"/>
          <table:table-cell table:number-columns-repeated="32" table:style-name="ce5"/>
          <table:table-cell table:number-columns-repeated="16297"/>
        </table:table-row>
        <table:table-row table:style-name="ro3">
          <table:table-cell office:value-type="string" table:style-name="ce5">
            <text:p>Thanks to SlySly for SC special attempts!</text:p>
          </table:table-cell>
          <table:table-cell table:number-columns-repeated="4" table:style-name="ce5"/>
          <table:table-cell table:style-name="ce171"/>
          <table:table-cell table:style-name="ce5"/>
          <table:table-cell table:number-columns-repeated="2" table:style-name="ce2"/>
          <table:table-cell table:number-columns-repeated="12" table:style-name="ce5"/>
          <table:table-cell table:style-name="ce226"/>
          <table:table-cell office:value-type="string" table:style-name="ce374">
            <text:p>220-239</text:p>
          </table:table-cell>
          <table:table-cell table:style-name="ce226"/>
          <table:covered-table-cell/>
          <table:table-cell office:value-type="float" office:value="11" table:formula="of:=[.Z52]+1" table:style-name="ce223">
            <text:p>11</text:p>
          </table:table-cell>
          <table:table-cell office:value-type="float" office:value="24" table:formula="of:=[.$BB53]+[.AA$69]" table:style-name="ce508">
            <text:p>24</text:p>
          </table:table-cell>
          <table:table-cell office:value-type="float" office:value="25" table:formula="of:=[.$BB53]+[.AB$69]" table:style-name="ce470">
            <text:p>25</text:p>
          </table:table-cell>
          <table:table-cell office:value-type="float" office:value="26" table:formula="of:=[.$BB53]+[.AC$69]" table:style-name="ce470">
            <text:p>26</text:p>
          </table:table-cell>
          <table:table-cell office:value-type="float" office:value="28" table:formula="of:=[.$BB53]+[.AD$69]" table:style-name="ce470">
            <text:p>28</text:p>
          </table:table-cell>
          <table:table-cell office:value-type="float" office:value="30" table:formula="of:=[.$BB53]+[.AE$69]" table:style-name="ce470">
            <text:p>30</text:p>
          </table:table-cell>
          <table:table-cell office:value-type="float" office:value="32" table:formula="of:=[.$BB53]+[.AF$69]" table:style-name="ce471">
            <text:p>32</text:p>
          </table:table-cell>
          <table:table-cell office:value-type="float" office:value="34" table:formula="of:=[.$BB53]+[.AG$69]" table:style-name="ce470">
            <text:p>34</text:p>
          </table:table-cell>
          <table:table-cell office:value-type="float" office:value="37" table:formula="of:=[.$BB53]+[.AH$69]" table:style-name="ce470">
            <text:p>37</text:p>
          </table:table-cell>
          <table:table-cell office:value-type="float" office:value="40" table:formula="of:=[.$BB53]+[.AI$69]" table:style-name="ce472">
            <text:p>40</text:p>
          </table:table-cell>
          <table:table-cell office:value-type="float" office:value="43" table:formula="of:=[.$BB53]+[.AJ$69]" table:style-name="ce472">
            <text:p>43</text:p>
          </table:table-cell>
          <table:table-cell office:value-type="float" office:value="47" table:formula="of:=[.$BB53]+[.AK$69]" table:style-name="ce473">
            <text:p>47</text:p>
          </table:table-cell>
          <table:table-cell office:value-type="float" office:value="51" table:formula="of:=[.$BB53]+[.AL$69]" table:style-name="ce472">
            <text:p>51</text:p>
          </table:table-cell>
          <table:table-cell office:value-type="float" office:value="56" table:formula="of:=[.$BB53]+[.AM$69]" table:style-name="ce472">
            <text:p>56</text:p>
          </table:table-cell>
          <table:table-cell office:value-type="float" office:value="62" table:formula="of:=[.$BB53]+[.AN$69]" table:style-name="ce474">
            <text:p>62</text:p>
          </table:table-cell>
          <table:table-cell office:value-type="float" office:value="69" table:formula="of:=[.$BB53]+[.AO$69]" table:style-name="ce474">
            <text:p>69</text:p>
          </table:table-cell>
          <table:table-cell office:value-type="float" office:value="77" table:formula="of:=[.$BB53]+[.AP$69]" table:style-name="ce503">
            <text:p>77</text:p>
          </table:table-cell>
          <table:table-cell office:value-type="float" office:value="86" table:formula="of:=[.$BB53]+[.AQ$69]" table:style-name="ce475">
            <text:p>86</text:p>
          </table:table-cell>
          <table:table-cell office:value-type="float" office:value="97" table:formula="of:=[.$BB53]+[.AR$69]" table:style-name="ce475">
            <text:p>97</text:p>
          </table:table-cell>
          <table:table-cell office:value-type="float" office:value="109" table:formula="of:=[.$BB53]+[.AS$69]" table:style-name="ce476">
            <text:p>109</text:p>
          </table:table-cell>
          <table:table-cell office:value-type="float" office:value="123" table:formula="of:=[.$BB53]+[.AT$69]" table:style-name="ce478">
            <text:p>123</text:p>
          </table:table-cell>
          <table:table-cell office:value-type="float" office:value="139" table:formula="of:=[.$BB53]+[.AU$69]" table:style-name="ce486">
            <text:p>139</text:p>
          </table:table-cell>
          <table:table-cell office:value-type="float" office:value="157" table:formula="of:=[.$BB53]+[.AV$69]" table:style-name="ce479">
            <text:p>157</text:p>
          </table:table-cell>
          <table:table-cell office:value-type="float" office:value="178" table:formula="of:=[.$BB53]+[.AW$69]" table:style-name="ce480">
            <text:p>178</text:p>
          </table:table-cell>
          <table:table-cell office:value-type="float" office:value="202" table:formula="of:=[.$BB53]+[.AX$69]" table:style-name="ce481">
            <text:p>202</text:p>
          </table:table-cell>
          <table:table-cell office:value-type="float" office:value="230" table:formula="of:=[.$BB53]+[.AY$69]" table:style-name="ce504">
            <text:p>230</text:p>
          </table:table-cell>
          <table:table-cell office:value-type="float" office:value="262" table:formula="of:=[.$BB53]+[.AZ$69]" table:style-name="ce509">
            <text:p>262</text:p>
          </table:table-cell>
          <table:table-cell table:style-name="ce449"/>
          <table:table-cell office:value-type="float" office:value="24" table:formula="of:=[.C15]" table:style-name="ce465">
            <text:p>24</text:p>
          </table:table-cell>
          <table:table-cell table:style-name="ce226"/>
          <table:table-cell table:number-columns-repeated="32" table:style-name="ce5"/>
          <table:table-cell table:number-columns-repeated="16297"/>
        </table:table-row>
        <table:table-row table:style-name="ro3">
          <table:table-cell table:style-name="ce161"/>
          <table:table-cell table:number-columns-repeated="4" table:style-name="ce5"/>
          <table:table-cell table:style-name="ce171"/>
          <table:table-cell table:style-name="ce5"/>
          <table:table-cell table:number-columns-repeated="2" table:style-name="ce2"/>
          <table:table-cell table:number-columns-repeated="12" table:style-name="ce5"/>
          <table:table-cell table:style-name="ce226"/>
          <table:table-cell office:value-type="string" table:style-name="ce379">
            <text:p>240-259</text:p>
          </table:table-cell>
          <table:table-cell table:style-name="ce226"/>
          <table:covered-table-cell/>
          <table:table-cell office:value-type="float" office:value="12" table:formula="of:=[.Z53]+1" table:style-name="ce223">
            <text:p>12</text:p>
          </table:table-cell>
          <table:table-cell office:value-type="float" office:value="28" table:formula="of:=[.$BB54]+[.AA$69]" table:style-name="ce508">
            <text:p>28</text:p>
          </table:table-cell>
          <table:table-cell office:value-type="float" office:value="29" table:formula="of:=[.$BB54]+[.AB$69]" table:style-name="ce470">
            <text:p>29</text:p>
          </table:table-cell>
          <table:table-cell office:value-type="float" office:value="30" table:formula="of:=[.$BB54]+[.AC$69]" table:style-name="ce470">
            <text:p>30</text:p>
          </table:table-cell>
          <table:table-cell office:value-type="float" office:value="32" table:formula="of:=[.$BB54]+[.AD$69]" table:style-name="ce470">
            <text:p>32</text:p>
          </table:table-cell>
          <table:table-cell office:value-type="float" office:value="34" table:formula="of:=[.$BB54]+[.AE$69]" table:style-name="ce470">
            <text:p>34</text:p>
          </table:table-cell>
          <table:table-cell office:value-type="float" office:value="36" table:formula="of:=[.$BB54]+[.AF$69]" table:style-name="ce471">
            <text:p>36</text:p>
          </table:table-cell>
          <table:table-cell office:value-type="float" office:value="38" table:formula="of:=[.$BB54]+[.AG$69]" table:style-name="ce470">
            <text:p>38</text:p>
          </table:table-cell>
          <table:table-cell office:value-type="float" office:value="41" table:formula="of:=[.$BB54]+[.AH$69]" table:style-name="ce472">
            <text:p>41</text:p>
          </table:table-cell>
          <table:table-cell office:value-type="float" office:value="44" table:formula="of:=[.$BB54]+[.AI$69]" table:style-name="ce472">
            <text:p>44</text:p>
          </table:table-cell>
          <table:table-cell office:value-type="float" office:value="47" table:formula="of:=[.$BB54]+[.AJ$69]" table:style-name="ce472">
            <text:p>47</text:p>
          </table:table-cell>
          <table:table-cell office:value-type="float" office:value="51" table:formula="of:=[.$BB54]+[.AK$69]" table:style-name="ce473">
            <text:p>51</text:p>
          </table:table-cell>
          <table:table-cell office:value-type="float" office:value="55" table:formula="of:=[.$BB54]+[.AL$69]" table:style-name="ce472">
            <text:p>55</text:p>
          </table:table-cell>
          <table:table-cell office:value-type="float" office:value="60" table:formula="of:=[.$BB54]+[.AM$69]" table:style-name="ce474">
            <text:p>60</text:p>
          </table:table-cell>
          <table:table-cell office:value-type="float" office:value="66" table:formula="of:=[.$BB54]+[.AN$69]" table:style-name="ce474">
            <text:p>66</text:p>
          </table:table-cell>
          <table:table-cell office:value-type="float" office:value="73" table:formula="of:=[.$BB54]+[.AO$69]" table:style-name="ce474">
            <text:p>73</text:p>
          </table:table-cell>
          <table:table-cell office:value-type="float" office:value="81" table:formula="of:=[.$BB54]+[.AP$69]" table:style-name="ce510">
            <text:p>81</text:p>
          </table:table-cell>
          <table:table-cell office:value-type="float" office:value="90" table:formula="of:=[.$BB54]+[.AQ$69]" table:style-name="ce475">
            <text:p>90</text:p>
          </table:table-cell>
          <table:table-cell office:value-type="float" office:value="101" table:formula="of:=[.$BB54]+[.AR$69]" table:style-name="ce476">
            <text:p>101</text:p>
          </table:table-cell>
          <table:table-cell office:value-type="float" office:value="113" table:formula="of:=[.$BB54]+[.AS$69]" table:style-name="ce476">
            <text:p>113</text:p>
          </table:table-cell>
          <table:table-cell office:value-type="float" office:value="127" table:formula="of:=[.$BB54]+[.AT$69]" table:style-name="ce478">
            <text:p>127</text:p>
          </table:table-cell>
          <table:table-cell office:value-type="float" office:value="143" table:formula="of:=[.$BB54]+[.AU$69]" table:style-name="ce511">
            <text:p>143</text:p>
          </table:table-cell>
          <table:table-cell office:value-type="float" office:value="161" table:formula="of:=[.$BB54]+[.AV$69]" table:style-name="ce480">
            <text:p>161</text:p>
          </table:table-cell>
          <table:table-cell office:value-type="float" office:value="182" table:formula="of:=[.$BB54]+[.AW$69]" table:style-name="ce483">
            <text:p>182</text:p>
          </table:table-cell>
          <table:table-cell office:value-type="float" office:value="206" table:formula="of:=[.$BB54]+[.AX$69]" table:style-name="ce481">
            <text:p>206</text:p>
          </table:table-cell>
          <table:table-cell office:value-type="float" office:value="234" table:formula="of:=[.$BB54]+[.AY$69]" table:style-name="ce504">
            <text:p>234</text:p>
          </table:table-cell>
          <table:table-cell office:value-type="float" office:value="266" table:formula="of:=[.$BB54]+[.AZ$69]" table:style-name="ce509">
            <text:p>266</text:p>
          </table:table-cell>
          <table:table-cell table:style-name="ce449"/>
          <table:table-cell office:value-type="float" office:value="28" table:formula="of:=[.C16]" table:style-name="ce465">
            <text:p>28</text:p>
          </table:table-cell>
          <table:table-cell table:style-name="ce226"/>
          <table:table-cell table:number-columns-repeated="32" table:style-name="ce5"/>
          <table:table-cell table:number-columns-repeated="16297"/>
        </table:table-row>
        <table:table-row table:style-name="ro8">
          <table:table-cell office:value-type="string" table:style-name="ce512">
            <text:p>How to use:</text:p>
          </table:table-cell>
          <table:table-cell table:number-columns-repeated="4" table:style-name="ce5"/>
          <table:table-cell table:style-name="ce171"/>
          <table:table-cell table:style-name="ce5"/>
          <table:table-cell table:number-columns-repeated="2" table:style-name="ce2"/>
          <table:table-cell table:number-columns-repeated="12" table:style-name="ce5"/>
          <table:table-cell table:style-name="ce226"/>
          <table:table-cell office:value-type="string" table:style-name="ce384">
            <text:p>260-279</text:p>
          </table:table-cell>
          <table:table-cell table:style-name="ce226"/>
          <table:covered-table-cell/>
          <table:table-cell office:value-type="float" office:value="13" table:style-name="ce181">
            <text:p>13</text:p>
          </table:table-cell>
          <table:table-cell office:value-type="float" office:value="33" table:formula="of:=[.$BB55]+[.AA$69]" table:style-name="ce508">
            <text:p>33</text:p>
          </table:table-cell>
          <table:table-cell office:value-type="float" office:value="34" table:formula="of:=[.$BB55]+[.AB$69]" table:style-name="ce470">
            <text:p>34</text:p>
          </table:table-cell>
          <table:table-cell office:value-type="float" office:value="35" table:formula="of:=[.$BB55]+[.AC$69]" table:style-name="ce470">
            <text:p>35</text:p>
          </table:table-cell>
          <table:table-cell office:value-type="float" office:value="37" table:formula="of:=[.$BB55]+[.AD$69]" table:style-name="ce470">
            <text:p>37</text:p>
          </table:table-cell>
          <table:table-cell office:value-type="float" office:value="39" table:formula="of:=[.$BB55]+[.AE$69]" table:style-name="ce470">
            <text:p>39</text:p>
          </table:table-cell>
          <table:table-cell office:value-type="float" office:value="41" table:formula="of:=[.$BB55]+[.AF$69]" table:style-name="ce473">
            <text:p>41</text:p>
          </table:table-cell>
          <table:table-cell office:value-type="float" office:value="43" table:formula="of:=[.$BB55]+[.AG$69]" table:style-name="ce472">
            <text:p>43</text:p>
          </table:table-cell>
          <table:table-cell office:value-type="float" office:value="46" table:formula="of:=[.$BB55]+[.AH$69]" table:style-name="ce472">
            <text:p>46</text:p>
          </table:table-cell>
          <table:table-cell office:value-type="float" office:value="49" table:formula="of:=[.$BB55]+[.AI$69]" table:style-name="ce472">
            <text:p>49</text:p>
          </table:table-cell>
          <table:table-cell office:value-type="float" office:value="52" table:formula="of:=[.$BB55]+[.AJ$69]" table:style-name="ce472">
            <text:p>52</text:p>
          </table:table-cell>
          <table:table-cell office:value-type="float" office:value="56" table:formula="of:=[.$BB55]+[.AK$69]" table:style-name="ce473">
            <text:p>56</text:p>
          </table:table-cell>
          <table:table-cell office:value-type="float" office:value="60" table:formula="of:=[.$BB55]+[.AL$69]" table:style-name="ce474">
            <text:p>60</text:p>
          </table:table-cell>
          <table:table-cell office:value-type="float" office:value="65" table:formula="of:=[.$BB55]+[.AM$69]" table:style-name="ce474">
            <text:p>65</text:p>
          </table:table-cell>
          <table:table-cell office:value-type="float" office:value="71" table:formula="of:=[.$BB55]+[.AN$69]" table:style-name="ce474">
            <text:p>71</text:p>
          </table:table-cell>
          <table:table-cell office:value-type="float" office:value="78" table:formula="of:=[.$BB55]+[.AO$69]" table:style-name="ce474">
            <text:p>78</text:p>
          </table:table-cell>
          <table:table-cell office:value-type="float" office:value="86" table:formula="of:=[.$BB55]+[.AP$69]" table:style-name="ce510">
            <text:p>86</text:p>
          </table:table-cell>
          <table:table-cell office:value-type="float" office:value="95" table:formula="of:=[.$BB55]+[.AQ$69]" table:style-name="ce475">
            <text:p>95</text:p>
          </table:table-cell>
          <table:table-cell office:value-type="float" office:value="106" table:formula="of:=[.$BB55]+[.AR$69]" table:style-name="ce476">
            <text:p>106</text:p>
          </table:table-cell>
          <table:table-cell office:value-type="float" office:value="118" table:formula="of:=[.$BB55]+[.AS$69]" table:style-name="ce476">
            <text:p>118</text:p>
          </table:table-cell>
          <table:table-cell office:value-type="float" office:value="132" table:formula="of:=[.$BB55]+[.AT$69]" table:style-name="ce478">
            <text:p>132</text:p>
          </table:table-cell>
          <table:table-cell office:value-type="float" office:value="148" table:formula="of:=[.$BB55]+[.AU$69]" table:style-name="ce511">
            <text:p>148</text:p>
          </table:table-cell>
          <table:table-cell office:value-type="float" office:value="166" table:formula="of:=[.$BB55]+[.AV$69]" table:style-name="ce480">
            <text:p>166</text:p>
          </table:table-cell>
          <table:table-cell office:value-type="float" office:value="187" table:formula="of:=[.$BB55]+[.AW$69]" table:style-name="ce483">
            <text:p>187</text:p>
          </table:table-cell>
          <table:table-cell office:value-type="float" office:value="211" table:formula="of:=[.$BB55]+[.AX$69]" table:style-name="ce481">
            <text:p>211</text:p>
          </table:table-cell>
          <table:table-cell office:value-type="float" office:value="239" table:formula="of:=[.$BB55]+[.AY$69]" table:style-name="ce504">
            <text:p>239</text:p>
          </table:table-cell>
          <table:table-cell office:value-type="float" office:value="271" table:formula="of:=[.$BB55]+[.AZ$69]" table:style-name="ce509">
            <text:p>271</text:p>
          </table:table-cell>
          <table:table-cell table:style-name="ce449"/>
          <table:table-cell office:value-type="float" office:value="33" table:formula="of:=[.C17]" table:style-name="ce465">
            <text:p>33</text:p>
          </table:table-cell>
          <table:table-cell table:style-name="ce226"/>
          <table:table-cell table:number-columns-repeated="32" table:style-name="ce5"/>
          <table:table-cell table:number-columns-repeated="16297"/>
        </table:table-row>
        <table:table-row table:style-name="ro1">
          <table:table-cell office:value-type="string" table:style-name="ce228">
            <text:p>Use the Mana Consumption Calc to find out how much mana you need per minute.</text:p>
          </table:table-cell>
          <table:table-cell table:number-columns-repeated="4" table:style-name="ce5"/>
          <table:table-cell table:style-name="ce171"/>
          <table:table-cell table:style-name="ce5"/>
          <table:table-cell table:number-columns-repeated="2" table:style-name="ce2"/>
          <table:table-cell table:number-columns-repeated="12" table:style-name="ce5"/>
          <table:table-cell table:style-name="ce226"/>
          <table:table-cell office:value-type="string" table:style-name="ce391">
            <text:p>280+</text:p>
          </table:table-cell>
          <table:table-cell table:style-name="ce226"/>
          <table:covered-table-cell/>
          <table:table-cell office:value-type="float" office:value="14" table:style-name="ce181">
            <text:p>14</text:p>
          </table:table-cell>
          <table:table-cell office:value-type="float" office:value="39" table:formula="of:=[.$BB56]+[.AA$69]" table:style-name="ce508">
            <text:p>39</text:p>
          </table:table-cell>
          <table:table-cell office:value-type="float" office:value="40" table:formula="of:=[.$BB56]+[.AB$69]" table:style-name="ce472">
            <text:p>40</text:p>
          </table:table-cell>
          <table:table-cell office:value-type="float" office:value="41" table:formula="of:=[.$BB56]+[.AC$69]" table:style-name="ce472">
            <text:p>41</text:p>
          </table:table-cell>
          <table:table-cell office:value-type="float" office:value="43" table:formula="of:=[.$BB56]+[.AD$69]" table:style-name="ce472">
            <text:p>43</text:p>
          </table:table-cell>
          <table:table-cell office:value-type="float" office:value="45" table:formula="of:=[.$BB56]+[.AE$69]" table:style-name="ce472">
            <text:p>45</text:p>
          </table:table-cell>
          <table:table-cell office:value-type="float" office:value="47" table:formula="of:=[.$BB56]+[.AF$69]" table:style-name="ce473">
            <text:p>47</text:p>
          </table:table-cell>
          <table:table-cell office:value-type="float" office:value="49" table:formula="of:=[.$BB56]+[.AG$69]" table:style-name="ce472">
            <text:p>49</text:p>
          </table:table-cell>
          <table:table-cell office:value-type="float" office:value="52" table:formula="of:=[.$BB56]+[.AH$69]" table:style-name="ce472">
            <text:p>52</text:p>
          </table:table-cell>
          <table:table-cell office:value-type="float" office:value="55" table:formula="of:=[.$BB56]+[.AI$69]" table:style-name="ce472">
            <text:p>55</text:p>
          </table:table-cell>
          <table:table-cell office:value-type="float" office:value="58" table:formula="of:=[.$BB56]+[.AJ$69]" table:style-name="ce472">
            <text:p>58</text:p>
          </table:table-cell>
          <table:table-cell office:value-type="float" office:value="62" table:formula="of:=[.$BB56]+[.AK$69]" table:style-name="ce503">
            <text:p>62</text:p>
          </table:table-cell>
          <table:table-cell office:value-type="float" office:value="66" table:formula="of:=[.$BB56]+[.AL$69]" table:style-name="ce474">
            <text:p>66</text:p>
          </table:table-cell>
          <table:table-cell office:value-type="float" office:value="71" table:formula="of:=[.$BB56]+[.AM$69]" table:style-name="ce474">
            <text:p>71</text:p>
          </table:table-cell>
          <table:table-cell office:value-type="float" office:value="77" table:formula="of:=[.$BB56]+[.AN$69]" table:style-name="ce474">
            <text:p>77</text:p>
          </table:table-cell>
          <table:table-cell office:value-type="float" office:value="84" table:formula="of:=[.$BB56]+[.AO$69]" table:style-name="ce475">
            <text:p>84</text:p>
          </table:table-cell>
          <table:table-cell office:value-type="float" office:value="92" table:formula="of:=[.$BB56]+[.AP$69]" table:style-name="ce510">
            <text:p>92</text:p>
          </table:table-cell>
          <table:table-cell office:value-type="float" office:value="101" table:formula="of:=[.$BB56]+[.AQ$69]" table:style-name="ce476">
            <text:p>101</text:p>
          </table:table-cell>
          <table:table-cell office:value-type="float" office:value="112" table:formula="of:=[.$BB56]+[.AR$69]" table:style-name="ce476">
            <text:p>112</text:p>
          </table:table-cell>
          <table:table-cell office:value-type="float" office:value="124" table:formula="of:=[.$BB56]+[.AS$69]" table:style-name="ce478">
            <text:p>124</text:p>
          </table:table-cell>
          <table:table-cell office:value-type="float" office:value="138" table:formula="of:=[.$BB56]+[.AT$69]" table:style-name="ce478">
            <text:p>138</text:p>
          </table:table-cell>
          <table:table-cell office:value-type="float" office:value="154" table:formula="of:=[.$BB56]+[.AU$69]" table:style-name="ce511">
            <text:p>154</text:p>
          </table:table-cell>
          <table:table-cell office:value-type="float" office:value="172" table:formula="of:=[.$BB56]+[.AV$69]" table:style-name="ce480">
            <text:p>172</text:p>
          </table:table-cell>
          <table:table-cell office:value-type="float" office:value="193" table:formula="of:=[.$BB56]+[.AW$69]" table:style-name="ce483">
            <text:p>193</text:p>
          </table:table-cell>
          <table:table-cell office:value-type="float" office:value="217" table:formula="of:=[.$BB56]+[.AX$69]" table:style-name="ce481">
            <text:p>217</text:p>
          </table:table-cell>
          <table:table-cell office:value-type="float" office:value="245" table:formula="of:=[.$BB56]+[.AY$69]" table:style-name="ce513">
            <text:p>245</text:p>
          </table:table-cell>
          <table:table-cell office:value-type="float" office:value="277" table:formula="of:=[.$BB56]+[.AZ$69]" table:style-name="ce509">
            <text:p>277</text:p>
          </table:table-cell>
          <table:table-cell table:style-name="ce449"/>
          <table:table-cell office:value-type="float" office:value="39" table:formula="of:=[.C18]" table:style-name="ce465">
            <text:p>39</text:p>
          </table:table-cell>
          <table:table-cell table:style-name="ce226"/>
          <table:table-cell table:number-columns-repeated="32" table:style-name="ce5"/>
          <table:table-cell table:number-columns-repeated="16297"/>
        </table:table-row>
        <table:table-row table:style-name="ro1">
          <table:table-cell office:value-type="string" table:style-name="ce3">
            <text:p>Do not use HS Siphon without Infinity Pendulum.</text:p>
          </table:table-cell>
          <table:table-cell table:number-columns-repeated="4" table:style-name="ce5"/>
          <table:table-cell table:style-name="ce171"/>
          <table:table-cell table:style-name="ce5"/>
          <table:table-cell table:number-columns-repeated="2" table:style-name="ce2"/>
          <table:table-cell table:number-columns-repeated="12" table:style-name="ce5"/>
          <table:table-cell table:number-columns-repeated="3" table:style-name="ce226"/>
          <table:covered-table-cell/>
          <table:table-cell office:value-type="float" office:value="15" table:style-name="ce181">
            <text:p>15</text:p>
          </table:table-cell>
          <table:table-cell office:value-type="float" office:value="46" table:formula="of:=[.$BB57]+[.AA$69]" table:style-name="ce514">
            <text:p>46</text:p>
          </table:table-cell>
          <table:table-cell office:value-type="float" office:value="47" table:formula="of:=[.$BB57]+[.AB$69]" table:style-name="ce492">
            <text:p>47</text:p>
          </table:table-cell>
          <table:table-cell office:value-type="float" office:value="48" table:formula="of:=[.$BB57]+[.AC$69]" table:style-name="ce492">
            <text:p>48</text:p>
          </table:table-cell>
          <table:table-cell office:value-type="float" office:value="50" table:formula="of:=[.$BB57]+[.AD$69]" table:style-name="ce492">
            <text:p>50</text:p>
          </table:table-cell>
          <table:table-cell office:value-type="float" office:value="52" table:formula="of:=[.$BB57]+[.AE$69]" table:style-name="ce492">
            <text:p>52</text:p>
          </table:table-cell>
          <table:table-cell office:value-type="float" office:value="54" table:formula="of:=[.$BB57]+[.AF$69]" table:style-name="ce506">
            <text:p>54</text:p>
          </table:table-cell>
          <table:table-cell office:value-type="float" office:value="56" table:formula="of:=[.$BB57]+[.AG$69]" table:style-name="ce492">
            <text:p>56</text:p>
          </table:table-cell>
          <table:table-cell office:value-type="float" office:value="59" table:formula="of:=[.$BB57]+[.AH$69]" table:style-name="ce492">
            <text:p>59</text:p>
          </table:table-cell>
          <table:table-cell office:value-type="float" office:value="62" table:formula="of:=[.$BB57]+[.AI$69]" table:style-name="ce494">
            <text:p>62</text:p>
          </table:table-cell>
          <table:table-cell office:value-type="float" office:value="65" table:formula="of:=[.$BB57]+[.AJ$69]" table:style-name="ce494">
            <text:p>65</text:p>
          </table:table-cell>
          <table:table-cell office:value-type="float" office:value="69" table:formula="of:=[.$BB57]+[.AK$69]" table:style-name="ce493">
            <text:p>69</text:p>
          </table:table-cell>
          <table:table-cell office:value-type="float" office:value="73" table:formula="of:=[.$BB57]+[.AL$69]" table:style-name="ce494">
            <text:p>73</text:p>
          </table:table-cell>
          <table:table-cell office:value-type="float" office:value="78" table:formula="of:=[.$BB57]+[.AM$69]" table:style-name="ce494">
            <text:p>78</text:p>
          </table:table-cell>
          <table:table-cell office:value-type="float" office:value="84" table:formula="of:=[.$BB57]+[.AN$69]" table:style-name="ce495">
            <text:p>84</text:p>
          </table:table-cell>
          <table:table-cell office:value-type="float" office:value="91" table:formula="of:=[.$BB57]+[.AO$69]" table:style-name="ce495">
            <text:p>91</text:p>
          </table:table-cell>
          <table:table-cell office:value-type="float" office:value="99" table:formula="of:=[.$BB57]+[.AP$69]" table:style-name="ce515">
            <text:p>99</text:p>
          </table:table-cell>
          <table:table-cell office:value-type="float" office:value="108" table:formula="of:=[.$BB57]+[.AQ$69]" table:style-name="ce496">
            <text:p>108</text:p>
          </table:table-cell>
          <table:table-cell office:value-type="float" office:value="119" table:formula="of:=[.$BB57]+[.AR$69]" table:style-name="ce496">
            <text:p>119</text:p>
          </table:table-cell>
          <table:table-cell office:value-type="float" office:value="131" table:formula="of:=[.$BB57]+[.AS$69]" table:style-name="ce516">
            <text:p>131</text:p>
          </table:table-cell>
          <table:table-cell office:value-type="float" office:value="145" table:formula="of:=[.$BB57]+[.AT$69]" table:style-name="ce498">
            <text:p>145</text:p>
          </table:table-cell>
          <table:table-cell office:value-type="float" office:value="161" table:formula="of:=[.$BB57]+[.AU$69]" table:style-name="ce517">
            <text:p>161</text:p>
          </table:table-cell>
          <table:table-cell office:value-type="float" office:value="179" table:formula="of:=[.$BB57]+[.AV$69]" table:style-name="ce499">
            <text:p>179</text:p>
          </table:table-cell>
          <table:table-cell office:value-type="float" office:value="200" table:formula="of:=[.$BB57]+[.AW$69]" table:style-name="ce501">
            <text:p>200</text:p>
          </table:table-cell>
          <table:table-cell office:value-type="float" office:value="224" table:formula="of:=[.$BB57]+[.AX$69]" table:style-name="ce507">
            <text:p>224</text:p>
          </table:table-cell>
          <table:table-cell office:value-type="float" office:value="252" table:formula="of:=[.$BB57]+[.AY$69]" table:style-name="ce518">
            <text:p>252</text:p>
          </table:table-cell>
          <table:table-cell office:value-type="float" office:value="284" table:formula="of:=[.$BB57]+[.AZ$69]" table:style-name="ce519">
            <text:p>284</text:p>
          </table:table-cell>
          <table:table-cell table:style-name="ce449"/>
          <table:table-cell office:value-type="float" office:value="46" table:formula="of:=[.C19]" table:style-name="ce465">
            <text:p>46</text:p>
          </table:table-cell>
          <table:table-cell table:style-name="ce226"/>
          <table:table-cell table:number-columns-repeated="32" table:style-name="ce5"/>
          <table:table-cell table:number-columns-repeated="16297"/>
        </table:table-row>
        <table:table-row table:style-name="ro1">
          <table:table-cell office:value-type="string" table:style-name="ce5">
            <text:p>Look for the lowest SP cost skill levels that support said mana regen, in the table to the top right.</text:p>
          </table:table-cell>
          <table:table-cell table:number-columns-repeated="4" table:style-name="ce5"/>
          <table:table-cell table:style-name="ce171"/>
          <table:table-cell table:style-name="ce5"/>
          <table:table-cell table:number-columns-repeated="2" table:style-name="ce2"/>
          <table:table-cell table:number-columns-repeated="12" table:style-name="ce5"/>
          <table:table-cell table:number-columns-repeated="3" table:style-name="ce226"/>
          <table:covered-table-cell/>
          <table:table-cell office:value-type="float" office:value="16" table:style-name="ce181">
            <text:p>16</text:p>
          </table:table-cell>
          <table:table-cell office:value-type="float" office:value="54" table:formula="of:=[.$BB58]+[.AA$69]" table:style-name="ce520">
            <text:p>54</text:p>
          </table:table-cell>
          <table:table-cell office:value-type="float" office:value="55" table:formula="of:=[.$BB58]+[.AB$69]" table:style-name="ce472">
            <text:p>55</text:p>
          </table:table-cell>
          <table:table-cell office:value-type="float" office:value="56" table:formula="of:=[.$BB58]+[.AC$69]" table:style-name="ce472">
            <text:p>56</text:p>
          </table:table-cell>
          <table:table-cell office:value-type="float" office:value="58" table:formula="of:=[.$BB58]+[.AD$69]" table:style-name="ce472">
            <text:p>58</text:p>
          </table:table-cell>
          <table:table-cell office:value-type="float" office:value="60" table:formula="of:=[.$BB58]+[.AE$69]" table:style-name="ce474">
            <text:p>60</text:p>
          </table:table-cell>
          <table:table-cell office:value-type="float" office:value="62" table:formula="of:=[.$BB58]+[.AF$69]" table:style-name="ce503">
            <text:p>62</text:p>
          </table:table-cell>
          <table:table-cell office:value-type="float" office:value="64" table:formula="of:=[.$BB58]+[.AG$69]" table:style-name="ce474">
            <text:p>64</text:p>
          </table:table-cell>
          <table:table-cell office:value-type="float" office:value="67" table:formula="of:=[.$BB58]+[.AH$69]" table:style-name="ce474">
            <text:p>67</text:p>
          </table:table-cell>
          <table:table-cell office:value-type="float" office:value="70" table:formula="of:=[.$BB58]+[.AI$69]" table:style-name="ce474">
            <text:p>70</text:p>
          </table:table-cell>
          <table:table-cell office:value-type="float" office:value="73" table:formula="of:=[.$BB58]+[.AJ$69]" table:style-name="ce474">
            <text:p>73</text:p>
          </table:table-cell>
          <table:table-cell office:value-type="float" office:value="77" table:formula="of:=[.$BB58]+[.AK$69]" table:style-name="ce503">
            <text:p>77</text:p>
          </table:table-cell>
          <table:table-cell office:value-type="float" office:value="81" table:formula="of:=[.$BB58]+[.AL$69]" table:style-name="ce475">
            <text:p>81</text:p>
          </table:table-cell>
          <table:table-cell office:value-type="float" office:value="86" table:formula="of:=[.$BB58]+[.AM$69]" table:style-name="ce475">
            <text:p>86</text:p>
          </table:table-cell>
          <table:table-cell office:value-type="float" office:value="92" table:formula="of:=[.$BB58]+[.AN$69]" table:style-name="ce475">
            <text:p>92</text:p>
          </table:table-cell>
          <table:table-cell office:value-type="float" office:value="99" table:formula="of:=[.$BB58]+[.AO$69]" table:style-name="ce475">
            <text:p>99</text:p>
          </table:table-cell>
          <table:table-cell office:value-type="float" office:value="107" table:formula="of:=[.$BB58]+[.AP$69]" table:style-name="ce477">
            <text:p>107</text:p>
          </table:table-cell>
          <table:table-cell office:value-type="float" office:value="116" table:formula="of:=[.$BB58]+[.AQ$69]" table:style-name="ce476">
            <text:p>116</text:p>
          </table:table-cell>
          <table:table-cell office:value-type="float" office:value="127" table:formula="of:=[.$BB58]+[.AR$69]" table:style-name="ce478">
            <text:p>127</text:p>
          </table:table-cell>
          <table:table-cell office:value-type="float" office:value="139" table:formula="of:=[.$BB58]+[.AS$69]" table:style-name="ce478">
            <text:p>139</text:p>
          </table:table-cell>
          <table:table-cell office:value-type="float" office:value="153" table:formula="of:=[.$BB58]+[.AT$69]" table:style-name="ce479">
            <text:p>153</text:p>
          </table:table-cell>
          <table:table-cell office:value-type="float" office:value="169" table:formula="of:=[.$BB58]+[.AU$69]" table:style-name="ce521">
            <text:p>169</text:p>
          </table:table-cell>
          <table:table-cell office:value-type="float" office:value="187" table:formula="of:=[.$BB58]+[.AV$69]" table:style-name="ce483">
            <text:p>187</text:p>
          </table:table-cell>
          <table:table-cell office:value-type="float" office:value="208" table:formula="of:=[.$BB58]+[.AW$69]" table:style-name="ce481">
            <text:p>208</text:p>
          </table:table-cell>
          <table:table-cell office:value-type="float" office:value="232" table:formula="of:=[.$BB58]+[.AX$69]" table:style-name="ce504">
            <text:p>232</text:p>
          </table:table-cell>
          <table:table-cell office:value-type="float" office:value="260" table:formula="of:=[.$BB58]+[.AY$69]" table:style-name="ce522">
            <text:p>260</text:p>
          </table:table-cell>
          <table:table-cell office:value-type="float" office:value="292" table:formula="of:=[.$BB58]+[.AZ$69]" table:style-name="ce523">
            <text:p>292</text:p>
          </table:table-cell>
          <table:table-cell table:style-name="ce449"/>
          <table:table-cell office:value-type="float" office:value="54" table:formula="of:=[.C20]" table:style-name="ce465">
            <text:p>54</text:p>
          </table:table-cell>
          <table:table-cell table:style-name="ce226"/>
          <table:table-cell table:number-columns-repeated="32" table:style-name="ce5"/>
          <table:table-cell table:number-columns-repeated="16297"/>
        </table:table-row>
        <table:table-row table:style-name="ro1">
          <table:table-cell office:value-type="string" table:style-name="ce5">
            <text:p>Use that combination of skill levels.</text:p>
          </table:table-cell>
          <table:table-cell table:number-columns-repeated="4" table:style-name="ce5"/>
          <table:table-cell table:style-name="ce171"/>
          <table:table-cell table:style-name="ce5"/>
          <table:table-cell table:number-columns-repeated="2" table:style-name="ce2"/>
          <table:table-cell table:number-columns-repeated="12" table:style-name="ce5"/>
          <table:table-cell table:number-columns-repeated="3" table:style-name="ce226"/>
          <table:covered-table-cell/>
          <table:table-cell office:value-type="float" office:value="17" table:style-name="ce181">
            <text:p>17</text:p>
          </table:table-cell>
          <table:table-cell office:value-type="float" office:value="63" table:formula="of:=[.$BB59]+[.AA$69]" table:style-name="ce524">
            <text:p>63</text:p>
          </table:table-cell>
          <table:table-cell office:value-type="float" office:value="64" table:formula="of:=[.$BB59]+[.AB$69]" table:style-name="ce474">
            <text:p>64</text:p>
          </table:table-cell>
          <table:table-cell office:value-type="float" office:value="65" table:formula="of:=[.$BB59]+[.AC$69]" table:style-name="ce474">
            <text:p>65</text:p>
          </table:table-cell>
          <table:table-cell office:value-type="float" office:value="67" table:formula="of:=[.$BB59]+[.AD$69]" table:style-name="ce474">
            <text:p>67</text:p>
          </table:table-cell>
          <table:table-cell office:value-type="float" office:value="69" table:formula="of:=[.$BB59]+[.AE$69]" table:style-name="ce474">
            <text:p>69</text:p>
          </table:table-cell>
          <table:table-cell office:value-type="float" office:value="71" table:formula="of:=[.$BB59]+[.AF$69]" table:style-name="ce503">
            <text:p>71</text:p>
          </table:table-cell>
          <table:table-cell office:value-type="float" office:value="73" table:formula="of:=[.$BB59]+[.AG$69]" table:style-name="ce474">
            <text:p>73</text:p>
          </table:table-cell>
          <table:table-cell office:value-type="float" office:value="76" table:formula="of:=[.$BB59]+[.AH$69]" table:style-name="ce474">
            <text:p>76</text:p>
          </table:table-cell>
          <table:table-cell office:value-type="float" office:value="79" table:formula="of:=[.$BB59]+[.AI$69]" table:style-name="ce474">
            <text:p>79</text:p>
          </table:table-cell>
          <table:table-cell office:value-type="float" office:value="82" table:formula="of:=[.$BB59]+[.AJ$69]" table:style-name="ce475">
            <text:p>82</text:p>
          </table:table-cell>
          <table:table-cell office:value-type="float" office:value="86" table:formula="of:=[.$BB59]+[.AK$69]" table:style-name="ce510">
            <text:p>86</text:p>
          </table:table-cell>
          <table:table-cell office:value-type="float" office:value="90" table:formula="of:=[.$BB59]+[.AL$69]" table:style-name="ce475">
            <text:p>90</text:p>
          </table:table-cell>
          <table:table-cell office:value-type="float" office:value="95" table:formula="of:=[.$BB59]+[.AM$69]" table:style-name="ce475">
            <text:p>95</text:p>
          </table:table-cell>
          <table:table-cell office:value-type="float" office:value="101" table:formula="of:=[.$BB59]+[.AN$69]" table:style-name="ce476">
            <text:p>101</text:p>
          </table:table-cell>
          <table:table-cell office:value-type="float" office:value="108" table:formula="of:=[.$BB59]+[.AO$69]" table:style-name="ce476">
            <text:p>108</text:p>
          </table:table-cell>
          <table:table-cell office:value-type="float" office:value="116" table:formula="of:=[.$BB59]+[.AP$69]" table:style-name="ce477">
            <text:p>116</text:p>
          </table:table-cell>
          <table:table-cell office:value-type="float" office:value="125" table:formula="of:=[.$BB59]+[.AQ$69]" table:style-name="ce478">
            <text:p>125</text:p>
          </table:table-cell>
          <table:table-cell office:value-type="float" office:value="136" table:formula="of:=[.$BB59]+[.AR$69]" table:style-name="ce478">
            <text:p>136</text:p>
          </table:table-cell>
          <table:table-cell office:value-type="float" office:value="148" table:formula="of:=[.$BB59]+[.AS$69]" table:style-name="ce479">
            <text:p>148</text:p>
          </table:table-cell>
          <table:table-cell office:value-type="float" office:value="162" table:formula="of:=[.$BB59]+[.AT$69]" table:style-name="ce480">
            <text:p>162</text:p>
          </table:table-cell>
          <table:table-cell office:value-type="float" office:value="178" table:formula="of:=[.$BB59]+[.AU$69]" table:style-name="ce521">
            <text:p>178</text:p>
          </table:table-cell>
          <table:table-cell office:value-type="float" office:value="196" table:formula="of:=[.$BB59]+[.AV$69]" table:style-name="ce483">
            <text:p>196</text:p>
          </table:table-cell>
          <table:table-cell office:value-type="float" office:value="217" table:formula="of:=[.$BB59]+[.AW$69]" table:style-name="ce481">
            <text:p>217</text:p>
          </table:table-cell>
          <table:table-cell office:value-type="float" office:value="241" table:formula="of:=[.$BB59]+[.AX$69]" table:style-name="ce513">
            <text:p>241</text:p>
          </table:table-cell>
          <table:table-cell office:value-type="float" office:value="269" table:formula="of:=[.$BB59]+[.AY$69]" table:style-name="ce522">
            <text:p>269</text:p>
          </table:table-cell>
          <table:table-cell office:value-type="float" office:value="301" table:formula="of:=[.$BB59]+[.AZ$69]" table:style-name="ce523">
            <text:p>301</text:p>
          </table:table-cell>
          <table:table-cell table:style-name="ce449"/>
          <table:table-cell office:value-type="float" office:value="63" table:formula="of:=[.C21]" table:style-name="ce465">
            <text:p>63</text:p>
          </table:table-cell>
          <table:table-cell table:style-name="ce226"/>
          <table:table-cell table:number-columns-repeated="32" table:style-name="ce5"/>
          <table:table-cell table:number-columns-repeated="16297"/>
        </table:table-row>
        <table:table-row table:style-name="ro1">
          <table:table-cell table:number-columns-repeated="5" table:style-name="ce5"/>
          <table:table-cell table:style-name="ce171"/>
          <table:table-cell table:style-name="ce5"/>
          <table:table-cell table:number-columns-repeated="2" table:style-name="ce2"/>
          <table:table-cell table:number-columns-repeated="12" table:style-name="ce5"/>
          <table:table-cell table:number-columns-repeated="3" table:style-name="ce226"/>
          <table:covered-table-cell/>
          <table:table-cell office:value-type="float" office:value="18" table:style-name="ce181">
            <text:p>18</text:p>
          </table:table-cell>
          <table:table-cell office:value-type="float" office:value="74" table:formula="of:=[.$BB60]+[.AA$69]" table:style-name="ce524">
            <text:p>74</text:p>
          </table:table-cell>
          <table:table-cell office:value-type="float" office:value="75" table:formula="of:=[.$BB60]+[.AB$69]" table:style-name="ce474">
            <text:p>75</text:p>
          </table:table-cell>
          <table:table-cell office:value-type="float" office:value="76" table:formula="of:=[.$BB60]+[.AC$69]" table:style-name="ce474">
            <text:p>76</text:p>
          </table:table-cell>
          <table:table-cell office:value-type="float" office:value="78" table:formula="of:=[.$BB60]+[.AD$69]" table:style-name="ce474">
            <text:p>78</text:p>
          </table:table-cell>
          <table:table-cell office:value-type="float" office:value="80" table:formula="of:=[.$BB60]+[.AE$69]" table:style-name="ce475">
            <text:p>80</text:p>
          </table:table-cell>
          <table:table-cell office:value-type="float" office:value="82" table:formula="of:=[.$BB60]+[.AF$69]" table:style-name="ce510">
            <text:p>82</text:p>
          </table:table-cell>
          <table:table-cell office:value-type="float" office:value="84" table:formula="of:=[.$BB60]+[.AG$69]" table:style-name="ce475">
            <text:p>84</text:p>
          </table:table-cell>
          <table:table-cell office:value-type="float" office:value="87" table:formula="of:=[.$BB60]+[.AH$69]" table:style-name="ce475">
            <text:p>87</text:p>
          </table:table-cell>
          <table:table-cell office:value-type="float" office:value="90" table:formula="of:=[.$BB60]+[.AI$69]" table:style-name="ce475">
            <text:p>90</text:p>
          </table:table-cell>
          <table:table-cell office:value-type="float" office:value="93" table:formula="of:=[.$BB60]+[.AJ$69]" table:style-name="ce475">
            <text:p>93</text:p>
          </table:table-cell>
          <table:table-cell office:value-type="float" office:value="97" table:formula="of:=[.$BB60]+[.AK$69]" table:style-name="ce510">
            <text:p>97</text:p>
          </table:table-cell>
          <table:table-cell office:value-type="float" office:value="101" table:formula="of:=[.$BB60]+[.AL$69]" table:style-name="ce476">
            <text:p>101</text:p>
          </table:table-cell>
          <table:table-cell office:value-type="float" office:value="106" table:formula="of:=[.$BB60]+[.AM$69]" table:style-name="ce476">
            <text:p>106</text:p>
          </table:table-cell>
          <table:table-cell office:value-type="float" office:value="112" table:formula="of:=[.$BB60]+[.AN$69]" table:style-name="ce476">
            <text:p>112</text:p>
          </table:table-cell>
          <table:table-cell office:value-type="float" office:value="119" table:formula="of:=[.$BB60]+[.AO$69]" table:style-name="ce476">
            <text:p>119</text:p>
          </table:table-cell>
          <table:table-cell office:value-type="float" office:value="127" table:formula="of:=[.$BB60]+[.AP$69]" table:style-name="ce486">
            <text:p>127</text:p>
          </table:table-cell>
          <table:table-cell office:value-type="float" office:value="136" table:formula="of:=[.$BB60]+[.AQ$69]" table:style-name="ce478">
            <text:p>136</text:p>
          </table:table-cell>
          <table:table-cell office:value-type="float" office:value="147" table:formula="of:=[.$BB60]+[.AR$69]" table:style-name="ce479">
            <text:p>147</text:p>
          </table:table-cell>
          <table:table-cell office:value-type="float" office:value="159" table:formula="of:=[.$BB60]+[.AS$69]" table:style-name="ce479">
            <text:p>159</text:p>
          </table:table-cell>
          <table:table-cell office:value-type="float" office:value="173" table:formula="of:=[.$BB60]+[.AT$69]" table:style-name="ce480">
            <text:p>173</text:p>
          </table:table-cell>
          <table:table-cell office:value-type="float" office:value="189" table:formula="of:=[.$BB60]+[.AU$69]" table:style-name="ce525">
            <text:p>189</text:p>
          </table:table-cell>
          <table:table-cell office:value-type="float" office:value="207" table:formula="of:=[.$BB60]+[.AV$69]" table:style-name="ce481">
            <text:p>207</text:p>
          </table:table-cell>
          <table:table-cell office:value-type="float" office:value="228" table:formula="of:=[.$BB60]+[.AW$69]" table:style-name="ce504">
            <text:p>228</text:p>
          </table:table-cell>
          <table:table-cell office:value-type="float" office:value="252" table:formula="of:=[.$BB60]+[.AX$69]" table:style-name="ce513">
            <text:p>252</text:p>
          </table:table-cell>
          <table:table-cell office:value-type="float" office:value="280" table:formula="of:=[.$BB60]+[.AY$69]" table:style-name="ce526">
            <text:p>280</text:p>
          </table:table-cell>
          <table:table-cell office:value-type="float" office:value="312" table:formula="of:=[.$BB60]+[.AZ$69]" table:style-name="ce523">
            <text:p>312</text:p>
          </table:table-cell>
          <table:table-cell table:style-name="ce449"/>
          <table:table-cell office:value-type="float" office:value="74" table:formula="of:=[.C22]" table:style-name="ce465">
            <text:p>74</text:p>
          </table:table-cell>
          <table:table-cell table:style-name="ce226"/>
          <table:table-cell table:number-columns-repeated="32" table:style-name="ce5"/>
          <table:table-cell table:number-columns-repeated="16297"/>
        </table:table-row>
        <table:table-row table:style-name="ro1">
          <table:table-cell table:number-columns-repeated="5" table:style-name="ce5"/>
          <table:table-cell table:style-name="ce171"/>
          <table:table-cell table:style-name="ce5"/>
          <table:table-cell table:number-columns-repeated="2" table:style-name="ce2"/>
          <table:table-cell table:number-columns-repeated="12" table:style-name="ce5"/>
          <table:table-cell table:number-columns-repeated="3" table:style-name="ce226"/>
          <table:covered-table-cell/>
          <table:table-cell office:value-type="float" office:value="19" table:style-name="ce181">
            <text:p>19</text:p>
          </table:table-cell>
          <table:table-cell office:value-type="float" office:value="86" table:formula="of:=[.$BB61]+[.AA$69]" table:style-name="ce527">
            <text:p>86</text:p>
          </table:table-cell>
          <table:table-cell office:value-type="float" office:value="87" table:formula="of:=[.$BB61]+[.AB$69]" table:style-name="ce475">
            <text:p>87</text:p>
          </table:table-cell>
          <table:table-cell office:value-type="float" office:value="88" table:formula="of:=[.$BB61]+[.AC$69]" table:style-name="ce475">
            <text:p>88</text:p>
          </table:table-cell>
          <table:table-cell office:value-type="float" office:value="90" table:formula="of:=[.$BB61]+[.AD$69]" table:style-name="ce475">
            <text:p>90</text:p>
          </table:table-cell>
          <table:table-cell office:value-type="float" office:value="92" table:formula="of:=[.$BB61]+[.AE$69]" table:style-name="ce475">
            <text:p>92</text:p>
          </table:table-cell>
          <table:table-cell office:value-type="float" office:value="94" table:formula="of:=[.$BB61]+[.AF$69]" table:style-name="ce510">
            <text:p>94</text:p>
          </table:table-cell>
          <table:table-cell office:value-type="float" office:value="96" table:formula="of:=[.$BB61]+[.AG$69]" table:style-name="ce475">
            <text:p>96</text:p>
          </table:table-cell>
          <table:table-cell office:value-type="float" office:value="99" table:formula="of:=[.$BB61]+[.AH$69]" table:style-name="ce475">
            <text:p>99</text:p>
          </table:table-cell>
          <table:table-cell office:value-type="float" office:value="102" table:formula="of:=[.$BB61]+[.AI$69]" table:style-name="ce476">
            <text:p>102</text:p>
          </table:table-cell>
          <table:table-cell office:value-type="float" office:value="105" table:formula="of:=[.$BB61]+[.AJ$69]" table:style-name="ce476">
            <text:p>105</text:p>
          </table:table-cell>
          <table:table-cell office:value-type="float" office:value="109" table:formula="of:=[.$BB61]+[.AK$69]" table:style-name="ce477">
            <text:p>109</text:p>
          </table:table-cell>
          <table:table-cell office:value-type="float" office:value="113" table:formula="of:=[.$BB61]+[.AL$69]" table:style-name="ce476">
            <text:p>113</text:p>
          </table:table-cell>
          <table:table-cell office:value-type="float" office:value="118" table:formula="of:=[.$BB61]+[.AM$69]" table:style-name="ce476">
            <text:p>118</text:p>
          </table:table-cell>
          <table:table-cell office:value-type="float" office:value="124" table:formula="of:=[.$BB61]+[.AN$69]" table:style-name="ce478">
            <text:p>124</text:p>
          </table:table-cell>
          <table:table-cell office:value-type="float" office:value="131" table:formula="of:=[.$BB61]+[.AO$69]" table:style-name="ce478">
            <text:p>131</text:p>
          </table:table-cell>
          <table:table-cell office:value-type="float" office:value="139" table:formula="of:=[.$BB61]+[.AP$69]" table:style-name="ce486">
            <text:p>139</text:p>
          </table:table-cell>
          <table:table-cell office:value-type="float" office:value="148" table:formula="of:=[.$BB61]+[.AQ$69]" table:style-name="ce479">
            <text:p>148</text:p>
          </table:table-cell>
          <table:table-cell office:value-type="float" office:value="159" table:formula="of:=[.$BB61]+[.AR$69]" table:style-name="ce479">
            <text:p>159</text:p>
          </table:table-cell>
          <table:table-cell office:value-type="float" office:value="171" table:formula="of:=[.$BB61]+[.AS$69]" table:style-name="ce480">
            <text:p>171</text:p>
          </table:table-cell>
          <table:table-cell office:value-type="float" office:value="185" table:formula="of:=[.$BB61]+[.AT$69]" table:style-name="ce483">
            <text:p>185</text:p>
          </table:table-cell>
          <table:table-cell office:value-type="float" office:value="201" table:formula="of:=[.$BB61]+[.AU$69]" table:style-name="ce528">
            <text:p>201</text:p>
          </table:table-cell>
          <table:table-cell office:value-type="float" office:value="219" table:formula="of:=[.$BB61]+[.AV$69]" table:style-name="ce481">
            <text:p>219</text:p>
          </table:table-cell>
          <table:table-cell office:value-type="float" office:value="240" table:formula="of:=[.$BB61]+[.AW$69]" table:style-name="ce513">
            <text:p>240</text:p>
          </table:table-cell>
          <table:table-cell office:value-type="float" office:value="264" table:formula="of:=[.$BB61]+[.AX$69]" table:style-name="ce522">
            <text:p>264</text:p>
          </table:table-cell>
          <table:table-cell office:value-type="float" office:value="292" table:formula="of:=[.$BB61]+[.AY$69]" table:style-name="ce526">
            <text:p>292</text:p>
          </table:table-cell>
          <table:table-cell office:value-type="float" office:value="324" table:formula="of:=[.$BB61]+[.AZ$69]" table:style-name="ce523">
            <text:p>324</text:p>
          </table:table-cell>
          <table:table-cell table:style-name="ce449"/>
          <table:table-cell office:value-type="float" office:value="86" table:formula="of:=[.C23]" table:style-name="ce465">
            <text:p>86</text:p>
          </table:table-cell>
          <table:table-cell table:style-name="ce226"/>
          <table:table-cell table:number-columns-repeated="32" table:style-name="ce5"/>
          <table:table-cell table:number-columns-repeated="16297"/>
        </table:table-row>
        <table:table-row table:style-name="ro1">
          <table:table-cell table:number-columns-repeated="5" table:style-name="ce5"/>
          <table:table-cell table:style-name="ce171"/>
          <table:table-cell table:style-name="ce5"/>
          <table:table-cell table:number-columns-repeated="2" table:style-name="ce2"/>
          <table:table-cell table:number-columns-repeated="12" table:style-name="ce5"/>
          <table:table-cell table:number-columns-repeated="3" table:style-name="ce226"/>
          <table:covered-table-cell/>
          <table:table-cell office:value-type="float" office:value="20" table:style-name="ce181">
            <text:p>20</text:p>
          </table:table-cell>
          <table:table-cell office:value-type="float" office:value="100" table:formula="of:=[.$BB62]+[.AA$69]" table:style-name="ce529">
            <text:p>100</text:p>
          </table:table-cell>
          <table:table-cell office:value-type="float" office:value="101" table:formula="of:=[.$BB62]+[.AB$69]" table:style-name="ce496">
            <text:p>101</text:p>
          </table:table-cell>
          <table:table-cell office:value-type="float" office:value="102" table:formula="of:=[.$BB62]+[.AC$69]" table:style-name="ce496">
            <text:p>102</text:p>
          </table:table-cell>
          <table:table-cell office:value-type="float" office:value="104" table:formula="of:=[.$BB62]+[.AD$69]" table:style-name="ce496">
            <text:p>104</text:p>
          </table:table-cell>
          <table:table-cell office:value-type="float" office:value="106" table:formula="of:=[.$BB62]+[.AE$69]" table:style-name="ce496">
            <text:p>106</text:p>
          </table:table-cell>
          <table:table-cell office:value-type="float" office:value="108" table:formula="of:=[.$BB62]+[.AF$69]" table:style-name="ce530">
            <text:p>108</text:p>
          </table:table-cell>
          <table:table-cell office:value-type="float" office:value="110" table:formula="of:=[.$BB62]+[.AG$69]" table:style-name="ce496">
            <text:p>110</text:p>
          </table:table-cell>
          <table:table-cell office:value-type="float" office:value="113" table:formula="of:=[.$BB62]+[.AH$69]" table:style-name="ce496">
            <text:p>113</text:p>
          </table:table-cell>
          <table:table-cell office:value-type="float" office:value="116" table:formula="of:=[.$BB62]+[.AI$69]" table:style-name="ce496">
            <text:p>116</text:p>
          </table:table-cell>
          <table:table-cell office:value-type="float" office:value="119" table:formula="of:=[.$BB62]+[.AJ$69]" table:style-name="ce496">
            <text:p>119</text:p>
          </table:table-cell>
          <table:table-cell office:value-type="float" office:value="123" table:formula="of:=[.$BB62]+[.AK$69]" table:style-name="ce497">
            <text:p>123</text:p>
          </table:table-cell>
          <table:table-cell office:value-type="float" office:value="127" table:formula="of:=[.$BB62]+[.AL$69]" table:style-name="ce516">
            <text:p>127</text:p>
          </table:table-cell>
          <table:table-cell office:value-type="float" office:value="132" table:formula="of:=[.$BB62]+[.AM$69]" table:style-name="ce516">
            <text:p>132</text:p>
          </table:table-cell>
          <table:table-cell office:value-type="float" office:value="138" table:formula="of:=[.$BB62]+[.AN$69]" table:style-name="ce516">
            <text:p>138</text:p>
          </table:table-cell>
          <table:table-cell office:value-type="float" office:value="145" table:formula="of:=[.$BB62]+[.AO$69]" table:style-name="ce498">
            <text:p>145</text:p>
          </table:table-cell>
          <table:table-cell office:value-type="float" office:value="153" table:formula="of:=[.$BB62]+[.AP$69]" table:style-name="ce531">
            <text:p>153</text:p>
          </table:table-cell>
          <table:table-cell office:value-type="float" office:value="162" table:formula="of:=[.$BB62]+[.AQ$69]" table:style-name="ce499">
            <text:p>162</text:p>
          </table:table-cell>
          <table:table-cell office:value-type="float" office:value="173" table:formula="of:=[.$BB62]+[.AR$69]" table:style-name="ce499">
            <text:p>173</text:p>
          </table:table-cell>
          <table:table-cell office:value-type="float" office:value="185" table:formula="of:=[.$BB62]+[.AS$69]" table:style-name="ce500">
            <text:p>185</text:p>
          </table:table-cell>
          <table:table-cell office:value-type="float" office:value="199" table:formula="of:=[.$BB62]+[.AT$69]" table:style-name="ce500">
            <text:p>199</text:p>
          </table:table-cell>
          <table:table-cell office:value-type="float" office:value="215" table:formula="of:=[.$BB62]+[.AU$69]" table:style-name="ce532">
            <text:p>215</text:p>
          </table:table-cell>
          <table:table-cell office:value-type="float" office:value="233" table:formula="of:=[.$BB62]+[.AV$69]" table:style-name="ce507">
            <text:p>233</text:p>
          </table:table-cell>
          <table:table-cell office:value-type="float" office:value="254" table:formula="of:=[.$BB62]+[.AW$69]" table:style-name="ce518">
            <text:p>254</text:p>
          </table:table-cell>
          <table:table-cell office:value-type="float" office:value="278" table:formula="of:=[.$BB62]+[.AX$69]" table:style-name="ce533">
            <text:p>278</text:p>
          </table:table-cell>
          <table:table-cell office:value-type="float" office:value="306" table:formula="of:=[.$BB62]+[.AY$69]" table:style-name="ce534">
            <text:p>306</text:p>
          </table:table-cell>
          <table:table-cell office:value-type="float" office:value="338" table:formula="of:=[.$BB62]+[.AZ$69]" table:style-name="ce519">
            <text:p>338</text:p>
          </table:table-cell>
          <table:table-cell table:style-name="ce449"/>
          <table:table-cell office:value-type="float" office:value="100" table:formula="of:=[.C24]" table:style-name="ce465">
            <text:p>100</text:p>
          </table:table-cell>
          <table:table-cell table:style-name="ce226"/>
          <table:table-cell table:number-columns-repeated="32" table:style-name="ce5"/>
          <table:table-cell table:number-columns-repeated="16297"/>
        </table:table-row>
        <table:table-row table:style-name="ro1">
          <table:table-cell table:number-columns-repeated="5" table:style-name="ce5"/>
          <table:table-cell table:style-name="ce171"/>
          <table:table-cell table:style-name="ce5"/>
          <table:table-cell table:number-columns-repeated="2" table:style-name="ce2"/>
          <table:table-cell table:number-columns-repeated="12" table:style-name="ce5"/>
          <table:table-cell table:number-columns-repeated="3" table:style-name="ce226"/>
          <table:covered-table-cell/>
          <table:table-cell office:value-type="float" office:value="21" table:style-name="ce181">
            <text:p>21</text:p>
          </table:table-cell>
          <table:table-cell office:value-type="float" office:value="116" table:formula="of:=[.$BB63]+[.AA$69]" table:style-name="ce535">
            <text:p>116</text:p>
          </table:table-cell>
          <table:table-cell office:value-type="float" office:value="117" table:formula="of:=[.$BB63]+[.AB$69]" table:style-name="ce476">
            <text:p>117</text:p>
          </table:table-cell>
          <table:table-cell office:value-type="float" office:value="118" table:formula="of:=[.$BB63]+[.AC$69]" table:style-name="ce476">
            <text:p>118</text:p>
          </table:table-cell>
          <table:table-cell office:value-type="float" office:value="120" table:formula="of:=[.$BB63]+[.AD$69]" table:style-name="ce478">
            <text:p>120</text:p>
          </table:table-cell>
          <table:table-cell office:value-type="float" office:value="122" table:formula="of:=[.$BB63]+[.AE$69]" table:style-name="ce478">
            <text:p>122</text:p>
          </table:table-cell>
          <table:table-cell office:value-type="float" office:value="124" table:formula="of:=[.$BB63]+[.AF$69]" table:style-name="ce486">
            <text:p>124</text:p>
          </table:table-cell>
          <table:table-cell office:value-type="float" office:value="126" table:formula="of:=[.$BB63]+[.AG$69]" table:style-name="ce478">
            <text:p>126</text:p>
          </table:table-cell>
          <table:table-cell office:value-type="float" office:value="129" table:formula="of:=[.$BB63]+[.AH$69]" table:style-name="ce478">
            <text:p>129</text:p>
          </table:table-cell>
          <table:table-cell office:value-type="float" office:value="132" table:formula="of:=[.$BB63]+[.AI$69]" table:style-name="ce478">
            <text:p>132</text:p>
          </table:table-cell>
          <table:table-cell office:value-type="float" office:value="135" table:formula="of:=[.$BB63]+[.AJ$69]" table:style-name="ce478">
            <text:p>135</text:p>
          </table:table-cell>
          <table:table-cell office:value-type="float" office:value="139" table:formula="of:=[.$BB63]+[.AK$69]" table:style-name="ce486">
            <text:p>139</text:p>
          </table:table-cell>
          <table:table-cell office:value-type="float" office:value="143" table:formula="of:=[.$BB63]+[.AL$69]" table:style-name="ce479">
            <text:p>143</text:p>
          </table:table-cell>
          <table:table-cell office:value-type="float" office:value="148" table:formula="of:=[.$BB63]+[.AM$69]" table:style-name="ce479">
            <text:p>148</text:p>
          </table:table-cell>
          <table:table-cell office:value-type="float" office:value="154" table:formula="of:=[.$BB63]+[.AN$69]" table:style-name="ce479">
            <text:p>154</text:p>
          </table:table-cell>
          <table:table-cell office:value-type="float" office:value="161" table:formula="of:=[.$BB63]+[.AO$69]" table:style-name="ce480">
            <text:p>161</text:p>
          </table:table-cell>
          <table:table-cell office:value-type="float" office:value="169" table:formula="of:=[.$BB63]+[.AP$69]" table:style-name="ce521">
            <text:p>169</text:p>
          </table:table-cell>
          <table:table-cell office:value-type="float" office:value="178" table:formula="of:=[.$BB63]+[.AQ$69]" table:style-name="ce480">
            <text:p>178</text:p>
          </table:table-cell>
          <table:table-cell office:value-type="float" office:value="189" table:formula="of:=[.$BB63]+[.AR$69]" table:style-name="ce483">
            <text:p>189</text:p>
          </table:table-cell>
          <table:table-cell office:value-type="float" office:value="201" table:formula="of:=[.$BB63]+[.AS$69]" table:style-name="ce481">
            <text:p>201</text:p>
          </table:table-cell>
          <table:table-cell office:value-type="float" office:value="215" table:formula="of:=[.$BB63]+[.AT$69]" table:style-name="ce481">
            <text:p>215</text:p>
          </table:table-cell>
          <table:table-cell office:value-type="float" office:value="231" table:formula="of:=[.$BB63]+[.AU$69]" table:style-name="ce482">
            <text:p>231</text:p>
          </table:table-cell>
          <table:table-cell office:value-type="float" office:value="249" table:formula="of:=[.$BB63]+[.AV$69]" table:style-name="ce513">
            <text:p>249</text:p>
          </table:table-cell>
          <table:table-cell office:value-type="float" office:value="270" table:formula="of:=[.$BB63]+[.AW$69]" table:style-name="ce522">
            <text:p>270</text:p>
          </table:table-cell>
          <table:table-cell office:value-type="float" office:value="294" table:formula="of:=[.$BB63]+[.AX$69]" table:style-name="ce526">
            <text:p>294</text:p>
          </table:table-cell>
          <table:table-cell office:value-type="float" office:value="322" table:formula="of:=[.$BB63]+[.AY$69]" table:style-name="ce526">
            <text:p>322</text:p>
          </table:table-cell>
          <table:table-cell office:value-type="float" office:value="354" table:formula="of:=[.$BB63]+[.AZ$69]" table:style-name="ce523">
            <text:p>354</text:p>
          </table:table-cell>
          <table:table-cell table:style-name="ce449"/>
          <table:table-cell office:value-type="float" office:value="116" table:formula="of:=[.C25]" table:style-name="ce465">
            <text:p>116</text:p>
          </table:table-cell>
          <table:table-cell table:style-name="ce226"/>
          <table:table-cell table:number-columns-repeated="32" table:style-name="ce5"/>
          <table:table-cell table:number-columns-repeated="16297"/>
        </table:table-row>
        <table:table-row table:style-name="ro1">
          <table:table-cell table:number-columns-repeated="5" table:style-name="ce5"/>
          <table:table-cell table:style-name="ce171"/>
          <table:table-cell table:style-name="ce5"/>
          <table:table-cell table:number-columns-repeated="2" table:style-name="ce2"/>
          <table:table-cell table:number-columns-repeated="12" table:style-name="ce5"/>
          <table:table-cell table:number-columns-repeated="3" table:style-name="ce226"/>
          <table:covered-table-cell/>
          <table:table-cell office:value-type="float" office:value="22" table:style-name="ce181">
            <text:p>22</text:p>
          </table:table-cell>
          <table:table-cell office:value-type="float" office:value="134" table:formula="of:=[.$BB64]+[.AA$69]" table:style-name="ce536">
            <text:p>134</text:p>
          </table:table-cell>
          <table:table-cell office:value-type="float" office:value="135" table:formula="of:=[.$BB64]+[.AB$69]" table:style-name="ce478">
            <text:p>135</text:p>
          </table:table-cell>
          <table:table-cell office:value-type="float" office:value="136" table:formula="of:=[.$BB64]+[.AC$69]" table:style-name="ce478">
            <text:p>136</text:p>
          </table:table-cell>
          <table:table-cell office:value-type="float" office:value="138" table:formula="of:=[.$BB64]+[.AD$69]" table:style-name="ce478">
            <text:p>138</text:p>
          </table:table-cell>
          <table:table-cell office:value-type="float" office:value="140" table:formula="of:=[.$BB64]+[.AE$69]" table:style-name="ce479">
            <text:p>140</text:p>
          </table:table-cell>
          <table:table-cell office:value-type="float" office:value="142" table:formula="of:=[.$BB64]+[.AF$69]" table:style-name="ce511">
            <text:p>142</text:p>
          </table:table-cell>
          <table:table-cell office:value-type="float" office:value="144" table:formula="of:=[.$BB64]+[.AG$69]" table:style-name="ce479">
            <text:p>144</text:p>
          </table:table-cell>
          <table:table-cell office:value-type="float" office:value="147" table:formula="of:=[.$BB64]+[.AH$69]" table:style-name="ce479">
            <text:p>147</text:p>
          </table:table-cell>
          <table:table-cell office:value-type="float" office:value="150" table:formula="of:=[.$BB64]+[.AI$69]" table:style-name="ce479">
            <text:p>150</text:p>
          </table:table-cell>
          <table:table-cell office:value-type="float" office:value="153" table:formula="of:=[.$BB64]+[.AJ$69]" table:style-name="ce479">
            <text:p>153</text:p>
          </table:table-cell>
          <table:table-cell office:value-type="float" office:value="157" table:formula="of:=[.$BB64]+[.AK$69]" table:style-name="ce511">
            <text:p>157</text:p>
          </table:table-cell>
          <table:table-cell office:value-type="float" office:value="161" table:formula="of:=[.$BB64]+[.AL$69]" table:style-name="ce480">
            <text:p>161</text:p>
          </table:table-cell>
          <table:table-cell office:value-type="float" office:value="166" table:formula="of:=[.$BB64]+[.AM$69]" table:style-name="ce480">
            <text:p>166</text:p>
          </table:table-cell>
          <table:table-cell office:value-type="float" office:value="172" table:formula="of:=[.$BB64]+[.AN$69]" table:style-name="ce480">
            <text:p>172</text:p>
          </table:table-cell>
          <table:table-cell office:value-type="float" office:value="179" table:formula="of:=[.$BB64]+[.AO$69]" table:style-name="ce480">
            <text:p>179</text:p>
          </table:table-cell>
          <table:table-cell office:value-type="float" office:value="187" table:formula="of:=[.$BB64]+[.AP$69]" table:style-name="ce525">
            <text:p>187</text:p>
          </table:table-cell>
          <table:table-cell office:value-type="float" office:value="196" table:formula="of:=[.$BB64]+[.AQ$69]" table:style-name="ce483">
            <text:p>196</text:p>
          </table:table-cell>
          <table:table-cell office:value-type="float" office:value="207" table:formula="of:=[.$BB64]+[.AR$69]" table:style-name="ce481">
            <text:p>207</text:p>
          </table:table-cell>
          <table:table-cell office:value-type="float" office:value="219" table:formula="of:=[.$BB64]+[.AS$69]" table:style-name="ce481">
            <text:p>219</text:p>
          </table:table-cell>
          <table:table-cell office:value-type="float" office:value="233" table:formula="of:=[.$BB64]+[.AT$69]" table:style-name="ce504">
            <text:p>233</text:p>
          </table:table-cell>
          <table:table-cell office:value-type="float" office:value="249" table:formula="of:=[.$BB64]+[.AU$69]" table:style-name="ce484">
            <text:p>249</text:p>
          </table:table-cell>
          <table:table-cell office:value-type="float" office:value="267" table:formula="of:=[.$BB64]+[.AV$69]" table:style-name="ce522">
            <text:p>267</text:p>
          </table:table-cell>
          <table:table-cell office:value-type="float" office:value="288" table:formula="of:=[.$BB64]+[.AW$69]" table:style-name="ce526">
            <text:p>288</text:p>
          </table:table-cell>
          <table:table-cell office:value-type="float" office:value="312" table:formula="of:=[.$BB64]+[.AX$69]" table:style-name="ce526">
            <text:p>312</text:p>
          </table:table-cell>
          <table:table-cell office:value-type="float" office:value="340" table:formula="of:=[.$BB64]+[.AY$69]" table:style-name="ce526">
            <text:p>340</text:p>
          </table:table-cell>
          <table:table-cell office:value-type="float" office:value="372" table:formula="of:=[.$BB64]+[.AZ$69]" table:style-name="ce523">
            <text:p>372</text:p>
          </table:table-cell>
          <table:table-cell table:style-name="ce449"/>
          <table:table-cell office:value-type="float" office:value="134" table:formula="of:=[.C26]" table:style-name="ce465">
            <text:p>134</text:p>
          </table:table-cell>
          <table:table-cell table:style-name="ce226"/>
          <table:table-cell table:number-columns-repeated="32" table:style-name="ce5"/>
          <table:table-cell table:number-columns-repeated="16297"/>
        </table:table-row>
        <table:table-row table:style-name="ro1">
          <table:table-cell table:number-columns-repeated="5" table:style-name="ce5"/>
          <table:table-cell table:style-name="ce171"/>
          <table:table-cell table:style-name="ce5"/>
          <table:table-cell table:number-columns-repeated="2" table:style-name="ce2"/>
          <table:table-cell table:number-columns-repeated="12" table:style-name="ce5"/>
          <table:table-cell table:number-columns-repeated="3" table:style-name="ce226"/>
          <table:covered-table-cell/>
          <table:table-cell office:value-type="float" office:value="23" table:style-name="ce181">
            <text:p>23</text:p>
          </table:table-cell>
          <table:table-cell office:value-type="float" office:value="155" table:formula="of:=[.$BB65]+[.AA$69]" table:style-name="ce537">
            <text:p>155</text:p>
          </table:table-cell>
          <table:table-cell office:value-type="float" office:value="156" table:formula="of:=[.$BB65]+[.AB$69]" table:style-name="ce479">
            <text:p>156</text:p>
          </table:table-cell>
          <table:table-cell office:value-type="float" office:value="157" table:formula="of:=[.$BB65]+[.AC$69]" table:style-name="ce479">
            <text:p>157</text:p>
          </table:table-cell>
          <table:table-cell office:value-type="float" office:value="159" table:formula="of:=[.$BB65]+[.AD$69]" table:style-name="ce479">
            <text:p>159</text:p>
          </table:table-cell>
          <table:table-cell office:value-type="float" office:value="161" table:formula="of:=[.$BB65]+[.AE$69]" table:style-name="ce480">
            <text:p>161</text:p>
          </table:table-cell>
          <table:table-cell office:value-type="float" office:value="163" table:formula="of:=[.$BB65]+[.AF$69]" table:style-name="ce521">
            <text:p>163</text:p>
          </table:table-cell>
          <table:table-cell office:value-type="float" office:value="165" table:formula="of:=[.$BB65]+[.AG$69]" table:style-name="ce480">
            <text:p>165</text:p>
          </table:table-cell>
          <table:table-cell office:value-type="float" office:value="168" table:formula="of:=[.$BB65]+[.AH$69]" table:style-name="ce480">
            <text:p>168</text:p>
          </table:table-cell>
          <table:table-cell office:value-type="float" office:value="171" table:formula="of:=[.$BB65]+[.AI$69]" table:style-name="ce480">
            <text:p>171</text:p>
          </table:table-cell>
          <table:table-cell office:value-type="float" office:value="174" table:formula="of:=[.$BB65]+[.AJ$69]" table:style-name="ce480">
            <text:p>174</text:p>
          </table:table-cell>
          <table:table-cell office:value-type="float" office:value="178" table:formula="of:=[.$BB65]+[.AK$69]" table:style-name="ce521">
            <text:p>178</text:p>
          </table:table-cell>
          <table:table-cell office:value-type="float" office:value="182" table:formula="of:=[.$BB65]+[.AL$69]" table:style-name="ce483">
            <text:p>182</text:p>
          </table:table-cell>
          <table:table-cell office:value-type="float" office:value="187" table:formula="of:=[.$BB65]+[.AM$69]" table:style-name="ce483">
            <text:p>187</text:p>
          </table:table-cell>
          <table:table-cell office:value-type="float" office:value="193" table:formula="of:=[.$BB65]+[.AN$69]" table:style-name="ce483">
            <text:p>193</text:p>
          </table:table-cell>
          <table:table-cell office:value-type="float" office:value="200" table:formula="of:=[.$BB65]+[.AO$69]" table:style-name="ce481">
            <text:p>200</text:p>
          </table:table-cell>
          <table:table-cell office:value-type="float" office:value="208" table:formula="of:=[.$BB65]+[.AP$69]" table:style-name="ce528">
            <text:p>208</text:p>
          </table:table-cell>
          <table:table-cell office:value-type="float" office:value="217" table:formula="of:=[.$BB65]+[.AQ$69]" table:style-name="ce481">
            <text:p>217</text:p>
          </table:table-cell>
          <table:table-cell office:value-type="float" office:value="228" table:formula="of:=[.$BB65]+[.AR$69]" table:style-name="ce504">
            <text:p>228</text:p>
          </table:table-cell>
          <table:table-cell office:value-type="float" office:value="240" table:formula="of:=[.$BB65]+[.AS$69]" table:style-name="ce513">
            <text:p>240</text:p>
          </table:table-cell>
          <table:table-cell office:value-type="float" office:value="254" table:formula="of:=[.$BB65]+[.AT$69]" table:style-name="ce513">
            <text:p>254</text:p>
          </table:table-cell>
          <table:table-cell office:value-type="float" office:value="270" table:formula="of:=[.$BB65]+[.AU$69]" table:style-name="ce509">
            <text:p>270</text:p>
          </table:table-cell>
          <table:table-cell office:value-type="float" office:value="288" table:formula="of:=[.$BB65]+[.AV$69]" table:style-name="ce526">
            <text:p>288</text:p>
          </table:table-cell>
          <table:table-cell office:value-type="float" office:value="309" table:formula="of:=[.$BB65]+[.AW$69]" table:style-name="ce526">
            <text:p>309</text:p>
          </table:table-cell>
          <table:table-cell office:value-type="float" office:value="333" table:formula="of:=[.$BB65]+[.AX$69]" table:style-name="ce526">
            <text:p>333</text:p>
          </table:table-cell>
          <table:table-cell office:value-type="float" office:value="361" table:formula="of:=[.$BB65]+[.AY$69]" table:style-name="ce526">
            <text:p>361</text:p>
          </table:table-cell>
          <table:table-cell office:value-type="float" office:value="393" table:formula="of:=[.$BB65]+[.AZ$69]" table:style-name="ce523">
            <text:p>393</text:p>
          </table:table-cell>
          <table:table-cell table:style-name="ce449"/>
          <table:table-cell office:value-type="float" office:value="155" table:formula="of:=[.C27]" table:style-name="ce465">
            <text:p>155</text:p>
          </table:table-cell>
          <table:table-cell table:style-name="ce226"/>
          <table:table-cell table:number-columns-repeated="32" table:style-name="ce5"/>
          <table:table-cell table:number-columns-repeated="16297"/>
        </table:table-row>
        <table:table-row table:style-name="ro1">
          <table:table-cell table:number-columns-repeated="5" table:style-name="ce5"/>
          <table:table-cell table:style-name="ce171"/>
          <table:table-cell table:style-name="ce5"/>
          <table:table-cell table:number-columns-repeated="2" table:style-name="ce2"/>
          <table:table-cell table:number-columns-repeated="12" table:style-name="ce5"/>
          <table:table-cell table:number-columns-repeated="3" table:style-name="ce226"/>
          <table:covered-table-cell/>
          <table:table-cell office:value-type="float" office:value="24" table:style-name="ce181">
            <text:p>24</text:p>
          </table:table-cell>
          <table:table-cell office:value-type="float" office:value="179" table:formula="of:=[.$BB66]+[.AA$69]" table:style-name="ce538">
            <text:p>179</text:p>
          </table:table-cell>
          <table:table-cell office:value-type="float" office:value="180" table:formula="of:=[.$BB66]+[.AB$69]" table:style-name="ce483">
            <text:p>180</text:p>
          </table:table-cell>
          <table:table-cell office:value-type="float" office:value="181" table:formula="of:=[.$BB66]+[.AC$69]" table:style-name="ce483">
            <text:p>181</text:p>
          </table:table-cell>
          <table:table-cell office:value-type="float" office:value="183" table:formula="of:=[.$BB66]+[.AD$69]" table:style-name="ce483">
            <text:p>183</text:p>
          </table:table-cell>
          <table:table-cell office:value-type="float" office:value="185" table:formula="of:=[.$BB66]+[.AE$69]" table:style-name="ce483">
            <text:p>185</text:p>
          </table:table-cell>
          <table:table-cell office:value-type="float" office:value="187" table:formula="of:=[.$BB66]+[.AF$69]" table:style-name="ce525">
            <text:p>187</text:p>
          </table:table-cell>
          <table:table-cell office:value-type="float" office:value="189" table:formula="of:=[.$BB66]+[.AG$69]" table:style-name="ce483">
            <text:p>189</text:p>
          </table:table-cell>
          <table:table-cell office:value-type="float" office:value="192" table:formula="of:=[.$BB66]+[.AH$69]" table:style-name="ce483">
            <text:p>192</text:p>
          </table:table-cell>
          <table:table-cell office:value-type="float" office:value="195" table:formula="of:=[.$BB66]+[.AI$69]" table:style-name="ce483">
            <text:p>195</text:p>
          </table:table-cell>
          <table:table-cell office:value-type="float" office:value="198" table:formula="of:=[.$BB66]+[.AJ$69]" table:style-name="ce483">
            <text:p>198</text:p>
          </table:table-cell>
          <table:table-cell office:value-type="float" office:value="202" table:formula="of:=[.$BB66]+[.AK$69]" table:style-name="ce528">
            <text:p>202</text:p>
          </table:table-cell>
          <table:table-cell office:value-type="float" office:value="206" table:formula="of:=[.$BB66]+[.AL$69]" table:style-name="ce481">
            <text:p>206</text:p>
          </table:table-cell>
          <table:table-cell office:value-type="float" office:value="211" table:formula="of:=[.$BB66]+[.AM$69]" table:style-name="ce481">
            <text:p>211</text:p>
          </table:table-cell>
          <table:table-cell office:value-type="float" office:value="217" table:formula="of:=[.$BB66]+[.AN$69]" table:style-name="ce481">
            <text:p>217</text:p>
          </table:table-cell>
          <table:table-cell office:value-type="float" office:value="224" table:formula="of:=[.$BB66]+[.AO$69]" table:style-name="ce504">
            <text:p>224</text:p>
          </table:table-cell>
          <table:table-cell office:value-type="float" office:value="232" table:formula="of:=[.$BB66]+[.AP$69]" table:style-name="ce482">
            <text:p>232</text:p>
          </table:table-cell>
          <table:table-cell office:value-type="float" office:value="241" table:formula="of:=[.$BB66]+[.AQ$69]" table:style-name="ce513">
            <text:p>241</text:p>
          </table:table-cell>
          <table:table-cell office:value-type="float" office:value="252" table:formula="of:=[.$BB66]+[.AR$69]" table:style-name="ce513">
            <text:p>252</text:p>
          </table:table-cell>
          <table:table-cell office:value-type="float" office:value="264" table:formula="of:=[.$BB66]+[.AS$69]" table:style-name="ce522">
            <text:p>264</text:p>
          </table:table-cell>
          <table:table-cell office:value-type="float" office:value="278" table:formula="of:=[.$BB66]+[.AT$69]" table:style-name="ce522">
            <text:p>278</text:p>
          </table:table-cell>
          <table:table-cell office:value-type="float" office:value="294" table:formula="of:=[.$BB66]+[.AU$69]" table:style-name="ce523">
            <text:p>294</text:p>
          </table:table-cell>
          <table:table-cell office:value-type="float" office:value="312" table:formula="of:=[.$BB66]+[.AV$69]" table:style-name="ce526">
            <text:p>312</text:p>
          </table:table-cell>
          <table:table-cell office:value-type="float" office:value="333" table:formula="of:=[.$BB66]+[.AW$69]" table:style-name="ce526">
            <text:p>333</text:p>
          </table:table-cell>
          <table:table-cell office:value-type="float" office:value="357" table:formula="of:=[.$BB66]+[.AX$69]" table:style-name="ce526">
            <text:p>357</text:p>
          </table:table-cell>
          <table:table-cell office:value-type="float" office:value="385" table:formula="of:=[.$BB66]+[.AY$69]" table:style-name="ce526">
            <text:p>385</text:p>
          </table:table-cell>
          <table:table-cell office:value-type="float" office:value="417" table:formula="of:=[.$BB66]+[.AZ$69]" table:style-name="ce523">
            <text:p>417</text:p>
          </table:table-cell>
          <table:table-cell table:style-name="ce449"/>
          <table:table-cell office:value-type="float" office:value="179" table:formula="of:=[.C28]" table:style-name="ce465">
            <text:p>179</text:p>
          </table:table-cell>
          <table:table-cell table:style-name="ce226"/>
          <table:table-cell table:number-columns-repeated="32" table:style-name="ce5"/>
          <table:table-cell table:number-columns-repeated="16297"/>
        </table:table-row>
        <table:table-row table:style-name="ro1">
          <table:table-cell table:number-columns-repeated="5" table:style-name="ce5"/>
          <table:table-cell table:style-name="ce171"/>
          <table:table-cell table:style-name="ce5"/>
          <table:table-cell table:number-columns-repeated="2" table:style-name="ce2"/>
          <table:table-cell table:number-columns-repeated="9" table:style-name="ce5"/>
          <table:table-cell table:number-columns-repeated="3" table:style-name="ce539"/>
          <table:table-cell table:number-columns-repeated="3" table:style-name="ce226"/>
          <table:covered-table-cell/>
          <table:table-cell office:value-type="float" office:value="25" table:style-name="ce181">
            <text:p>25</text:p>
          </table:table-cell>
          <table:table-cell office:value-type="float" office:value="207" table:formula="of:=[.$BB67]+[.AA$69]" table:style-name="ce540">
            <text:p>207</text:p>
          </table:table-cell>
          <table:table-cell office:value-type="float" office:value="208" table:formula="of:=[.$BB67]+[.AB$69]" table:style-name="ce501">
            <text:p>208</text:p>
          </table:table-cell>
          <table:table-cell office:value-type="float" office:value="209" table:formula="of:=[.$BB67]+[.AC$69]" table:style-name="ce501">
            <text:p>209</text:p>
          </table:table-cell>
          <table:table-cell office:value-type="float" office:value="211" table:formula="of:=[.$BB67]+[.AD$69]" table:style-name="ce501">
            <text:p>211</text:p>
          </table:table-cell>
          <table:table-cell office:value-type="float" office:value="213" table:formula="of:=[.$BB67]+[.AE$69]" table:style-name="ce501">
            <text:p>213</text:p>
          </table:table-cell>
          <table:table-cell office:value-type="float" office:value="215" table:formula="of:=[.$BB67]+[.AF$69]" table:style-name="ce532">
            <text:p>215</text:p>
          </table:table-cell>
          <table:table-cell office:value-type="float" office:value="217" table:formula="of:=[.$BB67]+[.AG$69]" table:style-name="ce501">
            <text:p>217</text:p>
          </table:table-cell>
          <table:table-cell office:value-type="float" office:value="220" table:formula="of:=[.$BB67]+[.AH$69]" table:style-name="ce507">
            <text:p>220</text:p>
          </table:table-cell>
          <table:table-cell office:value-type="float" office:value="223" table:formula="of:=[.$BB67]+[.AI$69]" table:style-name="ce507">
            <text:p>223</text:p>
          </table:table-cell>
          <table:table-cell office:value-type="float" office:value="226" table:formula="of:=[.$BB67]+[.AJ$69]" table:style-name="ce507">
            <text:p>226</text:p>
          </table:table-cell>
          <table:table-cell office:value-type="float" office:value="230" table:formula="of:=[.$BB67]+[.AK$69]" table:style-name="ce541">
            <text:p>230</text:p>
          </table:table-cell>
          <table:table-cell office:value-type="float" office:value="234" table:formula="of:=[.$BB67]+[.AL$69]" table:style-name="ce507">
            <text:p>234</text:p>
          </table:table-cell>
          <table:table-cell office:value-type="float" office:value="239" table:formula="of:=[.$BB67]+[.AM$69]" table:style-name="ce507">
            <text:p>239</text:p>
          </table:table-cell>
          <table:table-cell office:value-type="float" office:value="245" table:formula="of:=[.$BB67]+[.AN$69]" table:style-name="ce518">
            <text:p>245</text:p>
          </table:table-cell>
          <table:table-cell office:value-type="float" office:value="252" table:formula="of:=[.$BB67]+[.AO$69]" table:style-name="ce518">
            <text:p>252</text:p>
          </table:table-cell>
          <table:table-cell office:value-type="float" office:value="260" table:formula="of:=[.$BB67]+[.AP$69]" table:style-name="ce542">
            <text:p>260</text:p>
          </table:table-cell>
          <table:table-cell office:value-type="float" office:value="269" table:formula="of:=[.$BB67]+[.AQ$69]" table:style-name="ce533">
            <text:p>269</text:p>
          </table:table-cell>
          <table:table-cell office:value-type="float" office:value="280" table:formula="of:=[.$BB67]+[.AR$69]" table:style-name="ce534">
            <text:p>280</text:p>
          </table:table-cell>
          <table:table-cell office:value-type="float" office:value="292" table:formula="of:=[.$BB67]+[.AS$69]" table:style-name="ce534">
            <text:p>292</text:p>
          </table:table-cell>
          <table:table-cell office:value-type="float" office:value="306" table:formula="of:=[.$BB67]+[.AT$69]" table:style-name="ce534">
            <text:p>306</text:p>
          </table:table-cell>
          <table:table-cell office:value-type="float" office:value="322" table:formula="of:=[.$BB67]+[.AU$69]" table:style-name="ce519">
            <text:p>322</text:p>
          </table:table-cell>
          <table:table-cell office:value-type="float" office:value="340" table:formula="of:=[.$BB67]+[.AV$69]" table:style-name="ce534">
            <text:p>340</text:p>
          </table:table-cell>
          <table:table-cell office:value-type="float" office:value="361" table:formula="of:=[.$BB67]+[.AW$69]" table:style-name="ce534">
            <text:p>361</text:p>
          </table:table-cell>
          <table:table-cell office:value-type="float" office:value="385" table:formula="of:=[.$BB67]+[.AX$69]" table:style-name="ce534">
            <text:p>385</text:p>
          </table:table-cell>
          <table:table-cell office:value-type="float" office:value="413" table:formula="of:=[.$BB67]+[.AY$69]" table:style-name="ce534">
            <text:p>413</text:p>
          </table:table-cell>
          <table:table-cell office:value-type="float" office:value="445" table:formula="of:=[.$BB67]+[.AZ$69]" table:style-name="ce519">
            <text:p>445</text:p>
          </table:table-cell>
          <table:table-cell table:style-name="ce449"/>
          <table:table-cell office:value-type="float" office:value="207" table:formula="of:=[.C29]" table:style-name="ce465">
            <text:p>207</text:p>
          </table:table-cell>
          <table:table-cell table:style-name="ce226"/>
          <table:table-cell table:number-columns-repeated="32" table:style-name="ce5"/>
          <table:table-cell table:number-columns-repeated="16297"/>
        </table:table-row>
        <table:table-row table:style-name="ro1">
          <table:table-cell table:number-columns-repeated="14" table:style-name="ce543"/>
          <table:table-cell table:number-columns-repeated="4" table:style-name="ce5"/>
          <table:table-cell table:number-columns-repeated="3" table:style-name="ce539"/>
          <table:table-cell table:style-name="ce231"/>
          <table:table-cell table:number-columns-repeated="3" table:style-name="ce226"/>
          <table:table-cell table:style-name="ce544"/>
          <table:table-cell table:style-name="ce449"/>
          <table:table-cell table:number-columns-repeated="25" table:style-name="ce544"/>
          <table:table-cell table:number-columns-repeated="2" table:style-name="ce449"/>
          <table:table-cell table:style-name="ce226"/>
          <table:table-cell table:number-columns-repeated="32" table:style-name="ce5"/>
          <table:table-cell table:number-columns-repeated="16297"/>
        </table:table-row>
        <table:table-row table:style-name="ro1">
          <table:table-cell table:number-columns-repeated="14" table:style-name="ce543"/>
          <table:table-cell table:number-columns-repeated="4" table:style-name="ce5"/>
          <table:table-cell table:number-columns-repeated="3" table:style-name="ce539"/>
          <table:table-cell table:style-name="ce231"/>
          <table:table-cell table:number-columns-repeated="3" table:style-name="ce226"/>
          <table:table-cell table:style-name="ce544"/>
          <table:table-cell office:value-type="float" office:value="0" table:formula="of:=TRANSPOSE([.I4:.I29])" table:number-matrix-columns-spanned="26" table:number-matrix-rows-spanned="1" table:style-name="ce545">
            <text:p>0</text:p>
          </table:table-cell>
          <table:table-cell office:value-type="float" office:value="1" table:style-name="ce545">
            <text:p>1</text:p>
          </table:table-cell>
          <table:table-cell office:value-type="float" office:value="2" table:style-name="ce545">
            <text:p>2</text:p>
          </table:table-cell>
          <table:table-cell office:value-type="float" office:value="4" table:style-name="ce545">
            <text:p>4</text:p>
          </table:table-cell>
          <table:table-cell office:value-type="float" office:value="6" table:style-name="ce545">
            <text:p>6</text:p>
          </table:table-cell>
          <table:table-cell office:value-type="float" office:value="8" table:style-name="ce545">
            <text:p>8</text:p>
          </table:table-cell>
          <table:table-cell office:value-type="float" office:value="10" table:style-name="ce545">
            <text:p>10</text:p>
          </table:table-cell>
          <table:table-cell office:value-type="float" office:value="13" table:style-name="ce545">
            <text:p>13</text:p>
          </table:table-cell>
          <table:table-cell office:value-type="float" office:value="16" table:style-name="ce545">
            <text:p>16</text:p>
          </table:table-cell>
          <table:table-cell office:value-type="float" office:value="19" table:style-name="ce545">
            <text:p>19</text:p>
          </table:table-cell>
          <table:table-cell office:value-type="float" office:value="23" table:style-name="ce545">
            <text:p>23</text:p>
          </table:table-cell>
          <table:table-cell office:value-type="float" office:value="27" table:style-name="ce545">
            <text:p>27</text:p>
          </table:table-cell>
          <table:table-cell office:value-type="float" office:value="32" table:style-name="ce545">
            <text:p>32</text:p>
          </table:table-cell>
          <table:table-cell office:value-type="float" office:value="38" table:style-name="ce545">
            <text:p>38</text:p>
          </table:table-cell>
          <table:table-cell office:value-type="float" office:value="45" table:style-name="ce545">
            <text:p>45</text:p>
          </table:table-cell>
          <table:table-cell office:value-type="float" office:value="53" table:style-name="ce545">
            <text:p>53</text:p>
          </table:table-cell>
          <table:table-cell office:value-type="float" office:value="62" table:style-name="ce545">
            <text:p>62</text:p>
          </table:table-cell>
          <table:table-cell office:value-type="float" office:value="73" table:style-name="ce545">
            <text:p>73</text:p>
          </table:table-cell>
          <table:table-cell office:value-type="float" office:value="85" table:style-name="ce545">
            <text:p>85</text:p>
          </table:table-cell>
          <table:table-cell office:value-type="float" office:value="99" table:style-name="ce545">
            <text:p>99</text:p>
          </table:table-cell>
          <table:table-cell office:value-type="float" office:value="115" table:style-name="ce545">
            <text:p>115</text:p>
          </table:table-cell>
          <table:table-cell office:value-type="float" office:value="133" table:style-name="ce545">
            <text:p>133</text:p>
          </table:table-cell>
          <table:table-cell office:value-type="float" office:value="154" table:style-name="ce545">
            <text:p>154</text:p>
          </table:table-cell>
          <table:table-cell office:value-type="float" office:value="178" table:style-name="ce545">
            <text:p>178</text:p>
          </table:table-cell>
          <table:table-cell office:value-type="float" office:value="206" table:style-name="ce545">
            <text:p>206</text:p>
          </table:table-cell>
          <table:table-cell office:value-type="float" office:value="238" table:style-name="ce545">
            <text:p>238</text:p>
          </table:table-cell>
          <table:table-cell table:number-columns-repeated="2" table:style-name="ce449"/>
          <table:table-cell table:style-name="ce226"/>
          <table:table-cell table:number-columns-repeated="32" table:style-name="ce5"/>
          <table:table-cell table:number-columns-repeated="16297"/>
        </table:table-row>
        <table:table-row table:number-rows-repeated="2" table:style-name="ro3">
          <table:table-cell table:number-columns-repeated="14" table:style-name="ce543"/>
          <table:table-cell table:number-columns-repeated="4" table:style-name="ce5"/>
          <table:table-cell table:number-columns-repeated="4" table:style-name="ce539"/>
          <table:table-cell table:number-columns-repeated="22" table:style-name="ce5"/>
          <table:table-cell table:style-name="ce445"/>
          <table:table-cell table:number-columns-repeated="42" table:style-name="ce5"/>
          <table:table-cell table:number-columns-repeated="16297"/>
        </table:table-row>
        <table:table-row table:number-rows-repeated="1048505" table:style-name="ro2">
          <table:table-cell table:number-columns-repeated="16384"/>
        </table:table-row>
      </table:table>
      <table:table table:name="Average_Manni_Mana_regen_amount" table:style-name="ta2">
        <table:table-column table:style-name="co25" table:default-cell-style-name="ce1"/>
        <table:table-column table:style-name="co26" table:default-cell-style-name="ce1"/>
        <table:table-column table:style-name="co23"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1" table:default-cell-style-name="ce1"/>
        <table:table-column table:style-name="co33" table:default-cell-style-name="ce1"/>
        <table:table-column table:style-name="co34" table:default-cell-style-name="ce1"/>
        <table:table-column table:style-name="co33" table:default-cell-style-name="ce1"/>
        <table:table-column table:style-name="co24" table:default-cell-style-name="ce1"/>
        <table:table-column table:style-name="co19" table:number-columns-repeated="2" table:default-cell-style-name="ce1"/>
        <table:table-column table:style-name="co35" table:number-columns-repeated="13" table:default-cell-style-name="ce1"/>
        <table:table-column table:style-name="co36" table:default-cell-style-name="ce1"/>
        <table:table-column table:style-name="co37" table:default-cell-style-name="ce1"/>
        <table:table-column table:style-name="co1" table:number-columns-repeated="993" table:default-cell-style-name="ce1"/>
        <table:table-column table:style-name="co2" table:number-columns-repeated="15360" table:default-cell-style-name="ce1"/>
        <table:table-row table:style-name="ro10">
          <table:table-cell office:value-type="string" table:style-name="ce446">
            <text:p>Manni chance on aura</text:p>
          </table:table-cell>
          <table:table-cell table:style-name="ce2"/>
          <table:table-cell office:value-type="string" table:style-name="ce559">
            <text:p>Level</text:p>
          </table:table-cell>
          <table:table-cell office:value-type="string" table:style-name="ce189">
            <text:p>SP cost</text:p>
          </table:table-cell>
          <table:table-cell office:value-type="string" table:style-name="ce190">
            <text:p>Cumulative SP cost</text:p>
          </table:table-cell>
          <table:table-cell office:value-type="string" table:style-name="ce192">
            <text:p>Effect</text:p>
          </table:table-cell>
          <table:table-cell office:value-type="string" table:style-name="ce560">
            <text:p>Manni Ambush Mult.</text:p>
          </table:table-cell>
          <table:table-cell table:style-name="ce2"/>
          <table:table-cell office:value-type="string" table:style-name="ce195">
            <text:p>Level</text:p>
          </table:table-cell>
          <table:table-cell office:value-type="string" table:style-name="ce196">
            <text:p>Mana Replenish</text:p>
          </table:table-cell>
          <table:table-cell office:value-type="string" table:style-name="ce197">
            <text:p>Manni cum. SP</text:p>
          </table:table-cell>
          <table:table-cell office:value-type="string" table:style-name="ce198">
            <text:p>Manni SP/lvl</text:p>
          </table:table-cell>
          <table:table-cell office:value-type="string" table:style-name="ce200">
            <text:p>Manni multiplier</text:p>
          </table:table-cell>
          <table:table-cell table:style-name="ce2"/>
          <table:table-cell office:value-type="string" table:number-columns-spanned="10" table:number-rows-spanned="1" table:style-name="ce666">
            <text:p>Average Mana per Manni Mana Titan</text:p>
          </table:table-cell>
          <table:covered-table-cell table:number-columns-repeated="9"/>
          <table:table-cell table:number-columns-repeated="4" table:style-name="ce5"/>
          <table:table-cell table:style-name="ce2"/>
          <table:table-cell table:number-columns-repeated="2" table:style-name="ce561"/>
          <table:table-cell table:number-columns-repeated="16353"/>
        </table:table-row>
        <table:table-row table:style-name="ro4">
          <table:table-cell office:value-type="string" table:style-name="ce446">
            <text:p>(check in-game stats)</text:p>
          </table:table-cell>
          <table:table-cell table:style-name="ce2"/>
          <table:table-cell office:value-type="float" office:value="0" table:style-name="ce562">
            <text:p>0</text:p>
          </table:table-cell>
          <table:table-cell office:value-type="float" office:value="0" table:style-name="ce201">
            <text:p>0</text:p>
          </table:table-cell>
          <table:table-cell office:value-type="float" office:value="0" table:style-name="ce563">
            <text:p>0</text:p>
          </table:table-cell>
          <table:table-cell office:value-type="float" office:value="0" table:style-name="ce564">
            <text:p>0</text:p>
          </table:table-cell>
          <table:table-cell office:value-type="float" office:value="1.34815" table:formula="of:=(6+[.F2])/2*([.$A$7])/4+1" table:style-name="ce565">
            <text:p>1,3482</text:p>
          </table:table-cell>
          <table:table-cell table:style-name="ce2"/>
          <table:table-cell office:value-type="float" office:value="0" table:style-name="ce210">
            <text:p>0</text:p>
          </table:table-cell>
          <table:table-cell office:value-type="float" office:value="4" table:style-name="ce211">
            <text:p>4</text:p>
          </table:table-cell>
          <table:table-cell office:value-type="float" office:value="0" table:style-name="ce212">
            <text:p>0</text:p>
          </table:table-cell>
          <table:table-cell office:value-type="float" office:value="0" table:style-name="ce566">
            <text:p>0</text:p>
          </table:table-cell>
          <table:table-cell office:value-type="float" office:value="2.001644352" table:formula="of:=[.J2]*[.$A$3]*(1-[.$A$19])*IF([.$F$15];(1-[.$A$15])*IF([.$F$16];1;(1-[.$A$11]))*IF([.$F$17];1;(1-[.$A$23]));1)" table:style-name="ce567">
            <text:p>2,0016</text:p>
          </table:table-cell>
          <table:table-cell table:style-name="ce2"/>
          <table:table-cell table:number-columns-repeated="14" table:style-name="ce5"/>
          <table:table-cell table:style-name="ce2"/>
          <table:table-cell table:number-columns-repeated="2" table:style-name="ce561"/>
          <table:table-cell table:number-columns-repeated="16353"/>
        </table:table-row>
        <table:table-row table:style-name="ro4">
          <table:table-cell office:value-type="percentage" office:value="0.53280000000000005" table:style-name="ce568">
            <text:p>53,28%</text:p>
          </table:table-cell>
          <table:table-cell table:style-name="ce569"/>
          <table:table-cell office:value-type="float" office:value="1" table:style-name="ce562">
            <text:p>1</text:p>
          </table:table-cell>
          <table:table-cell office:value-type="float" office:value="2" table:style-name="ce201">
            <text:p>2</text:p>
          </table:table-cell>
          <table:table-cell office:value-type="float" office:value="2" table:style-name="ce563">
            <text:p>2</text:p>
          </table:table-cell>
          <table:table-cell office:value-type="float" office:value="1" table:style-name="ce564">
            <text:p>1</text:p>
          </table:table-cell>
          <table:table-cell office:value-type="float" office:value="1.406175" table:formula="of:=(6+[.F3])/2*([.$A$7])/4+1" table:style-name="ce565">
            <text:p>1,4062</text:p>
          </table:table-cell>
          <table:table-cell table:style-name="ce2"/>
          <table:table-cell office:value-type="float" office:value="1" table:style-name="ce210">
            <text:p>1</text:p>
          </table:table-cell>
          <table:table-cell office:value-type="float" office:value="6" table:style-name="ce211">
            <text:p>6</text:p>
          </table:table-cell>
          <table:table-cell office:value-type="float" office:value="2" table:style-name="ce212">
            <text:p>2</text:p>
          </table:table-cell>
          <table:table-cell office:value-type="float" office:value="2" table:style-name="ce566">
            <text:p>2</text:p>
          </table:table-cell>
          <table:table-cell office:value-type="float" office:value="3.0024665280000002" table:formula="of:=[.J3]*[.$A$3]*(1-[.$A$19])*IF([.$F$15];(1-[.$A$15])*IF([.$F$16];1;(1-[.$A$11]))*IF([.$F$17];1;(1-[.$A$23]));1)" table:style-name="ce567">
            <text:p>3,0025</text:p>
          </table:table-cell>
          <table:table-cell table:style-name="ce2"/>
          <table:table-cell table:number-columns-repeated="2" table:style-name="ce570"/>
          <table:table-cell office:value-type="string" table:number-columns-spanned="11" table:number-rows-spanned="1" table:style-name="ce667">
            <text:p>Ambush Level</text:p>
          </table:table-cell>
          <table:covered-table-cell table:number-columns-repeated="10"/>
          <table:table-cell table:style-name="ce571"/>
          <table:table-cell table:style-name="ce2"/>
          <table:table-cell table:number-columns-repeated="2" table:style-name="ce571"/>
          <table:table-cell table:number-columns-repeated="16353"/>
        </table:table-row>
        <table:table-row table:style-name="ro4">
          <table:table-cell table:number-columns-repeated="2" table:style-name="ce2"/>
          <table:table-cell office:value-type="float" office:value="2" table:style-name="ce562">
            <text:p>2</text:p>
          </table:table-cell>
          <table:table-cell office:value-type="float" office:value="2" table:style-name="ce201">
            <text:p>2</text:p>
          </table:table-cell>
          <table:table-cell office:value-type="float" office:value="4" table:style-name="ce563">
            <text:p>4</text:p>
          </table:table-cell>
          <table:table-cell office:value-type="float" office:value="2" table:style-name="ce564">
            <text:p>2</text:p>
          </table:table-cell>
          <table:table-cell office:value-type="float" office:value="1.4641999999999999" table:formula="of:=(6+[.F4])/2*([.$A$7])/4+1" table:style-name="ce565">
            <text:p>1,4642</text:p>
          </table:table-cell>
          <table:table-cell table:style-name="ce2"/>
          <table:table-cell office:value-type="float" office:value="2" table:style-name="ce210">
            <text:p>2</text:p>
          </table:table-cell>
          <table:table-cell office:value-type="float" office:value="8" table:style-name="ce211">
            <text:p>8</text:p>
          </table:table-cell>
          <table:table-cell office:value-type="float" office:value="4" table:style-name="ce212">
            <text:p>4</text:p>
          </table:table-cell>
          <table:table-cell office:value-type="float" office:value="2" table:style-name="ce566">
            <text:p>2</text:p>
          </table:table-cell>
          <table:table-cell office:value-type="float" office:value="4.003288704" table:formula="of:=[.J4]*[.$A$3]*(1-[.$A$19])*IF([.$F$15];(1-[.$A$15])*IF([.$F$16];1;(1-[.$A$11]))*IF([.$F$17];1;(1-[.$A$23]));1)" table:style-name="ce567">
            <text:p>4,0033</text:p>
          </table:table-cell>
          <table:table-cell table:style-name="ce2"/>
          <table:table-cell table:style-name="ce572"/>
          <table:table-cell table:style-name="ce573"/>
          <table:table-cell office:value-type="float" office:value="0" table:style-name="ce574">
            <text:p>0</text:p>
          </table:table-cell>
          <table:table-cell office:value-type="float" office:value="1" table:style-name="ce574">
            <text:p>1</text:p>
          </table:table-cell>
          <table:table-cell office:value-type="float" office:value="2" table:style-name="ce574">
            <text:p>2</text:p>
          </table:table-cell>
          <table:table-cell office:value-type="float" office:value="3" table:style-name="ce574">
            <text:p>3</text:p>
          </table:table-cell>
          <table:table-cell office:value-type="float" office:value="4" table:style-name="ce574">
            <text:p>4</text:p>
          </table:table-cell>
          <table:table-cell office:value-type="float" office:value="5" table:style-name="ce574">
            <text:p>5</text:p>
          </table:table-cell>
          <table:table-cell office:value-type="float" office:value="6" table:style-name="ce574">
            <text:p>6</text:p>
          </table:table-cell>
          <table:table-cell office:value-type="float" office:value="7" table:style-name="ce574">
            <text:p>7</text:p>
          </table:table-cell>
          <table:table-cell office:value-type="float" office:value="8" table:style-name="ce574">
            <text:p>8</text:p>
          </table:table-cell>
          <table:table-cell office:value-type="float" office:value="9" table:formula="of:=[.Y4]+1" table:style-name="ce574">
            <text:p>9</text:p>
          </table:table-cell>
          <table:table-cell office:value-type="float" office:value="10" table:formula="of:=[.Z4]+1" table:style-name="ce574">
            <text:p>10</text:p>
          </table:table-cell>
          <table:table-cell table:style-name="ce575"/>
          <table:table-cell table:style-name="ce2"/>
          <table:table-cell office:value-type="string" table:style-name="ce576">
            <text:p>Tot. SP</text:p>
          </table:table-cell>
          <table:table-cell table:style-name="ce574"/>
          <table:table-cell table:number-columns-repeated="16353"/>
        </table:table-row>
        <table:table-row table:style-name="ro4">
          <table:table-cell office:value-type="string" table:style-name="ce577">
            <text:p>Multispawn Chance</text:p>
          </table:table-cell>
          <table:table-cell table:style-name="ce2"/>
          <table:table-cell office:value-type="float" office:value="3" table:style-name="ce562">
            <text:p>3</text:p>
          </table:table-cell>
          <table:table-cell office:value-type="float" office:value="3" table:style-name="ce201">
            <text:p>3</text:p>
          </table:table-cell>
          <table:table-cell office:value-type="float" office:value="7" table:style-name="ce563">
            <text:p>7</text:p>
          </table:table-cell>
          <table:table-cell office:value-type="float" office:value="4" table:style-name="ce564">
            <text:p>4</text:p>
          </table:table-cell>
          <table:table-cell office:value-type="float" office:value="1.5802499999999999" table:formula="of:=(6+[.F5])/2*([.$A$7])/4+1" table:style-name="ce565">
            <text:p>1,5803</text:p>
          </table:table-cell>
          <table:table-cell table:style-name="ce2"/>
          <table:table-cell office:value-type="float" office:value="3" table:style-name="ce210">
            <text:p>3</text:p>
          </table:table-cell>
          <table:table-cell office:value-type="float" office:value="10" table:style-name="ce211">
            <text:p>10</text:p>
          </table:table-cell>
          <table:table-cell office:value-type="float" office:value="7" table:style-name="ce212">
            <text:p>7</text:p>
          </table:table-cell>
          <table:table-cell office:value-type="float" office:value="3" table:style-name="ce566">
            <text:p>3</text:p>
          </table:table-cell>
          <table:table-cell office:value-type="float" office:value="5.0041108799999998" table:formula="of:=[.J5]*[.$A$3]*(1-[.$A$19])*IF([.$F$15];(1-[.$A$15])*IF([.$F$16];1;(1-[.$A$11]))*IF([.$F$17];1;(1-[.$A$23]));1)" table:style-name="ce567">
            <text:p>5,0041</text:p>
          </table:table-cell>
          <table:table-cell table:style-name="ce2"/>
          <table:table-cell office:value-type="string" table:number-columns-spanned="1" table:number-rows-spanned="16" table:style-name="ce668">
            <text:p>Manni Level</text:p>
          </table:table-cell>
          <table:table-cell office:value-type="float" office:value="0" table:style-name="ce578">
            <text:p>0</text:p>
          </table:table-cell>
          <table:table-cell office:value-type="float" office:value="2.6985168331487999" table:formula="of:=[.Q$23]*[.$M2]" table:style-name="ce579">
            <text:p>2,699</text:p>
          </table:table-cell>
          <table:table-cell office:value-type="float" office:value="2.8146622466736" table:formula="of:=[.R$23]*[.$M2]" table:style-name="ce580">
            <text:p>2,815</text:p>
          </table:table-cell>
          <table:table-cell office:value-type="float" office:value="2.9308076601984001" table:formula="of:=[.S$23]*[.$M2]" table:style-name="ce580">
            <text:p>2,931</text:p>
          </table:table-cell>
          <table:table-cell office:value-type="float" office:value="3.1630984872479999" table:formula="of:=[.T$23]*[.$M2]" table:style-name="ce580">
            <text:p>3,163</text:p>
          </table:table-cell>
          <table:table-cell office:value-type="float" office:value="3.3953893142975997" table:formula="of:=[.U$23]*[.$M2]" table:style-name="ce581">
            <text:p>3,395</text:p>
          </table:table-cell>
          <table:table-cell office:value-type="float" office:value="3.6276801413472" table:formula="of:=[.V$23]*[.$M2]" table:style-name="ce582">
            <text:p>3,628</text:p>
          </table:table-cell>
          <table:table-cell office:value-type="float" office:value="3.8599709683967998" table:formula="of:=[.W$23]*[.$M2]" table:style-name="ce581">
            <text:p>3,860</text:p>
          </table:table-cell>
          <table:table-cell office:value-type="float" office:value="4.0922617954464009" table:formula="of:=[.X$23]*[.$M2]" table:style-name="ce583">
            <text:p>4,092</text:p>
          </table:table-cell>
          <table:table-cell office:value-type="float" office:value="4.3245526224959994" table:formula="of:=[.Y$23]*[.$M2]" table:style-name="ce583">
            <text:p>4,325</text:p>
          </table:table-cell>
          <table:table-cell office:value-type="float" office:value="4.5568434495456005" table:formula="of:=[.Z$23]*[.$M2]" table:style-name="ce584">
            <text:p>4,557</text:p>
          </table:table-cell>
          <table:table-cell office:value-type="float" office:value="5.021425103644801" table:formula="of:=[.AA$23]*[.$M2]" table:style-name="ce585">
            <text:p>5,021</text:p>
          </table:table-cell>
          <table:table-cell table:style-name="ce586"/>
          <table:table-cell office:value-type="float" office:value="0" table:formula="of:=[.K2]" table:style-name="ce586">
            <text:p>0</text:p>
          </table:table-cell>
          <table:table-cell office:value-type="string" table:style-name="ce587">
            <text:p>0-9</text:p>
          </table:table-cell>
          <table:table-cell table:style-name="ce588"/>
          <table:table-cell table:number-columns-repeated="16353"/>
        </table:table-row>
        <table:table-row table:style-name="ro4">
          <table:table-cell office:value-type="string" table:style-name="ce446">
            <text:p>(check in-game stats)</text:p>
          </table:table-cell>
          <table:table-cell table:style-name="ce2"/>
          <table:table-cell office:value-type="float" office:value="4" table:style-name="ce562">
            <text:p>4</text:p>
          </table:table-cell>
          <table:table-cell office:value-type="float" office:value="3" table:style-name="ce201">
            <text:p>3</text:p>
          </table:table-cell>
          <table:table-cell office:value-type="float" office:value="10" table:style-name="ce563">
            <text:p>10</text:p>
          </table:table-cell>
          <table:table-cell office:value-type="float" office:value="6" table:style-name="ce564">
            <text:p>6</text:p>
          </table:table-cell>
          <table:table-cell office:value-type="float" office:value="1.6962999999999999" table:formula="of:=(6+[.F6])/2*([.$A$7])/4+1" table:style-name="ce565">
            <text:p>1,6963</text:p>
          </table:table-cell>
          <table:table-cell table:style-name="ce2"/>
          <table:table-cell office:value-type="float" office:value="4" table:style-name="ce210">
            <text:p>4</text:p>
          </table:table-cell>
          <table:table-cell office:value-type="float" office:value="13" table:style-name="ce211">
            <text:p>13</text:p>
          </table:table-cell>
          <table:table-cell office:value-type="float" office:value="11" table:style-name="ce212">
            <text:p>11</text:p>
          </table:table-cell>
          <table:table-cell office:value-type="float" office:value="4" table:style-name="ce566">
            <text:p>4</text:p>
          </table:table-cell>
          <table:table-cell office:value-type="float" office:value="6.5053441440000013" table:formula="of:=[.J6]*[.$A$3]*(1-[.$A$19])*IF([.$F$15];(1-[.$A$15])*IF([.$F$16];1;(1-[.$A$11]))*IF([.$F$17];1;(1-[.$A$23]));1)" table:style-name="ce567">
            <text:p>6,5053</text:p>
          </table:table-cell>
          <table:table-cell table:style-name="ce2"/>
          <table:covered-table-cell/>
          <table:table-cell office:value-type="float" office:value="1" table:style-name="ce570">
            <text:p>1</text:p>
          </table:table-cell>
          <table:table-cell office:value-type="float" office:value="4.0477752497232" table:formula="of:=[.Q$23]*[.$M3]" table:style-name="ce589">
            <text:p>4,048</text:p>
          </table:table-cell>
          <table:table-cell office:value-type="float" office:value="4.2219933700104004" table:formula="of:=[.R$23]*[.$M3]" table:style-name="ce590">
            <text:p>4,222</text:p>
          </table:table-cell>
          <table:table-cell office:value-type="float" office:value="4.3962114902975999" table:formula="of:=[.S$23]*[.$M3]" table:style-name="ce590">
            <text:p>4,396</text:p>
          </table:table-cell>
          <table:table-cell office:value-type="float" office:value="4.7446477308719999" table:formula="of:=[.T$23]*[.$M3]" table:style-name="ce590">
            <text:p>4,745</text:p>
          </table:table-cell>
          <table:table-cell office:value-type="float" office:value="5.0930839714463998" table:formula="of:=[.U$23]*[.$M3]" table:style-name="ce591">
            <text:p>5,093</text:p>
          </table:table-cell>
          <table:table-cell office:value-type="float" office:value="5.4415202120207997" table:formula="of:=[.V$23]*[.$M3]" table:style-name="ce592">
            <text:p>5,442</text:p>
          </table:table-cell>
          <table:table-cell office:value-type="float" office:value="5.7899564525952005" table:formula="of:=[.W$23]*[.$M3]" table:style-name="ce591">
            <text:p>5,790</text:p>
          </table:table-cell>
          <table:table-cell office:value-type="float" office:value="6.1383926931696013" table:formula="of:=[.X$23]*[.$M3]" table:style-name="ce593">
            <text:p>6,138</text:p>
          </table:table-cell>
          <table:table-cell office:value-type="float" office:value="6.4868289337440004" table:formula="of:=[.Y$23]*[.$M3]" table:style-name="ce593">
            <text:p>6,487</text:p>
          </table:table-cell>
          <table:table-cell office:value-type="float" office:value="6.8352651743184012" table:formula="of:=[.Z$23]*[.$M3]" table:style-name="ce594">
            <text:p>6,835</text:p>
          </table:table-cell>
          <table:table-cell office:value-type="float" office:value="7.532137655467201" table:formula="of:=[.AA$23]*[.$M3]" table:style-name="ce595">
            <text:p>7,532</text:p>
          </table:table-cell>
          <table:table-cell table:style-name="ce586"/>
          <table:table-cell office:value-type="float" office:value="2" table:formula="of:=[.K3]" table:style-name="ce586">
            <text:p>2</text:p>
          </table:table-cell>
          <table:table-cell office:value-type="string" table:style-name="ce596">
            <text:p>10-19</text:p>
          </table:table-cell>
          <table:table-cell table:style-name="ce597"/>
          <table:table-cell table:number-columns-repeated="16353"/>
        </table:table-row>
        <table:table-row table:style-name="ro4">
          <table:table-cell office:value-type="percentage" office:value="0.4642" table:style-name="ce598">
            <text:p>46,42%</text:p>
          </table:table-cell>
          <table:table-cell table:style-name="ce569"/>
          <table:table-cell office:value-type="float" office:value="5" table:style-name="ce562">
            <text:p>5</text:p>
          </table:table-cell>
          <table:table-cell office:value-type="float" office:value="3" table:style-name="ce201">
            <text:p>3</text:p>
          </table:table-cell>
          <table:table-cell office:value-type="float" office:value="13" table:style-name="ce563">
            <text:p>13</text:p>
          </table:table-cell>
          <table:table-cell office:value-type="float" office:value="8" table:style-name="ce564">
            <text:p>8</text:p>
          </table:table-cell>
          <table:table-cell office:value-type="float" office:value="1.8123499999999999" table:formula="of:=(6+[.F7])/2*([.$A$7])/4+1" table:style-name="ce565">
            <text:p>1,8124</text:p>
          </table:table-cell>
          <table:table-cell table:style-name="ce2"/>
          <table:table-cell office:value-type="float" office:value="5" table:style-name="ce210">
            <text:p>5</text:p>
          </table:table-cell>
          <table:table-cell office:value-type="float" office:value="16" table:style-name="ce211">
            <text:p>16</text:p>
          </table:table-cell>
          <table:table-cell office:value-type="float" office:value="16" table:style-name="ce212">
            <text:p>16</text:p>
          </table:table-cell>
          <table:table-cell office:value-type="float" office:value="5" table:style-name="ce566">
            <text:p>5</text:p>
          </table:table-cell>
          <table:table-cell office:value-type="float" office:value="8.0065774080000001" table:formula="of:=[.J7]*[.$A$3]*(1-[.$A$19])*IF([.$F$15];(1-[.$A$15])*IF([.$F$16];1;(1-[.$A$11]))*IF([.$F$17];1;(1-[.$A$23]));1)" table:style-name="ce567">
            <text:p>8,0066</text:p>
          </table:table-cell>
          <table:table-cell table:style-name="ce2"/>
          <table:covered-table-cell/>
          <table:table-cell office:value-type="float" office:value="2" table:formula="of:=[.P6]+1" table:style-name="ce570">
            <text:p>2</text:p>
          </table:table-cell>
          <table:table-cell office:value-type="float" office:value="5.3970336662975997" table:formula="of:=[.Q$23]*[.$M4]" table:style-name="ce589">
            <text:p>5,397</text:p>
          </table:table-cell>
          <table:table-cell office:value-type="float" office:value="5.6293244933472" table:formula="of:=[.R$23]*[.$M4]" table:style-name="ce590">
            <text:p>5,629</text:p>
          </table:table-cell>
          <table:table-cell office:value-type="float" office:value="5.8616153203968002" table:formula="of:=[.S$23]*[.$M4]" table:style-name="ce590">
            <text:p>5,862</text:p>
          </table:table-cell>
          <table:table-cell office:value-type="float" office:value="6.3261969744959998" table:formula="of:=[.T$23]*[.$M4]" table:style-name="ce591">
            <text:p>6,326</text:p>
          </table:table-cell>
          <table:table-cell office:value-type="float" office:value="6.7907786285951994" table:formula="of:=[.U$23]*[.$M4]" table:style-name="ce591">
            <text:p>6,791</text:p>
          </table:table-cell>
          <table:table-cell office:value-type="float" office:value="7.2553602826943999" table:formula="of:=[.V$23]*[.$M4]" table:style-name="ce592">
            <text:p>7,255</text:p>
          </table:table-cell>
          <table:table-cell office:value-type="float" office:value="7.7199419367935995" table:formula="of:=[.W$23]*[.$M4]" table:style-name="ce593">
            <text:p>7,720</text:p>
          </table:table-cell>
          <table:table-cell office:value-type="float" office:value="8.1845235908928018" table:formula="of:=[.X$23]*[.$M4]" table:style-name="ce593">
            <text:p>8,185</text:p>
          </table:table-cell>
          <table:table-cell office:value-type="float" office:value="8.6491052449919987" table:formula="of:=[.Y$23]*[.$M4]" table:style-name="ce594">
            <text:p>8,649</text:p>
          </table:table-cell>
          <table:table-cell office:value-type="float" office:value="9.113686899091201" table:formula="of:=[.Z$23]*[.$M4]" table:style-name="ce594">
            <text:p>9,114</text:p>
          </table:table-cell>
          <table:table-cell office:value-type="float" office:value="10.042850207289602" table:formula="of:=[.AA$23]*[.$M4]" table:style-name="ce595">
            <text:p>10,043</text:p>
          </table:table-cell>
          <table:table-cell table:style-name="ce586"/>
          <table:table-cell office:value-type="float" office:value="4" table:formula="of:=[.K4]" table:style-name="ce586">
            <text:p>4</text:p>
          </table:table-cell>
          <table:table-cell office:value-type="string" table:style-name="ce599">
            <text:p>20-29</text:p>
          </table:table-cell>
          <table:table-cell table:style-name="ce292"/>
          <table:table-cell table:number-columns-repeated="16353"/>
        </table:table-row>
        <table:table-row table:style-name="ro4">
          <table:table-cell table:number-columns-repeated="2" table:style-name="ce2"/>
          <table:table-cell office:value-type="float" office:value="6" table:style-name="ce562">
            <text:p>6</text:p>
          </table:table-cell>
          <table:table-cell office:value-type="float" office:value="4" table:style-name="ce201">
            <text:p>4</text:p>
          </table:table-cell>
          <table:table-cell office:value-type="float" office:value="17" table:style-name="ce563">
            <text:p>17</text:p>
          </table:table-cell>
          <table:table-cell office:value-type="float" office:value="10" table:style-name="ce564">
            <text:p>10</text:p>
          </table:table-cell>
          <table:table-cell office:value-type="float" office:value="1.9283999999999999" table:formula="of:=(6+[.F8])/2*([.$A$7])/4+1" table:style-name="ce565">
            <text:p>1,9284</text:p>
          </table:table-cell>
          <table:table-cell table:style-name="ce2"/>
          <table:table-cell office:value-type="float" office:value="6" table:style-name="ce210">
            <text:p>6</text:p>
          </table:table-cell>
          <table:table-cell office:value-type="float" office:value="19" table:style-name="ce211">
            <text:p>19</text:p>
          </table:table-cell>
          <table:table-cell office:value-type="float" office:value="23" table:style-name="ce212">
            <text:p>23</text:p>
          </table:table-cell>
          <table:table-cell office:value-type="float" office:value="7" table:style-name="ce566">
            <text:p>7</text:p>
          </table:table-cell>
          <table:table-cell office:value-type="float" office:value="9.5078106719999997" table:formula="of:=[.J8]*[.$A$3]*(1-[.$A$19])*IF([.$F$15];(1-[.$A$15])*IF([.$F$16];1;(1-[.$A$11]))*IF([.$F$17];1;(1-[.$A$23]));1)" table:style-name="ce567">
            <text:p>9,5078</text:p>
          </table:table-cell>
          <table:table-cell table:style-name="ce2"/>
          <table:covered-table-cell/>
          <table:table-cell office:value-type="float" office:value="3" table:formula="of:=[.P7]+1" table:style-name="ce570">
            <text:p>3</text:p>
          </table:table-cell>
          <table:table-cell office:value-type="float" office:value="6.7462920828719994" table:formula="of:=[.Q$23]*[.$M5]" table:style-name="ce589">
            <text:p>6,746</text:p>
          </table:table-cell>
          <table:table-cell office:value-type="float" office:value="7.0366556166839995" table:formula="of:=[.R$23]*[.$M5]" table:style-name="ce590">
            <text:p>7,037</text:p>
          </table:table-cell>
          <table:table-cell office:value-type="float" office:value="7.3270191504959996" table:formula="of:=[.S$23]*[.$M5]" table:style-name="ce591">
            <text:p>7,327</text:p>
          </table:table-cell>
          <table:table-cell office:value-type="float" office:value="7.9077462181199998" table:formula="of:=[.T$23]*[.$M5]" table:style-name="ce591">
            <text:p>7,908</text:p>
          </table:table-cell>
          <table:table-cell office:value-type="float" office:value="8.488473285744" table:formula="of:=[.U$23]*[.$M5]" table:style-name="ce591">
            <text:p>8,488</text:p>
          </table:table-cell>
          <table:table-cell office:value-type="float" office:value="9.0692003533679983" table:formula="of:=[.V$23]*[.$M5]" table:style-name="ce600">
            <text:p>9,069</text:p>
          </table:table-cell>
          <table:table-cell office:value-type="float" office:value="9.6499274209919985" table:formula="of:=[.W$23]*[.$M5]" table:style-name="ce593">
            <text:p>9,650</text:p>
          </table:table-cell>
          <table:table-cell office:value-type="float" office:value="10.230654488616" table:formula="of:=[.X$23]*[.$M5]" table:style-name="ce593">
            <text:p>10,231</text:p>
          </table:table-cell>
          <table:table-cell office:value-type="float" office:value="10.811381556239999" table:formula="of:=[.Y$23]*[.$M5]" table:style-name="ce594">
            <text:p>10,811</text:p>
          </table:table-cell>
          <table:table-cell office:value-type="float" office:value="11.392108623864001" table:formula="of:=[.Z$23]*[.$M5]" table:style-name="ce601">
            <text:p>11,392</text:p>
          </table:table-cell>
          <table:table-cell office:value-type="float" office:value="12.553562759112001" table:formula="of:=[.AA$23]*[.$M5]" table:style-name="ce595">
            <text:p>12,554</text:p>
          </table:table-cell>
          <table:table-cell table:style-name="ce586"/>
          <table:table-cell office:value-type="float" office:value="7" table:formula="of:=[.K5]" table:style-name="ce586">
            <text:p>7</text:p>
          </table:table-cell>
          <table:table-cell office:value-type="string" table:style-name="ce602">
            <text:p>30-39</text:p>
          </table:table-cell>
          <table:table-cell table:style-name="ce292"/>
          <table:table-cell table:number-columns-repeated="16353"/>
        </table:table-row>
        <table:table-row table:style-name="ro4">
          <table:table-cell office:value-type="string" table:style-name="ce446">
            <text:p>Chesterson Chance</text:p>
          </table:table-cell>
          <table:table-cell table:style-name="ce2"/>
          <table:table-cell office:value-type="float" office:value="7" table:style-name="ce562">
            <text:p>7</text:p>
          </table:table-cell>
          <table:table-cell office:value-type="float" office:value="5" table:style-name="ce201">
            <text:p>5</text:p>
          </table:table-cell>
          <table:table-cell office:value-type="float" office:value="22" table:style-name="ce563">
            <text:p>22</text:p>
          </table:table-cell>
          <table:table-cell office:value-type="float" office:value="12" table:style-name="ce564">
            <text:p>12</text:p>
          </table:table-cell>
          <table:table-cell office:value-type="float" office:value="2.0444500000000003" table:formula="of:=(6+[.F9])/2*([.$A$7])/4+1" table:style-name="ce565">
            <text:p>2,0445</text:p>
          </table:table-cell>
          <table:table-cell table:style-name="ce2"/>
          <table:table-cell office:value-type="float" office:value="7" table:style-name="ce210">
            <text:p>7</text:p>
          </table:table-cell>
          <table:table-cell office:value-type="float" office:value="23" table:style-name="ce211">
            <text:p>23</text:p>
          </table:table-cell>
          <table:table-cell office:value-type="float" office:value="32" table:style-name="ce212">
            <text:p>32</text:p>
          </table:table-cell>
          <table:table-cell office:value-type="float" office:value="9" table:style-name="ce566">
            <text:p>9</text:p>
          </table:table-cell>
          <table:table-cell office:value-type="float" office:value="11.509455024000001" table:formula="of:=[.J9]*[.$A$3]*(1-[.$A$19])*IF([.$F$15];(1-[.$A$15])*IF([.$F$16];1;(1-[.$A$11]))*IF([.$F$17];1;(1-[.$A$23]));1)" table:style-name="ce567">
            <text:p>11,5095</text:p>
          </table:table-cell>
          <table:table-cell table:style-name="ce2"/>
          <table:covered-table-cell/>
          <table:table-cell office:value-type="float" office:value="4" table:formula="of:=[.P8]+1" table:style-name="ce570">
            <text:p>4</text:p>
          </table:table-cell>
          <table:table-cell office:value-type="float" office:value="8.7701797077336021" table:formula="of:=[.Q$23]*[.$M6]" table:style-name="ce603">
            <text:p>8,770</text:p>
          </table:table-cell>
          <table:table-cell office:value-type="float" office:value="9.1476523016892006" table:formula="of:=[.R$23]*[.$M6]" table:style-name="ce591">
            <text:p>9,148</text:p>
          </table:table-cell>
          <table:table-cell office:value-type="float" office:value="9.5251248956448009" table:formula="of:=[.S$23]*[.$M6]" table:style-name="ce591">
            <text:p>9,525</text:p>
          </table:table-cell>
          <table:table-cell office:value-type="float" office:value="10.280070083556001" table:formula="of:=[.T$23]*[.$M6]" table:style-name="ce591">
            <text:p>10,280</text:p>
          </table:table-cell>
          <table:table-cell office:value-type="float" office:value="11.035015271467202" table:formula="of:=[.U$23]*[.$M6]" table:style-name="ce593">
            <text:p>11,035</text:p>
          </table:table-cell>
          <table:table-cell office:value-type="float" office:value="11.789960459378401" table:formula="of:=[.V$23]*[.$M6]" table:style-name="ce600">
            <text:p>11,790</text:p>
          </table:table-cell>
          <table:table-cell office:value-type="float" office:value="12.544905647289601" table:formula="of:=[.W$23]*[.$M6]" table:style-name="ce593">
            <text:p>12,545</text:p>
          </table:table-cell>
          <table:table-cell office:value-type="float" office:value="13.299850835200806" table:formula="of:=[.X$23]*[.$M6]" table:style-name="ce594">
            <text:p>13,300</text:p>
          </table:table-cell>
          <table:table-cell office:value-type="float" office:value="14.054796023112003" table:formula="of:=[.Y$23]*[.$M6]" table:style-name="ce594">
            <text:p>14,055</text:p>
          </table:table-cell>
          <table:table-cell office:value-type="float" office:value="14.809741211023205" table:formula="of:=[.Z$23]*[.$M6]" table:style-name="ce601">
            <text:p>14,810</text:p>
          </table:table-cell>
          <table:table-cell office:value-type="float" office:value="16.319631586845606" table:formula="of:=[.AA$23]*[.$M6]" table:style-name="ce604">
            <text:p>16,320</text:p>
          </table:table-cell>
          <table:table-cell table:style-name="ce586"/>
          <table:table-cell office:value-type="float" office:value="11" table:formula="of:=[.K6]" table:style-name="ce586">
            <text:p>11</text:p>
          </table:table-cell>
          <table:table-cell office:value-type="string" table:style-name="ce605">
            <text:p>40-49</text:p>
          </table:table-cell>
          <table:table-cell table:style-name="ce292"/>
          <table:table-cell table:number-columns-repeated="16353"/>
        </table:table-row>
        <table:table-row table:style-name="ro4">
          <table:table-cell office:value-type="string" table:style-name="ce446">
            <text:p>(check in-game stats)</text:p>
          </table:table-cell>
          <table:table-cell table:style-name="ce2"/>
          <table:table-cell office:value-type="float" office:value="8" table:style-name="ce562">
            <text:p>8</text:p>
          </table:table-cell>
          <table:table-cell office:value-type="float" office:value="5" table:style-name="ce201">
            <text:p>5</text:p>
          </table:table-cell>
          <table:table-cell office:value-type="float" office:value="27" table:style-name="ce563">
            <text:p>27</text:p>
          </table:table-cell>
          <table:table-cell office:value-type="float" office:value="14" table:style-name="ce564">
            <text:p>14</text:p>
          </table:table-cell>
          <table:table-cell office:value-type="float" office:value="2.1604999999999999" table:formula="of:=(6+[.F10])/2*([.$A$7])/4+1" table:style-name="ce565">
            <text:p>2,1605</text:p>
          </table:table-cell>
          <table:table-cell table:style-name="ce2"/>
          <table:table-cell office:value-type="float" office:value="8" table:style-name="ce210">
            <text:p>8</text:p>
          </table:table-cell>
          <table:table-cell office:value-type="float" office:value="27" table:style-name="ce211">
            <text:p>27</text:p>
          </table:table-cell>
          <table:table-cell office:value-type="float" office:value="44" table:style-name="ce212">
            <text:p>44</text:p>
          </table:table-cell>
          <table:table-cell office:value-type="float" office:value="12" table:style-name="ce566">
            <text:p>12</text:p>
          </table:table-cell>
          <table:table-cell office:value-type="float" office:value="13.511099376000002" table:formula="of:=[.J10]*[.$A$3]*(1-[.$A$19])*IF([.$F$15];(1-[.$A$15])*IF([.$F$16];1;(1-[.$A$11]))*IF([.$F$17];1;(1-[.$A$23]));1)" table:style-name="ce567">
            <text:p>13,5111</text:p>
          </table:table-cell>
          <table:table-cell table:style-name="ce2"/>
          <table:covered-table-cell/>
          <table:table-cell office:value-type="float" office:value="5" table:formula="of:=[.P9]+1" table:style-name="ce570">
            <text:p>5</text:p>
          </table:table-cell>
          <table:table-cell office:value-type="float" office:value="10.794067332595199" table:formula="of:=[.Q$23]*[.$M7]" table:style-name="ce606">
            <text:p>10,794</text:p>
          </table:table-cell>
          <table:table-cell office:value-type="float" office:value="11.2586489866944" table:formula="of:=[.R$23]*[.$M7]" table:style-name="ce607">
            <text:p>11,259</text:p>
          </table:table-cell>
          <table:table-cell office:value-type="float" office:value="11.7232306407936" table:formula="of:=[.S$23]*[.$M7]" table:style-name="ce608">
            <text:p>11,723</text:p>
          </table:table-cell>
          <table:table-cell office:value-type="float" office:value="12.652393948992" table:formula="of:=[.T$23]*[.$M7]" table:style-name="ce608">
            <text:p>12,652</text:p>
          </table:table-cell>
          <table:table-cell office:value-type="float" office:value="13.581557257190399" table:formula="of:=[.U$23]*[.$M7]" table:style-name="ce608">
            <text:p>13,582</text:p>
          </table:table-cell>
          <table:table-cell office:value-type="float" office:value="14.5107205653888" table:formula="of:=[.V$23]*[.$M7]" table:style-name="ce609">
            <text:p>14,511</text:p>
          </table:table-cell>
          <table:table-cell office:value-type="float" office:value="15.439883873587199" table:formula="of:=[.W$23]*[.$M7]" table:style-name="ce610">
            <text:p>15,440</text:p>
          </table:table-cell>
          <table:table-cell office:value-type="float" office:value="16.369047181785604" table:formula="of:=[.X$23]*[.$M7]" table:style-name="ce610">
            <text:p>16,369</text:p>
          </table:table-cell>
          <table:table-cell office:value-type="float" office:value="17.298210489983997" table:formula="of:=[.Y$23]*[.$M7]" table:style-name="ce611">
            <text:p>17,298</text:p>
          </table:table-cell>
          <table:table-cell office:value-type="float" office:value="18.227373798182402" table:formula="of:=[.Z$23]*[.$M7]" table:style-name="ce611">
            <text:p>18,227</text:p>
          </table:table-cell>
          <table:table-cell office:value-type="float" office:value="20.085700414579204" table:formula="of:=[.AA$23]*[.$M7]" table:style-name="ce612">
            <text:p>20,086</text:p>
          </table:table-cell>
          <table:table-cell table:style-name="ce586"/>
          <table:table-cell office:value-type="float" office:value="16" table:formula="of:=[.K7]" table:style-name="ce586">
            <text:p>16</text:p>
          </table:table-cell>
          <table:table-cell office:value-type="string" table:style-name="ce613">
            <text:p>50-59</text:p>
          </table:table-cell>
          <table:table-cell table:style-name="ce292"/>
          <table:table-cell table:number-columns-repeated="16353"/>
        </table:table-row>
        <table:table-row table:style-name="ro4">
          <table:table-cell office:value-type="percentage" office:value="0.2646" table:style-name="ce598">
            <text:p>26,46%</text:p>
          </table:table-cell>
          <table:table-cell table:style-name="ce614"/>
          <table:table-cell office:value-type="float" office:value="9" table:style-name="ce562">
            <text:p>9</text:p>
          </table:table-cell>
          <table:table-cell office:value-type="float" office:value="6" table:style-name="ce201">
            <text:p>6</text:p>
          </table:table-cell>
          <table:table-cell office:value-type="float" office:value="33" table:style-name="ce563">
            <text:p>33</text:p>
          </table:table-cell>
          <table:table-cell office:value-type="float" office:value="16" table:style-name="ce564">
            <text:p>16</text:p>
          </table:table-cell>
          <table:table-cell office:value-type="float" office:value="2.2765500000000003" table:formula="of:=(6+[.F11])/2*([.$A$7])/4+1" table:style-name="ce565">
            <text:p>2,2766</text:p>
          </table:table-cell>
          <table:table-cell table:style-name="ce2"/>
          <table:table-cell office:value-type="float" office:value="9" table:style-name="ce210">
            <text:p>9</text:p>
          </table:table-cell>
          <table:table-cell office:value-type="float" office:value="32" table:style-name="ce211">
            <text:p>32</text:p>
          </table:table-cell>
          <table:table-cell office:value-type="float" office:value="59" table:style-name="ce212">
            <text:p>59</text:p>
          </table:table-cell>
          <table:table-cell office:value-type="float" office:value="15" table:style-name="ce566">
            <text:p>15</text:p>
          </table:table-cell>
          <table:table-cell office:value-type="float" office:value="16.013154816" table:formula="of:=[.J11]*[.$A$3]*(1-[.$A$19])*IF([.$F$15];(1-[.$A$15])*IF([.$F$16];1;(1-[.$A$11]))*IF([.$F$17];1;(1-[.$A$23]));1)" table:style-name="ce567">
            <text:p>16,0132</text:p>
          </table:table-cell>
          <table:table-cell table:style-name="ce2"/>
          <table:covered-table-cell/>
          <table:table-cell office:value-type="float" office:value="6" table:formula="of:=[.P10]+1" table:style-name="ce570">
            <text:p>6</text:p>
          </table:table-cell>
          <table:table-cell office:value-type="float" office:value="12.817954957456799" table:formula="of:=[.Q$23]*[.$M8]" table:style-name="ce615">
            <text:p>12,818</text:p>
          </table:table-cell>
          <table:table-cell office:value-type="float" office:value="13.369645671699599" table:formula="of:=[.R$23]*[.$M8]" table:style-name="ce593">
            <text:p>13,370</text:p>
          </table:table-cell>
          <table:table-cell office:value-type="float" office:value="13.9213363859424" table:formula="of:=[.S$23]*[.$M8]" table:style-name="ce593">
            <text:p>13,921</text:p>
          </table:table-cell>
          <table:table-cell office:value-type="float" office:value="15.024717814428" table:formula="of:=[.T$23]*[.$M8]" table:style-name="ce594">
            <text:p>15,025</text:p>
          </table:table-cell>
          <table:table-cell office:value-type="float" office:value="16.128099242913599" table:formula="of:=[.U$23]*[.$M8]" table:style-name="ce594">
            <text:p>16,128</text:p>
          </table:table-cell>
          <table:table-cell office:value-type="float" office:value="17.231480671399197" table:formula="of:=[.V$23]*[.$M8]" table:style-name="ce616">
            <text:p>17,231</text:p>
          </table:table-cell>
          <table:table-cell office:value-type="float" office:value="18.334862099884798" table:formula="of:=[.W$23]*[.$M8]" table:style-name="ce601">
            <text:p>18,335</text:p>
          </table:table-cell>
          <table:table-cell office:value-type="float" office:value="19.438243528370403" table:formula="of:=[.X$23]*[.$M8]" table:style-name="ce601">
            <text:p>19,438</text:p>
          </table:table-cell>
          <table:table-cell office:value-type="float" office:value="20.541624956855998" table:formula="of:=[.Y$23]*[.$M8]" table:style-name="ce617">
            <text:p>20,542</text:p>
          </table:table-cell>
          <table:table-cell office:value-type="float" office:value="21.645006385341603" table:formula="of:=[.Z$23]*[.$M8]" table:style-name="ce617">
            <text:p>21,645</text:p>
          </table:table-cell>
          <table:table-cell office:value-type="float" office:value="23.851769242312802" table:formula="of:=[.AA$23]*[.$M8]" table:style-name="ce618">
            <text:p>23,852</text:p>
          </table:table-cell>
          <table:table-cell table:style-name="ce586"/>
          <table:table-cell office:value-type="float" office:value="23" table:formula="of:=[.K8]" table:style-name="ce586">
            <text:p>23</text:p>
          </table:table-cell>
          <table:table-cell office:value-type="string" table:style-name="ce619">
            <text:p>60-69</text:p>
          </table:table-cell>
          <table:table-cell table:style-name="ce292"/>
          <table:table-cell table:number-columns-repeated="16353"/>
        </table:table-row>
        <table:table-row table:style-name="ro4">
          <table:table-cell table:number-columns-repeated="2" table:style-name="ce2"/>
          <table:table-cell office:value-type="float" office:value="10" table:style-name="ce562">
            <text:p>10</text:p>
          </table:table-cell>
          <table:table-cell office:value-type="float" office:value="7" table:style-name="ce201">
            <text:p>7</text:p>
          </table:table-cell>
          <table:table-cell office:value-type="float" office:value="40" table:style-name="ce563">
            <text:p>40</text:p>
          </table:table-cell>
          <table:table-cell office:value-type="float" office:value="20" table:style-name="ce564">
            <text:p>20</text:p>
          </table:table-cell>
          <table:table-cell office:value-type="float" office:value="2.5086500000000003" table:formula="of:=(6+[.F12])/2*([.$A$7])/4+1" table:style-name="ce565">
            <text:p>2,5087</text:p>
          </table:table-cell>
          <table:table-cell table:style-name="ce2"/>
          <table:table-cell office:value-type="float" office:value="10" table:style-name="ce210">
            <text:p>10</text:p>
          </table:table-cell>
          <table:table-cell office:value-type="float" office:value="39" table:style-name="ce211">
            <text:p>39</text:p>
          </table:table-cell>
          <table:table-cell office:value-type="float" office:value="78" table:style-name="ce212">
            <text:p>78</text:p>
          </table:table-cell>
          <table:table-cell office:value-type="float" office:value="19" table:style-name="ce566">
            <text:p>19</text:p>
          </table:table-cell>
          <table:table-cell office:value-type="float" office:value="19.516032432000003" table:formula="of:=[.J12]*[.$A$3]*(1-[.$A$19])*IF([.$F$15];(1-[.$A$15])*IF([.$F$16];1;(1-[.$A$11]))*IF([.$F$17];1;(1-[.$A$23]));1)" table:style-name="ce567">
            <text:p>19,5160</text:p>
          </table:table-cell>
          <table:table-cell table:style-name="ce2"/>
          <table:covered-table-cell/>
          <table:table-cell office:value-type="float" office:value="7" table:formula="of:=[.P11]+1" table:style-name="ce570">
            <text:p>7</text:p>
          </table:table-cell>
          <table:table-cell office:value-type="float" office:value="15.516471790605602" table:formula="of:=[.Q$23]*[.$M9]" table:style-name="ce620">
            <text:p>15,516</text:p>
          </table:table-cell>
          <table:table-cell office:value-type="float" office:value="16.1843079183732" table:formula="of:=[.R$23]*[.$M9]" table:style-name="ce594">
            <text:p>16,184</text:p>
          </table:table-cell>
          <table:table-cell office:value-type="float" office:value="16.852144046140801" table:formula="of:=[.S$23]*[.$M9]" table:style-name="ce594">
            <text:p>16,852</text:p>
          </table:table-cell>
          <table:table-cell office:value-type="float" office:value="18.187816301676001" table:formula="of:=[.T$23]*[.$M9]" table:style-name="ce594">
            <text:p>18,188</text:p>
          </table:table-cell>
          <table:table-cell office:value-type="float" office:value="19.523488557211202" table:formula="of:=[.U$23]*[.$M9]" table:style-name="ce601">
            <text:p>19,523</text:p>
          </table:table-cell>
          <table:table-cell office:value-type="float" office:value="20.859160812746399" table:formula="of:=[.V$23]*[.$M9]" table:style-name="ce595">
            <text:p>20,859</text:p>
          </table:table-cell>
          <table:table-cell office:value-type="float" office:value="22.1948330682816" table:formula="of:=[.W$23]*[.$M9]" table:style-name="ce601">
            <text:p>22,195</text:p>
          </table:table-cell>
          <table:table-cell office:value-type="float" office:value="23.530505323816804" table:formula="of:=[.X$23]*[.$M9]" table:style-name="ce617">
            <text:p>23,531</text:p>
          </table:table-cell>
          <table:table-cell office:value-type="float" office:value="24.866177579352001" table:formula="of:=[.Y$23]*[.$M9]" table:style-name="ce617">
            <text:p>24,866</text:p>
          </table:table-cell>
          <table:table-cell office:value-type="float" office:value="26.201849834887206" table:formula="of:=[.Z$23]*[.$M9]" table:style-name="ce621">
            <text:p>26,202</text:p>
          </table:table-cell>
          <table:table-cell office:value-type="float" office:value="28.873194345957607" table:formula="of:=[.AA$23]*[.$M9]" table:style-name="ce622">
            <text:p>28,873</text:p>
          </table:table-cell>
          <table:table-cell table:style-name="ce586"/>
          <table:table-cell office:value-type="float" office:value="32" table:formula="of:=[.K9]" table:style-name="ce586">
            <text:p>32</text:p>
          </table:table-cell>
          <table:table-cell office:value-type="string" table:style-name="ce623">
            <text:p>70-79</text:p>
          </table:table-cell>
          <table:table-cell table:style-name="ce292"/>
          <table:table-cell table:number-columns-repeated="16353"/>
        </table:table-row>
        <table:table-row table:style-name="ro4">
          <table:table-cell office:value-type="string" table:style-name="ce446">
            <text:p>Snap Chance</text:p>
          </table:table-cell>
          <table:table-cell table:number-columns-repeated="7" table:style-name="ce2"/>
          <table:table-cell office:value-type="float" office:value="11" table:style-name="ce210">
            <text:p>11</text:p>
          </table:table-cell>
          <table:table-cell office:value-type="float" office:value="47" table:style-name="ce211">
            <text:p>47</text:p>
          </table:table-cell>
          <table:table-cell office:value-type="float" office:value="104" table:style-name="ce212">
            <text:p>104</text:p>
          </table:table-cell>
          <table:table-cell office:value-type="float" office:value="26" table:style-name="ce566">
            <text:p>26</text:p>
          </table:table-cell>
          <table:table-cell office:value-type="float" office:value="23.519321136000002" table:formula="of:=[.J13]*[.$A$3]*(1-[.$A$19])*IF([.$F$15];(1-[.$A$15])*IF([.$F$16];1;(1-[.$A$11]))*IF([.$F$17];1;(1-[.$A$23]));1)" table:style-name="ce567">
            <text:p>23,5193</text:p>
          </table:table-cell>
          <table:table-cell table:style-name="ce2"/>
          <table:covered-table-cell/>
          <table:table-cell office:value-type="float" office:value="8" table:formula="of:=[.P12]+1" table:style-name="ce570">
            <text:p>8</text:p>
          </table:table-cell>
          <table:table-cell office:value-type="float" office:value="18.214988623754401" table:formula="of:=[.Q$23]*[.$M10]" table:style-name="ce624">
            <text:p>18,215</text:p>
          </table:table-cell>
          <table:table-cell office:value-type="float" office:value="18.998970165046803" table:formula="of:=[.R$23]*[.$M10]" table:style-name="ce601">
            <text:p>18,999</text:p>
          </table:table-cell>
          <table:table-cell office:value-type="float" office:value="19.782951706339201" table:formula="of:=[.S$23]*[.$M10]" table:style-name="ce601">
            <text:p>19,783</text:p>
          </table:table-cell>
          <table:table-cell office:value-type="float" office:value="21.350914788924001" table:formula="of:=[.T$23]*[.$M10]" table:style-name="ce617">
            <text:p>21,351</text:p>
          </table:table-cell>
          <table:table-cell office:value-type="float" office:value="22.918877871508801" table:formula="of:=[.U$23]*[.$M10]" table:style-name="ce617">
            <text:p>22,919</text:p>
          </table:table-cell>
          <table:table-cell office:value-type="float" office:value="24.486840954093601" table:formula="of:=[.V$23]*[.$M10]" table:style-name="ce604">
            <text:p>24,487</text:p>
          </table:table-cell>
          <table:table-cell office:value-type="float" office:value="26.054804036678402" table:formula="of:=[.W$23]*[.$M10]" table:style-name="ce621">
            <text:p>26,055</text:p>
          </table:table-cell>
          <table:table-cell office:value-type="float" office:value="27.622767119263209" table:formula="of:=[.X$23]*[.$M10]" table:style-name="ce621">
            <text:p>27,623</text:p>
          </table:table-cell>
          <table:table-cell office:value-type="float" office:value="29.190730201848002" table:formula="of:=[.Y$23]*[.$M10]" table:style-name="ce625">
            <text:p>29,191</text:p>
          </table:table-cell>
          <table:table-cell office:value-type="float" office:value="30.758693284432809" table:formula="of:=[.Z$23]*[.$M10]" table:style-name="ce625">
            <text:p>30,759</text:p>
          </table:table-cell>
          <table:table-cell office:value-type="float" office:value="33.894619449602409" table:formula="of:=[.AA$23]*[.$M10]" table:style-name="ce626">
            <text:p>33,895</text:p>
          </table:table-cell>
          <table:table-cell table:style-name="ce586"/>
          <table:table-cell office:value-type="float" office:value="44" table:formula="of:=[.K10]" table:style-name="ce586">
            <text:p>44</text:p>
          </table:table-cell>
          <table:table-cell office:value-type="string" table:style-name="ce627">
            <text:p>80-89</text:p>
          </table:table-cell>
          <table:table-cell table:style-name="ce292"/>
          <table:table-cell table:number-columns-repeated="16353"/>
        </table:table-row>
        <table:table-row table:style-name="ro4">
          <table:table-cell office:value-type="string" table:style-name="ce446">
            <text:p>(check in-game stats)</text:p>
          </table:table-cell>
          <table:table-cell table:number-columns-repeated="7" table:style-name="ce2"/>
          <table:table-cell office:value-type="float" office:value="12" table:style-name="ce210">
            <text:p>12</text:p>
          </table:table-cell>
          <table:table-cell office:value-type="float" office:value="59" table:style-name="ce211">
            <text:p>59</text:p>
          </table:table-cell>
          <table:table-cell office:value-type="float" office:value="137" table:style-name="ce212">
            <text:p>137</text:p>
          </table:table-cell>
          <table:table-cell office:value-type="float" office:value="33" table:style-name="ce566">
            <text:p>33</text:p>
          </table:table-cell>
          <table:table-cell office:value-type="float" office:value="29.524254192000001" table:formula="of:=[.J14]*[.$A$3]*(1-[.$A$19])*IF([.$F$15];(1-[.$A$15])*IF([.$F$16];1;(1-[.$A$11]))*IF([.$F$17];1;(1-[.$A$23]));1)" table:style-name="ce567">
            <text:p>29,5243</text:p>
          </table:table-cell>
          <table:table-cell table:style-name="ce5"/>
          <table:covered-table-cell/>
          <table:table-cell office:value-type="float" office:value="9" table:formula="of:=[.P13]+1" table:style-name="ce570">
            <text:p>9</text:p>
          </table:table-cell>
          <table:table-cell office:value-type="float" office:value="21.588134665190399" table:formula="of:=[.Q$23]*[.$M11]" table:style-name="ce628">
            <text:p>21,588</text:p>
          </table:table-cell>
          <table:table-cell office:value-type="float" office:value="22.5172979733888" table:formula="of:=[.R$23]*[.$M11]" table:style-name="ce621">
            <text:p>22,517</text:p>
          </table:table-cell>
          <table:table-cell office:value-type="float" office:value="23.446461281587201" table:formula="of:=[.S$23]*[.$M11]" table:style-name="ce621">
            <text:p>23,446</text:p>
          </table:table-cell>
          <table:table-cell office:value-type="float" office:value="25.304787897983999" table:formula="of:=[.T$23]*[.$M11]" table:style-name="ce621">
            <text:p>25,305</text:p>
          </table:table-cell>
          <table:table-cell office:value-type="float" office:value="27.163114514380798" table:formula="of:=[.U$23]*[.$M11]" table:style-name="ce621">
            <text:p>27,163</text:p>
          </table:table-cell>
          <table:table-cell office:value-type="float" office:value="29.0214411307776" table:formula="of:=[.V$23]*[.$M11]" table:style-name="ce622">
            <text:p>29,021</text:p>
          </table:table-cell>
          <table:table-cell office:value-type="float" office:value="30.879767747174398" table:formula="of:=[.W$23]*[.$M11]" table:style-name="ce625">
            <text:p>30,880</text:p>
          </table:table-cell>
          <table:table-cell office:value-type="float" office:value="32.738094363571207" table:formula="of:=[.X$23]*[.$M11]" table:style-name="ce629">
            <text:p>32,738</text:p>
          </table:table-cell>
          <table:table-cell office:value-type="float" office:value="34.596420979967995" table:formula="of:=[.Y$23]*[.$M11]" table:style-name="ce629">
            <text:p>34,596</text:p>
          </table:table-cell>
          <table:table-cell office:value-type="float" office:value="36.454747596364804" table:formula="of:=[.Z$23]*[.$M11]" table:style-name="ce630">
            <text:p>36,455</text:p>
          </table:table-cell>
          <table:table-cell office:value-type="float" office:value="40.171400829158408" table:formula="of:=[.AA$23]*[.$M11]" table:style-name="ce631">
            <text:p>40,171</text:p>
          </table:table-cell>
          <table:table-cell table:style-name="ce586"/>
          <table:table-cell office:value-type="float" office:value="59" table:formula="of:=[.K11]" table:style-name="ce586">
            <text:p>59</text:p>
          </table:table-cell>
          <table:table-cell office:value-type="string" table:style-name="ce632">
            <text:p>90-99</text:p>
          </table:table-cell>
          <table:table-cell table:style-name="ce292"/>
          <table:table-cell table:number-columns-repeated="16353"/>
        </table:table-row>
        <table:table-row table:style-name="ro4">
          <table:table-cell office:value-type="percentage" office:value="4.7300000000000002E-2" table:style-name="ce598">
            <text:p>4,73%</text:p>
          </table:table-cell>
          <table:table-cell table:number-columns-repeated="2" table:style-name="ce2"/>
          <table:table-cell office:value-type="string" table:number-columns-spanned="2" table:number-rows-spanned="1" table:style-name="ce669">
            <text:p>Include Spawn Priority</text:p>
          </table:table-cell>
          <table:covered-table-cell/>
          <table:table-cell office:value-type="boolean" office:boolean-value="false" table:formula="of:=FALSE()" table:style-name="ce633">
            <text:p>FALSCH</text:p>
          </table:table-cell>
          <table:table-cell table:number-columns-repeated="2" table:style-name="ce2"/>
          <table:table-cell office:value-type="float" office:value="13" table:style-name="ce210">
            <text:p>13</text:p>
          </table:table-cell>
          <table:table-cell office:value-type="float" office:value="72" table:style-name="ce211">
            <text:p>72</text:p>
          </table:table-cell>
          <table:table-cell office:value-type="float" office:value="180" table:style-name="ce212">
            <text:p>180</text:p>
          </table:table-cell>
          <table:table-cell office:value-type="float" office:value="43" table:style-name="ce566">
            <text:p>43</text:p>
          </table:table-cell>
          <table:table-cell office:value-type="float" office:value="36.029598335999999" table:formula="of:=[.J15]*[.$A$3]*(1-[.$A$19])*IF([.$F$15];(1-[.$A$15])*IF([.$F$16];1;(1-[.$A$11]))*IF([.$F$17];1;(1-[.$A$23]));1)" table:style-name="ce567">
            <text:p>36,0296</text:p>
          </table:table-cell>
          <table:table-cell table:style-name="ce5"/>
          <table:covered-table-cell/>
          <table:table-cell office:value-type="float" office:value="10" table:formula="of:=[.P14]+1" table:style-name="ce570">
            <text:p>10</text:p>
          </table:table-cell>
          <table:table-cell office:value-type="float" office:value="26.310539123200805" table:formula="of:=[.Q$23]*[.$M12]" table:style-name="ce634">
            <text:p>26,311</text:p>
          </table:table-cell>
          <table:table-cell office:value-type="float" office:value="27.442956905067604" table:formula="of:=[.R$23]*[.$M12]" table:style-name="ce635">
            <text:p>27,443</text:p>
          </table:table-cell>
          <table:table-cell office:value-type="float" office:value="28.575374686934403" table:formula="of:=[.S$23]*[.$M12]" table:style-name="ce635">
            <text:p>28,575</text:p>
          </table:table-cell>
          <table:table-cell office:value-type="float" office:value="30.840210250668004" table:formula="of:=[.T$23]*[.$M12]" table:style-name="ce635">
            <text:p>30,840</text:p>
          </table:table-cell>
          <table:table-cell office:value-type="float" office:value="33.105045814401606" table:formula="of:=[.U$23]*[.$M12]" table:style-name="ce635">
            <text:p>33,105</text:p>
          </table:table-cell>
          <table:table-cell office:value-type="float" office:value="35.369881378135204" table:formula="of:=[.V$23]*[.$M12]" table:style-name="ce636">
            <text:p>35,370</text:p>
          </table:table-cell>
          <table:table-cell office:value-type="float" office:value="37.634716941868803" table:formula="of:=[.W$23]*[.$M12]" table:style-name="ce637">
            <text:p>37,635</text:p>
          </table:table-cell>
          <table:table-cell office:value-type="float" office:value="39.899552505602415" table:formula="of:=[.X$23]*[.$M12]" table:style-name="ce638">
            <text:p>39,900</text:p>
          </table:table-cell>
          <table:table-cell office:value-type="float" office:value="42.164388069336006" table:formula="of:=[.Y$23]*[.$M12]" table:style-name="ce638">
            <text:p>42,164</text:p>
          </table:table-cell>
          <table:table-cell office:value-type="float" office:value="44.429223633069611" table:formula="of:=[.Z$23]*[.$M12]" table:style-name="ce639">
            <text:p>44,429</text:p>
          </table:table-cell>
          <table:table-cell office:value-type="float" office:value="48.958894760536815" table:formula="of:=[.AA$23]*[.$M12]" table:style-name="ce640">
            <text:p>48,959</text:p>
          </table:table-cell>
          <table:table-cell table:style-name="ce586"/>
          <table:table-cell office:value-type="float" office:value="78" table:formula="of:=[.K12]" table:style-name="ce586">
            <text:p>78</text:p>
          </table:table-cell>
          <table:table-cell office:value-type="string" table:style-name="ce641">
            <text:p>100-109</text:p>
          </table:table-cell>
          <table:table-cell table:style-name="ce586"/>
          <table:table-cell table:number-columns-repeated="16353"/>
        </table:table-row>
        <table:table-row table:style-name="ro4">
          <table:table-cell table:number-columns-repeated="3" table:style-name="ce2"/>
          <table:table-cell office:value-type="string" table:number-columns-spanned="2" table:number-rows-spanned="1" table:style-name="ce669">
            <text:p>Assume Max Chesterson?</text:p>
          </table:table-cell>
          <table:covered-table-cell/>
          <table:table-cell office:value-type="boolean" office:boolean-value="false" table:formula="of:=FALSE()" table:style-name="ce633">
            <text:p>FALSCH</text:p>
          </table:table-cell>
          <table:table-cell table:number-columns-repeated="2" table:style-name="ce2"/>
          <table:table-cell office:value-type="float" office:value="14" table:style-name="ce210">
            <text:p>14</text:p>
          </table:table-cell>
          <table:table-cell office:value-type="float" office:value="90" table:style-name="ce211">
            <text:p>90</text:p>
          </table:table-cell>
          <table:table-cell office:value-type="float" office:value="236" table:style-name="ce212">
            <text:p>236</text:p>
          </table:table-cell>
          <table:table-cell office:value-type="float" office:value="56" table:style-name="ce566">
            <text:p>56</text:p>
          </table:table-cell>
          <table:table-cell office:value-type="float" office:value="45.036997920000005" table:formula="of:=[.J16]*[.$A$3]*(1-[.$A$19])*IF([.$F$15];(1-[.$A$15])*IF([.$F$16];1;(1-[.$A$11]))*IF([.$F$17];1;(1-[.$A$23]));1)" table:style-name="ce567">
            <text:p>45,0370</text:p>
          </table:table-cell>
          <table:table-cell table:style-name="ce5"/>
          <table:covered-table-cell/>
          <table:table-cell office:value-type="float" office:value="11" table:formula="of:=[.P15]+1" table:style-name="ce570">
            <text:p>11</text:p>
          </table:table-cell>
          <table:table-cell office:value-type="float" office:value="31.707572789498403" table:formula="of:=[.Q$23]*[.$M13]" table:style-name="ce642">
            <text:p>31,708</text:p>
          </table:table-cell>
          <table:table-cell office:value-type="float" office:value="33.072281398414802" table:formula="of:=[.R$23]*[.$M13]" table:style-name="ce643">
            <text:p>33,072</text:p>
          </table:table-cell>
          <table:table-cell office:value-type="float" office:value="34.436990007331204" table:formula="of:=[.S$23]*[.$M13]" table:style-name="ce643">
            <text:p>34,437</text:p>
          </table:table-cell>
          <table:table-cell office:value-type="float" office:value="37.166407225164001" table:formula="of:=[.T$23]*[.$M13]" table:style-name="ce644">
            <text:p>37,166</text:p>
          </table:table-cell>
          <table:table-cell office:value-type="float" office:value="39.895824442996805" table:formula="of:=[.U$23]*[.$M13]" table:style-name="ce644">
            <text:p>39,896</text:p>
          </table:table-cell>
          <table:table-cell office:value-type="float" office:value="42.625241660829602" table:formula="of:=[.V$23]*[.$M13]" table:style-name="ce645">
            <text:p>42,625</text:p>
          </table:table-cell>
          <table:table-cell office:value-type="float" office:value="45.354658878662399" table:formula="of:=[.W$23]*[.$M13]" table:style-name="ce646">
            <text:p>45,355</text:p>
          </table:table-cell>
          <table:table-cell office:value-type="float" office:value="48.08407609649521" table:formula="of:=[.X$23]*[.$M13]" table:style-name="ce646">
            <text:p>48,084</text:p>
          </table:table-cell>
          <table:table-cell office:value-type="float" office:value="50.813493314327999" table:formula="of:=[.Y$23]*[.$M13]" table:style-name="ce647">
            <text:p>50,813</text:p>
          </table:table-cell>
          <table:table-cell office:value-type="float" office:value="53.542910532160811" table:formula="of:=[.Z$23]*[.$M13]" table:style-name="ce647">
            <text:p>53,543</text:p>
          </table:table-cell>
          <table:table-cell office:value-type="float" office:value="59.001744967826411" table:formula="of:=[.AA$23]*[.$M13]" table:style-name="ce648">
            <text:p>59,002</text:p>
          </table:table-cell>
          <table:table-cell table:style-name="ce586"/>
          <table:table-cell office:value-type="float" office:value="104" table:formula="of:=[.K13]" table:style-name="ce586">
            <text:p>104</text:p>
          </table:table-cell>
          <table:table-cell office:value-type="string" table:style-name="ce649">
            <text:p>110-119</text:p>
          </table:table-cell>
          <table:table-cell table:style-name="ce586"/>
          <table:table-cell table:number-columns-repeated="16353"/>
        </table:table-row>
        <table:table-row table:style-name="ro4">
          <table:table-cell office:value-type="string" table:style-name="ce446">
            <text:p>Hayst Chance</text:p>
          </table:table-cell>
          <table:table-cell table:number-columns-repeated="2" table:style-name="ce2"/>
          <table:table-cell office:value-type="string" table:number-columns-spanned="2" table:number-rows-spanned="1" table:style-name="ce669">
            <text:p>Assume Max Sprout?</text:p>
          </table:table-cell>
          <table:covered-table-cell/>
          <table:table-cell office:value-type="boolean" office:boolean-value="false" table:formula="of:=FALSE()" table:style-name="ce633">
            <text:p>FALSCH</text:p>
          </table:table-cell>
          <table:table-cell table:number-columns-repeated="2" table:style-name="ce2"/>
          <table:table-cell office:value-type="float" office:value="15" table:style-name="ce210">
            <text:p>15</text:p>
          </table:table-cell>
          <table:table-cell office:value-type="float" office:value="109" table:style-name="ce211">
            <text:p>109</text:p>
          </table:table-cell>
          <table:table-cell office:value-type="float" office:value="309" table:style-name="ce212">
            <text:p>309</text:p>
          </table:table-cell>
          <table:table-cell office:value-type="float" office:value="73" table:style-name="ce566">
            <text:p>73</text:p>
          </table:table-cell>
          <table:table-cell office:value-type="float" office:value="54.544808592000003" table:formula="of:=[.J17]*[.$A$3]*(1-[.$A$19])*IF([.$F$15];(1-[.$A$15])*IF([.$F$16];1;(1-[.$A$11]))*IF([.$F$17];1;(1-[.$A$23]));1)" table:style-name="ce567">
            <text:p>54,5448</text:p>
          </table:table-cell>
          <table:table-cell table:style-name="ce5"/>
          <table:covered-table-cell/>
          <table:table-cell office:value-type="float" office:value="12" table:formula="of:=[.P16]+1" table:style-name="ce570">
            <text:p>12</text:p>
          </table:table-cell>
          <table:table-cell office:value-type="float" office:value="39.803123288944796" table:formula="of:=[.Q$23]*[.$M14]" table:style-name="ce650">
            <text:p>39,803</text:p>
          </table:table-cell>
          <table:table-cell office:value-type="float" office:value="41.516268138435599" table:formula="of:=[.R$23]*[.$M14]" table:style-name="ce647">
            <text:p>41,516</text:p>
          </table:table-cell>
          <table:table-cell office:value-type="float" office:value="43.229412987926402" table:formula="of:=[.S$23]*[.$M14]" table:style-name="ce651">
            <text:p>43,229</text:p>
          </table:table-cell>
          <table:table-cell office:value-type="float" office:value="46.655702686908" table:formula="of:=[.T$23]*[.$M14]" table:style-name="ce651">
            <text:p>46,656</text:p>
          </table:table-cell>
          <table:table-cell office:value-type="float" office:value="50.081992385889599" table:formula="of:=[.U$23]*[.$M14]" table:style-name="ce651">
            <text:p>50,082</text:p>
          </table:table-cell>
          <table:table-cell office:value-type="float" office:value="53.508282084871198" table:formula="of:=[.V$23]*[.$M14]" table:style-name="ce648">
            <text:p>53,508</text:p>
          </table:table-cell>
          <table:table-cell office:value-type="float" office:value="56.934571783852796" table:formula="of:=[.W$23]*[.$M14]" table:style-name="ce651">
            <text:p>56,935</text:p>
          </table:table-cell>
          <table:table-cell office:value-type="float" office:value="60.360861482834409" table:formula="of:=[.X$23]*[.$M14]" table:style-name="ce651">
            <text:p>60,361</text:p>
          </table:table-cell>
          <table:table-cell office:value-type="float" office:value="63.787151181816" table:formula="of:=[.Y$23]*[.$M14]" table:style-name="ce651">
            <text:p>63,787</text:p>
          </table:table-cell>
          <table:table-cell office:value-type="float" office:value="67.213440880797606" table:formula="of:=[.Z$23]*[.$M14]" table:style-name="ce651">
            <text:p>67,213</text:p>
          </table:table-cell>
          <table:table-cell office:value-type="float" office:value="74.066020278760803" table:formula="of:=[.AA$23]*[.$M14]" table:style-name="ce648">
            <text:p>74,066</text:p>
          </table:table-cell>
          <table:table-cell table:style-name="ce586"/>
          <table:table-cell office:value-type="float" office:value="137" table:formula="of:=[.K14]" table:style-name="ce586">
            <text:p>137</text:p>
          </table:table-cell>
          <table:table-cell office:value-type="string" table:style-name="ce652">
            <text:p>120-129</text:p>
          </table:table-cell>
          <table:table-cell table:style-name="ce586"/>
          <table:table-cell table:number-columns-repeated="16353"/>
        </table:table-row>
        <table:table-row table:style-name="ro4">
          <table:table-cell office:value-type="string" table:style-name="ce446">
            <text:p>(check in-game stats)</text:p>
          </table:table-cell>
          <table:table-cell table:number-columns-repeated="12" table:style-name="ce2"/>
          <table:table-cell table:style-name="ce5"/>
          <table:covered-table-cell/>
          <table:table-cell office:value-type="float" office:value="13" table:style-name="ce653">
            <text:p>13</text:p>
          </table:table-cell>
          <table:table-cell office:value-type="float" office:value="48.5733029966784" table:formula="of:=[.Q$23]*[.$M15]" table:style-name="ce654">
            <text:p>48,573</text:p>
          </table:table-cell>
          <table:table-cell office:value-type="float" office:value="50.663920440124798" table:formula="of:=[.R$23]*[.$M15]" table:style-name="ce651">
            <text:p>50,664</text:p>
          </table:table-cell>
          <table:table-cell office:value-type="float" office:value="52.754537883571196" table:formula="of:=[.S$23]*[.$M15]" table:style-name="ce651">
            <text:p>52,755</text:p>
          </table:table-cell>
          <table:table-cell office:value-type="float" office:value="56.935772770463998" table:formula="of:=[.T$23]*[.$M15]" table:style-name="ce651">
            <text:p>56,936</text:p>
          </table:table-cell>
          <table:table-cell office:value-type="float" office:value="61.117007657356794" table:formula="of:=[.U$23]*[.$M15]" table:style-name="ce651">
            <text:p>61,117</text:p>
          </table:table-cell>
          <table:table-cell office:value-type="float" office:value="65.29824254424959" table:formula="of:=[.V$23]*[.$M15]" table:style-name="ce648">
            <text:p>65,298</text:p>
          </table:table-cell>
          <table:table-cell office:value-type="float" office:value="69.479477431142399" table:formula="of:=[.W$23]*[.$M15]" table:style-name="ce651">
            <text:p>69,479</text:p>
          </table:table-cell>
          <table:table-cell office:value-type="float" office:value="73.660712318035209" table:formula="of:=[.X$23]*[.$M15]" table:style-name="ce651">
            <text:p>73,661</text:p>
          </table:table-cell>
          <table:table-cell office:value-type="float" office:value="77.84194720492799" table:formula="of:=[.Y$23]*[.$M15]" table:style-name="ce651">
            <text:p>77,842</text:p>
          </table:table-cell>
          <table:table-cell office:value-type="float" office:value="82.023182091820814" table:formula="of:=[.Z$23]*[.$M15]" table:style-name="ce651">
            <text:p>82,023</text:p>
          </table:table-cell>
          <table:table-cell office:value-type="float" office:value="90.385651865606405" table:formula="of:=[.AA$23]*[.$M15]" table:style-name="ce648">
            <text:p>90,386</text:p>
          </table:table-cell>
          <table:table-cell table:style-name="ce655"/>
          <table:table-cell office:value-type="float" office:value="180" table:formula="of:=[.K15]" table:style-name="ce586">
            <text:p>180</text:p>
          </table:table-cell>
          <table:table-cell office:value-type="string" table:style-name="ce656">
            <text:p>130-139</text:p>
          </table:table-cell>
          <table:table-cell table:style-name="ce655"/>
          <table:table-cell table:number-columns-repeated="16353"/>
        </table:table-row>
        <table:table-row table:style-name="ro4">
          <table:table-cell office:value-type="percentage" office:value="6.0789999999999997E-2" table:style-name="ce657">
            <text:p>6,079%</text:p>
          </table:table-cell>
          <table:table-cell table:number-columns-repeated="2" table:style-name="ce2"/>
          <table:table-cell office:value-type="string" table:style-name="ce3">
            <text:p>* Max simply means they do not spawn anymore</text:p>
          </table:table-cell>
          <table:table-cell table:number-columns-repeated="9" table:style-name="ce2"/>
          <table:table-cell table:style-name="ce5"/>
          <table:covered-table-cell/>
          <table:table-cell office:value-type="float" office:value="14" table:style-name="ce5">
            <text:p>14</text:p>
          </table:table-cell>
          <table:table-cell office:value-type="float" office:value="60.716628745848006" table:formula="of:=[.Q$23]*[.$M16]" table:style-name="ce654">
            <text:p>60,717</text:p>
          </table:table-cell>
          <table:table-cell office:value-type="float" office:value="63.329900550156005" table:formula="of:=[.R$23]*[.$M16]" table:style-name="ce651">
            <text:p>63,330</text:p>
          </table:table-cell>
          <table:table-cell office:value-type="float" office:value="65.943172354464011" table:formula="of:=[.S$23]*[.$M16]" table:style-name="ce651">
            <text:p>65,943</text:p>
          </table:table-cell>
          <table:table-cell office:value-type="float" office:value="71.169715963080009" table:formula="of:=[.T$23]*[.$M16]" table:style-name="ce651">
            <text:p>71,170</text:p>
          </table:table-cell>
          <table:table-cell office:value-type="float" office:value="76.396259571696007" table:formula="of:=[.U$23]*[.$M16]" table:style-name="ce651">
            <text:p>76,396</text:p>
          </table:table-cell>
          <table:table-cell office:value-type="float" office:value="81.622803180312005" table:formula="of:=[.V$23]*[.$M16]" table:style-name="ce648">
            <text:p>81,623</text:p>
          </table:table-cell>
          <table:table-cell office:value-type="float" office:value="86.849346788928003" table:formula="of:=[.W$23]*[.$M16]" table:style-name="ce651">
            <text:p>86,849</text:p>
          </table:table-cell>
          <table:table-cell office:value-type="float" office:value="92.075890397544029" table:formula="of:=[.X$23]*[.$M16]" table:style-name="ce651">
            <text:p>92,076</text:p>
          </table:table-cell>
          <table:table-cell office:value-type="float" office:value="97.302434006159999" table:formula="of:=[.Y$23]*[.$M16]" table:style-name="ce651">
            <text:p>97,302</text:p>
          </table:table-cell>
          <table:table-cell office:value-type="float" office:value="102.52897761477603" table:formula="of:=[.Z$23]*[.$M16]" table:style-name="ce651">
            <text:p>102,529</text:p>
          </table:table-cell>
          <table:table-cell office:value-type="float" office:value="112.98206483200802" table:formula="of:=[.AA$23]*[.$M16]" table:style-name="ce648">
            <text:p>112,982</text:p>
          </table:table-cell>
          <table:table-cell table:style-name="ce2"/>
          <table:table-cell office:value-type="float" office:value="236" table:formula="of:=[.K16]" table:style-name="ce586">
            <text:p>236</text:p>
          </table:table-cell>
          <table:table-cell office:value-type="string" table:style-name="ce658">
            <text:p>140+</text:p>
          </table:table-cell>
          <table:table-cell table:style-name="ce2"/>
          <table:table-cell table:number-columns-repeated="16353"/>
        </table:table-row>
        <table:table-row table:style-name="ro4">
          <table:table-cell table:number-columns-repeated="13" table:style-name="ce2"/>
          <table:table-cell table:style-name="ce5"/>
          <table:covered-table-cell/>
          <table:table-cell office:value-type="float" office:value="15" table:style-name="ce5">
            <text:p>15</text:p>
          </table:table-cell>
          <table:table-cell office:value-type="float" office:value="73.534583703304804" table:formula="of:=[.Q$23]*[.$M17]" table:style-name="ce659">
            <text:p>73,535</text:p>
          </table:table-cell>
          <table:table-cell office:value-type="float" office:value="76.699546221855599" table:formula="of:=[.R$23]*[.$M17]" table:style-name="ce660">
            <text:p>76,700</text:p>
          </table:table-cell>
          <table:table-cell office:value-type="float" office:value="79.864508740406407" table:formula="of:=[.S$23]*[.$M17]" table:style-name="ce660">
            <text:p>79,865</text:p>
          </table:table-cell>
          <table:table-cell office:value-type="float" office:value="86.194433777507996" table:formula="of:=[.T$23]*[.$M17]" table:style-name="ce660">
            <text:p>86,194</text:p>
          </table:table-cell>
          <table:table-cell office:value-type="float" office:value="92.524358814609599" table:formula="of:=[.U$23]*[.$M17]" table:style-name="ce660">
            <text:p>92,524</text:p>
          </table:table-cell>
          <table:table-cell office:value-type="float" office:value="98.854283851711202" table:formula="of:=[.V$23]*[.$M17]" table:style-name="ce661">
            <text:p>98,854</text:p>
          </table:table-cell>
          <table:table-cell office:value-type="float" office:value="105.1842088888128" table:formula="of:=[.W$23]*[.$M17]" table:style-name="ce660">
            <text:p>105,184</text:p>
          </table:table-cell>
          <table:table-cell office:value-type="float" office:value="111.51413392591442" table:formula="of:=[.X$23]*[.$M17]" table:style-name="ce660">
            <text:p>111,514</text:p>
          </table:table-cell>
          <table:table-cell office:value-type="float" office:value="117.844058963016" table:formula="of:=[.Y$23]*[.$M17]" table:style-name="ce660">
            <text:p>117,844</text:p>
          </table:table-cell>
          <table:table-cell office:value-type="float" office:value="124.17398400011763" table:formula="of:=[.Z$23]*[.$M17]" table:style-name="ce660">
            <text:p>124,174</text:p>
          </table:table-cell>
          <table:table-cell office:value-type="float" office:value="136.83383407432083" table:formula="of:=[.AA$23]*[.$M17]" table:style-name="ce661">
            <text:p>136,834</text:p>
          </table:table-cell>
          <table:table-cell table:style-name="ce2"/>
          <table:table-cell office:value-type="float" office:value="309" table:formula="of:=[.K17]" table:style-name="ce586">
            <text:p>309</text:p>
          </table:table-cell>
          <table:table-cell table:number-columns-repeated="2" table:style-name="ce2"/>
          <table:table-cell table:number-columns-repeated="16353"/>
        </table:table-row>
        <table:table-row table:style-name="ro4">
          <table:table-cell office:value-type="string" table:style-name="ce446">
            <text:p>Sprout Chance</text:p>
          </table:table-cell>
          <table:table-cell table:number-columns-repeated="2" table:style-name="ce2"/>
          <table:table-cell office:value-type="string" table:number-columns-spanned="2" table:number-rows-spanned="2" table:style-name="ce172">
            <text:p>OUTDATED!! NEW SHEET HERE</text:p>
          </table:table-cell>
          <table:covered-table-cell/>
          <table:table-cell office:value-type="string" table:number-columns-spanned="2" table:number-rows-spanned="2" table:style-name="ce173">
            <text:p><text:a xlink:href="https://bit.ly/3wvRCha">https://bit.ly/3wvRCha</text:a></text:p>
          </table:table-cell>
          <table:covered-table-cell/>
          <table:table-cell table:number-columns-repeated="6" table:style-name="ce2"/>
          <table:table-cell table:number-columns-repeated="11" table:style-name="ce5"/>
          <table:table-cell table:number-columns-repeated="7" table:style-name="ce2"/>
          <table:table-cell table:number-columns-repeated="16353"/>
        </table:table-row>
        <table:table-row table:style-name="ro4">
          <table:table-cell office:value-type="string" table:style-name="ce446">
            <text:p>(check in-game stats)</text:p>
          </table:table-cell>
          <table:table-cell table:number-columns-repeated="2" table:style-name="ce2"/>
          <table:covered-table-cell/>
          <table:covered-table-cell/>
          <table:covered-table-cell/>
          <table:covered-table-cell/>
          <table:table-cell table:number-columns-repeated="6" table:style-name="ce2"/>
          <table:table-cell table:number-columns-repeated="3" table:style-name="ce5"/>
          <table:table-cell office:value-type="float" office:value="0" table:formula="of:=TRANSPOSE([.E2:.E12])" table:number-matrix-columns-spanned="11" table:number-matrix-rows-spanned="1" table:style-name="ce2">
            <text:p>0</text:p>
          </table:table-cell>
          <table:table-cell office:value-type="float" office:value="2" table:style-name="ce2">
            <text:p>2</text:p>
          </table:table-cell>
          <table:table-cell office:value-type="float" office:value="4" table:style-name="ce2">
            <text:p>4</text:p>
          </table:table-cell>
          <table:table-cell office:value-type="float" office:value="7" table:style-name="ce2">
            <text:p>7</text:p>
          </table:table-cell>
          <table:table-cell office:value-type="float" office:value="10" table:style-name="ce2">
            <text:p>10</text:p>
          </table:table-cell>
          <table:table-cell office:value-type="float" office:value="13" table:style-name="ce2">
            <text:p>13</text:p>
          </table:table-cell>
          <table:table-cell office:value-type="float" office:value="17" table:style-name="ce2">
            <text:p>17</text:p>
          </table:table-cell>
          <table:table-cell office:value-type="float" office:value="22" table:style-name="ce2">
            <text:p>22</text:p>
          </table:table-cell>
          <table:table-cell office:value-type="float" office:value="27" table:style-name="ce2">
            <text:p>27</text:p>
          </table:table-cell>
          <table:table-cell office:value-type="float" office:value="33" table:style-name="ce2">
            <text:p>33</text:p>
          </table:table-cell>
          <table:table-cell office:value-type="float" office:value="40" table:style-name="ce2">
            <text:p>40</text:p>
          </table:table-cell>
          <table:table-cell table:number-columns-repeated="4" table:style-name="ce2"/>
          <table:table-cell table:number-columns-repeated="16353"/>
        </table:table-row>
        <table:table-row table:style-name="ro4">
          <table:table-cell office:value-type="percentage" office:value="6.0789999999999997E-2" table:style-name="ce657">
            <text:p>6,079%</text:p>
          </table:table-cell>
          <table:table-cell table:number-columns-repeated="12" table:style-name="ce2"/>
          <table:table-cell table:number-columns-repeated="3" table:style-name="ce5"/>
          <table:table-cell office:value-type="float" office:value="1.34815" table:formula="of:=TRANSPOSE([.G2:.G12])" table:number-matrix-columns-spanned="11" table:number-matrix-rows-spanned="1" table:style-name="ce662">
            <text:p>1,348</text:p>
          </table:table-cell>
          <table:table-cell office:value-type="float" office:value="1.406175" table:style-name="ce662">
            <text:p>1,406</text:p>
          </table:table-cell>
          <table:table-cell office:value-type="float" office:value="1.4641999999999999" table:style-name="ce662">
            <text:p>1,464</text:p>
          </table:table-cell>
          <table:table-cell office:value-type="float" office:value="1.5802499999999999" table:style-name="ce662">
            <text:p>1,580</text:p>
          </table:table-cell>
          <table:table-cell office:value-type="float" office:value="1.6962999999999999" table:style-name="ce662">
            <text:p>1,696</text:p>
          </table:table-cell>
          <table:table-cell office:value-type="float" office:value="1.8123499999999999" table:style-name="ce662">
            <text:p>1,812</text:p>
          </table:table-cell>
          <table:table-cell office:value-type="float" office:value="1.9283999999999999" table:style-name="ce662">
            <text:p>1,928</text:p>
          </table:table-cell>
          <table:table-cell office:value-type="float" office:value="2.0444500000000003" table:style-name="ce662">
            <text:p>2,044</text:p>
          </table:table-cell>
          <table:table-cell office:value-type="float" office:value="2.1604999999999999" table:style-name="ce662">
            <text:p>2,161</text:p>
          </table:table-cell>
          <table:table-cell office:value-type="float" office:value="2.2765500000000003" table:style-name="ce662">
            <text:p>2,277</text:p>
          </table:table-cell>
          <table:table-cell office:value-type="float" office:value="2.5086500000000003" table:style-name="ce662">
            <text:p>2,509</text:p>
          </table:table-cell>
          <table:table-cell table:number-columns-repeated="4" table:style-name="ce2"/>
          <table:table-cell table:number-columns-repeated="16353"/>
        </table:table-row>
        <table:table-row table:style-name="ro4">
          <table:table-cell table:style-name="ce663"/>
          <table:table-cell table:number-columns-repeated="12" table:style-name="ce2"/>
          <table:table-cell table:number-columns-repeated="3" table:style-name="ce5"/>
          <table:table-cell table:number-columns-repeated="15" table:style-name="ce2"/>
          <table:table-cell table:number-columns-repeated="16353"/>
        </table:table-row>
        <table:table-row table:style-name="ro4">
          <table:table-cell table:number-columns-repeated="10" table:style-name="ce2"/>
          <table:table-cell table:number-columns-repeated="2" table:style-name="ce664"/>
          <table:table-cell table:style-name="ce2"/>
          <table:table-cell table:number-columns-repeated="3" table:style-name="ce5"/>
          <table:table-cell table:number-columns-repeated="11" table:style-name="ce665"/>
          <table:table-cell table:number-columns-repeated="4" table:style-name="ce2"/>
          <table:table-cell table:number-columns-repeated="16353"/>
        </table:table-row>
        <table:table-row table:style-name="ro4">
          <table:table-cell table:style-name="ce2"/>
          <table:table-cell table:number-columns-repeated="2" table:style-name="ce5"/>
          <table:table-cell table:number-columns-repeated="9" table:style-name="ce2"/>
          <table:table-cell table:number-columns-repeated="4" table:style-name="ce5"/>
          <table:table-cell table:number-columns-repeated="11" table:style-name="ce665"/>
          <table:table-cell table:number-columns-repeated="4" table:style-name="ce2"/>
          <table:table-cell table:number-columns-repeated="16353"/>
        </table:table-row>
        <table:table-row table:style-name="ro4">
          <table:table-cell office:value-type="string" table:style-name="ce3">
            <text:p>By: [RG] Durtan, Mordial,<text:s/><text:span text:style-name="T3">Mmlh,</text:span><text:s/>rawrzcookie, and Itzdaskull (not on discord)</text:p>
          </table:table-cell>
          <table:table-cell table:number-columns-repeated="2" table:style-name="ce3"/>
          <table:table-cell table:number-columns-repeated="9" table:style-name="ce2"/>
          <table:table-cell table:number-columns-repeated="2" table:style-name="ce5"/>
          <table:table-cell table:number-columns-repeated="2" table:style-name="ce543"/>
          <table:table-cell table:number-columns-repeated="11" table:style-name="ce665"/>
          <table:table-cell table:number-columns-repeated="2" table:style-name="ce543"/>
          <table:table-cell table:number-columns-repeated="2" table:style-name="ce2"/>
          <table:table-cell table:number-columns-repeated="16353"/>
        </table:table-row>
        <table:table-row table:style-name="ro4">
          <table:table-cell table:number-columns-repeated="5" table:style-name="ce3"/>
          <table:table-cell table:number-columns-repeated="7" table:style-name="ce2"/>
          <table:table-cell table:number-columns-repeated="2" table:style-name="ce5"/>
          <table:table-cell table:number-columns-repeated="2" table:style-name="ce543"/>
          <table:table-cell table:number-columns-repeated="11" table:style-name="ce665"/>
          <table:table-cell table:number-columns-repeated="2" table:style-name="ce543"/>
          <table:table-cell table:number-columns-repeated="2" table:style-name="ce2"/>
          <table:table-cell table:number-columns-repeated="16353"/>
        </table:table-row>
        <table:table-row table:style-name="ro4">
          <table:table-cell table:number-columns-repeated="12" table:style-name="ce2"/>
          <table:table-cell table:number-columns-repeated="2" table:style-name="ce5"/>
          <table:table-cell table:number-columns-repeated="2" table:style-name="ce543"/>
          <table:table-cell table:number-columns-repeated="11" table:style-name="ce665"/>
          <table:table-cell table:number-columns-repeated="2" table:style-name="ce543"/>
          <table:table-cell table:number-columns-repeated="2" table:style-name="ce2"/>
          <table:table-cell table:number-columns-repeated="16353"/>
        </table:table-row>
        <table:table-row table:style-name="ro4">
          <table:table-cell table:style-name="ce543"/>
          <table:table-cell table:number-columns-repeated="2" table:style-name="ce3"/>
          <table:table-cell table:number-columns-repeated="9" table:style-name="ce2"/>
          <table:table-cell table:number-columns-repeated="2" table:style-name="ce5"/>
          <table:table-cell table:number-columns-repeated="2" table:style-name="ce543"/>
          <table:table-cell table:number-columns-repeated="11" table:style-name="ce665"/>
          <table:table-cell table:number-columns-repeated="2" table:style-name="ce543"/>
          <table:table-cell table:number-columns-repeated="2" table:style-name="ce2"/>
          <table:table-cell table:number-columns-repeated="16353"/>
        </table:table-row>
        <table:table-row table:style-name="ro4">
          <table:table-cell table:number-columns-repeated="5" table:style-name="ce3"/>
          <table:table-cell table:number-columns-repeated="7" table:style-name="ce2"/>
          <table:table-cell table:number-columns-repeated="2" table:style-name="ce5"/>
          <table:table-cell table:number-columns-repeated="2" table:style-name="ce543"/>
          <table:table-cell table:number-columns-repeated="11" table:style-name="ce665"/>
          <table:table-cell table:number-columns-repeated="2" table:style-name="ce543"/>
          <table:table-cell table:number-columns-repeated="2" table:style-name="ce2"/>
          <table:table-cell table:number-columns-repeated="16353"/>
        </table:table-row>
        <table:table-row table:number-rows-repeated="3" table:style-name="ro4">
          <table:table-cell table:number-columns-repeated="12" table:style-name="ce2"/>
          <table:table-cell table:number-columns-repeated="2" table:style-name="ce5"/>
          <table:table-cell table:number-columns-repeated="2" table:style-name="ce543"/>
          <table:table-cell table:number-columns-repeated="11" table:style-name="ce665"/>
          <table:table-cell table:number-columns-repeated="2" table:style-name="ce543"/>
          <table:table-cell table:number-columns-repeated="2" table:style-name="ce2"/>
          <table:table-cell table:number-columns-repeated="16353"/>
        </table:table-row>
        <table:table-row table:number-rows-repeated="2" table:style-name="ro4">
          <table:table-cell table:number-columns-repeated="14" table:style-name="ce2"/>
          <table:table-cell table:number-columns-repeated="2" table:style-name="ce543"/>
          <table:table-cell table:number-columns-repeated="11" table:style-name="ce665"/>
          <table:table-cell table:number-columns-repeated="2" table:style-name="ce543"/>
          <table:table-cell table:number-columns-repeated="2" table:style-name="ce2"/>
          <table:table-cell table:number-columns-repeated="16353"/>
        </table:table-row>
        <table:table-row table:number-rows-repeated="3" table:style-name="ro4">
          <table:table-cell table:number-columns-repeated="12" table:style-name="ce2"/>
          <table:table-cell table:number-columns-repeated="2" table:style-name="ce5"/>
          <table:table-cell table:number-columns-repeated="2" table:style-name="ce543"/>
          <table:table-cell table:number-columns-repeated="11" table:style-name="ce665"/>
          <table:table-cell table:number-columns-repeated="2" table:style-name="ce543"/>
          <table:table-cell table:number-columns-repeated="2" table:style-name="ce2"/>
          <table:table-cell table:number-columns-repeated="16353"/>
        </table:table-row>
        <table:table-row table:style-name="ro4">
          <table:table-cell table:number-columns-repeated="14" table:style-name="ce2"/>
          <table:table-cell table:number-columns-repeated="2" table:style-name="ce543"/>
          <table:table-cell table:number-columns-repeated="11" table:style-name="ce665"/>
          <table:table-cell table:number-columns-repeated="2" table:style-name="ce543"/>
          <table:table-cell table:number-columns-repeated="2" table:style-name="ce2"/>
          <table:table-cell table:number-columns-repeated="16353"/>
        </table:table-row>
        <table:table-row table:number-rows-repeated="2" table:style-name="ro4">
          <table:table-cell table:number-columns-repeated="14" table:style-name="ce2"/>
          <table:table-cell table:number-columns-repeated="15" table:style-name="ce543"/>
          <table:table-cell table:number-columns-repeated="2" table:style-name="ce2"/>
          <table:table-cell table:number-columns-repeated="16353"/>
        </table:table-row>
        <table:table-row table:number-rows-repeated="3" table:style-name="ro4">
          <table:table-cell table:number-columns-repeated="12" table:style-name="ce2"/>
          <table:table-cell table:number-columns-repeated="2" table:style-name="ce5"/>
          <table:table-cell table:number-columns-repeated="15" table:style-name="ce543"/>
          <table:table-cell table:number-columns-repeated="2" table:style-name="ce2"/>
          <table:table-cell table:number-columns-repeated="16353"/>
        </table:table-row>
        <table:table-row table:style-name="ro4">
          <table:table-cell table:style-name="ce170"/>
          <table:table-cell table:number-columns-repeated="11" table:style-name="ce2"/>
          <table:table-cell table:number-columns-repeated="2" table:style-name="ce5"/>
          <table:table-cell table:number-columns-repeated="15" table:style-name="ce543"/>
          <table:table-cell table:number-columns-repeated="2" table:style-name="ce2"/>
          <table:table-cell table:number-columns-repeated="16353"/>
        </table:table-row>
        <table:table-row table:number-rows-repeated="4" table:style-name="ro4">
          <table:table-cell table:number-columns-repeated="12" table:style-name="ce2"/>
          <table:table-cell table:number-columns-repeated="2" table:style-name="ce5"/>
          <table:table-cell table:number-columns-repeated="15" table:style-name="ce543"/>
          <table:table-cell table:number-columns-repeated="2" table:style-name="ce2"/>
          <table:table-cell table:number-columns-repeated="16353"/>
        </table:table-row>
        <table:table-row table:number-rows-repeated="1048526" table:style-name="ro2">
          <table:table-cell table:number-columns-repeated="16384"/>
        </table:table-row>
      </table:table>
      <table:table table:name="Average_Ambush_efficiency_for_C" table:style-name="ta2">
        <table:table-column table:style-name="co38" table:default-cell-style-name="ce1"/>
        <table:table-column table:style-name="co39" table:default-cell-style-name="ce1"/>
        <table:table-column table:style-name="co1" table:default-cell-style-name="ce1"/>
        <table:table-column table:style-name="co40" table:default-cell-style-name="ce1"/>
        <table:table-column table:style-name="co1" table:number-columns-repeated="3" table:default-cell-style-name="ce1"/>
        <table:table-column table:style-name="co41" table:default-cell-style-name="ce1"/>
        <table:table-column table:style-name="co42" table:default-cell-style-name="ce1"/>
        <table:table-column table:style-name="co1" table:number-columns-repeated="1015" table:default-cell-style-name="ce1"/>
        <table:table-column table:style-name="co2" table:number-columns-repeated="15360" table:default-cell-style-name="ce1"/>
        <table:table-row table:style-name="ro1">
          <table:table-cell office:value-type="string" table:style-name="ce446">
            <text:p>Multispawn chance art</text:p>
          </table:table-cell>
          <table:table-cell table:number-columns-repeated="11" table:style-name="ce2"/>
          <table:table-cell table:number-columns-repeated="16372"/>
        </table:table-row>
        <table:table-row table:style-name="ro1">
          <table:table-cell office:value-type="string" table:style-name="ce446">
            <text:p>(0% if you don't have it)</text:p>
          </table:table-cell>
          <table:table-cell table:style-name="ce2"/>
          <table:table-cell office:value-type="string" table:style-name="ce191">
            <text:p>Level</text:p>
          </table:table-cell>
          <table:table-cell office:value-type="string" table:style-name="ce192">
            <text:p>Efficiency</text:p>
          </table:table-cell>
          <table:table-cell office:value-type="string" table:style-name="ce560">
            <text:p>SP cost</text:p>
          </table:table-cell>
          <table:table-cell office:value-type="string" table:style-name="ce195">
            <text:p>Bonus chance</text:p>
          </table:table-cell>
          <table:table-cell office:value-type="string" table:style-name="ce197">
            <text:p>Bonus max size</text:p>
          </table:table-cell>
          <table:table-cell office:value-type="string" table:style-name="ce198">
            <text:p>Ambush multiplier</text:p>
          </table:table-cell>
          <table:table-cell office:value-type="string" table:style-name="ce200">
            <text:p>Ambush multiplier per level</text:p>
          </table:table-cell>
          <table:table-cell office:value-type="string" table:style-name="ce201">
            <text:p>Cumulative SP</text:p>
          </table:table-cell>
          <table:table-cell office:value-type="string" table:style-name="ce190">
            <text:p>Cum. Eff.</text:p>
          </table:table-cell>
          <table:table-cell table:style-name="ce2"/>
          <table:table-cell table:number-columns-repeated="16372"/>
        </table:table-row>
        <table:table-row table:style-name="ro1">
          <table:table-cell office:value-type="percentage" office:value="0.2" table:style-name="ce670">
            <text:p>20,0%</text:p>
          </table:table-cell>
          <table:table-cell table:style-name="ce614"/>
          <table:table-cell office:value-type="float" office:value="1" table:style-name="ce671">
            <text:p>1</text:p>
          </table:table-cell>
          <table:table-cell office:value-type="float" office:value="1.0721312377748062" table:formula="of:=[.I3]^(0.8/[.E3])" table:style-name="ce672">
            <text:p>1,07213124</text:p>
          </table:table-cell>
          <table:table-cell office:value-type="float" office:value="1" table:style-name="ce673">
            <text:p>1</text:p>
          </table:table-cell>
          <table:table-cell office:value-type="percentage" office:value="0.01" table:style-name="ce674">
            <text:p>1,00%</text:p>
          </table:table-cell>
          <table:table-cell office:value-type="float" office:value="1" table:style-name="ce212">
            <text:p>1</text:p>
          </table:table-cell>
          <table:table-cell office:value-type="float" office:value="1.8470000000000002" table:formula="of:=(6+[.G3])/2*(([.F3]+[.$A$3]+[.$A$15]+1%)*[.$A$7]*[.$A$11])+1" table:style-name="ce675">
            <text:p>1,84700</text:p>
          </table:table-cell>
          <table:table-cell office:value-type="float" office:value="1.090962787950384" table:formula="of:=[.H3]/(3*([.$A$3]+[.$A$15]+1%)*[.$A$7]*[.$A$11]+1)" table:style-name="ce676">
            <text:p>1,09096279</text:p>
          </table:table-cell>
          <table:table-cell office:value-type="float" office:value="1" table:style-name="ce217">
            <text:p>1</text:p>
          </table:table-cell>
          <table:table-cell office:value-type="float" office:value="1.0721312377748062" table:formula="of:=([.H3]/(3*([.$A$3]+[.$A$15]+1%)*[.$A$7]*[.$A$11]+1))^(0.8/[.J3])" table:style-name="ce677">
            <text:p>1,07213124</text:p>
          </table:table-cell>
          <table:table-cell table:style-name="ce2"/>
          <table:table-cell table:number-columns-repeated="16372"/>
        </table:table-row>
        <table:table-row table:style-name="ro1">
          <table:table-cell table:number-columns-repeated="2" table:style-name="ce2"/>
          <table:table-cell office:value-type="float" office:value="2" table:style-name="ce671">
            <text:p>2</text:p>
          </table:table-cell>
          <table:table-cell office:value-type="float" office:value="1.0311887065256744" table:formula="of:=[.I4]^(0.8/[.E4])" table:style-name="ce672">
            <text:p>1,03118871</text:p>
          </table:table-cell>
          <table:table-cell office:value-type="float" office:value="2" table:style-name="ce673">
            <text:p>2</text:p>
          </table:table-cell>
          <table:table-cell office:value-type="percentage" office:value="1.6E-2" table:style-name="ce674">
            <text:p>1,60%</text:p>
          </table:table-cell>
          <table:table-cell office:value-type="float" office:value="2" table:style-name="ce212">
            <text:p>2</text:p>
          </table:table-cell>
          <table:table-cell office:value-type="float" office:value="1.9944000000000002" table:formula="of:=(6+[.G4])/2*(([.F4]+[.$A$3]+[.$A$15]+1%)*[.$A$7]*[.$A$11])+1" table:style-name="ce675">
            <text:p>1,99440</text:p>
          </table:table-cell>
          <table:table-cell office:value-type="float" office:value="1.0798050893340552" table:formula="of:=[.H4]/[.H3]" table:style-name="ce676">
            <text:p>1,07980509</text:p>
          </table:table-cell>
          <table:table-cell office:value-type="float" office:value="3" table:style-name="ce217">
            <text:p>3</text:p>
          </table:table-cell>
          <table:table-cell office:value-type="float" office:value="1.0446594773872699" table:formula="of:=([.H4]/(3*([.$A$3]+[.$A$15]+1%)*[.$A$7]*[.$A$11]+1))^(0.8/[.J4])" table:style-name="ce677">
            <text:p>1,04465948</text:p>
          </table:table-cell>
          <table:table-cell table:style-name="ce2"/>
          <table:table-cell table:number-columns-repeated="16372"/>
        </table:table-row>
        <table:table-row table:style-name="ro1">
          <table:table-cell office:value-type="string" table:style-name="ce446">
            <text:p>All prob art</text:p>
          </table:table-cell>
          <table:table-cell table:style-name="ce2"/>
          <table:table-cell office:value-type="float" office:value="3" table:style-name="ce671">
            <text:p>3</text:p>
          </table:table-cell>
          <table:table-cell office:value-type="float" office:value="1.0562860874358695" table:formula="of:=[.I5]^(0.8/[.E5])" table:style-name="ce672">
            <text:p>1,05628609</text:p>
          </table:table-cell>
          <table:table-cell office:value-type="float" office:value="2" table:style-name="ce673">
            <text:p>2</text:p>
          </table:table-cell>
          <table:table-cell office:value-type="percentage" office:value="2.4E-2" table:style-name="ce674">
            <text:p>2,40%</text:p>
          </table:table-cell>
          <table:table-cell office:value-type="float" office:value="4" table:style-name="ce212">
            <text:p>4</text:p>
          </table:table-cell>
          <table:table-cell office:value-type="float" office:value="2.2869999999999999" table:formula="of:=(6+[.G5])/2*(([.F5]+[.$A$3]+[.$A$15]+1%)*[.$A$7]*[.$A$11])+1" table:style-name="ce675">
            <text:p>2,28700</text:p>
          </table:table-cell>
          <table:table-cell office:value-type="float" office:value="1.146710790212595" table:formula="of:=[.H5]/[.H4]" table:style-name="ce676">
            <text:p>1,14671079</text:p>
          </table:table-cell>
          <table:table-cell office:value-type="float" office:value="5" table:style-name="ce217">
            <text:p>5</text:p>
          </table:table-cell>
          <table:table-cell office:value-type="float" office:value="1.0492946850158023" table:formula="of:=([.H5]/(3*([.$A$3]+[.$A$15]+1%)*[.$A$7]*[.$A$11]+1))^(0.8/[.J5])" table:style-name="ce677">
            <text:p>1,04929469</text:p>
          </table:table-cell>
          <table:table-cell table:style-name="ce2"/>
          <table:table-cell table:number-columns-repeated="16372"/>
        </table:table-row>
        <table:table-row table:style-name="ro1">
          <table:table-cell office:value-type="string" table:style-name="ce446">
            <text:p>(1 if you don't have it)</text:p>
          </table:table-cell>
          <table:table-cell table:style-name="ce2"/>
          <table:table-cell office:value-type="float" office:value="4" table:style-name="ce671">
            <text:p>4</text:p>
          </table:table-cell>
          <table:table-cell office:value-type="float" office:value="1.0372936565670152" table:formula="of:=[.I6]^(0.8/[.E6])" table:style-name="ce672">
            <text:p>1,03729366</text:p>
          </table:table-cell>
          <table:table-cell office:value-type="float" office:value="3" table:style-name="ce673">
            <text:p>3</text:p>
          </table:table-cell>
          <table:table-cell office:value-type="percentage" office:value="3.5999999999999997E-2" table:style-name="ce674">
            <text:p>3,60%</text:p>
          </table:table-cell>
          <table:table-cell office:value-type="float" office:value="6" table:style-name="ce212">
            <text:p>6</text:p>
          </table:table-cell>
          <table:table-cell office:value-type="float" office:value="2.6236000000000006" table:formula="of:=(6+[.G6])/2*(([.F6]+[.$A$3]+[.$A$15]+1%)*[.$A$7]*[.$A$11])+1" table:style-name="ce675">
            <text:p>2,62360</text:p>
          </table:table-cell>
          <table:table-cell office:value-type="float" office:value="1.1471797114123308" table:formula="of:=[.H6]/[.H5]" table:style-name="ce676">
            <text:p>1,14717971</text:p>
          </table:table-cell>
          <table:table-cell office:value-type="float" office:value="8" table:style-name="ce217">
            <text:p>8</text:p>
          </table:table-cell>
          <table:table-cell office:value-type="float" office:value="1.044778113955898" table:formula="of:=([.H6]/(3*([.$A$3]+[.$A$15]+1%)*[.$A$7]*[.$A$11]+1))^(0.8/[.J6])" table:style-name="ce677">
            <text:p>1,04477811</text:p>
          </table:table-cell>
          <table:table-cell table:style-name="ce2"/>
          <table:table-cell table:number-columns-repeated="16372"/>
        </table:table-row>
        <table:table-row table:style-name="ro1">
          <table:table-cell office:value-type="float" office:value="1.1000000000000001" table:style-name="ce447">
            <text:p>1,1</text:p>
          </table:table-cell>
          <table:table-cell table:style-name="ce2"/>
          <table:table-cell office:value-type="float" office:value="5" table:style-name="ce671">
            <text:p>5</text:p>
          </table:table-cell>
          <table:table-cell office:value-type="float" office:value="1.037996933115207" table:formula="of:=[.I7]^(0.8/[.E7])" table:style-name="ce672">
            <text:p>1,03799693</text:p>
          </table:table-cell>
          <table:table-cell office:value-type="float" office:value="3" table:style-name="ce673">
            <text:p>3</text:p>
          </table:table-cell>
          <table:table-cell office:value-type="percentage" office:value="5.1999999999999998E-2" table:style-name="ce674">
            <text:p>5,20%</text:p>
          </table:table-cell>
          <table:table-cell office:value-type="float" office:value="8" table:style-name="ce212">
            <text:p>8</text:p>
          </table:table-cell>
          <table:table-cell office:value-type="float" office:value="3.0174000000000003" table:formula="of:=(6+[.G7])/2*(([.F7]+[.$A$3]+[.$A$15]+1%)*[.$A$7]*[.$A$11])+1" table:style-name="ce675">
            <text:p>3,01740</text:p>
          </table:table-cell>
          <table:table-cell office:value-type="float" office:value="1.1500991004726329" table:formula="of:=[.H7]/[.H6]" table:style-name="ce676">
            <text:p>1,15009910</text:p>
          </table:table-cell>
          <table:table-cell office:value-type="float" office:value="11" table:style-name="ce217">
            <text:p>11</text:p>
          </table:table-cell>
          <table:table-cell office:value-type="float" office:value="1.0429243196329046" table:formula="of:=([.H7]/(3*([.$A$3]+[.$A$15]+1%)*[.$A$7]*[.$A$11]+1))^(0.8/[.J7])" table:style-name="ce677">
            <text:p>1,04292432</text:p>
          </table:table-cell>
          <table:table-cell table:style-name="ce2"/>
          <table:table-cell table:number-columns-repeated="16372"/>
        </table:table-row>
        <table:table-row table:style-name="ro1">
          <table:table-cell table:number-columns-repeated="2" table:style-name="ce2"/>
          <table:table-cell office:value-type="float" office:value="6" table:style-name="ce671">
            <text:p>6</text:p>
          </table:table-cell>
          <table:table-cell office:value-type="float" office:value="1.0409913472336842" table:formula="of:=[.I8]^(0.8/[.E8])" table:style-name="ce672">
            <text:p>1,04099135</text:p>
          </table:table-cell>
          <table:table-cell office:value-type="float" office:value="3" table:style-name="ce673">
            <text:p>3</text:p>
          </table:table-cell>
          <table:table-cell office:value-type="percentage" office:value="7.4999999999999997E-2" table:style-name="ce674">
            <text:p>7,50%</text:p>
          </table:table-cell>
          <table:table-cell office:value-type="float" office:value="10" table:style-name="ce212">
            <text:p>10</text:p>
          </table:table-cell>
          <table:table-cell office:value-type="float" office:value="3.5080000000000005" table:formula="of:=(6+[.G8])/2*(([.F8]+[.$A$3]+[.$A$15]+1%)*[.$A$7]*[.$A$11])+1" table:style-name="ce675">
            <text:p>3,50800</text:p>
          </table:table-cell>
          <table:table-cell office:value-type="float" office:value="1.1625903095380128" table:formula="of:=[.H8]/[.H7]" table:style-name="ce676">
            <text:p>1,16259031</text:p>
          </table:table-cell>
          <table:table-cell office:value-type="float" office:value="14" table:style-name="ce217">
            <text:p>14</text:p>
          </table:table-cell>
          <table:table-cell office:value-type="float" office:value="1.0425098093319245" table:formula="of:=([.H8]/(3*([.$A$3]+[.$A$15]+1%)*[.$A$7]*[.$A$11]+1))^(0.8/[.J8])" table:style-name="ce677">
            <text:p>1,04250981</text:p>
          </table:table-cell>
          <table:table-cell table:style-name="ce2"/>
          <table:table-cell table:number-columns-repeated="16372"/>
        </table:table-row>
        <table:table-row table:style-name="ro1">
          <table:table-cell office:value-type="string" table:style-name="ce446">
            <text:p>All prob on main slash</text:p>
          </table:table-cell>
          <table:table-cell table:style-name="ce2"/>
          <table:table-cell office:value-type="float" office:value="7" table:style-name="ce671">
            <text:p>7</text:p>
          </table:table-cell>
          <table:table-cell office:value-type="float" office:value="1.0335999443398538" table:formula="of:=[.I9]^(0.8/[.E9])" table:style-name="ce672">
            <text:p>1,03359994</text:p>
          </table:table-cell>
          <table:table-cell office:value-type="float" office:value="4" table:style-name="ce673">
            <text:p>4</text:p>
          </table:table-cell>
          <table:table-cell office:value-type="percentage" office:value="0.107" table:style-name="ce674">
            <text:p>10,70%</text:p>
          </table:table-cell>
          <table:table-cell office:value-type="float" office:value="12" table:style-name="ce212">
            <text:p>12</text:p>
          </table:table-cell>
          <table:table-cell office:value-type="float" office:value="4.1383000000000001" table:formula="of:=(6+[.G9])/2*(([.F9]+[.$A$3]+[.$A$15]+1%)*[.$A$7]*[.$A$11])+1" table:style-name="ce675">
            <text:p>4,13830</text:p>
          </table:table-cell>
          <table:table-cell office:value-type="float" office:value="1.1796750285062712" table:formula="of:=[.H9]/[.H8]" table:style-name="ce676">
            <text:p>1,17967503</text:p>
          </table:table-cell>
          <table:table-cell office:value-type="float" office:value="18" table:style-name="ce217">
            <text:p>18</text:p>
          </table:table-cell>
          <table:table-cell office:value-type="float" office:value="1.0405232250597487" table:formula="of:=([.H9]/(3*([.$A$3]+[.$A$15]+1%)*[.$A$7]*[.$A$11]+1))^(0.8/[.J9])" table:style-name="ce677">
            <text:p>1,04052323</text:p>
          </table:table-cell>
          <table:table-cell table:style-name="ce2"/>
          <table:table-cell table:number-columns-repeated="16372"/>
        </table:table-row>
        <table:table-row table:style-name="ro1">
          <table:table-cell office:value-type="string" table:style-name="ce446">
            <text:p>(1 if it's not on it)</text:p>
          </table:table-cell>
          <table:table-cell table:style-name="ce2"/>
          <table:table-cell office:value-type="float" office:value="8" table:style-name="ce671">
            <text:p>8</text:p>
          </table:table-cell>
          <table:table-cell office:value-type="float" office:value="1.0297682246005795" table:formula="of:=[.I10]^(0.8/[.E10])" table:style-name="ce672">
            <text:p>1,02976822</text:p>
          </table:table-cell>
          <table:table-cell office:value-type="float" office:value="5" table:style-name="ce673">
            <text:p>5</text:p>
          </table:table-cell>
          <table:table-cell office:value-type="percentage" office:value="0.151" table:style-name="ce674">
            <text:p>15,10%</text:p>
          </table:table-cell>
          <table:table-cell office:value-type="float" office:value="14" table:style-name="ce212">
            <text:p>14</text:p>
          </table:table-cell>
          <table:table-cell office:value-type="float" office:value="4.9710000000000001" table:formula="of:=(6+[.G10])/2*(([.F10]+[.$A$3]+[.$A$15]+1%)*[.$A$7]*[.$A$11])+1" table:style-name="ce675">
            <text:p>4,97100</text:p>
          </table:table-cell>
          <table:table-cell office:value-type="float" office:value="1.2012178914046832" table:formula="of:=[.H10]/[.H9]" table:style-name="ce676">
            <text:p>1,20121789</text:p>
          </table:table-cell>
          <table:table-cell office:value-type="float" office:value="23" table:style-name="ce217">
            <text:p>23</text:p>
          </table:table-cell>
          <table:table-cell office:value-type="float" office:value="1.0381756665796553" table:formula="of:=([.H10]/(3*([.$A$3]+[.$A$15]+1%)*[.$A$7]*[.$A$11]+1))^(0.8/[.J10])" table:style-name="ce677">
            <text:p>1,03817567</text:p>
          </table:table-cell>
          <table:table-cell table:style-name="ce2"/>
          <table:table-cell table:number-columns-repeated="16372"/>
        </table:table-row>
        <table:table-row table:style-name="ro1">
          <table:table-cell office:value-type="float" office:value="1" table:style-name="ce447">
            <text:p>1</text:p>
          </table:table-cell>
          <table:table-cell table:style-name="ce2"/>
          <table:table-cell office:value-type="float" office:value="9" table:style-name="ce671">
            <text:p>9</text:p>
          </table:table-cell>
          <table:table-cell office:value-type="float" office:value="1.033784272617994" table:formula="of:=[.I11]^(0.8/[.E11])" table:style-name="ce672">
            <text:p>1,03378427</text:p>
          </table:table-cell>
          <table:table-cell office:value-type="float" office:value="5" table:style-name="ce673">
            <text:p>5</text:p>
          </table:table-cell>
          <table:table-cell office:value-type="percentage" office:value="0.21299999999999999" table:style-name="ce674">
            <text:p>21,30%</text:p>
          </table:table-cell>
          <table:table-cell office:value-type="float" office:value="16" table:style-name="ce212">
            <text:p>16</text:p>
          </table:table-cell>
          <table:table-cell office:value-type="float" office:value="6.1183000000000014" table:formula="of:=(6+[.G11])/2*(([.F11]+[.$A$3]+[.$A$15]+1%)*[.$A$7]*[.$A$11])+1" table:style-name="ce675">
            <text:p>6,11830</text:p>
          </table:table-cell>
          <table:table-cell office:value-type="float" office:value="1.2307986320659829" table:formula="of:=[.H11]/[.H10]" table:style-name="ce676">
            <text:p>1,23079863</text:p>
          </table:table-cell>
          <table:table-cell office:value-type="float" office:value="28" table:style-name="ce217">
            <text:p>28</text:p>
          </table:table-cell>
          <table:table-cell office:value-type="float" office:value="1.0373901232365983" table:formula="of:=([.H11]/(3*([.$A$3]+[.$A$15]+1%)*[.$A$7]*[.$A$11]+1))^(0.8/[.J11])" table:style-name="ce677">
            <text:p>1,03739012</text:p>
          </table:table-cell>
          <table:table-cell table:style-name="ce2"/>
          <table:table-cell table:number-columns-repeated="16372"/>
        </table:table-row>
        <table:table-row table:style-name="ro1">
          <table:table-cell table:number-columns-repeated="2" table:style-name="ce2"/>
          <table:table-cell office:value-type="float" office:value="10" table:style-name="ce671">
            <text:p>10</text:p>
          </table:table-cell>
          <table:table-cell office:value-type="float" office:value="1.0413837254348388" table:formula="of:=[.I12]^(0.8/[.E12])" table:style-name="ce672">
            <text:p>1,04138373</text:p>
          </table:table-cell>
          <table:table-cell office:value-type="float" office:value="6" table:style-name="ce673">
            <text:p>6</text:p>
          </table:table-cell>
          <table:table-cell office:value-type="percentage" office:value="0.3" table:style-name="ce674">
            <text:p>30,00%</text:p>
          </table:table-cell>
          <table:table-cell office:value-type="float" office:value="20" table:style-name="ce212">
            <text:p>20</text:p>
          </table:table-cell>
          <table:table-cell office:value-type="float" office:value="8.293000000000001" table:formula="of:=(6+[.G12])/2*(([.F12]+[.$A$3]+[.$A$15]+1%)*[.$A$7]*[.$A$11])+1" table:style-name="ce675">
            <text:p>8,29300</text:p>
          </table:table-cell>
          <table:table-cell office:value-type="float" office:value="1.3554418711079874" table:formula="of:=[.H12]/[.H11]" table:style-name="ce676">
            <text:p>1,35544187</text:p>
          </table:table-cell>
          <table:table-cell office:value-type="float" office:value="34" table:style-name="ce217">
            <text:p>34</text:p>
          </table:table-cell>
          <table:table-cell office:value-type="float" office:value="1.0380937620292596" table:formula="of:=([.H12]/(3*([.$A$3]+[.$A$15]+1%)*[.$A$7]*[.$A$11]+1))^(0.8/[.J12])" table:style-name="ce677">
            <text:p>1,03809376</text:p>
          </table:table-cell>
          <table:table-cell table:style-name="ce2"/>
          <table:table-cell table:number-columns-repeated="16372"/>
        </table:table-row>
        <table:table-row table:style-name="ro1">
          <table:table-cell office:value-type="string" table:style-name="ce446">
            <text:p>Multispawn on main slash</text:p>
          </table:table-cell>
          <table:table-cell table:number-columns-repeated="11" table:style-name="ce2"/>
          <table:table-cell table:number-columns-repeated="16372"/>
        </table:table-row>
        <table:table-row table:style-name="ro1">
          <table:table-cell office:value-type="string" table:style-name="ce446">
            <text:p>(0% if it's not on it)</text:p>
          </table:table-cell>
          <table:table-cell table:style-name="ce2"/>
          <table:table-cell table:style-name="ce2">
            <draw:frame draw:z-index="1" draw:id="id0" draw:style-name="a6" draw:name="Chart 1" svg:x="0.12514in" svg:y="0.17722in" svg:width="3.40597in" svg:height="2.10389in" style:rel-width="scale" style:rel-height="scale">
              <draw:object xlink:href="Object 1/" xlink:type="simple" xlink:show="embed" xlink:actuate="onLoad"/>
              <svg:title/>
              <svg:desc/>
            </draw:frame>
          </table:table-cell>
          <table:table-cell table:number-columns-repeated="9" table:style-name="ce2"/>
          <table:table-cell table:number-columns-repeated="16372"/>
        </table:table-row>
        <table:table-row table:style-name="ro1">
          <table:table-cell office:value-type="percentage" office:value="0" table:style-name="ce598">
            <text:p>0,00%</text:p>
          </table:table-cell>
          <table:table-cell table:number-columns-repeated="11" table:style-name="ce2"/>
          <table:table-cell table:number-columns-repeated="16372"/>
        </table:table-row>
        <table:table-row table:number-rows-repeated="9" table:style-name="ro1">
          <table:table-cell table:number-columns-repeated="12" table:style-name="ce2"/>
          <table:table-cell table:number-columns-repeated="16372"/>
        </table:table-row>
        <table:table-row table:style-name="ro1">
          <table:table-cell table:number-columns-repeated="12" table:style-name="ce5"/>
          <table:table-cell table:number-columns-repeated="16372"/>
        </table:table-row>
        <table:table-row table:number-rows-repeated="1048551" table:style-name="ro2">
          <table:table-cell table:number-columns-repeated="16384"/>
        </table:table-row>
      </table:table>
      <table:table table:name="Number_conversion" table:style-name="ta1">
        <table:table-column table:style-name="co43" table:number-columns-repeated="2" table:default-cell-style-name="ce1"/>
        <table:table-column table:style-name="co44" table:number-columns-repeated="9" table:default-cell-style-name="ce1" table:visibility="collapse"/>
        <table:table-column table:style-name="co1" table:number-columns-repeated="1013" table:default-cell-style-name="ce1"/>
        <table:table-column table:style-name="co2" table:number-columns-repeated="15360" table:default-cell-style-name="ce1"/>
        <table:table-row table:style-name="ro1">
          <table:table-cell office:value-type="string" table:style-name="ce678">
            <text:p>Input</text:p>
          </table:table-cell>
          <table:table-cell office:value-type="string" table:style-name="ce678">
            <text:p>Output</text:p>
          </table:table-cell>
          <table:table-cell office:value-type="string" office:string-value="1hckzwrtsbdcd" table:formula="of:=IFERROR(SUBSTITUTE([.A2];&quot;,&quot;;&quot;.&quot;);[.A2])" table:style-name="ce1">
            <text:p>1hckzwrtsbdcd</text:p>
          </table:table-cell>
          <table:table-cell table:number-columns-repeated="3" table:style-name="ce1"/>
          <table:table-cell office:value-type="string" table:style-name="ce679">
            <text:p>a</text:p>
          </table:table-cell>
          <table:table-cell office:value-type="float" office:value="1" table:formula="of:=ROW([.H1:.H50])" table:number-matrix-columns-spanned="1" table:number-matrix-rows-spanned="50" table:style-name="ce679">
            <text:p>1</text:p>
          </table:table-cell>
          <table:table-cell office:value-type="float" office:value="1" table:formula="of:=IF(AND(ISNUMBER([.K1]);NOT(ISNUMBER([.K2])));1;0)" table:style-name="ce679">
            <text:p>1</text:p>
          </table:table-cell>
          <table:table-cell office:value-type="string" office:string-value="1" table:formula="of:=LEFT([.C1];[.H1:.H50])" table:number-matrix-columns-spanned="1" table:number-matrix-rows-spanned="50" table:style-name="ce679">
            <text:p>1</text:p>
          </table:table-cell>
          <table:table-cell office:value-type="float" office:value="1" table:formula="of:=IFERROR(VALUE([.J1:.J50]);&quot;-&quot;)" table:number-matrix-columns-spanned="1" table:number-matrix-rows-spanned="50" table:style-name="ce1">
            <text:p>1</text:p>
          </table:table-cell>
          <table:table-cell table:number-columns-repeated="16373"/>
        </table:table-row>
        <table:table-row table:style-name="ro1">
          <table:table-cell office:value-type="string" table:style-name="ce680">
            <text:p>1hckzwrtsbdcd</text:p>
          </table:table-cell>
          <table:table-cell office:value-type="string" office:string-value="1e89554805296428100" table:formula="of:=IF(ISNUMBER([.A2]);&quot;Please input letter notation!&quot;;[.C2]/10^(COM.MICROSOFT.FLOOR(LOG([.C2]);1))&amp;&quot;e&quot;&amp;SUM([.F2:.F50])-66+COM.MICROSOFT.FLOOR(LOG([.C2]);1))" table:style-name="ce543">
            <text:p>1e89554805296428100</text:p>
          </table:table-cell>
          <table:table-cell office:value-type="string" office:string-value="1" table:formula="of:=VLOOKUP(1;[.I:.J];2;0)" table:style-name="ce1">
            <text:p>1</text:p>
          </table:table-cell>
          <table:table-cell office:value-type="string" office:string-value="h" table:formula="of:=MID([.C$3];INDIRECT([.C4]);1)" table:number-matrix-columns-spanned="1" table:number-matrix-rows-spanned="12" table:style-name="ce1">
            <text:p>h</text:p>
          </table:table-cell>
          <table:table-cell office:value-type="float" office:value="8" table:formula="of:=IFERROR(VLOOKUP([.D2:.D50];[.G:.H];2;0);&quot;&quot;)" table:number-matrix-columns-spanned="1" table:number-matrix-rows-spanned="49" table:style-name="ce1">
            <text:p>8</text:p>
          </table:table-cell>
          <table:table-cell office:value-type="float" office:value="8.8088267687706624E+16" table:formula="of:=IF([.E2:.E50]&lt;&gt;&quot;&quot;;[.E2:.E50]*3*26^(LEN([.C3])-[.H1:.H50]);&quot;&quot;)" table:number-matrix-columns-spanned="1" table:number-matrix-rows-spanned="49" table:style-name="ce1">
            <text:p>8,80883E+16</text:p>
          </table:table-cell>
          <table:table-cell office:value-type="string" table:style-name="ce679">
            <text:p>b</text:p>
          </table:table-cell>
          <table:table-cell office:value-type="float" office:value="2" table:style-name="ce1">
            <text:p>2</text:p>
          </table:table-cell>
          <table:table-cell office:value-type="float" office:value="0" table:formula="of:=IF(AND(ISNUMBER([.K2]);NOT(ISNUMBER([.K3])));1;0)" table:style-name="ce679">
            <text:p>0</text:p>
          </table:table-cell>
          <table:table-cell office:value-type="string" office:string-value="1h" table:style-name="ce681">
            <text:p>1h</text:p>
          </table:table-cell>
          <table:table-cell office:value-type="string" office:string-value="-" table:style-name="ce1">
            <text:p>-</text:p>
          </table:table-cell>
          <table:table-cell table:number-columns-repeated="16373"/>
        </table:table-row>
        <table:table-row table:style-name="ro1">
          <table:table-cell table:number-columns-repeated="2" table:style-name="ce543"/>
          <table:table-cell office:value-type="string" office:string-value="hckzwrtsbdcd" table:formula="of:=RIGHT([.A2];LEN([.A2])-LEN([.C2]))" table:style-name="ce1">
            <text:p>hckzwrtsbdcd</text:p>
          </table:table-cell>
          <table:table-cell office:value-type="string" office:string-value="c" table:style-name="ce1">
            <text:p>c</text:p>
          </table:table-cell>
          <table:table-cell office:value-type="float" office:value="3" table:style-name="ce1">
            <text:p>3</text:p>
          </table:table-cell>
          <table:table-cell office:value-type="float" office:value="1270503860880384" table:style-name="ce1">
            <text:p>1,2705E+15</text:p>
          </table:table-cell>
          <table:table-cell office:value-type="string" table:style-name="ce679">
            <text:p>c</text:p>
          </table:table-cell>
          <table:table-cell office:value-type="float" office:value="3" table:style-name="ce1">
            <text:p>3</text:p>
          </table:table-cell>
          <table:table-cell office:value-type="float" office:value="0" table:formula="of:=IF(AND(ISNUMBER([.K3]);NOT(ISNUMBER([.K4])));1;0)" table:style-name="ce679">
            <text:p>0</text:p>
          </table:table-cell>
          <table:table-cell office:value-type="string" office:string-value="1hc" table:style-name="ce681">
            <text:p>1hc</text:p>
          </table:table-cell>
          <table:table-cell office:value-type="string" office:string-value="-" table:style-name="ce1">
            <text:p>-</text:p>
          </table:table-cell>
          <table:table-cell table:number-columns-repeated="16373"/>
        </table:table-row>
        <table:table-row table:style-name="ro1" table:visibility="collapse">
          <table:table-cell table:number-columns-repeated="2" table:style-name="ce1"/>
          <table:table-cell office:value-type="string" office:string-value="H1:H12" table:formula="of:=&quot;H1:&quot;&amp;ADDRESS(LEN([.C3]);8;4)" table:style-name="ce679">
            <text:p>H1:H12</text:p>
          </table:table-cell>
          <table:table-cell office:value-type="string" office:string-value="k" table:style-name="ce1">
            <text:p>k</text:p>
          </table:table-cell>
          <table:table-cell office:value-type="float" office:value="11" table:style-name="ce1">
            <text:p>11</text:p>
          </table:table-cell>
          <table:table-cell office:value-type="float" office:value="179173621406208" table:style-name="ce1">
            <text:p>1,79174E+14</text:p>
          </table:table-cell>
          <table:table-cell office:value-type="string" table:style-name="ce679">
            <text:p>d</text:p>
          </table:table-cell>
          <table:table-cell office:value-type="float" office:value="4" table:style-name="ce1">
            <text:p>4</text:p>
          </table:table-cell>
          <table:table-cell office:value-type="float" office:value="0" table:formula="of:=IF(AND(ISNUMBER([.K4]);NOT(ISNUMBER([.K5])));1;0)" table:style-name="ce679">
            <text:p>0</text:p>
          </table:table-cell>
          <table:table-cell office:value-type="string" office:string-value="1hck" table:style-name="ce681">
            <text:p>1hck</text:p>
          </table:table-cell>
          <table:table-cell office:value-type="string" office:string-value="-" table:style-name="ce1">
            <text:p>-</text:p>
          </table:table-cell>
          <table:table-cell table:number-columns-repeated="16373"/>
        </table:table-row>
        <table:table-row table:style-name="ro1" table:visibility="collapse">
          <table:table-cell table:number-columns-repeated="3" table:style-name="ce1"/>
          <table:table-cell office:value-type="string" office:string-value="z" table:style-name="ce1">
            <text:p>z</text:p>
          </table:table-cell>
          <table:table-cell office:value-type="float" office:value="26" table:style-name="ce1">
            <text:p>26</text:p>
          </table:table-cell>
          <table:table-cell office:value-type="float" office:value="16288511036928" table:style-name="ce1">
            <text:p>1,62885E+13</text:p>
          </table:table-cell>
          <table:table-cell office:value-type="string" table:style-name="ce679">
            <text:p>e</text:p>
          </table:table-cell>
          <table:table-cell office:value-type="float" office:value="5" table:style-name="ce1">
            <text:p>5</text:p>
          </table:table-cell>
          <table:table-cell office:value-type="float" office:value="0" table:formula="of:=IF(AND(ISNUMBER([.K5]);NOT(ISNUMBER([.K6])));1;0)" table:style-name="ce679">
            <text:p>0</text:p>
          </table:table-cell>
          <table:table-cell office:value-type="string" office:string-value="1hckz" table:style-name="ce681">
            <text:p>1hckz</text:p>
          </table:table-cell>
          <table:table-cell office:value-type="string" office:string-value="-" table:style-name="ce1">
            <text:p>-</text:p>
          </table:table-cell>
          <table:table-cell table:number-columns-repeated="16373"/>
        </table:table-row>
        <table:table-row table:style-name="ro1" table:visibility="collapse">
          <table:table-cell table:number-columns-repeated="3" table:style-name="ce1"/>
          <table:table-cell office:value-type="string" office:string-value="w" table:style-name="ce1">
            <text:p>w</text:p>
          </table:table-cell>
          <table:table-cell office:value-type="float" office:value="23" table:style-name="ce1">
            <text:p>23</text:p>
          </table:table-cell>
          <table:table-cell office:value-type="float" office:value="554194902144" table:style-name="ce1">
            <text:p>5,54195E+11</text:p>
          </table:table-cell>
          <table:table-cell office:value-type="string" table:style-name="ce679">
            <text:p>f</text:p>
          </table:table-cell>
          <table:table-cell office:value-type="float" office:value="6" table:style-name="ce1">
            <text:p>6</text:p>
          </table:table-cell>
          <table:table-cell office:value-type="float" office:value="0" table:formula="of:=IF(AND(ISNUMBER([.K6]);NOT(ISNUMBER([.K7])));1;0)" table:style-name="ce679">
            <text:p>0</text:p>
          </table:table-cell>
          <table:table-cell office:value-type="string" office:string-value="1hckzw" table:style-name="ce681">
            <text:p>1hckzw</text:p>
          </table:table-cell>
          <table:table-cell office:value-type="string" office:string-value="-" table:style-name="ce1">
            <text:p>-</text:p>
          </table:table-cell>
          <table:table-cell table:number-columns-repeated="16373"/>
        </table:table-row>
        <table:table-row table:style-name="ro1" table:visibility="collapse">
          <table:table-cell table:number-columns-repeated="3" table:style-name="ce1"/>
          <table:table-cell office:value-type="string" office:string-value="r" table:style-name="ce1">
            <text:p>r</text:p>
          </table:table-cell>
          <table:table-cell office:value-type="float" office:value="18" table:style-name="ce1">
            <text:p>18</text:p>
          </table:table-cell>
          <table:table-cell office:value-type="float" office:value="16681451904" table:style-name="ce1">
            <text:p>16681451904</text:p>
          </table:table-cell>
          <table:table-cell office:value-type="string" table:style-name="ce679">
            <text:p>g</text:p>
          </table:table-cell>
          <table:table-cell office:value-type="float" office:value="7" table:style-name="ce1">
            <text:p>7</text:p>
          </table:table-cell>
          <table:table-cell office:value-type="float" office:value="0" table:formula="of:=IF(AND(ISNUMBER([.K7]);NOT(ISNUMBER([.K8])));1;0)" table:style-name="ce679">
            <text:p>0</text:p>
          </table:table-cell>
          <table:table-cell office:value-type="string" office:string-value="1hckzwr" table:style-name="ce681">
            <text:p>1hckzwr</text:p>
          </table:table-cell>
          <table:table-cell office:value-type="string" office:string-value="-" table:style-name="ce1">
            <text:p>-</text:p>
          </table:table-cell>
          <table:table-cell table:number-columns-repeated="16373"/>
        </table:table-row>
        <table:table-row table:style-name="ro1" table:visibility="collapse">
          <table:table-cell table:number-columns-repeated="3" table:style-name="ce1"/>
          <table:table-cell office:value-type="string" office:string-value="t" table:style-name="ce1">
            <text:p>t</text:p>
          </table:table-cell>
          <table:table-cell office:value-type="float" office:value="20" table:style-name="ce1">
            <text:p>20</text:p>
          </table:table-cell>
          <table:table-cell office:value-type="float" office:value="712882560" table:style-name="ce1">
            <text:p>712882560</text:p>
          </table:table-cell>
          <table:table-cell office:value-type="string" table:style-name="ce679">
            <text:p>h</text:p>
          </table:table-cell>
          <table:table-cell office:value-type="float" office:value="8" table:style-name="ce1">
            <text:p>8</text:p>
          </table:table-cell>
          <table:table-cell office:value-type="float" office:value="0" table:formula="of:=IF(AND(ISNUMBER([.K8]);NOT(ISNUMBER([.K9])));1;0)" table:style-name="ce679">
            <text:p>0</text:p>
          </table:table-cell>
          <table:table-cell office:value-type="string" office:string-value="1hckzwrt" table:style-name="ce681">
            <text:p>1hckzwrt</text:p>
          </table:table-cell>
          <table:table-cell office:value-type="string" office:string-value="-" table:style-name="ce1">
            <text:p>-</text:p>
          </table:table-cell>
          <table:table-cell table:number-columns-repeated="16373"/>
        </table:table-row>
        <table:table-row table:style-name="ro1" table:visibility="collapse">
          <table:table-cell table:number-columns-repeated="3" table:style-name="ce1"/>
          <table:table-cell office:value-type="string" office:string-value="s" table:style-name="ce1">
            <text:p>s</text:p>
          </table:table-cell>
          <table:table-cell office:value-type="float" office:value="19" table:style-name="ce1">
            <text:p>19</text:p>
          </table:table-cell>
          <table:table-cell office:value-type="float" office:value="26047632" table:style-name="ce1">
            <text:p>26047632</text:p>
          </table:table-cell>
          <table:table-cell office:value-type="string" table:style-name="ce679">
            <text:p>i</text:p>
          </table:table-cell>
          <table:table-cell office:value-type="float" office:value="9" table:style-name="ce1">
            <text:p>9</text:p>
          </table:table-cell>
          <table:table-cell office:value-type="float" office:value="0" table:formula="of:=IF(AND(ISNUMBER([.K9]);NOT(ISNUMBER([.K10])));1;0)" table:style-name="ce679">
            <text:p>0</text:p>
          </table:table-cell>
          <table:table-cell office:value-type="string" office:string-value="1hckzwrts" table:style-name="ce681">
            <text:p>1hckzwrts</text:p>
          </table:table-cell>
          <table:table-cell office:value-type="string" office:string-value="-" table:style-name="ce1">
            <text:p>-</text:p>
          </table:table-cell>
          <table:table-cell table:number-columns-repeated="16373"/>
        </table:table-row>
        <table:table-row table:style-name="ro1" table:visibility="collapse">
          <table:table-cell table:number-columns-repeated="3" table:style-name="ce1"/>
          <table:table-cell office:value-type="string" office:string-value="b" table:style-name="ce1">
            <text:p>b</text:p>
          </table:table-cell>
          <table:table-cell office:value-type="float" office:value="2" table:style-name="ce1">
            <text:p>2</text:p>
          </table:table-cell>
          <table:table-cell office:value-type="float" office:value="105456" table:style-name="ce1">
            <text:p>105456</text:p>
          </table:table-cell>
          <table:table-cell office:value-type="string" table:style-name="ce679">
            <text:p>j</text:p>
          </table:table-cell>
          <table:table-cell office:value-type="float" office:value="10" table:style-name="ce1">
            <text:p>10</text:p>
          </table:table-cell>
          <table:table-cell office:value-type="float" office:value="0" table:formula="of:=IF(AND(ISNUMBER([.K10]);NOT(ISNUMBER([.K11])));1;0)" table:style-name="ce679">
            <text:p>0</text:p>
          </table:table-cell>
          <table:table-cell office:value-type="string" office:string-value="1hckzwrtsb" table:style-name="ce681">
            <text:p>1hckzwrtsb</text:p>
          </table:table-cell>
          <table:table-cell office:value-type="string" office:string-value="-" table:style-name="ce1">
            <text:p>-</text:p>
          </table:table-cell>
          <table:table-cell table:number-columns-repeated="16373"/>
        </table:table-row>
        <table:table-row table:style-name="ro1" table:visibility="collapse">
          <table:table-cell table:number-columns-repeated="3" table:style-name="ce1"/>
          <table:table-cell office:value-type="string" office:string-value="d" table:style-name="ce1">
            <text:p>d</text:p>
          </table:table-cell>
          <table:table-cell office:value-type="float" office:value="4" table:style-name="ce1">
            <text:p>4</text:p>
          </table:table-cell>
          <table:table-cell office:value-type="float" office:value="8112" table:style-name="ce1">
            <text:p>8112</text:p>
          </table:table-cell>
          <table:table-cell office:value-type="string" table:style-name="ce679">
            <text:p>k</text:p>
          </table:table-cell>
          <table:table-cell office:value-type="float" office:value="11" table:style-name="ce1">
            <text:p>11</text:p>
          </table:table-cell>
          <table:table-cell office:value-type="float" office:value="0" table:formula="of:=IF(AND(ISNUMBER([.K11]);NOT(ISNUMBER([.K12])));1;0)" table:style-name="ce679">
            <text:p>0</text:p>
          </table:table-cell>
          <table:table-cell office:value-type="string" office:string-value="1hckzwrtsbd" table:style-name="ce681">
            <text:p>1hckzwrtsbd</text:p>
          </table:table-cell>
          <table:table-cell office:value-type="string" office:string-value="-" table:style-name="ce1">
            <text:p>-</text:p>
          </table:table-cell>
          <table:table-cell table:number-columns-repeated="16373"/>
        </table:table-row>
        <table:table-row table:style-name="ro1" table:visibility="collapse">
          <table:table-cell table:number-columns-repeated="3" table:style-name="ce1"/>
          <table:table-cell office:value-type="string" office:string-value="c" table:style-name="ce1">
            <text:p>c</text:p>
          </table:table-cell>
          <table:table-cell office:value-type="float" office:value="3" table:style-name="ce1">
            <text:p>3</text:p>
          </table:table-cell>
          <table:table-cell office:value-type="float" office:value="234" table:style-name="ce1">
            <text:p>234</text:p>
          </table:table-cell>
          <table:table-cell office:value-type="string" table:style-name="ce679">
            <text:p>l</text:p>
          </table:table-cell>
          <table:table-cell office:value-type="float" office:value="12" table:style-name="ce1">
            <text:p>12</text:p>
          </table:table-cell>
          <table:table-cell office:value-type="float" office:value="0" table:formula="of:=IF(AND(ISNUMBER([.K12]);NOT(ISNUMBER([.K13])));1;0)" table:style-name="ce679">
            <text:p>0</text:p>
          </table:table-cell>
          <table:table-cell office:value-type="string" office:string-value="1hckzwrtsbdc" table:style-name="ce681">
            <text:p>1hckzwrtsbdc</text:p>
          </table:table-cell>
          <table:table-cell office:value-type="string" office:string-value="-" table:style-name="ce1">
            <text:p>-</text:p>
          </table:table-cell>
          <table:table-cell table:number-columns-repeated="16373"/>
        </table:table-row>
        <table:table-row table:style-name="ro1" table:visibility="collapse">
          <table:table-cell table:number-columns-repeated="3" table:style-name="ce1"/>
          <table:table-cell office:value-type="string" office:string-value="d" table:style-name="ce1">
            <text:p>d</text:p>
          </table:table-cell>
          <table:table-cell office:value-type="float" office:value="4" table:style-name="ce1">
            <text:p>4</text:p>
          </table:table-cell>
          <table:table-cell office:value-type="float" office:value="12" table:style-name="ce1">
            <text:p>12</text:p>
          </table:table-cell>
          <table:table-cell office:value-type="string" table:style-name="ce679">
            <text:p>m</text:p>
          </table:table-cell>
          <table:table-cell office:value-type="float" office:value="13" table:style-name="ce1">
            <text:p>13</text:p>
          </table:table-cell>
          <table:table-cell office:value-type="float" office:value="0" table:formula="of:=IF(AND(ISNUMBER([.K13]);NOT(ISNUMBER([.K14])));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style-name="ce1"/>
          <table:table-cell office:value-type="string" office:string-value="" table:style-name="ce1"/>
          <table:table-cell office:value-type="string" office:string-value="" table:style-name="ce1"/>
          <table:table-cell office:value-type="string" table:style-name="ce679">
            <text:p>n</text:p>
          </table:table-cell>
          <table:table-cell office:value-type="float" office:value="14" table:style-name="ce1">
            <text:p>14</text:p>
          </table:table-cell>
          <table:table-cell office:value-type="float" office:value="0" table:formula="of:=IF(AND(ISNUMBER([.K14]);NOT(ISNUMBER([.K15])));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style-name="ce1"/>
          <table:table-cell office:value-type="string" office:string-value="" table:style-name="ce1"/>
          <table:table-cell office:value-type="string" office:string-value="" table:style-name="ce1"/>
          <table:table-cell office:value-type="string" table:style-name="ce679">
            <text:p>o</text:p>
          </table:table-cell>
          <table:table-cell office:value-type="float" office:value="15" table:style-name="ce1">
            <text:p>15</text:p>
          </table:table-cell>
          <table:table-cell office:value-type="float" office:value="0" table:formula="of:=IF(AND(ISNUMBER([.K15]);NOT(ISNUMBER([.K16])));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style-name="ce1"/>
          <table:table-cell office:value-type="string" office:string-value="" table:style-name="ce1"/>
          <table:table-cell office:value-type="string" office:string-value="" table:style-name="ce1"/>
          <table:table-cell office:value-type="string" table:style-name="ce679">
            <text:p>p</text:p>
          </table:table-cell>
          <table:table-cell office:value-type="float" office:value="16" table:style-name="ce1">
            <text:p>16</text:p>
          </table:table-cell>
          <table:table-cell office:value-type="float" office:value="0" table:formula="of:=IF(AND(ISNUMBER([.K16]);NOT(ISNUMBER([.K17])));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office:value-type="string" table:style-name="ce679">
            <text:p>q</text:p>
          </table:table-cell>
          <table:table-cell office:value-type="float" office:value="17" table:style-name="ce1">
            <text:p>17</text:p>
          </table:table-cell>
          <table:table-cell office:value-type="float" office:value="0" table:formula="of:=IF(AND(ISNUMBER([.K17]);NOT(ISNUMBER([.K18])));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office:value-type="string" table:style-name="ce679">
            <text:p>r</text:p>
          </table:table-cell>
          <table:table-cell office:value-type="float" office:value="18" table:style-name="ce1">
            <text:p>18</text:p>
          </table:table-cell>
          <table:table-cell office:value-type="float" office:value="0" table:formula="of:=IF(AND(ISNUMBER([.K18]);NOT(ISNUMBER([.K19])));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office:value-type="string" table:style-name="ce679">
            <text:p>s</text:p>
          </table:table-cell>
          <table:table-cell office:value-type="float" office:value="19" table:style-name="ce1">
            <text:p>19</text:p>
          </table:table-cell>
          <table:table-cell office:value-type="float" office:value="0" table:formula="of:=IF(AND(ISNUMBER([.K19]);NOT(ISNUMBER([.K20])));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office:value-type="string" table:style-name="ce679">
            <text:p>t</text:p>
          </table:table-cell>
          <table:table-cell office:value-type="float" office:value="20" table:style-name="ce1">
            <text:p>20</text:p>
          </table:table-cell>
          <table:table-cell office:value-type="float" office:value="0" table:formula="of:=IF(AND(ISNUMBER([.K20]);NOT(ISNUMBER([.K21])));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office:value-type="string" table:style-name="ce679">
            <text:p>u</text:p>
          </table:table-cell>
          <table:table-cell office:value-type="float" office:value="21" table:style-name="ce1">
            <text:p>21</text:p>
          </table:table-cell>
          <table:table-cell office:value-type="float" office:value="0" table:formula="of:=IF(AND(ISNUMBER([.K21]);NOT(ISNUMBER([.K22])));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office:value-type="string" table:style-name="ce679">
            <text:p>v</text:p>
          </table:table-cell>
          <table:table-cell office:value-type="float" office:value="22" table:style-name="ce1">
            <text:p>22</text:p>
          </table:table-cell>
          <table:table-cell office:value-type="float" office:value="0" table:formula="of:=IF(AND(ISNUMBER([.K22]);NOT(ISNUMBER([.K23])));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office:value-type="string" table:style-name="ce679">
            <text:p>w</text:p>
          </table:table-cell>
          <table:table-cell office:value-type="float" office:value="23" table:style-name="ce1">
            <text:p>23</text:p>
          </table:table-cell>
          <table:table-cell office:value-type="float" office:value="0" table:formula="of:=IF(AND(ISNUMBER([.K23]);NOT(ISNUMBER([.K24])));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office:value-type="string" table:style-name="ce679">
            <text:p>x</text:p>
          </table:table-cell>
          <table:table-cell office:value-type="float" office:value="24" table:style-name="ce1">
            <text:p>24</text:p>
          </table:table-cell>
          <table:table-cell office:value-type="float" office:value="0" table:formula="of:=IF(AND(ISNUMBER([.K24]);NOT(ISNUMBER([.K25])));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office:value-type="string" table:style-name="ce679">
            <text:p>y</text:p>
          </table:table-cell>
          <table:table-cell office:value-type="float" office:value="25" table:style-name="ce1">
            <text:p>25</text:p>
          </table:table-cell>
          <table:table-cell office:value-type="float" office:value="0" table:formula="of:=IF(AND(ISNUMBER([.K25]);NOT(ISNUMBER([.K26])));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office:value-type="string" table:style-name="ce679">
            <text:p>z</text:p>
          </table:table-cell>
          <table:table-cell office:value-type="float" office:value="26" table:style-name="ce1">
            <text:p>26</text:p>
          </table:table-cell>
          <table:table-cell office:value-type="float" office:value="0" table:formula="of:=IF(AND(ISNUMBER([.K26]);NOT(ISNUMBER([.K27])));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27" table:style-name="ce1">
            <text:p>27</text:p>
          </table:table-cell>
          <table:table-cell office:value-type="float" office:value="0" table:formula="of:=IF(AND(ISNUMBER([.K27]);NOT(ISNUMBER([.K28])));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28" table:style-name="ce1">
            <text:p>28</text:p>
          </table:table-cell>
          <table:table-cell office:value-type="float" office:value="0" table:formula="of:=IF(AND(ISNUMBER([.K28]);NOT(ISNUMBER([.K29])));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29" table:style-name="ce1">
            <text:p>29</text:p>
          </table:table-cell>
          <table:table-cell office:value-type="float" office:value="0" table:formula="of:=IF(AND(ISNUMBER([.K29]);NOT(ISNUMBER([.K30])));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30" table:style-name="ce1">
            <text:p>30</text:p>
          </table:table-cell>
          <table:table-cell office:value-type="float" office:value="0" table:formula="of:=IF(AND(ISNUMBER([.K30]);NOT(ISNUMBER([.K31])));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31" table:style-name="ce1">
            <text:p>31</text:p>
          </table:table-cell>
          <table:table-cell office:value-type="float" office:value="0" table:formula="of:=IF(AND(ISNUMBER([.K31]);NOT(ISNUMBER([.K32])));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32" table:style-name="ce1">
            <text:p>32</text:p>
          </table:table-cell>
          <table:table-cell office:value-type="float" office:value="0" table:formula="of:=IF(AND(ISNUMBER([.K32]);NOT(ISNUMBER([.K33])));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33" table:style-name="ce1">
            <text:p>33</text:p>
          </table:table-cell>
          <table:table-cell office:value-type="float" office:value="0" table:formula="of:=IF(AND(ISNUMBER([.K33]);NOT(ISNUMBER([.K34])));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34" table:style-name="ce1">
            <text:p>34</text:p>
          </table:table-cell>
          <table:table-cell office:value-type="float" office:value="0" table:formula="of:=IF(AND(ISNUMBER([.K34]);NOT(ISNUMBER([.K35])));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35" table:style-name="ce1">
            <text:p>35</text:p>
          </table:table-cell>
          <table:table-cell office:value-type="float" office:value="0" table:formula="of:=IF(AND(ISNUMBER([.K35]);NOT(ISNUMBER([.K36])));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36" table:style-name="ce1">
            <text:p>36</text:p>
          </table:table-cell>
          <table:table-cell office:value-type="float" office:value="0" table:formula="of:=IF(AND(ISNUMBER([.K36]);NOT(ISNUMBER([.K37])));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37" table:style-name="ce1">
            <text:p>37</text:p>
          </table:table-cell>
          <table:table-cell office:value-type="float" office:value="0" table:formula="of:=IF(AND(ISNUMBER([.K37]);NOT(ISNUMBER([.K38])));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38" table:style-name="ce1">
            <text:p>38</text:p>
          </table:table-cell>
          <table:table-cell office:value-type="float" office:value="0" table:formula="of:=IF(AND(ISNUMBER([.K38]);NOT(ISNUMBER([.K39])));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39" table:style-name="ce1">
            <text:p>39</text:p>
          </table:table-cell>
          <table:table-cell office:value-type="float" office:value="0" table:formula="of:=IF(AND(ISNUMBER([.K39]);NOT(ISNUMBER([.K40])));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40" table:style-name="ce1">
            <text:p>40</text:p>
          </table:table-cell>
          <table:table-cell office:value-type="float" office:value="0" table:formula="of:=IF(AND(ISNUMBER([.K40]);NOT(ISNUMBER([.K41])));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41" table:style-name="ce1">
            <text:p>41</text:p>
          </table:table-cell>
          <table:table-cell office:value-type="float" office:value="0" table:formula="of:=IF(AND(ISNUMBER([.K41]);NOT(ISNUMBER([.K42])));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42" table:style-name="ce1">
            <text:p>42</text:p>
          </table:table-cell>
          <table:table-cell office:value-type="float" office:value="0" table:formula="of:=IF(AND(ISNUMBER([.K42]);NOT(ISNUMBER([.K43])));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43" table:style-name="ce1">
            <text:p>43</text:p>
          </table:table-cell>
          <table:table-cell office:value-type="float" office:value="0" table:formula="of:=IF(AND(ISNUMBER([.K43]);NOT(ISNUMBER([.K44])));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44" table:style-name="ce1">
            <text:p>44</text:p>
          </table:table-cell>
          <table:table-cell office:value-type="float" office:value="0" table:formula="of:=IF(AND(ISNUMBER([.K44]);NOT(ISNUMBER([.K45])));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45" table:style-name="ce1">
            <text:p>45</text:p>
          </table:table-cell>
          <table:table-cell office:value-type="float" office:value="0" table:formula="of:=IF(AND(ISNUMBER([.K45]);NOT(ISNUMBER([.K46])));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46" table:style-name="ce1">
            <text:p>46</text:p>
          </table:table-cell>
          <table:table-cell office:value-type="float" office:value="0" table:formula="of:=IF(AND(ISNUMBER([.K46]);NOT(ISNUMBER([.K47])));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47" table:style-name="ce1">
            <text:p>47</text:p>
          </table:table-cell>
          <table:table-cell office:value-type="float" office:value="0" table:formula="of:=IF(AND(ISNUMBER([.K47]);NOT(ISNUMBER([.K48])));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48" table:style-name="ce1">
            <text:p>48</text:p>
          </table:table-cell>
          <table:table-cell office:value-type="float" office:value="0" table:formula="of:=IF(AND(ISNUMBER([.K48]);NOT(ISNUMBER([.K49])));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49" table:style-name="ce1">
            <text:p>49</text:p>
          </table:table-cell>
          <table:table-cell office:value-type="float" office:value="0" table:formula="of:=IF(AND(ISNUMBER([.K49]);NOT(ISNUMBER([.K50])));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style-name="ro1" table:visibility="collapse">
          <table:table-cell table:number-columns-repeated="4"/>
          <table:table-cell office:value-type="string" office:string-value="" table:style-name="ce1"/>
          <table:table-cell office:value-type="string" office:string-value="" table:style-name="ce1"/>
          <table:table-cell table:style-name="ce1"/>
          <table:table-cell office:value-type="float" office:value="50" table:style-name="ce1">
            <text:p>50</text:p>
          </table:table-cell>
          <table:table-cell office:value-type="float" office:value="0" table:formula="of:=IF(AND(ISNUMBER([.K50]);NOT(ISNUMBER([.K51])));1;0)" table:style-name="ce679">
            <text:p>0</text:p>
          </table:table-cell>
          <table:table-cell office:value-type="string" office:string-value="1hckzwrtsbdcd" table:style-name="ce681">
            <text:p>1hckzwrtsbdcd</text:p>
          </table:table-cell>
          <table:table-cell office:value-type="string" office:string-value="-" table:style-name="ce1">
            <text:p>-</text:p>
          </table:table-cell>
          <table:table-cell table:number-columns-repeated="16373"/>
        </table:table-row>
        <table:table-row table:number-rows-repeated="1048526" table:style-name="ro2">
          <table:table-cell table:number-columns-repeated="16384"/>
        </table:table-row>
      </table:table>
      <table:table table:name="HM_efficiency" table:style-name="ta2">
        <table:table-column table:style-name="co1" table:number-columns-repeated="1024" table:default-cell-style-name="ce1"/>
        <table:table-column table:style-name="co2" table:number-columns-repeated="15360" table:default-cell-style-name="ce1"/>
        <table:table-row table:style-name="ro1">
          <table:table-cell office:value-type="string" table:style-name="ce682">
            <text:p>Level</text:p>
          </table:table-cell>
          <table:table-cell office:value-type="string" table:style-name="ce683">
            <text:p>SP</text:p>
          </table:table-cell>
          <table:table-cell office:value-type="string" table:style-name="ce684">
            <text:p>Cum. SP</text:p>
          </table:table-cell>
          <table:table-cell office:value-type="string" table:style-name="ce685">
            <text:p>Effect</text:p>
          </table:table-cell>
          <table:table-cell office:value-type="string" table:style-name="ce686">
            <text:p>Effect per level</text:p>
          </table:table-cell>
          <table:table-cell office:value-type="string" table:style-name="ce687">
            <text:p>Efficiency</text:p>
          </table:table-cell>
          <table:table-cell office:value-type="string" table:style-name="ce688">
            <text:p>Cum. Eff</text:p>
          </table:table-cell>
          <table:table-cell table:style-name="ce689"/>
          <table:table-cell office:value-type="string" table:style-name="ce690">
            <text:p>This is true for all builds, because HM has no reductions.</text:p>
          </table:table-cell>
          <table:table-cell table:number-columns-repeated="17" table:style-name="ce689"/>
          <table:table-cell table:number-columns-repeated="16358"/>
        </table:table-row>
        <table:table-row table:style-name="ro1">
          <table:table-cell office:value-type="float" office:value="0" table:style-name="ce691">
            <text:p>0</text:p>
          </table:table-cell>
          <table:table-cell office:value-type="float" office:value="0" table:style-name="ce692">
            <text:p>0</text:p>
          </table:table-cell>
          <table:table-cell office:value-type="float" office:value="0" table:style-name="ce693">
            <text:p>0</text:p>
          </table:table-cell>
          <table:table-cell office:value-type="float" office:value="1" table:style-name="ce694">
            <text:p>1,0</text:p>
          </table:table-cell>
          <table:table-cell office:value-type="float" office:value="1" table:style-name="ce695">
            <text:p>1,0000</text:p>
          </table:table-cell>
          <table:table-cell office:value-type="float" office:value="1" table:style-name="ce696">
            <text:p>1,00000000</text:p>
          </table:table-cell>
          <table:table-cell office:value-type="float" office:value="1" table:style-name="ce697">
            <text:p>1,00000000</text:p>
          </table:table-cell>
          <table:table-cell table:style-name="ce689"/>
          <table:table-cell table:style-name="ce690"/>
          <table:table-cell table:number-columns-repeated="17" table:style-name="ce689"/>
          <table:table-cell table:number-columns-repeated="16358"/>
        </table:table-row>
        <table:table-row table:style-name="ro1">
          <table:table-cell office:value-type="float" office:value="1" table:formula="of:=[.A2]+1" table:style-name="ce691">
            <text:p>1</text:p>
          </table:table-cell>
          <table:table-cell office:value-type="float" office:value="1" table:style-name="ce692">
            <text:p>1</text:p>
          </table:table-cell>
          <table:table-cell office:value-type="float" office:value="1" table:formula="of:=[.B3]+[.C2]" table:style-name="ce693">
            <text:p>1</text:p>
          </table:table-cell>
          <table:table-cell office:value-type="float" office:value="1.5" table:style-name="ce694">
            <text:p>1,5</text:p>
          </table:table-cell>
          <table:table-cell office:value-type="float" office:value="1.5" table:formula="of:=[.D3]/[.D2]" table:style-name="ce695">
            <text:p>1,5000</text:p>
          </table:table-cell>
          <table:table-cell office:value-type="float" office:value="1.5" table:formula="of:=[.E3]^(1/[.B3])" table:style-name="ce696">
            <text:p>1,50000000</text:p>
          </table:table-cell>
          <table:table-cell office:value-type="float" office:value="1.5" table:formula="of:=[.D3]^(1/[.C3])" table:style-name="ce697">
            <text:p>1,50000000</text:p>
          </table:table-cell>
          <table:table-cell table:number-columns-repeated="19" table:style-name="ce689"/>
          <table:table-cell table:number-columns-repeated="16358"/>
        </table:table-row>
        <table:table-row table:style-name="ro1">
          <table:table-cell office:value-type="float" office:value="2" table:formula="of:=[.A3]+1" table:style-name="ce691">
            <text:p>2</text:p>
          </table:table-cell>
          <table:table-cell office:value-type="float" office:value="2" table:style-name="ce692">
            <text:p>2</text:p>
          </table:table-cell>
          <table:table-cell office:value-type="float" office:value="3" table:formula="of:=[.B4]+[.C3]" table:style-name="ce693">
            <text:p>3</text:p>
          </table:table-cell>
          <table:table-cell office:value-type="float" office:value="2" table:style-name="ce694">
            <text:p>2,0</text:p>
          </table:table-cell>
          <table:table-cell office:value-type="float" office:value="1.3333333333333333" table:formula="of:=[.D4]/[.D3]" table:style-name="ce695">
            <text:p>1,3333</text:p>
          </table:table-cell>
          <table:table-cell office:value-type="float" office:value="1.1547005383792515" table:formula="of:=[.E4]^(1/[.B4])" table:style-name="ce696">
            <text:p>1,15470054</text:p>
          </table:table-cell>
          <table:table-cell office:value-type="float" office:value="1.2599210498948732" table:formula="of:=[.D4]^(1/[.C4])" table:style-name="ce697">
            <text:p>1,25992105</text:p>
          </table:table-cell>
          <table:table-cell table:number-columns-repeated="19" table:style-name="ce689"/>
          <table:table-cell table:number-columns-repeated="16358"/>
        </table:table-row>
        <table:table-row table:style-name="ro1">
          <table:table-cell office:value-type="float" office:value="3" table:formula="of:=[.A4]+1" table:style-name="ce691">
            <text:p>3</text:p>
          </table:table-cell>
          <table:table-cell office:value-type="float" office:value="2" table:style-name="ce692">
            <text:p>2</text:p>
          </table:table-cell>
          <table:table-cell office:value-type="float" office:value="5" table:formula="of:=[.B5]+[.C4]" table:style-name="ce693">
            <text:p>5</text:p>
          </table:table-cell>
          <table:table-cell office:value-type="float" office:value="2.8" table:style-name="ce694">
            <text:p>2,8</text:p>
          </table:table-cell>
          <table:table-cell office:value-type="float" office:value="1.4" table:formula="of:=[.D5]/[.D4]" table:style-name="ce695">
            <text:p>1,4000</text:p>
          </table:table-cell>
          <table:table-cell office:value-type="float" office:value="1.1832159566199232" table:formula="of:=[.E5]^(1/[.B5])" table:style-name="ce696">
            <text:p>1,18321596</text:p>
          </table:table-cell>
          <table:table-cell office:value-type="float" office:value="1.2286596790831472" table:formula="of:=[.D5]^(1/[.C5])" table:style-name="ce697">
            <text:p>1,22865968</text:p>
          </table:table-cell>
          <table:table-cell table:number-columns-repeated="19" table:style-name="ce689"/>
          <table:table-cell table:number-columns-repeated="16358"/>
        </table:table-row>
        <table:table-row table:style-name="ro1">
          <table:table-cell office:value-type="float" office:value="4" table:formula="of:=[.A5]+1" table:style-name="ce691">
            <text:p>4</text:p>
          </table:table-cell>
          <table:table-cell office:value-type="float" office:value="3" table:style-name="ce692">
            <text:p>3</text:p>
          </table:table-cell>
          <table:table-cell office:value-type="float" office:value="8" table:formula="of:=[.B6]+[.C5]" table:style-name="ce693">
            <text:p>8</text:p>
          </table:table-cell>
          <table:table-cell office:value-type="float" office:value="4.2" table:style-name="ce694">
            <text:p>4,2</text:p>
          </table:table-cell>
          <table:table-cell office:value-type="float" office:value="1.5000000000000002" table:formula="of:=[.D6]/[.D5]" table:style-name="ce695">
            <text:p>1,5000</text:p>
          </table:table-cell>
          <table:table-cell office:value-type="float" office:value="1.1447142425533319" table:formula="of:=[.E6]^(1/[.B6])" table:style-name="ce696">
            <text:p>1,14471424</text:p>
          </table:table-cell>
          <table:table-cell office:value-type="float" office:value="1.1964819776090505" table:formula="of:=[.D6]^(1/[.C6])" table:style-name="ce697">
            <text:p>1,19648198</text:p>
          </table:table-cell>
          <table:table-cell table:number-columns-repeated="19" table:style-name="ce689"/>
          <table:table-cell table:number-columns-repeated="16358"/>
        </table:table-row>
        <table:table-row table:style-name="ro1">
          <table:table-cell office:value-type="float" office:value="5" table:formula="of:=[.A6]+1" table:style-name="ce691">
            <text:p>5</text:p>
          </table:table-cell>
          <table:table-cell office:value-type="float" office:value="3" table:style-name="ce692">
            <text:p>3</text:p>
          </table:table-cell>
          <table:table-cell office:value-type="float" office:value="11" table:formula="of:=[.B7]+[.C6]" table:style-name="ce693">
            <text:p>11</text:p>
          </table:table-cell>
          <table:table-cell office:value-type="float" office:value="6.2" table:style-name="ce694">
            <text:p>6,2</text:p>
          </table:table-cell>
          <table:table-cell office:value-type="float" office:value="1.4761904761904763" table:formula="of:=[.D7]/[.D6]" table:style-name="ce695">
            <text:p>1,4762</text:p>
          </table:table-cell>
          <table:table-cell office:value-type="float" office:value="1.1386252218471407" table:formula="of:=[.E7]^(1/[.B7])" table:style-name="ce696">
            <text:p>1,13862522</text:p>
          </table:table-cell>
          <table:table-cell office:value-type="float" office:value="1.1804174150094093" table:formula="of:=[.D7]^(1/[.C7])" table:style-name="ce697">
            <text:p>1,18041742</text:p>
          </table:table-cell>
          <table:table-cell table:number-columns-repeated="19" table:style-name="ce689"/>
          <table:table-cell table:number-columns-repeated="16358"/>
        </table:table-row>
        <table:table-row table:style-name="ro1">
          <table:table-cell office:value-type="float" office:value="6" table:formula="of:=[.A7]+1" table:style-name="ce691">
            <text:p>6</text:p>
          </table:table-cell>
          <table:table-cell office:value-type="float" office:value="3" table:style-name="ce692">
            <text:p>3</text:p>
          </table:table-cell>
          <table:table-cell office:value-type="float" office:value="14" table:formula="of:=[.B8]+[.C7]" table:style-name="ce693">
            <text:p>14</text:p>
          </table:table-cell>
          <table:table-cell office:value-type="float" office:value="9.3000000000000007" table:style-name="ce694">
            <text:p>9,3</text:p>
          </table:table-cell>
          <table:table-cell office:value-type="float" office:value="1.5" table:formula="of:=[.D8]/[.D7]" table:style-name="ce695">
            <text:p>1,5000</text:p>
          </table:table-cell>
          <table:table-cell office:value-type="float" office:value="1.1447142425533319" table:formula="of:=[.E8]^(1/[.B8])" table:style-name="ce696">
            <text:p>1,14471424</text:p>
          </table:table-cell>
          <table:table-cell office:value-type="float" office:value="1.172674154426701" table:formula="of:=[.D8]^(1/[.C8])" table:style-name="ce697">
            <text:p>1,17267415</text:p>
          </table:table-cell>
          <table:table-cell table:number-columns-repeated="19" table:style-name="ce689"/>
          <table:table-cell table:number-columns-repeated="16358"/>
        </table:table-row>
        <table:table-row table:style-name="ro1">
          <table:table-cell office:value-type="float" office:value="7" table:formula="of:=[.A8]+1" table:style-name="ce691">
            <text:p>7</text:p>
          </table:table-cell>
          <table:table-cell office:value-type="float" office:value="4" table:style-name="ce692">
            <text:p>4</text:p>
          </table:table-cell>
          <table:table-cell office:value-type="float" office:value="18" table:formula="of:=[.B9]+[.C8]" table:style-name="ce693">
            <text:p>18</text:p>
          </table:table-cell>
          <table:table-cell office:value-type="float" office:value="15.1" table:style-name="ce694">
            <text:p>15,1</text:p>
          </table:table-cell>
          <table:table-cell office:value-type="float" office:value="1.6236559139784945" table:formula="of:=[.D9]/[.D8]" table:style-name="ce695">
            <text:p>1,6237</text:p>
          </table:table-cell>
          <table:table-cell office:value-type="float" office:value="1.1288168918947705" table:formula="of:=[.E9]^(1/[.B9])" table:style-name="ce696">
            <text:p>1,12881689</text:p>
          </table:table-cell>
          <table:table-cell office:value-type="float" office:value="1.1627831220271569" table:formula="of:=[.D9]^(1/[.C9])" table:style-name="ce697">
            <text:p>1,16278312</text:p>
          </table:table-cell>
          <table:table-cell table:number-columns-repeated="19" table:style-name="ce689"/>
          <table:table-cell table:number-columns-repeated="16358"/>
        </table:table-row>
        <table:table-row table:style-name="ro1">
          <table:table-cell office:value-type="float" office:value="8" table:formula="of:=[.A9]+1" table:style-name="ce691">
            <text:p>8</text:p>
          </table:table-cell>
          <table:table-cell office:value-type="float" office:value="5" table:style-name="ce692">
            <text:p>5</text:p>
          </table:table-cell>
          <table:table-cell office:value-type="float" office:value="23" table:formula="of:=[.B10]+[.C9]" table:style-name="ce693">
            <text:p>23</text:p>
          </table:table-cell>
          <table:table-cell office:value-type="float" office:value="26.8" table:style-name="ce694">
            <text:p>26,8</text:p>
          </table:table-cell>
          <table:table-cell office:value-type="float" office:value="1.7748344370860929" table:formula="of:=[.D10]/[.D9]" table:style-name="ce695">
            <text:p>1,7748</text:p>
          </table:table-cell>
          <table:table-cell office:value-type="float" office:value="1.1215833908432025" table:formula="of:=[.E10]^(1/[.B10])" table:style-name="ce696">
            <text:p>1,12158339</text:p>
          </table:table-cell>
          <table:table-cell office:value-type="float" office:value="1.1536997994388707" table:formula="of:=[.D10]^(1/[.C10])" table:style-name="ce697">
            <text:p>1,15369980</text:p>
          </table:table-cell>
          <table:table-cell table:number-columns-repeated="19" table:style-name="ce689"/>
          <table:table-cell table:number-columns-repeated="16358"/>
        </table:table-row>
        <table:table-row table:style-name="ro1">
          <table:table-cell office:value-type="float" office:value="9" table:formula="of:=[.A10]+1" table:style-name="ce691">
            <text:p>9</text:p>
          </table:table-cell>
          <table:table-cell office:value-type="float" office:value="5" table:style-name="ce692">
            <text:p>5</text:p>
          </table:table-cell>
          <table:table-cell office:value-type="float" office:value="28" table:formula="of:=[.B11]+[.C10]" table:style-name="ce693">
            <text:p>28</text:p>
          </table:table-cell>
          <table:table-cell office:value-type="float" office:value="47.7" table:style-name="ce694">
            <text:p>47,7</text:p>
          </table:table-cell>
          <table:table-cell office:value-type="float" office:value="1.7798507462686568" table:formula="of:=[.D11]/[.D10]" table:style-name="ce695">
            <text:p>1,7799</text:p>
          </table:table-cell>
          <table:table-cell office:value-type="float" office:value="1.1222166734805483" table:formula="of:=[.E11]^(1/[.B11])" table:style-name="ce696">
            <text:p>1,12221667</text:p>
          </table:table-cell>
          <table:table-cell office:value-type="float" office:value="1.1480137374096728" table:formula="of:=[.D11]^(1/[.C11])" table:style-name="ce697">
            <text:p>1,14801374</text:p>
          </table:table-cell>
          <table:table-cell table:number-columns-repeated="19" table:style-name="ce689"/>
          <table:table-cell table:number-columns-repeated="16358"/>
        </table:table-row>
        <table:table-row table:style-name="ro1">
          <table:table-cell office:value-type="float" office:value="10" table:formula="of:=[.A11]+1" table:style-name="ce691">
            <text:p>10</text:p>
          </table:table-cell>
          <table:table-cell office:value-type="float" office:value="6" table:style-name="ce692">
            <text:p>6</text:p>
          </table:table-cell>
          <table:table-cell office:value-type="float" office:value="34" table:formula="of:=[.B12]+[.C11]" table:style-name="ce693">
            <text:p>34</text:p>
          </table:table-cell>
          <table:table-cell office:value-type="float" office:value="91.8" table:style-name="ce694">
            <text:p>91,8</text:p>
          </table:table-cell>
          <table:table-cell office:value-type="float" office:value="1.9245283018867922" table:formula="of:=[.D12]/[.D11]" table:style-name="ce695">
            <text:p>1,9245</text:p>
          </table:table-cell>
          <table:table-cell office:value-type="float" office:value="1.1152889098134462" table:formula="of:=[.E12]^(1/[.B12])" table:style-name="ce696">
            <text:p>1,11528891</text:p>
          </table:table-cell>
          <table:table-cell office:value-type="float" office:value="1.1421697848818304" table:formula="of:=[.D12]^(1/[.C12])" table:style-name="ce697">
            <text:p>1,14216978</text:p>
          </table:table-cell>
          <table:table-cell table:number-columns-repeated="19" table:style-name="ce689"/>
          <table:table-cell table:number-columns-repeated="16358"/>
        </table:table-row>
        <table:table-row table:style-name="ro1">
          <table:table-cell office:value-type="float" office:value="11" table:formula="of:=[.A12]+1" table:style-name="ce691">
            <text:p>11</text:p>
          </table:table-cell>
          <table:table-cell office:value-type="float" office:value="7" table:style-name="ce692">
            <text:p>7</text:p>
          </table:table-cell>
          <table:table-cell office:value-type="float" office:value="41" table:formula="of:=[.B13]+[.C12]" table:style-name="ce693">
            <text:p>41</text:p>
          </table:table-cell>
          <table:table-cell office:value-type="float" office:value="191.5" table:style-name="ce694">
            <text:p>191,5</text:p>
          </table:table-cell>
          <table:table-cell office:value-type="float" office:value="2.0860566448801743" table:formula="of:=[.D13]/[.D12]" table:style-name="ce695">
            <text:p>2,0861</text:p>
          </table:table-cell>
          <table:table-cell office:value-type="float" office:value="1.1107543273566778" table:formula="of:=[.E13]^(1/[.B13])" table:style-name="ce696">
            <text:p>1,11075433</text:p>
          </table:table-cell>
          <table:table-cell office:value-type="float" office:value="1.1367439543353681" table:formula="of:=[.D13]^(1/[.C13])" table:style-name="ce697">
            <text:p>1,13674395</text:p>
          </table:table-cell>
          <table:table-cell table:number-columns-repeated="19" table:style-name="ce689"/>
          <table:table-cell table:number-columns-repeated="16358"/>
        </table:table-row>
        <table:table-row table:style-name="ro1">
          <table:table-cell office:value-type="float" office:value="12" table:formula="of:=[.A13]+1" table:style-name="ce691">
            <text:p>12</text:p>
          </table:table-cell>
          <table:table-cell office:value-type="float" office:value="8" table:style-name="ce692">
            <text:p>8</text:p>
          </table:table-cell>
          <table:table-cell office:value-type="float" office:value="49" table:formula="of:=[.B14]+[.C13]" table:style-name="ce693">
            <text:p>49</text:p>
          </table:table-cell>
          <table:table-cell office:value-type="float" office:value="430.9" table:style-name="ce694">
            <text:p>430,9</text:p>
          </table:table-cell>
          <table:table-cell office:value-type="float" office:value="2.250130548302872" table:formula="of:=[.D14]/[.D13]" table:style-name="ce695">
            <text:p>2,2501</text:p>
          </table:table-cell>
          <table:table-cell office:value-type="float" office:value="1.1066899459102741" table:formula="of:=[.E14]^(1/[.B14])" table:style-name="ce696">
            <text:p>1,10668995</text:p>
          </table:table-cell>
          <table:table-cell office:value-type="float" office:value="1.1317820078498975" table:formula="of:=[.D14]^(1/[.C14])" table:style-name="ce697">
            <text:p>1,13178201</text:p>
          </table:table-cell>
          <table:table-cell table:number-columns-repeated="19" table:style-name="ce689"/>
          <table:table-cell table:number-columns-repeated="16358"/>
        </table:table-row>
        <table:table-row table:style-name="ro1">
          <table:table-cell office:value-type="float" office:value="13" table:formula="of:=[.A14]+1" table:style-name="ce691">
            <text:p>13</text:p>
          </table:table-cell>
          <table:table-cell office:value-type="float" office:value="9" table:style-name="ce692">
            <text:p>9</text:p>
          </table:table-cell>
          <table:table-cell office:value-type="float" office:value="58" table:formula="of:=[.B15]+[.C14]" table:style-name="ce693">
            <text:p>58</text:p>
          </table:table-cell>
          <table:table-cell office:value-type="float" office:value="1040" table:style-name="ce698">
            <text:p>1,04E+03</text:p>
          </table:table-cell>
          <table:table-cell office:value-type="float" office:value="2.4135530285449063" table:formula="of:=[.D15]/[.D14]" table:style-name="ce695">
            <text:p>2,4136</text:p>
          </table:table-cell>
          <table:table-cell office:value-type="float" office:value="1.1028524879129906" table:formula="of:=[.E15]^(1/[.B15])" table:style-name="ce696">
            <text:p>1,10285249</text:p>
          </table:table-cell>
          <table:table-cell office:value-type="float" office:value="1.1272436984885714" table:formula="of:=[.D15]^(1/[.C15])" table:style-name="ce697">
            <text:p>1,12724370</text:p>
          </table:table-cell>
          <table:table-cell table:number-columns-repeated="19" table:style-name="ce689"/>
          <table:table-cell table:number-columns-repeated="16358"/>
        </table:table-row>
        <table:table-row table:style-name="ro1">
          <table:table-cell office:value-type="float" office:value="14" table:formula="of:=[.A15]+1" table:style-name="ce691">
            <text:p>14</text:p>
          </table:table-cell>
          <table:table-cell office:value-type="float" office:value="11" table:style-name="ce692">
            <text:p>11</text:p>
          </table:table-cell>
          <table:table-cell office:value-type="float" office:value="69" table:formula="of:=[.B16]+[.C15]" table:style-name="ce693">
            <text:p>69</text:p>
          </table:table-cell>
          <table:table-cell office:value-type="float" office:value="2910" table:style-name="ce698">
            <text:p>2,91E+03</text:p>
          </table:table-cell>
          <table:table-cell office:value-type="float" office:value="2.7980769230769229" table:formula="of:=[.D16]/[.D15]" table:style-name="ce695">
            <text:p>2,7981</text:p>
          </table:table-cell>
          <table:table-cell office:value-type="float" office:value="1.0980537627969307" table:formula="of:=[.E16]^(1/[.B16])" table:style-name="ce696">
            <text:p>1,09805376</text:p>
          </table:table-cell>
          <table:table-cell office:value-type="float" office:value="1.1225387652535592" table:formula="of:=[.D16]^(1/[.C16])" table:style-name="ce697">
            <text:p>1,12253877</text:p>
          </table:table-cell>
          <table:table-cell table:number-columns-repeated="19" table:style-name="ce689"/>
          <table:table-cell table:number-columns-repeated="16358"/>
        </table:table-row>
        <table:table-row table:style-name="ro1">
          <table:table-cell office:value-type="float" office:value="15" table:formula="of:=[.A16]+1" table:style-name="ce691">
            <text:p>15</text:p>
          </table:table-cell>
          <table:table-cell office:value-type="float" office:value="12" table:style-name="ce692">
            <text:p>12</text:p>
          </table:table-cell>
          <table:table-cell office:value-type="float" office:value="81" table:formula="of:=[.B17]+[.C16]" table:style-name="ce693">
            <text:p>81</text:p>
          </table:table-cell>
          <table:table-cell office:value-type="float" office:value="8690" table:style-name="ce698">
            <text:p>8,69E+03</text:p>
          </table:table-cell>
          <table:table-cell office:value-type="float" office:value="2.9862542955326461" table:formula="of:=[.D17]/[.D16]" table:style-name="ce695">
            <text:p>2,9863</text:p>
          </table:table-cell>
          <table:table-cell office:value-type="float" office:value="1.095453378105427" table:formula="of:=[.E17]^(1/[.B17])" table:style-name="ce696">
            <text:p>1,09545338</text:p>
          </table:table-cell>
          <table:table-cell office:value-type="float" office:value="1.1184842521896636" table:formula="of:=[.D17]^(1/[.C17])" table:style-name="ce697">
            <text:p>1,11848425</text:p>
          </table:table-cell>
          <table:table-cell table:number-columns-repeated="19" table:style-name="ce689"/>
          <table:table-cell table:number-columns-repeated="16358"/>
        </table:table-row>
        <table:table-row table:style-name="ro1">
          <table:table-cell office:value-type="float" office:value="16" table:formula="of:=[.A17]+1" table:style-name="ce691">
            <text:p>16</text:p>
          </table:table-cell>
          <table:table-cell office:value-type="float" office:value="14" table:style-name="ce692">
            <text:p>14</text:p>
          </table:table-cell>
          <table:table-cell office:value-type="float" office:value="95" table:formula="of:=[.B18]+[.C17]" table:style-name="ce693">
            <text:p>95</text:p>
          </table:table-cell>
          <table:table-cell office:value-type="float" office:value="29500" table:style-name="ce698">
            <text:p>2,95E+04</text:p>
          </table:table-cell>
          <table:table-cell office:value-type="float" office:value="3.3947065592635215" table:formula="of:=[.D18]/[.D17]" table:style-name="ce695">
            <text:p>3,3947</text:p>
          </table:table-cell>
          <table:table-cell office:value-type="float" office:value="1.0912253481353786" table:formula="of:=[.E18]^(1/[.B18])" table:style-name="ce696">
            <text:p>1,09122535</text:p>
          </table:table-cell>
          <table:table-cell office:value-type="float" office:value="1.1144247741076174" table:formula="of:=[.D18]^(1/[.C18])" table:style-name="ce697">
            <text:p>1,11442477</text:p>
          </table:table-cell>
          <table:table-cell table:number-columns-repeated="19" table:style-name="ce689"/>
          <table:table-cell table:number-columns-repeated="16358"/>
        </table:table-row>
        <table:table-row table:style-name="ro1">
          <table:table-cell office:value-type="float" office:value="17" table:formula="of:=[.A18]+1" table:style-name="ce691">
            <text:p>17</text:p>
          </table:table-cell>
          <table:table-cell office:value-type="float" office:value="16" table:style-name="ce692">
            <text:p>16</text:p>
          </table:table-cell>
          <table:table-cell office:value-type="float" office:value="111" table:formula="of:=[.B19]+[.C18]" table:style-name="ce693">
            <text:p>111</text:p>
          </table:table-cell>
          <table:table-cell office:value-type="float" office:value="112990" table:style-name="ce698">
            <text:p>1,13E+05</text:p>
          </table:table-cell>
          <table:table-cell office:value-type="float" office:value="3.8301694915254236" table:formula="of:=[.D19]/[.D18]" table:style-name="ce695">
            <text:p>3,8302</text:p>
          </table:table-cell>
          <table:table-cell office:value-type="float" office:value="1.0875547374400274" table:formula="of:=[.E19]^(1/[.B19])" table:style-name="ce696">
            <text:p>1,08755474</text:p>
          </table:table-cell>
          <table:table-cell office:value-type="float" office:value="1.1105110465795434" table:formula="of:=[.D19]^(1/[.C19])" table:style-name="ce697">
            <text:p>1,11051105</text:p>
          </table:table-cell>
          <table:table-cell table:number-columns-repeated="19" table:style-name="ce689"/>
          <table:table-cell table:number-columns-repeated="16358"/>
        </table:table-row>
        <table:table-row table:style-name="ro1">
          <table:table-cell office:value-type="float" office:value="18" table:formula="of:=[.A19]+1" table:style-name="ce691">
            <text:p>18</text:p>
          </table:table-cell>
          <table:table-cell office:value-type="float" office:value="19" table:style-name="ce692">
            <text:p>19</text:p>
          </table:table-cell>
          <table:table-cell office:value-type="float" office:value="130" table:formula="of:=[.B20]+[.C19]" table:style-name="ce693">
            <text:p>130</text:p>
          </table:table-cell>
          <table:table-cell office:value-type="float" office:value="513000" table:style-name="ce698">
            <text:p>5,13E+05</text:p>
          </table:table-cell>
          <table:table-cell office:value-type="float" office:value="4.5402247986547479" table:formula="of:=[.D20]/[.D19]" table:style-name="ce695">
            <text:p>4,5402</text:p>
          </table:table-cell>
          <table:table-cell office:value-type="float" office:value="1.0828866975419222" table:formula="of:=[.E20]^(1/[.B20])" table:style-name="ce696">
            <text:p>1,08288670</text:p>
          </table:table-cell>
          <table:table-cell office:value-type="float" office:value="1.1064300940318972" table:formula="of:=[.D20]^(1/[.C20])" table:style-name="ce697">
            <text:p>1,10643009</text:p>
          </table:table-cell>
          <table:table-cell table:number-columns-repeated="19" table:style-name="ce689"/>
          <table:table-cell table:number-columns-repeated="16358"/>
        </table:table-row>
        <table:table-row table:style-name="ro1">
          <table:table-cell office:value-type="float" office:value="19" table:formula="of:=[.A20]+1" table:style-name="ce691">
            <text:p>19</text:p>
          </table:table-cell>
          <table:table-cell office:value-type="float" office:value="22" table:style-name="ce692">
            <text:p>22</text:p>
          </table:table-cell>
          <table:table-cell office:value-type="float" office:value="152" table:formula="of:=[.B21]+[.C20]" table:style-name="ce693">
            <text:p>152</text:p>
          </table:table-cell>
          <table:table-cell office:value-type="float" office:value="2730000" table:style-name="ce698">
            <text:p>2,73E+06</text:p>
          </table:table-cell>
          <table:table-cell office:value-type="float" office:value="5.3216374269005851" table:formula="of:=[.D21]/[.D20]" table:style-name="ce695">
            <text:p>5,3216</text:p>
          </table:table-cell>
          <table:table-cell office:value-type="float" office:value="1.0789518357380186" table:formula="of:=[.E21]^(1/[.B21])" table:style-name="ce696">
            <text:p>1,07895184</text:p>
          </table:table-cell>
          <table:table-cell office:value-type="float" office:value="1.1024100792676503" table:formula="of:=[.D21]^(1/[.C21])" table:style-name="ce697">
            <text:p>1,10241008</text:p>
          </table:table-cell>
          <table:table-cell table:number-columns-repeated="19" table:style-name="ce689"/>
          <table:table-cell table:number-columns-repeated="16358"/>
        </table:table-row>
        <table:table-row table:style-name="ro1">
          <table:table-cell office:value-type="float" office:value="20" table:formula="of:=[.A21]+1" table:style-name="ce691">
            <text:p>20</text:p>
          </table:table-cell>
          <table:table-cell office:value-type="float" office:value="25" table:style-name="ce692">
            <text:p>25</text:p>
          </table:table-cell>
          <table:table-cell office:value-type="float" office:value="177" table:formula="of:=[.B22]+[.C21]" table:style-name="ce693">
            <text:p>177</text:p>
          </table:table-cell>
          <table:table-cell office:value-type="float" office:value="16890000" table:style-name="ce698">
            <text:p>1,69E+07</text:p>
          </table:table-cell>
          <table:table-cell office:value-type="float" office:value="6.186813186813187" table:formula="of:=[.D22]/[.D21]" table:style-name="ce695">
            <text:p>6,1868</text:p>
          </table:table-cell>
          <table:table-cell office:value-type="float" office:value="1.0756195324842872" table:formula="of:=[.E22]^(1/[.B22])" table:style-name="ce696">
            <text:p>1,07561953</text:p>
          </table:table-cell>
          <table:table-cell office:value-type="float" office:value="1.0985860141526447" table:formula="of:=[.D22]^(1/[.C22])" table:style-name="ce697">
            <text:p>1,09858601</text:p>
          </table:table-cell>
          <table:table-cell table:number-columns-repeated="19" table:style-name="ce689"/>
          <table:table-cell table:number-columns-repeated="16358"/>
        </table:table-row>
        <table:table-row table:style-name="ro2">
          <table:table-cell table:number-columns-repeated="16384"/>
        </table:table-row>
        <table:table-row table:style-name="ro1">
          <table:table-cell office:value-type="string" table:style-name="ce679">
            <text:p>Made by<text:s/><text:span text:style-name="T3">Mmlh</text:span></text:p>
          </table:table-cell>
          <table:table-cell table:number-columns-repeated="16383" table:style-name="ce1"/>
        </table:table-row>
        <table:table-row table:style-name="ro1">
          <table:table-cell office:value-type="string" table:style-name="ce679">
            <text:p>Thanks to SequenceTT2 for SP cost and effect!</text:p>
          </table:table-cell>
          <table:table-cell table:number-columns-repeated="16383" table:style-name="ce1"/>
        </table:table-row>
        <table:table-row table:number-rows-repeated="1048551" table:style-name="ro2">
          <table:table-cell table:number-columns-repeated="16384"/>
        </table:table-row>
      </table:table>
      <table:table table:name="Changelog" table:style-name="ta1">
        <table:table-column table:style-name="co45" table:default-cell-style-name="ce1"/>
        <table:table-column table:style-name="co46" table:default-cell-style-name="ce1"/>
        <table:table-column table:style-name="co1" table:number-columns-repeated="1022" table:default-cell-style-name="ce1"/>
        <table:table-column table:style-name="co2" table:number-columns-repeated="15360" table:default-cell-style-name="ce1"/>
        <table:table-row table:style-name="ro1">
          <table:table-cell office:value-type="float" office:value="2022" table:style-name="ce699">
            <text:p>2022</text:p>
          </table:table-cell>
          <table:table-cell office:value-type="string" table:style-name="ce700">
            <text:p>Summary</text:p>
          </table:table-cell>
          <table:table-cell table:number-columns-repeated="16382"/>
        </table:table-row>
        <table:table-row table:style-name="ro11">
          <table:table-cell office:value-type="string" table:style-name="ce701">
            <text:p>25th of January, 12:09 GMT</text:p>
          </table:table-cell>
          <table:table-cell office:value-type="string" table:style-name="ce702">
            <text:p>Added Twilight Fairy and updated HS value in Mana Consumption. Updated LB/Siphon Optimiser to 5.13 values. Changed Manni Mana calc to current mechanics.</text:p>
          </table:table-cell>
          <table:table-cell table:number-columns-repeated="16382"/>
        </table:table-row>
        <table:table-row table:style-name="ro1">
          <table:table-cell office:value-type="float" office:value="2021" table:style-name="ce699">
            <text:p>2021</text:p>
          </table:table-cell>
          <table:table-cell table:style-name="ce543"/>
          <table:table-cell table:number-columns-repeated="16382"/>
        </table:table-row>
        <table:table-row table:style-name="ro12">
          <table:table-cell office:value-type="string" table:style-name="ce701">
            <text:p>21st of September, 20:30 GMT</text:p>
          </table:table-cell>
          <table:table-cell office:value-type="string" table:style-name="ce702">
            <text:p>Added stuff to Mana Consumption, updated reduction.</text:p>
          </table:table-cell>
          <table:table-cell table:number-columns-repeated="16382"/>
        </table:table-row>
        <table:table-row table:style-name="ro12">
          <table:table-cell office:value-type="string" table:style-name="ce701">
            <text:p>11th of August, 17:00 GMT</text:p>
          </table:table-cell>
          <table:table-cell office:value-type="string" table:style-name="ce702">
            <text:p>Added stuff to Mana Consumption.</text:p>
          </table:table-cell>
          <table:table-cell table:number-columns-repeated="16382"/>
        </table:table-row>
        <table:table-row table:style-name="ro12">
          <table:table-cell office:value-type="string" table:style-name="ce701">
            <text:p>25th of June, 17:00 GMT</text:p>
          </table:table-cell>
          <table:table-cell office:value-type="string" table:style-name="ce702">
            <text:p>Added new multicasts to Mana Consumption.</text:p>
          </table:table-cell>
          <table:table-cell table:number-columns-repeated="16382"/>
        </table:table-row>
        <table:table-row table:style-name="ro12">
          <table:table-cell office:value-type="string" table:style-name="ce701">
            <text:p>23rd of June, 12:30 GMT</text:p>
          </table:table-cell>
          <table:table-cell office:value-type="string" table:style-name="ce702">
            <text:p>Added daggers and HS multi-cast to Durendal calculator.</text:p>
          </table:table-cell>
          <table:table-cell table:number-columns-repeated="16382"/>
        </table:table-row>
        <table:table-row table:style-name="ro13">
          <table:table-cell office:value-type="string" table:style-name="ce701">
            <text:p>20th of May, 15:30 GMT</text:p>
          </table:table-cell>
          <table:table-cell office:value-type="string" table:style-name="ce702">
            <text:p>Added new enchant costs for BoS thingy, added multicast to mana consumption calc, fixed minor bug with siphon calc.</text:p>
          </table:table-cell>
          <table:table-cell table:number-columns-repeated="16382"/>
        </table:table-row>
        <table:table-row table:style-name="ro1">
          <table:table-cell office:value-type="float" office:value="2020" table:style-name="ce699">
            <text:p>2020</text:p>
          </table:table-cell>
          <table:table-cell table:style-name="ce702"/>
          <table:table-cell table:number-columns-repeated="16382"/>
        </table:table-row>
        <table:table-row table:style-name="ro13">
          <table:table-cell office:value-type="string" table:style-name="ce701">
            <text:p>9th of December, 12.30 GMT</text:p>
          </table:table-cell>
          <table:table-cell office:value-type="string" table:style-name="ce702">
            <text:p>Added new enchant costs for BoS thingy, fixed mana consumption calc bugs, changed FoCo, changed Durendal.</text:p>
          </table:table-cell>
          <table:table-cell table:number-columns-repeated="16382"/>
        </table:table-row>
        <table:table-row table:style-name="ro13">
          <table:table-cell office:value-type="string" table:style-name="ce701">
            <text:p>30th of November, 15.30 GMT</text:p>
          </table:table-cell>
          <table:table-cell office:value-type="string" table:style-name="ce702">
            <text:p>Added new enchant costs for BoS thingy, added extra skill levels for mana cost thingy and mana regen thingy.</text:p>
          </table:table-cell>
          <table:table-cell table:number-columns-repeated="16382"/>
        </table:table-row>
        <table:table-row table:style-name="ro7">
          <table:table-cell office:value-type="string" table:style-name="ce701">
            <text:p>18th of July, 22.30 GMT</text:p>
          </table:table-cell>
          <table:table-cell office:value-type="string" table:style-name="ce702">
            <text:p>Added new enchant cost for BoS thingy, added minus titans per stage from badge.</text:p>
          </table:table-cell>
          <table:table-cell table:number-columns-repeated="16382"/>
        </table:table-row>
        <table:table-row table:style-name="ro7">
          <table:table-cell office:value-type="string" table:style-name="ce701">
            <text:p>20th of June, 9.45 GMT</text:p>
          </table:table-cell>
          <table:table-cell office:value-type="string" table:style-name="ce702">
            <text:p>Fixed a lot of bugs in Mana Consumption Calc, see the Discord server for more details.</text:p>
          </table:table-cell>
          <table:table-cell table:number-columns-repeated="16382"/>
        </table:table-row>
        <table:table-row table:style-name="ro12">
          <table:table-cell office:value-type="string" table:style-name="ce701">
            <text:p>8th of May, 16.00 GMT</text:p>
          </table:table-cell>
          <table:table-cell office:value-type="string" table:style-name="ce702">
            <text:p>Added Azure Knight to Mana Siphon calc.</text:p>
          </table:table-cell>
          <table:table-cell table:number-columns-repeated="16382"/>
        </table:table-row>
        <table:table-row table:style-name="ro12">
          <table:table-cell office:value-type="string" table:style-name="ce701">
            <text:p>2nd of April, 16.30 GMT</text:p>
          </table:table-cell>
          <table:table-cell office:value-type="string" table:style-name="ce702">
            <text:p>Fixed Spellslinger set in mana consumption calc.</text:p>
          </table:table-cell>
          <table:table-cell table:number-columns-repeated="16382"/>
        </table:table-row>
        <table:table-row table:style-name="ro12">
          <table:table-cell office:value-type="string" table:style-name="ce701">
            <text:p>21st of March, 17.15 GMT</text:p>
          </table:table-cell>
          <table:table-cell office:value-type="string" table:style-name="ce702">
            <text:p>Fixed Contract in mana consumption calc.</text:p>
          </table:table-cell>
          <table:table-cell table:number-columns-repeated="16382"/>
        </table:table-row>
        <table:table-row table:style-name="ro13">
          <table:table-cell office:value-type="string" table:style-name="ce701">
            <text:p>20th of March, 22.00 GMT</text:p>
          </table:table-cell>
          <table:table-cell office:value-type="string" table:style-name="ce702">
            <text:p>Added Nimble Hunter, Defiant Spellslinger and Forbidden Contract to mana calc, added enchant cost.</text:p>
          </table:table-cell>
          <table:table-cell table:number-columns-repeated="16382"/>
        </table:table-row>
        <table:table-row table:style-name="ro7">
          <table:table-cell office:value-type="string" table:style-name="ce701">
            <text:p>23rd of February, 9.30 GMT</text:p>
          </table:table-cell>
          <table:table-cell office:value-type="string" table:style-name="ce702">
            <text:p>New enchantment costs added in BoS thingy, added background colours.</text:p>
          </table:table-cell>
          <table:table-cell table:number-columns-repeated="16382"/>
        </table:table-row>
        <table:table-row table:style-name="ro1">
          <table:table-cell office:value-type="float" office:value="2019" table:style-name="ce699">
            <text:p>2019</text:p>
          </table:table-cell>
          <table:table-cell table:style-name="ce702"/>
          <table:table-cell table:number-columns-repeated="16382"/>
        </table:table-row>
        <table:table-row table:style-name="ro13">
          <table:table-cell office:value-type="string" table:style-name="ce701">
            <text:p>22nd of October, 20.00 GMT</text:p>
          </table:table-cell>
          <table:table-cell office:value-type="string" table:style-name="ce702">
            <text:p>New enchantment cost added in BoS thingy. Also fixed some splash stuff with not rounding in the correct order.</text:p>
          </table:table-cell>
          <table:table-cell table:number-columns-repeated="16382"/>
        </table:table-row>
        <table:table-row table:style-name="ro12">
          <table:table-cell office:value-type="string" table:style-name="ce701">
            <text:p>1st of October, 19.30 GMT</text:p>
          </table:table-cell>
          <table:table-cell office:value-type="string" table:style-name="ce702">
            <text:p>New enchantment cost added in BoS thingy.</text:p>
          </table:table-cell>
          <table:table-cell table:number-columns-repeated="16382"/>
        </table:table-row>
        <table:table-row table:style-name="ro7">
          <table:table-cell office:value-type="string" table:style-name="ce701">
            <text:p>12th of September, 15:30 GMT</text:p>
          </table:table-cell>
          <table:table-cell office:value-type="string" table:style-name="ce702">
            <text:p>Reworked code for additional loops in the "Can You Durendal" sheet, made by<text:s/><text:span text:style-name="T2">lemmingllama</text:span></text:p>
          </table:table-cell>
          <table:table-cell table:number-columns-repeated="16382"/>
        </table:table-row>
        <table:table-row table:style-name="ro12">
          <table:table-cell office:value-type="string" table:style-name="ce701">
            <text:p>3rd of August, 20.15 GMT</text:p>
          </table:table-cell>
          <table:table-cell office:value-type="string" table:style-name="ce702">
            <text:p>Added new enchantment cost to BoS thingy.</text:p>
          </table:table-cell>
          <table:table-cell table:number-columns-repeated="16382"/>
        </table:table-row>
        <table:table-row table:style-name="ro12">
          <table:table-cell office:value-type="string" table:style-name="ce701">
            <text:p>30th of August, 11.00 GMT</text:p>
          </table:table-cell>
          <table:table-cell office:value-type="string" table:style-name="ce702">
            <text:p>Fixed some bugs on the Durendal sheet.</text:p>
          </table:table-cell>
          <table:table-cell table:number-columns-repeated="16382"/>
        </table:table-row>
        <table:table-row table:style-name="ro12">
          <table:table-cell office:value-type="string" table:style-name="ce701">
            <text:p>22nd of August, 13.00 GMT</text:p>
          </table:table-cell>
          <table:table-cell office:value-type="string" table:style-name="ce702">
            <text:p>Added a 'Can you Durendal?'-sheet, made by<text:s/><text:span text:style-name="T2">lemmingllama.</text:span></text:p>
          </table:table-cell>
          <table:table-cell table:number-columns-repeated="16382"/>
        </table:table-row>
        <table:table-row table:style-name="ro12">
          <table:table-cell office:value-type="string" table:style-name="ce701">
            <text:p>18th of August, 11.30 GMT</text:p>
          </table:table-cell>
          <table:table-cell office:value-type="string" table:style-name="ce702">
            <text:p>Added enchantment costs to the BoS calc, improved changelog.</text:p>
          </table:table-cell>
          <table:table-cell table:number-columns-repeated="16382"/>
        </table:table-row>
        <table:table-row table:style-name="ro1">
          <table:table-cell office:value-type="string" table:style-name="ce701">
            <text:p>20th of July, 13.00 GMT</text:p>
          </table:table-cell>
          <table:table-cell office:value-type="string" table:style-name="ce702">
            <text:p>Added Mana Consuption Calc.</text:p>
          </table:table-cell>
          <table:table-cell table:number-columns-repeated="16382"/>
        </table:table-row>
        <table:table-row table:style-name="ro13">
          <table:table-cell office:value-type="string" table:style-name="ce701">
            <text:p>17th of July, 9.30 GMT</text:p>
          </table:table-cell>
          <table:table-cell office:value-type="string" table:style-name="ce702">
            <text:p>Updated Splash stuff for 3.2, and added new active skill levels for LB/Siphon. Also added the enchantment costs for BoS sheet.</text:p>
          </table:table-cell>
          <table:table-cell table:number-columns-repeated="16382"/>
        </table:table-row>
        <table:table-row table:style-name="ro13">
          <table:table-cell office:value-type="string" table:style-name="ce701">
            <text:p>9th of July, 23.00 GMT</text:p>
          </table:table-cell>
          <table:table-cell office:value-type="string" table:style-name="ce702">
            <text:p>Added more colours for LB / Siphon (probably more to follow). Fixed Snap not expiring after 50 stages in the Splash calcs.</text:p>
          </table:table-cell>
          <table:table-cell table:number-columns-repeated="16382"/>
        </table:table-row>
        <table:table-row table:style-name="ro7">
          <table:table-cell office:value-type="string" table:style-name="ce701">
            <text:p>13th of June, 22.00 GMT</text:p>
          </table:table-cell>
          <table:table-cell office:value-type="string" table:style-name="ce702">
            <text:p>Added the costs for 5 new artifacts in the BoS calc (oops I'm late I know sorry sorry sorry).</text:p>
          </table:table-cell>
          <table:table-cell table:number-columns-repeated="16382"/>
        </table:table-row>
        <table:table-row table:style-name="ro12">
          <table:table-cell office:value-type="string" table:style-name="ce701">
            <text:p>7th of May, 9.00 GMT</text:p>
          </table:table-cell>
          <table:table-cell office:value-type="string" table:style-name="ce702">
            <text:p>Fixed a bug with ED with RN calc, forgot to copy a formula.</text:p>
          </table:table-cell>
          <table:table-cell table:number-columns-repeated="16382"/>
        </table:table-row>
        <table:table-row table:style-name="ro7">
          <table:table-cell office:value-type="string" table:style-name="ce701">
            <text:p>5th and 6th of May, at some point</text:p>
          </table:table-cell>
          <table:table-cell office:value-type="string" table:style-name="ce702">
            <text:p>You can choose much more in Splash chart now, fixed CP for AP set (new reduction on CP).</text:p>
          </table:table-cell>
          <table:table-cell table:number-columns-repeated="16382"/>
        </table:table-row>
        <table:table-row table:style-name="ro14">
          <table:table-cell office:value-type="string" table:style-name="ce701">
            <text:p>3rd of May, 16.30 GMT</text:p>
          </table:table-cell>
          <table:table-cell office:value-type="string" table:style-name="ce702">
            <text:p>Added Thundering Deity set. Keep in mind it needs an additional confirmation to be used for your ED calculations, since it's not at all guaranteed you consistently have double Snap.</text:p>
          </table:table-cell>
          <table:table-cell table:number-columns-repeated="16382"/>
        </table:table-row>
        <table:table-row table:style-name="ro15">
          <table:table-cell office:value-type="string" table:style-name="ce701">
            <text:p>2nd of May, 22.00 GMT</text:p>
          </table:table-cell>
          <table:table-cell office:value-type="string" table:style-name="ce702">
            <text:p>Added Arcane Bargain to the Splash Chart, as discussed in the Discord support server. Link to the Discord support server added in BoS tab.</text:p>
          </table:table-cell>
          <table:table-cell table:number-columns-repeated="16382"/>
        </table:table-row>
        <table:table-row table:style-name="ro7">
          <table:table-cell office:value-type="string" table:style-name="ce701">
            <text:p>2nd of May, 09.00 GMT</text:p>
          </table:table-cell>
          <table:table-cell office:value-type="string" table:style-name="ce702">
            <text:p>Changed the reductions for 3.0, removed advanced start calc (was based on clan CQ).</text:p>
          </table:table-cell>
          <table:table-cell table:number-columns-repeated="16382"/>
        </table:table-row>
        <table:table-row table:style-name="ro7">
          <table:table-cell office:value-type="string" table:style-name="ce701">
            <text:p>28th of February, 11.40 GMT</text:p>
          </table:table-cell>
          <table:table-cell office:value-type="string" table:style-name="ce702">
            <text:p>Fixed some wrong cell references in the splash chart, then some more.</text:p>
          </table:table-cell>
          <table:table-cell table:number-columns-repeated="16382"/>
        </table:table-row>
        <table:table-row table:style-name="ro12">
          <table:table-cell office:value-type="string" table:style-name="ce701">
            <text:p>6th of February, 6.30 GMT</text:p>
          </table:table-cell>
          <table:table-cell office:value-type="string" table:style-name="ce702">
            <text:p>Added more splash options (CO bonus shot).</text:p>
          </table:table-cell>
          <table:table-cell table:number-columns-repeated="16382"/>
        </table:table-row>
        <table:table-row table:style-name="ro12">
          <table:table-cell office:value-type="string" table:style-name="ce701">
            <text:p>5th of February, 17.30 GMT</text:p>
          </table:table-cell>
          <table:table-cell office:value-type="string" table:style-name="ce702">
            <text:p>Updated for 2.12.2 hopefully, with Mystic Impact and such.</text:p>
          </table:table-cell>
          <table:table-cell table:number-columns-repeated="16382"/>
        </table:table-row>
        <table:table-row table:style-name="ro1">
          <table:table-cell office:value-type="float" office:value="2018" table:style-name="ce699">
            <text:p>2018</text:p>
          </table:table-cell>
          <table:table-cell table:style-name="ce702"/>
          <table:table-cell table:number-columns-repeated="16382"/>
        </table:table-row>
        <table:table-row table:style-name="ro12">
          <table:table-cell office:value-type="string" table:style-name="ce701">
            <text:p>8th of December, 15.00 GMT</text:p>
          </table:table-cell>
          <table:table-cell office:value-type="string" table:style-name="ce702">
            <text:p>Fixed some forgotten Anniversary Platinum stuff.</text:p>
          </table:table-cell>
          <table:table-cell table:number-columns-repeated="16382"/>
        </table:table-row>
        <table:table-row table:style-name="ro12">
          <table:table-cell office:value-type="string" table:style-name="ce701">
            <text:p>7th of December, 13.00 GMT</text:p>
          </table:table-cell>
          <table:table-cell office:value-type="string" table:style-name="ce702">
            <text:p>Updated for 2.12. Improved Ambush vs ED.</text:p>
          </table:table-cell>
          <table:table-cell table:number-columns-repeated="16382"/>
        </table:table-row>
        <table:table-row table:style-name="ro12">
          <table:table-cell office:value-type="string" table:style-name="ce701">
            <text:p>27th of October, 10.30 GMT</text:p>
          </table:table-cell>
          <table:table-cell office:value-type="string" table:style-name="ce702">
            <text:p>Updated for 2.11. Let me know if you spot a bug.</text:p>
          </table:table-cell>
          <table:table-cell table:number-columns-repeated="16382"/>
        </table:table-row>
        <table:table-row table:style-name="ro12">
          <table:table-cell office:value-type="string" table:style-name="ce701">
            <text:p>11th of October, 17.30 GMT</text:p>
          </table:table-cell>
          <table:table-cell office:value-type="string" table:style-name="ce702">
            <text:p>Improved ED calc (v2).</text:p>
          </table:table-cell>
          <table:table-cell table:number-columns-repeated="16382"/>
        </table:table-row>
        <table:table-row table:style-name="ro12">
          <table:table-cell office:value-type="string" table:style-name="ce701">
            <text:p>8th of September, 13.30 GMT</text:p>
          </table:table-cell>
          <table:table-cell office:value-type="string" table:style-name="ce702">
            <text:p>All set for 2.10 (probably).</text:p>
          </table:table-cell>
          <table:table-cell table:number-columns-repeated="16382"/>
        </table:table-row>
        <table:table-row table:style-name="ro1">
          <table:table-cell office:value-type="string" table:style-name="ce701">
            <text:p>5th of August, 15.30 GMT</text:p>
          </table:table-cell>
          <table:table-cell office:value-type="string" table:style-name="ce702">
            <text:p>Everything up for 2.9.5.</text:p>
          </table:table-cell>
          <table:table-cell table:number-columns-repeated="16382"/>
        </table:table-row>
        <table:table-row table:style-name="ro12">
          <table:table-cell office:value-type="string" table:style-name="ce701">
            <text:p>3rd of August, 21.30 GMT</text:p>
          </table:table-cell>
          <table:table-cell office:value-type="string" table:style-name="ce702">
            <text:p>Everything up to date, except Manni and Siphon.</text:p>
          </table:table-cell>
          <table:table-cell table:number-columns-repeated="16382"/>
        </table:table-row>
        <table:table-row table:style-name="ro12">
          <table:table-cell office:value-type="string" table:style-name="ce701">
            <text:p>13th of July, 22.00 GMT</text:p>
          </table:table-cell>
          <table:table-cell office:value-type="string" table:style-name="ce702">
            <text:p>Updated Splash chart and Reductions for 2.9.</text:p>
          </table:table-cell>
          <table:table-cell table:number-columns-repeated="16382"/>
        </table:table-row>
        <table:table-row table:style-name="ro12">
          <table:table-cell office:value-type="string" table:style-name="ce701">
            <text:p>8th of July, 11.00 GMT</text:p>
          </table:table-cell>
          <table:table-cell office:value-type="string" table:style-name="ce702">
            <text:p>Improved Splash chart, fixed Number Conversion bug.</text:p>
          </table:table-cell>
          <table:table-cell table:number-columns-repeated="16382"/>
        </table:table-row>
        <table:table-row table:style-name="ro1">
          <table:table-cell table:style-name="ce699"/>
          <table:table-cell table:style-name="ce702"/>
          <table:table-cell table:number-columns-repeated="16382"/>
        </table:table-row>
        <table:table-row table:number-rows-repeated="26" table:style-name="ro1">
          <table:table-cell table:style-name="ce701"/>
          <table:table-cell table:style-name="ce702"/>
          <table:table-cell table:number-columns-repeated="16382"/>
        </table:table-row>
        <table:table-row table:number-rows-repeated="1048501" table:style-name="ro2">
          <table:table-cell table:number-columns-repeated="16384"/>
        </table:table-row>
      </table:table>
      <table:named-expressions>
        <table:named-range table:name="AB" table:cell-range-address="SplashMultispawn_Chart.$P$4" table:base-cell-address="SplashMultispawn_Chart.$A$1"/>
        <table:named-range table:name="AG" table:cell-range-address="SplashMultispawn_Chart.$B$1" table:base-cell-address="SplashMultispawn_Chart.$A$1"/>
        <table:named-range table:name="AK" table:cell-range-address="LBSiphon_Optimiser.$M$43" table:base-cell-address="LBSiphon_Optimiser.$A$1"/>
        <table:named-range table:name="AllProbArt" table:cell-range-address="LBSiphon_Optimiser.$A$39" table:base-cell-address="LBSiphon_Optimiser.$A$1"/>
        <table:named-range table:name="AllProbSlash" table:cell-range-address="LBSiphon_Optimiser.$A$43" table:base-cell-address="LBSiphon_Optimiser.$A$1"/>
        <table:named-range table:name="AP" table:cell-range-address="SplashMultispawn_Chart.$A$1" table:base-cell-address="SplashMultispawn_Chart.$A$1"/>
        <table:named-range table:name="ATC" table:cell-range-address="SplashMultispawn_Chart.$P$21" table:base-cell-address="SplashMultispawn_Chart.$A$1"/>
        <table:named-range table:name="BaseManaRegen" table:cell-range-address="LBSiphon_Optimiser.$J$47" table:base-cell-address="LBSiphon_Optimiser.$A$1"/>
        <table:named-range table:name="BF" table:cell-range-address="LBSiphon_Optimiser.$D$43" table:base-cell-address="LBSiphon_Optimiser.$A$1"/>
        <table:named-range table:name="BonusTaps" table:cell-range-address="LBSiphon_Optimiser.$D$47" table:base-cell-address="LBSiphon_Optimiser.$A$1"/>
        <table:named-range table:name="CC" table:cell-range-address="LBSiphon_Optimiser.$P$43" table:base-cell-address="LBSiphon_Optimiser.$A$1"/>
        <table:named-range table:name="CP" table:cell-range-address="SplashMultispawn_Chart.$P$5" table:base-cell-address="SplashMultispawn_Chart.$A$1"/>
        <table:named-range table:name="CPSiphonCalc" table:cell-range-address="LBSiphon_Optimiser.$M$39" table:base-cell-address="LBSiphon_Optimiser.$A$1"/>
        <table:named-range table:name="IP" table:cell-range-address="SplashMultispawn_Chart.$P$2" table:base-cell-address="SplashMultispawn_Chart.$A$1"/>
        <table:named-range table:name="ManaPotion" table:cell-range-address="LBSiphon_Optimiser.$BE$1" table:base-cell-address="LBSiphon_Optimiser.$A$1"/>
        <table:named-range table:name="MI" table:cell-range-address="SplashMultispawn_Chart.$P$3" table:base-cell-address="SplashMultispawn_Chart.$A$1"/>
        <table:named-range table:name="MinusTPSBadge" table:cell-range-address="SplashMultispawn_Chart.$P$6" table:base-cell-address="SplashMultispawn_Chart.$A$1"/>
        <table:named-range table:name="MS" table:cell-range-address="LBSiphon_Optimiser.$P$47" table:base-cell-address="LBSiphon_Optimiser.$A$1"/>
        <table:named-range table:name="PS" table:cell-range-address="SplashMultispawn_Chart.$P$30" table:base-cell-address="SplashMultispawn_Chart.$A$1"/>
        <table:named-range table:name="RF" table:cell-range-address="LBSiphon_Optimiser.$M$47" table:base-cell-address="LBSiphon_Optimiser.$A$1"/>
        <table:named-range table:name="SC" table:cell-range-address="LBSiphon_Optimiser.$G$39" table:base-cell-address="LBSiphon_Optimiser.$A$1"/>
        <table:named-range table:name="SnapAmount" table:cell-range-address="SplashMultispawn_Chart.$D$1" table:base-cell-address="SplashMultispawn_Chart.$A$1"/>
        <table:named-range table:name="SpecAttempts" table:cell-range-address="LBSiphon_Optimiser.$G$43" table:base-cell-address="LBSiphon_Optimiser.$A$1"/>
        <table:named-range table:name="Stage" table:cell-range-address="SplashMultispawn_Chart.$P$1" table:base-cell-address="SplashMultispawn_Chart.$A$1"/>
        <table:named-range table:name="TapsPerSec" table:cell-range-address="LBSiphon_Optimiser.$D$39" table:base-cell-address="LBSiphon_Optimiser.$A$1"/>
        <table:named-range table:name="TD" table:cell-range-address="SplashMultispawn_Chart.$C$1" table:base-cell-address="SplashMultispawn_Chart.$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mbria" svg:font-family="Cambria"/>
    <style:font-face style:name="Calibri" svg:font-family="Calibri"/>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percentage-style style:name="N13">
      <number:number number:decimal-places="0" number:min-decimal-places="0" number:min-integer-digits="1"/>
      <number:text>%</number:text>
    </number:percentage-style>
    <number:percentage-style style:name="N14">
      <number:number number:decimal-places="2" number:min-decimal-places="2" number:min-integer-digits="1"/>
      <number:text>%</number:text>
    </number:percentage-style>
    <number:number-style style:name="N15">
      <number:scientific-number number:decimal-places="2" number:min-decimal-places="2" number:min-integer-digits="1" number:min-exponent-digits="2" number:exponent-interval="1" number:forced-exponent-sign="true"/>
    </number:number-style>
    <number:text-style style:name="N30">
      <number:text-content/>
    </number:text-style>
    <number:percentage-style style:name="N36">
      <number:number number:decimal-places="1" number:min-decimal-places="1" number:min-integer-digits="1"/>
      <number:text>%</number:text>
    </number:percentage-style>
    <number:number-style style:name="N37">
      <number:number number:decimal-places="3" number:min-decimal-places="3" number:min-integer-digits="1"/>
    </number:number-style>
    <number:number-style style:name="N38">
      <number:number number:decimal-places="3" number:min-decimal-places="3" number:min-integer-digits="1" number:grouping="true"/>
    </number:number-style>
    <number:number-style style:name="N39">
      <number:number number:decimal-places="1" number:min-decimal-places="1" number:min-integer-digits="1"/>
    </number:number-style>
    <number:date-style style:name="N40">
      <number:month/>
      <number:text>-</number:text>
      <number:day/>
    </number:date-style>
    <number:percentage-style style:name="N41">
      <number:number number:decimal-places="3" number:min-decimal-places="3" number:min-integer-digits="1"/>
      <number:text>%</number:text>
    </number:percentage-style>
    <number:number-style style:name="N42">
      <number:number number:decimal-places="4" number:min-decimal-places="4" number:min-integer-digits="1"/>
    </number:number-style>
    <number:number-style style:name="N43">
      <number:number number:decimal-places="8" number:min-decimal-places="8" number:min-integer-digits="1" number:grouping="true"/>
    </number:number-style>
    <number:number-style style:name="N44">
      <number:number number:decimal-places="5" number:min-decimal-places="5" number:min-integer-digits="1"/>
    </number:number-style>
    <number:number-style style:name="N45">
      <number:number number:decimal-places="8" number:min-decimal-places="8" number:min-integer-digits="1"/>
    </number:number-style>
    <number:number-style style:name="N46">
      <number:number number:decimal-places="4" number:min-decimal-places="4" number:min-integer-digits="1" number:grouping="true"/>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onditionalStyle_1" style:family="table-cell" style:data-style-name="N0">
      <style:table-cell-properties style:vertical-align="automatic" fo:background-color="#B7E1CD"/>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 style:family="table-cell">
      <style:table-cell-properties fo:background-color="#B7E1CD"/>
      <style:text-properties fo:color="#000000" style:font-family-generic="swiss"/>
    </style:style>
    <style:style style:name="cf2" style:family="table-cell">
      <style:table-cell-properties fo:background-color="transparent"/>
      <style:text-properties fo:color="#000000" fo:font-style="italic" style:font-style-asian="italic" style:font-style-complex="italic" style:text-underline-style="solid" style:text-underline-type="single" fo:font-weight="bold" style:font-weight-asian="bold" style:font-weight-complex="bold" style:font-family-generic="swiss"/>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725</meta:generator>
    <dc:creator>Lukas Will</dc:creator>
    <dc:date>2026-03-17T12:21:31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389in" svg:stroke-color="#b7b7b7"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Narrow"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Roboto"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Roboto"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4167in" svg:stroke-color="#3366cc"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4167in" svg:stroke-color="#dc3912"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Roboto"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151.48pt" svg:width="245.23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2"/>
          </chart:axis>
          <chart:series chart:label-cell-address="local-table.$B$1" chart:values-cell-range-address="local-table.$B$2:.$B$11" chart:class="chart:line" chart:attached-axis="primary-y" chart:style-name="G0S0">
            <chart:data-point chart:repeated="10"/>
          </chart:series>
          <chart:series chart:label-cell-address="local-table.$C$1" chart:values-cell-range-address="local-table.$C$2:.$C$12" chart:class="chart:line" chart:attached-axis="primary-y" chart:style-name="G0S1">
            <chart:data-point chart:repeated="1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BEZUG!</text:p>
              </table:table-cell>
              <table:table-cell office:value-type="string">
                <text:p>#BEZUG!</text:p>
              </table:table-cell>
            </table:table-row>
          </table:table-header-rows>
          <table:table-row>
            <table:table-cell office:value-type="float" office:value="0"/>
            <table:table-cell office:value-type="float" office:value="0"/>
            <table:table-cell office:value-type="float" office:value="0"/>
          </table:table-row>
          <table:table-row>
            <table:table-cell office:value-type="float" office:value="0"/>
            <table:table-cell office:value-type="float" office:value="0"/>
            <table:table-cell office:value-type="float" office:value="0"/>
          </table:table-row>
          <table:table-row>
            <table:table-cell office:value-type="float" office:value="0"/>
            <table:table-cell office:value-type="float" office:value="0"/>
            <table:table-cell office:value-type="float" office:value="0"/>
          </table:table-row>
          <table:table-row>
            <table:table-cell office:value-type="float" office:value="0"/>
            <table:table-cell office:value-type="float" office:value="0"/>
            <table:table-cell office:value-type="float" office:value="0"/>
          </table:table-row>
          <table:table-row>
            <table:table-cell office:value-type="float" office:value="0"/>
            <table:table-cell office:value-type="float" office:value="0"/>
            <table:table-cell office:value-type="float" office:value="0"/>
          </table:table-row>
          <table:table-row>
            <table:table-cell office:value-type="float" office:value="0"/>
            <table:table-cell office:value-type="float" office:value="0"/>
            <table:table-cell office:value-type="float" office:value="0"/>
          </table:table-row>
          <table:table-row>
            <table:table-cell office:value-type="float" office:value="0"/>
            <table:table-cell office:value-type="float" office:value="0"/>
            <table:table-cell office:value-type="float" office:value="0"/>
          </table:table-row>
          <table:table-row>
            <table:table-cell office:value-type="float" office:value="0"/>
            <table:table-cell office:value-type="float" office:value="0"/>
            <table:table-cell office:value-type="float" office:value="0"/>
          </table:table-row>
          <table:table-row>
            <table:table-cell office:value-type="float" office:value="0"/>
            <table:table-cell office:value-type="float" office:value="0"/>
            <table:table-cell office:value-type="float" office:value="0"/>
          </table:table-row>
          <table:table-row>
            <table:table-cell office:value-type="float" office:value="0"/>
            <table:table-cell office:value-type="float" office:value="0"/>
            <table:table-cell office:value-type="float" office:value="0"/>
          </table:table-row>
          <table:table-row>
            <table:table-cell/>
            <table:table-cell/>
            <table:table-cell office:value-type="float" office:value="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